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Regular" style:font-family-generic="swiss" style:font-pitch="variable"/>
    <style:font-face style:name="YzWr" svg:font-family="YzWr" style:font-pitch="variable"/>
    <style:font-face style:name="YzWr1" svg:font-family="YzWr" style:font-adornments="Bold" style:font-pitch="variable"/>
    <style:font-face style:name="YzWr2" svg:font-family="YzWr" style:font-adornments="Regular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66cm"/>
    </style:style>
    <style:style style:name="co4" style:family="table-column">
      <style:table-column-properties fo:break-before="auto" style:column-width="0.631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0.439cm"/>
    </style:style>
    <style:style style:name="co8" style:family="table-column">
      <style:table-column-properties fo:break-before="auto" style:column-width="0.453cm"/>
    </style:style>
    <style:style style:name="co9" style:family="table-column">
      <style:table-column-properties fo:break-before="auto" style:column-width="0.415cm"/>
    </style:style>
    <style:style style:name="co10" style:family="table-column">
      <style:table-column-properties fo:break-before="auto" style:column-width="0.356cm"/>
    </style:style>
    <style:style style:name="ro1" style:family="table-row">
      <style:table-row-properties style:row-height="0.51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2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38cm" fo:break-before="auto" style:use-optimal-row-height="false"/>
    </style:style>
    <style:style style:name="ro8" style:family="table-row">
      <style:table-row-properties style:row-height="0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693" style:family="table-cell" style:parent-style-name="Default" style:data-style-name="N123"/>
    <style:style style:name="ce642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1aca6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2" style:family="table-cell" style:parent-style-name="Default">
      <style:table-cell-properties fo:background-color="#b3cac7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4" style:family="table-cell" style:parent-style-name="Default">
      <style:table-cell-properties fo:background-color="#81aca6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697" style:family="table-cell" style:parent-style-name="Default">
      <style:table-cell-properties fo:background-color="#b3cac7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>
      <style:table-cell-properties fo:background-color="#ffe994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699" style:family="table-cell" style:parent-style-name="Default">
      <style:table-cell-properties fo:background-color="#bf819e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24" style:family="table-cell" style:parent-style-name="Default">
      <style:table-cell-properties fo:background-color="#b7b3ca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25" style:family="table-cell" style:parent-style-name="Default">
      <style:table-cell-properties fo:background-color="#ffaa95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>
      <style:table-cell-properties fo:background-color="#ffd8ce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704" style:family="table-cell" style:parent-style-name="Default">
      <style:table-cell-properties fo:background-color="#b7b3ca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29" style:family="table-cell" style:parent-style-name="Default">
      <style:table-cell-properties fo:background-color="#ffdbb6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708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09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0" style:family="table-cell" style:parent-style-name="Default">
      <style:table-cell-properties fo:border-bottom="none" fo:background-color="#dee7e5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1" style:family="table-cell" style:parent-style-name="Default">
      <style:table-cell-properties fo:border-bottom="none" fo:background-color="#dee7e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2" style:family="table-cell" style:parent-style-name="Default">
      <style:table-cell-properties fo:border-bottom="0.74pt solid #000000" fo:background-color="#b3cac7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3" style:family="table-cell" style:parent-style-name="Default">
      <style:table-cell-properties fo:border-bottom="0.74pt solid #000000" fo:background-color="#dee7e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4" style:family="table-cell" style:parent-style-name="Default">
      <style:table-cell-properties fo:border-bottom="none" fo:background-color="#b3cac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5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6" style:family="table-cell" style:parent-style-name="Default">
      <style:table-cell-properties fo:background-color="#b3cac7" style:text-align-source="fix" style:repeat-content="false" fo:wrap-option="wrap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7" style:family="table-cell" style:parent-style-name="Default">
      <style:table-cell-properties fo:border-bottom="none" fo:background-color="#dee7e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8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19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20" style:family="table-cell" style:parent-style-name="Default">
      <style:table-cell-properties fo:background-color="#b3cac7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21" style:family="table-cell" style:parent-style-name="Default">
      <style:table-cell-properties fo:border-bottom="0.74pt solid #000000" fo:background-color="#b3cac7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22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53" style:family="table-cell" style:parent-style-name="Default">
      <style:table-cell-properties fo:background-color="#3465a4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54" style:family="table-cell" style:parent-style-name="Default">
      <style:table-cell-properties fo:background-color="#5983b0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55" style:family="table-cell" style:parent-style-name="Default">
      <style:table-cell-properties fo:background-color="#3465a4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72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27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28" style:family="table-cell" style:parent-style-name="Default">
      <style:table-cell-properties fo:border-bottom="none" fo:background-color="#dee6e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0" style:family="table-cell" style:parent-style-name="Default">
      <style:table-cell-properties fo:border-bottom="none" fo:background-color="#dee6e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1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2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3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5" style:family="table-cell" style:parent-style-name="Default">
      <style:table-cell-properties fo:background-color="#b4c7dc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6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8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9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40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0" style:family="table-cell" style:parent-style-name="Default">
      <style:table-cell-properties fo:background-color="#729fcf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71" style:family="table-cell" style:parent-style-name="Default">
      <style:table-cell-properties fo:background-color="#b4c7dc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72" style:family="table-cell" style:parent-style-name="Default">
      <style:table-cell-properties fo:background-color="#729fcf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745" style:family="table-cell" style:parent-style-name="Default">
      <style:table-cell-properties fo:background-color="#b4c7dc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746" style:family="table-cell" style:parent-style-name="Default">
      <style:table-cell-properties fo:border-bottom="none" fo:background-color="#b7b3ca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47" style:family="table-cell" style:parent-style-name="Default">
      <style:table-cell-properties fo:border-bottom="none" fo:background-color="#b7b3c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48" style:family="table-cell" style:parent-style-name="Default">
      <style:table-cell-properties fo:border-bottom="none" fo:background-color="#dedce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49" style:family="table-cell" style:parent-style-name="Default">
      <style:table-cell-properties fo:border-bottom="none" fo:background-color="#dedce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0" style:family="table-cell" style:parent-style-name="Default">
      <style:table-cell-properties fo:border-bottom="0.74pt solid #000000" fo:background-color="#b7b3c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1" style:family="table-cell" style:parent-style-name="Default">
      <style:table-cell-properties fo:border-bottom="0.74pt solid #000000" fo:background-color="#dedce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2" style:family="table-cell" style:parent-style-name="Default">
      <style:table-cell-properties fo:border-bottom="none" fo:background-color="#b7b3c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3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4" style:family="table-cell" style:parent-style-name="Default">
      <style:table-cell-properties fo:background-color="#b7b3ca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5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6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7" style:family="table-cell" style:parent-style-name="Default">
      <style:table-cell-properties fo:background-color="#dedce6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59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60" style:family="table-cell" style:parent-style-name="Default">
      <style:table-cell-properties fo:background-color="#bf819e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2" style:family="table-cell" style:parent-style-name="Default">
      <style:table-cell-properties fo:background-color="#a1467e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93" style:family="table-cell" style:parent-style-name="Default">
      <style:table-cell-properties fo:background-color="#a1467e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764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65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66" style:family="table-cell" style:parent-style-name="Default">
      <style:table-cell-properties fo:border-bottom="none" fo:background-color="#e0c2cd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67" style:family="table-cell" style:parent-style-name="Default">
      <style:table-cell-properties fo:border-bottom="none" fo:background-color="#e0c2c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68" style:family="table-cell" style:parent-style-name="Default">
      <style:table-cell-properties fo:border-bottom="0.74pt solid #000000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69" style:family="table-cell" style:parent-style-name="Default">
      <style:table-cell-properties fo:border-bottom="0.74pt solid #000000" fo:background-color="#e0c2c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0" style:family="table-cell" style:parent-style-name="Default">
      <style:table-cell-properties fo:border-bottom="none" fo:background-color="#e0c2cd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1" style:family="table-cell" style:parent-style-name="Default">
      <style:table-cell-properties fo:border-bottom="0.74pt solid #000000" fo:background-color="#e0c2cd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2" style:family="table-cell" style:parent-style-name="Default">
      <style:table-cell-properties fo:background-color="#bf819e" style:text-align-source="fix" style:repeat-content="false" fo:wrap-option="wrap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3" style:family="table-cell" style:parent-style-name="Default">
      <style:table-cell-properties fo:border-bottom="none" fo:background-color="#bf819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4" style:family="table-cell" style:parent-style-name="Default">
      <style:table-cell-properties fo:border-bottom="none" fo:background-color="#e0c2c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5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6" style:family="table-cell" style:parent-style-name="Default">
      <style:table-cell-properties fo:background-color="#e0c2cd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7" style:family="table-cell" style:parent-style-name="Default">
      <style:table-cell-properties fo:border-bottom="0.74pt solid #000000" fo:background-color="#bf819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8" style:family="table-cell" style:parent-style-name="Default">
      <style:table-cell-properties fo:border-bottom="0.74pt solid #000000" fo:background-color="#e0c2c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9" style:family="table-cell" style:parent-style-name="Default">
      <style:table-cell-properties fo:background-color="#e0c2cd" style:text-align-source="fix" style:repeat-content="false" fo:wrap-option="wrap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80" style:family="table-cell" style:parent-style-name="Default">
      <style:table-cell-properties fo:border-bottom="0.74pt solid #000000" fo:background-color="#e0c2cd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81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82" style:family="table-cell" style:parent-style-name="Default">
      <style:table-cell-properties style:vertical-align="top"/>
    </style:style>
    <style:style style:name="ce784" style:family="table-cell" style:parent-style-name="Default">
      <style:table-cell-properties fo:background-color="#ffd8ce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114" style:family="table-cell" style:parent-style-name="Default">
      <style:table-cell-properties fo:background-color="#ec9ba4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15" style:family="table-cell" style:parent-style-name="Default">
      <style:table-cell-properties fo:background-color="#ec9ba4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16" style:family="table-cell" style:parent-style-name="Default">
      <style:table-cell-properties fo:background-color="#f7d1d5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17" style:family="table-cell" style:parent-style-name="Default">
      <style:table-cell-properties fo:background-color="#f7d1d5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789" style:family="table-cell" style:parent-style-name="Default">
      <style:table-cell-properties fo:border-bottom="none" fo:background-color="#ec9ba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0" style:family="table-cell" style:parent-style-name="Default">
      <style:table-cell-properties fo:border-bottom="none" fo:background-color="#ec9ba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1" style:family="table-cell" style:parent-style-name="Default">
      <style:table-cell-properties fo:border-bottom="none" fo:background-color="#f7d1d5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2" style:family="table-cell" style:parent-style-name="Default">
      <style:table-cell-properties fo:border-bottom="none" fo:background-color="#f7d1d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3" style:family="table-cell" style:parent-style-name="Default">
      <style:table-cell-properties fo:border-bottom="0.74pt solid #000000" fo:background-color="#ec9ba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4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5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6" style:family="table-cell" style:parent-style-name="Default">
      <style:table-cell-properties fo:border-bottom="none" fo:background-color="#ec9ba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7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8" style:family="table-cell" style:parent-style-name="Default">
      <style:table-cell-properties fo:background-color="#ec9ba4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99" style:family="table-cell" style:parent-style-name="Default">
      <style:table-cell-properties fo:border-bottom="none" fo:background-color="#f7d1d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0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01" style:family="table-cell" style:parent-style-name="Default">
      <style:table-cell-properties fo:background-color="#f7d1d5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02" style:family="table-cell" style:parent-style-name="Default">
      <style:table-cell-properties fo:border-bottom="0.74pt solid #000000" fo:background-color="#ec9ba4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03" style:family="table-cell" style:parent-style-name="Default">
      <style:table-cell-properties fo:border-bottom="0.74pt solid #000000" fo:background-color="#f7d1d5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04" style:family="table-cell" style:parent-style-name="Default">
      <style:table-cell-properties fo:background-color="#be480a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style:text-underline-style="none" fo:font-weight="normal" style:font-size-asian="20pt" style:font-weight-asian="normal" style:font-size-complex="20pt" style:font-weight-complex="normal"/>
    </style:style>
    <style:style style:name="ce134" style:family="table-cell" style:parent-style-name="Default">
      <style:table-cell-properties fo:background-color="#ffaa95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35" style:family="table-cell" style:parent-style-name="Default">
      <style:table-cell-properties fo:background-color="#ff5429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36" style:family="table-cell" style:parent-style-name="Default">
      <style:table-cell-properties fo:background-color="#ff5429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808" style:family="table-cell" style:parent-style-name="Default">
      <style:table-cell-properties fo:background-color="#be480a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809" style:family="table-cell" style:parent-style-name="Default">
      <style:table-cell-properties fo:background-color="#be480a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810" style:family="table-cell" style:parent-style-name="Default">
      <style:table-cell-properties fo:border-bottom="none" fo:background-color="#dedce6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11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12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13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14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15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16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17" style:family="table-cell" style:parent-style-name="Default">
      <style:table-cell-properties fo:background-color="#e0c2cd" style:text-align-source="fix" style:repeat-content="false" fo:wrap-option="wrap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18" style:family="table-cell" style:parent-style-name="Default">
      <style:table-cell-properties fo:border-bottom="none" fo:background-color="#ffaa9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1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20" style:family="table-cell" style:parent-style-name="Default">
      <style:table-cell-properties fo:background-color="#ffaa95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21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22" style:family="table-cell" style:parent-style-name="Default">
      <style:table-cell-properties fo:border-bottom="0.74pt solid #000000" fo:background-color="#ffaa95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23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24" style:family="table-cell" style:parent-style-name="Default">
      <style:table-cell-properties fo:background-color="#ffdbb6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25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155" style:family="table-cell" style:parent-style-name="Default">
      <style:table-cell-properties fo:background-color="#ffb66c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56" style:family="table-cell" style:parent-style-name="Default">
      <style:table-cell-properties fo:background-color="#ffb66c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157" style:family="table-cell" style:parent-style-name="Default">
      <style:table-cell-properties fo:background-color="#ffdbb6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829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0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1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2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3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4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5" style:family="table-cell" style:parent-style-name="Default">
      <style:table-cell-properties fo:border-bottom="none" fo:background-color="#ffb66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7" style:family="table-cell" style:parent-style-name="Default">
      <style:table-cell-properties fo:background-color="#ffb66c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8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39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40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170" style:family="table-cell" style:parent-style-name="Default">
      <style:table-cell-properties fo:background-color="#b47804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842" style:family="table-cell" style:parent-style-name="Default">
      <style:table-cell-properties fo:border-bottom="none" fo:background-color="#ffe99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43" style:family="table-cell" style:parent-style-name="Default">
      <style:table-cell-properties fo:border-bottom="none" fo:background-color="#ffe99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44" style:family="table-cell" style:parent-style-name="Default">
      <style:table-cell-properties fo:border-bottom="0.74pt solid #000000" fo:background-color="#ffe99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45" style:family="table-cell" style:parent-style-name="Default">
      <style:table-cell-properties fo:border-bottom="none" fo:background-color="#ffe99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46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47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48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50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51" style:family="table-cell" style:parent-style-name="Default">
      <style:table-cell-properties fo:background-color="#be480a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80" style:family="table-cell" style:parent-style-name="Default">
      <style:table-cell-properties fo:background-color="#ffff00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853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54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5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57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5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59" style:family="table-cell" style:parent-style-name="Default">
      <style:table-cell-properties fo:border-bottom="none" fo:background-color="#b3cac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0" style:family="table-cell" style:parent-style-name="Default">
      <style:table-cell-properties fo:border-bottom="none" fo:background-color="#b3cac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2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3" style:family="table-cell" style:parent-style-name="Default">
      <style:table-cell-properties fo:border-bottom="none" fo:background-color="#b7b3c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4" style:family="table-cell" style:parent-style-name="Default">
      <style:table-cell-properties fo:border-bottom="none" fo:background-color="#b7b3c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5" style:family="table-cell" style:parent-style-name="Default">
      <style:table-cell-properties fo:border-bottom="none" fo:background-color="#bf819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6" style:family="table-cell" style:parent-style-name="Default">
      <style:table-cell-properties fo:border-bottom="none" fo:background-color="#bf819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7" style:family="table-cell" style:parent-style-name="Default">
      <style:table-cell-properties fo:border-bottom="none" fo:background-color="#ec9ba4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8" style:family="table-cell" style:parent-style-name="Default">
      <style:table-cell-properties fo:border-bottom="none" fo:background-color="#ec9ba4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69" style:family="table-cell" style:parent-style-name="Default">
      <style:table-cell-properties fo:border-bottom="none" fo:background-color="#ffaa9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0" style:family="table-cell" style:parent-style-name="Default">
      <style:table-cell-properties fo:border-bottom="none" fo:background-color="#ffaa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1" style:family="table-cell" style:parent-style-name="Default">
      <style:table-cell-properties fo:border-bottom="none" fo:background-color="#ffb66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2" style:family="table-cell" style:parent-style-name="Default">
      <style:table-cell-properties fo:border-bottom="none" fo:background-color="#ffb66c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3" style:family="table-cell" style:parent-style-name="Default">
      <style:table-cell-properties fo:border-bottom="none" fo:background-color="#ffe994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4" style:family="table-cell" style:parent-style-name="Default">
      <style:table-cell-properties fo:border-bottom="none" fo:background-color="#ffe994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6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7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8" style:family="table-cell" style:parent-style-name="Default">
      <style:table-cell-properties fo:border-bottom="0.74pt solid #000000" fo:background-color="#ffe994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79" style:family="table-cell" style:parent-style-name="Default">
      <style:table-cell-properties fo:border-bottom="0.74pt solid #000000" fo:background-color="#ffb66c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80" style:family="table-cell" style:parent-style-name="Default">
      <style:table-cell-properties fo:border-bottom="0.74pt solid #000000" fo:background-color="#ffaa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81" style:family="table-cell" style:parent-style-name="Default">
      <style:table-cell-properties fo:border-bottom="0.74pt solid #000000" fo:background-color="#ec9ba4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82" style:family="table-cell" style:parent-style-name="Default">
      <style:table-cell-properties fo:border-bottom="0.74pt solid #000000" fo:background-color="#bf819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83" style:family="table-cell" style:parent-style-name="Default">
      <style:table-cell-properties fo:border-bottom="0.74pt solid #000000" fo:background-color="#b7b3c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84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85" style:family="table-cell" style:parent-style-name="Default">
      <style:table-cell-properties fo:border-bottom="0.74pt solid #000000" fo:background-color="#b3cac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86" style:family="table-cell" style:parent-style-name="Default">
      <style:table-cell-properties fo:background-color="#ff5429" style:text-align-source="fix" style:repeat-content="false" fo:wrap-option="wrap" fo:border="none" style:vertical-align="top"/>
      <style:paragraph-properties fo:text-align="center" fo:margin-left="0cm"/>
      <style:text-properties style:use-window-font-color="true" style:font-name="YzWr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87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88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89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0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1" style:family="table-cell" style:parent-style-name="Default">
      <style:table-cell-properties fo:border-bottom="none" fo:background-color="#dedc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2" style:family="table-cell" style:parent-style-name="Default">
      <style:table-cell-properties fo:border-bottom="none" fo:background-color="#dedce6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3" style:family="table-cell" style:parent-style-name="Default">
      <style:table-cell-properties fo:border-bottom="none" fo:background-color="#e0c2c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4" style:family="table-cell" style:parent-style-name="Default">
      <style:table-cell-properties fo:border-bottom="none" fo:background-color="#e0c2c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5" style:family="table-cell" style:parent-style-name="Default">
      <style:table-cell-properties fo:border-bottom="none" fo:background-color="#f7d1d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6" style:family="table-cell" style:parent-style-name="Default">
      <style:table-cell-properties fo:border-bottom="none" fo:background-color="#f7d1d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7" style:family="table-cell" style:parent-style-name="Default">
      <style:table-cell-properties fo:border-bottom="none" fo:background-color="#ffd8c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8" style:family="table-cell" style:parent-style-name="Default">
      <style:table-cell-properties fo:border-bottom="none" fo:background-color="#ffd8c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899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0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1" style:family="table-cell" style:parent-style-name="Default">
      <style:table-cell-properties fo:border-bottom="0.74pt solid #000000" fo:background-color="#ffdbb6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2" style:family="table-cell" style:parent-style-name="Default">
      <style:table-cell-properties fo:border-bottom="0.74pt solid #000000" fo:background-color="#ffd8c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3" style:family="table-cell" style:parent-style-name="Default">
      <style:table-cell-properties fo:border-bottom="0.74pt solid #000000" fo:background-color="#f7d1d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4" style:family="table-cell" style:parent-style-name="Default">
      <style:table-cell-properties fo:border-bottom="0.74pt solid #000000" fo:background-color="#e0c2c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5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6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7" style:family="table-cell" style:parent-style-name="Default">
      <style:table-cell-properties fo:border-bottom="0.74pt solid #000000" fo:background-color="#dee7e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8" style:family="table-cell" style:parent-style-name="Default">
      <style:table-cell-properties fo:background-color="#ec9ba4" style:text-align-source="fix" style:repeat-content="false" fo:wrap-option="wrap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09" style:family="table-cell" style:parent-style-name="Default">
      <style:table-cell-properties fo:background-color="#729fcf" style:text-align-source="fix" style:repeat-content="false" fo:wrap-option="wrap" fo:border="none" style:vertical-align="top"/>
      <style:paragraph-properties fo:text-align="center" fo:margin-left="0cm"/>
      <style:text-properties style:use-window-font-color="true" style:font-name="YzWr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910" style:family="table-cell" style:parent-style-name="Default">
      <style:table-cell-properties fo:border-bottom="none" fo:background-color="#e0c2c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11" style:family="table-cell" style:parent-style-name="Default">
      <style:table-cell-properties fo:border-bottom="0.74pt solid #000000" fo:background-color="#bf819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12" style:family="table-cell" style:parent-style-name="Default">
      <style:table-cell-properties fo:background-color="#dedce6" style:text-align-source="fix" style:repeat-content="false" fo:wrap-option="wrap" fo:border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13" style:family="table-cell" style:parent-style-name="Default">
      <style:table-cell-properties fo:border-bottom="none" fo:background-color="#dedce6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14" style:family="table-cell" style:parent-style-name="Default">
      <style:table-cell-properties fo:background-color="#b3cac7" style:text-align-source="fix" style:repeat-content="false" fo:wrap-option="wrap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15" style:family="table-cell" style:parent-style-name="Accent_20_1">
      <style:paragraph-properties fo:margin-left="0cm"/>
      <style:text-properties style:font-size-asian="10pt" style:font-size-complex="10pt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size-asian="10pt" style:font-size-complex="10pt"/>
    </style:style>
    <style:style style:name="ce917" style:family="table-cell" style:parent-style-name="Accent_20_1">
      <style:paragraph-properties fo:margin-left="0cm"/>
      <style:text-properties style:font-size-asian="14pt" style:font-size-complex="14pt"/>
    </style:style>
    <style:style style:name="ce918" style:family="table-cell" style:parent-style-name="Accent_20_1">
      <style:table-cell-properties fo:wrap-option="wrap"/>
      <style:paragraph-properties fo:margin-left="0cm"/>
      <style:text-properties style:font-size-asian="14pt" style:font-size-complex="14pt"/>
    </style:style>
    <style:style style:name="ce919" style:family="table-cell" style:parent-style-name="Accent_20_1" style:data-style-name="N119">
      <style:table-cell-properties fo:wrap-option="wrap"/>
      <style:text-properties style:font-size-asian="14pt" style:font-size-complex="14pt"/>
    </style:style>
    <style:style style:name="ce920" style:family="table-cell" style:parent-style-name="Accent_20_1" style:data-style-name="N119">
      <style:paragraph-properties fo:margin-left="0cm"/>
      <style:text-properties style:font-size-asian="14pt" style:font-size-complex="14pt"/>
    </style:style>
    <style:style style:name="ce921" style:family="table-cell" style:parent-style-name="Accent_20_1" style:data-style-name="N100">
      <style:paragraph-properties fo:margin-left="0cm"/>
      <style:text-properties style:font-size-asian="14pt" style:font-size-complex="14pt"/>
    </style:style>
    <style:style style:name="ce922" style:family="table-cell" style:parent-style-name="Accent_20_1" style:data-style-name="N119">
      <style:table-cell-properties fo:wrap-option="wrap"/>
      <style:paragraph-properties fo:margin-left="0cm"/>
      <style:text-properties style:font-size-asian="14pt" style:font-size-complex="14pt"/>
    </style:style>
    <style:style style:name="ce1" style:family="table-cell" style:parent-style-name="Default" style:data-style-name="N119">
      <style:text-properties fo:font-size="8pt" style:font-size-asian="8pt" style:font-size-complex="8pt"/>
    </style:style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741" style:family="table-cell" style:parent-style-name="Default" style:data-style-name="N119">
      <style:text-properties style:font-name="YzWr" fo:font-size="14pt" style:font-size-asian="14pt" style:font-size-complex="14pt"/>
    </style:style>
    <style:style style:name="ce3" style:family="table-cell" style:parent-style-name="Default" style:data-style-name="N117">
      <style:text-properties fo:font-size="8pt" style:font-size-asian="8pt" style:font-size-complex="8pt"/>
    </style:style>
    <style:style style:name="ce4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 style:data-style-name="N2">
      <style:text-properties fo:font-size="8pt" style:font-size-asian="8pt" style:font-size-complex="8pt"/>
    </style:style>
    <style:style style:name="ce959" style:family="table-cell" style:parent-style-name="Accent_20_1" style:data-style-name="N119">
      <style:text-properties style:font-size-asian="14pt" style:font-size-complex="14pt"/>
    </style:style>
    <style:style style:name="ce257" style:family="table-cell" style:parent-style-name="Default" style:data-style-name="N4">
      <style:table-cell-properties fo:wrap-option="wrap"/>
      <style:text-properties fo:font-size="8pt" style:font-size-asian="8pt" style:font-size-complex="8pt"/>
    </style:style>
    <style:style style:name="ce291" style:family="table-cell" style:parent-style-name="Default" style:data-style-name="N2">
      <style:table-cell-properties fo:wrap-option="wrap"/>
      <style:text-properties fo:font-size="8pt" style:font-size-asian="8pt" style:font-size-complex="8pt"/>
    </style:style>
    <style:style style:name="ce935" style:family="table-cell" style:parent-style-name="Default">
      <style:table-cell-properties fo:border="none"/>
    </style:style>
    <style:style style:name="ce936" style:family="table-cell" style:parent-style-name="Default">
      <style:table-cell-properties fo:border="none"/>
      <style:text-properties fo:font-size="6pt" style:font-size-asian="6pt" style:font-size-complex="6pt"/>
    </style:style>
    <style:style style:name="ce9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938" style:family="table-cell" style:parent-style-name="Default">
      <style:table-cell-properties fo:background-color="#eeeeee" fo:border="none"/>
      <style:text-properties fo:font-size="6pt" style:font-size-asian="6pt" style:font-size-complex="6pt"/>
    </style:style>
    <style:style style:name="ce939" style:family="table-cell" style:parent-style-name="Default">
      <style:table-cell-properties fo:background-color="#eeeeee" fo:border="none"/>
    </style:style>
    <style:style style:name="ce940" style:family="table-cell" style:parent-style-name="Default">
      <style:text-properties fo:font-size="6pt" style:font-size-asian="6pt" style:font-size-complex="6pt"/>
    </style:style>
    <style:style style:name="ce941" style:family="table-cell" style:parent-style-name="Default">
      <style:table-cell-properties fo:background-color="#eeeeee"/>
      <style:text-properties fo:font-size="6pt" style:font-size-asian="6pt" style:font-size-complex="6pt"/>
    </style:style>
    <style:style style:name="ce942" style:family="table-cell" style:parent-style-name="Default">
      <style:table-cell-properties fo:background-color="#eeeeee"/>
    </style:style>
    <style:style style:name="ce943" style:family="table-cell" style:parent-style-name="Default">
      <style:table-cell-properties fo:border-bottom="0.74pt solid #000000" fo:background-color="#b3cac7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44" style:family="table-cell" style:parent-style-name="Default">
      <style:table-cell-properties fo:background-color="#5983b0" style:text-align-source="fix" style:repeat-content="false" fo:border="none" style:vertical-align="top"/>
      <style:paragraph-properties fo:text-align="center" fo:margin-left="0cm"/>
      <style:text-properties style:use-window-font-color="true" style:font-name="YzWr" fo:font-size="20pt" style:text-underline-style="none" fo:font-weight="normal" style:font-size-asian="20pt" style:font-weight-asian="normal" style:font-size-complex="20pt" style:font-weight-complex="normal"/>
    </style:style>
    <style:style style:name="ce945" style:family="table-cell" style:parent-style-name="Default">
      <style:table-cell-properties fo:background-color="#000000" fo:border="none"/>
    </style:style>
    <style:style style:name="ce272" style:family="table-cell" style:parent-style-name="Default">
      <style:table-cell-properties fo:background-color="#bf819e" style:text-align-source="fix" style:repeat-content="false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947" style:family="table-cell" style:parent-style-name="Default">
      <style:table-cell-properties fo:background-color="#5983b0" style:text-align-source="fix" style:repeat-content="false" fo:wrap-option="wrap" fo:border="none" style:vertical-align="top"/>
      <style:paragraph-properties fo:text-align="center" fo:margin-left="0cm"/>
      <style:text-properties style:font-name="YzWr" fo:font-size="20pt" fo:font-weight="normal" style:font-size-asian="20pt" style:font-weight-asian="normal" style:font-size-complex="20pt" style:font-weight-complex="normal"/>
    </style:style>
    <style:style style:name="ce950" style:family="table-cell" style:parent-style-name="Default">
      <style:table-cell-properties fo:border-bottom="0.74pt solid #000000" fo:background-color="#dedce6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951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76" style:family="table-cell" style:parent-style-name="Default">
      <style:table-cell-properties fo:background-color="#b3cac7" style:text-align-source="fix" style:repeat-content="false" fo:border="none" style:vertical-align="top"/>
      <style:paragraph-properties fo:text-align="center" fo:margin-left="0cm"/>
      <style:text-properties style:use-window-font-color="true" style:font-name="YzWr" fo:font-size="20pt" style:text-underline-style="none" fo:font-weight="normal" style:font-size-asian="20pt" style:font-weight-asian="normal" style:font-size-complex="20pt" style:font-weight-complex="normal"/>
    </style:style>
    <style:style style:name="ce953" style:family="table-cell" style:parent-style-name="Default">
      <style:table-cell-properties fo:background-color="#ffff00" fo:border="none"/>
    </style:style>
    <style:style style:name="ce954" style:family="table-cell" style:parent-style-name="Default">
      <style:table-cell-properties fo:background-color="#ffff00"/>
    </style:style>
    <style:style style:name="ce956" style:family="table-cell" style:parent-style-name="Default">
      <style:table-cell-properties fo:background-color="#999999" fo:border="none"/>
    </style:style>
    <style:style style:name="ce95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6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64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65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66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67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6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7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77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79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80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94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8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9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9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1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2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7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3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7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8" style:family="table-cell" style:parent-style-name="Default">
      <style:table-cell-properties fo:wrap-option="wrap"/>
      <style:text-properties fo:font-size="3pt" style:font-size-asian="3pt" style:font-size-complex="3pt"/>
    </style:style>
    <style:style style:name="ce1009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10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11" style:family="table-cell" style:parent-style-name="Default">
      <style:text-properties fo:font-size="14pt" style:font-size-asian="14pt" style:font-size-complex="14pt"/>
    </style:style>
    <style:style style:name="ce1012" style:family="table-cell" style:parent-style-name="Default">
      <style:table-cell-properties fo:background-color="#b7b3ca" style:text-align-source="fix" style:repeat-content="false" fo:wrap-option="wrap" fo:border="none" style:vertical-align="top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315" style:family="table-cell" style:parent-style-name="Default">
      <style:table-cell-properties fo:background-color="#b7b3ca" style:text-align-source="fix" style:repeat-content="false" fo:border="none" style:vertical-align="top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1016" style:family="table-cell" style:parent-style-name="Default">
      <style:table-cell-properties fo:background-color="#bf819e" style:text-align-source="fix" style:repeat-content="false" fo:wrap-option="wrap" fo:border="none" style:vertical-align="top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1018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1019" style:family="table-cell" style:parent-style-name="Default">
      <style:table-cell-properties fo:background-color="#ffaa95" style:text-align-source="fix" style:repeat-content="false" fo:wrap-option="wrap" fo:border="none" style:vertical-align="top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319" style:family="table-cell" style:parent-style-name="Default">
      <style:table-cell-properties fo:background-color="#ffd8ce" style:text-align-source="fix" style:repeat-content="false" fo:border="none" style:vertical-align="top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1023" style:family="table-cell" style:parent-style-name="Default">
      <style:table-cell-properties fo:background-color="#b7b3ca" style:text-align-source="fix" style:repeat-content="false" fo:wrap-option="wrap" fo:border="none" style:vertical-align="middle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1024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25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26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27" style:family="table-cell" style:parent-style-name="Default">
      <style:table-cell-properties fo:border-bottom="none" fo:background-color="#acb20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5" style:family="table-cell" style:parent-style-name="Default">
      <style:table-cell-properties fo:background-color="#ffdbb6" style:text-align-source="fix" style:repeat-content="false" fo:wrap-option="wrap" fo:border="none" style:vertical-align="top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1030" style:family="table-cell" style:parent-style-name="Default">
      <style:table-cell-properties fo:border-bottom="none" fo:background-color="#acb20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3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03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38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41" style:family="table-cell" style:parent-style-name="Default">
      <style:table-cell-properties fo:border-bottom="none" fo:background-color="#acb20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42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43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4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45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46" style:family="table-cell" style:parent-style-name="Default">
      <style:table-cell-properties fo:border-bottom="0.74pt solid #000000" fo:background-color="#acb20c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37" style:family="table-cell" style:parent-style-name="Default">
      <style:table-cell-properties fo:background-color="#ffe994" style:text-align-source="fix" style:repeat-content="false" fo:wrap-option="wrap" fo:border="none" style:vertical-align="top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1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339" style:family="table-cell" style:parent-style-name="Default">
      <style:table-cell-properties fo:background-color="#ffff00" style:text-align-source="fix" style:repeat-content="false" fo:wrap-option="wrap" fo:border="none" style:vertical-align="top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1050" style:family="table-cell" style:parent-style-name="Default">
      <style:table-cell-properties fo:border-bottom="none" fo:background-color="#acb20c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41" style:family="table-cell" style:parent-style-name="Default">
      <style:table-cell-properties fo:background-color="#ffdbb6" style:text-align-source="fix" style:repeat-content="false" fo:border="none" style:vertical-align="top"/>
      <style:paragraph-properties fo:text-align="center" fo:margin-left="0cm"/>
      <style:text-properties style:font-name="YzWr" fo:font-size="14pt" fo:font-weight="normal" style:font-size-asian="14pt" style:font-weight-asian="normal" style:font-size-complex="14pt" style:font-weight-complex="normal"/>
    </style:style>
    <style:style style:name="ce1052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54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55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56" style:family="table-cell" style:parent-style-name="Default">
      <style:table-cell-properties fo:border-bottom="none" fo:background-color="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57" style:family="table-cell" style:parent-style-name="Default">
      <style:table-cell-properties fo:border-bottom="0.74pt solid #000000" fo:background-color="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59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60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71" style:family="table-cell" style:parent-style-name="Accent_20_1" style:data-style-name="N100">
      <style:table-cell-properties fo:background-color="#fff5ce" fo:wrap-option="wrap"/>
      <style:paragraph-properties fo:margin-left="0cm"/>
      <style:text-properties fo:color="#8d281e" fo:font-size="11pt" fo:font-style="italic" style:font-size-asian="11pt" style:font-style-asian="italic" style:font-size-complex="11pt" style:font-style-complex="italic"/>
    </style:style>
    <style:style style:name="ce1072" style:family="table-cell" style:parent-style-name="Accent_20_1" style:data-style-name="N100">
      <style:table-cell-properties fo:background-color="#fff5ce"/>
      <style:paragraph-properties fo:margin-left="0cm"/>
      <style:text-properties fo:color="#8d281e" fo:font-size="11pt" fo:font-style="italic" style:font-size-asian="11pt" style:font-style-asian="italic" style:font-size-complex="11pt" style:font-style-complex="italic"/>
    </style:style>
    <style:style style:name="ce1073" style:family="table-cell" style:parent-style-name="Default">
      <style:table-cell-properties fo:border-bottom="1.5pt solid #ffdbb6" fo:background-color="#ffdbb6" fo:border-left="none" fo:border-right="1.5pt solid #ffdbb6" fo:border-top="none"/>
      <style:text-properties fo:font-size="11pt" style:font-size-asian="11pt" style:font-size-complex="11pt"/>
    </style:style>
    <style:style style:name="ce1074" style:family="table-cell" style:parent-style-name="Default">
      <style:table-cell-properties fo:border-bottom="1.5pt solid #ffdbb6" fo:background-color="#ffdbb6" fo:border-left="none" fo:border-right="1.5pt solid #ffdbb6" fo:border-top="1.5pt solid #ffdbb6"/>
      <style:text-properties fo:font-size="11pt" style:font-size-asian="11pt" style:font-size-complex="11pt"/>
    </style:style>
    <style:style style:name="ce1075" style:family="table-cell" style:parent-style-name="Default">
      <style:table-cell-properties fo:border-bottom="none" fo:background-color="#ffdbb6" fo:border-left="none" fo:border-right="1.5pt solid #ffdbb6" fo:border-top="1.5pt solid #ffdbb6"/>
      <style:text-properties fo:font-size="11pt" style:font-size-asian="11pt" style:font-size-complex="11pt"/>
    </style:style>
    <style:style style:name="ce1079" style:family="table-cell" style:parent-style-name="Default">
      <style:text-properties fo:font-size="11pt" style:font-size-asian="11pt" style:font-size-complex="11pt"/>
    </style:style>
    <style:style style:name="ce1080" style:family="table-cell" style:parent-style-name="Accent">
      <style:table-cell-properties fo:background-color="#8d281e" style:text-align-source="fix" style:repeat-content="false" style:vertical-align="middle"/>
      <style:paragraph-properties fo:text-align="center" fo:margin-left="0cm"/>
      <style:text-properties fo:color="#dee6ef" fo:font-size="11pt" fo:font-style="italic" style:font-size-asian="11pt" style:font-style-asian="italic" style:font-size-complex="11pt" style:font-style-complex="italic"/>
    </style:style>
    <style:style style:name="ce1081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ce1082" style:family="table-cell" style:parent-style-name="Default">
      <style:table-cell-properties fo:border-bottom="1.5pt solid #ffdbb6" fo:background-color="#ffdbb6" fo:border-left="1.5pt solid #ffdbb6" fo:border-right="1.5pt solid #ffdbb6" fo:border-top="none"/>
      <style:text-properties fo:font-size="11pt" style:font-size-asian="11pt" style:font-size-complex="11pt"/>
    </style:style>
    <style:style style:name="ce1083" style:family="table-cell" style:parent-style-name="Accent_20_3">
      <style:table-cell-properties fo:background-color="#ffffd7" fo:border="1.5pt solid #ffdbb6"/>
      <style:text-properties fo:color="#8d281e" fo:font-size="11pt" fo:font-style="italic" style:font-size-asian="11pt" style:font-style-asian="italic" style:font-size-complex="11pt" style:font-style-complex="italic"/>
    </style:style>
    <style:style style:name="ce1084" style:family="table-cell" style:parent-style-name="Default">
      <style:table-cell-properties fo:background-color="#ffdbb6" fo:border="1.5pt solid #ffdbb6"/>
      <style:text-properties fo:font-size="11pt" style:font-size-asian="11pt" style:font-size-complex="11pt"/>
    </style:style>
    <style:style style:name="ce1086" style:family="table-cell" style:parent-style-name="Accent_20_3">
      <style:table-cell-properties fo:background-color="#ffffd7" fo:border="1.5pt solid #ffdbb6"/>
      <style:text-properties fo:color="#8d281e" fo:font-size="11pt" style:font-size-asian="11pt" style:font-size-complex="11pt"/>
    </style:style>
    <style:style style:name="ce1088" style:family="table-cell" style:parent-style-name="Default">
      <style:table-cell-properties fo:border-bottom="none" fo:background-color="#ffdbb6" fo:border-left="1.5pt solid #ffdbb6" fo:border-right="1.5pt solid #ffdbb6" fo:border-top="1.5pt solid #ffdbb6"/>
      <style:text-properties fo:font-size="11pt" style:font-size-asian="11pt" style:font-size-complex="11pt"/>
    </style:style>
    <style:style style:name="ce1089" style:family="table-cell" style:parent-style-name="Accen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091" style:family="table-cell" style:parent-style-name="Accent_20_3">
      <style:table-cell-properties fo:background-color="#ffffd7" fo:wrap-option="wrap" fo:border="1.5pt solid #ffdbb6"/>
      <style:text-properties fo:color="#8d281e" fo:font-size="11pt" style:font-size-asian="11pt" style:font-size-complex="11pt"/>
    </style:style>
    <style:style style:name="ce1092" style:family="table-cell" style:parent-style-name="Default">
      <style:table-cell-properties fo:background-color="#fff5ce" style:text-align-source="fix" style:repeat-content="false" fo:border="0.06pt dotted #8d281e" style:vertical-align="bottom"/>
      <style:paragraph-properties fo:text-align="center" fo:margin-left="0cm"/>
      <style:text-properties fo:color="#8d281e" style:font-name="YzWr" fo:font-size="11pt" style:font-size-asian="11pt" style:font-size-complex="11pt"/>
    </style:style>
    <style:style style:name="ce1093" style:family="table-cell" style:parent-style-name="Default">
      <style:table-cell-properties fo:background-color="#fff5ce" style:text-align-source="fix" style:repeat-content="false" fo:border="0.06pt dotted #8d281e" style:vertical-align="middle"/>
      <style:paragraph-properties fo:text-align="center" fo:margin-left="0cm"/>
      <style:text-properties fo:color="#8d281e" style:font-name="YzWr" fo:font-size="11pt" style:font-size-asian="11pt" style:font-size-complex="11pt"/>
    </style:style>
    <style:style style:name="ce1094" style:family="table-cell" style:parent-style-name="Default">
      <style:table-cell-properties fo:border-bottom="1.5pt solid #ffdbb6" fo:background-color="#ffdbb6" fo:border-left="1.5pt solid #ffdbb6" fo:border-right="none" fo:border-top="none"/>
      <style:text-properties fo:font-size="11pt" style:font-size-asian="11pt" style:font-size-complex="11pt"/>
    </style:style>
    <style:style style:name="ce1095" style:family="table-cell" style:parent-style-name="Default">
      <style:table-cell-properties fo:border-bottom="1.5pt solid #ffdbb6" fo:background-color="#ffdbb6" fo:border-left="1.5pt solid #ffdbb6" fo:border-right="none" fo:border-top="1.5pt solid #ffdbb6"/>
      <style:text-properties fo:font-size="11pt" style:font-size-asian="11pt" style:font-size-complex="11pt"/>
    </style:style>
    <style:style style:name="ce1096" style:family="table-cell" style:parent-style-name="Default">
      <style:table-cell-properties fo:border-bottom="none" fo:background-color="#ffdbb6" fo:border-left="1.5pt solid #ffdbb6" fo:border-right="none" fo:border-top="1.5pt solid #ffdbb6"/>
      <style:text-properties fo:font-size="11pt" style:font-size-asian="11pt" style:font-size-complex="11pt"/>
    </style:style>
    <style:style style:name="ce1100" style:family="table-cell" style:parent-style-name="Default" style:data-style-name="N100">
      <style:text-properties fo:font-size="5pt" style:font-size-asian="5pt" style:font-size-complex="5pt"/>
    </style:style>
    <style:style style:name="ce1101" style:family="table-cell" style:parent-style-name="Default">
      <style:text-properties fo:font-size="5pt" style:font-size-asian="5pt" style:font-size-complex="5pt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d281e"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ce11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8d281e" fo:font-size="5pt" style:font-size-asian="5pt" style:font-size-complex="5pt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d281e" fo:font-size="5pt" style:font-size-asian="5pt" style:font-size-complex="5pt"/>
    </style:style>
    <style:style style:name="ce1110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color="#8d281e" style:font-name="Trebuchet MS" fo:font-size="5pt" fo:font-weight="bold" style:font-size-asian="5pt" style:font-weight-asian="bold" style:font-size-complex="5pt" style:font-weight-complex="bold"/>
      <style:map style:condition="is-true-formula(AND(COUNTIF([.$S$11:.$AF$17];[.T2])&gt;1;[.T2]&lt;&gt;0))" style:apply-style-name="Bad" style:base-cell-address="Games.S2"/>
    </style:style>
    <style:style style:name="ce1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d281e" fo:font-size="5pt" fo:font-weight="bold" style:font-size-asian="5pt" style:font-weight-asian="bold" style:font-size-complex="5pt" style:font-weight-complex="bold"/>
      <style:map style:condition="is-true-formula(AND(COUNTIF([.$S$11:.$AF$17];[.T2])&gt;1;[.T2]&lt;&gt;0))" style:apply-style-name="Bad" style:base-cell-address="Games.S2"/>
    </style:style>
    <style:style style:name="ce1123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color="#8d281e" fo:font-size="5pt" fo:font-weight="bold" style:font-size-asian="5pt" style:font-weight-asian="bold" style:font-size-complex="5pt" style:font-weight-complex="bold"/>
      <style:map style:condition="is-true-formula(AND(COUNTIF([.$S$11:.$AF$17];[.T2])&gt;1;[.T2]&lt;&gt;0))" style:apply-style-name="Bad" style:base-cell-address="Games.S2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pt" style:font-size-asian="5pt" style:font-size-complex="5pt"/>
    </style:style>
    <style:style style:name="ce1126" style:family="table-cell" style:parent-style-name="Default">
      <style:text-properties fo:font-size="5pt" style:font-size-asian="5pt" style:font-size-complex="5pt"/>
      <style:map style:condition="is-true-formula(AND(COUNTIF([.$S$11:.$AF$17];[.T2])&gt;1;[.T2]&lt;&gt;0))" style:apply-style-name="Bad" style:base-cell-address="Games.S2"/>
    </style:style>
    <style:style style:name="ce112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5pt" style:font-size-asian="5pt" style:font-size-complex="5pt"/>
    </style:style>
    <style:style style:name="ce1128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5pt" style:font-size-asian="5pt" style:font-size-complex="5pt"/>
    </style:style>
    <style:style style:name="ce1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d281e" fo:font-size="5pt" fo:font-weight="bold" style:font-size-asian="5pt" style:font-weight-asian="bold" style:font-size-complex="5pt" style:font-weight-complex="bold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30" style:family="table-cell" style:parent-style-name="Default">
      <style:table-cell-properties style:vertical-align="middle"/>
    </style:style>
    <style:style style:name="ce1131" style:family="table-cell" style:parent-style-name="Default">
      <style:table-cell-properties style:vertical-align="middle"/>
      <style:text-properties fo:font-size="4pt" style:font-size-asian="4pt" style:font-size-complex="4pt"/>
    </style:style>
    <style:style style:name="ce1132" style:family="table-cell" style:parent-style-name="Accent_20_1">
      <style:paragraph-properties fo:margin-left="0cm"/>
      <style:text-properties fo:font-style="normal" style:font-size-asian="14pt" style:font-style-asian="normal" style:font-size-complex="14pt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visibility="collapse" table:number-columns-repeated="16371" table:default-cell-style-name="Default"/>
        <table:table-row table:style-name="ro1">
          <table:table-cell office:value-type="string" calcext:value-type="string">
            <text:p>The nth</text:p>
          </table:table-cell>
          <table:table-cell/>
          <table:table-cell office:value-type="string" calcext:value-type="string">
            <text:p>Month of</text:p>
          </table:table-cell>
          <table:table-cell/>
          <table:table-cell office:value-type="string" calcext:value-type="string">
            <text:p>Ends on</text:p>
          </table:table-cell>
          <table:table-cell/>
          <table:table-cell table:style-name="Accent_20_1"/>
          <table:table-cell table:style-name="Accent_20_1" office:value-type="string" calcext:value-type="string">
            <text:p>BDlnyw</text:p>
          </table:table-cell>
          <table:table-cell table:style-name="Accent_20_1" office:value-type="string" calcext:value-type="string">
            <text:p>LDglyx</text:p>
          </table:table-cell>
          <table:table-cell table:style-name="Accent_20_1" office:value-type="string" calcext:value-type="string">
            <text:p>XNln</text:p>
          </table:table-cell>
          <table:table-cell table:style-name="Accent_20_1" office:value-type="string" calcext:value-type="string">
            <text:p>LDnnyx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calcext:value-type="string">
            <text:p>Plennemoy</text:p>
          </table:table-cell>
          <table:table-cell office:value-type="string" calcext:value-type="string">
            <text:p>Galya</text:p>
          </table:table-cell>
          <table:table-cell office:value-type="string" calcext:value-type="string">
            <text:p>Andelenoy</text:p>
          </table:table-cell>
          <table:table-cell office:value-type="string" calcext:value-type="string">
            <text:p>Nannya</text:p>
          </table:table-cell>
          <table:table-cell table:number-columns-repeated="16373"/>
        </table:table-row>
        <table:table-row table:style-name="ro1">
          <table:table-cell table:style-name="Accent_20_1"/>
          <table:table-cell/>
          <table:table-cell table:style-name="Accent_20_1"/>
          <table:table-cell/>
          <table:table-cell table:style-name="Accent_20_1" office:value-type="string" calcext:value-type="string">
            <text:p>LDlnyx , LLaGNa</text:p>
          </table:table-cell>
          <table:table-cell office:value-type="string" calcext:value-type="string">
            <text:p>Largan</text:p>
          </table:table-cell>
          <table:table-cell office:value-type="string" calcext:value-type="string">
            <text:p>Spring Equinox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5"/>
        </table:table-row>
        <table:table-row table:style-name="ro1">
          <table:table-cell table:style-name="Accent_20_1" office:value-type="string" calcext:value-type="string">
            <text:p>01Ld.</text:p>
          </table:table-cell>
          <table:table-cell office:value-type="string" calcext:value-type="string">
            <text:p>Neneth</text:p>
          </table:table-cell>
          <table:table-cell table:style-name="Accent_20_1" office:value-type="string" calcext:value-type="string">
            <text:p>LDlnygYy , WlGxYy</text:p>
          </table:table-cell>
          <table:table-cell office:value-type="string" calcext:value-type="string">
            <text:p>Olkhay</text:p>
          </table:table-cell>
          <table:table-cell table:style-name="Accent_20_1" office:value-type="string" calcext:value-type="string">
            <text:p>LDlnyg , XlLlGy</text:p>
          </table:table-cell>
          <table:table-cell office:value-type="string" calcext:value-type="string">
            <text:p>Olakhi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6375"/>
        </table:table-row>
        <table:table-row table:style-name="ro1">
          <table:table-cell table:style-name="Accent_20_1" office:value-type="string" calcext:value-type="string">
            <text:p>02Ld.</text:p>
          </table:table-cell>
          <table:table-cell office:value-type="string" calcext:value-type="string">
            <text:p>Doth</text:p>
          </table:table-cell>
          <table:table-cell table:style-name="Accent_20_1" office:value-type="string" calcext:value-type="string">
            <text:p>LDygyy , YgGlYy</text:p>
          </table:table-cell>
          <table:table-cell office:value-type="string" calcext:value-type="string">
            <text:p>Yagli</text:p>
          </table:table-cell>
          <table:table-cell table:style-name="Accent_20_1" office:value-type="string" calcext:value-type="string">
            <text:p>LDygyx , YgaGlka</text:p>
          </table:table-cell>
          <table:table-cell office:value-type="string" calcext:value-type="string">
            <text:p>Yakkal</text:p>
          </table:table-cell>
          <table:table-cell office:value-type="string" calcext:value-type="string">
            <text:p>Summer Solsti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5"/>
        </table:table-row>
        <table:table-row table:style-name="ro1">
          <table:table-cell table:style-name="Accent_20_1" office:value-type="string" calcext:value-type="string">
            <text:p>03Ld.</text:p>
          </table:table-cell>
          <table:table-cell office:value-type="string" calcext:value-type="string">
            <text:p>Leleth</text:p>
          </table:table-cell>
          <table:table-cell table:style-name="Accent_20_1" office:value-type="string" calcext:value-type="string">
            <text:p>LDyggwYy , WxLyGw</text:p>
          </table:table-cell>
          <table:table-cell table:style-name="ce642" office:value-type="string" calcext:value-type="string">
            <text:p>Wariko</text:p>
          </table:table-cell>
          <table:table-cell table:style-name="Accent_20_1" office:value-type="string" calcext:value-type="string">
            <text:p>LDyggw , WxGxa</text:p>
          </table:table-cell>
          <table:table-cell office:value-type="string" calcext:value-type="string">
            <text:p>Wakha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Accent_20_1" office:value-type="string" calcext:value-type="string">
            <text:p>04Ld.</text:p>
          </table:table-cell>
          <table:table-cell office:value-type="string" calcext:value-type="string">
            <text:p>Goth</text:p>
          </table:table-cell>
          <table:table-cell table:style-name="Accent_20_1" office:value-type="string" calcext:value-type="string">
            <text:p>LDgwyy , GnGyNy</text:p>
          </table:table-cell>
          <table:table-cell office:value-type="string" calcext:value-type="string">
            <text:p>Ganshni</text:p>
          </table:table-cell>
          <table:table-cell table:style-name="Accent_20_1" office:value-type="string" calcext:value-type="string">
            <text:p>LDgwyx , GlaGna</text:p>
          </table:table-cell>
          <table:table-cell office:value-type="string" calcext:value-type="string">
            <text:p>Gargan</text:p>
          </table:table-cell>
          <table:table-cell office:value-type="string" calcext:value-type="string">
            <text:p>Fall Equinox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Accent_20_1" office:value-type="string" calcext:value-type="string">
            <text:p>05Ld.</text:p>
          </table:table-cell>
          <table:table-cell office:value-type="string" calcext:value-type="string">
            <text:p>Bameth</text:p>
          </table:table-cell>
          <table:table-cell table:style-name="Accent_20_1" office:value-type="string" calcext:value-type="string">
            <text:p>LDgwwyYy , XgGd</text:p>
          </table:table-cell>
          <table:table-cell office:value-type="string" calcext:value-type="string">
            <text:p>Akkas</text:p>
          </table:table-cell>
          <table:table-cell table:style-name="Accent_20_1" office:value-type="string" calcext:value-type="string">
            <text:p>LDgwwy , XlGdaas</text:p>
          </table:table-cell>
          <table:table-cell office:value-type="string" calcext:value-type="string">
            <text:p>Argas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style-name="Accent_20_1" office:value-type="string" calcext:value-type="string">
            <text:p>06Ld.</text:p>
          </table:table-cell>
          <table:table-cell office:value-type="string" calcext:value-type="string">
            <text:p>Duleth</text:p>
          </table:table-cell>
          <table:table-cell table:style-name="Accent_20_1" office:value-type="string" calcext:value-type="string">
            <text:p>LDwyyy , WyLy</text:p>
          </table:table-cell>
          <table:table-cell office:value-type="string" calcext:value-type="string">
            <text:p>Wili</text:p>
          </table:table-cell>
          <table:table-cell table:style-name="Accent_20_1" office:value-type="string" calcext:value-type="string">
            <text:p>LDwyyx , WyGli</text:p>
          </table:table-cell>
          <table:table-cell office:value-type="string" calcext:value-type="string">
            <text:p>Wigil</text:p>
          </table:table-cell>
          <table:table-cell office:value-type="string" calcext:value-type="string">
            <text:p>Winter Solstic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style-name="Accent_20_1" office:value-type="string" calcext:value-type="string">
            <text:p>07Ld.</text:p>
          </table:table-cell>
          <table:table-cell office:value-type="string" calcext:value-type="string">
            <text:p>Nith</text:p>
          </table:table-cell>
          <table:table-cell table:style-name="Accent_20_1" office:value-type="string" calcext:value-type="string">
            <text:p>LDwylnYy , LxWnYy</text:p>
          </table:table-cell>
          <table:table-cell office:value-type="string" calcext:value-type="string">
            <text:p>Lawni</text:p>
          </table:table-cell>
          <table:table-cell table:style-name="Accent_20_1" office:value-type="string" calcext:value-type="string">
            <text:p>LDwyln , LxaaWni</text:p>
          </table:table-cell>
          <table:table-cell office:value-type="string" calcext:value-type="string">
            <text:p>Lawin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style-name="Accent_20_1" office:value-type="string" calcext:value-type="string">
            <text:p>00Ld.</text:p>
          </table:table-cell>
          <table:table-cell office:value-type="string" calcext:value-type="string">
            <text:p>Bareth</text:p>
          </table:table-cell>
          <table:table-cell table:style-name="Accent_20_1" office:value-type="string" calcext:value-type="string">
            <text:p>LDlnyy , LnGyNy</text:p>
          </table:table-cell>
          <table:table-cell office:value-type="string" calcext:value-type="string">
            <text:p>Lenshni</text:p>
          </table:table-cell>
          <table:table-cell table:style-name="Accent_20_1"/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DglLDlnLx</text:p>
          </table:table-cell>
          <table:table-cell office:value-type="string" calcext:value-type="string">
            <text:p>Levannas Lenke La</text:p>
          </table:table-cell>
          <table:table-cell office:value-type="string" calcext:value-type="string">
            <text:p>Special day</text:p>
          </table:table-cell>
          <table:table-cell table:style-name="Accent_20_1" office:value-type="string" calcext:value-type="string">
            <text:p>01Ln.</text:p>
          </table:table-cell>
          <table:table-cell table:style-name="Accent_20_1" office:value-type="string" calcext:value-type="string">
            <text:p>02Ln.</text:p>
          </table:table-cell>
          <table:table-cell table:style-name="Accent_20_1" office:value-type="string" calcext:value-type="string">
            <text:p>03Ln.</text:p>
          </table:table-cell>
          <table:table-cell table:style-name="Accent_20_1" office:value-type="string" calcext:value-type="string">
            <text:p>04Ln.</text:p>
          </table:table-cell>
          <table:table-cell table:style-name="Accent_20_1" office:value-type="string" calcext:value-type="string">
            <text:p>05Ln.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Neneng</text:p>
          </table:table-cell>
          <table:table-cell office:value-type="string" calcext:value-type="string">
            <text:p>Doleng</text:p>
          </table:table-cell>
          <table:table-cell office:value-type="string" calcext:value-type="string">
            <text:p>Lelleng</text:p>
          </table:table-cell>
          <table:table-cell office:value-type="string" calcext:value-type="string">
            <text:p>Koleng</text:p>
          </table:table-cell>
          <table:table-cell office:value-type="string" calcext:value-type="string">
            <text:p>Bameng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1st day</text:p>
          </table:table-cell>
          <table:table-cell office:value-type="string" calcext:value-type="string">
            <text:p>2nd day</text:p>
          </table:table-cell>
          <table:table-cell office:value-type="string" calcext:value-type="string">
            <text:p>3rd day</text:p>
          </table:table-cell>
          <table:table-cell office:value-type="string" calcext:value-type="string">
            <text:p>4th day</text:p>
          </table:table-cell>
          <table:table-cell office:value-type="string" calcext:value-type="string">
            <text:p>5th day</text:p>
          </table:table-cell>
          <table:table-cell table:number-columns-repeated="16376"/>
        </table:table-row>
        <table:table-row table:style-name="ro1">
          <table:table-cell table:style-name="Accent_20_1" office:value-type="string" calcext:value-type="string">
            <text:p>01Ll</text:p>
          </table:table-cell>
          <table:table-cell office:value-type="string" calcext:value-type="string">
            <text:p>Nenar</text:p>
          </table:table-cell>
          <table:table-cell office:value-type="string" calcext:value-type="string">
            <text:p>1st Week</text:p>
          </table:table-cell>
          <table:table-cell table:style-name="Accent_20_1" office:value-type="string" calcext:value-type="string">
            <text:p>11Ln</text:p>
          </table:table-cell>
          <table:table-cell table:style-name="Accent_20_1" office:value-type="string" calcext:value-type="string">
            <text:p>21Ln</text:p>
          </table:table-cell>
          <table:table-cell table:style-name="Accent_20_1" office:value-type="string" calcext:value-type="string">
            <text:p>31Ln</text:p>
          </table:table-cell>
          <table:table-cell table:style-name="Accent_20_1" office:value-type="string" calcext:value-type="string">
            <text:p>41Ln</text:p>
          </table:table-cell>
          <table:table-cell table:style-name="Accent_20_1" office:value-type="string" calcext:value-type="string">
            <text:p>51Ln</text:p>
          </table:table-cell>
          <table:table-cell office:value-type="string" calcext:value-type="string">
            <text:p>Dzeneng / Nenarla</text:p>
          </table:table-cell>
          <table:table-cell office:value-type="string" calcext:value-type="string">
            <text:p>Biinnelen</text:p>
          </table:table-cell>
          <table:table-cell office:value-type="string" calcext:value-type="string">
            <text:p>Lennelen</text:p>
          </table:table-cell>
          <table:table-cell office:value-type="string" calcext:value-type="string">
            <text:p>Guunnelen</text:p>
          </table:table-cell>
          <table:table-cell office:value-type="string" calcext:value-type="string">
            <text:p>BiNiineren</text:p>
          </table:table-cell>
          <table:table-cell office:value-type="string" calcext:value-type="string">
            <text:p>Belaane</text:p>
          </table:table-cell>
          <table:table-cell table:number-columns-repeated="16370"/>
        </table:table-row>
        <table:table-row table:style-name="ro1">
          <table:table-cell table:style-name="Accent_20_1" office:value-type="string" calcext:value-type="string">
            <text:p>02Ll</text:p>
          </table:table-cell>
          <table:table-cell office:value-type="string" calcext:value-type="string">
            <text:p>Doolar</text:p>
          </table:table-cell>
          <table:table-cell office:value-type="string" calcext:value-type="string">
            <text:p>2nd Week</text:p>
          </table:table-cell>
          <table:table-cell table:style-name="Accent_20_1" office:value-type="string" calcext:value-type="string">
            <text:p>12Ln</text:p>
          </table:table-cell>
          <table:table-cell table:style-name="Accent_20_1" office:value-type="string" calcext:value-type="string">
            <text:p>22Ln</text:p>
          </table:table-cell>
          <table:table-cell table:style-name="Accent_20_1" office:value-type="string" calcext:value-type="string">
            <text:p>32Ln</text:p>
          </table:table-cell>
          <table:table-cell table:style-name="Accent_20_1" office:value-type="string" calcext:value-type="string">
            <text:p>42Ln</text:p>
          </table:table-cell>
          <table:table-cell table:style-name="Accent_20_1" office:value-type="string" calcext:value-type="string">
            <text:p>52Ln</text:p>
          </table:table-cell>
          <table:table-cell office:value-type="string" calcext:value-type="string">
            <text:p>Tsoolen / Doolarla</text:p>
          </table:table-cell>
          <table:table-cell office:value-type="string" calcext:value-type="string">
            <text:p>BiDoolen</text:p>
          </table:table-cell>
          <table:table-cell office:value-type="string" calcext:value-type="string">
            <text:p>LeDoolen</text:p>
          </table:table-cell>
          <table:table-cell office:value-type="string" calcext:value-type="string">
            <text:p>KuuDoolen</text:p>
          </table:table-cell>
          <table:table-cell office:value-type="string" calcext:value-type="string">
            <text:p>PaanDoolen</text:p>
          </table:table-cell>
          <table:table-cell office:value-type="string" calcext:value-type="string">
            <text:p>Beladoo</text:p>
          </table:table-cell>
          <table:table-cell table:number-columns-repeated="16370"/>
        </table:table-row>
        <table:table-row table:style-name="ro1">
          <table:table-cell table:style-name="Accent_20_1" office:value-type="string" calcext:value-type="string">
            <text:p>03Ll</text:p>
          </table:table-cell>
          <table:table-cell office:value-type="string" calcext:value-type="string">
            <text:p>Lellar</text:p>
          </table:table-cell>
          <table:table-cell office:value-type="string" calcext:value-type="string">
            <text:p>3rd Week</text:p>
          </table:table-cell>
          <table:table-cell table:style-name="Accent_20_1" office:value-type="string" calcext:value-type="string">
            <text:p>13Ln</text:p>
          </table:table-cell>
          <table:table-cell table:style-name="Accent_20_1" office:value-type="string" calcext:value-type="string">
            <text:p>23Ln</text:p>
          </table:table-cell>
          <table:table-cell table:style-name="Accent_20_1" office:value-type="string" calcext:value-type="string">
            <text:p>33Ln</text:p>
          </table:table-cell>
          <table:table-cell table:style-name="Accent_20_1" office:value-type="string" calcext:value-type="string">
            <text:p>43Ln</text:p>
          </table:table-cell>
          <table:table-cell table:style-name="Accent_20_1" office:value-type="string" calcext:value-type="string">
            <text:p>53Ln</text:p>
          </table:table-cell>
          <table:table-cell office:value-type="string" calcext:value-type="string">
            <text:p>Dzeleren / Lellarla</text:p>
          </table:table-cell>
          <table:table-cell office:value-type="string" calcext:value-type="string">
            <text:p>Biillaaren</text:p>
          </table:table-cell>
          <table:table-cell office:value-type="string" calcext:value-type="string">
            <text:p>Lilleeren</text:p>
          </table:table-cell>
          <table:table-cell office:value-type="string" calcext:value-type="string">
            <text:p>Guullaaren</text:p>
          </table:table-cell>
          <table:table-cell office:value-type="string" calcext:value-type="string">
            <text:p>Banaarlen</text:p>
          </table:table-cell>
          <table:table-cell office:value-type="string" calcext:value-type="string">
            <text:p>Billeel</text:p>
          </table:table-cell>
          <table:table-cell table:number-columns-repeated="16370"/>
        </table:table-row>
        <table:table-row table:style-name="ro1">
          <table:table-cell table:style-name="Accent_20_1" office:value-type="string" calcext:value-type="string">
            <text:p>04Ll</text:p>
          </table:table-cell>
          <table:table-cell office:value-type="string" calcext:value-type="string">
            <text:p>Goolar</text:p>
          </table:table-cell>
          <table:table-cell office:value-type="string" calcext:value-type="string">
            <text:p>4th Week</text:p>
          </table:table-cell>
          <table:table-cell table:style-name="Accent_20_1" office:value-type="string" calcext:value-type="string">
            <text:p>14Ln</text:p>
          </table:table-cell>
          <table:table-cell table:style-name="Accent_20_1" office:value-type="string" calcext:value-type="string">
            <text:p>24Ln</text:p>
          </table:table-cell>
          <table:table-cell table:style-name="Accent_20_1" office:value-type="string" calcext:value-type="string">
            <text:p>34Ln</text:p>
          </table:table-cell>
          <table:table-cell table:style-name="Accent_20_1" office:value-type="string" calcext:value-type="string">
            <text:p>44Ln</text:p>
          </table:table-cell>
          <table:table-cell table:style-name="Accent_20_1" office:value-type="string" calcext:value-type="string">
            <text:p>54Ln</text:p>
          </table:table-cell>
          <table:table-cell office:value-type="string" calcext:value-type="string">
            <text:p>DzRolen / Goolarla</text:p>
          </table:table-cell>
          <table:table-cell office:value-type="string" calcext:value-type="string">
            <text:p>BiRuulen</text:p>
          </table:table-cell>
          <table:table-cell office:value-type="string" calcext:value-type="string">
            <text:p>LeRulen</text:p>
          </table:table-cell>
          <table:table-cell office:value-type="string" calcext:value-type="string">
            <text:p>Kuruulen</text:p>
          </table:table-cell>
          <table:table-cell office:value-type="string" calcext:value-type="string">
            <text:p>Banoorlen</text:p>
          </table:table-cell>
          <table:table-cell office:value-type="string" calcext:value-type="string">
            <text:p>Billor</text:p>
          </table:table-cell>
          <table:table-cell table:number-columns-repeated="16370"/>
        </table:table-row>
        <table:table-row table:style-name="ro1">
          <table:table-cell table:style-name="Accent_20_1" office:value-type="string" calcext:value-type="string">
            <text:p>05Ll</text:p>
          </table:table-cell>
          <table:table-cell office:value-type="string" calcext:value-type="string">
            <text:p>Bammar</text:p>
          </table:table-cell>
          <table:table-cell office:value-type="string" calcext:value-type="string">
            <text:p>5th Week</text:p>
          </table:table-cell>
          <table:table-cell table:style-name="Accent_20_1" office:value-type="string" calcext:value-type="string">
            <text:p>15Ln</text:p>
          </table:table-cell>
          <table:table-cell table:style-name="Accent_20_1" office:value-type="string" calcext:value-type="string">
            <text:p>25Ln</text:p>
          </table:table-cell>
          <table:table-cell table:style-name="Accent_20_1" office:value-type="string" calcext:value-type="string">
            <text:p>35Ln</text:p>
          </table:table-cell>
          <table:table-cell table:style-name="Accent_20_1" office:value-type="string" calcext:value-type="string">
            <text:p>45Ln</text:p>
          </table:table-cell>
          <table:table-cell table:style-name="Accent_20_1" office:value-type="string" calcext:value-type="string">
            <text:p>55Ln</text:p>
          </table:table-cell>
          <table:table-cell office:value-type="string" calcext:value-type="string">
            <text:p>DzVemeng / Bammarla</text:p>
          </table:table-cell>
          <table:table-cell office:value-type="string" calcext:value-type="string">
            <text:p>BiiVaameng</text:p>
          </table:table-cell>
          <table:table-cell office:value-type="string" calcext:value-type="string">
            <text:p>LeVaameng</text:p>
          </table:table-cell>
          <table:table-cell office:value-type="string" calcext:value-type="string">
            <text:p>KuVaameng</text:p>
          </table:table-cell>
          <table:table-cell office:value-type="string" calcext:value-type="string">
            <text:p>FaVaameng</text:p>
          </table:table-cell>
          <table:table-cell office:value-type="string" calcext:value-type="string">
            <text:p>Pilvaam</text:p>
          </table:table-cell>
          <table:table-cell table:number-columns-repeated="16370"/>
        </table:table-row>
        <table:table-row table:style-name="ro1">
          <table:table-cell table:style-name="Accent_20_1" office:value-type="string" calcext:value-type="string">
            <text:p>06Ll</text:p>
          </table:table-cell>
          <table:table-cell office:value-type="string" calcext:value-type="string">
            <text:p>Duulelar</text:p>
          </table:table-cell>
          <table:table-cell office:value-type="string" calcext:value-type="string">
            <text:p>6th Week</text:p>
          </table:table-cell>
          <table:table-cell table:style-name="Accent_20_1" office:value-type="string" calcext:value-type="string">
            <text:p>16Ln</text:p>
          </table:table-cell>
          <table:table-cell table:style-name="Accent_20_1" office:value-type="string" calcext:value-type="string">
            <text:p>26Ln</text:p>
          </table:table-cell>
          <table:table-cell table:style-name="Accent_20_1" office:value-type="string" calcext:value-type="string">
            <text:p>36Ln</text:p>
          </table:table-cell>
          <table:table-cell table:style-name="Accent_20_1" office:value-type="string" calcext:value-type="string">
            <text:p>46Ln</text:p>
          </table:table-cell>
          <table:table-cell table:style-name="Accent_20_1" office:value-type="string" calcext:value-type="string">
            <text:p>56Ln</text:p>
          </table:table-cell>
          <table:table-cell office:value-type="string" calcext:value-type="string">
            <text:p>Siilaren / Duulelarla</text:p>
          </table:table-cell>
          <table:table-cell office:value-type="string" calcext:value-type="string">
            <text:p>BiiDuleren</text:p>
          </table:table-cell>
          <table:table-cell office:value-type="string" calcext:value-type="string">
            <text:p>LeDuleren</text:p>
          </table:table-cell>
          <table:table-cell office:value-type="string" calcext:value-type="string">
            <text:p>KuDuuleren</text:p>
          </table:table-cell>
          <table:table-cell office:value-type="string" calcext:value-type="string">
            <text:p>PaDuleren</text:p>
          </table:table-cell>
          <table:table-cell office:value-type="string" calcext:value-type="string">
            <text:p>Tolzool</text:p>
          </table:table-cell>
          <table:table-cell table:number-columns-repeated="16370"/>
        </table:table-row>
        <table:table-row table:style-name="ro1">
          <table:table-cell table:style-name="Accent_20_1" office:value-type="string" calcext:value-type="string">
            <text:p>07Ll</text:p>
          </table:table-cell>
          <table:table-cell office:value-type="string" calcext:value-type="string">
            <text:p>Niraar</text:p>
          </table:table-cell>
          <table:table-cell office:value-type="string" calcext:value-type="string">
            <text:p>7th Week</text:p>
          </table:table-cell>
          <table:table-cell table:style-name="Accent_20_1" office:value-type="string" calcext:value-type="string">
            <text:p>17Ln</text:p>
          </table:table-cell>
          <table:table-cell table:style-name="Accent_20_1" office:value-type="string" calcext:value-type="string">
            <text:p>27Ln</text:p>
          </table:table-cell>
          <table:table-cell table:style-name="Accent_20_1" office:value-type="string" calcext:value-type="string">
            <text:p>37Ln</text:p>
          </table:table-cell>
          <table:table-cell table:style-name="Accent_20_1" office:value-type="string" calcext:value-type="string">
            <text:p>47Ln</text:p>
          </table:table-cell>
          <table:table-cell table:style-name="Accent_20_1" office:value-type="string" calcext:value-type="string">
            <text:p>57Ln</text:p>
          </table:table-cell>
          <table:table-cell office:value-type="string" calcext:value-type="string">
            <text:p>Nebiilen / Niraarla</text:p>
          </table:table-cell>
          <table:table-cell office:value-type="string" calcext:value-type="string">
            <text:p>BiiNirlen</text:p>
          </table:table-cell>
          <table:table-cell office:value-type="string" calcext:value-type="string">
            <text:p>NeGuulen</text:p>
          </table:table-cell>
          <table:table-cell office:value-type="string" calcext:value-type="string">
            <text:p>KuuNirlen</text:p>
          </table:table-cell>
          <table:table-cell office:value-type="string" calcext:value-type="string">
            <text:p>Nebellen</text:p>
          </table:table-cell>
          <table:table-cell office:value-type="string" calcext:value-type="string">
            <text:p>PilNir</text:p>
          </table:table-cell>
          <table:table-cell table:number-columns-repeated="16370"/>
        </table:table-row>
        <table:table-row table:style-name="ro1">
          <table:table-cell table:style-name="Accent_20_1" office:value-type="string" calcext:value-type="string">
            <text:p>00Ll</text:p>
          </table:table-cell>
          <table:table-cell office:value-type="string" calcext:value-type="string">
            <text:p>Baarel</text:p>
          </table:table-cell>
          <table:table-cell office:value-type="string" calcext:value-type="string">
            <text:p>Last Week</text:p>
          </table:table-cell>
          <table:table-cell table:style-name="Accent_20_1" office:value-type="string" calcext:value-type="string">
            <text:p>10Ln</text:p>
          </table:table-cell>
          <table:table-cell table:style-name="Accent_20_1" office:value-type="string" calcext:value-type="string">
            <text:p>20Ln</text:p>
          </table:table-cell>
          <table:table-cell table:style-name="Accent_20_1" office:value-type="string" calcext:value-type="string">
            <text:p>30Ln</text:p>
          </table:table-cell>
          <table:table-cell table:style-name="Accent_20_1" office:value-type="string" calcext:value-type="string">
            <text:p>40Ln</text:p>
          </table:table-cell>
          <table:table-cell table:style-name="Accent_20_1" office:value-type="string" calcext:value-type="string">
            <text:p>50Ln</text:p>
          </table:table-cell>
          <table:table-cell office:value-type="string" calcext:value-type="string">
            <text:p>Dzkilen / Baarella</text:p>
          </table:table-cell>
          <table:table-cell office:value-type="string" calcext:value-type="string">
            <text:p>BiGiilen</text:p>
          </table:table-cell>
          <table:table-cell office:value-type="string" calcext:value-type="string">
            <text:p>LeLiilen</text:p>
          </table:table-cell>
          <table:table-cell office:value-type="string" calcext:value-type="string">
            <text:p>Guwiilen</text:p>
          </table:table-cell>
          <table:table-cell office:value-type="string" calcext:value-type="string">
            <text:p>BaNiilen</text:p>
          </table:table-cell>
          <table:table-cell office:value-type="string" calcext:value-type="string">
            <text:p>GuBii</text:p>
          </table:table-cell>
          <table:table-cell table:number-columns-repeated="16370"/>
        </table:table-row>
        <table:table-row table:style-name="ro1">
          <table:table-cell table:style-name="Accent_20_1" office:value-type="string" calcext:value-type="string">
            <text:p>LDgl</text:p>
          </table:table-cell>
          <table:table-cell office:value-type="string" calcext:value-type="string">
            <text:p>Levannas</text:p>
          </table:table-cell>
          <table:table-cell office:value-type="string" calcext:value-type="string">
            <text:p>Holiday week</text:p>
          </table:table-cell>
          <table:table-cell table:style-name="Accent_20_1" office:value-type="string" calcext:value-type="string">
            <text:p>LN05Yy</text:p>
          </table:table-cell>
          <table:table-cell table:style-name="Accent_20_1" office:value-type="string" calcext:value-type="string">
            <text:p>LN04Yy</text:p>
          </table:table-cell>
          <table:table-cell table:style-name="Accent_20_1" office:value-type="string" calcext:value-type="string">
            <text:p>LN03Yy</text:p>
          </table:table-cell>
          <table:table-cell table:style-name="Accent_20_1" office:value-type="string" calcext:value-type="string">
            <text:p>LN02Yy</text:p>
          </table:table-cell>
          <table:table-cell table:style-name="Accent_20_1" office:value-type="string" calcext:value-type="string">
            <text:p>00LNyy</text:p>
          </table:table-cell>
          <table:table-cell office:value-type="string" calcext:value-type="string">
            <text:p>Lembami</text:p>
          </table:table-cell>
          <table:table-cell office:value-type="string" calcext:value-type="string">
            <text:p>Lenko’i</text:p>
          </table:table-cell>
          <table:table-cell office:value-type="string" calcext:value-type="string">
            <text:p>Lenleli</text:p>
          </table:table-cell>
          <table:table-cell office:value-type="string" calcext:value-type="string">
            <text:p>Lendoli</text:p>
          </table:table-cell>
          <table:table-cell office:value-type="string" calcext:value-type="string">
            <text:p>Baringi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string" calcext:value-type="string" table:number-columns-spanned="5" table:number-rows-spanned="1">
            <text:p>Bamingi misses twice times a year, Sometimes even having a LeDuley instead on some months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table-cell table:style-name="Accent_20_1"/>
          <table:table-cell table:number-columns-repeated="16382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0" calcext:value-type="float">
            <text:p>0</text:p>
          </table:table-cell>
          <table:table-cell table:formula="of:=[.B27]+1" office:value-type="float" office:value="1" calcext:value-type="float">
            <text:p>1</text:p>
          </table:table-cell>
          <table:table-cell table:formula="of:=[.C27]+1" office:value-type="float" office:value="2" calcext:value-type="float">
            <text:p>2</text:p>
          </table:table-cell>
          <table:table-cell table:formula="of:=[.D27]+1" office:value-type="float" office:value="3" calcext:value-type="float">
            <text:p>3</text:p>
          </table:table-cell>
          <table:table-cell table:formula="of:=[.E27]+1" office:value-type="float" office:value="4" calcext:value-type="float">
            <text:p>4</text:p>
          </table:table-cell>
          <table:table-cell table:formula="of:=[.F27]+1" office:value-type="float" office:value="5" calcext:value-type="float">
            <text:p>5</text:p>
          </table:table-cell>
          <table:table-cell table:formula="of:=[.G27]+1" office:value-type="float" office:value="6" calcext:value-type="float">
            <text:p>6</text:p>
          </table:table-cell>
          <table:table-cell table:formula="of:=[.H27]+1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Accent" table:formula="of:=[.$A$27]&amp;[.$A28]&amp;[.B$27]" office:value-type="string" office:string-value="'10" calcext:value-type="string">
            <text:p>'10</text:p>
          </table:table-cell>
          <table:table-cell table:style-name="Accent" table:formula="of:=[.$A$27]&amp;[.$A28]&amp;[.C$27]" office:value-type="string" office:string-value="'11" calcext:value-type="string">
            <text:p>'11</text:p>
          </table:table-cell>
          <table:table-cell table:style-name="Accent" table:formula="of:=[.$A$27]&amp;[.$A28]&amp;[.D$27]" office:value-type="string" office:string-value="'12" calcext:value-type="string">
            <text:p>'12</text:p>
          </table:table-cell>
          <table:table-cell table:style-name="Accent" table:formula="of:=[.$A$27]&amp;[.$A28]&amp;[.E$27]" office:value-type="string" office:string-value="'13" calcext:value-type="string">
            <text:p>'13</text:p>
          </table:table-cell>
          <table:table-cell table:style-name="Accent" table:formula="of:=[.$A$27]&amp;[.$A28]&amp;[.F$27]" office:value-type="string" office:string-value="'14" calcext:value-type="string">
            <text:p>'14</text:p>
          </table:table-cell>
          <table:table-cell table:style-name="Accent" table:formula="of:=[.$A$27]&amp;[.$A28]&amp;[.G$27]" office:value-type="string" office:string-value="'15" calcext:value-type="string">
            <text:p>'15</text:p>
          </table:table-cell>
          <table:table-cell table:style-name="Accent" table:formula="of:=[.$A$27]&amp;[.$A28]&amp;[.H$27]" office:value-type="string" office:string-value="'16" calcext:value-type="string">
            <text:p>'16</text:p>
          </table:table-cell>
          <table:table-cell table:style-name="Accent" table:formula="of:=[.$A$27]&amp;[.$A28]&amp;[.I$27]" office:value-type="string" office:string-value="'17" calcext:value-type="string">
            <text:p>'17</text:p>
          </table:table-cell>
          <table:table-cell table:style-name="Accent_20_1" office:value-type="string" calcext:value-type="string">
            <text:p>LnGl</text:p>
          </table:table-cell>
          <table:table-cell office:value-type="string" calcext:value-type="string">
            <text:p>LenKiil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ccent" table:formula="of:=[.$A$27]&amp;[.$A29]&amp;[.B$27]" office:value-type="string" office:string-value="'20" calcext:value-type="string">
            <text:p>'20</text:p>
          </table:table-cell>
          <table:table-cell table:style-name="Accent" table:formula="of:=[.$A$27]&amp;[.$A29]&amp;[.C$27]" office:value-type="string" office:string-value="'21" calcext:value-type="string">
            <text:p>'21</text:p>
          </table:table-cell>
          <table:table-cell table:style-name="Accent" table:formula="of:=[.$A$27]&amp;[.$A29]&amp;[.D$27]" office:value-type="string" office:string-value="'22" calcext:value-type="string">
            <text:p>'22</text:p>
          </table:table-cell>
          <table:table-cell table:style-name="Accent" table:formula="of:=[.$A$27]&amp;[.$A29]&amp;[.E$27]" office:value-type="string" office:string-value="'23" calcext:value-type="string">
            <text:p>'23</text:p>
          </table:table-cell>
          <table:table-cell table:style-name="Accent" table:formula="of:=[.$A$27]&amp;[.$A29]&amp;[.F$27]" office:value-type="string" office:string-value="'24" calcext:value-type="string">
            <text:p>'24</text:p>
          </table:table-cell>
          <table:table-cell table:style-name="Accent" table:formula="of:=[.$A$27]&amp;[.$A29]&amp;[.G$27]" office:value-type="string" office:string-value="'25" calcext:value-type="string">
            <text:p>'25</text:p>
          </table:table-cell>
          <table:table-cell table:style-name="Accent" table:formula="of:=[.$A$27]&amp;[.$A29]&amp;[.H$27]" office:value-type="string" office:string-value="'26" calcext:value-type="string">
            <text:p>'26</text:p>
          </table:table-cell>
          <table:table-cell table:style-name="Accent" table:formula="of:=[.$A$27]&amp;[.$A29]&amp;[.I$27]" office:value-type="string" office:string-value="'27" calcext:value-type="string">
            <text:p>'27</text:p>
          </table:table-cell>
          <table:table-cell table:style-name="Accent_20_1" office:value-type="string" calcext:value-type="string">
            <text:p>YgLn</text:p>
          </table:table-cell>
          <table:table-cell office:value-type="string" calcext:value-type="string">
            <text:p>Iklan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Accent" table:formula="of:=[.$A$27]&amp;[.$A30]&amp;[.B$27]" office:value-type="string" office:string-value="'30" calcext:value-type="string">
            <text:p>'30</text:p>
          </table:table-cell>
          <table:table-cell table:style-name="Accent" table:formula="of:=[.$A$27]&amp;[.$A30]&amp;[.C$27]" office:value-type="string" office:string-value="'31" calcext:value-type="string">
            <text:p>'31</text:p>
          </table:table-cell>
          <table:table-cell table:style-name="Accent" table:formula="of:=[.$A$27]&amp;[.$A30]&amp;[.D$27]" office:value-type="string" office:string-value="'32" calcext:value-type="string">
            <text:p>'32</text:p>
          </table:table-cell>
          <table:table-cell table:style-name="Accent" table:formula="of:=[.$A$27]&amp;[.$A30]&amp;[.E$27]" office:value-type="string" office:string-value="'33" calcext:value-type="string">
            <text:p>'33</text:p>
          </table:table-cell>
          <table:table-cell table:style-name="Accent" table:formula="of:=[.$A$27]&amp;[.$A30]&amp;[.F$27]" office:value-type="string" office:string-value="'34" calcext:value-type="string">
            <text:p>'34</text:p>
          </table:table-cell>
          <table:table-cell table:style-name="Accent" table:formula="of:=[.$A$27]&amp;[.$A30]&amp;[.G$27]" office:value-type="string" office:string-value="'35" calcext:value-type="string">
            <text:p>'35</text:p>
          </table:table-cell>
          <table:table-cell table:style-name="Accent" table:formula="of:=[.$A$27]&amp;[.$A30]&amp;[.H$27]" office:value-type="string" office:string-value="'36" calcext:value-type="string">
            <text:p>'36</text:p>
          </table:table-cell>
          <table:table-cell table:style-name="Accent" table:formula="of:=[.$A$27]&amp;[.$A30]&amp;[.I$27]" office:value-type="string" office:string-value="'37" calcext:value-type="string">
            <text:p>'37</text:p>
          </table:table-cell>
          <table:table-cell table:style-name="Accent_20_1" office:value-type="string" calcext:value-type="string">
            <text:p>GlDxGw</text:p>
          </table:table-cell>
          <table:table-cell office:value-type="string" calcext:value-type="string">
            <text:p>Kil Teku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Accent" table:formula="of:=[.$A$27]&amp;[.$A31]&amp;[.B$27]" office:value-type="string" office:string-value="'40" calcext:value-type="string">
            <text:p>'40</text:p>
          </table:table-cell>
          <table:table-cell table:style-name="Accent" table:formula="of:=[.$A$27]&amp;[.$A31]&amp;[.C$27]" office:value-type="string" office:string-value="'41" calcext:value-type="string">
            <text:p>'41</text:p>
          </table:table-cell>
          <table:table-cell table:style-name="Accent" table:formula="of:=[.$A$27]&amp;[.$A31]&amp;[.D$27]" office:value-type="string" office:string-value="'42" calcext:value-type="string">
            <text:p>'42</text:p>
          </table:table-cell>
          <table:table-cell table:style-name="Accent" table:formula="of:=[.$A$27]&amp;[.$A31]&amp;[.E$27]" office:value-type="string" office:string-value="'43" calcext:value-type="string">
            <text:p>'43</text:p>
          </table:table-cell>
          <table:table-cell table:style-name="Accent" table:formula="of:=[.$A$27]&amp;[.$A31]&amp;[.F$27]" office:value-type="string" office:string-value="'44" calcext:value-type="string">
            <text:p>'44</text:p>
          </table:table-cell>
          <table:table-cell table:style-name="Accent" table:formula="of:=[.$A$27]&amp;[.$A31]&amp;[.G$27]" office:value-type="string" office:string-value="'45" calcext:value-type="string">
            <text:p>'45</text:p>
          </table:table-cell>
          <table:table-cell table:style-name="Accent" table:formula="of:=[.$A$27]&amp;[.$A31]&amp;[.H$27]" office:value-type="string" office:string-value="'46" calcext:value-type="string">
            <text:p>'46</text:p>
          </table:table-cell>
          <table:table-cell table:style-name="Accent" table:formula="of:=[.$A$27]&amp;[.$A31]&amp;[.I$27]" office:value-type="string" office:string-value="'47" calcext:value-type="string">
            <text:p>'47</text:p>
          </table:table-cell>
          <table:table-cell table:style-name="Accent_20_1" office:value-type="string" calcext:value-type="string">
            <text:p>WyGwWx</text:p>
          </table:table-cell>
          <table:table-cell office:value-type="string" calcext:value-type="string">
            <text:p>Wikhwa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Accent" table:formula="of:=[.$A$27]&amp;[.$A32]&amp;[.B$27]" office:value-type="string" office:string-value="'50" calcext:value-type="string">
            <text:p>'50</text:p>
          </table:table-cell>
          <table:table-cell table:style-name="Accent" table:formula="of:=[.$A$27]&amp;[.$A32]&amp;[.C$27]" office:value-type="string" office:string-value="'51" calcext:value-type="string">
            <text:p>'51</text:p>
          </table:table-cell>
          <table:table-cell table:style-name="Accent" table:formula="of:=[.$A$27]&amp;[.$A32]&amp;[.D$27]" office:value-type="string" office:string-value="'52" calcext:value-type="string">
            <text:p>'52</text:p>
          </table:table-cell>
          <table:table-cell table:style-name="Accent" table:formula="of:=[.$A$27]&amp;[.$A32]&amp;[.E$27]" office:value-type="string" office:string-value="'53" calcext:value-type="string">
            <text:p>'53</text:p>
          </table:table-cell>
          <table:table-cell table:style-name="Accent" table:formula="of:=[.$A$27]&amp;[.$A32]&amp;[.F$27]" office:value-type="string" office:string-value="'54" calcext:value-type="string">
            <text:p>'54</text:p>
          </table:table-cell>
          <table:table-cell table:style-name="Accent" table:formula="of:=[.$A$27]&amp;[.$A32]&amp;[.G$27]" office:value-type="string" office:string-value="'55" calcext:value-type="string">
            <text:p>'55</text:p>
          </table:table-cell>
          <table:table-cell table:style-name="Accent" table:formula="of:=[.$A$27]&amp;[.$A32]&amp;[.H$27]" office:value-type="string" office:string-value="'56" calcext:value-type="string">
            <text:p>'56</text:p>
          </table:table-cell>
          <table:table-cell table:style-name="Accent" table:formula="of:=[.$A$27]&amp;[.$A32]&amp;[.I$27]" office:value-type="string" office:string-value="'57" calcext:value-type="string">
            <text:p>'57</text:p>
          </table:table-cell>
          <table:table-cell table:style-name="Accent_20_1" office:value-type="string" calcext:value-type="string">
            <text:p>GwWx</text:p>
          </table:table-cell>
          <table:table-cell office:value-type="string" calcext:value-type="string">
            <text:p>Guwa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Accent" table:formula="of:=[.$A$27]&amp;[.$A33]&amp;[.B$27]" office:value-type="string" office:string-value="'60" calcext:value-type="string">
            <text:p>'60</text:p>
          </table:table-cell>
          <table:table-cell table:style-name="Accent" table:formula="of:=[.$A$27]&amp;[.$A33]&amp;[.C$27]" office:value-type="string" office:string-value="'61" calcext:value-type="string">
            <text:p>'61</text:p>
          </table:table-cell>
          <table:table-cell table:style-name="Accent" table:formula="of:=[.$A$27]&amp;[.$A33]&amp;[.D$27]" office:value-type="string" office:string-value="'62" calcext:value-type="string">
            <text:p>'62</text:p>
          </table:table-cell>
          <table:table-cell table:style-name="Accent" table:formula="of:=[.$A$27]&amp;[.$A33]&amp;[.E$27]" office:value-type="string" office:string-value="'63" calcext:value-type="string">
            <text:p>'63</text:p>
          </table:table-cell>
          <table:table-cell table:style-name="Accent" table:formula="of:=[.$A$27]&amp;[.$A33]&amp;[.F$27]" office:value-type="string" office:string-value="'64" calcext:value-type="string">
            <text:p>'64</text:p>
          </table:table-cell>
          <table:table-cell table:style-name="Accent" table:formula="of:=[.$A$27]&amp;[.$A33]&amp;[.G$27]" office:value-type="string" office:string-value="'65" calcext:value-type="string">
            <text:p>'65</text:p>
          </table:table-cell>
          <table:table-cell table:style-name="Accent" table:formula="of:=[.$A$27]&amp;[.$A33]&amp;[.H$27]" office:value-type="string" office:string-value="'66" calcext:value-type="string">
            <text:p>'66</text:p>
          </table:table-cell>
          <table:table-cell table:style-name="Accent" table:formula="of:=[.$A$27]&amp;[.$A33]&amp;[.I$27]" office:value-type="string" office:string-value="'67" calcext:value-type="string">
            <text:p>'67</text:p>
          </table:table-cell>
          <table:table-cell table:style-name="Accent_20_1" office:value-type="string" calcext:value-type="string">
            <text:p>YgGx</text:p>
          </table:table-cell>
          <table:table-cell office:value-type="string" calcext:value-type="string">
            <text:p>Yakko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Accent" table:formula="of:=[.$A$27]&amp;[.$A34]&amp;[.B$27]" office:value-type="string" office:string-value="'70" calcext:value-type="string">
            <text:p>'70</text:p>
          </table:table-cell>
          <table:table-cell table:style-name="Accent" table:formula="of:=[.$A$27]&amp;[.$A34]&amp;[.C$27]" office:value-type="string" office:string-value="'71" calcext:value-type="string">
            <text:p>'71</text:p>
          </table:table-cell>
          <table:table-cell table:style-name="Accent" table:formula="of:=[.$A$27]&amp;[.$A34]&amp;[.D$27]" office:value-type="string" office:string-value="'72" calcext:value-type="string">
            <text:p>'72</text:p>
          </table:table-cell>
          <table:table-cell table:style-name="Accent" table:formula="of:=[.$A$27]&amp;[.$A34]&amp;[.E$27]" office:value-type="string" office:string-value="'73" calcext:value-type="string">
            <text:p>'73</text:p>
          </table:table-cell>
          <table:table-cell table:style-name="Accent" table:formula="of:=[.$A$27]&amp;[.$A34]&amp;[.F$27]" office:value-type="string" office:string-value="'74" calcext:value-type="string">
            <text:p>'74</text:p>
          </table:table-cell>
          <table:table-cell table:style-name="Accent" table:formula="of:=[.$A$27]&amp;[.$A34]&amp;[.G$27]" office:value-type="string" office:string-value="'75" calcext:value-type="string">
            <text:p>'75</text:p>
          </table:table-cell>
          <table:table-cell table:style-name="Accent" table:formula="of:=[.$A$27]&amp;[.$A34]&amp;[.H$27]" office:value-type="string" office:string-value="'76" calcext:value-type="string">
            <text:p>'76</text:p>
          </table:table-cell>
          <table:table-cell table:style-name="Accent" table:formula="of:=[.$A$27]&amp;[.$A34]&amp;[.I$27]" office:value-type="string" office:string-value="'77" calcext:value-type="string">
            <text:p>'77</text:p>
          </table:table-cell>
          <table:table-cell table:style-name="Accent_20_1" office:value-type="string" calcext:value-type="string">
            <text:p>NnWwYl</text:p>
          </table:table-cell>
          <table:table-cell office:value-type="string" calcext:value-type="string">
            <text:p>Nanoyar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Accent" table:formula="of:=[.$A$27]&amp;[.$A35]&amp;[.B$27]" office:value-type="string" office:string-value="'00" calcext:value-type="string">
            <text:p>'00</text:p>
          </table:table-cell>
          <table:table-cell table:style-name="Accent" table:formula="of:=[.$A$27]&amp;[.$A35]&amp;[.C$27]" office:value-type="string" office:string-value="'01" calcext:value-type="string">
            <text:p>'01</text:p>
          </table:table-cell>
          <table:table-cell table:style-name="Accent" table:formula="of:=[.$A$27]&amp;[.$A35]&amp;[.D$27]" office:value-type="string" office:string-value="'02" calcext:value-type="string">
            <text:p>'02</text:p>
          </table:table-cell>
          <table:table-cell table:style-name="Accent" table:formula="of:=[.$A$27]&amp;[.$A35]&amp;[.E$27]" office:value-type="string" office:string-value="'03" calcext:value-type="string">
            <text:p>'03</text:p>
          </table:table-cell>
          <table:table-cell table:style-name="Accent" table:formula="of:=[.$A$27]&amp;[.$A35]&amp;[.F$27]" office:value-type="string" office:string-value="'04" calcext:value-type="string">
            <text:p>'04</text:p>
          </table:table-cell>
          <table:table-cell table:style-name="Accent" table:formula="of:=[.$A$27]&amp;[.$A35]&amp;[.G$27]" office:value-type="string" office:string-value="'05" calcext:value-type="string">
            <text:p>'05</text:p>
          </table:table-cell>
          <table:table-cell table:style-name="Accent" table:formula="of:=[.$A$27]&amp;[.$A35]&amp;[.H$27]" office:value-type="string" office:string-value="'06" calcext:value-type="string">
            <text:p>'06</text:p>
          </table:table-cell>
          <table:table-cell table:style-name="Accent" table:formula="of:=[.$A$27]&amp;[.$A35]&amp;[.I$27]" office:value-type="string" office:string-value="'07" calcext:value-type="string">
            <text:p>'07</text:p>
          </table:table-cell>
          <table:table-cell table:style-name="Accent_20_1" office:value-type="string" calcext:value-type="string">
            <text:p>WyLn</text:p>
          </table:table-cell>
          <table:table-cell office:value-type="string" calcext:value-type="string">
            <text:p>Wilan</text:p>
          </table:table-cell>
          <table:table-cell table:number-columns-repeated="16373"/>
        </table:table-row>
        <table:table-row table:style-name="ro1">
          <table:table-cell/>
          <table:table-cell table:style-name="Accent_20_1" office:value-type="string" calcext:value-type="string">
            <text:p>Dg</text:p>
          </table:table-cell>
          <table:table-cell table:style-name="Accent_20_1" office:value-type="string" calcext:value-type="string">
            <text:p>Nwo</text:p>
          </table:table-cell>
          <table:table-cell table:style-name="Accent_20_1" office:value-type="string" calcext:value-type="string">
            <text:p>XyXnaa</text:p>
          </table:table-cell>
          <table:table-cell table:style-name="Accent_20_1" office:value-type="string" calcext:value-type="string">
            <text:p>XyWx</text:p>
          </table:table-cell>
          <table:table-cell table:style-name="Accent_20_1" office:value-type="string" calcext:value-type="string">
            <text:p>Wx, LxYyWx</text:p>
          </table:table-cell>
          <table:table-cell table:style-name="Accent_20_1" office:value-type="string" calcext:value-type="string">
            <text:p>LxYyXnaa</text:p>
          </table:table-cell>
          <table:table-cell table:style-name="Accent_20_1" office:value-type="string" calcext:value-type="string">
            <text:p>LxYy</text:p>
          </table:table-cell>
          <table:table-cell table:style-name="Accent_20_1" office:value-type="string" calcext:value-type="string">
            <text:p>LxLd</text:p>
          </table:table-cell>
          <table:table-cell table:style-name="Accent_20_1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.. Tudukh</text:p>
          </table:table-cell>
          <table:table-cell office:value-type="string" calcext:value-type="string">
            <text:p>.. No</text:p>
          </table:table-cell>
          <table:table-cell office:value-type="string" calcext:value-type="string">
            <text:p>.. Ayam</text:p>
          </table:table-cell>
          <table:table-cell office:value-type="string" calcext:value-type="string">
            <text:p>.. Ayawe</text:p>
          </table:table-cell>
          <table:table-cell office:value-type="string" calcext:value-type="string">
            <text:p>..We, ..Leiwe</text:p>
          </table:table-cell>
          <table:table-cell office:value-type="string" calcext:value-type="string">
            <text:p>..Leyam</text:p>
          </table:table-cell>
          <table:table-cell office:value-type="string" calcext:value-type="string">
            <text:p>..Lei</text:p>
          </table:table-cell>
          <table:table-cell office:value-type="string" calcext:value-type="string">
            <text:p>.. Laras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our, Minute</text:p>
          </table:table-cell>
          <table:table-cell office:value-type="string" calcext:value-type="string">
            <text:p>1st bird</text:p>
          </table:table-cell>
          <table:table-cell office:value-type="string" calcext:value-type="string">
            <text:p>2<text:span text:style-name="T1">nd</text:span> Bird</text:p>
          </table:table-cell>
          <table:table-cell office:value-type="string" calcext:value-type="string">
            <text:p>3rd bird</text:p>
          </table:table-cell>
          <table:table-cell office:value-type="string" calcext:value-type="string">
            <text:p>4th bird</text:p>
          </table:table-cell>
          <table:table-cell office:value-type="string" calcext:value-type="string">
            <text:p>5th bird</text:p>
          </table:table-cell>
          <table:table-cell office:value-type="string" calcext:value-type="string">
            <text:p>6th bird</text:p>
          </table:table-cell>
          <table:table-cell office:value-type="string" calcext:value-type="string">
            <text:p>7th bird</text:p>
          </table:table-cell>
          <table:table-cell office:value-type="string" calcext:value-type="string">
            <text:p>Last bir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st strong</text:p>
          </table:table-cell>
          <table:table-cell table:style-name="Accent_20_1" office:value-type="string" calcext:value-type="string">
            <text:p>BG01 , LB01</text:p>
          </table:table-cell>
          <table:table-cell table:style-name="Accent_20_1" office:value-type="string" calcext:value-type="string">
            <text:p>BG41 , LB41</text:p>
          </table:table-cell>
          <table:table-cell table:style-name="Accent_20_1" office:value-type="string" calcext:value-type="string">
            <text:p>BG21 , LB21</text:p>
          </table:table-cell>
          <table:table-cell table:style-name="Accent_20_1" office:value-type="string" calcext:value-type="string">
            <text:p>BG61 , LB61</text:p>
          </table:table-cell>
          <table:table-cell table:style-name="Accent_20_1" office:value-type="string" calcext:value-type="string">
            <text:p>BG11 , LB11</text:p>
          </table:table-cell>
          <table:table-cell table:style-name="Accent_20_1" office:value-type="string" calcext:value-type="string">
            <text:p>BG51 , LB51</text:p>
          </table:table-cell>
          <table:table-cell table:style-name="Accent_20_1" office:value-type="string" calcext:value-type="string">
            <text:p>BG31 , LB31</text:p>
          </table:table-cell>
          <table:table-cell table:style-name="Accent_20_1" office:value-type="string" calcext:value-type="string">
            <text:p>BG71 , LB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nd strong</text:p>
          </table:table-cell>
          <table:table-cell table:style-name="Accent_20_1" office:value-type="string" calcext:value-type="string">
            <text:p>BG02 , LB02</text:p>
          </table:table-cell>
          <table:table-cell table:style-name="Accent_20_1" office:value-type="string" calcext:value-type="string">
            <text:p>BG42 , LB42</text:p>
          </table:table-cell>
          <table:table-cell table:style-name="Accent_20_1" office:value-type="string" calcext:value-type="string">
            <text:p>BG22 , LB22</text:p>
          </table:table-cell>
          <table:table-cell table:style-name="Accent_20_1" office:value-type="string" calcext:value-type="string">
            <text:p>BG62 , LB62</text:p>
          </table:table-cell>
          <table:table-cell table:style-name="Accent_20_1" office:value-type="string" calcext:value-type="string">
            <text:p>BG12 , LB12</text:p>
          </table:table-cell>
          <table:table-cell table:style-name="Accent_20_1" office:value-type="string" calcext:value-type="string">
            <text:p>BG52 , LB52</text:p>
          </table:table-cell>
          <table:table-cell table:style-name="Accent_20_1" office:value-type="string" calcext:value-type="string">
            <text:p>BG32 , LB32</text:p>
          </table:table-cell>
          <table:table-cell table:style-name="Accent_20_1" office:value-type="string" calcext:value-type="string">
            <text:p>BG72 , LB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rd strong</text:p>
          </table:table-cell>
          <table:table-cell table:style-name="Accent_20_1" office:value-type="string" calcext:value-type="string">
            <text:p>BG3 , LB3</text:p>
          </table:table-cell>
          <table:table-cell table:style-name="Accent_20_1" office:value-type="string" calcext:value-type="string">
            <text:p>BG43 , LB43</text:p>
          </table:table-cell>
          <table:table-cell table:style-name="Accent_20_1" office:value-type="string" calcext:value-type="string">
            <text:p>BG23 , LB23</text:p>
          </table:table-cell>
          <table:table-cell table:style-name="Accent_20_1" office:value-type="string" calcext:value-type="string">
            <text:p>BG63 , LB63</text:p>
          </table:table-cell>
          <table:table-cell table:style-name="Accent_20_1" office:value-type="string" calcext:value-type="string">
            <text:p>BG13 , LB13</text:p>
          </table:table-cell>
          <table:table-cell table:style-name="Accent_20_1" office:value-type="string" calcext:value-type="string">
            <text:p>BG53 , LB53</text:p>
          </table:table-cell>
          <table:table-cell table:style-name="Accent_20_1" office:value-type="string" calcext:value-type="string">
            <text:p>BG33 , LB33</text:p>
          </table:table-cell>
          <table:table-cell table:style-name="Accent_20_1" office:value-type="string" calcext:value-type="string">
            <text:p>BG73 , LB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4th strong</text:p>
          </table:table-cell>
          <table:table-cell table:style-name="Accent_20_1" office:value-type="string" calcext:value-type="string">
            <text:p>BG4 , LB4</text:p>
          </table:table-cell>
          <table:table-cell table:style-name="Accent_20_1" office:value-type="string" calcext:value-type="string">
            <text:p>BG44 , LB44</text:p>
          </table:table-cell>
          <table:table-cell table:style-name="Accent_20_1" office:value-type="string" calcext:value-type="string">
            <text:p>BG24 , LB24</text:p>
          </table:table-cell>
          <table:table-cell table:style-name="Accent_20_1" office:value-type="string" calcext:value-type="string">
            <text:p>BG64 , LB64</text:p>
          </table:table-cell>
          <table:table-cell table:style-name="Accent_20_1" office:value-type="string" calcext:value-type="string">
            <text:p>BG14 , LB14</text:p>
          </table:table-cell>
          <table:table-cell table:style-name="Accent_20_1" office:value-type="string" calcext:value-type="string">
            <text:p>BG54 , LB54</text:p>
          </table:table-cell>
          <table:table-cell table:style-name="Accent_20_1" office:value-type="string" calcext:value-type="string">
            <text:p>BG34 , LB34</text:p>
          </table:table-cell>
          <table:table-cell table:style-name="Accent_20_1" office:value-type="string" calcext:value-type="string">
            <text:p>BG74 , LB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th strong</text:p>
          </table:table-cell>
          <table:table-cell table:style-name="Accent_20_1" office:value-type="string" calcext:value-type="string">
            <text:p>BG5 , LB5</text:p>
          </table:table-cell>
          <table:table-cell table:style-name="Accent_20_1" office:value-type="string" calcext:value-type="string">
            <text:p>BG45 , LB45</text:p>
          </table:table-cell>
          <table:table-cell table:style-name="Accent_20_1" office:value-type="string" calcext:value-type="string">
            <text:p>BG25 , LB25</text:p>
          </table:table-cell>
          <table:table-cell table:style-name="Accent_20_1" office:value-type="string" calcext:value-type="string">
            <text:p>BG65 , LB65</text:p>
          </table:table-cell>
          <table:table-cell table:style-name="Accent_20_1" office:value-type="string" calcext:value-type="string">
            <text:p>BG15 , LB15</text:p>
          </table:table-cell>
          <table:table-cell table:style-name="Accent_20_1" office:value-type="string" calcext:value-type="string">
            <text:p>BG55 , LB55</text:p>
          </table:table-cell>
          <table:table-cell table:style-name="Accent_20_1" office:value-type="string" calcext:value-type="string">
            <text:p>BG35 , LB35</text:p>
          </table:table-cell>
          <table:table-cell table:style-name="Accent_20_1" office:value-type="string" calcext:value-type="string">
            <text:p>BG75 , LB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6th strong</text:p>
          </table:table-cell>
          <table:table-cell table:style-name="Accent_20_1" office:value-type="string" calcext:value-type="string">
            <text:p>BG6 , LB6</text:p>
          </table:table-cell>
          <table:table-cell table:style-name="Accent_20_1" office:value-type="string" calcext:value-type="string">
            <text:p>BG46 , LB46</text:p>
          </table:table-cell>
          <table:table-cell table:style-name="Accent_20_1" office:value-type="string" calcext:value-type="string">
            <text:p>BG26 , LB26</text:p>
          </table:table-cell>
          <table:table-cell table:style-name="Accent_20_1" office:value-type="string" calcext:value-type="string">
            <text:p>BG66 , LB66</text:p>
          </table:table-cell>
          <table:table-cell table:style-name="Accent_20_1" office:value-type="string" calcext:value-type="string">
            <text:p>BG16 , LB16</text:p>
          </table:table-cell>
          <table:table-cell table:style-name="Accent_20_1" office:value-type="string" calcext:value-type="string">
            <text:p>BG56 , LB56</text:p>
          </table:table-cell>
          <table:table-cell table:style-name="Accent_20_1" office:value-type="string" calcext:value-type="string">
            <text:p>BG36 , LB36</text:p>
          </table:table-cell>
          <table:table-cell table:style-name="Accent_20_1" office:value-type="string" calcext:value-type="string">
            <text:p>BG76 , LB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7th strong</text:p>
          </table:table-cell>
          <table:table-cell table:style-name="Accent_20_1" office:value-type="string" calcext:value-type="string">
            <text:p>BG7 , LB7</text:p>
          </table:table-cell>
          <table:table-cell table:style-name="Accent_20_1" office:value-type="string" calcext:value-type="string">
            <text:p>BG47 , LB47</text:p>
          </table:table-cell>
          <table:table-cell table:style-name="Accent_20_1" office:value-type="string" calcext:value-type="string">
            <text:p>BG27 , LB27</text:p>
          </table:table-cell>
          <table:table-cell table:style-name="Accent_20_1" office:value-type="string" calcext:value-type="string">
            <text:p>BG67 , LB67</text:p>
          </table:table-cell>
          <table:table-cell table:style-name="Accent_20_1" office:value-type="string" calcext:value-type="string">
            <text:p>BG17 , LB17</text:p>
          </table:table-cell>
          <table:table-cell table:style-name="Accent_20_1" office:value-type="string" calcext:value-type="string">
            <text:p>BG57 , LB57</text:p>
          </table:table-cell>
          <table:table-cell table:style-name="Accent_20_1" office:value-type="string" calcext:value-type="string">
            <text:p>BG37 , LB37</text:p>
          </table:table-cell>
          <table:table-cell table:style-name="Accent_20_1" office:value-type="string" calcext:value-type="string">
            <text:p>BG77 , LB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ast strong</text:p>
          </table:table-cell>
          <table:table-cell table:style-name="Accent_20_1" office:value-type="string" calcext:value-type="string">
            <text:p>BG0 , LB0</text:p>
          </table:table-cell>
          <table:table-cell table:style-name="Accent_20_1" office:value-type="string" calcext:value-type="string">
            <text:p>BG40 , LB40</text:p>
          </table:table-cell>
          <table:table-cell table:style-name="Accent_20_1" office:value-type="string" calcext:value-type="string">
            <text:p>BG20 , LB20</text:p>
          </table:table-cell>
          <table:table-cell table:style-name="Accent_20_1" office:value-type="string" calcext:value-type="string">
            <text:p>BG60 , LB60</text:p>
          </table:table-cell>
          <table:table-cell table:style-name="Accent_20_1" office:value-type="string" calcext:value-type="string">
            <text:p>BG10 , LB10</text:p>
          </table:table-cell>
          <table:table-cell table:style-name="Accent_20_1" office:value-type="string" calcext:value-type="string">
            <text:p>BG50 , LB50</text:p>
          </table:table-cell>
          <table:table-cell table:style-name="Accent_20_1" office:value-type="string" calcext:value-type="string">
            <text:p>BG30 , LB30</text:p>
          </table:table-cell>
          <table:table-cell table:style-name="Accent_20_1" office:value-type="string" calcext:value-type="string">
            <text:p>BG70 , LB70</text:p>
          </table:table-cell>
          <table:table-cell table:number-columns-repeated="16375"/>
        </table:table-row>
        <table:table-row table:style-name="ro1">
          <table:table-cell/>
          <table:table-cell table:style-name="Accent_20_1"/>
          <table:table-cell table:number-columns-repeated="16382"/>
        </table:table-row>
        <table:table-row table:style-name="ro1">
          <table:table-cell table:style-name="Accent_20_1" office:value-type="string" calcext:value-type="string">
            <text:p>LDlnyx</text:p>
          </table:table-cell>
          <table:table-cell office:value-type="string" calcext:value-type="string">
            <text:p>Largan</text:p>
          </table:table-cell>
          <table:table-cell table:style-name="ce693" office:value-type="date" office:date-value="2025-03-20" calcext:value-type="date">
            <text:p>Thu, Mar 20</text:p>
          </table:table-cell>
          <table:table-cell table:style-name="Accent_20_1" office:value-type="string" calcext:value-type="string">
            <text:p>LDygyx</text:p>
          </table:table-cell>
          <table:table-cell office:value-type="string" calcext:value-type="string">
            <text:p>Yakkal</text:p>
          </table:table-cell>
          <table:table-cell table:style-name="ce693" office:value-type="date" office:date-value="2025-06-21" calcext:value-type="date">
            <text:p>Sat, Jun 21</text:p>
          </table:table-cell>
          <table:table-cell table:style-name="Accent_20_1" office:value-type="string" calcext:value-type="string">
            <text:p>LDgwyx</text:p>
          </table:table-cell>
          <table:table-cell office:value-type="string" calcext:value-type="string">
            <text:p>Gargan</text:p>
          </table:table-cell>
          <table:table-cell table:style-name="ce693" office:value-type="date" office:date-value="2025-09-22" calcext:value-type="date">
            <text:p>Mon, Sep 22</text:p>
          </table:table-cell>
          <table:table-cell table:style-name="Accent_20_1" office:value-type="string" calcext:value-type="string">
            <text:p>LDwyln</text:p>
          </table:table-cell>
          <table:table-cell office:value-type="string" calcext:value-type="string">
            <text:p>Wigil</text:p>
          </table:table-cell>
          <table:table-cell table:style-name="ce693" office:value-type="date" office:date-value="2025-12-21" calcext:value-type="date">
            <text:p>Sun, Dec 2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1Ln LDlnygYy</text:p>
          </table:table-cell>
          <table:table-cell table:formula="of:=OFFSET([.$I$16];FLOOR((ROW([.A1])-1)/5;1);MOD(ROW([.A1])-1;5);1;1)&amp;&quot; Olkhay&quot;" office:value-type="string" office:string-value="Dzeneng / Nenarla Olkhay" calcext:value-type="string">
            <text:p>Dzeneng / Nenarla Olkhay</text:p>
          </table:table-cell>
          <table:table-cell table:style-name="ce693" table:formula="of:=[.C49]+1" office:value-type="date" office:date-value="2025-03-21" calcext:value-type="date">
            <text:p>Fri, Mar 21</text:p>
          </table:table-cell>
          <table:table-cell table:style-name="Accent_20_1" office:value-type="string" calcext:value-type="string">
            <text:p>11Ln LDyggwYy</text:p>
          </table:table-cell>
          <table:table-cell table:formula="of:=OFFSET([.$I$16];FLOOR((ROW([.D1])-1)/5;1);MOD(ROW([.D1])-1;5);1;1)&amp;&quot; Wariko&quot;" office:value-type="string" office:string-value="Dzeneng / Nenarla Wariko" calcext:value-type="string">
            <text:p>Dzeneng / Nenarla Wariko</text:p>
          </table:table-cell>
          <table:table-cell table:style-name="ce693" office:value-type="date" office:date-value="2025-06-22" calcext:value-type="date">
            <text:p>Sun, Jun 22</text:p>
          </table:table-cell>
          <table:table-cell table:style-name="Accent_20_1" office:value-type="string" calcext:value-type="string">
            <text:p>11Ln LDgwwyYy</text:p>
          </table:table-cell>
          <table:table-cell table:formula="of:=OFFSET([.$I$16];FLOOR((ROW([.G1])-1)/5;1);MOD(ROW([.G1])-1;5);1;1)&amp;&quot; Akkas&quot;" office:value-type="string" office:string-value="Dzeneng / Nenarla Akkas" calcext:value-type="string">
            <text:p>Dzeneng / Nenarla Akkas</text:p>
          </table:table-cell>
          <table:table-cell table:style-name="ce693" table:formula="of:=[.I49]+1" office:value-type="date" office:date-value="2025-09-23" calcext:value-type="date">
            <text:p>Tue, Sep 23</text:p>
          </table:table-cell>
          <table:table-cell table:style-name="Accent_20_1" office:value-type="string" calcext:value-type="string">
            <text:p>11Ln LDwylnYy</text:p>
          </table:table-cell>
          <table:table-cell table:formula="of:=OFFSET([.$I$16];FLOOR((ROW([.J1])-1)/5;1);MOD(ROW([.J1])-1;5);1;1)&amp;&quot; Lawni&quot;" office:value-type="string" office:string-value="Dzeneng / Nenarla Lawni" calcext:value-type="string">
            <text:p>Dzeneng / Nenarla Lawni</text:p>
          </table:table-cell>
          <table:table-cell table:style-name="ce693" table:formula="of:=[.L49]+1" office:value-type="date" office:date-value="2025-12-22" calcext:value-type="date">
            <text:p>Mon, Dec 22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1Ln LDlnygYy &amp;6</text:p>
          </table:table-cell>
          <table:table-cell table:formula="of:=OFFSET([.$I$16];FLOOR((ROW([.A2])-1)/5;1);MOD(ROW([.A2])-1;5);1;1)&amp;&quot; Olkhay&quot;" office:value-type="string" office:string-value="Biinnelen Olkhay" calcext:value-type="string">
            <text:p>Biinnelen Olkhay</text:p>
          </table:table-cell>
          <table:table-cell table:style-name="ce693" table:formula="of:=[.C50]+1" office:value-type="date" office:date-value="2025-03-22" calcext:value-type="date">
            <text:p>Sat, Mar 22</text:p>
          </table:table-cell>
          <table:table-cell table:style-name="Accent_20_1" office:value-type="string" calcext:value-type="string">
            <text:p>21Ln LDyggwYy</text:p>
          </table:table-cell>
          <table:table-cell table:formula="of:=OFFSET([.$I$16];FLOOR((ROW([.D2])-1)/5;1);MOD(ROW([.D2])-1;5);1;1)&amp;&quot; Wariko&quot;" office:value-type="string" office:string-value="Biinnelen Wariko" calcext:value-type="string">
            <text:p>Biinnelen Wariko</text:p>
          </table:table-cell>
          <table:table-cell table:style-name="ce693" office:value-type="date" office:date-value="2025-06-23" calcext:value-type="date">
            <text:p>Mon, Jun 23</text:p>
          </table:table-cell>
          <table:table-cell table:style-name="Accent_20_1" office:value-type="string" calcext:value-type="string">
            <text:p>21Ln LDgwwyYy</text:p>
          </table:table-cell>
          <table:table-cell table:formula="of:=OFFSET([.$I$16];FLOOR((ROW([.G2])-1)/5;1);MOD(ROW([.G2])-1;5);1;1)&amp;&quot; Akkas&quot;" office:value-type="string" office:string-value="Biinnelen Akkas" calcext:value-type="string">
            <text:p>Biinnelen Akkas</text:p>
          </table:table-cell>
          <table:table-cell table:style-name="ce693" table:formula="of:=[.I50]+1" office:value-type="date" office:date-value="2025-09-24" calcext:value-type="date">
            <text:p>Wed, Sep 24</text:p>
          </table:table-cell>
          <table:table-cell table:style-name="Accent_20_1" office:value-type="string" calcext:value-type="string">
            <text:p>21Ln LDwylnYy</text:p>
          </table:table-cell>
          <table:table-cell table:formula="of:=OFFSET([.$I$16];FLOOR((ROW([.J2])-1)/5;1);MOD(ROW([.J2])-1;5);1;1)&amp;&quot; Lawni&quot;" office:value-type="string" office:string-value="Biinnelen Lawni" calcext:value-type="string">
            <text:p>Biinnelen Lawni</text:p>
          </table:table-cell>
          <table:table-cell table:style-name="ce693" table:formula="of:=[.L50]+1" office:value-type="date" office:date-value="2025-12-23" calcext:value-type="date">
            <text:p>Tue, Dec 23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1Ln LDlnygYy</text:p>
          </table:table-cell>
          <table:table-cell table:formula="of:=OFFSET([.$I$16];FLOOR((ROW([.A3])-1)/5;1);MOD(ROW([.A3])-1;5);1;1)&amp;&quot; Olkhay&quot;" office:value-type="string" office:string-value="Lennelen Olkhay" calcext:value-type="string">
            <text:p>Lennelen Olkhay</text:p>
          </table:table-cell>
          <table:table-cell table:style-name="ce693" table:formula="of:=[.C51]+1" office:value-type="date" office:date-value="2025-03-23" calcext:value-type="date">
            <text:p>Sun, Mar 23</text:p>
          </table:table-cell>
          <table:table-cell table:style-name="Accent_20_1" office:value-type="string" calcext:value-type="string">
            <text:p>31Ln LDyggwYy</text:p>
          </table:table-cell>
          <table:table-cell table:formula="of:=OFFSET([.$I$16];FLOOR((ROW([.D3])-1)/5;1);MOD(ROW([.D3])-1;5);1;1)&amp;&quot; Wariko&quot;" office:value-type="string" office:string-value="Lennelen Wariko" calcext:value-type="string">
            <text:p>Lennelen Wariko</text:p>
          </table:table-cell>
          <table:table-cell table:style-name="ce693" office:value-type="date" office:date-value="2025-06-24" calcext:value-type="date">
            <text:p>Tue, Jun 24</text:p>
          </table:table-cell>
          <table:table-cell table:style-name="Accent_20_1" office:value-type="string" calcext:value-type="string">
            <text:p>31Ln LDgwwyYy</text:p>
          </table:table-cell>
          <table:table-cell table:formula="of:=OFFSET([.$I$16];FLOOR((ROW([.G3])-1)/5;1);MOD(ROW([.G3])-1;5);1;1)&amp;&quot; Akkas&quot;" office:value-type="string" office:string-value="Lennelen Akkas" calcext:value-type="string">
            <text:p>Lennelen Akkas</text:p>
          </table:table-cell>
          <table:table-cell table:style-name="ce693" table:formula="of:=[.I51]+1" office:value-type="date" office:date-value="2025-09-25" calcext:value-type="date">
            <text:p>Thu, Sep 25</text:p>
          </table:table-cell>
          <table:table-cell table:style-name="Accent_20_1" office:value-type="string" calcext:value-type="string">
            <text:p>31Ln LDwylnYy</text:p>
          </table:table-cell>
          <table:table-cell table:formula="of:=OFFSET([.$I$16];FLOOR((ROW([.J3])-1)/5;1);MOD(ROW([.J3])-1;5);1;1)&amp;&quot; Lawni&quot;" office:value-type="string" office:string-value="Lennelen Lawni" calcext:value-type="string">
            <text:p>Lennelen Lawni</text:p>
          </table:table-cell>
          <table:table-cell table:style-name="ce693" table:formula="of:=[.L51]+1" office:value-type="date" office:date-value="2025-12-24" calcext:value-type="date">
            <text:p>Wed, Dec 24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1Ln LDlnygYy</text:p>
          </table:table-cell>
          <table:table-cell table:formula="of:=OFFSET([.$I$16];FLOOR((ROW([.A4])-1)/5;1);MOD(ROW([.A4])-1;5);1;1)&amp;&quot; Olkhay&quot;" office:value-type="string" office:string-value="Guunnelen Olkhay" calcext:value-type="string">
            <text:p>Guunnelen Olkhay</text:p>
          </table:table-cell>
          <table:table-cell table:style-name="ce693" table:formula="of:=[.C52]+1" office:value-type="date" office:date-value="2025-03-24" calcext:value-type="date">
            <text:p>Mon, Mar 24</text:p>
          </table:table-cell>
          <table:table-cell table:style-name="Accent_20_1" office:value-type="string" calcext:value-type="string">
            <text:p>41Ln LDyggwYy</text:p>
          </table:table-cell>
          <table:table-cell table:formula="of:=OFFSET([.$I$16];FLOOR((ROW([.D4])-1)/5;1);MOD(ROW([.D4])-1;5);1;1)&amp;&quot; Wariko&quot;" office:value-type="string" office:string-value="Guunnelen Wariko" calcext:value-type="string">
            <text:p>Guunnelen Wariko</text:p>
          </table:table-cell>
          <table:table-cell table:style-name="ce693" office:value-type="date" office:date-value="2025-06-25" calcext:value-type="date">
            <text:p>Wed, Jun 25</text:p>
          </table:table-cell>
          <table:table-cell table:style-name="Accent_20_1" office:value-type="string" calcext:value-type="string">
            <text:p>41Ln LDgwwyYy</text:p>
          </table:table-cell>
          <table:table-cell table:formula="of:=OFFSET([.$I$16];FLOOR((ROW([.G4])-1)/5;1);MOD(ROW([.G4])-1;5);1;1)&amp;&quot; Akkas&quot;" office:value-type="string" office:string-value="Guunnelen Akkas" calcext:value-type="string">
            <text:p>Guunnelen Akkas</text:p>
          </table:table-cell>
          <table:table-cell table:style-name="ce693" table:formula="of:=[.I52]+1" office:value-type="date" office:date-value="2025-09-26" calcext:value-type="date">
            <text:p>Fri, Sep 26</text:p>
          </table:table-cell>
          <table:table-cell table:style-name="Accent_20_1" office:value-type="string" calcext:value-type="string">
            <text:p>41Ln LDwylnYy</text:p>
          </table:table-cell>
          <table:table-cell table:formula="of:=OFFSET([.$I$16];FLOOR((ROW([.J4])-1)/5;1);MOD(ROW([.J4])-1;5);1;1)&amp;&quot; Lawni&quot;" office:value-type="string" office:string-value="Guunnelen Lawni" calcext:value-type="string">
            <text:p>Guunnelen Lawni</text:p>
          </table:table-cell>
          <table:table-cell table:style-name="ce693" table:formula="of:=[.L52]+1" office:value-type="date" office:date-value="2025-12-25" calcext:value-type="date">
            <text:p>Thu, Dec 25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1Ln LDlnygYy &amp;7</text:p>
          </table:table-cell>
          <table:table-cell table:formula="of:=OFFSET([.$I$16];FLOOR((ROW([.A5])-1)/5;1);MOD(ROW([.A5])-1;5);1;1)&amp;&quot; Olkhay&quot;" office:value-type="string" office:string-value="BiNiineren Olkhay" calcext:value-type="string">
            <text:p>BiNiineren Olkhay</text:p>
          </table:table-cell>
          <table:table-cell table:style-name="ce693" table:formula="of:=[.C53]+1" office:value-type="date" office:date-value="2025-03-25" calcext:value-type="date">
            <text:p>Tue, Mar 25</text:p>
          </table:table-cell>
          <table:table-cell table:style-name="Accent_20_1" office:value-type="string" calcext:value-type="string">
            <text:p>51Ln LDyggwYy</text:p>
          </table:table-cell>
          <table:table-cell table:formula="of:=OFFSET([.$I$16];FLOOR((ROW([.D5])-1)/5;1);MOD(ROW([.D5])-1;5);1;1)&amp;&quot; Wariko&quot;" office:value-type="string" office:string-value="BiNiineren Wariko" calcext:value-type="string">
            <text:p>BiNiineren Wariko</text:p>
          </table:table-cell>
          <table:table-cell table:style-name="ce693" office:value-type="date" office:date-value="2025-06-26" calcext:value-type="date">
            <text:p>Thu, Jun 26</text:p>
          </table:table-cell>
          <table:table-cell table:style-name="Accent_20_1" office:value-type="string" calcext:value-type="string">
            <text:p>51Ln LDgwwyYy</text:p>
          </table:table-cell>
          <table:table-cell table:formula="of:=OFFSET([.$I$16];FLOOR((ROW([.G5])-1)/5;1);MOD(ROW([.G5])-1;5);1;1)&amp;&quot; Akkas&quot;" office:value-type="string" office:string-value="BiNiineren Akkas" calcext:value-type="string">
            <text:p>BiNiineren Akkas</text:p>
          </table:table-cell>
          <table:table-cell table:style-name="ce693" table:formula="of:=[.I53]+1" office:value-type="date" office:date-value="2025-09-27" calcext:value-type="date">
            <text:p>Sat, Sep 27</text:p>
          </table:table-cell>
          <table:table-cell table:style-name="Accent_20_1" office:value-type="string" calcext:value-type="string">
            <text:p>51Ln LDwylnYy</text:p>
          </table:table-cell>
          <table:table-cell table:formula="of:=OFFSET([.$I$16];FLOOR((ROW([.J5])-1)/5;1);MOD(ROW([.J5])-1;5);1;1)&amp;&quot; Lawni&quot;" office:value-type="string" office:string-value="BiNiineren Lawni" calcext:value-type="string">
            <text:p>BiNiineren Lawni</text:p>
          </table:table-cell>
          <table:table-cell table:style-name="ce693" table:formula="of:=[.L53]+1" office:value-type="date" office:date-value="2025-12-26" calcext:value-type="date">
            <text:p>Fri, Dec 26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2Ln LDlnygYy</text:p>
          </table:table-cell>
          <table:table-cell table:formula="of:=OFFSET([.$I$16];FLOOR((ROW([.A6])-1)/5;1);MOD(ROW([.A6])-1;5);1;1)&amp;&quot; Olkhay&quot;" office:value-type="string" office:string-value="Tsoolen / Doolarla Olkhay" calcext:value-type="string">
            <text:p>Tsoolen / Doolarla Olkhay</text:p>
          </table:table-cell>
          <table:table-cell table:style-name="ce693" table:formula="of:=[.C54]+1" office:value-type="date" office:date-value="2025-03-26" calcext:value-type="date">
            <text:p>Wed, Mar 26</text:p>
          </table:table-cell>
          <table:table-cell table:style-name="Accent_20_1" office:value-type="string" calcext:value-type="string">
            <text:p>12Ln LDyggwYy</text:p>
          </table:table-cell>
          <table:table-cell table:formula="of:=OFFSET([.$I$16];FLOOR((ROW([.D6])-1)/5;1);MOD(ROW([.D6])-1;5);1;1)&amp;&quot; Wariko&quot;" office:value-type="string" office:string-value="Tsoolen / Doolarla Wariko" calcext:value-type="string">
            <text:p>Tsoolen / Doolarla Wariko</text:p>
          </table:table-cell>
          <table:table-cell table:style-name="ce693" office:value-type="date" office:date-value="2025-06-27" calcext:value-type="date">
            <text:p>Fri, Jun 27</text:p>
          </table:table-cell>
          <table:table-cell table:style-name="Accent_20_1" office:value-type="string" calcext:value-type="string">
            <text:p>12Ln LDgwwyYy</text:p>
          </table:table-cell>
          <table:table-cell table:formula="of:=OFFSET([.$I$16];FLOOR((ROW([.G6])-1)/5;1);MOD(ROW([.G6])-1;5);1;1)&amp;&quot; Akkas&quot;" office:value-type="string" office:string-value="Tsoolen / Doolarla Akkas" calcext:value-type="string">
            <text:p>Tsoolen / Doolarla Akkas</text:p>
          </table:table-cell>
          <table:table-cell table:style-name="ce693" table:formula="of:=[.I54]+1" office:value-type="date" office:date-value="2025-09-28" calcext:value-type="date">
            <text:p>Sun, Sep 28</text:p>
          </table:table-cell>
          <table:table-cell table:style-name="Accent_20_1" office:value-type="string" calcext:value-type="string">
            <text:p>12Ln LDwylnYy</text:p>
          </table:table-cell>
          <table:table-cell table:formula="of:=OFFSET([.$I$16];FLOOR((ROW([.J6])-1)/5;1);MOD(ROW([.J6])-1;5);1;1)&amp;&quot; Lawni&quot;" office:value-type="string" office:string-value="Tsoolen / Doolarla Lawni" calcext:value-type="string">
            <text:p>Tsoolen / Doolarla Lawni</text:p>
          </table:table-cell>
          <table:table-cell table:style-name="ce693" table:formula="of:=[.L54]+1" office:value-type="date" office:date-value="2025-12-27" calcext:value-type="date">
            <text:p>Sat, Dec 27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2Ln LDlnygYy</text:p>
          </table:table-cell>
          <table:table-cell table:formula="of:=OFFSET([.$I$16];FLOOR((ROW([.A7])-1)/5;1);MOD(ROW([.A7])-1;5);1;1)&amp;&quot; Olkhay&quot;" office:value-type="string" office:string-value="BiDoolen Olkhay" calcext:value-type="string">
            <text:p>BiDoolen Olkhay</text:p>
          </table:table-cell>
          <table:table-cell table:style-name="ce693" table:formula="of:=[.C55]+1" office:value-type="date" office:date-value="2025-03-27" calcext:value-type="date">
            <text:p>Thu, Mar 27</text:p>
          </table:table-cell>
          <table:table-cell table:style-name="Accent_20_1" office:value-type="string" calcext:value-type="string">
            <text:p>22Ln LDyggwYy</text:p>
          </table:table-cell>
          <table:table-cell table:formula="of:=OFFSET([.$I$16];FLOOR((ROW([.D7])-1)/5;1);MOD(ROW([.D7])-1;5);1;1)&amp;&quot; Wariko&quot;" office:value-type="string" office:string-value="BiDoolen Wariko" calcext:value-type="string">
            <text:p>BiDoolen Wariko</text:p>
          </table:table-cell>
          <table:table-cell table:style-name="ce693" office:value-type="date" office:date-value="2025-06-28" calcext:value-type="date">
            <text:p>Sat, Jun 28</text:p>
          </table:table-cell>
          <table:table-cell table:style-name="Accent_20_1" office:value-type="string" calcext:value-type="string">
            <text:p>22Ln LDgwwyYy</text:p>
          </table:table-cell>
          <table:table-cell table:formula="of:=OFFSET([.$I$16];FLOOR((ROW([.G7])-1)/5;1);MOD(ROW([.G7])-1;5);1;1)&amp;&quot; Akkas&quot;" office:value-type="string" office:string-value="BiDoolen Akkas" calcext:value-type="string">
            <text:p>BiDoolen Akkas</text:p>
          </table:table-cell>
          <table:table-cell table:style-name="ce693" table:formula="of:=[.I55]+1" office:value-type="date" office:date-value="2025-09-29" calcext:value-type="date">
            <text:p>Mon, Sep 29</text:p>
          </table:table-cell>
          <table:table-cell table:style-name="Accent_20_1" office:value-type="string" calcext:value-type="string">
            <text:p>22Ln LDwylnYy</text:p>
          </table:table-cell>
          <table:table-cell table:formula="of:=OFFSET([.$I$16];FLOOR((ROW([.J7])-1)/5;1);MOD(ROW([.J7])-1;5);1;1)&amp;&quot; Lawni&quot;" office:value-type="string" office:string-value="BiDoolen Lawni" calcext:value-type="string">
            <text:p>BiDoolen Lawni</text:p>
          </table:table-cell>
          <table:table-cell table:style-name="ce693" table:formula="of:=[.L55]+1" office:value-type="date" office:date-value="2025-12-28" calcext:value-type="date">
            <text:p>Sun, Dec 28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2Ln LDlnygYy</text:p>
          </table:table-cell>
          <table:table-cell table:formula="of:=OFFSET([.$I$16];FLOOR((ROW([.A8])-1)/5;1);MOD(ROW([.A8])-1;5);1;1)&amp;&quot; Olkhay&quot;" office:value-type="string" office:string-value="LeDoolen Olkhay" calcext:value-type="string">
            <text:p>LeDoolen Olkhay</text:p>
          </table:table-cell>
          <table:table-cell table:style-name="ce693" table:formula="of:=[.C56]+1" office:value-type="date" office:date-value="2025-03-28" calcext:value-type="date">
            <text:p>Fri, Mar 28</text:p>
          </table:table-cell>
          <table:table-cell table:style-name="Accent_20_1" office:value-type="string" calcext:value-type="string">
            <text:p>32Ln LDyggwYy</text:p>
          </table:table-cell>
          <table:table-cell table:formula="of:=OFFSET([.$I$16];FLOOR((ROW([.D8])-1)/5;1);MOD(ROW([.D8])-1;5);1;1)&amp;&quot; Wariko&quot;" office:value-type="string" office:string-value="LeDoolen Wariko" calcext:value-type="string">
            <text:p>LeDoolen Wariko</text:p>
          </table:table-cell>
          <table:table-cell table:style-name="ce693" office:value-type="date" office:date-value="2025-06-29" calcext:value-type="date">
            <text:p>Sun, Jun 29</text:p>
          </table:table-cell>
          <table:table-cell table:style-name="Accent_20_1" office:value-type="string" calcext:value-type="string">
            <text:p>32Ln LDgwwyYy</text:p>
          </table:table-cell>
          <table:table-cell table:formula="of:=OFFSET([.$I$16];FLOOR((ROW([.G8])-1)/5;1);MOD(ROW([.G8])-1;5);1;1)&amp;&quot; Akkas&quot;" office:value-type="string" office:string-value="LeDoolen Akkas" calcext:value-type="string">
            <text:p>LeDoolen Akkas</text:p>
          </table:table-cell>
          <table:table-cell table:style-name="ce693" table:formula="of:=[.I56]+1" office:value-type="date" office:date-value="2025-09-30" calcext:value-type="date">
            <text:p>Tue, Sep 30</text:p>
          </table:table-cell>
          <table:table-cell table:style-name="Accent_20_1" office:value-type="string" calcext:value-type="string">
            <text:p>32Ln LDwylnYy</text:p>
          </table:table-cell>
          <table:table-cell table:formula="of:=OFFSET([.$I$16];FLOOR((ROW([.J8])-1)/5;1);MOD(ROW([.J8])-1;5);1;1)&amp;&quot; Lawni&quot;" office:value-type="string" office:string-value="LeDoolen Lawni" calcext:value-type="string">
            <text:p>LeDoolen Lawni</text:p>
          </table:table-cell>
          <table:table-cell table:style-name="ce693" table:formula="of:=[.L56]+1" office:value-type="date" office:date-value="2025-12-29" calcext:value-type="date">
            <text:p>Mon, Dec 29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2Ln LDlnygYy &amp;0</text:p>
          </table:table-cell>
          <table:table-cell table:formula="of:=OFFSET([.$I$16];FLOOR((ROW([.A9])-1)/5;1);MOD(ROW([.A9])-1;5);1;1)&amp;&quot; Olkhay&quot;" office:value-type="string" office:string-value="KuuDoolen Olkhay" calcext:value-type="string">
            <text:p>KuuDoolen Olkhay</text:p>
          </table:table-cell>
          <table:table-cell table:style-name="ce693" table:formula="of:=[.C57]+1" office:value-type="date" office:date-value="2025-03-29" calcext:value-type="date">
            <text:p>Sat, Mar 29</text:p>
          </table:table-cell>
          <table:table-cell table:style-name="Accent_20_1" office:value-type="string" calcext:value-type="string">
            <text:p>42Ln LDyggwYy</text:p>
          </table:table-cell>
          <table:table-cell table:formula="of:=OFFSET([.$I$16];FLOOR((ROW([.D9])-1)/5;1);MOD(ROW([.D9])-1;5);1;1)&amp;&quot; Wariko&quot;" office:value-type="string" office:string-value="KuuDoolen Wariko" calcext:value-type="string">
            <text:p>KuuDoolen Wariko</text:p>
          </table:table-cell>
          <table:table-cell table:style-name="ce693" office:value-type="date" office:date-value="2025-06-30" calcext:value-type="date">
            <text:p>Mon, Jun 30</text:p>
          </table:table-cell>
          <table:table-cell table:style-name="Accent_20_1" office:value-type="string" calcext:value-type="string">
            <text:p>42Ln LDgwwyYy</text:p>
          </table:table-cell>
          <table:table-cell table:formula="of:=OFFSET([.$I$16];FLOOR((ROW([.G9])-1)/5;1);MOD(ROW([.G9])-1;5);1;1)&amp;&quot; Akkas&quot;" office:value-type="string" office:string-value="KuuDoolen Akkas" calcext:value-type="string">
            <text:p>KuuDoolen Akkas</text:p>
          </table:table-cell>
          <table:table-cell table:style-name="ce693" table:formula="of:=[.I57]+1" office:value-type="date" office:date-value="2025-10-01" calcext:value-type="date">
            <text:p>Wed, Oct 1</text:p>
          </table:table-cell>
          <table:table-cell table:style-name="Accent_20_1" office:value-type="string" calcext:value-type="string">
            <text:p>42Ln LDwylnYy</text:p>
          </table:table-cell>
          <table:table-cell table:formula="of:=OFFSET([.$I$16];FLOOR((ROW([.J9])-1)/5;1);MOD(ROW([.J9])-1;5);1;1)&amp;&quot; Lawni&quot;" office:value-type="string" office:string-value="KuuDoolen Lawni" calcext:value-type="string">
            <text:p>KuuDoolen Lawni</text:p>
          </table:table-cell>
          <table:table-cell table:style-name="ce693" table:formula="of:=[.L57]+1" office:value-type="date" office:date-value="2025-12-30" calcext:value-type="date">
            <text:p>Tue, Dec 30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2Ln LDlnygYy</text:p>
          </table:table-cell>
          <table:table-cell table:formula="of:=OFFSET([.$I$16];FLOOR((ROW([.A10])-1)/5;1);MOD(ROW([.A10])-1;5);1;1)&amp;&quot; Olkhay&quot;" office:value-type="string" office:string-value="PaanDoolen Olkhay" calcext:value-type="string">
            <text:p>PaanDoolen Olkhay</text:p>
          </table:table-cell>
          <table:table-cell table:style-name="ce693" table:formula="of:=[.C58]+1" office:value-type="date" office:date-value="2025-03-30" calcext:value-type="date">
            <text:p>Sun, Mar 30</text:p>
          </table:table-cell>
          <table:table-cell table:style-name="Accent_20_1" office:value-type="string" calcext:value-type="string">
            <text:p>52Ln LDyggwYy</text:p>
          </table:table-cell>
          <table:table-cell table:formula="of:=OFFSET([.$I$16];FLOOR((ROW([.D10])-1)/5;1);MOD(ROW([.D10])-1;5);1;1)&amp;&quot; Wariko&quot;" office:value-type="string" office:string-value="PaanDoolen Wariko" calcext:value-type="string">
            <text:p>PaanDoolen Wariko</text:p>
          </table:table-cell>
          <table:table-cell table:style-name="ce693" office:value-type="date" office:date-value="2025-07-01" calcext:value-type="date">
            <text:p>Tue, Jul 1</text:p>
          </table:table-cell>
          <table:table-cell table:style-name="Accent_20_1" office:value-type="string" calcext:value-type="string">
            <text:p>52Ln LDgwwyYy</text:p>
          </table:table-cell>
          <table:table-cell table:formula="of:=OFFSET([.$I$16];FLOOR((ROW([.G10])-1)/5;1);MOD(ROW([.G10])-1;5);1;1)&amp;&quot; Akkas&quot;" office:value-type="string" office:string-value="PaanDoolen Akkas" calcext:value-type="string">
            <text:p>PaanDoolen Akkas</text:p>
          </table:table-cell>
          <table:table-cell table:style-name="ce693" table:formula="of:=[.I58]+1" office:value-type="date" office:date-value="2025-10-02" calcext:value-type="date">
            <text:p>Thu, Oct 2</text:p>
          </table:table-cell>
          <table:table-cell table:style-name="Accent_20_1" office:value-type="string" calcext:value-type="string">
            <text:p>52Ln LDwylnYy</text:p>
          </table:table-cell>
          <table:table-cell table:formula="of:=OFFSET([.$I$16];FLOOR((ROW([.J10])-1)/5;1);MOD(ROW([.J10])-1;5);1;1)&amp;&quot; Lawni&quot;" office:value-type="string" office:string-value="PaanDoolen Lawni" calcext:value-type="string">
            <text:p>PaanDoolen Lawni</text:p>
          </table:table-cell>
          <table:table-cell table:style-name="ce693" table:formula="of:=[.L58]+1" office:value-type="date" office:date-value="2025-12-31" calcext:value-type="date">
            <text:p>Wed, Dec 3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3Ln LDlnygYy</text:p>
          </table:table-cell>
          <table:table-cell table:formula="of:=OFFSET([.$I$16];FLOOR((ROW([.A11])-1)/5;1);MOD(ROW([.A11])-1;5);1;1)&amp;&quot; Olkhay&quot;" office:value-type="string" office:string-value="Dzeleren / Lellarla Olkhay" calcext:value-type="string">
            <text:p>Dzeleren / Lellarla Olkhay</text:p>
          </table:table-cell>
          <table:table-cell table:style-name="ce693" table:formula="of:=[.C59]+1" office:value-type="date" office:date-value="2025-03-31" calcext:value-type="date">
            <text:p>Mon, Mar 31</text:p>
          </table:table-cell>
          <table:table-cell table:style-name="Accent_20_1" office:value-type="string" calcext:value-type="string">
            <text:p>13Ln LDyggwYy</text:p>
          </table:table-cell>
          <table:table-cell table:formula="of:=OFFSET([.$I$16];FLOOR((ROW([.D11])-1)/5;1);MOD(ROW([.D11])-1;5);1;1)&amp;&quot; Wariko&quot;" office:value-type="string" office:string-value="Dzeleren / Lellarla Wariko" calcext:value-type="string">
            <text:p>Dzeleren / Lellarla Wariko</text:p>
          </table:table-cell>
          <table:table-cell table:style-name="ce693" office:value-type="date" office:date-value="2025-07-02" calcext:value-type="date">
            <text:p>Wed, Jul 2</text:p>
          </table:table-cell>
          <table:table-cell table:style-name="Accent_20_1" office:value-type="string" calcext:value-type="string">
            <text:p>13Ln LDgwwyYy</text:p>
          </table:table-cell>
          <table:table-cell table:formula="of:=OFFSET([.$I$16];FLOOR((ROW([.G11])-1)/5;1);MOD(ROW([.G11])-1;5);1;1)&amp;&quot; Akkas&quot;" office:value-type="string" office:string-value="Dzeleren / Lellarla Akkas" calcext:value-type="string">
            <text:p>Dzeleren / Lellarla Akkas</text:p>
          </table:table-cell>
          <table:table-cell table:style-name="ce693" table:formula="of:=[.I59]+1" office:value-type="date" office:date-value="2025-10-03" calcext:value-type="date">
            <text:p>Fri, Oct 3</text:p>
          </table:table-cell>
          <table:table-cell table:style-name="Accent_20_1" office:value-type="string" calcext:value-type="string">
            <text:p>13Ln LDwylnYy</text:p>
          </table:table-cell>
          <table:table-cell table:formula="of:=OFFSET([.$I$16];FLOOR((ROW([.J11])-1)/5;1);MOD(ROW([.J11])-1;5);1;1)&amp;&quot; Lawni&quot;" office:value-type="string" office:string-value="Dzeleren / Lellarla Lawni" calcext:value-type="string">
            <text:p>Dzeleren / Lellarla Lawni</text:p>
          </table:table-cell>
          <table:table-cell table:style-name="ce693" table:formula="of:=[.L59]+1" office:value-type="date" office:date-value="2026-01-01" calcext:value-type="date">
            <text:p>Thu, Jan 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3Ln LDlnygYy &amp;1</text:p>
          </table:table-cell>
          <table:table-cell table:formula="of:=OFFSET([.$I$16];FLOOR((ROW([.A12])-1)/5;1);MOD(ROW([.A12])-1;5);1;1)&amp;&quot; Olkhay&quot;" office:value-type="string" office:string-value="Biillaaren Olkhay" calcext:value-type="string">
            <text:p>Biillaaren Olkhay</text:p>
          </table:table-cell>
          <table:table-cell table:style-name="ce693" table:formula="of:=[.C60]+1" office:value-type="date" office:date-value="2025-04-01" calcext:value-type="date">
            <text:p>Tue, Apr 1</text:p>
          </table:table-cell>
          <table:table-cell table:style-name="Accent_20_1" office:value-type="string" calcext:value-type="string">
            <text:p>23Ln LDyggwYy</text:p>
          </table:table-cell>
          <table:table-cell table:formula="of:=OFFSET([.$I$16];FLOOR((ROW([.D12])-1)/5;1);MOD(ROW([.D12])-1;5);1;1)&amp;&quot; Wariko&quot;" office:value-type="string" office:string-value="Biillaaren Wariko" calcext:value-type="string">
            <text:p>Biillaaren Wariko</text:p>
          </table:table-cell>
          <table:table-cell table:style-name="ce693" office:value-type="date" office:date-value="2025-07-03" calcext:value-type="date">
            <text:p>Thu, Jul 3</text:p>
          </table:table-cell>
          <table:table-cell table:style-name="Accent_20_1" office:value-type="string" calcext:value-type="string">
            <text:p>23Ln LDgwwyYy</text:p>
          </table:table-cell>
          <table:table-cell table:formula="of:=OFFSET([.$I$16];FLOOR((ROW([.G12])-1)/5;1);MOD(ROW([.G12])-1;5);1;1)&amp;&quot; Akkas&quot;" office:value-type="string" office:string-value="Biillaaren Akkas" calcext:value-type="string">
            <text:p>Biillaaren Akkas</text:p>
          </table:table-cell>
          <table:table-cell table:style-name="ce693" table:formula="of:=[.I60]+1" office:value-type="date" office:date-value="2025-10-04" calcext:value-type="date">
            <text:p>Sat, Oct 4</text:p>
          </table:table-cell>
          <table:table-cell table:style-name="Accent_20_1" office:value-type="string" calcext:value-type="string">
            <text:p>23Ln LDwylnYy</text:p>
          </table:table-cell>
          <table:table-cell table:formula="of:=OFFSET([.$I$16];FLOOR((ROW([.J12])-1)/5;1);MOD(ROW([.J12])-1;5);1;1)&amp;&quot; Lawni&quot;" office:value-type="string" office:string-value="Biillaaren Lawni" calcext:value-type="string">
            <text:p>Biillaaren Lawni</text:p>
          </table:table-cell>
          <table:table-cell table:style-name="ce693" table:formula="of:=[.L60]+1" office:value-type="date" office:date-value="2026-01-02" calcext:value-type="date">
            <text:p>Fri, Jan 2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3Ln LDlnygYy</text:p>
          </table:table-cell>
          <table:table-cell table:formula="of:=OFFSET([.$I$16];FLOOR((ROW([.A13])-1)/5;1);MOD(ROW([.A13])-1;5);1;1)&amp;&quot; Olkhay&quot;" office:value-type="string" office:string-value="Lilleeren Olkhay" calcext:value-type="string">
            <text:p>Lilleeren Olkhay</text:p>
          </table:table-cell>
          <table:table-cell table:style-name="ce693" table:formula="of:=[.C61]+1" office:value-type="date" office:date-value="2025-04-02" calcext:value-type="date">
            <text:p>Wed, Apr 2</text:p>
          </table:table-cell>
          <table:table-cell table:style-name="Accent_20_1" office:value-type="string" calcext:value-type="string">
            <text:p>33Ln LDyggwYy</text:p>
          </table:table-cell>
          <table:table-cell table:formula="of:=OFFSET([.$I$16];FLOOR((ROW([.D13])-1)/5;1);MOD(ROW([.D13])-1;5);1;1)&amp;&quot; Wariko&quot;" office:value-type="string" office:string-value="Lilleeren Wariko" calcext:value-type="string">
            <text:p>Lilleeren Wariko</text:p>
          </table:table-cell>
          <table:table-cell table:style-name="ce693" office:value-type="date" office:date-value="2025-07-04" calcext:value-type="date">
            <text:p>Fri, Jul 4</text:p>
          </table:table-cell>
          <table:table-cell table:style-name="Accent_20_1" office:value-type="string" calcext:value-type="string">
            <text:p>33Ln LDgwwyYy</text:p>
          </table:table-cell>
          <table:table-cell table:formula="of:=OFFSET([.$I$16];FLOOR((ROW([.G13])-1)/5;1);MOD(ROW([.G13])-1;5);1;1)&amp;&quot; Akkas&quot;" office:value-type="string" office:string-value="Lilleeren Akkas" calcext:value-type="string">
            <text:p>Lilleeren Akkas</text:p>
          </table:table-cell>
          <table:table-cell table:style-name="ce693" table:formula="of:=[.I61]+1" office:value-type="date" office:date-value="2025-10-05" calcext:value-type="date">
            <text:p>Sun, Oct 5</text:p>
          </table:table-cell>
          <table:table-cell table:style-name="Accent_20_1" office:value-type="string" calcext:value-type="string">
            <text:p>33Ln LDwylnYy</text:p>
          </table:table-cell>
          <table:table-cell table:formula="of:=OFFSET([.$I$16];FLOOR((ROW([.J13])-1)/5;1);MOD(ROW([.J13])-1;5);1;1)&amp;&quot; Lawni&quot;" office:value-type="string" office:string-value="Lilleeren Lawni" calcext:value-type="string">
            <text:p>Lilleeren Lawni</text:p>
          </table:table-cell>
          <table:table-cell table:style-name="ce693" table:formula="of:=[.L61]+1" office:value-type="date" office:date-value="2026-01-03" calcext:value-type="date">
            <text:p>Sat, Jan 3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3Ln LDlnygYy</text:p>
          </table:table-cell>
          <table:table-cell table:formula="of:=OFFSET([.$I$16];FLOOR((ROW([.A14])-1)/5;1);MOD(ROW([.A14])-1;5);1;1)&amp;&quot; Olkhay&quot;" office:value-type="string" office:string-value="Guullaaren Olkhay" calcext:value-type="string">
            <text:p>Guullaaren Olkhay</text:p>
          </table:table-cell>
          <table:table-cell table:style-name="ce693" table:formula="of:=[.C62]+1" office:value-type="date" office:date-value="2025-04-03" calcext:value-type="date">
            <text:p>Thu, Apr 3</text:p>
          </table:table-cell>
          <table:table-cell table:style-name="Accent_20_1" office:value-type="string" calcext:value-type="string">
            <text:p>43Ln LDyggwYy</text:p>
          </table:table-cell>
          <table:table-cell table:formula="of:=OFFSET([.$I$16];FLOOR((ROW([.D14])-1)/5;1);MOD(ROW([.D14])-1;5);1;1)&amp;&quot; Wariko&quot;" office:value-type="string" office:string-value="Guullaaren Wariko" calcext:value-type="string">
            <text:p>Guullaaren Wariko</text:p>
          </table:table-cell>
          <table:table-cell table:style-name="ce693" office:value-type="date" office:date-value="2025-07-05" calcext:value-type="date">
            <text:p>Sat, Jul 5</text:p>
          </table:table-cell>
          <table:table-cell table:style-name="Accent_20_1" office:value-type="string" calcext:value-type="string">
            <text:p>43Ln LDgwwyYy</text:p>
          </table:table-cell>
          <table:table-cell table:formula="of:=OFFSET([.$I$16];FLOOR((ROW([.G14])-1)/5;1);MOD(ROW([.G14])-1;5);1;1)&amp;&quot; Akkas&quot;" office:value-type="string" office:string-value="Guullaaren Akkas" calcext:value-type="string">
            <text:p>Guullaaren Akkas</text:p>
          </table:table-cell>
          <table:table-cell table:style-name="ce693" table:formula="of:=[.I62]+1" office:value-type="date" office:date-value="2025-10-06" calcext:value-type="date">
            <text:p>Mon, Oct 6</text:p>
          </table:table-cell>
          <table:table-cell table:style-name="Accent_20_1" office:value-type="string" calcext:value-type="string">
            <text:p>43Ln LDwylnYy</text:p>
          </table:table-cell>
          <table:table-cell table:formula="of:=OFFSET([.$I$16];FLOOR((ROW([.J14])-1)/5;1);MOD(ROW([.J14])-1;5);1;1)&amp;&quot; Lawni&quot;" office:value-type="string" office:string-value="Guullaaren Lawni" calcext:value-type="string">
            <text:p>Guullaaren Lawni</text:p>
          </table:table-cell>
          <table:table-cell table:style-name="ce693" table:formula="of:=[.L62]+1" office:value-type="date" office:date-value="2026-01-04" calcext:value-type="date">
            <text:p>Sun, Jan 4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3Ln LDlnygYy &amp;2</text:p>
          </table:table-cell>
          <table:table-cell table:formula="of:=OFFSET([.$I$16];FLOOR((ROW([.A15])-1)/5;1);MOD(ROW([.A15])-1;5);1;1)&amp;&quot; Olkhay&quot;" office:value-type="string" office:string-value="Banaarlen Olkhay" calcext:value-type="string">
            <text:p>Banaarlen Olkhay</text:p>
          </table:table-cell>
          <table:table-cell table:style-name="ce693" table:formula="of:=[.C63]+1" office:value-type="date" office:date-value="2025-04-04" calcext:value-type="date">
            <text:p>Fri, Apr 4</text:p>
          </table:table-cell>
          <table:table-cell table:style-name="Accent_20_1" office:value-type="string" calcext:value-type="string">
            <text:p>53Ln LDyggwYy</text:p>
          </table:table-cell>
          <table:table-cell table:formula="of:=OFFSET([.$I$16];FLOOR((ROW([.D15])-1)/5;1);MOD(ROW([.D15])-1;5);1;1)&amp;&quot; Wariko&quot;" office:value-type="string" office:string-value="Banaarlen Wariko" calcext:value-type="string">
            <text:p>Banaarlen Wariko</text:p>
          </table:table-cell>
          <table:table-cell table:style-name="ce693" office:value-type="date" office:date-value="2025-07-06" calcext:value-type="date">
            <text:p>Sun, Jul 6</text:p>
          </table:table-cell>
          <table:table-cell table:style-name="Accent_20_1" office:value-type="string" calcext:value-type="string">
            <text:p>53Ln LDgwwyYy</text:p>
          </table:table-cell>
          <table:table-cell table:formula="of:=OFFSET([.$I$16];FLOOR((ROW([.G15])-1)/5;1);MOD(ROW([.G15])-1;5);1;1)&amp;&quot; Akkas&quot;" office:value-type="string" office:string-value="Banaarlen Akkas" calcext:value-type="string">
            <text:p>Banaarlen Akkas</text:p>
          </table:table-cell>
          <table:table-cell table:style-name="ce693" table:formula="of:=[.I63]+1" office:value-type="date" office:date-value="2025-10-07" calcext:value-type="date">
            <text:p>Tue, Oct 7</text:p>
          </table:table-cell>
          <table:table-cell table:style-name="Accent_20_1" office:value-type="string" calcext:value-type="string">
            <text:p>53Ln LDwylnYy</text:p>
          </table:table-cell>
          <table:table-cell table:formula="of:=OFFSET([.$I$16];FLOOR((ROW([.J15])-1)/5;1);MOD(ROW([.J15])-1;5);1;1)&amp;&quot; Lawni&quot;" office:value-type="string" office:string-value="Banaarlen Lawni" calcext:value-type="string">
            <text:p>Banaarlen Lawni</text:p>
          </table:table-cell>
          <table:table-cell table:style-name="ce693" table:formula="of:=[.L63]+1" office:value-type="date" office:date-value="2026-01-05" calcext:value-type="date">
            <text:p>Mon, Jan 5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4Ln LDlnygYy</text:p>
          </table:table-cell>
          <table:table-cell table:formula="of:=OFFSET([.$I$16];FLOOR((ROW([.A16])-1)/5;1);MOD(ROW([.A16])-1;5);1;1)&amp;&quot; Olkhay&quot;" office:value-type="string" office:string-value="DzRolen / Goolarla Olkhay" calcext:value-type="string">
            <text:p>DzRolen / Goolarla Olkhay</text:p>
          </table:table-cell>
          <table:table-cell table:style-name="ce693" table:formula="of:=[.C64]+1" office:value-type="date" office:date-value="2025-04-05" calcext:value-type="date">
            <text:p>Sat, Apr 5</text:p>
          </table:table-cell>
          <table:table-cell table:style-name="Accent_20_1" office:value-type="string" calcext:value-type="string">
            <text:p>14Ln LDyggwYy</text:p>
          </table:table-cell>
          <table:table-cell table:formula="of:=OFFSET([.$I$16];FLOOR((ROW([.D16])-1)/5;1);MOD(ROW([.D16])-1;5);1;1)&amp;&quot; Wariko&quot;" office:value-type="string" office:string-value="DzRolen / Goolarla Wariko" calcext:value-type="string">
            <text:p>DzRolen / Goolarla Wariko</text:p>
          </table:table-cell>
          <table:table-cell table:style-name="ce693" office:value-type="date" office:date-value="2025-07-07" calcext:value-type="date">
            <text:p>Mon, Jul 7</text:p>
          </table:table-cell>
          <table:table-cell table:style-name="Accent_20_1" office:value-type="string" calcext:value-type="string">
            <text:p>14Ln LDgwwyYy</text:p>
          </table:table-cell>
          <table:table-cell table:formula="of:=OFFSET([.$I$16];FLOOR((ROW([.G16])-1)/5;1);MOD(ROW([.G16])-1;5);1;1)&amp;&quot; Akkas&quot;" office:value-type="string" office:string-value="DzRolen / Goolarla Akkas" calcext:value-type="string">
            <text:p>DzRolen / Goolarla Akkas</text:p>
          </table:table-cell>
          <table:table-cell table:style-name="ce693" table:formula="of:=[.I64]+1" office:value-type="date" office:date-value="2025-10-08" calcext:value-type="date">
            <text:p>Wed, Oct 8</text:p>
          </table:table-cell>
          <table:table-cell table:style-name="Accent_20_1" office:value-type="string" calcext:value-type="string">
            <text:p>14Ln LDwylnYy</text:p>
          </table:table-cell>
          <table:table-cell table:formula="of:=OFFSET([.$I$16];FLOOR((ROW([.J16])-1)/5;1);MOD(ROW([.J16])-1;5);1;1)&amp;&quot; Lawni&quot;" office:value-type="string" office:string-value="DzRolen / Goolarla Lawni" calcext:value-type="string">
            <text:p>DzRolen / Goolarla Lawni</text:p>
          </table:table-cell>
          <table:table-cell table:style-name="ce693" table:formula="of:=[.L64]+1" office:value-type="date" office:date-value="2026-01-06" calcext:value-type="date">
            <text:p>Tue, Jan 6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4Ln LDlnygYy</text:p>
          </table:table-cell>
          <table:table-cell table:formula="of:=OFFSET([.$I$16];FLOOR((ROW([.A17])-1)/5;1);MOD(ROW([.A17])-1;5);1;1)&amp;&quot; Olkhay&quot;" office:value-type="string" office:string-value="BiRuulen Olkhay" calcext:value-type="string">
            <text:p>BiRuulen Olkhay</text:p>
          </table:table-cell>
          <table:table-cell table:style-name="ce693" table:formula="of:=[.C65]+1" office:value-type="date" office:date-value="2025-04-06" calcext:value-type="date">
            <text:p>Sun, Apr 6</text:p>
          </table:table-cell>
          <table:table-cell table:style-name="Accent_20_1" office:value-type="string" calcext:value-type="string">
            <text:p>24Ln LDyggwYy</text:p>
          </table:table-cell>
          <table:table-cell table:formula="of:=OFFSET([.$I$16];FLOOR((ROW([.D17])-1)/5;1);MOD(ROW([.D17])-1;5);1;1)&amp;&quot; Wariko&quot;" office:value-type="string" office:string-value="BiRuulen Wariko" calcext:value-type="string">
            <text:p>BiRuulen Wariko</text:p>
          </table:table-cell>
          <table:table-cell table:style-name="ce693" office:value-type="date" office:date-value="2025-07-08" calcext:value-type="date">
            <text:p>Tue, Jul 8</text:p>
          </table:table-cell>
          <table:table-cell table:style-name="Accent_20_1" office:value-type="string" calcext:value-type="string">
            <text:p>24Ln LDgwwyYy</text:p>
          </table:table-cell>
          <table:table-cell table:formula="of:=OFFSET([.$I$16];FLOOR((ROW([.G17])-1)/5;1);MOD(ROW([.G17])-1;5);1;1)&amp;&quot; Akkas&quot;" office:value-type="string" office:string-value="BiRuulen Akkas" calcext:value-type="string">
            <text:p>BiRuulen Akkas</text:p>
          </table:table-cell>
          <table:table-cell table:style-name="ce693" table:formula="of:=[.I65]+1" office:value-type="date" office:date-value="2025-10-09" calcext:value-type="date">
            <text:p>Thu, Oct 9</text:p>
          </table:table-cell>
          <table:table-cell table:style-name="Accent_20_1" office:value-type="string" calcext:value-type="string">
            <text:p>24Ln LDwylnYy</text:p>
          </table:table-cell>
          <table:table-cell table:formula="of:=OFFSET([.$I$16];FLOOR((ROW([.J17])-1)/5;1);MOD(ROW([.J17])-1;5);1;1)&amp;&quot; Lawni&quot;" office:value-type="string" office:string-value="BiRuulen Lawni" calcext:value-type="string">
            <text:p>BiRuulen Lawni</text:p>
          </table:table-cell>
          <table:table-cell table:style-name="ce693" table:formula="of:=[.L65]+1" office:value-type="date" office:date-value="2026-01-07" calcext:value-type="date">
            <text:p>Wed, Jan 7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4Ln LDlnygYy</text:p>
          </table:table-cell>
          <table:table-cell table:formula="of:=OFFSET([.$I$16];FLOOR((ROW([.A18])-1)/5;1);MOD(ROW([.A18])-1;5);1;1)&amp;&quot; Olkhay&quot;" office:value-type="string" office:string-value="LeRulen Olkhay" calcext:value-type="string">
            <text:p>LeRulen Olkhay</text:p>
          </table:table-cell>
          <table:table-cell table:style-name="ce693" table:formula="of:=[.C66]+1" office:value-type="date" office:date-value="2025-04-07" calcext:value-type="date">
            <text:p>Mon, Apr 7</text:p>
          </table:table-cell>
          <table:table-cell table:style-name="Accent_20_1" office:value-type="string" calcext:value-type="string">
            <text:p>34Ln LDyggwYy</text:p>
          </table:table-cell>
          <table:table-cell table:formula="of:=OFFSET([.$I$16];FLOOR((ROW([.D18])-1)/5;1);MOD(ROW([.D18])-1;5);1;1)&amp;&quot; Wariko&quot;" office:value-type="string" office:string-value="LeRulen Wariko" calcext:value-type="string">
            <text:p>LeRulen Wariko</text:p>
          </table:table-cell>
          <table:table-cell table:style-name="ce693" office:value-type="date" office:date-value="2025-07-09" calcext:value-type="date">
            <text:p>Wed, Jul 9</text:p>
          </table:table-cell>
          <table:table-cell table:style-name="Accent_20_1" office:value-type="string" calcext:value-type="string">
            <text:p>34Ln LDgwwyYy</text:p>
          </table:table-cell>
          <table:table-cell table:formula="of:=OFFSET([.$I$16];FLOOR((ROW([.G18])-1)/5;1);MOD(ROW([.G18])-1;5);1;1)&amp;&quot; Akkas&quot;" office:value-type="string" office:string-value="LeRulen Akkas" calcext:value-type="string">
            <text:p>LeRulen Akkas</text:p>
          </table:table-cell>
          <table:table-cell table:style-name="ce693" table:formula="of:=[.I66]+1" office:value-type="date" office:date-value="2025-10-10" calcext:value-type="date">
            <text:p>Fri, Oct 10</text:p>
          </table:table-cell>
          <table:table-cell table:style-name="Accent_20_1" office:value-type="string" calcext:value-type="string">
            <text:p>34Ln LDwylnYy</text:p>
          </table:table-cell>
          <table:table-cell table:formula="of:=OFFSET([.$I$16];FLOOR((ROW([.J18])-1)/5;1);MOD(ROW([.J18])-1;5);1;1)&amp;&quot; Lawni&quot;" office:value-type="string" office:string-value="LeRulen Lawni" calcext:value-type="string">
            <text:p>LeRulen Lawni</text:p>
          </table:table-cell>
          <table:table-cell table:style-name="ce693" table:formula="of:=[.L66]+1" office:value-type="date" office:date-value="2026-01-08" calcext:value-type="date">
            <text:p>Thu, Jan 8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4Ln LDlnygYy &amp;3</text:p>
          </table:table-cell>
          <table:table-cell table:formula="of:=OFFSET([.$I$16];FLOOR((ROW([.A19])-1)/5;1);MOD(ROW([.A19])-1;5);1;1)&amp;&quot; Olkhay&quot;" office:value-type="string" office:string-value="Kuruulen Olkhay" calcext:value-type="string">
            <text:p>Kuruulen Olkhay</text:p>
          </table:table-cell>
          <table:table-cell table:style-name="ce693" table:formula="of:=[.C67]+1" office:value-type="date" office:date-value="2025-04-08" calcext:value-type="date">
            <text:p>Tue, Apr 8</text:p>
          </table:table-cell>
          <table:table-cell table:style-name="Accent_20_1" office:value-type="string" calcext:value-type="string">
            <text:p>44Ln LDyggwYy</text:p>
          </table:table-cell>
          <table:table-cell table:formula="of:=OFFSET([.$I$16];FLOOR((ROW([.D19])-1)/5;1);MOD(ROW([.D19])-1;5);1;1)&amp;&quot; Wariko&quot;" office:value-type="string" office:string-value="Kuruulen Wariko" calcext:value-type="string">
            <text:p>Kuruulen Wariko</text:p>
          </table:table-cell>
          <table:table-cell table:style-name="ce693" office:value-type="date" office:date-value="2025-07-10" calcext:value-type="date">
            <text:p>Thu, Jul 10</text:p>
          </table:table-cell>
          <table:table-cell table:style-name="Accent_20_1" office:value-type="string" calcext:value-type="string">
            <text:p>44Ln LDgwwyYy</text:p>
          </table:table-cell>
          <table:table-cell table:formula="of:=OFFSET([.$I$16];FLOOR((ROW([.G19])-1)/5;1);MOD(ROW([.G19])-1;5);1;1)&amp;&quot; Akkas&quot;" office:value-type="string" office:string-value="Kuruulen Akkas" calcext:value-type="string">
            <text:p>Kuruulen Akkas</text:p>
          </table:table-cell>
          <table:table-cell table:style-name="ce693" table:formula="of:=[.I67]+1" office:value-type="date" office:date-value="2025-10-11" calcext:value-type="date">
            <text:p>Sat, Oct 11</text:p>
          </table:table-cell>
          <table:table-cell table:style-name="Accent_20_1" office:value-type="string" calcext:value-type="string">
            <text:p>44Ln LDwylnYy</text:p>
          </table:table-cell>
          <table:table-cell table:formula="of:=OFFSET([.$I$16];FLOOR((ROW([.J19])-1)/5;1);MOD(ROW([.J19])-1;5);1;1)&amp;&quot; Lawni&quot;" office:value-type="string" office:string-value="Kuruulen Lawni" calcext:value-type="string">
            <text:p>Kuruulen Lawni</text:p>
          </table:table-cell>
          <table:table-cell table:style-name="ce693" table:formula="of:=[.L67]+1" office:value-type="date" office:date-value="2026-01-09" calcext:value-type="date">
            <text:p>Fri, Jan 9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4Ln LDlnygYy</text:p>
          </table:table-cell>
          <table:table-cell table:formula="of:=OFFSET([.$I$16];FLOOR((ROW([.A20])-1)/5;1);MOD(ROW([.A20])-1;5);1;1)&amp;&quot; Olkhay&quot;" office:value-type="string" office:string-value="Banoorlen Olkhay" calcext:value-type="string">
            <text:p>Banoorlen Olkhay</text:p>
          </table:table-cell>
          <table:table-cell table:style-name="ce693" table:formula="of:=[.C68]+1" office:value-type="date" office:date-value="2025-04-09" calcext:value-type="date">
            <text:p>Wed, Apr 9</text:p>
          </table:table-cell>
          <table:table-cell table:style-name="Accent_20_1" office:value-type="string" calcext:value-type="string">
            <text:p>54Ln LDyggwYy</text:p>
          </table:table-cell>
          <table:table-cell table:formula="of:=OFFSET([.$I$16];FLOOR((ROW([.D20])-1)/5;1);MOD(ROW([.D20])-1;5);1;1)&amp;&quot; Wariko&quot;" office:value-type="string" office:string-value="Banoorlen Wariko" calcext:value-type="string">
            <text:p>Banoorlen Wariko</text:p>
          </table:table-cell>
          <table:table-cell table:style-name="ce693" office:value-type="date" office:date-value="2025-07-11" calcext:value-type="date">
            <text:p>Fri, Jul 11</text:p>
          </table:table-cell>
          <table:table-cell table:style-name="Accent_20_1" office:value-type="string" calcext:value-type="string">
            <text:p>54Ln LDgwwyYy</text:p>
          </table:table-cell>
          <table:table-cell table:formula="of:=OFFSET([.$I$16];FLOOR((ROW([.G20])-1)/5;1);MOD(ROW([.G20])-1;5);1;1)&amp;&quot; Akkas&quot;" office:value-type="string" office:string-value="Banoorlen Akkas" calcext:value-type="string">
            <text:p>Banoorlen Akkas</text:p>
          </table:table-cell>
          <table:table-cell table:style-name="ce693" table:formula="of:=[.I68]+1" office:value-type="date" office:date-value="2025-10-12" calcext:value-type="date">
            <text:p>Sun, Oct 12</text:p>
          </table:table-cell>
          <table:table-cell table:style-name="Accent_20_1" office:value-type="string" calcext:value-type="string">
            <text:p>54Ln LDwylnYy</text:p>
          </table:table-cell>
          <table:table-cell table:formula="of:=OFFSET([.$I$16];FLOOR((ROW([.J20])-1)/5;1);MOD(ROW([.J20])-1;5);1;1)&amp;&quot; Lawni&quot;" office:value-type="string" office:string-value="Banoorlen Lawni" calcext:value-type="string">
            <text:p>Banoorlen Lawni</text:p>
          </table:table-cell>
          <table:table-cell table:style-name="ce693" table:formula="of:=[.L68]+1" office:value-type="date" office:date-value="2026-01-10" calcext:value-type="date">
            <text:p>Sat, Jan 10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5Ln LDlnygYy</text:p>
          </table:table-cell>
          <table:table-cell table:formula="of:=OFFSET([.$I$16];FLOOR((ROW([.A21])-1)/5;1);MOD(ROW([.A21])-1;5);1;1)&amp;&quot; Olkhay&quot;" office:value-type="string" office:string-value="DzVemeng / Bammarla Olkhay" calcext:value-type="string">
            <text:p>DzVemeng / Bammarla Olkhay</text:p>
          </table:table-cell>
          <table:table-cell table:style-name="ce693" table:formula="of:=[.C69]+1" office:value-type="date" office:date-value="2025-04-10" calcext:value-type="date">
            <text:p>Thu, Apr 10</text:p>
          </table:table-cell>
          <table:table-cell table:style-name="Accent_20_1" office:value-type="string" calcext:value-type="string">
            <text:p>15Ln LDyggwYy</text:p>
          </table:table-cell>
          <table:table-cell table:formula="of:=OFFSET([.$I$16];FLOOR((ROW([.D21])-1)/5;1);MOD(ROW([.D21])-1;5);1;1)&amp;&quot; Wariko&quot;" office:value-type="string" office:string-value="DzVemeng / Bammarla Wariko" calcext:value-type="string">
            <text:p>DzVemeng / Bammarla Wariko</text:p>
          </table:table-cell>
          <table:table-cell table:style-name="ce693" office:value-type="date" office:date-value="2025-07-12" calcext:value-type="date">
            <text:p>Sat, Jul 12</text:p>
          </table:table-cell>
          <table:table-cell table:style-name="Accent_20_1" office:value-type="string" calcext:value-type="string">
            <text:p>15Ln LDgwwyYy</text:p>
          </table:table-cell>
          <table:table-cell table:formula="of:=OFFSET([.$I$16];FLOOR((ROW([.G21])-1)/5;1);MOD(ROW([.G21])-1;5);1;1)&amp;&quot; Akkas&quot;" office:value-type="string" office:string-value="DzVemeng / Bammarla Akkas" calcext:value-type="string">
            <text:p>DzVemeng / Bammarla Akkas</text:p>
          </table:table-cell>
          <table:table-cell table:style-name="ce693" table:formula="of:=[.I69]+1" office:value-type="date" office:date-value="2025-10-13" calcext:value-type="date">
            <text:p>Mon, Oct 13</text:p>
          </table:table-cell>
          <table:table-cell table:style-name="Accent_20_1" office:value-type="string" calcext:value-type="string">
            <text:p>15Ln LDwylnYy</text:p>
          </table:table-cell>
          <table:table-cell table:formula="of:=OFFSET([.$I$16];FLOOR((ROW([.J21])-1)/5;1);MOD(ROW([.J21])-1;5);1;1)&amp;&quot; Lawni&quot;" office:value-type="string" office:string-value="DzVemeng / Bammarla Lawni" calcext:value-type="string">
            <text:p>DzVemeng / Bammarla Lawni</text:p>
          </table:table-cell>
          <table:table-cell table:style-name="ce693" table:formula="of:=[.L69]+1" office:value-type="date" office:date-value="2026-01-11" calcext:value-type="date">
            <text:p>Sun, Jan 1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5Ln LDlnygYy</text:p>
          </table:table-cell>
          <table:table-cell table:formula="of:=OFFSET([.$I$16];FLOOR((ROW([.A22])-1)/5;1);MOD(ROW([.A22])-1;5);1;1)&amp;&quot; Olkhay&quot;" office:value-type="string" office:string-value="BiiVaameng Olkhay" calcext:value-type="string">
            <text:p>BiiVaameng Olkhay</text:p>
          </table:table-cell>
          <table:table-cell table:style-name="ce693" table:formula="of:=[.C70]+1" office:value-type="date" office:date-value="2025-04-11" calcext:value-type="date">
            <text:p>Fri, Apr 11</text:p>
          </table:table-cell>
          <table:table-cell table:style-name="Accent_20_1" office:value-type="string" calcext:value-type="string">
            <text:p>25Ln LDyggwYy</text:p>
          </table:table-cell>
          <table:table-cell table:formula="of:=OFFSET([.$I$16];FLOOR((ROW([.D22])-1)/5;1);MOD(ROW([.D22])-1;5);1;1)&amp;&quot; Wariko&quot;" office:value-type="string" office:string-value="BiiVaameng Wariko" calcext:value-type="string">
            <text:p>BiiVaameng Wariko</text:p>
          </table:table-cell>
          <table:table-cell table:style-name="ce693" office:value-type="date" office:date-value="2025-07-13" calcext:value-type="date">
            <text:p>Sun, Jul 13</text:p>
          </table:table-cell>
          <table:table-cell table:style-name="Accent_20_1" office:value-type="string" calcext:value-type="string">
            <text:p>25Ln LDgwwyYy</text:p>
          </table:table-cell>
          <table:table-cell table:formula="of:=OFFSET([.$I$16];FLOOR((ROW([.G22])-1)/5;1);MOD(ROW([.G22])-1;5);1;1)&amp;&quot; Akkas&quot;" office:value-type="string" office:string-value="BiiVaameng Akkas" calcext:value-type="string">
            <text:p>BiiVaameng Akkas</text:p>
          </table:table-cell>
          <table:table-cell table:style-name="ce693" table:formula="of:=[.I70]+1" office:value-type="date" office:date-value="2025-10-14" calcext:value-type="date">
            <text:p>Tue, Oct 14</text:p>
          </table:table-cell>
          <table:table-cell table:style-name="Accent_20_1" office:value-type="string" calcext:value-type="string">
            <text:p>25Ln LDwylnYy</text:p>
          </table:table-cell>
          <table:table-cell table:formula="of:=OFFSET([.$I$16];FLOOR((ROW([.J22])-1)/5;1);MOD(ROW([.J22])-1;5);1;1)&amp;&quot; Lawni&quot;" office:value-type="string" office:string-value="BiiVaameng Lawni" calcext:value-type="string">
            <text:p>BiiVaameng Lawni</text:p>
          </table:table-cell>
          <table:table-cell table:style-name="ce693" table:formula="of:=[.L70]+1" office:value-type="date" office:date-value="2026-01-12" calcext:value-type="date">
            <text:p>Mon, Jan 12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5Ln LDlnygYy &amp;4</text:p>
          </table:table-cell>
          <table:table-cell table:formula="of:=OFFSET([.$I$16];FLOOR((ROW([.A23])-1)/5;1);MOD(ROW([.A23])-1;5);1;1)&amp;&quot; Olkhay&quot;" office:value-type="string" office:string-value="LeVaameng Olkhay" calcext:value-type="string">
            <text:p>LeVaameng Olkhay</text:p>
          </table:table-cell>
          <table:table-cell table:style-name="ce693" table:formula="of:=[.C71]+1" office:value-type="date" office:date-value="2025-04-12" calcext:value-type="date">
            <text:p>Sat, Apr 12</text:p>
          </table:table-cell>
          <table:table-cell table:style-name="Accent_20_1" office:value-type="string" calcext:value-type="string">
            <text:p>35Ln LDyggwYy</text:p>
          </table:table-cell>
          <table:table-cell table:formula="of:=OFFSET([.$I$16];FLOOR((ROW([.D23])-1)/5;1);MOD(ROW([.D23])-1;5);1;1)&amp;&quot; Wariko&quot;" office:value-type="string" office:string-value="LeVaameng Wariko" calcext:value-type="string">
            <text:p>LeVaameng Wariko</text:p>
          </table:table-cell>
          <table:table-cell table:style-name="ce693" office:value-type="date" office:date-value="2025-07-14" calcext:value-type="date">
            <text:p>Mon, Jul 14</text:p>
          </table:table-cell>
          <table:table-cell table:style-name="Accent_20_1" office:value-type="string" calcext:value-type="string">
            <text:p>35Ln LDgwwyYy</text:p>
          </table:table-cell>
          <table:table-cell table:formula="of:=OFFSET([.$I$16];FLOOR((ROW([.G23])-1)/5;1);MOD(ROW([.G23])-1;5);1;1)&amp;&quot; Akkas&quot;" office:value-type="string" office:string-value="LeVaameng Akkas" calcext:value-type="string">
            <text:p>LeVaameng Akkas</text:p>
          </table:table-cell>
          <table:table-cell table:style-name="ce693" table:formula="of:=[.I71]+1" office:value-type="date" office:date-value="2025-10-15" calcext:value-type="date">
            <text:p>Wed, Oct 15</text:p>
          </table:table-cell>
          <table:table-cell table:style-name="Accent_20_1" office:value-type="string" calcext:value-type="string">
            <text:p>35Ln LDwylnYy</text:p>
          </table:table-cell>
          <table:table-cell table:formula="of:=OFFSET([.$I$16];FLOOR((ROW([.J23])-1)/5;1);MOD(ROW([.J23])-1;5);1;1)&amp;&quot; Lawni&quot;" office:value-type="string" office:string-value="LeVaameng Lawni" calcext:value-type="string">
            <text:p>LeVaameng Lawni</text:p>
          </table:table-cell>
          <table:table-cell table:style-name="ce693" table:formula="of:=[.L71]+1" office:value-type="date" office:date-value="2026-01-13" calcext:value-type="date">
            <text:p>Tue, Jan 13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5Ln LDlnygYy</text:p>
          </table:table-cell>
          <table:table-cell table:formula="of:=OFFSET([.$I$16];FLOOR((ROW([.A24])-1)/5;1);MOD(ROW([.A24])-1;5);1;1)&amp;&quot; Olkhay&quot;" office:value-type="string" office:string-value="KuVaameng Olkhay" calcext:value-type="string">
            <text:p>KuVaameng Olkhay</text:p>
          </table:table-cell>
          <table:table-cell table:style-name="ce693" table:formula="of:=[.C72]+1" office:value-type="date" office:date-value="2025-04-13" calcext:value-type="date">
            <text:p>Sun, Apr 13</text:p>
          </table:table-cell>
          <table:table-cell table:style-name="Accent_20_1" office:value-type="string" calcext:value-type="string">
            <text:p>45Ln LDyggwYy</text:p>
          </table:table-cell>
          <table:table-cell table:formula="of:=OFFSET([.$I$16];FLOOR((ROW([.D24])-1)/5;1);MOD(ROW([.D24])-1;5);1;1)&amp;&quot; Wariko&quot;" office:value-type="string" office:string-value="KuVaameng Wariko" calcext:value-type="string">
            <text:p>KuVaameng Wariko</text:p>
          </table:table-cell>
          <table:table-cell table:style-name="ce693" office:value-type="date" office:date-value="2025-07-15" calcext:value-type="date">
            <text:p>Tue, Jul 15</text:p>
          </table:table-cell>
          <table:table-cell table:style-name="Accent_20_1" office:value-type="string" calcext:value-type="string">
            <text:p>45Ln LDgwwyYy</text:p>
          </table:table-cell>
          <table:table-cell table:formula="of:=OFFSET([.$I$16];FLOOR((ROW([.G24])-1)/5;1);MOD(ROW([.G24])-1;5);1;1)&amp;&quot; Akkas&quot;" office:value-type="string" office:string-value="KuVaameng Akkas" calcext:value-type="string">
            <text:p>KuVaameng Akkas</text:p>
          </table:table-cell>
          <table:table-cell table:style-name="ce693" table:formula="of:=[.I72]+1" office:value-type="date" office:date-value="2025-10-16" calcext:value-type="date">
            <text:p>Thu, Oct 16</text:p>
          </table:table-cell>
          <table:table-cell table:style-name="Accent_20_1" office:value-type="string" calcext:value-type="string">
            <text:p>45Ln LDwylnYy</text:p>
          </table:table-cell>
          <table:table-cell table:formula="of:=OFFSET([.$I$16];FLOOR((ROW([.J24])-1)/5;1);MOD(ROW([.J24])-1;5);1;1)&amp;&quot; Lawni&quot;" office:value-type="string" office:string-value="KuVaameng Lawni" calcext:value-type="string">
            <text:p>KuVaameng Lawni</text:p>
          </table:table-cell>
          <table:table-cell table:style-name="ce693" table:formula="of:=[.L72]+1" office:value-type="date" office:date-value="2026-01-14" calcext:value-type="date">
            <text:p>Wed, Jan 14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5Ln LDlnygYy</text:p>
          </table:table-cell>
          <table:table-cell table:formula="of:=OFFSET([.$I$16];FLOOR((ROW([.A25])-1)/5;1);MOD(ROW([.A25])-1;5);1;1)&amp;&quot; Olkhay&quot;" office:value-type="string" office:string-value="FaVaameng Olkhay" calcext:value-type="string">
            <text:p>FaVaameng Olkhay</text:p>
          </table:table-cell>
          <table:table-cell table:style-name="ce693" table:formula="of:=[.C73]+1" office:value-type="date" office:date-value="2025-04-14" calcext:value-type="date">
            <text:p>Mon, Apr 14</text:p>
          </table:table-cell>
          <table:table-cell table:style-name="Accent_20_1" office:value-type="string" calcext:value-type="string">
            <text:p>55Ln LDyggwYy</text:p>
          </table:table-cell>
          <table:table-cell table:formula="of:=OFFSET([.$I$16];FLOOR((ROW([.D25])-1)/5;1);MOD(ROW([.D25])-1;5);1;1)&amp;&quot; Wariko&quot;" office:value-type="string" office:string-value="FaVaameng Wariko" calcext:value-type="string">
            <text:p>FaVaameng Wariko</text:p>
          </table:table-cell>
          <table:table-cell table:style-name="ce693" office:value-type="date" office:date-value="2025-07-16" calcext:value-type="date">
            <text:p>Wed, Jul 16</text:p>
          </table:table-cell>
          <table:table-cell table:style-name="Accent_20_1" office:value-type="string" calcext:value-type="string">
            <text:p>55Ln LDgwwyYy</text:p>
          </table:table-cell>
          <table:table-cell table:formula="of:=OFFSET([.$I$16];FLOOR((ROW([.G25])-1)/5;1);MOD(ROW([.G25])-1;5);1;1)&amp;&quot; Akkas&quot;" office:value-type="string" office:string-value="FaVaameng Akkas" calcext:value-type="string">
            <text:p>FaVaameng Akkas</text:p>
          </table:table-cell>
          <table:table-cell table:style-name="ce693" table:formula="of:=[.I73]+1" office:value-type="date" office:date-value="2025-10-17" calcext:value-type="date">
            <text:p>Fri, Oct 17</text:p>
          </table:table-cell>
          <table:table-cell table:style-name="Accent_20_1" office:value-type="string" calcext:value-type="string">
            <text:p>55Ln LDwylnYy</text:p>
          </table:table-cell>
          <table:table-cell table:formula="of:=OFFSET([.$I$16];FLOOR((ROW([.J25])-1)/5;1);MOD(ROW([.J25])-1;5);1;1)&amp;&quot; Lawni&quot;" office:value-type="string" office:string-value="FaVaameng Lawni" calcext:value-type="string">
            <text:p>FaVaameng Lawni</text:p>
          </table:table-cell>
          <table:table-cell table:style-name="ce693" table:formula="of:=[.L73]+1" office:value-type="date" office:date-value="2026-01-15" calcext:value-type="date">
            <text:p>Thu, Jan 15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6Ln LDlnygYy</text:p>
          </table:table-cell>
          <table:table-cell table:formula="of:=OFFSET([.$I$16];FLOOR((ROW([.A26])-1)/5;1);MOD(ROW([.A26])-1;5);1;1)&amp;&quot; Olkhay&quot;" office:value-type="string" office:string-value="Siilaren / Duulelarla Olkhay" calcext:value-type="string">
            <text:p>Siilaren / Duulelarla Olkhay</text:p>
          </table:table-cell>
          <table:table-cell table:style-name="ce693" table:formula="of:=[.C74]+1" office:value-type="date" office:date-value="2025-04-15" calcext:value-type="date">
            <text:p>Tue, Apr 15</text:p>
          </table:table-cell>
          <table:table-cell table:style-name="Accent_20_1" office:value-type="string" calcext:value-type="string">
            <text:p>16Ln LDyggwYy</text:p>
          </table:table-cell>
          <table:table-cell table:formula="of:=OFFSET([.$I$16];FLOOR((ROW([.D26])-1)/5;1);MOD(ROW([.D26])-1;5);1;1)&amp;&quot; Wariko&quot;" office:value-type="string" office:string-value="Siilaren / Duulelarla Wariko" calcext:value-type="string">
            <text:p>Siilaren / Duulelarla Wariko</text:p>
          </table:table-cell>
          <table:table-cell table:style-name="ce693" office:value-type="date" office:date-value="2025-07-17" calcext:value-type="date">
            <text:p>Thu, Jul 17</text:p>
          </table:table-cell>
          <table:table-cell table:style-name="Accent_20_1" office:value-type="string" calcext:value-type="string">
            <text:p>16Ln LDgwwyYy</text:p>
          </table:table-cell>
          <table:table-cell table:formula="of:=OFFSET([.$I$16];FLOOR((ROW([.G26])-1)/5;1);MOD(ROW([.G26])-1;5);1;1)&amp;&quot; Akkas&quot;" office:value-type="string" office:string-value="Siilaren / Duulelarla Akkas" calcext:value-type="string">
            <text:p>Siilaren / Duulelarla Akkas</text:p>
          </table:table-cell>
          <table:table-cell table:style-name="ce693" table:formula="of:=[.I74]+1" office:value-type="date" office:date-value="2025-10-18" calcext:value-type="date">
            <text:p>Sat, Oct 18</text:p>
          </table:table-cell>
          <table:table-cell table:style-name="Accent_20_1" office:value-type="string" calcext:value-type="string">
            <text:p>16Ln LDwylnYy</text:p>
          </table:table-cell>
          <table:table-cell table:formula="of:=OFFSET([.$I$16];FLOOR((ROW([.J26])-1)/5;1);MOD(ROW([.J26])-1;5);1;1)&amp;&quot; Lawni&quot;" office:value-type="string" office:string-value="Siilaren / Duulelarla Lawni" calcext:value-type="string">
            <text:p>Siilaren / Duulelarla Lawni</text:p>
          </table:table-cell>
          <table:table-cell table:style-name="ce693" table:formula="of:=[.L74]+1" office:value-type="date" office:date-value="2026-01-16" calcext:value-type="date">
            <text:p>Fri, Jan 16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6Ln LDlnygYy</text:p>
          </table:table-cell>
          <table:table-cell table:formula="of:=OFFSET([.$I$16];FLOOR((ROW([.A27])-1)/5;1);MOD(ROW([.A27])-1;5);1;1)&amp;&quot; Olkhay&quot;" office:value-type="string" office:string-value="BiiDuleren Olkhay" calcext:value-type="string">
            <text:p>BiiDuleren Olkhay</text:p>
          </table:table-cell>
          <table:table-cell table:style-name="ce693" table:formula="of:=[.C75]+1" office:value-type="date" office:date-value="2025-04-16" calcext:value-type="date">
            <text:p>Wed, Apr 16</text:p>
          </table:table-cell>
          <table:table-cell table:style-name="Accent_20_1" office:value-type="string" calcext:value-type="string">
            <text:p>26Ln LDyggwYy</text:p>
          </table:table-cell>
          <table:table-cell table:formula="of:=OFFSET([.$I$16];FLOOR((ROW([.D27])-1)/5;1);MOD(ROW([.D27])-1;5);1;1)&amp;&quot; Wariko&quot;" office:value-type="string" office:string-value="BiiDuleren Wariko" calcext:value-type="string">
            <text:p>BiiDuleren Wariko</text:p>
          </table:table-cell>
          <table:table-cell table:style-name="ce693" office:value-type="date" office:date-value="2025-07-18" calcext:value-type="date">
            <text:p>Fri, Jul 18</text:p>
          </table:table-cell>
          <table:table-cell table:style-name="Accent_20_1" office:value-type="string" calcext:value-type="string">
            <text:p>26Ln LDgwwyYy</text:p>
          </table:table-cell>
          <table:table-cell table:formula="of:=OFFSET([.$I$16];FLOOR((ROW([.G27])-1)/5;1);MOD(ROW([.G27])-1;5);1;1)&amp;&quot; Akkas&quot;" office:value-type="string" office:string-value="BiiDuleren Akkas" calcext:value-type="string">
            <text:p>BiiDuleren Akkas</text:p>
          </table:table-cell>
          <table:table-cell table:style-name="ce693" table:formula="of:=[.I75]+1" office:value-type="date" office:date-value="2025-10-19" calcext:value-type="date">
            <text:p>Sun, Oct 19</text:p>
          </table:table-cell>
          <table:table-cell table:style-name="Accent_20_1" office:value-type="string" calcext:value-type="string">
            <text:p>26Ln LDwylnYy</text:p>
          </table:table-cell>
          <table:table-cell table:formula="of:=OFFSET([.$I$16];FLOOR((ROW([.J27])-1)/5;1);MOD(ROW([.J27])-1;5);1;1)&amp;&quot; Lawni&quot;" office:value-type="string" office:string-value="BiiDuleren Lawni" calcext:value-type="string">
            <text:p>BiiDuleren Lawni</text:p>
          </table:table-cell>
          <table:table-cell table:style-name="ce693" table:formula="of:=[.L75]+1" office:value-type="date" office:date-value="2026-01-17" calcext:value-type="date">
            <text:p>Sat, Jan 17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6Ln LDlnygYy</text:p>
          </table:table-cell>
          <table:table-cell table:formula="of:=OFFSET([.$I$16];FLOOR((ROW([.A28])-1)/5;1);MOD(ROW([.A28])-1;5);1;1)&amp;&quot; Olkhay&quot;" office:value-type="string" office:string-value="LeDuleren Olkhay" calcext:value-type="string">
            <text:p>LeDuleren Olkhay</text:p>
          </table:table-cell>
          <table:table-cell table:style-name="ce693" table:formula="of:=[.C76]+1" office:value-type="date" office:date-value="2025-04-17" calcext:value-type="date">
            <text:p>Thu, Apr 17</text:p>
          </table:table-cell>
          <table:table-cell table:style-name="Accent_20_1" office:value-type="string" calcext:value-type="string">
            <text:p>36Ln LDyggwYy</text:p>
          </table:table-cell>
          <table:table-cell table:formula="of:=OFFSET([.$I$16];FLOOR((ROW([.D28])-1)/5;1);MOD(ROW([.D28])-1;5);1;1)&amp;&quot; Wariko&quot;" office:value-type="string" office:string-value="LeDuleren Wariko" calcext:value-type="string">
            <text:p>LeDuleren Wariko</text:p>
          </table:table-cell>
          <table:table-cell table:style-name="ce693" office:value-type="date" office:date-value="2025-07-19" calcext:value-type="date">
            <text:p>Sat, Jul 19</text:p>
          </table:table-cell>
          <table:table-cell table:style-name="Accent_20_1" office:value-type="string" calcext:value-type="string">
            <text:p>36Ln LDgwwyYy</text:p>
          </table:table-cell>
          <table:table-cell table:formula="of:=OFFSET([.$I$16];FLOOR((ROW([.G28])-1)/5;1);MOD(ROW([.G28])-1;5);1;1)&amp;&quot; Akkas&quot;" office:value-type="string" office:string-value="LeDuleren Akkas" calcext:value-type="string">
            <text:p>LeDuleren Akkas</text:p>
          </table:table-cell>
          <table:table-cell table:style-name="ce693" table:formula="of:=[.I76]+1" office:value-type="date" office:date-value="2025-10-20" calcext:value-type="date">
            <text:p>Mon, Oct 20</text:p>
          </table:table-cell>
          <table:table-cell table:style-name="Accent_20_1" office:value-type="string" calcext:value-type="string">
            <text:p>36Ln LDwylnYy</text:p>
          </table:table-cell>
          <table:table-cell table:formula="of:=OFFSET([.$I$16];FLOOR((ROW([.J28])-1)/5;1);MOD(ROW([.J28])-1;5);1;1)&amp;&quot; Lawni&quot;" office:value-type="string" office:string-value="LeDuleren Lawni" calcext:value-type="string">
            <text:p>LeDuleren Lawni</text:p>
          </table:table-cell>
          <table:table-cell table:style-name="ce693" table:formula="of:=[.L76]+1" office:value-type="date" office:date-value="2026-01-18" calcext:value-type="date">
            <text:p>Sun, Jan 18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6Ln LDlnygYy</text:p>
          </table:table-cell>
          <table:table-cell table:formula="of:=OFFSET([.$I$16];FLOOR((ROW([.A29])-1)/5;1);MOD(ROW([.A29])-1;5);1;1)&amp;&quot; Olkhay&quot;" office:value-type="string" office:string-value="KuDuuleren Olkhay" calcext:value-type="string">
            <text:p>KuDuuleren Olkhay</text:p>
          </table:table-cell>
          <table:table-cell table:style-name="ce693" table:formula="of:=[.C77]+1" office:value-type="date" office:date-value="2025-04-18" calcext:value-type="date">
            <text:p>Fri, Apr 18</text:p>
          </table:table-cell>
          <table:table-cell table:style-name="Accent_20_1" office:value-type="string" calcext:value-type="string">
            <text:p>46Ln LDyggwYy</text:p>
          </table:table-cell>
          <table:table-cell table:formula="of:=OFFSET([.$I$16];FLOOR((ROW([.D29])-1)/5;1);MOD(ROW([.D29])-1;5);1;1)&amp;&quot; Wariko&quot;" office:value-type="string" office:string-value="KuDuuleren Wariko" calcext:value-type="string">
            <text:p>KuDuuleren Wariko</text:p>
          </table:table-cell>
          <table:table-cell table:style-name="ce693" office:value-type="date" office:date-value="2025-07-20" calcext:value-type="date">
            <text:p>Sun, Jul 20</text:p>
          </table:table-cell>
          <table:table-cell table:style-name="Accent_20_1" office:value-type="string" calcext:value-type="string">
            <text:p>46Ln LDgwwyYy</text:p>
          </table:table-cell>
          <table:table-cell table:formula="of:=OFFSET([.$I$16];FLOOR((ROW([.G29])-1)/5;1);MOD(ROW([.G29])-1;5);1;1)&amp;&quot; Akkas&quot;" office:value-type="string" office:string-value="KuDuuleren Akkas" calcext:value-type="string">
            <text:p>KuDuuleren Akkas</text:p>
          </table:table-cell>
          <table:table-cell table:style-name="ce693" table:formula="of:=[.I77]+1" office:value-type="date" office:date-value="2025-10-21" calcext:value-type="date">
            <text:p>Tue, Oct 21</text:p>
          </table:table-cell>
          <table:table-cell table:style-name="Accent_20_1" office:value-type="string" calcext:value-type="string">
            <text:p>46Ln LDwylnYy</text:p>
          </table:table-cell>
          <table:table-cell table:formula="of:=OFFSET([.$I$16];FLOOR((ROW([.J29])-1)/5;1);MOD(ROW([.J29])-1;5);1;1)&amp;&quot; Lawni&quot;" office:value-type="string" office:string-value="KuDuuleren Lawni" calcext:value-type="string">
            <text:p>KuDuuleren Lawni</text:p>
          </table:table-cell>
          <table:table-cell table:style-name="ce693" table:formula="of:=[.L77]+1" office:value-type="date" office:date-value="2026-01-19" calcext:value-type="date">
            <text:p>Mon, Jan 19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6Ln LDlnygYy</text:p>
          </table:table-cell>
          <table:table-cell table:formula="of:=OFFSET([.$I$16];FLOOR((ROW([.A30])-1)/5;1);MOD(ROW([.A30])-1;5);1;1)&amp;&quot; Olkhay&quot;" office:value-type="string" office:string-value="PaDuleren Olkhay" calcext:value-type="string">
            <text:p>PaDuleren Olkhay</text:p>
          </table:table-cell>
          <table:table-cell table:style-name="ce693" table:formula="of:=[.C78]+1" office:value-type="date" office:date-value="2025-04-19" calcext:value-type="date">
            <text:p>Sat, Apr 19</text:p>
          </table:table-cell>
          <table:table-cell table:style-name="Accent_20_1" office:value-type="string" calcext:value-type="string">
            <text:p>56Ln LDyggwYy</text:p>
          </table:table-cell>
          <table:table-cell table:formula="of:=OFFSET([.$I$16];FLOOR((ROW([.D30])-1)/5;1);MOD(ROW([.D30])-1;5);1;1)&amp;&quot; Wariko&quot;" office:value-type="string" office:string-value="PaDuleren Wariko" calcext:value-type="string">
            <text:p>PaDuleren Wariko</text:p>
          </table:table-cell>
          <table:table-cell table:style-name="ce693" office:value-type="date" office:date-value="2025-07-21" calcext:value-type="date">
            <text:p>Mon, Jul 21</text:p>
          </table:table-cell>
          <table:table-cell table:style-name="Accent_20_1" office:value-type="string" calcext:value-type="string">
            <text:p>56Ln LDgwwyYy</text:p>
          </table:table-cell>
          <table:table-cell table:formula="of:=OFFSET([.$I$16];FLOOR((ROW([.G30])-1)/5;1);MOD(ROW([.G30])-1;5);1;1)&amp;&quot; Akkas&quot;" office:value-type="string" office:string-value="PaDuleren Akkas" calcext:value-type="string">
            <text:p>PaDuleren Akkas</text:p>
          </table:table-cell>
          <table:table-cell table:style-name="ce693" table:formula="of:=[.I78]+1" office:value-type="date" office:date-value="2025-10-22" calcext:value-type="date">
            <text:p>Wed, Oct 22</text:p>
          </table:table-cell>
          <table:table-cell table:style-name="Accent_20_1" office:value-type="string" calcext:value-type="string">
            <text:p>56Ln LDwylnYy</text:p>
          </table:table-cell>
          <table:table-cell table:formula="of:=OFFSET([.$I$16];FLOOR((ROW([.J30])-1)/5;1);MOD(ROW([.J30])-1;5);1;1)&amp;&quot; Lawni&quot;" office:value-type="string" office:string-value="PaDuleren Lawni" calcext:value-type="string">
            <text:p>PaDuleren Lawni</text:p>
          </table:table-cell>
          <table:table-cell table:style-name="ce693" table:formula="of:=[.L78]+1" office:value-type="date" office:date-value="2026-01-20" calcext:value-type="date">
            <text:p>Tue, Jan 20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7Ln LDlnygYy</text:p>
          </table:table-cell>
          <table:table-cell table:formula="of:=OFFSET([.$I$16];FLOOR((ROW([.A31])-1)/5;1);MOD(ROW([.A31])-1;5);1;1)&amp;&quot; Olkhay&quot;" office:value-type="string" office:string-value="Nebiilen / Niraarla Olkhay" calcext:value-type="string">
            <text:p>Nebiilen / Niraarla Olkhay</text:p>
          </table:table-cell>
          <table:table-cell table:style-name="ce693" table:formula="of:=[.C79]+1" office:value-type="date" office:date-value="2025-04-20" calcext:value-type="date">
            <text:p>Sun, Apr 20</text:p>
          </table:table-cell>
          <table:table-cell table:style-name="Accent_20_1" office:value-type="string" calcext:value-type="string">
            <text:p>17Ln LDyggwYy</text:p>
          </table:table-cell>
          <table:table-cell table:formula="of:=OFFSET([.$I$16];FLOOR((ROW([.D31])-1)/5;1);MOD(ROW([.D31])-1;5);1;1)&amp;&quot; Wariko&quot;" office:value-type="string" office:string-value="Nebiilen / Niraarla Wariko" calcext:value-type="string">
            <text:p>Nebiilen / Niraarla Wariko</text:p>
          </table:table-cell>
          <table:table-cell table:style-name="ce693" office:value-type="date" office:date-value="2025-07-22" calcext:value-type="date">
            <text:p>Tue, Jul 22</text:p>
          </table:table-cell>
          <table:table-cell table:style-name="Accent_20_1" office:value-type="string" calcext:value-type="string">
            <text:p>17Ln LDgwwyYy</text:p>
          </table:table-cell>
          <table:table-cell table:formula="of:=OFFSET([.$I$16];FLOOR((ROW([.G31])-1)/5;1);MOD(ROW([.G31])-1;5);1;1)&amp;&quot; Akkas&quot;" office:value-type="string" office:string-value="Nebiilen / Niraarla Akkas" calcext:value-type="string">
            <text:p>Nebiilen / Niraarla Akkas</text:p>
          </table:table-cell>
          <table:table-cell table:style-name="ce693" table:formula="of:=[.I79]+1" office:value-type="date" office:date-value="2025-10-23" calcext:value-type="date">
            <text:p>Thu, Oct 23</text:p>
          </table:table-cell>
          <table:table-cell table:style-name="Accent_20_1" office:value-type="string" calcext:value-type="string">
            <text:p>17Ln LDwylnYy</text:p>
          </table:table-cell>
          <table:table-cell table:formula="of:=OFFSET([.$I$16];FLOOR((ROW([.J31])-1)/5;1);MOD(ROW([.J31])-1;5);1;1)&amp;&quot; Lawni&quot;" office:value-type="string" office:string-value="Nebiilen / Niraarla Lawni" calcext:value-type="string">
            <text:p>Nebiilen / Niraarla Lawni</text:p>
          </table:table-cell>
          <table:table-cell table:style-name="ce693" table:formula="of:=[.L79]+1" office:value-type="date" office:date-value="2026-01-21" calcext:value-type="date">
            <text:p>Wed, Jan 2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7Ln LDlnygYy</text:p>
          </table:table-cell>
          <table:table-cell table:formula="of:=OFFSET([.$I$16];FLOOR((ROW([.A32])-1)/5;1);MOD(ROW([.A32])-1;5);1;1)&amp;&quot; Olkhay&quot;" office:value-type="string" office:string-value="BiiNirlen Olkhay" calcext:value-type="string">
            <text:p>BiiNirlen Olkhay</text:p>
          </table:table-cell>
          <table:table-cell table:style-name="ce693" table:formula="of:=[.C80]+1" office:value-type="date" office:date-value="2025-04-21" calcext:value-type="date">
            <text:p>Mon, Apr 21</text:p>
          </table:table-cell>
          <table:table-cell table:style-name="Accent_20_1" office:value-type="string" calcext:value-type="string">
            <text:p>27Ln LDyggwYy</text:p>
          </table:table-cell>
          <table:table-cell table:formula="of:=OFFSET([.$I$16];FLOOR((ROW([.D32])-1)/5;1);MOD(ROW([.D32])-1;5);1;1)&amp;&quot; Wariko&quot;" office:value-type="string" office:string-value="BiiNirlen Wariko" calcext:value-type="string">
            <text:p>BiiNirlen Wariko</text:p>
          </table:table-cell>
          <table:table-cell table:style-name="ce693" office:value-type="date" office:date-value="2025-07-23" calcext:value-type="date">
            <text:p>Wed, Jul 23</text:p>
          </table:table-cell>
          <table:table-cell table:style-name="Accent_20_1" office:value-type="string" calcext:value-type="string">
            <text:p>27Ln LDgwwyYy</text:p>
          </table:table-cell>
          <table:table-cell table:formula="of:=OFFSET([.$I$16];FLOOR((ROW([.G32])-1)/5;1);MOD(ROW([.G32])-1;5);1;1)&amp;&quot; Akkas&quot;" office:value-type="string" office:string-value="BiiNirlen Akkas" calcext:value-type="string">
            <text:p>BiiNirlen Akkas</text:p>
          </table:table-cell>
          <table:table-cell table:style-name="ce693" table:formula="of:=[.I80]+1" office:value-type="date" office:date-value="2025-10-24" calcext:value-type="date">
            <text:p>Fri, Oct 24</text:p>
          </table:table-cell>
          <table:table-cell table:style-name="Accent_20_1" office:value-type="string" calcext:value-type="string">
            <text:p>27Ln LDwylnYy</text:p>
          </table:table-cell>
          <table:table-cell table:formula="of:=OFFSET([.$I$16];FLOOR((ROW([.J32])-1)/5;1);MOD(ROW([.J32])-1;5);1;1)&amp;&quot; Lawni&quot;" office:value-type="string" office:string-value="BiiNirlen Lawni" calcext:value-type="string">
            <text:p>BiiNirlen Lawni</text:p>
          </table:table-cell>
          <table:table-cell table:style-name="ce693" table:formula="of:=[.L80]+1" office:value-type="date" office:date-value="2026-01-22" calcext:value-type="date">
            <text:p>Thu, Jan 22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7Ln LDlnygYy</text:p>
          </table:table-cell>
          <table:table-cell table:formula="of:=OFFSET([.$I$16];FLOOR((ROW([.A33])-1)/5;1);MOD(ROW([.A33])-1;5);1;1)&amp;&quot; Olkhay&quot;" office:value-type="string" office:string-value="NeGuulen Olkhay" calcext:value-type="string">
            <text:p>NeGuulen Olkhay</text:p>
          </table:table-cell>
          <table:table-cell table:style-name="ce693" table:formula="of:=[.C81]+1" office:value-type="date" office:date-value="2025-04-22" calcext:value-type="date">
            <text:p>Tue, Apr 22</text:p>
          </table:table-cell>
          <table:table-cell table:style-name="Accent_20_1" office:value-type="string" calcext:value-type="string">
            <text:p>37Ln LDyggwYy</text:p>
          </table:table-cell>
          <table:table-cell table:formula="of:=OFFSET([.$I$16];FLOOR((ROW([.D33])-1)/5;1);MOD(ROW([.D33])-1;5);1;1)&amp;&quot; Wariko&quot;" office:value-type="string" office:string-value="NeGuulen Wariko" calcext:value-type="string">
            <text:p>NeGuulen Wariko</text:p>
          </table:table-cell>
          <table:table-cell table:style-name="ce693" office:value-type="date" office:date-value="2025-07-24" calcext:value-type="date">
            <text:p>Thu, Jul 24</text:p>
          </table:table-cell>
          <table:table-cell table:style-name="Accent_20_1" office:value-type="string" calcext:value-type="string">
            <text:p>37Ln LDgwwyYy</text:p>
          </table:table-cell>
          <table:table-cell table:formula="of:=OFFSET([.$I$16];FLOOR((ROW([.G33])-1)/5;1);MOD(ROW([.G33])-1;5);1;1)&amp;&quot; Akkas&quot;" office:value-type="string" office:string-value="NeGuulen Akkas" calcext:value-type="string">
            <text:p>NeGuulen Akkas</text:p>
          </table:table-cell>
          <table:table-cell table:style-name="ce693" table:formula="of:=[.I81]+1" office:value-type="date" office:date-value="2025-10-25" calcext:value-type="date">
            <text:p>Sat, Oct 25</text:p>
          </table:table-cell>
          <table:table-cell table:style-name="Accent_20_1" office:value-type="string" calcext:value-type="string">
            <text:p>37Ln LDwylnYy</text:p>
          </table:table-cell>
          <table:table-cell table:formula="of:=OFFSET([.$I$16];FLOOR((ROW([.J33])-1)/5;1);MOD(ROW([.J33])-1;5);1;1)&amp;&quot; Lawni&quot;" office:value-type="string" office:string-value="NeGuulen Lawni" calcext:value-type="string">
            <text:p>NeGuulen Lawni</text:p>
          </table:table-cell>
          <table:table-cell table:style-name="ce693" table:formula="of:=[.L81]+1" office:value-type="date" office:date-value="2026-01-23" calcext:value-type="date">
            <text:p>Fri, Jan 23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7Ln LDlnygYy</text:p>
          </table:table-cell>
          <table:table-cell table:formula="of:=OFFSET([.$I$16];FLOOR((ROW([.A34])-1)/5;1);MOD(ROW([.A34])-1;5);1;1)&amp;&quot; Olkhay&quot;" office:value-type="string" office:string-value="KuuNirlen Olkhay" calcext:value-type="string">
            <text:p>KuuNirlen Olkhay</text:p>
          </table:table-cell>
          <table:table-cell table:style-name="ce693" table:formula="of:=[.C82]+1" office:value-type="date" office:date-value="2025-04-23" calcext:value-type="date">
            <text:p>Wed, Apr 23</text:p>
          </table:table-cell>
          <table:table-cell table:style-name="Accent_20_1" office:value-type="string" calcext:value-type="string">
            <text:p>47Ln LDyggwYy</text:p>
          </table:table-cell>
          <table:table-cell table:formula="of:=OFFSET([.$I$16];FLOOR((ROW([.D34])-1)/5;1);MOD(ROW([.D34])-1;5);1;1)&amp;&quot; Wariko&quot;" office:value-type="string" office:string-value="KuuNirlen Wariko" calcext:value-type="string">
            <text:p>KuuNirlen Wariko</text:p>
          </table:table-cell>
          <table:table-cell table:style-name="ce693" office:value-type="date" office:date-value="2025-07-25" calcext:value-type="date">
            <text:p>Fri, Jul 25</text:p>
          </table:table-cell>
          <table:table-cell table:style-name="Accent_20_1" office:value-type="string" calcext:value-type="string">
            <text:p>47Ln LDgwwyYy</text:p>
          </table:table-cell>
          <table:table-cell table:formula="of:=OFFSET([.$I$16];FLOOR((ROW([.G34])-1)/5;1);MOD(ROW([.G34])-1;5);1;1)&amp;&quot; Akkas&quot;" office:value-type="string" office:string-value="KuuNirlen Akkas" calcext:value-type="string">
            <text:p>KuuNirlen Akkas</text:p>
          </table:table-cell>
          <table:table-cell table:style-name="ce693" table:formula="of:=[.I82]+1" office:value-type="date" office:date-value="2025-10-26" calcext:value-type="date">
            <text:p>Sun, Oct 26</text:p>
          </table:table-cell>
          <table:table-cell table:style-name="Accent_20_1" office:value-type="string" calcext:value-type="string">
            <text:p>47Ln LDwylnYy</text:p>
          </table:table-cell>
          <table:table-cell table:formula="of:=OFFSET([.$I$16];FLOOR((ROW([.J34])-1)/5;1);MOD(ROW([.J34])-1;5);1;1)&amp;&quot; Lawni&quot;" office:value-type="string" office:string-value="KuuNirlen Lawni" calcext:value-type="string">
            <text:p>KuuNirlen Lawni</text:p>
          </table:table-cell>
          <table:table-cell table:style-name="ce693" table:formula="of:=[.L82]+1" office:value-type="date" office:date-value="2026-01-24" calcext:value-type="date">
            <text:p>Sat, Jan 24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7Ln LDlnygYy</text:p>
          </table:table-cell>
          <table:table-cell table:formula="of:=OFFSET([.$I$16];FLOOR((ROW([.A35])-1)/5;1);MOD(ROW([.A35])-1;5);1;1)&amp;&quot; Olkhay&quot;" office:value-type="string" office:string-value="Nebellen Olkhay" calcext:value-type="string">
            <text:p>Nebellen Olkhay</text:p>
          </table:table-cell>
          <table:table-cell table:style-name="ce693" table:formula="of:=[.C83]+1" office:value-type="date" office:date-value="2025-04-24" calcext:value-type="date">
            <text:p>Thu, Apr 24</text:p>
          </table:table-cell>
          <table:table-cell table:style-name="Accent_20_1" office:value-type="string" calcext:value-type="string">
            <text:p>57Ln LDyggwYy</text:p>
          </table:table-cell>
          <table:table-cell table:formula="of:=OFFSET([.$I$16];FLOOR((ROW([.D35])-1)/5;1);MOD(ROW([.D35])-1;5);1;1)&amp;&quot; Wariko&quot;" office:value-type="string" office:string-value="Nebellen Wariko" calcext:value-type="string">
            <text:p>Nebellen Wariko</text:p>
          </table:table-cell>
          <table:table-cell table:style-name="ce693" office:value-type="date" office:date-value="2025-07-26" calcext:value-type="date">
            <text:p>Sat, Jul 26</text:p>
          </table:table-cell>
          <table:table-cell table:style-name="Accent_20_1" office:value-type="string" calcext:value-type="string">
            <text:p>57Ln LDgwwyYy</text:p>
          </table:table-cell>
          <table:table-cell table:formula="of:=OFFSET([.$I$16];FLOOR((ROW([.G35])-1)/5;1);MOD(ROW([.G35])-1;5);1;1)&amp;&quot; Akkas&quot;" office:value-type="string" office:string-value="Nebellen Akkas" calcext:value-type="string">
            <text:p>Nebellen Akkas</text:p>
          </table:table-cell>
          <table:table-cell table:style-name="ce693" table:formula="of:=[.I83]+1" office:value-type="date" office:date-value="2025-10-27" calcext:value-type="date">
            <text:p>Mon, Oct 27</text:p>
          </table:table-cell>
          <table:table-cell table:style-name="Accent_20_1" office:value-type="string" calcext:value-type="string">
            <text:p>57Ln LDwylnYy</text:p>
          </table:table-cell>
          <table:table-cell table:formula="of:=OFFSET([.$I$16];FLOOR((ROW([.J35])-1)/5;1);MOD(ROW([.J35])-1;5);1;1)&amp;&quot; Lawni&quot;" office:value-type="string" office:string-value="Nebellen Lawni" calcext:value-type="string">
            <text:p>Nebellen Lawni</text:p>
          </table:table-cell>
          <table:table-cell table:style-name="ce693" table:formula="of:=[.L83]+1" office:value-type="date" office:date-value="2026-01-25" calcext:value-type="date">
            <text:p>Sun, Jan 25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0Ln LDlnygYy</text:p>
          </table:table-cell>
          <table:table-cell table:formula="of:=OFFSET([.$I$16];FLOOR((ROW([.A36])-1)/5;1);MOD(ROW([.A36])-1;5);1;1)&amp;&quot; Olkhay&quot;" office:value-type="string" office:string-value="Dzkilen / Baarella Olkhay" calcext:value-type="string">
            <text:p>Dzkilen / Baarella Olkhay</text:p>
          </table:table-cell>
          <table:table-cell table:style-name="ce693" table:formula="of:=[.C84]+1" office:value-type="date" office:date-value="2025-04-25" calcext:value-type="date">
            <text:p>Fri, Apr 25</text:p>
          </table:table-cell>
          <table:table-cell table:style-name="Accent_20_1" office:value-type="string" calcext:value-type="string">
            <text:p>10Ln LDyggwYy</text:p>
          </table:table-cell>
          <table:table-cell table:formula="of:=OFFSET([.$I$16];FLOOR((ROW([.D36])-1)/5;1);MOD(ROW([.D36])-1;5);1;1)&amp;&quot; Wariko&quot;" office:value-type="string" office:string-value="Dzkilen / Baarella Wariko" calcext:value-type="string">
            <text:p>Dzkilen / Baarella Wariko</text:p>
          </table:table-cell>
          <table:table-cell table:style-name="ce693" office:value-type="date" office:date-value="2025-07-27" calcext:value-type="date">
            <text:p>Sun, Jul 27</text:p>
          </table:table-cell>
          <table:table-cell table:style-name="Accent_20_1" office:value-type="string" calcext:value-type="string">
            <text:p>10Ln LDgwwyYy</text:p>
          </table:table-cell>
          <table:table-cell table:formula="of:=OFFSET([.$I$16];FLOOR((ROW([.G36])-1)/5;1);MOD(ROW([.G36])-1;5);1;1)&amp;&quot; Akkas&quot;" office:value-type="string" office:string-value="Dzkilen / Baarella Akkas" calcext:value-type="string">
            <text:p>Dzkilen / Baarella Akkas</text:p>
          </table:table-cell>
          <table:table-cell table:style-name="ce693" table:formula="of:=[.I84]+1" office:value-type="date" office:date-value="2025-10-28" calcext:value-type="date">
            <text:p>Tue, Oct 28</text:p>
          </table:table-cell>
          <table:table-cell table:style-name="Accent_20_1" office:value-type="string" calcext:value-type="string">
            <text:p>10Ln LDwylnYy</text:p>
          </table:table-cell>
          <table:table-cell table:formula="of:=OFFSET([.$I$16];FLOOR((ROW([.J36])-1)/5;1);MOD(ROW([.J36])-1;5);1;1)&amp;&quot; Lawni&quot;" office:value-type="string" office:string-value="Dzkilen / Baarella Lawni" calcext:value-type="string">
            <text:p>Dzkilen / Baarella Lawni</text:p>
          </table:table-cell>
          <table:table-cell table:style-name="ce693" table:formula="of:=[.L84]+1" office:value-type="date" office:date-value="2026-01-26" calcext:value-type="date">
            <text:p>Mon, Jan 26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0Ln LDlnygYy</text:p>
          </table:table-cell>
          <table:table-cell table:formula="of:=OFFSET([.$I$16];FLOOR((ROW([.A37])-1)/5;1);MOD(ROW([.A37])-1;5);1;1)&amp;&quot; Olkhay&quot;" office:value-type="string" office:string-value="BiGiilen Olkhay" calcext:value-type="string">
            <text:p>BiGiilen Olkhay</text:p>
          </table:table-cell>
          <table:table-cell table:style-name="ce693" table:formula="of:=[.C85]+1" office:value-type="date" office:date-value="2025-04-26" calcext:value-type="date">
            <text:p>Sat, Apr 26</text:p>
          </table:table-cell>
          <table:table-cell table:style-name="Accent_20_1" office:value-type="string" calcext:value-type="string">
            <text:p>20Ln LDyggwYy</text:p>
          </table:table-cell>
          <table:table-cell table:formula="of:=OFFSET([.$I$16];FLOOR((ROW([.D37])-1)/5;1);MOD(ROW([.D37])-1;5);1;1)&amp;&quot; Wariko&quot;" office:value-type="string" office:string-value="BiGiilen Wariko" calcext:value-type="string">
            <text:p>BiGiilen Wariko</text:p>
          </table:table-cell>
          <table:table-cell table:style-name="ce693" office:value-type="date" office:date-value="2025-07-28" calcext:value-type="date">
            <text:p>Mon, Jul 28</text:p>
          </table:table-cell>
          <table:table-cell table:style-name="Accent_20_1" office:value-type="string" calcext:value-type="string">
            <text:p>20Ln LDgwwyYy</text:p>
          </table:table-cell>
          <table:table-cell table:formula="of:=OFFSET([.$I$16];FLOOR((ROW([.G37])-1)/5;1);MOD(ROW([.G37])-1;5);1;1)&amp;&quot; Akkas&quot;" office:value-type="string" office:string-value="BiGiilen Akkas" calcext:value-type="string">
            <text:p>BiGiilen Akkas</text:p>
          </table:table-cell>
          <table:table-cell table:style-name="ce693" table:formula="of:=[.I85]+1" office:value-type="date" office:date-value="2025-10-29" calcext:value-type="date">
            <text:p>Wed, Oct 29</text:p>
          </table:table-cell>
          <table:table-cell table:style-name="Accent_20_1" office:value-type="string" calcext:value-type="string">
            <text:p>20Ln LDwylnYy</text:p>
          </table:table-cell>
          <table:table-cell table:formula="of:=OFFSET([.$I$16];FLOOR((ROW([.J37])-1)/5;1);MOD(ROW([.J37])-1;5);1;1)&amp;&quot; Lawni&quot;" office:value-type="string" office:string-value="BiGiilen Lawni" calcext:value-type="string">
            <text:p>BiGiilen Lawni</text:p>
          </table:table-cell>
          <table:table-cell table:style-name="ce693" table:formula="of:=[.L85]+1" office:value-type="date" office:date-value="2026-01-27" calcext:value-type="date">
            <text:p>Tue, Jan 27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0Ln LDlnygYy</text:p>
          </table:table-cell>
          <table:table-cell table:formula="of:=OFFSET([.$I$16];FLOOR((ROW([.A38])-1)/5;1);MOD(ROW([.A38])-1;5);1;1)&amp;&quot; Olkhay&quot;" office:value-type="string" office:string-value="LeLiilen Olkhay" calcext:value-type="string">
            <text:p>LeLiilen Olkhay</text:p>
          </table:table-cell>
          <table:table-cell table:style-name="ce693" table:formula="of:=[.C86]+1" office:value-type="date" office:date-value="2025-04-27" calcext:value-type="date">
            <text:p>Sun, Apr 27</text:p>
          </table:table-cell>
          <table:table-cell table:style-name="Accent_20_1" office:value-type="string" calcext:value-type="string">
            <text:p>30Ln LDyggwYy</text:p>
          </table:table-cell>
          <table:table-cell table:formula="of:=OFFSET([.$I$16];FLOOR((ROW([.D38])-1)/5;1);MOD(ROW([.D38])-1;5);1;1)&amp;&quot; Wariko&quot;" office:value-type="string" office:string-value="LeLiilen Wariko" calcext:value-type="string">
            <text:p>LeLiilen Wariko</text:p>
          </table:table-cell>
          <table:table-cell table:style-name="ce693" office:value-type="date" office:date-value="2025-07-29" calcext:value-type="date">
            <text:p>Tue, Jul 29</text:p>
          </table:table-cell>
          <table:table-cell table:style-name="Accent_20_1" office:value-type="string" calcext:value-type="string">
            <text:p>30Ln LDgwwyYy</text:p>
          </table:table-cell>
          <table:table-cell table:formula="of:=OFFSET([.$I$16];FLOOR((ROW([.G38])-1)/5;1);MOD(ROW([.G38])-1;5);1;1)&amp;&quot; Akkas&quot;" office:value-type="string" office:string-value="LeLiilen Akkas" calcext:value-type="string">
            <text:p>LeLiilen Akkas</text:p>
          </table:table-cell>
          <table:table-cell table:style-name="ce693" table:formula="of:=[.I86]+1" office:value-type="date" office:date-value="2025-10-30" calcext:value-type="date">
            <text:p>Thu, Oct 30</text:p>
          </table:table-cell>
          <table:table-cell table:style-name="Accent_20_1" office:value-type="string" calcext:value-type="string">
            <text:p>30Ln LDwylnYy</text:p>
          </table:table-cell>
          <table:table-cell table:formula="of:=OFFSET([.$I$16];FLOOR((ROW([.J38])-1)/5;1);MOD(ROW([.J38])-1;5);1;1)&amp;&quot; Lawni&quot;" office:value-type="string" office:string-value="LeLiilen Lawni" calcext:value-type="string">
            <text:p>LeLiilen Lawni</text:p>
          </table:table-cell>
          <table:table-cell table:style-name="ce693" table:formula="of:=[.L86]+1" office:value-type="date" office:date-value="2026-01-28" calcext:value-type="date">
            <text:p>Wed, Jan 28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0Ln LDlnygYy</text:p>
          </table:table-cell>
          <table:table-cell table:formula="of:=OFFSET([.$I$16];FLOOR((ROW([.A39])-1)/5;1);MOD(ROW([.A39])-1;5);1;1)&amp;&quot; Olkhay&quot;" office:value-type="string" office:string-value="Guwiilen Olkhay" calcext:value-type="string">
            <text:p>Guwiilen Olkhay</text:p>
          </table:table-cell>
          <table:table-cell table:style-name="ce693" table:formula="of:=[.C87]+1" office:value-type="date" office:date-value="2025-04-28" calcext:value-type="date">
            <text:p>Mon, Apr 28</text:p>
          </table:table-cell>
          <table:table-cell table:style-name="Accent_20_1" office:value-type="string" calcext:value-type="string">
            <text:p>40Ln LDyggwYy</text:p>
          </table:table-cell>
          <table:table-cell table:formula="of:=OFFSET([.$I$16];FLOOR((ROW([.D39])-1)/5;1);MOD(ROW([.D39])-1;5);1;1)&amp;&quot; Wariko&quot;" office:value-type="string" office:string-value="Guwiilen Wariko" calcext:value-type="string">
            <text:p>Guwiilen Wariko</text:p>
          </table:table-cell>
          <table:table-cell table:style-name="ce693" office:value-type="date" office:date-value="2025-07-30" calcext:value-type="date">
            <text:p>Wed, Jul 30</text:p>
          </table:table-cell>
          <table:table-cell table:style-name="Accent_20_1" office:value-type="string" calcext:value-type="string">
            <text:p>40Ln LDgwwyYy</text:p>
          </table:table-cell>
          <table:table-cell table:formula="of:=OFFSET([.$I$16];FLOOR((ROW([.G39])-1)/5;1);MOD(ROW([.G39])-1;5);1;1)&amp;&quot; Akkas&quot;" office:value-type="string" office:string-value="Guwiilen Akkas" calcext:value-type="string">
            <text:p>Guwiilen Akkas</text:p>
          </table:table-cell>
          <table:table-cell table:style-name="ce693" table:formula="of:=[.I87]+1" office:value-type="date" office:date-value="2025-10-31" calcext:value-type="date">
            <text:p>Fri, Oct 31</text:p>
          </table:table-cell>
          <table:table-cell table:style-name="Accent_20_1" office:value-type="string" calcext:value-type="string">
            <text:p>40Ln LDwylnYy</text:p>
          </table:table-cell>
          <table:table-cell table:formula="of:=OFFSET([.$I$16];FLOOR((ROW([.J39])-1)/5;1);MOD(ROW([.J39])-1;5);1;1)&amp;&quot; Lawni&quot;" office:value-type="string" office:string-value="Guwiilen Lawni" calcext:value-type="string">
            <text:p>Guwiilen Lawni</text:p>
          </table:table-cell>
          <table:table-cell table:style-name="ce693" table:formula="of:=[.L87]+1" office:value-type="date" office:date-value="2026-01-29" calcext:value-type="date">
            <text:p>Thu, Jan 29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0Ln LDlnygYy</text:p>
          </table:table-cell>
          <table:table-cell table:formula="of:=OFFSET([.$I$16];FLOOR((ROW([.A40])-1)/5;1);MOD(ROW([.A40])-1;5);1;1)&amp;&quot; Olkhay&quot;" office:value-type="string" office:string-value="BaNiilen Olkhay" calcext:value-type="string">
            <text:p>BaNiilen Olkhay</text:p>
          </table:table-cell>
          <table:table-cell table:style-name="ce693" table:formula="of:=[.C88]+1" office:value-type="date" office:date-value="2025-04-29" calcext:value-type="date">
            <text:p>Tue, Apr 29</text:p>
          </table:table-cell>
          <table:table-cell table:style-name="Accent_20_1" office:value-type="string" calcext:value-type="string">
            <text:p>50Ln LDyggwYy</text:p>
          </table:table-cell>
          <table:table-cell table:formula="of:=OFFSET([.$I$16];FLOOR((ROW([.D40])-1)/5;1);MOD(ROW([.D40])-1;5);1;1)&amp;&quot; Wariko&quot;" office:value-type="string" office:string-value="BaNiilen Wariko" calcext:value-type="string">
            <text:p>BaNiilen Wariko</text:p>
          </table:table-cell>
          <table:table-cell table:style-name="ce693" office:value-type="date" office:date-value="2025-07-31" calcext:value-type="date">
            <text:p>Thu, Jul 31</text:p>
          </table:table-cell>
          <table:table-cell table:style-name="Accent_20_1" office:value-type="string" calcext:value-type="string">
            <text:p>50Ln LDgwwyYy</text:p>
          </table:table-cell>
          <table:table-cell table:formula="of:=OFFSET([.$I$16];FLOOR((ROW([.G40])-1)/5;1);MOD(ROW([.G40])-1;5);1;1)&amp;&quot; Akkas&quot;" office:value-type="string" office:string-value="BaNiilen Akkas" calcext:value-type="string">
            <text:p>BaNiilen Akkas</text:p>
          </table:table-cell>
          <table:table-cell table:style-name="ce693" table:formula="of:=[.I88]+1" office:value-type="date" office:date-value="2025-11-01" calcext:value-type="date">
            <text:p>Sat, Nov 1</text:p>
          </table:table-cell>
          <table:table-cell table:style-name="Accent_20_1" office:value-type="string" calcext:value-type="string">
            <text:p>50Ln LDwylnYy</text:p>
          </table:table-cell>
          <table:table-cell table:formula="of:=OFFSET([.$I$16];FLOOR((ROW([.J40])-1)/5;1);MOD(ROW([.J40])-1;5);1;1)&amp;&quot; Lawni&quot;" office:value-type="string" office:string-value="BaNiilen Lawni" calcext:value-type="string">
            <text:p>BaNiilen Lawni</text:p>
          </table:table-cell>
          <table:table-cell table:style-name="ce693" table:formula="of:=[.L88]+1" office:value-type="date" office:date-value="2026-01-30" calcext:value-type="date">
            <text:p>Fri, Jan 30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LN05Yy LDlnygYy</text:p>
          </table:table-cell>
          <table:table-cell table:formula="of:=OFFSET([.$I$16];FLOOR((ROW([.A41])-1)/5;1);MOD(ROW([.A41])-1;5);1;1)&amp;&quot; Olkhay&quot;" office:value-type="string" office:string-value="Lembami Olkhay" calcext:value-type="string">
            <text:p>Lembami Olkhay</text:p>
          </table:table-cell>
          <table:table-cell table:style-name="ce693" table:formula="of:=[.C89]+1" office:value-type="date" office:date-value="2025-04-30" calcext:value-type="date">
            <text:p>Wed, Apr 30</text:p>
          </table:table-cell>
          <table:table-cell table:style-name="Accent_20_1" office:value-type="string" calcext:value-type="string">
            <text:p>LN05Yy LDyggwYy</text:p>
          </table:table-cell>
          <table:table-cell table:formula="of:=OFFSET([.$I$16];FLOOR((ROW([.D41])-1)/5;1);MOD(ROW([.D41])-1;5);1;1)&amp;&quot; Wariko&quot;" office:value-type="string" office:string-value="Lembami Wariko" calcext:value-type="string">
            <text:p>Lembami Wariko</text:p>
          </table:table-cell>
          <table:table-cell table:style-name="ce693" office:value-type="date" office:date-value="2025-08-01" calcext:value-type="date">
            <text:p>Fri, Aug 1</text:p>
          </table:table-cell>
          <table:table-cell table:style-name="Accent_20_1" office:value-type="string" calcext:value-type="string">
            <text:p>LN04Yy LDgwwyYy</text:p>
          </table:table-cell>
          <table:table-cell table:formula="of:=OFFSET([.$I$16];FLOOR((ROW([.G42])-1)/5;1);MOD(ROW([.G42])-1;5);1;1)&amp;&quot; Akkas&quot;" office:value-type="string" office:string-value="Lenko’i Akkas" calcext:value-type="string">
            <text:p>Lenko’i Akkas</text:p>
          </table:table-cell>
          <table:table-cell table:style-name="ce693" table:formula="of:=[.I89]+1" office:value-type="date" office:date-value="2025-11-02" calcext:value-type="date">
            <text:p>Sun, Nov 2</text:p>
          </table:table-cell>
          <table:table-cell table:style-name="Accent_20_1" office:value-type="string" calcext:value-type="string">
            <text:p>LN04Yy LDwylnYy</text:p>
          </table:table-cell>
          <table:table-cell table:formula="of:=OFFSET([.$I$16];FLOOR((ROW([.J42])-1)/5;1);MOD(ROW([.J42])-1;5);1;1)&amp;&quot; Lawni&quot;" office:value-type="string" office:string-value="Lenko’i Lawni" calcext:value-type="string">
            <text:p>Lenko’i Lawni</text:p>
          </table:table-cell>
          <table:table-cell table:style-name="ce693" table:formula="of:=[.L89]+1" office:value-type="date" office:date-value="2026-01-31" calcext:value-type="date">
            <text:p>Sat, Jan 3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LN04Yy LDlnygYy</text:p>
          </table:table-cell>
          <table:table-cell table:formula="of:=OFFSET([.$I$16];FLOOR((ROW([.A42])-1)/5;1);MOD(ROW([.A42])-1;5);1;1)&amp;&quot; Olkhay&quot;" office:value-type="string" office:string-value="Lenko’i Olkhay" calcext:value-type="string">
            <text:p>Lenko’i Olkhay</text:p>
          </table:table-cell>
          <table:table-cell table:style-name="ce693" table:formula="of:=[.C90]+1" office:value-type="date" office:date-value="2025-05-01" calcext:value-type="date">
            <text:p>Thu, May 1</text:p>
          </table:table-cell>
          <table:table-cell table:style-name="Accent_20_1" office:value-type="string" calcext:value-type="string">
            <text:p>LN04Yy LDyggwYy</text:p>
          </table:table-cell>
          <table:table-cell table:formula="of:=OFFSET([.$I$16];FLOOR((ROW([.D42])-1)/5;1);MOD(ROW([.D42])-1;5);1;1)&amp;&quot; Wariko&quot;" office:value-type="string" office:string-value="Lenko’i Wariko" calcext:value-type="string">
            <text:p>Lenko’i Wariko</text:p>
          </table:table-cell>
          <table:table-cell table:style-name="ce693" office:value-type="date" office:date-value="2025-08-02" calcext:value-type="date">
            <text:p>Sat, Aug 2</text:p>
          </table:table-cell>
          <table:table-cell table:style-name="Accent_20_1" office:value-type="string" calcext:value-type="string">
            <text:p>LN03Yy LDgwwyYy</text:p>
          </table:table-cell>
          <table:table-cell table:formula="of:=OFFSET([.$I$16];FLOOR((ROW([.G43])-1)/5;1);MOD(ROW([.G43])-1;5);1;1)&amp;&quot; Akkas&quot;" office:value-type="string" office:string-value="Lenleli Akkas" calcext:value-type="string">
            <text:p>Lenleli Akkas</text:p>
          </table:table-cell>
          <table:table-cell table:style-name="ce693" table:formula="of:=[.I90]+1" office:value-type="date" office:date-value="2025-11-03" calcext:value-type="date">
            <text:p>Mon, Nov 3</text:p>
          </table:table-cell>
          <table:table-cell table:style-name="Accent_20_1" office:value-type="string" calcext:value-type="string">
            <text:p>LN03Yy LDwylnYy</text:p>
          </table:table-cell>
          <table:table-cell table:formula="of:=OFFSET([.$I$16];FLOOR((ROW([.J43])-1)/5;1);MOD(ROW([.J43])-1;5);1;1)&amp;&quot; Lawni&quot;" office:value-type="string" office:string-value="Lenleli Lawni" calcext:value-type="string">
            <text:p>Lenleli Lawni</text:p>
          </table:table-cell>
          <table:table-cell table:style-name="ce693" table:formula="of:=[.L90]+1" office:value-type="date" office:date-value="2026-02-01" calcext:value-type="date">
            <text:p>Sun, Feb 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LN03Yy LDlnygYy</text:p>
          </table:table-cell>
          <table:table-cell table:formula="of:=OFFSET([.$I$16];FLOOR((ROW([.A43])-1)/5;1);MOD(ROW([.A43])-1;5);1;1)&amp;&quot; Olkhay&quot;" office:value-type="string" office:string-value="Lenleli Olkhay" calcext:value-type="string">
            <text:p>Lenleli Olkhay</text:p>
          </table:table-cell>
          <table:table-cell table:style-name="ce693" table:formula="of:=[.C91]+1" office:value-type="date" office:date-value="2025-05-02" calcext:value-type="date">
            <text:p>Fri, May 2</text:p>
          </table:table-cell>
          <table:table-cell table:style-name="Accent_20_1" office:value-type="string" calcext:value-type="string">
            <text:p>LN03Yy LDyggwYy</text:p>
          </table:table-cell>
          <table:table-cell table:formula="of:=OFFSET([.$I$16];FLOOR((ROW([.D43])-1)/5;1);MOD(ROW([.D43])-1;5);1;1)&amp;&quot; Wariko&quot;" office:value-type="string" office:string-value="Lenleli Wariko" calcext:value-type="string">
            <text:p>Lenleli Wariko</text:p>
          </table:table-cell>
          <table:table-cell table:style-name="ce693" office:value-type="date" office:date-value="2025-08-03" calcext:value-type="date">
            <text:p>Sun, Aug 3</text:p>
          </table:table-cell>
          <table:table-cell table:style-name="Accent_20_1" office:value-type="string" calcext:value-type="string">
            <text:p>LN02Yy LDgwwyYy</text:p>
          </table:table-cell>
          <table:table-cell table:formula="of:=OFFSET([.$I$16];FLOOR((ROW([.G44])-1)/5;1);MOD(ROW([.G44])-1;5);1;1)&amp;&quot; Akkas&quot;" office:value-type="string" office:string-value="Lendoli Akkas" calcext:value-type="string">
            <text:p>Lendoli Akkas</text:p>
          </table:table-cell>
          <table:table-cell table:style-name="ce693" table:formula="of:=[.I91]+1" office:value-type="date" office:date-value="2025-11-04" calcext:value-type="date">
            <text:p>Tue, Nov 4</text:p>
          </table:table-cell>
          <table:table-cell table:style-name="Accent_20_1" office:value-type="string" calcext:value-type="string">
            <text:p>LN02Yy LDwylnYy</text:p>
          </table:table-cell>
          <table:table-cell table:formula="of:=OFFSET([.$I$16];FLOOR((ROW([.J44])-1)/5;1);MOD(ROW([.J44])-1;5);1;1)&amp;&quot; Lawni&quot;" office:value-type="string" office:string-value="Lendoli Lawni" calcext:value-type="string">
            <text:p>Lendoli Lawni</text:p>
          </table:table-cell>
          <table:table-cell table:style-name="ce693" table:formula="of:=[.L91]+1" office:value-type="date" office:date-value="2026-02-02" calcext:value-type="date">
            <text:p>Mon, Feb 2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LN02Yy LDlnygYy</text:p>
          </table:table-cell>
          <table:table-cell table:formula="of:=OFFSET([.$I$16];FLOOR((ROW([.A44])-1)/5;1);MOD(ROW([.A44])-1;5);1;1)&amp;&quot; Olkhay&quot;" office:value-type="string" office:string-value="Lendoli Olkhay" calcext:value-type="string">
            <text:p>Lendoli Olkhay</text:p>
          </table:table-cell>
          <table:table-cell table:style-name="ce693" table:formula="of:=[.C92]+1" office:value-type="date" office:date-value="2025-05-03" calcext:value-type="date">
            <text:p>Sat, May 3</text:p>
          </table:table-cell>
          <table:table-cell table:style-name="Accent_20_1" office:value-type="string" calcext:value-type="string">
            <text:p>LN02Yy LDyggwYy</text:p>
          </table:table-cell>
          <table:table-cell table:formula="of:=OFFSET([.$I$16];FLOOR((ROW([.D44])-1)/5;1);MOD(ROW([.D44])-1;5);1;1)&amp;&quot; Wariko&quot;" office:value-type="string" office:string-value="Lendoli Wariko" calcext:value-type="string">
            <text:p>Lendoli Wariko</text:p>
          </table:table-cell>
          <table:table-cell table:style-name="ce693" office:value-type="date" office:date-value="2025-08-04" calcext:value-type="date">
            <text:p>Mon, Aug 4</text:p>
          </table:table-cell>
          <table:table-cell table:style-name="Accent_20_1" office:value-type="string" calcext:value-type="string">
            <text:p>00LNyy LDgwwyYy</text:p>
          </table:table-cell>
          <table:table-cell table:formula="of:=OFFSET([.$I$16];FLOOR((ROW([.G45])-1)/5;1);MOD(ROW([.G45])-1;5);1;1)&amp;&quot; Akkas&quot;" office:value-type="string" office:string-value="Baringi Akkas" calcext:value-type="string">
            <text:p>Baringi Akkas</text:p>
          </table:table-cell>
          <table:table-cell table:style-name="ce693" table:formula="of:=[.I92]+1" office:value-type="date" office:date-value="2025-11-05" calcext:value-type="date">
            <text:p>Wed, Nov 5</text:p>
          </table:table-cell>
          <table:table-cell table:style-name="Accent_20_1" office:value-type="string" calcext:value-type="string">
            <text:p>00LNyy LDwylnYy</text:p>
          </table:table-cell>
          <table:table-cell table:formula="of:=OFFSET([.$I$16];FLOOR((ROW([.J45])-1)/5;1);MOD(ROW([.J45])-1;5);1;1)&amp;&quot; Lawni&quot;" office:value-type="string" office:string-value="Baringi Lawni" calcext:value-type="string">
            <text:p>Baringi Lawni</text:p>
          </table:table-cell>
          <table:table-cell table:style-name="ce693" table:formula="of:=[.L92]+1" office:value-type="date" office:date-value="2026-02-03" calcext:value-type="date">
            <text:p>Tue, Feb 3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00LNyy LDlnygYy</text:p>
          </table:table-cell>
          <table:table-cell table:formula="of:=OFFSET([.$I$16];FLOOR((ROW([.A45])-1)/5;1);MOD(ROW([.A45])-1;5);1;1)&amp;&quot; Olkhay&quot;" office:value-type="string" office:string-value="Baringi Olkhay" calcext:value-type="string">
            <text:p>Baringi Olkhay</text:p>
          </table:table-cell>
          <table:table-cell table:style-name="ce693" table:formula="of:=[.C93]+1" office:value-type="date" office:date-value="2025-05-04" calcext:value-type="date">
            <text:p>Sun, May 4</text:p>
          </table:table-cell>
          <table:table-cell table:style-name="Accent_20_1" office:value-type="string" calcext:value-type="string">
            <text:p>00LNyy LDyggwYy</text:p>
          </table:table-cell>
          <table:table-cell table:formula="of:=OFFSET([.$I$16];FLOOR((ROW([.D45])-1)/5;1);MOD(ROW([.D45])-1;5);1;1)&amp;&quot; Wariko&quot;" office:value-type="string" office:string-value="Baringi Wariko" calcext:value-type="string">
            <text:p>Baringi Wariko</text:p>
          </table:table-cell>
          <table:table-cell table:style-name="ce693" office:value-type="date" office:date-value="2025-08-05" calcext:value-type="date">
            <text:p>Tue, Aug 5</text:p>
          </table:table-cell>
          <table:table-cell table:style-name="Accent_20_1" office:value-type="string" calcext:value-type="string">
            <text:p>LDgwwy</text:p>
          </table:table-cell>
          <table:table-cell office:value-type="string" calcext:value-type="string">
            <text:p>Argas</text:p>
          </table:table-cell>
          <table:table-cell table:style-name="ce693" table:formula="of:=[.I93]+1" office:value-type="date" office:date-value="2025-11-06" calcext:value-type="date">
            <text:p>Thu, Nov 6</text:p>
          </table:table-cell>
          <table:table-cell table:style-name="Accent_20_1" office:value-type="string" calcext:value-type="string">
            <text:p>LDwyln</text:p>
          </table:table-cell>
          <table:table-cell office:value-type="string" calcext:value-type="string">
            <text:p>Lawin</text:p>
          </table:table-cell>
          <table:table-cell table:style-name="ce693" table:formula="of:=[.L93]+1" office:value-type="date" office:date-value="2026-02-04" calcext:value-type="date">
            <text:p>Wed, Feb 4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LDlnyg</text:p>
          </table:table-cell>
          <table:table-cell office:value-type="string" calcext:value-type="string">
            <text:p>Olakhi</text:p>
          </table:table-cell>
          <table:table-cell table:style-name="ce693" table:formula="of:=[.C94]+1" office:value-type="date" office:date-value="2025-05-05" calcext:value-type="date">
            <text:p>Mon, May 5</text:p>
          </table:table-cell>
          <table:table-cell table:style-name="Accent_20_1" office:value-type="string" calcext:value-type="string">
            <text:p>LDlnyg</text:p>
          </table:table-cell>
          <table:table-cell office:value-type="string" calcext:value-type="string">
            <text:p>Wakha</text:p>
          </table:table-cell>
          <table:table-cell table:style-name="ce693" office:value-type="date" office:date-value="2025-08-06" calcext:value-type="date">
            <text:p>Wed, Aug 6</text:p>
          </table:table-cell>
          <table:table-cell table:style-name="Accent_20_1" office:value-type="string" calcext:value-type="string">
            <text:p>11Ln LDwyyy</text:p>
          </table:table-cell>
          <table:table-cell table:formula="of:=OFFSET([.$I$16];FLOOR((ROW([.G1])-1)/5;1);MOD(ROW([.G1])-1;5);1;1)&amp;&quot; Wili&quot;" office:value-type="string" office:string-value="Dzeneng / Nenarla Wili" calcext:value-type="string">
            <text:p>Dzeneng / Nenarla Wili</text:p>
          </table:table-cell>
          <table:table-cell table:style-name="ce693" table:formula="of:=[.I94]+1" office:value-type="date" office:date-value="2025-11-07" calcext:value-type="date">
            <text:p>Fri, Nov 7</text:p>
          </table:table-cell>
          <table:table-cell table:style-name="Accent_20_1" office:value-type="string" calcext:value-type="string">
            <text:p>11Ln LDlnyy</text:p>
          </table:table-cell>
          <table:table-cell table:formula="of:=OFFSET([.$I$16];FLOOR((ROW([.J1])-1)/5;1);MOD(ROW([.J1])-1;5);1;1)&amp;&quot; Lenshni&quot;" office:value-type="string" office:string-value="Dzeneng / Nenarla Lenshni" calcext:value-type="string">
            <text:p>Dzeneng / Nenarla Lenshni</text:p>
          </table:table-cell>
          <table:table-cell table:style-name="ce693" table:formula="of:=[.L94]+1" office:value-type="date" office:date-value="2026-02-05" calcext:value-type="date">
            <text:p>Thu, Feb 5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1Ln LDygyy</text:p>
          </table:table-cell>
          <table:table-cell table:formula="of:=OFFSET([.$I$16];FLOOR((ROW([.A1])-1)/5;1);MOD(ROW([.A1])-1;5);1;1)&amp;&quot; Yagli&quot;" office:value-type="string" office:string-value="Dzeneng / Nenarla Yagli" calcext:value-type="string">
            <text:p>Dzeneng / Nenarla Yagli</text:p>
          </table:table-cell>
          <table:table-cell table:style-name="ce693" table:formula="of:=[.C95]+1" office:value-type="date" office:date-value="2025-05-06" calcext:value-type="date">
            <text:p>Tue, May 6</text:p>
          </table:table-cell>
          <table:table-cell table:style-name="Accent_20_1" office:value-type="string" calcext:value-type="string">
            <text:p>11Ln LDygyy</text:p>
          </table:table-cell>
          <table:table-cell table:formula="of:=OFFSET([.$I$16];FLOOR((ROW([.D1])-1)/5;1);MOD(ROW([.D1])-1;5);1;1)&amp;&quot; Ganshni&quot;" office:value-type="string" office:string-value="Dzeneng / Nenarla Ganshni" calcext:value-type="string">
            <text:p>Dzeneng / Nenarla Ganshni</text:p>
          </table:table-cell>
          <table:table-cell table:style-name="ce693" office:value-type="date" office:date-value="2025-08-07" calcext:value-type="date">
            <text:p>Thu, Aug 7</text:p>
          </table:table-cell>
          <table:table-cell table:style-name="Accent_20_1" office:value-type="string" calcext:value-type="string">
            <text:p>21Ln LDwyyy</text:p>
          </table:table-cell>
          <table:table-cell table:formula="of:=OFFSET([.$I$16];FLOOR((ROW([.G2])-1)/5;1);MOD(ROW([.G2])-1;5);1;1)&amp;&quot; Wili&quot;" office:value-type="string" office:string-value="Biinnelen Wili" calcext:value-type="string">
            <text:p>Biinnelen Wili</text:p>
          </table:table-cell>
          <table:table-cell table:style-name="ce693" table:formula="of:=[.I95]+1" office:value-type="date" office:date-value="2025-11-08" calcext:value-type="date">
            <text:p>Sat, Nov 8</text:p>
          </table:table-cell>
          <table:table-cell table:style-name="Accent_20_1" office:value-type="string" calcext:value-type="string">
            <text:p>21Ln LDlnyy</text:p>
          </table:table-cell>
          <table:table-cell table:formula="of:=OFFSET([.$I$16];FLOOR((ROW([.J2])-1)/5;1);MOD(ROW([.J2])-1;5);1;1)&amp;&quot; Lenshni&quot;" office:value-type="string" office:string-value="Biinnelen Lenshni" calcext:value-type="string">
            <text:p>Biinnelen Lenshni</text:p>
          </table:table-cell>
          <table:table-cell table:style-name="ce693" table:formula="of:=[.L95]+1" office:value-type="date" office:date-value="2026-02-06" calcext:value-type="date">
            <text:p>Fri, Feb 6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1Ln LDygyy</text:p>
          </table:table-cell>
          <table:table-cell table:formula="of:=OFFSET([.$I$16];FLOOR((ROW([.A2])-1)/5;1);MOD(ROW([.A2])-1;5);1;1)&amp;&quot; Yagli&quot;" office:value-type="string" office:string-value="Biinnelen Yagli" calcext:value-type="string">
            <text:p>Biinnelen Yagli</text:p>
          </table:table-cell>
          <table:table-cell table:style-name="ce693" table:formula="of:=[.C96]+1" office:value-type="date" office:date-value="2025-05-07" calcext:value-type="date">
            <text:p>Wed, May 7</text:p>
          </table:table-cell>
          <table:table-cell table:style-name="Accent_20_1" office:value-type="string" calcext:value-type="string">
            <text:p>21Ln LDygyy &amp;4</text:p>
          </table:table-cell>
          <table:table-cell table:formula="of:=OFFSET([.$I$16];FLOOR((ROW([.D2])-1)/5;1);MOD(ROW([.D2])-1;5);1;1)&amp;&quot; Ganshni&quot;" office:value-type="string" office:string-value="Biinnelen Ganshni" calcext:value-type="string">
            <text:p>Biinnelen Ganshni</text:p>
          </table:table-cell>
          <table:table-cell table:style-name="ce693" office:value-type="date" office:date-value="2025-08-08" calcext:value-type="date">
            <text:p>Fri, Aug 8</text:p>
          </table:table-cell>
          <table:table-cell table:style-name="Accent_20_1" office:value-type="string" calcext:value-type="string">
            <text:p>31Ln LDwyyy</text:p>
          </table:table-cell>
          <table:table-cell table:formula="of:=OFFSET([.$I$16];FLOOR((ROW([.G3])-1)/5;1);MOD(ROW([.G3])-1;5);1;1)&amp;&quot; Wili&quot;" office:value-type="string" office:string-value="Lennelen Wili" calcext:value-type="string">
            <text:p>Lennelen Wili</text:p>
          </table:table-cell>
          <table:table-cell table:style-name="ce693" table:formula="of:=[.I96]+1" office:value-type="date" office:date-value="2025-11-09" calcext:value-type="date">
            <text:p>Sun, Nov 9</text:p>
          </table:table-cell>
          <table:table-cell table:style-name="Accent_20_1" office:value-type="string" calcext:value-type="string">
            <text:p>31Ln LDlnyy</text:p>
          </table:table-cell>
          <table:table-cell table:formula="of:=OFFSET([.$I$16];FLOOR((ROW([.J3])-1)/5;1);MOD(ROW([.J3])-1;5);1;1)&amp;&quot; Lenshni&quot;" office:value-type="string" office:string-value="Lennelen Lenshni" calcext:value-type="string">
            <text:p>Lennelen Lenshni</text:p>
          </table:table-cell>
          <table:table-cell table:style-name="ce693" table:formula="of:=[.L96]+1" office:value-type="date" office:date-value="2026-02-07" calcext:value-type="date">
            <text:p>Sat, Feb 7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1Ln LDygyy</text:p>
          </table:table-cell>
          <table:table-cell table:formula="of:=OFFSET([.$I$16];FLOOR((ROW([.A3])-1)/5;1);MOD(ROW([.A3])-1;5);1;1)&amp;&quot; Yagli&quot;" office:value-type="string" office:string-value="Lennelen Yagli" calcext:value-type="string">
            <text:p>Lennelen Yagli</text:p>
          </table:table-cell>
          <table:table-cell table:style-name="ce693" table:formula="of:=[.C97]+1" office:value-type="date" office:date-value="2025-05-08" calcext:value-type="date">
            <text:p>Thu, May 8</text:p>
          </table:table-cell>
          <table:table-cell table:style-name="Accent_20_1" office:value-type="string" calcext:value-type="string">
            <text:p>31Ln LDygyy</text:p>
          </table:table-cell>
          <table:table-cell table:formula="of:=OFFSET([.$I$16];FLOOR((ROW([.D3])-1)/5;1);MOD(ROW([.D3])-1;5);1;1)&amp;&quot; Ganshni&quot;" office:value-type="string" office:string-value="Lennelen Ganshni" calcext:value-type="string">
            <text:p>Lennelen Ganshni</text:p>
          </table:table-cell>
          <table:table-cell table:style-name="ce693" office:value-type="date" office:date-value="2025-08-09" calcext:value-type="date">
            <text:p>Sat, Aug 9</text:p>
          </table:table-cell>
          <table:table-cell table:style-name="Accent_20_1" office:value-type="string" calcext:value-type="string">
            <text:p>41Ln LDwyyy</text:p>
          </table:table-cell>
          <table:table-cell table:formula="of:=OFFSET([.$I$16];FLOOR((ROW([.G4])-1)/5;1);MOD(ROW([.G4])-1;5);1;1)&amp;&quot; Wili&quot;" office:value-type="string" office:string-value="Guunnelen Wili" calcext:value-type="string">
            <text:p>Guunnelen Wili</text:p>
          </table:table-cell>
          <table:table-cell table:style-name="ce693" table:formula="of:=[.I97]+1" office:value-type="date" office:date-value="2025-11-10" calcext:value-type="date">
            <text:p>Mon, Nov 10</text:p>
          </table:table-cell>
          <table:table-cell table:style-name="Accent_20_1" office:value-type="string" calcext:value-type="string">
            <text:p>41Ln LDlnyy</text:p>
          </table:table-cell>
          <table:table-cell table:formula="of:=OFFSET([.$I$16];FLOOR((ROW([.J4])-1)/5;1);MOD(ROW([.J4])-1;5);1;1)&amp;&quot; Lenshni&quot;" office:value-type="string" office:string-value="Guunnelen Lenshni" calcext:value-type="string">
            <text:p>Guunnelen Lenshni</text:p>
          </table:table-cell>
          <table:table-cell table:style-name="ce693" table:formula="of:=[.L97]+1" office:value-type="date" office:date-value="2026-02-08" calcext:value-type="date">
            <text:p>Sun, Feb 8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1Ln LDygyy</text:p>
          </table:table-cell>
          <table:table-cell table:formula="of:=OFFSET([.$I$16];FLOOR((ROW([.A4])-1)/5;1);MOD(ROW([.A4])-1;5);1;1)&amp;&quot; Yagli&quot;" office:value-type="string" office:string-value="Guunnelen Yagli" calcext:value-type="string">
            <text:p>Guunnelen Yagli</text:p>
          </table:table-cell>
          <table:table-cell table:style-name="ce693" table:formula="of:=[.C98]+1" office:value-type="date" office:date-value="2025-05-09" calcext:value-type="date">
            <text:p>Fri, May 9</text:p>
          </table:table-cell>
          <table:table-cell table:style-name="Accent_20_1" office:value-type="string" calcext:value-type="string">
            <text:p>41Ln LDygyy</text:p>
          </table:table-cell>
          <table:table-cell table:formula="of:=OFFSET([.$I$16];FLOOR((ROW([.D4])-1)/5;1);MOD(ROW([.D4])-1;5);1;1)&amp;&quot; Ganshni&quot;" office:value-type="string" office:string-value="Guunnelen Ganshni" calcext:value-type="string">
            <text:p>Guunnelen Ganshni</text:p>
          </table:table-cell>
          <table:table-cell table:style-name="ce693" office:value-type="date" office:date-value="2025-08-10" calcext:value-type="date">
            <text:p>Sun, Aug 10</text:p>
          </table:table-cell>
          <table:table-cell table:style-name="Accent_20_1" office:value-type="string" calcext:value-type="string">
            <text:p>51Ln LDwyyy</text:p>
          </table:table-cell>
          <table:table-cell table:formula="of:=OFFSET([.$I$16];FLOOR((ROW([.G5])-1)/5;1);MOD(ROW([.G5])-1;5);1;1)&amp;&quot; Wili&quot;" office:value-type="string" office:string-value="BiNiineren Wili" calcext:value-type="string">
            <text:p>BiNiineren Wili</text:p>
          </table:table-cell>
          <table:table-cell table:style-name="ce693" table:formula="of:=[.I98]+1" office:value-type="date" office:date-value="2025-11-11" calcext:value-type="date">
            <text:p>Tue, Nov 11</text:p>
          </table:table-cell>
          <table:table-cell table:style-name="Accent_20_1" office:value-type="string" calcext:value-type="string">
            <text:p>51Ln LDlnyy</text:p>
          </table:table-cell>
          <table:table-cell table:formula="of:=OFFSET([.$I$16];FLOOR((ROW([.J5])-1)/5;1);MOD(ROW([.J5])-1;5);1;1)&amp;&quot; Lenshni&quot;" office:value-type="string" office:string-value="BiNiineren Lenshni" calcext:value-type="string">
            <text:p>BiNiineren Lenshni</text:p>
          </table:table-cell>
          <table:table-cell table:style-name="ce693" table:formula="of:=[.L98]+1" office:value-type="date" office:date-value="2026-02-09" calcext:value-type="date">
            <text:p>Mon, Feb 9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1Ln LDygyy</text:p>
          </table:table-cell>
          <table:table-cell table:formula="of:=OFFSET([.$I$16];FLOOR((ROW([.A5])-1)/5;1);MOD(ROW([.A5])-1;5);1;1)&amp;&quot; Yagli&quot;" office:value-type="string" office:string-value="BiNiineren Yagli" calcext:value-type="string">
            <text:p>BiNiineren Yagli</text:p>
          </table:table-cell>
          <table:table-cell table:style-name="ce693" table:formula="of:=[.C99]+1" office:value-type="date" office:date-value="2025-05-10" calcext:value-type="date">
            <text:p>Sat, May 10</text:p>
          </table:table-cell>
          <table:table-cell table:style-name="Accent_20_1" office:value-type="string" calcext:value-type="string">
            <text:p>51Ln LDygyy</text:p>
          </table:table-cell>
          <table:table-cell table:formula="of:=OFFSET([.$I$16];FLOOR((ROW([.D5])-1)/5;1);MOD(ROW([.D5])-1;5);1;1)&amp;&quot; Ganshni&quot;" office:value-type="string" office:string-value="BiNiineren Ganshni" calcext:value-type="string">
            <text:p>BiNiineren Ganshni</text:p>
          </table:table-cell>
          <table:table-cell table:style-name="ce693" office:value-type="date" office:date-value="2025-08-11" calcext:value-type="date">
            <text:p>Mon, Aug 11</text:p>
          </table:table-cell>
          <table:table-cell table:style-name="Accent_20_1" office:value-type="string" calcext:value-type="string">
            <text:p>12Ln LDwyyy</text:p>
          </table:table-cell>
          <table:table-cell table:formula="of:=OFFSET([.$I$16];FLOOR((ROW([.G6])-1)/5;1);MOD(ROW([.G6])-1;5);1;1)&amp;&quot; Wili&quot;" office:value-type="string" office:string-value="Tsoolen / Doolarla Wili" calcext:value-type="string">
            <text:p>Tsoolen / Doolarla Wili</text:p>
          </table:table-cell>
          <table:table-cell table:style-name="ce693" table:formula="of:=[.I99]+1" office:value-type="date" office:date-value="2025-11-12" calcext:value-type="date">
            <text:p>Wed, Nov 12</text:p>
          </table:table-cell>
          <table:table-cell table:style-name="Accent_20_1" office:value-type="string" calcext:value-type="string">
            <text:p>12Ln LDlnyy</text:p>
          </table:table-cell>
          <table:table-cell table:formula="of:=OFFSET([.$I$16];FLOOR((ROW([.J6])-1)/5;1);MOD(ROW([.J6])-1;5);1;1)&amp;&quot; Lenshni&quot;" office:value-type="string" office:string-value="Tsoolen / Doolarla Lenshni" calcext:value-type="string">
            <text:p>Tsoolen / Doolarla Lenshni</text:p>
          </table:table-cell>
          <table:table-cell table:style-name="ce693" table:formula="of:=[.L99]+1" office:value-type="date" office:date-value="2026-02-10" calcext:value-type="date">
            <text:p>Tue, Feb 10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2Ln LDygyy</text:p>
          </table:table-cell>
          <table:table-cell table:formula="of:=OFFSET([.$I$16];FLOOR((ROW([.A6])-1)/5;1);MOD(ROW([.A6])-1;5);1;1)&amp;&quot; Yagli&quot;" office:value-type="string" office:string-value="Tsoolen / Doolarla Yagli" calcext:value-type="string">
            <text:p>Tsoolen / Doolarla Yagli</text:p>
          </table:table-cell>
          <table:table-cell table:style-name="ce693" table:formula="of:=[.C100]+1" office:value-type="date" office:date-value="2025-05-11" calcext:value-type="date">
            <text:p>Sun, May 11</text:p>
          </table:table-cell>
          <table:table-cell table:style-name="Accent_20_1" office:value-type="string" calcext:value-type="string">
            <text:p>12Ln LDygyy</text:p>
          </table:table-cell>
          <table:table-cell table:formula="of:=OFFSET([.$I$16];FLOOR((ROW([.D6])-1)/5;1);MOD(ROW([.D6])-1;5);1;1)&amp;&quot; Ganshni&quot;" office:value-type="string" office:string-value="Tsoolen / Doolarla Ganshni" calcext:value-type="string">
            <text:p>Tsoolen / Doolarla Ganshni</text:p>
          </table:table-cell>
          <table:table-cell table:style-name="ce693" office:value-type="date" office:date-value="2025-08-12" calcext:value-type="date">
            <text:p>Tue, Aug 12</text:p>
          </table:table-cell>
          <table:table-cell table:style-name="Accent_20_1" office:value-type="string" calcext:value-type="string">
            <text:p>22Ln LDwyyy</text:p>
          </table:table-cell>
          <table:table-cell table:formula="of:=OFFSET([.$I$16];FLOOR((ROW([.G7])-1)/5;1);MOD(ROW([.G7])-1;5);1;1)&amp;&quot; Wili&quot;" office:value-type="string" office:string-value="BiDoolen Wili" calcext:value-type="string">
            <text:p>BiDoolen Wili</text:p>
          </table:table-cell>
          <table:table-cell table:style-name="ce693" table:formula="of:=[.I100]+1" office:value-type="date" office:date-value="2025-11-13" calcext:value-type="date">
            <text:p>Thu, Nov 13</text:p>
          </table:table-cell>
          <table:table-cell table:style-name="Accent_20_1" office:value-type="string" calcext:value-type="string">
            <text:p>22Ln LDlnyy</text:p>
          </table:table-cell>
          <table:table-cell table:formula="of:=OFFSET([.$I$16];FLOOR((ROW([.J7])-1)/5;1);MOD(ROW([.J7])-1;5);1;1)&amp;&quot; Lenshni&quot;" office:value-type="string" office:string-value="BiDoolen Lenshni" calcext:value-type="string">
            <text:p>BiDoolen Lenshni</text:p>
          </table:table-cell>
          <table:table-cell table:style-name="ce693" table:formula="of:=[.L100]+1" office:value-type="date" office:date-value="2026-02-11" calcext:value-type="date">
            <text:p>Wed, Feb 1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2Ln LDygyy</text:p>
          </table:table-cell>
          <table:table-cell table:formula="of:=OFFSET([.$I$16];FLOOR((ROW([.A7])-1)/5;1);MOD(ROW([.A7])-1;5);1;1)&amp;&quot; Yagli&quot;" office:value-type="string" office:string-value="BiDoolen Yagli" calcext:value-type="string">
            <text:p>BiDoolen Yagli</text:p>
          </table:table-cell>
          <table:table-cell table:style-name="ce693" table:formula="of:=[.C101]+1" office:value-type="date" office:date-value="2025-05-12" calcext:value-type="date">
            <text:p>Mon, May 12</text:p>
          </table:table-cell>
          <table:table-cell table:style-name="Accent_20_1" office:value-type="string" calcext:value-type="string">
            <text:p>22Ln LDygyy</text:p>
          </table:table-cell>
          <table:table-cell table:formula="of:=OFFSET([.$I$16];FLOOR((ROW([.D7])-1)/5;1);MOD(ROW([.D7])-1;5);1;1)&amp;&quot; Ganshni&quot;" office:value-type="string" office:string-value="BiDoolen Ganshni" calcext:value-type="string">
            <text:p>BiDoolen Ganshni</text:p>
          </table:table-cell>
          <table:table-cell table:style-name="ce693" office:value-type="date" office:date-value="2025-08-13" calcext:value-type="date">
            <text:p>Wed, Aug 13</text:p>
          </table:table-cell>
          <table:table-cell table:style-name="Accent_20_1" office:value-type="string" calcext:value-type="string">
            <text:p>32Ln LDwyyy</text:p>
          </table:table-cell>
          <table:table-cell table:formula="of:=OFFSET([.$I$16];FLOOR((ROW([.G8])-1)/5;1);MOD(ROW([.G8])-1;5);1;1)&amp;&quot; Wili&quot;" office:value-type="string" office:string-value="LeDoolen Wili" calcext:value-type="string">
            <text:p>LeDoolen Wili</text:p>
          </table:table-cell>
          <table:table-cell table:style-name="ce693" table:formula="of:=[.I101]+1" office:value-type="date" office:date-value="2025-11-14" calcext:value-type="date">
            <text:p>Fri, Nov 14</text:p>
          </table:table-cell>
          <table:table-cell table:style-name="Accent_20_1" office:value-type="string" calcext:value-type="string">
            <text:p>32Ln LDlnyy</text:p>
          </table:table-cell>
          <table:table-cell table:formula="of:=OFFSET([.$I$16];FLOOR((ROW([.J8])-1)/5;1);MOD(ROW([.J8])-1;5);1;1)&amp;&quot; Lenshni&quot;" office:value-type="string" office:string-value="LeDoolen Lenshni" calcext:value-type="string">
            <text:p>LeDoolen Lenshni</text:p>
          </table:table-cell>
          <table:table-cell table:style-name="ce693" table:formula="of:=[.L101]+1" office:value-type="date" office:date-value="2026-02-12" calcext:value-type="date">
            <text:p>Thu, Feb 12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2Ln LDygyy</text:p>
          </table:table-cell>
          <table:table-cell table:formula="of:=OFFSET([.$I$16];FLOOR((ROW([.A8])-1)/5;1);MOD(ROW([.A8])-1;5);1;1)&amp;&quot; Yagli&quot;" office:value-type="string" office:string-value="LeDoolen Yagli" calcext:value-type="string">
            <text:p>LeDoolen Yagli</text:p>
          </table:table-cell>
          <table:table-cell table:style-name="ce693" table:formula="of:=[.C102]+1" office:value-type="date" office:date-value="2025-05-13" calcext:value-type="date">
            <text:p>Tue, May 13</text:p>
          </table:table-cell>
          <table:table-cell table:style-name="Accent_20_1" office:value-type="string" calcext:value-type="string">
            <text:p>32Ln LDygyy</text:p>
          </table:table-cell>
          <table:table-cell table:formula="of:=OFFSET([.$I$16];FLOOR((ROW([.D8])-1)/5;1);MOD(ROW([.D8])-1;5);1;1)&amp;&quot; Ganshni&quot;" office:value-type="string" office:string-value="LeDoolen Ganshni" calcext:value-type="string">
            <text:p>LeDoolen Ganshni</text:p>
          </table:table-cell>
          <table:table-cell table:style-name="ce693" office:value-type="date" office:date-value="2025-08-14" calcext:value-type="date">
            <text:p>Thu, Aug 14</text:p>
          </table:table-cell>
          <table:table-cell table:style-name="Accent_20_1" office:value-type="string" calcext:value-type="string">
            <text:p>42Ln LDwyyy</text:p>
          </table:table-cell>
          <table:table-cell table:formula="of:=OFFSET([.$I$16];FLOOR((ROW([.G9])-1)/5;1);MOD(ROW([.G9])-1;5);1;1)&amp;&quot; Wili&quot;" office:value-type="string" office:string-value="KuuDoolen Wili" calcext:value-type="string">
            <text:p>KuuDoolen Wili</text:p>
          </table:table-cell>
          <table:table-cell table:style-name="ce693" table:formula="of:=[.I102]+1" office:value-type="date" office:date-value="2025-11-15" calcext:value-type="date">
            <text:p>Sat, Nov 15</text:p>
          </table:table-cell>
          <table:table-cell table:style-name="Accent_20_1" office:value-type="string" calcext:value-type="string">
            <text:p>42Ln LDlnyy</text:p>
          </table:table-cell>
          <table:table-cell table:formula="of:=OFFSET([.$I$16];FLOOR((ROW([.J9])-1)/5;1);MOD(ROW([.J9])-1;5);1;1)&amp;&quot; Lenshni&quot;" office:value-type="string" office:string-value="KuuDoolen Lenshni" calcext:value-type="string">
            <text:p>KuuDoolen Lenshni</text:p>
          </table:table-cell>
          <table:table-cell table:style-name="ce693" table:formula="of:=[.L102]+1" office:value-type="date" office:date-value="2026-02-13" calcext:value-type="date">
            <text:p>Fri, Feb 13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2Ln LDygyy</text:p>
          </table:table-cell>
          <table:table-cell table:formula="of:=OFFSET([.$I$16];FLOOR((ROW([.A9])-1)/5;1);MOD(ROW([.A9])-1;5);1;1)&amp;&quot; Yagli&quot;" office:value-type="string" office:string-value="KuuDoolen Yagli" calcext:value-type="string">
            <text:p>KuuDoolen Yagli</text:p>
          </table:table-cell>
          <table:table-cell table:style-name="ce693" table:formula="of:=[.C103]+1" office:value-type="date" office:date-value="2025-05-14" calcext:value-type="date">
            <text:p>Wed, May 14</text:p>
          </table:table-cell>
          <table:table-cell table:style-name="Accent_20_1" office:value-type="string" calcext:value-type="string">
            <text:p>42Ln LDygyy</text:p>
          </table:table-cell>
          <table:table-cell table:formula="of:=OFFSET([.$I$16];FLOOR((ROW([.D9])-1)/5;1);MOD(ROW([.D9])-1;5);1;1)&amp;&quot; Ganshni&quot;" office:value-type="string" office:string-value="KuuDoolen Ganshni" calcext:value-type="string">
            <text:p>KuuDoolen Ganshni</text:p>
          </table:table-cell>
          <table:table-cell table:style-name="ce693" office:value-type="date" office:date-value="2025-08-15" calcext:value-type="date">
            <text:p>Fri, Aug 15</text:p>
          </table:table-cell>
          <table:table-cell table:style-name="Accent_20_1" office:value-type="string" calcext:value-type="string">
            <text:p>52Ln LDwyyy</text:p>
          </table:table-cell>
          <table:table-cell table:formula="of:=OFFSET([.$I$16];FLOOR((ROW([.G10])-1)/5;1);MOD(ROW([.G10])-1;5);1;1)&amp;&quot; Wili&quot;" office:value-type="string" office:string-value="PaanDoolen Wili" calcext:value-type="string">
            <text:p>PaanDoolen Wili</text:p>
          </table:table-cell>
          <table:table-cell table:style-name="ce693" table:formula="of:=[.I103]+1" office:value-type="date" office:date-value="2025-11-16" calcext:value-type="date">
            <text:p>Sun, Nov 16</text:p>
          </table:table-cell>
          <table:table-cell table:style-name="Accent_20_1" office:value-type="string" calcext:value-type="string">
            <text:p>52Ln LDlnyy</text:p>
          </table:table-cell>
          <table:table-cell table:formula="of:=OFFSET([.$I$16];FLOOR((ROW([.J10])-1)/5;1);MOD(ROW([.J10])-1;5);1;1)&amp;&quot; Lenshni&quot;" office:value-type="string" office:string-value="PaanDoolen Lenshni" calcext:value-type="string">
            <text:p>PaanDoolen Lenshni</text:p>
          </table:table-cell>
          <table:table-cell table:style-name="ce693" table:formula="of:=[.L103]+1" office:value-type="date" office:date-value="2026-02-14" calcext:value-type="date">
            <text:p>Sat, Feb 14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2Ln LDygyy</text:p>
          </table:table-cell>
          <table:table-cell table:formula="of:=OFFSET([.$I$16];FLOOR((ROW([.A10])-1)/5;1);MOD(ROW([.A10])-1;5);1;1)&amp;&quot; Yagli&quot;" office:value-type="string" office:string-value="PaanDoolen Yagli" calcext:value-type="string">
            <text:p>PaanDoolen Yagli</text:p>
          </table:table-cell>
          <table:table-cell table:style-name="ce693" table:formula="of:=[.C104]+1" office:value-type="date" office:date-value="2025-05-15" calcext:value-type="date">
            <text:p>Thu, May 15</text:p>
          </table:table-cell>
          <table:table-cell table:style-name="Accent_20_1" office:value-type="string" calcext:value-type="string">
            <text:p>52Ln LDygyy</text:p>
          </table:table-cell>
          <table:table-cell table:formula="of:=OFFSET([.$I$16];FLOOR((ROW([.D10])-1)/5;1);MOD(ROW([.D10])-1;5);1;1)&amp;&quot; Ganshni&quot;" office:value-type="string" office:string-value="PaanDoolen Ganshni" calcext:value-type="string">
            <text:p>PaanDoolen Ganshni</text:p>
          </table:table-cell>
          <table:table-cell table:style-name="ce693" office:value-type="date" office:date-value="2025-08-16" calcext:value-type="date">
            <text:p>Sat, Aug 16</text:p>
          </table:table-cell>
          <table:table-cell table:style-name="Accent_20_1" office:value-type="string" calcext:value-type="string">
            <text:p>13Ln LDwyyy</text:p>
          </table:table-cell>
          <table:table-cell table:formula="of:=OFFSET([.$I$16];FLOOR((ROW([.G11])-1)/5;1);MOD(ROW([.G11])-1;5);1;1)&amp;&quot; Wili&quot;" office:value-type="string" office:string-value="Dzeleren / Lellarla Wili" calcext:value-type="string">
            <text:p>Dzeleren / Lellarla Wili</text:p>
          </table:table-cell>
          <table:table-cell table:style-name="ce693" table:formula="of:=[.I104]+1" office:value-type="date" office:date-value="2025-11-17" calcext:value-type="date">
            <text:p>Mon, Nov 17</text:p>
          </table:table-cell>
          <table:table-cell table:style-name="Accent_20_1" office:value-type="string" calcext:value-type="string">
            <text:p>13Ln LDlnyy</text:p>
          </table:table-cell>
          <table:table-cell table:formula="of:=OFFSET([.$I$16];FLOOR((ROW([.J11])-1)/5;1);MOD(ROW([.J11])-1;5);1;1)&amp;&quot; Lenshni&quot;" office:value-type="string" office:string-value="Dzeleren / Lellarla Lenshni" calcext:value-type="string">
            <text:p>Dzeleren / Lellarla Lenshni</text:p>
          </table:table-cell>
          <table:table-cell table:style-name="ce693" table:formula="of:=[.L104]+1" office:value-type="date" office:date-value="2026-02-15" calcext:value-type="date">
            <text:p>Sun, Feb 15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3Ln LDygyy</text:p>
          </table:table-cell>
          <table:table-cell table:formula="of:=OFFSET([.$I$16];FLOOR((ROW([.A11])-1)/5;1);MOD(ROW([.A11])-1;5);1;1)&amp;&quot; Yagli&quot;" office:value-type="string" office:string-value="Dzeleren / Lellarla Yagli" calcext:value-type="string">
            <text:p>Dzeleren / Lellarla Yagli</text:p>
          </table:table-cell>
          <table:table-cell table:style-name="ce693" table:formula="of:=[.C105]+1" office:value-type="date" office:date-value="2025-05-16" calcext:value-type="date">
            <text:p>Fri, May 16</text:p>
          </table:table-cell>
          <table:table-cell table:style-name="Accent_20_1" office:value-type="string" calcext:value-type="string">
            <text:p>13Ln LDygyy</text:p>
          </table:table-cell>
          <table:table-cell table:formula="of:=OFFSET([.$I$16];FLOOR((ROW([.D11])-1)/5;1);MOD(ROW([.D11])-1;5);1;1)&amp;&quot; Ganshni&quot;" office:value-type="string" office:string-value="Dzeleren / Lellarla Ganshni" calcext:value-type="string">
            <text:p>Dzeleren / Lellarla Ganshni</text:p>
          </table:table-cell>
          <table:table-cell table:style-name="ce693" office:value-type="date" office:date-value="2025-08-17" calcext:value-type="date">
            <text:p>Sun, Aug 17</text:p>
          </table:table-cell>
          <table:table-cell table:style-name="Accent_20_1" office:value-type="string" calcext:value-type="string">
            <text:p>23Ln LDwyyy</text:p>
          </table:table-cell>
          <table:table-cell table:formula="of:=OFFSET([.$I$16];FLOOR((ROW([.G12])-1)/5;1);MOD(ROW([.G12])-1;5);1;1)&amp;&quot; Wili&quot;" office:value-type="string" office:string-value="Biillaaren Wili" calcext:value-type="string">
            <text:p>Biillaaren Wili</text:p>
          </table:table-cell>
          <table:table-cell table:style-name="ce693" table:formula="of:=[.I105]+1" office:value-type="date" office:date-value="2025-11-18" calcext:value-type="date">
            <text:p>Tue, Nov 18</text:p>
          </table:table-cell>
          <table:table-cell table:style-name="Accent_20_1" office:value-type="string" calcext:value-type="string">
            <text:p>23Ln LDlnyy</text:p>
          </table:table-cell>
          <table:table-cell table:formula="of:=OFFSET([.$I$16];FLOOR((ROW([.J12])-1)/5;1);MOD(ROW([.J12])-1;5);1;1)&amp;&quot; Lenshni&quot;" office:value-type="string" office:string-value="Biillaaren Lenshni" calcext:value-type="string">
            <text:p>Biillaaren Lenshni</text:p>
          </table:table-cell>
          <table:table-cell table:style-name="ce693" table:formula="of:=[.L105]+1" office:value-type="date" office:date-value="2026-02-16" calcext:value-type="date">
            <text:p>Mon, Feb 16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3Ln LDygyy</text:p>
          </table:table-cell>
          <table:table-cell table:formula="of:=OFFSET([.$I$16];FLOOR((ROW([.A12])-1)/5;1);MOD(ROW([.A12])-1;5);1;1)&amp;&quot; Yagli&quot;" office:value-type="string" office:string-value="Biillaaren Yagli" calcext:value-type="string">
            <text:p>Biillaaren Yagli</text:p>
          </table:table-cell>
          <table:table-cell table:style-name="ce693" table:formula="of:=[.C106]+1" office:value-type="date" office:date-value="2025-05-17" calcext:value-type="date">
            <text:p>Sat, May 17</text:p>
          </table:table-cell>
          <table:table-cell table:style-name="Accent_20_1" office:value-type="string" calcext:value-type="string">
            <text:p>23Ln LDygyy</text:p>
          </table:table-cell>
          <table:table-cell table:formula="of:=OFFSET([.$I$16];FLOOR((ROW([.D12])-1)/5;1);MOD(ROW([.D12])-1;5);1;1)&amp;&quot; Ganshni&quot;" office:value-type="string" office:string-value="Biillaaren Ganshni" calcext:value-type="string">
            <text:p>Biillaaren Ganshni</text:p>
          </table:table-cell>
          <table:table-cell table:style-name="ce693" office:value-type="date" office:date-value="2025-08-18" calcext:value-type="date">
            <text:p>Mon, Aug 18</text:p>
          </table:table-cell>
          <table:table-cell table:style-name="Accent_20_1" office:value-type="string" calcext:value-type="string">
            <text:p>33Ln LDwyyy</text:p>
          </table:table-cell>
          <table:table-cell table:formula="of:=OFFSET([.$I$16];FLOOR((ROW([.G13])-1)/5;1);MOD(ROW([.G13])-1;5);1;1)&amp;&quot; Wili&quot;" office:value-type="string" office:string-value="Lilleeren Wili" calcext:value-type="string">
            <text:p>Lilleeren Wili</text:p>
          </table:table-cell>
          <table:table-cell table:style-name="ce693" table:formula="of:=[.I106]+1" office:value-type="date" office:date-value="2025-11-19" calcext:value-type="date">
            <text:p>Wed, Nov 19</text:p>
          </table:table-cell>
          <table:table-cell table:style-name="Accent_20_1" office:value-type="string" calcext:value-type="string">
            <text:p>33Ln LDlnyy</text:p>
          </table:table-cell>
          <table:table-cell table:formula="of:=OFFSET([.$I$16];FLOOR((ROW([.J13])-1)/5;1);MOD(ROW([.J13])-1;5);1;1)&amp;&quot; Lenshni&quot;" office:value-type="string" office:string-value="Lilleeren Lenshni" calcext:value-type="string">
            <text:p>Lilleeren Lenshni</text:p>
          </table:table-cell>
          <table:table-cell table:style-name="ce693" table:formula="of:=[.L106]+1" office:value-type="date" office:date-value="2026-02-17" calcext:value-type="date">
            <text:p>Tue, Feb 17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3Ln LDygyy</text:p>
          </table:table-cell>
          <table:table-cell table:formula="of:=OFFSET([.$I$16];FLOOR((ROW([.A13])-1)/5;1);MOD(ROW([.A13])-1;5);1;1)&amp;&quot; Yagli&quot;" office:value-type="string" office:string-value="Lilleeren Yagli" calcext:value-type="string">
            <text:p>Lilleeren Yagli</text:p>
          </table:table-cell>
          <table:table-cell table:style-name="ce693" table:formula="of:=[.C107]+1" office:value-type="date" office:date-value="2025-05-18" calcext:value-type="date">
            <text:p>Sun, May 18</text:p>
          </table:table-cell>
          <table:table-cell table:style-name="Accent_20_1" office:value-type="string" calcext:value-type="string">
            <text:p>33Ln LDygyy</text:p>
          </table:table-cell>
          <table:table-cell table:formula="of:=OFFSET([.$I$16];FLOOR((ROW([.D13])-1)/5;1);MOD(ROW([.D13])-1;5);1;1)&amp;&quot; Ganshni&quot;" office:value-type="string" office:string-value="Lilleeren Ganshni" calcext:value-type="string">
            <text:p>Lilleeren Ganshni</text:p>
          </table:table-cell>
          <table:table-cell table:style-name="ce693" office:value-type="date" office:date-value="2025-08-19" calcext:value-type="date">
            <text:p>Tue, Aug 19</text:p>
          </table:table-cell>
          <table:table-cell table:style-name="Accent_20_1" office:value-type="string" calcext:value-type="string">
            <text:p>43Ln LDwyyy</text:p>
          </table:table-cell>
          <table:table-cell table:formula="of:=OFFSET([.$I$16];FLOOR((ROW([.G14])-1)/5;1);MOD(ROW([.G14])-1;5);1;1)&amp;&quot; Wili&quot;" office:value-type="string" office:string-value="Guullaaren Wili" calcext:value-type="string">
            <text:p>Guullaaren Wili</text:p>
          </table:table-cell>
          <table:table-cell table:style-name="ce693" table:formula="of:=[.I107]+1" office:value-type="date" office:date-value="2025-11-20" calcext:value-type="date">
            <text:p>Thu, Nov 20</text:p>
          </table:table-cell>
          <table:table-cell table:style-name="Accent_20_1" office:value-type="string" calcext:value-type="string">
            <text:p>43Ln LDlnyy</text:p>
          </table:table-cell>
          <table:table-cell table:formula="of:=OFFSET([.$I$16];FLOOR((ROW([.J14])-1)/5;1);MOD(ROW([.J14])-1;5);1;1)&amp;&quot; Lenshni&quot;" office:value-type="string" office:string-value="Guullaaren Lenshni" calcext:value-type="string">
            <text:p>Guullaaren Lenshni</text:p>
          </table:table-cell>
          <table:table-cell table:style-name="ce693" table:formula="of:=[.L107]+1" office:value-type="date" office:date-value="2026-02-18" calcext:value-type="date">
            <text:p>Wed, Feb 18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3Ln LDygyy</text:p>
          </table:table-cell>
          <table:table-cell table:formula="of:=OFFSET([.$I$16];FLOOR((ROW([.A14])-1)/5;1);MOD(ROW([.A14])-1;5);1;1)&amp;&quot; Yagli&quot;" office:value-type="string" office:string-value="Guullaaren Yagli" calcext:value-type="string">
            <text:p>Guullaaren Yagli</text:p>
          </table:table-cell>
          <table:table-cell table:style-name="ce693" table:formula="of:=[.C108]+1" office:value-type="date" office:date-value="2025-05-19" calcext:value-type="date">
            <text:p>Mon, May 19</text:p>
          </table:table-cell>
          <table:table-cell table:style-name="Accent_20_1" office:value-type="string" calcext:value-type="string">
            <text:p>43Ln LDygyy</text:p>
          </table:table-cell>
          <table:table-cell table:formula="of:=OFFSET([.$I$16];FLOOR((ROW([.D14])-1)/5;1);MOD(ROW([.D14])-1;5);1;1)&amp;&quot; Ganshni&quot;" office:value-type="string" office:string-value="Guullaaren Ganshni" calcext:value-type="string">
            <text:p>Guullaaren Ganshni</text:p>
          </table:table-cell>
          <table:table-cell table:style-name="ce693" office:value-type="date" office:date-value="2025-08-20" calcext:value-type="date">
            <text:p>Wed, Aug 20</text:p>
          </table:table-cell>
          <table:table-cell table:style-name="Accent_20_1" office:value-type="string" calcext:value-type="string">
            <text:p>53Ln LDwyyy</text:p>
          </table:table-cell>
          <table:table-cell table:formula="of:=OFFSET([.$I$16];FLOOR((ROW([.G15])-1)/5;1);MOD(ROW([.G15])-1;5);1;1)&amp;&quot; Wili&quot;" office:value-type="string" office:string-value="Banaarlen Wili" calcext:value-type="string">
            <text:p>Banaarlen Wili</text:p>
          </table:table-cell>
          <table:table-cell table:style-name="ce693" table:formula="of:=[.I108]+1" office:value-type="date" office:date-value="2025-11-21" calcext:value-type="date">
            <text:p>Fri, Nov 21</text:p>
          </table:table-cell>
          <table:table-cell table:style-name="Accent_20_1" office:value-type="string" calcext:value-type="string">
            <text:p>53Ln LDlnyy</text:p>
          </table:table-cell>
          <table:table-cell table:formula="of:=OFFSET([.$I$16];FLOOR((ROW([.J15])-1)/5;1);MOD(ROW([.J15])-1;5);1;1)&amp;&quot; Lenshni&quot;" office:value-type="string" office:string-value="Banaarlen Lenshni" calcext:value-type="string">
            <text:p>Banaarlen Lenshni</text:p>
          </table:table-cell>
          <table:table-cell table:style-name="ce693" table:formula="of:=[.L108]+1" office:value-type="date" office:date-value="2026-02-19" calcext:value-type="date">
            <text:p>Thu, Feb 19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3Ln LDygyy</text:p>
          </table:table-cell>
          <table:table-cell table:formula="of:=OFFSET([.$I$16];FLOOR((ROW([.A15])-1)/5;1);MOD(ROW([.A15])-1;5);1;1)&amp;&quot; Yagli&quot;" office:value-type="string" office:string-value="Banaarlen Yagli" calcext:value-type="string">
            <text:p>Banaarlen Yagli</text:p>
          </table:table-cell>
          <table:table-cell table:style-name="ce693" table:formula="of:=[.C109]+1" office:value-type="date" office:date-value="2025-05-20" calcext:value-type="date">
            <text:p>Tue, May 20</text:p>
          </table:table-cell>
          <table:table-cell table:style-name="Accent_20_1" office:value-type="string" calcext:value-type="string">
            <text:p>53Ln LDygyy</text:p>
          </table:table-cell>
          <table:table-cell table:formula="of:=OFFSET([.$I$16];FLOOR((ROW([.D15])-1)/5;1);MOD(ROW([.D15])-1;5);1;1)&amp;&quot; Ganshni&quot;" office:value-type="string" office:string-value="Banaarlen Ganshni" calcext:value-type="string">
            <text:p>Banaarlen Ganshni</text:p>
          </table:table-cell>
          <table:table-cell table:style-name="ce693" office:value-type="date" office:date-value="2025-08-21" calcext:value-type="date">
            <text:p>Thu, Aug 21</text:p>
          </table:table-cell>
          <table:table-cell table:style-name="Accent_20_1" office:value-type="string" calcext:value-type="string">
            <text:p>14Ln LDwyyy</text:p>
          </table:table-cell>
          <table:table-cell table:formula="of:=OFFSET([.$I$16];FLOOR((ROW([.G16])-1)/5;1);MOD(ROW([.G16])-1;5);1;1)&amp;&quot; Wili&quot;" office:value-type="string" office:string-value="DzRolen / Goolarla Wili" calcext:value-type="string">
            <text:p>DzRolen / Goolarla Wili</text:p>
          </table:table-cell>
          <table:table-cell table:style-name="ce693" table:formula="of:=[.I109]+1" office:value-type="date" office:date-value="2025-11-22" calcext:value-type="date">
            <text:p>Sat, Nov 22</text:p>
          </table:table-cell>
          <table:table-cell table:style-name="Accent_20_1" office:value-type="string" calcext:value-type="string">
            <text:p>14Ln LDlnyy</text:p>
          </table:table-cell>
          <table:table-cell table:formula="of:=OFFSET([.$I$16];FLOOR((ROW([.J16])-1)/5;1);MOD(ROW([.J16])-1;5);1;1)&amp;&quot; Lenshni&quot;" office:value-type="string" office:string-value="DzRolen / Goolarla Lenshni" calcext:value-type="string">
            <text:p>DzRolen / Goolarla Lenshni</text:p>
          </table:table-cell>
          <table:table-cell table:style-name="ce693" table:formula="of:=[.L109]+1" office:value-type="date" office:date-value="2026-02-20" calcext:value-type="date">
            <text:p>Fri, Feb 20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4Ln LDygyy</text:p>
          </table:table-cell>
          <table:table-cell table:formula="of:=OFFSET([.$I$16];FLOOR((ROW([.A16])-1)/5;1);MOD(ROW([.A16])-1;5);1;1)&amp;&quot; Yagli&quot;" office:value-type="string" office:string-value="DzRolen / Goolarla Yagli" calcext:value-type="string">
            <text:p>DzRolen / Goolarla Yagli</text:p>
          </table:table-cell>
          <table:table-cell table:style-name="ce693" table:formula="of:=[.C110]+1" office:value-type="date" office:date-value="2025-05-21" calcext:value-type="date">
            <text:p>Wed, May 21</text:p>
          </table:table-cell>
          <table:table-cell table:style-name="Accent_20_1" office:value-type="string" calcext:value-type="string">
            <text:p>14Ln LDygyy</text:p>
          </table:table-cell>
          <table:table-cell table:formula="of:=OFFSET([.$I$16];FLOOR((ROW([.D16])-1)/5;1);MOD(ROW([.D16])-1;5);1;1)&amp;&quot; Ganshni&quot;" office:value-type="string" office:string-value="DzRolen / Goolarla Ganshni" calcext:value-type="string">
            <text:p>DzRolen / Goolarla Ganshni</text:p>
          </table:table-cell>
          <table:table-cell table:style-name="ce693" office:value-type="date" office:date-value="2025-08-22" calcext:value-type="date">
            <text:p>Fri, Aug 22</text:p>
          </table:table-cell>
          <table:table-cell table:style-name="Accent_20_1" office:value-type="string" calcext:value-type="string">
            <text:p>24Ln LDwyyy</text:p>
          </table:table-cell>
          <table:table-cell table:formula="of:=OFFSET([.$I$16];FLOOR((ROW([.G17])-1)/5;1);MOD(ROW([.G17])-1;5);1;1)&amp;&quot; Wili&quot;" office:value-type="string" office:string-value="BiRuulen Wili" calcext:value-type="string">
            <text:p>BiRuulen Wili</text:p>
          </table:table-cell>
          <table:table-cell table:style-name="ce693" table:formula="of:=[.I110]+1" office:value-type="date" office:date-value="2025-11-23" calcext:value-type="date">
            <text:p>Sun, Nov 23</text:p>
          </table:table-cell>
          <table:table-cell table:style-name="Accent_20_1" office:value-type="string" calcext:value-type="string">
            <text:p>24Ln LDlnyy</text:p>
          </table:table-cell>
          <table:table-cell table:formula="of:=OFFSET([.$I$16];FLOOR((ROW([.J17])-1)/5;1);MOD(ROW([.J17])-1;5);1;1)&amp;&quot; Lenshni&quot;" office:value-type="string" office:string-value="BiRuulen Lenshni" calcext:value-type="string">
            <text:p>BiRuulen Lenshni</text:p>
          </table:table-cell>
          <table:table-cell table:style-name="ce693" table:formula="of:=[.L110]+1" office:value-type="date" office:date-value="2026-02-21" calcext:value-type="date">
            <text:p>Sat, Feb 2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4Ln LDygyy</text:p>
          </table:table-cell>
          <table:table-cell table:formula="of:=OFFSET([.$I$16];FLOOR((ROW([.A17])-1)/5;1);MOD(ROW([.A17])-1;5);1;1)&amp;&quot; Yagli&quot;" office:value-type="string" office:string-value="BiRuulen Yagli" calcext:value-type="string">
            <text:p>BiRuulen Yagli</text:p>
          </table:table-cell>
          <table:table-cell table:style-name="ce693" table:formula="of:=[.C111]+1" office:value-type="date" office:date-value="2025-05-22" calcext:value-type="date">
            <text:p>Thu, May 22</text:p>
          </table:table-cell>
          <table:table-cell table:style-name="Accent_20_1" office:value-type="string" calcext:value-type="string">
            <text:p>24Ln LDygyy</text:p>
          </table:table-cell>
          <table:table-cell table:formula="of:=OFFSET([.$I$16];FLOOR((ROW([.D17])-1)/5;1);MOD(ROW([.D17])-1;5);1;1)&amp;&quot; Ganshni&quot;" office:value-type="string" office:string-value="BiRuulen Ganshni" calcext:value-type="string">
            <text:p>BiRuulen Ganshni</text:p>
          </table:table-cell>
          <table:table-cell table:style-name="ce693" office:value-type="date" office:date-value="2025-08-23" calcext:value-type="date">
            <text:p>Sat, Aug 23</text:p>
          </table:table-cell>
          <table:table-cell table:style-name="Accent_20_1" office:value-type="string" calcext:value-type="string">
            <text:p>34Ln LDwyyy</text:p>
          </table:table-cell>
          <table:table-cell table:formula="of:=OFFSET([.$I$16];FLOOR((ROW([.G18])-1)/5;1);MOD(ROW([.G18])-1;5);1;1)&amp;&quot; Wili&quot;" office:value-type="string" office:string-value="LeRulen Wili" calcext:value-type="string">
            <text:p>LeRulen Wili</text:p>
          </table:table-cell>
          <table:table-cell table:style-name="ce693" table:formula="of:=[.I111]+1" office:value-type="date" office:date-value="2025-11-24" calcext:value-type="date">
            <text:p>Mon, Nov 24</text:p>
          </table:table-cell>
          <table:table-cell table:style-name="Accent_20_1" office:value-type="string" calcext:value-type="string">
            <text:p>34Ln LDlnyy</text:p>
          </table:table-cell>
          <table:table-cell table:formula="of:=OFFSET([.$I$16];FLOOR((ROW([.J18])-1)/5;1);MOD(ROW([.J18])-1;5);1;1)&amp;&quot; Lenshni&quot;" office:value-type="string" office:string-value="LeRulen Lenshni" calcext:value-type="string">
            <text:p>LeRulen Lenshni</text:p>
          </table:table-cell>
          <table:table-cell table:style-name="ce693" table:formula="of:=[.L111]+1" office:value-type="date" office:date-value="2026-02-22" calcext:value-type="date">
            <text:p>Sun, Feb 22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4Ln LDygyy</text:p>
          </table:table-cell>
          <table:table-cell table:formula="of:=OFFSET([.$I$16];FLOOR((ROW([.A18])-1)/5;1);MOD(ROW([.A18])-1;5);1;1)&amp;&quot; Yagli&quot;" office:value-type="string" office:string-value="LeRulen Yagli" calcext:value-type="string">
            <text:p>LeRulen Yagli</text:p>
          </table:table-cell>
          <table:table-cell table:style-name="ce693" table:formula="of:=[.C112]+1" office:value-type="date" office:date-value="2025-05-23" calcext:value-type="date">
            <text:p>Fri, May 23</text:p>
          </table:table-cell>
          <table:table-cell table:style-name="Accent_20_1" office:value-type="string" calcext:value-type="string">
            <text:p>34Ln LDygyy</text:p>
          </table:table-cell>
          <table:table-cell table:formula="of:=OFFSET([.$I$16];FLOOR((ROW([.D18])-1)/5;1);MOD(ROW([.D18])-1;5);1;1)&amp;&quot; Ganshni&quot;" office:value-type="string" office:string-value="LeRulen Ganshni" calcext:value-type="string">
            <text:p>LeRulen Ganshni</text:p>
          </table:table-cell>
          <table:table-cell table:style-name="ce693" office:value-type="date" office:date-value="2025-08-24" calcext:value-type="date">
            <text:p>Sun, Aug 24</text:p>
          </table:table-cell>
          <table:table-cell table:style-name="Accent_20_1" office:value-type="string" calcext:value-type="string">
            <text:p>44Ln LDwyyy</text:p>
          </table:table-cell>
          <table:table-cell table:formula="of:=OFFSET([.$I$16];FLOOR((ROW([.G19])-1)/5;1);MOD(ROW([.G19])-1;5);1;1)&amp;&quot; Wili&quot;" office:value-type="string" office:string-value="Kuruulen Wili" calcext:value-type="string">
            <text:p>Kuruulen Wili</text:p>
          </table:table-cell>
          <table:table-cell table:style-name="ce693" table:formula="of:=[.I112]+1" office:value-type="date" office:date-value="2025-11-25" calcext:value-type="date">
            <text:p>Tue, Nov 25</text:p>
          </table:table-cell>
          <table:table-cell table:style-name="Accent_20_1" office:value-type="string" calcext:value-type="string">
            <text:p>44Ln LDlnyy</text:p>
          </table:table-cell>
          <table:table-cell table:formula="of:=OFFSET([.$I$16];FLOOR((ROW([.J19])-1)/5;1);MOD(ROW([.J19])-1;5);1;1)&amp;&quot; Lenshni&quot;" office:value-type="string" office:string-value="Kuruulen Lenshni" calcext:value-type="string">
            <text:p>Kuruulen Lenshni</text:p>
          </table:table-cell>
          <table:table-cell table:style-name="ce693" table:formula="of:=[.L112]+1" office:value-type="date" office:date-value="2026-02-23" calcext:value-type="date">
            <text:p>Mon, Feb 23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4Ln LDygyy</text:p>
          </table:table-cell>
          <table:table-cell table:formula="of:=OFFSET([.$I$16];FLOOR((ROW([.A19])-1)/5;1);MOD(ROW([.A19])-1;5);1;1)&amp;&quot; Yagli&quot;" office:value-type="string" office:string-value="Kuruulen Yagli" calcext:value-type="string">
            <text:p>Kuruulen Yagli</text:p>
          </table:table-cell>
          <table:table-cell table:style-name="ce693" table:formula="of:=[.C113]+1" office:value-type="date" office:date-value="2025-05-24" calcext:value-type="date">
            <text:p>Sat, May 24</text:p>
          </table:table-cell>
          <table:table-cell table:style-name="Accent_20_1" office:value-type="string" calcext:value-type="string">
            <text:p>44Ln LDygyy</text:p>
          </table:table-cell>
          <table:table-cell table:formula="of:=OFFSET([.$I$16];FLOOR((ROW([.D19])-1)/5;1);MOD(ROW([.D19])-1;5);1;1)&amp;&quot; Ganshni&quot;" office:value-type="string" office:string-value="Kuruulen Ganshni" calcext:value-type="string">
            <text:p>Kuruulen Ganshni</text:p>
          </table:table-cell>
          <table:table-cell table:style-name="ce693" office:value-type="date" office:date-value="2025-08-25" calcext:value-type="date">
            <text:p>Mon, Aug 25</text:p>
          </table:table-cell>
          <table:table-cell table:style-name="Accent_20_1" office:value-type="string" calcext:value-type="string">
            <text:p>54Ln LDwyyy</text:p>
          </table:table-cell>
          <table:table-cell table:formula="of:=OFFSET([.$I$16];FLOOR((ROW([.G20])-1)/5;1);MOD(ROW([.G20])-1;5);1;1)&amp;&quot; Wili&quot;" office:value-type="string" office:string-value="Banoorlen Wili" calcext:value-type="string">
            <text:p>Banoorlen Wili</text:p>
          </table:table-cell>
          <table:table-cell table:style-name="ce693" table:formula="of:=[.I113]+1" office:value-type="date" office:date-value="2025-11-26" calcext:value-type="date">
            <text:p>Wed, Nov 26</text:p>
          </table:table-cell>
          <table:table-cell table:style-name="Accent_20_1" office:value-type="string" calcext:value-type="string">
            <text:p>54Ln LDlnyy</text:p>
          </table:table-cell>
          <table:table-cell table:formula="of:=OFFSET([.$I$16];FLOOR((ROW([.J20])-1)/5;1);MOD(ROW([.J20])-1;5);1;1)&amp;&quot; Lenshni&quot;" office:value-type="string" office:string-value="Banoorlen Lenshni" calcext:value-type="string">
            <text:p>Banoorlen Lenshni</text:p>
          </table:table-cell>
          <table:table-cell table:style-name="ce693" table:formula="of:=[.L113]+1" office:value-type="date" office:date-value="2026-02-24" calcext:value-type="date">
            <text:p>Tue, Feb 24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4Ln LDygyy</text:p>
          </table:table-cell>
          <table:table-cell table:formula="of:=OFFSET([.$I$16];FLOOR((ROW([.A20])-1)/5;1);MOD(ROW([.A20])-1;5);1;1)&amp;&quot; Yagli&quot;" office:value-type="string" office:string-value="Banoorlen Yagli" calcext:value-type="string">
            <text:p>Banoorlen Yagli</text:p>
          </table:table-cell>
          <table:table-cell table:style-name="ce693" table:formula="of:=[.C114]+1" office:value-type="date" office:date-value="2025-05-25" calcext:value-type="date">
            <text:p>Sun, May 25</text:p>
          </table:table-cell>
          <table:table-cell table:style-name="Accent_20_1" office:value-type="string" calcext:value-type="string">
            <text:p>54Ln LDygyy</text:p>
          </table:table-cell>
          <table:table-cell table:formula="of:=OFFSET([.$I$16];FLOOR((ROW([.D20])-1)/5;1);MOD(ROW([.D20])-1;5);1;1)&amp;&quot; Ganshni&quot;" office:value-type="string" office:string-value="Banoorlen Ganshni" calcext:value-type="string">
            <text:p>Banoorlen Ganshni</text:p>
          </table:table-cell>
          <table:table-cell table:style-name="ce693" office:value-type="date" office:date-value="2025-08-26" calcext:value-type="date">
            <text:p>Tue, Aug 26</text:p>
          </table:table-cell>
          <table:table-cell table:style-name="Accent_20_1" office:value-type="string" calcext:value-type="string">
            <text:p>15Ln LDwyyy</text:p>
          </table:table-cell>
          <table:table-cell table:formula="of:=OFFSET([.$I$16];FLOOR((ROW([.G21])-1)/5;1);MOD(ROW([.G21])-1;5);1;1)&amp;&quot; Wili&quot;" office:value-type="string" office:string-value="DzVemeng / Bammarla Wili" calcext:value-type="string">
            <text:p>DzVemeng / Bammarla Wili</text:p>
          </table:table-cell>
          <table:table-cell table:style-name="ce693" table:formula="of:=[.I114]+1" office:value-type="date" office:date-value="2025-11-27" calcext:value-type="date">
            <text:p>Thu, Nov 27</text:p>
          </table:table-cell>
          <table:table-cell table:style-name="Accent_20_1" office:value-type="string" calcext:value-type="string">
            <text:p>15Ln LDlnyy</text:p>
          </table:table-cell>
          <table:table-cell table:formula="of:=OFFSET([.$I$16];FLOOR((ROW([.J21])-1)/5;1);MOD(ROW([.J21])-1;5);1;1)&amp;&quot; Lenshni&quot;" office:value-type="string" office:string-value="DzVemeng / Bammarla Lenshni" calcext:value-type="string">
            <text:p>DzVemeng / Bammarla Lenshni</text:p>
          </table:table-cell>
          <table:table-cell table:style-name="ce693" table:formula="of:=[.L114]+1" office:value-type="date" office:date-value="2026-02-25" calcext:value-type="date">
            <text:p>Wed, Feb 25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5Ln LDygyy</text:p>
          </table:table-cell>
          <table:table-cell table:formula="of:=OFFSET([.$I$16];FLOOR((ROW([.A21])-1)/5;1);MOD(ROW([.A21])-1;5);1;1)&amp;&quot; Yagli&quot;" office:value-type="string" office:string-value="DzVemeng / Bammarla Yagli" calcext:value-type="string">
            <text:p>DzVemeng / Bammarla Yagli</text:p>
          </table:table-cell>
          <table:table-cell table:style-name="ce693" table:formula="of:=[.C115]+1" office:value-type="date" office:date-value="2025-05-26" calcext:value-type="date">
            <text:p>Mon, May 26</text:p>
          </table:table-cell>
          <table:table-cell table:style-name="Accent_20_1" office:value-type="string" calcext:value-type="string">
            <text:p>15Ln LDygyy</text:p>
          </table:table-cell>
          <table:table-cell table:formula="of:=OFFSET([.$I$16];FLOOR((ROW([.D21])-1)/5;1);MOD(ROW([.D21])-1;5);1;1)&amp;&quot; Ganshni&quot;" office:value-type="string" office:string-value="DzVemeng / Bammarla Ganshni" calcext:value-type="string">
            <text:p>DzVemeng / Bammarla Ganshni</text:p>
          </table:table-cell>
          <table:table-cell table:style-name="ce693" office:value-type="date" office:date-value="2025-08-27" calcext:value-type="date">
            <text:p>Wed, Aug 27</text:p>
          </table:table-cell>
          <table:table-cell table:style-name="Accent_20_1" office:value-type="string" calcext:value-type="string">
            <text:p>25Ln LDwyyy</text:p>
          </table:table-cell>
          <table:table-cell table:formula="of:=OFFSET([.$I$16];FLOOR((ROW([.G22])-1)/5;1);MOD(ROW([.G22])-1;5);1;1)&amp;&quot; Wili&quot;" office:value-type="string" office:string-value="BiiVaameng Wili" calcext:value-type="string">
            <text:p>BiiVaameng Wili</text:p>
          </table:table-cell>
          <table:table-cell table:style-name="ce693" table:formula="of:=[.I115]+1" office:value-type="date" office:date-value="2025-11-28" calcext:value-type="date">
            <text:p>Fri, Nov 28</text:p>
          </table:table-cell>
          <table:table-cell table:style-name="Accent_20_1" office:value-type="string" calcext:value-type="string">
            <text:p>25Ln LDlnyy</text:p>
          </table:table-cell>
          <table:table-cell table:formula="of:=OFFSET([.$I$16];FLOOR((ROW([.J22])-1)/5;1);MOD(ROW([.J22])-1;5);1;1)&amp;&quot; Lenshni&quot;" office:value-type="string" office:string-value="BiiVaameng Lenshni" calcext:value-type="string">
            <text:p>BiiVaameng Lenshni</text:p>
          </table:table-cell>
          <table:table-cell table:style-name="ce693" table:formula="of:=[.L115]+1" office:value-type="date" office:date-value="2026-02-26" calcext:value-type="date">
            <text:p>Thu, Feb 26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5Ln LDygyy</text:p>
          </table:table-cell>
          <table:table-cell table:formula="of:=OFFSET([.$I$16];FLOOR((ROW([.A22])-1)/5;1);MOD(ROW([.A22])-1;5);1;1)&amp;&quot; Yagli&quot;" office:value-type="string" office:string-value="BiiVaameng Yagli" calcext:value-type="string">
            <text:p>BiiVaameng Yagli</text:p>
          </table:table-cell>
          <table:table-cell table:style-name="ce693" table:formula="of:=[.C116]+1" office:value-type="date" office:date-value="2025-05-27" calcext:value-type="date">
            <text:p>Tue, May 27</text:p>
          </table:table-cell>
          <table:table-cell table:style-name="Accent_20_1" office:value-type="string" calcext:value-type="string">
            <text:p>25Ln LDygyy</text:p>
          </table:table-cell>
          <table:table-cell table:formula="of:=OFFSET([.$I$16];FLOOR((ROW([.D22])-1)/5;1);MOD(ROW([.D22])-1;5);1;1)&amp;&quot; Ganshni&quot;" office:value-type="string" office:string-value="BiiVaameng Ganshni" calcext:value-type="string">
            <text:p>BiiVaameng Ganshni</text:p>
          </table:table-cell>
          <table:table-cell table:style-name="ce693" office:value-type="date" office:date-value="2025-08-28" calcext:value-type="date">
            <text:p>Thu, Aug 28</text:p>
          </table:table-cell>
          <table:table-cell table:style-name="Accent_20_1" office:value-type="string" calcext:value-type="string">
            <text:p>35Ln LDwyyy</text:p>
          </table:table-cell>
          <table:table-cell table:formula="of:=OFFSET([.$I$16];FLOOR((ROW([.G23])-1)/5;1);MOD(ROW([.G23])-1;5);1;1)&amp;&quot; Wili&quot;" office:value-type="string" office:string-value="LeVaameng Wili" calcext:value-type="string">
            <text:p>LeVaameng Wili</text:p>
          </table:table-cell>
          <table:table-cell table:style-name="ce693" table:formula="of:=[.I116]+1" office:value-type="date" office:date-value="2025-11-29" calcext:value-type="date">
            <text:p>Sat, Nov 29</text:p>
          </table:table-cell>
          <table:table-cell table:style-name="Accent_20_1" office:value-type="string" calcext:value-type="string">
            <text:p>35Ln LDlnyy</text:p>
          </table:table-cell>
          <table:table-cell table:formula="of:=OFFSET([.$I$16];FLOOR((ROW([.J23])-1)/5;1);MOD(ROW([.J23])-1;5);1;1)&amp;&quot; Lenshni&quot;" office:value-type="string" office:string-value="LeVaameng Lenshni" calcext:value-type="string">
            <text:p>LeVaameng Lenshni</text:p>
          </table:table-cell>
          <table:table-cell table:style-name="ce693" table:formula="of:=[.L116]+1" office:value-type="date" office:date-value="2026-02-27" calcext:value-type="date">
            <text:p>Fri, Feb 27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5Ln LDygyy</text:p>
          </table:table-cell>
          <table:table-cell table:formula="of:=OFFSET([.$I$16];FLOOR((ROW([.A23])-1)/5;1);MOD(ROW([.A23])-1;5);1;1)&amp;&quot; Yagli&quot;" office:value-type="string" office:string-value="LeVaameng Yagli" calcext:value-type="string">
            <text:p>LeVaameng Yagli</text:p>
          </table:table-cell>
          <table:table-cell table:style-name="ce693" table:formula="of:=[.C117]+1" office:value-type="date" office:date-value="2025-05-28" calcext:value-type="date">
            <text:p>Wed, May 28</text:p>
          </table:table-cell>
          <table:table-cell table:style-name="Accent_20_1" office:value-type="string" calcext:value-type="string">
            <text:p>35Ln LDygyy</text:p>
          </table:table-cell>
          <table:table-cell table:formula="of:=OFFSET([.$I$16];FLOOR((ROW([.D23])-1)/5;1);MOD(ROW([.D23])-1;5);1;1)&amp;&quot; Ganshni&quot;" office:value-type="string" office:string-value="LeVaameng Ganshni" calcext:value-type="string">
            <text:p>LeVaameng Ganshni</text:p>
          </table:table-cell>
          <table:table-cell table:style-name="ce693" office:value-type="date" office:date-value="2025-08-29" calcext:value-type="date">
            <text:p>Fri, Aug 29</text:p>
          </table:table-cell>
          <table:table-cell table:style-name="Accent_20_1" office:value-type="string" calcext:value-type="string">
            <text:p>45Ln LDwyyy</text:p>
          </table:table-cell>
          <table:table-cell table:formula="of:=OFFSET([.$I$16];FLOOR((ROW([.G24])-1)/5;1);MOD(ROW([.G24])-1;5);1;1)&amp;&quot; Wili&quot;" office:value-type="string" office:string-value="KuVaameng Wili" calcext:value-type="string">
            <text:p>KuVaameng Wili</text:p>
          </table:table-cell>
          <table:table-cell table:style-name="ce693" table:formula="of:=[.I117]+1" office:value-type="date" office:date-value="2025-11-30" calcext:value-type="date">
            <text:p>Sun, Nov 30</text:p>
          </table:table-cell>
          <table:table-cell table:style-name="Accent_20_1" office:value-type="string" calcext:value-type="string">
            <text:p>45Ln LDlnyy</text:p>
          </table:table-cell>
          <table:table-cell table:formula="of:=OFFSET([.$I$16];FLOOR((ROW([.J24])-1)/5;1);MOD(ROW([.J24])-1;5);1;1)&amp;&quot; Lenshni&quot;" office:value-type="string" office:string-value="KuVaameng Lenshni" calcext:value-type="string">
            <text:p>KuVaameng Lenshni</text:p>
          </table:table-cell>
          <table:table-cell table:style-name="ce693" table:formula="of:=[.L117]+1" office:value-type="date" office:date-value="2026-02-28" calcext:value-type="date">
            <text:p>Sat, Feb 28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5Ln LDygyy</text:p>
          </table:table-cell>
          <table:table-cell table:formula="of:=OFFSET([.$I$16];FLOOR((ROW([.A24])-1)/5;1);MOD(ROW([.A24])-1;5);1;1)&amp;&quot; Yagli&quot;" office:value-type="string" office:string-value="KuVaameng Yagli" calcext:value-type="string">
            <text:p>KuVaameng Yagli</text:p>
          </table:table-cell>
          <table:table-cell table:style-name="ce693" table:formula="of:=[.C118]+1" office:value-type="date" office:date-value="2025-05-29" calcext:value-type="date">
            <text:p>Thu, May 29</text:p>
          </table:table-cell>
          <table:table-cell table:style-name="Accent_20_1" office:value-type="string" calcext:value-type="string">
            <text:p>45Ln LDygyy</text:p>
          </table:table-cell>
          <table:table-cell table:formula="of:=OFFSET([.$I$16];FLOOR((ROW([.D24])-1)/5;1);MOD(ROW([.D24])-1;5);1;1)&amp;&quot; Ganshni&quot;" office:value-type="string" office:string-value="KuVaameng Ganshni" calcext:value-type="string">
            <text:p>KuVaameng Ganshni</text:p>
          </table:table-cell>
          <table:table-cell table:style-name="ce693" office:value-type="date" office:date-value="2025-08-30" calcext:value-type="date">
            <text:p>Sat, Aug 30</text:p>
          </table:table-cell>
          <table:table-cell table:style-name="Accent_20_1" office:value-type="string" calcext:value-type="string">
            <text:p>55Ln LDwyyy</text:p>
          </table:table-cell>
          <table:table-cell table:formula="of:=OFFSET([.$I$16];FLOOR((ROW([.G25])-1)/5;1);MOD(ROW([.G25])-1;5);1;1)&amp;&quot; Wili&quot;" office:value-type="string" office:string-value="FaVaameng Wili" calcext:value-type="string">
            <text:p>FaVaameng Wili</text:p>
          </table:table-cell>
          <table:table-cell table:style-name="ce693" table:formula="of:=[.I118]+1" office:value-type="date" office:date-value="2025-12-01" calcext:value-type="date">
            <text:p>Mon, Dec 1</text:p>
          </table:table-cell>
          <table:table-cell table:style-name="Accent_20_1" office:value-type="string" calcext:value-type="string">
            <text:p>55Ln LDlnyy</text:p>
          </table:table-cell>
          <table:table-cell table:formula="of:=OFFSET([.$I$16];FLOOR((ROW([.J25])-1)/5;1);MOD(ROW([.J25])-1;5);1;1)&amp;&quot; Lenshni&quot;" office:value-type="string" office:string-value="FaVaameng Lenshni" calcext:value-type="string">
            <text:p>FaVaameng Lenshni</text:p>
          </table:table-cell>
          <table:table-cell table:style-name="ce693" table:formula="of:=[.L118]+1" office:value-type="date" office:date-value="2026-03-01" calcext:value-type="date">
            <text:p>Sun, Mar 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5Ln LDygyy</text:p>
          </table:table-cell>
          <table:table-cell table:formula="of:=OFFSET([.$I$16];FLOOR((ROW([.A25])-1)/5;1);MOD(ROW([.A25])-1;5);1;1)&amp;&quot; Yagli&quot;" office:value-type="string" office:string-value="FaVaameng Yagli" calcext:value-type="string">
            <text:p>FaVaameng Yagli</text:p>
          </table:table-cell>
          <table:table-cell table:style-name="ce693" table:formula="of:=[.C119]+1" office:value-type="date" office:date-value="2025-05-30" calcext:value-type="date">
            <text:p>Fri, May 30</text:p>
          </table:table-cell>
          <table:table-cell table:style-name="Accent_20_1" office:value-type="string" calcext:value-type="string">
            <text:p>55Ln LDygyy</text:p>
          </table:table-cell>
          <table:table-cell table:formula="of:=OFFSET([.$I$16];FLOOR((ROW([.D25])-1)/5;1);MOD(ROW([.D25])-1;5);1;1)&amp;&quot; Ganshni&quot;" office:value-type="string" office:string-value="FaVaameng Ganshni" calcext:value-type="string">
            <text:p>FaVaameng Ganshni</text:p>
          </table:table-cell>
          <table:table-cell table:style-name="ce693" office:value-type="date" office:date-value="2025-08-31" calcext:value-type="date">
            <text:p>Sun, Aug 31</text:p>
          </table:table-cell>
          <table:table-cell table:style-name="Accent_20_1" office:value-type="string" calcext:value-type="string">
            <text:p>16Ln LDwyyy</text:p>
          </table:table-cell>
          <table:table-cell table:formula="of:=OFFSET([.$I$16];FLOOR((ROW([.G26])-1)/5;1);MOD(ROW([.G26])-1;5);1;1)&amp;&quot; Wili&quot;" office:value-type="string" office:string-value="Siilaren / Duulelarla Wili" calcext:value-type="string">
            <text:p>Siilaren / Duulelarla Wili</text:p>
          </table:table-cell>
          <table:table-cell table:style-name="ce693" table:formula="of:=[.I119]+1" office:value-type="date" office:date-value="2025-12-02" calcext:value-type="date">
            <text:p>Tue, Dec 2</text:p>
          </table:table-cell>
          <table:table-cell table:style-name="Accent_20_1" office:value-type="string" calcext:value-type="string">
            <text:p>16Ln LDlnyy</text:p>
          </table:table-cell>
          <table:table-cell table:formula="of:=OFFSET([.$I$16];FLOOR((ROW([.J26])-1)/5;1);MOD(ROW([.J26])-1;5);1;1)&amp;&quot; Lenshni&quot;" office:value-type="string" office:string-value="Siilaren / Duulelarla Lenshni" calcext:value-type="string">
            <text:p>Siilaren / Duulelarla Lenshni</text:p>
          </table:table-cell>
          <table:table-cell table:style-name="ce693" table:formula="of:=[.L119]+1" office:value-type="date" office:date-value="2026-03-02" calcext:value-type="date">
            <text:p>Mon, Mar 2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6Ln LDygyy</text:p>
          </table:table-cell>
          <table:table-cell table:formula="of:=OFFSET([.$I$16];FLOOR((ROW([.A26])-1)/5;1);MOD(ROW([.A26])-1;5);1;1)&amp;&quot; Yagli&quot;" office:value-type="string" office:string-value="Siilaren / Duulelarla Yagli" calcext:value-type="string">
            <text:p>Siilaren / Duulelarla Yagli</text:p>
          </table:table-cell>
          <table:table-cell table:style-name="ce693" table:formula="of:=[.C120]+1" office:value-type="date" office:date-value="2025-05-31" calcext:value-type="date">
            <text:p>Sat, May 31</text:p>
          </table:table-cell>
          <table:table-cell table:style-name="Accent_20_1" office:value-type="string" calcext:value-type="string">
            <text:p>16Ln LDygyy</text:p>
          </table:table-cell>
          <table:table-cell table:formula="of:=OFFSET([.$I$16];FLOOR((ROW([.D26])-1)/5;1);MOD(ROW([.D26])-1;5);1;1)&amp;&quot; Ganshni&quot;" office:value-type="string" office:string-value="Siilaren / Duulelarla Ganshni" calcext:value-type="string">
            <text:p>Siilaren / Duulelarla Ganshni</text:p>
          </table:table-cell>
          <table:table-cell table:style-name="ce693" office:value-type="date" office:date-value="2025-09-01" calcext:value-type="date">
            <text:p>Mon, Sep 1</text:p>
          </table:table-cell>
          <table:table-cell table:style-name="Accent_20_1" office:value-type="string" calcext:value-type="string">
            <text:p>26Ln LDwyyy</text:p>
          </table:table-cell>
          <table:table-cell table:formula="of:=OFFSET([.$I$16];FLOOR((ROW([.G27])-1)/5;1);MOD(ROW([.G27])-1;5);1;1)&amp;&quot; Wili&quot;" office:value-type="string" office:string-value="BiiDuleren Wili" calcext:value-type="string">
            <text:p>BiiDuleren Wili</text:p>
          </table:table-cell>
          <table:table-cell table:style-name="ce693" table:formula="of:=[.I120]+1" office:value-type="date" office:date-value="2025-12-03" calcext:value-type="date">
            <text:p>Wed, Dec 3</text:p>
          </table:table-cell>
          <table:table-cell table:style-name="Accent_20_1" office:value-type="string" calcext:value-type="string">
            <text:p>26Ln LDlnyy</text:p>
          </table:table-cell>
          <table:table-cell table:formula="of:=OFFSET([.$I$16];FLOOR((ROW([.J27])-1)/5;1);MOD(ROW([.J27])-1;5);1;1)&amp;&quot; Lenshni&quot;" office:value-type="string" office:string-value="BiiDuleren Lenshni" calcext:value-type="string">
            <text:p>BiiDuleren Lenshni</text:p>
          </table:table-cell>
          <table:table-cell table:style-name="ce693" table:formula="of:=[.L120]+1" office:value-type="date" office:date-value="2026-03-03" calcext:value-type="date">
            <text:p>Tue, Mar 3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6Ln LDygyy</text:p>
          </table:table-cell>
          <table:table-cell table:formula="of:=OFFSET([.$I$16];FLOOR((ROW([.A27])-1)/5;1);MOD(ROW([.A27])-1;5);1;1)&amp;&quot; Yagli&quot;" office:value-type="string" office:string-value="BiiDuleren Yagli" calcext:value-type="string">
            <text:p>BiiDuleren Yagli</text:p>
          </table:table-cell>
          <table:table-cell table:style-name="ce693" table:formula="of:=[.C121]+1" office:value-type="date" office:date-value="2025-06-01" calcext:value-type="date">
            <text:p>Sun, Jun 1</text:p>
          </table:table-cell>
          <table:table-cell table:style-name="Accent_20_1" office:value-type="string" calcext:value-type="string">
            <text:p>26Ln LDygyy</text:p>
          </table:table-cell>
          <table:table-cell table:formula="of:=OFFSET([.$I$16];FLOOR((ROW([.D27])-1)/5;1);MOD(ROW([.D27])-1;5);1;1)&amp;&quot; Ganshni&quot;" office:value-type="string" office:string-value="BiiDuleren Ganshni" calcext:value-type="string">
            <text:p>BiiDuleren Ganshni</text:p>
          </table:table-cell>
          <table:table-cell table:style-name="ce693" office:value-type="date" office:date-value="2025-09-02" calcext:value-type="date">
            <text:p>Tue, Sep 2</text:p>
          </table:table-cell>
          <table:table-cell table:style-name="Accent_20_1" office:value-type="string" calcext:value-type="string">
            <text:p>36Ln LDwyyy</text:p>
          </table:table-cell>
          <table:table-cell table:formula="of:=OFFSET([.$I$16];FLOOR((ROW([.G28])-1)/5;1);MOD(ROW([.G28])-1;5);1;1)&amp;&quot; Wili&quot;" office:value-type="string" office:string-value="LeDuleren Wili" calcext:value-type="string">
            <text:p>LeDuleren Wili</text:p>
          </table:table-cell>
          <table:table-cell table:style-name="ce693" table:formula="of:=[.I121]+1" office:value-type="date" office:date-value="2025-12-04" calcext:value-type="date">
            <text:p>Thu, Dec 4</text:p>
          </table:table-cell>
          <table:table-cell table:style-name="Accent_20_1" office:value-type="string" calcext:value-type="string">
            <text:p>36Ln LDlnyy</text:p>
          </table:table-cell>
          <table:table-cell table:formula="of:=OFFSET([.$I$16];FLOOR((ROW([.J28])-1)/5;1);MOD(ROW([.J28])-1;5);1;1)&amp;&quot; Lenshni&quot;" office:value-type="string" office:string-value="LeDuleren Lenshni" calcext:value-type="string">
            <text:p>LeDuleren Lenshni</text:p>
          </table:table-cell>
          <table:table-cell table:style-name="ce693" table:formula="of:=[.L121]+1" office:value-type="date" office:date-value="2026-03-04" calcext:value-type="date">
            <text:p>Wed, Mar 4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6Ln LDygyy</text:p>
          </table:table-cell>
          <table:table-cell table:formula="of:=OFFSET([.$I$16];FLOOR((ROW([.A28])-1)/5;1);MOD(ROW([.A28])-1;5);1;1)&amp;&quot; Yagli&quot;" office:value-type="string" office:string-value="LeDuleren Yagli" calcext:value-type="string">
            <text:p>LeDuleren Yagli</text:p>
          </table:table-cell>
          <table:table-cell table:style-name="ce693" table:formula="of:=[.C122]+1" office:value-type="date" office:date-value="2025-06-02" calcext:value-type="date">
            <text:p>Mon, Jun 2</text:p>
          </table:table-cell>
          <table:table-cell table:style-name="Accent_20_1" office:value-type="string" calcext:value-type="string">
            <text:p>36Ln LDygyy</text:p>
          </table:table-cell>
          <table:table-cell table:formula="of:=OFFSET([.$I$16];FLOOR((ROW([.D28])-1)/5;1);MOD(ROW([.D28])-1;5);1;1)&amp;&quot; Ganshni&quot;" office:value-type="string" office:string-value="LeDuleren Ganshni" calcext:value-type="string">
            <text:p>LeDuleren Ganshni</text:p>
          </table:table-cell>
          <table:table-cell table:style-name="ce693" office:value-type="date" office:date-value="2025-09-03" calcext:value-type="date">
            <text:p>Wed, Sep 3</text:p>
          </table:table-cell>
          <table:table-cell table:style-name="Accent_20_1" office:value-type="string" calcext:value-type="string">
            <text:p>46Ln LDwyyy</text:p>
          </table:table-cell>
          <table:table-cell table:formula="of:=OFFSET([.$I$16];FLOOR((ROW([.G29])-1)/5;1);MOD(ROW([.G29])-1;5);1;1)&amp;&quot; Wili&quot;" office:value-type="string" office:string-value="KuDuuleren Wili" calcext:value-type="string">
            <text:p>KuDuuleren Wili</text:p>
          </table:table-cell>
          <table:table-cell table:style-name="ce693" table:formula="of:=[.I122]+1" office:value-type="date" office:date-value="2025-12-05" calcext:value-type="date">
            <text:p>Fri, Dec 5</text:p>
          </table:table-cell>
          <table:table-cell table:style-name="Accent_20_1" office:value-type="string" calcext:value-type="string">
            <text:p>46Ln LDlnyy</text:p>
          </table:table-cell>
          <table:table-cell table:formula="of:=OFFSET([.$I$16];FLOOR((ROW([.J29])-1)/5;1);MOD(ROW([.J29])-1;5);1;1)&amp;&quot; Lenshni&quot;" office:value-type="string" office:string-value="KuDuuleren Lenshni" calcext:value-type="string">
            <text:p>KuDuuleren Lenshni</text:p>
          </table:table-cell>
          <table:table-cell table:style-name="ce693" table:formula="of:=[.L122]+1" office:value-type="date" office:date-value="2026-03-05" calcext:value-type="date">
            <text:p>Thu, Mar 5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6Ln LDygyy</text:p>
          </table:table-cell>
          <table:table-cell table:formula="of:=OFFSET([.$I$16];FLOOR((ROW([.A29])-1)/5;1);MOD(ROW([.A29])-1;5);1;1)&amp;&quot; Yagli&quot;" office:value-type="string" office:string-value="KuDuuleren Yagli" calcext:value-type="string">
            <text:p>KuDuuleren Yagli</text:p>
          </table:table-cell>
          <table:table-cell table:style-name="ce693" table:formula="of:=[.C123]+1" office:value-type="date" office:date-value="2025-06-03" calcext:value-type="date">
            <text:p>Tue, Jun 3</text:p>
          </table:table-cell>
          <table:table-cell table:style-name="Accent_20_1" office:value-type="string" calcext:value-type="string">
            <text:p>46Ln LDygyy</text:p>
          </table:table-cell>
          <table:table-cell table:formula="of:=OFFSET([.$I$16];FLOOR((ROW([.D29])-1)/5;1);MOD(ROW([.D29])-1;5);1;1)&amp;&quot; Ganshni&quot;" office:value-type="string" office:string-value="KuDuuleren Ganshni" calcext:value-type="string">
            <text:p>KuDuuleren Ganshni</text:p>
          </table:table-cell>
          <table:table-cell table:style-name="ce693" office:value-type="date" office:date-value="2025-09-04" calcext:value-type="date">
            <text:p>Thu, Sep 4</text:p>
          </table:table-cell>
          <table:table-cell table:style-name="Accent_20_1" office:value-type="string" calcext:value-type="string">
            <text:p>56Ln LDwyyy</text:p>
          </table:table-cell>
          <table:table-cell table:formula="of:=OFFSET([.$I$16];FLOOR((ROW([.G30])-1)/5;1);MOD(ROW([.G30])-1;5);1;1)&amp;&quot; Wili&quot;" office:value-type="string" office:string-value="PaDuleren Wili" calcext:value-type="string">
            <text:p>PaDuleren Wili</text:p>
          </table:table-cell>
          <table:table-cell table:style-name="ce693" table:formula="of:=[.I123]+1" office:value-type="date" office:date-value="2025-12-06" calcext:value-type="date">
            <text:p>Sat, Dec 6</text:p>
          </table:table-cell>
          <table:table-cell table:style-name="Accent_20_1" office:value-type="string" calcext:value-type="string">
            <text:p>56Ln LDlnyy</text:p>
          </table:table-cell>
          <table:table-cell table:formula="of:=OFFSET([.$I$16];FLOOR((ROW([.J30])-1)/5;1);MOD(ROW([.J30])-1;5);1;1)&amp;&quot; Lenshni&quot;" office:value-type="string" office:string-value="PaDuleren Lenshni" calcext:value-type="string">
            <text:p>PaDuleren Lenshni</text:p>
          </table:table-cell>
          <table:table-cell table:style-name="ce693" table:formula="of:=[.L123]+1" office:value-type="date" office:date-value="2026-03-06" calcext:value-type="date">
            <text:p>Fri, Mar 6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6Ln LDygyy</text:p>
          </table:table-cell>
          <table:table-cell table:formula="of:=OFFSET([.$I$16];FLOOR((ROW([.A30])-1)/5;1);MOD(ROW([.A30])-1;5);1;1)&amp;&quot; Yagli&quot;" office:value-type="string" office:string-value="PaDuleren Yagli" calcext:value-type="string">
            <text:p>PaDuleren Yagli</text:p>
          </table:table-cell>
          <table:table-cell table:style-name="ce693" table:formula="of:=[.C124]+1" office:value-type="date" office:date-value="2025-06-04" calcext:value-type="date">
            <text:p>Wed, Jun 4</text:p>
          </table:table-cell>
          <table:table-cell table:style-name="Accent_20_1" office:value-type="string" calcext:value-type="string">
            <text:p>56Ln LDygyy</text:p>
          </table:table-cell>
          <table:table-cell table:formula="of:=OFFSET([.$I$16];FLOOR((ROW([.D30])-1)/5;1);MOD(ROW([.D30])-1;5);1;1)&amp;&quot; Ganshni&quot;" office:value-type="string" office:string-value="PaDuleren Ganshni" calcext:value-type="string">
            <text:p>PaDuleren Ganshni</text:p>
          </table:table-cell>
          <table:table-cell table:style-name="ce693" office:value-type="date" office:date-value="2025-09-05" calcext:value-type="date">
            <text:p>Fri, Sep 5</text:p>
          </table:table-cell>
          <table:table-cell table:style-name="Accent_20_1" office:value-type="string" calcext:value-type="string">
            <text:p>17Ln LDwyyy</text:p>
          </table:table-cell>
          <table:table-cell table:formula="of:=OFFSET([.$I$16];FLOOR((ROW([.G31])-1)/5;1);MOD(ROW([.G31])-1;5);1;1)&amp;&quot; Wili&quot;" office:value-type="string" office:string-value="Nebiilen / Niraarla Wili" calcext:value-type="string">
            <text:p>Nebiilen / Niraarla Wili</text:p>
          </table:table-cell>
          <table:table-cell table:style-name="ce693" table:formula="of:=[.I124]+1" office:value-type="date" office:date-value="2025-12-07" calcext:value-type="date">
            <text:p>Sun, Dec 7</text:p>
          </table:table-cell>
          <table:table-cell table:style-name="Accent_20_1" office:value-type="string" calcext:value-type="string">
            <text:p>17Ln LDlnyy</text:p>
          </table:table-cell>
          <table:table-cell table:formula="of:=OFFSET([.$I$16];FLOOR((ROW([.J31])-1)/5;1);MOD(ROW([.J31])-1;5);1;1)&amp;&quot; Lenshni&quot;" office:value-type="string" office:string-value="Nebiilen / Niraarla Lenshni" calcext:value-type="string">
            <text:p>Nebiilen / Niraarla Lenshni</text:p>
          </table:table-cell>
          <table:table-cell table:style-name="ce693" table:formula="of:=[.L124]+1" office:value-type="date" office:date-value="2026-03-07" calcext:value-type="date">
            <text:p>Sat, Mar 7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7Ln LDygyy</text:p>
          </table:table-cell>
          <table:table-cell table:formula="of:=OFFSET([.$I$16];FLOOR((ROW([.A31])-1)/5;1);MOD(ROW([.A31])-1;5);1;1)&amp;&quot; Yagli&quot;" office:value-type="string" office:string-value="Nebiilen / Niraarla Yagli" calcext:value-type="string">
            <text:p>Nebiilen / Niraarla Yagli</text:p>
          </table:table-cell>
          <table:table-cell table:style-name="ce693" table:formula="of:=[.C125]+1" office:value-type="date" office:date-value="2025-06-05" calcext:value-type="date">
            <text:p>Thu, Jun 5</text:p>
          </table:table-cell>
          <table:table-cell table:style-name="Accent_20_1" office:value-type="string" calcext:value-type="string">
            <text:p>17Ln LDygyy</text:p>
          </table:table-cell>
          <table:table-cell table:formula="of:=OFFSET([.$I$16];FLOOR((ROW([.D31])-1)/5;1);MOD(ROW([.D31])-1;5);1;1)&amp;&quot; Ganshni&quot;" office:value-type="string" office:string-value="Nebiilen / Niraarla Ganshni" calcext:value-type="string">
            <text:p>Nebiilen / Niraarla Ganshni</text:p>
          </table:table-cell>
          <table:table-cell table:style-name="ce693" office:value-type="date" office:date-value="2025-09-06" calcext:value-type="date">
            <text:p>Sat, Sep 6</text:p>
          </table:table-cell>
          <table:table-cell table:style-name="Accent_20_1" office:value-type="string" calcext:value-type="string">
            <text:p>27Ln LDwyyy</text:p>
          </table:table-cell>
          <table:table-cell table:formula="of:=OFFSET([.$I$16];FLOOR((ROW([.G32])-1)/5;1);MOD(ROW([.G32])-1;5);1;1)&amp;&quot; Wili&quot;" office:value-type="string" office:string-value="BiiNirlen Wili" calcext:value-type="string">
            <text:p>BiiNirlen Wili</text:p>
          </table:table-cell>
          <table:table-cell table:style-name="ce693" table:formula="of:=[.I125]+1" office:value-type="date" office:date-value="2025-12-08" calcext:value-type="date">
            <text:p>Mon, Dec 8</text:p>
          </table:table-cell>
          <table:table-cell table:style-name="Accent_20_1" office:value-type="string" calcext:value-type="string">
            <text:p>27Ln LDlnyy</text:p>
          </table:table-cell>
          <table:table-cell table:formula="of:=OFFSET([.$I$16];FLOOR((ROW([.J32])-1)/5;1);MOD(ROW([.J32])-1;5);1;1)&amp;&quot; Lenshni&quot;" office:value-type="string" office:string-value="BiiNirlen Lenshni" calcext:value-type="string">
            <text:p>BiiNirlen Lenshni</text:p>
          </table:table-cell>
          <table:table-cell table:style-name="ce693" table:formula="of:=[.L125]+1" office:value-type="date" office:date-value="2026-03-08" calcext:value-type="date">
            <text:p>Sun, Mar 8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7Ln LDygyy</text:p>
          </table:table-cell>
          <table:table-cell table:formula="of:=OFFSET([.$I$16];FLOOR((ROW([.A32])-1)/5;1);MOD(ROW([.A32])-1;5);1;1)&amp;&quot; Yagli&quot;" office:value-type="string" office:string-value="BiiNirlen Yagli" calcext:value-type="string">
            <text:p>BiiNirlen Yagli</text:p>
          </table:table-cell>
          <table:table-cell table:style-name="ce693" table:formula="of:=[.C126]+1" office:value-type="date" office:date-value="2025-06-06" calcext:value-type="date">
            <text:p>Fri, Jun 6</text:p>
          </table:table-cell>
          <table:table-cell table:style-name="Accent_20_1" office:value-type="string" calcext:value-type="string">
            <text:p>27Ln LDygyy</text:p>
          </table:table-cell>
          <table:table-cell table:formula="of:=OFFSET([.$I$16];FLOOR((ROW([.D32])-1)/5;1);MOD(ROW([.D32])-1;5);1;1)&amp;&quot; Ganshni&quot;" office:value-type="string" office:string-value="BiiNirlen Ganshni" calcext:value-type="string">
            <text:p>BiiNirlen Ganshni</text:p>
          </table:table-cell>
          <table:table-cell table:style-name="ce693" office:value-type="date" office:date-value="2025-09-07" calcext:value-type="date">
            <text:p>Sun, Sep 7</text:p>
          </table:table-cell>
          <table:table-cell table:style-name="Accent_20_1" office:value-type="string" calcext:value-type="string">
            <text:p>37Ln LDwyyy</text:p>
          </table:table-cell>
          <table:table-cell table:formula="of:=OFFSET([.$I$16];FLOOR((ROW([.G33])-1)/5;1);MOD(ROW([.G33])-1;5);1;1)&amp;&quot; Wili&quot;" office:value-type="string" office:string-value="NeGuulen Wili" calcext:value-type="string">
            <text:p>NeGuulen Wili</text:p>
          </table:table-cell>
          <table:table-cell table:style-name="ce693" table:formula="of:=[.I126]+1" office:value-type="date" office:date-value="2025-12-09" calcext:value-type="date">
            <text:p>Tue, Dec 9</text:p>
          </table:table-cell>
          <table:table-cell table:style-name="Accent_20_1" office:value-type="string" calcext:value-type="string">
            <text:p>37Ln LDlnyy</text:p>
          </table:table-cell>
          <table:table-cell table:formula="of:=OFFSET([.$I$16];FLOOR((ROW([.J33])-1)/5;1);MOD(ROW([.J33])-1;5);1;1)&amp;&quot; Lenshni&quot;" office:value-type="string" office:string-value="NeGuulen Lenshni" calcext:value-type="string">
            <text:p>NeGuulen Lenshni</text:p>
          </table:table-cell>
          <table:table-cell table:style-name="ce693" table:formula="of:=[.L126]+1" office:value-type="date" office:date-value="2026-03-09" calcext:value-type="date">
            <text:p>Mon, Mar 9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7Ln LDygyy</text:p>
          </table:table-cell>
          <table:table-cell table:formula="of:=OFFSET([.$I$16];FLOOR((ROW([.A33])-1)/5;1);MOD(ROW([.A33])-1;5);1;1)&amp;&quot; Yagli&quot;" office:value-type="string" office:string-value="NeGuulen Yagli" calcext:value-type="string">
            <text:p>NeGuulen Yagli</text:p>
          </table:table-cell>
          <table:table-cell table:style-name="ce693" table:formula="of:=[.C127]+1" office:value-type="date" office:date-value="2025-06-07" calcext:value-type="date">
            <text:p>Sat, Jun 7</text:p>
          </table:table-cell>
          <table:table-cell table:style-name="Accent_20_1" office:value-type="string" calcext:value-type="string">
            <text:p>37Ln LDygyy</text:p>
          </table:table-cell>
          <table:table-cell table:formula="of:=OFFSET([.$I$16];FLOOR((ROW([.D33])-1)/5;1);MOD(ROW([.D33])-1;5);1;1)&amp;&quot; Ganshni&quot;" office:value-type="string" office:string-value="NeGuulen Ganshni" calcext:value-type="string">
            <text:p>NeGuulen Ganshni</text:p>
          </table:table-cell>
          <table:table-cell table:style-name="ce693" office:value-type="date" office:date-value="2025-09-08" calcext:value-type="date">
            <text:p>Mon, Sep 8</text:p>
          </table:table-cell>
          <table:table-cell table:style-name="Accent_20_1" office:value-type="string" calcext:value-type="string">
            <text:p>47Ln LDwyyy</text:p>
          </table:table-cell>
          <table:table-cell table:formula="of:=OFFSET([.$I$16];FLOOR((ROW([.G34])-1)/5;1);MOD(ROW([.G34])-1;5);1;1)&amp;&quot; Wili&quot;" office:value-type="string" office:string-value="KuuNirlen Wili" calcext:value-type="string">
            <text:p>KuuNirlen Wili</text:p>
          </table:table-cell>
          <table:table-cell table:style-name="ce693" table:formula="of:=[.I127]+1" office:value-type="date" office:date-value="2025-12-10" calcext:value-type="date">
            <text:p>Wed, Dec 10</text:p>
          </table:table-cell>
          <table:table-cell table:style-name="Accent_20_1" office:value-type="string" calcext:value-type="string">
            <text:p>47Ln LDlnyy</text:p>
          </table:table-cell>
          <table:table-cell table:formula="of:=OFFSET([.$I$16];FLOOR((ROW([.J34])-1)/5;1);MOD(ROW([.J34])-1;5);1;1)&amp;&quot; Lenshni&quot;" office:value-type="string" office:string-value="KuuNirlen Lenshni" calcext:value-type="string">
            <text:p>KuuNirlen Lenshni</text:p>
          </table:table-cell>
          <table:table-cell table:style-name="ce693" table:formula="of:=[.L127]+1" office:value-type="date" office:date-value="2026-03-10" calcext:value-type="date">
            <text:p>Tue, Mar 10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7Ln LDygyy</text:p>
          </table:table-cell>
          <table:table-cell table:formula="of:=OFFSET([.$I$16];FLOOR((ROW([.A34])-1)/5;1);MOD(ROW([.A34])-1;5);1;1)&amp;&quot; Yagli&quot;" office:value-type="string" office:string-value="KuuNirlen Yagli" calcext:value-type="string">
            <text:p>KuuNirlen Yagli</text:p>
          </table:table-cell>
          <table:table-cell table:style-name="ce693" table:formula="of:=[.C128]+1" office:value-type="date" office:date-value="2025-06-08" calcext:value-type="date">
            <text:p>Sun, Jun 8</text:p>
          </table:table-cell>
          <table:table-cell table:style-name="Accent_20_1" office:value-type="string" calcext:value-type="string">
            <text:p>47Ln LDygyy</text:p>
          </table:table-cell>
          <table:table-cell table:formula="of:=OFFSET([.$I$16];FLOOR((ROW([.D34])-1)/5;1);MOD(ROW([.D34])-1;5);1;1)&amp;&quot; Ganshni&quot;" office:value-type="string" office:string-value="KuuNirlen Ganshni" calcext:value-type="string">
            <text:p>KuuNirlen Ganshni</text:p>
          </table:table-cell>
          <table:table-cell table:style-name="ce693" office:value-type="date" office:date-value="2025-09-09" calcext:value-type="date">
            <text:p>Tue, Sep 9</text:p>
          </table:table-cell>
          <table:table-cell table:style-name="Accent_20_1" office:value-type="string" calcext:value-type="string">
            <text:p>57Ln LDwyyy</text:p>
          </table:table-cell>
          <table:table-cell table:formula="of:=OFFSET([.$I$16];FLOOR((ROW([.G35])-1)/5;1);MOD(ROW([.G35])-1;5);1;1)&amp;&quot; Wili&quot;" office:value-type="string" office:string-value="Nebellen Wili" calcext:value-type="string">
            <text:p>Nebellen Wili</text:p>
          </table:table-cell>
          <table:table-cell table:style-name="ce693" table:formula="of:=[.I128]+1" office:value-type="date" office:date-value="2025-12-11" calcext:value-type="date">
            <text:p>Thu, Dec 11</text:p>
          </table:table-cell>
          <table:table-cell table:style-name="Accent_20_1" office:value-type="string" calcext:value-type="string">
            <text:p>57Ln LDlnyy</text:p>
          </table:table-cell>
          <table:table-cell table:formula="of:=OFFSET([.$I$16];FLOOR((ROW([.J35])-1)/5;1);MOD(ROW([.J35])-1;5);1;1)&amp;&quot; Lenshni&quot;" office:value-type="string" office:string-value="Nebellen Lenshni" calcext:value-type="string">
            <text:p>Nebellen Lenshni</text:p>
          </table:table-cell>
          <table:table-cell table:style-name="ce693" table:formula="of:=[.L128]+1" office:value-type="date" office:date-value="2026-03-11" calcext:value-type="date">
            <text:p>Wed, Mar 11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7Ln LDygyy</text:p>
          </table:table-cell>
          <table:table-cell table:formula="of:=OFFSET([.$I$16];FLOOR((ROW([.A35])-1)/5;1);MOD(ROW([.A35])-1;5);1;1)&amp;&quot; Yagli&quot;" office:value-type="string" office:string-value="Nebellen Yagli" calcext:value-type="string">
            <text:p>Nebellen Yagli</text:p>
          </table:table-cell>
          <table:table-cell table:style-name="ce693" table:formula="of:=[.C129]+1" office:value-type="date" office:date-value="2025-06-09" calcext:value-type="date">
            <text:p>Mon, Jun 9</text:p>
          </table:table-cell>
          <table:table-cell table:style-name="Accent_20_1" office:value-type="string" calcext:value-type="string">
            <text:p>57Ln LDygyy</text:p>
          </table:table-cell>
          <table:table-cell table:formula="of:=OFFSET([.$I$16];FLOOR((ROW([.D35])-1)/5;1);MOD(ROW([.D35])-1;5);1;1)&amp;&quot; Ganshni&quot;" office:value-type="string" office:string-value="Nebellen Ganshni" calcext:value-type="string">
            <text:p>Nebellen Ganshni</text:p>
          </table:table-cell>
          <table:table-cell table:style-name="ce693" office:value-type="date" office:date-value="2025-09-10" calcext:value-type="date">
            <text:p>Wed, Sep 10</text:p>
          </table:table-cell>
          <table:table-cell table:style-name="Accent_20_1" office:value-type="string" calcext:value-type="string">
            <text:p>10Ln LDwyyy</text:p>
          </table:table-cell>
          <table:table-cell table:formula="of:=OFFSET([.$I$16];FLOOR((ROW([.G36])-1)/5;1);MOD(ROW([.G36])-1;5);1;1)&amp;&quot; Wili&quot;" office:value-type="string" office:string-value="Dzkilen / Baarella Wili" calcext:value-type="string">
            <text:p>Dzkilen / Baarella Wili</text:p>
          </table:table-cell>
          <table:table-cell table:style-name="ce693" table:formula="of:=[.I129]+1" office:value-type="date" office:date-value="2025-12-12" calcext:value-type="date">
            <text:p>Fri, Dec 12</text:p>
          </table:table-cell>
          <table:table-cell table:style-name="Accent_20_1" office:value-type="string" calcext:value-type="string">
            <text:p>10Ln LDlnyy</text:p>
          </table:table-cell>
          <table:table-cell table:formula="of:=OFFSET([.$I$16];FLOOR((ROW([.J36])-1)/5;1);MOD(ROW([.J36])-1;5);1;1)&amp;&quot; Lenshni&quot;" office:value-type="string" office:string-value="Dzkilen / Baarella Lenshni" calcext:value-type="string">
            <text:p>Dzkilen / Baarella Lenshni</text:p>
          </table:table-cell>
          <table:table-cell table:style-name="ce693" table:formula="of:=[.L129]+1" office:value-type="date" office:date-value="2026-03-12" calcext:value-type="date">
            <text:p>Thu, Mar 12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10Ln LDygyy</text:p>
          </table:table-cell>
          <table:table-cell table:formula="of:=OFFSET([.$I$16];FLOOR((ROW([.A36])-1)/5;1);MOD(ROW([.A36])-1;5);1;1)&amp;&quot; Yagli&quot;" office:value-type="string" office:string-value="Dzkilen / Baarella Yagli" calcext:value-type="string">
            <text:p>Dzkilen / Baarella Yagli</text:p>
          </table:table-cell>
          <table:table-cell table:style-name="ce693" table:formula="of:=[.C130]+1" office:value-type="date" office:date-value="2025-06-10" calcext:value-type="date">
            <text:p>Tue, Jun 10</text:p>
          </table:table-cell>
          <table:table-cell table:style-name="Accent_20_1" office:value-type="string" calcext:value-type="string">
            <text:p>10Ln LDygyy</text:p>
          </table:table-cell>
          <table:table-cell table:formula="of:=OFFSET([.$I$16];FLOOR((ROW([.D36])-1)/5;1);MOD(ROW([.D36])-1;5);1;1)&amp;&quot; Ganshni&quot;" office:value-type="string" office:string-value="Dzkilen / Baarella Ganshni" calcext:value-type="string">
            <text:p>Dzkilen / Baarella Ganshni</text:p>
          </table:table-cell>
          <table:table-cell table:style-name="ce693" office:value-type="date" office:date-value="2025-09-11" calcext:value-type="date">
            <text:p>Thu, Sep 11</text:p>
          </table:table-cell>
          <table:table-cell table:style-name="Accent_20_1" office:value-type="string" calcext:value-type="string">
            <text:p>20Ln LDwyyy</text:p>
          </table:table-cell>
          <table:table-cell table:formula="of:=OFFSET([.$I$16];FLOOR((ROW([.G37])-1)/5;1);MOD(ROW([.G37])-1;5);1;1)&amp;&quot; Wili&quot;" office:value-type="string" office:string-value="BiGiilen Wili" calcext:value-type="string">
            <text:p>BiGiilen Wili</text:p>
          </table:table-cell>
          <table:table-cell table:style-name="ce693" table:formula="of:=[.I130]+1" office:value-type="date" office:date-value="2025-12-13" calcext:value-type="date">
            <text:p>Sat, Dec 13</text:p>
          </table:table-cell>
          <table:table-cell table:style-name="Accent_20_1" office:value-type="string" calcext:value-type="string">
            <text:p>20Ln LDlnyy</text:p>
          </table:table-cell>
          <table:table-cell table:formula="of:=OFFSET([.$I$16];FLOOR((ROW([.J37])-1)/5;1);MOD(ROW([.J37])-1;5);1;1)&amp;&quot; Lenshni&quot;" office:value-type="string" office:string-value="BiGiilen Lenshni" calcext:value-type="string">
            <text:p>BiGiilen Lenshni</text:p>
          </table:table-cell>
          <table:table-cell table:style-name="ce693" table:formula="of:=[.L130]+1" office:value-type="date" office:date-value="2026-03-13" calcext:value-type="date">
            <text:p>Fri, Mar 13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20Ln LDygyy</text:p>
          </table:table-cell>
          <table:table-cell table:formula="of:=OFFSET([.$I$16];FLOOR((ROW([.A37])-1)/5;1);MOD(ROW([.A37])-1;5);1;1)&amp;&quot; Yagli&quot;" office:value-type="string" office:string-value="BiGiilen Yagli" calcext:value-type="string">
            <text:p>BiGiilen Yagli</text:p>
          </table:table-cell>
          <table:table-cell table:style-name="ce693" table:formula="of:=[.C131]+1" office:value-type="date" office:date-value="2025-06-11" calcext:value-type="date">
            <text:p>Wed, Jun 11</text:p>
          </table:table-cell>
          <table:table-cell table:style-name="Accent_20_1" office:value-type="string" calcext:value-type="string">
            <text:p>20Ln LDygyy</text:p>
          </table:table-cell>
          <table:table-cell table:formula="of:=OFFSET([.$I$16];FLOOR((ROW([.D37])-1)/5;1);MOD(ROW([.D37])-1;5);1;1)&amp;&quot; Ganshni&quot;" office:value-type="string" office:string-value="BiGiilen Ganshni" calcext:value-type="string">
            <text:p>BiGiilen Ganshni</text:p>
          </table:table-cell>
          <table:table-cell table:style-name="ce693" office:value-type="date" office:date-value="2025-09-12" calcext:value-type="date">
            <text:p>Fri, Sep 12</text:p>
          </table:table-cell>
          <table:table-cell table:style-name="Accent_20_1" office:value-type="string" calcext:value-type="string">
            <text:p>30Ln LDwyyy</text:p>
          </table:table-cell>
          <table:table-cell table:formula="of:=OFFSET([.$I$16];FLOOR((ROW([.G38])-1)/5;1);MOD(ROW([.G38])-1;5);1;1)&amp;&quot; Wili&quot;" office:value-type="string" office:string-value="LeLiilen Wili" calcext:value-type="string">
            <text:p>LeLiilen Wili</text:p>
          </table:table-cell>
          <table:table-cell table:style-name="ce693" table:formula="of:=[.I131]+1" office:value-type="date" office:date-value="2025-12-14" calcext:value-type="date">
            <text:p>Sun, Dec 14</text:p>
          </table:table-cell>
          <table:table-cell table:style-name="Accent_20_1" office:value-type="string" calcext:value-type="string">
            <text:p>30Ln LDlnyy</text:p>
          </table:table-cell>
          <table:table-cell table:formula="of:=OFFSET([.$I$16];FLOOR((ROW([.J38])-1)/5;1);MOD(ROW([.J38])-1;5);1;1)&amp;&quot; Lenshni&quot;" office:value-type="string" office:string-value="LeLiilen Lenshni" calcext:value-type="string">
            <text:p>LeLiilen Lenshni</text:p>
          </table:table-cell>
          <table:table-cell table:style-name="ce693" table:formula="of:=[.L131]+1" office:value-type="date" office:date-value="2026-03-14" calcext:value-type="date">
            <text:p>Sat, Mar 14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30Ln LDygyy</text:p>
          </table:table-cell>
          <table:table-cell table:formula="of:=OFFSET([.$I$16];FLOOR((ROW([.A38])-1)/5;1);MOD(ROW([.A38])-1;5);1;1)&amp;&quot; Yagli&quot;" office:value-type="string" office:string-value="LeLiilen Yagli" calcext:value-type="string">
            <text:p>LeLiilen Yagli</text:p>
          </table:table-cell>
          <table:table-cell table:style-name="ce693" table:formula="of:=[.C132]+1" office:value-type="date" office:date-value="2025-06-12" calcext:value-type="date">
            <text:p>Thu, Jun 12</text:p>
          </table:table-cell>
          <table:table-cell table:style-name="Accent_20_1" office:value-type="string" calcext:value-type="string">
            <text:p>30Ln LDygyy</text:p>
          </table:table-cell>
          <table:table-cell table:formula="of:=OFFSET([.$I$16];FLOOR((ROW([.D38])-1)/5;1);MOD(ROW([.D38])-1;5);1;1)&amp;&quot; Ganshni&quot;" office:value-type="string" office:string-value="LeLiilen Ganshni" calcext:value-type="string">
            <text:p>LeLiilen Ganshni</text:p>
          </table:table-cell>
          <table:table-cell table:style-name="ce693" office:value-type="date" office:date-value="2025-09-13" calcext:value-type="date">
            <text:p>Sat, Sep 13</text:p>
          </table:table-cell>
          <table:table-cell table:style-name="Accent_20_1" office:value-type="string" calcext:value-type="string">
            <text:p>40Ln LDwyyy</text:p>
          </table:table-cell>
          <table:table-cell table:formula="of:=OFFSET([.$I$16];FLOOR((ROW([.G39])-1)/5;1);MOD(ROW([.G39])-1;5);1;1)&amp;&quot; Wili&quot;" office:value-type="string" office:string-value="Guwiilen Wili" calcext:value-type="string">
            <text:p>Guwiilen Wili</text:p>
          </table:table-cell>
          <table:table-cell table:style-name="ce693" table:formula="of:=[.I132]+1" office:value-type="date" office:date-value="2025-12-15" calcext:value-type="date">
            <text:p>Mon, Dec 15</text:p>
          </table:table-cell>
          <table:table-cell table:style-name="Accent_20_1" office:value-type="string" calcext:value-type="string">
            <text:p>40Ln LDlnyy</text:p>
          </table:table-cell>
          <table:table-cell table:formula="of:=OFFSET([.$I$16];FLOOR((ROW([.J39])-1)/5;1);MOD(ROW([.J39])-1;5);1;1)&amp;&quot; Lenshni&quot;" office:value-type="string" office:string-value="Guwiilen Lenshni" calcext:value-type="string">
            <text:p>Guwiilen Lenshni</text:p>
          </table:table-cell>
          <table:table-cell table:style-name="ce693" table:formula="of:=[.L132]+1" office:value-type="date" office:date-value="2026-03-15" calcext:value-type="date">
            <text:p>Sun, Mar 15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40Ln LDygyy</text:p>
          </table:table-cell>
          <table:table-cell table:formula="of:=OFFSET([.$I$16];FLOOR((ROW([.A39])-1)/5;1);MOD(ROW([.A39])-1;5);1;1)&amp;&quot; Yagli&quot;" office:value-type="string" office:string-value="Guwiilen Yagli" calcext:value-type="string">
            <text:p>Guwiilen Yagli</text:p>
          </table:table-cell>
          <table:table-cell table:style-name="ce693" table:formula="of:=[.C133]+1" office:value-type="date" office:date-value="2025-06-13" calcext:value-type="date">
            <text:p>Fri, Jun 13</text:p>
          </table:table-cell>
          <table:table-cell table:style-name="Accent_20_1" office:value-type="string" calcext:value-type="string">
            <text:p>40Ln LDygyy</text:p>
          </table:table-cell>
          <table:table-cell table:formula="of:=OFFSET([.$I$16];FLOOR((ROW([.D39])-1)/5;1);MOD(ROW([.D39])-1;5);1;1)&amp;&quot; Ganshni&quot;" office:value-type="string" office:string-value="Guwiilen Ganshni" calcext:value-type="string">
            <text:p>Guwiilen Ganshni</text:p>
          </table:table-cell>
          <table:table-cell table:style-name="ce693" office:value-type="date" office:date-value="2025-09-14" calcext:value-type="date">
            <text:p>Sun, Sep 14</text:p>
          </table:table-cell>
          <table:table-cell table:style-name="Accent_20_1" office:value-type="string" calcext:value-type="string">
            <text:p>50Ln LDwyyy</text:p>
          </table:table-cell>
          <table:table-cell table:formula="of:=OFFSET([.$I$16];FLOOR((ROW([.G40])-1)/5;1);MOD(ROW([.G40])-1;5);1;1)&amp;&quot; Wili&quot;" office:value-type="string" office:string-value="BaNiilen Wili" calcext:value-type="string">
            <text:p>BaNiilen Wili</text:p>
          </table:table-cell>
          <table:table-cell table:style-name="ce693" table:formula="of:=[.I133]+1" office:value-type="date" office:date-value="2025-12-16" calcext:value-type="date">
            <text:p>Tue, Dec 16</text:p>
          </table:table-cell>
          <table:table-cell table:style-name="Accent_20_1" office:value-type="string" calcext:value-type="string">
            <text:p>50Ln LDlnyy</text:p>
          </table:table-cell>
          <table:table-cell table:formula="of:=OFFSET([.$I$16];FLOOR((ROW([.J40])-1)/5;1);MOD(ROW([.J40])-1;5);1;1)&amp;&quot; Lenshni&quot;" office:value-type="string" office:string-value="BaNiilen Lenshni" calcext:value-type="string">
            <text:p>BaNiilen Lenshni</text:p>
          </table:table-cell>
          <table:table-cell table:style-name="ce693" table:formula="of:=[.L133]+1" office:value-type="date" office:date-value="2026-03-16" calcext:value-type="date">
            <text:p>Mon, Mar 16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50Ln LDygyy</text:p>
          </table:table-cell>
          <table:table-cell table:formula="of:=OFFSET([.$I$16];FLOOR((ROW([.A40])-1)/5;1);MOD(ROW([.A40])-1;5);1;1)&amp;&quot; Yagli&quot;" office:value-type="string" office:string-value="BaNiilen Yagli" calcext:value-type="string">
            <text:p>BaNiilen Yagli</text:p>
          </table:table-cell>
          <table:table-cell table:style-name="ce693" table:formula="of:=[.C134]+1" office:value-type="date" office:date-value="2025-06-14" calcext:value-type="date">
            <text:p>Sat, Jun 14</text:p>
          </table:table-cell>
          <table:table-cell table:style-name="Accent_20_1" office:value-type="string" calcext:value-type="string">
            <text:p>50Ln LDygyy</text:p>
          </table:table-cell>
          <table:table-cell table:formula="of:=OFFSET([.$I$16];FLOOR((ROW([.D38])-1)/5;1);MOD(ROW([.D38])-1;5);1;1)&amp;&quot; Ganshni&quot;" office:value-type="string" office:string-value="LeLiilen Ganshni" calcext:value-type="string">
            <text:p>LeLiilen Ganshni</text:p>
          </table:table-cell>
          <table:table-cell table:style-name="ce693" office:value-type="date" office:date-value="2025-09-15" calcext:value-type="date">
            <text:p>Mon, Sep 15</text:p>
          </table:table-cell>
          <table:table-cell table:style-name="Accent_20_1" office:value-type="string" calcext:value-type="string">
            <text:p>LN04Yy LDwyyy</text:p>
          </table:table-cell>
          <table:table-cell table:formula="of:=OFFSET([.$I$16];FLOOR((ROW([.G42])-1)/5;1);MOD(ROW([.G42])-1;5);1;1)&amp;&quot; Wili&quot;" office:value-type="string" office:string-value="Lenko’i Wili" calcext:value-type="string">
            <text:p>Lenko’i Wili</text:p>
          </table:table-cell>
          <table:table-cell table:style-name="ce693" table:formula="of:=[.I134]+1" office:value-type="date" office:date-value="2025-12-17" calcext:value-type="date">
            <text:p>Wed, Dec 17</text:p>
          </table:table-cell>
          <table:table-cell table:style-name="Accent_20_1" office:value-type="string" calcext:value-type="string">
            <text:p>LN04Yy LDlnyy</text:p>
          </table:table-cell>
          <table:table-cell table:formula="of:=OFFSET([.$I$16];FLOOR((ROW([.J42])-1)/5;1);MOD(ROW([.J42])-1;5);1;1)&amp;&quot; Lenshni&quot;" office:value-type="string" office:string-value="Lenko’i Lenshni" calcext:value-type="string">
            <text:p>Lenko’i Lenshni</text:p>
          </table:table-cell>
          <table:table-cell table:style-name="ce693" table:formula="of:=[.L134]+1" office:value-type="date" office:date-value="2026-03-17" calcext:value-type="date">
            <text:p>Tue, Mar 17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LN06Yy LDygyy</text:p>
          </table:table-cell>
          <table:table-cell office:value-type="string" calcext:value-type="string">
            <text:p>Lenduley Yagli</text:p>
          </table:table-cell>
          <table:table-cell table:style-name="ce693" table:formula="of:=[.C135]+1" office:value-type="date" office:date-value="2025-06-15" calcext:value-type="date">
            <text:p>Sun, Jun 15</text:p>
          </table:table-cell>
          <table:table-cell table:style-name="Accent_20_1" office:value-type="string" calcext:value-type="string">
            <text:p>LN06Yy LDygyy</text:p>
          </table:table-cell>
          <table:table-cell table:formula="of:=&quot;Lenduley Ganshni&quot;" office:value-type="string" office:string-value="Lenduley Ganshni" calcext:value-type="string">
            <text:p>Lenduley Ganshni</text:p>
          </table:table-cell>
          <table:table-cell table:style-name="ce693" office:value-type="date" office:date-value="2025-09-16" calcext:value-type="date">
            <text:p>Tue, Sep 16</text:p>
          </table:table-cell>
          <table:table-cell table:style-name="Accent_20_1" office:value-type="string" calcext:value-type="string">
            <text:p>LN03Yy LDwyyy</text:p>
          </table:table-cell>
          <table:table-cell table:formula="of:=OFFSET([.$I$16];FLOOR((ROW([.G43])-1)/5;1);MOD(ROW([.G43])-1;5);1;1)&amp;&quot; Wili&quot;" office:value-type="string" office:string-value="Lenleli Wili" calcext:value-type="string">
            <text:p>Lenleli Wili</text:p>
          </table:table-cell>
          <table:table-cell table:style-name="ce693" table:formula="of:=[.I135]+1" office:value-type="date" office:date-value="2025-12-18" calcext:value-type="date">
            <text:p>Thu, Dec 18</text:p>
          </table:table-cell>
          <table:table-cell table:style-name="Accent_20_1" office:value-type="string" calcext:value-type="string">
            <text:p>LN03Yy LDlnyy</text:p>
          </table:table-cell>
          <table:table-cell table:formula="of:=OFFSET([.$I$16];FLOOR((ROW([.J43])-1)/5;1);MOD(ROW([.J43])-1;5);1;1)&amp;&quot; Lenshni&quot;" office:value-type="string" office:string-value="Lenleli Lenshni" calcext:value-type="string">
            <text:p>Lenleli Lenshni</text:p>
          </table:table-cell>
          <table:table-cell table:style-name="ce693" table:formula="of:=[.L135]+1" office:value-type="date" office:date-value="2026-03-18" calcext:value-type="date">
            <text:p>Wed, Mar 18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LN05Yy LDygyy</text:p>
          </table:table-cell>
          <table:table-cell table:formula="of:=OFFSET([.$I$16];FLOOR((ROW([.A41])-1)/5;1);MOD(ROW([.A41])-1;5);1;1)&amp;&quot; Yagli&quot;" office:value-type="string" office:string-value="Lembami Yagli" calcext:value-type="string">
            <text:p>Lembami Yagli</text:p>
          </table:table-cell>
          <table:table-cell table:style-name="ce693" table:formula="of:=[.C136]+1" office:value-type="date" office:date-value="2025-06-16" calcext:value-type="date">
            <text:p>Mon, Jun 16</text:p>
          </table:table-cell>
          <table:table-cell table:style-name="Accent_20_1" office:value-type="string" calcext:value-type="string">
            <text:p>LN05Yy LDygyy</text:p>
          </table:table-cell>
          <table:table-cell table:formula="of:=OFFSET([.$I$16];FLOOR((ROW([.D41])-1)/5;1);MOD(ROW([.D41])-1;5);1;1)&amp;&quot; Ganshni&quot;" office:value-type="string" office:string-value="Lembami Ganshni" calcext:value-type="string">
            <text:p>Lembami Ganshni</text:p>
          </table:table-cell>
          <table:table-cell table:style-name="ce693" office:value-type="date" office:date-value="2025-09-17" calcext:value-type="date">
            <text:p>Wed, Sep 17</text:p>
          </table:table-cell>
          <table:table-cell table:style-name="Accent_20_1" office:value-type="string" calcext:value-type="string">
            <text:p>LN02Yy LDwyyy</text:p>
          </table:table-cell>
          <table:table-cell table:formula="of:=OFFSET([.$I$16];FLOOR((ROW([.G44])-1)/5;1);MOD(ROW([.G44])-1;5);1;1)&amp;&quot; Wili&quot;" office:value-type="string" office:string-value="Lendoli Wili" calcext:value-type="string">
            <text:p>Lendoli Wili</text:p>
          </table:table-cell>
          <table:table-cell table:style-name="ce693" table:formula="of:=[.I136]+1" office:value-type="date" office:date-value="2025-12-19" calcext:value-type="date">
            <text:p>Fri, Dec 19</text:p>
          </table:table-cell>
          <table:table-cell table:style-name="Accent_20_1" office:value-type="string" calcext:value-type="string">
            <text:p>LN02Yy LDlnyy</text:p>
          </table:table-cell>
          <table:table-cell table:formula="of:=OFFSET([.$I$16];FLOOR((ROW([.J44])-1)/5;1);MOD(ROW([.J44])-1;5);1;1)&amp;&quot; Lenshni&quot;" office:value-type="string" office:string-value="Lendoli Lenshni" calcext:value-type="string">
            <text:p>Lendoli Lenshni</text:p>
          </table:table-cell>
          <table:table-cell table:style-name="ce693" table:formula="of:=[.L136]+1" office:value-type="date" office:date-value="2026-03-19" calcext:value-type="date">
            <text:p>Thu, Mar 19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LN04Yy LDygyy</text:p>
          </table:table-cell>
          <table:table-cell table:formula="of:=OFFSET([.$I$16];FLOOR((ROW([.A42])-1)/5;1);MOD(ROW([.A42])-1;5);1;1)&amp;&quot; Yagli&quot;" office:value-type="string" office:string-value="Lenko’i Yagli" calcext:value-type="string">
            <text:p>Lenko’i Yagli</text:p>
          </table:table-cell>
          <table:table-cell table:style-name="ce693" table:formula="of:=[.C137]+1" office:value-type="date" office:date-value="2025-06-17" calcext:value-type="date">
            <text:p>Tue, Jun 17</text:p>
          </table:table-cell>
          <table:table-cell table:style-name="Accent_20_1" office:value-type="string" calcext:value-type="string">
            <text:p>LN04Yy LDygyy</text:p>
          </table:table-cell>
          <table:table-cell table:formula="of:=OFFSET([.$I$16];FLOOR((ROW([.D42])-1)/5;1);MOD(ROW([.D42])-1;5);1;1)&amp;&quot; Ganshni&quot;" office:value-type="string" office:string-value="Lenko’i Ganshni" calcext:value-type="string">
            <text:p>Lenko’i Ganshni</text:p>
          </table:table-cell>
          <table:table-cell table:style-name="ce693" office:value-type="date" office:date-value="2025-09-18" calcext:value-type="date">
            <text:p>Thu, Sep 18</text:p>
          </table:table-cell>
          <table:table-cell table:style-name="Accent_20_1" office:value-type="string" calcext:value-type="string">
            <text:p>00LNyy LDwyyy</text:p>
          </table:table-cell>
          <table:table-cell table:formula="of:=OFFSET([.$I$16];FLOOR((ROW([.G45])-1)/5;1);MOD(ROW([.G45])-1;5);1;1)&amp;&quot; Wili&quot;" office:value-type="string" office:string-value="Baringi Wili" calcext:value-type="string">
            <text:p>Baringi Wili</text:p>
          </table:table-cell>
          <table:table-cell table:style-name="ce693" table:formula="of:=[.I137]+1" office:value-type="date" office:date-value="2025-12-20" calcext:value-type="date">
            <text:p>Sat, Dec 20</text:p>
          </table:table-cell>
          <table:table-cell table:style-name="Accent_20_1" office:value-type="string" calcext:value-type="string">
            <text:p>00LNyy LDlnyy</text:p>
          </table:table-cell>
          <table:table-cell table:formula="of:=OFFSET([.$I$16];FLOOR((ROW([.J45])-1)/5;1);MOD(ROW([.J45])-1;5);1;1)&amp;&quot; Lenshni&quot;" office:value-type="string" office:string-value="Baringi Lenshni" calcext:value-type="string">
            <text:p>Baringi Lenshni</text:p>
          </table:table-cell>
          <table:table-cell table:style-name="ce693" table:formula="of:=[.L137]+1" office:value-type="date" office:date-value="2026-03-20" calcext:value-type="date">
            <text:p>Fri, Mar 20</text:p>
          </table:table-cell>
          <table:table-cell table:number-columns-repeated="16372"/>
        </table:table-row>
        <table:table-row table:style-name="ro1">
          <table:table-cell table:style-name="Accent_20_1" office:value-type="string" calcext:value-type="string">
            <text:p>LN03Yy LDygyy</text:p>
          </table:table-cell>
          <table:table-cell table:formula="of:=OFFSET([.$I$16];FLOOR((ROW([.A43])-1)/5;1);MOD(ROW([.A43])-1;5);1;1)&amp;&quot; Yagli&quot;" office:value-type="string" office:string-value="Lenleli Yagli" calcext:value-type="string">
            <text:p>Lenleli Yagli</text:p>
          </table:table-cell>
          <table:table-cell table:style-name="ce693" table:formula="of:=[.C138]+1" office:value-type="date" office:date-value="2025-06-18" calcext:value-type="date">
            <text:p>Wed, Jun 18</text:p>
          </table:table-cell>
          <table:table-cell table:style-name="Accent_20_1" office:value-type="string" calcext:value-type="string">
            <text:p>LN03Yy LDygyy</text:p>
          </table:table-cell>
          <table:table-cell table:formula="of:=OFFSET([.$I$16];FLOOR((ROW([.D43])-1)/5;1);MOD(ROW([.D43])-1;5);1;1)&amp;&quot; Ganshni&quot;" office:value-type="string" office:string-value="Lenleli Ganshni" calcext:value-type="string">
            <text:p>Lenleli Ganshni</text:p>
          </table:table-cell>
          <table:table-cell table:style-name="ce693" office:value-type="date" office:date-value="2025-09-19" calcext:value-type="date">
            <text:p>Fri, Sep 19</text:p>
          </table:table-cell>
          <table:table-cell table:style-name="Accent_20_1"/>
          <table:table-cell table:number-columns-repeated="2"/>
          <table:table-cell table:style-name="Accent_20_1"/>
          <table:table-cell table:number-columns-repeated="16374"/>
        </table:table-row>
        <table:table-row table:style-name="ro1">
          <table:table-cell table:style-name="Accent_20_1" office:value-type="string" calcext:value-type="string">
            <text:p>LN02Yy LDygyy</text:p>
          </table:table-cell>
          <table:table-cell table:formula="of:=OFFSET([.$I$16];FLOOR((ROW([.A44])-1)/5;1);MOD(ROW([.A44])-1;5);1;1)&amp;&quot; Yagli&quot;" office:value-type="string" office:string-value="Lendoli Yagli" calcext:value-type="string">
            <text:p>Lendoli Yagli</text:p>
          </table:table-cell>
          <table:table-cell table:style-name="ce693" table:formula="of:=[.C139]+1" office:value-type="date" office:date-value="2025-06-19" calcext:value-type="date">
            <text:p>Thu, Jun 19</text:p>
          </table:table-cell>
          <table:table-cell table:style-name="Accent_20_1" office:value-type="string" calcext:value-type="string">
            <text:p>LN02Yy LDygyy</text:p>
          </table:table-cell>
          <table:table-cell table:formula="of:=OFFSET([.$I$16];FLOOR((ROW([.D44])-1)/5;1);MOD(ROW([.D44])-1;5);1;1)&amp;&quot; Ganshni&quot;" office:value-type="string" office:string-value="Lendoli Ganshni" calcext:value-type="string">
            <text:p>Lendoli Ganshni</text:p>
          </table:table-cell>
          <table:table-cell table:style-name="ce693" office:value-type="date" office:date-value="2025-09-20" calcext:value-type="date">
            <text:p>Sat, Sep 20</text:p>
          </table:table-cell>
          <table:table-cell table:style-name="Accent_20_1"/>
          <table:table-cell table:number-columns-repeated="2"/>
          <table:table-cell table:style-name="Accent_20_1"/>
          <table:table-cell table:number-columns-repeated="16374"/>
        </table:table-row>
        <table:table-row table:style-name="ro1">
          <table:table-cell table:style-name="Accent_20_1" office:value-type="string" calcext:value-type="string">
            <text:p>00LNyy LDygyy</text:p>
          </table:table-cell>
          <table:table-cell table:formula="of:=OFFSET([.$I$16];FLOOR((ROW([.A45])-1)/5;1);MOD(ROW([.A45])-1;5);1;1)&amp;&quot; Yagli&quot;" office:value-type="string" office:string-value="Baringi Yagli" calcext:value-type="string">
            <text:p>Baringi Yagli</text:p>
          </table:table-cell>
          <table:table-cell table:style-name="ce693" table:formula="of:=[.C140]+1" office:value-type="date" office:date-value="2025-06-20" calcext:value-type="date">
            <text:p>Fri, Jun 20</text:p>
          </table:table-cell>
          <table:table-cell table:style-name="Accent_20_1" office:value-type="string" calcext:value-type="string">
            <text:p>00LNyy LDygyy</text:p>
          </table:table-cell>
          <table:table-cell table:formula="of:=OFFSET([.$I$16];FLOOR((ROW([.D45])-1)/5;1);MOD(ROW([.D45])-1;5);1;1)&amp;&quot; Ganshni&quot;" office:value-type="string" office:string-value="Baringi Ganshni" calcext:value-type="string">
            <text:p>Baringi Ganshni</text:p>
          </table:table-cell>
          <table:table-cell table:style-name="ce693" office:value-type="date" office:date-value="2025-09-21" calcext:value-type="date">
            <text:p>Sun, Sep 21</text:p>
          </table:table-cell>
          <table:table-cell table:style-name="Accent_20_1"/>
          <table:table-cell table:number-columns-repeated="2"/>
          <table:table-cell table:style-name="Accent_20_1"/>
          <table:table-cell table:number-columns-repeated="16374"/>
        </table:table-row>
        <table:table-row table:style-name="ro1" table:visibility="collapse" table:number-rows-repeated="1048431">
          <table:table-cell table:number-columns-repeated="16384"/>
        </table:table-row>
        <table:table-row table:style-name="ro2" table:visibility="collapse" table:number-rows-repeated="3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table table:name="Map" table:style-name="ta1">
        <table:table-column table:style-name="co3" table:number-columns-repeated="52" table:default-cell-style-name="Default"/>
        <table:table-column table:style-name="co3" table:visibility="collapse" table:number-columns-repeated="16264" table:default-cell-style-name="Default"/>
        <table:table-column table:style-name="co2" table:visibility="collapse" table:number-columns-repeated="68" table:default-cell-style-name="Default"/>
        <table:table-row table:style-name="ro3">
          <table:table-cell table:style-name="ce11" office:value-type="string" calcext:value-type="string" table:number-columns-spanned="3" table:number-rows-spanned="3">
            <text:p>QNWWNSE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QNWWNSEne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QNWWNSEe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QNNNWWE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QNNNWWNEesw</text:p>
          </table:table-cell>
          <table:covered-table-cell table:number-columns-repeated="2" table:style-name="ce11"/>
          <table:table-cell table:style-name="ce14" office:value-type="string" calcext:value-type="string" table:number-columns-spanned="3" table:number-rows-spanned="3">
            <text:p>QNNWNESW</text:p>
          </table:table-cell>
          <table:covered-table-cell table:number-columns-repeated="2" table:style-name="ce14"/>
          <table:table-cell table:style-name="ce697" office:value-type="string" calcext:value-type="string" table:number-columns-spanned="3" table:number-rows-spanned="3">
            <text:p>QNNENWSsw</text:p>
          </table:table-cell>
          <table:covered-table-cell table:number-columns-repeated="2" table:style-name="ce697"/>
          <table:table-cell table:style-name="ce697" office:value-type="string" calcext:value-type="string" table:number-columns-spanned="3" table:number-rows-spanned="3">
            <text:p>QNNENWSw</text:p>
          </table:table-cell>
          <table:covered-table-cell table:number-columns-repeated="2" table:style-name="ce697"/>
          <table:table-cell table:style-name="ce14" office:value-type="string" calcext:value-type="string" table:number-columns-spanned="3" table:number-rows-spanned="3">
            <text:p>QNNENWS</text:p>
          </table:table-cell>
          <table:covered-table-cell table:number-columns-repeated="2" table:style-name="ce14"/>
          <table:table-cell table:style-name="ce697" office:value-type="string" calcext:value-type="string" table:number-columns-spanned="3" table:number-rows-spanned="3">
            <text:p>QNNENWSe</text:p>
          </table:table-cell>
          <table:covered-table-cell table:number-columns-repeated="2" table:style-name="ce697"/>
          <table:table-cell table:style-name="ce697" office:value-type="string" calcext:value-type="string" table:number-columns-spanned="3" table:number-rows-spanned="3">
            <text:p>QNNENWSse</text:p>
          </table:table-cell>
          <table:covered-table-cell table:number-columns-repeated="2" table:style-name="ce697"/>
          <table:table-cell table:style-name="ce14" office:value-type="string" calcext:value-type="string" table:number-columns-spanned="3" table:number-rows-spanned="3">
            <text:p>QNNENWSE</text:p>
          </table:table-cell>
          <table:covered-table-cell table:number-columns-repeated="2" table:style-name="ce14"/>
          <table:table-cell table:style-name="ce697" office:value-type="string" calcext:value-type="string" table:number-columns-spanned="3" table:number-rows-spanned="3">
            <text:p>QNNENWEsew</text:p>
          </table:table-cell>
          <table:covered-table-cell table:number-columns-repeated="2" table:style-name="ce14"/>
          <table:table-cell table:style-name="ce11" office:value-type="string" calcext:value-type="string" table:number-columns-spanned="3" table:number-rows-spanned="3">
            <text:p>QNNEEW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QNEENSWw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QNEENSWnw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QNEENSW</text:p>
          </table:table-cell>
          <table:covered-table-cell table:number-columns-repeated="2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6" table:style-name="ce12"/>
          <table:covered-table-cell table:number-columns-repeated="6" table:style-name="ce11"/>
          <table:covered-table-cell table:number-columns-repeated="3" table:style-name="ce14"/>
          <table:covered-table-cell table:number-columns-repeated="6" table:style-name="ce697"/>
          <table:covered-table-cell table:number-columns-repeated="3" table:style-name="ce14"/>
          <table:covered-table-cell table:number-columns-repeated="6" table:style-name="ce697"/>
          <table:covered-table-cell table:number-columns-repeated="6" table:style-name="ce14"/>
          <table:covered-table-cell table:number-columns-repeated="3" table:style-name="ce11"/>
          <table:covered-table-cell table:number-columns-repeated="6" table:style-name="ce12"/>
          <table:covered-table-cell table:number-columns-repeated="3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6" table:style-name="ce12"/>
          <table:covered-table-cell table:number-columns-repeated="6" table:style-name="ce11"/>
          <table:covered-table-cell table:number-columns-repeated="3" table:style-name="ce14"/>
          <table:covered-table-cell table:number-columns-repeated="6" table:style-name="ce697"/>
          <table:covered-table-cell table:number-columns-repeated="3" table:style-name="ce14"/>
          <table:covered-table-cell table:number-columns-repeated="6" table:style-name="ce697"/>
          <table:covered-table-cell table:number-columns-repeated="6" table:style-name="ce14"/>
          <table:covered-table-cell table:number-columns-repeated="3" table:style-name="ce11"/>
          <table:covered-table-cell table:number-columns-repeated="6" table:style-name="ce12"/>
          <table:covered-table-cell table:number-columns-repeated="3" table:style-name="ce11"/>
          <table:table-cell table:number-columns-repeated="16333"/>
        </table:table-row>
        <table:table-row table:style-name="ro3">
          <table:table-cell table:style-name="ce12" office:value-type="string" calcext:value-type="string" table:number-columns-spanned="3" table:number-rows-spanned="3">
            <text:p>QNWWNSEsw</text:p>
          </table:table-cell>
          <table:covered-table-cell table:number-columns-repeated="2" table:style-name="ce12"/>
          <table:table-cell table:style-name="ce53" office:value-type="string" calcext:value-type="string" table:number-columns-spanned="3" table:number-rows-spanned="3">
            <text:p>QNWWNswne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3">
            <text:p>QNWWNnese</text:p>
          </table:table-cell>
          <table:covered-table-cell table:number-columns-repeated="2" table:style-name="ce53"/>
          <table:table-cell table:style-name="ce54" office:value-type="string" calcext:value-type="string" table:number-columns-spanned="3" table:number-rows-spanned="3">
            <text:p>QNEWNNWsw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NEWNNWs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NEWNNWse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NEWNNWe</text:p>
          </table:table-cell>
          <table:covered-table-cell table:number-columns-repeated="2" table:style-name="ce54"/>
          <table:table-cell table:style-name="ce55" office:value-type="string" calcext:value-type="string" table:number-columns-spanned="3" table:number-rows-spanned="3">
            <text:p>QNNENWws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3">
            <text:p>QNNENWew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3">
            <text:p>QNNENWes</text:p>
          </table:table-cell>
          <table:covered-table-cell table:number-columns-repeated="2" table:style-name="ce55"/>
          <table:table-cell table:style-name="ce54" office:value-type="string" calcext:value-type="string" table:number-columns-spanned="3" table:number-rows-spanned="3">
            <text:p>QNWNEENw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NWNEENsw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NWNEENs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NWNEENse</text:p>
          </table:table-cell>
          <table:covered-table-cell table:number-columns-repeated="2" table:style-name="ce54"/>
          <table:table-cell table:style-name="ce53" office:value-type="string" calcext:value-type="string" table:number-columns-spanned="3" table:number-rows-spanned="3">
            <text:p>QNEENswnw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3">
            <text:p>QNEENnwse</text:p>
          </table:table-cell>
          <table:covered-table-cell table:number-columns-repeated="2" table:style-name="ce53"/>
          <table:table-cell table:style-name="ce12" office:value-type="string" calcext:value-type="string" table:number-columns-spanned="3" table:number-rows-spanned="3">
            <text:p>QNEENSWse</text:p>
          </table:table-cell>
          <table:covered-table-cell table:number-columns-repeated="2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6" table:style-name="ce53"/>
          <table:covered-table-cell table:number-columns-repeated="12" table:style-name="ce54"/>
          <table:covered-table-cell table:number-columns-repeated="9" table:style-name="ce55"/>
          <table:covered-table-cell table:number-columns-repeated="12" table:style-name="ce54"/>
          <table:covered-table-cell table:number-columns-repeated="6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6" table:style-name="ce53"/>
          <table:covered-table-cell table:number-columns-repeated="12" table:style-name="ce54"/>
          <table:covered-table-cell table:number-columns-repeated="9" table:style-name="ce55"/>
          <table:covered-table-cell table:number-columns-repeated="12" table:style-name="ce54"/>
          <table:covered-table-cell table:number-columns-repeated="6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table-cell table:style-name="ce12" office:value-type="string" calcext:value-type="string" table:number-columns-spanned="3" table:number-rows-spanned="3">
            <text:p>QNWWNSEs</text:p>
          </table:table-cell>
          <table:covered-table-cell table:number-columns-repeated="2" table:style-name="ce12"/>
          <table:table-cell table:style-name="ce53" office:value-type="string" calcext:value-type="string" table:number-columns-spanned="3" table:number-rows-spanned="3">
            <text:p>QNWWNswse</text:p>
          </table:table-cell>
          <table:covered-table-cell table:number-columns-repeated="2" table:style-name="ce53"/>
          <table:table-cell table:style-name="ce70" office:value-type="string" calcext:value-type="string" table:number-columns-spanned="3" table:number-rows-spanned="3">
            <text:p>QNWWN</text:p>
          </table:table-cell>
          <table:covered-table-cell table:number-columns-repeated="2" table:style-name="ce70"/>
          <table:table-cell table:style-name="ce70" office:value-type="string" calcext:value-type="string" table:number-columns-spanned="3" table:number-rows-spanned="3">
            <text:p>QNWWNne</text:p>
          </table:table-cell>
          <table:covered-table-cell table:number-columns-repeated="2" table:style-name="ce70"/>
          <table:table-cell table:style-name="ce745" office:value-type="string" calcext:value-type="string" table:number-columns-spanned="3" table:number-rows-spanned="3">
            <text:p>QNWNEWn</text:p>
          </table:table-cell>
          <table:covered-table-cell table:number-columns-repeated="2" table:style-name="ce71"/>
          <table:table-cell table:style-name="ce745" office:value-type="string" calcext:value-type="string" table:number-columns-spanned="3" table:number-rows-spanned="3">
            <text:p>QNWNEWN</text:p>
          </table:table-cell>
          <table:covered-table-cell table:number-columns-repeated="2" table:style-name="ce71"/>
          <table:table-cell table:style-name="ce745" office:value-type="string" calcext:value-type="string" table:number-columns-spanned="3" table:number-rows-spanned="3">
            <text:p>QNEWNnw</text:p>
          </table:table-cell>
          <table:covered-table-cell table:number-columns-repeated="2" table:style-name="ce71"/>
          <table:table-cell table:style-name="ce72" office:value-type="string" calcext:value-type="string" table:number-columns-spanned="3" table:number-rows-spanned="3">
            <text:p>QNNENWw</text:p>
          </table:table-cell>
          <table:covered-table-cell table:number-columns-repeated="2" table:style-name="ce72"/>
          <table:table-cell table:style-name="ce72" office:value-type="string" calcext:value-type="string" table:number-columns-spanned="3" table:number-rows-spanned="3">
            <text:p>QNNENW</text:p>
          </table:table-cell>
          <table:covered-table-cell table:number-columns-repeated="2" table:style-name="ce72"/>
          <table:table-cell table:style-name="ce72" office:value-type="string" calcext:value-type="string" table:number-columns-spanned="3" table:number-rows-spanned="3">
            <text:p>QNNENWe</text:p>
          </table:table-cell>
          <table:covered-table-cell table:number-columns-repeated="2" table:style-name="ce72"/>
          <table:table-cell table:style-name="ce745" office:value-type="string" calcext:value-type="string" table:number-columns-spanned="3" table:number-rows-spanned="3">
            <text:p>QNWENne</text:p>
          </table:table-cell>
          <table:covered-table-cell table:number-columns-repeated="2" table:style-name="ce71"/>
          <table:table-cell table:style-name="ce745" office:value-type="string" calcext:value-type="string" table:number-columns-spanned="3" table:number-rows-spanned="3">
            <text:p>QNWNEEN</text:p>
          </table:table-cell>
          <table:covered-table-cell table:number-columns-repeated="2" table:style-name="ce71"/>
          <table:table-cell table:style-name="ce745" office:value-type="string" calcext:value-type="string" table:number-columns-spanned="3" table:number-rows-spanned="3">
            <text:p>QNWNEEn</text:p>
          </table:table-cell>
          <table:covered-table-cell table:number-columns-repeated="2" table:style-name="ce71"/>
          <table:table-cell table:style-name="ce70" office:value-type="string" calcext:value-type="string" table:number-columns-spanned="3" table:number-rows-spanned="3">
            <text:p>QENENnw</text:p>
          </table:table-cell>
          <table:covered-table-cell table:number-columns-repeated="2" table:style-name="ce70"/>
          <table:table-cell table:style-name="ce70" office:value-type="string" calcext:value-type="string" table:number-columns-spanned="3" table:number-rows-spanned="3">
            <text:p>QNEEN</text:p>
          </table:table-cell>
          <table:covered-table-cell table:number-columns-repeated="2" table:style-name="ce70"/>
          <table:table-cell table:style-name="ce53" office:value-type="string" calcext:value-type="string" table:number-columns-spanned="3" table:number-rows-spanned="3">
            <text:p>QNEENswse</text:p>
          </table:table-cell>
          <table:covered-table-cell table:number-columns-repeated="2" table:style-name="ce53"/>
          <table:table-cell table:style-name="ce12" office:value-type="string" calcext:value-type="string" table:number-columns-spanned="3" table:number-rows-spanned="3">
            <text:p>QNEENSWs</text:p>
          </table:table-cell>
          <table:covered-table-cell table:number-columns-repeated="2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3" table:style-name="ce53"/>
          <table:covered-table-cell table:number-columns-repeated="6" table:style-name="ce70"/>
          <table:covered-table-cell table:number-columns-repeated="9" table:style-name="ce71"/>
          <table:covered-table-cell table:number-columns-repeated="9" table:style-name="ce72"/>
          <table:covered-table-cell table:number-columns-repeated="9" table:style-name="ce71"/>
          <table:covered-table-cell table:number-columns-repeated="6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3" table:style-name="ce53"/>
          <table:covered-table-cell table:number-columns-repeated="6" table:style-name="ce70"/>
          <table:covered-table-cell table:number-columns-repeated="9" table:style-name="ce71"/>
          <table:covered-table-cell table:number-columns-repeated="9" table:style-name="ce72"/>
          <table:covered-table-cell table:number-columns-repeated="9" table:style-name="ce71"/>
          <table:covered-table-cell table:number-columns-repeated="6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table-cell table:style-name="ce11" office:value-type="string" calcext:value-type="string" table:number-columns-spanned="3" table:number-rows-spanned="3">
            <text:p>QNWWNS</text:p>
          </table:table-cell>
          <table:covered-table-cell table:number-columns-repeated="2" table:style-name="ce11"/>
          <table:table-cell table:style-name="ce54" office:value-type="string" calcext:value-type="string" table:number-columns-spanned="3" table:number-rows-spanned="3">
            <text:p>QNWNSWWne</text:p>
          </table:table-cell>
          <table:covered-table-cell table:number-columns-repeated="2" table:style-name="ce54"/>
          <table:table-cell table:style-name="ce70" office:value-type="string" calcext:value-type="string" table:number-columns-spanned="3" table:number-rows-spanned="3">
            <text:p>QNWWNsw</text:p>
          </table:table-cell>
          <table:covered-table-cell table:number-columns-repeated="2" table:style-name="ce70"/>
          <table:table-cell table:style-name="ce92" office:value-type="string" calcext:value-type="string" table:number-columns-spanned="3" table:number-rows-spanned="3">
            <text:p>QWNnw</text:p>
          </table:table-cell>
          <table:covered-table-cell table:number-columns-repeated="2" table:style-name="ce93"/>
          <table:table-cell table:style-name="ce699" office:value-type="string" calcext:value-type="string" table:number-columns-spanned="3" table:number-rows-spanned="3">
            <text:p>QWNnwne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QWNne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QNWNEw</text:p>
          </table:table-cell>
          <table:covered-table-cell table:number-columns-repeated="2" table:style-name="ce92"/>
          <table:table-cell table:style-name="ce699" office:value-type="string" calcext:value-type="string" table:number-columns-spanned="3" table:number-rows-spanned="3">
            <text:p>QNWNEwn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QNENWn</text:p>
          </table:table-cell>
          <table:covered-table-cell table:number-columns-repeated="2" table:style-name="ce92"/>
          <table:table-cell table:style-name="ce699" office:value-type="string" calcext:value-type="string" table:number-columns-spanned="3" table:number-rows-spanned="3">
            <text:p>QNWNEen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QNWNEe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QENnw</text:p>
          </table:table-cell>
          <table:covered-table-cell table:number-columns-repeated="2" table:style-name="ce93"/>
          <table:table-cell table:style-name="ce699" office:value-type="string" calcext:value-type="string" table:number-columns-spanned="3" table:number-rows-spanned="3">
            <text:p>QENnenw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QENne</text:p>
          </table:table-cell>
          <table:covered-table-cell table:number-columns-repeated="2" table:style-name="ce93"/>
          <table:table-cell table:style-name="ce70" office:value-type="string" calcext:value-type="string" table:number-columns-spanned="3" table:number-rows-spanned="3">
            <text:p>QENENse</text:p>
          </table:table-cell>
          <table:covered-table-cell table:number-columns-repeated="2" table:style-name="ce70"/>
          <table:table-cell table:style-name="ce54" office:value-type="string" calcext:value-type="string" table:number-columns-spanned="3" table:number-rows-spanned="3">
            <text:p>QESENNE</text:p>
          </table:table-cell>
          <table:covered-table-cell table:number-columns-repeated="2" table:style-name="ce54"/>
          <table:table-cell table:style-name="ce11" office:value-type="string" calcext:value-type="string" table:number-columns-spanned="3" table:number-rows-spanned="3">
            <text:p>QNEENS</text:p>
          </table:table-cell>
          <table:covered-table-cell table:number-columns-repeated="2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0"/>
          <table:covered-table-cell table:number-columns-repeated="9" table:style-name="ce93"/>
          <table:covered-table-cell table:number-columns-repeated="15" table:style-name="ce92"/>
          <table:covered-table-cell table:number-columns-repeated="9" table:style-name="ce93"/>
          <table:covered-table-cell table:number-columns-repeated="3" table:style-name="ce70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0"/>
          <table:covered-table-cell table:number-columns-repeated="9" table:style-name="ce93"/>
          <table:covered-table-cell table:number-columns-repeated="15" table:style-name="ce92"/>
          <table:covered-table-cell table:number-columns-repeated="9" table:style-name="ce93"/>
          <table:covered-table-cell table:number-columns-repeated="3" table:style-name="ce70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table-cell table:style-name="ce12" office:value-type="string" calcext:value-type="string" table:number-columns-spanned="3" table:number-rows-spanned="3">
            <text:p>QNNWWnesSW</text:p>
          </table:table-cell>
          <table:covered-table-cell table:number-columns-repeated="2" table:style-name="ce11"/>
          <table:table-cell table:style-name="ce54" office:value-type="string" calcext:value-type="string" table:number-columns-spanned="3" table:number-rows-spanned="3">
            <text:p>QNWNSWWe</text:p>
          </table:table-cell>
          <table:covered-table-cell table:number-columns-repeated="2" table:style-name="ce54"/>
          <table:table-cell table:style-name="ce71" office:value-type="string" calcext:value-type="string" table:number-columns-spanned="3" table:number-rows-spanned="3">
            <text:p>QNWNSWw</text:p>
          </table:table-cell>
          <table:covered-table-cell table:number-columns-repeated="2" table:style-name="ce71"/>
          <table:table-cell table:style-name="ce699" office:value-type="string" calcext:value-type="string" table:number-columns-spanned="3" table:number-rows-spanned="3">
            <text:p>QWNnwsw</text:p>
          </table:table-cell>
          <table:covered-table-cell table:number-columns-repeated="2" table:style-name="ce93"/>
          <table:table-cell table:style-name="ce114" office:value-type="string" calcext:value-type="string" table:number-columns-spanned="3" table:number-rows-spanned="3">
            <text:p>QWN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QNEWnw</text:p>
          </table:table-cell>
          <table:covered-table-cell table:number-columns-repeated="2" table:style-name="ce116"/>
          <table:table-cell table:style-name="ce114" office:value-type="string" calcext:value-type="string" table:number-columns-spanned="3" table:number-rows-spanned="3">
            <text:p>QWNE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QNEWn</text:p>
          </table:table-cell>
          <table:covered-table-cell table:number-columns-repeated="2" table:style-name="ce116"/>
          <table:table-cell table:style-name="ce114" office:value-type="string" calcext:value-type="string" table:number-columns-spanned="3" table:number-rows-spanned="3">
            <text:p>QNENW</text:p>
          </table:table-cell>
          <table:covered-table-cell table:number-columns-repeated="2" table:style-name="ce114"/>
          <table:table-cell table:style-name="ce116" office:value-type="string" calcext:value-type="string" table:number-columns-spanned="3" table:number-rows-spanned="3">
            <text:p>QENWn</text:p>
          </table:table-cell>
          <table:covered-table-cell table:number-columns-repeated="2" table:style-name="ce116"/>
          <table:table-cell table:style-name="ce114" office:value-type="string" calcext:value-type="string" table:number-columns-spanned="3" table:number-rows-spanned="3">
            <text:p>QENW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QENWne</text:p>
          </table:table-cell>
          <table:covered-table-cell table:number-columns-repeated="2" table:style-name="ce117"/>
          <table:table-cell table:style-name="ce114" office:value-type="string" calcext:value-type="string" table:number-columns-spanned="3" table:number-rows-spanned="3">
            <text:p>QEN</text:p>
          </table:table-cell>
          <table:covered-table-cell table:number-columns-repeated="2" table:style-name="ce115"/>
          <table:table-cell table:style-name="ce699" office:value-type="string" calcext:value-type="string" table:number-columns-spanned="3" table:number-rows-spanned="3">
            <text:p>QENnese</text:p>
          </table:table-cell>
          <table:covered-table-cell table:number-columns-repeated="2" table:style-name="ce93"/>
          <table:table-cell table:style-name="ce745" office:value-type="string" calcext:value-type="string" table:number-columns-spanned="3" table:number-rows-spanned="3">
            <text:p>QNNESEe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QESENNE</text:p>
          </table:table-cell>
          <table:covered-table-cell table:number-columns-repeated="2" table:style-name="ce54"/>
          <table:table-cell table:style-name="ce12" office:value-type="string" calcext:value-type="string" table:number-columns-spanned="3" table:number-rows-spanned="3">
            <text:p>!714</text:p>
          </table:table-cell>
          <table:covered-table-cell table:number-columns-repeated="2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4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4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table-cell table:style-name="ce14" office:value-type="string" calcext:value-type="string" table:number-columns-spanned="3" table:number-rows-spanned="3">
            <text:p>QWSWNWNE</text:p>
          </table:table-cell>
          <table:covered-table-cell table:number-columns-repeated="2" table:style-name="ce11"/>
          <table:table-cell table:style-name="ce54" office:value-type="string" calcext:value-type="string" table:number-columns-spanned="3" table:number-rows-spanned="3">
            <text:p>QNWNSWWse</text:p>
          </table:table-cell>
          <table:covered-table-cell table:number-columns-repeated="2" table:style-name="ce54"/>
          <table:table-cell table:style-name="ce71" office:value-type="string" calcext:value-type="string" table:number-columns-spanned="3" table:number-rows-spanned="3">
            <text:p>QNWNSWW</text:p>
          </table:table-cell>
          <table:covered-table-cell table:number-columns-repeated="2" table:style-name="ce71"/>
          <table:table-cell table:style-name="ce92" office:value-type="string" calcext:value-type="string" table:number-columns-spanned="3" table:number-rows-spanned="3">
            <text:p>QWNsw</text:p>
          </table:table-cell>
          <table:covered-table-cell table:number-columns-repeated="2" table:style-name="ce93"/>
          <table:table-cell table:style-name="ce116" office:value-type="string" calcext:value-type="string" table:number-columns-spanned="3" table:number-rows-spanned="3">
            <text:p>QNSWnw</text:p>
          </table:table-cell>
          <table:covered-table-cell table:number-columns-repeated="2" table:style-name="ce117"/>
          <table:table-cell table:style-name="ce804" office:value-type="string" calcext:value-type="string" table:number-columns-spanned="3" table:number-rows-spanned="3">
            <text:p>QNWwn</text:p>
          </table:table-cell>
          <table:covered-table-cell table:number-columns-repeated="2" table:style-name="ce134"/>
          <table:table-cell table:style-name="ce135" office:value-type="string" calcext:value-type="string" table:number-columns-spanned="3" table:number-rows-spanned="3">
            <text:p>QNNWw</text:p>
          </table:table-cell>
          <table:covered-table-cell table:number-columns-repeated="2" table:style-name="ce136"/>
          <table:table-cell table:style-name="ce135" office:value-type="string" calcext:value-type="string" table:number-columns-spanned="3" table:number-rows-spanned="3">
            <text:p>QNNWne</text:p>
          </table:table-cell>
          <table:covered-table-cell table:number-columns-repeated="2" table:style-name="ce135"/>
          <table:table-cell table:style-name="ce851" office:value-type="string" calcext:value-type="string" table:number-columns-spanned="3" table:number-rows-spanned="3">
            <text:p>QNnenw</text:p>
          </table:table-cell>
          <table:covered-table-cell table:number-columns-repeated="2" table:style-name="ce25"/>
          <table:table-cell table:style-name="ce886" office:value-type="string" calcext:value-type="string" table:number-columns-spanned="3" table:number-rows-spanned="3">
            <text:p>QNNEnw</text:p>
          </table:table-cell>
          <table:covered-table-cell table:number-columns-repeated="2" table:style-name="ce135"/>
          <table:table-cell table:style-name="ce135" office:value-type="string" calcext:value-type="string" table:number-columns-spanned="3" table:number-rows-spanned="3">
            <text:p>QNNEe</text:p>
          </table:table-cell>
          <table:covered-table-cell table:number-columns-repeated="2" table:style-name="ce136"/>
          <table:table-cell table:style-name="ce809" office:value-type="string" calcext:value-type="string" table:number-columns-spanned="3" table:number-rows-spanned="3">
            <text:p>QNEen</text:p>
          </table:table-cell>
          <table:covered-table-cell table:number-columns-repeated="2" table:style-name="ce134"/>
          <table:table-cell table:style-name="ce116" office:value-type="string" calcext:value-type="string" table:number-columns-spanned="3" table:number-rows-spanned="3">
            <text:p>QSENne</text:p>
          </table:table-cell>
          <table:covered-table-cell table:number-columns-repeated="2" table:style-name="ce117"/>
          <table:table-cell table:style-name="ce92" office:value-type="string" calcext:value-type="string" table:number-columns-spanned="3" table:number-rows-spanned="3">
            <text:p>QENse</text:p>
          </table:table-cell>
          <table:covered-table-cell table:number-columns-repeated="2" table:style-name="ce93"/>
          <table:table-cell table:style-name="ce745" office:value-type="string" calcext:value-type="string" table:number-columns-spanned="3" table:number-rows-spanned="3">
            <text:p>QESENNE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QESENNE</text:p>
          </table:table-cell>
          <table:covered-table-cell table:number-columns-repeated="2" table:style-name="ce54"/>
          <table:table-cell table:style-name="ce14" office:value-type="string" calcext:value-type="string" table:number-columns-spanned="3" table:number-rows-spanned="3">
            <text:p>QESENENW</text:p>
          </table:table-cell>
          <table:covered-table-cell table:number-columns-repeated="2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4"/>
          <table:covered-table-cell table:number-columns-repeated="3" table:style-name="ce136"/>
          <table:covered-table-cell table:number-columns-repeated="3" table:style-name="ce135"/>
          <table:covered-table-cell table:number-columns-repeated="3" table:style-name="ce25"/>
          <table:covered-table-cell table:number-columns-repeated="3" table:style-name="ce135"/>
          <table:covered-table-cell table:number-columns-repeated="3" table:style-name="ce136"/>
          <table:covered-table-cell table:number-columns-repeated="3" table:style-name="ce134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4"/>
          <table:covered-table-cell table:number-columns-repeated="3" table:style-name="ce136"/>
          <table:covered-table-cell table:number-columns-repeated="3" table:style-name="ce135"/>
          <table:covered-table-cell table:number-columns-repeated="3" table:style-name="ce25"/>
          <table:covered-table-cell table:number-columns-repeated="3" table:style-name="ce135"/>
          <table:covered-table-cell table:number-columns-repeated="3" table:style-name="ce136"/>
          <table:covered-table-cell table:number-columns-repeated="3" table:style-name="ce134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table-cell table:style-name="ce697" office:value-type="string" calcext:value-type="string" table:number-columns-spanned="3" table:number-rows-spanned="3">
            <text:p>QWSWNWEne</text:p>
          </table:table-cell>
          <table:covered-table-cell table:number-columns-repeated="2" table:style-name="ce11"/>
          <table:table-cell table:style-name="ce54" office:value-type="string" calcext:value-type="string" table:number-columns-spanned="3" table:number-rows-spanned="3">
            <text:p>QNWNSWWs</text:p>
          </table:table-cell>
          <table:covered-table-cell table:number-columns-repeated="2" table:style-name="ce54"/>
          <table:table-cell table:style-name="ce71" office:value-type="string" calcext:value-type="string" table:number-columns-spanned="3" table:number-rows-spanned="3">
            <text:p>QNSWWnw</text:p>
          </table:table-cell>
          <table:covered-table-cell table:number-columns-repeated="2" table:style-name="ce71"/>
          <table:table-cell table:style-name="ce92" office:value-type="string" calcext:value-type="string" table:number-columns-spanned="3" table:number-rows-spanned="3">
            <text:p>QNWSWn</text:p>
          </table:table-cell>
          <table:covered-table-cell table:number-columns-repeated="2" table:style-name="ce93"/>
          <table:table-cell table:style-name="ce114" office:value-type="string" calcext:value-type="string" table:number-columns-spanned="3" table:number-rows-spanned="3">
            <text:p>QNSW</text:p>
          </table:table-cell>
          <table:covered-table-cell table:number-columns-repeated="2" table:style-name="ce115"/>
          <table:table-cell table:style-name="ce135" office:value-type="string" calcext:value-type="string" table:number-columns-spanned="3" table:number-rows-spanned="3">
            <text:p>QWNWn</text:p>
          </table:table-cell>
          <table:covered-table-cell table:number-columns-repeated="2" table:style-name="ce136"/>
          <table:table-cell table:style-name="ce155" office:value-type="string" calcext:value-type="string" table:number-columns-spanned="3" table:number-rows-spanned="3">
            <text:p>QNW</text:p>
          </table:table-cell>
          <table:covered-table-cell table:number-columns-repeated="2" table:style-name="ce156"/>
          <table:table-cell table:style-name="ce29" office:value-type="string" calcext:value-type="string" table:number-columns-spanned="3" table:number-rows-spanned="3">
            <text:p>QNNW</text:p>
          </table:table-cell>
          <table:covered-table-cell table:number-columns-repeated="2" table:style-name="ce29"/>
          <table:table-cell table:style-name="ce155" office:value-type="string" calcext:value-type="string" table:number-columns-spanned="3" table:number-rows-spanned="3">
            <text:p>QN</text:p>
          </table:table-cell>
          <table:covered-table-cell table:number-columns-repeated="2" table:style-name="ce155"/>
          <table:table-cell table:style-name="ce29" office:value-type="string" calcext:value-type="string" table:number-columns-spanned="3" table:number-rows-spanned="3">
            <text:p>QNNE</text:p>
          </table:table-cell>
          <table:covered-table-cell table:number-columns-repeated="2" table:style-name="ce29"/>
          <table:table-cell table:style-name="ce155" office:value-type="string" calcext:value-type="string" table:number-columns-spanned="3" table:number-rows-spanned="3">
            <text:p>QNE</text:p>
          </table:table-cell>
          <table:covered-table-cell table:number-columns-repeated="2" table:style-name="ce156"/>
          <table:table-cell table:style-name="ce135" office:value-type="string" calcext:value-type="string" table:number-columns-spanned="3" table:number-rows-spanned="3">
            <text:p>QENEn</text:p>
          </table:table-cell>
          <table:covered-table-cell table:number-columns-repeated="2" table:style-name="ce136"/>
          <table:table-cell table:style-name="ce114" office:value-type="string" calcext:value-type="string" table:number-columns-spanned="3" table:number-rows-spanned="3">
            <text:p>QSEN</text:p>
          </table:table-cell>
          <table:covered-table-cell table:number-columns-repeated="2" table:style-name="ce115"/>
          <table:table-cell table:style-name="ce92" office:value-type="string" calcext:value-type="string" table:number-columns-spanned="3" table:number-rows-spanned="3">
            <text:p>QNESEn</text:p>
          </table:table-cell>
          <table:covered-table-cell table:number-columns-repeated="2" table:style-name="ce93"/>
          <table:table-cell table:style-name="ce745" office:value-type="string" calcext:value-type="string" table:number-columns-spanned="3" table:number-rows-spanned="3">
            <text:p>QESENne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QESENNE</text:p>
          </table:table-cell>
          <table:covered-table-cell table:number-columns-repeated="2" table:style-name="ce54"/>
          <table:table-cell table:style-name="ce697" office:value-type="string" calcext:value-type="string" table:number-columns-spanned="3" table:number-rows-spanned="3">
            <text:p>QESENEWnw</text:p>
          </table:table-cell>
          <table:covered-table-cell table:number-columns-repeated="2" table:style-name="ce12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36"/>
          <table:covered-table-cell table:number-columns-repeated="3" table:style-name="ce156"/>
          <table:covered-table-cell table:number-columns-repeated="3" table:style-name="ce29"/>
          <table:covered-table-cell table:number-columns-repeated="3" table:style-name="ce155"/>
          <table:covered-table-cell table:number-columns-repeated="3" table:style-name="ce29"/>
          <table:covered-table-cell table:number-columns-repeated="3" table:style-name="ce156"/>
          <table:covered-table-cell table:number-columns-repeated="3" table:style-name="ce136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36"/>
          <table:covered-table-cell table:number-columns-repeated="3" table:style-name="ce156"/>
          <table:covered-table-cell table:number-columns-repeated="3" table:style-name="ce29"/>
          <table:covered-table-cell table:number-columns-repeated="3" table:style-name="ce155"/>
          <table:covered-table-cell table:number-columns-repeated="3" table:style-name="ce29"/>
          <table:covered-table-cell table:number-columns-repeated="3" table:style-name="ce156"/>
          <table:covered-table-cell table:number-columns-repeated="3" table:style-name="ce136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16333"/>
        </table:table-row>
        <table:table-row table:style-name="ro3">
          <table:table-cell table:style-name="ce697" office:value-type="string" calcext:value-type="string" table:number-columns-spanned="3" table:number-rows-spanned="3">
            <text:p>QWSWNWEn</text:p>
          </table:table-cell>
          <table:covered-table-cell table:number-columns-repeated="2" table:style-name="ce11"/>
          <table:table-cell table:style-name="ce53" office:value-type="string" calcext:value-type="string" table:number-columns-spanned="3" table:number-rows-spanned="3">
            <text:p>QWSWNWen</text:p>
          </table:table-cell>
          <table:covered-table-cell table:number-columns-repeated="2" table:style-name="ce53"/>
          <table:table-cell table:style-name="ce72" office:value-type="string" calcext:value-type="string" table:number-columns-spanned="3" table:number-rows-spanned="3">
            <text:p>QWSWNWn</text:p>
          </table:table-cell>
          <table:covered-table-cell table:number-columns-repeated="2" table:style-name="ce70"/>
          <table:table-cell table:style-name="ce699" office:value-type="string" calcext:value-type="string" table:number-columns-spanned="3" table:number-rows-spanned="3">
            <text:p>QNWSWwn</text:p>
          </table:table-cell>
          <table:covered-table-cell table:number-columns-repeated="2" table:style-name="ce93"/>
          <table:table-cell table:style-name="ce116" office:value-type="string" calcext:value-type="string" table:number-columns-spanned="3" table:number-rows-spanned="3">
            <text:p>QNSWw</text:p>
          </table:table-cell>
          <table:covered-table-cell table:number-columns-repeated="2" table:style-name="ce117"/>
          <table:table-cell table:style-name="ce135" office:value-type="string" calcext:value-type="string" table:number-columns-spanned="3" table:number-rows-spanned="3">
            <text:p>QWNWsw</text:p>
          </table:table-cell>
          <table:covered-table-cell table:number-columns-repeated="2" table:style-name="ce136"/>
          <table:table-cell table:style-name="ce29" office:value-type="string" calcext:value-type="string" table:number-columns-spanned="3" table:number-rows-spanned="3">
            <text:p>QWNW</text:p>
          </table:table-cell>
          <table:covered-table-cell table:number-columns-repeated="2" table:style-name="ce157"/>
          <table:table-cell table:style-name="ce170" office:value-type="string" calcext:value-type="string" table:number-columns-spanned="3" table:number-rows-spanned="3">
            <text:p>Qnw</text:p>
          </table:table-cell>
          <table:covered-table-cell table:number-columns-repeated="2" table:style-name="ce170"/>
          <table:table-cell table:style-name="ce170" office:value-type="string" calcext:value-type="string" table:number-columns-spanned="3" table:number-rows-spanned="3">
            <text:p>Qn</text:p>
          </table:table-cell>
          <table:covered-table-cell table:number-columns-repeated="2" table:style-name="ce18"/>
          <table:table-cell table:style-name="ce170" office:value-type="string" calcext:value-type="string" table:number-columns-spanned="3" table:number-rows-spanned="3">
            <text:p>Qne</text:p>
          </table:table-cell>
          <table:covered-table-cell table:number-columns-repeated="2" table:style-name="ce170"/>
          <table:table-cell table:style-name="ce29" office:value-type="string" calcext:value-type="string" table:number-columns-spanned="3" table:number-rows-spanned="3">
            <text:p>QENE</text:p>
          </table:table-cell>
          <table:covered-table-cell table:number-columns-repeated="2" table:style-name="ce157"/>
          <table:table-cell table:style-name="ce135" office:value-type="string" calcext:value-type="string" table:number-columns-spanned="3" table:number-rows-spanned="3">
            <text:p>QENEse</text:p>
          </table:table-cell>
          <table:covered-table-cell table:number-columns-repeated="2" table:style-name="ce136"/>
          <table:table-cell table:style-name="ce116" office:value-type="string" calcext:value-type="string" table:number-columns-spanned="3" table:number-rows-spanned="3">
            <text:p>QSENe</text:p>
          </table:table-cell>
          <table:covered-table-cell table:number-columns-repeated="2" table:style-name="ce117"/>
          <table:table-cell table:style-name="ce699" office:value-type="string" calcext:value-type="string" table:number-columns-spanned="3" table:number-rows-spanned="3">
            <text:p>QNESEen</text:p>
          </table:table-cell>
          <table:covered-table-cell table:number-columns-repeated="2" table:style-name="ce93"/>
          <table:table-cell table:style-name="ce72" office:value-type="string" calcext:value-type="string" table:number-columns-spanned="3" table:number-rows-spanned="3">
            <text:p>QESENEn</text:p>
          </table:table-cell>
          <table:covered-table-cell table:number-columns-repeated="2" table:style-name="ce70"/>
          <table:table-cell table:style-name="ce53" office:value-type="string" calcext:value-type="string" table:number-columns-spanned="3" table:number-rows-spanned="3">
            <text:p>QESENEwn</text:p>
          </table:table-cell>
          <table:covered-table-cell table:number-columns-repeated="2" table:style-name="ce53"/>
          <table:table-cell table:style-name="ce697" office:value-type="string" calcext:value-type="string" table:number-columns-spanned="3" table:number-rows-spanned="3">
            <text:p>QESENEWn</text:p>
          </table:table-cell>
          <table:covered-table-cell table:number-columns-repeated="2" table:style-name="ce12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6"/>
          <table:covered-table-cell table:number-columns-repeated="3" table:style-name="ce157"/>
          <table:covered-table-cell table:number-columns-repeated="3" table:style-name="ce170"/>
          <table:covered-table-cell table:number-columns-repeated="3" table:style-name="ce18"/>
          <table:covered-table-cell table:number-columns-repeated="3" table:style-name="ce170"/>
          <table:covered-table-cell table:number-columns-repeated="3" table:style-name="ce157"/>
          <table:covered-table-cell table:number-columns-repeated="3" table:style-name="ce136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6"/>
          <table:covered-table-cell table:number-columns-repeated="3" table:style-name="ce157"/>
          <table:covered-table-cell table:number-columns-repeated="3" table:style-name="ce170"/>
          <table:covered-table-cell table:number-columns-repeated="3" table:style-name="ce18"/>
          <table:covered-table-cell table:number-columns-repeated="3" table:style-name="ce170"/>
          <table:covered-table-cell table:number-columns-repeated="3" table:style-name="ce157"/>
          <table:covered-table-cell table:number-columns-repeated="3" table:style-name="ce136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table-cell table:style-name="ce14" office:value-type="string" calcext:value-type="string" table:number-columns-spanned="3" table:number-rows-spanned="3">
            <text:p>QWSWNWE</text:p>
          </table:table-cell>
          <table:covered-table-cell table:number-columns-repeated="2" table:style-name="ce11"/>
          <table:table-cell table:style-name="ce55" office:value-type="string" calcext:value-type="string" table:number-columns-spanned="3" table:number-rows-spanned="3">
            <text:p>QWSWNWns</text:p>
          </table:table-cell>
          <table:covered-table-cell table:number-columns-repeated="2" table:style-name="ce53"/>
          <table:table-cell table:style-name="ce72" office:value-type="string" calcext:value-type="string" table:number-columns-spanned="3" table:number-rows-spanned="3">
            <text:p>QWSWNW</text:p>
          </table:table-cell>
          <table:covered-table-cell table:number-columns-repeated="2" table:style-name="ce70"/>
          <table:table-cell table:style-name="ce92" office:value-type="string" calcext:value-type="string" table:number-columns-spanned="3" table:number-rows-spanned="3">
            <text:p>QNWSWw</text:p>
          </table:table-cell>
          <table:covered-table-cell table:number-columns-repeated="2" table:style-name="ce93"/>
          <table:table-cell table:style-name="ce114" office:value-type="string" calcext:value-type="string" table:number-columns-spanned="3" table:number-rows-spanned="3">
            <text:p>QNWSW</text:p>
          </table:table-cell>
          <table:covered-table-cell table:number-columns-repeated="2" table:style-name="ce115"/>
          <table:table-cell table:style-name="ce808" office:value-type="string" calcext:value-type="string" table:number-columns-spanned="3" table:number-rows-spanned="3">
            <text:p>QWswnw</text:p>
          </table:table-cell>
          <table:covered-table-cell table:number-columns-repeated="2" table:style-name="ce134"/>
          <table:table-cell table:style-name="ce155" office:value-type="string" calcext:value-type="string" table:number-columns-spanned="3" table:number-rows-spanned="3">
            <text:p>QW</text:p>
          </table:table-cell>
          <table:covered-table-cell table:number-columns-repeated="2" table:style-name="ce156"/>
          <table:table-cell table:style-name="ce170" office:value-type="string" calcext:value-type="string" table:number-columns-spanned="3" table:number-rows-spanned="3">
            <text:p>Qw</text:p>
          </table:table-cell>
          <table:covered-table-cell table:number-columns-repeated="2" table:style-name="ce170"/>
          <table:table-cell table:style-name="ce180" office:value-type="string" calcext:value-type="string" table:number-columns-spanned="3" table:number-rows-spanned="3">
            <text:p>XW</text:p>
          </table:table-cell>
          <table:covered-table-cell table:number-columns-repeated="2" table:style-name="ce180"/>
          <table:table-cell table:style-name="ce170" office:value-type="string" calcext:value-type="string" table:number-columns-spanned="3" table:number-rows-spanned="3">
            <text:p>Qe</text:p>
          </table:table-cell>
          <table:covered-table-cell table:number-columns-repeated="2" table:style-name="ce170"/>
          <table:table-cell table:style-name="ce155" office:value-type="string" calcext:value-type="string" table:number-columns-spanned="3" table:number-rows-spanned="3">
            <text:p>QE</text:p>
          </table:table-cell>
          <table:covered-table-cell table:number-columns-repeated="2" table:style-name="ce156"/>
          <table:table-cell table:style-name="ce808" office:value-type="string" calcext:value-type="string" table:number-columns-spanned="3" table:number-rows-spanned="3">
            <text:p>QEnese</text:p>
          </table:table-cell>
          <table:covered-table-cell table:number-columns-repeated="2" table:style-name="ce134"/>
          <table:table-cell table:style-name="ce114" office:value-type="string" calcext:value-type="string" table:number-columns-spanned="3" table:number-rows-spanned="3">
            <text:p>QNESE</text:p>
          </table:table-cell>
          <table:covered-table-cell table:number-columns-repeated="2" table:style-name="ce115"/>
          <table:table-cell table:style-name="ce92" office:value-type="string" calcext:value-type="string" table:number-columns-spanned="3" table:number-rows-spanned="3">
            <text:p>QNESEe</text:p>
          </table:table-cell>
          <table:covered-table-cell table:number-columns-repeated="2" table:style-name="ce93"/>
          <table:table-cell table:style-name="ce72" office:value-type="string" calcext:value-type="string" table:number-columns-spanned="3" table:number-rows-spanned="3">
            <text:p>QESENE</text:p>
          </table:table-cell>
          <table:covered-table-cell table:number-columns-repeated="2" table:style-name="ce70"/>
          <table:table-cell table:style-name="ce55" office:value-type="string" calcext:value-type="string" table:number-columns-spanned="3" table:number-rows-spanned="3">
            <text:p>QESENEns</text:p>
          </table:table-cell>
          <table:covered-table-cell table:number-columns-repeated="2" table:style-name="ce53"/>
          <table:table-cell table:style-name="ce14" office:value-type="string" calcext:value-type="string" table:number-columns-spanned="3" table:number-rows-spanned="3">
            <text:p>QESENEW</text:p>
          </table:table-cell>
          <table:covered-table-cell table:number-columns-repeated="2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34"/>
          <table:covered-table-cell table:number-columns-repeated="3" table:style-name="ce156"/>
          <table:covered-table-cell table:number-columns-repeated="3" table:style-name="ce170"/>
          <table:covered-table-cell table:number-columns-repeated="3" table:style-name="ce180"/>
          <table:covered-table-cell table:number-columns-repeated="3" table:style-name="ce170"/>
          <table:covered-table-cell table:number-columns-repeated="3" table:style-name="ce156"/>
          <table:covered-table-cell table:number-columns-repeated="3" table:style-name="ce134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34"/>
          <table:covered-table-cell table:number-columns-repeated="3" table:style-name="ce156"/>
          <table:covered-table-cell table:number-columns-repeated="3" table:style-name="ce170"/>
          <table:covered-table-cell table:number-columns-repeated="3" table:style-name="ce180"/>
          <table:covered-table-cell table:number-columns-repeated="3" table:style-name="ce170"/>
          <table:covered-table-cell table:number-columns-repeated="3" table:style-name="ce156"/>
          <table:covered-table-cell table:number-columns-repeated="3" table:style-name="ce134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1"/>
          <table:table-cell table:number-columns-repeated="16333"/>
        </table:table-row>
        <table:table-row table:style-name="ro3">
          <table:table-cell table:style-name="ce697" office:value-type="string" calcext:value-type="string" table:number-columns-spanned="3" table:number-rows-spanned="3">
            <text:p>QWSWNWEs</text:p>
          </table:table-cell>
          <table:covered-table-cell table:number-columns-repeated="2" table:style-name="ce12"/>
          <table:table-cell table:style-name="ce53" office:value-type="string" calcext:value-type="string" table:number-columns-spanned="3" table:number-rows-spanned="3">
            <text:p>QWSWNWes</text:p>
          </table:table-cell>
          <table:covered-table-cell table:number-columns-repeated="2" table:style-name="ce53"/>
          <table:table-cell table:style-name="ce72" office:value-type="string" calcext:value-type="string" table:number-columns-spanned="3" table:number-rows-spanned="3">
            <text:p>QWSWNWs</text:p>
          </table:table-cell>
          <table:covered-table-cell table:number-columns-repeated="2" table:style-name="ce70"/>
          <table:table-cell table:style-name="ce699" office:value-type="string" calcext:value-type="string" table:number-columns-spanned="3" table:number-rows-spanned="3">
            <text:p>QNWSWws</text:p>
          </table:table-cell>
          <table:covered-table-cell table:number-columns-repeated="2" table:style-name="ce93"/>
          <table:table-cell table:style-name="ce116" office:value-type="string" calcext:value-type="string" table:number-columns-spanned="3" table:number-rows-spanned="3">
            <text:p>QNWSw</text:p>
          </table:table-cell>
          <table:covered-table-cell table:number-columns-repeated="2" table:style-name="ce117"/>
          <table:table-cell table:style-name="ce135" office:value-type="string" calcext:value-type="string" table:number-columns-spanned="3" table:number-rows-spanned="3">
            <text:p>QWSWnw</text:p>
          </table:table-cell>
          <table:covered-table-cell table:number-columns-repeated="2" table:style-name="ce136"/>
          <table:table-cell table:style-name="ce29" office:value-type="string" calcext:value-type="string" table:number-columns-spanned="3" table:number-rows-spanned="3">
            <text:p>QWSW</text:p>
          </table:table-cell>
          <table:covered-table-cell table:number-columns-repeated="2" table:style-name="ce157"/>
          <table:table-cell table:style-name="ce170" office:value-type="string" calcext:value-type="string" table:number-columns-spanned="3" table:number-rows-spanned="3">
            <text:p>Qsw</text:p>
          </table:table-cell>
          <table:covered-table-cell table:number-columns-repeated="2" table:style-name="ce170"/>
          <table:table-cell table:style-name="ce170" office:value-type="string" calcext:value-type="string" table:number-columns-spanned="3" table:number-rows-spanned="3">
            <text:p>Qs</text:p>
          </table:table-cell>
          <table:covered-table-cell table:number-columns-repeated="2" table:style-name="ce170"/>
          <table:table-cell table:style-name="ce170" office:value-type="string" calcext:value-type="string" table:number-columns-spanned="3" table:number-rows-spanned="3">
            <text:p>Qse</text:p>
          </table:table-cell>
          <table:covered-table-cell table:number-columns-repeated="2" table:style-name="ce170"/>
          <table:table-cell table:style-name="ce29" office:value-type="string" calcext:value-type="string" table:number-columns-spanned="3" table:number-rows-spanned="3">
            <text:p>QESE</text:p>
          </table:table-cell>
          <table:covered-table-cell table:number-columns-repeated="2" table:style-name="ce157"/>
          <table:table-cell table:style-name="ce135" office:value-type="string" calcext:value-type="string" table:number-columns-spanned="3" table:number-rows-spanned="3">
            <text:p>QESEne</text:p>
          </table:table-cell>
          <table:covered-table-cell table:number-columns-repeated="2" table:style-name="ce136"/>
          <table:table-cell table:style-name="ce116" office:value-type="string" calcext:value-type="string" table:number-columns-spanned="3" table:number-rows-spanned="3">
            <text:p>QSNEe</text:p>
          </table:table-cell>
          <table:covered-table-cell table:number-columns-repeated="2" table:style-name="ce117"/>
          <table:table-cell table:style-name="ce699" office:value-type="string" calcext:value-type="string" table:number-columns-spanned="3" table:number-rows-spanned="3">
            <text:p>QNESEes</text:p>
          </table:table-cell>
          <table:covered-table-cell table:number-columns-repeated="2" table:style-name="ce93"/>
          <table:table-cell table:style-name="ce72" office:value-type="string" calcext:value-type="string" table:number-columns-spanned="3" table:number-rows-spanned="3">
            <text:p>QESENEs</text:p>
          </table:table-cell>
          <table:covered-table-cell table:number-columns-repeated="2" table:style-name="ce70"/>
          <table:table-cell table:style-name="ce53" office:value-type="string" calcext:value-type="string" table:number-columns-spanned="3" table:number-rows-spanned="3">
            <text:p>QESENEws</text:p>
          </table:table-cell>
          <table:covered-table-cell table:number-columns-repeated="2" table:style-name="ce53"/>
          <table:table-cell table:style-name="ce697" office:value-type="string" calcext:value-type="string" table:number-columns-spanned="3" table:number-rows-spanned="3">
            <text:p>QESENEWs</text:p>
          </table:table-cell>
          <table:covered-table-cell table:number-columns-repeated="2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6"/>
          <table:covered-table-cell table:number-columns-repeated="3" table:style-name="ce157"/>
          <table:covered-table-cell table:number-columns-repeated="9" table:style-name="ce170"/>
          <table:covered-table-cell table:number-columns-repeated="3" table:style-name="ce157"/>
          <table:covered-table-cell table:number-columns-repeated="3" table:style-name="ce136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6"/>
          <table:covered-table-cell table:number-columns-repeated="3" table:style-name="ce157"/>
          <table:covered-table-cell table:number-columns-repeated="9" table:style-name="ce170"/>
          <table:covered-table-cell table:number-columns-repeated="3" table:style-name="ce157"/>
          <table:covered-table-cell table:number-columns-repeated="3" table:style-name="ce136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table-cell table:style-name="ce697" office:value-type="string" calcext:value-type="string" table:number-columns-spanned="3" table:number-rows-spanned="3">
            <text:p>QWSWNWEse</text:p>
          </table:table-cell>
          <table:covered-table-cell table:number-columns-repeated="2" table:style-name="ce12"/>
          <table:table-cell table:style-name="ce54" office:value-type="string" calcext:value-type="string" table:number-columns-spanned="3" table:number-rows-spanned="3">
            <text:p>QWNWSSWn</text:p>
          </table:table-cell>
          <table:covered-table-cell table:number-columns-repeated="2" table:style-name="ce54"/>
          <table:table-cell table:style-name="ce745" office:value-type="string" calcext:value-type="string" table:number-columns-spanned="3" table:number-rows-spanned="3">
            <text:p>QWNWSsw</text:p>
          </table:table-cell>
          <table:covered-table-cell table:number-columns-repeated="2" table:style-name="ce71"/>
          <table:table-cell table:style-name="ce92" office:value-type="string" calcext:value-type="string" table:number-columns-spanned="3" table:number-rows-spanned="3">
            <text:p>QNWSWs</text:p>
          </table:table-cell>
          <table:covered-table-cell table:number-columns-repeated="2" table:style-name="ce93"/>
          <table:table-cell table:style-name="ce114" office:value-type="string" calcext:value-type="string" table:number-columns-spanned="3" table:number-rows-spanned="3">
            <text:p>QNWS</text:p>
          </table:table-cell>
          <table:covered-table-cell table:number-columns-repeated="2" table:style-name="ce115"/>
          <table:table-cell table:style-name="ce135" office:value-type="string" calcext:value-type="string" table:number-columns-spanned="3" table:number-rows-spanned="3">
            <text:p>QWSWs</text:p>
          </table:table-cell>
          <table:covered-table-cell table:number-columns-repeated="2" table:style-name="ce136"/>
          <table:table-cell table:style-name="ce155" office:value-type="string" calcext:value-type="string" table:number-columns-spanned="3" table:number-rows-spanned="3">
            <text:p>QSW</text:p>
          </table:table-cell>
          <table:covered-table-cell table:number-columns-repeated="2" table:style-name="ce156"/>
          <table:table-cell table:style-name="ce29" office:value-type="string" calcext:value-type="string" table:number-columns-spanned="3" table:number-rows-spanned="3">
            <text:p>QSSW</text:p>
          </table:table-cell>
          <table:covered-table-cell table:number-columns-repeated="2" table:style-name="ce29"/>
          <table:table-cell table:style-name="ce155" office:value-type="string" calcext:value-type="string" table:number-columns-spanned="3" table:number-rows-spanned="3">
            <text:p>QS</text:p>
          </table:table-cell>
          <table:covered-table-cell table:number-columns-repeated="2" table:style-name="ce155"/>
          <table:table-cell table:style-name="ce29" office:value-type="string" calcext:value-type="string" table:number-columns-spanned="3" table:number-rows-spanned="3">
            <text:p>QSSE</text:p>
          </table:table-cell>
          <table:covered-table-cell table:number-columns-repeated="2" table:style-name="ce29"/>
          <table:table-cell table:style-name="ce155" office:value-type="string" calcext:value-type="string" table:number-columns-spanned="3" table:number-rows-spanned="3">
            <text:p>QSE</text:p>
          </table:table-cell>
          <table:covered-table-cell table:number-columns-repeated="2" table:style-name="ce156"/>
          <table:table-cell table:style-name="ce135" office:value-type="string" calcext:value-type="string" table:number-columns-spanned="3" table:number-rows-spanned="3">
            <text:p>QESEs</text:p>
          </table:table-cell>
          <table:covered-table-cell table:number-columns-repeated="2" table:style-name="ce136"/>
          <table:table-cell table:style-name="ce114" office:value-type="string" calcext:value-type="string" table:number-columns-spanned="3" table:number-rows-spanned="3">
            <text:p>QSNE</text:p>
          </table:table-cell>
          <table:covered-table-cell table:number-columns-repeated="2" table:style-name="ce115"/>
          <table:table-cell table:style-name="ce92" office:value-type="string" calcext:value-type="string" table:number-columns-spanned="3" table:number-rows-spanned="3">
            <text:p>QNESEs</text:p>
          </table:table-cell>
          <table:covered-table-cell table:number-columns-repeated="2" table:style-name="ce93"/>
          <table:table-cell table:style-name="ce71" office:value-type="string" calcext:value-type="string" table:number-columns-spanned="3" table:number-rows-spanned="3">
            <text:p>QSNEEse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QSESNEEn</text:p>
          </table:table-cell>
          <table:covered-table-cell table:number-columns-repeated="2" table:style-name="ce54"/>
          <table:table-cell table:style-name="ce697" office:value-type="string" calcext:value-type="string" table:number-columns-spanned="3" table:number-rows-spanned="3">
            <text:p>QESENEWsw</text:p>
          </table:table-cell>
          <table:covered-table-cell table:number-columns-repeated="2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36"/>
          <table:covered-table-cell table:number-columns-repeated="3" table:style-name="ce156"/>
          <table:covered-table-cell table:number-columns-repeated="3" table:style-name="ce29"/>
          <table:covered-table-cell table:number-columns-repeated="3" table:style-name="ce155"/>
          <table:covered-table-cell table:number-columns-repeated="3" table:style-name="ce29"/>
          <table:covered-table-cell table:number-columns-repeated="3" table:style-name="ce156"/>
          <table:covered-table-cell table:number-columns-repeated="3" table:style-name="ce136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36"/>
          <table:covered-table-cell table:number-columns-repeated="3" table:style-name="ce156"/>
          <table:covered-table-cell table:number-columns-repeated="3" table:style-name="ce29"/>
          <table:covered-table-cell table:number-columns-repeated="3" table:style-name="ce155"/>
          <table:covered-table-cell table:number-columns-repeated="3" table:style-name="ce29"/>
          <table:covered-table-cell table:number-columns-repeated="3" table:style-name="ce156"/>
          <table:covered-table-cell table:number-columns-repeated="3" table:style-name="ce136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16333"/>
        </table:table-row>
        <table:table-row table:style-name="ro3">
          <table:table-cell table:style-name="ce14" office:value-type="string" calcext:value-type="string" table:number-columns-spanned="3" table:number-rows-spanned="3">
            <text:p>QWSWNWSE</text:p>
          </table:table-cell>
          <table:covered-table-cell table:number-columns-repeated="2" table:style-name="ce11"/>
          <table:table-cell table:style-name="ce54" office:value-type="string" calcext:value-type="string" table:number-columns-spanned="3" table:number-rows-spanned="3">
            <text:p>QWNWSSWne</text:p>
          </table:table-cell>
          <table:covered-table-cell table:number-columns-repeated="2" table:style-name="ce54"/>
          <table:table-cell table:style-name="ce745" office:value-type="string" calcext:value-type="string" table:number-columns-spanned="3" table:number-rows-spanned="3">
            <text:p>QWNWSSW\</text:p>
          </table:table-cell>
          <table:covered-table-cell table:number-columns-repeated="2" table:style-name="ce71"/>
          <table:table-cell table:style-name="ce92" office:value-type="string" calcext:value-type="string" table:number-columns-spanned="3" table:number-rows-spanned="3">
            <text:p>QWSnw</text:p>
          </table:table-cell>
          <table:covered-table-cell table:number-columns-repeated="2" table:style-name="ce93"/>
          <table:table-cell table:style-name="ce116" office:value-type="string" calcext:value-type="string" table:number-columns-spanned="3" table:number-rows-spanned="3">
            <text:p>QNWSsw</text:p>
          </table:table-cell>
          <table:covered-table-cell table:number-columns-repeated="2" table:style-name="ce117"/>
          <table:table-cell table:style-name="ce809" office:value-type="string" calcext:value-type="string" table:number-columns-spanned="3" table:number-rows-spanned="3">
            <text:p>QSWws</text:p>
          </table:table-cell>
          <table:covered-table-cell table:number-columns-repeated="2" table:style-name="ce134"/>
          <table:table-cell table:style-name="ce135" office:value-type="string" calcext:value-type="string" table:number-columns-spanned="3" table:number-rows-spanned="3">
            <text:p>QSSWw</text:p>
          </table:table-cell>
          <table:covered-table-cell table:number-columns-repeated="2" table:style-name="ce136"/>
          <table:table-cell table:style-name="ce135" office:value-type="string" calcext:value-type="string" table:number-columns-spanned="3" table:number-rows-spanned="3">
            <text:p>QSSWse</text:p>
          </table:table-cell>
          <table:covered-table-cell table:number-columns-repeated="2" table:style-name="ce135"/>
          <table:table-cell table:style-name="ce808" office:value-type="string" calcext:value-type="string" table:number-columns-spanned="3" table:number-rows-spanned="3">
            <text:p>QSsesw</text:p>
          </table:table-cell>
          <table:covered-table-cell table:number-columns-repeated="2" table:style-name="ce25"/>
          <table:table-cell table:style-name="ce135" office:value-type="string" calcext:value-type="string" table:number-columns-spanned="3" table:number-rows-spanned="3">
            <text:p>QSSEsw</text:p>
          </table:table-cell>
          <table:covered-table-cell table:number-columns-repeated="2" table:style-name="ce135"/>
          <table:table-cell table:style-name="ce135" office:value-type="string" calcext:value-type="string" table:number-columns-spanned="3" table:number-rows-spanned="3">
            <text:p>QSSEe</text:p>
          </table:table-cell>
          <table:covered-table-cell table:number-columns-repeated="2" table:style-name="ce136"/>
          <table:table-cell table:style-name="ce809" office:value-type="string" calcext:value-type="string" table:number-columns-spanned="3" table:number-rows-spanned="3">
            <text:p>QSEes</text:p>
          </table:table-cell>
          <table:covered-table-cell table:number-columns-repeated="2" table:style-name="ce134"/>
          <table:table-cell table:style-name="ce116" office:value-type="string" calcext:value-type="string" table:number-columns-spanned="3" table:number-rows-spanned="3">
            <text:p>QSNEse</text:p>
          </table:table-cell>
          <table:covered-table-cell table:number-columns-repeated="2" table:style-name="ce117"/>
          <table:table-cell table:style-name="ce92" office:value-type="string" calcext:value-type="string" table:number-columns-spanned="3" table:number-rows-spanned="3">
            <text:p>QESne</text:p>
          </table:table-cell>
          <table:covered-table-cell table:number-columns-repeated="2" table:style-name="ce93"/>
          <table:table-cell table:style-name="ce71" office:value-type="string" calcext:value-type="string" table:number-columns-spanned="3" table:number-rows-spanned="3">
            <text:p>QSESNEE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QSESNEEnw</text:p>
          </table:table-cell>
          <table:covered-table-cell table:number-columns-repeated="2" table:style-name="ce54"/>
          <table:table-cell table:style-name="ce14" office:value-type="string" calcext:value-type="string" table:number-columns-spanned="3" table:number-rows-spanned="3">
            <text:p>QESENESW</text:p>
          </table:table-cell>
          <table:covered-table-cell table:number-columns-repeated="2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4"/>
          <table:covered-table-cell table:number-columns-repeated="3" table:style-name="ce136"/>
          <table:covered-table-cell table:number-columns-repeated="3" table:style-name="ce135"/>
          <table:covered-table-cell table:number-columns-repeated="3" table:style-name="ce25"/>
          <table:covered-table-cell table:number-columns-repeated="3" table:style-name="ce135"/>
          <table:covered-table-cell table:number-columns-repeated="3" table:style-name="ce136"/>
          <table:covered-table-cell table:number-columns-repeated="3" table:style-name="ce134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4"/>
          <table:covered-table-cell table:number-columns-repeated="3" table:style-name="ce136"/>
          <table:covered-table-cell table:number-columns-repeated="3" table:style-name="ce135"/>
          <table:covered-table-cell table:number-columns-repeated="3" table:style-name="ce25"/>
          <table:covered-table-cell table:number-columns-repeated="3" table:style-name="ce135"/>
          <table:covered-table-cell table:number-columns-repeated="3" table:style-name="ce136"/>
          <table:covered-table-cell table:number-columns-repeated="3" table:style-name="ce134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table-cell table:style-name="ce12" office:value-type="string" calcext:value-type="string" table:number-columns-spanned="3" table:number-rows-spanned="3">
            <text:p>QSSWWsenNW</text:p>
          </table:table-cell>
          <table:covered-table-cell table:number-columns-repeated="2" table:style-name="ce11"/>
          <table:table-cell table:style-name="ce54" office:value-type="string" calcext:value-type="string" table:number-columns-spanned="3" table:number-rows-spanned="3">
            <text:p>QWNWSSWe</text:p>
          </table:table-cell>
          <table:covered-table-cell table:number-columns-repeated="2" table:style-name="ce54"/>
          <table:table-cell table:style-name="ce745" office:value-type="string" calcext:value-type="string" table:number-columns-spanned="3" table:number-rows-spanned="3">
            <text:p>QNWSSWw</text:p>
          </table:table-cell>
          <table:covered-table-cell table:number-columns-repeated="2" table:style-name="ce71"/>
          <table:table-cell table:style-name="ce699" office:value-type="string" calcext:value-type="string" table:number-columns-spanned="3" table:number-rows-spanned="3">
            <text:p>QWSswnw</text:p>
          </table:table-cell>
          <table:covered-table-cell table:number-columns-repeated="2" table:style-name="ce93"/>
          <table:table-cell table:style-name="ce114" office:value-type="string" calcext:value-type="string" table:number-columns-spanned="3" table:number-rows-spanned="3">
            <text:p>QWS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QWSEsw</text:p>
          </table:table-cell>
          <table:covered-table-cell table:number-columns-repeated="2" table:style-name="ce117"/>
          <table:table-cell table:style-name="ce114" office:value-type="string" calcext:value-type="string" table:number-columns-spanned="3" table:number-rows-spanned="3">
            <text:p>QWSE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QWSEs</text:p>
          </table:table-cell>
          <table:covered-table-cell table:number-columns-repeated="2" table:style-name="ce116"/>
          <table:table-cell table:style-name="ce114" office:value-type="string" calcext:value-type="string" table:number-columns-spanned="3" table:number-rows-spanned="3">
            <text:p>QSESW</text:p>
          </table:table-cell>
          <table:covered-table-cell table:number-columns-repeated="2" table:style-name="ce114"/>
          <table:table-cell table:style-name="ce116" office:value-type="string" calcext:value-type="string" table:number-columns-spanned="3" table:number-rows-spanned="3">
            <text:p>QSWEs</text:p>
          </table:table-cell>
          <table:covered-table-cell table:number-columns-repeated="2" table:style-name="ce116"/>
          <table:table-cell table:style-name="ce114" office:value-type="string" calcext:value-type="string" table:number-columns-spanned="3" table:number-rows-spanned="3">
            <text:p>QSWE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QSWEse</text:p>
          </table:table-cell>
          <table:covered-table-cell table:number-columns-repeated="2" table:style-name="ce117"/>
          <table:table-cell table:style-name="ce114" office:value-type="string" calcext:value-type="string" table:number-columns-spanned="3" table:number-rows-spanned="3">
            <text:p>QES</text:p>
          </table:table-cell>
          <table:covered-table-cell table:number-columns-repeated="2" table:style-name="ce115"/>
          <table:table-cell table:style-name="ce699" office:value-type="string" calcext:value-type="string" table:number-columns-spanned="3" table:number-rows-spanned="3">
            <text:p>QESsene</text:p>
          </table:table-cell>
          <table:covered-table-cell table:number-columns-repeated="2" table:style-name="ce93"/>
          <table:table-cell table:style-name="ce71" office:value-type="string" calcext:value-type="string" table:number-columns-spanned="3" table:number-rows-spanned="3">
            <text:p>QSESNEe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QSESNEEw</text:p>
          </table:table-cell>
          <table:covered-table-cell table:number-columns-repeated="2" table:style-name="ce54"/>
          <table:table-cell table:style-name="ce12" office:value-type="string" calcext:value-type="string" table:number-columns-spanned="3" table:number-rows-spanned="3">
            <text:p>!704</text:p>
          </table:table-cell>
          <table:covered-table-cell table:number-columns-repeated="2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4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4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table-cell table:style-name="ce14" office:value-type="string" calcext:value-type="string" table:number-columns-spanned="3" table:number-rows-spanned="3">
            <text:p>QSWWSN</text:p>
          </table:table-cell>
          <table:covered-table-cell table:number-columns-repeated="2" table:style-name="ce11"/>
          <table:table-cell table:style-name="ce54" office:value-type="string" calcext:value-type="string" table:number-columns-spanned="3" table:number-rows-spanned="3">
            <text:p>QWNWSSWse</text:p>
          </table:table-cell>
          <table:covered-table-cell table:number-columns-repeated="2" table:style-name="ce54"/>
          <table:table-cell table:style-name="ce70" office:value-type="string" calcext:value-type="string" table:number-columns-spanned="3" table:number-rows-spanned="3">
            <text:p>QSWWSnw</text:p>
          </table:table-cell>
          <table:covered-table-cell table:number-columns-repeated="2" table:style-name="ce70"/>
          <table:table-cell table:style-name="ce92" office:value-type="string" calcext:value-type="string" table:number-columns-spanned="3" table:number-rows-spanned="3">
            <text:p>QWSsw</text:p>
          </table:table-cell>
          <table:covered-table-cell table:number-columns-repeated="2" table:style-name="ce93"/>
          <table:table-cell table:style-name="ce699" office:value-type="string" calcext:value-type="string" table:number-columns-spanned="3" table:number-rows-spanned="3">
            <text:p>QWSswse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QWSSE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QSWSEw</text:p>
          </table:table-cell>
          <table:covered-table-cell table:number-columns-repeated="2" table:style-name="ce92"/>
          <table:table-cell table:style-name="ce699" office:value-type="string" calcext:value-type="string" table:number-columns-spanned="3" table:number-rows-spanned="3">
            <text:p>QSWSEws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QSWSEs</text:p>
          </table:table-cell>
          <table:covered-table-cell table:number-columns-repeated="2" table:style-name="ce92"/>
          <table:table-cell table:style-name="ce699" office:value-type="string" calcext:value-type="string" table:number-columns-spanned="3" table:number-rows-spanned="3">
            <text:p>QSWSEes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QSWSEe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QESsw</text:p>
          </table:table-cell>
          <table:covered-table-cell table:number-columns-repeated="2" table:style-name="ce93"/>
          <table:table-cell table:style-name="ce699" office:value-type="string" calcext:value-type="string" table:number-columns-spanned="3" table:number-rows-spanned="3">
            <text:p>QESsesw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QESse</text:p>
          </table:table-cell>
          <table:covered-table-cell table:number-columns-repeated="2" table:style-name="ce93"/>
          <table:table-cell table:style-name="ce909" office:value-type="string" calcext:value-type="string" table:number-columns-spanned="3" table:number-rows-spanned="3">
            <text:p>QSEESne</text:p>
          </table:table-cell>
          <table:covered-table-cell table:number-columns-repeated="2" table:style-name="ce70"/>
          <table:table-cell table:style-name="ce54" office:value-type="string" calcext:value-type="string" table:number-columns-spanned="3" table:number-rows-spanned="3">
            <text:p>QSESNEEsw</text:p>
          </table:table-cell>
          <table:covered-table-cell table:number-columns-repeated="2" table:style-name="ce54"/>
          <table:table-cell table:style-name="ce11" office:value-type="string" calcext:value-type="string" table:number-columns-spanned="3" table:number-rows-spanned="3">
            <text:p>QSEESN</text:p>
          </table:table-cell>
          <table:covered-table-cell table:number-columns-repeated="2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0"/>
          <table:covered-table-cell table:number-columns-repeated="9" table:style-name="ce93"/>
          <table:covered-table-cell table:number-columns-repeated="15" table:style-name="ce92"/>
          <table:covered-table-cell table:number-columns-repeated="9" table:style-name="ce93"/>
          <table:covered-table-cell table:number-columns-repeated="3" table:style-name="ce70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0"/>
          <table:covered-table-cell table:number-columns-repeated="9" table:style-name="ce93"/>
          <table:covered-table-cell table:number-columns-repeated="15" table:style-name="ce92"/>
          <table:covered-table-cell table:number-columns-repeated="9" table:style-name="ce93"/>
          <table:covered-table-cell table:number-columns-repeated="3" table:style-name="ce70"/>
          <table:covered-table-cell table:number-columns-repeated="3" table:style-name="ce54"/>
          <table:covered-table-cell table:number-columns-repeated="3" table:style-name="ce11"/>
          <table:table-cell table:number-columns-repeated="16333"/>
        </table:table-row>
        <table:table-row table:style-name="ro3">
          <table:table-cell table:style-name="ce12" office:value-type="string" calcext:value-type="string" table:number-columns-spanned="3" table:number-rows-spanned="3">
            <text:p>QSWWSNEn</text:p>
          </table:table-cell>
          <table:covered-table-cell table:number-columns-repeated="2" table:style-name="ce12"/>
          <table:table-cell table:style-name="ce53" office:value-type="string" calcext:value-type="string" table:number-columns-spanned="3" table:number-rows-spanned="3">
            <text:p>QSWWSnwne</text:p>
          </table:table-cell>
          <table:covered-table-cell table:number-columns-repeated="2" table:style-name="ce53"/>
          <table:table-cell table:style-name="ce70" office:value-type="string" calcext:value-type="string" table:number-columns-spanned="3" table:number-rows-spanned="3">
            <text:p>QSWWS</text:p>
          </table:table-cell>
          <table:covered-table-cell table:number-columns-repeated="2" table:style-name="ce70"/>
          <table:table-cell table:style-name="ce70" office:value-type="string" calcext:value-type="string" table:number-columns-spanned="3" table:number-rows-spanned="3">
            <text:p>QSWWSse</text:p>
          </table:table-cell>
          <table:covered-table-cell table:number-columns-repeated="2" table:style-name="ce70"/>
          <table:table-cell table:style-name="ce71" office:value-type="string" calcext:value-type="string" table:number-columns-spanned="3" table:number-rows-spanned="3">
            <text:p>QSWWSEs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3">
            <text:p>QSWWSES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3">
            <text:p>QWSESsw</text:p>
          </table:table-cell>
          <table:covered-table-cell table:number-columns-repeated="2" table:style-name="ce71"/>
          <table:table-cell table:style-name="ce72" office:value-type="string" calcext:value-type="string" table:number-columns-spanned="3" table:number-rows-spanned="3">
            <text:p>QSSWSEw</text:p>
          </table:table-cell>
          <table:covered-table-cell table:number-columns-repeated="2" table:style-name="ce72"/>
          <table:table-cell table:style-name="ce72" office:value-type="string" calcext:value-type="string" table:number-columns-spanned="3" table:number-rows-spanned="3">
            <text:p>QSSWSE</text:p>
          </table:table-cell>
          <table:covered-table-cell table:number-columns-repeated="2" table:style-name="ce72"/>
          <table:table-cell table:style-name="ce72" office:value-type="string" calcext:value-type="string" table:number-columns-spanned="3" table:number-rows-spanned="3">
            <text:p>QSSWSEe</text:p>
          </table:table-cell>
          <table:covered-table-cell table:number-columns-repeated="2" table:style-name="ce72"/>
          <table:table-cell table:style-name="ce71" office:value-type="string" calcext:value-type="string" table:number-columns-spanned="3" table:number-rows-spanned="3">
            <text:p>QSSWEse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3">
            <text:p>QSSWESE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3">
            <text:p>QSWESEs</text:p>
          </table:table-cell>
          <table:covered-table-cell table:number-columns-repeated="2" table:style-name="ce71"/>
          <table:table-cell table:style-name="ce909" office:value-type="string" calcext:value-type="string" table:number-columns-spanned="3" table:number-rows-spanned="3">
            <text:p>QSEESsw</text:p>
          </table:table-cell>
          <table:covered-table-cell table:number-columns-repeated="2" table:style-name="ce70"/>
          <table:table-cell table:style-name="ce909" office:value-type="string" calcext:value-type="string" table:number-columns-spanned="3" table:number-rows-spanned="3">
            <text:p>QSEES</text:p>
          </table:table-cell>
          <table:covered-table-cell table:number-columns-repeated="2" table:style-name="ce70"/>
          <table:table-cell table:style-name="ce53" office:value-type="string" calcext:value-type="string" table:number-columns-spanned="3" table:number-rows-spanned="3">
            <text:p>QSEESnenw</text:p>
          </table:table-cell>
          <table:covered-table-cell table:number-columns-repeated="2" table:style-name="ce53"/>
          <table:table-cell table:style-name="ce12" office:value-type="string" calcext:value-type="string" table:number-columns-spanned="3" table:number-rows-spanned="3">
            <text:p>QSEESNWn</text:p>
          </table:table-cell>
          <table:covered-table-cell table:number-columns-repeated="2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3" table:style-name="ce53"/>
          <table:covered-table-cell table:number-columns-repeated="6" table:style-name="ce70"/>
          <table:covered-table-cell table:number-columns-repeated="9" table:style-name="ce71"/>
          <table:covered-table-cell table:number-columns-repeated="9" table:style-name="ce72"/>
          <table:covered-table-cell table:number-columns-repeated="9" table:style-name="ce71"/>
          <table:covered-table-cell table:number-columns-repeated="6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3" table:style-name="ce53"/>
          <table:covered-table-cell table:number-columns-repeated="6" table:style-name="ce70"/>
          <table:covered-table-cell table:number-columns-repeated="9" table:style-name="ce71"/>
          <table:covered-table-cell table:number-columns-repeated="9" table:style-name="ce72"/>
          <table:covered-table-cell table:number-columns-repeated="9" table:style-name="ce71"/>
          <table:covered-table-cell table:number-columns-repeated="6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table-cell table:style-name="ce12" office:value-type="string" calcext:value-type="string" table:number-columns-spanned="3" table:number-rows-spanned="3">
            <text:p>QSWWSNEnw</text:p>
          </table:table-cell>
          <table:covered-table-cell table:number-columns-repeated="2" table:style-name="ce12"/>
          <table:table-cell table:style-name="ce53" office:value-type="string" calcext:value-type="string" table:number-columns-spanned="3" table:number-rows-spanned="3">
            <text:p>QSWWSnwse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3">
            <text:p>QSWWSnese</text:p>
          </table:table-cell>
          <table:covered-table-cell table:number-columns-repeated="2" table:style-name="ce53"/>
          <table:table-cell table:style-name="ce54" office:value-type="string" calcext:value-type="string" table:number-columns-spanned="3" table:number-rows-spanned="3">
            <text:p>QSWWSESnw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SWWSESn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SWWSESne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SWWSESe</text:p>
          </table:table-cell>
          <table:covered-table-cell table:number-columns-repeated="2" table:style-name="ce54"/>
          <table:table-cell table:style-name="ce55" office:value-type="string" calcext:value-type="string" table:number-columns-spanned="3" table:number-rows-spanned="3">
            <text:p>QSSWSEwn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3">
            <text:p>QSSWSEew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3">
            <text:p>QSSWSEen</text:p>
          </table:table-cell>
          <table:covered-table-cell table:number-columns-repeated="2" table:style-name="ce55"/>
          <table:table-cell table:style-name="ce54" office:value-type="string" calcext:value-type="string" table:number-columns-spanned="3" table:number-rows-spanned="3">
            <text:p>QSSWESEw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SSWESEnw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SSWESEn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QSSWESEne</text:p>
          </table:table-cell>
          <table:covered-table-cell table:number-columns-repeated="2" table:style-name="ce54"/>
          <table:table-cell table:style-name="ce53" office:value-type="string" calcext:value-type="string" table:number-columns-spanned="3" table:number-rows-spanned="3">
            <text:p>QSEESnwsw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3">
            <text:p>QSEESswne</text:p>
          </table:table-cell>
          <table:covered-table-cell table:number-columns-repeated="2" table:style-name="ce53"/>
          <table:table-cell table:style-name="ce12" office:value-type="string" calcext:value-type="string" table:number-columns-spanned="3" table:number-rows-spanned="3">
            <text:p>QSEESNWne</text:p>
          </table:table-cell>
          <table:covered-table-cell table:number-columns-repeated="2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6" table:style-name="ce53"/>
          <table:covered-table-cell table:number-columns-repeated="12" table:style-name="ce54"/>
          <table:covered-table-cell table:number-columns-repeated="9" table:style-name="ce55"/>
          <table:covered-table-cell table:number-columns-repeated="12" table:style-name="ce54"/>
          <table:covered-table-cell table:number-columns-repeated="6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covered-table-cell table:number-columns-repeated="3" table:style-name="ce12"/>
          <table:covered-table-cell table:number-columns-repeated="6" table:style-name="ce53"/>
          <table:covered-table-cell table:number-columns-repeated="12" table:style-name="ce54"/>
          <table:covered-table-cell table:number-columns-repeated="9" table:style-name="ce55"/>
          <table:covered-table-cell table:number-columns-repeated="12" table:style-name="ce54"/>
          <table:covered-table-cell table:number-columns-repeated="6" table:style-name="ce53"/>
          <table:covered-table-cell table:number-columns-repeated="3" table:style-name="ce12"/>
          <table:table-cell table:number-columns-repeated="16333"/>
        </table:table-row>
        <table:table-row table:style-name="ro3">
          <table:table-cell table:style-name="ce11" office:value-type="string" calcext:value-type="string" table:number-columns-spanned="3" table:number-rows-spanned="3">
            <text:p>QSWWSNE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QSWWSNEse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QSWWSNEe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QSWWES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QSSSWWSEenw</text:p>
          </table:table-cell>
          <table:covered-table-cell table:number-columns-repeated="2" table:style-name="ce11"/>
          <table:table-cell table:style-name="ce14" office:value-type="string" calcext:value-type="string" table:number-columns-spanned="3" table:number-rows-spanned="3">
            <text:p>QSSWSENW</text:p>
          </table:table-cell>
          <table:covered-table-cell table:number-columns-repeated="2" table:style-name="ce14"/>
          <table:table-cell table:style-name="ce697" office:value-type="string" calcext:value-type="string" table:number-columns-spanned="3" table:number-rows-spanned="3">
            <text:p>QSSWSENnw</text:p>
          </table:table-cell>
          <table:covered-table-cell table:number-columns-repeated="2" table:style-name="ce697"/>
          <table:table-cell table:style-name="ce697" office:value-type="string" calcext:value-type="string" table:number-columns-spanned="3" table:number-rows-spanned="3">
            <text:p>QSSWSENw</text:p>
          </table:table-cell>
          <table:covered-table-cell table:number-columns-repeated="2" table:style-name="ce697"/>
          <table:table-cell table:style-name="ce14" office:value-type="string" calcext:value-type="string" table:number-columns-spanned="3" table:number-rows-spanned="3">
            <text:p>QSSWSEN</text:p>
          </table:table-cell>
          <table:covered-table-cell table:number-columns-repeated="2" table:style-name="ce14"/>
          <table:table-cell table:style-name="ce697" office:value-type="string" calcext:value-type="string" table:number-columns-spanned="3" table:number-rows-spanned="3">
            <text:p>QSSWSENe</text:p>
          </table:table-cell>
          <table:covered-table-cell table:number-columns-repeated="2" table:style-name="ce697"/>
          <table:table-cell table:style-name="ce697" office:value-type="string" calcext:value-type="string" table:number-columns-spanned="3" table:number-rows-spanned="3">
            <text:p>QSSWSENne</text:p>
          </table:table-cell>
          <table:covered-table-cell table:number-columns-repeated="2" table:style-name="ce697"/>
          <table:table-cell table:style-name="ce14" office:value-type="string" calcext:value-type="string" table:number-columns-spanned="3" table:number-rows-spanned="3">
            <text:p>QSSWSENE</text:p>
          </table:table-cell>
          <table:covered-table-cell table:number-columns-repeated="2" table:style-name="ce14"/>
          <table:table-cell table:style-name="ce12" office:value-type="string" calcext:value-type="string" table:number-columns-spanned="3" table:number-rows-spanned="3">
            <text:p>!774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3">
            <text:p>QSEESN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QSEESNWw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QSEESNWsw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QSEESNW</text:p>
          </table:table-cell>
          <table:covered-table-cell table:number-columns-repeated="2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6" table:style-name="ce12"/>
          <table:covered-table-cell table:number-columns-repeated="6" table:style-name="ce11"/>
          <table:covered-table-cell table:number-columns-repeated="3" table:style-name="ce14"/>
          <table:covered-table-cell table:number-columns-repeated="6" table:style-name="ce697"/>
          <table:covered-table-cell table:number-columns-repeated="3" table:style-name="ce14"/>
          <table:covered-table-cell table:number-columns-repeated="6" table:style-name="ce697"/>
          <table:covered-table-cell table:number-columns-repeated="3" table:style-name="ce14"/>
          <table:covered-table-cell table:number-columns-repeated="6" table:style-name="ce11"/>
          <table:covered-table-cell table:number-columns-repeated="6" table:style-name="ce12"/>
          <table:covered-table-cell table:number-columns-repeated="3" table:style-name="ce11"/>
          <table:table-cell table:number-columns-repeated="16333"/>
        </table:table-row>
        <table:table-row table:style-name="ro3">
          <table:covered-table-cell table:number-columns-repeated="3" table:style-name="ce11"/>
          <table:covered-table-cell table:number-columns-repeated="6" table:style-name="ce12"/>
          <table:covered-table-cell table:number-columns-repeated="6" table:style-name="ce11"/>
          <table:covered-table-cell table:number-columns-repeated="3" table:style-name="ce14"/>
          <table:covered-table-cell table:number-columns-repeated="6" table:style-name="ce697"/>
          <table:covered-table-cell table:number-columns-repeated="3" table:style-name="ce14"/>
          <table:covered-table-cell table:number-columns-repeated="6" table:style-name="ce697"/>
          <table:covered-table-cell table:number-columns-repeated="3" table:style-name="ce14"/>
          <table:covered-table-cell table:number-columns-repeated="6" table:style-name="ce11"/>
          <table:covered-table-cell table:number-columns-repeated="6" table:style-name="ce12"/>
          <table:covered-table-cell table:number-columns-repeated="3" table:style-name="ce11"/>
          <table:table-cell table:number-columns-repeated="16333"/>
        </table:table-row>
        <table:table-row table:style-name="ro3">
          <table:table-cell table:number-columns-repeated="16384"/>
        </table:table-row>
        <table:table-row table:style-name="ro3">
          <table:table-cell table:style-name="ce18" office:value-type="string" calcext:value-type="string" table:number-columns-spanned="3" table:number-rows-spanned="3">
            <text:p>QNW</text:p>
          </table:table-cell>
          <table:covered-table-cell table:number-columns-repeated="2" table:style-name="ce18"/>
          <table:table-cell table:style-name="ce699" office:value-type="string" calcext:value-type="string" table:number-columns-spanned="3" table:number-rows-spanned="3">
            <text:p>QNWn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QNNWw</text:p>
          </table:table-cell>
          <table:covered-table-cell table:number-columns-repeated="2" table:style-name="ce26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style-name="ce29" office:value-type="string" calcext:value-type="string" table:number-columns-spanned="3" table:number-rows-spanned="3">
            <text:p>QNNW</text:p>
          </table:table-cell>
          <table:covered-table-cell table:number-columns-repeated="2" table:style-name="ce29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QNNWne</text:p>
          </table:table-cell>
          <table:covered-table-cell table:number-columns-repeated="2" table:style-name="ce26"/>
          <table:table-cell table:style-name="ce699" office:value-type="string" calcext:value-type="string" table:number-columns-spanned="3" table:number-rows-spanned="3">
            <text:p>QNWn</text:p>
          </table:table-cell>
          <table:covered-table-cell table:number-columns-repeated="2" table:style-name="ce24"/>
          <table:table-cell table:style-name="ce18" table:formula="of:=[.Y74]" office:value-type="string" office:string-value="QN" calcext:value-type="string" table:number-columns-spanned="3" table:number-rows-spanned="3">
            <text:p>QN</text:p>
          </table:table-cell>
          <table:covered-table-cell table:number-columns-repeated="2" table:style-name="ce18"/>
          <table:table-cell table:style-name="ce699" office:value-type="string" calcext:value-type="string" table:number-columns-spanned="3" table:number-rows-spanned="3">
            <text:p>QNnee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QNne</text:p>
          </table:table-cell>
          <table:covered-table-cell table:number-columns-repeated="2" table:style-name="ce26"/>
          <table:table-cell table:style-name="ce704" office:value-type="string" calcext:value-type="string" table:number-columns-spanned="3" table:number-rows-spanned="3">
            <text:p>QNNEnw</text:p>
          </table:table-cell>
          <table:covered-table-cell table:number-columns-repeated="2" table:style-name="ce24"/>
          <table:table-cell table:style-name="ce29" office:value-type="string" calcext:value-type="string" table:number-columns-spanned="3" table:number-rows-spanned="3">
            <text:p>QNNE</text:p>
          </table:table-cell>
          <table:covered-table-cell table:number-columns-repeated="2" table:style-name="ce29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QNEn</text:p>
          </table:table-cell>
          <table:covered-table-cell table:number-columns-repeated="2" table:style-name="ce26"/>
          <table:table-cell table:style-name="ce699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style-name="ce18" office:value-type="string" calcext:value-type="string" table:number-columns-spanned="3" table:number-rows-spanned="3">
            <text:p>QNE</text:p>
          </table:table-cell>
          <table:covered-table-cell table:number-columns-repeated="2" table:style-name="ce18"/>
          <table:table-cell table:number-columns-repeated="16333"/>
        </table:table-row>
        <table:table-row table:style-name="ro3">
          <table:covered-table-cell table:number-columns-repeated="3" table:style-name="ce18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29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18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29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18"/>
          <table:table-cell table:number-columns-repeated="16333"/>
        </table:table-row>
        <table:table-row table:style-name="ro3">
          <table:covered-table-cell table:number-columns-repeated="3" table:style-name="ce18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29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18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29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18"/>
          <table:table-cell table:number-columns-repeated="16333"/>
        </table:table-row>
        <table:table-row table:style-name="ro3">
          <table:table-cell table:style-name="ce699" office:value-type="string" calcext:value-type="string" table:number-columns-spanned="3" table:number-rows-spanned="3">
            <text:p>QNWw</text:p>
          </table:table-cell>
          <table:covered-table-cell table:number-columns-repeated="2" table:style-name="ce24"/>
          <table:table-cell table:number-columns-repeated="45"/>
          <table:table-cell table:style-name="ce699" office:value-type="string" calcext:value-type="string" table:number-columns-spanned="3" table:number-rows-spanned="3">
            <text:p>QNEe</text:p>
          </table:table-cell>
          <table:covered-table-cell table:number-columns-repeated="2" table:style-name="ce24"/>
          <table:table-cell table:number-columns-repeated="16333"/>
        </table:table-row>
        <table:table-row table:style-name="ro3">
          <table:covered-table-cell table:number-columns-repeated="3" table:style-name="ce24"/>
          <table:table-cell table:number-columns-repeated="45"/>
          <table:covered-table-cell table:number-columns-repeated="3" table:style-name="ce24"/>
          <table:table-cell table:number-columns-repeated="16333"/>
        </table:table-row>
        <table:table-row table:style-name="ro3">
          <table:covered-table-cell table:number-columns-repeated="3" table:style-name="ce24"/>
          <table:table-cell table:number-columns-repeated="45"/>
          <table:covered-table-cell table:number-columns-repeated="3" table:style-name="ce24"/>
          <table:table-cell table:number-columns-repeated="16333"/>
        </table:table-row>
        <table:table-row table:style-name="ro3">
          <table:table-cell table:style-name="ce25" office:value-type="string" calcext:value-type="string" table:number-columns-spanned="3" table:number-rows-spanned="3">
            <text:p>QWNWn</text:p>
          </table:table-cell>
          <table:covered-table-cell table:number-columns-repeated="2" table:style-name="ce26"/>
          <table:table-cell table:number-columns-repeated="45"/>
          <table:table-cell table:style-name="ce25" office:value-type="string" calcext:value-type="string" table:number-columns-spanned="3" table:number-rows-spanned="3">
            <text:p>QENEn</text:p>
          </table:table-cell>
          <table:covered-table-cell table:number-columns-repeated="2" table:style-name="ce26"/>
          <table:table-cell table:number-columns-repeated="16333"/>
        </table:table-row>
        <table:table-row table:style-name="ro3">
          <table:covered-table-cell table:number-columns-repeated="3" table:style-name="ce26"/>
          <table:table-cell table:number-columns-repeated="45"/>
          <table:covered-table-cell table:number-columns-repeated="3" table:style-name="ce26"/>
          <table:table-cell table:number-columns-repeated="16333"/>
        </table:table-row>
        <table:table-row table:style-name="ro3">
          <table:covered-table-cell table:number-columns-repeated="3" table:style-name="ce26"/>
          <table:table-cell table:number-columns-repeated="5"/>
          <table:table-cell table:style-name="ce642" table:number-columns-repeated="11"/>
          <table:table-cell table:style-name="ce704" office:value-type="string" calcext:value-type="string" table:number-columns-spanned="3" table:number-rows-spanned="3">
            <text:p>!33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QNnw</text:p>
          </table:table-cell>
          <table:covered-table-cell table:number-columns-repeated="2" table:style-name="ce24"/>
          <table:table-cell/>
          <table:table-cell table:style-name="ce699" office:value-type="string" calcext:value-type="string" table:number-columns-spanned="3" table:number-rows-spanned="3">
            <text:p>QNne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number-columns-repeated="16"/>
          <table:covered-table-cell table:number-columns-repeated="3" table:style-name="ce26"/>
          <table:table-cell table:number-columns-repeated="16333"/>
        </table:table-row>
        <table:table-row table:style-name="ro3"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number-columns-repeated="5"/>
          <table:table-cell table:style-name="ce642" table:number-columns-repeated="2"/>
          <table:table-cell table:number-columns-repeated="6"/>
          <table:table-cell table:style-name="ce704" office:value-type="string" calcext:value-type="string" table:number-columns-spanned="3" table:number-rows-spanned="3">
            <text:p>!53</text:p>
          </table:table-cell>
          <table:covered-table-cell table:number-columns-repeated="8" table:style-name="ce24"/>
          <table:table-cell/>
          <table:covered-table-cell table:number-columns-repeated="6" table:style-name="ce24"/>
          <table:table-cell table:style-name="ce704" office:value-type="string" calcext:value-type="string" table:number-columns-spanned="3" table:number-rows-spanned="3">
            <text:p>QNnee</text:p>
          </table:table-cell>
          <table:covered-table-cell table:number-columns-repeated="2" table:style-name="ce24"/>
          <table:table-cell table:number-columns-repeated="13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number-columns-repeated="16333"/>
        </table:table-row>
        <table:table-row table:style-name="ro3">
          <table:covered-table-cell table:number-columns-repeated="3" table:style-name="ce24"/>
          <table:table-cell table:number-columns-repeated="5"/>
          <table:table-cell table:style-name="ce642" table:number-columns-repeated="2"/>
          <table:table-cell table:number-columns-repeated="3"/>
          <table:table-cell table:style-name="ce699" office:value-type="string" calcext:value-type="string" table:number-columns-spanned="3" table:number-rows-spanned="3">
            <text:p>QNWn</text:p>
          </table:table-cell>
          <table:covered-table-cell table:number-columns-repeated="11" table:style-name="ce24"/>
          <table:table-cell/>
          <table:covered-table-cell table:number-columns-repeated="9" table:style-name="ce24"/>
          <table:table-cell table:style-name="ce699" office:value-type="string" calcext:value-type="string" table:number-columns-spanned="3" table:number-rows-spanned="3">
            <text:p>QNEn</text:p>
          </table:table-cell>
          <table:covered-table-cell table:number-columns-repeated="2" table:style-name="ce24"/>
          <table:table-cell table:number-columns-repeated="10"/>
          <table:covered-table-cell table:number-columns-repeated="3" table:style-name="ce24"/>
          <table:table-cell table:number-columns-repeated="16333"/>
        </table:table-row>
        <table:table-row table:style-name="ro3">
          <table:covered-table-cell table:number-columns-repeated="3" table:style-name="ce24"/>
          <table:table-cell table:number-columns-repeated="5"/>
          <table:table-cell table:style-name="ce642" table:number-columns-repeated="2"/>
          <table:table-cell table:number-columns-repeated="3"/>
          <table:covered-table-cell table:number-columns-repeated="6" table:style-name="ce24"/>
          <table:table-cell table:number-columns-repeated="13"/>
          <table:covered-table-cell table:number-columns-repeated="6" table:style-name="ce24"/>
          <table:table-cell table:number-columns-repeated="10"/>
          <table:covered-table-cell table:number-columns-repeated="3" table:style-name="ce24"/>
          <table:table-cell table:number-columns-repeated="16333"/>
        </table:table-row>
        <table:table-row table:style-name="ro3">
          <table:table-cell table:style-name="ce29" office:value-type="string" calcext:value-type="string" table:number-columns-spanned="3" table:number-rows-spanned="3">
            <text:p>QWNW</text:p>
          </table:table-cell>
          <table:covered-table-cell table:number-columns-repeated="2" table:style-name="ce29"/>
          <table:table-cell table:number-columns-repeated="5"/>
          <table:table-cell table:style-name="ce642" table:number-columns-repeated="2"/>
          <table:table-cell table:number-columns-repeated="2"/>
          <table:table-cell table:style-name="ce782"/>
          <table:covered-table-cell table:number-columns-repeated="3" table:style-name="ce24"/>
          <table:table-cell table:number-columns-repeated="5"/>
          <table:table-cell table:style-name="ce25" office:value-type="string" calcext:value-type="string" table:number-columns-spanned="3" table:number-rows-spanned="3">
            <text:p>QNNWne</text:p>
          </table:table-cell>
          <table:covered-table-cell table:number-columns-repeated="2" table:style-name="ce26"/>
          <table:table-cell table:number-columns-repeated="3"/>
          <table:table-cell table:style-name="ce25" office:value-type="string" calcext:value-type="string" table:number-columns-spanned="3" table:number-rows-spanned="3">
            <text:p>QNNEnw</text:p>
          </table:table-cell>
          <table:covered-table-cell table:number-columns-repeated="2" table:style-name="ce26"/>
          <table:table-cell table:number-columns-repeated="5"/>
          <table:covered-table-cell table:number-columns-repeated="3" table:style-name="ce24"/>
          <table:table-cell table:style-name="ce782"/>
          <table:table-cell table:number-columns-repeated="9"/>
          <table:table-cell table:style-name="ce29" office:value-type="string" calcext:value-type="string" table:number-columns-spanned="3" table:number-rows-spanned="3">
            <text:p>QENE</text:p>
          </table:table-cell>
          <table:covered-table-cell table:number-columns-repeated="2" table:style-name="ce157"/>
          <table:table-cell table:number-columns-repeated="16333"/>
        </table:table-row>
        <table:table-row table:style-name="ro3">
          <table:covered-table-cell table:number-columns-repeated="3" table:style-name="ce29"/>
          <table:table-cell table:number-columns-repeated="5"/>
          <table:table-cell table:style-name="ce642" table:number-columns-repeated="2"/>
          <table:table-cell table:style-name="ce699" office:value-type="string" calcext:value-type="string" table:number-columns-spanned="3" table:number-rows-spanned="3">
            <text:p>QNWw</text:p>
          </table:table-cell>
          <table:covered-table-cell table:number-columns-repeated="2" table:style-name="ce24"/>
          <table:table-cell table:number-columns-repeated="4"/>
          <table:table-cell table:style-name="ce25" office:value-type="string" calcext:value-type="string" table:number-columns-spanned="3" table:number-rows-spanned="3">
            <text:p>QNNWw</text:p>
          </table:table-cell>
          <table:covered-table-cell table:number-columns-repeated="2" table:style-name="ce26"/>
          <table:table-cell/>
          <table:covered-table-cell table:number-columns-repeated="3" table:style-name="ce26"/>
          <table:table-cell/>
          <table:table-cell table:style-name="ce782"/>
          <table:table-cell/>
          <table:covered-table-cell table:number-columns-repeated="3" table:style-name="ce26"/>
          <table:table-cell/>
          <table:table-cell table:style-name="ce25" office:value-type="string" calcext:value-type="string" table:number-columns-spanned="3" table:number-rows-spanned="3">
            <text:p>QNNEe</text:p>
          </table:table-cell>
          <table:covered-table-cell table:number-columns-repeated="2" table:style-name="ce26"/>
          <table:table-cell table:number-columns-repeated="2"/>
          <table:table-cell table:style-name="ce782" table:number-columns-repeated="2"/>
          <table:table-cell table:style-name="ce699" office:value-type="string" calcext:value-type="string" table:number-columns-spanned="3" table:number-rows-spanned="3">
            <text:p>QNEe</text:p>
          </table:table-cell>
          <table:covered-table-cell table:number-columns-repeated="2" table:style-name="ce24"/>
          <table:table-cell table:number-columns-repeated="7"/>
          <table:covered-table-cell table:number-columns-repeated="3" table:style-name="ce157"/>
          <table:table-cell table:number-columns-repeated="16333"/>
        </table:table-row>
        <table:table-row table:style-name="ro3">
          <table:covered-table-cell table:number-columns-repeated="3" table:style-name="ce29"/>
          <table:table-cell table:number-columns-repeated="5"/>
          <table:table-cell table:style-name="ce642" table:number-columns-repeated="2"/>
          <table:covered-table-cell table:number-columns-repeated="3" table:style-name="ce24"/>
          <table:table-cell table:number-columns-repeated="4"/>
          <table:covered-table-cell table:number-columns-repeated="3" table:style-name="ce26"/>
          <table:table-cell/>
          <table:covered-table-cell table:number-columns-repeated="3" table:style-name="ce26"/>
          <table:table-cell/>
          <table:table-cell table:style-name="ce782"/>
          <table:table-cell/>
          <table:covered-table-cell table:number-columns-repeated="3" table:style-name="ce26"/>
          <table:table-cell/>
          <table:covered-table-cell table:number-columns-repeated="3" table:style-name="ce26"/>
          <table:table-cell table:number-columns-repeated="2"/>
          <table:table-cell table:style-name="ce782" table:number-columns-repeated="2"/>
          <table:covered-table-cell table:number-columns-repeated="3" table:style-name="ce24"/>
          <table:table-cell table:number-columns-repeated="7"/>
          <table:covered-table-cell table:number-columns-repeated="3" table:style-name="ce157"/>
          <table:table-cell table:number-columns-repeated="16333"/>
        </table:table-row>
        <table:table-row table:style-name="ro3"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number-columns-repeated="5"/>
          <table:table-cell table:style-name="ce642" table:number-columns-repeated="2"/>
          <table:covered-table-cell table:number-columns-repeated="3" table:style-name="ce24"/>
          <table:table-cell table:number-columns-repeated="4"/>
          <table:covered-table-cell table:number-columns-repeated="3" table:style-name="ce26"/>
          <table:table-cell table:number-columns-repeated="11"/>
          <table:covered-table-cell table:number-columns-repeated="3" table:style-name="ce26"/>
          <table:table-cell table:number-columns-repeated="4"/>
          <table:covered-table-cell table:number-columns-repeated="3" table:style-name="ce24"/>
          <table:table-cell table:number-columns-repeated="7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number-columns-repeated="16333"/>
        </table:table-row>
        <table:table-row table:style-name="ro3">
          <table:covered-table-cell table:number-columns-repeated="3" table:style-name="ce24"/>
          <table:table-cell table:number-columns-repeated="5"/>
          <table:table-cell table:style-name="ce642"/>
          <table:table-cell table:style-name="ce704" office:value-type="string" calcext:value-type="string" table:number-columns-spanned="3" table:number-rows-spanned="3">
            <text:p>!34</text:p>
          </table:table-cell>
          <table:covered-table-cell table:number-columns-repeated="2" table:style-name="ce24"/>
          <table:table-cell table:number-columns-repeated="13"/>
          <table:table-cell table:style-name="ce782"/>
          <table:table-cell table:number-columns-repeated="13"/>
          <table:table-cell table:style-name="ce704" office:value-type="string" calcext:value-type="string" table:number-columns-spanned="3" table:number-rows-spanned="3">
            <text:p>!51</text:p>
          </table:table-cell>
          <table:covered-table-cell table:number-columns-repeated="2" table:style-name="ce24"/>
          <table:table-cell table:number-columns-repeated="6"/>
          <table:covered-table-cell table:number-columns-repeated="3" table:style-name="ce24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4"/>
          <table:table-cell table:number-columns-repeated="5"/>
          <table:table-cell table:style-name="ce642"/>
          <table:covered-table-cell table:number-columns-repeated="3" table:style-name="ce24"/>
          <table:table-cell/>
          <table:table-cell table:style-name="ce25" office:value-type="string" calcext:value-type="string" table:number-columns-spanned="3" table:number-rows-spanned="3">
            <text:p>QWNWn</text:p>
          </table:table-cell>
          <table:covered-table-cell table:number-columns-repeated="2" table:style-name="ce26"/>
          <table:table-cell table:number-columns-repeated="5"/>
          <table:table-cell table:style-name="ce29" office:value-type="string" calcext:value-type="string" table:number-columns-spanned="3" table:number-rows-spanned="3">
            <text:p>QNNW</text:p>
          </table:table-cell>
          <table:covered-table-cell table:number-columns-repeated="2" table:style-name="ce29"/>
          <table:table-cell table:number-columns-repeated="3"/>
          <table:table-cell table:style-name="ce29" office:value-type="string" calcext:value-type="string" table:number-columns-spanned="3" table:number-rows-spanned="3">
            <text:p>QNNE</text:p>
          </table:table-cell>
          <table:covered-table-cell table:number-columns-repeated="2" table:style-name="ce29"/>
          <table:table-cell table:number-columns-repeated="5"/>
          <table:table-cell table:style-name="ce25" office:value-type="string" calcext:value-type="string" table:number-columns-spanned="3" table:number-rows-spanned="3">
            <text:p>QENEn</text:p>
          </table:table-cell>
          <table:covered-table-cell table:number-columns-repeated="2" table:style-name="ce26"/>
          <table:table-cell/>
          <table:covered-table-cell table:number-columns-repeated="3" table:style-name="ce24"/>
          <table:table-cell table:number-columns-repeated="6"/>
          <table:covered-table-cell table:number-columns-repeated="3" table:style-name="ce24"/>
          <table:table-cell/>
          <table:table-cell table:style-name="ce642"/>
          <table:table-cell table:number-columns-repeated="16331"/>
        </table:table-row>
        <table:table-row table:style-name="ro3">
          <table:table-cell table:style-name="ce25" office:value-type="string" calcext:value-type="string" table:number-columns-spanned="3" table:number-rows-spanned="3">
            <text:p>QWNWsw</text:p>
          </table:table-cell>
          <table:covered-table-cell table:number-columns-repeated="2" table:style-name="ce26"/>
          <table:table-cell table:number-columns-repeated="5"/>
          <table:table-cell table:style-name="ce642"/>
          <table:covered-table-cell table:number-columns-repeated="3" table:style-name="ce24"/>
          <table:table-cell/>
          <table:covered-table-cell table:number-columns-repeated="3" table:style-name="ce26"/>
          <table:table-cell table:number-columns-repeated="5"/>
          <table:covered-table-cell table:number-columns-repeated="3" table:style-name="ce29"/>
          <table:table-cell/>
          <table:table-cell table:style-name="ce782"/>
          <table:table-cell/>
          <table:covered-table-cell table:number-columns-repeated="3" table:style-name="ce29"/>
          <table:table-cell table:number-columns-repeated="5"/>
          <table:covered-table-cell table:number-columns-repeated="3" table:style-name="ce26"/>
          <table:table-cell/>
          <table:covered-table-cell table:number-columns-repeated="3" table:style-name="ce24"/>
          <table:table-cell table:number-columns-repeated="6"/>
          <table:table-cell table:style-name="ce25" office:value-type="string" calcext:value-type="string" table:number-columns-spanned="3" table:number-rows-spanned="3">
            <text:p>QENEse</text:p>
          </table:table-cell>
          <table:covered-table-cell table:number-columns-repeated="2" table:style-name="ce26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6"/>
          <table:table-cell table:number-columns-repeated="5"/>
          <table:table-cell table:style-name="ce704" office:value-type="string" calcext:value-type="string" table:number-columns-spanned="3" table:number-rows-spanned="3">
            <text:p>!54</text:p>
          </table:table-cell>
          <table:covered-table-cell table:number-columns-repeated="2" table:style-name="ce24"/>
          <table:table-cell table:number-columns-repeated="2"/>
          <table:covered-table-cell table:number-columns-repeated="3" table:style-name="ce26"/>
          <table:table-cell table:number-columns-repeated="3"/>
          <table:table-cell table:style-name="ce782" table:number-columns-repeated="2"/>
          <table:covered-table-cell table:number-columns-repeated="3" table:style-name="ce29"/>
          <table:table-cell/>
          <table:table-cell table:style-name="ce782"/>
          <table:table-cell/>
          <table:covered-table-cell table:number-columns-repeated="3" table:style-name="ce29"/>
          <table:table-cell/>
          <table:table-cell table:style-name="ce782"/>
          <table:table-cell table:number-columns-repeated="3"/>
          <table:covered-table-cell table:number-columns-repeated="3" table:style-name="ce26"/>
          <table:table-cell table:number-columns-repeated="2"/>
          <table:table-cell table:style-name="ce704" office:value-type="string" calcext:value-type="string" table:number-columns-spanned="3" table:number-rows-spanned="3">
            <text:p>!31</text:p>
          </table:table-cell>
          <table:covered-table-cell table:number-columns-repeated="2" table:style-name="ce24"/>
          <table:table-cell table:number-columns-repeated="5"/>
          <table:covered-table-cell table:number-columns-repeated="3" table:style-name="ce26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6"/>
          <table:table-cell table:number-columns-repeated="5"/>
          <table:covered-table-cell table:number-columns-repeated="3" table:style-name="ce24"/>
          <table:table-cell table:number-columns-repeated="8"/>
          <table:table-cell table:style-name="ce782" table:number-columns-repeated="3"/>
          <table:table-cell table:number-columns-repeated="3"/>
          <table:table-cell table:style-name="ce782"/>
          <table:table-cell table:number-columns-repeated="3"/>
          <table:table-cell table:style-name="ce782" table:number-columns-repeated="2"/>
          <table:table-cell table:number-columns-repeated="9"/>
          <table:covered-table-cell table:number-columns-repeated="3" table:style-name="ce24"/>
          <table:table-cell table:number-columns-repeated="5"/>
          <table:covered-table-cell table:number-columns-repeated="3" table:style-name="ce26"/>
          <table:table-cell/>
          <table:table-cell table:style-name="ce642"/>
          <table:table-cell table:number-columns-repeated="16331"/>
        </table:table-row>
        <table:table-row table:style-name="ro3">
          <table:table-cell table:style-name="ce699" office:value-type="string" calcext:value-type="string" table:number-columns-spanned="3" table:number-rows-spanned="3">
            <text:p>QWnw</text:p>
          </table:table-cell>
          <table:covered-table-cell table:number-columns-repeated="2" table:style-name="ce24"/>
          <table:table-cell table:number-columns-repeated="5"/>
          <table:covered-table-cell table:number-columns-repeated="3" table:style-name="ce24"/>
          <table:table-cell/>
          <table:table-cell table:style-name="ce25" office:value-type="string" calcext:value-type="string" table:number-columns-spanned="3" table:number-rows-spanned="3">
            <text:p>QWNWsw</text:p>
          </table:table-cell>
          <table:covered-table-cell table:number-columns-repeated="2" table:style-name="ce26"/>
          <table:table-cell table:number-columns-repeated="2"/>
          <table:table-cell table:style-name="ce29" office:value-type="string" calcext:value-type="string" table:number-columns-spanned="3" table:number-rows-spanned="3">
            <text:p>QWNW</text:p>
          </table:table-cell>
          <table:covered-table-cell table:number-columns-repeated="2" table:style-name="ce29"/>
          <table:table-cell table:style-name="ce782"/>
          <table:table-cell table:style-name="ce18" office:value-type="string" calcext:value-type="string" table:number-columns-spanned="3" table:number-rows-spanned="3">
            <text:p>QNW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3">
            <text:p>QN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3">
            <text:p>QNE</text:p>
          </table:table-cell>
          <table:covered-table-cell table:number-columns-repeated="2" table:style-name="ce18"/>
          <table:table-cell table:style-name="ce782"/>
          <table:table-cell table:style-name="ce29" office:value-type="string" calcext:value-type="string" table:number-columns-spanned="3" table:number-rows-spanned="3">
            <text:p>QENE</text:p>
          </table:table-cell>
          <table:covered-table-cell table:number-columns-repeated="2" table:style-name="ce157"/>
          <table:table-cell table:number-columns-repeated="2"/>
          <table:table-cell table:style-name="ce25" office:value-type="string" calcext:value-type="string" table:number-columns-spanned="3" table:number-rows-spanned="3">
            <text:p>QENEse</text:p>
          </table:table-cell>
          <table:covered-table-cell table:number-columns-repeated="2" table:style-name="ce26"/>
          <table:table-cell/>
          <table:covered-table-cell table:number-columns-repeated="3" table:style-name="ce24"/>
          <table:table-cell table:number-columns-repeated="5"/>
          <table:table-cell table:style-name="ce699" office:value-type="string" calcext:value-type="string" table:number-columns-spanned="3" table:number-rows-spanned="3">
            <text:p>QEne</text:p>
          </table:table-cell>
          <table:covered-table-cell table:number-columns-repeated="2" table:style-name="ce24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4"/>
          <table:table-cell table:number-columns-repeated="5"/>
          <table:table-cell table:style-name="ce699" office:value-type="string" calcext:value-type="string" table:number-columns-spanned="3" table:number-rows-spanned="3">
            <text:p>QWnw</text:p>
          </table:table-cell>
          <table:covered-table-cell table:number-columns-repeated="2" table:style-name="ce24"/>
          <table:table-cell/>
          <table:covered-table-cell table:number-columns-repeated="3" table:style-name="ce26"/>
          <table:table-cell table:number-columns-repeated="2"/>
          <table:covered-table-cell table:number-columns-repeated="3" table:style-name="ce29"/>
          <table:table-cell/>
          <table:covered-table-cell table:number-columns-repeated="9" table:style-name="ce18"/>
          <table:table-cell/>
          <table:covered-table-cell table:number-columns-repeated="3" table:style-name="ce157"/>
          <table:table-cell table:number-columns-repeated="2"/>
          <table:covered-table-cell table:number-columns-repeated="3" table:style-name="ce26"/>
          <table:table-cell/>
          <table:table-cell table:style-name="ce699" office:value-type="string" calcext:value-type="string" table:number-columns-spanned="3" table:number-rows-spanned="3">
            <text:p>QEne</text:p>
          </table:table-cell>
          <table:covered-table-cell table:number-columns-repeated="2" table:style-name="ce24"/>
          <table:table-cell table:number-columns-repeated="5"/>
          <table:covered-table-cell table:number-columns-repeated="3" table:style-name="ce24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4"/>
          <table:table-cell table:number-columns-repeated="5"/>
          <table:covered-table-cell table:number-columns-repeated="3" table:style-name="ce24"/>
          <table:table-cell/>
          <table:covered-table-cell table:number-columns-repeated="3" table:style-name="ce26"/>
          <table:table-cell table:number-columns-repeated="2"/>
          <table:covered-table-cell table:number-columns-repeated="3" table:style-name="ce29"/>
          <table:table-cell/>
          <table:covered-table-cell table:number-columns-repeated="9" table:style-name="ce18"/>
          <table:table-cell/>
          <table:covered-table-cell table:number-columns-repeated="3" table:style-name="ce157"/>
          <table:table-cell table:number-columns-repeated="2"/>
          <table:covered-table-cell table:number-columns-repeated="3" table:style-name="ce26"/>
          <table:table-cell/>
          <table:covered-table-cell table:number-columns-repeated="3" table:style-name="ce24"/>
          <table:table-cell table:number-columns-repeated="5"/>
          <table:covered-table-cell table:number-columns-repeated="3" table:style-name="ce24"/>
          <table:table-cell/>
          <table:table-cell table:style-name="ce642"/>
          <table:table-cell table:number-columns-repeated="16331"/>
        </table:table-row>
        <table:table-row table:style-name="ro3">
          <table:table-cell table:style-name="ce18" office:value-type="string" calcext:value-type="string" table:number-columns-spanned="3" table:number-rows-spanned="3">
            <text:p>QW</text:p>
          </table:table-cell>
          <table:covered-table-cell table:number-columns-repeated="2" table:style-name="ce18"/>
          <table:table-cell table:number-columns-repeated="5"/>
          <table:covered-table-cell table:number-columns-repeated="3" table:style-name="ce24"/>
          <table:table-cell table:number-columns-repeated="10"/>
          <table:table-cell table:style-name="ce18" office:value-type="string" calcext:value-type="string" table:number-columns-spanned="3" table:number-rows-spanned="3">
            <text:p>QW</text:p>
          </table:table-cell>
          <table:covered-table-cell table:number-columns-repeated="2" table:style-name="ce18"/>
          <table:table-cell table:style-name="ce180" office:value-type="string" calcext:value-type="string" table:number-columns-spanned="3" table:number-rows-spanned="3">
            <text:p>XW</text:p>
          </table:table-cell>
          <table:covered-table-cell table:number-columns-repeated="2" table:style-name="ce180"/>
          <table:table-cell table:style-name="ce18" office:value-type="string" calcext:value-type="string" table:number-columns-spanned="3" table:number-rows-spanned="3">
            <text:p>QE</text:p>
          </table:table-cell>
          <table:covered-table-cell table:number-columns-repeated="2" table:style-name="ce18"/>
          <table:table-cell table:number-columns-repeated="10"/>
          <table:covered-table-cell table:number-columns-repeated="3" table:style-name="ce24"/>
          <table:table-cell table:number-columns-repeated="5"/>
          <table:table-cell table:style-name="ce18" office:value-type="string" calcext:value-type="string" table:number-columns-spanned="3" table:number-rows-spanned="3">
            <text:p>QE</text:p>
          </table:table-cell>
          <table:covered-table-cell table:number-columns-repeated="2" table:style-name="ce18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18"/>
          <table:table-cell table:number-columns-repeated="9"/>
          <table:table-cell table:style-name="ce782" table:number-columns-repeated="3"/>
          <table:table-cell table:number-columns-repeated="2"/>
          <table:table-cell table:style-name="ce782" table:number-columns-repeated="3"/>
          <table:table-cell/>
          <table:covered-table-cell table:number-columns-repeated="3" table:style-name="ce18"/>
          <table:covered-table-cell table:number-columns-repeated="3" table:style-name="ce180"/>
          <table:covered-table-cell table:number-columns-repeated="3" table:style-name="ce18"/>
          <table:table-cell/>
          <table:table-cell table:style-name="ce782" table:number-columns-repeated="3"/>
          <table:table-cell/>
          <table:table-cell table:style-name="ce782" table:number-columns-repeated="3"/>
          <table:table-cell table:number-columns-repeated="10"/>
          <table:covered-table-cell table:number-columns-repeated="3" table:style-name="ce18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18"/>
          <table:table-cell table:number-columns-repeated="5"/>
          <table:table-cell table:style-name="ce699" office:value-type="string" calcext:value-type="string" table:number-columns-spanned="3" table:number-rows-spanned="3">
            <text:p>QWsw</text:p>
          </table:table-cell>
          <table:covered-table-cell table:number-columns-repeated="2" table:style-name="ce24"/>
          <table:table-cell table:number-columns-repeated="10"/>
          <table:covered-table-cell table:number-columns-repeated="3" table:style-name="ce18"/>
          <table:covered-table-cell table:number-columns-repeated="3" table:style-name="ce180"/>
          <table:covered-table-cell table:number-columns-repeated="3" table:style-name="ce18"/>
          <table:table-cell table:number-columns-repeated="10"/>
          <table:table-cell table:style-name="ce699" office:value-type="string" calcext:value-type="string" table:number-columns-spanned="3" table:number-rows-spanned="3">
            <text:p>QEse</text:p>
          </table:table-cell>
          <table:covered-table-cell table:number-columns-repeated="2" table:style-name="ce24"/>
          <table:table-cell table:number-columns-repeated="5"/>
          <table:covered-table-cell table:number-columns-repeated="3" table:style-name="ce18"/>
          <table:table-cell/>
          <table:table-cell table:style-name="ce642"/>
          <table:table-cell table:number-columns-repeated="16331"/>
        </table:table-row>
        <table:table-row table:style-name="ro3">
          <table:table-cell table:style-name="ce699" office:value-type="string" calcext:value-type="string" table:number-columns-spanned="3" table:number-rows-spanned="3">
            <text:p>QWsw</text:p>
          </table:table-cell>
          <table:covered-table-cell table:number-columns-repeated="2" table:style-name="ce24"/>
          <table:table-cell table:number-columns-repeated="5"/>
          <table:covered-table-cell table:number-columns-repeated="3" table:style-name="ce24"/>
          <table:table-cell/>
          <table:table-cell table:style-name="ce25" office:value-type="string" calcext:value-type="string" table:number-columns-spanned="3" table:number-rows-spanned="3">
            <text:p>QWSWnw</text:p>
          </table:table-cell>
          <table:covered-table-cell table:number-columns-repeated="2" table:style-name="ce26"/>
          <table:table-cell table:number-columns-repeated="2"/>
          <table:table-cell table:style-name="ce29" office:value-type="string" calcext:value-type="string" table:number-columns-spanned="3" table:number-rows-spanned="3">
            <text:p>QWSW</text:p>
          </table:table-cell>
          <table:covered-table-cell table:number-columns-repeated="2" table:style-name="ce29"/>
          <table:table-cell/>
          <table:table-cell table:style-name="ce18" office:value-type="string" calcext:value-type="string" table:number-columns-spanned="3" table:number-rows-spanned="3">
            <text:p>QSW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3">
            <text:p>QS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3">
            <text:p>QSE</text:p>
          </table:table-cell>
          <table:covered-table-cell table:number-columns-repeated="2" table:style-name="ce18"/>
          <table:table-cell/>
          <table:table-cell table:style-name="ce29" office:value-type="string" calcext:value-type="string" table:number-columns-spanned="3" table:number-rows-spanned="3">
            <text:p>QESE</text:p>
          </table:table-cell>
          <table:covered-table-cell table:number-columns-repeated="2" table:style-name="ce29"/>
          <table:table-cell table:number-columns-repeated="2"/>
          <table:table-cell table:style-name="ce25" office:value-type="string" calcext:value-type="string" table:number-columns-spanned="3" table:number-rows-spanned="3">
            <text:p>QESEne</text:p>
          </table:table-cell>
          <table:covered-table-cell table:number-columns-repeated="2" table:style-name="ce26"/>
          <table:table-cell/>
          <table:covered-table-cell table:number-columns-repeated="3" table:style-name="ce24"/>
          <table:table-cell table:number-columns-repeated="5"/>
          <table:table-cell table:style-name="ce699" office:value-type="string" calcext:value-type="string" table:number-columns-spanned="3" table:number-rows-spanned="3">
            <text:p>QEse</text:p>
          </table:table-cell>
          <table:covered-table-cell table:number-columns-repeated="2" table:style-name="ce24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4"/>
          <table:table-cell table:number-columns-repeated="5"/>
          <table:covered-table-cell table:number-columns-repeated="3" table:style-name="ce24"/>
          <table:table-cell/>
          <table:covered-table-cell table:number-columns-repeated="3" table:style-name="ce26"/>
          <table:table-cell table:number-columns-repeated="2"/>
          <table:covered-table-cell table:number-columns-repeated="3" table:style-name="ce29"/>
          <table:table-cell/>
          <table:covered-table-cell table:number-columns-repeated="9" table:style-name="ce18"/>
          <table:table-cell/>
          <table:covered-table-cell table:number-columns-repeated="3" table:style-name="ce29"/>
          <table:table-cell table:number-columns-repeated="2"/>
          <table:covered-table-cell table:number-columns-repeated="3" table:style-name="ce26"/>
          <table:table-cell/>
          <table:covered-table-cell table:number-columns-repeated="3" table:style-name="ce24"/>
          <table:table-cell table:number-columns-repeated="5"/>
          <table:covered-table-cell table:number-columns-repeated="3" table:style-name="ce24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4"/>
          <table:table-cell table:number-columns-repeated="5"/>
          <table:table-cell table:style-name="ce704" office:value-type="string" calcext:value-type="string" table:number-columns-spanned="3" table:number-rows-spanned="3">
            <text:p>!35</text:p>
          </table:table-cell>
          <table:covered-table-cell table:number-columns-repeated="2" table:style-name="ce24"/>
          <table:table-cell/>
          <table:covered-table-cell table:number-columns-repeated="3" table:style-name="ce26"/>
          <table:table-cell table:number-columns-repeated="2"/>
          <table:covered-table-cell table:number-columns-repeated="3" table:style-name="ce29"/>
          <table:table-cell table:style-name="ce782"/>
          <table:covered-table-cell table:number-columns-repeated="9" table:style-name="ce18"/>
          <table:table-cell table:style-name="ce782"/>
          <table:covered-table-cell table:number-columns-repeated="3" table:style-name="ce29"/>
          <table:table-cell table:number-columns-repeated="2"/>
          <table:covered-table-cell table:number-columns-repeated="3" table:style-name="ce26"/>
          <table:table-cell/>
          <table:table-cell table:style-name="ce704" office:value-type="string" calcext:value-type="string" table:number-columns-spanned="3" table:number-rows-spanned="3">
            <text:p>!50</text:p>
          </table:table-cell>
          <table:covered-table-cell table:number-columns-repeated="2" table:style-name="ce24"/>
          <table:table-cell table:number-columns-repeated="5"/>
          <table:covered-table-cell table:number-columns-repeated="3" table:style-name="ce24"/>
          <table:table-cell/>
          <table:table-cell table:style-name="ce642"/>
          <table:table-cell table:number-columns-repeated="16331"/>
        </table:table-row>
        <table:table-row table:style-name="ro3">
          <table:table-cell table:style-name="ce25" office:value-type="string" calcext:value-type="string" table:number-columns-spanned="3" table:number-rows-spanned="3">
            <text:p>QWSWnw</text:p>
          </table:table-cell>
          <table:covered-table-cell table:number-columns-repeated="2" table:style-name="ce26"/>
          <table:table-cell table:number-columns-repeated="5"/>
          <table:covered-table-cell table:number-columns-repeated="3" table:style-name="ce24"/>
          <table:table-cell table:number-columns-repeated="8"/>
          <table:table-cell table:style-name="ce782" table:number-columns-repeated="3"/>
          <table:table-cell table:number-columns-repeated="7"/>
          <table:table-cell table:style-name="ce782" table:number-columns-repeated="3"/>
          <table:table-cell table:number-columns-repeated="8"/>
          <table:covered-table-cell table:number-columns-repeated="3" table:style-name="ce24"/>
          <table:table-cell table:number-columns-repeated="5"/>
          <table:table-cell table:style-name="ce25" office:value-type="string" calcext:value-type="string" table:number-columns-spanned="3" table:number-rows-spanned="3">
            <text:p>QESEne</text:p>
          </table:table-cell>
          <table:covered-table-cell table:number-columns-repeated="2" table:style-name="ce26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6"/>
          <table:table-cell table:number-columns-repeated="5"/>
          <table:covered-table-cell table:number-columns-repeated="3" table:style-name="ce24"/>
          <table:table-cell table:number-columns-repeated="2"/>
          <table:table-cell table:style-name="ce25" office:value-type="string" calcext:value-type="string" table:number-columns-spanned="3" table:number-rows-spanned="3">
            <text:p>QWSWs</text:p>
          </table:table-cell>
          <table:covered-table-cell table:number-columns-repeated="2" table:style-name="ce26"/>
          <table:table-cell table:number-columns-repeated="3"/>
          <table:table-cell table:style-name="ce782" table:number-columns-repeated="2"/>
          <table:table-cell table:style-name="ce29" office:value-type="string" calcext:value-type="string" table:number-columns-spanned="3" table:number-rows-spanned="3">
            <text:p>QSSW</text:p>
          </table:table-cell>
          <table:covered-table-cell table:number-columns-repeated="2" table:style-name="ce29"/>
          <table:table-cell/>
          <table:table-cell table:style-name="ce782"/>
          <table:table-cell/>
          <table:table-cell table:style-name="ce29" office:value-type="string" calcext:value-type="string" table:number-columns-spanned="3" table:number-rows-spanned="3">
            <text:p>QSSE</text:p>
          </table:table-cell>
          <table:covered-table-cell table:number-columns-repeated="2" table:style-name="ce29"/>
          <table:table-cell table:style-name="ce782" table:number-columns-repeated="2"/>
          <table:table-cell table:number-columns-repeated="3"/>
          <table:table-cell table:style-name="ce25" office:value-type="string" calcext:value-type="string" table:number-columns-spanned="3" table:number-rows-spanned="3">
            <text:p>QESEs</text:p>
          </table:table-cell>
          <table:covered-table-cell table:number-columns-repeated="2" table:style-name="ce26"/>
          <table:table-cell table:number-columns-repeated="2"/>
          <table:covered-table-cell table:number-columns-repeated="3" table:style-name="ce24"/>
          <table:table-cell table:number-columns-repeated="5"/>
          <table:covered-table-cell table:number-columns-repeated="3" table:style-name="ce26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6"/>
          <table:table-cell table:number-columns-repeated="6"/>
          <table:table-cell table:style-name="ce704" office:value-type="string" calcext:value-type="string" table:number-columns-spanned="3" table:number-rows-spanned="3">
            <text:p>!55</text:p>
          </table:table-cell>
          <table:covered-table-cell table:number-columns-repeated="2" table:style-name="ce24"/>
          <table:table-cell/>
          <table:covered-table-cell table:number-columns-repeated="3" table:style-name="ce26"/>
          <table:table-cell table:number-columns-repeated="5"/>
          <table:covered-table-cell table:number-columns-repeated="3" table:style-name="ce29"/>
          <table:table-cell/>
          <table:table-cell table:style-name="ce782"/>
          <table:table-cell/>
          <table:covered-table-cell table:number-columns-repeated="3" table:style-name="ce29"/>
          <table:table-cell table:number-columns-repeated="5"/>
          <table:covered-table-cell table:number-columns-repeated="3" table:style-name="ce26"/>
          <table:table-cell/>
          <table:table-cell table:style-name="ce704" office:value-type="string" calcext:value-type="string" table:number-columns-spanned="3" table:number-rows-spanned="3">
            <text:p>!30</text:p>
          </table:table-cell>
          <table:covered-table-cell table:number-columns-repeated="2" table:style-name="ce24"/>
          <table:table-cell table:number-columns-repeated="6"/>
          <table:covered-table-cell table:number-columns-repeated="3" table:style-name="ce26"/>
          <table:table-cell/>
          <table:table-cell table:style-name="ce642"/>
          <table:table-cell table:number-columns-repeated="16331"/>
        </table:table-row>
        <table:table-row table:style-name="ro3"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number-columns-repeated="6"/>
          <table:covered-table-cell table:number-columns-repeated="3" table:style-name="ce24"/>
          <table:table-cell/>
          <table:covered-table-cell table:number-columns-repeated="3" table:style-name="ce26"/>
          <table:table-cell table:number-columns-repeated="5"/>
          <table:covered-table-cell table:number-columns-repeated="3" table:style-name="ce29"/>
          <table:table-cell/>
          <table:table-cell table:style-name="ce782"/>
          <table:table-cell/>
          <table:covered-table-cell table:number-columns-repeated="3" table:style-name="ce29"/>
          <table:table-cell table:number-columns-repeated="5"/>
          <table:covered-table-cell table:number-columns-repeated="3" table:style-name="ce26"/>
          <table:table-cell/>
          <table:covered-table-cell table:number-columns-repeated="3" table:style-name="ce24"/>
          <table:table-cell table:number-columns-repeated="6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4"/>
          <table:table-cell table:number-columns-repeated="6"/>
          <table:covered-table-cell table:number-columns-repeated="3" table:style-name="ce24"/>
          <table:table-cell table:number-columns-repeated="27"/>
          <table:covered-table-cell table:number-columns-repeated="3" table:style-name="ce24"/>
          <table:table-cell table:number-columns-repeated="6"/>
          <table:covered-table-cell table:number-columns-repeated="3" table:style-name="ce24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4"/>
          <table:table-cell table:number-columns-repeated="7"/>
          <table:table-cell table:style-name="ce699" office:value-type="string" calcext:value-type="string" table:number-columns-spanned="3" table:number-rows-spanned="3">
            <text:p>QSWw</text:p>
          </table:table-cell>
          <table:covered-table-cell table:number-columns-repeated="2" table:style-name="ce24"/>
          <table:table-cell table:number-columns-repeated="4"/>
          <table:table-cell table:style-name="ce25" office:value-type="string" calcext:value-type="string" table:number-columns-spanned="3" table:number-rows-spanned="3">
            <text:p>QSSWw</text:p>
          </table:table-cell>
          <table:covered-table-cell table:number-columns-repeated="2" table:style-name="ce26"/>
          <table:table-cell table:number-columns-repeated="11"/>
          <table:table-cell table:style-name="ce25" office:value-type="string" calcext:value-type="string" table:number-columns-spanned="3" table:number-rows-spanned="3">
            <text:p>QSSEe</text:p>
          </table:table-cell>
          <table:covered-table-cell table:number-columns-repeated="2" table:style-name="ce26"/>
          <table:table-cell table:number-columns-repeated="4"/>
          <table:table-cell table:style-name="ce699" office:value-type="string" calcext:value-type="string" table:number-columns-spanned="3" table:number-rows-spanned="3">
            <text:p>QSEe</text:p>
          </table:table-cell>
          <table:covered-table-cell table:number-columns-repeated="2" table:style-name="ce24"/>
          <table:table-cell table:number-columns-repeated="7"/>
          <table:covered-table-cell table:number-columns-repeated="3" table:style-name="ce24"/>
          <table:table-cell/>
          <table:table-cell table:style-name="ce642"/>
          <table:table-cell table:number-columns-repeated="16331"/>
        </table:table-row>
        <table:table-row table:style-name="ro3">
          <table:table-cell table:style-name="ce29" office:value-type="string" calcext:value-type="string" table:number-columns-spanned="3" table:number-rows-spanned="3">
            <text:p>QWSW</text:p>
          </table:table-cell>
          <table:covered-table-cell table:number-columns-repeated="2" table:style-name="ce29"/>
          <table:table-cell table:number-columns-repeated="7"/>
          <table:covered-table-cell table:number-columns-repeated="3" table:style-name="ce24"/>
          <table:table-cell table:style-name="ce782" table:number-columns-repeated="2"/>
          <table:table-cell table:number-columns-repeated="2"/>
          <table:covered-table-cell table:number-columns-repeated="3" table:style-name="ce26"/>
          <table:table-cell/>
          <table:table-cell table:style-name="ce25" office:value-type="string" calcext:value-type="string" table:number-columns-spanned="3" table:number-rows-spanned="3">
            <text:p>QSSWse</text:p>
          </table:table-cell>
          <table:covered-table-cell table:number-columns-repeated="2" table:style-name="ce26"/>
          <table:table-cell/>
          <table:table-cell table:style-name="ce782"/>
          <table:table-cell/>
          <table:table-cell table:style-name="ce25" office:value-type="string" calcext:value-type="string" table:number-columns-spanned="3" table:number-rows-spanned="3">
            <text:p>QSSEsw</text:p>
          </table:table-cell>
          <table:covered-table-cell table:number-columns-repeated="2" table:style-name="ce26"/>
          <table:table-cell/>
          <table:covered-table-cell table:number-columns-repeated="3" table:style-name="ce26"/>
          <table:table-cell table:number-columns-repeated="2"/>
          <table:table-cell table:style-name="ce782" table:number-columns-repeated="2"/>
          <table:covered-table-cell table:number-columns-repeated="3" table:style-name="ce24"/>
          <table:table-cell table:number-columns-repeated="7"/>
          <table:table-cell table:style-name="ce29" office:value-type="string" calcext:value-type="string" table:number-columns-spanned="3" table:number-rows-spanned="3">
            <text:p>QESE</text:p>
          </table:table-cell>
          <table:covered-table-cell table:number-columns-repeated="2" table:style-name="ce29"/>
          <table:table-cell/>
          <table:table-cell table:style-name="ce642"/>
          <table:table-cell table:number-columns-repeated="16331"/>
        </table:table-row>
        <table:table-row table:style-name="ro3">
          <table:covered-table-cell table:number-columns-repeated="3" table:style-name="ce29"/>
          <table:table-cell table:number-columns-repeated="7"/>
          <table:covered-table-cell table:number-columns-repeated="3" table:style-name="ce24"/>
          <table:table-cell table:style-name="ce782" table:number-columns-repeated="2"/>
          <table:table-cell table:number-columns-repeated="2"/>
          <table:covered-table-cell table:number-columns-repeated="3" table:style-name="ce26"/>
          <table:table-cell/>
          <table:covered-table-cell table:number-columns-repeated="3" table:style-name="ce26"/>
          <table:table-cell/>
          <table:table-cell table:style-name="ce782"/>
          <table:table-cell/>
          <table:covered-table-cell table:number-columns-repeated="3" table:style-name="ce26"/>
          <table:table-cell/>
          <table:covered-table-cell table:number-columns-repeated="3" table:style-name="ce26"/>
          <table:table-cell table:number-columns-repeated="2"/>
          <table:table-cell table:style-name="ce782" table:number-columns-repeated="2"/>
          <table:covered-table-cell table:number-columns-repeated="3" table:style-name="ce24"/>
          <table:table-cell table:number-columns-repeated="7"/>
          <table:covered-table-cell table:number-columns-repeated="3" table:style-name="ce29"/>
          <table:table-cell table:number-columns-repeated="16333"/>
        </table:table-row>
        <table:table-row table:style-name="ro3">
          <table:covered-table-cell table:number-columns-repeated="3" table:style-name="ce29"/>
          <table:table-cell table:number-columns-repeated="9"/>
          <table:table-cell table:style-name="ce782"/>
          <table:table-cell table:style-name="ce699" office:value-type="string" calcext:value-type="string" table:number-columns-spanned="3" table:number-rows-spanned="3">
            <text:p>QSWs</text:p>
          </table:table-cell>
          <table:covered-table-cell table:number-columns-repeated="2" table:style-name="ce24"/>
          <table:table-cell table:number-columns-repeated="5"/>
          <table:covered-table-cell table:number-columns-repeated="3" table:style-name="ce26"/>
          <table:table-cell/>
          <table:table-cell table:style-name="ce782"/>
          <table:table-cell/>
          <table:covered-table-cell table:number-columns-repeated="3" table:style-name="ce26"/>
          <table:table-cell table:number-columns-repeated="5"/>
          <table:table-cell table:style-name="ce699" office:value-type="string" calcext:value-type="string" table:number-columns-spanned="3" table:number-rows-spanned="3">
            <text:p>QSEs</text:p>
          </table:table-cell>
          <table:covered-table-cell table:number-columns-repeated="2" table:style-name="ce24"/>
          <table:table-cell table:style-name="ce782"/>
          <table:table-cell table:number-columns-repeated="9"/>
          <table:covered-table-cell table:number-columns-repeated="3" table:style-name="ce29"/>
          <table:table-cell table:number-columns-repeated="16333"/>
        </table:table-row>
        <table:table-row table:style-name="ro3"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number-columns-repeated="10"/>
          <table:covered-table-cell table:number-columns-repeated="3" table:style-name="ce24"/>
          <table:table-cell table:style-name="ce704" office:value-type="string" calcext:value-type="string" table:number-columns-spanned="3" table:number-rows-spanned="3">
            <text:p>!36</text:p>
          </table:table-cell>
          <table:covered-table-cell table:number-columns-repeated="2" table:style-name="ce24"/>
          <table:table-cell table:number-columns-repeated="13"/>
          <table:table-cell table:style-name="ce704" office:value-type="string" calcext:value-type="string" table:number-columns-spanned="3" table:number-rows-spanned="3">
            <text:p>!57</text:p>
          </table:table-cell>
          <table:covered-table-cell table:number-columns-repeated="5" table:style-name="ce24"/>
          <table:table-cell table:number-columns-repeated="10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number-columns-repeated="16333"/>
        </table:table-row>
        <table:table-row table:style-name="ro3">
          <table:covered-table-cell table:number-columns-repeated="3" table:style-name="ce24"/>
          <table:table-cell table:number-columns-repeated="10"/>
          <table:covered-table-cell table:number-columns-repeated="6" table:style-name="ce24"/>
          <table:table-cell table:style-name="ce704" office:value-type="string" calcext:value-type="string" table:number-columns-spanned="3" table:number-rows-spanned="3">
            <text:p>!56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QSsw</text:p>
          </table:table-cell>
          <table:covered-table-cell table:number-columns-repeated="2" table:style-name="ce24"/>
          <table:table-cell/>
          <table:table-cell table:style-name="ce699" office:value-type="string" calcext:value-type="string" table:number-columns-spanned="3" table:number-rows-spanned="3">
            <text:p>QSse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37</text:p>
          </table:table-cell>
          <table:covered-table-cell table:number-columns-repeated="8" table:style-name="ce24"/>
          <table:table-cell table:number-columns-repeated="10"/>
          <table:covered-table-cell table:number-columns-repeated="3" table:style-name="ce24"/>
          <table:table-cell table:number-columns-repeated="16333"/>
        </table:table-row>
        <table:table-row table:style-name="ro3">
          <table:covered-table-cell table:number-columns-repeated="3" table:style-name="ce24"/>
          <table:table-cell table:number-columns-repeated="13"/>
          <table:covered-table-cell table:number-columns-repeated="9" table:style-name="ce24"/>
          <table:table-cell/>
          <table:covered-table-cell table:number-columns-repeated="9" table:style-name="ce24"/>
          <table:table-cell table:number-columns-repeated="13"/>
          <table:covered-table-cell table:number-columns-repeated="3" table:style-name="ce24"/>
          <table:table-cell table:number-columns-repeated="16333"/>
        </table:table-row>
        <table:table-row table:style-name="ro3">
          <table:table-cell table:style-name="ce25" office:value-type="string" calcext:value-type="string" table:number-columns-spanned="3" table:number-rows-spanned="3">
            <text:p>QWSWs</text:p>
          </table:table-cell>
          <table:covered-table-cell table:number-columns-repeated="2" table:style-name="ce26"/>
          <table:table-cell table:number-columns-repeated="16"/>
          <table:covered-table-cell table:number-columns-repeated="6" table:style-name="ce24"/>
          <table:table-cell/>
          <table:covered-table-cell table:number-columns-repeated="6" table:style-name="ce24"/>
          <table:table-cell table:number-columns-repeated="16"/>
          <table:table-cell table:style-name="ce25" office:value-type="string" calcext:value-type="string" table:number-columns-spanned="3" table:number-rows-spanned="3">
            <text:p>QESEs</text:p>
          </table:table-cell>
          <table:covered-table-cell table:number-columns-repeated="2" table:style-name="ce26"/>
          <table:table-cell table:number-columns-repeated="16333"/>
        </table:table-row>
        <table:table-row table:style-name="ro3">
          <table:covered-table-cell table:number-columns-repeated="3" table:style-name="ce26"/>
          <table:table-cell table:number-columns-repeated="45"/>
          <table:covered-table-cell table:number-columns-repeated="3" table:style-name="ce26"/>
          <table:table-cell table:number-columns-repeated="16333"/>
        </table:table-row>
        <table:table-row table:style-name="ro3">
          <table:covered-table-cell table:number-columns-repeated="3" table:style-name="ce26"/>
          <table:table-cell table:number-columns-repeated="45"/>
          <table:covered-table-cell table:number-columns-repeated="3" table:style-name="ce26"/>
          <table:table-cell table:number-columns-repeated="16333"/>
        </table:table-row>
        <table:table-row table:style-name="ro3">
          <table:table-cell table:style-name="ce699" office:value-type="string" calcext:value-type="string" table:number-columns-spanned="3" table:number-rows-spanned="3">
            <text:p>QSWw</text:p>
          </table:table-cell>
          <table:covered-table-cell table:number-columns-repeated="2" table:style-name="ce24"/>
          <table:table-cell table:number-columns-repeated="45"/>
          <table:table-cell table:style-name="ce699" office:value-type="string" calcext:value-type="string" table:number-columns-spanned="3" table:number-rows-spanned="3">
            <text:p>QSEe</text:p>
          </table:table-cell>
          <table:covered-table-cell table:number-columns-repeated="2" table:style-name="ce24"/>
          <table:table-cell table:number-columns-repeated="16333"/>
        </table:table-row>
        <table:table-row table:style-name="ro3">
          <table:covered-table-cell table:number-columns-repeated="3" table:style-name="ce24"/>
          <table:table-cell table:number-columns-repeated="45"/>
          <table:covered-table-cell table:number-columns-repeated="3" table:style-name="ce24"/>
          <table:table-cell table:number-columns-repeated="16333"/>
        </table:table-row>
        <table:table-row table:style-name="ro3">
          <table:covered-table-cell table:number-columns-repeated="3" table:style-name="ce24"/>
          <table:table-cell table:number-columns-repeated="45"/>
          <table:covered-table-cell table:number-columns-repeated="3" table:style-name="ce24"/>
          <table:table-cell table:number-columns-repeated="16333"/>
        </table:table-row>
        <table:table-row table:style-name="ro3">
          <table:table-cell table:style-name="ce18" office:value-type="string" calcext:value-type="string" table:number-columns-spanned="3" table:number-rows-spanned="3">
            <text:p>QSW</text:p>
          </table:table-cell>
          <table:covered-table-cell table:number-columns-repeated="2" table:style-name="ce18"/>
          <table:table-cell table:style-name="ce699" office:value-type="string" calcext:value-type="string" table:number-columns-spanned="3" table:number-rows-spanned="3">
            <text:p>QSWs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QSSWw</text:p>
          </table:table-cell>
          <table:covered-table-cell table:number-columns-repeated="2" table:style-name="ce26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style-name="ce29" office:value-type="string" calcext:value-type="string" table:number-columns-spanned="3" table:number-rows-spanned="3">
            <text:p>QSSW</text:p>
          </table:table-cell>
          <table:covered-table-cell table:number-columns-repeated="2" table:style-name="ce29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QSSWse</text:p>
          </table:table-cell>
          <table:covered-table-cell table:number-columns-repeated="2" table:style-name="ce26"/>
          <table:table-cell table:style-name="ce699" office:value-type="string" calcext:value-type="string" table:number-columns-spanned="3" table:number-rows-spanned="3">
            <text:p>QSsw</text:p>
          </table:table-cell>
          <table:covered-table-cell table:number-columns-repeated="2" table:style-name="ce24"/>
          <table:table-cell table:style-name="ce18" office:value-type="string" calcext:value-type="string" table:number-columns-spanned="3" table:number-rows-spanned="3">
            <text:p>QS</text:p>
          </table:table-cell>
          <table:covered-table-cell table:number-columns-repeated="2" table:style-name="ce18"/>
          <table:table-cell table:style-name="ce699" office:value-type="string" calcext:value-type="string" table:number-columns-spanned="3" table:number-rows-spanned="3">
            <text:p>QSse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QSSEsw</text:p>
          </table:table-cell>
          <table:covered-table-cell table:number-columns-repeated="2" table:style-name="ce26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style-name="ce29" office:value-type="string" calcext:value-type="string" table:number-columns-spanned="3" table:number-rows-spanned="3">
            <text:p>QSSE</text:p>
          </table:table-cell>
          <table:covered-table-cell table:number-columns-repeated="2" table:style-name="ce29"/>
          <table:table-cell table:style-name="ce704" office:value-type="string" calcext:value-type="string" table:number-columns-spanned="3" table:number-rows-spanned="3">
            <text:p>QNEnnw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QSSEe</text:p>
          </table:table-cell>
          <table:covered-table-cell table:number-columns-repeated="2" table:style-name="ce26"/>
          <table:table-cell table:style-name="ce699" office:value-type="string" calcext:value-type="string" table:number-columns-spanned="3" table:number-rows-spanned="3">
            <text:p>QSEs</text:p>
          </table:table-cell>
          <table:covered-table-cell table:number-columns-repeated="2" table:style-name="ce24"/>
          <table:table-cell table:style-name="ce18" office:value-type="string" calcext:value-type="string" table:number-columns-spanned="3" table:number-rows-spanned="3">
            <text:p>QSE</text:p>
          </table:table-cell>
          <table:covered-table-cell table:number-columns-repeated="2" table:style-name="ce18"/>
          <table:table-cell table:number-columns-repeated="16333"/>
        </table:table-row>
        <table:table-row table:style-name="ro3">
          <table:covered-table-cell table:number-columns-repeated="3" table:style-name="ce18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29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18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29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18"/>
          <table:table-cell table:number-columns-repeated="16333"/>
        </table:table-row>
        <table:table-row table:style-name="ro3">
          <table:covered-table-cell table:number-columns-repeated="3" table:style-name="ce18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29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18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29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24"/>
          <table:covered-table-cell table:number-columns-repeated="3" table:style-name="ce18"/>
          <table:table-cell table:number-columns-repeated="16333"/>
        </table:table-row>
        <table:table-row table:style-name="ro3">
          <table:table-cell table:number-columns-repeated="16384"/>
        </table:table-row>
        <table:table-row table:style-name="ro3"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08" office:value-type="string" calcext:value-type="string">
            <text:p>⬤</text:p>
          </table:table-cell>
          <table:table-cell table:number-columns-repeated="2" table:style-name="ce714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number-columns-repeated="2" table:style-name="ce71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number-columns-repeated="2" table:style-name="ce714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number-columns-repeated="2" table:style-name="ce71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2"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2"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2"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2"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 office:value-type="string" calcext:value-type="string">
            <text:p>⬤</text:p>
          </table:table-cell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 office:value-type="string" calcext:value-type="string">
            <text:p>⬤</text:p>
          </table:table-cell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11" office:value-type="string" calcext:value-type="string">
            <text:p>/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09"/>
          <table:table-cell table:style-name="ce715" office:value-type="string" calcext:value-type="string">
            <text:p>✖</text:p>
          </table:table-cell>
          <table:table-cell table:style-name="ce720"/>
          <table:table-cell table:style-name="ce711" office:value-type="string" calcext:value-type="string">
            <text:p>/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09"/>
          <table:table-cell table:style-name="ce715" office:value-type="string" calcext:value-type="string">
            <text:p>✖</text:p>
          </table:table-cell>
          <table:table-cell table:style-name="ce860"/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/</text:p>
          </table:table-cell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/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/</text:p>
          </table:table-cell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style-name="ce720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/>
          <table:table-cell table:style-name="ce716"/>
          <table:table-cell table:style-name="ce720" office:value-type="string" calcext:value-type="string">
            <text:p>⬤</text:p>
          </table:table-cell>
          <table:table-cell table:style-name="ce711"/>
          <table:table-cell table:style-name="ce719"/>
          <table:table-cell table:style-name="ce719" office:value-type="string" calcext:value-type="string">
            <text:p>⬤</text:p>
          </table:table-cell>
          <table:table-cell table:style-name="ce709"/>
          <table:table-cell table:style-name="ce720" table:number-columns-repeated="2"/>
          <table:table-cell table:style-name="ce711"/>
          <table:table-cell table:style-name="ce719" table:number-columns-repeated="2"/>
          <table:table-cell table:style-name="ce709"/>
          <table:table-cell table:style-name="ce720" table:number-columns-repeated="2"/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11"/>
          <table:table-cell table:style-name="ce719" office:value-type="string" calcext:value-type="string">
            <text:p>⬤</text:p>
          </table:table-cell>
          <table:table-cell table:style-name="ce719"/>
          <table:table-cell table:style-name="ce709"/>
          <table:table-cell table:style-name="ce720" office:value-type="string" calcext:value-type="string">
            <text:p>⬤</text:p>
          </table:table-cell>
          <table:table-cell table:style-name="ce860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/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style-name="ce720" table:number-columns-repeated="2"/>
          <table:table-cell table:style-name="ce860"/>
          <table:table-cell table:style-name="ce719" table:number-columns-repeated="2"/>
          <table:table-cell table:style-name="ce888"/>
          <table:table-cell table:style-name="ce720" table:number-columns-repeated="2"/>
          <table:table-cell table:style-name="ce860"/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/>
          <table:table-cell table:style-name="ce720" office:value-type="string" calcext:value-type="string">
            <text:p>⬤</text:p>
          </table:table-cell>
          <table:table-cell table:style-name="ce720"/>
          <table:table-cell table:style-name="ce860"/>
          <table:table-cell table:number-columns-repeated="16333"/>
        </table:table-row>
        <table:table-row table:style-name="ro3"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/>
          <table:table-cell table:style-name="ce726" office:value-type="string" calcext:value-type="string">
            <text:p>⬤</text:p>
          </table:table-cell>
          <table:table-cell table:style-name="ce733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728" office:value-type="string" calcext:value-type="string">
            <text:p>⬤</text:p>
          </table:table-cell>
          <table:table-cell table:style-name="ce736"/>
          <table:table-cell table:style-name="ce736" office:value-type="string" calcext:value-type="string">
            <text:p>⬤</text:p>
          </table:table-cell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36"/>
          <table:table-cell table:style-name="ce726" office:value-type="string" calcext:value-type="string">
            <text:p>⬤</text:p>
          </table:table-cell>
          <table:table-cell table:number-columns-repeated="2" table:style-name="ce733" office:value-type="string" calcext:value-type="string">
            <text:p>/</text:p>
          </table:table-cell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733"/>
          <table:table-cell table:style-name="ce728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28"/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861" office:value-type="string" calcext:value-type="string">
            <text:p>/</text:p>
          </table:table-cell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/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 office:value-type="string" calcext:value-type="string">
            <text:p>/</text:p>
          </table:table-cell>
          <table:table-cell table:style-name="ce733"/>
          <table:table-cell table:style-name="ce733" office:value-type="string" calcext:value-type="string">
            <text:p>⬤</text:p>
          </table:table-cell>
          <table:table-cell table:style-name="ce861" office:value-type="string" calcext:value-type="string">
            <text:p>/</text:p>
          </table:table-cell>
          <table:table-cell table:number-columns-repeated="2" table:style-name="ce733" office:value-type="string" calcext:value-type="string">
            <text:p>/</text:p>
          </table:table-cell>
          <table:table-cell table:style-name="ce861" office:value-type="string" calcext:value-type="string">
            <text:p>⬤</text:p>
          </table:table-cell>
          <table:table-cell table:style-name="ce736"/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36" office:value-type="string" calcext:value-type="string">
            <text:p>⬤</text:p>
          </table:table-cell>
          <table:table-cell table:style-name="ce736"/>
          <table:table-cell table:style-name="ce889" office:value-type="string" calcext:value-type="string">
            <text:p>⬤</text:p>
          </table:table-cell>
          <table:table-cell table:style-name="ce733" office:value-type="string" calcext:value-type="string">
            <text:p>⬤</text:p>
          </table:table-cell>
          <table:table-cell table:style-name="ce733" office:value-type="string" calcext:value-type="string">
            <text:p>/</text:p>
          </table:table-cell>
          <table:table-cell table:style-name="ce861" office:value-type="string" calcext:value-type="string">
            <text:p>⬤</text:p>
          </table:table-cell>
          <table:table-cell table:style-name="ce717"/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✖</text:p>
          </table:table-cell>
          <table:table-cell table:style-name="ce735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✖</text:p>
          </table:table-cell>
          <table:table-cell table:style-name="ce738" office:value-type="string" calcext:value-type="string">
            <text:p>/</text:p>
          </table:table-cell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✖</text:p>
          </table:table-cell>
          <table:table-cell table:style-name="ce738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✖</text:p>
          </table:table-cell>
          <table:table-cell table:style-name="ce735" office:value-type="string" calcext:value-type="string">
            <text:p>⬤</text:p>
          </table:table-cell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✖</text:p>
          </table:table-cell>
          <table:table-cell table:style-name="ce735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✖</text:p>
          </table:table-cell>
          <table:table-cell table:style-name="ce738" office:value-type="string" calcext:value-type="string">
            <text:p>⬤</text:p>
          </table:table-cell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738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⬤</text:p>
          </table:table-cell>
          <table:table-cell table:style-name="ce738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⬤</text:p>
          </table:table-cell>
          <table:table-cell table:style-name="ce738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890"/>
          <table:table-cell table:style-name="ce735" office:value-type="string" calcext:value-type="string">
            <text:p>⬤</text:p>
          </table:table-cell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/</text:p>
          </table:table-cell>
          <table:table-cell table:style-name="ce735" office:value-type="string" calcext:value-type="string">
            <text:p>⬤</text:p>
          </table:table-cell>
          <table:table-cell table:style-name="ce734" office:value-type="string" calcext:value-type="string">
            <text:p>✖</text:p>
          </table:table-cell>
          <table:table-cell table:style-name="ce862"/>
          <table:table-cell table:style-name="ce738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/</text:p>
          </table:table-cell>
          <table:table-cell table:style-name="ce738" office:value-type="string" calcext:value-type="string">
            <text:p>/</text:p>
          </table:table-cell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/</text:p>
          </table:table-cell>
          <table:table-cell table:style-name="ce735"/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/</text:p>
          </table:table-cell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/</text:p>
          </table:table-cell>
          <table:table-cell table:style-name="ce719"/>
          <table:table-cell table:style-name="ce719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30" office:value-type="string" calcext:value-type="string">
            <text:p>/</text:p>
          </table:table-cell>
          <table:table-cell table:style-name="ce738" table:number-columns-repeated="2"/>
          <table:table-cell table:style-name="ce727"/>
          <table:table-cell table:style-name="ce735"/>
          <table:table-cell table:style-name="ce862"/>
          <table:table-cell table:style-name="ce738" table:number-columns-repeated="2"/>
          <table:table-cell table:style-name="ce890" office:value-type="string" calcext:value-type="string">
            <text:p>/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 office:value-type="string" calcext:value-type="string">
            <text:p>/</text:p>
          </table:table-cell>
          <table:table-cell table:number-columns-repeated="16333"/>
        </table:table-row>
        <table:table-row table:style-name="ro3"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746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748" office:value-type="string" calcext:value-type="string">
            <text:p>⬤</text:p>
          </table:table-cell>
          <table:table-cell table:style-name="ce755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746" office:value-type="string" calcext:value-type="string">
            <text:p>⬤</text:p>
          </table:table-cell>
          <table:table-cell table:style-name="ce752" office:value-type="string" calcext:value-type="string">
            <text:p>/</text:p>
          </table:table-cell>
          <table:table-cell table:style-name="ce752"/>
          <table:table-cell table:style-name="ce810" office:value-type="string" calcext:value-type="string">
            <text:p>⬤</text:p>
          </table:table-cell>
          <table:table-cell table:style-name="ce755" office:value-type="string" calcext:value-type="string">
            <text:p>⬤</text:p>
          </table:table-cell>
          <table:table-cell table:style-name="ce755"/>
          <table:table-cell table:style-name="ce746" office:value-type="string" calcext:value-type="string">
            <text:p>/</text:p>
          </table:table-cell>
          <table:table-cell table:style-name="ce752" office:value-type="string" calcext:value-type="string">
            <text:p>⬤</text:p>
          </table:table-cell>
          <table:table-cell table:style-name="ce752"/>
          <table:table-cell table:style-name="ce748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755"/>
          <table:table-cell table:style-name="ce746"/>
          <table:table-cell table:style-name="ce752" office:value-type="string" calcext:value-type="string">
            <text:p>⬤</text:p>
          </table:table-cell>
          <table:table-cell table:style-name="ce863"/>
          <table:table-cell table:style-name="ce755"/>
          <table:table-cell table:style-name="ce755" office:value-type="string" calcext:value-type="string">
            <text:p>⬤</text:p>
          </table:table-cell>
          <table:table-cell table:style-name="ce891" office:value-type="string" calcext:value-type="string">
            <text:p>/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863" office:value-type="string" calcext:value-type="string">
            <text:p>/</text:p>
          </table:table-cell>
          <table:table-cell table:style-name="ce755"/>
          <table:table-cell table:style-name="ce755" office:value-type="string" calcext:value-type="string">
            <text:p>⬤</text:p>
          </table:table-cell>
          <table:table-cell table:style-name="ce891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/</text:p>
          </table:table-cell>
          <table:table-cell table:style-name="ce863" office:value-type="string" calcext:value-type="string">
            <text:p>⬤</text:p>
          </table:table-cell>
          <table:table-cell table:style-name="ce755" office:value-type="string" calcext:value-type="string">
            <text:p>⬤</text:p>
          </table:table-cell>
          <table:table-cell table:style-name="ce755" office:value-type="string" calcext:value-type="string">
            <text:p>/</text:p>
          </table:table-cell>
          <table:table-cell table:style-name="ce891" office:value-type="string" calcext:value-type="string">
            <text:p>⬤</text:p>
          </table:table-cell>
          <table:table-cell table:style-name="ce752" office:value-type="string" calcext:value-type="string">
            <text:p>⬤</text:p>
          </table:table-cell>
          <table:table-cell table:style-name="ce752"/>
          <table:table-cell table:style-name="ce863" office:value-type="string" calcext:value-type="string">
            <text:p>⬤</text:p>
          </table:table-cell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30"/>
          <table:table-cell table:style-name="ce737" office:value-type="string" calcext:value-type="string">
            <text:p>✖</text:p>
          </table:table-cell>
          <table:table-cell table:style-name="ce738"/>
          <table:table-cell table:style-name="ce747"/>
          <table:table-cell table:style-name="ce753" office:value-type="string" calcext:value-type="string">
            <text:p>✖</text:p>
          </table:table-cell>
          <table:table-cell table:style-name="ce754"/>
          <table:table-cell table:style-name="ce749"/>
          <table:table-cell table:style-name="ce756" office:value-type="string" calcext:value-type="string">
            <text:p>✖</text:p>
          </table:table-cell>
          <table:table-cell table:style-name="ce757"/>
          <table:table-cell table:style-name="ce747"/>
          <table:table-cell table:style-name="ce753" office:value-type="string" calcext:value-type="string">
            <text:p>✖</text:p>
          </table:table-cell>
          <table:table-cell table:style-name="ce754" office:value-type="string" calcext:value-type="string">
            <text:p>⬤</text:p>
          </table:table-cell>
          <table:table-cell table:style-name="ce749"/>
          <table:table-cell table:style-name="ce756" office:value-type="string" calcext:value-type="string">
            <text:p>✖</text:p>
          </table:table-cell>
          <table:table-cell table:style-name="ce757" office:value-type="string" calcext:value-type="string">
            <text:p>⬤</text:p>
          </table:table-cell>
          <table:table-cell table:style-name="ce747"/>
          <table:table-cell table:style-name="ce753" office:value-type="string" calcext:value-type="string">
            <text:p>✖</text:p>
          </table:table-cell>
          <table:table-cell table:style-name="ce754" office:value-type="string" calcext:value-type="string">
            <text:p>⬤</text:p>
          </table:table-cell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757" office:value-type="string" calcext:value-type="string">
            <text:p>⬤</text:p>
          </table:table-cell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864" office:value-type="string" calcext:value-type="string">
            <text:p>⬤</text:p>
          </table:table-cell>
          <table:table-cell table:style-name="ce757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892" office:value-type="string" calcext:value-type="string">
            <text:p>⬤</text:p>
          </table:table-cell>
          <table:table-cell table:style-name="ce754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864"/>
          <table:table-cell table:style-name="ce757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892"/>
          <table:table-cell table:style-name="ce754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864"/>
          <table:table-cell table:style-name="ce757"/>
          <table:table-cell table:style-name="ce756" office:value-type="string" calcext:value-type="string">
            <text:p>✖</text:p>
          </table:table-cell>
          <table:table-cell table:style-name="ce892"/>
          <table:table-cell table:style-name="ce754"/>
          <table:table-cell table:style-name="ce753" office:value-type="string" calcext:value-type="string">
            <text:p>✖</text:p>
          </table:table-cell>
          <table:table-cell table:style-name="ce864"/>
          <table:table-cell table:style-name="ce738"/>
          <table:table-cell table:style-name="ce737" office:value-type="string" calcext:value-type="string">
            <text:p>✖</text:p>
          </table:table-cell>
          <table:table-cell table:style-name="ce890"/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/>
          <table:table-cell table:style-name="ce720" office:value-type="string" calcext:value-type="string">
            <text:p>⬤</text:p>
          </table:table-cell>
          <table:table-cell table:style-name="ce720"/>
          <table:table-cell table:style-name="ce730" office:value-type="string" calcext:value-type="string">
            <text:p>⬤</text:p>
          </table:table-cell>
          <table:table-cell table:style-name="ce738" office:value-type="string" calcext:value-type="string">
            <text:p>/</text:p>
          </table:table-cell>
          <table:table-cell table:style-name="ce738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/>
          <table:table-cell table:style-name="ce757" table:number-columns-repeated="2"/>
          <table:table-cell table:style-name="ce747"/>
          <table:table-cell table:style-name="ce754"/>
          <table:table-cell table:style-name="ce864"/>
          <table:table-cell table:style-name="ce757" table:number-columns-repeated="2"/>
          <table:table-cell table:style-name="ce892"/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38"/>
          <table:table-cell table:style-name="ce738" office:value-type="string" calcext:value-type="string">
            <text:p>/</text:p>
          </table:table-cell>
          <table:table-cell table:style-name="ce890" office:value-type="string" calcext:value-type="string">
            <text:p>⬤</text:p>
          </table:table-cell>
          <table:table-cell table:style-name="ce720"/>
          <table:table-cell table:style-name="ce720" office:value-type="string" calcext:value-type="string">
            <text:p>⬤</text:p>
          </table:table-cell>
          <table:table-cell table:style-name="ce860"/>
          <table:table-cell table:number-columns-repeated="16333"/>
        </table:table-row>
        <table:table-row table:style-name="ro3"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/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748" office:value-type="string" calcext:value-type="string">
            <text:p>⬤</text:p>
          </table:table-cell>
          <table:table-cell table:style-name="ce755"/>
          <table:table-cell table:style-name="ce755" office:value-type="string" calcext:value-type="string">
            <text:p>⬤</text:p>
          </table:table-cell>
          <table:table-cell table:style-name="ce764"/>
          <table:table-cell table:style-name="ce773" office:value-type="string" calcext:value-type="string">
            <text:p>⬤</text:p>
          </table:table-cell>
          <table:table-cell table:style-name="ce773" office:value-type="string" calcext:value-type="string">
            <text:p>/</text:p>
          </table:table-cell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766" office:value-type="string" calcext:value-type="string">
            <text:p>/</text:p>
          </table:table-cell>
          <table:table-cell table:style-name="ce774"/>
          <table:table-cell table:style-name="ce774" office:value-type="string" calcext:value-type="string">
            <text:p>⬤</text:p>
          </table:table-cell>
          <table:table-cell table:style-name="ce766"/>
          <table:table-cell table:style-name="ce774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66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64" office:value-type="string" calcext:value-type="string">
            <text:p>⬤</text:p>
          </table:table-cell>
          <table:table-cell table:style-name="ce773"/>
          <table:table-cell table:style-name="ce865" office:value-type="string" calcext:value-type="string">
            <text:p>⬤</text:p>
          </table:table-cell>
          <table:table-cell table:style-name="ce774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893" office:value-type="string" calcext:value-type="string">
            <text:p>⬤</text:p>
          </table:table-cell>
          <table:table-cell table:style-name="ce774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893"/>
          <table:table-cell table:style-name="ce774" office:value-type="string" calcext:value-type="string">
            <text:p>⬤</text:p>
          </table:table-cell>
          <table:table-cell table:style-name="ce774"/>
          <table:table-cell table:style-name="ce893" office:value-type="string" calcext:value-type="string">
            <text:p>/</text:p>
          </table:table-cell>
          <table:table-cell table:style-name="ce774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893" office:value-type="string" calcext:value-type="string">
            <text:p>/</text:p>
          </table:table-cell>
          <table:table-cell table:style-name="ce773" office:value-type="string" calcext:value-type="string">
            <text:p>/</text:p>
          </table:table-cell>
          <table:table-cell table:style-name="ce773" office:value-type="string" calcext:value-type="string">
            <text:p>⬤</text:p>
          </table:table-cell>
          <table:table-cell table:style-name="ce865"/>
          <table:table-cell table:style-name="ce755" office:value-type="string" calcext:value-type="string">
            <text:p>⬤</text:p>
          </table:table-cell>
          <table:table-cell table:style-name="ce755"/>
          <table:table-cell table:style-name="ce891" office:value-type="string" calcext:value-type="string">
            <text:p>⬤</text:p>
          </table:table-cell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17"/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✖</text:p>
          </table:table-cell>
          <table:table-cell table:style-name="ce738"/>
          <table:table-cell table:style-name="ce749" office:value-type="string" calcext:value-type="string">
            <text:p>/</text:p>
          </table:table-cell>
          <table:table-cell table:style-name="ce756" office:value-type="string" calcext:value-type="string">
            <text:p>✖</text:p>
          </table:table-cell>
          <table:table-cell table:style-name="ce757"/>
          <table:table-cell table:style-name="ce765" office:value-type="string" calcext:value-type="string">
            <text:p>⬤</text:p>
          </table:table-cell>
          <table:table-cell table:style-name="ce761" office:value-type="string" calcext:value-type="string">
            <text:p>✖</text:p>
          </table:table-cell>
          <table:table-cell table:style-name="ce760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✖</text:p>
          </table:table-cell>
          <table:table-cell table:style-name="ce776" office:value-type="string" calcext:value-type="string">
            <text:p>/</text:p>
          </table:table-cell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65" office:value-type="string" calcext:value-type="string">
            <text:p>/</text:p>
          </table:table-cell>
          <table:table-cell table:style-name="ce761" office:value-type="string" calcext:value-type="string">
            <text:p>✖</text:p>
          </table:table-cell>
          <table:table-cell table:style-name="ce866" office:value-type="string" calcext:value-type="string">
            <text:p>/</text:p>
          </table:table-cell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/</text:p>
          </table:table-cell>
          <table:table-cell table:style-name="ce776" office:value-type="string" calcext:value-type="string">
            <text:p>/</text:p>
          </table:table-cell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⬤</text:p>
          </table:table-cell>
          <table:table-cell table:style-name="ce760"/>
          <table:table-cell table:style-name="ce761" office:value-type="string" calcext:value-type="string">
            <text:p>✖</text:p>
          </table:table-cell>
          <table:table-cell table:style-name="ce866" office:value-type="string" calcext:value-type="string">
            <text:p>⬤</text:p>
          </table:table-cell>
          <table:table-cell table:style-name="ce757"/>
          <table:table-cell table:style-name="ce756" office:value-type="string" calcext:value-type="string">
            <text:p>✖</text:p>
          </table:table-cell>
          <table:table-cell table:style-name="ce892" office:value-type="string" calcext:value-type="string">
            <text:p>/</text:p>
          </table:table-cell>
          <table:table-cell table:style-name="ce738"/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/</text:p>
          </table:table-cell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/</text:p>
          </table:table-cell>
          <table:table-cell table:style-name="ce719" office:value-type="string" calcext:value-type="string">
            <text:p>⬤</text:p>
          </table:table-cell>
          <table:table-cell table:style-name="ce719"/>
          <table:table-cell table:style-name="ce730"/>
          <table:table-cell table:style-name="ce738" office:value-type="string" calcext:value-type="string">
            <text:p>⬤</text:p>
          </table:table-cell>
          <table:table-cell table:style-name="ce738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65" office:value-type="string" calcext:value-type="string">
            <text:p>/</text:p>
          </table:table-cell>
          <table:table-cell table:style-name="ce760" table:number-columns-repeated="2"/>
          <table:table-cell table:style-name="ce767"/>
          <table:table-cell table:style-name="ce776" table:number-columns-repeated="2"/>
          <table:table-cell table:style-name="ce767" office:value-type="string" calcext:value-type="string">
            <text:p>/</text:p>
          </table:table-cell>
          <table:table-cell table:style-name="ce817" table:number-columns-repeated="2"/>
          <table:table-cell table:style-name="ce770"/>
          <table:table-cell table:style-name="ce817"/>
          <table:table-cell table:style-name="ce776"/>
          <table:table-cell table:style-name="ce767"/>
          <table:table-cell table:style-name="ce776" table:number-columns-repeated="2"/>
          <table:table-cell table:style-name="ce765"/>
          <table:table-cell table:style-name="ce760"/>
          <table:table-cell table:style-name="ce866"/>
          <table:table-cell table:style-name="ce776" table:number-columns-repeated="2"/>
          <table:table-cell table:style-name="ce894"/>
          <table:table-cell table:style-name="ce776" table:number-columns-repeated="2"/>
          <table:table-cell table:style-name="ce894"/>
          <table:table-cell table:style-name="ce776" table:number-columns-repeated="2"/>
          <table:table-cell table:style-name="ce894" office:value-type="string" calcext:value-type="string">
            <text:p>/</text:p>
          </table:table-cell>
          <table:table-cell table:style-name="ce776" table:number-columns-repeated="2"/>
          <table:table-cell table:style-name="ce894"/>
          <table:table-cell table:style-name="ce760" table:number-columns-repeated="2"/>
          <table:table-cell table:style-name="ce866" office:value-type="string" calcext:value-type="string">
            <text:p>/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 office:value-type="string" calcext:value-type="string">
            <text:p>/</text:p>
          </table:table-cell>
          <table:table-cell table:number-columns-repeated="16333"/>
        </table:table-row>
        <table:table-row table:style-name="ro3"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726" office:value-type="string" calcext:value-type="string">
            <text:p>⬤</text:p>
          </table:table-cell>
          <table:table-cell table:style-name="ce733"/>
          <table:table-cell table:style-name="ce733" office:value-type="string" calcext:value-type="string">
            <text:p>⬤</text:p>
          </table:table-cell>
          <table:table-cell table:style-name="ce746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74"/>
          <table:table-cell table:style-name="ce789"/>
          <table:table-cell table:style-name="ce796" office:value-type="string" calcext:value-type="string">
            <text:p>⬤</text:p>
          </table:table-cell>
          <table:table-cell table:style-name="ce796"/>
          <table:table-cell table:style-name="ce791" office:value-type="string" calcext:value-type="string">
            <text:p>/</text:p>
          </table:table-cell>
          <table:table-cell table:style-name="ce799"/>
          <table:table-cell table:style-name="ce799" office:value-type="string" calcext:value-type="string">
            <text:p>⬤</text:p>
          </table:table-cell>
          <table:table-cell table:style-name="ce789"/>
          <table:table-cell table:style-name="ce796"/>
          <table:table-cell table:style-name="ce796" office:value-type="string" calcext:value-type="string">
            <text:p>⬤</text:p>
          </table:table-cell>
          <table:table-cell table:style-name="ce791"/>
          <table:table-cell table:style-name="ce799" office:value-type="string" calcext:value-type="string">
            <text:p>/</text:p>
          </table:table-cell>
          <table:table-cell table:style-name="ce799" office:value-type="string" calcext:value-type="string">
            <text:p>⬤</text:p>
          </table:table-cell>
          <table:table-cell table:style-name="ce789" office:value-type="string" calcext:value-type="string">
            <text:p>⬤</text:p>
          </table:table-cell>
          <table:table-cell table:style-name="ce796"/>
          <table:table-cell table:style-name="ce867" office:value-type="string" calcext:value-type="string">
            <text:p>⬤</text:p>
          </table:table-cell>
          <table:table-cell table:style-name="ce799" office:value-type="string" calcext:value-type="string">
            <text:p>⬤</text:p>
          </table:table-cell>
          <table:table-cell table:style-name="ce799" office:value-type="string" calcext:value-type="string">
            <text:p>/</text:p>
          </table:table-cell>
          <table:table-cell table:style-name="ce895"/>
          <table:table-cell table:style-name="ce796" office:value-type="string" calcext:value-type="string">
            <text:p>⬤</text:p>
          </table:table-cell>
          <table:table-cell table:style-name="ce796"/>
          <table:table-cell table:style-name="ce867"/>
          <table:table-cell table:style-name="ce799" office:value-type="string" calcext:value-type="string">
            <text:p>⬤</text:p>
          </table:table-cell>
          <table:table-cell table:style-name="ce799"/>
          <table:table-cell table:style-name="ce895" office:value-type="string" calcext:value-type="string">
            <text:p>/</text:p>
          </table:table-cell>
          <table:table-cell table:style-name="ce796"/>
          <table:table-cell table:style-name="ce796" office:value-type="string" calcext:value-type="string">
            <text:p>⬤</text:p>
          </table:table-cell>
          <table:table-cell table:style-name="ce867"/>
          <table:table-cell table:style-name="ce774"/>
          <table:table-cell table:style-name="ce774" office:value-type="string" calcext:value-type="string">
            <text:p>⬤</text:p>
          </table:table-cell>
          <table:table-cell table:style-name="ce893" office:value-type="string" calcext:value-type="string">
            <text:p>/</text:p>
          </table:table-cell>
          <table:table-cell table:style-name="ce752" office:value-type="string" calcext:value-type="string">
            <text:p>⬤</text:p>
          </table:table-cell>
          <table:table-cell table:style-name="ce752"/>
          <table:table-cell table:style-name="ce863" office:value-type="string" calcext:value-type="string">
            <text:p>⬤</text:p>
          </table:table-cell>
          <table:table-cell table:style-name="ce733" office:value-type="string" calcext:value-type="string">
            <text:p>⬤</text:p>
          </table:table-cell>
          <table:table-cell table:style-name="ce733"/>
          <table:table-cell table:style-name="ce861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✖</text:p>
          </table:table-cell>
          <table:table-cell table:style-name="ce735"/>
          <table:table-cell table:style-name="ce747" office:value-type="string" calcext:value-type="string">
            <text:p>/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✖</text:p>
          </table:table-cell>
          <table:table-cell table:style-name="ce79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✖</text:p>
          </table:table-cell>
          <table:table-cell table:style-name="ce801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✖</text:p>
          </table:table-cell>
          <table:table-cell table:style-name="ce79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✖</text:p>
          </table:table-cell>
          <table:table-cell table:style-name="ce801"/>
          <table:table-cell table:style-name="ce790"/>
          <table:table-cell table:style-name="ce797" office:value-type="string" calcext:value-type="string">
            <text:p>✖</text:p>
          </table:table-cell>
          <table:table-cell table:style-name="ce868"/>
          <table:table-cell table:style-name="ce801"/>
          <table:table-cell table:style-name="ce800" office:value-type="string" calcext:value-type="string">
            <text:p>✖</text:p>
          </table:table-cell>
          <table:table-cell table:style-name="ce896" office:value-type="string" calcext:value-type="string">
            <text:p>⬤</text:p>
          </table:table-cell>
          <table:table-cell table:style-name="ce797"/>
          <table:table-cell table:style-name="ce797" office:value-type="string" calcext:value-type="string">
            <text:p>✖</text:p>
          </table:table-cell>
          <table:table-cell table:style-name="ce868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✖</text:p>
          </table:table-cell>
          <table:table-cell table:style-name="ce896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✖</text:p>
          </table:table-cell>
          <table:table-cell table:style-name="ce868" office:value-type="string" calcext:value-type="string">
            <text:p>⬤</text:p>
          </table:table-cell>
          <table:table-cell table:style-name="ce775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⬤</text:p>
          </table:table-cell>
          <table:table-cell table:style-name="ce754"/>
          <table:table-cell table:style-name="ce753" office:value-type="string" calcext:value-type="string">
            <text:p>✖</text:p>
          </table:table-cell>
          <table:table-cell table:style-name="ce864" office:value-type="string" calcext:value-type="string">
            <text:p>/</text:p>
          </table:table-cell>
          <table:table-cell table:style-name="ce735"/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/</text:p>
          </table:table-cell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27" office:value-type="string" calcext:value-type="string">
            <text:p>/</text:p>
          </table:table-cell>
          <table:table-cell table:style-name="ce735" office:value-type="string" calcext:value-type="string">
            <text:p>⬤</text:p>
          </table:table-cell>
          <table:table-cell table:style-name="ce735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67" office:value-type="string" calcext:value-type="string">
            <text:p>/</text:p>
          </table:table-cell>
          <table:table-cell table:style-name="ce776" table:number-columns-repeated="2"/>
          <table:table-cell table:style-name="ce790"/>
          <table:table-cell table:style-name="ce798" table:number-columns-repeated="2"/>
          <table:table-cell table:style-name="ce792"/>
          <table:table-cell table:style-name="ce801" table:number-columns-repeated="2"/>
          <table:table-cell table:style-name="ce790"/>
          <table:table-cell table:style-name="ce798" table:number-columns-repeated="2"/>
          <table:table-cell table:style-name="ce792"/>
          <table:table-cell table:style-name="ce801" table:number-columns-repeated="2"/>
          <table:table-cell table:style-name="ce790"/>
          <table:table-cell table:style-name="ce798"/>
          <table:table-cell table:style-name="ce868"/>
          <table:table-cell table:style-name="ce801" table:number-columns-repeated="2"/>
          <table:table-cell table:style-name="ce896"/>
          <table:table-cell table:style-name="ce797" table:number-columns-repeated="2"/>
          <table:table-cell table:style-name="ce868"/>
          <table:table-cell table:style-name="ce801" table:number-columns-repeated="2"/>
          <table:table-cell table:style-name="ce896"/>
          <table:table-cell table:style-name="ce798" table:number-columns-repeated="2"/>
          <table:table-cell table:style-name="ce868"/>
          <table:table-cell table:style-name="ce775" table:number-columns-repeated="2"/>
          <table:table-cell table:style-name="ce894" office:value-type="string" calcext:value-type="string">
            <text:p>/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style-name="ce735"/>
          <table:table-cell table:style-name="ce735" office:value-type="string" calcext:value-type="string">
            <text:p>⬤</text:p>
          </table:table-cell>
          <table:table-cell table:style-name="ce862" office:value-type="string" calcext:value-type="string">
            <text:p>/</text:p>
          </table:table-cell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748" office:value-type="string" calcext:value-type="string">
            <text:p>⬤</text:p>
          </table:table-cell>
          <table:table-cell table:style-name="ce755"/>
          <table:table-cell table:style-name="ce755" office:value-type="string" calcext:value-type="string">
            <text:p>⬤</text:p>
          </table:table-cell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791" office:value-type="string" calcext:value-type="string">
            <text:p>/</text:p>
          </table:table-cell>
          <table:table-cell table:style-name="ce799" office:value-type="string" calcext:value-type="string">
            <text:p>⬤</text:p>
          </table:table-cell>
          <table:table-cell table:style-name="ce799"/>
          <table:table-cell table:style-name="ce811" office:value-type="string" calcext:value-type="string">
            <text:p>⬤</text:p>
          </table:table-cell>
          <table:table-cell table:style-name="ce818" office:value-type="string" calcext:value-type="string">
            <text:p>/</text:p>
          </table:table-cell>
          <table:table-cell table:style-name="ce818"/>
          <table:table-cell table:style-name="ce813" office:value-type="string" calcext:value-type="string">
            <text:p>⬤</text:p>
          </table:table-cell>
          <table:table-cell table:style-name="ce821" office:value-type="string" calcext:value-type="string">
            <text:p>⬤</text:p>
          </table:table-cell>
          <table:table-cell table:style-name="ce821"/>
          <table:table-cell table:style-name="ce813" office:value-type="string" calcext:value-type="string">
            <text:p>⬤</text:p>
          </table:table-cell>
          <table:table-cell table:style-name="ce821" office:value-type="string" calcext:value-type="string">
            <text:p>⬤</text:p>
          </table:table-cell>
          <table:table-cell table:style-name="ce821" office:value-type="string" calcext:value-type="string">
            <text:p>/</text:p>
          </table:table-cell>
          <table:table-cell table:style-name="ce811" office:value-type="string" calcext:value-type="string">
            <text:p>/</text:p>
          </table:table-cell>
          <table:table-cell table:style-name="ce818" office:value-type="string" calcext:value-type="string">
            <text:p>⬤</text:p>
          </table:table-cell>
          <table:table-cell table:style-name="ce869" office:value-type="string" calcext:value-type="string">
            <text:p>/</text:p>
          </table:table-cell>
          <table:table-cell table:style-name="ce821" office:value-type="string" calcext:value-type="string">
            <text:p>/</text:p>
          </table:table-cell>
          <table:table-cell table:style-name="ce821" office:value-type="string" calcext:value-type="string">
            <text:p>⬤</text:p>
          </table:table-cell>
          <table:table-cell table:style-name="ce897" office:value-type="string" calcext:value-type="string">
            <text:p>⬤</text:p>
          </table:table-cell>
          <table:table-cell table:style-name="ce821"/>
          <table:table-cell table:style-name="ce821" office:value-type="string" calcext:value-type="string">
            <text:p>⬤</text:p>
          </table:table-cell>
          <table:table-cell table:style-name="ce897" office:value-type="string" calcext:value-type="string">
            <text:p>⬤</text:p>
          </table:table-cell>
          <table:table-cell table:style-name="ce818"/>
          <table:table-cell table:style-name="ce818" office:value-type="string" calcext:value-type="string">
            <text:p>/</text:p>
          </table:table-cell>
          <table:table-cell table:style-name="ce869" office:value-type="string" calcext:value-type="string">
            <text:p>⬤</text:p>
          </table:table-cell>
          <table:table-cell table:style-name="ce799"/>
          <table:table-cell table:style-name="ce799" office:value-type="string" calcext:value-type="string">
            <text:p>⬤</text:p>
          </table:table-cell>
          <table:table-cell table:style-name="ce895" office:value-type="string" calcext:value-type="string">
            <text:p>/</text:p>
          </table:table-cell>
          <table:table-cell table:style-name="ce774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893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755"/>
          <table:table-cell table:style-name="ce891" office:value-type="string" calcext:value-type="string">
            <text:p>⬤</text:p>
          </table:table-cell>
          <table:table-cell table:style-name="ce733" office:value-type="string" calcext:value-type="string">
            <text:p>⬤</text:p>
          </table:table-cell>
          <table:table-cell table:style-name="ce733" office:value-type="string" calcext:value-type="string">
            <text:p>/</text:p>
          </table:table-cell>
          <table:table-cell table:style-name="ce861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887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✖</text:p>
          </table:table-cell>
          <table:table-cell table:style-name="ce735"/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757"/>
          <table:table-cell table:style-name="ce767"/>
          <table:table-cell table:style-name="ce775" office:value-type="string" calcext:value-type="string">
            <text:p>✖</text:p>
          </table:table-cell>
          <table:table-cell table:style-name="ce776"/>
          <table:table-cell table:style-name="ce792"/>
          <table:table-cell table:style-name="ce800" office:value-type="string" calcext:value-type="string">
            <text:p>✖</text:p>
          </table:table-cell>
          <table:table-cell table:style-name="ce801"/>
          <table:table-cell table:style-name="ce812" office:value-type="string" calcext:value-type="string">
            <text:p>/</text:p>
          </table:table-cell>
          <table:table-cell table:style-name="ce819" office:value-type="string" calcext:value-type="string">
            <text:p>✖</text:p>
          </table:table-cell>
          <table:table-cell table:style-name="ce820"/>
          <table:table-cell table:style-name="ce814" office:value-type="string" calcext:value-type="string">
            <text:p>/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style-name="ce814"/>
          <table:table-cell table:style-name="ce795" office:value-type="string" calcext:value-type="string">
            <text:p>✖</text:p>
          </table:table-cell>
          <table:table-cell table:style-name="ce784"/>
          <table:table-cell table:style-name="ce812"/>
          <table:table-cell table:style-name="ce819" office:value-type="string" calcext:value-type="string">
            <text:p>✖</text:p>
          </table:table-cell>
          <table:table-cell table:style-name="ce870"/>
          <table:table-cell table:style-name="ce784"/>
          <table:table-cell table:style-name="ce795" office:value-type="string" calcext:value-type="string">
            <text:p>✖</text:p>
          </table:table-cell>
          <table:table-cell table:style-name="ce898"/>
          <table:table-cell table:style-name="ce784"/>
          <table:table-cell table:style-name="ce795" office:value-type="string" calcext:value-type="string">
            <text:p>✖</text:p>
          </table:table-cell>
          <table:table-cell table:style-name="ce898" office:value-type="string" calcext:value-type="string">
            <text:p>/</text:p>
          </table:table-cell>
          <table:table-cell table:style-name="ce820"/>
          <table:table-cell table:style-name="ce819" office:value-type="string" calcext:value-type="string">
            <text:p>✖</text:p>
          </table:table-cell>
          <table:table-cell table:style-name="ce870" office:value-type="string" calcext:value-type="string">
            <text:p>/</text:p>
          </table:table-cell>
          <table:table-cell table:style-name="ce801"/>
          <table:table-cell table:style-name="ce800" office:value-type="string" calcext:value-type="string">
            <text:p>✖</text:p>
          </table:table-cell>
          <table:table-cell table:style-name="ce896"/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/>
          <table:table-cell table:style-name="ce757"/>
          <table:table-cell table:style-name="ce756" office:value-type="string" calcext:value-type="string">
            <text:p>✖</text:p>
          </table:table-cell>
          <table:table-cell table:style-name="ce892" office:value-type="string" calcext:value-type="string">
            <text:p>⬤</text:p>
          </table:table-cell>
          <table:table-cell table:style-name="ce735"/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⬤</text:p>
          </table:table-cell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27"/>
          <table:table-cell table:style-name="ce735" office:value-type="string" calcext:value-type="string">
            <text:p>⬤</text:p>
          </table:table-cell>
          <table:table-cell table:style-name="ce735"/>
          <table:table-cell table:style-name="ce749"/>
          <table:table-cell table:style-name="ce757" office:value-type="string" calcext:value-type="string">
            <text:p>⬤</text:p>
          </table:table-cell>
          <table:table-cell table:style-name="ce757"/>
          <table:table-cell table:style-name="ce767" office:value-type="string" calcext:value-type="string">
            <text:p>⬤</text:p>
          </table:table-cell>
          <table:table-cell table:style-name="ce776" table:number-columns-repeated="2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12"/>
          <table:table-cell table:style-name="ce820" table:number-columns-repeated="2"/>
          <table:table-cell table:style-name="ce814"/>
          <table:table-cell table:style-name="ce784" table:number-columns-repeated="2"/>
          <table:table-cell table:style-name="ce814"/>
          <table:table-cell table:style-name="ce784" table:number-columns-repeated="2"/>
          <table:table-cell table:style-name="ce812"/>
          <table:table-cell table:style-name="ce820"/>
          <table:table-cell table:style-name="ce870"/>
          <table:table-cell table:style-name="ce784" table:number-columns-repeated="2"/>
          <table:table-cell table:style-name="ce898"/>
          <table:table-cell table:style-name="ce784" table:number-columns-repeated="2"/>
          <table:table-cell table:style-name="ce898"/>
          <table:table-cell table:style-name="ce820" table:number-columns-repeated="2"/>
          <table:table-cell table:style-name="ce870"/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76"/>
          <table:table-cell table:style-name="ce817"/>
          <table:table-cell table:style-name="ce894" office:value-type="string" calcext:value-type="string">
            <text:p>⬤</text:p>
          </table:table-cell>
          <table:table-cell table:style-name="ce757"/>
          <table:table-cell table:style-name="ce757" office:value-type="string" calcext:value-type="string">
            <text:p>⬤</text:p>
          </table:table-cell>
          <table:table-cell table:style-name="ce892"/>
          <table:table-cell table:style-name="ce735"/>
          <table:table-cell table:style-name="ce735" office:value-type="string" calcext:value-type="string">
            <text:p>⬤</text:p>
          </table:table-cell>
          <table:table-cell table:style-name="ce862"/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8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728" office:value-type="string" calcext:value-type="string">
            <text:p>/</text:p>
          </table:table-cell>
          <table:table-cell table:style-name="ce736"/>
          <table:table-cell table:style-name="ce736" office:value-type="string" calcext:value-type="string">
            <text:p>⬤</text:p>
          </table:table-cell>
          <table:table-cell table:style-name="ce746" office:value-type="string" calcext:value-type="string">
            <text:p>/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766"/>
          <table:table-cell table:style-name="ce774" office:value-type="string" calcext:value-type="string">
            <text:p>⬤</text:p>
          </table:table-cell>
          <table:table-cell table:style-name="ce774"/>
          <table:table-cell table:style-name="ce789"/>
          <table:table-cell table:style-name="ce796" office:value-type="string" calcext:value-type="string">
            <text:p>⬤</text:p>
          </table:table-cell>
          <table:table-cell table:style-name="ce796"/>
          <table:table-cell table:style-name="ce813" office:value-type="string" calcext:value-type="string">
            <text:p>⬤</text:p>
          </table:table-cell>
          <table:table-cell table:style-name="ce821" office:value-type="string" calcext:value-type="string">
            <text:p>/</text:p>
          </table:table-cell>
          <table:table-cell table:style-name="ce821"/>
          <table:table-cell table:style-name="ce829" office:value-type="string" calcext:value-type="string">
            <text:p>⬤</text:p>
          </table:table-cell>
          <table:table-cell table:style-name="ce835" table:number-columns-repeated="2"/>
          <table:table-cell table:style-name="ce831" office:value-type="string" calcext:value-type="string">
            <text:p>⬤</text:p>
          </table:table-cell>
          <table:table-cell table:style-name="ce838" office:value-type="string" calcext:value-type="string">
            <text:p>⬤</text:p>
          </table:table-cell>
          <table:table-cell table:style-name="ce838"/>
          <table:table-cell table:style-name="ce829"/>
          <table:table-cell table:style-name="ce835" office:value-type="string" calcext:value-type="string">
            <text:p>⬤</text:p>
          </table:table-cell>
          <table:table-cell table:style-name="ce871"/>
          <table:table-cell table:style-name="ce838"/>
          <table:table-cell table:style-name="ce838" office:value-type="string" calcext:value-type="string">
            <text:p>⬤</text:p>
          </table:table-cell>
          <table:table-cell table:style-name="ce899" office:value-type="string" calcext:value-type="string">
            <text:p>⬤</text:p>
          </table:table-cell>
          <table:table-cell table:style-name="ce835" table:number-columns-repeated="2"/>
          <table:table-cell table:style-name="ce871" office:value-type="string" calcext:value-type="string">
            <text:p>⬤</text:p>
          </table:table-cell>
          <table:table-cell table:style-name="ce821"/>
          <table:table-cell table:style-name="ce821" office:value-type="string" calcext:value-type="string">
            <text:p>/</text:p>
          </table:table-cell>
          <table:table-cell table:style-name="ce897" office:value-type="string" calcext:value-type="string">
            <text:p>⬤</text:p>
          </table:table-cell>
          <table:table-cell table:style-name="ce796"/>
          <table:table-cell table:style-name="ce796" office:value-type="string" calcext:value-type="string">
            <text:p>⬤</text:p>
          </table:table-cell>
          <table:table-cell table:style-name="ce867"/>
          <table:table-cell table:style-name="ce774"/>
          <table:table-cell table:style-name="ce910" office:value-type="string" calcext:value-type="string">
            <text:p>⬤</text:p>
          </table:table-cell>
          <table:table-cell table:style-name="ce893"/>
          <table:table-cell table:style-name="ce752" office:value-type="string" calcext:value-type="string">
            <text:p>⬤</text:p>
          </table:table-cell>
          <table:table-cell table:style-name="ce752"/>
          <table:table-cell table:style-name="ce863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736"/>
          <table:table-cell table:style-name="ce889" office:value-type="string" calcext:value-type="string">
            <text:p>/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859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738"/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90"/>
          <table:table-cell table:style-name="ce797" office:value-type="string" calcext:value-type="string">
            <text:p>✖</text:p>
          </table:table-cell>
          <table:table-cell table:style-name="ce798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style-name="ce830"/>
          <table:table-cell table:style-name="ce836" office:value-type="string" calcext:value-type="string">
            <text:p>✖</text:p>
          </table:table-cell>
          <table:table-cell table:style-name="ce837"/>
          <table:table-cell table:style-name="ce832"/>
          <table:table-cell table:style-name="ce825" office:value-type="string" calcext:value-type="string">
            <text:p>✖</text:p>
          </table:table-cell>
          <table:table-cell table:style-name="ce824"/>
          <table:table-cell table:style-name="ce830"/>
          <table:table-cell table:style-name="ce836" office:value-type="string" calcext:value-type="string">
            <text:p>✖</text:p>
          </table:table-cell>
          <table:table-cell table:style-name="ce872"/>
          <table:table-cell table:style-name="ce824"/>
          <table:table-cell table:style-name="ce825" office:value-type="string" calcext:value-type="string">
            <text:p>✖</text:p>
          </table:table-cell>
          <table:table-cell table:style-name="ce900"/>
          <table:table-cell table:style-name="ce837"/>
          <table:table-cell table:style-name="ce836" office:value-type="string" calcext:value-type="string">
            <text:p>✖</text:p>
          </table:table-cell>
          <table:table-cell table:style-name="ce872"/>
          <table:table-cell table:style-name="ce784"/>
          <table:table-cell table:style-name="ce795" office:value-type="string" calcext:value-type="string">
            <text:p>✖</text:p>
          </table:table-cell>
          <table:table-cell table:style-name="ce898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✖</text:p>
          </table:table-cell>
          <table:table-cell table:style-name="ce868"/>
          <table:table-cell table:style-name="ce776"/>
          <table:table-cell table:style-name="ce779"/>
          <table:table-cell table:style-name="ce894" office:value-type="string" calcext:value-type="string">
            <text:p>/</text:p>
          </table:table-cell>
          <table:table-cell table:style-name="ce754"/>
          <table:table-cell table:style-name="ce753" office:value-type="string" calcext:value-type="string">
            <text:p>✖</text:p>
          </table:table-cell>
          <table:table-cell table:style-name="ce864" office:value-type="string" calcext:value-type="string">
            <text:p>⬤</text:p>
          </table:table-cell>
          <table:table-cell table:style-name="ce738"/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⬤</text:p>
          </table:table-cell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30" office:value-type="string" calcext:value-type="string">
            <text:p>/</text:p>
          </table:table-cell>
          <table:table-cell table:style-name="ce738" office:value-type="string" calcext:value-type="string">
            <text:p>⬤</text:p>
          </table:table-cell>
          <table:table-cell table:style-name="ce738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67" office:value-type="string" calcext:value-type="string">
            <text:p>⬤</text:p>
          </table:table-cell>
          <table:table-cell table:style-name="ce776" office:value-type="string" calcext:value-type="string">
            <text:p>/</text:p>
          </table:table-cell>
          <table:table-cell table:style-name="ce776"/>
          <table:table-cell table:style-name="ce790" office:value-type="string" calcext:value-type="string">
            <text:p>⬤</text:p>
          </table:table-cell>
          <table:table-cell table:style-name="ce798" table:number-columns-repeated="2"/>
          <table:table-cell table:style-name="ce814"/>
          <table:table-cell table:style-name="ce784" table:number-columns-repeated="2"/>
          <table:table-cell table:style-name="ce830"/>
          <table:table-cell table:style-name="ce837" table:number-columns-repeated="2"/>
          <table:table-cell table:style-name="ce832"/>
          <table:table-cell table:style-name="ce824" table:number-columns-repeated="2"/>
          <table:table-cell table:style-name="ce830"/>
          <table:table-cell table:style-name="ce837"/>
          <table:table-cell table:style-name="ce872"/>
          <table:table-cell table:style-name="ce824" table:number-columns-repeated="2"/>
          <table:table-cell table:style-name="ce900"/>
          <table:table-cell table:style-name="ce837" table:number-columns-repeated="2"/>
          <table:table-cell table:style-name="ce872"/>
          <table:table-cell table:style-name="ce784" table:number-columns-repeated="2"/>
          <table:table-cell table:style-name="ce898"/>
          <table:table-cell table:style-name="ce798" table:number-columns-repeated="2"/>
          <table:table-cell table:style-name="ce868" office:value-type="string" calcext:value-type="string">
            <text:p>⬤</text:p>
          </table:table-cell>
          <table:table-cell table:style-name="ce776"/>
          <table:table-cell table:style-name="ce776" office:value-type="string" calcext:value-type="string">
            <text:p>/</text:p>
          </table:table-cell>
          <table:table-cell table:style-name="ce894" office:value-type="string" calcext:value-type="string">
            <text:p>⬤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 office:value-type="string" calcext:value-type="string">
            <text:p>/</text:p>
          </table:table-cell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17"/>
          <table:table-cell table:style-name="ce728"/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48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755"/>
          <table:table-cell table:style-name="ce766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774"/>
          <table:table-cell table:style-name="ce791"/>
          <table:table-cell table:style-name="ce799" office:value-type="string" calcext:value-type="string">
            <text:p>⬤</text:p>
          </table:table-cell>
          <table:table-cell table:style-name="ce799"/>
          <table:table-cell table:style-name="ce813" office:value-type="string" calcext:value-type="string">
            <text:p>⬤</text:p>
          </table:table-cell>
          <table:table-cell table:style-name="ce821" table:number-columns-repeated="2"/>
          <table:table-cell table:style-name="ce831" office:value-type="string" calcext:value-type="string">
            <text:p>⬤</text:p>
          </table:table-cell>
          <table:table-cell table:style-name="ce838" table:number-columns-repeated="2"/>
          <table:table-cell table:style-name="ce842" office:value-type="string" calcext:value-type="string">
            <text:p>/</text:p>
          </table:table-cell>
          <table:table-cell table:style-name="ce845" table:number-columns-repeated="2"/>
          <table:table-cell table:style-name="ce842"/>
          <table:table-cell table:style-name="ce845" office:value-type="string" calcext:value-type="string">
            <text:p>/</text:p>
          </table:table-cell>
          <table:table-cell table:style-name="ce873"/>
          <table:table-cell table:style-name="ce845" table:number-columns-repeated="2"/>
          <table:table-cell table:style-name="ce873" office:value-type="string" calcext:value-type="string">
            <text:p>/</text:p>
          </table:table-cell>
          <table:table-cell table:style-name="ce838" table:number-columns-repeated="2"/>
          <table:table-cell table:style-name="ce899" office:value-type="string" calcext:value-type="string">
            <text:p>⬤</text:p>
          </table:table-cell>
          <table:table-cell table:style-name="ce821" table:number-columns-repeated="2"/>
          <table:table-cell table:style-name="ce897" office:value-type="string" calcext:value-type="string">
            <text:p>⬤</text:p>
          </table:table-cell>
          <table:table-cell table:style-name="ce799"/>
          <table:table-cell table:style-name="ce799" office:value-type="string" calcext:value-type="string">
            <text:p>⬤</text:p>
          </table:table-cell>
          <table:table-cell table:style-name="ce895"/>
          <table:table-cell table:style-name="ce774"/>
          <table:table-cell table:style-name="ce774" office:value-type="string" calcext:value-type="string">
            <text:p>/</text:p>
          </table:table-cell>
          <table:table-cell table:style-name="ce893" office:value-type="string" calcext:value-type="string">
            <text:p>⬤</text:p>
          </table:table-cell>
          <table:table-cell table:style-name="ce755"/>
          <table:table-cell table:style-name="ce755" office:value-type="string" calcext:value-type="string">
            <text:p>⬤</text:p>
          </table:table-cell>
          <table:table-cell table:style-name="ce913" office:value-type="string" calcext:value-type="string">
            <text:p>/</text:p>
          </table:table-cell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/>
          <table:table-cell table:style-name="ce717"/>
          <table:table-cell table:style-name="ce717" office:value-type="string" calcext:value-type="string">
            <text:p>/</text:p>
          </table:table-cell>
          <table:table-cell table:style-name="ce887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 office:value-type="string" calcext:value-type="string">
            <text:p>⬤</text:p>
          </table:table-cell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738"/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757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92" office:value-type="string" calcext:value-type="string">
            <text:p>/</text:p>
          </table:table-cell>
          <table:table-cell table:style-name="ce800" office:value-type="string" calcext:value-type="string">
            <text:p>✖</text:p>
          </table:table-cell>
          <table:table-cell table:style-name="ce801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style-name="ce832" office:value-type="string" calcext:value-type="string">
            <text:p>⬤</text:p>
          </table:table-cell>
          <table:table-cell table:style-name="ce825" office:value-type="string" calcext:value-type="string">
            <text:p>✖</text:p>
          </table:table-cell>
          <table:table-cell table:style-name="ce824"/>
          <table:table-cell table:style-name="ce843"/>
          <table:table-cell table:style-name="ce846" office:value-type="string" calcext:value-type="string">
            <text:p>✖</text:p>
          </table:table-cell>
          <table:table-cell table:style-name="ce847"/>
          <table:table-cell table:style-name="ce843"/>
          <table:table-cell table:style-name="ce846" office:value-type="string" calcext:value-type="string">
            <text:p>✖</text:p>
          </table:table-cell>
          <table:table-cell table:style-name="ce874"/>
          <table:table-cell table:style-name="ce847"/>
          <table:table-cell table:style-name="ce846" office:value-type="string" calcext:value-type="string">
            <text:p>✖</text:p>
          </table:table-cell>
          <table:table-cell table:style-name="ce874"/>
          <table:table-cell table:style-name="ce824"/>
          <table:table-cell table:style-name="ce825" office:value-type="string" calcext:value-type="string">
            <text:p>✖</text:p>
          </table:table-cell>
          <table:table-cell table:style-name="ce900" office:value-type="string" calcext:value-type="string">
            <text:p>⬤</text:p>
          </table:table-cell>
          <table:table-cell table:style-name="ce784"/>
          <table:table-cell table:style-name="ce795" office:value-type="string" calcext:value-type="string">
            <text:p>✖</text:p>
          </table:table-cell>
          <table:table-cell table:style-name="ce898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✖</text:p>
          </table:table-cell>
          <table:table-cell table:style-name="ce896" office:value-type="string" calcext:value-type="string">
            <text:p>/</text:p>
          </table:table-cell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/</text:p>
          </table:table-cell>
          <table:table-cell table:style-name="ce757"/>
          <table:table-cell table:style-name="ce756" office:value-type="string" calcext:value-type="string">
            <text:p>✖</text:p>
          </table:table-cell>
          <table:table-cell table:style-name="ce892" office:value-type="string" calcext:value-type="string">
            <text:p>⬤</text:p>
          </table:table-cell>
          <table:table-cell table:style-name="ce738"/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30" office:value-type="string" calcext:value-type="string">
            <text:p>/</text:p>
          </table:table-cell>
          <table:table-cell table:style-name="ce738" office:value-type="string" calcext:value-type="string">
            <text:p>⬤</text:p>
          </table:table-cell>
          <table:table-cell table:style-name="ce738"/>
          <table:table-cell table:style-name="ce749"/>
          <table:table-cell table:style-name="ce757" office:value-type="string" calcext:value-type="string">
            <text:p>⬤</text:p>
          </table:table-cell>
          <table:table-cell table:style-name="ce757"/>
          <table:table-cell table:style-name="ce767" office:value-type="string" calcext:value-type="string">
            <text:p>⬤</text:p>
          </table:table-cell>
          <table:table-cell table:style-name="ce776" table:number-columns-repeated="2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14" office:value-type="string" calcext:value-type="string">
            <text:p>/</text:p>
          </table:table-cell>
          <table:table-cell table:style-name="ce784" table:number-columns-repeated="2"/>
          <table:table-cell table:style-name="ce832"/>
          <table:table-cell table:style-name="ce824" table:number-columns-repeated="2"/>
          <table:table-cell table:style-name="ce843"/>
          <table:table-cell table:style-name="ce847" table:number-columns-repeated="2"/>
          <table:table-cell table:style-name="ce843"/>
          <table:table-cell table:style-name="ce847"/>
          <table:table-cell table:style-name="ce874"/>
          <table:table-cell table:style-name="ce847" table:number-columns-repeated="2"/>
          <table:table-cell table:style-name="ce874"/>
          <table:table-cell table:style-name="ce824" table:number-columns-repeated="2"/>
          <table:table-cell table:style-name="ce900"/>
          <table:table-cell table:style-name="ce784" table:number-columns-repeated="2"/>
          <table:table-cell table:style-name="ce898" office:value-type="string" calcext:value-type="string">
            <text:p>/</text:p>
          </table:table-cell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76" table:number-columns-repeated="2"/>
          <table:table-cell table:style-name="ce894" office:value-type="string" calcext:value-type="string">
            <text:p>⬤</text:p>
          </table:table-cell>
          <table:table-cell table:style-name="ce912"/>
          <table:table-cell table:style-name="ce757" office:value-type="string" calcext:value-type="string">
            <text:p>⬤</text:p>
          </table:table-cell>
          <table:table-cell table:style-name="ce892"/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 office:value-type="string" calcext:value-type="string">
            <text:p>/</text:p>
          </table:table-cell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8" office:value-type="string" calcext:value-type="string">
            <text:p>⬤</text:p>
          </table:table-cell>
          <table:table-cell table:style-name="ce714" table:number-columns-repeated="2"/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733"/>
          <table:table-cell table:style-name="ce746"/>
          <table:table-cell table:style-name="ce752" office:value-type="string" calcext:value-type="string">
            <text:p>⬤</text:p>
          </table:table-cell>
          <table:table-cell table:style-name="ce752"/>
          <table:table-cell table:style-name="ce764" office:value-type="string" calcext:value-type="string">
            <text:p>⬤</text:p>
          </table:table-cell>
          <table:table-cell table:style-name="ce773" office:value-type="string" calcext:value-type="string">
            <text:p>/</text:p>
          </table:table-cell>
          <table:table-cell table:style-name="ce773"/>
          <table:table-cell table:style-name="ce789" office:value-type="string" calcext:value-type="string">
            <text:p>⬤</text:p>
          </table:table-cell>
          <table:table-cell table:style-name="ce796" table:number-columns-repeated="2"/>
          <table:table-cell table:style-name="ce811" office:value-type="string" calcext:value-type="string">
            <text:p>/</text:p>
          </table:table-cell>
          <table:table-cell table:style-name="ce818" table:number-columns-repeated="2"/>
          <table:table-cell table:style-name="ce829"/>
          <table:table-cell table:style-name="ce835" table:number-columns-repeated="2"/>
          <table:table-cell table:style-name="ce842"/>
          <table:table-cell table:style-name="ce845" table:number-columns-repeated="2"/>
          <table:table-cell table:style-name="ce853"/>
          <table:table-cell table:style-name="ce857"/>
          <table:table-cell table:style-name="ce875"/>
          <table:table-cell table:style-name="ce845" table:number-columns-repeated="2"/>
          <table:table-cell table:style-name="ce873"/>
          <table:table-cell table:style-name="ce835" table:number-columns-repeated="2"/>
          <table:table-cell table:style-name="ce871"/>
          <table:table-cell table:style-name="ce818" table:number-columns-repeated="2"/>
          <table:table-cell table:style-name="ce869" office:value-type="string" calcext:value-type="string">
            <text:p>/</text:p>
          </table:table-cell>
          <table:table-cell table:style-name="ce796" table:number-columns-repeated="2"/>
          <table:table-cell table:style-name="ce867" office:value-type="string" calcext:value-type="string">
            <text:p>⬤</text:p>
          </table:table-cell>
          <table:table-cell table:style-name="ce773"/>
          <table:table-cell table:style-name="ce773" office:value-type="string" calcext:value-type="string">
            <text:p>/</text:p>
          </table:table-cell>
          <table:table-cell table:style-name="ce865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863"/>
          <table:table-cell table:style-name="ce733"/>
          <table:table-cell table:style-name="ce733" office:value-type="string" calcext:value-type="string">
            <text:p>⬤</text:p>
          </table:table-cell>
          <table:table-cell table:style-name="ce861" office:value-type="string" calcext:value-type="string">
            <text:p>/</text:p>
          </table:table-cell>
          <table:table-cell table:style-name="ce714" table:number-columns-repeated="2"/>
          <table:table-cell table:style-name="ce859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✖</text:p>
          </table:table-cell>
          <table:table-cell table:style-name="ce735"/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 table:style-name="ce765"/>
          <table:table-cell table:style-name="ce761" office:value-type="string" calcext:value-type="string">
            <text:p>✖</text:p>
          </table:table-cell>
          <table:table-cell table:style-name="ce760"/>
          <table:table-cell table:style-name="ce790"/>
          <table:table-cell table:style-name="ce797" office:value-type="string" calcext:value-type="string">
            <text:p>✖</text:p>
          </table:table-cell>
          <table:table-cell table:style-name="ce798"/>
          <table:table-cell table:style-name="ce812" office:value-type="string" calcext:value-type="string">
            <text:p>⬤</text:p>
          </table:table-cell>
          <table:table-cell table:style-name="ce819" office:value-type="string" calcext:value-type="string">
            <text:p>✖</text:p>
          </table:table-cell>
          <table:table-cell table:style-name="ce820"/>
          <table:table-cell table:style-name="ce830" office:value-type="string" calcext:value-type="string">
            <text:p>⬤</text:p>
          </table:table-cell>
          <table:table-cell table:style-name="ce836" office:value-type="string" calcext:value-type="string">
            <text:p>✖</text:p>
          </table:table-cell>
          <table:table-cell table:style-name="ce837"/>
          <table:table-cell table:style-name="ce843" office:value-type="string" calcext:value-type="string">
            <text:p>/</text:p>
          </table:table-cell>
          <table:table-cell table:style-name="ce846" office:value-type="string" calcext:value-type="string">
            <text:p>✖</text:p>
          </table:table-cell>
          <table:table-cell table:style-name="ce847"/>
          <table:table-cell table:style-name="ce854"/>
          <table:table-cell table:style-name="ce856" office:value-type="string" calcext:value-type="string">
            <text:p>✖</text:p>
          </table:table-cell>
          <table:table-cell table:style-name="ce876"/>
          <table:table-cell table:style-name="ce847"/>
          <table:table-cell table:style-name="ce846" office:value-type="string" calcext:value-type="string">
            <text:p>✖</text:p>
          </table:table-cell>
          <table:table-cell table:style-name="ce874" office:value-type="string" calcext:value-type="string">
            <text:p>/</text:p>
          </table:table-cell>
          <table:table-cell table:style-name="ce837"/>
          <table:table-cell table:style-name="ce836" office:value-type="string" calcext:value-type="string">
            <text:p>✖</text:p>
          </table:table-cell>
          <table:table-cell table:style-name="ce872" office:value-type="string" calcext:value-type="string">
            <text:p>⬤</text:p>
          </table:table-cell>
          <table:table-cell table:style-name="ce820"/>
          <table:table-cell table:style-name="ce819" office:value-type="string" calcext:value-type="string">
            <text:p>✖</text:p>
          </table:table-cell>
          <table:table-cell table:style-name="ce870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✖</text:p>
          </table:table-cell>
          <table:table-cell table:style-name="ce868"/>
          <table:table-cell table:style-name="ce760"/>
          <table:table-cell table:style-name="ce761" office:value-type="string" calcext:value-type="string">
            <text:p>✖</text:p>
          </table:table-cell>
          <table:table-cell table:style-name="ce866"/>
          <table:table-cell table:style-name="ce754"/>
          <table:table-cell table:style-name="ce753" office:value-type="string" calcext:value-type="string">
            <text:p>✖</text:p>
          </table:table-cell>
          <table:table-cell table:style-name="ce864" office:value-type="string" calcext:value-type="string">
            <text:p>⬤</text:p>
          </table:table-cell>
          <table:table-cell table:style-name="ce735"/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⬤</text:p>
          </table:table-cell>
          <table:table-cell table:style-name="ce720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2" office:value-type="string" calcext:value-type="string">
            <text:p>⬤</text:p>
          </table:table-cell>
          <table:table-cell table:style-name="ce721" table:number-columns-repeated="2"/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739"/>
          <table:table-cell table:style-name="ce750"/>
          <table:table-cell table:style-name="ce758" office:value-type="string" calcext:value-type="string">
            <text:p>⬤</text:p>
          </table:table-cell>
          <table:table-cell table:style-name="ce758"/>
          <table:table-cell table:style-name="ce768" office:value-type="string" calcext:value-type="string">
            <text:p>⬤</text:p>
          </table:table-cell>
          <table:table-cell table:style-name="ce777" office:value-type="string" calcext:value-type="string">
            <text:p>/</text:p>
          </table:table-cell>
          <table:table-cell table:style-name="ce777"/>
          <table:table-cell table:style-name="ce793" office:value-type="string" calcext:value-type="string">
            <text:p>⬤</text:p>
          </table:table-cell>
          <table:table-cell table:style-name="ce802" table:number-columns-repeated="2"/>
          <table:table-cell table:style-name="ce815" office:value-type="string" calcext:value-type="string">
            <text:p>/</text:p>
          </table:table-cell>
          <table:table-cell table:style-name="ce822" table:number-columns-repeated="2"/>
          <table:table-cell table:style-name="ce833"/>
          <table:table-cell table:style-name="ce839" table:number-columns-repeated="2"/>
          <table:table-cell table:style-name="ce844"/>
          <table:table-cell table:style-name="ce848" table:number-columns-repeated="2"/>
          <table:table-cell table:style-name="ce855"/>
          <table:table-cell table:style-name="ce858"/>
          <table:table-cell table:style-name="ce877"/>
          <table:table-cell table:style-name="ce848" table:number-columns-repeated="2"/>
          <table:table-cell table:style-name="ce878"/>
          <table:table-cell table:style-name="ce839" table:number-columns-repeated="2"/>
          <table:table-cell table:style-name="ce879"/>
          <table:table-cell table:style-name="ce822" table:number-columns-repeated="2"/>
          <table:table-cell table:style-name="ce880" office:value-type="string" calcext:value-type="string">
            <text:p>/</text:p>
          </table:table-cell>
          <table:table-cell table:style-name="ce802" table:number-columns-repeated="2"/>
          <table:table-cell table:style-name="ce881" office:value-type="string" calcext:value-type="string">
            <text:p>⬤</text:p>
          </table:table-cell>
          <table:table-cell table:style-name="ce777"/>
          <table:table-cell table:style-name="ce777" office:value-type="string" calcext:value-type="string">
            <text:p>/</text:p>
          </table:table-cell>
          <table:table-cell table:style-name="ce882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883"/>
          <table:table-cell table:style-name="ce739"/>
          <table:table-cell table:style-name="ce739" office:value-type="string" calcext:value-type="string">
            <text:p>⬤</text:p>
          </table:table-cell>
          <table:table-cell table:style-name="ce884" office:value-type="string" calcext:value-type="string">
            <text:p>/</text:p>
          </table:table-cell>
          <table:table-cell table:style-name="ce721" table:number-columns-repeated="2"/>
          <table:table-cell table:style-name="ce885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30" office:value-type="string" calcext:value-type="string">
            <text:p>/</text:p>
          </table:table-cell>
          <table:table-cell table:style-name="ce738" office:value-type="string" calcext:value-type="string">
            <text:p>⬤</text:p>
          </table:table-cell>
          <table:table-cell table:style-name="ce738"/>
          <table:table-cell table:style-name="ce749"/>
          <table:table-cell table:style-name="ce757" office:value-type="string" calcext:value-type="string">
            <text:p>⬤</text:p>
          </table:table-cell>
          <table:table-cell table:style-name="ce757"/>
          <table:table-cell table:style-name="ce767" office:value-type="string" calcext:value-type="string">
            <text:p>⬤</text:p>
          </table:table-cell>
          <table:table-cell table:style-name="ce776" table:number-columns-repeated="2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14" office:value-type="string" calcext:value-type="string">
            <text:p>/</text:p>
          </table:table-cell>
          <table:table-cell table:style-name="ce784" table:number-columns-repeated="2"/>
          <table:table-cell table:style-name="ce832"/>
          <table:table-cell table:style-name="ce824" table:number-columns-repeated="2"/>
          <table:table-cell table:style-name="ce843"/>
          <table:table-cell table:style-name="ce847" table:number-columns-repeated="2"/>
          <table:table-cell table:style-name="ce843"/>
          <table:table-cell table:style-name="ce847"/>
          <table:table-cell table:style-name="ce874"/>
          <table:table-cell table:style-name="ce847" table:number-columns-repeated="2"/>
          <table:table-cell table:style-name="ce874"/>
          <table:table-cell table:style-name="ce824" table:number-columns-repeated="2"/>
          <table:table-cell table:style-name="ce900"/>
          <table:table-cell table:style-name="ce784" table:number-columns-repeated="2"/>
          <table:table-cell table:style-name="ce898" office:value-type="string" calcext:value-type="string">
            <text:p>/</text:p>
          </table:table-cell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76" table:number-columns-repeated="2"/>
          <table:table-cell table:style-name="ce894" office:value-type="string" calcext:value-type="string">
            <text:p>⬤</text:p>
          </table:table-cell>
          <table:table-cell table:style-name="ce757"/>
          <table:table-cell table:style-name="ce757" office:value-type="string" calcext:value-type="string">
            <text:p>⬤</text:p>
          </table:table-cell>
          <table:table-cell table:style-name="ce892"/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 office:value-type="string" calcext:value-type="string">
            <text:p>/</text:p>
          </table:table-cell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 office:value-type="string" calcext:value-type="string">
            <text:p>⬤</text:p>
          </table:table-cell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738"/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757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92" office:value-type="string" calcext:value-type="string">
            <text:p>/</text:p>
          </table:table-cell>
          <table:table-cell table:style-name="ce800" office:value-type="string" calcext:value-type="string">
            <text:p>✖</text:p>
          </table:table-cell>
          <table:table-cell table:style-name="ce801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style-name="ce832" office:value-type="string" calcext:value-type="string">
            <text:p>⬤</text:p>
          </table:table-cell>
          <table:table-cell table:style-name="ce825" office:value-type="string" calcext:value-type="string">
            <text:p>✖</text:p>
          </table:table-cell>
          <table:table-cell table:style-name="ce824"/>
          <table:table-cell table:style-name="ce843"/>
          <table:table-cell table:style-name="ce846" office:value-type="string" calcext:value-type="string">
            <text:p>✖</text:p>
          </table:table-cell>
          <table:table-cell table:style-name="ce847"/>
          <table:table-cell table:style-name="ce843"/>
          <table:table-cell table:style-name="ce846" office:value-type="string" calcext:value-type="string">
            <text:p>✖</text:p>
          </table:table-cell>
          <table:table-cell table:style-name="ce874"/>
          <table:table-cell table:style-name="ce847"/>
          <table:table-cell table:style-name="ce846" office:value-type="string" calcext:value-type="string">
            <text:p>✖</text:p>
          </table:table-cell>
          <table:table-cell table:style-name="ce874"/>
          <table:table-cell table:style-name="ce824"/>
          <table:table-cell table:style-name="ce825" office:value-type="string" calcext:value-type="string">
            <text:p>✖</text:p>
          </table:table-cell>
          <table:table-cell table:style-name="ce900" office:value-type="string" calcext:value-type="string">
            <text:p>⬤</text:p>
          </table:table-cell>
          <table:table-cell table:style-name="ce784"/>
          <table:table-cell table:style-name="ce795" office:value-type="string" calcext:value-type="string">
            <text:p>✖</text:p>
          </table:table-cell>
          <table:table-cell table:style-name="ce898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✖</text:p>
          </table:table-cell>
          <table:table-cell table:style-name="ce896" office:value-type="string" calcext:value-type="string">
            <text:p>/</text:p>
          </table:table-cell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/</text:p>
          </table:table-cell>
          <table:table-cell table:style-name="ce757"/>
          <table:table-cell table:style-name="ce756" office:value-type="string" calcext:value-type="string">
            <text:p>✖</text:p>
          </table:table-cell>
          <table:table-cell table:style-name="ce892" office:value-type="string" calcext:value-type="string">
            <text:p>⬤</text:p>
          </table:table-cell>
          <table:table-cell table:style-name="ce738"/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22"/>
          <table:table-cell table:style-name="ce732"/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51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759"/>
          <table:table-cell table:style-name="ce769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778"/>
          <table:table-cell table:style-name="ce794"/>
          <table:table-cell table:style-name="ce803" office:value-type="string" calcext:value-type="string">
            <text:p>⬤</text:p>
          </table:table-cell>
          <table:table-cell table:style-name="ce803"/>
          <table:table-cell table:style-name="ce816" office:value-type="string" calcext:value-type="string">
            <text:p>⬤</text:p>
          </table:table-cell>
          <table:table-cell table:style-name="ce823" table:number-columns-repeated="2"/>
          <table:table-cell table:style-name="ce834" office:value-type="string" calcext:value-type="string">
            <text:p>⬤</text:p>
          </table:table-cell>
          <table:table-cell table:style-name="ce840" table:number-columns-repeated="2"/>
          <table:table-cell table:style-name="ce844" office:value-type="string" calcext:value-type="string">
            <text:p>/</text:p>
          </table:table-cell>
          <table:table-cell table:style-name="ce848" table:number-columns-repeated="2"/>
          <table:table-cell table:style-name="ce844"/>
          <table:table-cell table:style-name="ce848" office:value-type="string" calcext:value-type="string">
            <text:p>/</text:p>
          </table:table-cell>
          <table:table-cell table:style-name="ce878"/>
          <table:table-cell table:style-name="ce848" table:number-columns-repeated="2"/>
          <table:table-cell table:style-name="ce878" office:value-type="string" calcext:value-type="string">
            <text:p>/</text:p>
          </table:table-cell>
          <table:table-cell table:style-name="ce840" table:number-columns-repeated="2"/>
          <table:table-cell table:style-name="ce901" office:value-type="string" calcext:value-type="string">
            <text:p>⬤</text:p>
          </table:table-cell>
          <table:table-cell table:style-name="ce823" table:number-columns-repeated="2"/>
          <table:table-cell table:style-name="ce902" office:value-type="string" calcext:value-type="string">
            <text:p>⬤</text:p>
          </table:table-cell>
          <table:table-cell table:style-name="ce803"/>
          <table:table-cell table:style-name="ce803" office:value-type="string" calcext:value-type="string">
            <text:p>⬤</text:p>
          </table:table-cell>
          <table:table-cell table:style-name="ce903"/>
          <table:table-cell table:style-name="ce778"/>
          <table:table-cell table:style-name="ce778" office:value-type="string" calcext:value-type="string">
            <text:p>/</text:p>
          </table:table-cell>
          <table:table-cell table:style-name="ce904" office:value-type="string" calcext:value-type="string">
            <text:p>⬤</text:p>
          </table:table-cell>
          <table:table-cell table:style-name="ce759"/>
          <table:table-cell table:style-name="ce759" office:value-type="string" calcext:value-type="string">
            <text:p>⬤</text:p>
          </table:table-cell>
          <table:table-cell table:style-name="ce905" office:value-type="string" calcext:value-type="string">
            <text:p>/</text:p>
          </table:table-cell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/>
          <table:table-cell table:style-name="ce722"/>
          <table:table-cell table:style-name="ce722" office:value-type="string" calcext:value-type="string">
            <text:p>/</text:p>
          </table:table-cell>
          <table:table-cell table:style-name="ce907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30" office:value-type="string" calcext:value-type="string">
            <text:p>/</text:p>
          </table:table-cell>
          <table:table-cell table:style-name="ce738" office:value-type="string" calcext:value-type="string">
            <text:p>⬤</text:p>
          </table:table-cell>
          <table:table-cell table:style-name="ce738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67" office:value-type="string" calcext:value-type="string">
            <text:p>⬤</text:p>
          </table:table-cell>
          <table:table-cell table:style-name="ce776" office:value-type="string" calcext:value-type="string">
            <text:p>/</text:p>
          </table:table-cell>
          <table:table-cell table:style-name="ce776"/>
          <table:table-cell table:style-name="ce790" office:value-type="string" calcext:value-type="string">
            <text:p>⬤</text:p>
          </table:table-cell>
          <table:table-cell table:style-name="ce797" table:number-columns-repeated="2"/>
          <table:table-cell table:style-name="ce814"/>
          <table:table-cell table:style-name="ce784" table:number-columns-repeated="2"/>
          <table:table-cell table:style-name="ce830"/>
          <table:table-cell table:style-name="ce837" table:number-columns-repeated="2"/>
          <table:table-cell table:style-name="ce832"/>
          <table:table-cell table:style-name="ce824" table:number-columns-repeated="2"/>
          <table:table-cell table:style-name="ce830"/>
          <table:table-cell table:style-name="ce837"/>
          <table:table-cell table:style-name="ce872"/>
          <table:table-cell table:style-name="ce824" table:number-columns-repeated="2"/>
          <table:table-cell table:style-name="ce900"/>
          <table:table-cell table:style-name="ce837" table:number-columns-repeated="2"/>
          <table:table-cell table:style-name="ce872"/>
          <table:table-cell table:style-name="ce784" table:number-columns-repeated="2"/>
          <table:table-cell table:style-name="ce898"/>
          <table:table-cell table:style-name="ce798" table:number-columns-repeated="2"/>
          <table:table-cell table:style-name="ce868" office:value-type="string" calcext:value-type="string">
            <text:p>⬤</text:p>
          </table:table-cell>
          <table:table-cell table:style-name="ce776"/>
          <table:table-cell table:style-name="ce776" office:value-type="string" calcext:value-type="string">
            <text:p>/</text:p>
          </table:table-cell>
          <table:table-cell table:style-name="ce894" office:value-type="string" calcext:value-type="string">
            <text:p>⬤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 office:value-type="string" calcext:value-type="string">
            <text:p>/</text:p>
          </table:table-cell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738"/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 table:style-name="ce770" office:value-type="string" calcext:value-type="string">
            <text:p>/</text:p>
          </table:table-cell>
          <table:table-cell table:style-name="ce779" office:value-type="string" calcext:value-type="string">
            <text:p>✖</text:p>
          </table:table-cell>
          <table:table-cell table:style-name="ce776"/>
          <table:table-cell table:style-name="ce790"/>
          <table:table-cell table:style-name="ce797" office:value-type="string" calcext:value-type="string">
            <text:p>✖</text:p>
          </table:table-cell>
          <table:table-cell table:style-name="ce797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style-name="ce830"/>
          <table:table-cell table:style-name="ce836" office:value-type="string" calcext:value-type="string">
            <text:p>✖</text:p>
          </table:table-cell>
          <table:table-cell table:style-name="ce837"/>
          <table:table-cell table:style-name="ce832"/>
          <table:table-cell table:style-name="ce825" office:value-type="string" calcext:value-type="string">
            <text:p>✖</text:p>
          </table:table-cell>
          <table:table-cell table:style-name="ce824"/>
          <table:table-cell table:style-name="ce830"/>
          <table:table-cell table:style-name="ce836" office:value-type="string" calcext:value-type="string">
            <text:p>✖</text:p>
          </table:table-cell>
          <table:table-cell table:style-name="ce872"/>
          <table:table-cell table:style-name="ce824"/>
          <table:table-cell table:style-name="ce825" office:value-type="string" calcext:value-type="string">
            <text:p>✖</text:p>
          </table:table-cell>
          <table:table-cell table:style-name="ce900"/>
          <table:table-cell table:style-name="ce837"/>
          <table:table-cell table:style-name="ce836" office:value-type="string" calcext:value-type="string">
            <text:p>✖</text:p>
          </table:table-cell>
          <table:table-cell table:style-name="ce872"/>
          <table:table-cell table:style-name="ce784"/>
          <table:table-cell table:style-name="ce795" office:value-type="string" calcext:value-type="string">
            <text:p>✖</text:p>
          </table:table-cell>
          <table:table-cell table:style-name="ce898" office:value-type="string" calcext:value-type="string">
            <text:p>⬤</text:p>
          </table:table-cell>
          <table:table-cell table:style-name="ce798"/>
          <table:table-cell table:style-name="ce908" office:value-type="string" calcext:value-type="string">
            <text:p>✖</text:p>
          </table:table-cell>
          <table:table-cell table:style-name="ce868"/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/</text:p>
          </table:table-cell>
          <table:table-cell table:style-name="ce754"/>
          <table:table-cell table:style-name="ce753" office:value-type="string" calcext:value-type="string">
            <text:p>✖</text:p>
          </table:table-cell>
          <table:table-cell table:style-name="ce864" office:value-type="string" calcext:value-type="string">
            <text:p>⬤</text:p>
          </table:table-cell>
          <table:table-cell table:style-name="ce738"/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⬤</text:p>
          </table:table-cell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2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732" office:value-type="string" calcext:value-type="string">
            <text:p>/</text:p>
          </table:table-cell>
          <table:table-cell table:style-name="ce740"/>
          <table:table-cell table:style-name="ce740" office:value-type="string" calcext:value-type="string">
            <text:p>⬤</text:p>
          </table:table-cell>
          <table:table-cell table:style-name="ce750" office:value-type="string" calcext:value-type="string">
            <text:p>/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771"/>
          <table:table-cell table:style-name="ce780" office:value-type="string" calcext:value-type="string">
            <text:p>⬤</text:p>
          </table:table-cell>
          <table:table-cell table:style-name="ce780"/>
          <table:table-cell table:style-name="ce793"/>
          <table:table-cell table:style-name="ce802" office:value-type="string" calcext:value-type="string">
            <text:p>⬤</text:p>
          </table:table-cell>
          <table:table-cell table:style-name="ce802"/>
          <table:table-cell table:style-name="ce816" office:value-type="string" calcext:value-type="string">
            <text:p>⬤</text:p>
          </table:table-cell>
          <table:table-cell table:style-name="ce823" office:value-type="string" calcext:value-type="string">
            <text:p>/</text:p>
          </table:table-cell>
          <table:table-cell table:style-name="ce823"/>
          <table:table-cell table:style-name="ce833" office:value-type="string" calcext:value-type="string">
            <text:p>⬤</text:p>
          </table:table-cell>
          <table:table-cell table:style-name="ce839" table:number-columns-repeated="2"/>
          <table:table-cell table:style-name="ce834" office:value-type="string" calcext:value-type="string">
            <text:p>⬤</text:p>
          </table:table-cell>
          <table:table-cell table:style-name="ce840" office:value-type="string" calcext:value-type="string">
            <text:p>⬤</text:p>
          </table:table-cell>
          <table:table-cell table:style-name="ce840"/>
          <table:table-cell table:style-name="ce833"/>
          <table:table-cell table:style-name="ce839" office:value-type="string" calcext:value-type="string">
            <text:p>⬤</text:p>
          </table:table-cell>
          <table:table-cell table:style-name="ce879"/>
          <table:table-cell table:style-name="ce840"/>
          <table:table-cell table:style-name="ce840" office:value-type="string" calcext:value-type="string">
            <text:p>⬤</text:p>
          </table:table-cell>
          <table:table-cell table:style-name="ce901" office:value-type="string" calcext:value-type="string">
            <text:p>⬤</text:p>
          </table:table-cell>
          <table:table-cell table:style-name="ce839" table:number-columns-repeated="2"/>
          <table:table-cell table:style-name="ce879" office:value-type="string" calcext:value-type="string">
            <text:p>⬤</text:p>
          </table:table-cell>
          <table:table-cell table:style-name="ce823"/>
          <table:table-cell table:style-name="ce823" office:value-type="string" calcext:value-type="string">
            <text:p>/</text:p>
          </table:table-cell>
          <table:table-cell table:style-name="ce902" office:value-type="string" calcext:value-type="string">
            <text:p>⬤</text:p>
          </table:table-cell>
          <table:table-cell table:style-name="ce802"/>
          <table:table-cell table:style-name="ce802" office:value-type="string" calcext:value-type="string">
            <text:p>⬤</text:p>
          </table:table-cell>
          <table:table-cell table:style-name="ce881"/>
          <table:table-cell table:style-name="ce778"/>
          <table:table-cell table:style-name="ce778" office:value-type="string" calcext:value-type="string">
            <text:p>⬤</text:p>
          </table:table-cell>
          <table:table-cell table:style-name="ce904"/>
          <table:table-cell table:style-name="ce758" office:value-type="string" calcext:value-type="string">
            <text:p>⬤</text:p>
          </table:table-cell>
          <table:table-cell table:style-name="ce758"/>
          <table:table-cell table:style-name="ce883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740"/>
          <table:table-cell table:style-name="ce906" office:value-type="string" calcext:value-type="string">
            <text:p>/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885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27"/>
          <table:table-cell table:style-name="ce735" office:value-type="string" calcext:value-type="string">
            <text:p>⬤</text:p>
          </table:table-cell>
          <table:table-cell table:style-name="ce735"/>
          <table:table-cell table:style-name="ce749"/>
          <table:table-cell table:style-name="ce757" office:value-type="string" calcext:value-type="string">
            <text:p>⬤</text:p>
          </table:table-cell>
          <table:table-cell table:style-name="ce757"/>
          <table:table-cell table:style-name="ce767" office:value-type="string" calcext:value-type="string">
            <text:p>⬤</text:p>
          </table:table-cell>
          <table:table-cell table:style-name="ce776" table:number-columns-repeated="2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12"/>
          <table:table-cell table:style-name="ce820" table:number-columns-repeated="2"/>
          <table:table-cell table:style-name="ce814"/>
          <table:table-cell table:style-name="ce784" table:number-columns-repeated="2"/>
          <table:table-cell table:style-name="ce814"/>
          <table:table-cell table:style-name="ce784" table:number-columns-repeated="2"/>
          <table:table-cell table:style-name="ce812"/>
          <table:table-cell table:style-name="ce820"/>
          <table:table-cell table:style-name="ce870"/>
          <table:table-cell table:style-name="ce784" table:number-columns-repeated="2"/>
          <table:table-cell table:style-name="ce898"/>
          <table:table-cell table:style-name="ce784" table:number-columns-repeated="2"/>
          <table:table-cell table:style-name="ce898"/>
          <table:table-cell table:style-name="ce820" table:number-columns-repeated="2"/>
          <table:table-cell table:style-name="ce870"/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76" table:number-columns-repeated="2"/>
          <table:table-cell table:style-name="ce894" office:value-type="string" calcext:value-type="string">
            <text:p>⬤</text:p>
          </table:table-cell>
          <table:table-cell table:style-name="ce757"/>
          <table:table-cell table:style-name="ce757" office:value-type="string" calcext:value-type="string">
            <text:p>⬤</text:p>
          </table:table-cell>
          <table:table-cell table:style-name="ce892"/>
          <table:table-cell table:style-name="ce735"/>
          <table:table-cell table:style-name="ce735" office:value-type="string" calcext:value-type="string">
            <text:p>⬤</text:p>
          </table:table-cell>
          <table:table-cell table:style-name="ce862"/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✖</text:p>
          </table:table-cell>
          <table:table-cell table:style-name="ce735"/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757"/>
          <table:table-cell table:style-name="ce767"/>
          <table:table-cell table:style-name="ce775" office:value-type="string" calcext:value-type="string">
            <text:p>✖</text:p>
          </table:table-cell>
          <table:table-cell table:style-name="ce776"/>
          <table:table-cell table:style-name="ce792"/>
          <table:table-cell table:style-name="ce800" office:value-type="string" calcext:value-type="string">
            <text:p>✖</text:p>
          </table:table-cell>
          <table:table-cell table:style-name="ce801"/>
          <table:table-cell table:style-name="ce812" office:value-type="string" calcext:value-type="string">
            <text:p>/</text:p>
          </table:table-cell>
          <table:table-cell table:style-name="ce819" office:value-type="string" calcext:value-type="string">
            <text:p>✖</text:p>
          </table:table-cell>
          <table:table-cell table:style-name="ce820"/>
          <table:table-cell table:style-name="ce814" office:value-type="string" calcext:value-type="string">
            <text:p>/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style-name="ce814"/>
          <table:table-cell table:style-name="ce795" office:value-type="string" calcext:value-type="string">
            <text:p>✖</text:p>
          </table:table-cell>
          <table:table-cell table:style-name="ce784"/>
          <table:table-cell table:style-name="ce812"/>
          <table:table-cell table:style-name="ce819" office:value-type="string" calcext:value-type="string">
            <text:p>✖</text:p>
          </table:table-cell>
          <table:table-cell table:style-name="ce870"/>
          <table:table-cell table:style-name="ce784"/>
          <table:table-cell table:style-name="ce795" office:value-type="string" calcext:value-type="string">
            <text:p>✖</text:p>
          </table:table-cell>
          <table:table-cell table:style-name="ce898"/>
          <table:table-cell table:style-name="ce784"/>
          <table:table-cell table:style-name="ce795" office:value-type="string" calcext:value-type="string">
            <text:p>✖</text:p>
          </table:table-cell>
          <table:table-cell table:style-name="ce898" office:value-type="string" calcext:value-type="string">
            <text:p>/</text:p>
          </table:table-cell>
          <table:table-cell table:style-name="ce820"/>
          <table:table-cell table:style-name="ce819" office:value-type="string" calcext:value-type="string">
            <text:p>✖</text:p>
          </table:table-cell>
          <table:table-cell table:style-name="ce870" office:value-type="string" calcext:value-type="string">
            <text:p>/</text:p>
          </table:table-cell>
          <table:table-cell table:style-name="ce801"/>
          <table:table-cell table:style-name="ce800" office:value-type="string" calcext:value-type="string">
            <text:p>✖</text:p>
          </table:table-cell>
          <table:table-cell table:style-name="ce896"/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/>
          <table:table-cell table:style-name="ce757"/>
          <table:table-cell table:style-name="ce756" office:value-type="string" calcext:value-type="string">
            <text:p>✖</text:p>
          </table:table-cell>
          <table:table-cell table:style-name="ce892" office:value-type="string" calcext:value-type="string">
            <text:p>⬤</text:p>
          </table:table-cell>
          <table:table-cell table:style-name="ce735"/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⬤</text:p>
          </table:table-cell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751" office:value-type="string" calcext:value-type="string">
            <text:p>⬤</text:p>
          </table:table-cell>
          <table:table-cell table:style-name="ce759"/>
          <table:table-cell table:style-name="ce759" office:value-type="string" calcext:value-type="string">
            <text:p>⬤</text:p>
          </table:table-cell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794" office:value-type="string" calcext:value-type="string">
            <text:p>/</text:p>
          </table:table-cell>
          <table:table-cell table:style-name="ce803" office:value-type="string" calcext:value-type="string">
            <text:p>⬤</text:p>
          </table:table-cell>
          <table:table-cell table:style-name="ce803"/>
          <table:table-cell table:style-name="ce815" office:value-type="string" calcext:value-type="string">
            <text:p>⬤</text:p>
          </table:table-cell>
          <table:table-cell table:style-name="ce822" office:value-type="string" calcext:value-type="string">
            <text:p>/</text:p>
          </table:table-cell>
          <table:table-cell table:style-name="ce822"/>
          <table:table-cell table:style-name="ce816" office:value-type="string" calcext:value-type="string">
            <text:p>⬤</text:p>
          </table:table-cell>
          <table:table-cell table:style-name="ce823" office:value-type="string" calcext:value-type="string">
            <text:p>⬤</text:p>
          </table:table-cell>
          <table:table-cell table:style-name="ce823"/>
          <table:table-cell table:style-name="ce816" office:value-type="string" calcext:value-type="string">
            <text:p>⬤</text:p>
          </table:table-cell>
          <table:table-cell table:style-name="ce823" office:value-type="string" calcext:value-type="string">
            <text:p>⬤</text:p>
          </table:table-cell>
          <table:table-cell table:style-name="ce823" office:value-type="string" calcext:value-type="string">
            <text:p>/</text:p>
          </table:table-cell>
          <table:table-cell table:style-name="ce815" office:value-type="string" calcext:value-type="string">
            <text:p>/</text:p>
          </table:table-cell>
          <table:table-cell table:style-name="ce822" office:value-type="string" calcext:value-type="string">
            <text:p>⬤</text:p>
          </table:table-cell>
          <table:table-cell table:style-name="ce880" office:value-type="string" calcext:value-type="string">
            <text:p>/</text:p>
          </table:table-cell>
          <table:table-cell table:style-name="ce823" office:value-type="string" calcext:value-type="string">
            <text:p>/</text:p>
          </table:table-cell>
          <table:table-cell table:style-name="ce823" office:value-type="string" calcext:value-type="string">
            <text:p>⬤</text:p>
          </table:table-cell>
          <table:table-cell table:style-name="ce902" office:value-type="string" calcext:value-type="string">
            <text:p>⬤</text:p>
          </table:table-cell>
          <table:table-cell table:style-name="ce823"/>
          <table:table-cell table:style-name="ce823" office:value-type="string" calcext:value-type="string">
            <text:p>⬤</text:p>
          </table:table-cell>
          <table:table-cell table:style-name="ce902" office:value-type="string" calcext:value-type="string">
            <text:p>⬤</text:p>
          </table:table-cell>
          <table:table-cell table:style-name="ce822"/>
          <table:table-cell table:style-name="ce822" office:value-type="string" calcext:value-type="string">
            <text:p>/</text:p>
          </table:table-cell>
          <table:table-cell table:style-name="ce880" office:value-type="string" calcext:value-type="string">
            <text:p>⬤</text:p>
          </table:table-cell>
          <table:table-cell table:style-name="ce803"/>
          <table:table-cell table:style-name="ce803" office:value-type="string" calcext:value-type="string">
            <text:p>⬤</text:p>
          </table:table-cell>
          <table:table-cell table:style-name="ce903" office:value-type="string" calcext:value-type="string">
            <text:p>/</text:p>
          </table:table-cell>
          <table:table-cell table:style-name="ce778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904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759"/>
          <table:table-cell table:style-name="ce905" office:value-type="string" calcext:value-type="string">
            <text:p>⬤</text:p>
          </table:table-cell>
          <table:table-cell table:style-name="ce739" office:value-type="string" calcext:value-type="string">
            <text:p>⬤</text:p>
          </table:table-cell>
          <table:table-cell table:style-name="ce739" office:value-type="string" calcext:value-type="string">
            <text:p>/</text:p>
          </table:table-cell>
          <table:table-cell table:style-name="ce884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907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27" office:value-type="string" calcext:value-type="string">
            <text:p>/</text:p>
          </table:table-cell>
          <table:table-cell table:style-name="ce735" office:value-type="string" calcext:value-type="string">
            <text:p>⬤</text:p>
          </table:table-cell>
          <table:table-cell table:style-name="ce735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67" office:value-type="string" calcext:value-type="string">
            <text:p>/</text:p>
          </table:table-cell>
          <table:table-cell table:style-name="ce776" table:number-columns-repeated="2"/>
          <table:table-cell table:style-name="ce790"/>
          <table:table-cell table:style-name="ce798" table:number-columns-repeated="2"/>
          <table:table-cell table:style-name="ce792"/>
          <table:table-cell table:style-name="ce801" table:number-columns-repeated="2"/>
          <table:table-cell table:style-name="ce790"/>
          <table:table-cell table:style-name="ce798" table:number-columns-repeated="2"/>
          <table:table-cell table:style-name="ce792"/>
          <table:table-cell table:style-name="ce801" table:number-columns-repeated="2"/>
          <table:table-cell table:style-name="ce790"/>
          <table:table-cell table:style-name="ce798"/>
          <table:table-cell table:style-name="ce868"/>
          <table:table-cell table:style-name="ce801" table:number-columns-repeated="2"/>
          <table:table-cell table:style-name="ce896"/>
          <table:table-cell table:style-name="ce798" table:number-columns-repeated="2"/>
          <table:table-cell table:style-name="ce868"/>
          <table:table-cell table:style-name="ce801" table:number-columns-repeated="2"/>
          <table:table-cell table:style-name="ce896"/>
          <table:table-cell table:style-name="ce798" table:number-columns-repeated="2"/>
          <table:table-cell table:style-name="ce868"/>
          <table:table-cell table:style-name="ce776" table:number-columns-repeated="2"/>
          <table:table-cell table:style-name="ce894" office:value-type="string" calcext:value-type="string">
            <text:p>/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style-name="ce735"/>
          <table:table-cell table:style-name="ce735" office:value-type="string" calcext:value-type="string">
            <text:p>⬤</text:p>
          </table:table-cell>
          <table:table-cell table:style-name="ce862" office:value-type="string" calcext:value-type="string">
            <text:p>/</text:p>
          </table:table-cell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✖</text:p>
          </table:table-cell>
          <table:table-cell table:style-name="ce735"/>
          <table:table-cell table:style-name="ce747" office:value-type="string" calcext:value-type="string">
            <text:p>/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✖</text:p>
          </table:table-cell>
          <table:table-cell table:style-name="ce79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✖</text:p>
          </table:table-cell>
          <table:table-cell table:style-name="ce801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✖</text:p>
          </table:table-cell>
          <table:table-cell table:style-name="ce79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✖</text:p>
          </table:table-cell>
          <table:table-cell table:style-name="ce801"/>
          <table:table-cell table:style-name="ce790"/>
          <table:table-cell table:style-name="ce797" office:value-type="string" calcext:value-type="string">
            <text:p>✖</text:p>
          </table:table-cell>
          <table:table-cell table:style-name="ce868"/>
          <table:table-cell table:style-name="ce801"/>
          <table:table-cell table:style-name="ce800" office:value-type="string" calcext:value-type="string">
            <text:p>✖</text:p>
          </table:table-cell>
          <table:table-cell table:style-name="ce896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✖</text:p>
          </table:table-cell>
          <table:table-cell table:style-name="ce868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✖</text:p>
          </table:table-cell>
          <table:table-cell table:style-name="ce896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✖</text:p>
          </table:table-cell>
          <table:table-cell table:style-name="ce868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⬤</text:p>
          </table:table-cell>
          <table:table-cell table:style-name="ce754"/>
          <table:table-cell table:style-name="ce753" office:value-type="string" calcext:value-type="string">
            <text:p>✖</text:p>
          </table:table-cell>
          <table:table-cell table:style-name="ce864" office:value-type="string" calcext:value-type="string">
            <text:p>/</text:p>
          </table:table-cell>
          <table:table-cell table:style-name="ce735"/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/</text:p>
          </table:table-cell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731" office:value-type="string" calcext:value-type="string">
            <text:p>⬤</text:p>
          </table:table-cell>
          <table:table-cell table:style-name="ce739"/>
          <table:table-cell table:style-name="ce739" office:value-type="string" calcext:value-type="string">
            <text:p>⬤</text:p>
          </table:table-cell>
          <table:table-cell table:style-name="ce750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78"/>
          <table:table-cell table:style-name="ce793"/>
          <table:table-cell table:style-name="ce802" office:value-type="string" calcext:value-type="string">
            <text:p>⬤</text:p>
          </table:table-cell>
          <table:table-cell table:style-name="ce802"/>
          <table:table-cell table:style-name="ce794" office:value-type="string" calcext:value-type="string">
            <text:p>/</text:p>
          </table:table-cell>
          <table:table-cell table:style-name="ce803"/>
          <table:table-cell table:style-name="ce803" office:value-type="string" calcext:value-type="string">
            <text:p>⬤</text:p>
          </table:table-cell>
          <table:table-cell table:style-name="ce793"/>
          <table:table-cell table:style-name="ce802"/>
          <table:table-cell table:style-name="ce802" office:value-type="string" calcext:value-type="string">
            <text:p>⬤</text:p>
          </table:table-cell>
          <table:table-cell table:style-name="ce794"/>
          <table:table-cell table:style-name="ce803" office:value-type="string" calcext:value-type="string">
            <text:p>/</text:p>
          </table:table-cell>
          <table:table-cell table:style-name="ce803" office:value-type="string" calcext:value-type="string">
            <text:p>⬤</text:p>
          </table:table-cell>
          <table:table-cell table:style-name="ce793" office:value-type="string" calcext:value-type="string">
            <text:p>⬤</text:p>
          </table:table-cell>
          <table:table-cell table:style-name="ce802"/>
          <table:table-cell table:style-name="ce881" office:value-type="string" calcext:value-type="string">
            <text:p>⬤</text:p>
          </table:table-cell>
          <table:table-cell table:style-name="ce803" office:value-type="string" calcext:value-type="string">
            <text:p>⬤</text:p>
          </table:table-cell>
          <table:table-cell table:style-name="ce803" office:value-type="string" calcext:value-type="string">
            <text:p>/</text:p>
          </table:table-cell>
          <table:table-cell table:style-name="ce903"/>
          <table:table-cell table:style-name="ce802" office:value-type="string" calcext:value-type="string">
            <text:p>⬤</text:p>
          </table:table-cell>
          <table:table-cell table:style-name="ce802"/>
          <table:table-cell table:style-name="ce881"/>
          <table:table-cell table:style-name="ce803" office:value-type="string" calcext:value-type="string">
            <text:p>⬤</text:p>
          </table:table-cell>
          <table:table-cell table:style-name="ce803"/>
          <table:table-cell table:style-name="ce903" office:value-type="string" calcext:value-type="string">
            <text:p>/</text:p>
          </table:table-cell>
          <table:table-cell table:style-name="ce802"/>
          <table:table-cell table:style-name="ce802" office:value-type="string" calcext:value-type="string">
            <text:p>⬤</text:p>
          </table:table-cell>
          <table:table-cell table:style-name="ce881"/>
          <table:table-cell table:style-name="ce778"/>
          <table:table-cell table:style-name="ce778" office:value-type="string" calcext:value-type="string">
            <text:p>⬤</text:p>
          </table:table-cell>
          <table:table-cell table:style-name="ce904" office:value-type="string" calcext:value-type="string">
            <text:p>/</text:p>
          </table:table-cell>
          <table:table-cell table:style-name="ce758" office:value-type="string" calcext:value-type="string">
            <text:p>⬤</text:p>
          </table:table-cell>
          <table:table-cell table:style-name="ce758"/>
          <table:table-cell table:style-name="ce883" office:value-type="string" calcext:value-type="string">
            <text:p>⬤</text:p>
          </table:table-cell>
          <table:table-cell table:style-name="ce739" office:value-type="string" calcext:value-type="string">
            <text:p>⬤</text:p>
          </table:table-cell>
          <table:table-cell table:style-name="ce739"/>
          <table:table-cell table:style-name="ce884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/</text:p>
          </table:table-cell>
          <table:table-cell table:style-name="ce719" office:value-type="string" calcext:value-type="string">
            <text:p>⬤</text:p>
          </table:table-cell>
          <table:table-cell table:style-name="ce719"/>
          <table:table-cell table:style-name="ce730"/>
          <table:table-cell table:style-name="ce738" office:value-type="string" calcext:value-type="string">
            <text:p>⬤</text:p>
          </table:table-cell>
          <table:table-cell table:style-name="ce738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65" office:value-type="string" calcext:value-type="string">
            <text:p>/</text:p>
          </table:table-cell>
          <table:table-cell table:style-name="ce760" table:number-columns-repeated="2"/>
          <table:table-cell table:style-name="ce767"/>
          <table:table-cell table:style-name="ce776" table:number-columns-repeated="2"/>
          <table:table-cell table:style-name="ce767" office:value-type="string" calcext:value-type="string">
            <text:p>/</text:p>
          </table:table-cell>
          <table:table-cell table:style-name="ce776" table:number-columns-repeated="2"/>
          <table:table-cell table:style-name="ce767"/>
          <table:table-cell table:style-name="ce776" table:number-columns-repeated="2"/>
          <table:table-cell table:style-name="ce767"/>
          <table:table-cell table:style-name="ce776" table:number-columns-repeated="2"/>
          <table:table-cell table:style-name="ce765"/>
          <table:table-cell table:style-name="ce760"/>
          <table:table-cell table:style-name="ce866"/>
          <table:table-cell table:style-name="ce776" table:number-columns-repeated="2"/>
          <table:table-cell table:style-name="ce894"/>
          <table:table-cell table:style-name="ce776" table:number-columns-repeated="2"/>
          <table:table-cell table:style-name="ce894"/>
          <table:table-cell table:style-name="ce776" table:number-columns-repeated="2"/>
          <table:table-cell table:style-name="ce894" office:value-type="string" calcext:value-type="string">
            <text:p>/</text:p>
          </table:table-cell>
          <table:table-cell table:style-name="ce776" table:number-columns-repeated="2"/>
          <table:table-cell table:style-name="ce894"/>
          <table:table-cell table:style-name="ce760" table:number-columns-repeated="2"/>
          <table:table-cell table:style-name="ce866" office:value-type="string" calcext:value-type="string">
            <text:p>/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 office:value-type="string" calcext:value-type="string">
            <text:p>/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✖</text:p>
          </table:table-cell>
          <table:table-cell table:style-name="ce738"/>
          <table:table-cell table:style-name="ce749" office:value-type="string" calcext:value-type="string">
            <text:p>/</text:p>
          </table:table-cell>
          <table:table-cell table:style-name="ce756" office:value-type="string" calcext:value-type="string">
            <text:p>✖</text:p>
          </table:table-cell>
          <table:table-cell table:style-name="ce757"/>
          <table:table-cell table:style-name="ce765" office:value-type="string" calcext:value-type="string">
            <text:p>⬤</text:p>
          </table:table-cell>
          <table:table-cell table:style-name="ce761" office:value-type="string" calcext:value-type="string">
            <text:p>✖</text:p>
          </table:table-cell>
          <table:table-cell table:style-name="ce760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✖</text:p>
          </table:table-cell>
          <table:table-cell table:style-name="ce776" office:value-type="string" calcext:value-type="string">
            <text:p>/</text:p>
          </table:table-cell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✖</text:p>
          </table:table-cell>
          <table:table-cell table:style-name="ce776"/>
          <table:table-cell table:style-name="ce765" office:value-type="string" calcext:value-type="string">
            <text:p>/</text:p>
          </table:table-cell>
          <table:table-cell table:style-name="ce761" office:value-type="string" calcext:value-type="string">
            <text:p>✖</text:p>
          </table:table-cell>
          <table:table-cell table:style-name="ce866" office:value-type="string" calcext:value-type="string">
            <text:p>/</text:p>
          </table:table-cell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/</text:p>
          </table:table-cell>
          <table:table-cell table:style-name="ce776" office:value-type="string" calcext:value-type="string">
            <text:p>/</text:p>
          </table:table-cell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✖</text:p>
          </table:table-cell>
          <table:table-cell table:style-name="ce894" office:value-type="string" calcext:value-type="string">
            <text:p>⬤</text:p>
          </table:table-cell>
          <table:table-cell table:style-name="ce760"/>
          <table:table-cell table:style-name="ce761" office:value-type="string" calcext:value-type="string">
            <text:p>✖</text:p>
          </table:table-cell>
          <table:table-cell table:style-name="ce866" office:value-type="string" calcext:value-type="string">
            <text:p>⬤</text:p>
          </table:table-cell>
          <table:table-cell table:style-name="ce757"/>
          <table:table-cell table:style-name="ce756" office:value-type="string" calcext:value-type="string">
            <text:p>✖</text:p>
          </table:table-cell>
          <table:table-cell table:style-name="ce892" office:value-type="string" calcext:value-type="string">
            <text:p>/</text:p>
          </table:table-cell>
          <table:table-cell table:style-name="ce738"/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/</text:p>
          </table:table-cell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/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751" office:value-type="string" calcext:value-type="string">
            <text:p>⬤</text:p>
          </table:table-cell>
          <table:table-cell table:style-name="ce759"/>
          <table:table-cell table:style-name="ce759" office:value-type="string" calcext:value-type="string">
            <text:p>⬤</text:p>
          </table:table-cell>
          <table:table-cell table:style-name="ce768"/>
          <table:table-cell table:style-name="ce777" office:value-type="string" calcext:value-type="string">
            <text:p>⬤</text:p>
          </table:table-cell>
          <table:table-cell table:style-name="ce777" office:value-type="string" calcext:value-type="string">
            <text:p>/</text:p>
          </table:table-cell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769" office:value-type="string" calcext:value-type="string">
            <text:p>/</text:p>
          </table:table-cell>
          <table:table-cell table:style-name="ce778"/>
          <table:table-cell table:style-name="ce778" office:value-type="string" calcext:value-type="string">
            <text:p>⬤</text:p>
          </table:table-cell>
          <table:table-cell table:style-name="ce769"/>
          <table:table-cell table:style-name="ce778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69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68" office:value-type="string" calcext:value-type="string">
            <text:p>⬤</text:p>
          </table:table-cell>
          <table:table-cell table:style-name="ce777"/>
          <table:table-cell table:style-name="ce882" office:value-type="string" calcext:value-type="string">
            <text:p>⬤</text:p>
          </table:table-cell>
          <table:table-cell table:style-name="ce778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904" office:value-type="string" calcext:value-type="string">
            <text:p>⬤</text:p>
          </table:table-cell>
          <table:table-cell table:style-name="ce778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904"/>
          <table:table-cell table:style-name="ce778" office:value-type="string" calcext:value-type="string">
            <text:p>⬤</text:p>
          </table:table-cell>
          <table:table-cell table:style-name="ce778"/>
          <table:table-cell table:style-name="ce904" office:value-type="string" calcext:value-type="string">
            <text:p>/</text:p>
          </table:table-cell>
          <table:table-cell table:style-name="ce778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904" office:value-type="string" calcext:value-type="string">
            <text:p>/</text:p>
          </table:table-cell>
          <table:table-cell table:style-name="ce777" office:value-type="string" calcext:value-type="string">
            <text:p>/</text:p>
          </table:table-cell>
          <table:table-cell table:style-name="ce777" office:value-type="string" calcext:value-type="string">
            <text:p>⬤</text:p>
          </table:table-cell>
          <table:table-cell table:style-name="ce911"/>
          <table:table-cell table:style-name="ce759" office:value-type="string" calcext:value-type="string">
            <text:p>⬤</text:p>
          </table:table-cell>
          <table:table-cell table:style-name="ce759"/>
          <table:table-cell table:style-name="ce905" office:value-type="string" calcext:value-type="string">
            <text:p>⬤</text:p>
          </table:table-cell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22"/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/>
          <table:table-cell table:style-name="ce720" office:value-type="string" calcext:value-type="string">
            <text:p>⬤</text:p>
          </table:table-cell>
          <table:table-cell table:style-name="ce720"/>
          <table:table-cell table:style-name="ce730" office:value-type="string" calcext:value-type="string">
            <text:p>⬤</text:p>
          </table:table-cell>
          <table:table-cell table:style-name="ce738" office:value-type="string" calcext:value-type="string">
            <text:p>/</text:p>
          </table:table-cell>
          <table:table-cell table:style-name="ce738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/>
          <table:table-cell table:style-name="ce757" table:number-columns-repeated="2"/>
          <table:table-cell table:style-name="ce747"/>
          <table:table-cell table:style-name="ce754"/>
          <table:table-cell table:style-name="ce864"/>
          <table:table-cell table:style-name="ce757" table:number-columns-repeated="2"/>
          <table:table-cell table:style-name="ce892"/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38"/>
          <table:table-cell table:style-name="ce738" office:value-type="string" calcext:value-type="string">
            <text:p>/</text:p>
          </table:table-cell>
          <table:table-cell table:style-name="ce890" office:value-type="string" calcext:value-type="string">
            <text:p>⬤</text:p>
          </table:table-cell>
          <table:table-cell table:style-name="ce720"/>
          <table:table-cell table:style-name="ce720" office:value-type="string" calcext:value-type="string">
            <text:p>⬤</text:p>
          </table:table-cell>
          <table:table-cell table:style-name="ce860"/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30"/>
          <table:table-cell table:style-name="ce737" office:value-type="string" calcext:value-type="string">
            <text:p>✖</text:p>
          </table:table-cell>
          <table:table-cell table:style-name="ce738"/>
          <table:table-cell table:style-name="ce747"/>
          <table:table-cell table:style-name="ce753" office:value-type="string" calcext:value-type="string">
            <text:p>✖</text:p>
          </table:table-cell>
          <table:table-cell table:style-name="ce754"/>
          <table:table-cell table:style-name="ce749"/>
          <table:table-cell table:style-name="ce756" office:value-type="string" calcext:value-type="string">
            <text:p>✖</text:p>
          </table:table-cell>
          <table:table-cell table:style-name="ce757"/>
          <table:table-cell table:style-name="ce747"/>
          <table:table-cell table:style-name="ce753" office:value-type="string" calcext:value-type="string">
            <text:p>✖</text:p>
          </table:table-cell>
          <table:table-cell table:style-name="ce754" office:value-type="string" calcext:value-type="string">
            <text:p>⬤</text:p>
          </table:table-cell>
          <table:table-cell table:style-name="ce749"/>
          <table:table-cell table:style-name="ce756" office:value-type="string" calcext:value-type="string">
            <text:p>✖</text:p>
          </table:table-cell>
          <table:table-cell table:style-name="ce757" office:value-type="string" calcext:value-type="string">
            <text:p>⬤</text:p>
          </table:table-cell>
          <table:table-cell table:style-name="ce747"/>
          <table:table-cell table:style-name="ce753" office:value-type="string" calcext:value-type="string">
            <text:p>✖</text:p>
          </table:table-cell>
          <table:table-cell table:style-name="ce754" office:value-type="string" calcext:value-type="string">
            <text:p>⬤</text:p>
          </table:table-cell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757" office:value-type="string" calcext:value-type="string">
            <text:p>⬤</text:p>
          </table:table-cell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864" office:value-type="string" calcext:value-type="string">
            <text:p>⬤</text:p>
          </table:table-cell>
          <table:table-cell table:style-name="ce757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892" office:value-type="string" calcext:value-type="string">
            <text:p>⬤</text:p>
          </table:table-cell>
          <table:table-cell table:style-name="ce754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864"/>
          <table:table-cell table:style-name="ce757" office:value-type="string" calcext:value-type="string">
            <text:p>⬤</text:p>
          </table:table-cell>
          <table:table-cell table:style-name="ce756" office:value-type="string" calcext:value-type="string">
            <text:p>✖</text:p>
          </table:table-cell>
          <table:table-cell table:style-name="ce892"/>
          <table:table-cell table:style-name="ce754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864"/>
          <table:table-cell table:style-name="ce757"/>
          <table:table-cell table:style-name="ce756" office:value-type="string" calcext:value-type="string">
            <text:p>✖</text:p>
          </table:table-cell>
          <table:table-cell table:style-name="ce892"/>
          <table:table-cell table:style-name="ce754"/>
          <table:table-cell table:style-name="ce753" office:value-type="string" calcext:value-type="string">
            <text:p>✖</text:p>
          </table:table-cell>
          <table:table-cell table:style-name="ce864"/>
          <table:table-cell table:style-name="ce738"/>
          <table:table-cell table:style-name="ce737" office:value-type="string" calcext:value-type="string">
            <text:p>✖</text:p>
          </table:table-cell>
          <table:table-cell table:style-name="ce890"/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750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751" office:value-type="string" calcext:value-type="string">
            <text:p>⬤</text:p>
          </table:table-cell>
          <table:table-cell table:style-name="ce759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750" office:value-type="string" calcext:value-type="string">
            <text:p>⬤</text:p>
          </table:table-cell>
          <table:table-cell table:style-name="ce758" office:value-type="string" calcext:value-type="string">
            <text:p>/</text:p>
          </table:table-cell>
          <table:table-cell table:style-name="ce758"/>
          <table:table-cell table:style-name="ce751" office:value-type="string" calcext:value-type="string">
            <text:p>⬤</text:p>
          </table:table-cell>
          <table:table-cell table:style-name="ce759" office:value-type="string" calcext:value-type="string">
            <text:p>⬤</text:p>
          </table:table-cell>
          <table:table-cell table:style-name="ce759"/>
          <table:table-cell table:style-name="ce750" office:value-type="string" calcext:value-type="string">
            <text:p>/</text:p>
          </table:table-cell>
          <table:table-cell table:style-name="ce758" office:value-type="string" calcext:value-type="string">
            <text:p>⬤</text:p>
          </table:table-cell>
          <table:table-cell table:style-name="ce758"/>
          <table:table-cell table:style-name="ce751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759"/>
          <table:table-cell table:style-name="ce750"/>
          <table:table-cell table:style-name="ce758" office:value-type="string" calcext:value-type="string">
            <text:p>⬤</text:p>
          </table:table-cell>
          <table:table-cell table:style-name="ce883"/>
          <table:table-cell table:style-name="ce759"/>
          <table:table-cell table:style-name="ce759" office:value-type="string" calcext:value-type="string">
            <text:p>⬤</text:p>
          </table:table-cell>
          <table:table-cell table:style-name="ce905" office:value-type="string" calcext:value-type="string">
            <text:p>/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883" office:value-type="string" calcext:value-type="string">
            <text:p>/</text:p>
          </table:table-cell>
          <table:table-cell table:style-name="ce759"/>
          <table:table-cell table:style-name="ce759" office:value-type="string" calcext:value-type="string">
            <text:p>⬤</text:p>
          </table:table-cell>
          <table:table-cell table:style-name="ce905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/</text:p>
          </table:table-cell>
          <table:table-cell table:style-name="ce883" office:value-type="string" calcext:value-type="string">
            <text:p>⬤</text:p>
          </table:table-cell>
          <table:table-cell table:style-name="ce759" office:value-type="string" calcext:value-type="string">
            <text:p>⬤</text:p>
          </table:table-cell>
          <table:table-cell table:style-name="ce759" office:value-type="string" calcext:value-type="string">
            <text:p>/</text:p>
          </table:table-cell>
          <table:table-cell table:style-name="ce905" office:value-type="string" calcext:value-type="string">
            <text:p>⬤</text:p>
          </table:table-cell>
          <table:table-cell table:style-name="ce758" office:value-type="string" calcext:value-type="string">
            <text:p>⬤</text:p>
          </table:table-cell>
          <table:table-cell table:style-name="ce758"/>
          <table:table-cell table:style-name="ce883" office:value-type="string" calcext:value-type="string">
            <text:p>⬤</text:p>
          </table:table-cell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/</text:p>
          </table:table-cell>
          <table:table-cell table:style-name="ce719"/>
          <table:table-cell table:style-name="ce719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30" office:value-type="string" calcext:value-type="string">
            <text:p>/</text:p>
          </table:table-cell>
          <table:table-cell table:style-name="ce738" table:number-columns-repeated="2"/>
          <table:table-cell table:style-name="ce727"/>
          <table:table-cell table:style-name="ce735"/>
          <table:table-cell table:style-name="ce862"/>
          <table:table-cell table:style-name="ce738" table:number-columns-repeated="2"/>
          <table:table-cell table:style-name="ce890" office:value-type="string" calcext:value-type="string">
            <text:p>/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 office:value-type="string" calcext:value-type="string">
            <text:p>/</text:p>
          </table:table-cell>
          <table:table-cell table:number-columns-repeated="16333"/>
        </table:table-row>
        <table:table-row table:style-name="ro3"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✖</text:p>
          </table:table-cell>
          <table:table-cell table:style-name="ce735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✖</text:p>
          </table:table-cell>
          <table:table-cell table:style-name="ce738" office:value-type="string" calcext:value-type="string">
            <text:p>/</text:p>
          </table:table-cell>
          <table:table-cell table:style-name="ce730" office:value-type="string" calcext:value-type="string">
            <text:p>/</text:p>
          </table:table-cell>
          <table:table-cell table:style-name="ce781" office:value-type="string" calcext:value-type="string">
            <text:p>✖</text:p>
          </table:table-cell>
          <table:table-cell table:style-name="ce738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✖</text:p>
          </table:table-cell>
          <table:table-cell table:style-name="ce735" office:value-type="string" calcext:value-type="string">
            <text:p>⬤</text:p>
          </table:table-cell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✖</text:p>
          </table:table-cell>
          <table:table-cell table:style-name="ce735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✖</text:p>
          </table:table-cell>
          <table:table-cell table:style-name="ce738" office:value-type="string" calcext:value-type="string">
            <text:p>⬤</text:p>
          </table:table-cell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738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⬤</text:p>
          </table:table-cell>
          <table:table-cell table:style-name="ce738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⬤</text:p>
          </table:table-cell>
          <table:table-cell table:style-name="ce738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890"/>
          <table:table-cell table:style-name="ce735" office:value-type="string" calcext:value-type="string">
            <text:p>⬤</text:p>
          </table:table-cell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/</text:p>
          </table:table-cell>
          <table:table-cell table:style-name="ce735" office:value-type="string" calcext:value-type="string">
            <text:p>⬤</text:p>
          </table:table-cell>
          <table:table-cell table:style-name="ce734" office:value-type="string" calcext:value-type="string">
            <text:p>✖</text:p>
          </table:table-cell>
          <table:table-cell table:style-name="ce862"/>
          <table:table-cell table:style-name="ce738" office:value-type="string" calcext:value-type="string">
            <text:p>⬤</text:p>
          </table:table-cell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/</text:p>
          </table:table-cell>
          <table:table-cell table:style-name="ce738" office:value-type="string" calcext:value-type="string">
            <text:p>/</text:p>
          </table:table-cell>
          <table:table-cell table:style-name="ce737" office:value-type="string" calcext:value-type="string">
            <text:p>✖</text:p>
          </table:table-cell>
          <table:table-cell table:style-name="ce890" office:value-type="string" calcext:value-type="string">
            <text:p>/</text:p>
          </table:table-cell>
          <table:table-cell table:style-name="ce735"/>
          <table:table-cell table:style-name="ce734" office:value-type="string" calcext:value-type="string">
            <text:p>✖</text:p>
          </table:table-cell>
          <table:table-cell table:style-name="ce862" office:value-type="string" calcext:value-type="string">
            <text:p>/</text:p>
          </table:table-cell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/>
          <table:table-cell table:style-name="ce731" office:value-type="string" calcext:value-type="string">
            <text:p>⬤</text:p>
          </table:table-cell>
          <table:table-cell table:style-name="ce739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732" office:value-type="string" calcext:value-type="string">
            <text:p>⬤</text:p>
          </table:table-cell>
          <table:table-cell table:style-name="ce740"/>
          <table:table-cell table:style-name="ce740" office:value-type="string" calcext:value-type="string">
            <text:p>⬤</text:p>
          </table:table-cell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40"/>
          <table:table-cell table:style-name="ce731" office:value-type="string" calcext:value-type="string">
            <text:p>⬤</text:p>
          </table:table-cell>
          <table:table-cell table:number-columns-repeated="2" table:style-name="ce739" office:value-type="string" calcext:value-type="string">
            <text:p>/</text:p>
          </table:table-cell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739"/>
          <table:table-cell table:style-name="ce732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32"/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884" office:value-type="string" calcext:value-type="string">
            <text:p>/</text:p>
          </table:table-cell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/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 office:value-type="string" calcext:value-type="string">
            <text:p>/</text:p>
          </table:table-cell>
          <table:table-cell table:style-name="ce739"/>
          <table:table-cell table:style-name="ce739" office:value-type="string" calcext:value-type="string">
            <text:p>⬤</text:p>
          </table:table-cell>
          <table:table-cell table:style-name="ce884" office:value-type="string" calcext:value-type="string">
            <text:p>/</text:p>
          </table:table-cell>
          <table:table-cell table:number-columns-repeated="2" table:style-name="ce739" office:value-type="string" calcext:value-type="string">
            <text:p>/</text:p>
          </table:table-cell>
          <table:table-cell table:style-name="ce884" office:value-type="string" calcext:value-type="string">
            <text:p>⬤</text:p>
          </table:table-cell>
          <table:table-cell table:style-name="ce740"/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40" office:value-type="string" calcext:value-type="string">
            <text:p>⬤</text:p>
          </table:table-cell>
          <table:table-cell table:style-name="ce740"/>
          <table:table-cell table:style-name="ce906" office:value-type="string" calcext:value-type="string">
            <text:p>⬤</text:p>
          </table:table-cell>
          <table:table-cell table:style-name="ce739" office:value-type="string" calcext:value-type="string">
            <text:p>⬤</text:p>
          </table:table-cell>
          <table:table-cell table:style-name="ce739" office:value-type="string" calcext:value-type="string">
            <text:p>/</text:p>
          </table:table-cell>
          <table:table-cell table:style-name="ce884" office:value-type="string" calcext:value-type="string">
            <text:p>⬤</text:p>
          </table:table-cell>
          <table:table-cell table:style-name="ce722"/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09"/>
          <table:table-cell table:style-name="ce720"/>
          <table:table-cell table:style-name="ce720" office:value-type="string" calcext:value-type="string">
            <text:p>⬤</text:p>
          </table:table-cell>
          <table:table-cell table:style-name="ce711"/>
          <table:table-cell table:style-name="ce719"/>
          <table:table-cell table:style-name="ce719" office:value-type="string" calcext:value-type="string">
            <text:p>⬤</text:p>
          </table:table-cell>
          <table:table-cell table:style-name="ce709"/>
          <table:table-cell table:style-name="ce720" table:number-columns-repeated="2"/>
          <table:table-cell table:style-name="ce711"/>
          <table:table-cell table:style-name="ce719" table:number-columns-repeated="2"/>
          <table:table-cell table:style-name="ce709"/>
          <table:table-cell table:style-name="ce720" table:number-columns-repeated="2"/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11"/>
          <table:table-cell table:style-name="ce719" office:value-type="string" calcext:value-type="string">
            <text:p>⬤</text:p>
          </table:table-cell>
          <table:table-cell table:style-name="ce719"/>
          <table:table-cell table:style-name="ce709"/>
          <table:table-cell table:style-name="ce720" office:value-type="string" calcext:value-type="string">
            <text:p>⬤</text:p>
          </table:table-cell>
          <table:table-cell table:style-name="ce860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/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style-name="ce720" table:number-columns-repeated="2"/>
          <table:table-cell table:style-name="ce860"/>
          <table:table-cell table:style-name="ce719" table:number-columns-repeated="2"/>
          <table:table-cell table:style-name="ce888"/>
          <table:table-cell table:style-name="ce720" table:number-columns-repeated="2"/>
          <table:table-cell table:style-name="ce860"/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/>
          <table:table-cell table:style-name="ce720" office:value-type="string" calcext:value-type="string">
            <text:p>⬤</text:p>
          </table:table-cell>
          <table:table-cell table:style-name="ce720"/>
          <table:table-cell table:style-name="ce860"/>
          <table:table-cell table:number-columns-repeated="16333"/>
        </table:table-row>
        <table:table-row table:style-name="ro3"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 office:value-type="string" calcext:value-type="string">
            <text:p>⬤</text:p>
          </table:table-cell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719" office:value-type="string" calcext:value-type="string">
            <text:p>⬤</text:p>
          </table:table-cell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720"/>
          <table:table-cell table:style-name="ce711" office:value-type="string" calcext:value-type="string">
            <text:p>/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09"/>
          <table:table-cell table:style-name="ce715" office:value-type="string" calcext:value-type="string">
            <text:p>✖</text:p>
          </table:table-cell>
          <table:table-cell table:style-name="ce720"/>
          <table:table-cell table:style-name="ce711" office:value-type="string" calcext:value-type="string">
            <text:p>/</text:p>
          </table:table-cell>
          <table:table-cell table:style-name="ce718" office:value-type="string" calcext:value-type="string">
            <text:p>✖</text:p>
          </table:table-cell>
          <table:table-cell table:style-name="ce719"/>
          <table:table-cell table:style-name="ce709"/>
          <table:table-cell table:style-name="ce715" office:value-type="string" calcext:value-type="string">
            <text:p>✖</text:p>
          </table:table-cell>
          <table:table-cell table:style-name="ce860"/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/</text:p>
          </table:table-cell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/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/</text:p>
          </table:table-cell>
          <table:table-cell table:style-name="ce720"/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style-name="ce720" office:value-type="string" calcext:value-type="string">
            <text:p>⬤</text:p>
          </table:table-cell>
          <table:table-cell table:style-name="ce715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style-name="ce719"/>
          <table:table-cell table:style-name="ce718" office:value-type="string" calcext:value-type="string">
            <text:p>✖</text:p>
          </table:table-cell>
          <table:table-cell table:style-name="ce888" office:value-type="string" calcext:value-type="string">
            <text:p>⬤</text:p>
          </table:table-cell>
          <table:table-cell table:style-name="ce720"/>
          <table:table-cell table:style-name="ce914" office:value-type="string" calcext:value-type="string">
            <text:p>✖</text:p>
          </table:table-cell>
          <table:table-cell table:style-name="ce860" office:value-type="string" calcext:value-type="string">
            <text:p>⬤</text:p>
          </table:table-cell>
          <table:table-cell table:number-columns-repeated="16333"/>
        </table:table-row>
        <table:table-row table:style-name="ro3"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12" office:value-type="string" calcext:value-type="string">
            <text:p>⬤</text:p>
          </table:table-cell>
          <table:table-cell table:number-columns-repeated="2" table:style-name="ce721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number-columns-repeated="2" table:style-name="ce722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number-columns-repeated="2" table:style-name="ce721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number-columns-repeated="2" table:style-name="ce722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2"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2"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2"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2"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16333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7"/>
          <table:table-cell table:style-name="ce642" table:number-columns-repeated="11"/>
          <table:table-cell table:style-name="ce754" office:value-type="string" calcext:value-type="string">
            <text:p>/</text:p>
          </table:table-cell>
          <table:table-cell table:style-name="ce754" office:value-type="string" calcext:value-type="string">
            <text:p>⬤</text:p>
          </table:table-cell>
          <table:table-cell table:style-name="ce754"/>
          <table:table-cell table:style-name="ce760" office:value-type="string" calcext:value-type="string">
            <text:p>/</text:p>
          </table:table-cell>
          <table:table-cell table:style-name="ce760" office:value-type="string" calcext:value-type="string">
            <text:p>⬤</text:p>
          </table:table-cell>
          <table:table-cell table:style-name="ce760"/>
          <table:table-cell/>
          <table:table-cell table:style-name="ce760"/>
          <table:table-cell table:style-name="ce760" office:value-type="string" calcext:value-type="string">
            <text:p>⬤</text:p>
          </table:table-cell>
          <table:table-cell table:style-name="ce760" office:value-type="string" calcext:value-type="string">
            <text:p>/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754" office:value-type="string" calcext:value-type="string">
            <text:p>/</text:p>
          </table:table-cell>
          <table:table-cell table:number-columns-repeated="16353"/>
        </table:table-row>
        <table:table-row table:style-name="ro3">
          <table:table-cell table:number-columns-repeated="7"/>
          <table:table-cell table:style-name="ce642" table:number-columns-repeated="2"/>
          <table:table-cell table:number-columns-repeated="6"/>
          <table:table-cell table:style-name="ce754" office:value-type="string" calcext:value-type="string">
            <text:p>⬤</text:p>
          </table:table-cell>
          <table:table-cell table:number-columns-repeated="3" table:style-name="ce754" office:value-type="string" calcext:value-type="string">
            <text:p>/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/>
          <table:table-cell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/>
          <table:table-cell table:style-name="ce754"/>
          <table:table-cell table:style-name="ce753" office:value-type="string" calcext:value-type="string">
            <text:p>✖</text:p>
          </table:table-cell>
          <table:table-cell table:number-columns-repeated="3" table:style-name="ce754" office:value-type="string" calcext:value-type="string">
            <text:p>/</text:p>
          </table:table-cell>
          <table:table-cell table:style-name="ce754" office:value-type="string" calcext:value-type="string">
            <text:p>⬤</text:p>
          </table:table-cell>
          <table:table-cell table:number-columns-repeated="16350"/>
        </table:table-row>
        <table:table-row table:style-name="ro3">
          <table:table-cell table:number-columns-repeated="7"/>
          <table:table-cell table:style-name="ce642" table:number-columns-repeated="2"/>
          <table:table-cell table:number-columns-repeated="3"/>
          <table:table-cell table:style-name="ce760" office:value-type="string" calcext:value-type="string">
            <text:p>⬤</text:p>
          </table:table-cell>
          <table:table-cell table:style-name="ce760" office:value-type="string" calcext:value-type="string">
            <text:p>/</text:p>
          </table:table-cell>
          <table:table-cell table:style-name="ce760"/>
          <table:table-cell table:style-name="ce754"/>
          <table:table-cell table:style-name="ce753" office:value-type="string" calcext:value-type="string">
            <text:p>✖</text:p>
          </table:table-cell>
          <table:table-cell table:style-name="ce754" table:number-columns-repeated="4"/>
          <table:table-cell table:style-name="ce760" table:number-columns-repeated="2"/>
          <table:table-cell table:style-name="ce772"/>
          <table:table-cell/>
          <table:table-cell table:style-name="ce760" table:number-columns-repeated="2"/>
          <table:table-cell table:style-name="ce772"/>
          <table:table-cell table:style-name="ce754" table:number-columns-repeated="4"/>
          <table:table-cell table:style-name="ce753" office:value-type="string" calcext:value-type="string">
            <text:p>✖</text:p>
          </table:table-cell>
          <table:table-cell table:style-name="ce754"/>
          <table:table-cell table:style-name="ce760"/>
          <table:table-cell table:style-name="ce760" office:value-type="string" calcext:value-type="string">
            <text:p>/</text:p>
          </table:table-cell>
          <table:table-cell table:style-name="ce760" office:value-type="string" calcext:value-type="string">
            <text:p>⬤</text:p>
          </table:table-cell>
          <table:table-cell table:number-columns-repeated="16347"/>
        </table:table-row>
        <table:table-row table:style-name="ro3">
          <table:table-cell table:number-columns-repeated="7"/>
          <table:table-cell table:style-name="ce642" table:number-columns-repeated="2"/>
          <table:table-cell table:number-columns-repeated="3"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/>
          <table:table-cell table:style-name="ce754" table:number-columns-repeated="3"/>
          <table:table-cell table:number-columns-repeated="13"/>
          <table:table-cell table:style-name="ce754" table:number-columns-repeated="3"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/>
          <table:table-cell table:number-columns-repeated="16347"/>
        </table:table-row>
        <table:table-row table:style-name="ro3">
          <table:table-cell table:number-columns-repeated="7"/>
          <table:table-cell table:style-name="ce642" table:number-columns-repeated="2"/>
          <table:table-cell table:number-columns-repeated="2"/>
          <table:table-cell table:style-name="ce782"/>
          <table:table-cell table:style-name="ce760" table:number-columns-repeated="2"/>
          <table:table-cell table:style-name="ce772"/>
          <table:table-cell table:number-columns-repeated="5"/>
          <table:table-cell table:number-columns-repeated="2" table:style-name="ce784" office:value-type="string" calcext:value-type="string">
            <text:p>⬤</text:p>
          </table:table-cell>
          <table:table-cell table:style-name="ce784" office:value-type="string" calcext:value-type="string">
            <text:p>/</text:p>
          </table:table-cell>
          <table:table-cell table:number-columns-repeated="3"/>
          <table:table-cell table:style-name="ce784" office:value-type="string" calcext:value-type="string">
            <text:p>/</text:p>
          </table:table-cell>
          <table:table-cell table:number-columns-repeated="2" table:style-name="ce784" office:value-type="string" calcext:value-type="string">
            <text:p>⬤</text:p>
          </table:table-cell>
          <table:table-cell table:number-columns-repeated="5"/>
          <table:table-cell table:style-name="ce760" table:number-columns-repeated="2"/>
          <table:table-cell table:style-name="ce772"/>
          <table:table-cell table:style-name="ce782"/>
          <table:table-cell table:number-columns-repeated="16346"/>
        </table:table-row>
        <table:table-row table:style-name="ro3">
          <table:table-cell table:number-columns-repeated="7"/>
          <table:table-cell table:style-name="ce642" table:number-columns-repeated="2"/>
          <table:table-cell table:style-name="ce760" office:value-type="string" calcext:value-type="string">
            <text:p>⬤</text:p>
          </table:table-cell>
          <table:table-cell table:style-name="ce760" table:number-columns-repeated="2"/>
          <table:table-cell table:number-columns-repeated="4"/>
          <table:table-cell table:number-columns-repeated="2" table:style-name="ce784" office:value-type="string" calcext:value-type="string">
            <text:p>⬤</text:p>
          </table:table-cell>
          <table:table-cell table:style-name="ce784"/>
          <table:table-cell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/>
          <table:table-cell/>
          <table:table-cell table:style-name="ce782"/>
          <table:table-cell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/>
          <table:table-cell/>
          <table:table-cell table:style-name="ce784"/>
          <table:table-cell table:number-columns-repeated="2" table:style-name="ce784" office:value-type="string" calcext:value-type="string">
            <text:p>⬤</text:p>
          </table:table-cell>
          <table:table-cell table:number-columns-repeated="2"/>
          <table:table-cell table:style-name="ce782" table:number-columns-repeated="2"/>
          <table:table-cell table:style-name="ce760" table:number-columns-repeated="2"/>
          <table:table-cell table:style-name="ce760" office:value-type="string" calcext:value-type="string">
            <text:p>⬤</text:p>
          </table:table-cell>
          <table:table-cell table:number-columns-repeated="16344"/>
        </table:table-row>
        <table:table-row table:style-name="ro3">
          <table:table-cell table:number-columns-repeated="7"/>
          <table:table-cell table:style-name="ce642" table:number-columns-repeated="2"/>
          <table:table-cell table:style-name="ce760" office:value-type="string" calcext:value-type="string">
            <text:p>/</text:p>
          </table:table-cell>
          <table:table-cell table:style-name="ce761" office:value-type="string" calcext:value-type="string">
            <text:p>✖</text:p>
          </table:table-cell>
          <table:table-cell table:style-name="ce760"/>
          <table:table-cell table:number-columns-repeated="4"/>
          <table:table-cell table:style-name="ce784" office:value-type="string" calcext:value-type="string">
            <text:p>/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/>
          <table:table-cell table:style-name="ce784" table:number-columns-repeated="3"/>
          <table:table-cell/>
          <table:table-cell table:style-name="ce782"/>
          <table:table-cell/>
          <table:table-cell table:style-name="ce784" table:number-columns-repeated="3"/>
          <table:table-cell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 office:value-type="string" calcext:value-type="string">
            <text:p>/</text:p>
          </table:table-cell>
          <table:table-cell table:number-columns-repeated="2"/>
          <table:table-cell table:style-name="ce782" table:number-columns-repeated="2"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 office:value-type="string" calcext:value-type="string">
            <text:p>/</text:p>
          </table:table-cell>
          <table:table-cell table:number-columns-repeated="16344"/>
        </table:table-row>
        <table:table-row table:style-name="ro3">
          <table:table-cell table:number-columns-repeated="7"/>
          <table:table-cell table:style-name="ce642" table:number-columns-repeated="2"/>
          <table:table-cell table:style-name="ce760" table:number-columns-repeated="2"/>
          <table:table-cell table:style-name="ce772"/>
          <table:table-cell table:number-columns-repeated="4"/>
          <table:table-cell table:style-name="ce784" table:number-columns-repeated="3"/>
          <table:table-cell table:number-columns-repeated="11"/>
          <table:table-cell table:style-name="ce784" table:number-columns-repeated="3"/>
          <table:table-cell table:number-columns-repeated="4"/>
          <table:table-cell table:style-name="ce760" table:number-columns-repeated="2"/>
          <table:table-cell table:style-name="ce772"/>
          <table:table-cell table:number-columns-repeated="16344"/>
        </table:table-row>
        <table:table-row table:style-name="ro3">
          <table:table-cell table:number-columns-repeated="7"/>
          <table:table-cell table:style-name="ce642"/>
          <table:table-cell table:style-name="ce754" office:value-type="string" calcext:value-type="string">
            <text:p>⬤</text:p>
          </table:table-cell>
          <table:table-cell table:style-name="ce754" table:number-columns-repeated="2"/>
          <table:table-cell table:number-columns-repeated="13"/>
          <table:table-cell table:style-name="ce782"/>
          <table:table-cell table:number-columns-repeated="13"/>
          <table:table-cell table:style-name="ce754" table:number-columns-repeated="2"/>
          <table:table-cell table:style-name="ce754" office:value-type="string" calcext:value-type="string">
            <text:p>⬤</text:p>
          </table:table-cell>
          <table:table-cell table:number-columns-repeated="16343"/>
        </table:table-row>
        <table:table-row table:style-name="ro3">
          <table:table-cell table:number-columns-repeated="7"/>
          <table:table-cell table:style-name="ce642"/>
          <table:table-cell table:style-name="ce754" office:value-type="string" calcext:value-type="string">
            <text:p>/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/>
          <table:table-cell table:style-name="ce784" office:value-type="string" calcext:value-type="string">
            <text:p>⬤</text:p>
          </table:table-cell>
          <table:table-cell table:style-name="ce784" office:value-type="string" calcext:value-type="string">
            <text:p>/</text:p>
          </table:table-cell>
          <table:table-cell table:style-name="ce784"/>
          <table:table-cell table:number-columns-repeated="5"/>
          <table:table-cell table:number-columns-repeated="2" table:style-name="ce824" office:value-type="string" calcext:value-type="string">
            <text:p>⬤</text:p>
          </table:table-cell>
          <table:table-cell table:style-name="ce824"/>
          <table:table-cell table:number-columns-repeated="3"/>
          <table:table-cell table:style-name="ce824"/>
          <table:table-cell table:number-columns-repeated="2" table:style-name="ce824" office:value-type="string" calcext:value-type="string">
            <text:p>⬤</text:p>
          </table:table-cell>
          <table:table-cell table:number-columns-repeated="5"/>
          <table:table-cell table:style-name="ce784"/>
          <table:table-cell table:style-name="ce784" office:value-type="string" calcext:value-type="string">
            <text:p>/</text:p>
          </table:table-cell>
          <table:table-cell table:style-name="ce784" office:value-type="string" calcext:value-type="string">
            <text:p>⬤</text:p>
          </table:table-cell>
          <table:table-cell/>
          <table:table-cell table:style-name="ce754"/>
          <table:table-cell table:style-name="ce753" office:value-type="string" calcext:value-type="string">
            <text:p>✖</text:p>
          </table:table-cell>
          <table:table-cell table:style-name="ce754" office:value-type="string" calcext:value-type="string">
            <text:p>/</text:p>
          </table:table-cell>
          <table:table-cell table:number-columns-repeated="16343"/>
        </table:table-row>
        <table:table-row table:style-name="ro3">
          <table:table-cell table:number-columns-repeated="7"/>
          <table:table-cell table:style-name="ce642"/>
          <table:table-cell table:style-name="ce754" office:value-type="string" calcext:value-type="string">
            <text:p>/</text:p>
          </table:table-cell>
          <table:table-cell table:style-name="ce754" table:number-columns-repeated="2"/>
          <table:table-cell/>
          <table:table-cell table:style-name="ce784" office:value-type="string" calcext:value-type="string">
            <text:p>⬤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number-columns-repeated="5"/>
          <table:table-cell table:style-name="ce824"/>
          <table:table-cell table:style-name="ce825" office:value-type="string" calcext:value-type="string">
            <text:p>✖</text:p>
          </table:table-cell>
          <table:table-cell table:style-name="ce824"/>
          <table:table-cell/>
          <table:table-cell table:style-name="ce782"/>
          <table:table-cell/>
          <table:table-cell table:style-name="ce824"/>
          <table:table-cell table:style-name="ce825" office:value-type="string" calcext:value-type="string">
            <text:p>✖</text:p>
          </table:table-cell>
          <table:table-cell table:style-name="ce824"/>
          <table:table-cell table:number-columns-repeated="5"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 office:value-type="string" calcext:value-type="string">
            <text:p>⬤</text:p>
          </table:table-cell>
          <table:table-cell/>
          <table:table-cell table:style-name="ce754" table:number-columns-repeated="2"/>
          <table:table-cell table:style-name="ce754" office:value-type="string" calcext:value-type="string">
            <text:p>/</text:p>
          </table:table-cell>
          <table:table-cell table:number-columns-repeated="16343"/>
        </table:table-row>
        <table:table-row table:style-name="ro3">
          <table:table-cell table:number-columns-repeated="7"/>
          <table:table-cell table:number-columns-repeated="2" table:style-name="ce754" office:value-type="string" calcext:value-type="string">
            <text:p>/</text:p>
          </table:table-cell>
          <table:table-cell table:style-name="ce754"/>
          <table:table-cell table:number-columns-repeated="2"/>
          <table:table-cell table:style-name="ce784" table:number-columns-repeated="3"/>
          <table:table-cell table:number-columns-repeated="3"/>
          <table:table-cell table:style-name="ce782" table:number-columns-repeated="2"/>
          <table:table-cell table:style-name="ce824" table:number-columns-repeated="3"/>
          <table:table-cell/>
          <table:table-cell table:style-name="ce782"/>
          <table:table-cell/>
          <table:table-cell table:style-name="ce824" table:number-columns-repeated="3"/>
          <table:table-cell/>
          <table:table-cell table:style-name="ce782"/>
          <table:table-cell table:number-columns-repeated="3"/>
          <table:table-cell table:style-name="ce26" table:number-columns-repeated="3"/>
          <table:table-cell table:number-columns-repeated="2"/>
          <table:table-cell table:style-name="ce754"/>
          <table:table-cell table:number-columns-repeated="2" table:style-name="ce754" office:value-type="string" calcext:value-type="string">
            <text:p>/</text:p>
          </table:table-cell>
          <table:table-cell table:number-columns-repeated="16342"/>
        </table:table-row>
        <table:table-row table:style-name="ro3">
          <table:table-cell table:number-columns-repeated="7"/>
          <table:table-cell table:style-name="ce754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 table:number-columns-repeated="8"/>
          <table:table-cell table:style-name="ce782" table:number-columns-repeated="3"/>
          <table:table-cell table:number-columns-repeated="3"/>
          <table:table-cell table:style-name="ce782"/>
          <table:table-cell table:number-columns-repeated="3"/>
          <table:table-cell table:style-name="ce782" table:number-columns-repeated="2"/>
          <table:table-cell table:number-columns-repeated="9"/>
          <table:table-cell table:style-name="ce754"/>
          <table:table-cell table:style-name="ce753" office:value-type="string" calcext:value-type="string">
            <text:p>✖</text:p>
          </table:table-cell>
          <table:table-cell table:style-name="ce754" office:value-type="string" calcext:value-type="string">
            <text:p>⬤</text:p>
          </table:table-cell>
          <table:table-cell table:number-columns-repeated="16342"/>
        </table:table-row>
        <table:table-row table:style-name="ro3">
          <table:table-cell table:number-columns-repeated="7"/>
          <table:table-cell table:style-name="ce754" table:number-columns-repeated="3"/>
          <table:table-cell/>
          <table:table-cell table:style-name="ce784" office:value-type="string" calcext:value-type="string">
            <text:p>⬤</text:p>
          </table:table-cell>
          <table:table-cell table:style-name="ce784" table:number-columns-repeated="2"/>
          <table:table-cell table:number-columns-repeated="2"/>
          <table:table-cell table:style-name="ce824" office:value-type="string" calcext:value-type="string">
            <text:p>⬤</text:p>
          </table:table-cell>
          <table:table-cell table:style-name="ce824" table:number-columns-repeated="2"/>
          <table:table-cell table:style-name="ce782"/>
          <table:table-cell table:style-name="ce837" office:value-type="string" calcext:value-type="string">
            <text:p>⬤</text:p>
          </table:table-cell>
          <table:table-cell table:style-name="ce837" table:number-columns-repeated="3"/>
          <table:table-cell table:style-name="ce837" office:value-type="string" calcext:value-type="string">
            <text:p>⬤</text:p>
          </table:table-cell>
          <table:table-cell table:style-name="ce837" table:number-columns-repeated="3"/>
          <table:table-cell table:style-name="ce837" office:value-type="string" calcext:value-type="string">
            <text:p>⬤</text:p>
          </table:table-cell>
          <table:table-cell table:style-name="ce782"/>
          <table:table-cell table:style-name="ce824" table:number-columns-repeated="2"/>
          <table:table-cell table:style-name="ce824" office:value-type="string" calcext:value-type="string">
            <text:p>⬤</text:p>
          </table:table-cell>
          <table:table-cell table:number-columns-repeated="2"/>
          <table:table-cell table:style-name="ce784" table:number-columns-repeated="2"/>
          <table:table-cell table:style-name="ce784" office:value-type="string" calcext:value-type="string">
            <text:p>⬤</text:p>
          </table:table-cell>
          <table:table-cell/>
          <table:table-cell table:style-name="ce754" table:number-columns-repeated="3"/>
          <table:table-cell table:number-columns-repeated="16342"/>
        </table:table-row>
        <table:table-row table:style-name="ro3">
          <table:table-cell table:number-columns-repeated="7"/>
          <table:table-cell table:style-name="ce760" office:value-type="string" calcext:value-type="string">
            <text:p>/</text:p>
          </table:table-cell>
          <table:table-cell table:style-name="ce760" table:number-columns-repeated="2"/>
          <table:table-cell/>
          <table:table-cell table:style-name="ce784" office:value-type="string" calcext:value-type="string">
            <text:p>⬤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number-columns-repeated="2"/>
          <table:table-cell table:style-name="ce824" office:value-type="string" calcext:value-type="string">
            <text:p>⬤</text:p>
          </table:table-cell>
          <table:table-cell table:style-name="ce825" office:value-type="string" calcext:value-type="string">
            <text:p>✖</text:p>
          </table:table-cell>
          <table:table-cell table:style-name="ce824"/>
          <table:table-cell/>
          <table:table-cell table:style-name="ce837"/>
          <table:table-cell table:style-name="ce836" office:value-type="string" calcext:value-type="string">
            <text:p>✖</text:p>
          </table:table-cell>
          <table:table-cell table:style-name="ce837" table:number-columns-repeated="2"/>
          <table:table-cell table:style-name="ce836" office:value-type="string" calcext:value-type="string">
            <text:p>✖</text:p>
          </table:table-cell>
          <table:table-cell table:style-name="ce837" table:number-columns-repeated="2"/>
          <table:table-cell table:style-name="ce836" office:value-type="string" calcext:value-type="string">
            <text:p>✖</text:p>
          </table:table-cell>
          <table:table-cell table:style-name="ce837"/>
          <table:table-cell/>
          <table:table-cell table:style-name="ce824"/>
          <table:table-cell table:style-name="ce825" office:value-type="string" calcext:value-type="string">
            <text:p>✖</text:p>
          </table:table-cell>
          <table:table-cell table:style-name="ce824" office:value-type="string" calcext:value-type="string">
            <text:p>⬤</text:p>
          </table:table-cell>
          <table:table-cell table:number-columns-repeated="2"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 office:value-type="string" calcext:value-type="string">
            <text:p>⬤</text:p>
          </table:table-cell>
          <table:table-cell/>
          <table:table-cell table:style-name="ce760" table:number-columns-repeated="2"/>
          <table:table-cell table:style-name="ce760" office:value-type="string" calcext:value-type="string">
            <text:p>/</text:p>
          </table:table-cell>
          <table:table-cell table:number-columns-repeated="16342"/>
        </table:table-row>
        <table:table-row table:style-name="ro3">
          <table:table-cell table:number-columns-repeated="7"/>
          <table:table-cell table:style-name="ce760" office:value-type="string" calcext:value-type="string">
            <text:p>⬤</text:p>
          </table:table-cell>
          <table:table-cell table:style-name="ce761" office:value-type="string" calcext:value-type="string">
            <text:p>✖</text:p>
          </table:table-cell>
          <table:table-cell table:style-name="ce760"/>
          <table:table-cell/>
          <table:table-cell table:style-name="ce784" office:value-type="string" calcext:value-type="string">
            <text:p>/</text:p>
          </table:table-cell>
          <table:table-cell table:style-name="ce784" table:number-columns-repeated="2"/>
          <table:table-cell table:number-columns-repeated="2"/>
          <table:table-cell table:style-name="ce824" table:number-columns-repeated="3"/>
          <table:table-cell/>
          <table:table-cell table:style-name="ce837" table:number-columns-repeated="9"/>
          <table:table-cell/>
          <table:table-cell table:style-name="ce824" table:number-columns-repeated="3"/>
          <table:table-cell table:number-columns-repeated="2"/>
          <table:table-cell table:style-name="ce784" table:number-columns-repeated="2"/>
          <table:table-cell table:style-name="ce784" office:value-type="string" calcext:value-type="string">
            <text:p>/</text:p>
          </table:table-cell>
          <table:table-cell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 office:value-type="string" calcext:value-type="string">
            <text:p>⬤</text:p>
          </table:table-cell>
          <table:table-cell table:number-columns-repeated="16342"/>
        </table:table-row>
        <table:table-row table:style-name="ro3">
          <table:table-cell table:number-columns-repeated="7"/>
          <table:table-cell table:style-name="ce760" table:number-columns-repeated="2"/>
          <table:table-cell table:style-name="ce772"/>
          <table:table-cell table:number-columns-repeated="10"/>
          <table:table-cell table:style-name="ce837" table:number-columns-repeated="3"/>
          <table:table-cell table:style-name="ce850" table:number-columns-repeated="3"/>
          <table:table-cell table:style-name="ce837" table:number-columns-repeated="3"/>
          <table:table-cell table:number-columns-repeated="10"/>
          <table:table-cell table:style-name="ce760" table:number-columns-repeated="2"/>
          <table:table-cell table:style-name="ce772"/>
          <table:table-cell table:number-columns-repeated="16342"/>
        </table:table-row>
        <table:table-row table:style-name="ro3">
          <table:table-cell table:number-columns-repeated="11"/>
          <table:table-cell table:style-name="ce782" table:number-columns-repeated="3"/>
          <table:table-cell table:number-columns-repeated="2"/>
          <table:table-cell table:style-name="ce782" table:number-columns-repeated="3"/>
          <table:table-cell/>
          <table:table-cell table:style-name="ce837" office:value-type="string" calcext:value-type="string">
            <text:p>⬤</text:p>
          </table:table-cell>
          <table:table-cell table:style-name="ce836" office:value-type="string" calcext:value-type="string">
            <text:p>✖</text:p>
          </table:table-cell>
          <table:table-cell table:style-name="ce837"/>
          <table:table-cell table:style-name="ce850"/>
          <table:table-cell table:style-name="ce856" office:value-type="string" calcext:value-type="string">
            <text:p>✖</text:p>
          </table:table-cell>
          <table:table-cell table:style-name="ce850"/>
          <table:table-cell table:style-name="ce837"/>
          <table:table-cell table:style-name="ce836" office:value-type="string" calcext:value-type="string">
            <text:p>✖</text:p>
          </table:table-cell>
          <table:table-cell table:style-name="ce837" office:value-type="string" calcext:value-type="string">
            <text:p>⬤</text:p>
          </table:table-cell>
          <table:table-cell/>
          <table:table-cell table:style-name="ce782" table:number-columns-repeated="3"/>
          <table:table-cell/>
          <table:table-cell table:style-name="ce782" table:number-columns-repeated="3"/>
          <table:table-cell table:number-columns-repeated="16347"/>
        </table:table-row>
        <table:table-row table:style-name="ro3">
          <table:table-cell table:number-columns-repeated="7"/>
          <table:table-cell table:style-name="ce760" table:number-columns-repeated="3"/>
          <table:table-cell table:number-columns-repeated="10"/>
          <table:table-cell table:style-name="ce837" table:number-columns-repeated="3"/>
          <table:table-cell table:style-name="ce850" table:number-columns-repeated="3"/>
          <table:table-cell table:style-name="ce837" table:number-columns-repeated="3"/>
          <table:table-cell table:number-columns-repeated="10"/>
          <table:table-cell table:style-name="ce760" table:number-columns-repeated="3"/>
          <table:table-cell table:number-columns-repeated="16342"/>
        </table:table-row>
        <table:table-row table:style-name="ro3">
          <table:table-cell table:number-columns-repeated="7"/>
          <table:table-cell table:style-name="ce760" office:value-type="string" calcext:value-type="string">
            <text:p>⬤</text:p>
          </table:table-cell>
          <table:table-cell table:style-name="ce761" office:value-type="string" calcext:value-type="string">
            <text:p>✖</text:p>
          </table:table-cell>
          <table:table-cell table:style-name="ce760"/>
          <table:table-cell/>
          <table:table-cell table:style-name="ce784" office:value-type="string" calcext:value-type="string">
            <text:p>/</text:p>
          </table:table-cell>
          <table:table-cell table:style-name="ce784" table:number-columns-repeated="2"/>
          <table:table-cell table:number-columns-repeated="2"/>
          <table:table-cell table:style-name="ce824" table:number-columns-repeated="3"/>
          <table:table-cell/>
          <table:table-cell table:style-name="ce837" table:number-columns-repeated="9"/>
          <table:table-cell/>
          <table:table-cell table:style-name="ce824" table:number-columns-repeated="3"/>
          <table:table-cell table:number-columns-repeated="2"/>
          <table:table-cell table:style-name="ce784" table:number-columns-repeated="2"/>
          <table:table-cell table:style-name="ce784" office:value-type="string" calcext:value-type="string">
            <text:p>/</text:p>
          </table:table-cell>
          <table:table-cell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 office:value-type="string" calcext:value-type="string">
            <text:p>⬤</text:p>
          </table:table-cell>
          <table:table-cell table:number-columns-repeated="16342"/>
        </table:table-row>
        <table:table-row table:style-name="ro3">
          <table:table-cell table:number-columns-repeated="7"/>
          <table:table-cell table:style-name="ce760" office:value-type="string" calcext:value-type="string">
            <text:p>/</text:p>
          </table:table-cell>
          <table:table-cell table:style-name="ce760"/>
          <table:table-cell table:style-name="ce772"/>
          <table:table-cell/>
          <table:table-cell table:style-name="ce784" office:value-type="string" calcext:value-type="string">
            <text:p>⬤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number-columns-repeated="2"/>
          <table:table-cell table:style-name="ce824" office:value-type="string" calcext:value-type="string">
            <text:p>⬤</text:p>
          </table:table-cell>
          <table:table-cell table:style-name="ce825" office:value-type="string" calcext:value-type="string">
            <text:p>✖</text:p>
          </table:table-cell>
          <table:table-cell table:style-name="ce824"/>
          <table:table-cell/>
          <table:table-cell table:style-name="ce837"/>
          <table:table-cell table:style-name="ce836" office:value-type="string" calcext:value-type="string">
            <text:p>✖</text:p>
          </table:table-cell>
          <table:table-cell table:style-name="ce837" table:number-columns-repeated="2"/>
          <table:table-cell table:style-name="ce836" office:value-type="string" calcext:value-type="string">
            <text:p>✖</text:p>
          </table:table-cell>
          <table:table-cell table:style-name="ce837" table:number-columns-repeated="2"/>
          <table:table-cell table:style-name="ce836" office:value-type="string" calcext:value-type="string">
            <text:p>✖</text:p>
          </table:table-cell>
          <table:table-cell table:style-name="ce837"/>
          <table:table-cell/>
          <table:table-cell table:style-name="ce824"/>
          <table:table-cell table:style-name="ce825" office:value-type="string" calcext:value-type="string">
            <text:p>✖</text:p>
          </table:table-cell>
          <table:table-cell table:style-name="ce824" office:value-type="string" calcext:value-type="string">
            <text:p>⬤</text:p>
          </table:table-cell>
          <table:table-cell table:number-columns-repeated="2"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 office:value-type="string" calcext:value-type="string">
            <text:p>⬤</text:p>
          </table:table-cell>
          <table:table-cell/>
          <table:table-cell table:style-name="ce760" table:number-columns-repeated="2"/>
          <table:table-cell table:style-name="ce772" office:value-type="string" calcext:value-type="string">
            <text:p>/</text:p>
          </table:table-cell>
          <table:table-cell table:number-columns-repeated="16342"/>
        </table:table-row>
        <table:table-row table:style-name="ro3">
          <table:table-cell table:number-columns-repeated="7"/>
          <table:table-cell table:style-name="ce754" table:number-columns-repeated="3"/>
          <table:table-cell/>
          <table:table-cell table:style-name="ce784" office:value-type="string" calcext:value-type="string">
            <text:p>⬤</text:p>
          </table:table-cell>
          <table:table-cell table:style-name="ce784" table:number-columns-repeated="2"/>
          <table:table-cell table:number-columns-repeated="2"/>
          <table:table-cell table:style-name="ce824" office:value-type="string" calcext:value-type="string">
            <text:p>⬤</text:p>
          </table:table-cell>
          <table:table-cell table:style-name="ce824" table:number-columns-repeated="2"/>
          <table:table-cell table:style-name="ce782"/>
          <table:table-cell table:style-name="ce837" office:value-type="string" calcext:value-type="string">
            <text:p>⬤</text:p>
          </table:table-cell>
          <table:table-cell table:style-name="ce837" table:number-columns-repeated="3"/>
          <table:table-cell table:style-name="ce837" office:value-type="string" calcext:value-type="string">
            <text:p>⬤</text:p>
          </table:table-cell>
          <table:table-cell table:style-name="ce837" table:number-columns-repeated="3"/>
          <table:table-cell table:style-name="ce837" office:value-type="string" calcext:value-type="string">
            <text:p>⬤</text:p>
          </table:table-cell>
          <table:table-cell table:style-name="ce782"/>
          <table:table-cell table:style-name="ce824" table:number-columns-repeated="2"/>
          <table:table-cell table:style-name="ce824" office:value-type="string" calcext:value-type="string">
            <text:p>⬤</text:p>
          </table:table-cell>
          <table:table-cell table:number-columns-repeated="2"/>
          <table:table-cell table:style-name="ce784" table:number-columns-repeated="2"/>
          <table:table-cell table:style-name="ce784" office:value-type="string" calcext:value-type="string">
            <text:p>⬤</text:p>
          </table:table-cell>
          <table:table-cell/>
          <table:table-cell table:style-name="ce754" table:number-columns-repeated="3"/>
          <table:table-cell table:number-columns-repeated="16342"/>
        </table:table-row>
        <table:table-row table:style-name="ro3">
          <table:table-cell table:number-columns-repeated="7"/>
          <table:table-cell table:style-name="ce754" office:value-type="string" calcext:value-type="string">
            <text:p>⬤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 table:number-columns-repeated="8"/>
          <table:table-cell table:style-name="ce782" table:number-columns-repeated="3"/>
          <table:table-cell table:number-columns-repeated="7"/>
          <table:table-cell table:style-name="ce782" table:number-columns-repeated="3"/>
          <table:table-cell table:number-columns-repeated="8"/>
          <table:table-cell table:style-name="ce754"/>
          <table:table-cell table:style-name="ce753" office:value-type="string" calcext:value-type="string">
            <text:p>✖</text:p>
          </table:table-cell>
          <table:table-cell table:style-name="ce754" office:value-type="string" calcext:value-type="string">
            <text:p>⬤</text:p>
          </table:table-cell>
          <table:table-cell table:number-columns-repeated="16342"/>
        </table:table-row>
        <table:table-row table:style-name="ro3">
          <table:table-cell table:number-columns-repeated="7"/>
          <table:table-cell table:number-columns-repeated="2" table:style-name="ce754" office:value-type="string" calcext:value-type="string">
            <text:p>/</text:p>
          </table:table-cell>
          <table:table-cell table:style-name="ce754"/>
          <table:table-cell table:number-columns-repeated="2"/>
          <table:table-cell table:style-name="ce784" table:number-columns-repeated="3"/>
          <table:table-cell table:number-columns-repeated="3"/>
          <table:table-cell table:style-name="ce782" table:number-columns-repeated="2"/>
          <table:table-cell table:style-name="ce824" table:number-columns-repeated="3"/>
          <table:table-cell table:number-columns-repeated="3"/>
          <table:table-cell table:style-name="ce824" table:number-columns-repeated="3"/>
          <table:table-cell table:style-name="ce782" table:number-columns-repeated="2"/>
          <table:table-cell table:number-columns-repeated="3"/>
          <table:table-cell table:style-name="ce784" table:number-columns-repeated="3"/>
          <table:table-cell table:number-columns-repeated="2"/>
          <table:table-cell table:style-name="ce754"/>
          <table:table-cell table:number-columns-repeated="2" table:style-name="ce754" office:value-type="string" calcext:value-type="string">
            <text:p>/</text:p>
          </table:table-cell>
          <table:table-cell table:number-columns-repeated="16342"/>
        </table:table-row>
        <table:table-row table:style-name="ro3">
          <table:table-cell table:number-columns-repeated="8"/>
          <table:table-cell table:style-name="ce754" office:value-type="string" calcext:value-type="string">
            <text:p>/</text:p>
          </table:table-cell>
          <table:table-cell table:style-name="ce754" table:number-columns-repeated="2"/>
          <table:table-cell/>
          <table:table-cell table:style-name="ce784" office:value-type="string" calcext:value-type="string">
            <text:p>⬤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 table:number-columns-repeated="5"/>
          <table:table-cell table:style-name="ce824"/>
          <table:table-cell table:style-name="ce825" office:value-type="string" calcext:value-type="string">
            <text:p>✖</text:p>
          </table:table-cell>
          <table:table-cell table:style-name="ce824"/>
          <table:table-cell/>
          <table:table-cell table:style-name="ce782"/>
          <table:table-cell/>
          <table:table-cell table:style-name="ce824"/>
          <table:table-cell table:style-name="ce825" office:value-type="string" calcext:value-type="string">
            <text:p>✖</text:p>
          </table:table-cell>
          <table:table-cell table:style-name="ce824"/>
          <table:table-cell table:number-columns-repeated="5"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 office:value-type="string" calcext:value-type="string">
            <text:p>⬤</text:p>
          </table:table-cell>
          <table:table-cell/>
          <table:table-cell table:style-name="ce754" table:number-columns-repeated="2"/>
          <table:table-cell table:style-name="ce754" office:value-type="string" calcext:value-type="string">
            <text:p>/</text:p>
          </table:table-cell>
          <table:table-cell table:number-columns-repeated="16343"/>
        </table:table-row>
        <table:table-row table:style-name="ro3">
          <table:table-cell table:number-columns-repeated="8"/>
          <table:table-cell table:style-name="ce754" office:value-type="string" calcext:value-type="string">
            <text:p>/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/>
          <table:table-cell table:style-name="ce784" office:value-type="string" calcext:value-type="string">
            <text:p>⬤</text:p>
          </table:table-cell>
          <table:table-cell table:style-name="ce784" office:value-type="string" calcext:value-type="string">
            <text:p>/</text:p>
          </table:table-cell>
          <table:table-cell table:style-name="ce784"/>
          <table:table-cell table:number-columns-repeated="5"/>
          <table:table-cell table:number-columns-repeated="2" table:style-name="ce824" office:value-type="string" calcext:value-type="string">
            <text:p>⬤</text:p>
          </table:table-cell>
          <table:table-cell table:style-name="ce824"/>
          <table:table-cell table:number-columns-repeated="3"/>
          <table:table-cell table:style-name="ce824"/>
          <table:table-cell table:number-columns-repeated="2" table:style-name="ce824" office:value-type="string" calcext:value-type="string">
            <text:p>⬤</text:p>
          </table:table-cell>
          <table:table-cell table:number-columns-repeated="5"/>
          <table:table-cell table:style-name="ce784"/>
          <table:table-cell table:style-name="ce784" office:value-type="string" calcext:value-type="string">
            <text:p>/</text:p>
          </table:table-cell>
          <table:table-cell table:style-name="ce784" office:value-type="string" calcext:value-type="string">
            <text:p>⬤</text:p>
          </table:table-cell>
          <table:table-cell/>
          <table:table-cell table:style-name="ce754"/>
          <table:table-cell table:style-name="ce753" office:value-type="string" calcext:value-type="string">
            <text:p>✖</text:p>
          </table:table-cell>
          <table:table-cell table:style-name="ce754" office:value-type="string" calcext:value-type="string">
            <text:p>/</text:p>
          </table:table-cell>
          <table:table-cell table:number-columns-repeated="16343"/>
        </table:table-row>
        <table:table-row table:style-name="ro3">
          <table:table-cell table:number-columns-repeated="8"/>
          <table:table-cell table:style-name="ce754" office:value-type="string" calcext:value-type="string">
            <text:p>⬤</text:p>
          </table:table-cell>
          <table:table-cell table:style-name="ce754" table:number-columns-repeated="2"/>
          <table:table-cell table:number-columns-repeated="27"/>
          <table:table-cell table:style-name="ce754" table:number-columns-repeated="2"/>
          <table:table-cell table:style-name="ce754" office:value-type="string" calcext:value-type="string">
            <text:p>⬤</text:p>
          </table:table-cell>
          <table:table-cell table:number-columns-repeated="16343"/>
        </table:table-row>
        <table:table-row table:style-name="ro3">
          <table:table-cell table:number-columns-repeated="9"/>
          <table:table-cell table:style-name="ce760" table:number-columns-repeated="3"/>
          <table:table-cell table:number-columns-repeated="4"/>
          <table:table-cell table:style-name="ce784" table:number-columns-repeated="3"/>
          <table:table-cell table:number-columns-repeated="11"/>
          <table:table-cell table:style-name="ce784" table:number-columns-repeated="3"/>
          <table:table-cell table:number-columns-repeated="4"/>
          <table:table-cell table:style-name="ce760" table:number-columns-repeated="3"/>
          <table:table-cell table:number-columns-repeated="16344"/>
        </table:table-row>
        <table:table-row table:style-name="ro3">
          <table:table-cell table:number-columns-repeated="9"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/>
          <table:table-cell table:style-name="ce782" table:number-columns-repeated="2"/>
          <table:table-cell table:number-columns-repeated="2"/>
          <table:table-cell table:style-name="ce784" office:value-type="string" calcext:value-type="string">
            <text:p>/</text:p>
          </table:table-cell>
          <table:table-cell table:style-name="ce795" office:value-type="string" calcext:value-type="string">
            <text:p>✖</text:p>
          </table:table-cell>
          <table:table-cell table:style-name="ce784"/>
          <table:table-cell/>
          <table:table-cell table:style-name="ce784" table:number-columns-repeated="3"/>
          <table:table-cell/>
          <table:table-cell table:style-name="ce782"/>
          <table:table-cell/>
          <table:table-cell table:style-name="ce784" table:number-columns-repeated="3"/>
          <table:table-cell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 office:value-type="string" calcext:value-type="string">
            <text:p>/</text:p>
          </table:table-cell>
          <table:table-cell table:number-columns-repeated="2"/>
          <table:table-cell table:style-name="ce782" table:number-columns-repeated="2"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 office:value-type="string" calcext:value-type="string">
            <text:p>/</text:p>
          </table:table-cell>
          <table:table-cell table:number-columns-repeated="16344"/>
        </table:table-row>
        <table:table-row table:style-name="ro3">
          <table:table-cell table:number-columns-repeated="9"/>
          <table:table-cell table:style-name="ce760" office:value-type="string" calcext:value-type="string">
            <text:p>/</text:p>
          </table:table-cell>
          <table:table-cell table:style-name="ce760" office:value-type="string" calcext:value-type="string">
            <text:p>⬤</text:p>
          </table:table-cell>
          <table:table-cell table:style-name="ce772"/>
          <table:table-cell table:style-name="ce782" table:number-columns-repeated="2"/>
          <table:table-cell table:number-columns-repeated="2"/>
          <table:table-cell table:number-columns-repeated="2" table:style-name="ce784" office:value-type="string" calcext:value-type="string">
            <text:p>⬤</text:p>
          </table:table-cell>
          <table:table-cell table:style-name="ce784"/>
          <table:table-cell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/>
          <table:table-cell/>
          <table:table-cell table:style-name="ce782"/>
          <table:table-cell/>
          <table:table-cell table:style-name="ce784"/>
          <table:table-cell table:style-name="ce795" office:value-type="string" calcext:value-type="string">
            <text:p>✖</text:p>
          </table:table-cell>
          <table:table-cell table:style-name="ce784"/>
          <table:table-cell/>
          <table:table-cell table:style-name="ce784"/>
          <table:table-cell table:number-columns-repeated="2" table:style-name="ce784" office:value-type="string" calcext:value-type="string">
            <text:p>⬤</text:p>
          </table:table-cell>
          <table:table-cell table:number-columns-repeated="2"/>
          <table:table-cell table:style-name="ce782" table:number-columns-repeated="2"/>
          <table:table-cell table:style-name="ce760" table:number-columns-repeated="2"/>
          <table:table-cell table:style-name="ce772" office:value-type="string" calcext:value-type="string">
            <text:p>⬤</text:p>
          </table:table-cell>
          <table:table-cell table:number-columns-repeated="16344"/>
        </table:table-row>
        <table:table-row table:style-name="ro3">
          <table:table-cell table:number-columns-repeated="11"/>
          <table:table-cell table:style-name="ce782"/>
          <table:table-cell table:style-name="ce760" table:number-columns-repeated="3"/>
          <table:table-cell table:number-columns-repeated="5"/>
          <table:table-cell table:number-columns-repeated="2" table:style-name="ce784" office:value-type="string" calcext:value-type="string">
            <text:p>⬤</text:p>
          </table:table-cell>
          <table:table-cell table:style-name="ce784" office:value-type="string" calcext:value-type="string">
            <text:p>/</text:p>
          </table:table-cell>
          <table:table-cell/>
          <table:table-cell table:style-name="ce782"/>
          <table:table-cell/>
          <table:table-cell table:style-name="ce784" office:value-type="string" calcext:value-type="string">
            <text:p>/</text:p>
          </table:table-cell>
          <table:table-cell table:number-columns-repeated="2" table:style-name="ce784" office:value-type="string" calcext:value-type="string">
            <text:p>⬤</text:p>
          </table:table-cell>
          <table:table-cell table:number-columns-repeated="5"/>
          <table:table-cell table:style-name="ce760" table:number-columns-repeated="3"/>
          <table:table-cell table:style-name="ce782"/>
          <table:table-cell table:number-columns-repeated="16346"/>
        </table:table-row>
        <table:table-row table:style-name="ro3">
          <table:table-cell table:number-columns-repeated="12"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/>
          <table:table-cell table:style-name="ce754" table:number-columns-repeated="3"/>
          <table:table-cell table:number-columns-repeated="13"/>
          <table:table-cell table:style-name="ce754" table:number-columns-repeated="3"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/>
          <table:table-cell table:number-columns-repeated="16347"/>
        </table:table-row>
        <table:table-row table:style-name="ro3">
          <table:table-cell table:number-columns-repeated="12"/>
          <table:table-cell table:style-name="ce760"/>
          <table:table-cell table:style-name="ce760" office:value-type="string" calcext:value-type="string">
            <text:p>⬤</text:p>
          </table:table-cell>
          <table:table-cell table:style-name="ce772" office:value-type="string" calcext:value-type="string">
            <text:p>/</text:p>
          </table:table-cell>
          <table:table-cell table:style-name="ce754"/>
          <table:table-cell table:style-name="ce753" office:value-type="string" calcext:value-type="string">
            <text:p>✖</text:p>
          </table:table-cell>
          <table:table-cell table:style-name="ce754" table:number-columns-repeated="4"/>
          <table:table-cell table:style-name="ce760" table:number-columns-repeated="3"/>
          <table:table-cell/>
          <table:table-cell table:style-name="ce760" table:number-columns-repeated="3"/>
          <table:table-cell table:style-name="ce754" table:number-columns-repeated="4"/>
          <table:table-cell table:style-name="ce753" office:value-type="string" calcext:value-type="string">
            <text:p>✖</text:p>
          </table:table-cell>
          <table:table-cell table:style-name="ce754"/>
          <table:table-cell table:style-name="ce760"/>
          <table:table-cell table:style-name="ce760" office:value-type="string" calcext:value-type="string">
            <text:p>/</text:p>
          </table:table-cell>
          <table:table-cell table:style-name="ce772" office:value-type="string" calcext:value-type="string">
            <text:p>⬤</text:p>
          </table:table-cell>
          <table:table-cell table:number-columns-repeated="16347"/>
        </table:table-row>
        <table:table-row table:style-name="ro3">
          <table:table-cell table:number-columns-repeated="15"/>
          <table:table-cell table:style-name="ce754"/>
          <table:table-cell table:style-name="ce754" office:value-type="string" calcext:value-type="string">
            <text:p>⬤</text:p>
          </table:table-cell>
          <table:table-cell table:number-columns-repeated="2" table:style-name="ce754" office:value-type="string" calcext:value-type="string">
            <text:p>/</text:p>
          </table:table-cell>
          <table:table-cell table:style-name="ce753" office:value-type="string" calcext:value-type="string">
            <text:p>✖</text:p>
          </table:table-cell>
          <table:table-cell table:style-name="ce754"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/>
          <table:table-cell/>
          <table:table-cell table:style-name="ce760"/>
          <table:table-cell table:style-name="ce761" office:value-type="string" calcext:value-type="string">
            <text:p>✖</text:p>
          </table:table-cell>
          <table:table-cell table:style-name="ce760"/>
          <table:table-cell table:style-name="ce754"/>
          <table:table-cell table:style-name="ce753" office:value-type="string" calcext:value-type="string">
            <text:p>✖</text:p>
          </table:table-cell>
          <table:table-cell table:number-columns-repeated="3" table:style-name="ce754" office:value-type="string" calcext:value-type="string">
            <text:p>/</text:p>
          </table:table-cell>
          <table:table-cell table:style-name="ce754" office:value-type="string" calcext:value-type="string">
            <text:p>⬤</text:p>
          </table:table-cell>
          <table:table-cell table:number-columns-repeated="16350"/>
        </table:table-row>
        <table:table-row table:style-name="ro3">
          <table:table-cell table:number-columns-repeated="18"/>
          <table:table-cell table:number-columns-repeated="2" table:style-name="ce754" office:value-type="string" calcext:value-type="string">
            <text:p>/</text:p>
          </table:table-cell>
          <table:table-cell table:style-name="ce754" office:value-type="string" calcext:value-type="string">
            <text:p>⬤</text:p>
          </table:table-cell>
          <table:table-cell table:style-name="ce760"/>
          <table:table-cell table:style-name="ce760" office:value-type="string" calcext:value-type="string">
            <text:p>/</text:p>
          </table:table-cell>
          <table:table-cell table:style-name="ce772" office:value-type="string" calcext:value-type="string">
            <text:p>⬤</text:p>
          </table:table-cell>
          <table:table-cell/>
          <table:table-cell table:style-name="ce760"/>
          <table:table-cell table:style-name="ce760" office:value-type="string" calcext:value-type="string">
            <text:p>⬤</text:p>
          </table:table-cell>
          <table:table-cell table:style-name="ce772" office:value-type="string" calcext:value-type="string">
            <text:p>/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754" office:value-type="string" calcext:value-type="string">
            <text:p>/</text:p>
          </table:table-cell>
          <table:table-cell table:number-columns-repeated="16353"/>
        </table:table-row>
        <table:table-row table:style-name="ro3" table:number-rows-repeated="2">
          <table:table-cell table:number-columns-repeated="16384"/>
        </table:table-row>
        <table:table-row table:style-name="ro3" table:visibility="collapse" table:number-rows-repeated="1048358">
          <table:table-cell table:number-columns-repeated="16384"/>
        </table:table-row>
        <table:table-row table:style-name="ro2" table:visibility="collapse" table:number-rows-repeated="21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table table:name="Numbers" table:style-name="ta1">
        <table:table-column table:style-name="co4" table:number-columns-repeated="9" table:default-cell-style-name="Default"/>
        <table:table-column table:style-name="co2" table:visibility="collapse" table:number-columns-repeated="16375" table:default-cell-style-name="Default"/>
        <table:table-row table:style-name="ro4">
          <table:table-cell table:style-name="ce915"/>
          <table:table-cell table:style-name="ce916" office:value-type="float" office:value="0" calcext:value-type="float">
            <text:p>0</text:p>
          </table:table-cell>
          <table:table-cell table:style-name="ce916" table:formula="of:=[.B1]+1" office:value-type="float" office:value="1" calcext:value-type="float">
            <text:p>1</text:p>
          </table:table-cell>
          <table:table-cell table:style-name="ce916" table:formula="of:=[.C1]+1" office:value-type="float" office:value="2" calcext:value-type="float">
            <text:p>2</text:p>
          </table:table-cell>
          <table:table-cell table:style-name="ce916" table:formula="of:=[.D1]+1" office:value-type="float" office:value="3" calcext:value-type="float">
            <text:p>3</text:p>
          </table:table-cell>
          <table:table-cell table:style-name="ce916" table:formula="of:=[.E1]+1" office:value-type="float" office:value="4" calcext:value-type="float">
            <text:p>4</text:p>
          </table:table-cell>
          <table:table-cell table:style-name="ce916" table:formula="of:=[.F1]+1" office:value-type="float" office:value="5" calcext:value-type="float">
            <text:p>5</text:p>
          </table:table-cell>
          <table:table-cell table:style-name="ce916" table:formula="of:=[.G1]+1" office:value-type="float" office:value="6" calcext:value-type="float">
            <text:p>6</text:p>
          </table:table-cell>
          <table:table-cell table:style-name="ce916" table:formula="of:=[.H1]+1" office:value-type="float" office:value="7" calcext:value-type="float">
            <text:p>7</text:p>
          </table:table-cell>
          <table:table-cell table:number-columns-repeated="16375"/>
        </table:table-row>
        <table:table-row table:style-name="ro4">
          <table:table-cell table:style-name="ce916" office:value-type="float" office:value="0" calcext:value-type="float">
            <text:p>0</text:p>
          </table:table-cell>
          <table:table-cell table:style-name="ce917" table:formula="of:=[.$A2]&amp;[.B$1]" office:value-type="string" office:string-value="00" calcext:value-type="string">
            <text:p>00</text:p>
          </table:table-cell>
          <table:table-cell table:style-name="ce917" table:formula="of:=[.$A2]&amp;[.C$1]" office:value-type="string" office:string-value="01" calcext:value-type="string">
            <text:p>01</text:p>
          </table:table-cell>
          <table:table-cell table:style-name="ce917" table:formula="of:=[.$A2]&amp;[.D$1]" office:value-type="string" office:string-value="02" calcext:value-type="string">
            <text:p>02</text:p>
          </table:table-cell>
          <table:table-cell table:style-name="ce917" table:formula="of:=[.$A2]&amp;[.E$1]" office:value-type="string" office:string-value="03" calcext:value-type="string">
            <text:p>03</text:p>
          </table:table-cell>
          <table:table-cell table:style-name="ce917" table:formula="of:=[.$A2]&amp;[.F$1]" office:value-type="string" office:string-value="04" calcext:value-type="string">
            <text:p>04</text:p>
          </table:table-cell>
          <table:table-cell table:style-name="ce917" table:formula="of:=[.$A2]&amp;[.G$1]" office:value-type="string" office:string-value="05" calcext:value-type="string">
            <text:p>05</text:p>
          </table:table-cell>
          <table:table-cell table:style-name="ce917" table:formula="of:=[.$A2]&amp;[.H$1]" office:value-type="string" office:string-value="06" calcext:value-type="string">
            <text:p>06</text:p>
          </table:table-cell>
          <table:table-cell table:style-name="ce917" table:formula="of:=[.$A2]&amp;[.I$1]" office:value-type="string" office:string-value="07" calcext:value-type="string">
            <text:p>07</text:p>
          </table:table-cell>
          <table:table-cell table:number-columns-repeated="16375"/>
        </table:table-row>
        <table:table-row table:style-name="ro4">
          <table:table-cell table:style-name="ce916" office:value-type="float" office:value="1" calcext:value-type="float">
            <text:p>1</text:p>
          </table:table-cell>
          <table:table-cell table:style-name="ce917" table:formula="of:=[.$A3]&amp;[.B$1]" office:value-type="string" office:string-value="10" calcext:value-type="string">
            <text:p>10</text:p>
          </table:table-cell>
          <table:table-cell table:style-name="ce917" table:formula="of:=[.$A3]&amp;[.C$1]" office:value-type="string" office:string-value="11" calcext:value-type="string">
            <text:p>11</text:p>
          </table:table-cell>
          <table:table-cell table:style-name="ce917" table:formula="of:=[.$A3]&amp;[.D$1]" office:value-type="string" office:string-value="12" calcext:value-type="string">
            <text:p>12</text:p>
          </table:table-cell>
          <table:table-cell table:style-name="ce917" table:formula="of:=[.$A3]&amp;[.E$1]" office:value-type="string" office:string-value="13" calcext:value-type="string">
            <text:p>13</text:p>
          </table:table-cell>
          <table:table-cell table:style-name="ce917" table:formula="of:=[.$A3]&amp;[.F$1]" office:value-type="string" office:string-value="14" calcext:value-type="string">
            <text:p>14</text:p>
          </table:table-cell>
          <table:table-cell table:style-name="ce917" table:formula="of:=[.$A3]&amp;[.G$1]" office:value-type="string" office:string-value="15" calcext:value-type="string">
            <text:p>15</text:p>
          </table:table-cell>
          <table:table-cell table:style-name="ce917" table:formula="of:=[.$A3]&amp;[.H$1]" office:value-type="string" office:string-value="16" calcext:value-type="string">
            <text:p>16</text:p>
          </table:table-cell>
          <table:table-cell table:style-name="ce917" table:formula="of:=[.$A3]&amp;[.I$1]" office:value-type="string" office:string-value="17" calcext:value-type="string">
            <text:p>17</text:p>
          </table:table-cell>
          <table:table-cell table:number-columns-repeated="16375"/>
        </table:table-row>
        <table:table-row table:style-name="ro4">
          <table:table-cell table:style-name="ce916" office:value-type="float" office:value="2" calcext:value-type="float">
            <text:p>2</text:p>
          </table:table-cell>
          <table:table-cell table:style-name="ce917" table:formula="of:=[.$A4]&amp;[.B$1]" office:value-type="string" office:string-value="20" calcext:value-type="string">
            <text:p>20</text:p>
          </table:table-cell>
          <table:table-cell table:style-name="ce917" table:formula="of:=[.$A4]&amp;[.C$1]" office:value-type="string" office:string-value="21" calcext:value-type="string">
            <text:p>21</text:p>
          </table:table-cell>
          <table:table-cell table:style-name="ce917" table:formula="of:=[.$A4]&amp;[.D$1]" office:value-type="string" office:string-value="22" calcext:value-type="string">
            <text:p>22</text:p>
          </table:table-cell>
          <table:table-cell table:style-name="ce917" table:formula="of:=[.$A4]&amp;[.E$1]" office:value-type="string" office:string-value="23" calcext:value-type="string">
            <text:p>23</text:p>
          </table:table-cell>
          <table:table-cell table:style-name="ce918" table:formula="of:=[.$A4]&amp;[.F$1]" office:value-type="string" office:string-value="24" calcext:value-type="string">
            <text:p>24</text:p>
          </table:table-cell>
          <table:table-cell table:style-name="ce917" table:formula="of:=[.$A4]&amp;[.G$1]" office:value-type="string" office:string-value="25" calcext:value-type="string">
            <text:p>25</text:p>
          </table:table-cell>
          <table:table-cell table:style-name="ce918" table:formula="of:=[.$A4]&amp;[.H$1]" office:value-type="string" office:string-value="26" calcext:value-type="string">
            <text:p>26</text:p>
          </table:table-cell>
          <table:table-cell table:style-name="ce917" table:formula="of:=[.$A4]&amp;[.I$1]" office:value-type="string" office:string-value="27" calcext:value-type="string">
            <text:p>27</text:p>
          </table:table-cell>
          <table:table-cell table:number-columns-repeated="16375"/>
        </table:table-row>
        <table:table-row table:style-name="ro4">
          <table:table-cell table:style-name="ce916" office:value-type="float" office:value="3" calcext:value-type="float">
            <text:p>3</text:p>
          </table:table-cell>
          <table:table-cell table:style-name="ce917" table:formula="of:=[.$A5]&amp;[.B$1]" office:value-type="string" office:string-value="30" calcext:value-type="string">
            <text:p>30</text:p>
          </table:table-cell>
          <table:table-cell table:style-name="ce917" table:formula="of:=[.$A5]&amp;[.C$1]" office:value-type="string" office:string-value="31" calcext:value-type="string">
            <text:p>31</text:p>
          </table:table-cell>
          <table:table-cell table:style-name="ce917" table:formula="of:=[.$A5]&amp;[.D$1]" office:value-type="string" office:string-value="32" calcext:value-type="string">
            <text:p>32</text:p>
          </table:table-cell>
          <table:table-cell table:style-name="ce917" table:formula="of:=[.$A5]&amp;[.E$1]" office:value-type="string" office:string-value="33" calcext:value-type="string">
            <text:p>33</text:p>
          </table:table-cell>
          <table:table-cell table:style-name="ce917" table:formula="of:=[.$A5]&amp;[.F$1]" office:value-type="string" office:string-value="34" calcext:value-type="string">
            <text:p>34</text:p>
          </table:table-cell>
          <table:table-cell table:style-name="ce917" table:formula="of:=[.$A5]&amp;[.G$1]" office:value-type="string" office:string-value="35" calcext:value-type="string">
            <text:p>35</text:p>
          </table:table-cell>
          <table:table-cell table:style-name="ce917" table:formula="of:=[.$A5]&amp;[.H$1]" office:value-type="string" office:string-value="36" calcext:value-type="string">
            <text:p>36</text:p>
          </table:table-cell>
          <table:table-cell table:style-name="ce917" table:formula="of:=[.$A5]&amp;[.I$1]" office:value-type="string" office:string-value="37" calcext:value-type="string">
            <text:p>37</text:p>
          </table:table-cell>
          <table:table-cell table:number-columns-repeated="16375"/>
        </table:table-row>
        <table:table-row table:style-name="ro4">
          <table:table-cell table:style-name="ce916" office:value-type="float" office:value="4" calcext:value-type="float">
            <text:p>4</text:p>
          </table:table-cell>
          <table:table-cell table:style-name="ce917" table:formula="of:=[.$A6]&amp;[.B$1]" office:value-type="string" office:string-value="40" calcext:value-type="string">
            <text:p>40</text:p>
          </table:table-cell>
          <table:table-cell table:style-name="ce917" table:formula="of:=[.$A6]&amp;[.C$1]" office:value-type="string" office:string-value="41" calcext:value-type="string">
            <text:p>41</text:p>
          </table:table-cell>
          <table:table-cell table:style-name="ce917" table:formula="of:=[.$A6]&amp;[.D$1]" office:value-type="string" office:string-value="42" calcext:value-type="string">
            <text:p>42</text:p>
          </table:table-cell>
          <table:table-cell table:style-name="ce917" table:formula="of:=[.$A6]&amp;[.E$1]" office:value-type="string" office:string-value="43" calcext:value-type="string">
            <text:p>43</text:p>
          </table:table-cell>
          <table:table-cell table:style-name="ce917" table:formula="of:=[.$A6]&amp;[.F$1]" office:value-type="string" office:string-value="44" calcext:value-type="string">
            <text:p>44</text:p>
          </table:table-cell>
          <table:table-cell table:style-name="ce917" table:formula="of:=[.$A6]&amp;[.G$1]" office:value-type="string" office:string-value="45" calcext:value-type="string">
            <text:p>45</text:p>
          </table:table-cell>
          <table:table-cell table:style-name="ce917" table:formula="of:=[.$A6]&amp;[.H$1]" office:value-type="string" office:string-value="46" calcext:value-type="string">
            <text:p>46</text:p>
          </table:table-cell>
          <table:table-cell table:style-name="ce917" table:formula="of:=[.$A6]&amp;[.I$1]" office:value-type="string" office:string-value="47" calcext:value-type="string">
            <text:p>47</text:p>
          </table:table-cell>
          <table:table-cell table:number-columns-repeated="16375"/>
        </table:table-row>
        <table:table-row table:style-name="ro4">
          <table:table-cell table:style-name="ce916" office:value-type="float" office:value="5" calcext:value-type="float">
            <text:p>5</text:p>
          </table:table-cell>
          <table:table-cell table:style-name="ce917" table:formula="of:=[.$A7]&amp;[.B$1]" office:value-type="string" office:string-value="50" calcext:value-type="string">
            <text:p>50</text:p>
          </table:table-cell>
          <table:table-cell table:style-name="ce917" table:formula="of:=[.$A7]&amp;[.C$1]" office:value-type="string" office:string-value="51" calcext:value-type="string">
            <text:p>51</text:p>
          </table:table-cell>
          <table:table-cell table:style-name="ce917" table:formula="of:=[.$A7]&amp;[.D$1]" office:value-type="string" office:string-value="52" calcext:value-type="string">
            <text:p>52</text:p>
          </table:table-cell>
          <table:table-cell table:style-name="ce917" table:formula="of:=[.$A7]&amp;[.E$1]" office:value-type="string" office:string-value="53" calcext:value-type="string">
            <text:p>53</text:p>
          </table:table-cell>
          <table:table-cell table:style-name="ce917" table:formula="of:=[.$A7]&amp;[.F$1]" office:value-type="string" office:string-value="54" calcext:value-type="string">
            <text:p>54</text:p>
          </table:table-cell>
          <table:table-cell table:style-name="ce917" table:formula="of:=[.$A7]&amp;[.G$1]" office:value-type="string" office:string-value="55" calcext:value-type="string">
            <text:p>55</text:p>
          </table:table-cell>
          <table:table-cell table:style-name="ce917" table:formula="of:=[.$A7]&amp;[.H$1]" office:value-type="string" office:string-value="56" calcext:value-type="string">
            <text:p>56</text:p>
          </table:table-cell>
          <table:table-cell table:style-name="ce917" table:formula="of:=[.$A7]&amp;[.I$1]" office:value-type="string" office:string-value="57" calcext:value-type="string">
            <text:p>57</text:p>
          </table:table-cell>
          <table:table-cell table:number-columns-repeated="16375"/>
        </table:table-row>
        <table:table-row table:style-name="ro4">
          <table:table-cell table:style-name="ce916" office:value-type="float" office:value="6" calcext:value-type="float">
            <text:p>6</text:p>
          </table:table-cell>
          <table:table-cell table:style-name="ce917" table:formula="of:=[.$A8]&amp;[.B$1]" office:value-type="string" office:string-value="60" calcext:value-type="string">
            <text:p>60</text:p>
          </table:table-cell>
          <table:table-cell table:style-name="ce917" table:formula="of:=[.$A8]&amp;[.C$1]" office:value-type="string" office:string-value="61" calcext:value-type="string">
            <text:p>61</text:p>
          </table:table-cell>
          <table:table-cell table:style-name="ce917" table:formula="of:=[.$A8]&amp;[.D$1]" office:value-type="string" office:string-value="62" calcext:value-type="string">
            <text:p>62</text:p>
          </table:table-cell>
          <table:table-cell table:style-name="ce917" table:formula="of:=[.$A8]&amp;[.E$1]" office:value-type="string" office:string-value="63" calcext:value-type="string">
            <text:p>63</text:p>
          </table:table-cell>
          <table:table-cell table:style-name="ce917" table:formula="of:=[.$A8]&amp;[.F$1]" office:value-type="string" office:string-value="64" calcext:value-type="string">
            <text:p>64</text:p>
          </table:table-cell>
          <table:table-cell table:style-name="ce917" table:formula="of:=[.$A8]&amp;[.G$1]" office:value-type="string" office:string-value="65" calcext:value-type="string">
            <text:p>65</text:p>
          </table:table-cell>
          <table:table-cell table:style-name="ce917" table:formula="of:=[.$A8]&amp;[.H$1]" office:value-type="string" office:string-value="66" calcext:value-type="string">
            <text:p>66</text:p>
          </table:table-cell>
          <table:table-cell table:style-name="ce917" table:formula="of:=[.$A8]&amp;[.I$1]" office:value-type="string" office:string-value="67" calcext:value-type="string">
            <text:p>67</text:p>
          </table:table-cell>
          <table:table-cell table:number-columns-repeated="16375"/>
        </table:table-row>
        <table:table-row table:style-name="ro4">
          <table:table-cell table:style-name="ce916" office:value-type="float" office:value="7" calcext:value-type="float">
            <text:p>7</text:p>
          </table:table-cell>
          <table:table-cell table:style-name="ce917" table:formula="of:=[.$A9]&amp;[.B$1]" office:value-type="string" office:string-value="70" calcext:value-type="string">
            <text:p>70</text:p>
          </table:table-cell>
          <table:table-cell table:style-name="ce917" table:formula="of:=[.$A9]&amp;[.C$1]" office:value-type="string" office:string-value="71" calcext:value-type="string">
            <text:p>71</text:p>
          </table:table-cell>
          <table:table-cell table:style-name="ce917" table:formula="of:=[.$A9]&amp;[.D$1]" office:value-type="string" office:string-value="72" calcext:value-type="string">
            <text:p>72</text:p>
          </table:table-cell>
          <table:table-cell table:style-name="ce917" table:formula="of:=[.$A9]&amp;[.E$1]" office:value-type="string" office:string-value="73" calcext:value-type="string">
            <text:p>73</text:p>
          </table:table-cell>
          <table:table-cell table:style-name="ce917" table:formula="of:=[.$A9]&amp;[.F$1]" office:value-type="string" office:string-value="74" calcext:value-type="string">
            <text:p>74</text:p>
          </table:table-cell>
          <table:table-cell table:style-name="ce917" table:formula="of:=[.$A9]&amp;[.G$1]" office:value-type="string" office:string-value="75" calcext:value-type="string">
            <text:p>75</text:p>
          </table:table-cell>
          <table:table-cell table:style-name="ce917" table:formula="of:=[.$A9]&amp;[.H$1]" office:value-type="string" office:string-value="76" calcext:value-type="string">
            <text:p>76</text:p>
          </table:table-cell>
          <table:table-cell table:style-name="ce917" table:formula="of:=[.$A9]&amp;[.I$1]" office:value-type="string" office:string-value="77" calcext:value-type="string">
            <text:p>77</text:p>
          </table:table-cell>
          <table:table-cell table:number-columns-repeated="16375"/>
        </table:table-row>
        <table:table-row table:style-name="ro5" table:visibility="collapse" table:number-rows-repeated="1048566">
          <table:table-cell table:number-columns-repeated="16384"/>
        </table:table-row>
        <table:table-row table:style-name="ro5" table:visibility="collapse">
          <table:table-cell table:number-columns-repeated="16384"/>
        </table:table-row>
      </table:table>
      <table:table table:name="Shedir" table:style-name="ta1">
        <office:forms form:automatic-focus="false" form:apply-design-mode="false"/>
        <table:table-column table:style-name="co5" table:number-columns-repeated="21" table:default-cell-style-name="Default"/>
        <table:table-column table:style-name="co2" table:visibility="collapse" table:number-columns-repeated="16363" table:default-cell-style-name="Default"/>
        <table:table-row table:style-name="ro4">
          <table:table-cell table:style-name="ce919"/>
          <table:table-cell table:style-name="ce921" office:value-type="string" calcext:value-type="string">
            <text:p>1</text:p>
          </table:table-cell>
          <table:table-cell table:style-name="ce921" office:value-type="string" calcext:value-type="string">
            <text:p>2</text:p>
          </table:table-cell>
          <table:table-cell table:style-name="ce921" office:value-type="string" calcext:value-type="string">
            <text:p>3</text:p>
          </table:table-cell>
          <table:table-cell table:style-name="ce921" office:value-type="string" calcext:value-type="string">
            <text:p>4</text:p>
          </table:table-cell>
          <table:table-cell table:style-name="ce921" office:value-type="string" calcext:value-type="string">
            <text:p>5</text:p>
          </table:table-cell>
          <table:table-cell table:style-name="ce921" office:value-type="string" calcext:value-type="string">
            <text:p>6</text:p>
          </table:table-cell>
          <table:table-cell table:style-name="ce921" office:value-type="string" calcext:value-type="string">
            <text:p>7</text:p>
          </table:table-cell>
          <table:table-cell table:style-name="ce921" office:value-type="string" calcext:value-type="string">
            <text:p>0</text:p>
          </table:table-cell>
          <table:table-cell table:style-name="ce921" office:value-type="string" calcext:value-type="string">
            <text:p>1</text:p>
          </table:table-cell>
          <table:table-cell table:style-name="Accent_20_1" table:number-columns-repeated="2"/>
          <table:table-cell table:style-name="ce921" office:value-type="string" calcext:value-type="string">
            <text:p>1</text:p>
          </table:table-cell>
          <table:table-cell table:style-name="ce921" office:value-type="string" calcext:value-type="string">
            <text:p>2</text:p>
          </table:table-cell>
          <table:table-cell table:style-name="ce921" office:value-type="string" calcext:value-type="string">
            <text:p>3</text:p>
          </table:table-cell>
          <table:table-cell table:style-name="ce921" office:value-type="string" calcext:value-type="string">
            <text:p>4</text:p>
          </table:table-cell>
          <table:table-cell table:style-name="ce921" office:value-type="string" calcext:value-type="string">
            <text:p>5</text:p>
          </table:table-cell>
          <table:table-cell table:style-name="ce921" office:value-type="string" calcext:value-type="string">
            <text:p>6</text:p>
          </table:table-cell>
          <table:table-cell table:style-name="ce921" office:value-type="string" calcext:value-type="string">
            <text:p>7</text:p>
          </table:table-cell>
          <table:table-cell table:style-name="ce921" office:value-type="string" calcext:value-type="string">
            <text:p>0</text:p>
          </table:table-cell>
          <table:table-cell table:style-name="ce921" office:value-type="string" calcext:value-type="string">
            <text:p>1</text:p>
          </table:table-cell>
          <table:table-cell table:number-columns-repeated="16363"/>
        </table:table-row>
        <table:table-row table:style-name="ro4">
          <table:table-cell table:style-name="ce920" office:value-type="string" calcext:value-type="string">
            <text:p>GY1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Accent_20_1"/>
          <table:table-cell table:style-name="ce920" office:value-type="string" calcext:value-type="string">
            <text:p>GY11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number-columns-repeated="2" table:style-name="ce920" office:value-type="string" calcext:value-type="string">
            <text:p>Wy</text:p>
          </table:table-cell>
          <table:table-cell table:number-columns-repeated="2" table:style-name="ce920" office:value-type="string" calcext:value-type="string">
            <text:p>Yg</text:p>
          </table:table-cell>
          <table:table-cell table:style-name="ce920" office:value-type="string" calcext:value-type="string">
            <text:p>Yy</text:p>
          </table:table-cell>
          <table:table-cell table:style-name="ce920" office:value-type="string" calcext:value-type="string">
            <text:p>Wy</text:p>
          </table:table-cell>
          <table:table-cell table:style-name="ce920"/>
          <table:table-cell table:number-columns-repeated="16363"/>
        </table:table-row>
        <table:table-row table:style-name="ro4">
          <table:table-cell table:style-name="ce920" office:value-type="string" calcext:value-type="string">
            <text:p>GY2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Accent_20_1"/>
          <table:table-cell table:style-name="ce920" office:value-type="string" calcext:value-type="string">
            <text:p>GY12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 table:number-columns-repeated="6"/>
          <table:table-cell table:number-columns-repeated="16363"/>
        </table:table-row>
        <table:table-row table:style-name="ro4">
          <table:table-cell table:style-name="ce920" office:value-type="string" calcext:value-type="string">
            <text:p>GY3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ce920" table:number-columns-repeated="2"/>
          <table:table-cell table:style-name="Accent_20_1"/>
          <table:table-cell table:style-name="ce920" office:value-type="string" calcext:value-type="string">
            <text:p>GY13</text:p>
          </table:table-cell>
          <table:table-cell table:style-name="ce920" office:value-type="string" calcext:value-type="string">
            <text:p>Yg</text:p>
          </table:table-cell>
          <table:table-cell table:style-name="ce920" office:value-type="string" calcext:value-type="string">
            <text:p>Wy</text:p>
          </table:table-cell>
          <table:table-cell table:style-name="ce920" office:value-type="string" calcext:value-type="string">
            <text:p>Wn</text:p>
          </table:table-cell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Wn.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ce920"/>
          <table:table-cell table:number-columns-repeated="16363"/>
        </table:table-row>
        <table:table-row table:style-name="ro4">
          <table:table-cell table:style-name="ce920" office:value-type="string" calcext:value-type="string">
            <text:p>GY4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number-columns-repeated="2" table:style-name="ce920" office:value-type="string" calcext:value-type="string">
            <text:p>Wy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number-columns-repeated="2" table:style-name="ce920" office:value-type="string" calcext:value-type="string">
            <text:p>Wy</text:p>
          </table:table-cell>
          <table:table-cell table:style-name="ce920" office:value-type="string" calcext:value-type="string">
            <text:p>Yg</text:p>
          </table:table-cell>
          <table:table-cell table:style-name="Accent_20_1"/>
          <table:table-cell table:style-name="ce920" office:value-type="string" calcext:value-type="string">
            <text:p>GY14</text:p>
          </table:table-cell>
          <table:table-cell table:style-name="ce920" office:value-type="string" calcext:value-type="string">
            <text:p>Yg</text:p>
          </table:table-cell>
          <table:table-cell table:style-name="ce920" office:value-type="string" calcext:value-type="string">
            <text:p>Wy</text:p>
          </table:table-cell>
          <table:table-cell table:style-name="ce920" office:value-type="string" calcext:value-type="string">
            <text:p>Wn</text:p>
          </table:table-cell>
          <table:table-cell table:style-name="ce920" office:value-type="string" calcext:value-type="string">
            <text:p>Wy</text:p>
          </table:table-cell>
          <table:table-cell table:style-name="ce920" office:value-type="string" calcext:value-type="string">
            <text:p>Wn.</text:p>
          </table:table-cell>
          <table:table-cell table:style-name="ce920" office:value-type="string" calcext:value-type="string">
            <text:p>Wy</text:p>
          </table:table-cell>
          <table:table-cell table:style-name="ce920" office:value-type="string" calcext:value-type="string">
            <text:p>Wn</text:p>
          </table:table-cell>
          <table:table-cell table:style-name="ce920" office:value-type="string" calcext:value-type="string">
            <text:p>Wy</text:p>
          </table:table-cell>
          <table:table-cell table:style-name="ce920" office:value-type="string" calcext:value-type="string">
            <text:p>Yg</text:p>
          </table:table-cell>
          <table:table-cell table:number-columns-repeated="16363"/>
        </table:table-row>
        <table:table-row table:style-name="ro4">
          <table:table-cell table:style-name="ce920" office:value-type="string" calcext:value-type="string">
            <text:p>GY5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 office:value-type="string" calcext:value-type="string">
            <text:p>Wn</text:p>
          </table:table-cell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ce920" table:number-columns-repeated="2"/>
          <table:table-cell table:style-name="Accent_20_1"/>
          <table:table-cell table:style-name="ce920" office:value-type="string" calcext:value-type="string">
            <text:p>GY15</text:p>
          </table:table-cell>
          <table:table-cell table:style-name="ce920" table:number-columns-repeated="9"/>
          <table:table-cell table:number-columns-repeated="16363"/>
        </table:table-row>
        <table:table-row table:style-name="ro4">
          <table:table-cell table:style-name="ce920" office:value-type="string" calcext:value-type="string">
            <text:p>GY6</text:p>
          </table:table-cell>
          <table:table-cell table:style-name="ce920" office:value-type="string" calcext:value-type="string">
            <text:p>Yg</text:p>
          </table:table-cell>
          <table:table-cell table:number-columns-repeated="2" table:style-name="ce920" office:value-type="string" calcext:value-type="string">
            <text:p>Wy</text:p>
          </table:table-cell>
          <table:table-cell table:style-name="ce920" office:value-type="string" calcext:value-type="string">
            <text:p>Wn</text:p>
          </table:table-cell>
          <table:table-cell table:number-columns-repeated="2" table:style-name="ce920" office:value-type="string" calcext:value-type="string">
            <text:p>Wy</text:p>
          </table:table-cell>
          <table:table-cell table:style-name="ce922" office:value-type="string" calcext:value-type="string">
            <text:p>Yg</text:p>
          </table:table-cell>
          <table:table-cell table:style-name="ce920" table:number-columns-repeated="2"/>
          <table:table-cell table:style-name="Accent_20_1"/>
          <table:table-cell table:style-name="ce920" office:value-type="string" calcext:value-type="string">
            <text:p>GY16</text:p>
          </table:table-cell>
          <table:table-cell table:style-name="ce920" table:number-columns-repeated="9"/>
          <table:table-cell table:number-columns-repeated="16363"/>
        </table:table-row>
        <table:table-row table:style-name="ro4">
          <table:table-cell table:style-name="ce920" office:value-type="string" calcext:value-type="string">
            <text:p>GY7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number-columns-repeated="2" table:style-name="ce920" office:value-type="string" calcext:value-type="string">
            <text:p>Wy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Wn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Accent_20_1"/>
          <table:table-cell table:style-name="ce922" office:value-type="string" calcext:value-type="string">
            <text:p>GY17</text:p>
          </table:table-cell>
          <table:table-cell table:style-name="ce920" office:value-type="string" calcext:value-type="string">
            <text:p>Yg</text:p>
          </table:table-cell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ce920" office:value-type="string" calcext:value-type="string">
            <text:p>Wy</text:p>
          </table:table-cell>
          <table:table-cell table:style-name="ce920" table:number-columns-repeated="2"/>
          <table:table-cell table:style-name="ce920" office:value-type="string" calcext:value-type="string">
            <text:p>Yg</text:p>
          </table:table-cell>
          <table:table-cell table:style-name="ce920"/>
          <table:table-cell table:number-columns-repeated="16363"/>
        </table:table-row>
        <table:table-row table:style-name="ro4">
          <table:table-cell table:style-name="ce920" office:value-type="string" calcext:value-type="string">
            <text:p>GY10</text:p>
          </table:table-cell>
          <table:table-cell table:style-name="ce920" office:value-type="string" calcext:value-type="string">
            <text:p>Yg</text:p>
          </table:table-cell>
          <table:table-cell table:number-columns-repeated="3" table:style-name="ce920" office:value-type="string" calcext:value-type="string">
            <text:p>Wy</text:p>
          </table:table-cell>
          <table:table-cell table:style-name="ce920" office:value-type="string" calcext:value-type="string">
            <text:p>Wn</text:p>
          </table:table-cell>
          <table:table-cell table:style-name="ce920"/>
          <table:table-cell table:style-name="ce920" office:value-type="string" calcext:value-type="string">
            <text:p>Wy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Accent_20_1"/>
          <table:table-cell table:style-name="ce920" office:value-type="string" calcext:value-type="string">
            <text:p>GY0</text:p>
          </table:table-cell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ce920"/>
          <table:table-cell table:style-name="ce920" office:value-type="string" calcext:value-type="string">
            <text:p>Yg</text:p>
          </table:table-cell>
          <table:table-cell table:style-name="ce920" table:number-columns-repeated="2"/>
          <table:table-cell table:number-columns-repeated="16363"/>
        </table:table-row>
        <table:table-row table:style-name="ro5" table:visibility="collapse" table:number-rows-repeated="1048566">
          <table:table-cell table:number-columns-repeated="16384"/>
        </table:table-row>
        <table:table-row table:style-name="ro5" table:visibility="collapse">
          <table:table-cell table:number-columns-repeated="16384"/>
        </table:table-row>
      </table:table>
      <table:table table:name="Music" table:style-name="ta1">
        <office:forms form:automatic-focus="false" form:apply-design-mode="false"/>
        <table:table-column table:style-name="co6" table:number-columns-repeated="13" table:default-cell-style-name="Default"/>
        <table:table-column table:style-name="co2" table:visibility="collapse" table:number-columns-repeated="16371" table:default-cell-style-name="Default"/>
        <table:table-row table:style-name="ro5">
          <table:table-cell table:style-name="ce1"/>
          <table:table-cell table:style-name="ce1" office:value-type="float" office:value="1" calcext:value-type="float">
            <text:p>1 <text:s text:c="7"/></text:p>
          </table:table-cell>
          <table:table-cell table:style-name="ce1" table:formula="of:=[.B1]+1" office:value-type="float" office:value="2" calcext:value-type="float">
            <text:p>2 <text:s text:c="7"/></text:p>
          </table:table-cell>
          <table:table-cell table:style-name="ce1" table:formula="of:=[.C1]+1" office:value-type="float" office:value="3" calcext:value-type="float">
            <text:p>3 <text:s text:c="7"/></text:p>
          </table:table-cell>
          <table:table-cell table:style-name="ce1" table:formula="of:=[.D1]+1" office:value-type="float" office:value="4" calcext:value-type="float">
            <text:p>4 <text:s text:c="7"/></text:p>
          </table:table-cell>
          <table:table-cell table:style-name="ce1" table:formula="of:=[.E1]+1" office:value-type="float" office:value="5" calcext:value-type="float">
            <text:p>5 <text:s text:c="7"/></text:p>
          </table:table-cell>
          <table:table-cell table:style-name="ce1" table:formula="of:=[.F1]+1" office:value-type="float" office:value="6" calcext:value-type="float">
            <text:p>6 <text:s text:c="7"/></text:p>
          </table:table-cell>
          <table:table-cell table:style-name="ce1" table:formula="of:=[.G1]+1" office:value-type="float" office:value="7" calcext:value-type="float">
            <text:p>7 <text:s text:c="7"/></text:p>
          </table:table-cell>
          <table:table-cell table:style-name="ce1" table:formula="of:=[.H1]+1" office:value-type="float" office:value="8" calcext:value-type="float">
            <text:p>8 <text:s text:c="7"/></text:p>
          </table:table-cell>
          <table:table-cell table:style-name="ce1" table:formula="of:=[.I1]+1" office:value-type="float" office:value="9" calcext:value-type="float">
            <text:p>9 <text:s text:c="7"/></text:p>
          </table:table-cell>
          <table:table-cell table:style-name="ce1" table:formula="of:=[.J1]+1" office:value-type="float" office:value="10" calcext:value-type="float">
            <text:p>10 <text:s text:c="7"/></text:p>
          </table:table-cell>
          <table:table-cell table:style-name="ce1" table:formula="of:=[.K1]+1" office:value-type="float" office:value="11" calcext:value-type="float">
            <text:p>11 <text:s text:c="7"/></text:p>
          </table:table-cell>
          <table:table-cell table:style-name="ce1" table:formula="of:=[.L1]+1" office:value-type="float" office:value="12" calcext:value-type="float">
            <text:p>12 <text:s text:c="7"/></text:p>
          </table:table-cell>
          <table:table-cell table:number-columns-repeated="16371"/>
        </table:table-row>
        <table:table-row table:style-name="ro5">
          <table:table-cell table:style-name="ce1" office:value-type="float" office:value="0" calcext:value-type="float">
            <text:p>0 <text:s text:c="7"/></text:p>
          </table:table-cell>
          <table:table-cell table:style-name="ce3" office:value-type="float" office:value="1" calcext:value-type="float">
            <text:p><text:s text:c="2"/>1/1 <text:s/></text:p>
          </table:table-cell>
          <table:table-cell table:style-name="ce3" table:formula="of:=IF([.C$1]*2&lt;=[.$A2]+1;IF(NOT(COUNTIF([.$B1:.N$2];([.$A2]+1)/([.$A2]-[.C$1]+1)));([.$A2]+1)/([.$A2]-[.C$1]+1);&quot;&quot;);&quot;&quot;)">
            <text:p/>
          </table:table-cell>
          <table:table-cell table:style-name="ce3" table:formula="of:=IF([.D$1]*2&lt;=[.$A2]+1;IF(NOT(COUNTIF([.$B1:.O$2];([.$A2]+1)/([.$A2]-[.D$1]+1)));([.$A2]+1)/([.$A2]-[.D$1]+1);&quot;&quot;);&quot;&quot;)">
            <text:p/>
          </table:table-cell>
          <table:table-cell table:style-name="ce3" table:formula="of:=IF([.E$1]*2&lt;=[.$A2]+1;IF(NOT(COUNTIF([.$B1:.P$2];([.$A2]+1)/([.$A2]-[.E$1]+1)));([.$A2]+1)/([.$A2]-[.E$1]+1);&quot;&quot;);&quot;&quot;)">
            <text:p/>
          </table:table-cell>
          <table:table-cell table:style-name="ce3" table:formula="of:=IF([.F$1]*2&lt;=[.$A2]+1;IF(NOT(COUNTIF([.$B1:.Q$2];([.$A2]+1)/([.$A2]-[.F$1]+1)));([.$A2]+1)/([.$A2]-[.F$1]+1);&quot;&quot;);&quot;&quot;)">
            <text:p/>
          </table:table-cell>
          <table:table-cell table:style-name="ce3" table:formula="of:=IF([.G$1]*2&lt;=[.$A2]+1;IF(NOT(COUNTIF([.$B1:.R$2];([.$A2]+1)/([.$A2]-[.G$1]+1)));([.$A2]+1)/([.$A2]-[.G$1]+1);&quot;&quot;);&quot;&quot;)">
            <text:p/>
          </table:table-cell>
          <table:table-cell table:style-name="ce3" table:formula="of:=IF([.H$1]*2&lt;=[.$A2]+1;IF(NOT(COUNTIF([.$B1:.S$2];([.$A2]+1)/([.$A2]-[.H$1]+1)));([.$A2]+1)/([.$A2]-[.H$1]+1);&quot;&quot;);&quot;&quot;)">
            <text:p/>
          </table:table-cell>
          <table:table-cell table:style-name="ce3" table:formula="of:=IF([.I$1]*2&lt;=[.$A2]+1;IF(NOT(COUNTIF([.$B1:.T$2];([.$A2]+1)/([.$A2]-[.I$1]+1)));([.$A2]+1)/([.$A2]-[.I$1]+1);&quot;&quot;);&quot;&quot;)">
            <text:p/>
          </table:table-cell>
          <table:table-cell table:style-name="ce3" table:formula="of:=IF([.J$1]*2&lt;=[.$A2]+1;IF(NOT(COUNTIF([.$B1:.U$2];([.$A2]+1)/([.$A2]-[.J$1]+1)));([.$A2]+1)/([.$A2]-[.J$1]+1);&quot;&quot;);&quot;&quot;)">
            <text:p/>
          </table:table-cell>
          <table:table-cell table:style-name="ce3" table:formula="of:=IF([.K$1]*2&lt;=[.$A2]+1;IF(NOT(COUNTIF([.$B1:.V$2];([.$A2]+1)/([.$A2]-[.K$1]+1)));([.$A2]+1)/([.$A2]-[.K$1]+1);&quot;&quot;);&quot;&quot;)">
            <text:p/>
          </table:table-cell>
          <table:table-cell table:style-name="ce3" table:formula="of:=IF([.L$1]*2&lt;=[.$A2]+1;IF(NOT(COUNTIF([.$B1:.W$2];([.$A2]+1)/([.$A2]-[.L$1]+1)));([.$A2]+1)/([.$A2]-[.L$1]+1);&quot;&quot;);&quot;&quot;)">
            <text:p/>
          </table:table-cell>
          <table:table-cell table:style-name="ce3" table:formula="of:=IF([.M$1]*2&lt;=[.$A2]+1;IF(NOT(COUNTIF([.$B1:.X$2];([.$A2]+1)/([.$A2]-[.M$1]+1)));([.$A2]+1)/([.$A2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office:value-type="float" office:value="1" calcext:value-type="float">
            <text:p>1 <text:s text:c="7"/></text:p>
          </table:table-cell>
          <table:table-cell table:style-name="ce3" table:formula="of:=IF([.B$1]*2&lt;=[.$A3]+1;IF(NOT(COUNTIF([.$B$2:.M2];([.$A3]+1)/([.$A3]-[.B$1]+1)));([.$A3]+1)/([.$A3]-[.B$1]+1);&quot;&quot;);&quot;&quot;)" office:value-type="float" office:value="2" calcext:value-type="float">
            <text:p><text:s text:c="2"/>2/1 <text:s/></text:p>
          </table:table-cell>
          <table:table-cell table:style-name="ce3" table:formula="of:=IF([.C$1]*2&lt;=[.$A3]+1;IF(NOT(COUNTIF([.$B$2:.N2];([.$A3]+1)/([.$A3]-[.C$1]+1)));([.$A3]+1)/([.$A3]-[.C$1]+1);&quot;&quot;);&quot;&quot;)">
            <text:p/>
          </table:table-cell>
          <table:table-cell table:style-name="ce3" table:formula="of:=IF([.D$1]*2&lt;=[.$A3]+1;IF(NOT(COUNTIF([.$B$2:.O2];([.$A3]+1)/([.$A3]-[.D$1]+1)));([.$A3]+1)/([.$A3]-[.D$1]+1);&quot;&quot;);&quot;&quot;)">
            <text:p/>
          </table:table-cell>
          <table:table-cell table:style-name="ce3" table:formula="of:=IF([.E$1]*2&lt;=[.$A3]+1;IF(NOT(COUNTIF([.$B$2:.P2];([.$A3]+1)/([.$A3]-[.E$1]+1)));([.$A3]+1)/([.$A3]-[.E$1]+1);&quot;&quot;);&quot;&quot;)">
            <text:p/>
          </table:table-cell>
          <table:table-cell table:style-name="ce3" table:formula="of:=IF([.F$1]*2&lt;=[.$A3]+1;IF(NOT(COUNTIF([.$B$2:.Q2];([.$A3]+1)/([.$A3]-[.F$1]+1)));([.$A3]+1)/([.$A3]-[.F$1]+1);&quot;&quot;);&quot;&quot;)">
            <text:p/>
          </table:table-cell>
          <table:table-cell table:style-name="ce3" table:formula="of:=IF([.G$1]*2&lt;=[.$A3]+1;IF(NOT(COUNTIF([.$B$2:.R2];([.$A3]+1)/([.$A3]-[.G$1]+1)));([.$A3]+1)/([.$A3]-[.G$1]+1);&quot;&quot;);&quot;&quot;)">
            <text:p/>
          </table:table-cell>
          <table:table-cell table:style-name="ce3" table:formula="of:=IF([.H$1]*2&lt;=[.$A3]+1;IF(NOT(COUNTIF([.$B$2:.S2];([.$A3]+1)/([.$A3]-[.H$1]+1)));([.$A3]+1)/([.$A3]-[.H$1]+1);&quot;&quot;);&quot;&quot;)">
            <text:p/>
          </table:table-cell>
          <table:table-cell table:style-name="ce3" table:formula="of:=IF([.I$1]*2&lt;=[.$A3]+1;IF(NOT(COUNTIF([.$B$2:.T2];([.$A3]+1)/([.$A3]-[.I$1]+1)));([.$A3]+1)/([.$A3]-[.I$1]+1);&quot;&quot;);&quot;&quot;)">
            <text:p/>
          </table:table-cell>
          <table:table-cell table:style-name="ce3" table:formula="of:=IF([.J$1]*2&lt;=[.$A3]+1;IF(NOT(COUNTIF([.$B$2:.U2];([.$A3]+1)/([.$A3]-[.J$1]+1)));([.$A3]+1)/([.$A3]-[.J$1]+1);&quot;&quot;);&quot;&quot;)">
            <text:p/>
          </table:table-cell>
          <table:table-cell table:style-name="ce3" table:formula="of:=IF([.K$1]*2&lt;=[.$A3]+1;IF(NOT(COUNTIF([.$B$2:.V2];([.$A3]+1)/([.$A3]-[.K$1]+1)));([.$A3]+1)/([.$A3]-[.K$1]+1);&quot;&quot;);&quot;&quot;)">
            <text:p/>
          </table:table-cell>
          <table:table-cell table:style-name="ce3" table:formula="of:=IF([.L$1]*2&lt;=[.$A3]+1;IF(NOT(COUNTIF([.$B$2:.W2];([.$A3]+1)/([.$A3]-[.L$1]+1)));([.$A3]+1)/([.$A3]-[.L$1]+1);&quot;&quot;);&quot;&quot;)">
            <text:p/>
          </table:table-cell>
          <table:table-cell table:style-name="ce3" table:formula="of:=IF([.M$1]*2&lt;=[.$A3]+1;IF(NOT(COUNTIF([.$B$2:.X2];([.$A3]+1)/([.$A3]-[.M$1]+1)));([.$A3]+1)/([.$A3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]+1" office:value-type="float" office:value="2" calcext:value-type="float">
            <text:p>2 <text:s text:c="7"/></text:p>
          </table:table-cell>
          <table:table-cell table:style-name="ce3" table:formula="of:=IF([.B$1]*2&lt;=[.$A4]+1;IF(NOT(COUNTIF([.$B$2:.M3];([.$A4]+1)/([.$A4]-[.B$1]+1)));([.$A4]+1)/([.$A4]-[.B$1]+1);&quot;&quot;);&quot;&quot;)" office:value-type="float" office:value="1.5" calcext:value-type="float">
            <text:p><text:s text:c="2"/>3/2 <text:s/></text:p>
          </table:table-cell>
          <table:table-cell table:style-name="ce3" table:formula="of:=IF([.C$1]*2&lt;=[.$A4]+1;IF(NOT(COUNTIF([.$B$2:.N3];([.$A4]+1)/([.$A4]-[.C$1]+1)));([.$A4]+1)/([.$A4]-[.C$1]+1);&quot;&quot;);&quot;&quot;)">
            <text:p/>
          </table:table-cell>
          <table:table-cell table:style-name="ce3" table:formula="of:=IF([.D$1]*2&lt;=[.$A4]+1;IF(NOT(COUNTIF([.$B$2:.O3];([.$A4]+1)/([.$A4]-[.D$1]+1)));([.$A4]+1)/([.$A4]-[.D$1]+1);&quot;&quot;);&quot;&quot;)">
            <text:p/>
          </table:table-cell>
          <table:table-cell table:style-name="ce3" table:formula="of:=IF([.E$1]*2&lt;=[.$A4]+1;IF(NOT(COUNTIF([.$B$2:.P3];([.$A4]+1)/([.$A4]-[.E$1]+1)));([.$A4]+1)/([.$A4]-[.E$1]+1);&quot;&quot;);&quot;&quot;)">
            <text:p/>
          </table:table-cell>
          <table:table-cell table:style-name="ce3" table:formula="of:=IF([.F$1]*2&lt;=[.$A4]+1;IF(NOT(COUNTIF([.$B$2:.Q3];([.$A4]+1)/([.$A4]-[.F$1]+1)));([.$A4]+1)/([.$A4]-[.F$1]+1);&quot;&quot;);&quot;&quot;)">
            <text:p/>
          </table:table-cell>
          <table:table-cell table:style-name="ce3" table:formula="of:=IF([.G$1]*2&lt;=[.$A4]+1;IF(NOT(COUNTIF([.$B$2:.R3];([.$A4]+1)/([.$A4]-[.G$1]+1)));([.$A4]+1)/([.$A4]-[.G$1]+1);&quot;&quot;);&quot;&quot;)">
            <text:p/>
          </table:table-cell>
          <table:table-cell table:style-name="ce3" table:formula="of:=IF([.H$1]*2&lt;=[.$A4]+1;IF(NOT(COUNTIF([.$B$2:.S3];([.$A4]+1)/([.$A4]-[.H$1]+1)));([.$A4]+1)/([.$A4]-[.H$1]+1);&quot;&quot;);&quot;&quot;)">
            <text:p/>
          </table:table-cell>
          <table:table-cell table:style-name="ce3" table:formula="of:=IF([.I$1]*2&lt;=[.$A4]+1;IF(NOT(COUNTIF([.$B$2:.T3];([.$A4]+1)/([.$A4]-[.I$1]+1)));([.$A4]+1)/([.$A4]-[.I$1]+1);&quot;&quot;);&quot;&quot;)">
            <text:p/>
          </table:table-cell>
          <table:table-cell table:style-name="ce3" table:formula="of:=IF([.J$1]*2&lt;=[.$A4]+1;IF(NOT(COUNTIF([.$B$2:.U3];([.$A4]+1)/([.$A4]-[.J$1]+1)));([.$A4]+1)/([.$A4]-[.J$1]+1);&quot;&quot;);&quot;&quot;)">
            <text:p/>
          </table:table-cell>
          <table:table-cell table:style-name="ce3" table:formula="of:=IF([.K$1]*2&lt;=[.$A4]+1;IF(NOT(COUNTIF([.$B$2:.V3];([.$A4]+1)/([.$A4]-[.K$1]+1)));([.$A4]+1)/([.$A4]-[.K$1]+1);&quot;&quot;);&quot;&quot;)">
            <text:p/>
          </table:table-cell>
          <table:table-cell table:style-name="ce3" table:formula="of:=IF([.L$1]*2&lt;=[.$A4]+1;IF(NOT(COUNTIF([.$B$2:.W3];([.$A4]+1)/([.$A4]-[.L$1]+1)));([.$A4]+1)/([.$A4]-[.L$1]+1);&quot;&quot;);&quot;&quot;)">
            <text:p/>
          </table:table-cell>
          <table:table-cell table:style-name="ce3" table:formula="of:=IF([.M$1]*2&lt;=[.$A4]+1;IF(NOT(COUNTIF([.$B$2:.X3];([.$A4]+1)/([.$A4]-[.M$1]+1)));([.$A4]+1)/([.$A4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]+1" office:value-type="float" office:value="3" calcext:value-type="float">
            <text:p>3 <text:s text:c="7"/></text:p>
          </table:table-cell>
          <table:table-cell table:style-name="ce3" table:formula="of:=IF([.B$1]*2&lt;=[.$A5]+1;IF(NOT(COUNTIF([.$B$2:.M4];([.$A5]+1)/([.$A5]-[.B$1]+1)));([.$A5]+1)/([.$A5]-[.B$1]+1);&quot;&quot;);&quot;&quot;)" office:value-type="float" office:value="1.33333333333333" calcext:value-type="float">
            <text:p><text:s text:c="2"/>4/3 <text:s/></text:p>
          </table:table-cell>
          <table:table-cell table:style-name="ce3" table:formula="of:=IF([.C$1]*2&lt;=[.$A5]+1;IF(NOT(COUNTIF([.$B$2:.N4];([.$A5]+1)/([.$A5]-[.C$1]+1)));([.$A5]+1)/([.$A5]-[.C$1]+1);&quot;&quot;);&quot;&quot;)">
            <text:p/>
          </table:table-cell>
          <table:table-cell table:style-name="ce3" table:formula="of:=IF([.D$1]*2&lt;=[.$A5]+1;IF(NOT(COUNTIF([.$B$2:.O4];([.$A5]+1)/([.$A5]-[.D$1]+1)));([.$A5]+1)/([.$A5]-[.D$1]+1);&quot;&quot;);&quot;&quot;)">
            <text:p/>
          </table:table-cell>
          <table:table-cell table:style-name="ce3" table:formula="of:=IF([.E$1]*2&lt;=[.$A5]+1;IF(NOT(COUNTIF([.$B$2:.P4];([.$A5]+1)/([.$A5]-[.E$1]+1)));([.$A5]+1)/([.$A5]-[.E$1]+1);&quot;&quot;);&quot;&quot;)">
            <text:p/>
          </table:table-cell>
          <table:table-cell table:style-name="ce3" table:formula="of:=IF([.F$1]*2&lt;=[.$A5]+1;IF(NOT(COUNTIF([.$B$2:.Q4];([.$A5]+1)/([.$A5]-[.F$1]+1)));([.$A5]+1)/([.$A5]-[.F$1]+1);&quot;&quot;);&quot;&quot;)">
            <text:p/>
          </table:table-cell>
          <table:table-cell table:style-name="ce3" table:formula="of:=IF([.G$1]*2&lt;=[.$A5]+1;IF(NOT(COUNTIF([.$B$2:.R4];([.$A5]+1)/([.$A5]-[.G$1]+1)));([.$A5]+1)/([.$A5]-[.G$1]+1);&quot;&quot;);&quot;&quot;)">
            <text:p/>
          </table:table-cell>
          <table:table-cell table:style-name="ce3" table:formula="of:=IF([.H$1]*2&lt;=[.$A5]+1;IF(NOT(COUNTIF([.$B$2:.S4];([.$A5]+1)/([.$A5]-[.H$1]+1)));([.$A5]+1)/([.$A5]-[.H$1]+1);&quot;&quot;);&quot;&quot;)">
            <text:p/>
          </table:table-cell>
          <table:table-cell table:style-name="ce3" table:formula="of:=IF([.I$1]*2&lt;=[.$A5]+1;IF(NOT(COUNTIF([.$B$2:.T4];([.$A5]+1)/([.$A5]-[.I$1]+1)));([.$A5]+1)/([.$A5]-[.I$1]+1);&quot;&quot;);&quot;&quot;)">
            <text:p/>
          </table:table-cell>
          <table:table-cell table:style-name="ce3" table:formula="of:=IF([.J$1]*2&lt;=[.$A5]+1;IF(NOT(COUNTIF([.$B$2:.U4];([.$A5]+1)/([.$A5]-[.J$1]+1)));([.$A5]+1)/([.$A5]-[.J$1]+1);&quot;&quot;);&quot;&quot;)">
            <text:p/>
          </table:table-cell>
          <table:table-cell table:style-name="ce3" table:formula="of:=IF([.K$1]*2&lt;=[.$A5]+1;IF(NOT(COUNTIF([.$B$2:.V4];([.$A5]+1)/([.$A5]-[.K$1]+1)));([.$A5]+1)/([.$A5]-[.K$1]+1);&quot;&quot;);&quot;&quot;)">
            <text:p/>
          </table:table-cell>
          <table:table-cell table:style-name="ce3" table:formula="of:=IF([.L$1]*2&lt;=[.$A5]+1;IF(NOT(COUNTIF([.$B$2:.W4];([.$A5]+1)/([.$A5]-[.L$1]+1)));([.$A5]+1)/([.$A5]-[.L$1]+1);&quot;&quot;);&quot;&quot;)">
            <text:p/>
          </table:table-cell>
          <table:table-cell table:style-name="ce3" table:formula="of:=IF([.M$1]*2&lt;=[.$A5]+1;IF(NOT(COUNTIF([.$B$2:.X4];([.$A5]+1)/([.$A5]-[.M$1]+1)));([.$A5]+1)/([.$A5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5]+1" office:value-type="float" office:value="4" calcext:value-type="float">
            <text:p>4 <text:s text:c="7"/></text:p>
          </table:table-cell>
          <table:table-cell table:style-name="ce3" table:formula="of:=IF([.B$1]*2&lt;=[.$A6]+1;IF(NOT(COUNTIF([.$B$2:.M5];([.$A6]+1)/([.$A6]-[.B$1]+1)));([.$A6]+1)/([.$A6]-[.B$1]+1);&quot;&quot;);&quot;&quot;)" office:value-type="float" office:value="1.25" calcext:value-type="float">
            <text:p><text:s text:c="2"/>5/4 <text:s/></text:p>
          </table:table-cell>
          <table:table-cell table:style-name="ce3" table:formula="of:=IF([.C$1]*2&lt;=[.$A6]+1;IF(NOT(COUNTIF([.$B$2:.N5];([.$A6]+1)/([.$A6]-[.C$1]+1)));([.$A6]+1)/([.$A6]-[.C$1]+1);&quot;&quot;);&quot;&quot;)" office:value-type="float" office:value="1.66666666666667" calcext:value-type="float">
            <text:p><text:s text:c="2"/>5/3 <text:s/></text:p>
          </table:table-cell>
          <table:table-cell table:style-name="ce3" table:formula="of:=IF([.D$1]*2&lt;=[.$A6]+1;IF(NOT(COUNTIF([.$B$2:.O5];([.$A6]+1)/([.$A6]-[.D$1]+1)));([.$A6]+1)/([.$A6]-[.D$1]+1);&quot;&quot;);&quot;&quot;)">
            <text:p/>
          </table:table-cell>
          <table:table-cell table:style-name="ce3" table:formula="of:=IF([.E$1]*2&lt;=[.$A6]+1;IF(NOT(COUNTIF([.$B$2:.P5];([.$A6]+1)/([.$A6]-[.E$1]+1)));([.$A6]+1)/([.$A6]-[.E$1]+1);&quot;&quot;);&quot;&quot;)">
            <text:p/>
          </table:table-cell>
          <table:table-cell table:style-name="ce3" table:formula="of:=IF([.F$1]*2&lt;=[.$A6]+1;IF(NOT(COUNTIF([.$B$2:.Q5];([.$A6]+1)/([.$A6]-[.F$1]+1)));([.$A6]+1)/([.$A6]-[.F$1]+1);&quot;&quot;);&quot;&quot;)">
            <text:p/>
          </table:table-cell>
          <table:table-cell table:style-name="ce3" table:formula="of:=IF([.G$1]*2&lt;=[.$A6]+1;IF(NOT(COUNTIF([.$B$2:.R5];([.$A6]+1)/([.$A6]-[.G$1]+1)));([.$A6]+1)/([.$A6]-[.G$1]+1);&quot;&quot;);&quot;&quot;)">
            <text:p/>
          </table:table-cell>
          <table:table-cell table:style-name="ce3" table:formula="of:=IF([.H$1]*2&lt;=[.$A6]+1;IF(NOT(COUNTIF([.$B$2:.S5];([.$A6]+1)/([.$A6]-[.H$1]+1)));([.$A6]+1)/([.$A6]-[.H$1]+1);&quot;&quot;);&quot;&quot;)">
            <text:p/>
          </table:table-cell>
          <table:table-cell table:style-name="ce3" table:formula="of:=IF([.I$1]*2&lt;=[.$A6]+1;IF(NOT(COUNTIF([.$B$2:.T5];([.$A6]+1)/([.$A6]-[.I$1]+1)));([.$A6]+1)/([.$A6]-[.I$1]+1);&quot;&quot;);&quot;&quot;)">
            <text:p/>
          </table:table-cell>
          <table:table-cell table:style-name="ce3" table:formula="of:=IF([.J$1]*2&lt;=[.$A6]+1;IF(NOT(COUNTIF([.$B$2:.U5];([.$A6]+1)/([.$A6]-[.J$1]+1)));([.$A6]+1)/([.$A6]-[.J$1]+1);&quot;&quot;);&quot;&quot;)">
            <text:p/>
          </table:table-cell>
          <table:table-cell table:style-name="ce3" table:formula="of:=IF([.K$1]*2&lt;=[.$A6]+1;IF(NOT(COUNTIF([.$B$2:.V5];([.$A6]+1)/([.$A6]-[.K$1]+1)));([.$A6]+1)/([.$A6]-[.K$1]+1);&quot;&quot;);&quot;&quot;)">
            <text:p/>
          </table:table-cell>
          <table:table-cell table:style-name="ce3" table:formula="of:=IF([.L$1]*2&lt;=[.$A6]+1;IF(NOT(COUNTIF([.$B$2:.W5];([.$A6]+1)/([.$A6]-[.L$1]+1)));([.$A6]+1)/([.$A6]-[.L$1]+1);&quot;&quot;);&quot;&quot;)">
            <text:p/>
          </table:table-cell>
          <table:table-cell table:style-name="ce3" table:formula="of:=IF([.M$1]*2&lt;=[.$A6]+1;IF(NOT(COUNTIF([.$B$2:.X5];([.$A6]+1)/([.$A6]-[.M$1]+1)));([.$A6]+1)/([.$A6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6]+1" office:value-type="float" office:value="5" calcext:value-type="float">
            <text:p>5 <text:s text:c="7"/></text:p>
          </table:table-cell>
          <table:table-cell table:style-name="ce3" table:formula="of:=IF([.B$1]*2&lt;=[.$A7]+1;IF(NOT(COUNTIF([.$B$2:.M6];([.$A7]+1)/([.$A7]-[.B$1]+1)));([.$A7]+1)/([.$A7]-[.B$1]+1);&quot;&quot;);&quot;&quot;)" office:value-type="float" office:value="1.2" calcext:value-type="float">
            <text:p><text:s text:c="2"/>6/5 <text:s/></text:p>
          </table:table-cell>
          <table:table-cell table:style-name="ce3" table:formula="of:=IF([.C$1]*2&lt;=[.$A7]+1;IF(NOT(COUNTIF([.$B$2:.N6];([.$A7]+1)/([.$A7]-[.C$1]+1)));([.$A7]+1)/([.$A7]-[.C$1]+1);&quot;&quot;);&quot;&quot;)">
            <text:p/>
          </table:table-cell>
          <table:table-cell table:style-name="ce3" table:formula="of:=IF([.D$1]*2&lt;=[.$A7]+1;IF(NOT(COUNTIF([.$B$2:.O6];([.$A7]+1)/([.$A7]-[.D$1]+1)));([.$A7]+1)/([.$A7]-[.D$1]+1);&quot;&quot;);&quot;&quot;)">
            <text:p/>
          </table:table-cell>
          <table:table-cell table:style-name="ce3" table:formula="of:=IF([.E$1]*2&lt;=[.$A7]+1;IF(NOT(COUNTIF([.$B$2:.P6];([.$A7]+1)/([.$A7]-[.E$1]+1)));([.$A7]+1)/([.$A7]-[.E$1]+1);&quot;&quot;);&quot;&quot;)">
            <text:p/>
          </table:table-cell>
          <table:table-cell table:style-name="ce3" table:formula="of:=IF([.F$1]*2&lt;=[.$A7]+1;IF(NOT(COUNTIF([.$B$2:.Q6];([.$A7]+1)/([.$A7]-[.F$1]+1)));([.$A7]+1)/([.$A7]-[.F$1]+1);&quot;&quot;);&quot;&quot;)">
            <text:p/>
          </table:table-cell>
          <table:table-cell table:style-name="ce3" table:formula="of:=IF([.G$1]*2&lt;=[.$A7]+1;IF(NOT(COUNTIF([.$B$2:.R6];([.$A7]+1)/([.$A7]-[.G$1]+1)));([.$A7]+1)/([.$A7]-[.G$1]+1);&quot;&quot;);&quot;&quot;)">
            <text:p/>
          </table:table-cell>
          <table:table-cell table:style-name="ce3" table:formula="of:=IF([.H$1]*2&lt;=[.$A7]+1;IF(NOT(COUNTIF([.$B$2:.S6];([.$A7]+1)/([.$A7]-[.H$1]+1)));([.$A7]+1)/([.$A7]-[.H$1]+1);&quot;&quot;);&quot;&quot;)">
            <text:p/>
          </table:table-cell>
          <table:table-cell table:style-name="ce3" table:formula="of:=IF([.I$1]*2&lt;=[.$A7]+1;IF(NOT(COUNTIF([.$B$2:.T6];([.$A7]+1)/([.$A7]-[.I$1]+1)));([.$A7]+1)/([.$A7]-[.I$1]+1);&quot;&quot;);&quot;&quot;)">
            <text:p/>
          </table:table-cell>
          <table:table-cell table:style-name="ce3" table:formula="of:=IF([.J$1]*2&lt;=[.$A7]+1;IF(NOT(COUNTIF([.$B$2:.U6];([.$A7]+1)/([.$A7]-[.J$1]+1)));([.$A7]+1)/([.$A7]-[.J$1]+1);&quot;&quot;);&quot;&quot;)">
            <text:p/>
          </table:table-cell>
          <table:table-cell table:style-name="ce3" table:formula="of:=IF([.K$1]*2&lt;=[.$A7]+1;IF(NOT(COUNTIF([.$B$2:.V6];([.$A7]+1)/([.$A7]-[.K$1]+1)));([.$A7]+1)/([.$A7]-[.K$1]+1);&quot;&quot;);&quot;&quot;)">
            <text:p/>
          </table:table-cell>
          <table:table-cell table:style-name="ce3" table:formula="of:=IF([.L$1]*2&lt;=[.$A7]+1;IF(NOT(COUNTIF([.$B$2:.W6];([.$A7]+1)/([.$A7]-[.L$1]+1)));([.$A7]+1)/([.$A7]-[.L$1]+1);&quot;&quot;);&quot;&quot;)">
            <text:p/>
          </table:table-cell>
          <table:table-cell table:style-name="ce3" table:formula="of:=IF([.M$1]*2&lt;=[.$A7]+1;IF(NOT(COUNTIF([.$B$2:.X6];([.$A7]+1)/([.$A7]-[.M$1]+1)));([.$A7]+1)/([.$A7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7]+1" office:value-type="float" office:value="6" calcext:value-type="float">
            <text:p>6 <text:s text:c="7"/></text:p>
          </table:table-cell>
          <table:table-cell table:style-name="ce3" table:formula="of:=IF([.B$1]*2&lt;=[.$A8]+1;IF(NOT(COUNTIF([.$B$2:.M7];([.$A8]+1)/([.$A8]-[.B$1]+1)));([.$A8]+1)/([.$A8]-[.B$1]+1);&quot;&quot;);&quot;&quot;)" office:value-type="float" office:value="1.16666666666667" calcext:value-type="float">
            <text:p><text:s text:c="2"/>7/6 <text:s/></text:p>
          </table:table-cell>
          <table:table-cell table:style-name="ce3" table:formula="of:=IF([.C$1]*2&lt;=[.$A8]+1;IF(NOT(COUNTIF([.$B$2:.N7];([.$A8]+1)/([.$A8]-[.C$1]+1)));([.$A8]+1)/([.$A8]-[.C$1]+1);&quot;&quot;);&quot;&quot;)" office:value-type="float" office:value="1.4" calcext:value-type="float">
            <text:p><text:s text:c="2"/>7/5 <text:s/></text:p>
          </table:table-cell>
          <table:table-cell table:style-name="ce3" table:formula="of:=IF([.D$1]*2&lt;=[.$A8]+1;IF(NOT(COUNTIF([.$B$2:.O7];([.$A8]+1)/([.$A8]-[.D$1]+1)));([.$A8]+1)/([.$A8]-[.D$1]+1);&quot;&quot;);&quot;&quot;)" office:value-type="float" office:value="1.75" calcext:value-type="float">
            <text:p><text:s text:c="2"/>7/4 <text:s/></text:p>
          </table:table-cell>
          <table:table-cell table:style-name="ce3" table:formula="of:=IF([.E$1]*2&lt;=[.$A8]+1;IF(NOT(COUNTIF([.$B$2:.P7];([.$A8]+1)/([.$A8]-[.E$1]+1)));([.$A8]+1)/([.$A8]-[.E$1]+1);&quot;&quot;);&quot;&quot;)">
            <text:p/>
          </table:table-cell>
          <table:table-cell table:style-name="ce3" table:formula="of:=IF([.F$1]*2&lt;=[.$A8]+1;IF(NOT(COUNTIF([.$B$2:.Q7];([.$A8]+1)/([.$A8]-[.F$1]+1)));([.$A8]+1)/([.$A8]-[.F$1]+1);&quot;&quot;);&quot;&quot;)">
            <text:p/>
          </table:table-cell>
          <table:table-cell table:style-name="ce3" table:formula="of:=IF([.G$1]*2&lt;=[.$A8]+1;IF(NOT(COUNTIF([.$B$2:.R7];([.$A8]+1)/([.$A8]-[.G$1]+1)));([.$A8]+1)/([.$A8]-[.G$1]+1);&quot;&quot;);&quot;&quot;)">
            <text:p/>
          </table:table-cell>
          <table:table-cell table:style-name="ce3" table:formula="of:=IF([.H$1]*2&lt;=[.$A8]+1;IF(NOT(COUNTIF([.$B$2:.S7];([.$A8]+1)/([.$A8]-[.H$1]+1)));([.$A8]+1)/([.$A8]-[.H$1]+1);&quot;&quot;);&quot;&quot;)">
            <text:p/>
          </table:table-cell>
          <table:table-cell table:style-name="ce3" table:formula="of:=IF([.I$1]*2&lt;=[.$A8]+1;IF(NOT(COUNTIF([.$B$2:.T7];([.$A8]+1)/([.$A8]-[.I$1]+1)));([.$A8]+1)/([.$A8]-[.I$1]+1);&quot;&quot;);&quot;&quot;)">
            <text:p/>
          </table:table-cell>
          <table:table-cell table:style-name="ce3" table:formula="of:=IF([.J$1]*2&lt;=[.$A8]+1;IF(NOT(COUNTIF([.$B$2:.U7];([.$A8]+1)/([.$A8]-[.J$1]+1)));([.$A8]+1)/([.$A8]-[.J$1]+1);&quot;&quot;);&quot;&quot;)">
            <text:p/>
          </table:table-cell>
          <table:table-cell table:style-name="ce3" table:formula="of:=IF([.K$1]*2&lt;=[.$A8]+1;IF(NOT(COUNTIF([.$B$2:.V7];([.$A8]+1)/([.$A8]-[.K$1]+1)));([.$A8]+1)/([.$A8]-[.K$1]+1);&quot;&quot;);&quot;&quot;)">
            <text:p/>
          </table:table-cell>
          <table:table-cell table:style-name="ce3" table:formula="of:=IF([.L$1]*2&lt;=[.$A8]+1;IF(NOT(COUNTIF([.$B$2:.W7];([.$A8]+1)/([.$A8]-[.L$1]+1)));([.$A8]+1)/([.$A8]-[.L$1]+1);&quot;&quot;);&quot;&quot;)">
            <text:p/>
          </table:table-cell>
          <table:table-cell table:style-name="ce3" table:formula="of:=IF([.M$1]*2&lt;=[.$A8]+1;IF(NOT(COUNTIF([.$B$2:.X7];([.$A8]+1)/([.$A8]-[.M$1]+1)));([.$A8]+1)/([.$A8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8]+1" office:value-type="float" office:value="7" calcext:value-type="float">
            <text:p>7 <text:s text:c="7"/></text:p>
          </table:table-cell>
          <table:table-cell table:style-name="ce3" table:formula="of:=IF([.B$1]*2&lt;=[.$A9]+1;IF(NOT(COUNTIF([.$B$2:.M8];([.$A9]+1)/([.$A9]-[.B$1]+1)));([.$A9]+1)/([.$A9]-[.B$1]+1);&quot;&quot;);&quot;&quot;)" office:value-type="float" office:value="1.14285714285714" calcext:value-type="float">
            <text:p><text:s text:c="2"/>8/7 <text:s/></text:p>
          </table:table-cell>
          <table:table-cell table:style-name="ce3" table:formula="of:=IF([.C$1]*2&lt;=[.$A9]+1;IF(NOT(COUNTIF([.$B$2:.N8];([.$A9]+1)/([.$A9]-[.C$1]+1)));([.$A9]+1)/([.$A9]-[.C$1]+1);&quot;&quot;);&quot;&quot;)">
            <text:p/>
          </table:table-cell>
          <table:table-cell table:style-name="ce3" table:formula="of:=IF([.D$1]*2&lt;=[.$A9]+1;IF(NOT(COUNTIF([.$B$2:.O8];([.$A9]+1)/([.$A9]-[.D$1]+1)));([.$A9]+1)/([.$A9]-[.D$1]+1);&quot;&quot;);&quot;&quot;)" office:value-type="float" office:value="1.6" calcext:value-type="float">
            <text:p><text:s text:c="2"/>8/5 <text:s/></text:p>
          </table:table-cell>
          <table:table-cell table:style-name="ce3" table:formula="of:=IF([.E$1]*2&lt;=[.$A9]+1;IF(NOT(COUNTIF([.$B$2:.P8];([.$A9]+1)/([.$A9]-[.E$1]+1)));([.$A9]+1)/([.$A9]-[.E$1]+1);&quot;&quot;);&quot;&quot;)">
            <text:p/>
          </table:table-cell>
          <table:table-cell table:style-name="ce3" table:formula="of:=IF([.F$1]*2&lt;=[.$A9]+1;IF(NOT(COUNTIF([.$B$2:.Q8];([.$A9]+1)/([.$A9]-[.F$1]+1)));([.$A9]+1)/([.$A9]-[.F$1]+1);&quot;&quot;);&quot;&quot;)">
            <text:p/>
          </table:table-cell>
          <table:table-cell table:style-name="ce3" table:formula="of:=IF([.G$1]*2&lt;=[.$A9]+1;IF(NOT(COUNTIF([.$B$2:.R8];([.$A9]+1)/([.$A9]-[.G$1]+1)));([.$A9]+1)/([.$A9]-[.G$1]+1);&quot;&quot;);&quot;&quot;)">
            <text:p/>
          </table:table-cell>
          <table:table-cell table:style-name="ce3" table:formula="of:=IF([.H$1]*2&lt;=[.$A9]+1;IF(NOT(COUNTIF([.$B$2:.S8];([.$A9]+1)/([.$A9]-[.H$1]+1)));([.$A9]+1)/([.$A9]-[.H$1]+1);&quot;&quot;);&quot;&quot;)">
            <text:p/>
          </table:table-cell>
          <table:table-cell table:style-name="ce3" table:formula="of:=IF([.I$1]*2&lt;=[.$A9]+1;IF(NOT(COUNTIF([.$B$2:.T8];([.$A9]+1)/([.$A9]-[.I$1]+1)));([.$A9]+1)/([.$A9]-[.I$1]+1);&quot;&quot;);&quot;&quot;)">
            <text:p/>
          </table:table-cell>
          <table:table-cell table:style-name="ce3" table:formula="of:=IF([.J$1]*2&lt;=[.$A9]+1;IF(NOT(COUNTIF([.$B$2:.U8];([.$A9]+1)/([.$A9]-[.J$1]+1)));([.$A9]+1)/([.$A9]-[.J$1]+1);&quot;&quot;);&quot;&quot;)">
            <text:p/>
          </table:table-cell>
          <table:table-cell table:style-name="ce3" table:formula="of:=IF([.K$1]*2&lt;=[.$A9]+1;IF(NOT(COUNTIF([.$B$2:.V8];([.$A9]+1)/([.$A9]-[.K$1]+1)));([.$A9]+1)/([.$A9]-[.K$1]+1);&quot;&quot;);&quot;&quot;)">
            <text:p/>
          </table:table-cell>
          <table:table-cell table:style-name="ce3" table:formula="of:=IF([.L$1]*2&lt;=[.$A9]+1;IF(NOT(COUNTIF([.$B$2:.W8];([.$A9]+1)/([.$A9]-[.L$1]+1)));([.$A9]+1)/([.$A9]-[.L$1]+1);&quot;&quot;);&quot;&quot;)">
            <text:p/>
          </table:table-cell>
          <table:table-cell table:style-name="ce3" table:formula="of:=IF([.M$1]*2&lt;=[.$A9]+1;IF(NOT(COUNTIF([.$B$2:.X8];([.$A9]+1)/([.$A9]-[.M$1]+1)));([.$A9]+1)/([.$A9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9]+1" office:value-type="float" office:value="8" calcext:value-type="float">
            <text:p>8 <text:s text:c="7"/></text:p>
          </table:table-cell>
          <table:table-cell table:style-name="ce3" table:formula="of:=IF([.B$1]*2&lt;=[.$A10]+1;IF(NOT(COUNTIF([.$B$2:.M9];([.$A10]+1)/([.$A10]-[.B$1]+1)));([.$A10]+1)/([.$A10]-[.B$1]+1);&quot;&quot;);&quot;&quot;)" office:value-type="float" office:value="1.125" calcext:value-type="float">
            <text:p><text:s text:c="2"/>9/8 <text:s/></text:p>
          </table:table-cell>
          <table:table-cell table:style-name="ce3" table:formula="of:=IF([.C$1]*2&lt;=[.$A10]+1;IF(NOT(COUNTIF([.$B$2:.N9];([.$A10]+1)/([.$A10]-[.C$1]+1)));([.$A10]+1)/([.$A10]-[.C$1]+1);&quot;&quot;);&quot;&quot;)" office:value-type="float" office:value="1.28571428571429" calcext:value-type="float">
            <text:p><text:s text:c="2"/>9/7 <text:s/></text:p>
          </table:table-cell>
          <table:table-cell table:style-name="ce3" table:formula="of:=IF([.D$1]*2&lt;=[.$A10]+1;IF(NOT(COUNTIF([.$B$2:.O9];([.$A10]+1)/([.$A10]-[.D$1]+1)));([.$A10]+1)/([.$A10]-[.D$1]+1);&quot;&quot;);&quot;&quot;)">
            <text:p/>
          </table:table-cell>
          <table:table-cell table:style-name="ce3" table:formula="of:=IF([.E$1]*2&lt;=[.$A10]+1;IF(NOT(COUNTIF([.$B$2:.P9];([.$A10]+1)/([.$A10]-[.E$1]+1)));([.$A10]+1)/([.$A10]-[.E$1]+1);&quot;&quot;);&quot;&quot;)" office:value-type="float" office:value="1.8" calcext:value-type="float">
            <text:p><text:s text:c="2"/>9/5 <text:s/></text:p>
          </table:table-cell>
          <table:table-cell table:style-name="ce3" table:formula="of:=IF([.F$1]*2&lt;=[.$A10]+1;IF(NOT(COUNTIF([.$B$2:.Q9];([.$A10]+1)/([.$A10]-[.F$1]+1)));([.$A10]+1)/([.$A10]-[.F$1]+1);&quot;&quot;);&quot;&quot;)">
            <text:p/>
          </table:table-cell>
          <table:table-cell table:style-name="ce3" table:formula="of:=IF([.G$1]*2&lt;=[.$A10]+1;IF(NOT(COUNTIF([.$B$2:.R9];([.$A10]+1)/([.$A10]-[.G$1]+1)));([.$A10]+1)/([.$A10]-[.G$1]+1);&quot;&quot;);&quot;&quot;)">
            <text:p/>
          </table:table-cell>
          <table:table-cell table:style-name="ce3" table:formula="of:=IF([.H$1]*2&lt;=[.$A10]+1;IF(NOT(COUNTIF([.$B$2:.S9];([.$A10]+1)/([.$A10]-[.H$1]+1)));([.$A10]+1)/([.$A10]-[.H$1]+1);&quot;&quot;);&quot;&quot;)">
            <text:p/>
          </table:table-cell>
          <table:table-cell table:style-name="ce3" table:formula="of:=IF([.I$1]*2&lt;=[.$A10]+1;IF(NOT(COUNTIF([.$B$2:.T9];([.$A10]+1)/([.$A10]-[.I$1]+1)));([.$A10]+1)/([.$A10]-[.I$1]+1);&quot;&quot;);&quot;&quot;)">
            <text:p/>
          </table:table-cell>
          <table:table-cell table:style-name="ce3" table:formula="of:=IF([.J$1]*2&lt;=[.$A10]+1;IF(NOT(COUNTIF([.$B$2:.U9];([.$A10]+1)/([.$A10]-[.J$1]+1)));([.$A10]+1)/([.$A10]-[.J$1]+1);&quot;&quot;);&quot;&quot;)">
            <text:p/>
          </table:table-cell>
          <table:table-cell table:style-name="ce3" table:formula="of:=IF([.K$1]*2&lt;=[.$A10]+1;IF(NOT(COUNTIF([.$B$2:.V9];([.$A10]+1)/([.$A10]-[.K$1]+1)));([.$A10]+1)/([.$A10]-[.K$1]+1);&quot;&quot;);&quot;&quot;)">
            <text:p/>
          </table:table-cell>
          <table:table-cell table:style-name="ce3" table:formula="of:=IF([.L$1]*2&lt;=[.$A10]+1;IF(NOT(COUNTIF([.$B$2:.W9];([.$A10]+1)/([.$A10]-[.L$1]+1)));([.$A10]+1)/([.$A10]-[.L$1]+1);&quot;&quot;);&quot;&quot;)">
            <text:p/>
          </table:table-cell>
          <table:table-cell table:style-name="ce3" table:formula="of:=IF([.M$1]*2&lt;=[.$A10]+1;IF(NOT(COUNTIF([.$B$2:.X9];([.$A10]+1)/([.$A10]-[.M$1]+1)));([.$A10]+1)/([.$A10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0]+1" office:value-type="float" office:value="9" calcext:value-type="float">
            <text:p>9 <text:s text:c="7"/></text:p>
          </table:table-cell>
          <table:table-cell table:style-name="ce3" table:formula="of:=IF([.B$1]*2&lt;=[.$A11]+1;IF(NOT(COUNTIF([.$B$2:.M10];([.$A11]+1)/([.$A11]-[.B$1]+1)));([.$A11]+1)/([.$A11]-[.B$1]+1);&quot;&quot;);&quot;&quot;)" office:value-type="float" office:value="1.11111111111111" calcext:value-type="float">
            <text:p><text:s/>10/9 <text:s/></text:p>
          </table:table-cell>
          <table:table-cell table:style-name="ce3" table:formula="of:=IF([.C$1]*2&lt;=[.$A11]+1;IF(NOT(COUNTIF([.$B$2:.N10];([.$A11]+1)/([.$A11]-[.C$1]+1)));([.$A11]+1)/([.$A11]-[.C$1]+1);&quot;&quot;);&quot;&quot;)">
            <text:p/>
          </table:table-cell>
          <table:table-cell table:style-name="ce3" table:formula="of:=IF([.D$1]*2&lt;=[.$A11]+1;IF(NOT(COUNTIF([.$B$2:.O10];([.$A11]+1)/([.$A11]-[.D$1]+1)));([.$A11]+1)/([.$A11]-[.D$1]+1);&quot;&quot;);&quot;&quot;)" office:value-type="float" office:value="1.42857142857143" calcext:value-type="float">
            <text:p><text:s/>10/7 <text:s/></text:p>
          </table:table-cell>
          <table:table-cell table:style-name="ce3" table:formula="of:=IF([.E$1]*2&lt;=[.$A11]+1;IF(NOT(COUNTIF([.$B$2:.P10];([.$A11]+1)/([.$A11]-[.E$1]+1)));([.$A11]+1)/([.$A11]-[.E$1]+1);&quot;&quot;);&quot;&quot;)">
            <text:p/>
          </table:table-cell>
          <table:table-cell table:style-name="ce3" table:formula="of:=IF([.F$1]*2&lt;=[.$A11]+1;IF(NOT(COUNTIF([.$B$2:.Q10];([.$A11]+1)/([.$A11]-[.F$1]+1)));([.$A11]+1)/([.$A11]-[.F$1]+1);&quot;&quot;);&quot;&quot;)">
            <text:p/>
          </table:table-cell>
          <table:table-cell table:style-name="ce3" table:formula="of:=IF([.G$1]*2&lt;=[.$A11]+1;IF(NOT(COUNTIF([.$B$2:.R10];([.$A11]+1)/([.$A11]-[.G$1]+1)));([.$A11]+1)/([.$A11]-[.G$1]+1);&quot;&quot;);&quot;&quot;)">
            <text:p/>
          </table:table-cell>
          <table:table-cell table:style-name="ce3" table:formula="of:=IF([.H$1]*2&lt;=[.$A11]+1;IF(NOT(COUNTIF([.$B$2:.S10];([.$A11]+1)/([.$A11]-[.H$1]+1)));([.$A11]+1)/([.$A11]-[.H$1]+1);&quot;&quot;);&quot;&quot;)">
            <text:p/>
          </table:table-cell>
          <table:table-cell table:style-name="ce3" table:formula="of:=IF([.I$1]*2&lt;=[.$A11]+1;IF(NOT(COUNTIF([.$B$2:.T10];([.$A11]+1)/([.$A11]-[.I$1]+1)));([.$A11]+1)/([.$A11]-[.I$1]+1);&quot;&quot;);&quot;&quot;)">
            <text:p/>
          </table:table-cell>
          <table:table-cell table:style-name="ce3" table:formula="of:=IF([.J$1]*2&lt;=[.$A11]+1;IF(NOT(COUNTIF([.$B$2:.U10];([.$A11]+1)/([.$A11]-[.J$1]+1)));([.$A11]+1)/([.$A11]-[.J$1]+1);&quot;&quot;);&quot;&quot;)">
            <text:p/>
          </table:table-cell>
          <table:table-cell table:style-name="ce3" table:formula="of:=IF([.K$1]*2&lt;=[.$A11]+1;IF(NOT(COUNTIF([.$B$2:.V10];([.$A11]+1)/([.$A11]-[.K$1]+1)));([.$A11]+1)/([.$A11]-[.K$1]+1);&quot;&quot;);&quot;&quot;)">
            <text:p/>
          </table:table-cell>
          <table:table-cell table:style-name="ce3" table:formula="of:=IF([.L$1]*2&lt;=[.$A11]+1;IF(NOT(COUNTIF([.$B$2:.W10];([.$A11]+1)/([.$A11]-[.L$1]+1)));([.$A11]+1)/([.$A11]-[.L$1]+1);&quot;&quot;);&quot;&quot;)">
            <text:p/>
          </table:table-cell>
          <table:table-cell table:style-name="ce3" table:formula="of:=IF([.M$1]*2&lt;=[.$A11]+1;IF(NOT(COUNTIF([.$B$2:.X10];([.$A11]+1)/([.$A11]-[.M$1]+1)));([.$A11]+1)/([.$A11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1]+1" office:value-type="float" office:value="10" calcext:value-type="float">
            <text:p>10 <text:s text:c="7"/></text:p>
          </table:table-cell>
          <table:table-cell table:style-name="ce3" table:formula="of:=IF([.B$1]*2&lt;=[.$A12]+1;IF(NOT(COUNTIF([.$B$2:.M11];([.$A12]+1)/([.$A12]-[.B$1]+1)));([.$A12]+1)/([.$A12]-[.B$1]+1);&quot;&quot;);&quot;&quot;)" office:value-type="float" office:value="1.1" calcext:value-type="float">
            <text:p><text:s/>11/10 </text:p>
          </table:table-cell>
          <table:table-cell table:style-name="ce3" table:formula="of:=IF([.C$1]*2&lt;=[.$A12]+1;IF(NOT(COUNTIF([.$B$2:.N11];([.$A12]+1)/([.$A12]-[.C$1]+1)));([.$A12]+1)/([.$A12]-[.C$1]+1);&quot;&quot;);&quot;&quot;)" office:value-type="float" office:value="1.22222222222222" calcext:value-type="float">
            <text:p><text:s/>11/9 <text:s/></text:p>
          </table:table-cell>
          <table:table-cell table:style-name="ce3" table:formula="of:=IF([.D$1]*2&lt;=[.$A12]+1;IF(NOT(COUNTIF([.$B$2:.O11];([.$A12]+1)/([.$A12]-[.D$1]+1)));([.$A12]+1)/([.$A12]-[.D$1]+1);&quot;&quot;);&quot;&quot;)" office:value-type="float" office:value="1.375" calcext:value-type="float">
            <text:p><text:s/>11/8 <text:s/></text:p>
          </table:table-cell>
          <table:table-cell table:style-name="ce3" table:formula="of:=IF([.E$1]*2&lt;=[.$A12]+1;IF(NOT(COUNTIF([.$B$2:.P11];([.$A12]+1)/([.$A12]-[.E$1]+1)));([.$A12]+1)/([.$A12]-[.E$1]+1);&quot;&quot;);&quot;&quot;)" office:value-type="float" office:value="1.57142857142857" calcext:value-type="float">
            <text:p><text:s/>11/7 <text:s/></text:p>
          </table:table-cell>
          <table:table-cell table:style-name="ce3" table:formula="of:=IF([.F$1]*2&lt;=[.$A12]+1;IF(NOT(COUNTIF([.$B$2:.Q11];([.$A12]+1)/([.$A12]-[.F$1]+1)));([.$A12]+1)/([.$A12]-[.F$1]+1);&quot;&quot;);&quot;&quot;)" office:value-type="float" office:value="1.83333333333333" calcext:value-type="float">
            <text:p><text:s/>11/6 <text:s/></text:p>
          </table:table-cell>
          <table:table-cell table:style-name="ce3" table:formula="of:=IF([.G$1]*2&lt;=[.$A12]+1;IF(NOT(COUNTIF([.$B$2:.R11];([.$A12]+1)/([.$A12]-[.G$1]+1)));([.$A12]+1)/([.$A12]-[.G$1]+1);&quot;&quot;);&quot;&quot;)">
            <text:p/>
          </table:table-cell>
          <table:table-cell table:style-name="ce3" table:formula="of:=IF([.H$1]*2&lt;=[.$A12]+1;IF(NOT(COUNTIF([.$B$2:.S11];([.$A12]+1)/([.$A12]-[.H$1]+1)));([.$A12]+1)/([.$A12]-[.H$1]+1);&quot;&quot;);&quot;&quot;)">
            <text:p/>
          </table:table-cell>
          <table:table-cell table:style-name="ce3" table:formula="of:=IF([.I$1]*2&lt;=[.$A12]+1;IF(NOT(COUNTIF([.$B$2:.T11];([.$A12]+1)/([.$A12]-[.I$1]+1)));([.$A12]+1)/([.$A12]-[.I$1]+1);&quot;&quot;);&quot;&quot;)">
            <text:p/>
          </table:table-cell>
          <table:table-cell table:style-name="ce3" table:formula="of:=IF([.J$1]*2&lt;=[.$A12]+1;IF(NOT(COUNTIF([.$B$2:.U11];([.$A12]+1)/([.$A12]-[.J$1]+1)));([.$A12]+1)/([.$A12]-[.J$1]+1);&quot;&quot;);&quot;&quot;)">
            <text:p/>
          </table:table-cell>
          <table:table-cell table:style-name="ce3" table:formula="of:=IF([.K$1]*2&lt;=[.$A12]+1;IF(NOT(COUNTIF([.$B$2:.V11];([.$A12]+1)/([.$A12]-[.K$1]+1)));([.$A12]+1)/([.$A12]-[.K$1]+1);&quot;&quot;);&quot;&quot;)">
            <text:p/>
          </table:table-cell>
          <table:table-cell table:style-name="ce3" table:formula="of:=IF([.L$1]*2&lt;=[.$A12]+1;IF(NOT(COUNTIF([.$B$2:.W11];([.$A12]+1)/([.$A12]-[.L$1]+1)));([.$A12]+1)/([.$A12]-[.L$1]+1);&quot;&quot;);&quot;&quot;)">
            <text:p/>
          </table:table-cell>
          <table:table-cell table:style-name="ce3" table:formula="of:=IF([.M$1]*2&lt;=[.$A12]+1;IF(NOT(COUNTIF([.$B$2:.X11];([.$A12]+1)/([.$A12]-[.M$1]+1)));([.$A12]+1)/([.$A12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2]+1" office:value-type="float" office:value="11" calcext:value-type="float">
            <text:p>11 <text:s text:c="7"/></text:p>
          </table:table-cell>
          <table:table-cell table:style-name="ce3" table:formula="of:=IF([.B$1]*2&lt;=[.$A13]+1;IF(NOT(COUNTIF([.$B$2:.M12];([.$A13]+1)/([.$A13]-[.B$1]+1)));([.$A13]+1)/([.$A13]-[.B$1]+1);&quot;&quot;);&quot;&quot;)" office:value-type="float" office:value="1.09090909090909" calcext:value-type="float">
            <text:p><text:s/>12/11 </text:p>
          </table:table-cell>
          <table:table-cell table:style-name="ce3" table:formula="of:=IF([.C$1]*2&lt;=[.$A13]+1;IF(NOT(COUNTIF([.$B$2:.N12];([.$A13]+1)/([.$A13]-[.C$1]+1)));([.$A13]+1)/([.$A13]-[.C$1]+1);&quot;&quot;);&quot;&quot;)">
            <text:p/>
          </table:table-cell>
          <table:table-cell table:style-name="ce3" table:formula="of:=IF([.D$1]*2&lt;=[.$A13]+1;IF(NOT(COUNTIF([.$B$2:.O12];([.$A13]+1)/([.$A13]-[.D$1]+1)));([.$A13]+1)/([.$A13]-[.D$1]+1);&quot;&quot;);&quot;&quot;)">
            <text:p/>
          </table:table-cell>
          <table:table-cell table:style-name="ce3" table:formula="of:=IF([.E$1]*2&lt;=[.$A13]+1;IF(NOT(COUNTIF([.$B$2:.P12];([.$A13]+1)/([.$A13]-[.E$1]+1)));([.$A13]+1)/([.$A13]-[.E$1]+1);&quot;&quot;);&quot;&quot;)">
            <text:p/>
          </table:table-cell>
          <table:table-cell table:style-name="ce3" table:formula="of:=IF([.F$1]*2&lt;=[.$A13]+1;IF(NOT(COUNTIF([.$B$2:.Q12];([.$A13]+1)/([.$A13]-[.F$1]+1)));([.$A13]+1)/([.$A13]-[.F$1]+1);&quot;&quot;);&quot;&quot;)" office:value-type="float" office:value="1.71428571428571" calcext:value-type="float">
            <text:p><text:s/>12/7 <text:s/></text:p>
          </table:table-cell>
          <table:table-cell table:style-name="ce3" table:formula="of:=IF([.G$1]*2&lt;=[.$A13]+1;IF(NOT(COUNTIF([.$B$2:.R12];([.$A13]+1)/([.$A13]-[.G$1]+1)));([.$A13]+1)/([.$A13]-[.G$1]+1);&quot;&quot;);&quot;&quot;)">
            <text:p/>
          </table:table-cell>
          <table:table-cell table:style-name="ce3" table:formula="of:=IF([.H$1]*2&lt;=[.$A13]+1;IF(NOT(COUNTIF([.$B$2:.S12];([.$A13]+1)/([.$A13]-[.H$1]+1)));([.$A13]+1)/([.$A13]-[.H$1]+1);&quot;&quot;);&quot;&quot;)">
            <text:p/>
          </table:table-cell>
          <table:table-cell table:style-name="ce3" table:formula="of:=IF([.I$1]*2&lt;=[.$A13]+1;IF(NOT(COUNTIF([.$B$2:.T12];([.$A13]+1)/([.$A13]-[.I$1]+1)));([.$A13]+1)/([.$A13]-[.I$1]+1);&quot;&quot;);&quot;&quot;)">
            <text:p/>
          </table:table-cell>
          <table:table-cell table:style-name="ce3" table:formula="of:=IF([.J$1]*2&lt;=[.$A13]+1;IF(NOT(COUNTIF([.$B$2:.U12];([.$A13]+1)/([.$A13]-[.J$1]+1)));([.$A13]+1)/([.$A13]-[.J$1]+1);&quot;&quot;);&quot;&quot;)">
            <text:p/>
          </table:table-cell>
          <table:table-cell table:style-name="ce3" table:formula="of:=IF([.K$1]*2&lt;=[.$A13]+1;IF(NOT(COUNTIF([.$B$2:.V12];([.$A13]+1)/([.$A13]-[.K$1]+1)));([.$A13]+1)/([.$A13]-[.K$1]+1);&quot;&quot;);&quot;&quot;)">
            <text:p/>
          </table:table-cell>
          <table:table-cell table:style-name="ce3" table:formula="of:=IF([.L$1]*2&lt;=[.$A13]+1;IF(NOT(COUNTIF([.$B$2:.W12];([.$A13]+1)/([.$A13]-[.L$1]+1)));([.$A13]+1)/([.$A13]-[.L$1]+1);&quot;&quot;);&quot;&quot;)">
            <text:p/>
          </table:table-cell>
          <table:table-cell table:style-name="ce3" table:formula="of:=IF([.M$1]*2&lt;=[.$A13]+1;IF(NOT(COUNTIF([.$B$2:.X12];([.$A13]+1)/([.$A13]-[.M$1]+1)));([.$A13]+1)/([.$A13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3]+1" office:value-type="float" office:value="12" calcext:value-type="float">
            <text:p>12 <text:s text:c="7"/></text:p>
          </table:table-cell>
          <table:table-cell table:style-name="ce3" table:formula="of:=IF([.B$1]*2&lt;=[.$A14]+1;IF(NOT(COUNTIF([.$B$2:.M13];([.$A14]+1)/([.$A14]-[.B$1]+1)));([.$A14]+1)/([.$A14]-[.B$1]+1);&quot;&quot;);&quot;&quot;)" office:value-type="float" office:value="1.08333333333333" calcext:value-type="float">
            <text:p><text:s/>13/12 </text:p>
          </table:table-cell>
          <table:table-cell table:style-name="ce3" table:formula="of:=IF([.C$1]*2&lt;=[.$A14]+1;IF(NOT(COUNTIF([.$B$2:.N13];([.$A14]+1)/([.$A14]-[.C$1]+1)));([.$A14]+1)/([.$A14]-[.C$1]+1);&quot;&quot;);&quot;&quot;)" office:value-type="float" office:value="1.18181818181818" calcext:value-type="float">
            <text:p><text:s/>13/11 </text:p>
          </table:table-cell>
          <table:table-cell table:style-name="ce3" table:formula="of:=IF([.D$1]*2&lt;=[.$A14]+1;IF(NOT(COUNTIF([.$B$2:.O13];([.$A14]+1)/([.$A14]-[.D$1]+1)));([.$A14]+1)/([.$A14]-[.D$1]+1);&quot;&quot;);&quot;&quot;)" office:value-type="float" office:value="1.3" calcext:value-type="float">
            <text:p><text:s/>13/10 </text:p>
          </table:table-cell>
          <table:table-cell table:style-name="ce3" table:formula="of:=IF([.E$1]*2&lt;=[.$A14]+1;IF(NOT(COUNTIF([.$B$2:.P13];([.$A14]+1)/([.$A14]-[.E$1]+1)));([.$A14]+1)/([.$A14]-[.E$1]+1);&quot;&quot;);&quot;&quot;)" office:value-type="float" office:value="1.44444444444444" calcext:value-type="float">
            <text:p><text:s/>13/9 <text:s/></text:p>
          </table:table-cell>
          <table:table-cell table:style-name="ce3" table:formula="of:=IF([.F$1]*2&lt;=[.$A14]+1;IF(NOT(COUNTIF([.$B$2:.Q13];([.$A14]+1)/([.$A14]-[.F$1]+1)));([.$A14]+1)/([.$A14]-[.F$1]+1);&quot;&quot;);&quot;&quot;)" office:value-type="float" office:value="1.625" calcext:value-type="float">
            <text:p><text:s/>13/8 <text:s/></text:p>
          </table:table-cell>
          <table:table-cell table:style-name="ce3" table:formula="of:=IF([.G$1]*2&lt;=[.$A14]+1;IF(NOT(COUNTIF([.$B$2:.R13];([.$A14]+1)/([.$A14]-[.G$1]+1)));([.$A14]+1)/([.$A14]-[.G$1]+1);&quot;&quot;);&quot;&quot;)" office:value-type="float" office:value="1.85714285714286" calcext:value-type="float">
            <text:p><text:s/>13/7 <text:s/></text:p>
          </table:table-cell>
          <table:table-cell table:style-name="ce3" table:formula="of:=IF([.H$1]*2&lt;=[.$A14]+1;IF(NOT(COUNTIF([.$B$2:.S13];([.$A14]+1)/([.$A14]-[.H$1]+1)));([.$A14]+1)/([.$A14]-[.H$1]+1);&quot;&quot;);&quot;&quot;)">
            <text:p/>
          </table:table-cell>
          <table:table-cell table:style-name="ce3" table:formula="of:=IF([.I$1]*2&lt;=[.$A14]+1;IF(NOT(COUNTIF([.$B$2:.T13];([.$A14]+1)/([.$A14]-[.I$1]+1)));([.$A14]+1)/([.$A14]-[.I$1]+1);&quot;&quot;);&quot;&quot;)">
            <text:p/>
          </table:table-cell>
          <table:table-cell table:style-name="ce3" table:formula="of:=IF([.J$1]*2&lt;=[.$A14]+1;IF(NOT(COUNTIF([.$B$2:.U13];([.$A14]+1)/([.$A14]-[.J$1]+1)));([.$A14]+1)/([.$A14]-[.J$1]+1);&quot;&quot;);&quot;&quot;)">
            <text:p/>
          </table:table-cell>
          <table:table-cell table:style-name="ce3" table:formula="of:=IF([.K$1]*2&lt;=[.$A14]+1;IF(NOT(COUNTIF([.$B$2:.V13];([.$A14]+1)/([.$A14]-[.K$1]+1)));([.$A14]+1)/([.$A14]-[.K$1]+1);&quot;&quot;);&quot;&quot;)">
            <text:p/>
          </table:table-cell>
          <table:table-cell table:style-name="ce3" table:formula="of:=IF([.L$1]*2&lt;=[.$A14]+1;IF(NOT(COUNTIF([.$B$2:.W13];([.$A14]+1)/([.$A14]-[.L$1]+1)));([.$A14]+1)/([.$A14]-[.L$1]+1);&quot;&quot;);&quot;&quot;)">
            <text:p/>
          </table:table-cell>
          <table:table-cell table:style-name="ce3" table:formula="of:=IF([.M$1]*2&lt;=[.$A14]+1;IF(NOT(COUNTIF([.$B$2:.X13];([.$A14]+1)/([.$A14]-[.M$1]+1)));([.$A14]+1)/([.$A14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4]+1" office:value-type="float" office:value="13" calcext:value-type="float">
            <text:p>13 <text:s text:c="7"/></text:p>
          </table:table-cell>
          <table:table-cell table:style-name="ce3" table:formula="of:=IF([.B$1]*2&lt;=[.$A15]+1;IF(NOT(COUNTIF([.$B$2:.M14];([.$A15]+1)/([.$A15]-[.B$1]+1)));([.$A15]+1)/([.$A15]-[.B$1]+1);&quot;&quot;);&quot;&quot;)" office:value-type="float" office:value="1.07692307692308" calcext:value-type="float">
            <text:p><text:s/>14/13 </text:p>
          </table:table-cell>
          <table:table-cell table:style-name="ce3" table:formula="of:=IF([.C$1]*2&lt;=[.$A15]+1;IF(NOT(COUNTIF([.$B$2:.N14];([.$A15]+1)/([.$A15]-[.C$1]+1)));([.$A15]+1)/([.$A15]-[.C$1]+1);&quot;&quot;);&quot;&quot;)">
            <text:p/>
          </table:table-cell>
          <table:table-cell table:style-name="ce3" table:formula="of:=IF([.D$1]*2&lt;=[.$A15]+1;IF(NOT(COUNTIF([.$B$2:.O14];([.$A15]+1)/([.$A15]-[.D$1]+1)));([.$A15]+1)/([.$A15]-[.D$1]+1);&quot;&quot;);&quot;&quot;)" office:value-type="float" office:value="1.27272727272727" calcext:value-type="float">
            <text:p><text:s/>14/11 </text:p>
          </table:table-cell>
          <table:table-cell table:style-name="ce3" table:formula="of:=IF([.E$1]*2&lt;=[.$A15]+1;IF(NOT(COUNTIF([.$B$2:.P14];([.$A15]+1)/([.$A15]-[.E$1]+1)));([.$A15]+1)/([.$A15]-[.E$1]+1);&quot;&quot;);&quot;&quot;)">
            <text:p/>
          </table:table-cell>
          <table:table-cell table:style-name="ce3" table:formula="of:=IF([.F$1]*2&lt;=[.$A15]+1;IF(NOT(COUNTIF([.$B$2:.Q14];([.$A15]+1)/([.$A15]-[.F$1]+1)));([.$A15]+1)/([.$A15]-[.F$1]+1);&quot;&quot;);&quot;&quot;)" office:value-type="float" office:value="1.55555555555556" calcext:value-type="float">
            <text:p><text:s/>14/9 <text:s/></text:p>
          </table:table-cell>
          <table:table-cell table:style-name="ce3" table:formula="of:=IF([.G$1]*2&lt;=[.$A15]+1;IF(NOT(COUNTIF([.$B$2:.R14];([.$A15]+1)/([.$A15]-[.G$1]+1)));([.$A15]+1)/([.$A15]-[.G$1]+1);&quot;&quot;);&quot;&quot;)">
            <text:p/>
          </table:table-cell>
          <table:table-cell table:style-name="ce3" table:formula="of:=IF([.H$1]*2&lt;=[.$A15]+1;IF(NOT(COUNTIF([.$B$2:.S14];([.$A15]+1)/([.$A15]-[.H$1]+1)));([.$A15]+1)/([.$A15]-[.H$1]+1);&quot;&quot;);&quot;&quot;)">
            <text:p/>
          </table:table-cell>
          <table:table-cell table:style-name="ce3" table:formula="of:=IF([.I$1]*2&lt;=[.$A15]+1;IF(NOT(COUNTIF([.$B$2:.T14];([.$A15]+1)/([.$A15]-[.I$1]+1)));([.$A15]+1)/([.$A15]-[.I$1]+1);&quot;&quot;);&quot;&quot;)">
            <text:p/>
          </table:table-cell>
          <table:table-cell table:style-name="ce3" table:formula="of:=IF([.J$1]*2&lt;=[.$A15]+1;IF(NOT(COUNTIF([.$B$2:.U14];([.$A15]+1)/([.$A15]-[.J$1]+1)));([.$A15]+1)/([.$A15]-[.J$1]+1);&quot;&quot;);&quot;&quot;)">
            <text:p/>
          </table:table-cell>
          <table:table-cell table:style-name="ce3" table:formula="of:=IF([.K$1]*2&lt;=[.$A15]+1;IF(NOT(COUNTIF([.$B$2:.V14];([.$A15]+1)/([.$A15]-[.K$1]+1)));([.$A15]+1)/([.$A15]-[.K$1]+1);&quot;&quot;);&quot;&quot;)">
            <text:p/>
          </table:table-cell>
          <table:table-cell table:style-name="ce3" table:formula="of:=IF([.L$1]*2&lt;=[.$A15]+1;IF(NOT(COUNTIF([.$B$2:.W14];([.$A15]+1)/([.$A15]-[.L$1]+1)));([.$A15]+1)/([.$A15]-[.L$1]+1);&quot;&quot;);&quot;&quot;)">
            <text:p/>
          </table:table-cell>
          <table:table-cell table:style-name="ce3" table:formula="of:=IF([.M$1]*2&lt;=[.$A15]+1;IF(NOT(COUNTIF([.$B$2:.X14];([.$A15]+1)/([.$A15]-[.M$1]+1)));([.$A15]+1)/([.$A15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5]+1" office:value-type="float" office:value="14" calcext:value-type="float">
            <text:p>14 <text:s text:c="7"/></text:p>
          </table:table-cell>
          <table:table-cell table:style-name="ce3" table:formula="of:=IF([.B$1]*2&lt;=[.$A16]+1;IF(NOT(COUNTIF([.$B$2:.M15];([.$A16]+1)/([.$A16]-[.B$1]+1)));([.$A16]+1)/([.$A16]-[.B$1]+1);&quot;&quot;);&quot;&quot;)" office:value-type="float" office:value="1.07142857142857" calcext:value-type="float">
            <text:p><text:s/>15/14 </text:p>
          </table:table-cell>
          <table:table-cell table:style-name="ce3" table:formula="of:=IF([.C$1]*2&lt;=[.$A16]+1;IF(NOT(COUNTIF([.$B$2:.N15];([.$A16]+1)/([.$A16]-[.C$1]+1)));([.$A16]+1)/([.$A16]-[.C$1]+1);&quot;&quot;);&quot;&quot;)" office:value-type="float" office:value="1.15384615384615" calcext:value-type="float">
            <text:p><text:s/>15/13 </text:p>
          </table:table-cell>
          <table:table-cell table:style-name="ce3" table:formula="of:=IF([.D$1]*2&lt;=[.$A16]+1;IF(NOT(COUNTIF([.$B$2:.O15];([.$A16]+1)/([.$A16]-[.D$1]+1)));([.$A16]+1)/([.$A16]-[.D$1]+1);&quot;&quot;);&quot;&quot;)">
            <text:p/>
          </table:table-cell>
          <table:table-cell table:style-name="ce3" table:formula="of:=IF([.E$1]*2&lt;=[.$A16]+1;IF(NOT(COUNTIF([.$B$2:.P15];([.$A16]+1)/([.$A16]-[.E$1]+1)));([.$A16]+1)/([.$A16]-[.E$1]+1);&quot;&quot;);&quot;&quot;)" office:value-type="float" office:value="1.36363636363636" calcext:value-type="float">
            <text:p><text:s/>15/11 </text:p>
          </table:table-cell>
          <table:table-cell table:style-name="ce3" table:formula="of:=IF([.F$1]*2&lt;=[.$A16]+1;IF(NOT(COUNTIF([.$B$2:.Q15];([.$A16]+1)/([.$A16]-[.F$1]+1)));([.$A16]+1)/([.$A16]-[.F$1]+1);&quot;&quot;);&quot;&quot;)">
            <text:p/>
          </table:table-cell>
          <table:table-cell table:style-name="ce3" table:formula="of:=IF([.G$1]*2&lt;=[.$A16]+1;IF(NOT(COUNTIF([.$B$2:.R15];([.$A16]+1)/([.$A16]-[.G$1]+1)));([.$A16]+1)/([.$A16]-[.G$1]+1);&quot;&quot;);&quot;&quot;)">
            <text:p/>
          </table:table-cell>
          <table:table-cell table:style-name="ce3" table:formula="of:=IF([.H$1]*2&lt;=[.$A16]+1;IF(NOT(COUNTIF([.$B$2:.S15];([.$A16]+1)/([.$A16]-[.H$1]+1)));([.$A16]+1)/([.$A16]-[.H$1]+1);&quot;&quot;);&quot;&quot;)" office:value-type="float" office:value="1.875" calcext:value-type="float">
            <text:p><text:s/>15/8 <text:s/></text:p>
          </table:table-cell>
          <table:table-cell table:style-name="ce3" table:formula="of:=IF([.I$1]*2&lt;=[.$A16]+1;IF(NOT(COUNTIF([.$B$2:.T15];([.$A16]+1)/([.$A16]-[.I$1]+1)));([.$A16]+1)/([.$A16]-[.I$1]+1);&quot;&quot;);&quot;&quot;)">
            <text:p/>
          </table:table-cell>
          <table:table-cell table:style-name="ce3" table:formula="of:=IF([.J$1]*2&lt;=[.$A16]+1;IF(NOT(COUNTIF([.$B$2:.U15];([.$A16]+1)/([.$A16]-[.J$1]+1)));([.$A16]+1)/([.$A16]-[.J$1]+1);&quot;&quot;);&quot;&quot;)">
            <text:p/>
          </table:table-cell>
          <table:table-cell table:style-name="ce3" table:formula="of:=IF([.K$1]*2&lt;=[.$A16]+1;IF(NOT(COUNTIF([.$B$2:.V15];([.$A16]+1)/([.$A16]-[.K$1]+1)));([.$A16]+1)/([.$A16]-[.K$1]+1);&quot;&quot;);&quot;&quot;)">
            <text:p/>
          </table:table-cell>
          <table:table-cell table:style-name="ce3" table:formula="of:=IF([.L$1]*2&lt;=[.$A16]+1;IF(NOT(COUNTIF([.$B$2:.W15];([.$A16]+1)/([.$A16]-[.L$1]+1)));([.$A16]+1)/([.$A16]-[.L$1]+1);&quot;&quot;);&quot;&quot;)">
            <text:p/>
          </table:table-cell>
          <table:table-cell table:style-name="ce3" table:formula="of:=IF([.M$1]*2&lt;=[.$A16]+1;IF(NOT(COUNTIF([.$B$2:.X15];([.$A16]+1)/([.$A16]-[.M$1]+1)));([.$A16]+1)/([.$A16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6]+1" office:value-type="float" office:value="15" calcext:value-type="float">
            <text:p>15 <text:s text:c="7"/></text:p>
          </table:table-cell>
          <table:table-cell table:style-name="ce3" table:formula="of:=IF([.B$1]*2&lt;=[.$A17]+1;IF(NOT(COUNTIF([.$B$2:.M16];([.$A17]+1)/([.$A17]-[.B$1]+1)));([.$A17]+1)/([.$A17]-[.B$1]+1);&quot;&quot;);&quot;&quot;)" office:value-type="float" office:value="1.06666666666667" calcext:value-type="float">
            <text:p><text:s/>16/15 </text:p>
          </table:table-cell>
          <table:table-cell table:style-name="ce3" table:formula="of:=IF([.C$1]*2&lt;=[.$A17]+1;IF(NOT(COUNTIF([.$B$2:.N16];([.$A17]+1)/([.$A17]-[.C$1]+1)));([.$A17]+1)/([.$A17]-[.C$1]+1);&quot;&quot;);&quot;&quot;)">
            <text:p/>
          </table:table-cell>
          <table:table-cell table:style-name="ce3" table:formula="of:=IF([.D$1]*2&lt;=[.$A17]+1;IF(NOT(COUNTIF([.$B$2:.O16];([.$A17]+1)/([.$A17]-[.D$1]+1)));([.$A17]+1)/([.$A17]-[.D$1]+1);&quot;&quot;);&quot;&quot;)" office:value-type="float" office:value="1.23076923076923" calcext:value-type="float">
            <text:p><text:s/>16/13 </text:p>
          </table:table-cell>
          <table:table-cell table:style-name="ce3" table:formula="of:=IF([.E$1]*2&lt;=[.$A17]+1;IF(NOT(COUNTIF([.$B$2:.P16];([.$A17]+1)/([.$A17]-[.E$1]+1)));([.$A17]+1)/([.$A17]-[.E$1]+1);&quot;&quot;);&quot;&quot;)">
            <text:p/>
          </table:table-cell>
          <table:table-cell table:style-name="ce3" table:formula="of:=IF([.F$1]*2&lt;=[.$A17]+1;IF(NOT(COUNTIF([.$B$2:.Q16];([.$A17]+1)/([.$A17]-[.F$1]+1)));([.$A17]+1)/([.$A17]-[.F$1]+1);&quot;&quot;);&quot;&quot;)" office:value-type="float" office:value="1.45454545454545" calcext:value-type="float">
            <text:p><text:s/>16/11 </text:p>
          </table:table-cell>
          <table:table-cell table:style-name="ce3" table:formula="of:=IF([.G$1]*2&lt;=[.$A17]+1;IF(NOT(COUNTIF([.$B$2:.R16];([.$A17]+1)/([.$A17]-[.G$1]+1)));([.$A17]+1)/([.$A17]-[.G$1]+1);&quot;&quot;);&quot;&quot;)">
            <text:p/>
          </table:table-cell>
          <table:table-cell table:style-name="ce3" table:formula="of:=IF([.H$1]*2&lt;=[.$A17]+1;IF(NOT(COUNTIF([.$B$2:.S16];([.$A17]+1)/([.$A17]-[.H$1]+1)));([.$A17]+1)/([.$A17]-[.H$1]+1);&quot;&quot;);&quot;&quot;)" office:value-type="float" office:value="1.77777777777778" calcext:value-type="float">
            <text:p><text:s/>16/9 <text:s/></text:p>
          </table:table-cell>
          <table:table-cell table:style-name="ce3" table:formula="of:=IF([.I$1]*2&lt;=[.$A17]+1;IF(NOT(COUNTIF([.$B$2:.T16];([.$A17]+1)/([.$A17]-[.I$1]+1)));([.$A17]+1)/([.$A17]-[.I$1]+1);&quot;&quot;);&quot;&quot;)">
            <text:p/>
          </table:table-cell>
          <table:table-cell table:style-name="ce3" table:formula="of:=IF([.J$1]*2&lt;=[.$A17]+1;IF(NOT(COUNTIF([.$B$2:.U16];([.$A17]+1)/([.$A17]-[.J$1]+1)));([.$A17]+1)/([.$A17]-[.J$1]+1);&quot;&quot;);&quot;&quot;)">
            <text:p/>
          </table:table-cell>
          <table:table-cell table:style-name="ce3" table:formula="of:=IF([.K$1]*2&lt;=[.$A17]+1;IF(NOT(COUNTIF([.$B$2:.V16];([.$A17]+1)/([.$A17]-[.K$1]+1)));([.$A17]+1)/([.$A17]-[.K$1]+1);&quot;&quot;);&quot;&quot;)">
            <text:p/>
          </table:table-cell>
          <table:table-cell table:style-name="ce3" table:formula="of:=IF([.L$1]*2&lt;=[.$A17]+1;IF(NOT(COUNTIF([.$B$2:.W16];([.$A17]+1)/([.$A17]-[.L$1]+1)));([.$A17]+1)/([.$A17]-[.L$1]+1);&quot;&quot;);&quot;&quot;)">
            <text:p/>
          </table:table-cell>
          <table:table-cell table:style-name="ce3" table:formula="of:=IF([.M$1]*2&lt;=[.$A17]+1;IF(NOT(COUNTIF([.$B$2:.X16];([.$A17]+1)/([.$A17]-[.M$1]+1)));([.$A17]+1)/([.$A17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7]+1" office:value-type="float" office:value="16" calcext:value-type="float">
            <text:p>16 <text:s text:c="7"/></text:p>
          </table:table-cell>
          <table:table-cell table:style-name="ce3" table:formula="of:=IF([.B$1]*2&lt;=[.$A18]+1;IF(NOT(COUNTIF([.$B$2:.M17];([.$A18]+1)/([.$A18]-[.B$1]+1)));([.$A18]+1)/([.$A18]-[.B$1]+1);&quot;&quot;);&quot;&quot;)" office:value-type="float" office:value="1.0625" calcext:value-type="float">
            <text:p><text:s/>17/16 </text:p>
          </table:table-cell>
          <table:table-cell table:style-name="ce3" table:formula="of:=IF([.C$1]*2&lt;=[.$A18]+1;IF(NOT(COUNTIF([.$B$2:.N17];([.$A18]+1)/([.$A18]-[.C$1]+1)));([.$A18]+1)/([.$A18]-[.C$1]+1);&quot;&quot;);&quot;&quot;)" office:value-type="float" office:value="1.13333333333333" calcext:value-type="float">
            <text:p><text:s/>17/15 </text:p>
          </table:table-cell>
          <table:table-cell table:style-name="ce3" table:formula="of:=IF([.D$1]*2&lt;=[.$A18]+1;IF(NOT(COUNTIF([.$B$2:.O17];([.$A18]+1)/([.$A18]-[.D$1]+1)));([.$A18]+1)/([.$A18]-[.D$1]+1);&quot;&quot;);&quot;&quot;)" office:value-type="float" office:value="1.21428571428571" calcext:value-type="float">
            <text:p><text:s/>17/14 </text:p>
          </table:table-cell>
          <table:table-cell table:style-name="ce3" table:formula="of:=IF([.E$1]*2&lt;=[.$A18]+1;IF(NOT(COUNTIF([.$B$2:.P17];([.$A18]+1)/([.$A18]-[.E$1]+1)));([.$A18]+1)/([.$A18]-[.E$1]+1);&quot;&quot;);&quot;&quot;)" office:value-type="float" office:value="1.30769230769231" calcext:value-type="float">
            <text:p><text:s/>17/13 </text:p>
          </table:table-cell>
          <table:table-cell table:style-name="ce3" table:formula="of:=IF([.F$1]*2&lt;=[.$A18]+1;IF(NOT(COUNTIF([.$B$2:.Q17];([.$A18]+1)/([.$A18]-[.F$1]+1)));([.$A18]+1)/([.$A18]-[.F$1]+1);&quot;&quot;);&quot;&quot;)" office:value-type="float" office:value="1.41666666666667" calcext:value-type="float">
            <text:p><text:s/>17/12 </text:p>
          </table:table-cell>
          <table:table-cell table:style-name="ce3" table:formula="of:=IF([.G$1]*2&lt;=[.$A18]+1;IF(NOT(COUNTIF([.$B$2:.R17];([.$A18]+1)/([.$A18]-[.G$1]+1)));([.$A18]+1)/([.$A18]-[.G$1]+1);&quot;&quot;);&quot;&quot;)" office:value-type="float" office:value="1.54545454545455" calcext:value-type="float">
            <text:p><text:s/>17/11 </text:p>
          </table:table-cell>
          <table:table-cell table:style-name="ce3" table:formula="of:=IF([.H$1]*2&lt;=[.$A18]+1;IF(NOT(COUNTIF([.$B$2:.S17];([.$A18]+1)/([.$A18]-[.H$1]+1)));([.$A18]+1)/([.$A18]-[.H$1]+1);&quot;&quot;);&quot;&quot;)" office:value-type="float" office:value="1.7" calcext:value-type="float">
            <text:p><text:s/>17/10 </text:p>
          </table:table-cell>
          <table:table-cell table:style-name="ce3" table:formula="of:=IF([.I$1]*2&lt;=[.$A18]+1;IF(NOT(COUNTIF([.$B$2:.T17];([.$A18]+1)/([.$A18]-[.I$1]+1)));([.$A18]+1)/([.$A18]-[.I$1]+1);&quot;&quot;);&quot;&quot;)" office:value-type="float" office:value="1.88888888888889" calcext:value-type="float">
            <text:p><text:s/>17/9 <text:s/></text:p>
          </table:table-cell>
          <table:table-cell table:style-name="ce3" table:formula="of:=IF([.J$1]*2&lt;=[.$A18]+1;IF(NOT(COUNTIF([.$B$2:.U17];([.$A18]+1)/([.$A18]-[.J$1]+1)));([.$A18]+1)/([.$A18]-[.J$1]+1);&quot;&quot;);&quot;&quot;)">
            <text:p/>
          </table:table-cell>
          <table:table-cell table:style-name="ce3" table:formula="of:=IF([.K$1]*2&lt;=[.$A18]+1;IF(NOT(COUNTIF([.$B$2:.V17];([.$A18]+1)/([.$A18]-[.K$1]+1)));([.$A18]+1)/([.$A18]-[.K$1]+1);&quot;&quot;);&quot;&quot;)">
            <text:p/>
          </table:table-cell>
          <table:table-cell table:style-name="ce3" table:formula="of:=IF([.L$1]*2&lt;=[.$A18]+1;IF(NOT(COUNTIF([.$B$2:.W17];([.$A18]+1)/([.$A18]-[.L$1]+1)));([.$A18]+1)/([.$A18]-[.L$1]+1);&quot;&quot;);&quot;&quot;)">
            <text:p/>
          </table:table-cell>
          <table:table-cell table:style-name="ce3" table:formula="of:=IF([.M$1]*2&lt;=[.$A18]+1;IF(NOT(COUNTIF([.$B$2:.X17];([.$A18]+1)/([.$A18]-[.M$1]+1)));([.$A18]+1)/([.$A18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8]+1" office:value-type="float" office:value="17" calcext:value-type="float">
            <text:p>17 <text:s text:c="7"/></text:p>
          </table:table-cell>
          <table:table-cell table:style-name="ce3" table:formula="of:=IF([.B$1]*2&lt;=[.$A19]+1;IF(NOT(COUNTIF([.$B$2:.M18];([.$A19]+1)/([.$A19]-[.B$1]+1)));([.$A19]+1)/([.$A19]-[.B$1]+1);&quot;&quot;);&quot;&quot;)" office:value-type="float" office:value="1.05882352941176" calcext:value-type="float">
            <text:p><text:s/>18/17 </text:p>
          </table:table-cell>
          <table:table-cell table:style-name="ce3" table:formula="of:=IF([.C$1]*2&lt;=[.$A19]+1;IF(NOT(COUNTIF([.$B$2:.N18];([.$A19]+1)/([.$A19]-[.C$1]+1)));([.$A19]+1)/([.$A19]-[.C$1]+1);&quot;&quot;);&quot;&quot;)">
            <text:p/>
          </table:table-cell>
          <table:table-cell table:style-name="ce3" table:formula="of:=IF([.D$1]*2&lt;=[.$A19]+1;IF(NOT(COUNTIF([.$B$2:.O18];([.$A19]+1)/([.$A19]-[.D$1]+1)));([.$A19]+1)/([.$A19]-[.D$1]+1);&quot;&quot;);&quot;&quot;)">
            <text:p/>
          </table:table-cell>
          <table:table-cell table:style-name="ce3" table:formula="of:=IF([.E$1]*2&lt;=[.$A19]+1;IF(NOT(COUNTIF([.$B$2:.P18];([.$A19]+1)/([.$A19]-[.E$1]+1)));([.$A19]+1)/([.$A19]-[.E$1]+1);&quot;&quot;);&quot;&quot;)">
            <text:p/>
          </table:table-cell>
          <table:table-cell table:style-name="ce3" table:formula="of:=IF([.F$1]*2&lt;=[.$A19]+1;IF(NOT(COUNTIF([.$B$2:.Q18];([.$A19]+1)/([.$A19]-[.F$1]+1)));([.$A19]+1)/([.$A19]-[.F$1]+1);&quot;&quot;);&quot;&quot;)" office:value-type="float" office:value="1.38461538461538" calcext:value-type="float">
            <text:p><text:s/>18/13 </text:p>
          </table:table-cell>
          <table:table-cell table:style-name="ce3" table:formula="of:=IF([.G$1]*2&lt;=[.$A19]+1;IF(NOT(COUNTIF([.$B$2:.R18];([.$A19]+1)/([.$A19]-[.G$1]+1)));([.$A19]+1)/([.$A19]-[.G$1]+1);&quot;&quot;);&quot;&quot;)">
            <text:p/>
          </table:table-cell>
          <table:table-cell table:style-name="ce3" table:formula="of:=IF([.H$1]*2&lt;=[.$A19]+1;IF(NOT(COUNTIF([.$B$2:.S18];([.$A19]+1)/([.$A19]-[.H$1]+1)));([.$A19]+1)/([.$A19]-[.H$1]+1);&quot;&quot;);&quot;&quot;)" office:value-type="float" office:value="1.63636363636364" calcext:value-type="float">
            <text:p><text:s/>18/11 </text:p>
          </table:table-cell>
          <table:table-cell table:style-name="ce3" table:formula="of:=IF([.I$1]*2&lt;=[.$A19]+1;IF(NOT(COUNTIF([.$B$2:.T18];([.$A19]+1)/([.$A19]-[.I$1]+1)));([.$A19]+1)/([.$A19]-[.I$1]+1);&quot;&quot;);&quot;&quot;)">
            <text:p/>
          </table:table-cell>
          <table:table-cell table:style-name="ce3" table:formula="of:=IF([.J$1]*2&lt;=[.$A19]+1;IF(NOT(COUNTIF([.$B$2:.U18];([.$A19]+1)/([.$A19]-[.J$1]+1)));([.$A19]+1)/([.$A19]-[.J$1]+1);&quot;&quot;);&quot;&quot;)">
            <text:p/>
          </table:table-cell>
          <table:table-cell table:style-name="ce3" table:formula="of:=IF([.K$1]*2&lt;=[.$A19]+1;IF(NOT(COUNTIF([.$B$2:.V18];([.$A19]+1)/([.$A19]-[.K$1]+1)));([.$A19]+1)/([.$A19]-[.K$1]+1);&quot;&quot;);&quot;&quot;)">
            <text:p/>
          </table:table-cell>
          <table:table-cell table:style-name="ce3" table:formula="of:=IF([.L$1]*2&lt;=[.$A19]+1;IF(NOT(COUNTIF([.$B$2:.W18];([.$A19]+1)/([.$A19]-[.L$1]+1)));([.$A19]+1)/([.$A19]-[.L$1]+1);&quot;&quot;);&quot;&quot;)">
            <text:p/>
          </table:table-cell>
          <table:table-cell table:style-name="ce3" table:formula="of:=IF([.M$1]*2&lt;=[.$A19]+1;IF(NOT(COUNTIF([.$B$2:.X18];([.$A19]+1)/([.$A19]-[.M$1]+1)));([.$A19]+1)/([.$A19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9]+1" office:value-type="float" office:value="18" calcext:value-type="float">
            <text:p>18 <text:s text:c="7"/></text:p>
          </table:table-cell>
          <table:table-cell table:style-name="ce3" table:formula="of:=IF([.B$1]*2&lt;=[.$A20]+1;IF(NOT(COUNTIF([.$B$2:.M19];([.$A20]+1)/([.$A20]-[.B$1]+1)));([.$A20]+1)/([.$A20]-[.B$1]+1);&quot;&quot;);&quot;&quot;)" office:value-type="float" office:value="1.05555555555556" calcext:value-type="float">
            <text:p><text:s/>19/18 </text:p>
          </table:table-cell>
          <table:table-cell table:style-name="ce3" table:formula="of:=IF([.C$1]*2&lt;=[.$A20]+1;IF(NOT(COUNTIF([.$B$2:.N19];([.$A20]+1)/([.$A20]-[.C$1]+1)));([.$A20]+1)/([.$A20]-[.C$1]+1);&quot;&quot;);&quot;&quot;)" office:value-type="float" office:value="1.11764705882353" calcext:value-type="float">
            <text:p><text:s/>19/17 </text:p>
          </table:table-cell>
          <table:table-cell table:style-name="ce3" table:formula="of:=IF([.D$1]*2&lt;=[.$A20]+1;IF(NOT(COUNTIF([.$B$2:.O19];([.$A20]+1)/([.$A20]-[.D$1]+1)));([.$A20]+1)/([.$A20]-[.D$1]+1);&quot;&quot;);&quot;&quot;)" office:value-type="float" office:value="1.1875" calcext:value-type="float">
            <text:p><text:s/>19/16 </text:p>
          </table:table-cell>
          <table:table-cell table:style-name="ce3" table:formula="of:=IF([.E$1]*2&lt;=[.$A20]+1;IF(NOT(COUNTIF([.$B$2:.P19];([.$A20]+1)/([.$A20]-[.E$1]+1)));([.$A20]+1)/([.$A20]-[.E$1]+1);&quot;&quot;);&quot;&quot;)" office:value-type="float" office:value="1.26666666666667" calcext:value-type="float">
            <text:p><text:s/>19/15 </text:p>
          </table:table-cell>
          <table:table-cell table:style-name="ce3" table:formula="of:=IF([.F$1]*2&lt;=[.$A20]+1;IF(NOT(COUNTIF([.$B$2:.Q19];([.$A20]+1)/([.$A20]-[.F$1]+1)));([.$A20]+1)/([.$A20]-[.F$1]+1);&quot;&quot;);&quot;&quot;)" office:value-type="float" office:value="1.35714285714286" calcext:value-type="float">
            <text:p><text:s/>19/14 </text:p>
          </table:table-cell>
          <table:table-cell table:style-name="ce3" table:formula="of:=IF([.G$1]*2&lt;=[.$A20]+1;IF(NOT(COUNTIF([.$B$2:.R19];([.$A20]+1)/([.$A20]-[.G$1]+1)));([.$A20]+1)/([.$A20]-[.G$1]+1);&quot;&quot;);&quot;&quot;)" office:value-type="float" office:value="1.46153846153846" calcext:value-type="float">
            <text:p><text:s/>19/13 </text:p>
          </table:table-cell>
          <table:table-cell table:style-name="ce3" table:formula="of:=IF([.H$1]*2&lt;=[.$A20]+1;IF(NOT(COUNTIF([.$B$2:.S19];([.$A20]+1)/([.$A20]-[.H$1]+1)));([.$A20]+1)/([.$A20]-[.H$1]+1);&quot;&quot;);&quot;&quot;)" office:value-type="float" office:value="1.58333333333333" calcext:value-type="float">
            <text:p><text:s/>19/12 </text:p>
          </table:table-cell>
          <table:table-cell table:style-name="ce3" table:formula="of:=IF([.I$1]*2&lt;=[.$A20]+1;IF(NOT(COUNTIF([.$B$2:.T19];([.$A20]+1)/([.$A20]-[.I$1]+1)));([.$A20]+1)/([.$A20]-[.I$1]+1);&quot;&quot;);&quot;&quot;)" office:value-type="float" office:value="1.72727272727273" calcext:value-type="float">
            <text:p><text:s/>19/11 </text:p>
          </table:table-cell>
          <table:table-cell table:style-name="ce3" table:formula="of:=IF([.J$1]*2&lt;=[.$A20]+1;IF(NOT(COUNTIF([.$B$2:.U19];([.$A20]+1)/([.$A20]-[.J$1]+1)));([.$A20]+1)/([.$A20]-[.J$1]+1);&quot;&quot;);&quot;&quot;)" office:value-type="float" office:value="1.9" calcext:value-type="float">
            <text:p><text:s/>19/10 </text:p>
          </table:table-cell>
          <table:table-cell table:style-name="ce3" table:formula="of:=IF([.K$1]*2&lt;=[.$A20]+1;IF(NOT(COUNTIF([.$B$2:.V19];([.$A20]+1)/([.$A20]-[.K$1]+1)));([.$A20]+1)/([.$A20]-[.K$1]+1);&quot;&quot;);&quot;&quot;)">
            <text:p/>
          </table:table-cell>
          <table:table-cell table:style-name="ce3" table:formula="of:=IF([.L$1]*2&lt;=[.$A20]+1;IF(NOT(COUNTIF([.$B$2:.W19];([.$A20]+1)/([.$A20]-[.L$1]+1)));([.$A20]+1)/([.$A20]-[.L$1]+1);&quot;&quot;);&quot;&quot;)">
            <text:p/>
          </table:table-cell>
          <table:table-cell table:style-name="ce3" table:formula="of:=IF([.M$1]*2&lt;=[.$A20]+1;IF(NOT(COUNTIF([.$B$2:.X19];([.$A20]+1)/([.$A20]-[.M$1]+1)));([.$A20]+1)/([.$A20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0]+1" office:value-type="float" office:value="19" calcext:value-type="float">
            <text:p>19 <text:s text:c="7"/></text:p>
          </table:table-cell>
          <table:table-cell table:style-name="ce3" table:formula="of:=IF([.B$1]*2&lt;=[.$A21]+1;IF(NOT(COUNTIF([.$B$2:.M20];([.$A21]+1)/([.$A21]-[.B$1]+1)));([.$A21]+1)/([.$A21]-[.B$1]+1);&quot;&quot;);&quot;&quot;)" office:value-type="float" office:value="1.05263157894737" calcext:value-type="float">
            <text:p><text:s/>20/19 </text:p>
          </table:table-cell>
          <table:table-cell table:style-name="ce3" table:formula="of:=IF([.C$1]*2&lt;=[.$A21]+1;IF(NOT(COUNTIF([.$B$2:.N20];([.$A21]+1)/([.$A21]-[.C$1]+1)));([.$A21]+1)/([.$A21]-[.C$1]+1);&quot;&quot;);&quot;&quot;)">
            <text:p/>
          </table:table-cell>
          <table:table-cell table:style-name="ce3" table:formula="of:=IF([.D$1]*2&lt;=[.$A21]+1;IF(NOT(COUNTIF([.$B$2:.O20];([.$A21]+1)/([.$A21]-[.D$1]+1)));([.$A21]+1)/([.$A21]-[.D$1]+1);&quot;&quot;);&quot;&quot;)" office:value-type="float" office:value="1.17647058823529" calcext:value-type="float">
            <text:p><text:s/>20/17 </text:p>
          </table:table-cell>
          <table:table-cell table:style-name="ce3" table:formula="of:=IF([.E$1]*2&lt;=[.$A21]+1;IF(NOT(COUNTIF([.$B$2:.P20];([.$A21]+1)/([.$A21]-[.E$1]+1)));([.$A21]+1)/([.$A21]-[.E$1]+1);&quot;&quot;);&quot;&quot;)">
            <text:p/>
          </table:table-cell>
          <table:table-cell table:style-name="ce3" table:formula="of:=IF([.F$1]*2&lt;=[.$A21]+1;IF(NOT(COUNTIF([.$B$2:.Q20];([.$A21]+1)/([.$A21]-[.F$1]+1)));([.$A21]+1)/([.$A21]-[.F$1]+1);&quot;&quot;);&quot;&quot;)">
            <text:p/>
          </table:table-cell>
          <table:table-cell table:style-name="ce3" table:formula="of:=IF([.G$1]*2&lt;=[.$A21]+1;IF(NOT(COUNTIF([.$B$2:.R20];([.$A21]+1)/([.$A21]-[.G$1]+1)));([.$A21]+1)/([.$A21]-[.G$1]+1);&quot;&quot;);&quot;&quot;)">
            <text:p/>
          </table:table-cell>
          <table:table-cell table:style-name="ce3" table:formula="of:=IF([.H$1]*2&lt;=[.$A21]+1;IF(NOT(COUNTIF([.$B$2:.S20];([.$A21]+1)/([.$A21]-[.H$1]+1)));([.$A21]+1)/([.$A21]-[.H$1]+1);&quot;&quot;);&quot;&quot;)" office:value-type="float" office:value="1.53846153846154" calcext:value-type="float">
            <text:p><text:s/>20/13 </text:p>
          </table:table-cell>
          <table:table-cell table:style-name="ce3" table:formula="of:=IF([.I$1]*2&lt;=[.$A21]+1;IF(NOT(COUNTIF([.$B$2:.T20];([.$A21]+1)/([.$A21]-[.I$1]+1)));([.$A21]+1)/([.$A21]-[.I$1]+1);&quot;&quot;);&quot;&quot;)">
            <text:p/>
          </table:table-cell>
          <table:table-cell table:style-name="ce3" table:formula="of:=IF([.J$1]*2&lt;=[.$A21]+1;IF(NOT(COUNTIF([.$B$2:.U20];([.$A21]+1)/([.$A21]-[.J$1]+1)));([.$A21]+1)/([.$A21]-[.J$1]+1);&quot;&quot;);&quot;&quot;)" office:value-type="float" office:value="1.81818181818182" calcext:value-type="float">
            <text:p><text:s/>20/11 </text:p>
          </table:table-cell>
          <table:table-cell table:style-name="ce3" table:formula="of:=IF([.K$1]*2&lt;=[.$A21]+1;IF(NOT(COUNTIF([.$B$2:.V20];([.$A21]+1)/([.$A21]-[.K$1]+1)));([.$A21]+1)/([.$A21]-[.K$1]+1);&quot;&quot;);&quot;&quot;)">
            <text:p/>
          </table:table-cell>
          <table:table-cell table:style-name="ce3" table:formula="of:=IF([.L$1]*2&lt;=[.$A21]+1;IF(NOT(COUNTIF([.$B$2:.W20];([.$A21]+1)/([.$A21]-[.L$1]+1)));([.$A21]+1)/([.$A21]-[.L$1]+1);&quot;&quot;);&quot;&quot;)">
            <text:p/>
          </table:table-cell>
          <table:table-cell table:style-name="ce3" table:formula="of:=IF([.M$1]*2&lt;=[.$A21]+1;IF(NOT(COUNTIF([.$B$2:.X20];([.$A21]+1)/([.$A21]-[.M$1]+1)));([.$A21]+1)/([.$A21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1]+1" office:value-type="float" office:value="20" calcext:value-type="float">
            <text:p>20 <text:s text:c="7"/></text:p>
          </table:table-cell>
          <table:table-cell table:style-name="ce3" table:formula="of:=IF([.B$1]*2&lt;=[.$A22]+1;IF(NOT(COUNTIF([.$B$2:.M21];([.$A22]+1)/([.$A22]-[.B$1]+1)));([.$A22]+1)/([.$A22]-[.B$1]+1);&quot;&quot;);&quot;&quot;)" office:value-type="float" office:value="1.05" calcext:value-type="float">
            <text:p><text:s/>21/20 </text:p>
          </table:table-cell>
          <table:table-cell table:style-name="ce3" table:formula="of:=IF([.C$1]*2&lt;=[.$A22]+1;IF(NOT(COUNTIF([.$B$2:.N21];([.$A22]+1)/([.$A22]-[.C$1]+1)));([.$A22]+1)/([.$A22]-[.C$1]+1);&quot;&quot;);&quot;&quot;)" office:value-type="float" office:value="1.10526315789474" calcext:value-type="float">
            <text:p><text:s/>21/19 </text:p>
          </table:table-cell>
          <table:table-cell table:style-name="ce3" table:formula="of:=IF([.D$1]*2&lt;=[.$A22]+1;IF(NOT(COUNTIF([.$B$2:.O21];([.$A22]+1)/([.$A22]-[.D$1]+1)));([.$A22]+1)/([.$A22]-[.D$1]+1);&quot;&quot;);&quot;&quot;)">
            <text:p/>
          </table:table-cell>
          <table:table-cell table:style-name="ce3" table:formula="of:=IF([.E$1]*2&lt;=[.$A22]+1;IF(NOT(COUNTIF([.$B$2:.P21];([.$A22]+1)/([.$A22]-[.E$1]+1)));([.$A22]+1)/([.$A22]-[.E$1]+1);&quot;&quot;);&quot;&quot;)" office:value-type="float" office:value="1.23529411764706" calcext:value-type="float">
            <text:p><text:s/>21/17 </text:p>
          </table:table-cell>
          <table:table-cell table:style-name="ce3" table:formula="of:=IF([.F$1]*2&lt;=[.$A22]+1;IF(NOT(COUNTIF([.$B$2:.Q21];([.$A22]+1)/([.$A22]-[.F$1]+1)));([.$A22]+1)/([.$A22]-[.F$1]+1);&quot;&quot;);&quot;&quot;)" office:value-type="float" office:value="1.3125" calcext:value-type="float">
            <text:p><text:s/>21/16 </text:p>
          </table:table-cell>
          <table:table-cell table:style-name="ce3" table:formula="of:=IF([.G$1]*2&lt;=[.$A22]+1;IF(NOT(COUNTIF([.$B$2:.R21];([.$A22]+1)/([.$A22]-[.G$1]+1)));([.$A22]+1)/([.$A22]-[.G$1]+1);&quot;&quot;);&quot;&quot;)">
            <text:p/>
          </table:table-cell>
          <table:table-cell table:style-name="ce3" table:formula="of:=IF([.H$1]*2&lt;=[.$A22]+1;IF(NOT(COUNTIF([.$B$2:.S21];([.$A22]+1)/([.$A22]-[.H$1]+1)));([.$A22]+1)/([.$A22]-[.H$1]+1);&quot;&quot;);&quot;&quot;)">
            <text:p/>
          </table:table-cell>
          <table:table-cell table:style-name="ce3" table:formula="of:=IF([.I$1]*2&lt;=[.$A22]+1;IF(NOT(COUNTIF([.$B$2:.T21];([.$A22]+1)/([.$A22]-[.I$1]+1)));([.$A22]+1)/([.$A22]-[.I$1]+1);&quot;&quot;);&quot;&quot;)" office:value-type="float" office:value="1.61538461538462" calcext:value-type="float">
            <text:p><text:s/>21/13 </text:p>
          </table:table-cell>
          <table:table-cell table:style-name="ce3" table:formula="of:=IF([.J$1]*2&lt;=[.$A22]+1;IF(NOT(COUNTIF([.$B$2:.U21];([.$A22]+1)/([.$A22]-[.J$1]+1)));([.$A22]+1)/([.$A22]-[.J$1]+1);&quot;&quot;);&quot;&quot;)">
            <text:p/>
          </table:table-cell>
          <table:table-cell table:style-name="ce3" table:formula="of:=IF([.K$1]*2&lt;=[.$A22]+1;IF(NOT(COUNTIF([.$B$2:.V21];([.$A22]+1)/([.$A22]-[.K$1]+1)));([.$A22]+1)/([.$A22]-[.K$1]+1);&quot;&quot;);&quot;&quot;)" office:value-type="float" office:value="1.90909090909091" calcext:value-type="float">
            <text:p><text:s/>21/11 </text:p>
          </table:table-cell>
          <table:table-cell table:style-name="ce3" table:formula="of:=IF([.L$1]*2&lt;=[.$A22]+1;IF(NOT(COUNTIF([.$B$2:.W21];([.$A22]+1)/([.$A22]-[.L$1]+1)));([.$A22]+1)/([.$A22]-[.L$1]+1);&quot;&quot;);&quot;&quot;)">
            <text:p/>
          </table:table-cell>
          <table:table-cell table:style-name="ce3" table:formula="of:=IF([.M$1]*2&lt;=[.$A22]+1;IF(NOT(COUNTIF([.$B$2:.X21];([.$A22]+1)/([.$A22]-[.M$1]+1)));([.$A22]+1)/([.$A22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2]+1" office:value-type="float" office:value="21" calcext:value-type="float">
            <text:p>21 <text:s text:c="7"/></text:p>
          </table:table-cell>
          <table:table-cell table:style-name="ce3" table:formula="of:=IF([.B$1]*2&lt;=[.$A23]+1;IF(NOT(COUNTIF([.$B$2:.M22];([.$A23]+1)/([.$A23]-[.B$1]+1)));([.$A23]+1)/([.$A23]-[.B$1]+1);&quot;&quot;);&quot;&quot;)" office:value-type="float" office:value="1.04761904761905" calcext:value-type="float">
            <text:p><text:s/>22/21 </text:p>
          </table:table-cell>
          <table:table-cell table:style-name="ce3" table:formula="of:=IF([.C$1]*2&lt;=[.$A23]+1;IF(NOT(COUNTIF([.$B$2:.N22];([.$A23]+1)/([.$A23]-[.C$1]+1)));([.$A23]+1)/([.$A23]-[.C$1]+1);&quot;&quot;);&quot;&quot;)">
            <text:p/>
          </table:table-cell>
          <table:table-cell table:style-name="ce3" table:formula="of:=IF([.D$1]*2&lt;=[.$A23]+1;IF(NOT(COUNTIF([.$B$2:.O22];([.$A23]+1)/([.$A23]-[.D$1]+1)));([.$A23]+1)/([.$A23]-[.D$1]+1);&quot;&quot;);&quot;&quot;)" office:value-type="float" office:value="1.15789473684211" calcext:value-type="float">
            <text:p><text:s/>22/19 </text:p>
          </table:table-cell>
          <table:table-cell table:style-name="ce3" table:formula="of:=IF([.E$1]*2&lt;=[.$A23]+1;IF(NOT(COUNTIF([.$B$2:.P22];([.$A23]+1)/([.$A23]-[.E$1]+1)));([.$A23]+1)/([.$A23]-[.E$1]+1);&quot;&quot;);&quot;&quot;)">
            <text:p/>
          </table:table-cell>
          <table:table-cell table:style-name="ce3" table:formula="of:=IF([.F$1]*2&lt;=[.$A23]+1;IF(NOT(COUNTIF([.$B$2:.Q22];([.$A23]+1)/([.$A23]-[.F$1]+1)));([.$A23]+1)/([.$A23]-[.F$1]+1);&quot;&quot;);&quot;&quot;)" office:value-type="float" office:value="1.29411764705882" calcext:value-type="float">
            <text:p><text:s/>22/17 </text:p>
          </table:table-cell>
          <table:table-cell table:style-name="ce3" table:formula="of:=IF([.G$1]*2&lt;=[.$A23]+1;IF(NOT(COUNTIF([.$B$2:.R22];([.$A23]+1)/([.$A23]-[.G$1]+1)));([.$A23]+1)/([.$A23]-[.G$1]+1);&quot;&quot;);&quot;&quot;)">
            <text:p/>
          </table:table-cell>
          <table:table-cell table:style-name="ce3" table:formula="of:=IF([.H$1]*2&lt;=[.$A23]+1;IF(NOT(COUNTIF([.$B$2:.S22];([.$A23]+1)/([.$A23]-[.H$1]+1)));([.$A23]+1)/([.$A23]-[.H$1]+1);&quot;&quot;);&quot;&quot;)" office:value-type="float" office:value="1.46666666666667" calcext:value-type="float">
            <text:p><text:s/>22/15 </text:p>
          </table:table-cell>
          <table:table-cell table:style-name="ce3" table:formula="of:=IF([.I$1]*2&lt;=[.$A23]+1;IF(NOT(COUNTIF([.$B$2:.T22];([.$A23]+1)/([.$A23]-[.I$1]+1)));([.$A23]+1)/([.$A23]-[.I$1]+1);&quot;&quot;);&quot;&quot;)">
            <text:p/>
          </table:table-cell>
          <table:table-cell table:style-name="ce3" table:formula="of:=IF([.J$1]*2&lt;=[.$A23]+1;IF(NOT(COUNTIF([.$B$2:.U22];([.$A23]+1)/([.$A23]-[.J$1]+1)));([.$A23]+1)/([.$A23]-[.J$1]+1);&quot;&quot;);&quot;&quot;)" office:value-type="float" office:value="1.69230769230769" calcext:value-type="float">
            <text:p><text:s/>22/13 </text:p>
          </table:table-cell>
          <table:table-cell table:style-name="ce3" table:formula="of:=IF([.K$1]*2&lt;=[.$A23]+1;IF(NOT(COUNTIF([.$B$2:.V22];([.$A23]+1)/([.$A23]-[.K$1]+1)));([.$A23]+1)/([.$A23]-[.K$1]+1);&quot;&quot;);&quot;&quot;)">
            <text:p/>
          </table:table-cell>
          <table:table-cell table:style-name="ce3" table:formula="of:=IF([.L$1]*2&lt;=[.$A23]+1;IF(NOT(COUNTIF([.$B$2:.W22];([.$A23]+1)/([.$A23]-[.L$1]+1)));([.$A23]+1)/([.$A23]-[.L$1]+1);&quot;&quot;);&quot;&quot;)">
            <text:p/>
          </table:table-cell>
          <table:table-cell table:style-name="ce3" table:formula="of:=IF([.M$1]*2&lt;=[.$A23]+1;IF(NOT(COUNTIF([.$B$2:.X22];([.$A23]+1)/([.$A23]-[.M$1]+1)));([.$A23]+1)/([.$A23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3]+1" office:value-type="float" office:value="22" calcext:value-type="float">
            <text:p>22 <text:s text:c="7"/></text:p>
          </table:table-cell>
          <table:table-cell table:style-name="ce3" table:formula="of:=IF([.B$1]*2&lt;=[.$A24]+1;IF(NOT(COUNTIF([.$B$2:.M23];([.$A24]+1)/([.$A24]-[.B$1]+1)));([.$A24]+1)/([.$A24]-[.B$1]+1);&quot;&quot;);&quot;&quot;)" office:value-type="float" office:value="1.04545454545455" calcext:value-type="float">
            <text:p><text:s/>23/22 </text:p>
          </table:table-cell>
          <table:table-cell table:style-name="ce3" table:formula="of:=IF([.C$1]*2&lt;=[.$A24]+1;IF(NOT(COUNTIF([.$B$2:.N23];([.$A24]+1)/([.$A24]-[.C$1]+1)));([.$A24]+1)/([.$A24]-[.C$1]+1);&quot;&quot;);&quot;&quot;)" office:value-type="float" office:value="1.0952380952381" calcext:value-type="float">
            <text:p><text:s/>23/21 </text:p>
          </table:table-cell>
          <table:table-cell table:style-name="ce3" table:formula="of:=IF([.D$1]*2&lt;=[.$A24]+1;IF(NOT(COUNTIF([.$B$2:.O23];([.$A24]+1)/([.$A24]-[.D$1]+1)));([.$A24]+1)/([.$A24]-[.D$1]+1);&quot;&quot;);&quot;&quot;)" office:value-type="float" office:value="1.15" calcext:value-type="float">
            <text:p><text:s/>23/20 </text:p>
          </table:table-cell>
          <table:table-cell table:style-name="ce3" table:formula="of:=IF([.E$1]*2&lt;=[.$A24]+1;IF(NOT(COUNTIF([.$B$2:.P23];([.$A24]+1)/([.$A24]-[.E$1]+1)));([.$A24]+1)/([.$A24]-[.E$1]+1);&quot;&quot;);&quot;&quot;)" office:value-type="float" office:value="1.21052631578947" calcext:value-type="float">
            <text:p><text:s/>23/19 </text:p>
          </table:table-cell>
          <table:table-cell table:style-name="ce3" table:formula="of:=IF([.F$1]*2&lt;=[.$A24]+1;IF(NOT(COUNTIF([.$B$2:.Q23];([.$A24]+1)/([.$A24]-[.F$1]+1)));([.$A24]+1)/([.$A24]-[.F$1]+1);&quot;&quot;);&quot;&quot;)" office:value-type="float" office:value="1.27777777777778" calcext:value-type="float">
            <text:p><text:s/>23/18 </text:p>
          </table:table-cell>
          <table:table-cell table:style-name="ce3" table:formula="of:=IF([.G$1]*2&lt;=[.$A24]+1;IF(NOT(COUNTIF([.$B$2:.R23];([.$A24]+1)/([.$A24]-[.G$1]+1)));([.$A24]+1)/([.$A24]-[.G$1]+1);&quot;&quot;);&quot;&quot;)" office:value-type="float" office:value="1.35294117647059" calcext:value-type="float">
            <text:p><text:s/>23/17 </text:p>
          </table:table-cell>
          <table:table-cell table:style-name="ce3" table:formula="of:=IF([.H$1]*2&lt;=[.$A24]+1;IF(NOT(COUNTIF([.$B$2:.S23];([.$A24]+1)/([.$A24]-[.H$1]+1)));([.$A24]+1)/([.$A24]-[.H$1]+1);&quot;&quot;);&quot;&quot;)" office:value-type="float" office:value="1.4375" calcext:value-type="float">
            <text:p><text:s/>23/16 </text:p>
          </table:table-cell>
          <table:table-cell table:style-name="ce3" table:formula="of:=IF([.I$1]*2&lt;=[.$A24]+1;IF(NOT(COUNTIF([.$B$2:.T23];([.$A24]+1)/([.$A24]-[.I$1]+1)));([.$A24]+1)/([.$A24]-[.I$1]+1);&quot;&quot;);&quot;&quot;)" office:value-type="float" office:value="1.53333333333333" calcext:value-type="float">
            <text:p><text:s/>23/15 </text:p>
          </table:table-cell>
          <table:table-cell table:style-name="ce3" table:formula="of:=IF([.J$1]*2&lt;=[.$A24]+1;IF(NOT(COUNTIF([.$B$2:.U23];([.$A24]+1)/([.$A24]-[.J$1]+1)));([.$A24]+1)/([.$A24]-[.J$1]+1);&quot;&quot;);&quot;&quot;)" office:value-type="float" office:value="1.64285714285714" calcext:value-type="float">
            <text:p><text:s/>23/14 </text:p>
          </table:table-cell>
          <table:table-cell table:style-name="ce3" table:formula="of:=IF([.K$1]*2&lt;=[.$A24]+1;IF(NOT(COUNTIF([.$B$2:.V23];([.$A24]+1)/([.$A24]-[.K$1]+1)));([.$A24]+1)/([.$A24]-[.K$1]+1);&quot;&quot;);&quot;&quot;)" office:value-type="float" office:value="1.76923076923077" calcext:value-type="float">
            <text:p><text:s/>23/13 </text:p>
          </table:table-cell>
          <table:table-cell table:style-name="ce3" table:formula="of:=IF([.L$1]*2&lt;=[.$A24]+1;IF(NOT(COUNTIF([.$B$2:.W23];([.$A24]+1)/([.$A24]-[.L$1]+1)));([.$A24]+1)/([.$A24]-[.L$1]+1);&quot;&quot;);&quot;&quot;)" office:value-type="float" office:value="1.91666666666667" calcext:value-type="float">
            <text:p><text:s/>23/12 </text:p>
          </table:table-cell>
          <table:table-cell table:style-name="ce3" table:formula="of:=IF([.M$1]*2&lt;=[.$A24]+1;IF(NOT(COUNTIF([.$B$2:.X23];([.$A24]+1)/([.$A24]-[.M$1]+1)));([.$A24]+1)/([.$A24]-[.M$1]+1);&quot;&quot;);&quot;&quot;)">
            <text:p/>
          </table:table-cell>
          <table:table-cell table:number-columns-repeated="16371"/>
        </table:table-row>
        <table:table-row table:style-name="ro5">
          <table:table-cell table:style-name="ce2" office:value-type="float" office:value="440" calcext:value-type="float">
            <text:p>440</text:p>
          </table:table-cell>
          <table:table-cell table:style-name="ce1" table:formula="of:=[.B1]" office:value-type="float" office:value="1" calcext:value-type="float">
            <text:p>1 <text:s text:c="7"/></text:p>
          </table:table-cell>
          <table:table-cell table:style-name="ce1" table:formula="of:=[.C1]" office:value-type="float" office:value="2" calcext:value-type="float">
            <text:p>2 <text:s text:c="7"/></text:p>
          </table:table-cell>
          <table:table-cell table:style-name="ce1" table:formula="of:=[.D1]" office:value-type="float" office:value="3" calcext:value-type="float">
            <text:p>3 <text:s text:c="7"/></text:p>
          </table:table-cell>
          <table:table-cell table:style-name="ce1" table:formula="of:=[.E1]" office:value-type="float" office:value="4" calcext:value-type="float">
            <text:p>4 <text:s text:c="7"/></text:p>
          </table:table-cell>
          <table:table-cell table:style-name="ce1" table:formula="of:=[.F1]" office:value-type="float" office:value="5" calcext:value-type="float">
            <text:p>5 <text:s text:c="7"/></text:p>
          </table:table-cell>
          <table:table-cell table:style-name="ce1" table:formula="of:=[.G1]" office:value-type="float" office:value="6" calcext:value-type="float">
            <text:p>6 <text:s text:c="7"/></text:p>
          </table:table-cell>
          <table:table-cell table:style-name="ce1" table:formula="of:=[.H1]" office:value-type="float" office:value="7" calcext:value-type="float">
            <text:p>7 <text:s text:c="7"/></text:p>
          </table:table-cell>
          <table:table-cell table:style-name="ce1" table:formula="of:=[.I1]" office:value-type="float" office:value="8" calcext:value-type="float">
            <text:p>8 <text:s text:c="7"/></text:p>
          </table:table-cell>
          <table:table-cell table:style-name="ce1" table:formula="of:=[.J1]" office:value-type="float" office:value="9" calcext:value-type="float">
            <text:p>9 <text:s text:c="7"/></text:p>
          </table:table-cell>
          <table:table-cell table:style-name="ce1" table:formula="of:=[.K1]" office:value-type="float" office:value="10" calcext:value-type="float">
            <text:p>10 <text:s text:c="7"/></text:p>
          </table:table-cell>
          <table:table-cell table:style-name="ce1" table:formula="of:=[.L1]" office:value-type="float" office:value="11" calcext:value-type="float">
            <text:p>11 <text:s text:c="7"/></text:p>
          </table:table-cell>
          <table:table-cell table:style-name="ce1"/>
          <table:table-cell table:number-columns-repeated="16371"/>
        </table:table-row>
        <table:table-row table:style-name="ro5">
          <table:table-cell table:style-name="ce1" table:formula="of:=[.A2]" office:value-type="float" office:value="0" calcext:value-type="float">
            <text:p>0 <text:s text:c="7"/></text:p>
          </table:table-cell>
          <table:table-cell table:style-name="ce4" table:formula="of:=IF([.B2]&lt;&gt;&quot;&quot;;[.$A$25]*[.B2];&quot;&quot;)" office:value-type="float" office:value="440" calcext:value-type="float">
            <text:p>440.00</text:p>
          </table:table-cell>
          <table:table-cell table:style-name="ce4" table:formula="of:=IF([.C2]&lt;&gt;&quot;&quot;;[.$A$25]*[.C2];&quot;&quot;)">
            <text:p/>
          </table:table-cell>
          <table:table-cell table:style-name="ce4" table:formula="of:=IF([.D2]&lt;&gt;&quot;&quot;;[.$A$25]*[.D2];&quot;&quot;)">
            <text:p/>
          </table:table-cell>
          <table:table-cell table:style-name="ce4" table:formula="of:=IF([.E2]&lt;&gt;&quot;&quot;;[.$A$25]*[.E2];&quot;&quot;)">
            <text:p/>
          </table:table-cell>
          <table:table-cell table:style-name="ce4" table:formula="of:=IF([.F2]&lt;&gt;&quot;&quot;;[.$A$25]*[.F2];&quot;&quot;)">
            <text:p/>
          </table:table-cell>
          <table:table-cell table:style-name="ce4" table:formula="of:=IF([.G2]&lt;&gt;&quot;&quot;;[.$A$25]*[.G2];&quot;&quot;)">
            <text:p/>
          </table:table-cell>
          <table:table-cell table:style-name="ce4" table:formula="of:=IF([.H2]&lt;&gt;&quot;&quot;;[.$A$25]*[.H2];&quot;&quot;)">
            <text:p/>
          </table:table-cell>
          <table:table-cell table:style-name="ce4" table:formula="of:=IF([.I2]&lt;&gt;&quot;&quot;;[.$A$25]*[.I2];&quot;&quot;)">
            <text:p/>
          </table:table-cell>
          <table:table-cell table:style-name="ce4" table:formula="of:=IF([.J2]&lt;&gt;&quot;&quot;;[.$A$25]*[.J2];&quot;&quot;)">
            <text:p/>
          </table:table-cell>
          <table:table-cell table:style-name="ce4" table:formula="of:=IF([.K2]&lt;&gt;&quot;&quot;;[.$A$25]*[.K2];&quot;&quot;)">
            <text:p/>
          </table:table-cell>
          <table:table-cell table:style-name="ce4" table:formula="of:=IF([.L2]&lt;&gt;&quot;&quot;;[.$A$25]*[.L2];&quot;&quot;)">
            <text:p/>
          </table:table-cell>
          <table:table-cell table:style-name="ce4" table:formula="of:=IF([.M2]&lt;&gt;&quot;&quot;;[.$A$25]*[.M2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]" office:value-type="float" office:value="1" calcext:value-type="float">
            <text:p>1 <text:s text:c="7"/></text:p>
          </table:table-cell>
          <table:table-cell table:style-name="ce4" table:formula="of:=IF([.B3]&lt;&gt;&quot;&quot;;[.$A$25]*[.B3];&quot;&quot;)" office:value-type="float" office:value="880" calcext:value-type="float">
            <text:p>880.00</text:p>
          </table:table-cell>
          <table:table-cell table:style-name="ce4" table:formula="of:=IF([.C3]&lt;&gt;&quot;&quot;;[.$A$25]*[.C3];&quot;&quot;)">
            <text:p/>
          </table:table-cell>
          <table:table-cell table:style-name="ce4" table:formula="of:=IF([.D3]&lt;&gt;&quot;&quot;;[.$A$25]*[.D3];&quot;&quot;)">
            <text:p/>
          </table:table-cell>
          <table:table-cell table:style-name="ce4" table:formula="of:=IF([.E3]&lt;&gt;&quot;&quot;;[.$A$25]*[.E3];&quot;&quot;)">
            <text:p/>
          </table:table-cell>
          <table:table-cell table:style-name="ce4" table:formula="of:=IF([.F3]&lt;&gt;&quot;&quot;;[.$A$25]*[.F3];&quot;&quot;)">
            <text:p/>
          </table:table-cell>
          <table:table-cell table:style-name="ce4" table:formula="of:=IF([.G3]&lt;&gt;&quot;&quot;;[.$A$25]*[.G3];&quot;&quot;)">
            <text:p/>
          </table:table-cell>
          <table:table-cell table:style-name="ce4" table:formula="of:=IF([.H3]&lt;&gt;&quot;&quot;;[.$A$25]*[.H3];&quot;&quot;)">
            <text:p/>
          </table:table-cell>
          <table:table-cell table:style-name="ce4" table:formula="of:=IF([.I3]&lt;&gt;&quot;&quot;;[.$A$25]*[.I3];&quot;&quot;)">
            <text:p/>
          </table:table-cell>
          <table:table-cell table:style-name="ce4" table:formula="of:=IF([.J3]&lt;&gt;&quot;&quot;;[.$A$25]*[.J3];&quot;&quot;)">
            <text:p/>
          </table:table-cell>
          <table:table-cell table:style-name="ce4" table:formula="of:=IF([.K3]&lt;&gt;&quot;&quot;;[.$A$25]*[.K3];&quot;&quot;)">
            <text:p/>
          </table:table-cell>
          <table:table-cell table:style-name="ce4" table:formula="of:=IF([.L3]&lt;&gt;&quot;&quot;;[.$A$25]*[.L3];&quot;&quot;)">
            <text:p/>
          </table:table-cell>
          <table:table-cell table:style-name="ce4" table:formula="of:=IF([.M3]&lt;&gt;&quot;&quot;;[.$A$25]*[.M3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]" office:value-type="float" office:value="2" calcext:value-type="float">
            <text:p>2 <text:s text:c="7"/></text:p>
          </table:table-cell>
          <table:table-cell table:style-name="ce4" table:formula="of:=IF([.B4]&lt;&gt;&quot;&quot;;[.$A$25]*[.B4];&quot;&quot;)" office:value-type="float" office:value="660" calcext:value-type="float">
            <text:p>660.00</text:p>
          </table:table-cell>
          <table:table-cell table:style-name="ce257" table:formula="of:=IF([.C4]&lt;&gt;&quot;&quot;;[.$A$25]*[.C4];&quot;&quot;)">
            <text:p/>
          </table:table-cell>
          <table:table-cell table:style-name="ce4" table:formula="of:=IF([.D4]&lt;&gt;&quot;&quot;;[.$A$25]*[.D4];&quot;&quot;)">
            <text:p/>
          </table:table-cell>
          <table:table-cell table:style-name="ce4" table:formula="of:=IF([.E4]&lt;&gt;&quot;&quot;;[.$A$25]*[.E4];&quot;&quot;)">
            <text:p/>
          </table:table-cell>
          <table:table-cell table:style-name="ce4" table:formula="of:=IF([.F4]&lt;&gt;&quot;&quot;;[.$A$25]*[.F4];&quot;&quot;)">
            <text:p/>
          </table:table-cell>
          <table:table-cell table:style-name="ce4" table:formula="of:=IF([.G4]&lt;&gt;&quot;&quot;;[.$A$25]*[.G4];&quot;&quot;)">
            <text:p/>
          </table:table-cell>
          <table:table-cell table:style-name="ce4" table:formula="of:=IF([.H4]&lt;&gt;&quot;&quot;;[.$A$25]*[.H4];&quot;&quot;)">
            <text:p/>
          </table:table-cell>
          <table:table-cell table:style-name="ce4" table:formula="of:=IF([.I4]&lt;&gt;&quot;&quot;;[.$A$25]*[.I4];&quot;&quot;)">
            <text:p/>
          </table:table-cell>
          <table:table-cell table:style-name="ce4" table:formula="of:=IF([.J4]&lt;&gt;&quot;&quot;;[.$A$25]*[.J4];&quot;&quot;)">
            <text:p/>
          </table:table-cell>
          <table:table-cell table:style-name="ce4" table:formula="of:=IF([.K4]&lt;&gt;&quot;&quot;;[.$A$25]*[.K4];&quot;&quot;)">
            <text:p/>
          </table:table-cell>
          <table:table-cell table:style-name="ce4" table:formula="of:=IF([.L4]&lt;&gt;&quot;&quot;;[.$A$25]*[.L4];&quot;&quot;)">
            <text:p/>
          </table:table-cell>
          <table:table-cell table:style-name="ce4" table:formula="of:=IF([.M4]&lt;&gt;&quot;&quot;;[.$A$25]*[.M4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5]" office:value-type="float" office:value="3" calcext:value-type="float">
            <text:p>3 <text:s text:c="7"/></text:p>
          </table:table-cell>
          <table:table-cell table:style-name="ce4" table:formula="of:=IF([.B5]&lt;&gt;&quot;&quot;;[.$A$25]*[.B5];&quot;&quot;)" office:value-type="float" office:value="586.666666666667" calcext:value-type="float">
            <text:p>586.67</text:p>
          </table:table-cell>
          <table:table-cell table:style-name="ce4" table:formula="of:=IF([.C5]&lt;&gt;&quot;&quot;;[.$A$25]*[.C5];&quot;&quot;)">
            <text:p/>
          </table:table-cell>
          <table:table-cell table:style-name="ce4" table:formula="of:=IF([.D5]&lt;&gt;&quot;&quot;;[.$A$25]*[.D5];&quot;&quot;)">
            <text:p/>
          </table:table-cell>
          <table:table-cell table:style-name="ce4" table:formula="of:=IF([.E5]&lt;&gt;&quot;&quot;;[.$A$25]*[.E5];&quot;&quot;)">
            <text:p/>
          </table:table-cell>
          <table:table-cell table:style-name="ce4" table:formula="of:=IF([.F5]&lt;&gt;&quot;&quot;;[.$A$25]*[.F5];&quot;&quot;)">
            <text:p/>
          </table:table-cell>
          <table:table-cell table:style-name="ce4" table:formula="of:=IF([.G5]&lt;&gt;&quot;&quot;;[.$A$25]*[.G5];&quot;&quot;)">
            <text:p/>
          </table:table-cell>
          <table:table-cell table:style-name="ce4" table:formula="of:=IF([.H5]&lt;&gt;&quot;&quot;;[.$A$25]*[.H5];&quot;&quot;)">
            <text:p/>
          </table:table-cell>
          <table:table-cell table:style-name="ce4" table:formula="of:=IF([.I5]&lt;&gt;&quot;&quot;;[.$A$25]*[.I5];&quot;&quot;)">
            <text:p/>
          </table:table-cell>
          <table:table-cell table:style-name="ce4" table:formula="of:=IF([.J5]&lt;&gt;&quot;&quot;;[.$A$25]*[.J5];&quot;&quot;)">
            <text:p/>
          </table:table-cell>
          <table:table-cell table:style-name="ce4" table:formula="of:=IF([.K5]&lt;&gt;&quot;&quot;;[.$A$25]*[.K5];&quot;&quot;)">
            <text:p/>
          </table:table-cell>
          <table:table-cell table:style-name="ce4" table:formula="of:=IF([.L5]&lt;&gt;&quot;&quot;;[.$A$25]*[.L5];&quot;&quot;)">
            <text:p/>
          </table:table-cell>
          <table:table-cell table:style-name="ce4" table:formula="of:=IF([.M5]&lt;&gt;&quot;&quot;;[.$A$25]*[.M5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6]" office:value-type="float" office:value="4" calcext:value-type="float">
            <text:p>4 <text:s text:c="7"/></text:p>
          </table:table-cell>
          <table:table-cell table:style-name="ce4" table:formula="of:=IF([.B6]&lt;&gt;&quot;&quot;;[.$A$25]*[.B6];&quot;&quot;)" office:value-type="float" office:value="550" calcext:value-type="float">
            <text:p>550.00</text:p>
          </table:table-cell>
          <table:table-cell table:style-name="ce257" table:formula="of:=IF([.C6]&lt;&gt;&quot;&quot;;[.$A$25]*[.C6];&quot;&quot;)" office:value-type="float" office:value="733.333333333333" calcext:value-type="float">
            <text:p>733.33</text:p>
          </table:table-cell>
          <table:table-cell table:style-name="ce4" table:formula="of:=IF([.D6]&lt;&gt;&quot;&quot;;[.$A$25]*[.D6];&quot;&quot;)">
            <text:p/>
          </table:table-cell>
          <table:table-cell table:style-name="ce4" table:formula="of:=IF([.E6]&lt;&gt;&quot;&quot;;[.$A$25]*[.E6];&quot;&quot;)">
            <text:p/>
          </table:table-cell>
          <table:table-cell table:style-name="ce4" table:formula="of:=IF([.F6]&lt;&gt;&quot;&quot;;[.$A$25]*[.F6];&quot;&quot;)">
            <text:p/>
          </table:table-cell>
          <table:table-cell table:style-name="ce4" table:formula="of:=IF([.G6]&lt;&gt;&quot;&quot;;[.$A$25]*[.G6];&quot;&quot;)">
            <text:p/>
          </table:table-cell>
          <table:table-cell table:style-name="ce4" table:formula="of:=IF([.H6]&lt;&gt;&quot;&quot;;[.$A$25]*[.H6];&quot;&quot;)">
            <text:p/>
          </table:table-cell>
          <table:table-cell table:style-name="ce4" table:formula="of:=IF([.I6]&lt;&gt;&quot;&quot;;[.$A$25]*[.I6];&quot;&quot;)">
            <text:p/>
          </table:table-cell>
          <table:table-cell table:style-name="ce4" table:formula="of:=IF([.J6]&lt;&gt;&quot;&quot;;[.$A$25]*[.J6];&quot;&quot;)">
            <text:p/>
          </table:table-cell>
          <table:table-cell table:style-name="ce4" table:formula="of:=IF([.K6]&lt;&gt;&quot;&quot;;[.$A$25]*[.K6];&quot;&quot;)">
            <text:p/>
          </table:table-cell>
          <table:table-cell table:style-name="ce4" table:formula="of:=IF([.L6]&lt;&gt;&quot;&quot;;[.$A$25]*[.L6];&quot;&quot;)">
            <text:p/>
          </table:table-cell>
          <table:table-cell table:style-name="ce4" table:formula="of:=IF([.M6]&lt;&gt;&quot;&quot;;[.$A$25]*[.M6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7]" office:value-type="float" office:value="5" calcext:value-type="float">
            <text:p>5 <text:s text:c="7"/></text:p>
          </table:table-cell>
          <table:table-cell table:style-name="ce4" table:formula="of:=IF([.B7]&lt;&gt;&quot;&quot;;[.$A$25]*[.B7];&quot;&quot;)" office:value-type="float" office:value="528" calcext:value-type="float">
            <text:p>528.00</text:p>
          </table:table-cell>
          <table:table-cell table:style-name="ce4" table:formula="of:=IF([.C7]&lt;&gt;&quot;&quot;;[.$A$25]*[.C7];&quot;&quot;)">
            <text:p/>
          </table:table-cell>
          <table:table-cell table:style-name="ce4" table:formula="of:=IF([.D7]&lt;&gt;&quot;&quot;;[.$A$25]*[.D7];&quot;&quot;)">
            <text:p/>
          </table:table-cell>
          <table:table-cell table:style-name="ce4" table:formula="of:=IF([.E7]&lt;&gt;&quot;&quot;;[.$A$25]*[.E7];&quot;&quot;)">
            <text:p/>
          </table:table-cell>
          <table:table-cell table:style-name="ce4" table:formula="of:=IF([.F7]&lt;&gt;&quot;&quot;;[.$A$25]*[.F7];&quot;&quot;)">
            <text:p/>
          </table:table-cell>
          <table:table-cell table:style-name="ce4" table:formula="of:=IF([.G7]&lt;&gt;&quot;&quot;;[.$A$25]*[.G7];&quot;&quot;)">
            <text:p/>
          </table:table-cell>
          <table:table-cell table:style-name="ce4" table:formula="of:=IF([.H7]&lt;&gt;&quot;&quot;;[.$A$25]*[.H7];&quot;&quot;)">
            <text:p/>
          </table:table-cell>
          <table:table-cell table:style-name="ce4" table:formula="of:=IF([.I7]&lt;&gt;&quot;&quot;;[.$A$25]*[.I7];&quot;&quot;)">
            <text:p/>
          </table:table-cell>
          <table:table-cell table:style-name="ce4" table:formula="of:=IF([.J7]&lt;&gt;&quot;&quot;;[.$A$25]*[.J7];&quot;&quot;)">
            <text:p/>
          </table:table-cell>
          <table:table-cell table:style-name="ce4" table:formula="of:=IF([.K7]&lt;&gt;&quot;&quot;;[.$A$25]*[.K7];&quot;&quot;)">
            <text:p/>
          </table:table-cell>
          <table:table-cell table:style-name="ce4" table:formula="of:=IF([.L7]&lt;&gt;&quot;&quot;;[.$A$25]*[.L7];&quot;&quot;)">
            <text:p/>
          </table:table-cell>
          <table:table-cell table:style-name="ce4" table:formula="of:=IF([.M7]&lt;&gt;&quot;&quot;;[.$A$25]*[.M7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8]" office:value-type="float" office:value="6" calcext:value-type="float">
            <text:p>6 <text:s text:c="7"/></text:p>
          </table:table-cell>
          <table:table-cell table:style-name="ce4" table:formula="of:=IF([.B8]&lt;&gt;&quot;&quot;;[.$A$25]*[.B8];&quot;&quot;)" office:value-type="float" office:value="513.333333333333" calcext:value-type="float">
            <text:p>513.33</text:p>
          </table:table-cell>
          <table:table-cell table:style-name="ce4" table:formula="of:=IF([.C8]&lt;&gt;&quot;&quot;;[.$A$25]*[.C8];&quot;&quot;)" office:value-type="float" office:value="616" calcext:value-type="float">
            <text:p>616.00</text:p>
          </table:table-cell>
          <table:table-cell table:style-name="ce4" table:formula="of:=IF([.D8]&lt;&gt;&quot;&quot;;[.$A$25]*[.D8];&quot;&quot;)" office:value-type="float" office:value="770" calcext:value-type="float">
            <text:p>770.00</text:p>
          </table:table-cell>
          <table:table-cell table:style-name="ce4" table:formula="of:=IF([.E8]&lt;&gt;&quot;&quot;;[.$A$25]*[.E8];&quot;&quot;)">
            <text:p/>
          </table:table-cell>
          <table:table-cell table:style-name="ce4" table:formula="of:=IF([.F8]&lt;&gt;&quot;&quot;;[.$A$25]*[.F8];&quot;&quot;)">
            <text:p/>
          </table:table-cell>
          <table:table-cell table:style-name="ce4" table:formula="of:=IF([.G8]&lt;&gt;&quot;&quot;;[.$A$25]*[.G8];&quot;&quot;)">
            <text:p/>
          </table:table-cell>
          <table:table-cell table:style-name="ce4" table:formula="of:=IF([.H8]&lt;&gt;&quot;&quot;;[.$A$25]*[.H8];&quot;&quot;)">
            <text:p/>
          </table:table-cell>
          <table:table-cell table:style-name="ce4" table:formula="of:=IF([.I8]&lt;&gt;&quot;&quot;;[.$A$25]*[.I8];&quot;&quot;)">
            <text:p/>
          </table:table-cell>
          <table:table-cell table:style-name="ce4" table:formula="of:=IF([.J8]&lt;&gt;&quot;&quot;;[.$A$25]*[.J8];&quot;&quot;)">
            <text:p/>
          </table:table-cell>
          <table:table-cell table:style-name="ce4" table:formula="of:=IF([.K8]&lt;&gt;&quot;&quot;;[.$A$25]*[.K8];&quot;&quot;)">
            <text:p/>
          </table:table-cell>
          <table:table-cell table:style-name="ce4" table:formula="of:=IF([.L8]&lt;&gt;&quot;&quot;;[.$A$25]*[.L8];&quot;&quot;)">
            <text:p/>
          </table:table-cell>
          <table:table-cell table:style-name="ce4" table:formula="of:=IF([.M8]&lt;&gt;&quot;&quot;;[.$A$25]*[.M8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9]" office:value-type="float" office:value="7" calcext:value-type="float">
            <text:p>7 <text:s text:c="7"/></text:p>
          </table:table-cell>
          <table:table-cell table:style-name="ce4" table:formula="of:=IF([.B9]&lt;&gt;&quot;&quot;;[.$A$25]*[.B9];&quot;&quot;)" office:value-type="float" office:value="502.857142857143" calcext:value-type="float">
            <text:p>502.86</text:p>
          </table:table-cell>
          <table:table-cell table:style-name="ce4" table:formula="of:=IF([.C9]&lt;&gt;&quot;&quot;;[.$A$25]*[.C9];&quot;&quot;)">
            <text:p/>
          </table:table-cell>
          <table:table-cell table:style-name="ce4" table:formula="of:=IF([.D9]&lt;&gt;&quot;&quot;;[.$A$25]*[.D9];&quot;&quot;)" office:value-type="float" office:value="704" calcext:value-type="float">
            <text:p>704.00</text:p>
          </table:table-cell>
          <table:table-cell table:style-name="ce4" table:formula="of:=IF([.E9]&lt;&gt;&quot;&quot;;[.$A$25]*[.E9];&quot;&quot;)">
            <text:p/>
          </table:table-cell>
          <table:table-cell table:style-name="ce4" table:formula="of:=IF([.F9]&lt;&gt;&quot;&quot;;[.$A$25]*[.F9];&quot;&quot;)">
            <text:p/>
          </table:table-cell>
          <table:table-cell table:style-name="ce4" table:formula="of:=IF([.G9]&lt;&gt;&quot;&quot;;[.$A$25]*[.G9];&quot;&quot;)">
            <text:p/>
          </table:table-cell>
          <table:table-cell table:style-name="ce4" table:formula="of:=IF([.H9]&lt;&gt;&quot;&quot;;[.$A$25]*[.H9];&quot;&quot;)">
            <text:p/>
          </table:table-cell>
          <table:table-cell table:style-name="ce4" table:formula="of:=IF([.I9]&lt;&gt;&quot;&quot;;[.$A$25]*[.I9];&quot;&quot;)">
            <text:p/>
          </table:table-cell>
          <table:table-cell table:style-name="ce4" table:formula="of:=IF([.J9]&lt;&gt;&quot;&quot;;[.$A$25]*[.J9];&quot;&quot;)">
            <text:p/>
          </table:table-cell>
          <table:table-cell table:style-name="ce4" table:formula="of:=IF([.K9]&lt;&gt;&quot;&quot;;[.$A$25]*[.K9];&quot;&quot;)">
            <text:p/>
          </table:table-cell>
          <table:table-cell table:style-name="ce4" table:formula="of:=IF([.L9]&lt;&gt;&quot;&quot;;[.$A$25]*[.L9];&quot;&quot;)">
            <text:p/>
          </table:table-cell>
          <table:table-cell table:style-name="ce4" table:formula="of:=IF([.M9]&lt;&gt;&quot;&quot;;[.$A$25]*[.M9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0]" office:value-type="float" office:value="8" calcext:value-type="float">
            <text:p>8 <text:s text:c="7"/></text:p>
          </table:table-cell>
          <table:table-cell table:style-name="ce4" table:formula="of:=IF([.B10]&lt;&gt;&quot;&quot;;[.$A$25]*[.B10];&quot;&quot;)" office:value-type="float" office:value="495" calcext:value-type="float">
            <text:p>495.00</text:p>
          </table:table-cell>
          <table:table-cell table:style-name="ce4" table:formula="of:=IF([.C10]&lt;&gt;&quot;&quot;;[.$A$25]*[.C10];&quot;&quot;)" office:value-type="float" office:value="565.714285714286" calcext:value-type="float">
            <text:p>565.71</text:p>
          </table:table-cell>
          <table:table-cell table:style-name="ce4" table:formula="of:=IF([.D10]&lt;&gt;&quot;&quot;;[.$A$25]*[.D10];&quot;&quot;)">
            <text:p/>
          </table:table-cell>
          <table:table-cell table:style-name="ce4" table:formula="of:=IF([.E10]&lt;&gt;&quot;&quot;;[.$A$25]*[.E10];&quot;&quot;)" office:value-type="float" office:value="792" calcext:value-type="float">
            <text:p>792.00</text:p>
          </table:table-cell>
          <table:table-cell table:style-name="ce4" table:formula="of:=IF([.F10]&lt;&gt;&quot;&quot;;[.$A$25]*[.F10];&quot;&quot;)">
            <text:p/>
          </table:table-cell>
          <table:table-cell table:style-name="ce4" table:formula="of:=IF([.G10]&lt;&gt;&quot;&quot;;[.$A$25]*[.G10];&quot;&quot;)">
            <text:p/>
          </table:table-cell>
          <table:table-cell table:style-name="ce4" table:formula="of:=IF([.H10]&lt;&gt;&quot;&quot;;[.$A$25]*[.H10];&quot;&quot;)">
            <text:p/>
          </table:table-cell>
          <table:table-cell table:style-name="ce4" table:formula="of:=IF([.I10]&lt;&gt;&quot;&quot;;[.$A$25]*[.I10];&quot;&quot;)">
            <text:p/>
          </table:table-cell>
          <table:table-cell table:style-name="ce4" table:formula="of:=IF([.J10]&lt;&gt;&quot;&quot;;[.$A$25]*[.J10];&quot;&quot;)">
            <text:p/>
          </table:table-cell>
          <table:table-cell table:style-name="ce4" table:formula="of:=IF([.K10]&lt;&gt;&quot;&quot;;[.$A$25]*[.K10];&quot;&quot;)">
            <text:p/>
          </table:table-cell>
          <table:table-cell table:style-name="ce4" table:formula="of:=IF([.L10]&lt;&gt;&quot;&quot;;[.$A$25]*[.L10];&quot;&quot;)">
            <text:p/>
          </table:table-cell>
          <table:table-cell table:style-name="ce4" table:formula="of:=IF([.M10]&lt;&gt;&quot;&quot;;[.$A$25]*[.M10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1]" office:value-type="float" office:value="9" calcext:value-type="float">
            <text:p>9 <text:s text:c="7"/></text:p>
          </table:table-cell>
          <table:table-cell table:style-name="ce4" table:formula="of:=IF([.B11]&lt;&gt;&quot;&quot;;[.$A$25]*[.B11];&quot;&quot;)" office:value-type="float" office:value="488.888888888889" calcext:value-type="float">
            <text:p>488.89</text:p>
          </table:table-cell>
          <table:table-cell table:style-name="ce4" table:formula="of:=IF([.C11]&lt;&gt;&quot;&quot;;[.$A$25]*[.C11];&quot;&quot;)">
            <text:p/>
          </table:table-cell>
          <table:table-cell table:style-name="ce4" table:formula="of:=IF([.D11]&lt;&gt;&quot;&quot;;[.$A$25]*[.D11];&quot;&quot;)" office:value-type="float" office:value="628.571428571429" calcext:value-type="float">
            <text:p>628.57</text:p>
          </table:table-cell>
          <table:table-cell table:style-name="ce4" table:formula="of:=IF([.E11]&lt;&gt;&quot;&quot;;[.$A$25]*[.E11];&quot;&quot;)">
            <text:p/>
          </table:table-cell>
          <table:table-cell table:style-name="ce4" table:formula="of:=IF([.F11]&lt;&gt;&quot;&quot;;[.$A$25]*[.F11];&quot;&quot;)">
            <text:p/>
          </table:table-cell>
          <table:table-cell table:style-name="ce4" table:formula="of:=IF([.G11]&lt;&gt;&quot;&quot;;[.$A$25]*[.G11];&quot;&quot;)">
            <text:p/>
          </table:table-cell>
          <table:table-cell table:style-name="ce4" table:formula="of:=IF([.H11]&lt;&gt;&quot;&quot;;[.$A$25]*[.H11];&quot;&quot;)">
            <text:p/>
          </table:table-cell>
          <table:table-cell table:style-name="ce4" table:formula="of:=IF([.I11]&lt;&gt;&quot;&quot;;[.$A$25]*[.I11];&quot;&quot;)">
            <text:p/>
          </table:table-cell>
          <table:table-cell table:style-name="ce4" table:formula="of:=IF([.J11]&lt;&gt;&quot;&quot;;[.$A$25]*[.J11];&quot;&quot;)">
            <text:p/>
          </table:table-cell>
          <table:table-cell table:style-name="ce4" table:formula="of:=IF([.K11]&lt;&gt;&quot;&quot;;[.$A$25]*[.K11];&quot;&quot;)">
            <text:p/>
          </table:table-cell>
          <table:table-cell table:style-name="ce4" table:formula="of:=IF([.L11]&lt;&gt;&quot;&quot;;[.$A$25]*[.L11];&quot;&quot;)">
            <text:p/>
          </table:table-cell>
          <table:table-cell table:style-name="ce4" table:formula="of:=IF([.M11]&lt;&gt;&quot;&quot;;[.$A$25]*[.M11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2]" office:value-type="float" office:value="10" calcext:value-type="float">
            <text:p>10 <text:s text:c="7"/></text:p>
          </table:table-cell>
          <table:table-cell table:style-name="ce4" table:formula="of:=IF([.B12]&lt;&gt;&quot;&quot;;[.$A$25]*[.B12];&quot;&quot;)" office:value-type="float" office:value="484" calcext:value-type="float">
            <text:p>484.00</text:p>
          </table:table-cell>
          <table:table-cell table:style-name="ce4" table:formula="of:=IF([.C12]&lt;&gt;&quot;&quot;;[.$A$25]*[.C12];&quot;&quot;)" office:value-type="float" office:value="537.777777777778" calcext:value-type="float">
            <text:p>537.78</text:p>
          </table:table-cell>
          <table:table-cell table:style-name="ce4" table:formula="of:=IF([.D12]&lt;&gt;&quot;&quot;;[.$A$25]*[.D12];&quot;&quot;)" office:value-type="float" office:value="605" calcext:value-type="float">
            <text:p>605.00</text:p>
          </table:table-cell>
          <table:table-cell table:style-name="ce4" table:formula="of:=IF([.E12]&lt;&gt;&quot;&quot;;[.$A$25]*[.E12];&quot;&quot;)" office:value-type="float" office:value="691.428571428571" calcext:value-type="float">
            <text:p>691.43</text:p>
          </table:table-cell>
          <table:table-cell table:style-name="ce4" table:formula="of:=IF([.F12]&lt;&gt;&quot;&quot;;[.$A$25]*[.F12];&quot;&quot;)" office:value-type="float" office:value="806.666666666667" calcext:value-type="float">
            <text:p>806.67</text:p>
          </table:table-cell>
          <table:table-cell table:style-name="ce4" table:formula="of:=IF([.G12]&lt;&gt;&quot;&quot;;[.$A$25]*[.G12];&quot;&quot;)">
            <text:p/>
          </table:table-cell>
          <table:table-cell table:style-name="ce4" table:formula="of:=IF([.H12]&lt;&gt;&quot;&quot;;[.$A$25]*[.H12];&quot;&quot;)">
            <text:p/>
          </table:table-cell>
          <table:table-cell table:style-name="ce4" table:formula="of:=IF([.I12]&lt;&gt;&quot;&quot;;[.$A$25]*[.I12];&quot;&quot;)">
            <text:p/>
          </table:table-cell>
          <table:table-cell table:style-name="ce4" table:formula="of:=IF([.J12]&lt;&gt;&quot;&quot;;[.$A$25]*[.J12];&quot;&quot;)">
            <text:p/>
          </table:table-cell>
          <table:table-cell table:style-name="ce4" table:formula="of:=IF([.K12]&lt;&gt;&quot;&quot;;[.$A$25]*[.K12];&quot;&quot;)">
            <text:p/>
          </table:table-cell>
          <table:table-cell table:style-name="ce4" table:formula="of:=IF([.L12]&lt;&gt;&quot;&quot;;[.$A$25]*[.L12];&quot;&quot;)">
            <text:p/>
          </table:table-cell>
          <table:table-cell table:style-name="ce4" table:formula="of:=IF([.M12]&lt;&gt;&quot;&quot;;[.$A$25]*[.M12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3]" office:value-type="float" office:value="11" calcext:value-type="float">
            <text:p>11 <text:s text:c="7"/></text:p>
          </table:table-cell>
          <table:table-cell table:style-name="ce4" table:formula="of:=IF([.B13]&lt;&gt;&quot;&quot;;[.$A$25]*[.B13];&quot;&quot;)" office:value-type="float" office:value="480" calcext:value-type="float">
            <text:p>480.00</text:p>
          </table:table-cell>
          <table:table-cell table:style-name="ce4" table:formula="of:=IF([.C13]&lt;&gt;&quot;&quot;;[.$A$25]*[.C13];&quot;&quot;)">
            <text:p/>
          </table:table-cell>
          <table:table-cell table:style-name="ce4" table:formula="of:=IF([.D13]&lt;&gt;&quot;&quot;;[.$A$25]*[.D13];&quot;&quot;)">
            <text:p/>
          </table:table-cell>
          <table:table-cell table:style-name="ce4" table:formula="of:=IF([.E13]&lt;&gt;&quot;&quot;;[.$A$25]*[.E13];&quot;&quot;)">
            <text:p/>
          </table:table-cell>
          <table:table-cell table:style-name="ce4" table:formula="of:=IF([.F13]&lt;&gt;&quot;&quot;;[.$A$25]*[.F13];&quot;&quot;)" office:value-type="float" office:value="754.285714285714" calcext:value-type="float">
            <text:p>754.29</text:p>
          </table:table-cell>
          <table:table-cell table:style-name="ce4" table:formula="of:=IF([.G13]&lt;&gt;&quot;&quot;;[.$A$25]*[.G13];&quot;&quot;)">
            <text:p/>
          </table:table-cell>
          <table:table-cell table:style-name="ce4" table:formula="of:=IF([.H13]&lt;&gt;&quot;&quot;;[.$A$25]*[.H13];&quot;&quot;)">
            <text:p/>
          </table:table-cell>
          <table:table-cell table:style-name="ce4" table:formula="of:=IF([.I13]&lt;&gt;&quot;&quot;;[.$A$25]*[.I13];&quot;&quot;)">
            <text:p/>
          </table:table-cell>
          <table:table-cell table:style-name="ce4" table:formula="of:=IF([.J13]&lt;&gt;&quot;&quot;;[.$A$25]*[.J13];&quot;&quot;)">
            <text:p/>
          </table:table-cell>
          <table:table-cell table:style-name="ce4" table:formula="of:=IF([.K13]&lt;&gt;&quot;&quot;;[.$A$25]*[.K13];&quot;&quot;)">
            <text:p/>
          </table:table-cell>
          <table:table-cell table:style-name="ce4" table:formula="of:=IF([.L13]&lt;&gt;&quot;&quot;;[.$A$25]*[.L13];&quot;&quot;)">
            <text:p/>
          </table:table-cell>
          <table:table-cell table:style-name="ce4" table:formula="of:=IF([.M13]&lt;&gt;&quot;&quot;;[.$A$25]*[.M13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4]" office:value-type="float" office:value="12" calcext:value-type="float">
            <text:p>12 <text:s text:c="7"/></text:p>
          </table:table-cell>
          <table:table-cell table:style-name="ce4" table:formula="of:=IF([.B14]&lt;&gt;&quot;&quot;;[.$A$25]*[.B14];&quot;&quot;)" office:value-type="float" office:value="476.666666666667" calcext:value-type="float">
            <text:p>476.67</text:p>
          </table:table-cell>
          <table:table-cell table:style-name="ce4" table:formula="of:=IF([.C14]&lt;&gt;&quot;&quot;;[.$A$25]*[.C14];&quot;&quot;)" office:value-type="float" office:value="520" calcext:value-type="float">
            <text:p>520.00</text:p>
          </table:table-cell>
          <table:table-cell table:style-name="ce4" table:formula="of:=IF([.D14]&lt;&gt;&quot;&quot;;[.$A$25]*[.D14];&quot;&quot;)" office:value-type="float" office:value="572" calcext:value-type="float">
            <text:p>572.00</text:p>
          </table:table-cell>
          <table:table-cell table:style-name="ce4" table:formula="of:=IF([.E14]&lt;&gt;&quot;&quot;;[.$A$25]*[.E14];&quot;&quot;)" office:value-type="float" office:value="635.555555555556" calcext:value-type="float">
            <text:p>635.56</text:p>
          </table:table-cell>
          <table:table-cell table:style-name="ce4" table:formula="of:=IF([.F14]&lt;&gt;&quot;&quot;;[.$A$25]*[.F14];&quot;&quot;)" office:value-type="float" office:value="715" calcext:value-type="float">
            <text:p>715.00</text:p>
          </table:table-cell>
          <table:table-cell table:style-name="ce4" table:formula="of:=IF([.G14]&lt;&gt;&quot;&quot;;[.$A$25]*[.G14];&quot;&quot;)" office:value-type="float" office:value="817.142857142857" calcext:value-type="float">
            <text:p>817.14</text:p>
          </table:table-cell>
          <table:table-cell table:style-name="ce4" table:formula="of:=IF([.H14]&lt;&gt;&quot;&quot;;[.$A$25]*[.H14];&quot;&quot;)">
            <text:p/>
          </table:table-cell>
          <table:table-cell table:style-name="ce4" table:formula="of:=IF([.I14]&lt;&gt;&quot;&quot;;[.$A$25]*[.I14];&quot;&quot;)">
            <text:p/>
          </table:table-cell>
          <table:table-cell table:style-name="ce4" table:formula="of:=IF([.J14]&lt;&gt;&quot;&quot;;[.$A$25]*[.J14];&quot;&quot;)">
            <text:p/>
          </table:table-cell>
          <table:table-cell table:style-name="ce4" table:formula="of:=IF([.K14]&lt;&gt;&quot;&quot;;[.$A$25]*[.K14];&quot;&quot;)">
            <text:p/>
          </table:table-cell>
          <table:table-cell table:style-name="ce4" table:formula="of:=IF([.L14]&lt;&gt;&quot;&quot;;[.$A$25]*[.L14];&quot;&quot;)">
            <text:p/>
          </table:table-cell>
          <table:table-cell table:style-name="ce4" table:formula="of:=IF([.M14]&lt;&gt;&quot;&quot;;[.$A$25]*[.M14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5]" office:value-type="float" office:value="13" calcext:value-type="float">
            <text:p>13 <text:s text:c="7"/></text:p>
          </table:table-cell>
          <table:table-cell table:style-name="ce4" table:formula="of:=IF([.B15]&lt;&gt;&quot;&quot;;[.$A$25]*[.B15];&quot;&quot;)" office:value-type="float" office:value="473.846153846154" calcext:value-type="float">
            <text:p>473.85</text:p>
          </table:table-cell>
          <table:table-cell table:style-name="ce4" table:formula="of:=IF([.C15]&lt;&gt;&quot;&quot;;[.$A$25]*[.C15];&quot;&quot;)">
            <text:p/>
          </table:table-cell>
          <table:table-cell table:style-name="ce4" table:formula="of:=IF([.D15]&lt;&gt;&quot;&quot;;[.$A$25]*[.D15];&quot;&quot;)" office:value-type="float" office:value="560" calcext:value-type="float">
            <text:p>560.00</text:p>
          </table:table-cell>
          <table:table-cell table:style-name="ce4" table:formula="of:=IF([.E15]&lt;&gt;&quot;&quot;;[.$A$25]*[.E15];&quot;&quot;)">
            <text:p/>
          </table:table-cell>
          <table:table-cell table:style-name="ce4" table:formula="of:=IF([.F15]&lt;&gt;&quot;&quot;;[.$A$25]*[.F15];&quot;&quot;)" office:value-type="float" office:value="684.444444444445" calcext:value-type="float">
            <text:p>684.44</text:p>
          </table:table-cell>
          <table:table-cell table:style-name="ce4" table:formula="of:=IF([.G15]&lt;&gt;&quot;&quot;;[.$A$25]*[.G15];&quot;&quot;)">
            <text:p/>
          </table:table-cell>
          <table:table-cell table:style-name="ce4" table:formula="of:=IF([.H15]&lt;&gt;&quot;&quot;;[.$A$25]*[.H15];&quot;&quot;)">
            <text:p/>
          </table:table-cell>
          <table:table-cell table:style-name="ce4" table:formula="of:=IF([.I15]&lt;&gt;&quot;&quot;;[.$A$25]*[.I15];&quot;&quot;)">
            <text:p/>
          </table:table-cell>
          <table:table-cell table:style-name="ce4" table:formula="of:=IF([.J15]&lt;&gt;&quot;&quot;;[.$A$25]*[.J15];&quot;&quot;)">
            <text:p/>
          </table:table-cell>
          <table:table-cell table:style-name="ce4" table:formula="of:=IF([.K15]&lt;&gt;&quot;&quot;;[.$A$25]*[.K15];&quot;&quot;)">
            <text:p/>
          </table:table-cell>
          <table:table-cell table:style-name="ce4" table:formula="of:=IF([.L15]&lt;&gt;&quot;&quot;;[.$A$25]*[.L15];&quot;&quot;)">
            <text:p/>
          </table:table-cell>
          <table:table-cell table:style-name="ce4" table:formula="of:=IF([.M15]&lt;&gt;&quot;&quot;;[.$A$25]*[.M15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6]" office:value-type="float" office:value="14" calcext:value-type="float">
            <text:p>14 <text:s text:c="7"/></text:p>
          </table:table-cell>
          <table:table-cell table:style-name="ce4" table:formula="of:=IF([.B16]&lt;&gt;&quot;&quot;;[.$A$25]*[.B16];&quot;&quot;)" office:value-type="float" office:value="471.428571428571" calcext:value-type="float">
            <text:p>471.43</text:p>
          </table:table-cell>
          <table:table-cell table:style-name="ce4" table:formula="of:=IF([.C16]&lt;&gt;&quot;&quot;;[.$A$25]*[.C16];&quot;&quot;)" office:value-type="float" office:value="507.692307692308" calcext:value-type="float">
            <text:p>507.69</text:p>
          </table:table-cell>
          <table:table-cell table:style-name="ce4" table:formula="of:=IF([.D16]&lt;&gt;&quot;&quot;;[.$A$25]*[.D16];&quot;&quot;)">
            <text:p/>
          </table:table-cell>
          <table:table-cell table:style-name="ce4" table:formula="of:=IF([.E16]&lt;&gt;&quot;&quot;;[.$A$25]*[.E16];&quot;&quot;)" office:value-type="float" office:value="600" calcext:value-type="float">
            <text:p>600.00</text:p>
          </table:table-cell>
          <table:table-cell table:style-name="ce4" table:formula="of:=IF([.F16]&lt;&gt;&quot;&quot;;[.$A$25]*[.F16];&quot;&quot;)">
            <text:p/>
          </table:table-cell>
          <table:table-cell table:style-name="ce4" table:formula="of:=IF([.G16]&lt;&gt;&quot;&quot;;[.$A$25]*[.G16];&quot;&quot;)">
            <text:p/>
          </table:table-cell>
          <table:table-cell table:style-name="ce4" table:formula="of:=IF([.H16]&lt;&gt;&quot;&quot;;[.$A$25]*[.H16];&quot;&quot;)" office:value-type="float" office:value="825" calcext:value-type="float">
            <text:p>825.00</text:p>
          </table:table-cell>
          <table:table-cell table:style-name="ce4" table:formula="of:=IF([.I16]&lt;&gt;&quot;&quot;;[.$A$25]*[.I16];&quot;&quot;)">
            <text:p/>
          </table:table-cell>
          <table:table-cell table:style-name="ce4" table:formula="of:=IF([.J16]&lt;&gt;&quot;&quot;;[.$A$25]*[.J16];&quot;&quot;)">
            <text:p/>
          </table:table-cell>
          <table:table-cell table:style-name="ce4" table:formula="of:=IF([.K16]&lt;&gt;&quot;&quot;;[.$A$25]*[.K16];&quot;&quot;)">
            <text:p/>
          </table:table-cell>
          <table:table-cell table:style-name="ce4" table:formula="of:=IF([.L16]&lt;&gt;&quot;&quot;;[.$A$25]*[.L16];&quot;&quot;)">
            <text:p/>
          </table:table-cell>
          <table:table-cell table:style-name="ce4" table:formula="of:=IF([.M16]&lt;&gt;&quot;&quot;;[.$A$25]*[.M16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7]" office:value-type="float" office:value="15" calcext:value-type="float">
            <text:p>15 <text:s text:c="7"/></text:p>
          </table:table-cell>
          <table:table-cell table:style-name="ce4" table:formula="of:=IF([.B17]&lt;&gt;&quot;&quot;;[.$A$25]*[.B17];&quot;&quot;)" office:value-type="float" office:value="469.333333333333" calcext:value-type="float">
            <text:p>469.33</text:p>
          </table:table-cell>
          <table:table-cell table:style-name="ce4" table:formula="of:=IF([.C17]&lt;&gt;&quot;&quot;;[.$A$25]*[.C17];&quot;&quot;)">
            <text:p/>
          </table:table-cell>
          <table:table-cell table:style-name="ce4" table:formula="of:=IF([.D17]&lt;&gt;&quot;&quot;;[.$A$25]*[.D17];&quot;&quot;)" office:value-type="float" office:value="541.538461538462" calcext:value-type="float">
            <text:p>541.54</text:p>
          </table:table-cell>
          <table:table-cell table:style-name="ce4" table:formula="of:=IF([.E17]&lt;&gt;&quot;&quot;;[.$A$25]*[.E17];&quot;&quot;)">
            <text:p/>
          </table:table-cell>
          <table:table-cell table:style-name="ce4" table:formula="of:=IF([.F17]&lt;&gt;&quot;&quot;;[.$A$25]*[.F17];&quot;&quot;)" office:value-type="float" office:value="640" calcext:value-type="float">
            <text:p>640.00</text:p>
          </table:table-cell>
          <table:table-cell table:style-name="ce4" table:formula="of:=IF([.G17]&lt;&gt;&quot;&quot;;[.$A$25]*[.G17];&quot;&quot;)">
            <text:p/>
          </table:table-cell>
          <table:table-cell table:style-name="ce4" table:formula="of:=IF([.H17]&lt;&gt;&quot;&quot;;[.$A$25]*[.H17];&quot;&quot;)" office:value-type="float" office:value="782.222222222222" calcext:value-type="float">
            <text:p>782.22</text:p>
          </table:table-cell>
          <table:table-cell table:style-name="ce4" table:formula="of:=IF([.I17]&lt;&gt;&quot;&quot;;[.$A$25]*[.I17];&quot;&quot;)">
            <text:p/>
          </table:table-cell>
          <table:table-cell table:style-name="ce4" table:formula="of:=IF([.J17]&lt;&gt;&quot;&quot;;[.$A$25]*[.J17];&quot;&quot;)">
            <text:p/>
          </table:table-cell>
          <table:table-cell table:style-name="ce4" table:formula="of:=IF([.K17]&lt;&gt;&quot;&quot;;[.$A$25]*[.K17];&quot;&quot;)">
            <text:p/>
          </table:table-cell>
          <table:table-cell table:style-name="ce4" table:formula="of:=IF([.L17]&lt;&gt;&quot;&quot;;[.$A$25]*[.L17];&quot;&quot;)">
            <text:p/>
          </table:table-cell>
          <table:table-cell table:style-name="ce4" table:formula="of:=IF([.M17]&lt;&gt;&quot;&quot;;[.$A$25]*[.M17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8]" office:value-type="float" office:value="16" calcext:value-type="float">
            <text:p>16 <text:s text:c="7"/></text:p>
          </table:table-cell>
          <table:table-cell table:style-name="ce4" table:formula="of:=IF([.B18]&lt;&gt;&quot;&quot;;[.$A$25]*[.B18];&quot;&quot;)" office:value-type="float" office:value="467.5" calcext:value-type="float">
            <text:p>467.50</text:p>
          </table:table-cell>
          <table:table-cell table:style-name="ce4" table:formula="of:=IF([.C18]&lt;&gt;&quot;&quot;;[.$A$25]*[.C18];&quot;&quot;)" office:value-type="float" office:value="498.666666666667" calcext:value-type="float">
            <text:p>498.67</text:p>
          </table:table-cell>
          <table:table-cell table:style-name="ce4" table:formula="of:=IF([.D18]&lt;&gt;&quot;&quot;;[.$A$25]*[.D18];&quot;&quot;)" office:value-type="float" office:value="534.285714285714" calcext:value-type="float">
            <text:p>534.29</text:p>
          </table:table-cell>
          <table:table-cell table:style-name="ce4" table:formula="of:=IF([.E18]&lt;&gt;&quot;&quot;;[.$A$25]*[.E18];&quot;&quot;)" office:value-type="float" office:value="575.384615384615" calcext:value-type="float">
            <text:p>575.38</text:p>
          </table:table-cell>
          <table:table-cell table:style-name="ce4" table:formula="of:=IF([.F18]&lt;&gt;&quot;&quot;;[.$A$25]*[.F18];&quot;&quot;)" office:value-type="float" office:value="623.333333333333" calcext:value-type="float">
            <text:p>623.33</text:p>
          </table:table-cell>
          <table:table-cell table:style-name="ce4" table:formula="of:=IF([.G18]&lt;&gt;&quot;&quot;;[.$A$25]*[.G18];&quot;&quot;)" office:value-type="float" office:value="680" calcext:value-type="float">
            <text:p>680.00</text:p>
          </table:table-cell>
          <table:table-cell table:style-name="ce4" table:formula="of:=IF([.H18]&lt;&gt;&quot;&quot;;[.$A$25]*[.H18];&quot;&quot;)" office:value-type="float" office:value="748" calcext:value-type="float">
            <text:p>748.00</text:p>
          </table:table-cell>
          <table:table-cell table:style-name="ce4" table:formula="of:=IF([.I18]&lt;&gt;&quot;&quot;;[.$A$25]*[.I18];&quot;&quot;)" office:value-type="float" office:value="831.111111111111" calcext:value-type="float">
            <text:p>831.11</text:p>
          </table:table-cell>
          <table:table-cell table:style-name="ce4" table:formula="of:=IF([.J18]&lt;&gt;&quot;&quot;;[.$A$25]*[.J18];&quot;&quot;)">
            <text:p/>
          </table:table-cell>
          <table:table-cell table:style-name="ce4" table:formula="of:=IF([.K18]&lt;&gt;&quot;&quot;;[.$A$25]*[.K18];&quot;&quot;)">
            <text:p/>
          </table:table-cell>
          <table:table-cell table:style-name="ce4" table:formula="of:=IF([.L18]&lt;&gt;&quot;&quot;;[.$A$25]*[.L18];&quot;&quot;)">
            <text:p/>
          </table:table-cell>
          <table:table-cell table:style-name="ce4" table:formula="of:=IF([.M18]&lt;&gt;&quot;&quot;;[.$A$25]*[.M18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19]" office:value-type="float" office:value="17" calcext:value-type="float">
            <text:p>17 <text:s text:c="7"/></text:p>
          </table:table-cell>
          <table:table-cell table:style-name="ce4" table:formula="of:=IF([.B19]&lt;&gt;&quot;&quot;;[.$A$25]*[.B19];&quot;&quot;)" office:value-type="float" office:value="465.882352941176" calcext:value-type="float">
            <text:p>465.88</text:p>
          </table:table-cell>
          <table:table-cell table:style-name="ce4" table:formula="of:=IF([.C19]&lt;&gt;&quot;&quot;;[.$A$25]*[.C19];&quot;&quot;)">
            <text:p/>
          </table:table-cell>
          <table:table-cell table:style-name="ce4" table:formula="of:=IF([.D19]&lt;&gt;&quot;&quot;;[.$A$25]*[.D19];&quot;&quot;)">
            <text:p/>
          </table:table-cell>
          <table:table-cell table:style-name="ce4" table:formula="of:=IF([.E19]&lt;&gt;&quot;&quot;;[.$A$25]*[.E19];&quot;&quot;)">
            <text:p/>
          </table:table-cell>
          <table:table-cell table:style-name="ce4" table:formula="of:=IF([.F19]&lt;&gt;&quot;&quot;;[.$A$25]*[.F19];&quot;&quot;)" office:value-type="float" office:value="609.230769230769" calcext:value-type="float">
            <text:p>609.23</text:p>
          </table:table-cell>
          <table:table-cell table:style-name="ce4" table:formula="of:=IF([.G19]&lt;&gt;&quot;&quot;;[.$A$25]*[.G19];&quot;&quot;)">
            <text:p/>
          </table:table-cell>
          <table:table-cell table:style-name="ce4" table:formula="of:=IF([.H19]&lt;&gt;&quot;&quot;;[.$A$25]*[.H19];&quot;&quot;)" office:value-type="float" office:value="720" calcext:value-type="float">
            <text:p>720.00</text:p>
          </table:table-cell>
          <table:table-cell table:style-name="ce4" table:formula="of:=IF([.I19]&lt;&gt;&quot;&quot;;[.$A$25]*[.I19];&quot;&quot;)">
            <text:p/>
          </table:table-cell>
          <table:table-cell table:style-name="ce4" table:formula="of:=IF([.J19]&lt;&gt;&quot;&quot;;[.$A$25]*[.J19];&quot;&quot;)">
            <text:p/>
          </table:table-cell>
          <table:table-cell table:style-name="ce4" table:formula="of:=IF([.K19]&lt;&gt;&quot;&quot;;[.$A$25]*[.K19];&quot;&quot;)">
            <text:p/>
          </table:table-cell>
          <table:table-cell table:style-name="ce4" table:formula="of:=IF([.L19]&lt;&gt;&quot;&quot;;[.$A$25]*[.L19];&quot;&quot;)">
            <text:p/>
          </table:table-cell>
          <table:table-cell table:style-name="ce4" table:formula="of:=IF([.M19]&lt;&gt;&quot;&quot;;[.$A$25]*[.M19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0]" office:value-type="float" office:value="18" calcext:value-type="float">
            <text:p>18 <text:s text:c="7"/></text:p>
          </table:table-cell>
          <table:table-cell table:style-name="ce4" table:formula="of:=IF([.B20]&lt;&gt;&quot;&quot;;[.$A$25]*[.B20];&quot;&quot;)" office:value-type="float" office:value="464.444444444444" calcext:value-type="float">
            <text:p>464.44</text:p>
          </table:table-cell>
          <table:table-cell table:style-name="ce4" table:formula="of:=IF([.C20]&lt;&gt;&quot;&quot;;[.$A$25]*[.C20];&quot;&quot;)" office:value-type="float" office:value="491.764705882353" calcext:value-type="float">
            <text:p>491.76</text:p>
          </table:table-cell>
          <table:table-cell table:style-name="ce4" table:formula="of:=IF([.D20]&lt;&gt;&quot;&quot;;[.$A$25]*[.D20];&quot;&quot;)" office:value-type="float" office:value="522.5" calcext:value-type="float">
            <text:p>522.50</text:p>
          </table:table-cell>
          <table:table-cell table:style-name="ce4" table:formula="of:=IF([.E20]&lt;&gt;&quot;&quot;;[.$A$25]*[.E20];&quot;&quot;)" office:value-type="float" office:value="557.333333333333" calcext:value-type="float">
            <text:p>557.33</text:p>
          </table:table-cell>
          <table:table-cell table:style-name="ce4" table:formula="of:=IF([.F20]&lt;&gt;&quot;&quot;;[.$A$25]*[.F20];&quot;&quot;)" office:value-type="float" office:value="597.142857142857" calcext:value-type="float">
            <text:p>597.14</text:p>
          </table:table-cell>
          <table:table-cell table:style-name="ce4" table:formula="of:=IF([.G20]&lt;&gt;&quot;&quot;;[.$A$25]*[.G20];&quot;&quot;)" office:value-type="float" office:value="643.076923076923" calcext:value-type="float">
            <text:p>643.08</text:p>
          </table:table-cell>
          <table:table-cell table:style-name="ce4" table:formula="of:=IF([.H20]&lt;&gt;&quot;&quot;;[.$A$25]*[.H20];&quot;&quot;)" office:value-type="float" office:value="696.666666666667" calcext:value-type="float">
            <text:p>696.67</text:p>
          </table:table-cell>
          <table:table-cell table:style-name="ce4" table:formula="of:=IF([.I20]&lt;&gt;&quot;&quot;;[.$A$25]*[.I20];&quot;&quot;)" office:value-type="float" office:value="760" calcext:value-type="float">
            <text:p>760.00</text:p>
          </table:table-cell>
          <table:table-cell table:style-name="ce4" table:formula="of:=IF([.J20]&lt;&gt;&quot;&quot;;[.$A$25]*[.J20];&quot;&quot;)" office:value-type="float" office:value="836" calcext:value-type="float">
            <text:p>836.00</text:p>
          </table:table-cell>
          <table:table-cell table:style-name="ce4" table:formula="of:=IF([.K20]&lt;&gt;&quot;&quot;;[.$A$25]*[.K20];&quot;&quot;)">
            <text:p/>
          </table:table-cell>
          <table:table-cell table:style-name="ce4" table:formula="of:=IF([.L20]&lt;&gt;&quot;&quot;;[.$A$25]*[.L20];&quot;&quot;)">
            <text:p/>
          </table:table-cell>
          <table:table-cell table:style-name="ce4" table:formula="of:=IF([.M20]&lt;&gt;&quot;&quot;;[.$A$25]*[.M20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1]" office:value-type="float" office:value="19" calcext:value-type="float">
            <text:p>19 <text:s text:c="7"/></text:p>
          </table:table-cell>
          <table:table-cell table:style-name="ce4" table:formula="of:=IF([.B21]&lt;&gt;&quot;&quot;;[.$A$25]*[.B21];&quot;&quot;)" office:value-type="float" office:value="463.157894736842" calcext:value-type="float">
            <text:p>463.16</text:p>
          </table:table-cell>
          <table:table-cell table:style-name="ce4" table:formula="of:=IF([.C21]&lt;&gt;&quot;&quot;;[.$A$25]*[.C21];&quot;&quot;)">
            <text:p/>
          </table:table-cell>
          <table:table-cell table:style-name="ce4" table:formula="of:=IF([.D21]&lt;&gt;&quot;&quot;;[.$A$25]*[.D21];&quot;&quot;)" office:value-type="float" office:value="517.647058823529" calcext:value-type="float">
            <text:p>517.65</text:p>
          </table:table-cell>
          <table:table-cell table:style-name="ce4" table:formula="of:=IF([.E21]&lt;&gt;&quot;&quot;;[.$A$25]*[.E21];&quot;&quot;)">
            <text:p/>
          </table:table-cell>
          <table:table-cell table:style-name="ce4" table:formula="of:=IF([.F21]&lt;&gt;&quot;&quot;;[.$A$25]*[.F21];&quot;&quot;)">
            <text:p/>
          </table:table-cell>
          <table:table-cell table:style-name="ce4" table:formula="of:=IF([.G21]&lt;&gt;&quot;&quot;;[.$A$25]*[.G21];&quot;&quot;)">
            <text:p/>
          </table:table-cell>
          <table:table-cell table:style-name="ce4" table:formula="of:=IF([.H21]&lt;&gt;&quot;&quot;;[.$A$25]*[.H21];&quot;&quot;)" office:value-type="float" office:value="676.923076923077" calcext:value-type="float">
            <text:p>676.92</text:p>
          </table:table-cell>
          <table:table-cell table:style-name="ce4" table:formula="of:=IF([.I21]&lt;&gt;&quot;&quot;;[.$A$25]*[.I21];&quot;&quot;)">
            <text:p/>
          </table:table-cell>
          <table:table-cell table:style-name="ce4" table:formula="of:=IF([.J21]&lt;&gt;&quot;&quot;;[.$A$25]*[.J21];&quot;&quot;)" office:value-type="float" office:value="800" calcext:value-type="float">
            <text:p>800.00</text:p>
          </table:table-cell>
          <table:table-cell table:style-name="ce4" table:formula="of:=IF([.K21]&lt;&gt;&quot;&quot;;[.$A$25]*[.K21];&quot;&quot;)">
            <text:p/>
          </table:table-cell>
          <table:table-cell table:style-name="ce4" table:formula="of:=IF([.L21]&lt;&gt;&quot;&quot;;[.$A$25]*[.L21];&quot;&quot;)">
            <text:p/>
          </table:table-cell>
          <table:table-cell table:style-name="ce4" table:formula="of:=IF([.M21]&lt;&gt;&quot;&quot;;[.$A$25]*[.M21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2]" office:value-type="float" office:value="20" calcext:value-type="float">
            <text:p>20 <text:s text:c="7"/></text:p>
          </table:table-cell>
          <table:table-cell table:style-name="ce4" table:formula="of:=IF([.B22]&lt;&gt;&quot;&quot;;[.$A$25]*[.B22];&quot;&quot;)" office:value-type="float" office:value="462" calcext:value-type="float">
            <text:p>462.00</text:p>
          </table:table-cell>
          <table:table-cell table:style-name="ce4" table:formula="of:=IF([.C22]&lt;&gt;&quot;&quot;;[.$A$25]*[.C22];&quot;&quot;)" office:value-type="float" office:value="486.315789473684" calcext:value-type="float">
            <text:p>486.32</text:p>
          </table:table-cell>
          <table:table-cell table:style-name="ce4" table:formula="of:=IF([.D22]&lt;&gt;&quot;&quot;;[.$A$25]*[.D22];&quot;&quot;)">
            <text:p/>
          </table:table-cell>
          <table:table-cell table:style-name="ce4" table:formula="of:=IF([.E22]&lt;&gt;&quot;&quot;;[.$A$25]*[.E22];&quot;&quot;)" office:value-type="float" office:value="543.529411764706" calcext:value-type="float">
            <text:p>543.53</text:p>
          </table:table-cell>
          <table:table-cell table:style-name="ce4" table:formula="of:=IF([.F22]&lt;&gt;&quot;&quot;;[.$A$25]*[.F22];&quot;&quot;)" office:value-type="float" office:value="577.5" calcext:value-type="float">
            <text:p>577.50</text:p>
          </table:table-cell>
          <table:table-cell table:style-name="ce4" table:formula="of:=IF([.G22]&lt;&gt;&quot;&quot;;[.$A$25]*[.G22];&quot;&quot;)">
            <text:p/>
          </table:table-cell>
          <table:table-cell table:style-name="ce4" table:formula="of:=IF([.H22]&lt;&gt;&quot;&quot;;[.$A$25]*[.H22];&quot;&quot;)">
            <text:p/>
          </table:table-cell>
          <table:table-cell table:style-name="ce4" table:formula="of:=IF([.I22]&lt;&gt;&quot;&quot;;[.$A$25]*[.I22];&quot;&quot;)" office:value-type="float" office:value="710.769230769231" calcext:value-type="float">
            <text:p>710.77</text:p>
          </table:table-cell>
          <table:table-cell table:style-name="ce4" table:formula="of:=IF([.J22]&lt;&gt;&quot;&quot;;[.$A$25]*[.J22];&quot;&quot;)">
            <text:p/>
          </table:table-cell>
          <table:table-cell table:style-name="ce4" table:formula="of:=IF([.K22]&lt;&gt;&quot;&quot;;[.$A$25]*[.K22];&quot;&quot;)" office:value-type="float" office:value="840" calcext:value-type="float">
            <text:p>840.00</text:p>
          </table:table-cell>
          <table:table-cell table:style-name="ce4" table:formula="of:=IF([.L22]&lt;&gt;&quot;&quot;;[.$A$25]*[.L22];&quot;&quot;)">
            <text:p/>
          </table:table-cell>
          <table:table-cell table:style-name="ce4" table:formula="of:=IF([.M22]&lt;&gt;&quot;&quot;;[.$A$25]*[.M22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3]" office:value-type="float" office:value="21" calcext:value-type="float">
            <text:p>21 <text:s text:c="7"/></text:p>
          </table:table-cell>
          <table:table-cell table:style-name="ce4" table:formula="of:=IF([.B23]&lt;&gt;&quot;&quot;;[.$A$25]*[.B23];&quot;&quot;)" office:value-type="float" office:value="460.952380952381" calcext:value-type="float">
            <text:p>460.95</text:p>
          </table:table-cell>
          <table:table-cell table:style-name="ce4" table:formula="of:=IF([.C23]&lt;&gt;&quot;&quot;;[.$A$25]*[.C23];&quot;&quot;)">
            <text:p/>
          </table:table-cell>
          <table:table-cell table:style-name="ce4" table:formula="of:=IF([.D23]&lt;&gt;&quot;&quot;;[.$A$25]*[.D23];&quot;&quot;)" office:value-type="float" office:value="509.473684210526" calcext:value-type="float">
            <text:p>509.47</text:p>
          </table:table-cell>
          <table:table-cell table:style-name="ce4" table:formula="of:=IF([.E23]&lt;&gt;&quot;&quot;;[.$A$25]*[.E23];&quot;&quot;)">
            <text:p/>
          </table:table-cell>
          <table:table-cell table:style-name="ce4" table:formula="of:=IF([.F23]&lt;&gt;&quot;&quot;;[.$A$25]*[.F23];&quot;&quot;)" office:value-type="float" office:value="569.411764705882" calcext:value-type="float">
            <text:p>569.41</text:p>
          </table:table-cell>
          <table:table-cell table:style-name="ce4" table:formula="of:=IF([.G23]&lt;&gt;&quot;&quot;;[.$A$25]*[.G23];&quot;&quot;)">
            <text:p/>
          </table:table-cell>
          <table:table-cell table:style-name="ce4" table:formula="of:=IF([.H23]&lt;&gt;&quot;&quot;;[.$A$25]*[.H23];&quot;&quot;)" office:value-type="float" office:value="645.333333333333" calcext:value-type="float">
            <text:p>645.33</text:p>
          </table:table-cell>
          <table:table-cell table:style-name="ce4" table:formula="of:=IF([.I23]&lt;&gt;&quot;&quot;;[.$A$25]*[.I23];&quot;&quot;)">
            <text:p/>
          </table:table-cell>
          <table:table-cell table:style-name="ce4" table:formula="of:=IF([.J23]&lt;&gt;&quot;&quot;;[.$A$25]*[.J23];&quot;&quot;)" office:value-type="float" office:value="744.615384615385" calcext:value-type="float">
            <text:p>744.62</text:p>
          </table:table-cell>
          <table:table-cell table:style-name="ce4" table:formula="of:=IF([.K23]&lt;&gt;&quot;&quot;;[.$A$25]*[.K23];&quot;&quot;)">
            <text:p/>
          </table:table-cell>
          <table:table-cell table:style-name="ce4" table:formula="of:=IF([.L23]&lt;&gt;&quot;&quot;;[.$A$25]*[.L23];&quot;&quot;)">
            <text:p/>
          </table:table-cell>
          <table:table-cell table:style-name="ce4" table:formula="of:=IF([.M23]&lt;&gt;&quot;&quot;;[.$A$25]*[.M23]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4]" office:value-type="float" office:value="22" calcext:value-type="float">
            <text:p>22 <text:s text:c="7"/></text:p>
          </table:table-cell>
          <table:table-cell table:style-name="ce4" table:formula="of:=IF([.B24]&lt;&gt;&quot;&quot;;[.$A$25]*[.B24];&quot;&quot;)" office:value-type="float" office:value="460" calcext:value-type="float">
            <text:p>460.00</text:p>
          </table:table-cell>
          <table:table-cell table:style-name="ce4" table:formula="of:=IF([.C24]&lt;&gt;&quot;&quot;;[.$A$25]*[.C24];&quot;&quot;)" office:value-type="float" office:value="481.904761904762" calcext:value-type="float">
            <text:p>481.90</text:p>
          </table:table-cell>
          <table:table-cell table:style-name="ce4" table:formula="of:=IF([.D24]&lt;&gt;&quot;&quot;;[.$A$25]*[.D24];&quot;&quot;)" office:value-type="float" office:value="506" calcext:value-type="float">
            <text:p>506.00</text:p>
          </table:table-cell>
          <table:table-cell table:style-name="ce4" table:formula="of:=IF([.E24]&lt;&gt;&quot;&quot;;[.$A$25]*[.E24];&quot;&quot;)" office:value-type="float" office:value="532.631578947368" calcext:value-type="float">
            <text:p>532.63</text:p>
          </table:table-cell>
          <table:table-cell table:style-name="ce4" table:formula="of:=IF([.F24]&lt;&gt;&quot;&quot;;[.$A$25]*[.F24];&quot;&quot;)" office:value-type="float" office:value="562.222222222222" calcext:value-type="float">
            <text:p>562.22</text:p>
          </table:table-cell>
          <table:table-cell table:style-name="ce4" table:formula="of:=IF([.G24]&lt;&gt;&quot;&quot;;[.$A$25]*[.G24];&quot;&quot;)" office:value-type="float" office:value="595.294117647059" calcext:value-type="float">
            <text:p>595.29</text:p>
          </table:table-cell>
          <table:table-cell table:style-name="ce4" table:formula="of:=IF([.H24]&lt;&gt;&quot;&quot;;[.$A$25]*[.H24];&quot;&quot;)" office:value-type="float" office:value="632.5" calcext:value-type="float">
            <text:p>632.50</text:p>
          </table:table-cell>
          <table:table-cell table:style-name="ce4" table:formula="of:=IF([.I24]&lt;&gt;&quot;&quot;;[.$A$25]*[.I24];&quot;&quot;)" office:value-type="float" office:value="674.666666666667" calcext:value-type="float">
            <text:p>674.67</text:p>
          </table:table-cell>
          <table:table-cell table:style-name="ce4" table:formula="of:=IF([.J24]&lt;&gt;&quot;&quot;;[.$A$25]*[.J24];&quot;&quot;)" office:value-type="float" office:value="722.857142857143" calcext:value-type="float">
            <text:p>722.86</text:p>
          </table:table-cell>
          <table:table-cell table:style-name="ce4" table:formula="of:=IF([.K24]&lt;&gt;&quot;&quot;;[.$A$25]*[.K24];&quot;&quot;)" office:value-type="float" office:value="778.461538461539" calcext:value-type="float">
            <text:p>778.46</text:p>
          </table:table-cell>
          <table:table-cell table:style-name="ce4" table:formula="of:=IF([.L24]&lt;&gt;&quot;&quot;;[.$A$25]*[.L24];&quot;&quot;)" office:value-type="float" office:value="843.333333333333" calcext:value-type="float">
            <text:p>843.33</text:p>
          </table:table-cell>
          <table:table-cell table:style-name="ce4" table:formula="of:=IF([.M24]&lt;&gt;&quot;&quot;;[.$A$25]*[.M24];&quot;&quot;)">
            <text:p/>
          </table:table-cell>
          <table:table-cell table:number-columns-repeated="16371"/>
        </table:table-row>
        <table:table-row table:style-name="ro5">
          <table:table-cell table:style-name="ce1" office:value-type="float" office:value="12" calcext:value-type="float">
            <text:p>12 <text:s text:c="7"/></text:p>
          </table:table-cell>
          <table:table-cell table:style-name="ce1" table:formula="of:=[.B25]" office:value-type="float" office:value="1" calcext:value-type="float">
            <text:p>1 <text:s text:c="7"/></text:p>
          </table:table-cell>
          <table:table-cell table:style-name="ce1" table:formula="of:=[.C25]" office:value-type="float" office:value="2" calcext:value-type="float">
            <text:p>2 <text:s text:c="7"/></text:p>
          </table:table-cell>
          <table:table-cell table:style-name="ce1" table:formula="of:=[.D25]" office:value-type="float" office:value="3" calcext:value-type="float">
            <text:p>3 <text:s text:c="7"/></text:p>
          </table:table-cell>
          <table:table-cell table:style-name="ce1" table:formula="of:=[.E25]" office:value-type="float" office:value="4" calcext:value-type="float">
            <text:p>4 <text:s text:c="7"/></text:p>
          </table:table-cell>
          <table:table-cell table:style-name="ce1" table:formula="of:=[.F25]" office:value-type="float" office:value="5" calcext:value-type="float">
            <text:p>5 <text:s text:c="7"/></text:p>
          </table:table-cell>
          <table:table-cell table:style-name="ce1" table:formula="of:=[.G25]" office:value-type="float" office:value="6" calcext:value-type="float">
            <text:p>6 <text:s text:c="7"/></text:p>
          </table:table-cell>
          <table:table-cell table:style-name="ce1" table:formula="of:=[.H25]" office:value-type="float" office:value="7" calcext:value-type="float">
            <text:p>7 <text:s text:c="7"/></text:p>
          </table:table-cell>
          <table:table-cell table:style-name="ce1" table:formula="of:=[.I25]" office:value-type="float" office:value="8" calcext:value-type="float">
            <text:p>8 <text:s text:c="7"/></text:p>
          </table:table-cell>
          <table:table-cell table:style-name="ce1" table:formula="of:=[.J25]" office:value-type="float" office:value="9" calcext:value-type="float">
            <text:p>9 <text:s text:c="7"/></text:p>
          </table:table-cell>
          <table:table-cell table:style-name="ce1" table:formula="of:=[.K25]" office:value-type="float" office:value="10" calcext:value-type="float">
            <text:p>10 <text:s text:c="7"/></text:p>
          </table:table-cell>
          <table:table-cell table:style-name="ce1" table:formula="of:=[.L25]" office:value-type="float" office:value="11" calcext:value-type="float">
            <text:p>11 <text:s text:c="7"/></text:p>
          </table:table-cell>
          <table:table-cell table:style-name="ce1"/>
          <table:table-cell table:number-columns-repeated="16371"/>
        </table:table-row>
        <table:table-row table:style-name="ro5">
          <table:table-cell table:style-name="ce1" table:formula="of:=[.A27]" office:value-type="float" office:value="1" calcext:value-type="float">
            <text:p>1 <text:s text:c="7"/></text:p>
          </table:table-cell>
          <table:table-cell table:style-name="ce5" table:formula="of:=IF([.B26]&lt;&gt;&quot;&quot;;[.$A$49]*LOG([.B26]/[.$A$25];2);&quot;&quot;)" office:value-type="float" office:value="0" calcext:value-type="float">
            <text:p>0.00</text:p>
          </table:table-cell>
          <table:table-cell table:style-name="ce5" table:formula="of:=IF([.C26]&lt;&gt;&quot;&quot;;[.$A$49]*LOG([.C26]/[.$A$25];2);&quot;&quot;)">
            <text:p/>
          </table:table-cell>
          <table:table-cell table:style-name="ce5" table:formula="of:=IF([.D26]&lt;&gt;&quot;&quot;;[.$A$49]*LOG([.D26]/[.$A$25];2);&quot;&quot;)">
            <text:p/>
          </table:table-cell>
          <table:table-cell table:style-name="ce5" table:formula="of:=IF([.E26]&lt;&gt;&quot;&quot;;[.$A$49]*LOG([.E26]/[.$A$25];2);&quot;&quot;)">
            <text:p/>
          </table:table-cell>
          <table:table-cell table:style-name="ce5" table:formula="of:=IF([.F26]&lt;&gt;&quot;&quot;;[.$A$49]*LOG([.F26]/[.$A$25];2);&quot;&quot;)">
            <text:p/>
          </table:table-cell>
          <table:table-cell table:style-name="ce5" table:formula="of:=IF([.G26]&lt;&gt;&quot;&quot;;[.$A$49]*LOG([.G26]/[.$A$25];2);&quot;&quot;)">
            <text:p/>
          </table:table-cell>
          <table:table-cell table:style-name="ce5" table:formula="of:=IF([.H26]&lt;&gt;&quot;&quot;;[.$A$49]*LOG([.H26]/[.$A$25];2);&quot;&quot;)">
            <text:p/>
          </table:table-cell>
          <table:table-cell table:style-name="ce5" table:formula="of:=IF([.I26]&lt;&gt;&quot;&quot;;[.$A$49]*LOG([.I26]/[.$A$25];2);&quot;&quot;)">
            <text:p/>
          </table:table-cell>
          <table:table-cell table:style-name="ce5" table:formula="of:=IF([.J26]&lt;&gt;&quot;&quot;;[.$A$49]*LOG([.J26]/[.$A$25];2);&quot;&quot;)">
            <text:p/>
          </table:table-cell>
          <table:table-cell table:style-name="ce5" table:formula="of:=IF([.K26]&lt;&gt;&quot;&quot;;[.$A$49]*LOG([.K26]/[.$A$25];2);&quot;&quot;)">
            <text:p/>
          </table:table-cell>
          <table:table-cell table:style-name="ce5" table:formula="of:=IF([.L26]&lt;&gt;&quot;&quot;;[.$A$49]*LOG([.L26]/[.$A$25];2);&quot;&quot;)">
            <text:p/>
          </table:table-cell>
          <table:table-cell table:style-name="ce5" table:formula="of:=IF([.M26]&lt;&gt;&quot;&quot;;[.$A$49]*LOG([.M26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8]" office:value-type="float" office:value="2" calcext:value-type="float">
            <text:p>2 <text:s text:c="7"/></text:p>
          </table:table-cell>
          <table:table-cell table:style-name="ce5" table:formula="of:=IF([.B27]&lt;&gt;&quot;&quot;;[.$A$49]*LOG([.B27]/[.$A$25];2);&quot;&quot;)" office:value-type="float" office:value="12" calcext:value-type="float">
            <text:p>12.00</text:p>
          </table:table-cell>
          <table:table-cell table:style-name="ce5" table:formula="of:=IF([.C27]&lt;&gt;&quot;&quot;;[.$A$49]*LOG([.C27]/[.$A$25];2);&quot;&quot;)">
            <text:p/>
          </table:table-cell>
          <table:table-cell table:style-name="ce5" table:formula="of:=IF([.D27]&lt;&gt;&quot;&quot;;[.$A$49]*LOG([.D27]/[.$A$25];2);&quot;&quot;)">
            <text:p/>
          </table:table-cell>
          <table:table-cell table:style-name="ce5" table:formula="of:=IF([.E27]&lt;&gt;&quot;&quot;;[.$A$49]*LOG([.E27]/[.$A$25];2);&quot;&quot;)">
            <text:p/>
          </table:table-cell>
          <table:table-cell table:style-name="ce5" table:formula="of:=IF([.F27]&lt;&gt;&quot;&quot;;[.$A$49]*LOG([.F27]/[.$A$25];2);&quot;&quot;)">
            <text:p/>
          </table:table-cell>
          <table:table-cell table:style-name="ce5" table:formula="of:=IF([.G27]&lt;&gt;&quot;&quot;;[.$A$49]*LOG([.G27]/[.$A$25];2);&quot;&quot;)">
            <text:p/>
          </table:table-cell>
          <table:table-cell table:style-name="ce5" table:formula="of:=IF([.H27]&lt;&gt;&quot;&quot;;[.$A$49]*LOG([.H27]/[.$A$25];2);&quot;&quot;)">
            <text:p/>
          </table:table-cell>
          <table:table-cell table:style-name="ce5" table:formula="of:=IF([.I27]&lt;&gt;&quot;&quot;;[.$A$49]*LOG([.I27]/[.$A$25];2);&quot;&quot;)">
            <text:p/>
          </table:table-cell>
          <table:table-cell table:style-name="ce5" table:formula="of:=IF([.J27]&lt;&gt;&quot;&quot;;[.$A$49]*LOG([.J27]/[.$A$25];2);&quot;&quot;)">
            <text:p/>
          </table:table-cell>
          <table:table-cell table:style-name="ce5" table:formula="of:=IF([.K27]&lt;&gt;&quot;&quot;;[.$A$49]*LOG([.K27]/[.$A$25];2);&quot;&quot;)">
            <text:p/>
          </table:table-cell>
          <table:table-cell table:style-name="ce5" table:formula="of:=IF([.L27]&lt;&gt;&quot;&quot;;[.$A$49]*LOG([.L27]/[.$A$25];2);&quot;&quot;)">
            <text:p/>
          </table:table-cell>
          <table:table-cell table:style-name="ce5" table:formula="of:=IF([.M27]&lt;&gt;&quot;&quot;;[.$A$49]*LOG([.M27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29]" office:value-type="float" office:value="3" calcext:value-type="float">
            <text:p>3 <text:s text:c="7"/></text:p>
          </table:table-cell>
          <table:table-cell table:style-name="ce5" table:formula="of:=IF([.B28]&lt;&gt;&quot;&quot;;[.$A$49]*LOG([.B28]/[.$A$25];2);&quot;&quot;)" office:value-type="float" office:value="7.01955000865388" calcext:value-type="float">
            <text:p>7.02</text:p>
          </table:table-cell>
          <table:table-cell table:style-name="ce5" table:formula="of:=IF([.C28]&lt;&gt;&quot;&quot;;[.$A$49]*LOG([.C28]/[.$A$25];2);&quot;&quot;)">
            <text:p/>
          </table:table-cell>
          <table:table-cell table:style-name="ce5" table:formula="of:=IF([.D28]&lt;&gt;&quot;&quot;;[.$A$49]*LOG([.D28]/[.$A$25];2);&quot;&quot;)">
            <text:p/>
          </table:table-cell>
          <table:table-cell table:style-name="ce5" table:formula="of:=IF([.E28]&lt;&gt;&quot;&quot;;[.$A$49]*LOG([.E28]/[.$A$25];2);&quot;&quot;)">
            <text:p/>
          </table:table-cell>
          <table:table-cell table:style-name="ce5" table:formula="of:=IF([.F28]&lt;&gt;&quot;&quot;;[.$A$49]*LOG([.F28]/[.$A$25];2);&quot;&quot;)">
            <text:p/>
          </table:table-cell>
          <table:table-cell table:style-name="ce5" table:formula="of:=IF([.G28]&lt;&gt;&quot;&quot;;[.$A$49]*LOG([.G28]/[.$A$25];2);&quot;&quot;)">
            <text:p/>
          </table:table-cell>
          <table:table-cell table:style-name="ce5" table:formula="of:=IF([.H28]&lt;&gt;&quot;&quot;;[.$A$49]*LOG([.H28]/[.$A$25];2);&quot;&quot;)">
            <text:p/>
          </table:table-cell>
          <table:table-cell table:style-name="ce5" table:formula="of:=IF([.I28]&lt;&gt;&quot;&quot;;[.$A$49]*LOG([.I28]/[.$A$25];2);&quot;&quot;)">
            <text:p/>
          </table:table-cell>
          <table:table-cell table:style-name="ce5" table:formula="of:=IF([.J28]&lt;&gt;&quot;&quot;;[.$A$49]*LOG([.J28]/[.$A$25];2);&quot;&quot;)">
            <text:p/>
          </table:table-cell>
          <table:table-cell table:style-name="ce5" table:formula="of:=IF([.K28]&lt;&gt;&quot;&quot;;[.$A$49]*LOG([.K28]/[.$A$25];2);&quot;&quot;)">
            <text:p/>
          </table:table-cell>
          <table:table-cell table:style-name="ce5" table:formula="of:=IF([.L28]&lt;&gt;&quot;&quot;;[.$A$49]*LOG([.L28]/[.$A$25];2);&quot;&quot;)">
            <text:p/>
          </table:table-cell>
          <table:table-cell table:style-name="ce5" table:formula="of:=IF([.M28]&lt;&gt;&quot;&quot;;[.$A$49]*LOG([.M28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0]" office:value-type="float" office:value="4" calcext:value-type="float">
            <text:p>4 <text:s text:c="7"/></text:p>
          </table:table-cell>
          <table:table-cell table:style-name="ce5" table:formula="of:=IF([.B29]&lt;&gt;&quot;&quot;;[.$A$49]*LOG([.B29]/[.$A$25];2);&quot;&quot;)" office:value-type="float" office:value="4.98044999134612" calcext:value-type="float">
            <text:p>4.98</text:p>
          </table:table-cell>
          <table:table-cell table:style-name="ce5" table:formula="of:=IF([.C29]&lt;&gt;&quot;&quot;;[.$A$49]*LOG([.C29]/[.$A$25];2);&quot;&quot;)">
            <text:p/>
          </table:table-cell>
          <table:table-cell table:style-name="ce5" table:formula="of:=IF([.D29]&lt;&gt;&quot;&quot;;[.$A$49]*LOG([.D29]/[.$A$25];2);&quot;&quot;)">
            <text:p/>
          </table:table-cell>
          <table:table-cell table:style-name="ce5" table:formula="of:=IF([.E29]&lt;&gt;&quot;&quot;;[.$A$49]*LOG([.E29]/[.$A$25];2);&quot;&quot;)">
            <text:p/>
          </table:table-cell>
          <table:table-cell table:style-name="ce5" table:formula="of:=IF([.F29]&lt;&gt;&quot;&quot;;[.$A$49]*LOG([.F29]/[.$A$25];2);&quot;&quot;)">
            <text:p/>
          </table:table-cell>
          <table:table-cell table:style-name="ce5" table:formula="of:=IF([.G29]&lt;&gt;&quot;&quot;;[.$A$49]*LOG([.G29]/[.$A$25];2);&quot;&quot;)">
            <text:p/>
          </table:table-cell>
          <table:table-cell table:style-name="ce5" table:formula="of:=IF([.H29]&lt;&gt;&quot;&quot;;[.$A$49]*LOG([.H29]/[.$A$25];2);&quot;&quot;)">
            <text:p/>
          </table:table-cell>
          <table:table-cell table:style-name="ce5" table:formula="of:=IF([.I29]&lt;&gt;&quot;&quot;;[.$A$49]*LOG([.I29]/[.$A$25];2);&quot;&quot;)">
            <text:p/>
          </table:table-cell>
          <table:table-cell table:style-name="ce5" table:formula="of:=IF([.J29]&lt;&gt;&quot;&quot;;[.$A$49]*LOG([.J29]/[.$A$25];2);&quot;&quot;)">
            <text:p/>
          </table:table-cell>
          <table:table-cell table:style-name="ce5" table:formula="of:=IF([.K29]&lt;&gt;&quot;&quot;;[.$A$49]*LOG([.K29]/[.$A$25];2);&quot;&quot;)">
            <text:p/>
          </table:table-cell>
          <table:table-cell table:style-name="ce5" table:formula="of:=IF([.L29]&lt;&gt;&quot;&quot;;[.$A$49]*LOG([.L29]/[.$A$25];2);&quot;&quot;)">
            <text:p/>
          </table:table-cell>
          <table:table-cell table:style-name="ce5" table:formula="of:=IF([.M29]&lt;&gt;&quot;&quot;;[.$A$49]*LOG([.M29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1]" office:value-type="float" office:value="5" calcext:value-type="float">
            <text:p>5 <text:s text:c="7"/></text:p>
          </table:table-cell>
          <table:table-cell table:style-name="ce5" table:formula="of:=IF([.B30]&lt;&gt;&quot;&quot;;[.$A$49]*LOG([.B30]/[.$A$25];2);&quot;&quot;)" office:value-type="float" office:value="3.86313713864835" calcext:value-type="float">
            <text:p>3.86</text:p>
          </table:table-cell>
          <table:table-cell table:style-name="ce5" table:formula="of:=IF([.C30]&lt;&gt;&quot;&quot;;[.$A$49]*LOG([.C30]/[.$A$25];2);&quot;&quot;)" office:value-type="float" office:value="8.84358712999448" calcext:value-type="float">
            <text:p>8.84</text:p>
          </table:table-cell>
          <table:table-cell table:style-name="ce5" table:formula="of:=IF([.D30]&lt;&gt;&quot;&quot;;[.$A$49]*LOG([.D30]/[.$A$25];2);&quot;&quot;)">
            <text:p/>
          </table:table-cell>
          <table:table-cell table:style-name="ce5" table:formula="of:=IF([.E30]&lt;&gt;&quot;&quot;;[.$A$49]*LOG([.E30]/[.$A$25];2);&quot;&quot;)">
            <text:p/>
          </table:table-cell>
          <table:table-cell table:style-name="ce5" table:formula="of:=IF([.F30]&lt;&gt;&quot;&quot;;[.$A$49]*LOG([.F30]/[.$A$25];2);&quot;&quot;)">
            <text:p/>
          </table:table-cell>
          <table:table-cell table:style-name="ce5" table:formula="of:=IF([.G30]&lt;&gt;&quot;&quot;;[.$A$49]*LOG([.G30]/[.$A$25];2);&quot;&quot;)">
            <text:p/>
          </table:table-cell>
          <table:table-cell table:style-name="ce5" table:formula="of:=IF([.H30]&lt;&gt;&quot;&quot;;[.$A$49]*LOG([.H30]/[.$A$25];2);&quot;&quot;)">
            <text:p/>
          </table:table-cell>
          <table:table-cell table:style-name="ce5" table:formula="of:=IF([.I30]&lt;&gt;&quot;&quot;;[.$A$49]*LOG([.I30]/[.$A$25];2);&quot;&quot;)">
            <text:p/>
          </table:table-cell>
          <table:table-cell table:style-name="ce5" table:formula="of:=IF([.J30]&lt;&gt;&quot;&quot;;[.$A$49]*LOG([.J30]/[.$A$25];2);&quot;&quot;)">
            <text:p/>
          </table:table-cell>
          <table:table-cell table:style-name="ce5" table:formula="of:=IF([.K30]&lt;&gt;&quot;&quot;;[.$A$49]*LOG([.K30]/[.$A$25];2);&quot;&quot;)">
            <text:p/>
          </table:table-cell>
          <table:table-cell table:style-name="ce5" table:formula="of:=IF([.L30]&lt;&gt;&quot;&quot;;[.$A$49]*LOG([.L30]/[.$A$25];2);&quot;&quot;)">
            <text:p/>
          </table:table-cell>
          <table:table-cell table:style-name="ce5" table:formula="of:=IF([.M30]&lt;&gt;&quot;&quot;;[.$A$49]*LOG([.M30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2]" office:value-type="float" office:value="6" calcext:value-type="float">
            <text:p>6 <text:s text:c="7"/></text:p>
          </table:table-cell>
          <table:table-cell table:style-name="ce5" table:formula="of:=IF([.B31]&lt;&gt;&quot;&quot;;[.$A$49]*LOG([.B31]/[.$A$25];2);&quot;&quot;)" office:value-type="float" office:value="3.15641287000553" calcext:value-type="float">
            <text:p>3.16</text:p>
          </table:table-cell>
          <table:table-cell table:style-name="ce5" table:formula="of:=IF([.C31]&lt;&gt;&quot;&quot;;[.$A$49]*LOG([.C31]/[.$A$25];2);&quot;&quot;)">
            <text:p/>
          </table:table-cell>
          <table:table-cell table:style-name="ce5" table:formula="of:=IF([.D31]&lt;&gt;&quot;&quot;;[.$A$49]*LOG([.D31]/[.$A$25];2);&quot;&quot;)">
            <text:p/>
          </table:table-cell>
          <table:table-cell table:style-name="ce5" table:formula="of:=IF([.E31]&lt;&gt;&quot;&quot;;[.$A$49]*LOG([.E31]/[.$A$25];2);&quot;&quot;)">
            <text:p/>
          </table:table-cell>
          <table:table-cell table:style-name="ce5" table:formula="of:=IF([.F31]&lt;&gt;&quot;&quot;;[.$A$49]*LOG([.F31]/[.$A$25];2);&quot;&quot;)">
            <text:p/>
          </table:table-cell>
          <table:table-cell table:style-name="ce5" table:formula="of:=IF([.G31]&lt;&gt;&quot;&quot;;[.$A$49]*LOG([.G31]/[.$A$25];2);&quot;&quot;)">
            <text:p/>
          </table:table-cell>
          <table:table-cell table:style-name="ce5" table:formula="of:=IF([.H31]&lt;&gt;&quot;&quot;;[.$A$49]*LOG([.H31]/[.$A$25];2);&quot;&quot;)">
            <text:p/>
          </table:table-cell>
          <table:table-cell table:style-name="ce5" table:formula="of:=IF([.I31]&lt;&gt;&quot;&quot;;[.$A$49]*LOG([.I31]/[.$A$25];2);&quot;&quot;)">
            <text:p/>
          </table:table-cell>
          <table:table-cell table:style-name="ce5" table:formula="of:=IF([.J31]&lt;&gt;&quot;&quot;;[.$A$49]*LOG([.J31]/[.$A$25];2);&quot;&quot;)">
            <text:p/>
          </table:table-cell>
          <table:table-cell table:style-name="ce5" table:formula="of:=IF([.K31]&lt;&gt;&quot;&quot;;[.$A$49]*LOG([.K31]/[.$A$25];2);&quot;&quot;)">
            <text:p/>
          </table:table-cell>
          <table:table-cell table:style-name="ce5" table:formula="of:=IF([.L31]&lt;&gt;&quot;&quot;;[.$A$49]*LOG([.L31]/[.$A$25];2);&quot;&quot;)">
            <text:p/>
          </table:table-cell>
          <table:table-cell table:style-name="ce5" table:formula="of:=IF([.M31]&lt;&gt;&quot;&quot;;[.$A$49]*LOG([.M31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3]" office:value-type="float" office:value="7" calcext:value-type="float">
            <text:p>7 <text:s text:c="7"/></text:p>
          </table:table-cell>
          <table:table-cell table:style-name="ce5" table:formula="of:=IF([.B32]&lt;&gt;&quot;&quot;;[.$A$49]*LOG([.B32]/[.$A$25];2);&quot;&quot;)" office:value-type="float" office:value="2.66870905603738" calcext:value-type="float">
            <text:p>2.67</text:p>
          </table:table-cell>
          <table:table-cell table:style-name="ce5" table:formula="of:=IF([.C32]&lt;&gt;&quot;&quot;;[.$A$49]*LOG([.C32]/[.$A$25];2);&quot;&quot;)" office:value-type="float" office:value="5.8251219260429" calcext:value-type="float">
            <text:p>5.83</text:p>
          </table:table-cell>
          <table:table-cell table:style-name="ce5" table:formula="of:=IF([.D32]&lt;&gt;&quot;&quot;;[.$A$49]*LOG([.D32]/[.$A$25];2);&quot;&quot;)" office:value-type="float" office:value="9.68825906469125" calcext:value-type="float">
            <text:p>9.69</text:p>
          </table:table-cell>
          <table:table-cell table:style-name="ce5" table:formula="of:=IF([.E32]&lt;&gt;&quot;&quot;;[.$A$49]*LOG([.E32]/[.$A$25];2);&quot;&quot;)">
            <text:p/>
          </table:table-cell>
          <table:table-cell table:style-name="ce5" table:formula="of:=IF([.F32]&lt;&gt;&quot;&quot;;[.$A$49]*LOG([.F32]/[.$A$25];2);&quot;&quot;)">
            <text:p/>
          </table:table-cell>
          <table:table-cell table:style-name="ce5" table:formula="of:=IF([.G32]&lt;&gt;&quot;&quot;;[.$A$49]*LOG([.G32]/[.$A$25];2);&quot;&quot;)">
            <text:p/>
          </table:table-cell>
          <table:table-cell table:style-name="ce5" table:formula="of:=IF([.H32]&lt;&gt;&quot;&quot;;[.$A$49]*LOG([.H32]/[.$A$25];2);&quot;&quot;)">
            <text:p/>
          </table:table-cell>
          <table:table-cell table:style-name="ce5" table:formula="of:=IF([.I32]&lt;&gt;&quot;&quot;;[.$A$49]*LOG([.I32]/[.$A$25];2);&quot;&quot;)">
            <text:p/>
          </table:table-cell>
          <table:table-cell table:style-name="ce5" table:formula="of:=IF([.J32]&lt;&gt;&quot;&quot;;[.$A$49]*LOG([.J32]/[.$A$25];2);&quot;&quot;)">
            <text:p/>
          </table:table-cell>
          <table:table-cell table:style-name="ce5" table:formula="of:=IF([.K32]&lt;&gt;&quot;&quot;;[.$A$49]*LOG([.K32]/[.$A$25];2);&quot;&quot;)">
            <text:p/>
          </table:table-cell>
          <table:table-cell table:style-name="ce5" table:formula="of:=IF([.L32]&lt;&gt;&quot;&quot;;[.$A$49]*LOG([.L32]/[.$A$25];2);&quot;&quot;)">
            <text:p/>
          </table:table-cell>
          <table:table-cell table:style-name="ce5" table:formula="of:=IF([.M32]&lt;&gt;&quot;&quot;;[.$A$49]*LOG([.M32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4]" office:value-type="float" office:value="8" calcext:value-type="float">
            <text:p>8 <text:s text:c="7"/></text:p>
          </table:table-cell>
          <table:table-cell table:style-name="ce5" table:formula="of:=IF([.B33]&lt;&gt;&quot;&quot;;[.$A$49]*LOG([.B33]/[.$A$25];2);&quot;&quot;)" office:value-type="float" office:value="2.31174093530875" calcext:value-type="float">
            <text:p>2.31</text:p>
          </table:table-cell>
          <table:table-cell table:style-name="ce5" table:formula="of:=IF([.C33]&lt;&gt;&quot;&quot;;[.$A$49]*LOG([.C33]/[.$A$25];2);&quot;&quot;)">
            <text:p/>
          </table:table-cell>
          <table:table-cell table:style-name="ce5" table:formula="of:=IF([.D33]&lt;&gt;&quot;&quot;;[.$A$49]*LOG([.D33]/[.$A$25];2);&quot;&quot;)" office:value-type="float" office:value="8.13686286135165" calcext:value-type="float">
            <text:p>8.14</text:p>
          </table:table-cell>
          <table:table-cell table:style-name="ce5" table:formula="of:=IF([.E33]&lt;&gt;&quot;&quot;;[.$A$49]*LOG([.E33]/[.$A$25];2);&quot;&quot;)">
            <text:p/>
          </table:table-cell>
          <table:table-cell table:style-name="ce5" table:formula="of:=IF([.F33]&lt;&gt;&quot;&quot;;[.$A$49]*LOG([.F33]/[.$A$25];2);&quot;&quot;)">
            <text:p/>
          </table:table-cell>
          <table:table-cell table:style-name="ce5" table:formula="of:=IF([.G33]&lt;&gt;&quot;&quot;;[.$A$49]*LOG([.G33]/[.$A$25];2);&quot;&quot;)">
            <text:p/>
          </table:table-cell>
          <table:table-cell table:style-name="ce5" table:formula="of:=IF([.H33]&lt;&gt;&quot;&quot;;[.$A$49]*LOG([.H33]/[.$A$25];2);&quot;&quot;)">
            <text:p/>
          </table:table-cell>
          <table:table-cell table:style-name="ce5" table:formula="of:=IF([.I33]&lt;&gt;&quot;&quot;;[.$A$49]*LOG([.I33]/[.$A$25];2);&quot;&quot;)">
            <text:p/>
          </table:table-cell>
          <table:table-cell table:style-name="ce5" table:formula="of:=IF([.J33]&lt;&gt;&quot;&quot;;[.$A$49]*LOG([.J33]/[.$A$25];2);&quot;&quot;)">
            <text:p/>
          </table:table-cell>
          <table:table-cell table:style-name="ce5" table:formula="of:=IF([.K33]&lt;&gt;&quot;&quot;;[.$A$49]*LOG([.K33]/[.$A$25];2);&quot;&quot;)">
            <text:p/>
          </table:table-cell>
          <table:table-cell table:style-name="ce5" table:formula="of:=IF([.L33]&lt;&gt;&quot;&quot;;[.$A$49]*LOG([.L33]/[.$A$25];2);&quot;&quot;)">
            <text:p/>
          </table:table-cell>
          <table:table-cell table:style-name="ce5" table:formula="of:=IF([.M33]&lt;&gt;&quot;&quot;;[.$A$49]*LOG([.M33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5]" office:value-type="float" office:value="9" calcext:value-type="float">
            <text:p>9 <text:s text:c="7"/></text:p>
          </table:table-cell>
          <table:table-cell table:style-name="ce5" table:formula="of:=IF([.B34]&lt;&gt;&quot;&quot;;[.$A$49]*LOG([.B34]/[.$A$25];2);&quot;&quot;)" office:value-type="float" office:value="2.03910001730775" calcext:value-type="float">
            <text:p>2.04</text:p>
          </table:table-cell>
          <table:table-cell table:style-name="ce5" table:formula="of:=IF([.C34]&lt;&gt;&quot;&quot;;[.$A$49]*LOG([.C34]/[.$A$25];2);&quot;&quot;)" office:value-type="float" office:value="4.3508409526165" calcext:value-type="float">
            <text:p>4.35</text:p>
          </table:table-cell>
          <table:table-cell table:style-name="ce5" table:formula="of:=IF([.D34]&lt;&gt;&quot;&quot;;[.$A$49]*LOG([.D34]/[.$A$25];2);&quot;&quot;)">
            <text:p/>
          </table:table-cell>
          <table:table-cell table:style-name="ce5" table:formula="of:=IF([.E34]&lt;&gt;&quot;&quot;;[.$A$49]*LOG([.E34]/[.$A$25];2);&quot;&quot;)" office:value-type="float" office:value="10.1759628786594" calcext:value-type="float">
            <text:p>10.18</text:p>
          </table:table-cell>
          <table:table-cell table:style-name="ce5" table:formula="of:=IF([.F34]&lt;&gt;&quot;&quot;;[.$A$49]*LOG([.F34]/[.$A$25];2);&quot;&quot;)">
            <text:p/>
          </table:table-cell>
          <table:table-cell table:style-name="ce5" table:formula="of:=IF([.G34]&lt;&gt;&quot;&quot;;[.$A$49]*LOG([.G34]/[.$A$25];2);&quot;&quot;)">
            <text:p/>
          </table:table-cell>
          <table:table-cell table:style-name="ce5" table:formula="of:=IF([.H34]&lt;&gt;&quot;&quot;;[.$A$49]*LOG([.H34]/[.$A$25];2);&quot;&quot;)">
            <text:p/>
          </table:table-cell>
          <table:table-cell table:style-name="ce5" table:formula="of:=IF([.I34]&lt;&gt;&quot;&quot;;[.$A$49]*LOG([.I34]/[.$A$25];2);&quot;&quot;)">
            <text:p/>
          </table:table-cell>
          <table:table-cell table:style-name="ce5" table:formula="of:=IF([.J34]&lt;&gt;&quot;&quot;;[.$A$49]*LOG([.J34]/[.$A$25];2);&quot;&quot;)">
            <text:p/>
          </table:table-cell>
          <table:table-cell table:style-name="ce5" table:formula="of:=IF([.K34]&lt;&gt;&quot;&quot;;[.$A$49]*LOG([.K34]/[.$A$25];2);&quot;&quot;)">
            <text:p/>
          </table:table-cell>
          <table:table-cell table:style-name="ce5" table:formula="of:=IF([.L34]&lt;&gt;&quot;&quot;;[.$A$49]*LOG([.L34]/[.$A$25];2);&quot;&quot;)">
            <text:p/>
          </table:table-cell>
          <table:table-cell table:style-name="ce5" table:formula="of:=IF([.M34]&lt;&gt;&quot;&quot;;[.$A$49]*LOG([.M34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6]" office:value-type="float" office:value="10" calcext:value-type="float">
            <text:p>10 <text:s text:c="7"/></text:p>
          </table:table-cell>
          <table:table-cell table:style-name="ce5" table:formula="of:=IF([.B35]&lt;&gt;&quot;&quot;;[.$A$49]*LOG([.B35]/[.$A$25];2);&quot;&quot;)" office:value-type="float" office:value="1.8240371213406" calcext:value-type="float">
            <text:p>1.82</text:p>
          </table:table-cell>
          <table:table-cell table:style-name="ce5" table:formula="of:=IF([.C35]&lt;&gt;&quot;&quot;;[.$A$49]*LOG([.C35]/[.$A$25];2);&quot;&quot;)">
            <text:p/>
          </table:table-cell>
          <table:table-cell table:style-name="ce5" table:formula="of:=IF([.D35]&lt;&gt;&quot;&quot;;[.$A$49]*LOG([.D35]/[.$A$25];2);&quot;&quot;)" office:value-type="float" office:value="6.1748780739571" calcext:value-type="float">
            <text:p>6.17</text:p>
          </table:table-cell>
          <table:table-cell table:style-name="ce5" table:formula="of:=IF([.E35]&lt;&gt;&quot;&quot;;[.$A$49]*LOG([.E35]/[.$A$25];2);&quot;&quot;)">
            <text:p/>
          </table:table-cell>
          <table:table-cell table:style-name="ce5" table:formula="of:=IF([.F35]&lt;&gt;&quot;&quot;;[.$A$49]*LOG([.F35]/[.$A$25];2);&quot;&quot;)">
            <text:p/>
          </table:table-cell>
          <table:table-cell table:style-name="ce5" table:formula="of:=IF([.G35]&lt;&gt;&quot;&quot;;[.$A$49]*LOG([.G35]/[.$A$25];2);&quot;&quot;)">
            <text:p/>
          </table:table-cell>
          <table:table-cell table:style-name="ce5" table:formula="of:=IF([.H35]&lt;&gt;&quot;&quot;;[.$A$49]*LOG([.H35]/[.$A$25];2);&quot;&quot;)">
            <text:p/>
          </table:table-cell>
          <table:table-cell table:style-name="ce5" table:formula="of:=IF([.I35]&lt;&gt;&quot;&quot;;[.$A$49]*LOG([.I35]/[.$A$25];2);&quot;&quot;)">
            <text:p/>
          </table:table-cell>
          <table:table-cell table:style-name="ce5" table:formula="of:=IF([.J35]&lt;&gt;&quot;&quot;;[.$A$49]*LOG([.J35]/[.$A$25];2);&quot;&quot;)">
            <text:p/>
          </table:table-cell>
          <table:table-cell table:style-name="ce5" table:formula="of:=IF([.K35]&lt;&gt;&quot;&quot;;[.$A$49]*LOG([.K35]/[.$A$25];2);&quot;&quot;)">
            <text:p/>
          </table:table-cell>
          <table:table-cell table:style-name="ce5" table:formula="of:=IF([.L35]&lt;&gt;&quot;&quot;;[.$A$49]*LOG([.L35]/[.$A$25];2);&quot;&quot;)">
            <text:p/>
          </table:table-cell>
          <table:table-cell table:style-name="ce5" table:formula="of:=IF([.M35]&lt;&gt;&quot;&quot;;[.$A$49]*LOG([.M35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7]" office:value-type="float" office:value="11" calcext:value-type="float">
            <text:p>11 <text:s text:c="7"/></text:p>
          </table:table-cell>
          <table:table-cell table:style-name="ce5" table:formula="of:=IF([.B36]&lt;&gt;&quot;&quot;;[.$A$49]*LOG([.B36]/[.$A$25];2);&quot;&quot;)" office:value-type="float" office:value="1.65004228499922" calcext:value-type="float">
            <text:p>1.65</text:p>
          </table:table-cell>
          <table:table-cell table:style-name="ce5" table:formula="of:=IF([.C36]&lt;&gt;&quot;&quot;;[.$A$49]*LOG([.C36]/[.$A$25];2);&quot;&quot;)" office:value-type="float" office:value="3.47407940633982" calcext:value-type="float">
            <text:p>3.47</text:p>
          </table:table-cell>
          <table:table-cell table:style-name="ce5" table:formula="of:=IF([.D36]&lt;&gt;&quot;&quot;;[.$A$49]*LOG([.D36]/[.$A$25];2);&quot;&quot;)" office:value-type="float" office:value="5.51317942364757" calcext:value-type="float">
            <text:p>5.51</text:p>
          </table:table-cell>
          <table:table-cell table:style-name="ce5" table:formula="of:=IF([.E36]&lt;&gt;&quot;&quot;;[.$A$49]*LOG([.E36]/[.$A$25];2);&quot;&quot;)" office:value-type="float" office:value="7.82492035895632" calcext:value-type="float">
            <text:p>7.82</text:p>
          </table:table-cell>
          <table:table-cell table:style-name="ce5" table:formula="of:=IF([.F36]&lt;&gt;&quot;&quot;;[.$A$49]*LOG([.F36]/[.$A$25];2);&quot;&quot;)" office:value-type="float" office:value="10.4936294149937" calcext:value-type="float">
            <text:p>10.49</text:p>
          </table:table-cell>
          <table:table-cell table:style-name="ce5" table:formula="of:=IF([.G36]&lt;&gt;&quot;&quot;;[.$A$49]*LOG([.G36]/[.$A$25];2);&quot;&quot;)">
            <text:p/>
          </table:table-cell>
          <table:table-cell table:style-name="ce5" table:formula="of:=IF([.H36]&lt;&gt;&quot;&quot;;[.$A$49]*LOG([.H36]/[.$A$25];2);&quot;&quot;)">
            <text:p/>
          </table:table-cell>
          <table:table-cell table:style-name="ce5" table:formula="of:=IF([.I36]&lt;&gt;&quot;&quot;;[.$A$49]*LOG([.I36]/[.$A$25];2);&quot;&quot;)">
            <text:p/>
          </table:table-cell>
          <table:table-cell table:style-name="ce5" table:formula="of:=IF([.J36]&lt;&gt;&quot;&quot;;[.$A$49]*LOG([.J36]/[.$A$25];2);&quot;&quot;)">
            <text:p/>
          </table:table-cell>
          <table:table-cell table:style-name="ce5" table:formula="of:=IF([.K36]&lt;&gt;&quot;&quot;;[.$A$49]*LOG([.K36]/[.$A$25];2);&quot;&quot;)">
            <text:p/>
          </table:table-cell>
          <table:table-cell table:style-name="ce5" table:formula="of:=IF([.L36]&lt;&gt;&quot;&quot;;[.$A$49]*LOG([.L36]/[.$A$25];2);&quot;&quot;)">
            <text:p/>
          </table:table-cell>
          <table:table-cell table:style-name="ce5" table:formula="of:=IF([.M36]&lt;&gt;&quot;&quot;;[.$A$49]*LOG([.M36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8]" office:value-type="float" office:value="12" calcext:value-type="float">
            <text:p>12 <text:s text:c="7"/></text:p>
          </table:table-cell>
          <table:table-cell table:style-name="ce5" table:formula="of:=IF([.B37]&lt;&gt;&quot;&quot;;[.$A$49]*LOG([.B37]/[.$A$25];2);&quot;&quot;)" office:value-type="float" office:value="1.50637058500631" calcext:value-type="float">
            <text:p>1.51</text:p>
          </table:table-cell>
          <table:table-cell table:style-name="ce5" table:formula="of:=IF([.C37]&lt;&gt;&quot;&quot;;[.$A$49]*LOG([.C37]/[.$A$25];2);&quot;&quot;)">
            <text:p/>
          </table:table-cell>
          <table:table-cell table:style-name="ce5" table:formula="of:=IF([.D37]&lt;&gt;&quot;&quot;;[.$A$49]*LOG([.D37]/[.$A$25];2);&quot;&quot;)">
            <text:p/>
          </table:table-cell>
          <table:table-cell table:style-name="ce5" table:formula="of:=IF([.E37]&lt;&gt;&quot;&quot;;[.$A$49]*LOG([.E37]/[.$A$25];2);&quot;&quot;)">
            <text:p/>
          </table:table-cell>
          <table:table-cell table:style-name="ce5" table:formula="of:=IF([.F37]&lt;&gt;&quot;&quot;;[.$A$49]*LOG([.F37]/[.$A$25];2);&quot;&quot;)" office:value-type="float" office:value="9.33129094396262" calcext:value-type="float">
            <text:p>9.33</text:p>
          </table:table-cell>
          <table:table-cell table:style-name="ce5" table:formula="of:=IF([.G37]&lt;&gt;&quot;&quot;;[.$A$49]*LOG([.G37]/[.$A$25];2);&quot;&quot;)">
            <text:p/>
          </table:table-cell>
          <table:table-cell table:style-name="ce5" table:formula="of:=IF([.H37]&lt;&gt;&quot;&quot;;[.$A$49]*LOG([.H37]/[.$A$25];2);&quot;&quot;)">
            <text:p/>
          </table:table-cell>
          <table:table-cell table:style-name="ce5" table:formula="of:=IF([.I37]&lt;&gt;&quot;&quot;;[.$A$49]*LOG([.I37]/[.$A$25];2);&quot;&quot;)">
            <text:p/>
          </table:table-cell>
          <table:table-cell table:style-name="ce5" table:formula="of:=IF([.J37]&lt;&gt;&quot;&quot;;[.$A$49]*LOG([.J37]/[.$A$25];2);&quot;&quot;)">
            <text:p/>
          </table:table-cell>
          <table:table-cell table:style-name="ce5" table:formula="of:=IF([.K37]&lt;&gt;&quot;&quot;;[.$A$49]*LOG([.K37]/[.$A$25];2);&quot;&quot;)">
            <text:p/>
          </table:table-cell>
          <table:table-cell table:style-name="ce5" table:formula="of:=IF([.L37]&lt;&gt;&quot;&quot;;[.$A$49]*LOG([.L37]/[.$A$25];2);&quot;&quot;)">
            <text:p/>
          </table:table-cell>
          <table:table-cell table:style-name="ce5" table:formula="of:=IF([.M37]&lt;&gt;&quot;&quot;;[.$A$49]*LOG([.M37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39]" office:value-type="float" office:value="13" calcext:value-type="float">
            <text:p>13 <text:s text:c="7"/></text:p>
          </table:table-cell>
          <table:table-cell table:style-name="ce5" table:formula="of:=IF([.B38]&lt;&gt;&quot;&quot;;[.$A$49]*LOG([.B38]/[.$A$25];2);&quot;&quot;)" office:value-type="float" office:value="1.38572660903923" calcext:value-type="float">
            <text:p>1.39</text:p>
          </table:table-cell>
          <table:table-cell table:style-name="ce5" table:formula="of:=IF([.C38]&lt;&gt;&quot;&quot;;[.$A$49]*LOG([.C38]/[.$A$25];2);&quot;&quot;)" office:value-type="float" office:value="2.89209719404554" calcext:value-type="float">
            <text:p>2.89</text:p>
          </table:table-cell>
          <table:table-cell table:style-name="ce5" table:formula="of:=IF([.D38]&lt;&gt;&quot;&quot;;[.$A$49]*LOG([.D38]/[.$A$25];2);&quot;&quot;)" office:value-type="float" office:value="4.54213947904476" calcext:value-type="float">
            <text:p>4.54</text:p>
          </table:table-cell>
          <table:table-cell table:style-name="ce5" table:formula="of:=IF([.E38]&lt;&gt;&quot;&quot;;[.$A$49]*LOG([.E38]/[.$A$25];2);&quot;&quot;)" office:value-type="float" office:value="6.36617660038536" calcext:value-type="float">
            <text:p>6.37</text:p>
          </table:table-cell>
          <table:table-cell table:style-name="ce5" table:formula="of:=IF([.F38]&lt;&gt;&quot;&quot;;[.$A$49]*LOG([.F38]/[.$A$25];2);&quot;&quot;)" office:value-type="float" office:value="8.40527661769311" calcext:value-type="float">
            <text:p>8.41</text:p>
          </table:table-cell>
          <table:table-cell table:style-name="ce5" table:formula="of:=IF([.G38]&lt;&gt;&quot;&quot;;[.$A$49]*LOG([.G38]/[.$A$25];2);&quot;&quot;)" office:value-type="float" office:value="10.7170175530019" calcext:value-type="float">
            <text:p>10.72</text:p>
          </table:table-cell>
          <table:table-cell table:style-name="ce5" table:formula="of:=IF([.H38]&lt;&gt;&quot;&quot;;[.$A$49]*LOG([.H38]/[.$A$25];2);&quot;&quot;)">
            <text:p/>
          </table:table-cell>
          <table:table-cell table:style-name="ce5" table:formula="of:=IF([.I38]&lt;&gt;&quot;&quot;;[.$A$49]*LOG([.I38]/[.$A$25];2);&quot;&quot;)">
            <text:p/>
          </table:table-cell>
          <table:table-cell table:style-name="ce5" table:formula="of:=IF([.J38]&lt;&gt;&quot;&quot;;[.$A$49]*LOG([.J38]/[.$A$25];2);&quot;&quot;)">
            <text:p/>
          </table:table-cell>
          <table:table-cell table:style-name="ce5" table:formula="of:=IF([.K38]&lt;&gt;&quot;&quot;;[.$A$49]*LOG([.K38]/[.$A$25];2);&quot;&quot;)">
            <text:p/>
          </table:table-cell>
          <table:table-cell table:style-name="ce5" table:formula="of:=IF([.L38]&lt;&gt;&quot;&quot;;[.$A$49]*LOG([.L38]/[.$A$25];2);&quot;&quot;)">
            <text:p/>
          </table:table-cell>
          <table:table-cell table:style-name="ce5" table:formula="of:=IF([.M38]&lt;&gt;&quot;&quot;;[.$A$49]*LOG([.M38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0]" office:value-type="float" office:value="14" calcext:value-type="float">
            <text:p>14 <text:s text:c="7"/></text:p>
          </table:table-cell>
          <table:table-cell table:style-name="ce5" table:formula="of:=IF([.B39]&lt;&gt;&quot;&quot;;[.$A$49]*LOG([.B39]/[.$A$25];2);&quot;&quot;)" office:value-type="float" office:value="1.28298244699814" calcext:value-type="float">
            <text:p>1.28</text:p>
          </table:table-cell>
          <table:table-cell table:style-name="ce5" table:formula="of:=IF([.C39]&lt;&gt;&quot;&quot;;[.$A$49]*LOG([.C39]/[.$A$25];2);&quot;&quot;)">
            <text:p/>
          </table:table-cell>
          <table:table-cell table:style-name="ce5" table:formula="of:=IF([.D39]&lt;&gt;&quot;&quot;;[.$A$49]*LOG([.D39]/[.$A$25];2);&quot;&quot;)" office:value-type="float" office:value="4.17507964104368" calcext:value-type="float">
            <text:p>4.18</text:p>
          </table:table-cell>
          <table:table-cell table:style-name="ce5" table:formula="of:=IF([.E39]&lt;&gt;&quot;&quot;;[.$A$49]*LOG([.E39]/[.$A$25];2);&quot;&quot;)">
            <text:p/>
          </table:table-cell>
          <table:table-cell table:style-name="ce5" table:formula="of:=IF([.F39]&lt;&gt;&quot;&quot;;[.$A$49]*LOG([.F39]/[.$A$25];2);&quot;&quot;)" office:value-type="float" office:value="7.6491590473835" calcext:value-type="float">
            <text:p>7.65</text:p>
          </table:table-cell>
          <table:table-cell table:style-name="ce5" table:formula="of:=IF([.G39]&lt;&gt;&quot;&quot;;[.$A$49]*LOG([.G39]/[.$A$25];2);&quot;&quot;)">
            <text:p/>
          </table:table-cell>
          <table:table-cell table:style-name="ce5" table:formula="of:=IF([.H39]&lt;&gt;&quot;&quot;;[.$A$49]*LOG([.H39]/[.$A$25];2);&quot;&quot;)">
            <text:p/>
          </table:table-cell>
          <table:table-cell table:style-name="ce5" table:formula="of:=IF([.I39]&lt;&gt;&quot;&quot;;[.$A$49]*LOG([.I39]/[.$A$25];2);&quot;&quot;)">
            <text:p/>
          </table:table-cell>
          <table:table-cell table:style-name="ce5" table:formula="of:=IF([.J39]&lt;&gt;&quot;&quot;;[.$A$49]*LOG([.J39]/[.$A$25];2);&quot;&quot;)">
            <text:p/>
          </table:table-cell>
          <table:table-cell table:style-name="ce5" table:formula="of:=IF([.K39]&lt;&gt;&quot;&quot;;[.$A$49]*LOG([.K39]/[.$A$25];2);&quot;&quot;)">
            <text:p/>
          </table:table-cell>
          <table:table-cell table:style-name="ce5" table:formula="of:=IF([.L39]&lt;&gt;&quot;&quot;;[.$A$49]*LOG([.L39]/[.$A$25];2);&quot;&quot;)">
            <text:p/>
          </table:table-cell>
          <table:table-cell table:style-name="ce5" table:formula="of:=IF([.M39]&lt;&gt;&quot;&quot;;[.$A$49]*LOG([.M39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1]" office:value-type="float" office:value="15" calcext:value-type="float">
            <text:p>15 <text:s text:c="7"/></text:p>
          </table:table-cell>
          <table:table-cell table:style-name="ce5" table:formula="of:=IF([.B40]&lt;&gt;&quot;&quot;;[.$A$49]*LOG([.B40]/[.$A$25];2);&quot;&quot;)" office:value-type="float" office:value="1.19442808261097" calcext:value-type="float">
            <text:p>1.19</text:p>
          </table:table-cell>
          <table:table-cell table:style-name="ce5" table:formula="of:=IF([.C40]&lt;&gt;&quot;&quot;;[.$A$49]*LOG([.C40]/[.$A$25];2);&quot;&quot;)" office:value-type="float" office:value="2.47741052960911" calcext:value-type="float">
            <text:p>2.48</text:p>
          </table:table-cell>
          <table:table-cell table:style-name="ce5" table:formula="of:=IF([.D40]&lt;&gt;&quot;&quot;;[.$A$49]*LOG([.D40]/[.$A$25];2);&quot;&quot;)">
            <text:p/>
          </table:table-cell>
          <table:table-cell table:style-name="ce5" table:formula="of:=IF([.E40]&lt;&gt;&quot;&quot;;[.$A$49]*LOG([.E40]/[.$A$25];2);&quot;&quot;)" office:value-type="float" office:value="5.36950772365465" calcext:value-type="float">
            <text:p>5.37</text:p>
          </table:table-cell>
          <table:table-cell table:style-name="ce5" table:formula="of:=IF([.F40]&lt;&gt;&quot;&quot;;[.$A$49]*LOG([.F40]/[.$A$25];2);&quot;&quot;)">
            <text:p/>
          </table:table-cell>
          <table:table-cell table:style-name="ce5" table:formula="of:=IF([.G40]&lt;&gt;&quot;&quot;;[.$A$49]*LOG([.G40]/[.$A$25];2);&quot;&quot;)">
            <text:p/>
          </table:table-cell>
          <table:table-cell table:style-name="ce5" table:formula="of:=IF([.H40]&lt;&gt;&quot;&quot;;[.$A$49]*LOG([.H40]/[.$A$25];2);&quot;&quot;)" office:value-type="float" office:value="10.8826871473022" calcext:value-type="float">
            <text:p>10.88</text:p>
          </table:table-cell>
          <table:table-cell table:style-name="ce5" table:formula="of:=IF([.I40]&lt;&gt;&quot;&quot;;[.$A$49]*LOG([.I40]/[.$A$25];2);&quot;&quot;)">
            <text:p/>
          </table:table-cell>
          <table:table-cell table:style-name="ce5" table:formula="of:=IF([.J40]&lt;&gt;&quot;&quot;;[.$A$49]*LOG([.J40]/[.$A$25];2);&quot;&quot;)">
            <text:p/>
          </table:table-cell>
          <table:table-cell table:style-name="ce5" table:formula="of:=IF([.K40]&lt;&gt;&quot;&quot;;[.$A$49]*LOG([.K40]/[.$A$25];2);&quot;&quot;)">
            <text:p/>
          </table:table-cell>
          <table:table-cell table:style-name="ce5" table:formula="of:=IF([.L40]&lt;&gt;&quot;&quot;;[.$A$49]*LOG([.L40]/[.$A$25];2);&quot;&quot;)">
            <text:p/>
          </table:table-cell>
          <table:table-cell table:style-name="ce5" table:formula="of:=IF([.M40]&lt;&gt;&quot;&quot;;[.$A$49]*LOG([.M40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2]" office:value-type="float" office:value="16" calcext:value-type="float">
            <text:p>16 <text:s text:c="7"/></text:p>
          </table:table-cell>
          <table:table-cell table:style-name="ce5" table:formula="of:=IF([.B41]&lt;&gt;&quot;&quot;;[.$A$49]*LOG([.B41]/[.$A$25];2);&quot;&quot;)" office:value-type="float" office:value="1.11731285269778" calcext:value-type="float">
            <text:p>1.12</text:p>
          </table:table-cell>
          <table:table-cell table:style-name="ce5" table:formula="of:=IF([.C41]&lt;&gt;&quot;&quot;;[.$A$49]*LOG([.C41]/[.$A$25];2);&quot;&quot;)">
            <text:p/>
          </table:table-cell>
          <table:table-cell table:style-name="ce5" table:formula="of:=IF([.D41]&lt;&gt;&quot;&quot;;[.$A$49]*LOG([.D41]/[.$A$25];2);&quot;&quot;)" office:value-type="float" office:value="3.5947233823069" calcext:value-type="float">
            <text:p>3.59</text:p>
          </table:table-cell>
          <table:table-cell table:style-name="ce5" table:formula="of:=IF([.E41]&lt;&gt;&quot;&quot;;[.$A$49]*LOG([.E41]/[.$A$25];2);&quot;&quot;)">
            <text:p/>
          </table:table-cell>
          <table:table-cell table:style-name="ce5" table:formula="of:=IF([.F41]&lt;&gt;&quot;&quot;;[.$A$49]*LOG([.F41]/[.$A$25];2);&quot;&quot;)" office:value-type="float" office:value="6.48682057635243" calcext:value-type="float">
            <text:p>6.49</text:p>
          </table:table-cell>
          <table:table-cell table:style-name="ce5" table:formula="of:=IF([.G41]&lt;&gt;&quot;&quot;;[.$A$49]*LOG([.G41]/[.$A$25];2);&quot;&quot;)">
            <text:p/>
          </table:table-cell>
          <table:table-cell table:style-name="ce5" table:formula="of:=IF([.H41]&lt;&gt;&quot;&quot;;[.$A$49]*LOG([.H41]/[.$A$25];2);&quot;&quot;)" office:value-type="float" office:value="9.96089998269225" calcext:value-type="float">
            <text:p>9.96</text:p>
          </table:table-cell>
          <table:table-cell table:style-name="ce5" table:formula="of:=IF([.I41]&lt;&gt;&quot;&quot;;[.$A$49]*LOG([.I41]/[.$A$25];2);&quot;&quot;)">
            <text:p/>
          </table:table-cell>
          <table:table-cell table:style-name="ce5" table:formula="of:=IF([.J41]&lt;&gt;&quot;&quot;;[.$A$49]*LOG([.J41]/[.$A$25];2);&quot;&quot;)">
            <text:p/>
          </table:table-cell>
          <table:table-cell table:style-name="ce5" table:formula="of:=IF([.K41]&lt;&gt;&quot;&quot;;[.$A$49]*LOG([.K41]/[.$A$25];2);&quot;&quot;)">
            <text:p/>
          </table:table-cell>
          <table:table-cell table:style-name="ce5" table:formula="of:=IF([.L41]&lt;&gt;&quot;&quot;;[.$A$49]*LOG([.L41]/[.$A$25];2);&quot;&quot;)">
            <text:p/>
          </table:table-cell>
          <table:table-cell table:style-name="ce5" table:formula="of:=IF([.M41]&lt;&gt;&quot;&quot;;[.$A$49]*LOG([.M41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3]" office:value-type="float" office:value="17" calcext:value-type="float">
            <text:p>17 <text:s text:c="7"/></text:p>
          </table:table-cell>
          <table:table-cell table:style-name="ce5" table:formula="of:=IF([.B42]&lt;&gt;&quot;&quot;;[.$A$49]*LOG([.B42]/[.$A$25];2);&quot;&quot;)" office:value-type="float" office:value="1.04955409500407" calcext:value-type="float">
            <text:p>1.05</text:p>
          </table:table-cell>
          <table:table-cell table:style-name="ce5" table:formula="of:=IF([.C42]&lt;&gt;&quot;&quot;;[.$A$49]*LOG([.C42]/[.$A$25];2);&quot;&quot;)" office:value-type="float" office:value="2.16686694770185" calcext:value-type="float">
            <text:p>2.17</text:p>
          </table:table-cell>
          <table:table-cell table:style-name="ce5" table:formula="of:=IF([.D42]&lt;&gt;&quot;&quot;;[.$A$49]*LOG([.D42]/[.$A$25];2);&quot;&quot;)" office:value-type="float" office:value="3.36129503031282" calcext:value-type="float">
            <text:p>3.36</text:p>
          </table:table-cell>
          <table:table-cell table:style-name="ce5" table:formula="of:=IF([.E42]&lt;&gt;&quot;&quot;;[.$A$49]*LOG([.E42]/[.$A$25];2);&quot;&quot;)" office:value-type="float" office:value="4.64427747731097" calcext:value-type="float">
            <text:p>4.64</text:p>
          </table:table-cell>
          <table:table-cell table:style-name="ce5" table:formula="of:=IF([.F42]&lt;&gt;&quot;&quot;;[.$A$49]*LOG([.F42]/[.$A$25];2);&quot;&quot;)" office:value-type="float" office:value="6.0300040863502" calcext:value-type="float">
            <text:p>6.03</text:p>
          </table:table-cell>
          <table:table-cell table:style-name="ce5" table:formula="of:=IF([.G42]&lt;&gt;&quot;&quot;;[.$A$49]*LOG([.G42]/[.$A$25];2);&quot;&quot;)" office:value-type="float" office:value="7.53637467135651" calcext:value-type="float">
            <text:p>7.54</text:p>
          </table:table-cell>
          <table:table-cell table:style-name="ce5" table:formula="of:=IF([.H42]&lt;&gt;&quot;&quot;;[.$A$49]*LOG([.H42]/[.$A$25];2);&quot;&quot;)" office:value-type="float" office:value="9.18641695635573" calcext:value-type="float">
            <text:p>9.19</text:p>
          </table:table-cell>
          <table:table-cell table:style-name="ce5" table:formula="of:=IF([.I42]&lt;&gt;&quot;&quot;;[.$A$49]*LOG([.I42]/[.$A$25];2);&quot;&quot;)" office:value-type="float" office:value="11.0104540776963" calcext:value-type="float">
            <text:p>11.01</text:p>
          </table:table-cell>
          <table:table-cell table:style-name="ce291" table:formula="of:=IF([.J42]&lt;&gt;&quot;&quot;;[.$A$49]*LOG([.J42]/[.$A$25];2);&quot;&quot;)">
            <text:p/>
          </table:table-cell>
          <table:table-cell table:style-name="ce5" table:formula="of:=IF([.K42]&lt;&gt;&quot;&quot;;[.$A$49]*LOG([.K42]/[.$A$25];2);&quot;&quot;)">
            <text:p/>
          </table:table-cell>
          <table:table-cell table:style-name="ce5" table:formula="of:=IF([.L42]&lt;&gt;&quot;&quot;;[.$A$49]*LOG([.L42]/[.$A$25];2);&quot;&quot;)">
            <text:p/>
          </table:table-cell>
          <table:table-cell table:style-name="ce5" table:formula="of:=IF([.M42]&lt;&gt;&quot;&quot;;[.$A$49]*LOG([.M42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4]" office:value-type="float" office:value="18" calcext:value-type="float">
            <text:p>18 <text:s text:c="7"/></text:p>
          </table:table-cell>
          <table:table-cell table:style-name="ce5" table:formula="of:=IF([.B43]&lt;&gt;&quot;&quot;;[.$A$49]*LOG([.B43]/[.$A$25];2);&quot;&quot;)" office:value-type="float" office:value="0.989545922303676" calcext:value-type="float">
            <text:p>0.99</text:p>
          </table:table-cell>
          <table:table-cell table:style-name="ce5" table:formula="of:=IF([.C43]&lt;&gt;&quot;&quot;;[.$A$49]*LOG([.C43]/[.$A$25];2);&quot;&quot;)">
            <text:p/>
          </table:table-cell>
          <table:table-cell table:style-name="ce5" table:formula="of:=IF([.D43]&lt;&gt;&quot;&quot;;[.$A$49]*LOG([.D43]/[.$A$25];2);&quot;&quot;)">
            <text:p/>
          </table:table-cell>
          <table:table-cell table:style-name="ce5" table:formula="of:=IF([.E43]&lt;&gt;&quot;&quot;;[.$A$49]*LOG([.E43]/[.$A$25];2);&quot;&quot;)">
            <text:p/>
          </table:table-cell>
          <table:table-cell table:style-name="ce5" table:formula="of:=IF([.F43]&lt;&gt;&quot;&quot;;[.$A$49]*LOG([.F43]/[.$A$25];2);&quot;&quot;)" office:value-type="float" office:value="5.63382339961464" calcext:value-type="float">
            <text:p>5.63</text:p>
          </table:table-cell>
          <table:table-cell table:style-name="ce5" table:formula="of:=IF([.G43]&lt;&gt;&quot;&quot;;[.$A$49]*LOG([.G43]/[.$A$25];2);&quot;&quot;)">
            <text:p/>
          </table:table-cell>
          <table:table-cell table:style-name="ce5" table:formula="of:=IF([.H43]&lt;&gt;&quot;&quot;;[.$A$49]*LOG([.H43]/[.$A$25];2);&quot;&quot;)" office:value-type="float" office:value="8.52592059366018" calcext:value-type="float">
            <text:p>8.53</text:p>
          </table:table-cell>
          <table:table-cell table:style-name="ce5" table:formula="of:=IF([.I43]&lt;&gt;&quot;&quot;;[.$A$49]*LOG([.I43]/[.$A$25];2);&quot;&quot;)">
            <text:p/>
          </table:table-cell>
          <table:table-cell table:style-name="ce5" table:formula="of:=IF([.J43]&lt;&gt;&quot;&quot;;[.$A$49]*LOG([.J43]/[.$A$25];2);&quot;&quot;)">
            <text:p/>
          </table:table-cell>
          <table:table-cell table:style-name="ce5" table:formula="of:=IF([.K43]&lt;&gt;&quot;&quot;;[.$A$49]*LOG([.K43]/[.$A$25];2);&quot;&quot;)">
            <text:p/>
          </table:table-cell>
          <table:table-cell table:style-name="ce5" table:formula="of:=IF([.L43]&lt;&gt;&quot;&quot;;[.$A$49]*LOG([.L43]/[.$A$25];2);&quot;&quot;)">
            <text:p/>
          </table:table-cell>
          <table:table-cell table:style-name="ce5" table:formula="of:=IF([.M43]&lt;&gt;&quot;&quot;;[.$A$49]*LOG([.M43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5]" office:value-type="float" office:value="19" calcext:value-type="float">
            <text:p>19 <text:s text:c="7"/></text:p>
          </table:table-cell>
          <table:table-cell table:style-name="ce5" table:formula="of:=IF([.B44]&lt;&gt;&quot;&quot;;[.$A$49]*LOG([.B44]/[.$A$25];2);&quot;&quot;)" office:value-type="float" office:value="0.936030144015278" calcext:value-type="float">
            <text:p>0.94</text:p>
          </table:table-cell>
          <table:table-cell table:style-name="ce5" table:formula="of:=IF([.C44]&lt;&gt;&quot;&quot;;[.$A$49]*LOG([.C44]/[.$A$25];2);&quot;&quot;)" office:value-type="float" office:value="1.92557606631895" calcext:value-type="float">
            <text:p>1.93</text:p>
          </table:table-cell>
          <table:table-cell table:style-name="ce5" table:formula="of:=IF([.D44]&lt;&gt;&quot;&quot;;[.$A$49]*LOG([.D44]/[.$A$25];2);&quot;&quot;)" office:value-type="float" office:value="2.97513016132303" calcext:value-type="float">
            <text:p>2.98</text:p>
          </table:table-cell>
          <table:table-cell table:style-name="ce5" table:formula="of:=IF([.E44]&lt;&gt;&quot;&quot;;[.$A$49]*LOG([.E44]/[.$A$25];2);&quot;&quot;)" office:value-type="float" office:value="4.0924430140208" calcext:value-type="float">
            <text:p>4.09</text:p>
          </table:table-cell>
          <table:table-cell table:style-name="ce5" table:formula="of:=IF([.F44]&lt;&gt;&quot;&quot;;[.$A$49]*LOG([.F44]/[.$A$25];2);&quot;&quot;)" office:value-type="float" office:value="5.28687109663178" calcext:value-type="float">
            <text:p>5.29</text:p>
          </table:table-cell>
          <table:table-cell table:style-name="ce5" table:formula="of:=IF([.G44]&lt;&gt;&quot;&quot;;[.$A$49]*LOG([.G44]/[.$A$25];2);&quot;&quot;)" office:value-type="float" office:value="6.56985354362992" calcext:value-type="float">
            <text:p>6.57</text:p>
          </table:table-cell>
          <table:table-cell table:style-name="ce5" table:formula="of:=IF([.H44]&lt;&gt;&quot;&quot;;[.$A$49]*LOG([.H44]/[.$A$25];2);&quot;&quot;)" office:value-type="float" office:value="7.95558015266915" calcext:value-type="float">
            <text:p>7.96</text:p>
          </table:table-cell>
          <table:table-cell table:style-name="ce5" table:formula="of:=IF([.I44]&lt;&gt;&quot;&quot;;[.$A$49]*LOG([.I44]/[.$A$25];2);&quot;&quot;)" office:value-type="float" office:value="9.46195073767546" calcext:value-type="float">
            <text:p>9.46</text:p>
          </table:table-cell>
          <table:table-cell table:style-name="ce5" table:formula="of:=IF([.J44]&lt;&gt;&quot;&quot;;[.$A$49]*LOG([.J44]/[.$A$25];2);&quot;&quot;)" office:value-type="float" office:value="11.1119930226747" calcext:value-type="float">
            <text:p>11.11</text:p>
          </table:table-cell>
          <table:table-cell table:style-name="ce5" table:formula="of:=IF([.K44]&lt;&gt;&quot;&quot;;[.$A$49]*LOG([.K44]/[.$A$25];2);&quot;&quot;)">
            <text:p/>
          </table:table-cell>
          <table:table-cell table:style-name="ce5" table:formula="of:=IF([.L44]&lt;&gt;&quot;&quot;;[.$A$49]*LOG([.L44]/[.$A$25];2);&quot;&quot;)">
            <text:p/>
          </table:table-cell>
          <table:table-cell table:style-name="ce5" table:formula="of:=IF([.M44]&lt;&gt;&quot;&quot;;[.$A$49]*LOG([.M44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6]" office:value-type="float" office:value="20" calcext:value-type="float">
            <text:p>20 <text:s text:c="7"/></text:p>
          </table:table-cell>
          <table:table-cell table:style-name="ce5" table:formula="of:=IF([.B45]&lt;&gt;&quot;&quot;;[.$A$49]*LOG([.B45]/[.$A$25];2);&quot;&quot;)" office:value-type="float" office:value="0.888006977325321" calcext:value-type="float">
            <text:p>0.89</text:p>
          </table:table-cell>
          <table:table-cell table:style-name="ce5" table:formula="of:=IF([.C45]&lt;&gt;&quot;&quot;;[.$A$49]*LOG([.C45]/[.$A$25];2);&quot;&quot;)">
            <text:p/>
          </table:table-cell>
          <table:table-cell table:style-name="ce5" table:formula="of:=IF([.D45]&lt;&gt;&quot;&quot;;[.$A$49]*LOG([.D45]/[.$A$25];2);&quot;&quot;)" office:value-type="float" office:value="2.81358304364428" calcext:value-type="float">
            <text:p>2.81</text:p>
          </table:table-cell>
          <table:table-cell table:style-name="ce5" table:formula="of:=IF([.E45]&lt;&gt;&quot;&quot;;[.$A$49]*LOG([.E45]/[.$A$25];2);&quot;&quot;)">
            <text:p/>
          </table:table-cell>
          <table:table-cell table:style-name="ce5" table:formula="of:=IF([.F45]&lt;&gt;&quot;&quot;;[.$A$49]*LOG([.F45]/[.$A$25];2);&quot;&quot;)">
            <text:p/>
          </table:table-cell>
          <table:table-cell table:style-name="ce5" table:formula="of:=IF([.G45]&lt;&gt;&quot;&quot;;[.$A$49]*LOG([.G45]/[.$A$25];2);&quot;&quot;)">
            <text:p/>
          </table:table-cell>
          <table:table-cell table:style-name="ce5" table:formula="of:=IF([.H45]&lt;&gt;&quot;&quot;;[.$A$49]*LOG([.H45]/[.$A$25];2);&quot;&quot;)" office:value-type="float" office:value="7.45786052095524" calcext:value-type="float">
            <text:p>7.46</text:p>
          </table:table-cell>
          <table:table-cell table:style-name="ce5" table:formula="of:=IF([.I45]&lt;&gt;&quot;&quot;;[.$A$49]*LOG([.I45]/[.$A$25];2);&quot;&quot;)">
            <text:p/>
          </table:table-cell>
          <table:table-cell table:style-name="ce5" table:formula="of:=IF([.J45]&lt;&gt;&quot;&quot;;[.$A$49]*LOG([.J45]/[.$A$25];2);&quot;&quot;)" office:value-type="float" office:value="10.3499577150008" calcext:value-type="float">
            <text:p>10.35</text:p>
          </table:table-cell>
          <table:table-cell table:style-name="ce5" table:formula="of:=IF([.K45]&lt;&gt;&quot;&quot;;[.$A$49]*LOG([.K45]/[.$A$25];2);&quot;&quot;)">
            <text:p/>
          </table:table-cell>
          <table:table-cell table:style-name="ce5" table:formula="of:=IF([.L45]&lt;&gt;&quot;&quot;;[.$A$49]*LOG([.L45]/[.$A$25];2);&quot;&quot;)">
            <text:p/>
          </table:table-cell>
          <table:table-cell table:style-name="ce5" table:formula="of:=IF([.M45]&lt;&gt;&quot;&quot;;[.$A$49]*LOG([.M45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7]" office:value-type="float" office:value="21" calcext:value-type="float">
            <text:p>21 <text:s text:c="7"/></text:p>
          </table:table-cell>
          <table:table-cell table:style-name="ce5" table:formula="of:=IF([.B46]&lt;&gt;&quot;&quot;;[.$A$49]*LOG([.B46]/[.$A$25];2);&quot;&quot;)" office:value-type="float" office:value="0.844671934696776" calcext:value-type="float">
            <text:p>0.84</text:p>
          </table:table-cell>
          <table:table-cell table:style-name="ce5" table:formula="of:=IF([.C46]&lt;&gt;&quot;&quot;;[.$A$49]*LOG([.C46]/[.$A$25];2);&quot;&quot;)" office:value-type="float" office:value="1.7326789120221" calcext:value-type="float">
            <text:p>1.73</text:p>
          </table:table-cell>
          <table:table-cell table:style-name="ce5" table:formula="of:=IF([.D46]&lt;&gt;&quot;&quot;;[.$A$49]*LOG([.D46]/[.$A$25];2);&quot;&quot;)">
            <text:p/>
          </table:table-cell>
          <table:table-cell table:style-name="ce5" table:formula="of:=IF([.E46]&lt;&gt;&quot;&quot;;[.$A$49]*LOG([.E46]/[.$A$25];2);&quot;&quot;)" office:value-type="float" office:value="3.65825497834105" calcext:value-type="float">
            <text:p>3.66</text:p>
          </table:table-cell>
          <table:table-cell table:style-name="ce5" table:formula="of:=IF([.F46]&lt;&gt;&quot;&quot;;[.$A$49]*LOG([.F46]/[.$A$25];2);&quot;&quot;)" office:value-type="float" office:value="4.70780907334512" calcext:value-type="float">
            <text:p>4.71</text:p>
          </table:table-cell>
          <table:table-cell table:style-name="ce5" table:formula="of:=IF([.G46]&lt;&gt;&quot;&quot;;[.$A$49]*LOG([.G46]/[.$A$25];2);&quot;&quot;)">
            <text:p/>
          </table:table-cell>
          <table:table-cell table:style-name="ce5" table:formula="of:=IF([.H46]&lt;&gt;&quot;&quot;;[.$A$49]*LOG([.H46]/[.$A$25];2);&quot;&quot;)">
            <text:p/>
          </table:table-cell>
          <table:table-cell table:style-name="ce5" table:formula="of:=IF([.I46]&lt;&gt;&quot;&quot;;[.$A$49]*LOG([.I46]/[.$A$25];2);&quot;&quot;)" office:value-type="float" office:value="8.30253245565202" calcext:value-type="float">
            <text:p>8.30</text:p>
          </table:table-cell>
          <table:table-cell table:style-name="ce5" table:formula="of:=IF([.J46]&lt;&gt;&quot;&quot;;[.$A$49]*LOG([.J46]/[.$A$25];2);&quot;&quot;)">
            <text:p/>
          </table:table-cell>
          <table:table-cell table:style-name="ce5" table:formula="of:=IF([.K46]&lt;&gt;&quot;&quot;;[.$A$49]*LOG([.K46]/[.$A$25];2);&quot;&quot;)" office:value-type="float" office:value="11.1946296496976" calcext:value-type="float">
            <text:p>11.19</text:p>
          </table:table-cell>
          <table:table-cell table:style-name="ce5" table:formula="of:=IF([.L46]&lt;&gt;&quot;&quot;;[.$A$49]*LOG([.L46]/[.$A$25];2);&quot;&quot;)">
            <text:p/>
          </table:table-cell>
          <table:table-cell table:style-name="ce5" table:formula="of:=IF([.M46]&lt;&gt;&quot;&quot;;[.$A$49]*LOG([.M46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formula="of:=[.A48]" office:value-type="float" office:value="22" calcext:value-type="float">
            <text:p>22 <text:s text:c="7"/></text:p>
          </table:table-cell>
          <table:table-cell table:style-name="ce5" table:formula="of:=IF([.B47]&lt;&gt;&quot;&quot;;[.$A$49]*LOG([.B47]/[.$A$25];2);&quot;&quot;)" office:value-type="float" office:value="0.805370350302445" calcext:value-type="float">
            <text:p>0.81</text:p>
          </table:table-cell>
          <table:table-cell table:style-name="ce5" table:formula="of:=IF([.C47]&lt;&gt;&quot;&quot;;[.$A$49]*LOG([.C47]/[.$A$25];2);&quot;&quot;)">
            <text:p/>
          </table:table-cell>
          <table:table-cell table:style-name="ce5" table:formula="of:=IF([.D47]&lt;&gt;&quot;&quot;;[.$A$49]*LOG([.D47]/[.$A$25];2);&quot;&quot;)" office:value-type="float" office:value="2.53804926232454" calcext:value-type="float">
            <text:p>2.54</text:p>
          </table:table-cell>
          <table:table-cell table:style-name="ce5" table:formula="of:=IF([.E47]&lt;&gt;&quot;&quot;;[.$A$49]*LOG([.E47]/[.$A$25];2);&quot;&quot;)">
            <text:p/>
          </table:table-cell>
          <table:table-cell table:style-name="ce5" table:formula="of:=IF([.F47]&lt;&gt;&quot;&quot;;[.$A$49]*LOG([.F47]/[.$A$25];2);&quot;&quot;)" office:value-type="float" office:value="4.4636253286435" calcext:value-type="float">
            <text:p>4.46</text:p>
          </table:table-cell>
          <table:table-cell table:style-name="ce5" table:formula="of:=IF([.G47]&lt;&gt;&quot;&quot;;[.$A$49]*LOG([.G47]/[.$A$25];2);&quot;&quot;)">
            <text:p/>
          </table:table-cell>
          <table:table-cell table:style-name="ce5" table:formula="of:=IF([.H47]&lt;&gt;&quot;&quot;;[.$A$49]*LOG([.H47]/[.$A$25];2);&quot;&quot;)" office:value-type="float" office:value="6.63049227634534" calcext:value-type="float">
            <text:p>6.63</text:p>
          </table:table-cell>
          <table:table-cell table:style-name="ce5" table:formula="of:=IF([.I47]&lt;&gt;&quot;&quot;;[.$A$49]*LOG([.I47]/[.$A$25];2);&quot;&quot;)">
            <text:p/>
          </table:table-cell>
          <table:table-cell table:style-name="ce5" table:formula="of:=IF([.J47]&lt;&gt;&quot;&quot;;[.$A$49]*LOG([.J47]/[.$A$25];2);&quot;&quot;)" office:value-type="float" office:value="9.10790280595446" calcext:value-type="float">
            <text:p>9.11</text:p>
          </table:table-cell>
          <table:table-cell table:style-name="ce5" table:formula="of:=IF([.K47]&lt;&gt;&quot;&quot;;[.$A$49]*LOG([.K47]/[.$A$25];2);&quot;&quot;)">
            <text:p/>
          </table:table-cell>
          <table:table-cell table:style-name="ce5" table:formula="of:=IF([.L47]&lt;&gt;&quot;&quot;;[.$A$49]*LOG([.L47]/[.$A$25];2);&quot;&quot;)">
            <text:p/>
          </table:table-cell>
          <table:table-cell table:style-name="ce5" table:formula="of:=IF([.M47]&lt;&gt;&quot;&quot;;[.$A$49]*LOG([.M47]/[.$A$25];2);&quot;&quot;)">
            <text:p/>
          </table:table-cell>
          <table:table-cell table:number-columns-repeated="16371"/>
        </table:table-row>
        <table:table-row table:style-name="ro5">
          <table:table-cell table:style-name="ce1" table:number-columns-repeated="2"/>
          <table:table-cell table:style-name="ce1" table:formula="of:=&quot;01&quot;" office:value-type="string" office:string-value="01" calcext:value-type="string">
            <text:p>01</text:p>
          </table:table-cell>
          <table:table-cell table:style-name="ce1" table:formula="of:=&quot;02&quot;" office:value-type="string" office:string-value="02" calcext:value-type="string">
            <text:p>02</text:p>
          </table:table-cell>
          <table:table-cell table:style-name="ce1" table:formula="of:=&quot;03&quot;" office:value-type="string" office:string-value="03" calcext:value-type="string">
            <text:p>03</text:p>
          </table:table-cell>
          <table:table-cell table:style-name="ce1" table:formula="of:=&quot;04&quot;" office:value-type="string" office:string-value="04" calcext:value-type="string">
            <text:p>04</text:p>
          </table:table-cell>
          <table:table-cell table:style-name="ce1" table:formula="of:=&quot;05&quot;" office:value-type="string" office:string-value="05" calcext:value-type="string">
            <text:p>05</text:p>
          </table:table-cell>
          <table:table-cell table:style-name="ce1" table:formula="of:=&quot;06&quot;" office:value-type="string" office:string-value="06" calcext:value-type="string">
            <text:p>06</text:p>
          </table:table-cell>
          <table:table-cell table:style-name="ce1" table:formula="of:=&quot;07&quot;" office:value-type="string" office:string-value="07" calcext:value-type="string">
            <text:p>07</text:p>
          </table:table-cell>
          <table:table-cell table:style-name="ce1" table:formula="of:=&quot;10&quot;" office:value-type="string" office:string-value="10" calcext:value-type="string">
            <text:p>10</text:p>
          </table:table-cell>
          <table:table-cell table:style-name="ce1" table:formula="of:=&quot;11&quot;" office:value-type="string" office:string-value="11" calcext:value-type="string">
            <text:p>11</text:p>
          </table:table-cell>
          <table:table-cell table:style-name="ce1" table:formula="of:=&quot;12&quot;" office:value-type="string" office:string-value="12" calcext:value-type="string">
            <text:p>12</text:p>
          </table:table-cell>
          <table:table-cell table:number-columns-repeated="16372"/>
        </table:table-row>
        <table:table-row table:style-name="ro4">
          <table:table-cell table:style-name="ce1" table:formula="of:=&quot;0&quot;&amp;[.A2]" office:value-type="string" office:string-value="00" calcext:value-type="string">
            <text:p>00</text:p>
          </table:table-cell>
          <table:table-cell table:style-name="ce959" table:formula="of:=IF([.B2]&lt;&gt;&quot;&quot;;&quot;GY&quot;&amp;[.B$72]&amp;[.$A73];&quot;&quot;)" office:value-type="string" office:string-value="GY00" calcext:value-type="string">
            <text:p>GY00</text:p>
          </table:table-cell>
          <table:table-cell table:style-name="ce959" table:formula="of:=IF([.C2]&lt;&gt;&quot;&quot;;[.C$72]&amp;[.$A73]&amp;&quot;Gy&quot;;&quot;&quot;)">
            <text:p/>
          </table:table-cell>
          <table:table-cell table:style-name="ce959" table:formula="of:=IF([.D2]&lt;&gt;&quot;&quot;;[.D$72]&amp;[.$A73]&amp;&quot;Gy&quot;;&quot;&quot;)">
            <text:p/>
          </table:table-cell>
          <table:table-cell table:style-name="ce959" table:formula="of:=IF([.E2]&lt;&gt;&quot;&quot;;[.E$72]&amp;[.$A73]&amp;&quot;Gy&quot;;&quot;&quot;)">
            <text:p/>
          </table:table-cell>
          <table:table-cell table:style-name="ce959" table:formula="of:=IF([.F2]&lt;&gt;&quot;&quot;;[.F$72]&amp;[.$A73]&amp;&quot;Gy&quot;;&quot;&quot;)">
            <text:p/>
          </table:table-cell>
          <table:table-cell table:style-name="ce959" table:formula="of:=IF([.G2]&lt;&gt;&quot;&quot;;[.G$72]&amp;[.$A73]&amp;&quot;Gy&quot;;&quot;&quot;)">
            <text:p/>
          </table:table-cell>
          <table:table-cell table:style-name="ce959" table:formula="of:=IF([.H2]&lt;&gt;&quot;&quot;;[.H$72]&amp;[.$A73]&amp;&quot;Gy&quot;;&quot;&quot;)">
            <text:p/>
          </table:table-cell>
          <table:table-cell table:style-name="ce959" table:formula="of:=IF([.I2]&lt;&gt;&quot;&quot;;[.I$72]&amp;[.$A73]&amp;&quot;Gy&quot;;&quot;&quot;)">
            <text:p/>
          </table:table-cell>
          <table:table-cell table:style-name="ce959" table:formula="of:=IF([.J2]&lt;&gt;&quot;&quot;;[.J$72]&amp;[.$A73]&amp;&quot;Gy&quot;;&quot;&quot;)">
            <text:p/>
          </table:table-cell>
          <table:table-cell table:style-name="ce959" table:formula="of:=IF([.K2]&lt;&gt;&quot;&quot;;[.K$72]&amp;[.$A73]&amp;&quot;Gy&quot;;&quot;&quot;)">
            <text:p/>
          </table:table-cell>
          <table:table-cell table:style-name="ce959" table:formula="of:=IF([.L2]&lt;&gt;&quot;&quot;;[.L$72]&amp;[.$A73]&amp;&quot;Gy&quot;;&quot;&quot;)">
            <text:p/>
          </table:table-cell>
          <table:table-cell table:style-name="ce959" table:formula="of:=IF([.M2]&lt;&gt;&quot;&quot;;[.M$72]&amp;[.$A73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table:formula="of:=&quot;0&quot;&amp;[.A3]" office:value-type="string" office:string-value="01" calcext:value-type="string">
            <text:p>01</text:p>
          </table:table-cell>
          <table:table-cell table:style-name="ce959" table:formula="of:=IF([.B3]&lt;&gt;&quot;&quot;;&quot;GY&quot;&amp;[.B$72]&amp;[.$A74];&quot;&quot;)" office:value-type="string" office:string-value="GY01" calcext:value-type="string">
            <text:p>GY01</text:p>
          </table:table-cell>
          <table:table-cell table:style-name="ce959" table:formula="of:=IF([.C3]&lt;&gt;&quot;&quot;;[.C$72]&amp;[.$A74]&amp;&quot;Gy&quot;;&quot;&quot;)">
            <text:p/>
          </table:table-cell>
          <table:table-cell table:style-name="ce959" table:formula="of:=IF([.D3]&lt;&gt;&quot;&quot;;[.D$72]&amp;[.$A74]&amp;&quot;Gy&quot;;&quot;&quot;)">
            <text:p/>
          </table:table-cell>
          <table:table-cell table:style-name="ce959" table:formula="of:=IF([.E3]&lt;&gt;&quot;&quot;;[.E$72]&amp;[.$A74]&amp;&quot;Gy&quot;;&quot;&quot;)">
            <text:p/>
          </table:table-cell>
          <table:table-cell table:style-name="ce959" table:formula="of:=IF([.F3]&lt;&gt;&quot;&quot;;[.F$72]&amp;[.$A74]&amp;&quot;Gy&quot;;&quot;&quot;)">
            <text:p/>
          </table:table-cell>
          <table:table-cell table:style-name="ce959" table:formula="of:=IF([.G3]&lt;&gt;&quot;&quot;;[.G$72]&amp;[.$A74]&amp;&quot;Gy&quot;;&quot;&quot;)">
            <text:p/>
          </table:table-cell>
          <table:table-cell table:style-name="ce959" table:formula="of:=IF([.H3]&lt;&gt;&quot;&quot;;[.H$72]&amp;[.$A74]&amp;&quot;Gy&quot;;&quot;&quot;)">
            <text:p/>
          </table:table-cell>
          <table:table-cell table:style-name="ce959" table:formula="of:=IF([.I3]&lt;&gt;&quot;&quot;;[.I$72]&amp;[.$A74]&amp;&quot;Gy&quot;;&quot;&quot;)">
            <text:p/>
          </table:table-cell>
          <table:table-cell table:style-name="ce959" table:formula="of:=IF([.J3]&lt;&gt;&quot;&quot;;[.J$72]&amp;[.$A74]&amp;&quot;Gy&quot;;&quot;&quot;)">
            <text:p/>
          </table:table-cell>
          <table:table-cell table:style-name="ce959" table:formula="of:=IF([.K3]&lt;&gt;&quot;&quot;;[.K$72]&amp;[.$A74]&amp;&quot;Gy&quot;;&quot;&quot;)">
            <text:p/>
          </table:table-cell>
          <table:table-cell table:style-name="ce959" table:formula="of:=IF([.L3]&lt;&gt;&quot;&quot;;[.L$72]&amp;[.$A74]&amp;&quot;Gy&quot;;&quot;&quot;)">
            <text:p/>
          </table:table-cell>
          <table:table-cell table:style-name="ce959" table:formula="of:=IF([.M3]&lt;&gt;&quot;&quot;;[.M$72]&amp;[.$A74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table:formula="of:=&quot;0&quot;&amp;[.A4]" office:value-type="string" office:string-value="02" calcext:value-type="string">
            <text:p>02</text:p>
          </table:table-cell>
          <table:table-cell table:style-name="ce959" table:formula="of:=IF([.B4]&lt;&gt;&quot;&quot;;&quot;GY&quot;&amp;[.B$72]&amp;[.$A75];&quot;&quot;)" office:value-type="string" office:string-value="GY02" calcext:value-type="string">
            <text:p>GY02</text:p>
          </table:table-cell>
          <table:table-cell table:style-name="ce959" table:formula="of:=IF([.C4]&lt;&gt;&quot;&quot;;[.C$72]&amp;[.$A75]&amp;&quot;Gy&quot;;&quot;&quot;)">
            <text:p/>
          </table:table-cell>
          <table:table-cell table:style-name="ce959" table:formula="of:=IF([.D4]&lt;&gt;&quot;&quot;;[.D$72]&amp;[.$A75]&amp;&quot;Gy&quot;;&quot;&quot;)">
            <text:p/>
          </table:table-cell>
          <table:table-cell table:style-name="ce959" table:formula="of:=IF([.E4]&lt;&gt;&quot;&quot;;[.E$72]&amp;[.$A75]&amp;&quot;Gy&quot;;&quot;&quot;)">
            <text:p/>
          </table:table-cell>
          <table:table-cell table:style-name="ce959" table:formula="of:=IF([.F4]&lt;&gt;&quot;&quot;;[.F$72]&amp;[.$A75]&amp;&quot;Gy&quot;;&quot;&quot;)">
            <text:p/>
          </table:table-cell>
          <table:table-cell table:style-name="ce959" table:formula="of:=IF([.G4]&lt;&gt;&quot;&quot;;[.G$72]&amp;[.$A75]&amp;&quot;Gy&quot;;&quot;&quot;)">
            <text:p/>
          </table:table-cell>
          <table:table-cell table:style-name="ce959" table:formula="of:=IF([.H4]&lt;&gt;&quot;&quot;;[.H$72]&amp;[.$A75]&amp;&quot;Gy&quot;;&quot;&quot;)">
            <text:p/>
          </table:table-cell>
          <table:table-cell table:style-name="ce959" table:formula="of:=IF([.I4]&lt;&gt;&quot;&quot;;[.I$72]&amp;[.$A75]&amp;&quot;Gy&quot;;&quot;&quot;)">
            <text:p/>
          </table:table-cell>
          <table:table-cell table:style-name="ce959" table:formula="of:=IF([.J4]&lt;&gt;&quot;&quot;;[.J$72]&amp;[.$A75]&amp;&quot;Gy&quot;;&quot;&quot;)">
            <text:p/>
          </table:table-cell>
          <table:table-cell table:style-name="ce959" table:formula="of:=IF([.K4]&lt;&gt;&quot;&quot;;[.K$72]&amp;[.$A75]&amp;&quot;Gy&quot;;&quot;&quot;)">
            <text:p/>
          </table:table-cell>
          <table:table-cell table:style-name="ce959" table:formula="of:=IF([.L4]&lt;&gt;&quot;&quot;;[.L$72]&amp;[.$A75]&amp;&quot;Gy&quot;;&quot;&quot;)">
            <text:p/>
          </table:table-cell>
          <table:table-cell table:style-name="ce959" table:formula="of:=IF([.M4]&lt;&gt;&quot;&quot;;[.M$72]&amp;[.$A75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table:formula="of:=&quot;0&quot;&amp;[.A5]" office:value-type="string" office:string-value="03" calcext:value-type="string">
            <text:p>03</text:p>
          </table:table-cell>
          <table:table-cell table:style-name="ce959" table:formula="of:=IF([.B5]&lt;&gt;&quot;&quot;;&quot;GY&quot;&amp;[.B$72]&amp;[.$A76];&quot;&quot;)" office:value-type="string" office:string-value="GY03" calcext:value-type="string">
            <text:p>GY03</text:p>
          </table:table-cell>
          <table:table-cell table:style-name="ce959" table:formula="of:=IF([.C5]&lt;&gt;&quot;&quot;;[.C$72]&amp;[.$A76]&amp;&quot;Gy&quot;;&quot;&quot;)">
            <text:p/>
          </table:table-cell>
          <table:table-cell table:style-name="ce959" table:formula="of:=IF([.D5]&lt;&gt;&quot;&quot;;[.D$72]&amp;[.$A76]&amp;&quot;Gy&quot;;&quot;&quot;)">
            <text:p/>
          </table:table-cell>
          <table:table-cell table:style-name="ce959" table:formula="of:=IF([.E5]&lt;&gt;&quot;&quot;;[.E$72]&amp;[.$A76]&amp;&quot;Gy&quot;;&quot;&quot;)">
            <text:p/>
          </table:table-cell>
          <table:table-cell table:style-name="ce959" table:formula="of:=IF([.F5]&lt;&gt;&quot;&quot;;[.F$72]&amp;[.$A76]&amp;&quot;Gy&quot;;&quot;&quot;)">
            <text:p/>
          </table:table-cell>
          <table:table-cell table:style-name="ce959" table:formula="of:=IF([.G5]&lt;&gt;&quot;&quot;;[.G$72]&amp;[.$A76]&amp;&quot;Gy&quot;;&quot;&quot;)">
            <text:p/>
          </table:table-cell>
          <table:table-cell table:style-name="ce959" table:formula="of:=IF([.H5]&lt;&gt;&quot;&quot;;[.H$72]&amp;[.$A76]&amp;&quot;Gy&quot;;&quot;&quot;)">
            <text:p/>
          </table:table-cell>
          <table:table-cell table:style-name="ce959" table:formula="of:=IF([.I5]&lt;&gt;&quot;&quot;;[.I$72]&amp;[.$A76]&amp;&quot;Gy&quot;;&quot;&quot;)">
            <text:p/>
          </table:table-cell>
          <table:table-cell table:style-name="ce959" table:formula="of:=IF([.J5]&lt;&gt;&quot;&quot;;[.J$72]&amp;[.$A76]&amp;&quot;Gy&quot;;&quot;&quot;)">
            <text:p/>
          </table:table-cell>
          <table:table-cell table:style-name="ce959" table:formula="of:=IF([.K5]&lt;&gt;&quot;&quot;;[.K$72]&amp;[.$A76]&amp;&quot;Gy&quot;;&quot;&quot;)">
            <text:p/>
          </table:table-cell>
          <table:table-cell table:style-name="ce959" table:formula="of:=IF([.L5]&lt;&gt;&quot;&quot;;[.L$72]&amp;[.$A76]&amp;&quot;Gy&quot;;&quot;&quot;)">
            <text:p/>
          </table:table-cell>
          <table:table-cell table:style-name="ce959" table:formula="of:=IF([.M5]&lt;&gt;&quot;&quot;;[.M$72]&amp;[.$A76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table:formula="of:=&quot;0&quot;&amp;[.A6]" office:value-type="string" office:string-value="04" calcext:value-type="string">
            <text:p>04</text:p>
          </table:table-cell>
          <table:table-cell table:style-name="ce959" table:formula="of:=IF([.B6]&lt;&gt;&quot;&quot;;&quot;GY&quot;&amp;[.B$72]&amp;[.$A77];&quot;&quot;)" office:value-type="string" office:string-value="GY04" calcext:value-type="string">
            <text:p>GY04</text:p>
          </table:table-cell>
          <table:table-cell table:style-name="ce959" table:formula="of:=IF([.C6]&lt;&gt;&quot;&quot;;[.C$72]&amp;[.$A77]&amp;&quot;Gy&quot;;&quot;&quot;)" office:value-type="string" office:string-value="0104Gy" calcext:value-type="string">
            <text:p>0104Gy</text:p>
          </table:table-cell>
          <table:table-cell table:style-name="ce959" table:formula="of:=IF([.D6]&lt;&gt;&quot;&quot;;[.D$72]&amp;[.$A77]&amp;&quot;Gy&quot;;&quot;&quot;)">
            <text:p/>
          </table:table-cell>
          <table:table-cell table:style-name="ce959" table:formula="of:=IF([.E6]&lt;&gt;&quot;&quot;;[.E$72]&amp;[.$A77]&amp;&quot;Gy&quot;;&quot;&quot;)">
            <text:p/>
          </table:table-cell>
          <table:table-cell table:style-name="ce959" table:formula="of:=IF([.F6]&lt;&gt;&quot;&quot;;[.F$72]&amp;[.$A77]&amp;&quot;Gy&quot;;&quot;&quot;)">
            <text:p/>
          </table:table-cell>
          <table:table-cell table:style-name="ce959" table:formula="of:=IF([.G6]&lt;&gt;&quot;&quot;;[.G$72]&amp;[.$A77]&amp;&quot;Gy&quot;;&quot;&quot;)">
            <text:p/>
          </table:table-cell>
          <table:table-cell table:style-name="ce959" table:formula="of:=IF([.H6]&lt;&gt;&quot;&quot;;[.H$72]&amp;[.$A77]&amp;&quot;Gy&quot;;&quot;&quot;)">
            <text:p/>
          </table:table-cell>
          <table:table-cell table:style-name="ce959" table:formula="of:=IF([.I6]&lt;&gt;&quot;&quot;;[.I$72]&amp;[.$A77]&amp;&quot;Gy&quot;;&quot;&quot;)">
            <text:p/>
          </table:table-cell>
          <table:table-cell table:style-name="ce959" table:formula="of:=IF([.J6]&lt;&gt;&quot;&quot;;[.J$72]&amp;[.$A77]&amp;&quot;Gy&quot;;&quot;&quot;)">
            <text:p/>
          </table:table-cell>
          <table:table-cell table:style-name="ce959" table:formula="of:=IF([.K6]&lt;&gt;&quot;&quot;;[.K$72]&amp;[.$A77]&amp;&quot;Gy&quot;;&quot;&quot;)">
            <text:p/>
          </table:table-cell>
          <table:table-cell table:style-name="ce959" table:formula="of:=IF([.L6]&lt;&gt;&quot;&quot;;[.L$72]&amp;[.$A77]&amp;&quot;Gy&quot;;&quot;&quot;)">
            <text:p/>
          </table:table-cell>
          <table:table-cell table:style-name="ce959" table:formula="of:=IF([.M6]&lt;&gt;&quot;&quot;;[.M$72]&amp;[.$A77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table:formula="of:=&quot;0&quot;&amp;[.A7]" office:value-type="string" office:string-value="05" calcext:value-type="string">
            <text:p>05</text:p>
          </table:table-cell>
          <table:table-cell table:style-name="ce959" table:formula="of:=IF([.B7]&lt;&gt;&quot;&quot;;&quot;GY&quot;&amp;[.B$72]&amp;[.$A78];&quot;&quot;)" office:value-type="string" office:string-value="GY05" calcext:value-type="string">
            <text:p>GY05</text:p>
          </table:table-cell>
          <table:table-cell table:style-name="ce959" table:formula="of:=IF([.C7]&lt;&gt;&quot;&quot;;[.C$72]&amp;[.$A78]&amp;&quot;Gy&quot;;&quot;&quot;)">
            <text:p/>
          </table:table-cell>
          <table:table-cell table:style-name="ce959" table:formula="of:=IF([.D7]&lt;&gt;&quot;&quot;;[.D$72]&amp;[.$A78]&amp;&quot;Gy&quot;;&quot;&quot;)">
            <text:p/>
          </table:table-cell>
          <table:table-cell table:style-name="ce959" table:formula="of:=IF([.E7]&lt;&gt;&quot;&quot;;[.E$72]&amp;[.$A78]&amp;&quot;Gy&quot;;&quot;&quot;)">
            <text:p/>
          </table:table-cell>
          <table:table-cell table:style-name="ce959" table:formula="of:=IF([.F7]&lt;&gt;&quot;&quot;;[.F$72]&amp;[.$A78]&amp;&quot;Gy&quot;;&quot;&quot;)">
            <text:p/>
          </table:table-cell>
          <table:table-cell table:style-name="ce959" table:formula="of:=IF([.G7]&lt;&gt;&quot;&quot;;[.G$72]&amp;[.$A78]&amp;&quot;Gy&quot;;&quot;&quot;)">
            <text:p/>
          </table:table-cell>
          <table:table-cell table:style-name="ce959" table:formula="of:=IF([.H7]&lt;&gt;&quot;&quot;;[.H$72]&amp;[.$A78]&amp;&quot;Gy&quot;;&quot;&quot;)">
            <text:p/>
          </table:table-cell>
          <table:table-cell table:style-name="ce959" table:formula="of:=IF([.I7]&lt;&gt;&quot;&quot;;[.I$72]&amp;[.$A78]&amp;&quot;Gy&quot;;&quot;&quot;)">
            <text:p/>
          </table:table-cell>
          <table:table-cell table:style-name="ce959" table:formula="of:=IF([.J7]&lt;&gt;&quot;&quot;;[.J$72]&amp;[.$A78]&amp;&quot;Gy&quot;;&quot;&quot;)">
            <text:p/>
          </table:table-cell>
          <table:table-cell table:style-name="ce959" table:formula="of:=IF([.K7]&lt;&gt;&quot;&quot;;[.K$72]&amp;[.$A78]&amp;&quot;Gy&quot;;&quot;&quot;)">
            <text:p/>
          </table:table-cell>
          <table:table-cell table:style-name="ce959" table:formula="of:=IF([.L7]&lt;&gt;&quot;&quot;;[.L$72]&amp;[.$A78]&amp;&quot;Gy&quot;;&quot;&quot;)">
            <text:p/>
          </table:table-cell>
          <table:table-cell table:style-name="ce959" table:formula="of:=IF([.M7]&lt;&gt;&quot;&quot;;[.M$72]&amp;[.$A78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table:formula="of:=&quot;0&quot;&amp;[.A8]" office:value-type="string" office:string-value="06" calcext:value-type="string">
            <text:p>06</text:p>
          </table:table-cell>
          <table:table-cell table:style-name="ce959" table:formula="of:=IF([.B8]&lt;&gt;&quot;&quot;;&quot;GY&quot;&amp;[.B$72]&amp;[.$A79];&quot;&quot;)" office:value-type="string" office:string-value="GY06" calcext:value-type="string">
            <text:p>GY06</text:p>
          </table:table-cell>
          <table:table-cell table:style-name="ce959" table:formula="of:=IF([.C8]&lt;&gt;&quot;&quot;;[.C$72]&amp;[.$A79]&amp;&quot;Gy&quot;;&quot;&quot;)" office:value-type="string" office:string-value="0106Gy" calcext:value-type="string">
            <text:p>0106Gy</text:p>
          </table:table-cell>
          <table:table-cell table:style-name="ce959" table:formula="of:=IF([.D8]&lt;&gt;&quot;&quot;;[.D$72]&amp;[.$A79]&amp;&quot;Gy&quot;;&quot;&quot;)" office:value-type="string" office:string-value="0206Gy" calcext:value-type="string">
            <text:p>0206Gy</text:p>
          </table:table-cell>
          <table:table-cell table:style-name="ce959" table:formula="of:=IF([.E8]&lt;&gt;&quot;&quot;;[.E$72]&amp;[.$A79]&amp;&quot;Gy&quot;;&quot;&quot;)">
            <text:p/>
          </table:table-cell>
          <table:table-cell table:style-name="ce959" table:formula="of:=IF([.F8]&lt;&gt;&quot;&quot;;[.F$72]&amp;[.$A79]&amp;&quot;Gy&quot;;&quot;&quot;)">
            <text:p/>
          </table:table-cell>
          <table:table-cell table:style-name="ce959" table:formula="of:=IF([.G8]&lt;&gt;&quot;&quot;;[.G$72]&amp;[.$A79]&amp;&quot;Gy&quot;;&quot;&quot;)">
            <text:p/>
          </table:table-cell>
          <table:table-cell table:style-name="ce959" table:formula="of:=IF([.H8]&lt;&gt;&quot;&quot;;[.H$72]&amp;[.$A79]&amp;&quot;Gy&quot;;&quot;&quot;)">
            <text:p/>
          </table:table-cell>
          <table:table-cell table:style-name="ce959" table:formula="of:=IF([.I8]&lt;&gt;&quot;&quot;;[.I$72]&amp;[.$A79]&amp;&quot;Gy&quot;;&quot;&quot;)">
            <text:p/>
          </table:table-cell>
          <table:table-cell table:style-name="ce959" table:formula="of:=IF([.J8]&lt;&gt;&quot;&quot;;[.J$72]&amp;[.$A79]&amp;&quot;Gy&quot;;&quot;&quot;)">
            <text:p/>
          </table:table-cell>
          <table:table-cell table:style-name="ce959" table:formula="of:=IF([.K8]&lt;&gt;&quot;&quot;;[.K$72]&amp;[.$A79]&amp;&quot;Gy&quot;;&quot;&quot;)">
            <text:p/>
          </table:table-cell>
          <table:table-cell table:style-name="ce959" table:formula="of:=IF([.L8]&lt;&gt;&quot;&quot;;[.L$72]&amp;[.$A79]&amp;&quot;Gy&quot;;&quot;&quot;)">
            <text:p/>
          </table:table-cell>
          <table:table-cell table:style-name="ce959" table:formula="of:=IF([.M8]&lt;&gt;&quot;&quot;;[.M$72]&amp;[.$A79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table:formula="of:=&quot;0&quot;&amp;[.A9]" office:value-type="string" office:string-value="07" calcext:value-type="string">
            <text:p>07</text:p>
          </table:table-cell>
          <table:table-cell table:style-name="ce959" table:formula="of:=IF([.B9]&lt;&gt;&quot;&quot;;&quot;GY&quot;&amp;[.B$72]&amp;[.$A80];&quot;&quot;)" office:value-type="string" office:string-value="GY07" calcext:value-type="string">
            <text:p>GY07</text:p>
          </table:table-cell>
          <table:table-cell table:style-name="ce959" table:formula="of:=IF([.C9]&lt;&gt;&quot;&quot;;[.C$72]&amp;[.$A80]&amp;&quot;Gy&quot;;&quot;&quot;)">
            <text:p/>
          </table:table-cell>
          <table:table-cell table:style-name="ce959" table:formula="of:=IF([.D9]&lt;&gt;&quot;&quot;;[.D$72]&amp;[.$A80]&amp;&quot;Gy&quot;;&quot;&quot;)" office:value-type="string" office:string-value="0207Gy" calcext:value-type="string">
            <text:p>0207Gy</text:p>
          </table:table-cell>
          <table:table-cell table:style-name="ce959" table:formula="of:=IF([.E9]&lt;&gt;&quot;&quot;;[.E$72]&amp;[.$A80]&amp;&quot;Gy&quot;;&quot;&quot;)">
            <text:p/>
          </table:table-cell>
          <table:table-cell table:style-name="ce959" table:formula="of:=IF([.F9]&lt;&gt;&quot;&quot;;[.F$72]&amp;[.$A80]&amp;&quot;Gy&quot;;&quot;&quot;)">
            <text:p/>
          </table:table-cell>
          <table:table-cell table:style-name="ce959" table:formula="of:=IF([.G9]&lt;&gt;&quot;&quot;;[.G$72]&amp;[.$A80]&amp;&quot;Gy&quot;;&quot;&quot;)">
            <text:p/>
          </table:table-cell>
          <table:table-cell table:style-name="ce959" table:formula="of:=IF([.H9]&lt;&gt;&quot;&quot;;[.H$72]&amp;[.$A80]&amp;&quot;Gy&quot;;&quot;&quot;)">
            <text:p/>
          </table:table-cell>
          <table:table-cell table:style-name="ce959" table:formula="of:=IF([.I9]&lt;&gt;&quot;&quot;;[.I$72]&amp;[.$A80]&amp;&quot;Gy&quot;;&quot;&quot;)">
            <text:p/>
          </table:table-cell>
          <table:table-cell table:style-name="ce959" table:formula="of:=IF([.J9]&lt;&gt;&quot;&quot;;[.J$72]&amp;[.$A80]&amp;&quot;Gy&quot;;&quot;&quot;)">
            <text:p/>
          </table:table-cell>
          <table:table-cell table:style-name="ce959" table:formula="of:=IF([.K9]&lt;&gt;&quot;&quot;;[.K$72]&amp;[.$A80]&amp;&quot;Gy&quot;;&quot;&quot;)">
            <text:p/>
          </table:table-cell>
          <table:table-cell table:style-name="ce959" table:formula="of:=IF([.L9]&lt;&gt;&quot;&quot;;[.L$72]&amp;[.$A80]&amp;&quot;Gy&quot;;&quot;&quot;)">
            <text:p/>
          </table:table-cell>
          <table:table-cell table:style-name="ce959" table:formula="of:=IF([.M9]&lt;&gt;&quot;&quot;;[.M$72]&amp;[.$A80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10" calcext:value-type="float">
            <text:p>10 <text:s text:c="7"/></text:p>
          </table:table-cell>
          <table:table-cell table:style-name="ce959" table:formula="of:=IF([.B10]&lt;&gt;&quot;&quot;;&quot;GY&quot;&amp;[.B$72]&amp;[.$A81];&quot;&quot;)" office:value-type="string" office:string-value="GY10" calcext:value-type="string">
            <text:p>GY10</text:p>
          </table:table-cell>
          <table:table-cell table:style-name="ce959" table:formula="of:=IF([.C10]&lt;&gt;&quot;&quot;;[.C$72]&amp;[.$A81]&amp;&quot;Gy&quot;;&quot;&quot;)" office:value-type="string" office:string-value="0110Gy" calcext:value-type="string">
            <text:p>0110Gy</text:p>
          </table:table-cell>
          <table:table-cell table:style-name="ce959" table:formula="of:=IF([.D10]&lt;&gt;&quot;&quot;;[.D$72]&amp;[.$A81]&amp;&quot;Gy&quot;;&quot;&quot;)">
            <text:p/>
          </table:table-cell>
          <table:table-cell table:style-name="ce959" table:formula="of:=IF([.E10]&lt;&gt;&quot;&quot;;[.E$72]&amp;[.$A81]&amp;&quot;Gy&quot;;&quot;&quot;)" office:value-type="string" office:string-value="0310Gy" calcext:value-type="string">
            <text:p>0310Gy</text:p>
          </table:table-cell>
          <table:table-cell table:style-name="ce959" table:formula="of:=IF([.F10]&lt;&gt;&quot;&quot;;[.F$72]&amp;[.$A81]&amp;&quot;Gy&quot;;&quot;&quot;)">
            <text:p/>
          </table:table-cell>
          <table:table-cell table:style-name="ce959" table:formula="of:=IF([.G10]&lt;&gt;&quot;&quot;;[.G$72]&amp;[.$A81]&amp;&quot;Gy&quot;;&quot;&quot;)">
            <text:p/>
          </table:table-cell>
          <table:table-cell table:style-name="ce959" table:formula="of:=IF([.H10]&lt;&gt;&quot;&quot;;[.H$72]&amp;[.$A81]&amp;&quot;Gy&quot;;&quot;&quot;)">
            <text:p/>
          </table:table-cell>
          <table:table-cell table:style-name="ce959" table:formula="of:=IF([.I10]&lt;&gt;&quot;&quot;;[.I$72]&amp;[.$A81]&amp;&quot;Gy&quot;;&quot;&quot;)">
            <text:p/>
          </table:table-cell>
          <table:table-cell table:style-name="ce959" table:formula="of:=IF([.J10]&lt;&gt;&quot;&quot;;[.J$72]&amp;[.$A81]&amp;&quot;Gy&quot;;&quot;&quot;)">
            <text:p/>
          </table:table-cell>
          <table:table-cell table:style-name="ce959" table:formula="of:=IF([.K10]&lt;&gt;&quot;&quot;;[.K$72]&amp;[.$A81]&amp;&quot;Gy&quot;;&quot;&quot;)">
            <text:p/>
          </table:table-cell>
          <table:table-cell table:style-name="ce959" table:formula="of:=IF([.L10]&lt;&gt;&quot;&quot;;[.L$72]&amp;[.$A81]&amp;&quot;Gy&quot;;&quot;&quot;)">
            <text:p/>
          </table:table-cell>
          <table:table-cell table:style-name="ce959" table:formula="of:=IF([.M10]&lt;&gt;&quot;&quot;;[.M$72]&amp;[.$A81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11" calcext:value-type="float">
            <text:p>11 <text:s text:c="7"/></text:p>
          </table:table-cell>
          <table:table-cell table:style-name="ce959" table:formula="of:=IF([.B11]&lt;&gt;&quot;&quot;;&quot;GY&quot;&amp;[.B$72]&amp;[.$A82];&quot;&quot;)" office:value-type="string" office:string-value="GY11" calcext:value-type="string">
            <text:p>GY11</text:p>
          </table:table-cell>
          <table:table-cell table:style-name="ce959" table:formula="of:=IF([.C11]&lt;&gt;&quot;&quot;;[.C$72]&amp;[.$A82]&amp;&quot;Gy&quot;;&quot;&quot;)">
            <text:p/>
          </table:table-cell>
          <table:table-cell table:style-name="ce959" table:formula="of:=IF([.D11]&lt;&gt;&quot;&quot;;[.D$72]&amp;[.$A82]&amp;&quot;Gy&quot;;&quot;&quot;)" office:value-type="string" office:string-value="0211Gy" calcext:value-type="string">
            <text:p>0211Gy</text:p>
          </table:table-cell>
          <table:table-cell table:style-name="ce959" table:formula="of:=IF([.E11]&lt;&gt;&quot;&quot;;[.E$72]&amp;[.$A82]&amp;&quot;Gy&quot;;&quot;&quot;)">
            <text:p/>
          </table:table-cell>
          <table:table-cell table:style-name="ce959" table:formula="of:=IF([.F11]&lt;&gt;&quot;&quot;;[.F$72]&amp;[.$A82]&amp;&quot;Gy&quot;;&quot;&quot;)">
            <text:p/>
          </table:table-cell>
          <table:table-cell table:style-name="ce959" table:formula="of:=IF([.G11]&lt;&gt;&quot;&quot;;[.G$72]&amp;[.$A82]&amp;&quot;Gy&quot;;&quot;&quot;)">
            <text:p/>
          </table:table-cell>
          <table:table-cell table:style-name="ce959" table:formula="of:=IF([.H11]&lt;&gt;&quot;&quot;;[.H$72]&amp;[.$A82]&amp;&quot;Gy&quot;;&quot;&quot;)">
            <text:p/>
          </table:table-cell>
          <table:table-cell table:style-name="ce959" table:formula="of:=IF([.I11]&lt;&gt;&quot;&quot;;[.I$72]&amp;[.$A82]&amp;&quot;Gy&quot;;&quot;&quot;)">
            <text:p/>
          </table:table-cell>
          <table:table-cell table:style-name="ce959" table:formula="of:=IF([.J11]&lt;&gt;&quot;&quot;;[.J$72]&amp;[.$A82]&amp;&quot;Gy&quot;;&quot;&quot;)">
            <text:p/>
          </table:table-cell>
          <table:table-cell table:style-name="ce959" table:formula="of:=IF([.K11]&lt;&gt;&quot;&quot;;[.K$72]&amp;[.$A82]&amp;&quot;Gy&quot;;&quot;&quot;)">
            <text:p/>
          </table:table-cell>
          <table:table-cell table:style-name="ce959" table:formula="of:=IF([.L11]&lt;&gt;&quot;&quot;;[.L$72]&amp;[.$A82]&amp;&quot;Gy&quot;;&quot;&quot;)">
            <text:p/>
          </table:table-cell>
          <table:table-cell table:style-name="ce959" table:formula="of:=IF([.M11]&lt;&gt;&quot;&quot;;[.M$72]&amp;[.$A82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12" calcext:value-type="float">
            <text:p>12 <text:s text:c="7"/></text:p>
          </table:table-cell>
          <table:table-cell table:style-name="ce959" table:formula="of:=IF([.B12]&lt;&gt;&quot;&quot;;&quot;GY&quot;&amp;[.B$72]&amp;[.$A83];&quot;&quot;)" office:value-type="string" office:string-value="GY12" calcext:value-type="string">
            <text:p>GY12</text:p>
          </table:table-cell>
          <table:table-cell table:style-name="ce959" table:formula="of:=IF([.C12]&lt;&gt;&quot;&quot;;[.C$72]&amp;[.$A83]&amp;&quot;Gy&quot;;&quot;&quot;)" office:value-type="string" office:string-value="0112Gy" calcext:value-type="string">
            <text:p>0112Gy</text:p>
          </table:table-cell>
          <table:table-cell table:style-name="ce959" table:formula="of:=IF([.D12]&lt;&gt;&quot;&quot;;[.D$72]&amp;[.$A83]&amp;&quot;Gy&quot;;&quot;&quot;)" office:value-type="string" office:string-value="0212Gy" calcext:value-type="string">
            <text:p>0212Gy</text:p>
          </table:table-cell>
          <table:table-cell table:style-name="ce959" table:formula="of:=IF([.E12]&lt;&gt;&quot;&quot;;[.E$72]&amp;[.$A83]&amp;&quot;Gy&quot;;&quot;&quot;)" office:value-type="string" office:string-value="0312Gy" calcext:value-type="string">
            <text:p>0312Gy</text:p>
          </table:table-cell>
          <table:table-cell table:style-name="ce959" table:formula="of:=IF([.F12]&lt;&gt;&quot;&quot;;[.F$72]&amp;[.$A83]&amp;&quot;Gy&quot;;&quot;&quot;)" office:value-type="string" office:string-value="0412Gy" calcext:value-type="string">
            <text:p>0412Gy</text:p>
          </table:table-cell>
          <table:table-cell table:style-name="ce959" table:formula="of:=IF([.G12]&lt;&gt;&quot;&quot;;[.G$72]&amp;[.$A83]&amp;&quot;Gy&quot;;&quot;&quot;)">
            <text:p/>
          </table:table-cell>
          <table:table-cell table:style-name="ce959" table:formula="of:=IF([.H12]&lt;&gt;&quot;&quot;;[.H$72]&amp;[.$A83]&amp;&quot;Gy&quot;;&quot;&quot;)">
            <text:p/>
          </table:table-cell>
          <table:table-cell table:style-name="ce959" table:formula="of:=IF([.I12]&lt;&gt;&quot;&quot;;[.I$72]&amp;[.$A83]&amp;&quot;Gy&quot;;&quot;&quot;)">
            <text:p/>
          </table:table-cell>
          <table:table-cell table:style-name="ce959" table:formula="of:=IF([.J12]&lt;&gt;&quot;&quot;;[.J$72]&amp;[.$A83]&amp;&quot;Gy&quot;;&quot;&quot;)">
            <text:p/>
          </table:table-cell>
          <table:table-cell table:style-name="ce959" table:formula="of:=IF([.K12]&lt;&gt;&quot;&quot;;[.K$72]&amp;[.$A83]&amp;&quot;Gy&quot;;&quot;&quot;)">
            <text:p/>
          </table:table-cell>
          <table:table-cell table:style-name="ce959" table:formula="of:=IF([.L12]&lt;&gt;&quot;&quot;;[.L$72]&amp;[.$A83]&amp;&quot;Gy&quot;;&quot;&quot;)">
            <text:p/>
          </table:table-cell>
          <table:table-cell table:style-name="ce959" table:formula="of:=IF([.M12]&lt;&gt;&quot;&quot;;[.M$72]&amp;[.$A83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13" calcext:value-type="float">
            <text:p>13 <text:s text:c="7"/></text:p>
          </table:table-cell>
          <table:table-cell table:style-name="ce959" table:formula="of:=IF([.B13]&lt;&gt;&quot;&quot;;&quot;GY&quot;&amp;[.B$72]&amp;[.$A84];&quot;&quot;)" office:value-type="string" office:string-value="GY13" calcext:value-type="string">
            <text:p>GY13</text:p>
          </table:table-cell>
          <table:table-cell table:style-name="ce959" table:formula="of:=IF([.C13]&lt;&gt;&quot;&quot;;[.C$72]&amp;[.$A84]&amp;&quot;Gy&quot;;&quot;&quot;)">
            <text:p/>
          </table:table-cell>
          <table:table-cell table:style-name="ce959" table:formula="of:=IF([.D13]&lt;&gt;&quot;&quot;;[.D$72]&amp;[.$A84]&amp;&quot;Gy&quot;;&quot;&quot;)">
            <text:p/>
          </table:table-cell>
          <table:table-cell table:style-name="ce959" table:formula="of:=IF([.E13]&lt;&gt;&quot;&quot;;[.E$72]&amp;[.$A84]&amp;&quot;Gy&quot;;&quot;&quot;)">
            <text:p/>
          </table:table-cell>
          <table:table-cell table:style-name="ce959" table:formula="of:=IF([.F13]&lt;&gt;&quot;&quot;;[.F$72]&amp;[.$A84]&amp;&quot;Gy&quot;;&quot;&quot;)" office:value-type="string" office:string-value="0413Gy" calcext:value-type="string">
            <text:p>0413Gy</text:p>
          </table:table-cell>
          <table:table-cell table:style-name="ce959" table:formula="of:=IF([.G13]&lt;&gt;&quot;&quot;;[.G$72]&amp;[.$A84]&amp;&quot;Gy&quot;;&quot;&quot;)">
            <text:p/>
          </table:table-cell>
          <table:table-cell table:style-name="ce959" table:formula="of:=IF([.H13]&lt;&gt;&quot;&quot;;[.H$72]&amp;[.$A84]&amp;&quot;Gy&quot;;&quot;&quot;)">
            <text:p/>
          </table:table-cell>
          <table:table-cell table:style-name="ce959" table:formula="of:=IF([.I13]&lt;&gt;&quot;&quot;;[.I$72]&amp;[.$A84]&amp;&quot;Gy&quot;;&quot;&quot;)">
            <text:p/>
          </table:table-cell>
          <table:table-cell table:style-name="ce959" table:formula="of:=IF([.J13]&lt;&gt;&quot;&quot;;[.J$72]&amp;[.$A84]&amp;&quot;Gy&quot;;&quot;&quot;)">
            <text:p/>
          </table:table-cell>
          <table:table-cell table:style-name="ce959" table:formula="of:=IF([.K13]&lt;&gt;&quot;&quot;;[.K$72]&amp;[.$A84]&amp;&quot;Gy&quot;;&quot;&quot;)">
            <text:p/>
          </table:table-cell>
          <table:table-cell table:style-name="ce959" table:formula="of:=IF([.L13]&lt;&gt;&quot;&quot;;[.L$72]&amp;[.$A84]&amp;&quot;Gy&quot;;&quot;&quot;)">
            <text:p/>
          </table:table-cell>
          <table:table-cell table:style-name="ce959" table:formula="of:=IF([.M13]&lt;&gt;&quot;&quot;;[.M$72]&amp;[.$A84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14" calcext:value-type="float">
            <text:p>14 <text:s text:c="7"/></text:p>
          </table:table-cell>
          <table:table-cell table:style-name="ce959" table:formula="of:=IF([.B14]&lt;&gt;&quot;&quot;;&quot;GY&quot;&amp;[.B$72]&amp;[.$A85];&quot;&quot;)" office:value-type="string" office:string-value="GY14" calcext:value-type="string">
            <text:p>GY14</text:p>
          </table:table-cell>
          <table:table-cell table:style-name="ce959" table:formula="of:=IF([.C14]&lt;&gt;&quot;&quot;;[.C$72]&amp;[.$A85]&amp;&quot;Gy&quot;;&quot;&quot;)" office:value-type="string" office:string-value="0114Gy" calcext:value-type="string">
            <text:p>0114Gy</text:p>
          </table:table-cell>
          <table:table-cell table:style-name="ce959" table:formula="of:=IF([.D14]&lt;&gt;&quot;&quot;;[.D$72]&amp;[.$A85]&amp;&quot;Gy&quot;;&quot;&quot;)" office:value-type="string" office:string-value="0214Gy" calcext:value-type="string">
            <text:p>0214Gy</text:p>
          </table:table-cell>
          <table:table-cell table:style-name="ce959" table:formula="of:=IF([.E14]&lt;&gt;&quot;&quot;;[.E$72]&amp;[.$A85]&amp;&quot;Gy&quot;;&quot;&quot;)" office:value-type="string" office:string-value="0314Gy" calcext:value-type="string">
            <text:p>0314Gy</text:p>
          </table:table-cell>
          <table:table-cell table:style-name="ce959" table:formula="of:=IF([.F14]&lt;&gt;&quot;&quot;;[.F$72]&amp;[.$A85]&amp;&quot;Gy&quot;;&quot;&quot;)" office:value-type="string" office:string-value="0414Gy" calcext:value-type="string">
            <text:p>0414Gy</text:p>
          </table:table-cell>
          <table:table-cell table:style-name="ce959" table:formula="of:=IF([.G14]&lt;&gt;&quot;&quot;;[.G$72]&amp;[.$A85]&amp;&quot;Gy&quot;;&quot;&quot;)" office:value-type="string" office:string-value="0514Gy" calcext:value-type="string">
            <text:p>0514Gy</text:p>
          </table:table-cell>
          <table:table-cell table:style-name="ce959" table:formula="of:=IF([.H14]&lt;&gt;&quot;&quot;;[.H$72]&amp;[.$A85]&amp;&quot;Gy&quot;;&quot;&quot;)">
            <text:p/>
          </table:table-cell>
          <table:table-cell table:style-name="ce959" table:formula="of:=IF([.I14]&lt;&gt;&quot;&quot;;[.I$72]&amp;[.$A85]&amp;&quot;Gy&quot;;&quot;&quot;)">
            <text:p/>
          </table:table-cell>
          <table:table-cell table:style-name="ce959" table:formula="of:=IF([.J14]&lt;&gt;&quot;&quot;;[.J$72]&amp;[.$A85]&amp;&quot;Gy&quot;;&quot;&quot;)">
            <text:p/>
          </table:table-cell>
          <table:table-cell table:style-name="ce959" table:formula="of:=IF([.K14]&lt;&gt;&quot;&quot;;[.K$72]&amp;[.$A85]&amp;&quot;Gy&quot;;&quot;&quot;)">
            <text:p/>
          </table:table-cell>
          <table:table-cell table:style-name="ce959" table:formula="of:=IF([.L14]&lt;&gt;&quot;&quot;;[.L$72]&amp;[.$A85]&amp;&quot;Gy&quot;;&quot;&quot;)">
            <text:p/>
          </table:table-cell>
          <table:table-cell table:style-name="ce959" table:formula="of:=IF([.M14]&lt;&gt;&quot;&quot;;[.M$72]&amp;[.$A85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15" calcext:value-type="float">
            <text:p>15 <text:s text:c="7"/></text:p>
          </table:table-cell>
          <table:table-cell table:style-name="ce959" table:formula="of:=IF([.B15]&lt;&gt;&quot;&quot;;&quot;GY&quot;&amp;[.B$72]&amp;[.$A86];&quot;&quot;)" office:value-type="string" office:string-value="GY15" calcext:value-type="string">
            <text:p>GY15</text:p>
          </table:table-cell>
          <table:table-cell table:style-name="ce959" table:formula="of:=IF([.C15]&lt;&gt;&quot;&quot;;[.C$72]&amp;[.$A86]&amp;&quot;Gy&quot;;&quot;&quot;)">
            <text:p/>
          </table:table-cell>
          <table:table-cell table:style-name="ce959" table:formula="of:=IF([.D15]&lt;&gt;&quot;&quot;;[.D$72]&amp;[.$A86]&amp;&quot;Gy&quot;;&quot;&quot;)" office:value-type="string" office:string-value="0215Gy" calcext:value-type="string">
            <text:p>0215Gy</text:p>
          </table:table-cell>
          <table:table-cell table:style-name="ce959" table:formula="of:=IF([.E15]&lt;&gt;&quot;&quot;;[.E$72]&amp;[.$A86]&amp;&quot;Gy&quot;;&quot;&quot;)">
            <text:p/>
          </table:table-cell>
          <table:table-cell table:style-name="ce959" table:formula="of:=IF([.F15]&lt;&gt;&quot;&quot;;[.F$72]&amp;[.$A86]&amp;&quot;Gy&quot;;&quot;&quot;)" office:value-type="string" office:string-value="0415Gy" calcext:value-type="string">
            <text:p>0415Gy</text:p>
          </table:table-cell>
          <table:table-cell table:style-name="ce959" table:formula="of:=IF([.G15]&lt;&gt;&quot;&quot;;[.G$72]&amp;[.$A86]&amp;&quot;Gy&quot;;&quot;&quot;)">
            <text:p/>
          </table:table-cell>
          <table:table-cell table:style-name="ce959" table:formula="of:=IF([.H15]&lt;&gt;&quot;&quot;;[.H$72]&amp;[.$A86]&amp;&quot;Gy&quot;;&quot;&quot;)">
            <text:p/>
          </table:table-cell>
          <table:table-cell table:style-name="ce959" table:formula="of:=IF([.I15]&lt;&gt;&quot;&quot;;[.I$72]&amp;[.$A86]&amp;&quot;Gy&quot;;&quot;&quot;)">
            <text:p/>
          </table:table-cell>
          <table:table-cell table:style-name="ce959" table:formula="of:=IF([.J15]&lt;&gt;&quot;&quot;;[.J$72]&amp;[.$A86]&amp;&quot;Gy&quot;;&quot;&quot;)">
            <text:p/>
          </table:table-cell>
          <table:table-cell table:style-name="ce959" table:formula="of:=IF([.K15]&lt;&gt;&quot;&quot;;[.K$72]&amp;[.$A86]&amp;&quot;Gy&quot;;&quot;&quot;)">
            <text:p/>
          </table:table-cell>
          <table:table-cell table:style-name="ce959" table:formula="of:=IF([.L15]&lt;&gt;&quot;&quot;;[.L$72]&amp;[.$A86]&amp;&quot;Gy&quot;;&quot;&quot;)">
            <text:p/>
          </table:table-cell>
          <table:table-cell table:style-name="ce959" table:formula="of:=IF([.M15]&lt;&gt;&quot;&quot;;[.M$72]&amp;[.$A86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16" calcext:value-type="float">
            <text:p>16 <text:s text:c="7"/></text:p>
          </table:table-cell>
          <table:table-cell table:style-name="ce959" table:formula="of:=IF([.B16]&lt;&gt;&quot;&quot;;&quot;GY&quot;&amp;[.B$72]&amp;[.$A87];&quot;&quot;)" office:value-type="string" office:string-value="GY16" calcext:value-type="string">
            <text:p>GY16</text:p>
          </table:table-cell>
          <table:table-cell table:style-name="ce959" table:formula="of:=IF([.C16]&lt;&gt;&quot;&quot;;[.C$72]&amp;[.$A87]&amp;&quot;Gy&quot;;&quot;&quot;)" office:value-type="string" office:string-value="0116Gy" calcext:value-type="string">
            <text:p>0116Gy</text:p>
          </table:table-cell>
          <table:table-cell table:style-name="ce959" table:formula="of:=IF([.D16]&lt;&gt;&quot;&quot;;[.D$72]&amp;[.$A87]&amp;&quot;Gy&quot;;&quot;&quot;)">
            <text:p/>
          </table:table-cell>
          <table:table-cell table:style-name="ce959" table:formula="of:=IF([.E16]&lt;&gt;&quot;&quot;;[.E$72]&amp;[.$A87]&amp;&quot;Gy&quot;;&quot;&quot;)" office:value-type="string" office:string-value="0316Gy" calcext:value-type="string">
            <text:p>0316Gy</text:p>
          </table:table-cell>
          <table:table-cell table:style-name="ce959" table:formula="of:=IF([.F16]&lt;&gt;&quot;&quot;;[.F$72]&amp;[.$A87]&amp;&quot;Gy&quot;;&quot;&quot;)">
            <text:p/>
          </table:table-cell>
          <table:table-cell table:style-name="ce959" table:formula="of:=IF([.G16]&lt;&gt;&quot;&quot;;[.G$72]&amp;[.$A87]&amp;&quot;Gy&quot;;&quot;&quot;)">
            <text:p/>
          </table:table-cell>
          <table:table-cell table:style-name="ce959" table:formula="of:=IF([.H16]&lt;&gt;&quot;&quot;;[.H$72]&amp;[.$A87]&amp;&quot;Gy&quot;;&quot;&quot;)" office:value-type="string" office:string-value="0616Gy" calcext:value-type="string">
            <text:p>0616Gy</text:p>
          </table:table-cell>
          <table:table-cell table:style-name="ce959" table:formula="of:=IF([.I16]&lt;&gt;&quot;&quot;;[.I$72]&amp;[.$A87]&amp;&quot;Gy&quot;;&quot;&quot;)">
            <text:p/>
          </table:table-cell>
          <table:table-cell table:style-name="ce959" table:formula="of:=IF([.J16]&lt;&gt;&quot;&quot;;[.J$72]&amp;[.$A87]&amp;&quot;Gy&quot;;&quot;&quot;)">
            <text:p/>
          </table:table-cell>
          <table:table-cell table:style-name="ce959" table:formula="of:=IF([.K16]&lt;&gt;&quot;&quot;;[.K$72]&amp;[.$A87]&amp;&quot;Gy&quot;;&quot;&quot;)">
            <text:p/>
          </table:table-cell>
          <table:table-cell table:style-name="ce959" table:formula="of:=IF([.L16]&lt;&gt;&quot;&quot;;[.L$72]&amp;[.$A87]&amp;&quot;Gy&quot;;&quot;&quot;)">
            <text:p/>
          </table:table-cell>
          <table:table-cell table:style-name="ce959" table:formula="of:=IF([.M16]&lt;&gt;&quot;&quot;;[.M$72]&amp;[.$A87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17" calcext:value-type="float">
            <text:p>17 <text:s text:c="7"/></text:p>
          </table:table-cell>
          <table:table-cell table:style-name="ce959" table:formula="of:=IF([.B17]&lt;&gt;&quot;&quot;;&quot;GY&quot;&amp;[.B$72]&amp;[.$A88];&quot;&quot;)" office:value-type="string" office:string-value="GY17" calcext:value-type="string">
            <text:p>GY17</text:p>
          </table:table-cell>
          <table:table-cell table:style-name="ce959" table:formula="of:=IF([.C17]&lt;&gt;&quot;&quot;;[.C$72]&amp;[.$A88]&amp;&quot;Gy&quot;;&quot;&quot;)">
            <text:p/>
          </table:table-cell>
          <table:table-cell table:style-name="ce959" table:formula="of:=IF([.D17]&lt;&gt;&quot;&quot;;[.D$72]&amp;[.$A88]&amp;&quot;Gy&quot;;&quot;&quot;)" office:value-type="string" office:string-value="0217Gy" calcext:value-type="string">
            <text:p>0217Gy</text:p>
          </table:table-cell>
          <table:table-cell table:style-name="ce959" table:formula="of:=IF([.E17]&lt;&gt;&quot;&quot;;[.E$72]&amp;[.$A88]&amp;&quot;Gy&quot;;&quot;&quot;)">
            <text:p/>
          </table:table-cell>
          <table:table-cell table:style-name="ce959" table:formula="of:=IF([.F17]&lt;&gt;&quot;&quot;;[.F$72]&amp;[.$A88]&amp;&quot;Gy&quot;;&quot;&quot;)" office:value-type="string" office:string-value="0417Gy" calcext:value-type="string">
            <text:p>0417Gy</text:p>
          </table:table-cell>
          <table:table-cell table:style-name="ce959" table:formula="of:=IF([.G17]&lt;&gt;&quot;&quot;;[.G$72]&amp;[.$A88]&amp;&quot;Gy&quot;;&quot;&quot;)">
            <text:p/>
          </table:table-cell>
          <table:table-cell table:style-name="ce959" table:formula="of:=IF([.H17]&lt;&gt;&quot;&quot;;[.H$72]&amp;[.$A88]&amp;&quot;Gy&quot;;&quot;&quot;)" office:value-type="string" office:string-value="0617Gy" calcext:value-type="string">
            <text:p>0617Gy</text:p>
          </table:table-cell>
          <table:table-cell table:style-name="ce959" table:formula="of:=IF([.I17]&lt;&gt;&quot;&quot;;[.I$72]&amp;[.$A88]&amp;&quot;Gy&quot;;&quot;&quot;)">
            <text:p/>
          </table:table-cell>
          <table:table-cell table:style-name="ce959" table:formula="of:=IF([.J17]&lt;&gt;&quot;&quot;;[.J$72]&amp;[.$A88]&amp;&quot;Gy&quot;;&quot;&quot;)">
            <text:p/>
          </table:table-cell>
          <table:table-cell table:style-name="ce959" table:formula="of:=IF([.K17]&lt;&gt;&quot;&quot;;[.K$72]&amp;[.$A88]&amp;&quot;Gy&quot;;&quot;&quot;)">
            <text:p/>
          </table:table-cell>
          <table:table-cell table:style-name="ce959" table:formula="of:=IF([.L17]&lt;&gt;&quot;&quot;;[.L$72]&amp;[.$A88]&amp;&quot;Gy&quot;;&quot;&quot;)">
            <text:p/>
          </table:table-cell>
          <table:table-cell table:style-name="ce959" table:formula="of:=IF([.M17]&lt;&gt;&quot;&quot;;[.M$72]&amp;[.$A88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20" calcext:value-type="float">
            <text:p>20 <text:s text:c="7"/></text:p>
          </table:table-cell>
          <table:table-cell table:style-name="ce959" table:formula="of:=IF([.B18]&lt;&gt;&quot;&quot;;&quot;GY&quot;&amp;[.B$72]&amp;[.$A89];&quot;&quot;)" office:value-type="string" office:string-value="GY20" calcext:value-type="string">
            <text:p>GY20</text:p>
          </table:table-cell>
          <table:table-cell table:style-name="ce959" table:formula="of:=IF([.C18]&lt;&gt;&quot;&quot;;[.C$72]&amp;[.$A89]&amp;&quot;Gy&quot;;&quot;&quot;)" office:value-type="string" office:string-value="0120Gy" calcext:value-type="string">
            <text:p>0120Gy</text:p>
          </table:table-cell>
          <table:table-cell table:style-name="ce959" table:formula="of:=IF([.D18]&lt;&gt;&quot;&quot;;[.D$72]&amp;[.$A89]&amp;&quot;Gy&quot;;&quot;&quot;)" office:value-type="string" office:string-value="0220Gy" calcext:value-type="string">
            <text:p>0220Gy</text:p>
          </table:table-cell>
          <table:table-cell table:style-name="ce959" table:formula="of:=IF([.E18]&lt;&gt;&quot;&quot;;[.E$72]&amp;[.$A89]&amp;&quot;Gy&quot;;&quot;&quot;)" office:value-type="string" office:string-value="0320Gy" calcext:value-type="string">
            <text:p>0320Gy</text:p>
          </table:table-cell>
          <table:table-cell table:style-name="ce959" table:formula="of:=IF([.F18]&lt;&gt;&quot;&quot;;[.F$72]&amp;[.$A89]&amp;&quot;Gy&quot;;&quot;&quot;)" office:value-type="string" office:string-value="0420Gy" calcext:value-type="string">
            <text:p>0420Gy</text:p>
          </table:table-cell>
          <table:table-cell table:style-name="ce959" table:formula="of:=IF([.G18]&lt;&gt;&quot;&quot;;[.G$72]&amp;[.$A89]&amp;&quot;Gy&quot;;&quot;&quot;)" office:value-type="string" office:string-value="0520Gy" calcext:value-type="string">
            <text:p>0520Gy</text:p>
          </table:table-cell>
          <table:table-cell table:style-name="ce959" table:formula="of:=IF([.H18]&lt;&gt;&quot;&quot;;[.H$72]&amp;[.$A89]&amp;&quot;Gy&quot;;&quot;&quot;)" office:value-type="string" office:string-value="0620Gy" calcext:value-type="string">
            <text:p>0620Gy</text:p>
          </table:table-cell>
          <table:table-cell table:style-name="ce959" table:formula="of:=IF([.I18]&lt;&gt;&quot;&quot;;[.I$72]&amp;[.$A89]&amp;&quot;Gy&quot;;&quot;&quot;)" office:value-type="string" office:string-value="0720Gy" calcext:value-type="string">
            <text:p>0720Gy</text:p>
          </table:table-cell>
          <table:table-cell table:style-name="ce959" table:formula="of:=IF([.J18]&lt;&gt;&quot;&quot;;[.J$72]&amp;[.$A89]&amp;&quot;Gy&quot;;&quot;&quot;)">
            <text:p/>
          </table:table-cell>
          <table:table-cell table:style-name="ce959" table:formula="of:=IF([.K18]&lt;&gt;&quot;&quot;;[.K$72]&amp;[.$A89]&amp;&quot;Gy&quot;;&quot;&quot;)">
            <text:p/>
          </table:table-cell>
          <table:table-cell table:style-name="ce959" table:formula="of:=IF([.L18]&lt;&gt;&quot;&quot;;[.L$72]&amp;[.$A89]&amp;&quot;Gy&quot;;&quot;&quot;)">
            <text:p/>
          </table:table-cell>
          <table:table-cell table:style-name="ce959" table:formula="of:=IF([.M18]&lt;&gt;&quot;&quot;;[.M$72]&amp;[.$A89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21" calcext:value-type="float">
            <text:p>21 <text:s text:c="7"/></text:p>
          </table:table-cell>
          <table:table-cell table:style-name="ce959" table:formula="of:=IF([.B19]&lt;&gt;&quot;&quot;;&quot;GY&quot;&amp;[.B$72]&amp;[.$A90];&quot;&quot;)" office:value-type="string" office:string-value="GY21" calcext:value-type="string">
            <text:p>GY21</text:p>
          </table:table-cell>
          <table:table-cell table:style-name="ce959" table:formula="of:=IF([.C19]&lt;&gt;&quot;&quot;;[.C$72]&amp;[.$A90]&amp;&quot;Gy&quot;;&quot;&quot;)">
            <text:p/>
          </table:table-cell>
          <table:table-cell table:style-name="ce959" table:formula="of:=IF([.D19]&lt;&gt;&quot;&quot;;[.D$72]&amp;[.$A90]&amp;&quot;Gy&quot;;&quot;&quot;)">
            <text:p/>
          </table:table-cell>
          <table:table-cell table:style-name="ce959" table:formula="of:=IF([.E19]&lt;&gt;&quot;&quot;;[.E$72]&amp;[.$A90]&amp;&quot;Gy&quot;;&quot;&quot;)">
            <text:p/>
          </table:table-cell>
          <table:table-cell table:style-name="ce959" table:formula="of:=IF([.F19]&lt;&gt;&quot;&quot;;[.F$72]&amp;[.$A90]&amp;&quot;Gy&quot;;&quot;&quot;)" office:value-type="string" office:string-value="0421Gy" calcext:value-type="string">
            <text:p>0421Gy</text:p>
          </table:table-cell>
          <table:table-cell table:style-name="ce959" table:formula="of:=IF([.G19]&lt;&gt;&quot;&quot;;[.G$72]&amp;[.$A90]&amp;&quot;Gy&quot;;&quot;&quot;)">
            <text:p/>
          </table:table-cell>
          <table:table-cell table:style-name="ce959" table:formula="of:=IF([.H19]&lt;&gt;&quot;&quot;;[.H$72]&amp;[.$A90]&amp;&quot;Gy&quot;;&quot;&quot;)" office:value-type="string" office:string-value="0621Gy" calcext:value-type="string">
            <text:p>0621Gy</text:p>
          </table:table-cell>
          <table:table-cell table:style-name="ce959" table:formula="of:=IF([.I19]&lt;&gt;&quot;&quot;;[.I$72]&amp;[.$A90]&amp;&quot;Gy&quot;;&quot;&quot;)">
            <text:p/>
          </table:table-cell>
          <table:table-cell table:style-name="ce959" table:formula="of:=IF([.J19]&lt;&gt;&quot;&quot;;[.J$72]&amp;[.$A90]&amp;&quot;Gy&quot;;&quot;&quot;)">
            <text:p/>
          </table:table-cell>
          <table:table-cell table:style-name="ce959" table:formula="of:=IF([.K19]&lt;&gt;&quot;&quot;;[.K$72]&amp;[.$A90]&amp;&quot;Gy&quot;;&quot;&quot;)">
            <text:p/>
          </table:table-cell>
          <table:table-cell table:style-name="ce959" table:formula="of:=IF([.L19]&lt;&gt;&quot;&quot;;[.L$72]&amp;[.$A90]&amp;&quot;Gy&quot;;&quot;&quot;)">
            <text:p/>
          </table:table-cell>
          <table:table-cell table:style-name="ce959" table:formula="of:=IF([.M19]&lt;&gt;&quot;&quot;;[.M$72]&amp;[.$A90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22" calcext:value-type="float">
            <text:p>22 <text:s text:c="7"/></text:p>
          </table:table-cell>
          <table:table-cell table:style-name="ce959" table:formula="of:=IF([.B20]&lt;&gt;&quot;&quot;;&quot;GY&quot;&amp;[.B$72]&amp;[.$A91];&quot;&quot;)" office:value-type="string" office:string-value="GY22" calcext:value-type="string">
            <text:p>GY22</text:p>
          </table:table-cell>
          <table:table-cell table:style-name="ce959" table:formula="of:=IF([.C20]&lt;&gt;&quot;&quot;;[.C$72]&amp;[.$A91]&amp;&quot;Gy&quot;;&quot;&quot;)" office:value-type="string" office:string-value="0122Gy" calcext:value-type="string">
            <text:p>0122Gy</text:p>
          </table:table-cell>
          <table:table-cell table:style-name="ce959" table:formula="of:=IF([.D20]&lt;&gt;&quot;&quot;;[.D$72]&amp;[.$A91]&amp;&quot;Gy&quot;;&quot;&quot;)" office:value-type="string" office:string-value="0222Gy" calcext:value-type="string">
            <text:p>0222Gy</text:p>
          </table:table-cell>
          <table:table-cell table:style-name="ce959" table:formula="of:=IF([.E20]&lt;&gt;&quot;&quot;;[.E$72]&amp;[.$A91]&amp;&quot;Gy&quot;;&quot;&quot;)" office:value-type="string" office:string-value="0322Gy" calcext:value-type="string">
            <text:p>0322Gy</text:p>
          </table:table-cell>
          <table:table-cell table:style-name="ce959" table:formula="of:=IF([.F20]&lt;&gt;&quot;&quot;;[.F$72]&amp;[.$A91]&amp;&quot;Gy&quot;;&quot;&quot;)" office:value-type="string" office:string-value="0422Gy" calcext:value-type="string">
            <text:p>0422Gy</text:p>
          </table:table-cell>
          <table:table-cell table:style-name="ce959" table:formula="of:=IF([.G20]&lt;&gt;&quot;&quot;;[.G$72]&amp;[.$A91]&amp;&quot;Gy&quot;;&quot;&quot;)" office:value-type="string" office:string-value="0522Gy" calcext:value-type="string">
            <text:p>0522Gy</text:p>
          </table:table-cell>
          <table:table-cell table:style-name="ce959" table:formula="of:=IF([.H20]&lt;&gt;&quot;&quot;;[.H$72]&amp;[.$A91]&amp;&quot;Gy&quot;;&quot;&quot;)" office:value-type="string" office:string-value="0622Gy" calcext:value-type="string">
            <text:p>0622Gy</text:p>
          </table:table-cell>
          <table:table-cell table:style-name="ce959" table:formula="of:=IF([.I20]&lt;&gt;&quot;&quot;;[.I$72]&amp;[.$A91]&amp;&quot;Gy&quot;;&quot;&quot;)" office:value-type="string" office:string-value="0722Gy" calcext:value-type="string">
            <text:p>0722Gy</text:p>
          </table:table-cell>
          <table:table-cell table:style-name="ce959" table:formula="of:=IF([.J20]&lt;&gt;&quot;&quot;;[.J$72]&amp;[.$A91]&amp;&quot;Gy&quot;;&quot;&quot;)" office:value-type="string" office:string-value="1022Gy" calcext:value-type="string">
            <text:p>1022Gy</text:p>
          </table:table-cell>
          <table:table-cell table:style-name="ce959" table:formula="of:=IF([.K20]&lt;&gt;&quot;&quot;;[.K$72]&amp;[.$A91]&amp;&quot;Gy&quot;;&quot;&quot;)">
            <text:p/>
          </table:table-cell>
          <table:table-cell table:style-name="ce959" table:formula="of:=IF([.L20]&lt;&gt;&quot;&quot;;[.L$72]&amp;[.$A91]&amp;&quot;Gy&quot;;&quot;&quot;)">
            <text:p/>
          </table:table-cell>
          <table:table-cell table:style-name="ce959" table:formula="of:=IF([.M20]&lt;&gt;&quot;&quot;;[.M$72]&amp;[.$A91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23" calcext:value-type="float">
            <text:p>23 <text:s text:c="7"/></text:p>
          </table:table-cell>
          <table:table-cell table:style-name="ce959" table:formula="of:=IF([.B21]&lt;&gt;&quot;&quot;;&quot;GY&quot;&amp;[.B$72]&amp;[.$A92];&quot;&quot;)" office:value-type="string" office:string-value="GY23" calcext:value-type="string">
            <text:p>GY23</text:p>
          </table:table-cell>
          <table:table-cell table:style-name="ce959" table:formula="of:=IF([.C21]&lt;&gt;&quot;&quot;;[.C$72]&amp;[.$A92]&amp;&quot;Gy&quot;;&quot;&quot;)">
            <text:p/>
          </table:table-cell>
          <table:table-cell table:style-name="ce959" table:formula="of:=IF([.D21]&lt;&gt;&quot;&quot;;[.D$72]&amp;[.$A92]&amp;&quot;Gy&quot;;&quot;&quot;)" office:value-type="string" office:string-value="0223Gy" calcext:value-type="string">
            <text:p>0223Gy</text:p>
          </table:table-cell>
          <table:table-cell table:style-name="ce959" table:formula="of:=IF([.E21]&lt;&gt;&quot;&quot;;[.E$72]&amp;[.$A92]&amp;&quot;Gy&quot;;&quot;&quot;)">
            <text:p/>
          </table:table-cell>
          <table:table-cell table:style-name="ce959" table:formula="of:=IF([.F21]&lt;&gt;&quot;&quot;;[.F$72]&amp;[.$A92]&amp;&quot;Gy&quot;;&quot;&quot;)">
            <text:p/>
          </table:table-cell>
          <table:table-cell table:style-name="ce959" table:formula="of:=IF([.G21]&lt;&gt;&quot;&quot;;[.G$72]&amp;[.$A92]&amp;&quot;Gy&quot;;&quot;&quot;)">
            <text:p/>
          </table:table-cell>
          <table:table-cell table:style-name="ce959" table:formula="of:=IF([.H21]&lt;&gt;&quot;&quot;;[.H$72]&amp;[.$A92]&amp;&quot;Gy&quot;;&quot;&quot;)" office:value-type="string" office:string-value="0623Gy" calcext:value-type="string">
            <text:p>0623Gy</text:p>
          </table:table-cell>
          <table:table-cell table:style-name="ce959" table:formula="of:=IF([.I21]&lt;&gt;&quot;&quot;;[.I$72]&amp;[.$A92]&amp;&quot;Gy&quot;;&quot;&quot;)">
            <text:p/>
          </table:table-cell>
          <table:table-cell table:style-name="ce959" table:formula="of:=IF([.J21]&lt;&gt;&quot;&quot;;[.J$72]&amp;[.$A92]&amp;&quot;Gy&quot;;&quot;&quot;)" office:value-type="string" office:string-value="1023Gy" calcext:value-type="string">
            <text:p>1023Gy</text:p>
          </table:table-cell>
          <table:table-cell table:style-name="ce959" table:formula="of:=IF([.K21]&lt;&gt;&quot;&quot;;[.K$72]&amp;[.$A92]&amp;&quot;Gy&quot;;&quot;&quot;)">
            <text:p/>
          </table:table-cell>
          <table:table-cell table:style-name="ce959" table:formula="of:=IF([.L21]&lt;&gt;&quot;&quot;;[.L$72]&amp;[.$A92]&amp;&quot;Gy&quot;;&quot;&quot;)">
            <text:p/>
          </table:table-cell>
          <table:table-cell table:style-name="ce959" table:formula="of:=IF([.M21]&lt;&gt;&quot;&quot;;[.M$72]&amp;[.$A92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24" calcext:value-type="float">
            <text:p>24 <text:s text:c="7"/></text:p>
          </table:table-cell>
          <table:table-cell table:style-name="ce959" table:formula="of:=IF([.B22]&lt;&gt;&quot;&quot;;&quot;GY&quot;&amp;[.B$72]&amp;[.$A93];&quot;&quot;)" office:value-type="string" office:string-value="GY24" calcext:value-type="string">
            <text:p>GY24</text:p>
          </table:table-cell>
          <table:table-cell table:style-name="ce959" table:formula="of:=IF([.C22]&lt;&gt;&quot;&quot;;[.C$72]&amp;[.$A93]&amp;&quot;Gy&quot;;&quot;&quot;)" office:value-type="string" office:string-value="0124Gy" calcext:value-type="string">
            <text:p>0124Gy</text:p>
          </table:table-cell>
          <table:table-cell table:style-name="ce959" table:formula="of:=IF([.D22]&lt;&gt;&quot;&quot;;[.D$72]&amp;[.$A93]&amp;&quot;Gy&quot;;&quot;&quot;)">
            <text:p/>
          </table:table-cell>
          <table:table-cell table:style-name="ce959" table:formula="of:=IF([.E22]&lt;&gt;&quot;&quot;;[.E$72]&amp;[.$A93]&amp;&quot;Gy&quot;;&quot;&quot;)" office:value-type="string" office:string-value="0324Gy" calcext:value-type="string">
            <text:p>0324Gy</text:p>
          </table:table-cell>
          <table:table-cell table:style-name="ce959" table:formula="of:=IF([.F22]&lt;&gt;&quot;&quot;;[.F$72]&amp;[.$A93]&amp;&quot;Gy&quot;;&quot;&quot;)" office:value-type="string" office:string-value="0424Gy" calcext:value-type="string">
            <text:p>0424Gy</text:p>
          </table:table-cell>
          <table:table-cell table:style-name="ce959" table:formula="of:=IF([.G22]&lt;&gt;&quot;&quot;;[.G$72]&amp;[.$A93]&amp;&quot;Gy&quot;;&quot;&quot;)">
            <text:p/>
          </table:table-cell>
          <table:table-cell table:style-name="ce959" table:formula="of:=IF([.H22]&lt;&gt;&quot;&quot;;[.H$72]&amp;[.$A93]&amp;&quot;Gy&quot;;&quot;&quot;)">
            <text:p/>
          </table:table-cell>
          <table:table-cell table:style-name="ce959" table:formula="of:=IF([.I22]&lt;&gt;&quot;&quot;;[.I$72]&amp;[.$A93]&amp;&quot;Gy&quot;;&quot;&quot;)" office:value-type="string" office:string-value="0724Gy" calcext:value-type="string">
            <text:p>0724Gy</text:p>
          </table:table-cell>
          <table:table-cell table:style-name="ce959" table:formula="of:=IF([.J22]&lt;&gt;&quot;&quot;;[.J$72]&amp;[.$A93]&amp;&quot;Gy&quot;;&quot;&quot;)">
            <text:p/>
          </table:table-cell>
          <table:table-cell table:style-name="ce959" table:formula="of:=IF([.K22]&lt;&gt;&quot;&quot;;[.K$72]&amp;[.$A93]&amp;&quot;Gy&quot;;&quot;&quot;)" office:value-type="string" office:string-value="1124Gy" calcext:value-type="string">
            <text:p>1124Gy</text:p>
          </table:table-cell>
          <table:table-cell table:style-name="ce959" table:formula="of:=IF([.L22]&lt;&gt;&quot;&quot;;[.L$72]&amp;[.$A93]&amp;&quot;Gy&quot;;&quot;&quot;)">
            <text:p/>
          </table:table-cell>
          <table:table-cell table:style-name="ce959" table:formula="of:=IF([.M22]&lt;&gt;&quot;&quot;;[.M$72]&amp;[.$A93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25" calcext:value-type="float">
            <text:p>25 <text:s text:c="7"/></text:p>
          </table:table-cell>
          <table:table-cell table:style-name="ce959" table:formula="of:=IF([.B23]&lt;&gt;&quot;&quot;;&quot;GY&quot;&amp;[.B$72]&amp;[.$A94];&quot;&quot;)" office:value-type="string" office:string-value="GY25" calcext:value-type="string">
            <text:p>GY25</text:p>
          </table:table-cell>
          <table:table-cell table:style-name="ce959" table:formula="of:=IF([.C23]&lt;&gt;&quot;&quot;;[.C$72]&amp;[.$A94]&amp;&quot;Gy&quot;;&quot;&quot;)">
            <text:p/>
          </table:table-cell>
          <table:table-cell table:style-name="ce959" table:formula="of:=IF([.D23]&lt;&gt;&quot;&quot;;[.D$72]&amp;[.$A94]&amp;&quot;Gy&quot;;&quot;&quot;)" office:value-type="string" office:string-value="0225Gy" calcext:value-type="string">
            <text:p>0225Gy</text:p>
          </table:table-cell>
          <table:table-cell table:style-name="ce959" table:formula="of:=IF([.E23]&lt;&gt;&quot;&quot;;[.E$72]&amp;[.$A94]&amp;&quot;Gy&quot;;&quot;&quot;)">
            <text:p/>
          </table:table-cell>
          <table:table-cell table:style-name="ce959" table:formula="of:=IF([.F23]&lt;&gt;&quot;&quot;;[.F$72]&amp;[.$A94]&amp;&quot;Gy&quot;;&quot;&quot;)" office:value-type="string" office:string-value="0425Gy" calcext:value-type="string">
            <text:p>0425Gy</text:p>
          </table:table-cell>
          <table:table-cell table:style-name="ce959" table:formula="of:=IF([.G23]&lt;&gt;&quot;&quot;;[.G$72]&amp;[.$A94]&amp;&quot;Gy&quot;;&quot;&quot;)">
            <text:p/>
          </table:table-cell>
          <table:table-cell table:style-name="ce959" table:formula="of:=IF([.H23]&lt;&gt;&quot;&quot;;[.H$72]&amp;[.$A94]&amp;&quot;Gy&quot;;&quot;&quot;)" office:value-type="string" office:string-value="0625Gy" calcext:value-type="string">
            <text:p>0625Gy</text:p>
          </table:table-cell>
          <table:table-cell table:style-name="ce959" table:formula="of:=IF([.I23]&lt;&gt;&quot;&quot;;[.I$72]&amp;[.$A94]&amp;&quot;Gy&quot;;&quot;&quot;)">
            <text:p/>
          </table:table-cell>
          <table:table-cell table:style-name="ce959" table:formula="of:=IF([.J23]&lt;&gt;&quot;&quot;;[.J$72]&amp;[.$A94]&amp;&quot;Gy&quot;;&quot;&quot;)" office:value-type="string" office:string-value="1025Gy" calcext:value-type="string">
            <text:p>1025Gy</text:p>
          </table:table-cell>
          <table:table-cell table:style-name="ce959" table:formula="of:=IF([.K23]&lt;&gt;&quot;&quot;;[.K$72]&amp;[.$A94]&amp;&quot;Gy&quot;;&quot;&quot;)">
            <text:p/>
          </table:table-cell>
          <table:table-cell table:style-name="ce959" table:formula="of:=IF([.L23]&lt;&gt;&quot;&quot;;[.L$72]&amp;[.$A94]&amp;&quot;Gy&quot;;&quot;&quot;)">
            <text:p/>
          </table:table-cell>
          <table:table-cell table:style-name="ce959" table:formula="of:=IF([.M23]&lt;&gt;&quot;&quot;;[.M$72]&amp;[.$A94]&amp;&quot;Gy&quot;;&quot;&quot;)">
            <text:p/>
          </table:table-cell>
          <table:table-cell table:number-columns-repeated="16371"/>
        </table:table-row>
        <table:table-row table:style-name="ro4">
          <table:table-cell table:style-name="ce1" office:value-type="float" office:value="26" calcext:value-type="float">
            <text:p>26 <text:s text:c="7"/></text:p>
          </table:table-cell>
          <table:table-cell table:style-name="ce959" table:formula="of:=IF([.B24]&lt;&gt;&quot;&quot;;&quot;GY&quot;&amp;[.B$72]&amp;[.$A95];&quot;&quot;)" office:value-type="string" office:string-value="GY26" calcext:value-type="string">
            <text:p>GY26</text:p>
          </table:table-cell>
          <table:table-cell table:style-name="ce959" table:formula="of:=IF([.C24]&lt;&gt;&quot;&quot;;[.C$72]&amp;[.$A95]&amp;&quot;Gy&quot;;&quot;&quot;)" office:value-type="string" office:string-value="0126Gy" calcext:value-type="string">
            <text:p>0126Gy</text:p>
          </table:table-cell>
          <table:table-cell table:style-name="ce959" table:formula="of:=IF([.D24]&lt;&gt;&quot;&quot;;[.D$72]&amp;[.$A95]&amp;&quot;Gy&quot;;&quot;&quot;)" office:value-type="string" office:string-value="0226Gy" calcext:value-type="string">
            <text:p>0226Gy</text:p>
          </table:table-cell>
          <table:table-cell table:style-name="ce959" table:formula="of:=IF([.E24]&lt;&gt;&quot;&quot;;[.E$72]&amp;[.$A95]&amp;&quot;Gy&quot;;&quot;&quot;)" office:value-type="string" office:string-value="0326Gy" calcext:value-type="string">
            <text:p>0326Gy</text:p>
          </table:table-cell>
          <table:table-cell table:style-name="ce959" table:formula="of:=IF([.F24]&lt;&gt;&quot;&quot;;[.F$72]&amp;[.$A95]&amp;&quot;Gy&quot;;&quot;&quot;)" office:value-type="string" office:string-value="0426Gy" calcext:value-type="string">
            <text:p>0426Gy</text:p>
          </table:table-cell>
          <table:table-cell table:style-name="ce959" table:formula="of:=IF([.G24]&lt;&gt;&quot;&quot;;[.G$72]&amp;[.$A95]&amp;&quot;Gy&quot;;&quot;&quot;)" office:value-type="string" office:string-value="0526Gy" calcext:value-type="string">
            <text:p>0526Gy</text:p>
          </table:table-cell>
          <table:table-cell table:style-name="ce959" table:formula="of:=IF([.H24]&lt;&gt;&quot;&quot;;[.H$72]&amp;[.$A95]&amp;&quot;Gy&quot;;&quot;&quot;)" office:value-type="string" office:string-value="0626Gy" calcext:value-type="string">
            <text:p>0626Gy</text:p>
          </table:table-cell>
          <table:table-cell table:style-name="ce959" table:formula="of:=IF([.I24]&lt;&gt;&quot;&quot;;[.I$72]&amp;[.$A95]&amp;&quot;Gy&quot;;&quot;&quot;)" office:value-type="string" office:string-value="0726Gy" calcext:value-type="string">
            <text:p>0726Gy</text:p>
          </table:table-cell>
          <table:table-cell table:style-name="ce959" table:formula="of:=IF([.J24]&lt;&gt;&quot;&quot;;[.J$72]&amp;[.$A95]&amp;&quot;Gy&quot;;&quot;&quot;)" office:value-type="string" office:string-value="1026Gy" calcext:value-type="string">
            <text:p>1026Gy</text:p>
          </table:table-cell>
          <table:table-cell table:style-name="ce959" table:formula="of:=IF([.K24]&lt;&gt;&quot;&quot;;[.K$72]&amp;[.$A95]&amp;&quot;Gy&quot;;&quot;&quot;)" office:value-type="string" office:string-value="1126Gy" calcext:value-type="string">
            <text:p>1126Gy</text:p>
          </table:table-cell>
          <table:table-cell table:style-name="ce959" table:formula="of:=IF([.L24]&lt;&gt;&quot;&quot;;[.L$72]&amp;[.$A95]&amp;&quot;Gy&quot;;&quot;&quot;)" office:value-type="string" office:string-value="1226Gy" calcext:value-type="string">
            <text:p>1226Gy</text:p>
          </table:table-cell>
          <table:table-cell table:style-name="ce959" table:formula="of:=IF([.M24]&lt;&gt;&quot;&quot;;[.M$72]&amp;[.$A95]&amp;&quot;Gy&quot;;&quot;&quot;)">
            <text:p/>
          </table:table-cell>
          <table:table-cell table:number-columns-repeated="16371"/>
        </table:table-row>
        <table:table-row table:style-name="ro5" table:visibility="collapse">
          <table:table-cell table:number-columns-repeated="16384"/>
        </table:table-row>
        <table:table-row table:style-name="ro6" table:visibility="collapse" table:number-rows-repeated="19">
          <table:table-cell table:style-name="ce741" table:number-columns-repeated="5"/>
          <table:table-cell table:number-columns-repeated="16379"/>
        </table:table-row>
        <table:table-row table:style-name="ro5" table:visibility="collapse" table:number-rows-repeated="1048460">
          <table:table-cell table:number-columns-repeated="16384"/>
        </table:table-row>
        <table:table-row table:style-name="ro5" table:visibility="collapse">
          <table:table-cell table:number-columns-repeated="16384"/>
        </table:table-row>
      </table:table>
      <table:table table:name="Sheet4" table:style-name="ta2">
        <table:table-column table:style-name="co3" table:number-columns-repeated="16384" table:default-cell-style-name="Default"/>
        <table:table-row table:style-name="ro3">
          <table:table-cell table:style-name="ce935" table:number-columns-repeated="27"/>
          <table:table-cell table:style-name="ce939"/>
          <table:table-cell table:style-name="ce945"/>
          <table:table-cell table:style-name="ce939" table:number-columns-repeated="2"/>
          <table:table-cell table:style-name="ce945"/>
          <table:table-cell table:style-name="ce939" table:number-columns-repeated="2"/>
          <table:table-cell table:style-name="ce945"/>
          <table:table-cell table:style-name="ce939" table:number-columns-repeated="2"/>
          <table:table-cell table:style-name="ce945"/>
          <table:table-cell table:style-name="ce939" table:number-columns-repeated="2"/>
          <table:table-cell table:style-name="ce945"/>
          <table:table-cell table:style-name="ce939"/>
          <table:table-cell table:style-name="ce935" table:number-columns-repeated="30"/>
          <table:table-cell table:number-columns-repeated="16312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number-columns-repeated="60"/>
          <table:table-cell table:style-name="ce1055"/>
          <table:table-cell table:style-name="ce1038"/>
          <table:table-cell table:style-name="ce1054"/>
          <table:table-cell table:number-columns-repeated="3"/>
          <table:table-cell table:style-name="ce1055"/>
          <table:table-cell table:style-name="ce1056"/>
          <table:table-cell table:style-name="ce1044"/>
          <table:table-cell table:number-columns-repeated="3"/>
          <table:table-cell table:style-name="ce1024"/>
          <table:table-cell table:style-name="ce1038"/>
          <table:table-cell table:style-name="ce1044"/>
          <table:table-cell table:number-columns-repeated="3"/>
          <table:table-cell table:style-name="ce1024"/>
          <table:table-cell table:style-name="ce1056"/>
          <table:table-cell table:style-name="ce1054"/>
          <table:table-cell table:number-columns-repeated="16231"/>
        </table:table-row>
        <table:table-row table:style-name="ro3">
          <table:table-cell table:style-name="ce935" table:number-columns-repeated="27"/>
          <table:table-cell table:style-name="ce939" table:number-columns-repeated="15"/>
          <table:table-cell table:style-name="ce935" table:number-columns-repeated="30"/>
          <table:table-cell table:number-columns-repeated="60"/>
          <table:table-cell table:style-name="ce1052"/>
          <table:table-cell table:style-name="ce1032" office:value-type="string" calcext:value-type="string">
            <text:p>.</text:p>
          </table:table-cell>
          <table:table-cell table:style-name="ce1045"/>
          <table:table-cell table:number-columns-repeated="3"/>
          <table:table-cell table:style-name="ce1025"/>
          <table:table-cell table:style-name="ce1032" office:value-type="string" calcext:value-type="string">
            <text:p>.</text:p>
          </table:table-cell>
          <table:table-cell table:style-name="ce1042"/>
          <table:table-cell table:number-columns-repeated="3"/>
          <table:table-cell table:style-name="ce1052"/>
          <table:table-cell table:style-name="ce1032" office:value-type="string" calcext:value-type="string">
            <text:p>.</text:p>
          </table:table-cell>
          <table:table-cell table:style-name="ce1045"/>
          <table:table-cell table:number-columns-repeated="3"/>
          <table:table-cell table:style-name="ce1025"/>
          <table:table-cell table:style-name="ce1032" office:value-type="string" calcext:value-type="string">
            <text:p>.</text:p>
          </table:table-cell>
          <table:table-cell table:style-name="ce1042"/>
          <table:table-cell table:number-columns-repeated="16231"/>
        </table:table-row>
        <table:table-row table:style-name="ro3">
          <table:table-cell table:style-name="ce935" table:number-columns-repeated="18"/>
          <table:table-cell table:style-name="ce945"/>
          <table:table-cell table:style-name="ce939" table:number-columns-repeated="3"/>
          <table:table-cell table:style-name="ce945"/>
          <table:table-cell table:style-name="ce939" table:number-columns-repeated="2"/>
          <table:table-cell table:style-name="ce945"/>
          <table:table-cell table:style-name="ce939"/>
          <table:table-cell table:style-name="ce935" table:number-columns-repeated="15"/>
          <table:table-cell table:style-name="ce939"/>
          <table:table-cell table:style-name="ce945"/>
          <table:table-cell table:style-name="ce939" table:number-columns-repeated="6"/>
          <table:table-cell table:style-name="ce945"/>
          <table:table-cell table:style-name="ce935" table:number-columns-repeated="21"/>
          <table:table-cell table:number-columns-repeated="60"/>
          <table:table-cell table:style-name="ce1026"/>
          <table:table-cell table:style-name="ce1036"/>
          <table:table-cell table:style-name="ce1043"/>
          <table:table-cell table:number-columns-repeated="3"/>
          <table:table-cell table:style-name="ce1060"/>
          <table:table-cell table:style-name="ce1059"/>
          <table:table-cell table:style-name="ce1043"/>
          <table:table-cell table:number-columns-repeated="3"/>
          <table:table-cell table:style-name="ce1060"/>
          <table:table-cell table:style-name="ce1036"/>
          <table:table-cell table:style-name="ce1057"/>
          <table:table-cell table:number-columns-repeated="3"/>
          <table:table-cell table:style-name="ce1026"/>
          <table:table-cell table:style-name="ce1059"/>
          <table:table-cell table:style-name="ce1057"/>
          <table:table-cell table:number-columns-repeated="16231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number-columns-repeated="33"/>
          <table:table-cell table:style-name="ce1024"/>
          <table:table-cell table:style-name="ce1030"/>
          <table:table-cell table:style-name="ce1041"/>
          <table:table-cell table:number-columns-repeated="10"/>
          <table:table-cell table:style-name="ce1024"/>
          <table:table-cell table:style-name="ce1038"/>
          <table:table-cell table:style-name="ce1054"/>
          <table:table-cell table:style-name="ce1055"/>
          <table:table-cell table:style-name="ce1056"/>
          <table:table-cell table:style-name="ce1044"/>
          <table:table-cell table:number-columns-repeated="16260"/>
        </table:table-row>
        <table:table-row table:style-name="ro3">
          <table:table-cell table:style-name="ce935" table:number-columns-repeated="18"/>
          <table:table-cell table:style-name="ce939" table:number-columns-repeated="9"/>
          <table:table-cell table:style-name="ce935" table:number-columns-repeated="15"/>
          <table:table-cell table:style-name="ce939" table:number-columns-repeated="9"/>
          <table:table-cell table:style-name="ce935" table:number-columns-repeated="21"/>
          <table:table-cell table:number-columns-repeated="33"/>
          <table:table-cell table:style-name="ce1025"/>
          <table:table-cell table:style-name="ce1032"/>
          <table:table-cell table:style-name="ce1042"/>
          <table:table-cell table:number-columns-repeated="10"/>
          <table:table-cell table:style-name="ce1052"/>
          <table:table-cell table:style-name="ce1032"/>
          <table:table-cell table:style-name="ce1045"/>
          <table:table-cell table:style-name="ce1025"/>
          <table:table-cell table:style-name="ce1032"/>
          <table:table-cell table:style-name="ce1042"/>
          <table:table-cell table:number-columns-repeated="16260"/>
        </table:table-row>
        <table:table-row table:style-name="ro3">
          <table:table-cell table:style-name="ce935" table:number-columns-repeated="12"/>
          <table:table-cell table:style-name="ce939" table:number-columns-repeated="6"/>
          <table:table-cell table:style-name="ce935" table:number-columns-repeated="33"/>
          <table:table-cell table:style-name="ce939" table:number-columns-repeated="2"/>
          <table:table-cell table:style-name="ce945"/>
          <table:table-cell table:style-name="ce939" table:number-columns-repeated="2"/>
          <table:table-cell table:style-name="ce945"/>
          <table:table-cell table:style-name="ce935" table:number-columns-repeated="15"/>
          <table:table-cell table:number-columns-repeated="33"/>
          <table:table-cell table:style-name="ce1026"/>
          <table:table-cell table:style-name="ce1036"/>
          <table:table-cell table:style-name="ce1043"/>
          <table:table-cell table:number-columns-repeated="10"/>
          <table:table-cell table:style-name="ce1026"/>
          <table:table-cell table:style-name="ce1036"/>
          <table:table-cell table:style-name="ce1043"/>
          <table:table-cell table:style-name="ce1026"/>
          <table:table-cell table:style-name="ce1036"/>
          <table:table-cell table:style-name="ce1057"/>
          <table:table-cell table:number-columns-repeated="16260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number-columns-repeated="36"/>
          <table:table-cell table:style-name="ce1024"/>
          <table:table-cell table:style-name="ce1038"/>
          <table:table-cell table:style-name="ce1041"/>
          <table:table-cell table:number-columns-repeated="13"/>
          <table:table-cell table:style-name="ce1055"/>
          <table:table-cell table:style-name="ce1038"/>
          <table:table-cell table:style-name="ce1044"/>
          <table:table-cell table:number-columns-repeated="5"/>
          <table:table-cell table:style-name="ce1055"/>
          <table:table-cell table:style-name="ce1056"/>
          <table:table-cell table:style-name="ce1044"/>
          <table:table-cell table:number-columns-repeated="3"/>
          <table:table-cell table:style-name="ce1055"/>
          <table:table-cell table:style-name="ce1038"/>
          <table:table-cell table:style-name="ce1044"/>
          <table:table-cell table:number-columns-repeated="3"/>
          <table:table-cell table:style-name="ce1024"/>
          <table:table-cell table:style-name="ce1038"/>
          <table:table-cell table:style-name="ce1054"/>
          <table:table-cell table:number-columns-repeated="3"/>
          <table:table-cell table:style-name="ce1024"/>
          <table:table-cell table:style-name="ce1056"/>
          <table:table-cell table:style-name="ce1054"/>
          <table:table-cell table:number-columns-repeated="16231"/>
        </table:table-row>
        <table:table-row table:style-name="ro3">
          <table:table-cell table:style-name="ce935" table:number-columns-repeated="12"/>
          <table:table-cell table:style-name="ce939" table:number-columns-repeated="6"/>
          <table:table-cell table:style-name="ce935" table:number-columns-repeated="33"/>
          <table:table-cell table:style-name="ce939" table:number-columns-repeated="6"/>
          <table:table-cell table:style-name="ce935" table:number-columns-repeated="15"/>
          <table:table-cell table:number-columns-repeated="36"/>
          <table:table-cell table:style-name="ce1025"/>
          <table:table-cell table:style-name="ce1032"/>
          <table:table-cell table:style-name="ce1050"/>
          <table:table-cell table:number-columns-repeated="13"/>
          <table:table-cell table:style-name="ce1025"/>
          <table:table-cell table:style-name="ce1032"/>
          <table:table-cell table:style-name="ce1045"/>
          <table:table-cell table:number-columns-repeated="5"/>
          <table:table-cell table:style-name="ce1025"/>
          <table:table-cell table:style-name="ce1032" office:value-type="string" calcext:value-type="string">
            <text:p>.</text:p>
          </table:table-cell>
          <table:table-cell table:style-name="ce1045"/>
          <table:table-cell table:number-columns-repeated="3"/>
          <table:table-cell table:style-name="ce1052"/>
          <table:table-cell table:style-name="ce1032" office:value-type="string" calcext:value-type="string">
            <text:p>.</text:p>
          </table:table-cell>
          <table:table-cell table:style-name="ce1042"/>
          <table:table-cell table:number-columns-repeated="3"/>
          <table:table-cell table:style-name="ce1025"/>
          <table:table-cell table:style-name="ce1032" office:value-type="string" calcext:value-type="string">
            <text:p>.</text:p>
          </table:table-cell>
          <table:table-cell table:style-name="ce1045"/>
          <table:table-cell table:number-columns-repeated="3"/>
          <table:table-cell table:style-name="ce1052"/>
          <table:table-cell table:style-name="ce1032" office:value-type="string" calcext:value-type="string">
            <text:p>.</text:p>
          </table:table-cell>
          <table:table-cell table:style-name="ce1042"/>
          <table:table-cell table:number-columns-repeated="16231"/>
        </table:table-row>
        <table:table-row table:style-name="ro3">
          <table:table-cell table:style-name="ce935" table:number-columns-repeated="9"/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/</text:p>
          </table:table-cell>
          <table:table-cell table:style-name="ce859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88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/</text:p>
          </table:table-cell>
          <table:table-cell table:style-name="ce710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887"/>
          <table:table-cell table:style-name="ce708" office:value-type="string" calcext:value-type="string">
            <text:p>/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/</text:p>
          </table:table-cell>
          <table:table-cell table:style-name="ce710"/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/</text:p>
          </table:table-cell>
          <table:table-cell table:style-name="ce708" office:value-type="string" calcext:value-type="string">
            <text:p>/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88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/</text:p>
          </table:table-cell>
          <table:table-cell table:style-name="ce859" office:value-type="string" calcext:value-type="string">
            <text:p>⬤</text:p>
          </table:table-cell>
          <table:table-cell table:style-name="ce935" table:number-columns-repeated="12"/>
          <table:table-cell/>
          <table:table-cell table:style-name="ce957" table:formula="of:=8*8" office:value-type="float" office:value="64" calcext:value-type="float" table:number-columns-spanned="3" table:number-rows-spanned="3">
            <text:p>64</text:p>
          </table:table-cell>
          <table:covered-table-cell table:number-columns-repeated="2" table:style-name="ce957"/>
          <table:table-cell table:style-name="ce977" office:value-type="float" office:value="727" calcext:value-type="float" table:number-columns-spanned="3" table:number-rows-spanned="3">
            <text:p>727</text:p>
          </table:table-cell>
          <table:covered-table-cell table:number-columns-repeated="2" table:style-name="ce977"/>
          <table:table-cell table:style-name="ce957" office:value-type="float" office:value="726" calcext:value-type="float" table:number-columns-spanned="3" table:number-rows-spanned="3">
            <text:p>726</text:p>
          </table:table-cell>
          <table:covered-table-cell table:number-columns-repeated="2" table:style-name="ce957"/>
          <table:table-cell table:style-name="ce977" office:value-type="float" office:value="725" calcext:value-type="float" table:number-columns-spanned="3" table:number-rows-spanned="3">
            <text:p>725</text:p>
          </table:table-cell>
          <table:covered-table-cell table:number-columns-repeated="2" table:style-name="ce977"/>
          <table:table-cell table:style-name="ce957" office:value-type="float" office:value="724" calcext:value-type="float" table:number-columns-spanned="3" table:number-rows-spanned="3">
            <text:p>724</text:p>
          </table:table-cell>
          <table:covered-table-cell table:number-columns-repeated="2" table:style-name="ce957"/>
          <table:table-cell table:style-name="ce977" office:value-type="float" office:value="723" calcext:value-type="float" table:number-columns-spanned="3" table:number-rows-spanned="3">
            <text:p>723</text:p>
          </table:table-cell>
          <table:covered-table-cell table:number-columns-repeated="2" table:style-name="ce977"/>
          <table:table-cell table:style-name="ce957" office:value-type="float" office:value="722" calcext:value-type="float" table:number-columns-spanned="3" table:number-rows-spanned="3">
            <text:p>722</text:p>
          </table:table-cell>
          <table:covered-table-cell table:number-columns-repeated="2" table:style-name="ce957"/>
          <table:table-cell table:style-name="ce977" office:value-type="float" office:value="721" calcext:value-type="float" table:number-columns-spanned="3" table:number-rows-spanned="3">
            <text:p>721</text:p>
          </table:table-cell>
          <table:covered-table-cell table:number-columns-repeated="2" table:style-name="ce977"/>
          <table:table-cell table:style-name="ce957" office:value-type="float" office:value="270" calcext:value-type="float" table:number-columns-spanned="3" table:number-rows-spanned="3">
            <text:p>270</text:p>
          </table:table-cell>
          <table:covered-table-cell table:number-columns-repeated="2" table:style-name="ce957"/>
          <table:table-cell table:number-columns-repeated="8"/>
          <table:table-cell table:style-name="ce1026"/>
          <table:table-cell table:style-name="ce1036"/>
          <table:table-cell table:style-name="ce1043"/>
          <table:table-cell table:number-columns-repeated="13"/>
          <table:table-cell table:style-name="ce1026"/>
          <table:table-cell table:style-name="ce1036"/>
          <table:table-cell table:style-name="ce1057"/>
          <table:table-cell table:number-columns-repeated="5"/>
          <table:table-cell table:style-name="ce1026"/>
          <table:table-cell table:style-name="ce1036"/>
          <table:table-cell table:style-name="ce1057"/>
          <table:table-cell table:number-columns-repeated="3"/>
          <table:table-cell table:style-name="ce1026"/>
          <table:table-cell table:style-name="ce1059"/>
          <table:table-cell table:style-name="ce1057"/>
          <table:table-cell table:number-columns-repeated="3"/>
          <table:table-cell table:style-name="ce1060"/>
          <table:table-cell table:style-name="ce1059"/>
          <table:table-cell table:style-name="ce1043"/>
          <table:table-cell table:number-columns-repeated="3"/>
          <table:table-cell table:style-name="ce1060"/>
          <table:table-cell table:style-name="ce1036"/>
          <table:table-cell table:style-name="ce1043"/>
          <table:table-cell table:number-columns-repeated="16231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709" office:value-type="string" calcext:value-type="string">
            <text:p>/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11"/>
          <table:table-cell table:style-name="ce718" office:value-type="string" calcext:value-type="string">
            <text:p>x</text:p>
          </table:table-cell>
          <table:table-cell table:style-name="ce888"/>
          <table:table-cell table:style-name="ce709" office:value-type="string" calcext:value-type="string">
            <text:p>/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/</text:p>
          </table:table-cell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/</text:p>
          </table:table-cell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711" office:value-type="string" calcext:value-type="string">
            <text:p>/</text:p>
          </table:table-cell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709" office:value-type="string" calcext:value-type="string">
            <text:p>/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/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/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/</text:p>
          </table:table-cell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table-cell table:number-columns-repeated="24"/>
          <table:table-cell table:style-name="ce1024"/>
          <table:table-cell table:style-name="ce1056"/>
          <table:table-cell table:style-name="ce1054"/>
          <table:table-cell table:number-columns-repeated="16257"/>
        </table:table-row>
        <table:table-row table:style-name="ro3">
          <table:table-cell table:style-name="ce935" table:number-columns-repeated="9"/>
          <table:table-cell table:style-name="ce712" office:value-type="string" calcext:value-type="string">
            <text:p>⬤</text:p>
          </table:table-cell>
          <table:table-cell table:style-name="ce943"/>
          <table:table-cell table:style-name="ce885"/>
          <table:table-cell table:style-name="ce713" office:value-type="string" calcext:value-type="string">
            <text:p>⬤</text:p>
          </table:table-cell>
          <table:table-cell table:style-name="ce722"/>
          <table:table-cell table:style-name="ce907"/>
          <table:table-cell table:style-name="ce712" office:value-type="string" calcext:value-type="string">
            <text:p>⬤</text:p>
          </table:table-cell>
          <table:table-cell table:style-name="ce721"/>
          <table:table-cell table:style-name="ce885"/>
          <table:table-cell table:style-name="ce713" office:value-type="string" calcext:value-type="string">
            <text:p>/</text:p>
          </table:table-cell>
          <table:table-cell table:style-name="ce722"/>
          <table:table-cell table:style-name="ce907"/>
          <table:table-cell table:style-name="ce712" office:value-type="string" calcext:value-type="string">
            <text:p>/</text:p>
          </table:table-cell>
          <table:table-cell table:style-name="ce721"/>
          <table:table-cell table:style-name="ce885"/>
          <table:table-cell table:style-name="ce713"/>
          <table:table-cell table:style-name="ce722"/>
          <table:table-cell table:style-name="ce907"/>
          <table:table-cell table:style-name="ce712"/>
          <table:table-cell table:style-name="ce721"/>
          <table:table-cell table:style-name="ce885"/>
          <table:table-cell table:style-name="ce713"/>
          <table:table-cell table:style-name="ce722"/>
          <table:table-cell table:style-name="ce907"/>
          <table:table-cell table:style-name="ce712"/>
          <table:table-cell table:style-name="ce721"/>
          <table:table-cell table:style-name="ce885"/>
          <table:table-cell table:style-name="ce713"/>
          <table:table-cell table:style-name="ce722"/>
          <table:table-cell table:style-name="ce907"/>
          <table:table-cell table:style-name="ce712"/>
          <table:table-cell table:style-name="ce721"/>
          <table:table-cell table:style-name="ce885"/>
          <table:table-cell table:style-name="ce713"/>
          <table:table-cell table:style-name="ce722"/>
          <table:table-cell table:style-name="ce907"/>
          <table:table-cell table:style-name="ce712"/>
          <table:table-cell table:style-name="ce721"/>
          <table:table-cell table:style-name="ce885" office:value-type="string" calcext:value-type="string">
            <text:p>/</text:p>
          </table:table-cell>
          <table:table-cell table:style-name="ce713"/>
          <table:table-cell table:style-name="ce722"/>
          <table:table-cell table:style-name="ce907" office:value-type="string" calcext:value-type="string">
            <text:p>/</text:p>
          </table:table-cell>
          <table:table-cell table:style-name="ce712"/>
          <table:table-cell table:style-name="ce721"/>
          <table:table-cell table:style-name="ce885" office:value-type="string" calcext:value-type="string">
            <text:p>⬤</text:p>
          </table:table-cell>
          <table:table-cell table:style-name="ce713"/>
          <table:table-cell table:style-name="ce722"/>
          <table:table-cell table:style-name="ce907" office:value-type="string" calcext:value-type="string">
            <text:p>⬤</text:p>
          </table:table-cell>
          <table:table-cell table:style-name="ce712"/>
          <table:table-cell table:style-name="ce721"/>
          <table:table-cell table:style-name="ce885" office:value-type="string" calcext:value-type="string">
            <text:p>⬤</text:p>
          </table:table-cell>
          <table:table-cell table:style-name="ce935" table:number-columns-repeated="12"/>
          <table:table-cell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table-cell table:number-columns-repeated="5"/>
          <table:table-cell table:style-name="ce1027"/>
          <table:table-cell table:style-name="ce1038"/>
          <table:table-cell table:style-name="ce1041"/>
          <table:table-cell table:style-name="ce1027"/>
          <table:table-cell table:style-name="ce1038"/>
          <table:table-cell table:style-name="ce1044"/>
          <table:table-cell table:style-name="ce1024"/>
          <table:table-cell table:style-name="ce1030"/>
          <table:table-cell table:style-name="ce1044"/>
          <table:table-cell table:number-columns-repeated="10"/>
          <table:table-cell table:style-name="ce1025"/>
          <table:table-cell table:style-name="ce1032"/>
          <table:table-cell table:style-name="ce1042"/>
          <table:table-cell table:number-columns-repeated="16257"/>
        </table:table-row>
        <table:table-row table:style-name="ro3">
          <table:table-cell table:style-name="ce936" table:number-columns-repeated="6"/>
          <table:table-cell table:style-name="ce938" table:number-columns-repeated="3"/>
          <table:table-cell table:style-name="ce710" office:value-type="string" calcext:value-type="string">
            <text:p>⬤</text:p>
          </table:table-cell>
          <table:table-cell table:style-name="ce717"/>
          <table:table-cell table:style-name="ce887" office:value-type="string" calcext:value-type="string">
            <text:p>⬤</text:p>
          </table:table-cell>
          <table:table-cell table:style-name="ce726"/>
          <table:table-cell table:style-name="ce733" office:value-type="string" calcext:value-type="string">
            <text:p>⬤</text:p>
          </table:table-cell>
          <table:table-cell table:style-name="ce861" office:value-type="string" calcext:value-type="string">
            <text:p>/</text:p>
          </table:table-cell>
          <table:table-cell table:style-name="ce728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 office:value-type="string" calcext:value-type="string">
            <text:p>/</text:p>
          </table:table-cell>
          <table:table-cell table:style-name="ce728"/>
          <table:table-cell table:style-name="ce736" office:value-type="string" calcext:value-type="string">
            <text:p>⬤</text:p>
          </table:table-cell>
          <table:table-cell table:style-name="ce889" office:value-type="string" calcext:value-type="string">
            <text:p>/</text:p>
          </table:table-cell>
          <table:table-cell table:style-name="ce726" office:value-type="string" calcext:value-type="string">
            <text:p>/</text:p>
          </table:table-cell>
          <table:table-cell table:style-name="ce733"/>
          <table:table-cell table:style-name="ce861" office:value-type="string" calcext:value-type="string">
            <text:p>⬤</text:p>
          </table:table-cell>
          <table:table-cell table:style-name="ce726"/>
          <table:table-cell table:style-name="ce733" office:value-type="string" calcext:value-type="string">
            <text:p>/</text:p>
          </table:table-cell>
          <table:table-cell table:style-name="ce861" office:value-type="string" calcext:value-type="string">
            <text:p>⬤</text:p>
          </table:table-cell>
          <table:table-cell table:style-name="ce728" office:value-type="string" calcext:value-type="string">
            <text:p>⬤</text:p>
          </table:table-cell>
          <table:table-cell table:style-name="ce736"/>
          <table:table-cell table:style-name="ce889" office:value-type="string" calcext:value-type="string">
            <text:p>⬤</text:p>
          </table:table-cell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26" office:value-type="string" calcext:value-type="string">
            <text:p>⬤</text:p>
          </table:table-cell>
          <table:table-cell table:style-name="ce733"/>
          <table:table-cell table:style-name="ce861" office:value-type="string" calcext:value-type="string">
            <text:p>⬤</text:p>
          </table:table-cell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28" office:value-type="string" calcext:value-type="string">
            <text:p>⬤</text:p>
          </table:table-cell>
          <table:table-cell table:style-name="ce736"/>
          <table:table-cell table:style-name="ce889" office:value-type="string" calcext:value-type="string">
            <text:p>⬤</text:p>
          </table:table-cell>
          <table:table-cell table:style-name="ce726" office:value-type="string" calcext:value-type="string">
            <text:p>⬤</text:p>
          </table:table-cell>
          <table:table-cell table:style-name="ce733" office:value-type="string" calcext:value-type="string">
            <text:p>/</text:p>
          </table:table-cell>
          <table:table-cell table:style-name="ce861"/>
          <table:table-cell table:style-name="ce726" office:value-type="string" calcext:value-type="string">
            <text:p>⬤</text:p>
          </table:table-cell>
          <table:table-cell table:style-name="ce733"/>
          <table:table-cell table:style-name="ce861" office:value-type="string" calcext:value-type="string">
            <text:p>/</text:p>
          </table:table-cell>
          <table:table-cell table:style-name="ce728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/>
          <table:table-cell table:style-name="ce728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 office:value-type="string" calcext:value-type="string">
            <text:p>/</text:p>
          </table:table-cell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861"/>
          <table:table-cell table:style-name="ce710" office:value-type="string" calcext:value-type="string">
            <text:p>⬤</text:p>
          </table:table-cell>
          <table:table-cell table:style-name="ce717"/>
          <table:table-cell table:style-name="ce887" office:value-type="string" calcext:value-type="string">
            <text:p>⬤</text:p>
          </table:table-cell>
          <table:table-cell table:style-name="ce939" table:number-columns-repeated="2"/>
          <table:table-cell table:style-name="ce945"/>
          <table:table-cell table:style-name="ce935" table:number-columns-repeated="9"/>
          <table:table-cell/>
          <table:table-cell table:style-name="ce963" table:formula="of:=8*7" office:value-type="float" office:value="56" calcext:value-type="float" table:number-columns-spanned="3" table:number-rows-spanned="3">
            <text:p>56</text:p>
          </table:table-cell>
          <table:covered-table-cell table:number-columns-repeated="2" table:style-name="ce963"/>
          <table:table-cell table:style-name="ce978" office:value-type="float" office:value="626" calcext:value-type="float" table:number-columns-spanned="3" table:number-rows-spanned="3">
            <text:p>626</text:p>
          </table:table-cell>
          <table:covered-table-cell table:number-columns-repeated="2" table:style-name="ce978"/>
          <table:table-cell table:style-name="ce978" office:value-type="float" office:value="625" calcext:value-type="float" table:number-columns-spanned="3" table:number-rows-spanned="3">
            <text:p>625</text:p>
          </table:table-cell>
          <table:covered-table-cell table:number-columns-repeated="2" table:style-name="ce978"/>
          <table:table-cell table:style-name="ce963" office:value-type="float" office:value="624" calcext:value-type="float" table:number-columns-spanned="3" table:number-rows-spanned="3">
            <text:p>624</text:p>
          </table:table-cell>
          <table:covered-table-cell table:number-columns-repeated="2" table:style-name="ce963"/>
          <table:table-cell table:style-name="ce963" office:value-type="float" office:value="623" calcext:value-type="float" table:number-columns-spanned="3" table:number-rows-spanned="3">
            <text:p>623</text:p>
          </table:table-cell>
          <table:covered-table-cell table:number-columns-repeated="2" table:style-name="ce963"/>
          <table:table-cell table:style-name="ce978" office:value-type="float" office:value="622" calcext:value-type="float" table:number-columns-spanned="3" table:number-rows-spanned="3">
            <text:p>622</text:p>
          </table:table-cell>
          <table:covered-table-cell table:number-columns-repeated="2" table:style-name="ce978"/>
          <table:table-cell table:style-name="ce978" office:value-type="float" office:value="621" calcext:value-type="float" table:number-columns-spanned="3" table:number-rows-spanned="3">
            <text:p>621</text:p>
          </table:table-cell>
          <table:covered-table-cell table:number-columns-repeated="2" table:style-name="ce978"/>
          <table:table-cell table:style-name="ce963" office:value-type="float" office:value="260" calcext:value-type="float" table:number-columns-spanned="3" table:number-rows-spanned="3">
            <text:p>260</text:p>
          </table:table-cell>
          <table:covered-table-cell table:number-columns-repeated="2" table:style-name="ce963"/>
          <table:table-cell table:style-name="ce977" office:value-type="float" office:value="717" calcext:value-type="float" table:number-columns-spanned="3" table:number-rows-spanned="3">
            <text:p>717</text:p>
          </table:table-cell>
          <table:covered-table-cell table:number-columns-repeated="2" table:style-name="ce977"/>
          <table:table-cell table:number-columns-repeated="5"/>
          <table:table-cell table:style-name="ce1025"/>
          <table:table-cell table:style-name="ce1032"/>
          <table:table-cell table:style-name="ce1042"/>
          <table:table-cell table:style-name="ce1025"/>
          <table:table-cell table:style-name="ce1032"/>
          <table:table-cell table:style-name="ce1050"/>
          <table:table-cell table:style-name="ce1025"/>
          <table:table-cell table:style-name="ce1032"/>
          <table:table-cell table:style-name="ce1050"/>
          <table:table-cell table:number-columns-repeated="10"/>
          <table:table-cell table:style-name="ce1026"/>
          <table:table-cell table:style-name="ce1059"/>
          <table:table-cell table:style-name="ce1043"/>
          <table:table-cell table:number-columns-repeated="5"/>
          <table:table-cell table:style-name="ce1055"/>
          <table:table-cell table:style-name="ce1038"/>
          <table:table-cell table:style-name="ce1054"/>
          <table:table-cell table:number-columns-repeated="16249"/>
        </table:table-row>
        <table:table-row table:style-name="ro3">
          <table:table-cell table:style-name="ce936"/>
          <table:table-cell table:style-name="ce940"/>
          <table:table-cell table:style-name="ce936" table:number-columns-repeated="2"/>
          <table:table-cell table:style-name="ce940"/>
          <table:table-cell table:style-name="ce936"/>
          <table:table-cell table:style-name="ce938"/>
          <table:table-cell table:style-name="ce941"/>
          <table:table-cell table:style-name="ce938"/>
          <table:table-cell table:style-name="ce711" office:value-type="string" calcext:value-type="string">
            <text:p>/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x</text:p>
          </table:table-cell>
          <table:table-cell table:style-name="ce862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x</text:p>
          </table:table-cell>
          <table:table-cell table:style-name="ce862"/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x</text:p>
          </table:table-cell>
          <table:table-cell table:style-name="ce862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x</text:p>
          </table:table-cell>
          <table:table-cell table:style-name="ce862" office:value-type="string" calcext:value-type="string">
            <text:p>/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/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/</text:p>
          </table:table-cell>
          <table:table-cell table:style-name="ce727"/>
          <table:table-cell table:style-name="ce734"/>
          <table:table-cell table:style-name="ce862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 office:value-type="string" calcext:value-type="string">
            <text:p>⬤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/</text:p>
          </table:table-cell>
          <table:table-cell table:style-name="ce939"/>
          <table:table-cell table:style-name="ce942"/>
          <table:table-cell table:style-name="ce956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/>
          <table:covered-table-cell table:number-columns-repeated="3" table:style-name="ce963"/>
          <table:covered-table-cell table:number-columns-repeated="6" table:style-name="ce978"/>
          <table:covered-table-cell table:number-columns-repeated="6" table:style-name="ce963"/>
          <table:covered-table-cell table:number-columns-repeated="6" table:style-name="ce978"/>
          <table:covered-table-cell table:number-columns-repeated="3" table:style-name="ce963"/>
          <table:covered-table-cell table:number-columns-repeated="3" table:style-name="ce977"/>
          <table:table-cell table:number-columns-repeated="5"/>
          <table:table-cell table:style-name="ce1026"/>
          <table:table-cell table:style-name="ce1036"/>
          <table:table-cell table:style-name="ce1043"/>
          <table:table-cell table:style-name="ce1026"/>
          <table:table-cell table:style-name="ce1036"/>
          <table:table-cell table:style-name="ce1043"/>
          <table:table-cell table:style-name="ce1026"/>
          <table:table-cell table:style-name="ce1036"/>
          <table:table-cell table:style-name="ce1043"/>
          <table:table-cell table:number-columns-repeated="18"/>
          <table:table-cell table:style-name="ce1025"/>
          <table:table-cell table:style-name="ce1032" office:value-type="string" calcext:value-type="string">
            <text:p>.</text:p>
          </table:table-cell>
          <table:table-cell table:style-name="ce1042"/>
          <table:table-cell table:number-columns-repeated="16249"/>
        </table:table-row>
        <table:table-row table:style-name="ro3">
          <table:table-cell table:style-name="ce936" table:number-columns-repeated="6"/>
          <table:table-cell table:style-name="ce938" table:number-columns-repeated="3"/>
          <table:table-cell table:style-name="ce713" office:value-type="string" calcext:value-type="string">
            <text:p>⬤</text:p>
          </table:table-cell>
          <table:table-cell table:style-name="ce722"/>
          <table:table-cell table:style-name="ce907"/>
          <table:table-cell table:style-name="ce731" office:value-type="string" calcext:value-type="string">
            <text:p>/</text:p>
          </table:table-cell>
          <table:table-cell table:style-name="ce739"/>
          <table:table-cell table:style-name="ce884"/>
          <table:table-cell table:style-name="ce732"/>
          <table:table-cell table:style-name="ce740"/>
          <table:table-cell table:style-name="ce906"/>
          <table:table-cell table:style-name="ce732"/>
          <table:table-cell table:style-name="ce740"/>
          <table:table-cell table:style-name="ce906"/>
          <table:table-cell table:style-name="ce731"/>
          <table:table-cell table:style-name="ce739"/>
          <table:table-cell table:style-name="ce884"/>
          <table:table-cell table:style-name="ce731"/>
          <table:table-cell table:style-name="ce739"/>
          <table:table-cell table:style-name="ce884"/>
          <table:table-cell table:style-name="ce732"/>
          <table:table-cell table:style-name="ce740"/>
          <table:table-cell table:style-name="ce906"/>
          <table:table-cell table:style-name="ce732"/>
          <table:table-cell table:style-name="ce740"/>
          <table:table-cell table:style-name="ce906"/>
          <table:table-cell table:style-name="ce731"/>
          <table:table-cell table:style-name="ce739"/>
          <table:table-cell table:style-name="ce884"/>
          <table:table-cell table:style-name="ce732"/>
          <table:table-cell table:style-name="ce740"/>
          <table:table-cell table:style-name="ce906"/>
          <table:table-cell table:style-name="ce732"/>
          <table:table-cell table:style-name="ce740"/>
          <table:table-cell table:style-name="ce906"/>
          <table:table-cell table:style-name="ce731"/>
          <table:table-cell table:style-name="ce739"/>
          <table:table-cell table:style-name="ce884"/>
          <table:table-cell table:style-name="ce731"/>
          <table:table-cell table:style-name="ce739"/>
          <table:table-cell table:style-name="ce884"/>
          <table:table-cell table:style-name="ce732"/>
          <table:table-cell table:style-name="ce740"/>
          <table:table-cell table:style-name="ce906"/>
          <table:table-cell table:style-name="ce732"/>
          <table:table-cell table:style-name="ce740"/>
          <table:table-cell table:style-name="ce906"/>
          <table:table-cell table:style-name="ce731"/>
          <table:table-cell table:style-name="ce739"/>
          <table:table-cell table:style-name="ce884" office:value-type="string" calcext:value-type="string">
            <text:p>/</text:p>
          </table:table-cell>
          <table:table-cell table:style-name="ce713"/>
          <table:table-cell table:style-name="ce722"/>
          <table:table-cell table:style-name="ce907" office:value-type="string" calcext:value-type="string">
            <text:p>⬤</text:p>
          </table:table-cell>
          <table:table-cell table:style-name="ce939" table:number-columns-repeated="2"/>
          <table:table-cell table:style-name="ce956"/>
          <table:table-cell table:style-name="ce935" table:number-columns-repeated="9"/>
          <table:table-cell/>
          <table:covered-table-cell table:number-columns-repeated="3" table:style-name="ce963"/>
          <table:covered-table-cell table:number-columns-repeated="6" table:style-name="ce978"/>
          <table:covered-table-cell table:number-columns-repeated="6" table:style-name="ce963"/>
          <table:covered-table-cell table:number-columns-repeated="6" table:style-name="ce978"/>
          <table:covered-table-cell table:number-columns-repeated="3" table:style-name="ce963"/>
          <table:covered-table-cell table:number-columns-repeated="3" table:style-name="ce977"/>
          <table:table-cell table:number-columns-repeated="11"/>
          <table:table-cell table:style-name="ce1024"/>
          <table:table-cell table:style-name="ce1030"/>
          <table:table-cell table:style-name="ce1044"/>
          <table:table-cell table:number-columns-repeated="18"/>
          <table:table-cell table:style-name="ce1026"/>
          <table:table-cell table:style-name="ce1059"/>
          <table:table-cell table:style-name="ce1043"/>
          <table:table-cell table:number-columns-repeated="16249"/>
        </table:table-row>
        <table:table-row table:style-name="ro3">
          <table:table-cell table:style-name="ce936" table:number-columns-repeated="9"/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/</text:p>
          </table:table-cell>
          <table:table-cell table:style-name="ce859" office:value-type="string" calcext:value-type="string">
            <text:p>⬤</text:p>
          </table:table-cell>
          <table:table-cell table:style-name="ce728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/>
          <table:table-cell table:style-name="ce746" office:value-type="string" calcext:value-type="string">
            <text:p>⬤</text:p>
          </table:table-cell>
          <table:table-cell table:style-name="ce752"/>
          <table:table-cell table:style-name="ce863" office:value-type="string" calcext:value-type="string">
            <text:p>/</text:p>
          </table:table-cell>
          <table:table-cell table:style-name="ce748" office:value-type="string" calcext:value-type="string">
            <text:p>⬤</text:p>
          </table:table-cell>
          <table:table-cell table:style-name="ce755"/>
          <table:table-cell table:style-name="ce891" office:value-type="string" calcext:value-type="string">
            <text:p>/</text:p>
          </table:table-cell>
          <table:table-cell table:style-name="ce746" office:value-type="string" calcext:value-type="string">
            <text:p>⬤</text:p>
          </table:table-cell>
          <table:table-cell table:style-name="ce752" office:value-type="string" calcext:value-type="string">
            <text:p>⬤</text:p>
          </table:table-cell>
          <table:table-cell table:style-name="ce863"/>
          <table:table-cell table:style-name="ce748" office:value-type="string" calcext:value-type="string">
            <text:p>⬤</text:p>
          </table:table-cell>
          <table:table-cell table:style-name="ce755" office:value-type="string" calcext:value-type="string">
            <text:p>⬤</text:p>
          </table:table-cell>
          <table:table-cell table:style-name="ce891" office:value-type="string" calcext:value-type="string">
            <text:p>/</text:p>
          </table:table-cell>
          <table:table-cell table:style-name="ce746" office:value-type="string" calcext:value-type="string">
            <text:p>⬤</text:p>
          </table:table-cell>
          <table:table-cell table:style-name="ce752" office:value-type="string" calcext:value-type="string">
            <text:p>⬤</text:p>
          </table:table-cell>
          <table:table-cell table:style-name="ce863" office:value-type="string" calcext:value-type="string">
            <text:p>/</text:p>
          </table:table-cell>
          <table:table-cell table:style-name="ce748"/>
          <table:table-cell table:style-name="ce755" office:value-type="string" calcext:value-type="string">
            <text:p>⬤</text:p>
          </table:table-cell>
          <table:table-cell table:style-name="ce891" office:value-type="string" calcext:value-type="string">
            <text:p>/</text:p>
          </table:table-cell>
          <table:table-cell table:style-name="ce746"/>
          <table:table-cell table:style-name="ce752" office:value-type="string" calcext:value-type="string">
            <text:p>⬤</text:p>
          </table:table-cell>
          <table:table-cell table:style-name="ce863"/>
          <table:table-cell table:style-name="ce748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891"/>
          <table:table-cell table:style-name="ce746" office:value-type="string" calcext:value-type="string">
            <text:p>/</text:p>
          </table:table-cell>
          <table:table-cell table:style-name="ce752" office:value-type="string" calcext:value-type="string">
            <text:p>⬤</text:p>
          </table:table-cell>
          <table:table-cell table:style-name="ce863" office:value-type="string" calcext:value-type="string">
            <text:p>⬤</text:p>
          </table:table-cell>
          <table:table-cell table:style-name="ce748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891" office:value-type="string" calcext:value-type="string">
            <text:p>⬤</text:p>
          </table:table-cell>
          <table:table-cell table:style-name="ce746"/>
          <table:table-cell table:style-name="ce752" office:value-type="string" calcext:value-type="string">
            <text:p>⬤</text:p>
          </table:table-cell>
          <table:table-cell table:style-name="ce863" office:value-type="string" calcext:value-type="string">
            <text:p>⬤</text:p>
          </table:table-cell>
          <table:table-cell table:style-name="ce748" office:value-type="string" calcext:value-type="string">
            <text:p>/</text:p>
          </table:table-cell>
          <table:table-cell table:style-name="ce755"/>
          <table:table-cell table:style-name="ce891" office:value-type="string" calcext:value-type="string">
            <text:p>⬤</text:p>
          </table:table-cell>
          <table:table-cell table:style-name="ce746" office:value-type="string" calcext:value-type="string">
            <text:p>/</text:p>
          </table:table-cell>
          <table:table-cell table:style-name="ce752"/>
          <table:table-cell table:style-name="ce863" office:value-type="string" calcext:value-type="string">
            <text:p>⬤</text:p>
          </table:table-cell>
          <table:table-cell table:style-name="ce728"/>
          <table:table-cell table:style-name="ce736" office:value-type="string" calcext:value-type="string">
            <text:p>⬤</text:p>
          </table:table-cell>
          <table:table-cell table:style-name="ce889" office:value-type="string" calcext:value-type="string">
            <text:p>/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/</text:p>
          </table:table-cell>
          <table:table-cell table:style-name="ce859" office:value-type="string" calcext:value-type="string">
            <text:p>⬤</text:p>
          </table:table-cell>
          <table:table-cell table:style-name="ce953" table:number-columns-repeated="2"/>
          <table:table-cell table:style-name="ce945"/>
          <table:table-cell table:style-name="ce935" table:number-columns-repeated="9"/>
          <table:table-cell/>
          <table:table-cell table:style-name="ce964" table:formula="of:=8*6" office:value-type="float" office:value="48" calcext:value-type="float" table:number-columns-spanned="3" table:number-rows-spanned="3">
            <text:p>48</text:p>
          </table:table-cell>
          <table:covered-table-cell table:number-columns-repeated="2" table:style-name="ce964"/>
          <table:table-cell table:style-name="ce979" office:value-type="float" office:value="255" calcext:value-type="float" table:number-columns-spanned="3" table:number-rows-spanned="3">
            <text:p>255</text:p>
          </table:table-cell>
          <table:covered-table-cell table:number-columns-repeated="2" table:style-name="ce979"/>
          <table:table-cell table:style-name="ce964" office:value-type="float" office:value="254" calcext:value-type="float" table:number-columns-spanned="3" table:number-rows-spanned="3">
            <text:p>254</text:p>
          </table:table-cell>
          <table:covered-table-cell table:number-columns-repeated="2" table:style-name="ce964"/>
          <table:table-cell table:style-name="ce979" office:value-type="float" office:value="253" calcext:value-type="float" table:number-columns-spanned="3" table:number-rows-spanned="3">
            <text:p>253</text:p>
          </table:table-cell>
          <table:covered-table-cell table:number-columns-repeated="2" table:style-name="ce979"/>
          <table:table-cell table:style-name="ce964" office:value-type="float" office:value="252" calcext:value-type="float" table:number-columns-spanned="3" table:number-rows-spanned="3">
            <text:p>252</text:p>
          </table:table-cell>
          <table:covered-table-cell table:number-columns-repeated="2" table:style-name="ce964"/>
          <table:table-cell table:style-name="ce979" office:value-type="float" office:value="251" calcext:value-type="float" table:number-columns-spanned="3" table:number-rows-spanned="3">
            <text:p>251</text:p>
          </table:table-cell>
          <table:covered-table-cell table:number-columns-repeated="2" table:style-name="ce979"/>
          <table:table-cell table:style-name="ce964" office:value-type="float" office:value="250" calcext:value-type="float" table:number-columns-spanned="3" table:number-rows-spanned="3">
            <text:p>250</text:p>
          </table:table-cell>
          <table:covered-table-cell table:number-columns-repeated="2" table:style-name="ce964"/>
          <table:table-cell table:style-name="ce978" office:value-type="float" office:value="616" calcext:value-type="float" table:number-columns-spanned="3" table:number-rows-spanned="3">
            <text:p>616</text:p>
          </table:table-cell>
          <table:covered-table-cell table:number-columns-repeated="2" table:style-name="ce978"/>
          <table:table-cell table:style-name="ce957" office:value-type="float" office:value="716" calcext:value-type="float" table:number-columns-spanned="3" table:number-rows-spanned="3">
            <text:p>716</text:p>
          </table:table-cell>
          <table:covered-table-cell table:number-columns-repeated="2" table:style-name="ce957"/>
          <table:table-cell table:number-columns-repeated="9"/>
          <table:table-cell table:style-name="ce1048" table:number-columns-repeated="2"/>
          <table:table-cell table:style-name="ce1025"/>
          <table:table-cell table:style-name="ce1032"/>
          <table:table-cell table:style-name="ce1042"/>
          <table:table-cell table:number-columns-repeated="16270"/>
        </table:table-row>
        <table:table-row table:style-name="ro3">
          <table:table-cell table:style-name="ce936" table:number-columns-repeated="9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47"/>
          <table:table-cell table:style-name="ce753" office:value-type="string" calcext:value-type="string">
            <text:p>x</text:p>
          </table:table-cell>
          <table:table-cell table:style-name="ce864"/>
          <table:table-cell table:style-name="ce749" office:value-type="string" calcext:value-type="string">
            <text:p>/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47" office:value-type="string" calcext:value-type="string">
            <text:p>/</text:p>
          </table:table-cell>
          <table:table-cell table:style-name="ce753" office:value-type="string" calcext:value-type="string">
            <text:p>x</text:p>
          </table:table-cell>
          <table:table-cell table:style-name="ce864"/>
          <table:table-cell table:style-name="ce749" office:value-type="string" calcext:value-type="string">
            <text:p>/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47"/>
          <table:table-cell table:style-name="ce753" office:value-type="string" calcext:value-type="string">
            <text:p>x</text:p>
          </table:table-cell>
          <table:table-cell table:style-name="ce864"/>
          <table:table-cell table:style-name="ce749" office:value-type="string" calcext:value-type="string">
            <text:p>/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47" office:value-type="string" calcext:value-type="string">
            <text:p>/</text:p>
          </table:table-cell>
          <table:table-cell table:style-name="ce753" office:value-type="string" calcext:value-type="string">
            <text:p>x</text:p>
          </table:table-cell>
          <table:table-cell table:style-name="ce864" office:value-type="string" calcext:value-type="string">
            <text:p>/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/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/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/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 office:value-type="string" calcext:value-type="string">
            <text:p>/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/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/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⬤</text:p>
          </table:table-cell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953"/>
          <table:table-cell table:style-name="ce954"/>
          <table:table-cell table:style-name="ce956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8"/>
          <table:covered-table-cell table:number-columns-repeated="3" table:style-name="ce957"/>
          <table:table-cell table:number-columns-repeated="9"/>
          <table:table-cell table:style-name="ce1048" table:number-columns-repeated="2"/>
          <table:table-cell table:style-name="ce1026"/>
          <table:table-cell table:style-name="ce1036"/>
          <table:table-cell table:style-name="ce1046"/>
          <table:table-cell table:number-columns-repeated="16270"/>
        </table:table-row>
        <table:table-row table:style-name="ro3">
          <table:table-cell table:style-name="ce936" table:number-columns-repeated="9"/>
          <table:table-cell table:style-name="ce712" office:value-type="string" calcext:value-type="string">
            <text:p>⬤</text:p>
          </table:table-cell>
          <table:table-cell table:style-name="ce721"/>
          <table:table-cell table:style-name="ce885"/>
          <table:table-cell table:style-name="ce732" office:value-type="string" calcext:value-type="string">
            <text:p>/</text:p>
          </table:table-cell>
          <table:table-cell table:style-name="ce740"/>
          <table:table-cell table:style-name="ce906"/>
          <table:table-cell table:style-name="ce750" office:value-type="string" calcext:value-type="string">
            <text:p>/</text:p>
          </table:table-cell>
          <table:table-cell table:style-name="ce758"/>
          <table:table-cell table:style-name="ce883"/>
          <table:table-cell table:style-name="ce751"/>
          <table:table-cell table:style-name="ce759"/>
          <table:table-cell table:style-name="ce905"/>
          <table:table-cell table:style-name="ce750"/>
          <table:table-cell table:style-name="ce758"/>
          <table:table-cell table:style-name="ce883"/>
          <table:table-cell table:style-name="ce751"/>
          <table:table-cell table:style-name="ce759"/>
          <table:table-cell table:style-name="ce905"/>
          <table:table-cell table:style-name="ce750"/>
          <table:table-cell table:style-name="ce758"/>
          <table:table-cell table:style-name="ce883"/>
          <table:table-cell table:style-name="ce751"/>
          <table:table-cell table:style-name="ce759"/>
          <table:table-cell table:style-name="ce905"/>
          <table:table-cell table:style-name="ce750"/>
          <table:table-cell table:style-name="ce758"/>
          <table:table-cell table:style-name="ce883"/>
          <table:table-cell table:style-name="ce751"/>
          <table:table-cell table:style-name="ce759"/>
          <table:table-cell table:style-name="ce905"/>
          <table:table-cell table:style-name="ce750"/>
          <table:table-cell table:style-name="ce758"/>
          <table:table-cell table:style-name="ce883"/>
          <table:table-cell table:style-name="ce751"/>
          <table:table-cell table:style-name="ce759"/>
          <table:table-cell table:style-name="ce905"/>
          <table:table-cell table:style-name="ce750"/>
          <table:table-cell table:style-name="ce758"/>
          <table:table-cell table:style-name="ce883"/>
          <table:table-cell table:style-name="ce751"/>
          <table:table-cell table:style-name="ce759"/>
          <table:table-cell table:style-name="ce905"/>
          <table:table-cell table:style-name="ce750"/>
          <table:table-cell table:style-name="ce758"/>
          <table:table-cell table:style-name="ce883" office:value-type="string" calcext:value-type="string">
            <text:p>/</text:p>
          </table:table-cell>
          <table:table-cell table:style-name="ce732"/>
          <table:table-cell table:style-name="ce740"/>
          <table:table-cell table:style-name="ce906" office:value-type="string" calcext:value-type="string">
            <text:p>/</text:p>
          </table:table-cell>
          <table:table-cell table:style-name="ce712"/>
          <table:table-cell table:style-name="ce721"/>
          <table:table-cell table:style-name="ce885" office:value-type="string" calcext:value-type="string">
            <text:p>⬤</text:p>
          </table:table-cell>
          <table:table-cell table:style-name="ce953" table:number-columns-repeated="3"/>
          <table:table-cell table:style-name="ce935" table:number-columns-repeated="9"/>
          <table:table-cell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8"/>
          <table:covered-table-cell table:number-columns-repeated="3" table:style-name="ce957"/>
          <table:table-cell table:number-columns-repeated="11"/>
          <table:table-cell table:style-name="ce1024"/>
          <table:table-cell table:style-name="ce1038"/>
          <table:table-cell table:style-name="ce1041"/>
          <table:table-cell table:number-columns-repeated="16270"/>
        </table:table-row>
        <table:table-row table:style-name="ro3">
          <table:table-cell table:style-name="ce936" table:number-columns-repeated="3"/>
          <table:table-cell table:style-name="ce938" table:number-columns-repeated="3"/>
          <table:table-cell table:style-name="ce936" table:number-columns-repeated="3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/</text:p>
          </table:table-cell>
          <table:table-cell table:style-name="ce728"/>
          <table:table-cell table:style-name="ce736" office:value-type="string" calcext:value-type="string">
            <text:p>⬤</text:p>
          </table:table-cell>
          <table:table-cell table:style-name="ce889"/>
          <table:table-cell table:style-name="ce748" office:value-type="string" calcext:value-type="string">
            <text:p>⬤</text:p>
          </table:table-cell>
          <table:table-cell table:style-name="ce755" office:value-type="string" calcext:value-type="string">
            <text:p>/</text:p>
          </table:table-cell>
          <table:table-cell table:style-name="ce891"/>
          <table:table-cell table:style-name="ce764" office:value-type="string" calcext:value-type="string">
            <text:p>⬤</text:p>
          </table:table-cell>
          <table:table-cell table:style-name="ce773" office:value-type="string" calcext:value-type="string">
            <text:p>/</text:p>
          </table:table-cell>
          <table:table-cell table:style-name="ce865"/>
          <table:table-cell table:style-name="ce766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893"/>
          <table:table-cell table:style-name="ce766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893" office:value-type="string" calcext:value-type="string">
            <text:p>/</text:p>
          </table:table-cell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893"/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893"/>
          <table:table-cell table:style-name="ce764" office:value-type="string" calcext:value-type="string">
            <text:p>/</text:p>
          </table:table-cell>
          <table:table-cell table:style-name="ce773" office:value-type="string" calcext:value-type="string">
            <text:p>⬤</text:p>
          </table:table-cell>
          <table:table-cell table:style-name="ce865" office:value-type="string" calcext:value-type="string">
            <text:p>/</text:p>
          </table:table-cell>
          <table:table-cell table:style-name="ce766"/>
          <table:table-cell table:style-name="ce774" office:value-type="string" calcext:value-type="string">
            <text:p>⬤</text:p>
          </table:table-cell>
          <table:table-cell table:style-name="ce893" office:value-type="string" calcext:value-type="string">
            <text:p>/</text:p>
          </table:table-cell>
          <table:table-cell table:style-name="ce766"/>
          <table:table-cell table:style-name="ce774" office:value-type="string" calcext:value-type="string">
            <text:p>⬤</text:p>
          </table:table-cell>
          <table:table-cell table:style-name="ce893" office:value-type="string" calcext:value-type="string">
            <text:p>/</text:p>
          </table:table-cell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/</text:p>
          </table:table-cell>
          <table:table-cell table:style-name="ce893" office:value-type="string" calcext:value-type="string">
            <text:p>⬤</text:p>
          </table:table-cell>
          <table:table-cell table:style-name="ce766"/>
          <table:table-cell table:style-name="ce774" office:value-type="string" calcext:value-type="string">
            <text:p>/</text:p>
          </table:table-cell>
          <table:table-cell table:style-name="ce893" office:value-type="string" calcext:value-type="string">
            <text:p>⬤</text:p>
          </table:table-cell>
          <table:table-cell table:style-name="ce764"/>
          <table:table-cell table:style-name="ce773" office:value-type="string" calcext:value-type="string">
            <text:p>/</text:p>
          </table:table-cell>
          <table:table-cell table:style-name="ce865" office:value-type="string" calcext:value-type="string">
            <text:p>⬤</text:p>
          </table:table-cell>
          <table:table-cell table:style-name="ce748"/>
          <table:table-cell table:style-name="ce755" office:value-type="string" calcext:value-type="string">
            <text:p>/</text:p>
          </table:table-cell>
          <table:table-cell table:style-name="ce891" office:value-type="string" calcext:value-type="string">
            <text:p>⬤</text:p>
          </table:table-cell>
          <table:table-cell table:style-name="ce728"/>
          <table:table-cell table:style-name="ce736" office:value-type="string" calcext:value-type="string">
            <text:p>⬤</text:p>
          </table:table-cell>
          <table:table-cell table:style-name="ce889"/>
          <table:table-cell table:style-name="ce710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935" table:number-columns-repeated="3"/>
          <table:table-cell table:style-name="ce939" table:number-columns-repeated="2"/>
          <table:table-cell table:style-name="ce945"/>
          <table:table-cell table:style-name="ce935" table:number-columns-repeated="6"/>
          <table:table-cell/>
          <table:table-cell table:style-name="ce965" table:formula="of:=8*9" office:value-type="float" office:value="72" calcext:value-type="float" table:number-columns-spanned="3" table:number-rows-spanned="3">
            <text:p>72</text:p>
          </table:table-cell>
          <table:covered-table-cell table:number-columns-repeated="2" table:style-name="ce965"/>
          <table:table-cell table:style-name="ce980" office:value-type="string" calcext:value-type="string" table:number-columns-spanned="3" table:number-rows-spanned="3">
            <text:p>442</text:p>
            <text:p>27</text:p>
          </table:table-cell>
          <table:covered-table-cell table:number-columns-repeated="2" table:style-name="ce296"/>
          <table:table-cell table:style-name="ce980" office:value-type="string" calcext:value-type="string" table:number-columns-spanned="3" table:number-rows-spanned="3">
            <text:p>432</text:p>
            <text:p>25</text:p>
          </table:table-cell>
          <table:covered-table-cell table:number-columns-repeated="2" table:style-name="ce296"/>
          <table:table-cell table:style-name="ce980" office:value-type="string" calcext:value-type="string" table:number-columns-spanned="3" table:number-rows-spanned="3">
            <text:p>422</text:p>
            <text:p>23</text:p>
          </table:table-cell>
          <table:covered-table-cell table:number-columns-repeated="2" table:style-name="ce296"/>
          <table:table-cell table:style-name="ce980" office:value-type="string" calcext:value-type="string" table:number-columns-spanned="3" table:number-rows-spanned="3">
            <text:p>240</text:p>
            <text:p>21</text:p>
          </table:table-cell>
          <table:covered-table-cell table:number-columns-repeated="2" table:style-name="ce296"/>
          <table:table-cell table:style-name="ce1009" office:value-type="float" office:value="240" calcext:value-type="float" table:number-columns-spanned="3" table:number-rows-spanned="3">
            <text:p>240</text:p>
          </table:table-cell>
          <table:covered-table-cell table:number-columns-repeated="2" table:style-name="ce965"/>
          <table:table-cell table:style-name="ce979" office:value-type="float" office:value="155" calcext:value-type="float" table:number-columns-spanned="3" table:number-rows-spanned="3">
            <text:p>155</text:p>
          </table:table-cell>
          <table:covered-table-cell table:number-columns-repeated="2" table:style-name="ce979"/>
          <table:table-cell table:style-name="ce978" office:value-type="float" office:value="615" calcext:value-type="float" table:number-columns-spanned="3" table:number-rows-spanned="3">
            <text:p>615</text:p>
          </table:table-cell>
          <table:covered-table-cell table:number-columns-repeated="2" table:style-name="ce978"/>
          <table:table-cell table:style-name="ce977" office:value-type="float" office:value="715" calcext:value-type="float" table:number-columns-spanned="3" table:number-rows-spanned="3">
            <text:p>715</text:p>
          </table:table-cell>
          <table:covered-table-cell table:number-columns-repeated="2" table:style-name="ce977"/>
          <table:table-cell table:number-columns-repeated="11"/>
          <table:table-cell table:style-name="ce1025"/>
          <table:table-cell table:style-name="ce1032"/>
          <table:table-cell table:style-name="ce1042"/>
          <table:table-cell table:number-columns-repeated="16270"/>
        </table:table-row>
        <table:table-row table:style-name="ro3">
          <table:table-cell table:style-name="ce936"/>
          <table:table-cell table:style-name="ce940"/>
          <table:table-cell table:style-name="ce936"/>
          <table:table-cell table:style-name="ce938"/>
          <table:table-cell table:style-name="ce941"/>
          <table:table-cell table:style-name="ce938"/>
          <table:table-cell table:style-name="ce936"/>
          <table:table-cell table:style-name="ce940"/>
          <table:table-cell table:style-name="ce936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49"/>
          <table:table-cell table:style-name="ce756" office:value-type="string" calcext:value-type="string">
            <text:p>x</text:p>
          </table:table-cell>
          <table:table-cell table:style-name="ce892"/>
          <table:table-cell table:style-name="ce765" office:value-type="string" calcext:value-type="string">
            <text:p>/</text:p>
          </table:table-cell>
          <table:table-cell table:style-name="ce761" office:value-type="string" calcext:value-type="string">
            <text:p>x</text:p>
          </table:table-cell>
          <table:table-cell table:style-name="ce866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5"/>
          <table:table-cell table:style-name="ce761" office:value-type="string" calcext:value-type="string">
            <text:p>x</text:p>
          </table:table-cell>
          <table:table-cell table:style-name="ce866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5"/>
          <table:table-cell table:style-name="ce761" office:value-type="string" calcext:value-type="string">
            <text:p>x</text:p>
          </table:table-cell>
          <table:table-cell table:style-name="ce866" office:value-type="string" calcext:value-type="string">
            <text:p>/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/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⬤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935"/>
          <table:table-cell/>
          <table:table-cell table:style-name="ce935"/>
          <table:table-cell table:style-name="ce939"/>
          <table:table-cell table:style-name="ce942"/>
          <table:table-cell table:style-name="ce945"/>
          <table:table-cell table:style-name="ce935"/>
          <table:table-cell/>
          <table:table-cell table:style-name="ce935" table:number-columns-repeated="2"/>
          <table:table-cell/>
          <table:table-cell table:style-name="ce935"/>
          <table:table-cell/>
          <table:covered-table-cell table:number-columns-repeated="3" table:style-name="ce965"/>
          <table:covered-table-cell table:number-columns-repeated="12" table:style-name="ce296"/>
          <table:covered-table-cell table:number-columns-repeated="3" table:style-name="ce965"/>
          <table:covered-table-cell table:number-columns-repeated="3" table:style-name="ce979"/>
          <table:covered-table-cell table:number-columns-repeated="3" table:style-name="ce978"/>
          <table:covered-table-cell table:number-columns-repeated="3" table:style-name="ce977"/>
          <table:table-cell table:number-columns-repeated="11"/>
          <table:table-cell table:style-name="ce1026"/>
          <table:table-cell table:style-name="ce1036"/>
          <table:table-cell table:style-name="ce1046"/>
          <table:table-cell table:number-columns-repeated="16270"/>
        </table:table-row>
        <table:table-row table:style-name="ro3">
          <table:table-cell table:style-name="ce936" table:number-columns-repeated="3"/>
          <table:table-cell table:style-name="ce938" table:number-columns-repeated="3"/>
          <table:table-cell table:style-name="ce936" table:number-columns-repeated="3"/>
          <table:table-cell table:style-name="ce713" office:value-type="string" calcext:value-type="string">
            <text:p>⬤</text:p>
          </table:table-cell>
          <table:table-cell table:style-name="ce722"/>
          <table:table-cell table:style-name="ce907"/>
          <table:table-cell table:style-name="ce732" office:value-type="string" calcext:value-type="string">
            <text:p>/</text:p>
          </table:table-cell>
          <table:table-cell table:style-name="ce740"/>
          <table:table-cell table:style-name="ce906"/>
          <table:table-cell table:style-name="ce751" office:value-type="string" calcext:value-type="string">
            <text:p>/</text:p>
          </table:table-cell>
          <table:table-cell table:style-name="ce759"/>
          <table:table-cell table:style-name="ce905"/>
          <table:table-cell table:style-name="ce768"/>
          <table:table-cell table:style-name="ce777"/>
          <table:table-cell table:style-name="ce882"/>
          <table:table-cell table:style-name="ce769"/>
          <table:table-cell table:style-name="ce778"/>
          <table:table-cell table:style-name="ce904"/>
          <table:table-cell table:style-name="ce769"/>
          <table:table-cell table:style-name="ce778"/>
          <table:table-cell table:style-name="ce904"/>
          <table:table-cell table:style-name="ce769"/>
          <table:table-cell table:style-name="ce778"/>
          <table:table-cell table:style-name="ce904"/>
          <table:table-cell table:style-name="ce769"/>
          <table:table-cell table:style-name="ce778"/>
          <table:table-cell table:style-name="ce904"/>
          <table:table-cell table:style-name="ce768"/>
          <table:table-cell table:style-name="ce777"/>
          <table:table-cell table:style-name="ce882"/>
          <table:table-cell table:style-name="ce769"/>
          <table:table-cell table:style-name="ce778"/>
          <table:table-cell table:style-name="ce904"/>
          <table:table-cell table:style-name="ce769"/>
          <table:table-cell table:style-name="ce778"/>
          <table:table-cell table:style-name="ce904"/>
          <table:table-cell table:style-name="ce769"/>
          <table:table-cell table:style-name="ce778"/>
          <table:table-cell table:style-name="ce904"/>
          <table:table-cell table:style-name="ce769"/>
          <table:table-cell table:style-name="ce778"/>
          <table:table-cell table:style-name="ce904"/>
          <table:table-cell table:style-name="ce768"/>
          <table:table-cell table:style-name="ce777"/>
          <table:table-cell table:style-name="ce882"/>
          <table:table-cell table:style-name="ce751"/>
          <table:table-cell table:style-name="ce759"/>
          <table:table-cell table:style-name="ce905" office:value-type="string" calcext:value-type="string">
            <text:p>/</text:p>
          </table:table-cell>
          <table:table-cell table:style-name="ce732"/>
          <table:table-cell table:style-name="ce740"/>
          <table:table-cell table:style-name="ce906" office:value-type="string" calcext:value-type="string">
            <text:p>/</text:p>
          </table:table-cell>
          <table:table-cell table:style-name="ce713"/>
          <table:table-cell table:style-name="ce722"/>
          <table:table-cell table:style-name="ce907" office:value-type="string" calcext:value-type="string">
            <text:p>⬤</text:p>
          </table:table-cell>
          <table:table-cell/>
          <table:table-cell table:style-name="ce935" table:number-columns-repeated="2"/>
          <table:table-cell table:style-name="ce939" table:number-columns-repeated="2"/>
          <table:table-cell table:style-name="ce956"/>
          <table:table-cell table:style-name="ce935" table:number-columns-repeated="6"/>
          <table:table-cell/>
          <table:covered-table-cell table:number-columns-repeated="3" table:style-name="ce965"/>
          <table:covered-table-cell table:number-columns-repeated="12" table:style-name="ce296"/>
          <table:covered-table-cell table:number-columns-repeated="3" table:style-name="ce965"/>
          <table:covered-table-cell table:number-columns-repeated="3" table:style-name="ce979"/>
          <table:covered-table-cell table:number-columns-repeated="3" table:style-name="ce978"/>
          <table:covered-table-cell table:number-columns-repeated="3" table:style-name="ce977"/>
          <table:table-cell table:number-columns-repeated="16284"/>
        </table:table-row>
        <table:table-row table:style-name="ro3">
          <table:table-cell table:style-name="ce937" table:number-columns-repeated="9"/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/</text:p>
          </table:table-cell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861"/>
          <table:table-cell table:style-name="ce746" office:value-type="string" calcext:value-type="string">
            <text:p>⬤</text:p>
          </table:table-cell>
          <table:table-cell table:style-name="ce752" office:value-type="string" calcext:value-type="string">
            <text:p>/</text:p>
          </table:table-cell>
          <table:table-cell table:style-name="ce863"/>
          <table:table-cell table:style-name="ce766" office:value-type="string" calcext:value-type="string">
            <text:p>⬤</text:p>
          </table:table-cell>
          <table:table-cell table:style-name="ce774"/>
          <table:table-cell table:style-name="ce893"/>
          <table:table-cell table:style-name="ce789" office:value-type="string" calcext:value-type="string">
            <text:p>⬤</text:p>
          </table:table-cell>
          <table:table-cell table:style-name="ce796"/>
          <table:table-cell table:style-name="ce867" office:value-type="string" calcext:value-type="string">
            <text:p>⬤</text:p>
          </table:table-cell>
          <table:table-cell table:style-name="ce791" office:value-type="string" calcext:value-type="string">
            <text:p>⬤</text:p>
          </table:table-cell>
          <table:table-cell table:style-name="ce799" office:value-type="string" calcext:value-type="string">
            <text:p>⬤</text:p>
          </table:table-cell>
          <table:table-cell table:style-name="ce895" office:value-type="string" calcext:value-type="string">
            <text:p>⬤</text:p>
          </table:table-cell>
          <table:table-cell table:style-name="ce789" office:value-type="string" calcext:value-type="string">
            <text:p>⬤</text:p>
          </table:table-cell>
          <table:table-cell table:style-name="ce796" office:value-type="string" calcext:value-type="string">
            <text:p>⬤</text:p>
          </table:table-cell>
          <table:table-cell table:style-name="ce867" office:value-type="string" calcext:value-type="string">
            <text:p>⬤</text:p>
          </table:table-cell>
          <table:table-cell table:style-name="ce791" office:value-type="string" calcext:value-type="string">
            <text:p>⬤</text:p>
          </table:table-cell>
          <table:table-cell table:style-name="ce799" office:value-type="string" calcext:value-type="string">
            <text:p>⬤</text:p>
          </table:table-cell>
          <table:table-cell table:style-name="ce895"/>
          <table:table-cell table:style-name="ce789"/>
          <table:table-cell table:style-name="ce796" office:value-type="string" calcext:value-type="string">
            <text:p>⬤</text:p>
          </table:table-cell>
          <table:table-cell table:style-name="ce867"/>
          <table:table-cell table:style-name="ce791"/>
          <table:table-cell table:style-name="ce799" office:value-type="string" calcext:value-type="string">
            <text:p>⬤</text:p>
          </table:table-cell>
          <table:table-cell table:style-name="ce895" office:value-type="string" calcext:value-type="string">
            <text:p>⬤</text:p>
          </table:table-cell>
          <table:table-cell table:number-columns-repeated="3" table:style-name="ce797" office:value-type="string" calcext:value-type="string">
            <text:p>⬤</text:p>
          </table:table-cell>
          <table:table-cell table:style-name="ce791" office:value-type="string" calcext:value-type="string">
            <text:p>⬤</text:p>
          </table:table-cell>
          <table:table-cell table:style-name="ce799" office:value-type="string" calcext:value-type="string">
            <text:p>⬤</text:p>
          </table:table-cell>
          <table:table-cell table:style-name="ce895" office:value-type="string" calcext:value-type="string">
            <text:p>⬤</text:p>
          </table:table-cell>
          <table:table-cell table:style-name="ce789" office:value-type="string" calcext:value-type="string">
            <text:p>⬤</text:p>
          </table:table-cell>
          <table:table-cell table:style-name="ce796"/>
          <table:table-cell table:style-name="ce867" office:value-type="string" calcext:value-type="string">
            <text:p>⬤</text:p>
          </table:table-cell>
          <table:table-cell table:style-name="ce775" table:number-columns-repeated="2"/>
          <table:table-cell table:style-name="ce775" office:value-type="string" calcext:value-type="string">
            <text:p>⬤</text:p>
          </table:table-cell>
          <table:table-cell table:style-name="ce746"/>
          <table:table-cell table:style-name="ce752" office:value-type="string" calcext:value-type="string">
            <text:p>/</text:p>
          </table:table-cell>
          <table:table-cell table:style-name="ce863" office:value-type="string" calcext:value-type="string">
            <text:p>⬤</text:p>
          </table:table-cell>
          <table:table-cell table:style-name="ce726"/>
          <table:table-cell table:style-name="ce733" office:value-type="string" calcext:value-type="string">
            <text:p>⬤</text:p>
          </table:table-cell>
          <table:table-cell table:style-name="ce861" office:value-type="string" calcext:value-type="string">
            <text:p>/</text:p>
          </table:table-cell>
          <table:table-cell table:style-name="ce708" office:value-type="string" calcext:value-type="string">
            <text:p>/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/>
          <table:table-cell table:style-name="ce935" table:number-columns-repeated="2"/>
          <table:table-cell table:style-name="ce953"/>
          <table:table-cell table:style-name="ce956"/>
          <table:table-cell table:style-name="ce945"/>
          <table:table-cell table:style-name="ce935" table:number-columns-repeated="6"/>
          <table:table-cell/>
          <table:table-cell table:style-name="ce966" table:formula="of:=8*4" office:value-type="float" office:value="32" calcext:value-type="float" table:number-columns-spanned="3" table:number-rows-spanned="3">
            <text:p>32</text:p>
          </table:table-cell>
          <table:covered-table-cell table:number-columns-repeated="2" table:style-name="ce966"/>
          <table:table-cell table:style-name="ce994" office:value-type="float" office:value="233" calcext:value-type="float" table:number-columns-spanned="3" table:number-rows-spanned="3">
            <text:p>233</text:p>
          </table:table-cell>
          <table:covered-table-cell table:number-columns-repeated="2" table:style-name="ce298"/>
          <table:table-cell table:style-name="ce1000" office:value-type="float" office:value="232" calcext:value-type="float" table:number-columns-spanned="3" table:number-rows-spanned="3">
            <text:p>232</text:p>
          </table:table-cell>
          <table:covered-table-cell table:number-columns-repeated="2" table:style-name="ce966"/>
          <table:table-cell table:style-name="ce994" office:value-type="float" office:value="231" calcext:value-type="float" table:number-columns-spanned="3" table:number-rows-spanned="3">
            <text:p>231</text:p>
          </table:table-cell>
          <table:covered-table-cell table:number-columns-repeated="2" table:style-name="ce298"/>
          <table:table-cell table:style-name="ce1000" office:value-type="float" office:value="230" calcext:value-type="float" table:number-columns-spanned="3" table:number-rows-spanned="3">
            <text:p>230</text:p>
          </table:table-cell>
          <table:covered-table-cell table:number-columns-repeated="2" table:style-name="ce966"/>
          <table:table-cell table:style-name="ce980" office:value-type="string" calcext:value-type="string" table:number-columns-spanned="3" table:number-rows-spanned="3">
            <text:p>144</text:p>
            <text:p><text:span text:style-name="T2">71</text:span></text:p>
          </table:table-cell>
          <table:covered-table-cell table:number-columns-repeated="2" table:style-name="ce296"/>
          <table:table-cell table:style-name="ce964" office:value-type="float" office:value="154" calcext:value-type="float" table:number-columns-spanned="3" table:number-rows-spanned="3">
            <text:p>154</text:p>
          </table:table-cell>
          <table:covered-table-cell table:number-columns-repeated="2" table:style-name="ce964"/>
          <table:table-cell table:style-name="ce963" office:value-type="float" office:value="614" calcext:value-type="float" table:number-columns-spanned="3" table:number-rows-spanned="3">
            <text:p>614</text:p>
          </table:table-cell>
          <table:covered-table-cell table:number-columns-repeated="2" table:style-name="ce963"/>
          <table:table-cell table:style-name="ce957" office:value-type="float" office:value="714" calcext:value-type="float" table:number-columns-spanned="3" table:number-rows-spanned="3">
            <text:p>714</text:p>
          </table:table-cell>
          <table:covered-table-cell table:number-columns-repeated="2" table:style-name="ce957"/>
          <table:table-cell table:number-columns-repeated="5"/>
          <table:table-cell table:style-name="ce1027"/>
          <table:table-cell table:style-name="ce1038"/>
          <table:table-cell table:style-name="ce1044"/>
          <table:table-cell table:number-columns-repeated="16276"/>
        </table:table-row>
        <table:table-row table:style-name="ro3">
          <table:table-cell table:style-name="ce937" table:number-columns-repeated="9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27"/>
          <table:table-cell table:style-name="ce734" office:value-type="string" calcext:value-type="string">
            <text:p>x</text:p>
          </table:table-cell>
          <table:table-cell table:style-name="ce862"/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x</text:p>
          </table:table-cell>
          <table:table-cell table:style-name="ce864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90"/>
          <table:table-cell table:style-name="ce797" office:value-type="string" calcext:value-type="string">
            <text:p>x</text:p>
          </table:table-cell>
          <table:table-cell table:style-name="ce868"/>
          <table:table-cell table:style-name="ce792"/>
          <table:table-cell table:style-name="ce800" office:value-type="string" calcext:value-type="string">
            <text:p>x</text:p>
          </table:table-cell>
          <table:table-cell table:style-name="ce896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86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97"/>
          <table:table-cell table:style-name="ce797" office:value-type="string" calcext:value-type="string">
            <text:p>x</text:p>
          </table:table-cell>
          <table:table-cell table:style-name="ce797" office:value-type="string" calcext:value-type="string">
            <text:p>⬤</text:p>
          </table:table-cell>
          <table:table-cell table:style-name="ce792"/>
          <table:table-cell table:style-name="ce800" office:value-type="string" calcext:value-type="string">
            <text:p>x</text:p>
          </table:table-cell>
          <table:table-cell table:style-name="ce896"/>
          <table:table-cell table:style-name="ce790"/>
          <table:table-cell table:style-name="ce797" office:value-type="string" calcext:value-type="string">
            <text:p>x</text:p>
          </table:table-cell>
          <table:table-cell table:style-name="ce868"/>
          <table:table-cell table:style-name="ce775"/>
          <table:table-cell table:style-name="ce775" office:value-type="string" calcext:value-type="string">
            <text:p>x</text:p>
          </table:table-cell>
          <table:table-cell table:style-name="ce775" office:value-type="string" calcext:value-type="string">
            <text:p>/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/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number-columns-repeated="2"/>
          <table:table-cell table:style-name="ce935"/>
          <table:table-cell table:style-name="ce953"/>
          <table:table-cell table:style-name="ce954"/>
          <table:table-cell table:style-name="ce945"/>
          <table:table-cell table:style-name="ce935"/>
          <table:table-cell/>
          <table:table-cell table:style-name="ce935" table:number-columns-repeated="2"/>
          <table:table-cell/>
          <table:table-cell table:style-name="ce935"/>
          <table:table-cell/>
          <table:covered-table-cell table:number-columns-repeated="3" table:style-name="ce966"/>
          <table:covered-table-cell table:number-columns-repeated="3" table:style-name="ce298"/>
          <table:covered-table-cell table:number-columns-repeated="3" table:style-name="ce966"/>
          <table:covered-table-cell table:number-columns-repeated="3" table:style-name="ce298"/>
          <table:covered-table-cell table:number-columns-repeated="3" table:style-name="ce966"/>
          <table:covered-table-cell table:number-columns-repeated="3" table:style-name="ce296"/>
          <table:covered-table-cell table:number-columns-repeated="3" table:style-name="ce964"/>
          <table:covered-table-cell table:number-columns-repeated="3" table:style-name="ce963"/>
          <table:covered-table-cell table:number-columns-repeated="3" table:style-name="ce957"/>
          <table:table-cell table:number-columns-repeated="5"/>
          <table:table-cell table:style-name="ce1025"/>
          <table:table-cell table:style-name="ce1032"/>
          <table:table-cell table:style-name="ce1045"/>
          <table:table-cell table:number-columns-repeated="16276"/>
        </table:table-row>
        <table:table-row table:style-name="ro3">
          <table:table-cell table:style-name="ce937" table:number-columns-repeated="9"/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/</text:p>
          </table:table-cell>
          <table:table-cell table:style-name="ce885"/>
          <table:table-cell table:style-name="ce731" office:value-type="string" calcext:value-type="string">
            <text:p>⬤</text:p>
          </table:table-cell>
          <table:table-cell table:style-name="ce739"/>
          <table:table-cell table:style-name="ce884"/>
          <table:table-cell table:style-name="ce750"/>
          <table:table-cell table:style-name="ce758"/>
          <table:table-cell table:style-name="ce883"/>
          <table:table-cell table:style-name="ce769"/>
          <table:table-cell table:style-name="ce778"/>
          <table:table-cell table:style-name="ce904"/>
          <table:table-cell table:style-name="ce793" office:value-type="string" calcext:value-type="string">
            <text:p>⬤</text:p>
          </table:table-cell>
          <table:table-cell table:style-name="ce802"/>
          <table:table-cell table:style-name="ce881"/>
          <table:table-cell table:style-name="ce794" office:value-type="string" calcext:value-type="string">
            <text:p>⬤</text:p>
          </table:table-cell>
          <table:table-cell table:style-name="ce803"/>
          <table:table-cell table:style-name="ce903"/>
          <table:table-cell table:style-name="ce793"/>
          <table:table-cell table:style-name="ce802"/>
          <table:table-cell table:style-name="ce881"/>
          <table:table-cell table:style-name="ce794"/>
          <table:table-cell table:style-name="ce803"/>
          <table:table-cell table:style-name="ce903"/>
          <table:table-cell table:style-name="ce793"/>
          <table:table-cell table:style-name="ce802"/>
          <table:table-cell table:style-name="ce881"/>
          <table:table-cell table:style-name="ce794"/>
          <table:table-cell table:style-name="ce803"/>
          <table:table-cell table:style-name="ce903"/>
          <table:table-cell table:style-name="ce797" table:number-columns-repeated="3"/>
          <table:table-cell table:style-name="ce794"/>
          <table:table-cell table:style-name="ce803"/>
          <table:table-cell table:style-name="ce903" office:value-type="string" calcext:value-type="string">
            <text:p>⬤</text:p>
          </table:table-cell>
          <table:table-cell table:style-name="ce793"/>
          <table:table-cell table:style-name="ce802"/>
          <table:table-cell table:style-name="ce881" office:value-type="string" calcext:value-type="string">
            <text:p>⬤</text:p>
          </table:table-cell>
          <table:table-cell table:style-name="ce775" table:number-columns-repeated="3"/>
          <table:table-cell table:style-name="ce750"/>
          <table:table-cell table:style-name="ce758"/>
          <table:table-cell table:style-name="ce883"/>
          <table:table-cell table:style-name="ce731"/>
          <table:table-cell table:style-name="ce739"/>
          <table:table-cell table:style-name="ce884" office:value-type="string" calcext:value-type="string">
            <text:p>⬤</text:p>
          </table:table-cell>
          <table:table-cell table:style-name="ce712"/>
          <table:table-cell table:style-name="ce721" office:value-type="string" calcext:value-type="string">
            <text:p>/</text:p>
          </table:table-cell>
          <table:table-cell table:style-name="ce885" office:value-type="string" calcext:value-type="string">
            <text:p>⬤</text:p>
          </table:table-cell>
          <table:table-cell/>
          <table:table-cell table:style-name="ce935" table:number-columns-repeated="2"/>
          <table:table-cell table:style-name="ce953" table:number-columns-repeated="2"/>
          <table:table-cell table:style-name="ce956"/>
          <table:table-cell table:style-name="ce935" table:number-columns-repeated="6"/>
          <table:table-cell/>
          <table:covered-table-cell table:number-columns-repeated="3" table:style-name="ce966"/>
          <table:covered-table-cell table:number-columns-repeated="3" table:style-name="ce298"/>
          <table:covered-table-cell table:number-columns-repeated="3" table:style-name="ce966"/>
          <table:covered-table-cell table:number-columns-repeated="3" table:style-name="ce298"/>
          <table:covered-table-cell table:number-columns-repeated="3" table:style-name="ce966"/>
          <table:covered-table-cell table:number-columns-repeated="3" table:style-name="ce296"/>
          <table:covered-table-cell table:number-columns-repeated="3" table:style-name="ce964"/>
          <table:covered-table-cell table:number-columns-repeated="3" table:style-name="ce963"/>
          <table:covered-table-cell table:number-columns-repeated="3" table:style-name="ce957"/>
          <table:table-cell table:number-columns-repeated="5"/>
          <table:table-cell table:style-name="ce1026"/>
          <table:table-cell table:style-name="ce1036"/>
          <table:table-cell table:style-name="ce1046"/>
          <table:table-cell table:number-columns-repeated="16276"/>
        </table:table-row>
        <table:table-row table:style-name="ro3">
          <table:table-cell table:style-name="ce936" table:number-columns-repeated="3"/>
          <table:table-cell table:style-name="ce938" table:number-columns-repeated="3"/>
          <table:table-cell table:style-name="ce936" table:number-columns-repeated="3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887"/>
          <table:table-cell table:style-name="ce726"/>
          <table:table-cell table:style-name="ce733" office:value-type="string" calcext:value-type="string">
            <text:p>⬤</text:p>
          </table:table-cell>
          <table:table-cell table:style-name="ce861"/>
          <table:table-cell table:style-name="ce748" office:value-type="string" calcext:value-type="string">
            <text:p>⬤</text:p>
          </table:table-cell>
          <table:table-cell table:style-name="ce755" office:value-type="string" calcext:value-type="string">
            <text:p>/</text:p>
          </table:table-cell>
          <table:table-cell table:style-name="ce891"/>
          <table:table-cell table:style-name="ce766" office:value-type="string" calcext:value-type="string">
            <text:p>⬤</text:p>
          </table:table-cell>
          <table:table-cell table:style-name="ce774"/>
          <table:table-cell table:style-name="ce893"/>
          <table:table-cell table:style-name="ce791" office:value-type="string" calcext:value-type="string">
            <text:p>⬤</text:p>
          </table:table-cell>
          <table:table-cell table:style-name="ce799"/>
          <table:table-cell table:style-name="ce895" office:value-type="string" calcext:value-type="string">
            <text:p>⬤</text:p>
          </table:table-cell>
          <table:table-cell table:style-name="ce811" office:value-type="string" calcext:value-type="string">
            <text:p>⬤</text:p>
          </table:table-cell>
          <table:table-cell table:style-name="ce818" office:value-type="string" calcext:value-type="string">
            <text:p>⬤</text:p>
          </table:table-cell>
          <table:table-cell table:style-name="ce869"/>
          <table:table-cell table:style-name="ce813" office:value-type="string" calcext:value-type="string">
            <text:p>⬤</text:p>
          </table:table-cell>
          <table:table-cell table:style-name="ce821"/>
          <table:table-cell table:style-name="ce897" office:value-type="string" calcext:value-type="string">
            <text:p>⬤</text:p>
          </table:table-cell>
          <table:table-cell table:style-name="ce813"/>
          <table:table-cell table:style-name="ce821" office:value-type="string" calcext:value-type="string">
            <text:p>⬤</text:p>
          </table:table-cell>
          <table:table-cell table:style-name="ce897" office:value-type="string" calcext:value-type="string">
            <text:p>⬤</text:p>
          </table:table-cell>
          <table:table-cell table:style-name="ce811" office:value-type="string" calcext:value-type="string">
            <text:p>⬤</text:p>
          </table:table-cell>
          <table:table-cell table:style-name="ce818" office:value-type="string" calcext:value-type="string">
            <text:p>⬤</text:p>
          </table:table-cell>
          <table:table-cell table:style-name="ce869" office:value-type="string" calcext:value-type="string">
            <text:p>⬤</text:p>
          </table:table-cell>
          <table:table-cell table:style-name="ce813" office:value-type="string" calcext:value-type="string">
            <text:p>⬤</text:p>
          </table:table-cell>
          <table:table-cell table:style-name="ce821" office:value-type="string" calcext:value-type="string">
            <text:p>⬤</text:p>
          </table:table-cell>
          <table:table-cell table:style-name="ce897"/>
          <table:table-cell table:style-name="ce813" office:value-type="string" calcext:value-type="string">
            <text:p>⬤</text:p>
          </table:table-cell>
          <table:table-cell table:style-name="ce821"/>
          <table:table-cell table:style-name="ce897" office:value-type="string" calcext:value-type="string">
            <text:p>⬤</text:p>
          </table:table-cell>
          <table:table-cell table:style-name="ce811"/>
          <table:table-cell table:style-name="ce818" office:value-type="string" calcext:value-type="string">
            <text:p>⬤</text:p>
          </table:table-cell>
          <table:table-cell table:style-name="ce869" office:value-type="string" calcext:value-type="string">
            <text:p>⬤</text:p>
          </table:table-cell>
          <table:table-cell table:style-name="ce791" office:value-type="string" calcext:value-type="string">
            <text:p>⬤</text:p>
          </table:table-cell>
          <table:table-cell table:style-name="ce799"/>
          <table:table-cell table:style-name="ce895" office:value-type="string" calcext:value-type="string">
            <text:p>⬤</text:p>
          </table:table-cell>
          <table:table-cell table:style-name="ce766"/>
          <table:table-cell table:style-name="ce774"/>
          <table:table-cell table:style-name="ce893" office:value-type="string" calcext:value-type="string">
            <text:p>⬤</text:p>
          </table:table-cell>
          <table:table-cell table:style-name="ce748"/>
          <table:table-cell table:style-name="ce755" office:value-type="string" calcext:value-type="string">
            <text:p>/</text:p>
          </table:table-cell>
          <table:table-cell table:style-name="ce891" office:value-type="string" calcext:value-type="string">
            <text:p>⬤</text:p>
          </table:table-cell>
          <table:table-cell table:style-name="ce726"/>
          <table:table-cell table:style-name="ce733" office:value-type="string" calcext:value-type="string">
            <text:p>⬤</text:p>
          </table:table-cell>
          <table:table-cell table:style-name="ce861"/>
          <table:table-cell table:style-name="ce710"/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/>
          <table:table-cell table:style-name="ce935" table:number-columns-repeated="2"/>
          <table:table-cell table:style-name="ce939"/>
          <table:table-cell table:style-name="ce956"/>
          <table:table-cell table:style-name="ce945"/>
          <table:table-cell table:style-name="ce935" table:number-columns-repeated="6"/>
          <table:table-cell/>
          <table:table-cell table:style-name="ce967" table:formula="of:=8*5" office:value-type="float" office:value="40" calcext:value-type="float" table:number-columns-spanned="3" table:number-rows-spanned="3">
            <text:p>40</text:p>
          </table:table-cell>
          <table:covered-table-cell table:number-columns-repeated="2" table:style-name="ce967"/>
          <table:table-cell table:style-name="ce996" office:value-type="string" calcext:value-type="string" table:number-columns-spanned="3" table:number-rows-spanned="3">
            <text:p>223</text:p>
            <text:p>26</text:p>
          </table:table-cell>
          <table:covered-table-cell table:number-columns-repeated="2" table:style-name="ce300"/>
          <table:table-cell table:style-name="ce996" office:value-type="string" calcext:value-type="string" table:number-columns-spanned="3" table:number-rows-spanned="3">
            <text:p>222</text:p>
            <text:p>22</text:p>
          </table:table-cell>
          <table:covered-table-cell table:number-columns-repeated="2" table:style-name="ce300"/>
          <table:table-cell table:style-name="ce967" office:value-type="float" office:value="220" calcext:value-type="float" table:number-columns-spanned="3" table:number-rows-spanned="3">
            <text:p>220</text:p>
          </table:table-cell>
          <table:covered-table-cell table:number-columns-repeated="2" table:style-name="ce967"/>
          <table:table-cell table:style-name="ce994" office:value-type="float" office:value="133" calcext:value-type="float" table:number-columns-spanned="3" table:number-rows-spanned="3">
            <text:p>133</text:p>
          </table:table-cell>
          <table:covered-table-cell table:number-columns-repeated="2" table:style-name="ce298"/>
          <table:table-cell table:style-name="ce980" office:value-type="string" calcext:value-type="string" table:number-columns-spanned="3" table:number-rows-spanned="3">
            <text:p>143</text:p>
            <text:p>51</text:p>
          </table:table-cell>
          <table:covered-table-cell table:number-columns-repeated="2" table:style-name="ce296"/>
          <table:table-cell table:style-name="ce1010" office:value-type="float" office:value="153" calcext:value-type="float" table:number-columns-spanned="3" table:number-rows-spanned="3">
            <text:p>153</text:p>
          </table:table-cell>
          <table:covered-table-cell table:number-columns-repeated="2" table:style-name="ce979"/>
          <table:table-cell table:style-name="ce963" office:value-type="float" office:value="613" calcext:value-type="float" table:number-columns-spanned="3" table:number-rows-spanned="3">
            <text:p>613</text:p>
          </table:table-cell>
          <table:covered-table-cell table:number-columns-repeated="2" table:style-name="ce963"/>
          <table:table-cell table:style-name="ce977" office:value-type="float" office:value="713" calcext:value-type="float" table:number-columns-spanned="3" table:number-rows-spanned="3">
            <text:p>713</text:p>
          </table:table-cell>
          <table:covered-table-cell table:number-columns-repeated="2" table:style-name="ce977"/>
          <table:table-cell table:number-columns-repeated="16284"/>
        </table:table-row>
        <table:table-row table:style-name="ro3">
          <table:table-cell table:style-name="ce936"/>
          <table:table-cell table:style-name="ce940"/>
          <table:table-cell table:style-name="ce936"/>
          <table:table-cell table:style-name="ce938"/>
          <table:table-cell table:style-name="ce941"/>
          <table:table-cell table:style-name="ce938"/>
          <table:table-cell table:style-name="ce936"/>
          <table:table-cell table:style-name="ce940"/>
          <table:table-cell table:style-name="ce936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x</text:p>
          </table:table-cell>
          <table:table-cell table:style-name="ce862"/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96"/>
          <table:table-cell table:style-name="ce812" office:value-type="string" calcext:value-type="string">
            <text:p>⬤</text:p>
          </table:table-cell>
          <table:table-cell table:style-name="ce819" office:value-type="string" calcext:value-type="string">
            <text:p>x</text:p>
          </table:table-cell>
          <table:table-cell table:style-name="ce870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x</text:p>
          </table:table-cell>
          <table:table-cell table:style-name="ce898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x</text:p>
          </table:table-cell>
          <table:table-cell table:style-name="ce898"/>
          <table:table-cell table:style-name="ce812"/>
          <table:table-cell table:style-name="ce819" office:value-type="string" calcext:value-type="string">
            <text:p>x</text:p>
          </table:table-cell>
          <table:table-cell table:style-name="ce870"/>
          <table:table-cell table:style-name="ce81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⬤</text:p>
          </table:table-cell>
          <table:table-cell table:style-name="ce81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⬤</text:p>
          </table:table-cell>
          <table:table-cell table:style-name="ce812"/>
          <table:table-cell table:style-name="ce819" office:value-type="string" calcext:value-type="string">
            <text:p>x</text:p>
          </table:table-cell>
          <table:table-cell table:style-name="ce870" office:value-type="string" calcext:value-type="string">
            <text:p>⬤</text:p>
          </table:table-cell>
          <table:table-cell table:style-name="ce792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67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 office:value-type="string" calcext:value-type="string">
            <text:p>/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/>
          <table:table-cell table:style-name="ce935" table:number-columns-repeated="2"/>
          <table:table-cell table:style-name="ce939"/>
          <table:table-cell table:style-name="ce942"/>
          <table:table-cell table:style-name="ce945"/>
          <table:table-cell table:style-name="ce935"/>
          <table:table-cell/>
          <table:table-cell table:style-name="ce935" table:number-columns-repeated="2"/>
          <table:table-cell/>
          <table:table-cell table:style-name="ce935"/>
          <table:table-cell/>
          <table:covered-table-cell table:number-columns-repeated="3" table:style-name="ce967"/>
          <table:covered-table-cell table:number-columns-repeated="6" table:style-name="ce300"/>
          <table:covered-table-cell table:number-columns-repeated="3" table:style-name="ce967"/>
          <table:covered-table-cell table:number-columns-repeated="3" table:style-name="ce298"/>
          <table:covered-table-cell table:number-columns-repeated="3" table:style-name="ce296"/>
          <table:covered-table-cell table:number-columns-repeated="3" table:style-name="ce979"/>
          <table:covered-table-cell table:number-columns-repeated="3" table:style-name="ce963"/>
          <table:covered-table-cell table:number-columns-repeated="3" table:style-name="ce977"/>
          <table:table-cell table:number-columns-repeated="16284"/>
        </table:table-row>
        <table:table-row table:style-name="ro3">
          <table:table-cell table:style-name="ce936" table:number-columns-repeated="3"/>
          <table:table-cell table:style-name="ce938" table:number-columns-repeated="3"/>
          <table:table-cell table:style-name="ce936" table:number-columns-repeated="3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907"/>
          <table:table-cell table:style-name="ce731" office:value-type="string" calcext:value-type="string">
            <text:p>⬤</text:p>
          </table:table-cell>
          <table:table-cell table:style-name="ce739"/>
          <table:table-cell table:style-name="ce884"/>
          <table:table-cell table:style-name="ce751" office:value-type="string" calcext:value-type="string">
            <text:p>/</text:p>
          </table:table-cell>
          <table:table-cell table:style-name="ce759"/>
          <table:table-cell table:style-name="ce905"/>
          <table:table-cell table:style-name="ce769" office:value-type="string" calcext:value-type="string">
            <text:p>/</text:p>
          </table:table-cell>
          <table:table-cell table:style-name="ce778"/>
          <table:table-cell table:style-name="ce904"/>
          <table:table-cell table:style-name="ce794" office:value-type="string" calcext:value-type="string">
            <text:p>⬤</text:p>
          </table:table-cell>
          <table:table-cell table:style-name="ce803"/>
          <table:table-cell table:style-name="ce903"/>
          <table:table-cell table:style-name="ce815"/>
          <table:table-cell table:style-name="ce822"/>
          <table:table-cell table:style-name="ce880"/>
          <table:table-cell table:style-name="ce816"/>
          <table:table-cell table:style-name="ce823"/>
          <table:table-cell table:style-name="ce902"/>
          <table:table-cell table:style-name="ce816"/>
          <table:table-cell table:style-name="ce823"/>
          <table:table-cell table:style-name="ce902"/>
          <table:table-cell table:style-name="ce815"/>
          <table:table-cell table:style-name="ce822"/>
          <table:table-cell table:style-name="ce880"/>
          <table:table-cell table:style-name="ce816"/>
          <table:table-cell table:style-name="ce823"/>
          <table:table-cell table:style-name="ce902"/>
          <table:table-cell table:style-name="ce816"/>
          <table:table-cell table:style-name="ce823"/>
          <table:table-cell table:style-name="ce902"/>
          <table:table-cell table:style-name="ce815"/>
          <table:table-cell table:style-name="ce822"/>
          <table:table-cell table:style-name="ce880"/>
          <table:table-cell table:style-name="ce794"/>
          <table:table-cell table:style-name="ce803"/>
          <table:table-cell table:style-name="ce903" office:value-type="string" calcext:value-type="string">
            <text:p>⬤</text:p>
          </table:table-cell>
          <table:table-cell table:style-name="ce769"/>
          <table:table-cell table:style-name="ce778"/>
          <table:table-cell table:style-name="ce904" office:value-type="string" calcext:value-type="string">
            <text:p>/</text:p>
          </table:table-cell>
          <table:table-cell table:style-name="ce751"/>
          <table:table-cell table:style-name="ce759"/>
          <table:table-cell table:style-name="ce905" office:value-type="string" calcext:value-type="string">
            <text:p>/</text:p>
          </table:table-cell>
          <table:table-cell table:style-name="ce731"/>
          <table:table-cell table:style-name="ce739"/>
          <table:table-cell table:style-name="ce884" office:value-type="string" calcext:value-type="string">
            <text:p>⬤</text:p>
          </table:table-cell>
          <table:table-cell table:style-name="ce713"/>
          <table:table-cell table:style-name="ce722" office:value-type="string" calcext:value-type="string">
            <text:p>/</text:p>
          </table:table-cell>
          <table:table-cell table:style-name="ce907" office:value-type="string" calcext:value-type="string">
            <text:p>⬤</text:p>
          </table:table-cell>
          <table:table-cell/>
          <table:table-cell table:style-name="ce935" table:number-columns-repeated="2"/>
          <table:table-cell table:style-name="ce939" table:number-columns-repeated="3"/>
          <table:table-cell table:style-name="ce935" table:number-columns-repeated="6"/>
          <table:table-cell/>
          <table:covered-table-cell table:number-columns-repeated="3" table:style-name="ce967"/>
          <table:covered-table-cell table:number-columns-repeated="6" table:style-name="ce300"/>
          <table:covered-table-cell table:number-columns-repeated="3" table:style-name="ce967"/>
          <table:covered-table-cell table:number-columns-repeated="3" table:style-name="ce298"/>
          <table:covered-table-cell table:number-columns-repeated="3" table:style-name="ce296"/>
          <table:covered-table-cell table:number-columns-repeated="3" table:style-name="ce979"/>
          <table:covered-table-cell table:number-columns-repeated="3" table:style-name="ce963"/>
          <table:covered-table-cell table:number-columns-repeated="3" table:style-name="ce977"/>
          <table:table-cell table:number-columns-repeated="16284"/>
        </table:table-row>
        <table:table-row table:style-name="ro3">
          <table:table-cell table:style-name="ce938" table:number-columns-repeated="3"/>
          <table:table-cell table:style-name="ce936" table:number-columns-repeated="6"/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859"/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889"/>
          <table:table-cell table:style-name="ce746" office:value-type="string" calcext:value-type="string">
            <text:p>⬤</text:p>
          </table:table-cell>
          <table:table-cell table:style-name="ce752"/>
          <table:table-cell table:style-name="ce863"/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/</text:p>
          </table:table-cell>
          <table:table-cell table:style-name="ce893"/>
          <table:table-cell table:style-name="ce789" office:value-type="string" calcext:value-type="string">
            <text:p>⬤</text:p>
          </table:table-cell>
          <table:table-cell table:style-name="ce796" office:value-type="string" calcext:value-type="string">
            <text:p>⬤</text:p>
          </table:table-cell>
          <table:table-cell table:style-name="ce867"/>
          <table:table-cell table:style-name="ce813" office:value-type="string" calcext:value-type="string">
            <text:p>⬤</text:p>
          </table:table-cell>
          <table:table-cell table:style-name="ce821" office:value-type="string" calcext:value-type="string">
            <text:p>⬤</text:p>
          </table:table-cell>
          <table:table-cell table:style-name="ce897"/>
          <table:table-cell table:style-name="ce829"/>
          <table:table-cell table:style-name="ce835" office:value-type="string" calcext:value-type="string">
            <text:p>⬤</text:p>
          </table:table-cell>
          <table:table-cell table:style-name="ce871"/>
          <table:table-cell table:style-name="ce831" office:value-type="string" calcext:value-type="string">
            <text:p>⬤</text:p>
          </table:table-cell>
          <table:table-cell table:style-name="ce838" office:value-type="string" calcext:value-type="string">
            <text:p>⬤</text:p>
          </table:table-cell>
          <table:table-cell table:style-name="ce899"/>
          <table:table-cell table:style-name="ce829" office:value-type="string" calcext:value-type="string">
            <text:p>⬤</text:p>
          </table:table-cell>
          <table:table-cell table:style-name="ce835"/>
          <table:table-cell table:style-name="ce871" office:value-type="string" calcext:value-type="string">
            <text:p>⬤</text:p>
          </table:table-cell>
          <table:table-cell table:style-name="ce831"/>
          <table:table-cell table:style-name="ce838" office:value-type="string" calcext:value-type="string">
            <text:p>⬤</text:p>
          </table:table-cell>
          <table:table-cell table:style-name="ce899" office:value-type="string" calcext:value-type="string">
            <text:p>⬤</text:p>
          </table:table-cell>
          <table:table-cell table:style-name="ce829"/>
          <table:table-cell table:style-name="ce835" office:value-type="string" calcext:value-type="string">
            <text:p>⬤</text:p>
          </table:table-cell>
          <table:table-cell table:style-name="ce871"/>
          <table:table-cell table:style-name="ce813"/>
          <table:table-cell table:style-name="ce821" office:value-type="string" calcext:value-type="string">
            <text:p>⬤</text:p>
          </table:table-cell>
          <table:table-cell table:style-name="ce897" office:value-type="string" calcext:value-type="string">
            <text:p>⬤</text:p>
          </table:table-cell>
          <table:table-cell table:style-name="ce789"/>
          <table:table-cell table:style-name="ce796" office:value-type="string" calcext:value-type="string">
            <text:p>⬤</text:p>
          </table:table-cell>
          <table:table-cell table:style-name="ce867" office:value-type="string" calcext:value-type="string">
            <text:p>⬤</text:p>
          </table:table-cell>
          <table:table-cell table:style-name="ce766"/>
          <table:table-cell table:style-name="ce774" office:value-type="string" calcext:value-type="string">
            <text:p>/</text:p>
          </table:table-cell>
          <table:table-cell table:style-name="ce893" office:value-type="string" calcext:value-type="string">
            <text:p>/</text:p>
          </table:table-cell>
          <table:table-cell table:style-name="ce746"/>
          <table:table-cell table:style-name="ce752"/>
          <table:table-cell table:style-name="ce863" office:value-type="string" calcext:value-type="string">
            <text:p>⬤</text:p>
          </table:table-cell>
          <table:table-cell table:style-name="ce728"/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08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/>
          <table:table-cell table:style-name="ce935" table:number-columns-repeated="5"/>
          <table:table-cell table:style-name="ce953" table:number-columns-repeated="2"/>
          <table:table-cell table:style-name="ce956"/>
          <table:table-cell table:style-name="ce935" table:number-columns-repeated="3"/>
          <table:table-cell/>
          <table:table-cell table:style-name="ce968" table:formula="of:=8*4" office:value-type="float" office:value="32" calcext:value-type="float" table:number-columns-spanned="3" table:number-rows-spanned="3">
            <text:p>32</text:p>
          </table:table-cell>
          <table:covered-table-cell table:number-columns-repeated="2" table:style-name="ce968"/>
          <table:table-cell table:style-name="ce998" office:value-type="string" calcext:value-type="string" table:number-columns-spanned="3" table:number-rows-spanned="3">
            <text:p>121</text:p>
            <text:p>24</text:p>
          </table:table-cell>
          <table:covered-table-cell table:number-columns-repeated="2" table:style-name="ce302"/>
          <table:table-cell table:style-name="ce1001" office:value-type="string" calcext:value-type="string" table:number-columns-spanned="3" table:number-rows-spanned="3">
            <text:p>210</text:p>
            <text:p>20</text:p>
          </table:table-cell>
          <table:covered-table-cell table:number-columns-repeated="2" table:style-name="ce968"/>
          <table:table-cell table:style-name="ce996" office:value-type="string" calcext:value-type="string" table:number-columns-spanned="3" table:number-rows-spanned="3">
            <text:p>122</text:p>
            <text:p>61</text:p>
          </table:table-cell>
          <table:covered-table-cell table:number-columns-repeated="2" table:style-name="ce300"/>
          <table:table-cell table:style-name="ce1000" office:value-type="float" office:value="132" calcext:value-type="float" table:number-columns-spanned="3" table:number-rows-spanned="3">
            <text:p>132</text:p>
          </table:table-cell>
          <table:covered-table-cell table:number-columns-repeated="2" table:style-name="ce966"/>
          <table:table-cell table:style-name="ce980" office:value-type="string" calcext:value-type="string" table:number-columns-spanned="3" table:number-rows-spanned="3">
            <text:p>142</text:p>
            <text:p>31</text:p>
          </table:table-cell>
          <table:covered-table-cell table:number-columns-repeated="2" table:style-name="ce296"/>
          <table:table-cell table:style-name="ce1007" office:value-type="float" office:value="152" calcext:value-type="float" table:number-columns-spanned="3" table:number-rows-spanned="3">
            <text:p>152</text:p>
          </table:table-cell>
          <table:covered-table-cell table:number-columns-repeated="2" table:style-name="ce964"/>
          <table:table-cell table:style-name="ce978" office:value-type="float" office:value="612" calcext:value-type="float" table:number-columns-spanned="3" table:number-rows-spanned="3">
            <text:p>612</text:p>
          </table:table-cell>
          <table:covered-table-cell table:number-columns-repeated="2" table:style-name="ce978"/>
          <table:table-cell table:style-name="ce957" office:value-type="float" office:value="712" calcext:value-type="float" table:number-columns-spanned="3" table:number-rows-spanned="3">
            <text:p>712</text:p>
          </table:table-cell>
          <table:covered-table-cell table:number-columns-repeated="2" table:style-name="ce957"/>
          <table:table-cell table:number-columns-repeated="6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02</text:p>
          </table:table-cell>
          <table:covered-table-cell table:number-columns-repeated="2" table:style-name="ce330"/>
          <table:table-cell table:number-columns-repeated="16251"/>
        </table:table-row>
        <table:table-row table:style-name="ro3">
          <table:table-cell table:style-name="ce938"/>
          <table:table-cell table:style-name="ce941"/>
          <table:table-cell table:style-name="ce938"/>
          <table:table-cell table:style-name="ce936"/>
          <table:table-cell table:style-name="ce940"/>
          <table:table-cell table:style-name="ce936" table:number-columns-repeated="2"/>
          <table:table-cell table:style-name="ce940"/>
          <table:table-cell table:style-name="ce936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30"/>
          <table:table-cell table:style-name="ce737" office:value-type="string" calcext:value-type="string">
            <text:p>x</text:p>
          </table:table-cell>
          <table:table-cell table:style-name="ce890"/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x</text:p>
          </table:table-cell>
          <table:table-cell table:style-name="ce864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868"/>
          <table:table-cell table:style-name="ce814"/>
          <table:table-cell table:style-name="ce795" office:value-type="string" calcext:value-type="string">
            <text:p>x</text:p>
          </table:table-cell>
          <table:table-cell table:style-name="ce898"/>
          <table:table-cell table:style-name="ce830" office:value-type="string" calcext:value-type="string">
            <text:p>⬤</text:p>
          </table:table-cell>
          <table:table-cell table:style-name="ce836" office:value-type="string" calcext:value-type="string">
            <text:p>x</text:p>
          </table:table-cell>
          <table:table-cell table:style-name="ce872"/>
          <table:table-cell table:style-name="ce832"/>
          <table:table-cell table:style-name="ce825" office:value-type="string" calcext:value-type="string">
            <text:p>x</text:p>
          </table:table-cell>
          <table:table-cell table:style-name="ce900"/>
          <table:table-cell table:style-name="ce830"/>
          <table:table-cell table:style-name="ce836" office:value-type="string" calcext:value-type="string">
            <text:p>x</text:p>
          </table:table-cell>
          <table:table-cell table:style-name="ce872"/>
          <table:table-cell table:style-name="ce832"/>
          <table:table-cell table:style-name="ce825" office:value-type="string" calcext:value-type="string">
            <text:p>x</text:p>
          </table:table-cell>
          <table:table-cell table:style-name="ce900"/>
          <table:table-cell table:style-name="ce830"/>
          <table:table-cell table:style-name="ce836" office:value-type="string" calcext:value-type="string">
            <text:p>x</text:p>
          </table:table-cell>
          <table:table-cell table:style-name="ce872" office:value-type="string" calcext:value-type="string">
            <text:p>⬤</text:p>
          </table:table-cell>
          <table:table-cell table:style-name="ce814"/>
          <table:table-cell table:style-name="ce795" office:value-type="string" calcext:value-type="string">
            <text:p>x</text:p>
          </table:table-cell>
          <table:table-cell table:style-name="ce898"/>
          <table:table-cell table:style-name="ce790"/>
          <table:table-cell table:style-name="ce797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767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/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/>
          <table:table-cell table:style-name="ce935" table:number-columns-repeated="3"/>
          <table:table-cell/>
          <table:table-cell table:style-name="ce935"/>
          <table:table-cell table:style-name="ce953"/>
          <table:table-cell table:style-name="ce954"/>
          <table:table-cell table:style-name="ce945"/>
          <table:table-cell table:style-name="ce935"/>
          <table:table-cell/>
          <table:table-cell table:style-name="ce935"/>
          <table:table-cell/>
          <table:covered-table-cell table:number-columns-repeated="3" table:style-name="ce968"/>
          <table:covered-table-cell table:number-columns-repeated="3" table:style-name="ce302"/>
          <table:covered-table-cell table:number-columns-repeated="3" table:style-name="ce968"/>
          <table:covered-table-cell table:number-columns-repeated="3" table:style-name="ce300"/>
          <table:covered-table-cell table:number-columns-repeated="3" table:style-name="ce966"/>
          <table:covered-table-cell table:number-columns-repeated="3" table:style-name="ce296"/>
          <table:covered-table-cell table:number-columns-repeated="3" table:style-name="ce964"/>
          <table:covered-table-cell table:number-columns-repeated="3" table:style-name="ce978"/>
          <table:covered-table-cell table:number-columns-repeated="3" table:style-name="ce957"/>
          <table:table-cell table:number-columns-repeated="6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8" table:number-columns-repeated="3"/>
          <table:table-cell table:style-name="ce936" table:number-columns-repeated="6"/>
          <table:table-cell table:style-name="ce712" office:value-type="string" calcext:value-type="string">
            <text:p>/</text:p>
          </table:table-cell>
          <table:table-cell table:style-name="ce721" office:value-type="string" calcext:value-type="string">
            <text:p>⬤</text:p>
          </table:table-cell>
          <table:table-cell table:style-name="ce885"/>
          <table:table-cell table:style-name="ce732" office:value-type="string" calcext:value-type="string">
            <text:p>⬤</text:p>
          </table:table-cell>
          <table:table-cell table:style-name="ce740"/>
          <table:table-cell table:style-name="ce906"/>
          <table:table-cell table:style-name="ce750" office:value-type="string" calcext:value-type="string">
            <text:p>/</text:p>
          </table:table-cell>
          <table:table-cell table:style-name="ce758"/>
          <table:table-cell table:style-name="ce883"/>
          <table:table-cell table:style-name="ce769"/>
          <table:table-cell table:style-name="ce778"/>
          <table:table-cell table:style-name="ce904"/>
          <table:table-cell table:style-name="ce793" office:value-type="string" calcext:value-type="string">
            <text:p>⬤</text:p>
          </table:table-cell>
          <table:table-cell table:style-name="ce802"/>
          <table:table-cell table:style-name="ce881"/>
          <table:table-cell table:style-name="ce816" office:value-type="string" calcext:value-type="string">
            <text:p>⬤</text:p>
          </table:table-cell>
          <table:table-cell table:style-name="ce823"/>
          <table:table-cell table:style-name="ce902"/>
          <table:table-cell table:style-name="ce833"/>
          <table:table-cell table:style-name="ce839"/>
          <table:table-cell table:style-name="ce879"/>
          <table:table-cell table:style-name="ce834"/>
          <table:table-cell table:style-name="ce840"/>
          <table:table-cell table:style-name="ce901"/>
          <table:table-cell table:style-name="ce833"/>
          <table:table-cell table:style-name="ce839"/>
          <table:table-cell table:style-name="ce879"/>
          <table:table-cell table:style-name="ce834"/>
          <table:table-cell table:style-name="ce840"/>
          <table:table-cell table:style-name="ce901"/>
          <table:table-cell table:style-name="ce833"/>
          <table:table-cell table:style-name="ce839"/>
          <table:table-cell table:style-name="ce879"/>
          <table:table-cell table:style-name="ce816"/>
          <table:table-cell table:style-name="ce823"/>
          <table:table-cell table:style-name="ce902" office:value-type="string" calcext:value-type="string">
            <text:p>⬤</text:p>
          </table:table-cell>
          <table:table-cell table:style-name="ce793"/>
          <table:table-cell table:style-name="ce802"/>
          <table:table-cell table:style-name="ce881" office:value-type="string" calcext:value-type="string">
            <text:p>⬤</text:p>
          </table:table-cell>
          <table:table-cell table:style-name="ce769"/>
          <table:table-cell table:style-name="ce778"/>
          <table:table-cell table:style-name="ce904"/>
          <table:table-cell table:style-name="ce750"/>
          <table:table-cell table:style-name="ce758"/>
          <table:table-cell table:style-name="ce883" office:value-type="string" calcext:value-type="string">
            <text:p>/</text:p>
          </table:table-cell>
          <table:table-cell table:style-name="ce732"/>
          <table:table-cell table:style-name="ce740"/>
          <table:table-cell table:style-name="ce906" office:value-type="string" calcext:value-type="string">
            <text:p>⬤</text:p>
          </table:table-cell>
          <table:table-cell table:style-name="ce712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/</text:p>
          </table:table-cell>
          <table:table-cell/>
          <table:table-cell table:style-name="ce935" table:number-columns-repeated="5"/>
          <table:table-cell table:style-name="ce953" table:number-columns-repeated="3"/>
          <table:table-cell table:style-name="ce935" table:number-columns-repeated="3"/>
          <table:table-cell/>
          <table:covered-table-cell table:number-columns-repeated="3" table:style-name="ce968"/>
          <table:covered-table-cell table:number-columns-repeated="3" table:style-name="ce302"/>
          <table:covered-table-cell table:number-columns-repeated="3" table:style-name="ce968"/>
          <table:covered-table-cell table:number-columns-repeated="3" table:style-name="ce300"/>
          <table:covered-table-cell table:number-columns-repeated="3" table:style-name="ce966"/>
          <table:covered-table-cell table:number-columns-repeated="3" table:style-name="ce296"/>
          <table:covered-table-cell table:number-columns-repeated="3" table:style-name="ce964"/>
          <table:covered-table-cell table:number-columns-repeated="3" table:style-name="ce978"/>
          <table:covered-table-cell table:number-columns-repeated="3" table:style-name="ce957"/>
          <table:table-cell table:number-columns-repeated="6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8" table:number-columns-repeated="3"/>
          <table:table-cell table:style-name="ce936" table:number-columns-repeated="6"/>
          <table:table-cell table:style-name="ce710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887"/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889"/>
          <table:table-cell table:style-name="ce748"/>
          <table:table-cell table:style-name="ce755" office:value-type="string" calcext:value-type="string">
            <text:p>/</text:p>
          </table:table-cell>
          <table:table-cell table:style-name="ce891"/>
          <table:table-cell table:style-name="ce766" office:value-type="string" calcext:value-type="string">
            <text:p>/</text:p>
          </table:table-cell>
          <table:table-cell table:style-name="ce774"/>
          <table:table-cell table:style-name="ce893"/>
          <table:table-cell table:style-name="ce791" office:value-type="string" calcext:value-type="string">
            <text:p>⬤</text:p>
          </table:table-cell>
          <table:table-cell table:style-name="ce799" office:value-type="string" calcext:value-type="string">
            <text:p>⬤</text:p>
          </table:table-cell>
          <table:table-cell table:style-name="ce895"/>
          <table:table-cell table:style-name="ce813"/>
          <table:table-cell table:style-name="ce821" office:value-type="string" calcext:value-type="string">
            <text:p>⬤</text:p>
          </table:table-cell>
          <table:table-cell table:style-name="ce897"/>
          <table:table-cell table:style-name="ce831" office:value-type="string" calcext:value-type="string">
            <text:p>⬤</text:p>
          </table:table-cell>
          <table:table-cell table:style-name="ce838"/>
          <table:table-cell table:style-name="ce899"/>
          <table:table-cell table:style-name="ce842" office:value-type="string" calcext:value-type="string">
            <text:p>⬤</text:p>
          </table:table-cell>
          <table:table-cell table:style-name="ce845"/>
          <table:table-cell table:style-name="ce873"/>
          <table:table-cell table:style-name="ce842"/>
          <table:table-cell table:style-name="ce845" office:value-type="string" calcext:value-type="string">
            <text:p>⬤</text:p>
          </table:table-cell>
          <table:table-cell table:style-name="ce873"/>
          <table:table-cell table:style-name="ce842"/>
          <table:table-cell table:style-name="ce845"/>
          <table:table-cell table:style-name="ce873" office:value-type="string" calcext:value-type="string">
            <text:p>⬤</text:p>
          </table:table-cell>
          <table:table-cell table:style-name="ce831"/>
          <table:table-cell table:style-name="ce838"/>
          <table:table-cell table:style-name="ce899" office:value-type="string" calcext:value-type="string">
            <text:p>⬤</text:p>
          </table:table-cell>
          <table:table-cell table:style-name="ce813"/>
          <table:table-cell table:style-name="ce821" office:value-type="string" calcext:value-type="string">
            <text:p>⬤</text:p>
          </table:table-cell>
          <table:table-cell table:style-name="ce897"/>
          <table:table-cell table:style-name="ce791"/>
          <table:table-cell table:style-name="ce799" office:value-type="string" calcext:value-type="string">
            <text:p>⬤</text:p>
          </table:table-cell>
          <table:table-cell table:style-name="ce895" office:value-type="string" calcext:value-type="string">
            <text:p>⬤</text:p>
          </table:table-cell>
          <table:table-cell table:style-name="ce766"/>
          <table:table-cell table:style-name="ce774"/>
          <table:table-cell table:style-name="ce893" office:value-type="string" calcext:value-type="string">
            <text:p>/</text:p>
          </table:table-cell>
          <table:table-cell table:style-name="ce748"/>
          <table:table-cell table:style-name="ce755" office:value-type="string" calcext:value-type="string">
            <text:p>/</text:p>
          </table:table-cell>
          <table:table-cell table:style-name="ce913"/>
          <table:table-cell table:style-name="ce728"/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10"/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/</text:p>
          </table:table-cell>
          <table:table-cell/>
          <table:table-cell table:style-name="ce935" table:number-columns-repeated="5"/>
          <table:table-cell table:style-name="ce939"/>
          <table:table-cell table:style-name="ce956" table:number-columns-repeated="2"/>
          <table:table-cell table:style-name="ce935" table:number-columns-repeated="3"/>
          <table:table-cell/>
          <table:table-cell table:style-name="ce969" table:formula="of:=8*3" office:value-type="float" office:value="24" calcext:value-type="float" table:number-columns-spanned="3" table:number-rows-spanned="3">
            <text:p>24</text:p>
          </table:table-cell>
          <table:covered-table-cell table:number-columns-repeated="2" table:style-name="ce288"/>
          <table:table-cell table:style-name="ce969" office:value-type="string" calcext:value-type="string" table:number-columns-spanned="3" table:number-rows-spanned="3">
            <text:p>2</text:p>
            <text:p>200</text:p>
          </table:table-cell>
          <table:covered-table-cell table:number-columns-repeated="2" table:style-name="ce288"/>
          <table:table-cell table:style-name="ce998" office:value-type="string" calcext:value-type="string" table:number-columns-spanned="3" table:number-rows-spanned="3">
            <text:p>111</text:p>
            <text:p>41</text:p>
          </table:table-cell>
          <table:covered-table-cell table:number-columns-repeated="2" table:style-name="ce302"/>
          <table:table-cell table:style-name="ce996" office:value-type="string" calcext:value-type="string" table:number-columns-spanned="3" table:number-rows-spanned="3">
            <text:p>121</text:p>
            <text:p>21</text:p>
          </table:table-cell>
          <table:covered-table-cell table:number-columns-repeated="2" table:style-name="ce300"/>
          <table:table-cell table:style-name="ce994" office:value-type="float" office:value="131" calcext:value-type="float" table:number-columns-spanned="3" table:number-rows-spanned="3">
            <text:p>131</text:p>
          </table:table-cell>
          <table:covered-table-cell table:number-columns-repeated="2" table:style-name="ce298"/>
          <table:table-cell table:style-name="ce980" office:value-type="string" calcext:value-type="string" table:number-columns-spanned="3" table:number-rows-spanned="3">
            <text:p>141</text:p>
            <text:p>11</text:p>
          </table:table-cell>
          <table:covered-table-cell table:number-columns-repeated="2" table:style-name="ce296"/>
          <table:table-cell table:style-name="ce1010" office:value-type="float" office:value="151" calcext:value-type="float" table:number-columns-spanned="3" table:number-rows-spanned="3">
            <text:p>151</text:p>
          </table:table-cell>
          <table:covered-table-cell table:number-columns-repeated="2" table:style-name="ce979"/>
          <table:table-cell table:style-name="ce978" office:value-type="float" office:value="611" calcext:value-type="float" table:number-columns-spanned="3" table:number-rows-spanned="3">
            <text:p>611</text:p>
          </table:table-cell>
          <table:covered-table-cell table:number-columns-repeated="2" table:style-name="ce978"/>
          <table:table-cell table:style-name="ce977" office:value-type="float" office:value="711" calcext:value-type="float" table:number-columns-spanned="3" table:number-rows-spanned="3">
            <text:p>711</text:p>
          </table:table-cell>
          <table:covered-table-cell table:number-columns-repeated="2" table:style-name="ce977"/>
          <table:table-cell table:number-columns-repeated="6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71</text:p>
          </table:table-cell>
          <table:covered-table-cell table:number-columns-repeated="2" table:style-name="ce330"/>
          <table:table-cell table:number-columns-repeated="16251"/>
        </table:table-row>
        <table:table-row table:style-name="ro3">
          <table:table-cell table:style-name="ce938"/>
          <table:table-cell table:style-name="ce941"/>
          <table:table-cell table:style-name="ce938"/>
          <table:table-cell table:style-name="ce936"/>
          <table:table-cell table:style-name="ce940"/>
          <table:table-cell table:style-name="ce936" table:number-columns-repeated="2"/>
          <table:table-cell table:style-name="ce940"/>
          <table:table-cell table:style-name="ce936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96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x</text:p>
          </table:table-cell>
          <table:table-cell table:style-name="ce898"/>
          <table:table-cell table:style-name="ce832" office:value-type="string" calcext:value-type="string">
            <text:p>⬤</text:p>
          </table:table-cell>
          <table:table-cell table:style-name="ce825" office:value-type="string" calcext:value-type="string">
            <text:p>x</text:p>
          </table:table-cell>
          <table:table-cell table:style-name="ce900"/>
          <table:table-cell table:style-name="ce843"/>
          <table:table-cell table:style-name="ce846" office:value-type="string" calcext:value-type="string">
            <text:p>x</text:p>
          </table:table-cell>
          <table:table-cell table:style-name="ce874"/>
          <table:table-cell table:style-name="ce843"/>
          <table:table-cell table:style-name="ce846" office:value-type="string" calcext:value-type="string">
            <text:p>x</text:p>
          </table:table-cell>
          <table:table-cell table:style-name="ce874"/>
          <table:table-cell table:style-name="ce843"/>
          <table:table-cell table:style-name="ce846" office:value-type="string" calcext:value-type="string">
            <text:p>x</text:p>
          </table:table-cell>
          <table:table-cell table:style-name="ce874"/>
          <table:table-cell table:style-name="ce832"/>
          <table:table-cell table:style-name="ce825" office:value-type="string" calcext:value-type="string">
            <text:p>x</text:p>
          </table:table-cell>
          <table:table-cell table:style-name="ce900" office:value-type="string" calcext:value-type="string">
            <text:p>⬤</text:p>
          </table:table-cell>
          <table:table-cell table:style-name="ce81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⬤</text:p>
          </table:table-cell>
          <table:table-cell table:style-name="ce792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67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/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number-columns-repeated="2"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45"/>
          <table:table-cell table:style-name="ce935"/>
          <table:table-cell/>
          <table:table-cell table:style-name="ce935"/>
          <table:table-cell/>
          <table:covered-table-cell table:number-columns-repeated="6" table:style-name="ce288"/>
          <table:covered-table-cell table:number-columns-repeated="3" table:style-name="ce302"/>
          <table:covered-table-cell table:number-columns-repeated="3" table:style-name="ce300"/>
          <table:covered-table-cell table:number-columns-repeated="3" table:style-name="ce298"/>
          <table:covered-table-cell table:number-columns-repeated="3" table:style-name="ce296"/>
          <table:covered-table-cell table:number-columns-repeated="3" table:style-name="ce979"/>
          <table:covered-table-cell table:number-columns-repeated="3" table:style-name="ce978"/>
          <table:covered-table-cell table:number-columns-repeated="3" table:style-name="ce977"/>
          <table:table-cell table:number-columns-repeated="6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8" table:number-columns-repeated="3"/>
          <table:table-cell table:style-name="ce936" table:number-columns-repeated="6"/>
          <table:table-cell table:style-name="ce713"/>
          <table:table-cell table:style-name="ce722" office:value-type="string" calcext:value-type="string">
            <text:p>⬤</text:p>
          </table:table-cell>
          <table:table-cell table:style-name="ce907"/>
          <table:table-cell table:style-name="ce732" office:value-type="string" calcext:value-type="string">
            <text:p>⬤</text:p>
          </table:table-cell>
          <table:table-cell table:style-name="ce740"/>
          <table:table-cell table:style-name="ce906"/>
          <table:table-cell table:style-name="ce751" office:value-type="string" calcext:value-type="string">
            <text:p>/</text:p>
          </table:table-cell>
          <table:table-cell table:style-name="ce759"/>
          <table:table-cell table:style-name="ce905"/>
          <table:table-cell table:style-name="ce769"/>
          <table:table-cell table:style-name="ce778"/>
          <table:table-cell table:style-name="ce904"/>
          <table:table-cell table:style-name="ce794"/>
          <table:table-cell table:style-name="ce803" office:value-type="string" calcext:value-type="string">
            <text:p>⬤</text:p>
          </table:table-cell>
          <table:table-cell table:style-name="ce903"/>
          <table:table-cell table:style-name="ce816" office:value-type="string" calcext:value-type="string">
            <text:p>⬤</text:p>
          </table:table-cell>
          <table:table-cell table:style-name="ce823"/>
          <table:table-cell table:style-name="ce902"/>
          <table:table-cell table:style-name="ce834"/>
          <table:table-cell table:style-name="ce840"/>
          <table:table-cell table:style-name="ce901"/>
          <table:table-cell table:style-name="ce844"/>
          <table:table-cell table:style-name="ce848"/>
          <table:table-cell table:style-name="ce878"/>
          <table:table-cell table:style-name="ce844"/>
          <table:table-cell table:style-name="ce848"/>
          <table:table-cell table:style-name="ce878"/>
          <table:table-cell table:style-name="ce844"/>
          <table:table-cell table:style-name="ce848"/>
          <table:table-cell table:style-name="ce878"/>
          <table:table-cell table:style-name="ce834"/>
          <table:table-cell table:style-name="ce840"/>
          <table:table-cell table:style-name="ce901"/>
          <table:table-cell table:style-name="ce816"/>
          <table:table-cell table:style-name="ce823"/>
          <table:table-cell table:style-name="ce902" office:value-type="string" calcext:value-type="string">
            <text:p>⬤</text:p>
          </table:table-cell>
          <table:table-cell table:style-name="ce794"/>
          <table:table-cell table:style-name="ce803" office:value-type="string" calcext:value-type="string">
            <text:p>⬤</text:p>
          </table:table-cell>
          <table:table-cell table:style-name="ce903"/>
          <table:table-cell table:style-name="ce769"/>
          <table:table-cell table:style-name="ce778"/>
          <table:table-cell table:style-name="ce904"/>
          <table:table-cell table:style-name="ce950"/>
          <table:table-cell table:style-name="ce759"/>
          <table:table-cell table:style-name="ce905" office:value-type="string" calcext:value-type="string">
            <text:p>/</text:p>
          </table:table-cell>
          <table:table-cell table:style-name="ce732"/>
          <table:table-cell table:style-name="ce740"/>
          <table:table-cell table:style-name="ce906" office:value-type="string" calcext:value-type="string">
            <text:p>⬤</text:p>
          </table:table-cell>
          <table:table-cell table:style-name="ce713"/>
          <table:table-cell table:style-name="ce722" office:value-type="string" calcext:value-type="string">
            <text:p>⬤</text:p>
          </table:table-cell>
          <table:table-cell table:style-name="ce907"/>
          <table:table-cell/>
          <table:table-cell table:style-name="ce935" table:number-columns-repeated="5"/>
          <table:table-cell table:style-name="ce939" table:number-columns-repeated="3"/>
          <table:table-cell table:style-name="ce935" table:number-columns-repeated="3"/>
          <table:table-cell/>
          <table:covered-table-cell table:number-columns-repeated="6" table:style-name="ce288"/>
          <table:covered-table-cell table:number-columns-repeated="3" table:style-name="ce302"/>
          <table:covered-table-cell table:number-columns-repeated="3" table:style-name="ce300"/>
          <table:covered-table-cell table:number-columns-repeated="3" table:style-name="ce298"/>
          <table:covered-table-cell table:number-columns-repeated="3" table:style-name="ce296"/>
          <table:covered-table-cell table:number-columns-repeated="3" table:style-name="ce979"/>
          <table:covered-table-cell table:number-columns-repeated="3" table:style-name="ce978"/>
          <table:covered-table-cell table:number-columns-repeated="3" table:style-name="ce977"/>
          <table:table-cell table:number-columns-repeated="6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8" table:number-columns-repeated="3"/>
          <table:table-cell table:style-name="ce936" table:number-columns-repeated="6"/>
          <table:table-cell table:style-name="ce708" office:value-type="string" calcext:value-type="string">
            <text:p>/</text:p>
          </table:table-cell>
          <table:table-cell table:style-name="ce714" office:value-type="string" calcext:value-type="string">
            <text:p>⬤</text:p>
          </table:table-cell>
          <table:table-cell table:style-name="ce859"/>
          <table:table-cell table:style-name="ce726" office:value-type="string" calcext:value-type="string">
            <text:p>⬤</text:p>
          </table:table-cell>
          <table:table-cell table:style-name="ce733" office:value-type="string" calcext:value-type="string">
            <text:p>/</text:p>
          </table:table-cell>
          <table:table-cell table:style-name="ce861"/>
          <table:table-cell table:style-name="ce746"/>
          <table:table-cell table:style-name="ce752" office:value-type="string" calcext:value-type="string">
            <text:p>/</text:p>
          </table:table-cell>
          <table:table-cell table:style-name="ce863"/>
          <table:table-cell table:style-name="ce764" office:value-type="string" calcext:value-type="string">
            <text:p>/</text:p>
          </table:table-cell>
          <table:table-cell table:style-name="ce773"/>
          <table:table-cell table:style-name="ce865"/>
          <table:table-cell table:style-name="ce789"/>
          <table:table-cell table:style-name="ce796" office:value-type="string" calcext:value-type="string">
            <text:p>⬤</text:p>
          </table:table-cell>
          <table:table-cell table:style-name="ce867"/>
          <table:table-cell table:style-name="ce811" office:value-type="string" calcext:value-type="string">
            <text:p>⬤</text:p>
          </table:table-cell>
          <table:table-cell table:style-name="ce818"/>
          <table:table-cell table:style-name="ce869"/>
          <table:table-cell table:style-name="ce829" office:value-type="string" calcext:value-type="string">
            <text:p>⬤</text:p>
          </table:table-cell>
          <table:table-cell table:style-name="ce835"/>
          <table:table-cell table:style-name="ce871"/>
          <table:table-cell table:style-name="ce842"/>
          <table:table-cell table:style-name="ce845"/>
          <table:table-cell table:style-name="ce873"/>
          <table:table-cell table:style-name="ce853"/>
          <table:table-cell table:style-name="ce857"/>
          <table:table-cell table:style-name="ce875"/>
          <table:table-cell table:style-name="ce842"/>
          <table:table-cell table:style-name="ce845"/>
          <table:table-cell table:style-name="ce873"/>
          <table:table-cell table:style-name="ce829"/>
          <table:table-cell table:style-name="ce835"/>
          <table:table-cell table:style-name="ce871" office:value-type="string" calcext:value-type="string">
            <text:p>⬤</text:p>
          </table:table-cell>
          <table:table-cell table:style-name="ce811"/>
          <table:table-cell table:style-name="ce818"/>
          <table:table-cell table:style-name="ce869" office:value-type="string" calcext:value-type="string">
            <text:p>⬤</text:p>
          </table:table-cell>
          <table:table-cell table:style-name="ce789"/>
          <table:table-cell table:style-name="ce796" office:value-type="string" calcext:value-type="string">
            <text:p>⬤</text:p>
          </table:table-cell>
          <table:table-cell table:style-name="ce867"/>
          <table:table-cell table:style-name="ce764"/>
          <table:table-cell table:style-name="ce773"/>
          <table:table-cell table:style-name="ce865" office:value-type="string" calcext:value-type="string">
            <text:p>/</text:p>
          </table:table-cell>
          <table:table-cell table:style-name="ce746"/>
          <table:table-cell table:style-name="ce752" office:value-type="string" calcext:value-type="string">
            <text:p>/</text:p>
          </table:table-cell>
          <table:table-cell table:style-name="ce863"/>
          <table:table-cell table:style-name="ce726"/>
          <table:table-cell table:style-name="ce733" office:value-type="string" calcext:value-type="string">
            <text:p>/</text:p>
          </table:table-cell>
          <table:table-cell table:style-name="ce861" office:value-type="string" calcext:value-type="string">
            <text:p>⬤</text:p>
          </table:table-cell>
          <table:table-cell table:style-name="ce708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/</text:p>
          </table:table-cell>
          <table:table-cell table:style-name="ce935" table:number-columns-repeated="6"/>
          <table:table-cell table:style-name="ce953" table:number-columns-repeated="2"/>
          <table:table-cell table:style-name="ce945"/>
          <table:table-cell table:style-name="ce935" table:number-columns-repeated="3"/>
          <table:table-cell/>
          <table:table-cell table:style-name="ce973" office:value-type="float" office:value="1" calcext:value-type="float" table:number-columns-spanned="3" table:number-rows-spanned="3">
            <text:p>1</text:p>
          </table:table-cell>
          <table:covered-table-cell table:number-columns-repeated="2" table:style-name="ce290"/>
          <table:table-cell table:style-name="ce969" office:value-type="string" calcext:value-type="string" table:number-columns-spanned="3" table:number-rows-spanned="3">
            <text:p>1</text:p>
            <text:p>100</text:p>
          </table:table-cell>
          <table:covered-table-cell table:number-columns-repeated="2" table:style-name="ce288"/>
          <table:table-cell table:style-name="ce1001" office:value-type="string" calcext:value-type="string" table:number-columns-spanned="3" table:number-rows-spanned="3">
            <text:p>110</text:p>
            <text:p>01</text:p>
          </table:table-cell>
          <table:covered-table-cell table:number-columns-repeated="2" table:style-name="ce968"/>
          <table:table-cell table:style-name="ce1002" office:value-type="float" office:value="120" calcext:value-type="float" table:number-columns-spanned="3" table:number-rows-spanned="3">
            <text:p>120</text:p>
          </table:table-cell>
          <table:covered-table-cell table:number-columns-repeated="2" table:style-name="ce967"/>
          <table:table-cell table:style-name="ce1000" office:value-type="float" office:value="130" calcext:value-type="float" table:number-columns-spanned="3" table:number-rows-spanned="3">
            <text:p>130</text:p>
          </table:table-cell>
          <table:covered-table-cell table:number-columns-repeated="2" table:style-name="ce966"/>
          <table:table-cell table:style-name="ce1009" office:value-type="float" office:value="140" calcext:value-type="float" table:number-columns-spanned="3" table:number-rows-spanned="3">
            <text:p>140</text:p>
          </table:table-cell>
          <table:covered-table-cell table:number-columns-repeated="2" table:style-name="ce965"/>
          <table:table-cell table:style-name="ce1007" office:value-type="float" office:value="150" calcext:value-type="float" table:number-columns-spanned="3" table:number-rows-spanned="3">
            <text:p>150</text:p>
          </table:table-cell>
          <table:covered-table-cell table:number-columns-repeated="2" table:style-name="ce964"/>
          <table:table-cell table:style-name="ce1004" table:formula="of:=[.CN34]+10" office:value-type="float" office:value="160" calcext:value-type="float" table:number-columns-spanned="3" table:number-rows-spanned="3">
            <text:p>160</text:p>
          </table:table-cell>
          <table:covered-table-cell table:number-columns-repeated="2" table:style-name="ce963"/>
          <table:table-cell table:style-name="ce1003" table:formula="of:=[.CQ34]+10" office:value-type="float" office:value="170" calcext:value-type="float" table:number-columns-spanned="3" table:number-rows-spanned="3">
            <text:p>170</text:p>
          </table:table-cell>
          <table:covered-table-cell table:number-columns-repeated="2" table:style-name="ce957"/>
          <table:table-cell table:number-columns-repeated="6"/>
          <table:table-cell table:style-name="ce330" office:value-type="string" calcext:value-type="string" table:number-columns-spanned="3" table:number-rows-spanned="3">
            <text:p>[48]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5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4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3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2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1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02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1</text:p>
          </table:table-cell>
          <table:covered-table-cell table:number-columns-repeated="2" table:style-name="ce330"/>
          <table:table-cell table:number-columns-repeated="3"/>
          <table:table-cell table:style-name="ce1024"/>
          <table:table-cell table:style-name="ce1056"/>
          <table:table-cell table:style-name="ce1044"/>
          <table:table-cell table:number-columns-repeated="3"/>
          <table:table-cell table:style-name="ce1024"/>
          <table:table-cell table:style-name="ce1038"/>
          <table:table-cell table:style-name="ce1044"/>
          <table:table-cell table:number-columns-repeated="3"/>
          <table:table-cell table:style-name="ce1024"/>
          <table:table-cell table:style-name="ce1056"/>
          <table:table-cell table:style-name="ce1044"/>
          <table:table-cell table:number-columns-repeated="16233"/>
        </table:table-row>
        <table:table-row table:style-name="ro3">
          <table:table-cell table:style-name="ce938"/>
          <table:table-cell table:style-name="ce941"/>
          <table:table-cell table:style-name="ce938"/>
          <table:table-cell table:style-name="ce936"/>
          <table:table-cell table:style-name="ce940"/>
          <table:table-cell table:style-name="ce936" table:number-columns-repeated="2"/>
          <table:table-cell table:style-name="ce940"/>
          <table:table-cell table:style-name="ce936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27"/>
          <table:table-cell table:style-name="ce734" office:value-type="string" calcext:value-type="string">
            <text:p>x</text:p>
          </table:table-cell>
          <table:table-cell table:style-name="ce862"/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x</text:p>
          </table:table-cell>
          <table:table-cell table:style-name="ce864"/>
          <table:table-cell table:style-name="ce765" office:value-type="string" calcext:value-type="string">
            <text:p>⬤</text:p>
          </table:table-cell>
          <table:table-cell table:style-name="ce761" office:value-type="string" calcext:value-type="string">
            <text:p>x</text:p>
          </table:table-cell>
          <table:table-cell table:style-name="ce866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868"/>
          <table:table-cell table:style-name="ce812" office:value-type="string" calcext:value-type="string">
            <text:p>⬤</text:p>
          </table:table-cell>
          <table:table-cell table:style-name="ce819" office:value-type="string" calcext:value-type="string">
            <text:p>x</text:p>
          </table:table-cell>
          <table:table-cell table:style-name="ce870"/>
          <table:table-cell table:style-name="ce830"/>
          <table:table-cell table:style-name="ce836" office:value-type="string" calcext:value-type="string">
            <text:p>x</text:p>
          </table:table-cell>
          <table:table-cell table:style-name="ce872"/>
          <table:table-cell table:style-name="ce843" office:value-type="string" calcext:value-type="string">
            <text:p>⬤</text:p>
          </table:table-cell>
          <table:table-cell table:style-name="ce846" office:value-type="string" calcext:value-type="string">
            <text:p>x</text:p>
          </table:table-cell>
          <table:table-cell table:style-name="ce874"/>
          <table:table-cell table:style-name="ce854"/>
          <table:table-cell table:style-name="ce856" office:value-type="string" calcext:value-type="string">
            <text:p>x</text:p>
          </table:table-cell>
          <table:table-cell table:style-name="ce876"/>
          <table:table-cell table:style-name="ce843"/>
          <table:table-cell table:style-name="ce846" office:value-type="string" calcext:value-type="string">
            <text:p>x</text:p>
          </table:table-cell>
          <table:table-cell table:style-name="ce874" office:value-type="string" calcext:value-type="string">
            <text:p>⬤</text:p>
          </table:table-cell>
          <table:table-cell table:style-name="ce830"/>
          <table:table-cell table:style-name="ce836" office:value-type="string" calcext:value-type="string">
            <text:p>x</text:p>
          </table:table-cell>
          <table:table-cell table:style-name="ce872"/>
          <table:table-cell table:style-name="ce812"/>
          <table:table-cell table:style-name="ce819" office:value-type="string" calcext:value-type="string">
            <text:p>x</text:p>
          </table:table-cell>
          <table:table-cell table:style-name="ce870" office:value-type="string" calcext:value-type="string">
            <text:p>⬤</text:p>
          </table:table-cell>
          <table:table-cell table:style-name="ce790"/>
          <table:table-cell table:style-name="ce797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765"/>
          <table:table-cell table:style-name="ce761" office:value-type="string" calcext:value-type="string">
            <text:p>x</text:p>
          </table:table-cell>
          <table:table-cell table:style-name="ce866" office:value-type="string" calcext:value-type="string">
            <text:p>⬤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/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935" table:number-columns-repeated="4"/>
          <table:table-cell/>
          <table:table-cell table:style-name="ce935"/>
          <table:table-cell table:style-name="ce953"/>
          <table:table-cell table:style-name="ce954"/>
          <table:table-cell table:style-name="ce956"/>
          <table:table-cell table:style-name="ce935"/>
          <table:table-cell/>
          <table:table-cell table:style-name="ce935"/>
          <table:table-cell/>
          <table:covered-table-cell table:number-columns-repeated="3" table:style-name="ce290"/>
          <table:covered-table-cell table:number-columns-repeated="3" table:style-name="ce288"/>
          <table:covered-table-cell table:number-columns-repeated="3" table:style-name="ce968"/>
          <table:covered-table-cell table:number-columns-repeated="3" table:style-name="ce967"/>
          <table:covered-table-cell table:number-columns-repeated="3" table:style-name="ce966"/>
          <table:covered-table-cell table:number-columns-repeated="3" table:style-name="ce965"/>
          <table:covered-table-cell table:number-columns-repeated="3" table:style-name="ce964"/>
          <table:covered-table-cell table:number-columns-repeated="3" table:style-name="ce963"/>
          <table:covered-table-cell table:number-columns-repeated="3" table:style-name="ce957"/>
          <table:table-cell table:number-columns-repeated="6"/>
          <table:covered-table-cell table:number-columns-repeated="27" table:style-name="ce330"/>
          <table:table-cell table:number-columns-repeated="3"/>
          <table:table-cell table:style-name="ce1052"/>
          <table:table-cell table:style-name="ce1032" office:value-type="string" calcext:value-type="string">
            <text:p>.</text:p>
          </table:table-cell>
          <table:table-cell table:style-name="ce1045"/>
          <table:table-cell table:number-columns-repeated="3"/>
          <table:table-cell table:style-name="ce1052"/>
          <table:table-cell table:style-name="ce1032" office:value-type="string" calcext:value-type="string">
            <text:p>.</text:p>
          </table:table-cell>
          <table:table-cell table:style-name="ce1045"/>
          <table:table-cell table:number-columns-repeated="3"/>
          <table:table-cell table:style-name="ce1025"/>
          <table:table-cell table:style-name="ce1032" office:value-type="string" calcext:value-type="string">
            <text:p>.</text:p>
          </table:table-cell>
          <table:table-cell table:style-name="ce1042"/>
          <table:table-cell table:number-columns-repeated="16233"/>
        </table:table-row>
        <table:table-row table:style-name="ro3">
          <table:table-cell table:style-name="ce938" table:number-columns-repeated="3"/>
          <table:table-cell table:style-name="ce936" table:number-columns-repeated="6"/>
          <table:table-cell table:style-name="ce712" office:value-type="string" calcext:value-type="string">
            <text:p>/</text:p>
          </table:table-cell>
          <table:table-cell table:style-name="ce721" office:value-type="string" calcext:value-type="string">
            <text:p>⬤</text:p>
          </table:table-cell>
          <table:table-cell table:style-name="ce885"/>
          <table:table-cell table:style-name="ce731" office:value-type="string" calcext:value-type="string">
            <text:p>⬤</text:p>
          </table:table-cell>
          <table:table-cell table:style-name="ce739" office:value-type="string" calcext:value-type="string">
            <text:p>/</text:p>
          </table:table-cell>
          <table:table-cell table:style-name="ce884"/>
          <table:table-cell table:style-name="ce750"/>
          <table:table-cell table:style-name="ce758" office:value-type="string" calcext:value-type="string">
            <text:p>/</text:p>
          </table:table-cell>
          <table:table-cell table:style-name="ce883"/>
          <table:table-cell table:style-name="ce768" office:value-type="string" calcext:value-type="string">
            <text:p>/</text:p>
          </table:table-cell>
          <table:table-cell table:style-name="ce777"/>
          <table:table-cell table:style-name="ce882"/>
          <table:table-cell table:style-name="ce793"/>
          <table:table-cell table:style-name="ce802" office:value-type="string" calcext:value-type="string">
            <text:p>⬤</text:p>
          </table:table-cell>
          <table:table-cell table:style-name="ce881"/>
          <table:table-cell table:style-name="ce815" office:value-type="string" calcext:value-type="string">
            <text:p>⬤</text:p>
          </table:table-cell>
          <table:table-cell table:style-name="ce822"/>
          <table:table-cell table:style-name="ce880"/>
          <table:table-cell table:style-name="ce833" office:value-type="string" calcext:value-type="string">
            <text:p>⬤</text:p>
          </table:table-cell>
          <table:table-cell table:style-name="ce839"/>
          <table:table-cell table:style-name="ce879"/>
          <table:table-cell table:style-name="ce844"/>
          <table:table-cell table:style-name="ce848"/>
          <table:table-cell table:style-name="ce878"/>
          <table:table-cell table:style-name="ce855"/>
          <table:table-cell table:style-name="ce858"/>
          <table:table-cell table:style-name="ce877"/>
          <table:table-cell table:style-name="ce844"/>
          <table:table-cell table:style-name="ce848"/>
          <table:table-cell table:style-name="ce878"/>
          <table:table-cell table:style-name="ce833"/>
          <table:table-cell table:style-name="ce839"/>
          <table:table-cell table:style-name="ce879" office:value-type="string" calcext:value-type="string">
            <text:p>⬤</text:p>
          </table:table-cell>
          <table:table-cell table:style-name="ce815"/>
          <table:table-cell table:style-name="ce822"/>
          <table:table-cell table:style-name="ce880" office:value-type="string" calcext:value-type="string">
            <text:p>⬤</text:p>
          </table:table-cell>
          <table:table-cell table:style-name="ce793"/>
          <table:table-cell table:style-name="ce802" office:value-type="string" calcext:value-type="string">
            <text:p>⬤</text:p>
          </table:table-cell>
          <table:table-cell table:style-name="ce881"/>
          <table:table-cell table:style-name="ce768"/>
          <table:table-cell table:style-name="ce777"/>
          <table:table-cell table:style-name="ce882" office:value-type="string" calcext:value-type="string">
            <text:p>/</text:p>
          </table:table-cell>
          <table:table-cell table:style-name="ce750"/>
          <table:table-cell table:style-name="ce758" office:value-type="string" calcext:value-type="string">
            <text:p>/</text:p>
          </table:table-cell>
          <table:table-cell table:style-name="ce883"/>
          <table:table-cell table:style-name="ce731"/>
          <table:table-cell table:style-name="ce739" office:value-type="string" calcext:value-type="string">
            <text:p>/</text:p>
          </table:table-cell>
          <table:table-cell table:style-name="ce884" office:value-type="string" calcext:value-type="string">
            <text:p>⬤</text:p>
          </table:table-cell>
          <table:table-cell table:style-name="ce712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/</text:p>
          </table:table-cell>
          <table:table-cell table:style-name="ce935" table:number-columns-repeated="6"/>
          <table:table-cell table:style-name="ce953" table:number-columns-repeated="2"/>
          <table:table-cell table:style-name="ce945"/>
          <table:table-cell table:style-name="ce935" table:number-columns-repeated="3"/>
          <table:table-cell/>
          <table:covered-table-cell table:number-columns-repeated="3" table:style-name="ce290"/>
          <table:covered-table-cell table:number-columns-repeated="3" table:style-name="ce288"/>
          <table:covered-table-cell table:number-columns-repeated="3" table:style-name="ce968"/>
          <table:covered-table-cell table:number-columns-repeated="3" table:style-name="ce967"/>
          <table:covered-table-cell table:number-columns-repeated="3" table:style-name="ce966"/>
          <table:covered-table-cell table:number-columns-repeated="3" table:style-name="ce965"/>
          <table:covered-table-cell table:number-columns-repeated="3" table:style-name="ce964"/>
          <table:covered-table-cell table:number-columns-repeated="3" table:style-name="ce963"/>
          <table:covered-table-cell table:number-columns-repeated="3" table:style-name="ce957"/>
          <table:table-cell table:number-columns-repeated="6"/>
          <table:covered-table-cell table:number-columns-repeated="27" table:style-name="ce330"/>
          <table:table-cell table:number-columns-repeated="3"/>
          <table:table-cell table:style-name="ce1026"/>
          <table:table-cell table:style-name="ce1059"/>
          <table:table-cell table:style-name="ce1043"/>
          <table:table-cell table:number-columns-repeated="3"/>
          <table:table-cell table:style-name="ce1026"/>
          <table:table-cell table:style-name="ce1036"/>
          <table:table-cell table:style-name="ce1043"/>
          <table:table-cell table:number-columns-repeated="3"/>
          <table:table-cell table:style-name="ce1026"/>
          <table:table-cell table:style-name="ce1059"/>
          <table:table-cell table:style-name="ce1043"/>
          <table:table-cell table:number-columns-repeated="16233"/>
        </table:table-row>
        <table:table-row table:style-name="ro3">
          <table:table-cell table:style-name="ce939" table:number-columns-repeated="3"/>
          <table:table-cell table:style-name="ce935" table:number-columns-repeated="6"/>
          <table:table-cell table:style-name="ce710"/>
          <table:table-cell table:style-name="ce717" office:value-type="string" calcext:value-type="string">
            <text:p>⬤</text:p>
          </table:table-cell>
          <table:table-cell table:style-name="ce887"/>
          <table:table-cell table:style-name="ce728" office:value-type="string" calcext:value-type="string">
            <text:p>⬤</text:p>
          </table:table-cell>
          <table:table-cell table:style-name="ce736"/>
          <table:table-cell table:style-name="ce889"/>
          <table:table-cell table:style-name="ce748" office:value-type="string" calcext:value-type="string">
            <text:p>/</text:p>
          </table:table-cell>
          <table:table-cell table:style-name="ce755"/>
          <table:table-cell table:style-name="ce891"/>
          <table:table-cell table:style-name="ce766"/>
          <table:table-cell table:style-name="ce774"/>
          <table:table-cell table:style-name="ce893"/>
          <table:table-cell table:style-name="ce791"/>
          <table:table-cell table:style-name="ce799" office:value-type="string" calcext:value-type="string">
            <text:p>⬤</text:p>
          </table:table-cell>
          <table:table-cell table:style-name="ce895"/>
          <table:table-cell table:style-name="ce813" office:value-type="string" calcext:value-type="string">
            <text:p>⬤</text:p>
          </table:table-cell>
          <table:table-cell table:style-name="ce821"/>
          <table:table-cell table:style-name="ce897"/>
          <table:table-cell table:style-name="ce831"/>
          <table:table-cell table:style-name="ce838"/>
          <table:table-cell table:style-name="ce899"/>
          <table:table-cell table:style-name="ce842"/>
          <table:table-cell table:style-name="ce845"/>
          <table:table-cell table:style-name="ce873"/>
          <table:table-cell table:style-name="ce842"/>
          <table:table-cell table:style-name="ce845"/>
          <table:table-cell table:style-name="ce873"/>
          <table:table-cell table:style-name="ce842"/>
          <table:table-cell table:style-name="ce845"/>
          <table:table-cell table:style-name="ce873"/>
          <table:table-cell table:style-name="ce831"/>
          <table:table-cell table:style-name="ce838"/>
          <table:table-cell table:style-name="ce899"/>
          <table:table-cell table:style-name="ce813"/>
          <table:table-cell table:style-name="ce821"/>
          <table:table-cell table:style-name="ce897" office:value-type="string" calcext:value-type="string">
            <text:p>⬤</text:p>
          </table:table-cell>
          <table:table-cell table:style-name="ce791"/>
          <table:table-cell table:style-name="ce799" office:value-type="string" calcext:value-type="string">
            <text:p>⬤</text:p>
          </table:table-cell>
          <table:table-cell table:style-name="ce895"/>
          <table:table-cell table:style-name="ce766"/>
          <table:table-cell table:style-name="ce774"/>
          <table:table-cell table:style-name="ce893"/>
          <table:table-cell table:style-name="ce748"/>
          <table:table-cell table:style-name="ce755"/>
          <table:table-cell table:style-name="ce891" office:value-type="string" calcext:value-type="string">
            <text:p>/</text:p>
          </table:table-cell>
          <table:table-cell table:style-name="ce728"/>
          <table:table-cell table:style-name="ce736"/>
          <table:table-cell table:style-name="ce889" office:value-type="string" calcext:value-type="string">
            <text:p>⬤</text:p>
          </table:table-cell>
          <table:table-cell table:style-name="ce710"/>
          <table:table-cell table:style-name="ce717" office:value-type="string" calcext:value-type="string">
            <text:p>⬤</text:p>
          </table:table-cell>
          <table:table-cell table:style-name="ce887"/>
          <table:table-cell table:number-columns-repeated="3"/>
          <table:table-cell table:style-name="ce935" table:number-columns-repeated="3"/>
          <table:table-cell table:style-name="ce939" table:number-columns-repeated="3"/>
          <table:table-cell table:style-name="ce935" table:number-columns-repeated="3"/>
          <table:table-cell/>
          <table:table-cell table:style-name="ce976" table:formula="of:=SUM([.BV10:.BV34])" office:value-type="float" office:value="369" calcext:value-type="float" table:number-columns-spanned="3" table:number-rows-spanned="3">
            <text:p>369</text:p>
          </table:table-cell>
          <table:covered-table-cell table:number-columns-repeated="2" table:style-name="ce290"/>
          <table:table-cell table:style-name="ce642"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642" office:value-type="string" calcext:value-type="string">
            <text:p>y</text:p>
          </table:table-cell>
          <table:table-cell table:style-name="ce64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642"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330" office:value-type="string" calcext:value-type="string" table:number-columns-spanned="3" table:number-rows-spanned="3">
            <text:p>[40]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4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3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2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1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0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51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1</text:p>
          </table:table-cell>
          <table:covered-table-cell table:number-columns-repeated="2" table:style-name="ce330"/>
          <table:table-cell table:number-columns-repeated="16251"/>
        </table:table-row>
        <table:table-row table:style-name="ro3">
          <table:table-cell table:style-name="ce939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96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x</text:p>
          </table:table-cell>
          <table:table-cell table:style-name="ce898"/>
          <table:table-cell table:style-name="ce832" office:value-type="string" calcext:value-type="string">
            <text:p>⬤</text:p>
          </table:table-cell>
          <table:table-cell table:style-name="ce825" office:value-type="string" calcext:value-type="string">
            <text:p>x</text:p>
          </table:table-cell>
          <table:table-cell table:style-name="ce900"/>
          <table:table-cell table:style-name="ce843"/>
          <table:table-cell table:style-name="ce846" office:value-type="string" calcext:value-type="string">
            <text:p>x</text:p>
          </table:table-cell>
          <table:table-cell table:style-name="ce874"/>
          <table:table-cell table:style-name="ce843"/>
          <table:table-cell table:style-name="ce846" office:value-type="string" calcext:value-type="string">
            <text:p>x</text:p>
          </table:table-cell>
          <table:table-cell table:style-name="ce874"/>
          <table:table-cell table:style-name="ce843"/>
          <table:table-cell table:style-name="ce846" office:value-type="string" calcext:value-type="string">
            <text:p>x</text:p>
          </table:table-cell>
          <table:table-cell table:style-name="ce874"/>
          <table:table-cell table:style-name="ce832"/>
          <table:table-cell table:style-name="ce825" office:value-type="string" calcext:value-type="string">
            <text:p>x</text:p>
          </table:table-cell>
          <table:table-cell table:style-name="ce900" office:value-type="string" calcext:value-type="string">
            <text:p>⬤</text:p>
          </table:table-cell>
          <table:table-cell table:style-name="ce81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⬤</text:p>
          </table:table-cell>
          <table:table-cell table:style-name="ce792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67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/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number-columns-repeated="3"/>
          <table:table-cell table:style-name="ce935"/>
          <table:table-cell/>
          <table:table-cell table:style-name="ce935"/>
          <table:table-cell table:style-name="ce939"/>
          <table:table-cell table:style-name="ce942"/>
          <table:table-cell table:style-name="ce939"/>
          <table:table-cell table:style-name="ce935"/>
          <table:table-cell/>
          <table:table-cell table:style-name="ce935"/>
          <table:table-cell/>
          <table:covered-table-cell table:number-columns-repeated="3" table:style-name="ce290"/>
          <table:table-cell table:number-columns-repeated="30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9" table:number-columns-repeated="3"/>
          <table:table-cell table:style-name="ce935" table:number-columns-repeated="6"/>
          <table:table-cell table:style-name="ce713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907"/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906"/>
          <table:table-cell table:style-name="ce751"/>
          <table:table-cell table:style-name="ce759" office:value-type="string" calcext:value-type="string">
            <text:p>/</text:p>
          </table:table-cell>
          <table:table-cell table:style-name="ce905"/>
          <table:table-cell table:style-name="ce769" office:value-type="string" calcext:value-type="string">
            <text:p>/</text:p>
          </table:table-cell>
          <table:table-cell table:style-name="ce778"/>
          <table:table-cell table:style-name="ce904"/>
          <table:table-cell table:style-name="ce794" office:value-type="string" calcext:value-type="string">
            <text:p>⬤</text:p>
          </table:table-cell>
          <table:table-cell table:style-name="ce803" office:value-type="string" calcext:value-type="string">
            <text:p>⬤</text:p>
          </table:table-cell>
          <table:table-cell table:style-name="ce903"/>
          <table:table-cell table:style-name="ce816"/>
          <table:table-cell table:style-name="ce823" office:value-type="string" calcext:value-type="string">
            <text:p>⬤</text:p>
          </table:table-cell>
          <table:table-cell table:style-name="ce902"/>
          <table:table-cell table:style-name="ce834" office:value-type="string" calcext:value-type="string">
            <text:p>⬤</text:p>
          </table:table-cell>
          <table:table-cell table:style-name="ce840"/>
          <table:table-cell table:style-name="ce901"/>
          <table:table-cell table:style-name="ce844" office:value-type="string" calcext:value-type="string">
            <text:p>⬤</text:p>
          </table:table-cell>
          <table:table-cell table:style-name="ce848"/>
          <table:table-cell table:style-name="ce878"/>
          <table:table-cell table:style-name="ce844"/>
          <table:table-cell table:style-name="ce848" office:value-type="string" calcext:value-type="string">
            <text:p>⬤</text:p>
          </table:table-cell>
          <table:table-cell table:style-name="ce878"/>
          <table:table-cell table:style-name="ce844"/>
          <table:table-cell table:style-name="ce848"/>
          <table:table-cell table:style-name="ce878" office:value-type="string" calcext:value-type="string">
            <text:p>⬤</text:p>
          </table:table-cell>
          <table:table-cell table:style-name="ce834"/>
          <table:table-cell table:style-name="ce840"/>
          <table:table-cell table:style-name="ce901" office:value-type="string" calcext:value-type="string">
            <text:p>⬤</text:p>
          </table:table-cell>
          <table:table-cell table:style-name="ce816"/>
          <table:table-cell table:style-name="ce823" office:value-type="string" calcext:value-type="string">
            <text:p>⬤</text:p>
          </table:table-cell>
          <table:table-cell table:style-name="ce902"/>
          <table:table-cell table:style-name="ce794"/>
          <table:table-cell table:style-name="ce803" office:value-type="string" calcext:value-type="string">
            <text:p>⬤</text:p>
          </table:table-cell>
          <table:table-cell table:style-name="ce903" office:value-type="string" calcext:value-type="string">
            <text:p>⬤</text:p>
          </table:table-cell>
          <table:table-cell table:style-name="ce769"/>
          <table:table-cell table:style-name="ce778"/>
          <table:table-cell table:style-name="ce904" office:value-type="string" calcext:value-type="string">
            <text:p>/</text:p>
          </table:table-cell>
          <table:table-cell table:style-name="ce751"/>
          <table:table-cell table:style-name="ce759" office:value-type="string" calcext:value-type="string">
            <text:p>/</text:p>
          </table:table-cell>
          <table:table-cell table:style-name="ce905"/>
          <table:table-cell table:style-name="ce732"/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13"/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/</text:p>
          </table:table-cell>
          <table:table-cell table:number-columns-repeated="3"/>
          <table:table-cell table:style-name="ce935" table:number-columns-repeated="3"/>
          <table:table-cell table:style-name="ce939" table:number-columns-repeated="3"/>
          <table:table-cell table:style-name="ce935" table:number-columns-repeated="3"/>
          <table:table-cell/>
          <table:covered-table-cell table:number-columns-repeated="3" table:style-name="ce290"/>
          <table:table-cell table:number-columns-repeated="30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9" table:number-columns-repeated="3"/>
          <table:table-cell table:style-name="ce935" table:number-columns-repeated="6"/>
          <table:table-cell table:style-name="ce708" office:value-type="string" calcext:value-type="string">
            <text:p>/</text:p>
          </table:table-cell>
          <table:table-cell table:style-name="ce714" office:value-type="string" calcext:value-type="string">
            <text:p>⬤</text:p>
          </table:table-cell>
          <table:table-cell table:style-name="ce859"/>
          <table:table-cell table:style-name="ce728" office:value-type="string" calcext:value-type="string">
            <text:p>⬤</text:p>
          </table:table-cell>
          <table:table-cell table:style-name="ce736"/>
          <table:table-cell table:style-name="ce889"/>
          <table:table-cell table:style-name="ce746"/>
          <table:table-cell table:style-name="ce752"/>
          <table:table-cell table:style-name="ce863"/>
          <table:table-cell table:style-name="ce766"/>
          <table:table-cell table:style-name="ce774"/>
          <table:table-cell table:style-name="ce893"/>
          <table:table-cell table:style-name="ce797" office:value-type="string" calcext:value-type="string">
            <text:p>⬤</text:p>
          </table:table-cell>
          <table:table-cell table:style-name="ce797" table:number-columns-repeated="2"/>
          <table:table-cell table:style-name="ce813" office:value-type="string" calcext:value-type="string">
            <text:p>⬤</text:p>
          </table:table-cell>
          <table:table-cell table:style-name="ce821"/>
          <table:table-cell table:style-name="ce897"/>
          <table:table-cell table:style-name="ce829"/>
          <table:table-cell table:style-name="ce835"/>
          <table:table-cell table:style-name="ce871"/>
          <table:table-cell table:style-name="ce831"/>
          <table:table-cell table:style-name="ce838"/>
          <table:table-cell table:style-name="ce899"/>
          <table:table-cell table:style-name="ce829"/>
          <table:table-cell table:style-name="ce835"/>
          <table:table-cell table:style-name="ce871"/>
          <table:table-cell table:style-name="ce831"/>
          <table:table-cell table:style-name="ce838"/>
          <table:table-cell table:style-name="ce899"/>
          <table:table-cell table:style-name="ce829"/>
          <table:table-cell table:style-name="ce835"/>
          <table:table-cell table:style-name="ce871"/>
          <table:table-cell table:style-name="ce813"/>
          <table:table-cell table:style-name="ce821" office:value-type="string" calcext:value-type="string">
            <text:p>⬤</text:p>
          </table:table-cell>
          <table:table-cell table:style-name="ce897"/>
          <table:table-cell table:style-name="ce789"/>
          <table:table-cell table:style-name="ce796"/>
          <table:table-cell table:style-name="ce867" office:value-type="string" calcext:value-type="string">
            <text:p>⬤</text:p>
          </table:table-cell>
          <table:table-cell table:style-name="ce766"/>
          <table:table-cell table:style-name="ce774"/>
          <table:table-cell table:style-name="ce893"/>
          <table:table-cell table:style-name="ce746"/>
          <table:table-cell table:style-name="ce752"/>
          <table:table-cell table:style-name="ce863" office:value-type="string" calcext:value-type="string">
            <text:p>/</text:p>
          </table:table-cell>
          <table:table-cell table:style-name="ce728"/>
          <table:table-cell table:style-name="ce736"/>
          <table:table-cell table:style-name="ce889" office:value-type="string" calcext:value-type="string">
            <text:p>⬤</text:p>
          </table:table-cell>
          <table:table-cell table:style-name="ce708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/</text:p>
          </table:table-cell>
          <table:table-cell table:number-columns-repeated="3"/>
          <table:table-cell table:style-name="ce935" table:number-columns-repeated="3"/>
          <table:table-cell table:style-name="ce939" table:number-columns-repeated="3"/>
          <table:table-cell table:style-name="ce935" table:number-columns-repeated="2"/>
          <table:table-cell table:number-columns-repeated="35"/>
          <table:table-cell table:style-name="ce330" office:value-type="string" calcext:value-type="string" table:number-columns-spanned="3" table:number-rows-spanned="3">
            <text:p>[32]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!3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!2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!1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!0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4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41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41</text:p>
          </table:table-cell>
          <table:covered-table-cell table:number-columns-repeated="2" table:style-name="ce330"/>
          <table:table-cell table:number-columns-repeated="3"/>
          <table:table-cell table:style-name="ce1055"/>
          <table:table-cell table:style-name="ce1038"/>
          <table:table-cell table:style-name="ce1054"/>
          <table:table-cell table:number-columns-repeated="3"/>
          <table:table-cell table:style-name="ce1055"/>
          <table:table-cell table:style-name="ce1038"/>
          <table:table-cell table:style-name="ce1044"/>
          <table:table-cell table:number-columns-repeated="3"/>
          <table:table-cell table:style-name="ce1024"/>
          <table:table-cell table:style-name="ce1038"/>
          <table:table-cell table:style-name="ce1054"/>
          <table:table-cell table:number-columns-repeated="16233"/>
        </table:table-row>
        <table:table-row table:style-name="ro3">
          <table:table-cell table:style-name="ce939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30"/>
          <table:table-cell table:style-name="ce737" office:value-type="string" calcext:value-type="string">
            <text:p>x</text:p>
          </table:table-cell>
          <table:table-cell table:style-name="ce890"/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x</text:p>
          </table:table-cell>
          <table:table-cell table:style-name="ce864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97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797"/>
          <table:table-cell table:style-name="ce814"/>
          <table:table-cell table:style-name="ce795" office:value-type="string" calcext:value-type="string">
            <text:p>x</text:p>
          </table:table-cell>
          <table:table-cell table:style-name="ce898"/>
          <table:table-cell table:style-name="ce830" office:value-type="string" calcext:value-type="string">
            <text:p>⬤</text:p>
          </table:table-cell>
          <table:table-cell table:style-name="ce836" office:value-type="string" calcext:value-type="string">
            <text:p>x</text:p>
          </table:table-cell>
          <table:table-cell table:style-name="ce872"/>
          <table:table-cell table:style-name="ce832"/>
          <table:table-cell table:style-name="ce825" office:value-type="string" calcext:value-type="string">
            <text:p>x</text:p>
          </table:table-cell>
          <table:table-cell table:style-name="ce900"/>
          <table:table-cell table:style-name="ce830"/>
          <table:table-cell table:style-name="ce836" office:value-type="string" calcext:value-type="string">
            <text:p>x</text:p>
          </table:table-cell>
          <table:table-cell table:style-name="ce872"/>
          <table:table-cell table:style-name="ce832"/>
          <table:table-cell table:style-name="ce825" office:value-type="string" calcext:value-type="string">
            <text:p>x</text:p>
          </table:table-cell>
          <table:table-cell table:style-name="ce900"/>
          <table:table-cell table:style-name="ce830"/>
          <table:table-cell table:style-name="ce836" office:value-type="string" calcext:value-type="string">
            <text:p>x</text:p>
          </table:table-cell>
          <table:table-cell table:style-name="ce872" office:value-type="string" calcext:value-type="string">
            <text:p>⬤</text:p>
          </table:table-cell>
          <table:table-cell table:style-name="ce814"/>
          <table:table-cell table:style-name="ce795" office:value-type="string" calcext:value-type="string">
            <text:p>x</text:p>
          </table:table-cell>
          <table:table-cell table:style-name="ce898"/>
          <table:table-cell table:style-name="ce790"/>
          <table:table-cell table:style-name="ce908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767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/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number-columns-repeated="3"/>
          <table:table-cell table:style-name="ce935"/>
          <table:table-cell/>
          <table:table-cell table:style-name="ce935"/>
          <table:table-cell table:style-name="ce939"/>
          <table:table-cell table:style-name="ce942"/>
          <table:table-cell table:style-name="ce939"/>
          <table:table-cell table:style-name="ce935"/>
          <table:table-cell table:number-columns-repeated="36"/>
          <table:covered-table-cell table:number-columns-repeated="27" table:style-name="ce330"/>
          <table:table-cell table:number-columns-repeated="3"/>
          <table:table-cell table:style-name="ce1025"/>
          <table:table-cell table:style-name="ce1032" office:value-type="string" calcext:value-type="string">
            <text:p>.</text:p>
          </table:table-cell>
          <table:table-cell table:style-name="ce1042"/>
          <table:table-cell table:number-columns-repeated="3"/>
          <table:table-cell table:style-name="ce1025"/>
          <table:table-cell table:style-name="ce1032" office:value-type="string" calcext:value-type="string">
            <text:p>.</text:p>
          </table:table-cell>
          <table:table-cell table:style-name="ce1042"/>
          <table:table-cell table:number-columns-repeated="3"/>
          <table:table-cell table:style-name="ce1025"/>
          <table:table-cell table:style-name="ce1032" office:value-type="string" calcext:value-type="string">
            <text:p>.</text:p>
          </table:table-cell>
          <table:table-cell table:style-name="ce1042"/>
          <table:table-cell table:number-columns-repeated="16233"/>
        </table:table-row>
        <table:table-row table:style-name="ro3">
          <table:table-cell table:style-name="ce939" table:number-columns-repeated="3"/>
          <table:table-cell table:style-name="ce935" table:number-columns-repeated="6"/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885"/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906"/>
          <table:table-cell table:style-name="ce750" office:value-type="string" calcext:value-type="string">
            <text:p>⬤</text:p>
          </table:table-cell>
          <table:table-cell table:style-name="ce758" office:value-type="string" calcext:value-type="string">
            <text:p>/</text:p>
          </table:table-cell>
          <table:table-cell table:style-name="ce883"/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/</text:p>
          </table:table-cell>
          <table:table-cell table:style-name="ce904"/>
          <table:table-cell table:number-columns-repeated="2" table:style-name="ce797" office:value-type="string" calcext:value-type="string">
            <text:p>⬤</text:p>
          </table:table-cell>
          <table:table-cell table:style-name="ce797"/>
          <table:table-cell table:style-name="ce816" office:value-type="string" calcext:value-type="string">
            <text:p>⬤</text:p>
          </table:table-cell>
          <table:table-cell table:style-name="ce823" office:value-type="string" calcext:value-type="string">
            <text:p>⬤</text:p>
          </table:table-cell>
          <table:table-cell table:style-name="ce902"/>
          <table:table-cell table:style-name="ce833"/>
          <table:table-cell table:style-name="ce839" office:value-type="string" calcext:value-type="string">
            <text:p>⬤</text:p>
          </table:table-cell>
          <table:table-cell table:style-name="ce879"/>
          <table:table-cell table:style-name="ce834" office:value-type="string" calcext:value-type="string">
            <text:p>⬤</text:p>
          </table:table-cell>
          <table:table-cell table:style-name="ce840" office:value-type="string" calcext:value-type="string">
            <text:p>⬤</text:p>
          </table:table-cell>
          <table:table-cell table:style-name="ce901"/>
          <table:table-cell table:style-name="ce833" office:value-type="string" calcext:value-type="string">
            <text:p>⬤</text:p>
          </table:table-cell>
          <table:table-cell table:style-name="ce839"/>
          <table:table-cell table:style-name="ce879" office:value-type="string" calcext:value-type="string">
            <text:p>⬤</text:p>
          </table:table-cell>
          <table:table-cell table:style-name="ce834"/>
          <table:table-cell table:style-name="ce840" office:value-type="string" calcext:value-type="string">
            <text:p>⬤</text:p>
          </table:table-cell>
          <table:table-cell table:style-name="ce901" office:value-type="string" calcext:value-type="string">
            <text:p>⬤</text:p>
          </table:table-cell>
          <table:table-cell table:style-name="ce833"/>
          <table:table-cell table:style-name="ce839" office:value-type="string" calcext:value-type="string">
            <text:p>⬤</text:p>
          </table:table-cell>
          <table:table-cell table:style-name="ce879"/>
          <table:table-cell table:style-name="ce816"/>
          <table:table-cell table:style-name="ce823" office:value-type="string" calcext:value-type="string">
            <text:p>⬤</text:p>
          </table:table-cell>
          <table:table-cell table:style-name="ce902" office:value-type="string" calcext:value-type="string">
            <text:p>⬤</text:p>
          </table:table-cell>
          <table:table-cell table:style-name="ce793"/>
          <table:table-cell table:style-name="ce802" office:value-type="string" calcext:value-type="string">
            <text:p>⬤</text:p>
          </table:table-cell>
          <table:table-cell table:style-name="ce881" office:value-type="string" calcext:value-type="string">
            <text:p>⬤</text:p>
          </table:table-cell>
          <table:table-cell table:style-name="ce769"/>
          <table:table-cell table:style-name="ce778" office:value-type="string" calcext:value-type="string">
            <text:p>/</text:p>
          </table:table-cell>
          <table:table-cell table:style-name="ce904" office:value-type="string" calcext:value-type="string">
            <text:p>/</text:p>
          </table:table-cell>
          <table:table-cell table:style-name="ce750"/>
          <table:table-cell table:style-name="ce758"/>
          <table:table-cell table:style-name="ce883" office:value-type="string" calcext:value-type="string">
            <text:p>⬤</text:p>
          </table:table-cell>
          <table:table-cell table:style-name="ce732"/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12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3"/>
          <table:table-cell table:style-name="ce935" table:number-columns-repeated="3"/>
          <table:table-cell table:style-name="ce939" table:number-columns-repeated="3"/>
          <table:table-cell table:style-name="ce935" table:number-columns-repeated="2"/>
          <table:table-cell table:number-columns-repeated="35"/>
          <table:covered-table-cell table:number-columns-repeated="27" table:style-name="ce330"/>
          <table:table-cell table:number-columns-repeated="3"/>
          <table:table-cell table:style-name="ce1060"/>
          <table:table-cell table:style-name="ce1036"/>
          <table:table-cell table:style-name="ce1057"/>
          <table:table-cell table:number-columns-repeated="3"/>
          <table:table-cell table:style-name="ce1026"/>
          <table:table-cell table:style-name="ce1036"/>
          <table:table-cell table:style-name="ce1057"/>
          <table:table-cell table:number-columns-repeated="3"/>
          <table:table-cell table:style-name="ce1060"/>
          <table:table-cell table:style-name="ce1036"/>
          <table:table-cell table:style-name="ce1043"/>
          <table:table-cell table:number-columns-repeated="16233"/>
        </table:table-row>
        <table:table-row table:style-name="ro3">
          <table:table-cell table:style-name="ce935" table:number-columns-repeated="3"/>
          <table:table-cell table:style-name="ce939" table:number-columns-repeated="3"/>
          <table:table-cell table:style-name="ce935" table:number-columns-repeated="3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887"/>
          <table:table-cell table:style-name="ce726" office:value-type="string" calcext:value-type="string">
            <text:p>⬤</text:p>
          </table:table-cell>
          <table:table-cell table:style-name="ce733"/>
          <table:table-cell table:style-name="ce861"/>
          <table:table-cell table:style-name="ce748" office:value-type="string" calcext:value-type="string">
            <text:p>/</text:p>
          </table:table-cell>
          <table:table-cell table:style-name="ce755"/>
          <table:table-cell table:style-name="ce891"/>
          <table:table-cell table:style-name="ce766" office:value-type="string" calcext:value-type="string">
            <text:p>/</text:p>
          </table:table-cell>
          <table:table-cell table:style-name="ce774"/>
          <table:table-cell table:style-name="ce893"/>
          <table:table-cell table:style-name="ce791" office:value-type="string" calcext:value-type="string">
            <text:p>⬤</text:p>
          </table:table-cell>
          <table:table-cell table:style-name="ce799"/>
          <table:table-cell table:style-name="ce895"/>
          <table:table-cell table:style-name="ce811"/>
          <table:table-cell table:style-name="ce818"/>
          <table:table-cell table:style-name="ce869"/>
          <table:table-cell table:style-name="ce813"/>
          <table:table-cell table:style-name="ce821"/>
          <table:table-cell table:style-name="ce897"/>
          <table:table-cell table:style-name="ce813"/>
          <table:table-cell table:style-name="ce821"/>
          <table:table-cell table:style-name="ce897"/>
          <table:table-cell table:style-name="ce811"/>
          <table:table-cell table:style-name="ce818"/>
          <table:table-cell table:style-name="ce869"/>
          <table:table-cell table:style-name="ce813"/>
          <table:table-cell table:style-name="ce821"/>
          <table:table-cell table:style-name="ce897"/>
          <table:table-cell table:style-name="ce813"/>
          <table:table-cell table:style-name="ce821"/>
          <table:table-cell table:style-name="ce897"/>
          <table:table-cell table:style-name="ce811"/>
          <table:table-cell table:style-name="ce818"/>
          <table:table-cell table:style-name="ce869"/>
          <table:table-cell table:style-name="ce791"/>
          <table:table-cell table:style-name="ce799"/>
          <table:table-cell table:style-name="ce895" office:value-type="string" calcext:value-type="string">
            <text:p>⬤</text:p>
          </table:table-cell>
          <table:table-cell table:style-name="ce766"/>
          <table:table-cell table:style-name="ce774"/>
          <table:table-cell table:style-name="ce893" office:value-type="string" calcext:value-type="string">
            <text:p>/</text:p>
          </table:table-cell>
          <table:table-cell table:style-name="ce748"/>
          <table:table-cell table:style-name="ce755"/>
          <table:table-cell table:style-name="ce891" office:value-type="string" calcext:value-type="string">
            <text:p>/</text:p>
          </table:table-cell>
          <table:table-cell table:style-name="ce726"/>
          <table:table-cell table:style-name="ce733"/>
          <table:table-cell table:style-name="ce861" office:value-type="string" calcext:value-type="string">
            <text:p>⬤</text:p>
          </table:table-cell>
          <table:table-cell table:style-name="ce710"/>
          <table:table-cell table:style-name="ce717" office:value-type="string" calcext:value-type="string">
            <text:p>/</text:p>
          </table:table-cell>
          <table:table-cell table:style-name="ce887" office:value-type="string" calcext:value-type="string">
            <text:p>⬤</text:p>
          </table:table-cell>
          <table:table-cell table:number-columns-repeated="3"/>
          <table:table-cell table:style-name="ce939" table:number-columns-repeated="3"/>
          <table:table-cell table:style-name="ce935" table:number-columns-repeated="5"/>
          <table:table-cell table:number-columns-repeated="35"/>
          <table:table-cell table:style-name="ce330" office:value-type="string" calcext:value-type="string" table:number-columns-spanned="3" table:number-rows-spanned="3">
            <text:p>[24]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!3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3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31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31</text:p>
          </table:table-cell>
          <table:covered-table-cell table:number-columns-repeated="2" table:style-name="ce330"/>
          <table:table-cell table:number-columns-repeated="16251"/>
        </table:table-row>
        <table:table-row table:style-name="ro3">
          <table:table-cell table:style-name="ce935"/>
          <table:table-cell/>
          <table:table-cell table:style-name="ce935"/>
          <table:table-cell table:style-name="ce939"/>
          <table:table-cell table:style-name="ce942"/>
          <table:table-cell table:style-name="ce939"/>
          <table:table-cell table:style-name="ce935"/>
          <table:table-cell/>
          <table:table-cell table:style-name="ce935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x</text:p>
          </table:table-cell>
          <table:table-cell table:style-name="ce862"/>
          <table:table-cell table:style-name="ce749" office:value-type="string" calcext:value-type="string">
            <text:p>⬤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96"/>
          <table:table-cell table:style-name="ce812" office:value-type="string" calcext:value-type="string">
            <text:p>⬤</text:p>
          </table:table-cell>
          <table:table-cell table:style-name="ce819" office:value-type="string" calcext:value-type="string">
            <text:p>x</text:p>
          </table:table-cell>
          <table:table-cell table:style-name="ce870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x</text:p>
          </table:table-cell>
          <table:table-cell table:style-name="ce898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x</text:p>
          </table:table-cell>
          <table:table-cell table:style-name="ce898"/>
          <table:table-cell table:style-name="ce812"/>
          <table:table-cell table:style-name="ce819" office:value-type="string" calcext:value-type="string">
            <text:p>x</text:p>
          </table:table-cell>
          <table:table-cell table:style-name="ce870"/>
          <table:table-cell table:style-name="ce81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⬤</text:p>
          </table:table-cell>
          <table:table-cell table:style-name="ce81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⬤</text:p>
          </table:table-cell>
          <table:table-cell table:style-name="ce812"/>
          <table:table-cell table:style-name="ce819" office:value-type="string" calcext:value-type="string">
            <text:p>x</text:p>
          </table:table-cell>
          <table:table-cell table:style-name="ce870" office:value-type="string" calcext:value-type="string">
            <text:p>⬤</text:p>
          </table:table-cell>
          <table:table-cell table:style-name="ce792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67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 office:value-type="string" calcext:value-type="string">
            <text:p>/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number-columns-repeated="3"/>
          <table:table-cell table:style-name="ce939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 table:number-columns-repeated="36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5" table:number-columns-repeated="3"/>
          <table:table-cell table:style-name="ce939" table:number-columns-repeated="3"/>
          <table:table-cell table:style-name="ce935" table:number-columns-repeated="3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907"/>
          <table:table-cell table:style-name="ce731"/>
          <table:table-cell table:style-name="ce739" office:value-type="string" calcext:value-type="string">
            <text:p>⬤</text:p>
          </table:table-cell>
          <table:table-cell table:style-name="ce884"/>
          <table:table-cell table:style-name="ce751" office:value-type="string" calcext:value-type="string">
            <text:p>⬤</text:p>
          </table:table-cell>
          <table:table-cell table:style-name="ce759" office:value-type="string" calcext:value-type="string">
            <text:p>/</text:p>
          </table:table-cell>
          <table:table-cell table:style-name="ce905"/>
          <table:table-cell table:style-name="ce769" office:value-type="string" calcext:value-type="string">
            <text:p>⬤</text:p>
          </table:table-cell>
          <table:table-cell table:style-name="ce778"/>
          <table:table-cell table:style-name="ce904"/>
          <table:table-cell table:style-name="ce794" office:value-type="string" calcext:value-type="string">
            <text:p>⬤</text:p>
          </table:table-cell>
          <table:table-cell table:style-name="ce803"/>
          <table:table-cell table:style-name="ce903" office:value-type="string" calcext:value-type="string">
            <text:p>⬤</text:p>
          </table:table-cell>
          <table:table-cell table:style-name="ce815" office:value-type="string" calcext:value-type="string">
            <text:p>⬤</text:p>
          </table:table-cell>
          <table:table-cell table:style-name="ce822" office:value-type="string" calcext:value-type="string">
            <text:p>⬤</text:p>
          </table:table-cell>
          <table:table-cell table:style-name="ce880"/>
          <table:table-cell table:style-name="ce816" office:value-type="string" calcext:value-type="string">
            <text:p>⬤</text:p>
          </table:table-cell>
          <table:table-cell table:style-name="ce823"/>
          <table:table-cell table:style-name="ce902" office:value-type="string" calcext:value-type="string">
            <text:p>⬤</text:p>
          </table:table-cell>
          <table:table-cell table:style-name="ce816"/>
          <table:table-cell table:style-name="ce823" office:value-type="string" calcext:value-type="string">
            <text:p>⬤</text:p>
          </table:table-cell>
          <table:table-cell table:style-name="ce902" office:value-type="string" calcext:value-type="string">
            <text:p>⬤</text:p>
          </table:table-cell>
          <table:table-cell table:style-name="ce815" office:value-type="string" calcext:value-type="string">
            <text:p>⬤</text:p>
          </table:table-cell>
          <table:table-cell table:style-name="ce822" office:value-type="string" calcext:value-type="string">
            <text:p>⬤</text:p>
          </table:table-cell>
          <table:table-cell table:style-name="ce880" office:value-type="string" calcext:value-type="string">
            <text:p>⬤</text:p>
          </table:table-cell>
          <table:table-cell table:style-name="ce816" office:value-type="string" calcext:value-type="string">
            <text:p>⬤</text:p>
          </table:table-cell>
          <table:table-cell table:style-name="ce823" office:value-type="string" calcext:value-type="string">
            <text:p>⬤</text:p>
          </table:table-cell>
          <table:table-cell table:style-name="ce902"/>
          <table:table-cell table:style-name="ce816" office:value-type="string" calcext:value-type="string">
            <text:p>⬤</text:p>
          </table:table-cell>
          <table:table-cell table:style-name="ce823"/>
          <table:table-cell table:style-name="ce902" office:value-type="string" calcext:value-type="string">
            <text:p>⬤</text:p>
          </table:table-cell>
          <table:table-cell table:style-name="ce815"/>
          <table:table-cell table:style-name="ce822" office:value-type="string" calcext:value-type="string">
            <text:p>⬤</text:p>
          </table:table-cell>
          <table:table-cell table:style-name="ce880" office:value-type="string" calcext:value-type="string">
            <text:p>⬤</text:p>
          </table:table-cell>
          <table:table-cell table:style-name="ce794" office:value-type="string" calcext:value-type="string">
            <text:p>⬤</text:p>
          </table:table-cell>
          <table:table-cell table:style-name="ce803"/>
          <table:table-cell table:style-name="ce903" office:value-type="string" calcext:value-type="string">
            <text:p>⬤</text:p>
          </table:table-cell>
          <table:table-cell table:style-name="ce769"/>
          <table:table-cell table:style-name="ce778"/>
          <table:table-cell table:style-name="ce904" office:value-type="string" calcext:value-type="string">
            <text:p>⬤</text:p>
          </table:table-cell>
          <table:table-cell table:style-name="ce751"/>
          <table:table-cell table:style-name="ce759" office:value-type="string" calcext:value-type="string">
            <text:p>/</text:p>
          </table:table-cell>
          <table:table-cell table:style-name="ce905" office:value-type="string" calcext:value-type="string">
            <text:p>⬤</text:p>
          </table:table-cell>
          <table:table-cell table:style-name="ce731"/>
          <table:table-cell table:style-name="ce739" office:value-type="string" calcext:value-type="string">
            <text:p>⬤</text:p>
          </table:table-cell>
          <table:table-cell table:style-name="ce951"/>
          <table:table-cell table:style-name="ce713"/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3"/>
          <table:table-cell table:style-name="ce939" table:number-columns-repeated="3"/>
          <table:table-cell table:style-name="ce935" table:number-columns-repeated="5"/>
          <table:table-cell table:number-columns-repeated="35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5" table:number-columns-repeated="3"/>
          <table:table-cell table:style-name="ce939" table:number-columns-repeated="3"/>
          <table:table-cell table:style-name="ce935" table:number-columns-repeated="3"/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/</text:p>
          </table:table-cell>
          <table:table-cell table:style-name="ce859"/>
          <table:table-cell table:style-name="ce726" office:value-type="string" calcext:value-type="string">
            <text:p>⬤</text:p>
          </table:table-cell>
          <table:table-cell table:style-name="ce733"/>
          <table:table-cell table:style-name="ce861"/>
          <table:table-cell table:style-name="ce746"/>
          <table:table-cell table:style-name="ce752"/>
          <table:table-cell table:style-name="ce863"/>
          <table:table-cell table:style-name="ce766"/>
          <table:table-cell table:style-name="ce774"/>
          <table:table-cell table:style-name="ce893"/>
          <table:table-cell table:style-name="ce789" office:value-type="string" calcext:value-type="string">
            <text:p>⬤</text:p>
          </table:table-cell>
          <table:table-cell table:style-name="ce796"/>
          <table:table-cell table:style-name="ce867"/>
          <table:table-cell table:style-name="ce791" office:value-type="string" calcext:value-type="string">
            <text:p>⬤</text:p>
          </table:table-cell>
          <table:table-cell table:style-name="ce799"/>
          <table:table-cell table:style-name="ce895"/>
          <table:table-cell table:style-name="ce789"/>
          <table:table-cell table:style-name="ce796"/>
          <table:table-cell table:style-name="ce867"/>
          <table:table-cell table:style-name="ce791"/>
          <table:table-cell table:style-name="ce799"/>
          <table:table-cell table:style-name="ce895"/>
          <table:table-cell table:style-name="ce789"/>
          <table:table-cell table:style-name="ce796"/>
          <table:table-cell table:style-name="ce867"/>
          <table:table-cell table:style-name="ce791"/>
          <table:table-cell table:style-name="ce799"/>
          <table:table-cell table:style-name="ce895"/>
          <table:table-cell table:style-name="ce789"/>
          <table:table-cell table:style-name="ce796"/>
          <table:table-cell table:style-name="ce867"/>
          <table:table-cell table:style-name="ce791"/>
          <table:table-cell table:style-name="ce799"/>
          <table:table-cell table:style-name="ce895" office:value-type="string" calcext:value-type="string">
            <text:p>⬤</text:p>
          </table:table-cell>
          <table:table-cell table:style-name="ce789"/>
          <table:table-cell table:style-name="ce796"/>
          <table:table-cell table:style-name="ce867" office:value-type="string" calcext:value-type="string">
            <text:p>⬤</text:p>
          </table:table-cell>
          <table:table-cell table:style-name="ce766"/>
          <table:table-cell table:style-name="ce774"/>
          <table:table-cell table:style-name="ce893"/>
          <table:table-cell table:style-name="ce746"/>
          <table:table-cell table:style-name="ce752"/>
          <table:table-cell table:style-name="ce863"/>
          <table:table-cell table:style-name="ce726"/>
          <table:table-cell table:style-name="ce733"/>
          <table:table-cell table:style-name="ce861" office:value-type="string" calcext:value-type="string">
            <text:p>⬤</text:p>
          </table:table-cell>
          <table:table-cell table:style-name="ce708"/>
          <table:table-cell table:style-name="ce714" office:value-type="string" calcext:value-type="string">
            <text:p>/</text:p>
          </table:table-cell>
          <table:table-cell table:style-name="ce859" office:value-type="string" calcext:value-type="string">
            <text:p>⬤</text:p>
          </table:table-cell>
          <table:table-cell table:style-name="ce935" table:number-columns-repeated="3"/>
          <table:table-cell table:style-name="ce939" table:number-columns-repeated="3"/>
          <table:table-cell table:style-name="ce935" table:number-columns-repeated="2"/>
          <table:table-cell table:number-columns-repeated="38"/>
          <table:table-cell table:style-name="ce330" office:value-type="string" calcext:value-type="string" table:number-columns-spanned="3" table:number-rows-spanned="3">
            <text:p>[16]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1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02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!2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2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21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21</text:p>
          </table:table-cell>
          <table:covered-table-cell table:number-columns-repeated="2" table:style-name="ce330"/>
          <table:table-cell table:number-columns-repeated="16251"/>
        </table:table-row>
        <table:table-row table:style-name="ro3">
          <table:table-cell table:style-name="ce935"/>
          <table:table-cell/>
          <table:table-cell table:style-name="ce935"/>
          <table:table-cell table:style-name="ce939"/>
          <table:table-cell table:style-name="ce942"/>
          <table:table-cell table:style-name="ce939"/>
          <table:table-cell table:style-name="ce935"/>
          <table:table-cell/>
          <table:table-cell table:style-name="ce935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27"/>
          <table:table-cell table:style-name="ce734" office:value-type="string" calcext:value-type="string">
            <text:p>x</text:p>
          </table:table-cell>
          <table:table-cell table:style-name="ce862"/>
          <table:table-cell table:style-name="ce747" office:value-type="string" calcext:value-type="string">
            <text:p>⬤</text:p>
          </table:table-cell>
          <table:table-cell table:style-name="ce753" office:value-type="string" calcext:value-type="string">
            <text:p>x</text:p>
          </table:table-cell>
          <table:table-cell table:style-name="ce864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90"/>
          <table:table-cell table:style-name="ce797" office:value-type="string" calcext:value-type="string">
            <text:p>x</text:p>
          </table:table-cell>
          <table:table-cell table:style-name="ce868"/>
          <table:table-cell table:style-name="ce792"/>
          <table:table-cell table:style-name="ce800" office:value-type="string" calcext:value-type="string">
            <text:p>x</text:p>
          </table:table-cell>
          <table:table-cell table:style-name="ce896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86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90"/>
          <table:table-cell table:style-name="ce797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792"/>
          <table:table-cell table:style-name="ce800" office:value-type="string" calcext:value-type="string">
            <text:p>x</text:p>
          </table:table-cell>
          <table:table-cell table:style-name="ce896"/>
          <table:table-cell table:style-name="ce790"/>
          <table:table-cell table:style-name="ce797" office:value-type="string" calcext:value-type="string">
            <text:p>x</text:p>
          </table:table-cell>
          <table:table-cell table:style-name="ce868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/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935"/>
          <table:table-cell/>
          <table:table-cell table:style-name="ce935"/>
          <table:table-cell table:style-name="ce939"/>
          <table:table-cell table:style-name="ce942"/>
          <table:table-cell table:style-name="ce939"/>
          <table:table-cell table:style-name="ce935"/>
          <table:table-cell table:number-columns-repeated="39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5" table:number-columns-repeated="3"/>
          <table:table-cell table:style-name="ce939" table:number-columns-repeated="3"/>
          <table:table-cell table:style-name="ce935" table:number-columns-repeated="3"/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/</text:p>
          </table:table-cell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884"/>
          <table:table-cell table:style-name="ce750" office:value-type="string" calcext:value-type="string">
            <text:p>⬤</text:p>
          </table:table-cell>
          <table:table-cell table:style-name="ce758" office:value-type="string" calcext:value-type="string">
            <text:p>/</text:p>
          </table:table-cell>
          <table:table-cell table:style-name="ce883"/>
          <table:table-cell table:style-name="ce769" office:value-type="string" calcext:value-type="string">
            <text:p>⬤</text:p>
          </table:table-cell>
          <table:table-cell table:style-name="ce778"/>
          <table:table-cell table:style-name="ce904"/>
          <table:table-cell table:style-name="ce793" office:value-type="string" calcext:value-type="string">
            <text:p>⬤</text:p>
          </table:table-cell>
          <table:table-cell table:style-name="ce802"/>
          <table:table-cell table:style-name="ce881" office:value-type="string" calcext:value-type="string">
            <text:p>⬤</text:p>
          </table:table-cell>
          <table:table-cell table:style-name="ce794" office:value-type="string" calcext:value-type="string">
            <text:p>⬤</text:p>
          </table:table-cell>
          <table:table-cell table:style-name="ce803" office:value-type="string" calcext:value-type="string">
            <text:p>⬤</text:p>
          </table:table-cell>
          <table:table-cell table:style-name="ce903" office:value-type="string" calcext:value-type="string">
            <text:p>⬤</text:p>
          </table:table-cell>
          <table:table-cell table:style-name="ce793" office:value-type="string" calcext:value-type="string">
            <text:p>⬤</text:p>
          </table:table-cell>
          <table:table-cell table:style-name="ce802" office:value-type="string" calcext:value-type="string">
            <text:p>⬤</text:p>
          </table:table-cell>
          <table:table-cell table:style-name="ce881" office:value-type="string" calcext:value-type="string">
            <text:p>⬤</text:p>
          </table:table-cell>
          <table:table-cell table:style-name="ce794" office:value-type="string" calcext:value-type="string">
            <text:p>⬤</text:p>
          </table:table-cell>
          <table:table-cell table:style-name="ce803" office:value-type="string" calcext:value-type="string">
            <text:p>⬤</text:p>
          </table:table-cell>
          <table:table-cell table:style-name="ce903"/>
          <table:table-cell table:style-name="ce793"/>
          <table:table-cell table:style-name="ce802" office:value-type="string" calcext:value-type="string">
            <text:p>⬤</text:p>
          </table:table-cell>
          <table:table-cell table:style-name="ce881"/>
          <table:table-cell table:style-name="ce794"/>
          <table:table-cell table:style-name="ce803" office:value-type="string" calcext:value-type="string">
            <text:p>⬤</text:p>
          </table:table-cell>
          <table:table-cell table:style-name="ce903" office:value-type="string" calcext:value-type="string">
            <text:p>⬤</text:p>
          </table:table-cell>
          <table:table-cell table:style-name="ce793" office:value-type="string" calcext:value-type="string">
            <text:p>⬤</text:p>
          </table:table-cell>
          <table:table-cell table:style-name="ce802" office:value-type="string" calcext:value-type="string">
            <text:p>⬤</text:p>
          </table:table-cell>
          <table:table-cell table:style-name="ce881" office:value-type="string" calcext:value-type="string">
            <text:p>⬤</text:p>
          </table:table-cell>
          <table:table-cell table:style-name="ce794" office:value-type="string" calcext:value-type="string">
            <text:p>⬤</text:p>
          </table:table-cell>
          <table:table-cell table:style-name="ce803" office:value-type="string" calcext:value-type="string">
            <text:p>⬤</text:p>
          </table:table-cell>
          <table:table-cell table:style-name="ce903" office:value-type="string" calcext:value-type="string">
            <text:p>⬤</text:p>
          </table:table-cell>
          <table:table-cell table:style-name="ce793" office:value-type="string" calcext:value-type="string">
            <text:p>⬤</text:p>
          </table:table-cell>
          <table:table-cell table:style-name="ce802"/>
          <table:table-cell table:style-name="ce881" office:value-type="string" calcext:value-type="string">
            <text:p>⬤</text:p>
          </table:table-cell>
          <table:table-cell table:style-name="ce769"/>
          <table:table-cell table:style-name="ce778"/>
          <table:table-cell table:style-name="ce904" office:value-type="string" calcext:value-type="string">
            <text:p>⬤</text:p>
          </table:table-cell>
          <table:table-cell table:style-name="ce750"/>
          <table:table-cell table:style-name="ce758" office:value-type="string" calcext:value-type="string">
            <text:p>/</text:p>
          </table:table-cell>
          <table:table-cell table:style-name="ce883" office:value-type="string" calcext:value-type="string">
            <text:p>⬤</text:p>
          </table:table-cell>
          <table:table-cell table:style-name="ce731"/>
          <table:table-cell table:style-name="ce739" office:value-type="string" calcext:value-type="string">
            <text:p>⬤</text:p>
          </table:table-cell>
          <table:table-cell table:style-name="ce884" office:value-type="string" calcext:value-type="string">
            <text:p>/</text:p>
          </table:table-cell>
          <table:table-cell table:style-name="ce712" office:value-type="string" calcext:value-type="string">
            <text:p>/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935" table:number-columns-repeated="3"/>
          <table:table-cell table:style-name="ce939" table:number-columns-repeated="3"/>
          <table:table-cell table:style-name="ce935" table:number-columns-repeated="2"/>
          <table:table-cell table:number-columns-repeated="38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5" table:number-columns-repeated="3"/>
          <table:table-cell table:style-name="ce939" table:number-columns-repeated="3"/>
          <table:table-cell table:style-name="ce935" table:number-columns-repeated="3"/>
          <table:table-cell table:style-name="ce710" office:value-type="string" calcext:value-type="string">
            <text:p>⬤</text:p>
          </table:table-cell>
          <table:table-cell table:style-name="ce717"/>
          <table:table-cell table:style-name="ce887"/>
          <table:table-cell table:style-name="ce728" office:value-type="string" calcext:value-type="string">
            <text:p>/</text:p>
          </table:table-cell>
          <table:table-cell table:style-name="ce736"/>
          <table:table-cell table:style-name="ce889"/>
          <table:table-cell table:style-name="ce748" office:value-type="string" calcext:value-type="string">
            <text:p>/</text:p>
          </table:table-cell>
          <table:table-cell table:style-name="ce755"/>
          <table:table-cell table:style-name="ce891"/>
          <table:table-cell table:style-name="ce764"/>
          <table:table-cell table:style-name="ce773"/>
          <table:table-cell table:style-name="ce865"/>
          <table:table-cell table:style-name="ce766"/>
          <table:table-cell table:style-name="ce774"/>
          <table:table-cell table:style-name="ce893"/>
          <table:table-cell table:style-name="ce766"/>
          <table:table-cell table:style-name="ce774"/>
          <table:table-cell table:style-name="ce893"/>
          <table:table-cell table:style-name="ce766"/>
          <table:table-cell table:style-name="ce774"/>
          <table:table-cell table:style-name="ce893"/>
          <table:table-cell table:style-name="ce766"/>
          <table:table-cell table:style-name="ce774"/>
          <table:table-cell table:style-name="ce893"/>
          <table:table-cell table:style-name="ce764"/>
          <table:table-cell table:style-name="ce773"/>
          <table:table-cell table:style-name="ce865"/>
          <table:table-cell table:style-name="ce766"/>
          <table:table-cell table:style-name="ce774"/>
          <table:table-cell table:style-name="ce893"/>
          <table:table-cell table:style-name="ce766"/>
          <table:table-cell table:style-name="ce774"/>
          <table:table-cell table:style-name="ce893"/>
          <table:table-cell table:style-name="ce766"/>
          <table:table-cell table:style-name="ce774"/>
          <table:table-cell table:style-name="ce893"/>
          <table:table-cell table:style-name="ce766"/>
          <table:table-cell table:style-name="ce774"/>
          <table:table-cell table:style-name="ce893"/>
          <table:table-cell table:style-name="ce764"/>
          <table:table-cell table:style-name="ce773"/>
          <table:table-cell table:style-name="ce865"/>
          <table:table-cell table:style-name="ce748"/>
          <table:table-cell table:style-name="ce755"/>
          <table:table-cell table:style-name="ce891" office:value-type="string" calcext:value-type="string">
            <text:p>/</text:p>
          </table:table-cell>
          <table:table-cell table:style-name="ce728"/>
          <table:table-cell table:style-name="ce736"/>
          <table:table-cell table:style-name="ce889" office:value-type="string" calcext:value-type="string">
            <text:p>/</text:p>
          </table:table-cell>
          <table:table-cell table:style-name="ce710"/>
          <table:table-cell table:style-name="ce717"/>
          <table:table-cell table:style-name="ce887" office:value-type="string" calcext:value-type="string">
            <text:p>⬤</text:p>
          </table:table-cell>
          <table:table-cell table:style-name="ce935" table:number-columns-repeated="3"/>
          <table:table-cell table:style-name="ce939" table:number-columns-repeated="3"/>
          <table:table-cell table:style-name="ce935" table:number-columns-repeated="2"/>
          <table:table-cell table:number-columns-repeated="38"/>
          <table:table-cell table:style-name="ce330" office:value-type="string" calcext:value-type="string" table:number-columns-spanned="3" table:number-rows-spanned="3">
            <text:p>[8]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2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11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!1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51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11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11</text:p>
          </table:table-cell>
          <table:covered-table-cell table:number-columns-repeated="2" table:style-name="ce330"/>
          <table:table-cell table:number-columns-repeated="16251"/>
        </table:table-row>
        <table:table-row table:style-name="ro3">
          <table:table-cell table:style-name="ce935"/>
          <table:table-cell/>
          <table:table-cell table:style-name="ce935"/>
          <table:table-cell table:style-name="ce939"/>
          <table:table-cell table:style-name="ce942"/>
          <table:table-cell table:style-name="ce939"/>
          <table:table-cell table:style-name="ce935"/>
          <table:table-cell/>
          <table:table-cell table:style-name="ce935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49"/>
          <table:table-cell table:style-name="ce756" office:value-type="string" calcext:value-type="string">
            <text:p>x</text:p>
          </table:table-cell>
          <table:table-cell table:style-name="ce892"/>
          <table:table-cell table:style-name="ce765" office:value-type="string" calcext:value-type="string">
            <text:p>/</text:p>
          </table:table-cell>
          <table:table-cell table:style-name="ce761" office:value-type="string" calcext:value-type="string">
            <text:p>x</text:p>
          </table:table-cell>
          <table:table-cell table:style-name="ce866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894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5"/>
          <table:table-cell table:style-name="ce761" office:value-type="string" calcext:value-type="string">
            <text:p>x</text:p>
          </table:table-cell>
          <table:table-cell table:style-name="ce866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7"/>
          <table:table-cell table:style-name="ce775" office:value-type="string" calcext:value-type="string">
            <text:p>x</text:p>
          </table:table-cell>
          <table:table-cell table:style-name="ce894"/>
          <table:table-cell table:style-name="ce765"/>
          <table:table-cell table:style-name="ce761" office:value-type="string" calcext:value-type="string">
            <text:p>x</text:p>
          </table:table-cell>
          <table:table-cell table:style-name="ce866" office:value-type="string" calcext:value-type="string">
            <text:p>/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/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⬤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935"/>
          <table:table-cell/>
          <table:table-cell table:style-name="ce935"/>
          <table:table-cell table:style-name="ce939"/>
          <table:table-cell table:style-name="ce942"/>
          <table:table-cell table:style-name="ce939"/>
          <table:table-cell table:style-name="ce935"/>
          <table:table-cell table:number-columns-repeated="39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5" table:number-columns-repeated="3"/>
          <table:table-cell table:style-name="ce939" table:number-columns-repeated="3"/>
          <table:table-cell table:style-name="ce935" table:number-columns-repeated="3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/</text:p>
          </table:table-cell>
          <table:table-cell table:style-name="ce732"/>
          <table:table-cell table:style-name="ce740" office:value-type="string" calcext:value-type="string">
            <text:p>⬤</text:p>
          </table:table-cell>
          <table:table-cell table:style-name="ce906"/>
          <table:table-cell table:style-name="ce751" office:value-type="string" calcext:value-type="string">
            <text:p>⬤</text:p>
          </table:table-cell>
          <table:table-cell table:style-name="ce759" office:value-type="string" calcext:value-type="string">
            <text:p>/</text:p>
          </table:table-cell>
          <table:table-cell table:style-name="ce905"/>
          <table:table-cell table:style-name="ce768" office:value-type="string" calcext:value-type="string">
            <text:p>⬤</text:p>
          </table:table-cell>
          <table:table-cell table:style-name="ce777" office:value-type="string" calcext:value-type="string">
            <text:p>/</text:p>
          </table:table-cell>
          <table:table-cell table:style-name="ce882"/>
          <table:table-cell table:style-name="ce769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904"/>
          <table:table-cell table:style-name="ce769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904" office:value-type="string" calcext:value-type="string">
            <text:p>/</text:p>
          </table:table-cell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904"/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904"/>
          <table:table-cell table:style-name="ce768" office:value-type="string" calcext:value-type="string">
            <text:p>/</text:p>
          </table:table-cell>
          <table:table-cell table:style-name="ce777" office:value-type="string" calcext:value-type="string">
            <text:p>⬤</text:p>
          </table:table-cell>
          <table:table-cell table:style-name="ce882" office:value-type="string" calcext:value-type="string">
            <text:p>/</text:p>
          </table:table-cell>
          <table:table-cell table:style-name="ce769"/>
          <table:table-cell table:style-name="ce778" office:value-type="string" calcext:value-type="string">
            <text:p>⬤</text:p>
          </table:table-cell>
          <table:table-cell table:style-name="ce904" office:value-type="string" calcext:value-type="string">
            <text:p>/</text:p>
          </table:table-cell>
          <table:table-cell table:style-name="ce769"/>
          <table:table-cell table:style-name="ce778" office:value-type="string" calcext:value-type="string">
            <text:p>⬤</text:p>
          </table:table-cell>
          <table:table-cell table:style-name="ce904" office:value-type="string" calcext:value-type="string">
            <text:p>/</text:p>
          </table:table-cell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/</text:p>
          </table:table-cell>
          <table:table-cell table:style-name="ce904" office:value-type="string" calcext:value-type="string">
            <text:p>⬤</text:p>
          </table:table-cell>
          <table:table-cell table:style-name="ce769"/>
          <table:table-cell table:style-name="ce778" office:value-type="string" calcext:value-type="string">
            <text:p>/</text:p>
          </table:table-cell>
          <table:table-cell table:style-name="ce904" office:value-type="string" calcext:value-type="string">
            <text:p>⬤</text:p>
          </table:table-cell>
          <table:table-cell table:style-name="ce768"/>
          <table:table-cell table:style-name="ce777" office:value-type="string" calcext:value-type="string">
            <text:p>/</text:p>
          </table:table-cell>
          <table:table-cell table:style-name="ce911" office:value-type="string" calcext:value-type="string">
            <text:p>⬤</text:p>
          </table:table-cell>
          <table:table-cell table:style-name="ce751"/>
          <table:table-cell table:style-name="ce759" office:value-type="string" calcext:value-type="string">
            <text:p>/</text:p>
          </table:table-cell>
          <table:table-cell table:style-name="ce905" office:value-type="string" calcext:value-type="string">
            <text:p>⬤</text:p>
          </table:table-cell>
          <table:table-cell table:style-name="ce732"/>
          <table:table-cell table:style-name="ce740" office:value-type="string" calcext:value-type="string">
            <text:p>⬤</text:p>
          </table:table-cell>
          <table:table-cell table:style-name="ce906"/>
          <table:table-cell table:style-name="ce713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935" table:number-columns-repeated="3"/>
          <table:table-cell table:style-name="ce939" table:number-columns-repeated="3"/>
          <table:table-cell table:style-name="ce935" table:number-columns-repeated="2"/>
          <table:table-cell table:number-columns-repeated="38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5" table:number-columns-repeated="6"/>
          <table:table-cell table:style-name="ce939" table:number-columns-repeated="3"/>
          <table:table-cell table:style-name="ce708" office:value-type="string" calcext:value-type="string">
            <text:p>⬤</text:p>
          </table:table-cell>
          <table:table-cell table:style-name="ce714"/>
          <table:table-cell table:style-name="ce859"/>
          <table:table-cell table:style-name="ce728" office:value-type="string" calcext:value-type="string">
            <text:p>/</text:p>
          </table:table-cell>
          <table:table-cell table:style-name="ce736"/>
          <table:table-cell table:style-name="ce889"/>
          <table:table-cell table:style-name="ce746" office:value-type="string" calcext:value-type="string">
            <text:p>/</text:p>
          </table:table-cell>
          <table:table-cell table:style-name="ce752"/>
          <table:table-cell table:style-name="ce863"/>
          <table:table-cell table:style-name="ce748"/>
          <table:table-cell table:style-name="ce755"/>
          <table:table-cell table:style-name="ce891"/>
          <table:table-cell table:style-name="ce746"/>
          <table:table-cell table:style-name="ce752"/>
          <table:table-cell table:style-name="ce863"/>
          <table:table-cell table:style-name="ce748"/>
          <table:table-cell table:style-name="ce755"/>
          <table:table-cell table:style-name="ce891"/>
          <table:table-cell table:style-name="ce746"/>
          <table:table-cell table:style-name="ce752"/>
          <table:table-cell table:style-name="ce863"/>
          <table:table-cell table:style-name="ce748"/>
          <table:table-cell table:style-name="ce755"/>
          <table:table-cell table:style-name="ce891"/>
          <table:table-cell table:style-name="ce746"/>
          <table:table-cell table:style-name="ce752"/>
          <table:table-cell table:style-name="ce863"/>
          <table:table-cell table:style-name="ce748"/>
          <table:table-cell table:style-name="ce755"/>
          <table:table-cell table:style-name="ce891"/>
          <table:table-cell table:style-name="ce746"/>
          <table:table-cell table:style-name="ce752"/>
          <table:table-cell table:style-name="ce863"/>
          <table:table-cell table:style-name="ce748"/>
          <table:table-cell table:style-name="ce755"/>
          <table:table-cell table:style-name="ce891"/>
          <table:table-cell table:style-name="ce746"/>
          <table:table-cell table:style-name="ce752"/>
          <table:table-cell table:style-name="ce863"/>
          <table:table-cell table:style-name="ce748"/>
          <table:table-cell table:style-name="ce755"/>
          <table:table-cell table:style-name="ce891"/>
          <table:table-cell table:style-name="ce746"/>
          <table:table-cell table:style-name="ce752"/>
          <table:table-cell table:style-name="ce863" office:value-type="string" calcext:value-type="string">
            <text:p>/</text:p>
          </table:table-cell>
          <table:table-cell table:style-name="ce728"/>
          <table:table-cell table:style-name="ce736"/>
          <table:table-cell table:style-name="ce889" office:value-type="string" calcext:value-type="string">
            <text:p>/</text:p>
          </table:table-cell>
          <table:table-cell table:style-name="ce708"/>
          <table:table-cell table:style-name="ce714"/>
          <table:table-cell table:style-name="ce859" office:value-type="string" calcext:value-type="string">
            <text:p>⬤</text:p>
          </table:table-cell>
          <table:table-cell table:style-name="ce939" table:number-columns-repeated="3"/>
          <table:table-cell table:style-name="ce935" table:number-columns-repeated="5"/>
          <table:table-cell table:number-columns-repeated="38"/>
          <table:table-cell table:style-name="ce330" office:value-type="string" calcext:value-type="string" table:number-columns-spanned="3" table:number-rows-spanned="3">
            <text:p>!!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01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!0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!!01</text:p>
          </table:table-cell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601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office:value-type="string" calcext:value-type="string" table:number-columns-spanned="3" table:number-rows-spanned="3">
            <text:p>!01</text:p>
          </table:table-cell>
          <table:covered-table-cell table:number-columns-repeated="2" table:style-name="ce330"/>
          <table:table-cell table:number-columns-repeated="16251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47"/>
          <table:table-cell table:style-name="ce753" office:value-type="string" calcext:value-type="string">
            <text:p>x</text:p>
          </table:table-cell>
          <table:table-cell table:style-name="ce864"/>
          <table:table-cell table:style-name="ce749" office:value-type="string" calcext:value-type="string">
            <text:p>/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47" office:value-type="string" calcext:value-type="string">
            <text:p>/</text:p>
          </table:table-cell>
          <table:table-cell table:style-name="ce753" office:value-type="string" calcext:value-type="string">
            <text:p>x</text:p>
          </table:table-cell>
          <table:table-cell table:style-name="ce864"/>
          <table:table-cell table:style-name="ce749" office:value-type="string" calcext:value-type="string">
            <text:p>/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47"/>
          <table:table-cell table:style-name="ce753" office:value-type="string" calcext:value-type="string">
            <text:p>x</text:p>
          </table:table-cell>
          <table:table-cell table:style-name="ce864"/>
          <table:table-cell table:style-name="ce749" office:value-type="string" calcext:value-type="string">
            <text:p>/</text:p>
          </table:table-cell>
          <table:table-cell table:style-name="ce756" office:value-type="string" calcext:value-type="string">
            <text:p>x</text:p>
          </table:table-cell>
          <table:table-cell table:style-name="ce892"/>
          <table:table-cell table:style-name="ce747" office:value-type="string" calcext:value-type="string">
            <text:p>/</text:p>
          </table:table-cell>
          <table:table-cell table:style-name="ce753" office:value-type="string" calcext:value-type="string">
            <text:p>x</text:p>
          </table:table-cell>
          <table:table-cell table:style-name="ce864" office:value-type="string" calcext:value-type="string">
            <text:p>/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/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/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/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 office:value-type="string" calcext:value-type="string">
            <text:p>/</text:p>
          </table:table-cell>
          <table:table-cell table:style-name="ce749"/>
          <table:table-cell table:style-name="ce756" office:value-type="string" calcext:value-type="string">
            <text:p>x</text:p>
          </table:table-cell>
          <table:table-cell table:style-name="ce892" office:value-type="string" calcext:value-type="string">
            <text:p>/</text:p>
          </table:table-cell>
          <table:table-cell table:style-name="ce747"/>
          <table:table-cell table:style-name="ce753" office:value-type="string" calcext:value-type="string">
            <text:p>x</text:p>
          </table:table-cell>
          <table:table-cell table:style-name="ce864"/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⬤</text:p>
          </table:table-cell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939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 table:number-columns-repeated="39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5" table:number-columns-repeated="6"/>
          <table:table-cell table:style-name="ce939" table:number-columns-repeated="3"/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/</text:p>
          </table:table-cell>
          <table:table-cell table:style-name="ce885" office:value-type="string" calcext:value-type="string">
            <text:p>⬤</text:p>
          </table:table-cell>
          <table:table-cell table:style-name="ce732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/>
          <table:table-cell table:style-name="ce750" office:value-type="string" calcext:value-type="string">
            <text:p>⬤</text:p>
          </table:table-cell>
          <table:table-cell table:style-name="ce758"/>
          <table:table-cell table:style-name="ce883" office:value-type="string" calcext:value-type="string">
            <text:p>/</text:p>
          </table:table-cell>
          <table:table-cell table:style-name="ce751" office:value-type="string" calcext:value-type="string">
            <text:p>⬤</text:p>
          </table:table-cell>
          <table:table-cell table:style-name="ce759"/>
          <table:table-cell table:style-name="ce905" office:value-type="string" calcext:value-type="string">
            <text:p>/</text:p>
          </table:table-cell>
          <table:table-cell table:style-name="ce750" office:value-type="string" calcext:value-type="string">
            <text:p>⬤</text:p>
          </table:table-cell>
          <table:table-cell table:style-name="ce758" office:value-type="string" calcext:value-type="string">
            <text:p>⬤</text:p>
          </table:table-cell>
          <table:table-cell table:style-name="ce883"/>
          <table:table-cell table:style-name="ce751" office:value-type="string" calcext:value-type="string">
            <text:p>⬤</text:p>
          </table:table-cell>
          <table:table-cell table:style-name="ce759" office:value-type="string" calcext:value-type="string">
            <text:p>⬤</text:p>
          </table:table-cell>
          <table:table-cell table:style-name="ce905" office:value-type="string" calcext:value-type="string">
            <text:p>/</text:p>
          </table:table-cell>
          <table:table-cell table:style-name="ce750" office:value-type="string" calcext:value-type="string">
            <text:p>⬤</text:p>
          </table:table-cell>
          <table:table-cell table:style-name="ce758" office:value-type="string" calcext:value-type="string">
            <text:p>⬤</text:p>
          </table:table-cell>
          <table:table-cell table:style-name="ce883" office:value-type="string" calcext:value-type="string">
            <text:p>/</text:p>
          </table:table-cell>
          <table:table-cell table:style-name="ce751"/>
          <table:table-cell table:style-name="ce759" office:value-type="string" calcext:value-type="string">
            <text:p>⬤</text:p>
          </table:table-cell>
          <table:table-cell table:style-name="ce905" office:value-type="string" calcext:value-type="string">
            <text:p>/</text:p>
          </table:table-cell>
          <table:table-cell table:style-name="ce750"/>
          <table:table-cell table:style-name="ce758" office:value-type="string" calcext:value-type="string">
            <text:p>⬤</text:p>
          </table:table-cell>
          <table:table-cell table:style-name="ce883"/>
          <table:table-cell table:style-name="ce751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905"/>
          <table:table-cell table:style-name="ce750" office:value-type="string" calcext:value-type="string">
            <text:p>/</text:p>
          </table:table-cell>
          <table:table-cell table:style-name="ce758" office:value-type="string" calcext:value-type="string">
            <text:p>⬤</text:p>
          </table:table-cell>
          <table:table-cell table:style-name="ce883" office:value-type="string" calcext:value-type="string">
            <text:p>⬤</text:p>
          </table:table-cell>
          <table:table-cell table:style-name="ce751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905" office:value-type="string" calcext:value-type="string">
            <text:p>⬤</text:p>
          </table:table-cell>
          <table:table-cell table:style-name="ce750"/>
          <table:table-cell table:style-name="ce758" office:value-type="string" calcext:value-type="string">
            <text:p>⬤</text:p>
          </table:table-cell>
          <table:table-cell table:style-name="ce883" office:value-type="string" calcext:value-type="string">
            <text:p>⬤</text:p>
          </table:table-cell>
          <table:table-cell table:style-name="ce751" office:value-type="string" calcext:value-type="string">
            <text:p>/</text:p>
          </table:table-cell>
          <table:table-cell table:style-name="ce759"/>
          <table:table-cell table:style-name="ce905" office:value-type="string" calcext:value-type="string">
            <text:p>⬤</text:p>
          </table:table-cell>
          <table:table-cell table:style-name="ce750" office:value-type="string" calcext:value-type="string">
            <text:p>/</text:p>
          </table:table-cell>
          <table:table-cell table:style-name="ce758"/>
          <table:table-cell table:style-name="ce883" office:value-type="string" calcext:value-type="string">
            <text:p>⬤</text:p>
          </table:table-cell>
          <table:table-cell table:style-name="ce732"/>
          <table:table-cell table:style-name="ce740" office:value-type="string" calcext:value-type="string">
            <text:p>⬤</text:p>
          </table:table-cell>
          <table:table-cell table:style-name="ce906" office:value-type="string" calcext:value-type="string">
            <text:p>/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/</text:p>
          </table:table-cell>
          <table:table-cell table:style-name="ce885" office:value-type="string" calcext:value-type="string">
            <text:p>⬤</text:p>
          </table:table-cell>
          <table:table-cell table:style-name="ce939" table:number-columns-repeated="3"/>
          <table:table-cell table:style-name="ce935" table:number-columns-repeated="5"/>
          <table:table-cell table:number-columns-repeated="38"/>
          <table:covered-table-cell table:number-columns-repeated="27" table:style-name="ce330"/>
          <table:table-cell table:number-columns-repeated="16251"/>
        </table:table-row>
        <table:table-row table:style-name="ro3">
          <table:table-cell table:style-name="ce935" table:number-columns-repeated="6"/>
          <table:table-cell table:style-name="ce939" table:number-columns-repeated="3"/>
          <table:table-cell table:style-name="ce710" office:value-type="string" calcext:value-type="string">
            <text:p>⬤</text:p>
          </table:table-cell>
          <table:table-cell table:style-name="ce717"/>
          <table:table-cell table:style-name="ce887"/>
          <table:table-cell table:style-name="ce726" office:value-type="string" calcext:value-type="string">
            <text:p>/</text:p>
          </table:table-cell>
          <table:table-cell table:style-name="ce733"/>
          <table:table-cell table:style-name="ce861"/>
          <table:table-cell table:style-name="ce728"/>
          <table:table-cell table:style-name="ce736"/>
          <table:table-cell table:style-name="ce889"/>
          <table:table-cell table:style-name="ce728"/>
          <table:table-cell table:style-name="ce736"/>
          <table:table-cell table:style-name="ce889"/>
          <table:table-cell table:style-name="ce726"/>
          <table:table-cell table:style-name="ce733"/>
          <table:table-cell table:style-name="ce861"/>
          <table:table-cell table:style-name="ce726"/>
          <table:table-cell table:style-name="ce733"/>
          <table:table-cell table:style-name="ce861"/>
          <table:table-cell table:style-name="ce728"/>
          <table:table-cell table:style-name="ce736"/>
          <table:table-cell table:style-name="ce889"/>
          <table:table-cell table:style-name="ce728"/>
          <table:table-cell table:style-name="ce736"/>
          <table:table-cell table:style-name="ce889"/>
          <table:table-cell table:style-name="ce726"/>
          <table:table-cell table:style-name="ce733"/>
          <table:table-cell table:style-name="ce861"/>
          <table:table-cell table:style-name="ce728"/>
          <table:table-cell table:style-name="ce736"/>
          <table:table-cell table:style-name="ce889"/>
          <table:table-cell table:style-name="ce728"/>
          <table:table-cell table:style-name="ce736"/>
          <table:table-cell table:style-name="ce889"/>
          <table:table-cell table:style-name="ce726"/>
          <table:table-cell table:style-name="ce733"/>
          <table:table-cell table:style-name="ce861"/>
          <table:table-cell table:style-name="ce726"/>
          <table:table-cell table:style-name="ce733"/>
          <table:table-cell table:style-name="ce861"/>
          <table:table-cell table:style-name="ce728"/>
          <table:table-cell table:style-name="ce736"/>
          <table:table-cell table:style-name="ce889"/>
          <table:table-cell table:style-name="ce728"/>
          <table:table-cell table:style-name="ce736"/>
          <table:table-cell table:style-name="ce889"/>
          <table:table-cell table:style-name="ce726"/>
          <table:table-cell table:style-name="ce733"/>
          <table:table-cell table:style-name="ce861" office:value-type="string" calcext:value-type="string">
            <text:p>/</text:p>
          </table:table-cell>
          <table:table-cell table:style-name="ce710"/>
          <table:table-cell table:style-name="ce717"/>
          <table:table-cell table:style-name="ce887" office:value-type="string" calcext:value-type="string">
            <text:p>⬤</text:p>
          </table:table-cell>
          <table:table-cell table:style-name="ce939" table:number-columns-repeated="3"/>
          <table:table-cell table:style-name="ce935" table:number-columns-repeated="5"/>
          <table:table-cell table:number-columns-repeated="16316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/>
          <table:table-cell table:style-name="ce711" office:value-type="string" calcext:value-type="string">
            <text:p>/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x</text:p>
          </table:table-cell>
          <table:table-cell table:style-name="ce862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30" office:value-type="string" calcext:value-type="string">
            <text:p>⬤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x</text:p>
          </table:table-cell>
          <table:table-cell table:style-name="ce862"/>
          <table:table-cell table:style-name="ce727" office:value-type="string" calcext:value-type="string">
            <text:p>⬤</text:p>
          </table:table-cell>
          <table:table-cell table:style-name="ce734" office:value-type="string" calcext:value-type="string">
            <text:p>x</text:p>
          </table:table-cell>
          <table:table-cell table:style-name="ce862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30" office:value-type="string" calcext:value-type="string">
            <text:p>/</text:p>
          </table:table-cell>
          <table:table-cell table:style-name="ce737" office:value-type="string" calcext:value-type="string">
            <text:p>x</text:p>
          </table:table-cell>
          <table:table-cell table:style-name="ce890"/>
          <table:table-cell table:style-name="ce727" office:value-type="string" calcext:value-type="string">
            <text:p>/</text:p>
          </table:table-cell>
          <table:table-cell table:style-name="ce734" office:value-type="string" calcext:value-type="string">
            <text:p>x</text:p>
          </table:table-cell>
          <table:table-cell table:style-name="ce862" office:value-type="string" calcext:value-type="string">
            <text:p>/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/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/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⬤</text:p>
          </table:table-cell>
          <table:table-cell table:style-name="ce730"/>
          <table:table-cell table:style-name="ce737" office:value-type="string" calcext:value-type="string">
            <text:p>x</text:p>
          </table:table-cell>
          <table:table-cell table:style-name="ce890" office:value-type="string" calcext:value-type="string">
            <text:p>⬤</text:p>
          </table:table-cell>
          <table:table-cell table:style-name="ce727"/>
          <table:table-cell table:style-name="ce734" office:value-type="string" calcext:value-type="string">
            <text:p>x</text:p>
          </table:table-cell>
          <table:table-cell table:style-name="ce862" office:value-type="string" calcext:value-type="string">
            <text:p>⬤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/</text:p>
          </table:table-cell>
          <table:table-cell table:style-name="ce939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 table:number-columns-repeated="16317"/>
        </table:table-row>
        <table:table-row table:style-name="ro3">
          <table:table-cell table:style-name="ce935" table:number-columns-repeated="6"/>
          <table:table-cell table:style-name="ce939" table:number-columns-repeated="3"/>
          <table:table-cell table:style-name="ce713" office:value-type="string" calcext:value-type="string">
            <text:p>⬤</text:p>
          </table:table-cell>
          <table:table-cell table:style-name="ce722"/>
          <table:table-cell table:style-name="ce907" office:value-type="string" calcext:value-type="string">
            <text:p>⬤</text:p>
          </table:table-cell>
          <table:table-cell table:style-name="ce731"/>
          <table:table-cell table:style-name="ce739" office:value-type="string" calcext:value-type="string">
            <text:p>⬤</text:p>
          </table:table-cell>
          <table:table-cell table:style-name="ce884" office:value-type="string" calcext:value-type="string">
            <text:p>/</text:p>
          </table:table-cell>
          <table:table-cell table:style-name="ce732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 office:value-type="string" calcext:value-type="string">
            <text:p>/</text:p>
          </table:table-cell>
          <table:table-cell table:style-name="ce732"/>
          <table:table-cell table:style-name="ce740" office:value-type="string" calcext:value-type="string">
            <text:p>⬤</text:p>
          </table:table-cell>
          <table:table-cell table:style-name="ce906" office:value-type="string" calcext:value-type="string">
            <text:p>/</text:p>
          </table:table-cell>
          <table:table-cell table:style-name="ce731" office:value-type="string" calcext:value-type="string">
            <text:p>/</text:p>
          </table:table-cell>
          <table:table-cell table:style-name="ce739"/>
          <table:table-cell table:style-name="ce884" office:value-type="string" calcext:value-type="string">
            <text:p>⬤</text:p>
          </table:table-cell>
          <table:table-cell table:style-name="ce731"/>
          <table:table-cell table:style-name="ce739" office:value-type="string" calcext:value-type="string">
            <text:p>/</text:p>
          </table:table-cell>
          <table:table-cell table:style-name="ce884" office:value-type="string" calcext:value-type="string">
            <text:p>⬤</text:p>
          </table:table-cell>
          <table:table-cell table:style-name="ce732" office:value-type="string" calcext:value-type="string">
            <text:p>⬤</text:p>
          </table:table-cell>
          <table:table-cell table:style-name="ce740"/>
          <table:table-cell table:style-name="ce906" office:value-type="string" calcext:value-type="string">
            <text:p>⬤</text:p>
          </table:table-cell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31" office:value-type="string" calcext:value-type="string">
            <text:p>⬤</text:p>
          </table:table-cell>
          <table:table-cell table:style-name="ce739"/>
          <table:table-cell table:style-name="ce884" office:value-type="string" calcext:value-type="string">
            <text:p>⬤</text:p>
          </table:table-cell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32" office:value-type="string" calcext:value-type="string">
            <text:p>⬤</text:p>
          </table:table-cell>
          <table:table-cell table:style-name="ce740"/>
          <table:table-cell table:style-name="ce906" office:value-type="string" calcext:value-type="string">
            <text:p>⬤</text:p>
          </table:table-cell>
          <table:table-cell table:style-name="ce731" office:value-type="string" calcext:value-type="string">
            <text:p>⬤</text:p>
          </table:table-cell>
          <table:table-cell table:style-name="ce739" office:value-type="string" calcext:value-type="string">
            <text:p>/</text:p>
          </table:table-cell>
          <table:table-cell table:style-name="ce884"/>
          <table:table-cell table:style-name="ce731" office:value-type="string" calcext:value-type="string">
            <text:p>⬤</text:p>
          </table:table-cell>
          <table:table-cell table:style-name="ce739"/>
          <table:table-cell table:style-name="ce884" office:value-type="string" calcext:value-type="string">
            <text:p>/</text:p>
          </table:table-cell>
          <table:table-cell table:style-name="ce732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/>
          <table:table-cell table:style-name="ce732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 office:value-type="string" calcext:value-type="string">
            <text:p>/</text:p>
          </table:table-cell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884"/>
          <table:table-cell table:style-name="ce713" office:value-type="string" calcext:value-type="string">
            <text:p>⬤</text:p>
          </table:table-cell>
          <table:table-cell table:style-name="ce722"/>
          <table:table-cell table:style-name="ce907" office:value-type="string" calcext:value-type="string">
            <text:p>⬤</text:p>
          </table:table-cell>
          <table:table-cell table:style-name="ce939" table:number-columns-repeated="3"/>
          <table:table-cell table:style-name="ce935" table:number-columns-repeated="5"/>
          <table:table-cell table:number-columns-repeated="16316"/>
        </table:table-row>
        <table:table-row table:style-name="ro3">
          <table:table-cell table:style-name="ce935" table:number-columns-repeated="9"/>
          <table:table-cell table:style-name="ce708" office:value-type="string" calcext:value-type="string">
            <text:p>⬤</text:p>
          </table:table-cell>
          <table:table-cell table:style-name="ce714"/>
          <table:table-cell table:style-name="ce859"/>
          <table:table-cell table:style-name="ce710" office:value-type="string" calcext:value-type="string">
            <text:p>⬤</text:p>
          </table:table-cell>
          <table:table-cell table:style-name="ce717"/>
          <table:table-cell table:style-name="ce887"/>
          <table:table-cell table:style-name="ce708" office:value-type="string" calcext:value-type="string">
            <text:p>⬤</text:p>
          </table:table-cell>
          <table:table-cell table:style-name="ce714"/>
          <table:table-cell table:style-name="ce859"/>
          <table:table-cell table:style-name="ce710" office:value-type="string" calcext:value-type="string">
            <text:p>/</text:p>
          </table:table-cell>
          <table:table-cell table:style-name="ce717"/>
          <table:table-cell table:style-name="ce887"/>
          <table:table-cell table:style-name="ce708" office:value-type="string" calcext:value-type="string">
            <text:p>/</text:p>
          </table:table-cell>
          <table:table-cell table:style-name="ce714"/>
          <table:table-cell table:style-name="ce859"/>
          <table:table-cell table:style-name="ce710"/>
          <table:table-cell table:style-name="ce717"/>
          <table:table-cell table:style-name="ce887"/>
          <table:table-cell table:style-name="ce708"/>
          <table:table-cell table:style-name="ce714"/>
          <table:table-cell table:style-name="ce859"/>
          <table:table-cell table:style-name="ce710"/>
          <table:table-cell table:style-name="ce717"/>
          <table:table-cell table:style-name="ce887"/>
          <table:table-cell table:style-name="ce708"/>
          <table:table-cell table:style-name="ce714"/>
          <table:table-cell table:style-name="ce859"/>
          <table:table-cell table:style-name="ce710"/>
          <table:table-cell table:style-name="ce717"/>
          <table:table-cell table:style-name="ce887"/>
          <table:table-cell table:style-name="ce708"/>
          <table:table-cell table:style-name="ce714"/>
          <table:table-cell table:style-name="ce859"/>
          <table:table-cell table:style-name="ce710"/>
          <table:table-cell table:style-name="ce717"/>
          <table:table-cell table:style-name="ce887"/>
          <table:table-cell table:style-name="ce708"/>
          <table:table-cell table:style-name="ce714"/>
          <table:table-cell table:style-name="ce859" office:value-type="string" calcext:value-type="string">
            <text:p>/</text:p>
          </table:table-cell>
          <table:table-cell table:style-name="ce710"/>
          <table:table-cell table:style-name="ce717"/>
          <table:table-cell table:style-name="ce887" office:value-type="string" calcext:value-type="string">
            <text:p>/</text:p>
          </table:table-cell>
          <table:table-cell table:style-name="ce708"/>
          <table:table-cell table:style-name="ce714"/>
          <table:table-cell table:style-name="ce859" office:value-type="string" calcext:value-type="string">
            <text:p>⬤</text:p>
          </table:table-cell>
          <table:table-cell table:style-name="ce710"/>
          <table:table-cell table:style-name="ce717"/>
          <table:table-cell table:style-name="ce887" office:value-type="string" calcext:value-type="string">
            <text:p>⬤</text:p>
          </table:table-cell>
          <table:table-cell table:style-name="ce708"/>
          <table:table-cell table:style-name="ce714"/>
          <table:table-cell table:style-name="ce859" office:value-type="string" calcext:value-type="string">
            <text:p>⬤</text:p>
          </table:table-cell>
          <table:table-cell table:style-name="ce935" table:number-columns-repeated="8"/>
          <table:table-cell table:number-columns-repeated="16316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709" office:value-type="string" calcext:value-type="string">
            <text:p>/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11"/>
          <table:table-cell table:style-name="ce718" office:value-type="string" calcext:value-type="string">
            <text:p>x</text:p>
          </table:table-cell>
          <table:table-cell table:style-name="ce888"/>
          <table:table-cell table:style-name="ce709" office:value-type="string" calcext:value-type="string">
            <text:p>/</text:p>
          </table:table-cell>
          <table:table-cell table:style-name="ce715" office:value-type="string" calcext:value-type="string">
            <text:p>x</text:p>
          </table:table-cell>
          <table:table-cell table:style-name="ce860"/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/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/</text:p>
          </table:table-cell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/</text:p>
          </table:table-cell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711" office:value-type="string" calcext:value-type="string">
            <text:p>⬤</text:p>
          </table:table-cell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709" office:value-type="string" calcext:value-type="string">
            <text:p>⬤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711" office:value-type="string" calcext:value-type="string">
            <text:p>/</text:p>
          </table:table-cell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709" office:value-type="string" calcext:value-type="string">
            <text:p>/</text:p>
          </table:table-cell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⬤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 office:value-type="string" calcext:value-type="string">
            <text:p>⬤</text:p>
          </table:table-cell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/</text:p>
          </table:table-cell>
          <table:table-cell table:style-name="ce711"/>
          <table:table-cell table:style-name="ce718" office:value-type="string" calcext:value-type="string">
            <text:p>x</text:p>
          </table:table-cell>
          <table:table-cell table:style-name="ce888"/>
          <table:table-cell table:style-name="ce709"/>
          <table:table-cell table:style-name="ce715" office:value-type="string" calcext:value-type="string">
            <text:p>x</text:p>
          </table:table-cell>
          <table:table-cell table:style-name="ce860" office:value-type="string" calcext:value-type="string">
            <text:p>/</text:p>
          </table:table-cell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 table:number-columns-repeated="16317"/>
        </table:table-row>
        <table:table-row table:style-name="ro3">
          <table:table-cell table:style-name="ce935" table:number-columns-repeated="9"/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/</text:p>
          </table:table-cell>
          <table:table-cell table:style-name="ce885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907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/</text:p>
          </table:table-cell>
          <table:table-cell table:style-name="ce713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907"/>
          <table:table-cell table:style-name="ce712" office:value-type="string" calcext:value-type="string">
            <text:p>/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/</text:p>
          </table:table-cell>
          <table:table-cell table:style-name="ce713"/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/</text:p>
          </table:table-cell>
          <table:table-cell table:style-name="ce712" office:value-type="string" calcext:value-type="string">
            <text:p>/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907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/</text:p>
          </table:table-cell>
          <table:table-cell table:style-name="ce885" office:value-type="string" calcext:value-type="string">
            <text:p>⬤</text:p>
          </table:table-cell>
          <table:table-cell table:style-name="ce935" table:number-columns-repeated="8"/>
          <table:table-cell table:number-columns-repeated="16316"/>
        </table:table-row>
        <table:table-row table:style-name="ro3">
          <table:table-cell table:style-name="ce935" table:number-columns-repeated="12"/>
          <table:table-cell table:style-name="ce939" table:number-columns-repeated="6"/>
          <table:table-cell table:style-name="ce935" table:number-columns-repeated="33"/>
          <table:table-cell table:style-name="ce939" table:number-columns-repeated="6"/>
          <table:table-cell table:style-name="ce935" table:number-columns-repeated="11"/>
          <table:table-cell table:number-columns-repeated="38"/>
          <table:table-cell table:style-name="ce330" office:value-type="string" calcext:value-type="string" table:number-columns-spanned="3" table:number-rows-spanned="3">
            <text:p>[16]</text:p>
          </table:table-cell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number-columns-repeated="16269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 table:number-columns-repeated="39"/>
          <table:covered-table-cell table:number-columns-repeated="9" table:style-name="ce330"/>
          <table:table-cell table:number-columns-repeated="16269"/>
        </table:table-row>
        <table:table-row table:style-name="ro3">
          <table:table-cell table:style-name="ce935" table:number-columns-repeated="12"/>
          <table:table-cell table:style-name="ce939" table:number-columns-repeated="6"/>
          <table:table-cell table:style-name="ce935" table:number-columns-repeated="33"/>
          <table:table-cell table:style-name="ce939" table:number-columns-repeated="2"/>
          <table:table-cell table:style-name="ce945"/>
          <table:table-cell table:style-name="ce939" table:number-columns-repeated="2"/>
          <table:table-cell table:style-name="ce945"/>
          <table:table-cell table:style-name="ce935" table:number-columns-repeated="11"/>
          <table:table-cell table:number-columns-repeated="38"/>
          <table:covered-table-cell table:number-columns-repeated="9" table:style-name="ce330"/>
          <table:table-cell table:number-columns-repeated="16269"/>
        </table:table-row>
        <table:table-row table:style-name="ro3">
          <table:table-cell table:style-name="ce935" table:number-columns-repeated="18"/>
          <table:table-cell table:style-name="ce939" table:number-columns-repeated="9"/>
          <table:table-cell table:style-name="ce935" table:number-columns-repeated="15"/>
          <table:table-cell table:style-name="ce939" table:number-columns-repeated="9"/>
          <table:table-cell table:style-name="ce935" table:number-columns-repeated="17"/>
          <table:table-cell table:number-columns-repeated="38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number-columns-repeated="16269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 table:number-columns-repeated="39"/>
          <table:covered-table-cell table:number-columns-repeated="9" table:style-name="ce330"/>
          <table:table-cell table:number-columns-repeated="16269"/>
        </table:table-row>
        <table:table-row table:style-name="ro3">
          <table:table-cell table:style-name="ce935" table:number-columns-repeated="18"/>
          <table:table-cell table:style-name="ce939" table:number-columns-repeated="9"/>
          <table:table-cell table:style-name="ce935" table:number-columns-repeated="15"/>
          <table:table-cell table:style-name="ce939" table:number-columns-repeated="9"/>
          <table:table-cell table:style-name="ce935" table:number-columns-repeated="17"/>
          <table:table-cell table:number-columns-repeated="38"/>
          <table:covered-table-cell table:number-columns-repeated="9" table:style-name="ce330"/>
          <table:table-cell table:number-columns-repeated="16269"/>
        </table:table-row>
        <table:table-row table:style-name="ro3">
          <table:table-cell table:style-name="ce935" table:number-columns-repeated="27"/>
          <table:table-cell table:style-name="ce939" table:number-columns-repeated="15"/>
          <table:table-cell table:style-name="ce935" table:number-columns-repeated="30"/>
          <table:table-cell table:number-columns-repeated="34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style-name="ce330" table:number-columns-spanned="3" table:number-rows-spanned="3"/>
          <table:covered-table-cell table:number-columns-repeated="2" table:style-name="ce330"/>
          <table:table-cell table:number-columns-repeated="16269"/>
        </table:table-row>
        <table:table-row table:style-name="ro3"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style-name="ce939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 table:number-columns-repeated="2"/>
          <table:table-cell table:style-name="ce942"/>
          <table:table-cell table:style-name="ce939"/>
          <table:table-cell table:style-name="ce935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 table:number-columns-repeated="2"/>
          <table:table-cell/>
          <table:table-cell table:style-name="ce935"/>
          <table:table-cell table:number-columns-repeated="34"/>
          <table:covered-table-cell table:number-columns-repeated="9" table:style-name="ce330"/>
          <table:table-cell table:number-columns-repeated="16269"/>
        </table:table-row>
        <table:table-row table:style-name="ro3">
          <table:table-cell table:style-name="ce935" table:number-columns-repeated="27"/>
          <table:table-cell table:style-name="ce939" table:number-columns-repeated="15"/>
          <table:table-cell table:style-name="ce935" table:number-columns-repeated="30"/>
          <table:table-cell table:number-columns-repeated="34"/>
          <table:covered-table-cell table:number-columns-repeated="9" table:style-name="ce330"/>
          <table:table-cell table:number-columns-repeated="16269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9"/>
          <table:table-cell table:style-name="ce11" office:value-type="string" calcext:value-type="string" table:number-columns-spanned="3" table:number-rows-spanned="3">
            <text:p>!740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3">
            <text:p>!737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!736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!735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!734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!733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!732</text:p>
          </table:table-cell>
          <table:covered-table-cell table:number-columns-repeated="2" table:style-name="ce12"/>
          <table:table-cell table:style-name="ce14" office:value-type="string" calcext:value-type="string" table:number-columns-spanned="3" table:number-rows-spanned="3">
            <text:p>!731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3">
            <text:p>!730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3">
            <text:p>!727</text:p>
          </table:table-cell>
          <table:covered-table-cell table:number-columns-repeated="2" table:style-name="ce14"/>
          <table:table-cell table:style-name="ce697" office:value-type="string" calcext:value-type="string" table:number-columns-spanned="3" table:number-rows-spanned="3">
            <text:p>!726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!725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!724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!723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!722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!721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3">
            <text:p>!720</text:p>
          </table:table-cell>
          <table:covered-table-cell table:number-columns-repeated="2" table:style-name="ce11"/>
          <table:table-cell table:number-columns-repeated="16324"/>
        </table:table-row>
        <table:table-row table:style-name="ro3">
          <table:table-cell table:number-columns-repeated="9"/>
          <table:covered-table-cell table:number-columns-repeated="6" table:style-name="ce11"/>
          <table:covered-table-cell table:number-columns-repeated="15" table:style-name="ce12"/>
          <table:covered-table-cell table:number-columns-repeated="9" table:style-name="ce14"/>
          <table:covered-table-cell table:number-columns-repeated="6" table:style-name="ce12"/>
          <table:covered-table-cell table:number-columns-repeated="3" table:style-name="ce11"/>
          <table:covered-table-cell table:number-columns-repeated="6" table:style-name="ce12"/>
          <table:covered-table-cell table:number-columns-repeated="6" table:style-name="ce11"/>
          <table:table-cell table:number-columns-repeated="16324"/>
        </table:table-row>
        <table:table-row table:style-name="ro3">
          <table:table-cell table:number-columns-repeated="9"/>
          <table:covered-table-cell table:number-columns-repeated="6" table:style-name="ce11"/>
          <table:covered-table-cell table:number-columns-repeated="15" table:style-name="ce12"/>
          <table:covered-table-cell table:number-columns-repeated="9" table:style-name="ce14"/>
          <table:covered-table-cell table:number-columns-repeated="6" table:style-name="ce12"/>
          <table:covered-table-cell table:number-columns-repeated="3" table:style-name="ce11"/>
          <table:covered-table-cell table:number-columns-repeated="6" table:style-name="ce12"/>
          <table:covered-table-cell table:number-columns-repeated="6" table:style-name="ce11"/>
          <table:table-cell table:number-columns-repeated="16324"/>
        </table:table-row>
        <table:table-row table:style-name="ro3">
          <table:table-cell table:number-columns-repeated="9"/>
          <table:table-cell table:style-name="ce11" office:value-type="string" calcext:value-type="string" table:number-columns-spanned="3" table:number-rows-spanned="3">
            <text:p>!741</text:p>
          </table:table-cell>
          <table:covered-table-cell table:number-columns-repeated="2" table:style-name="ce11"/>
          <table:table-cell table:style-name="ce53" office:value-type="string" calcext:value-type="string" table:number-columns-spanned="3" table:number-rows-spanned="3">
            <text:p>!640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3">
            <text:p>!636</text:p>
          </table:table-cell>
          <table:covered-table-cell table:number-columns-repeated="2" table:style-name="ce53"/>
          <table:table-cell table:style-name="ce54" office:value-type="string" calcext:value-type="string" table:number-columns-spanned="3" table:number-rows-spanned="3">
            <text:p>!635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34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33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32</text:p>
          </table:table-cell>
          <table:covered-table-cell table:number-columns-repeated="2" table:style-name="ce54"/>
          <table:table-cell table:style-name="ce55" office:value-type="string" calcext:value-type="string" table:number-columns-spanned="3" table:number-rows-spanned="3">
            <text:p>!631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3">
            <text:p>!630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3">
            <text:p>!626</text:p>
          </table:table-cell>
          <table:covered-table-cell table:number-columns-repeated="2" table:style-name="ce55"/>
          <table:table-cell table:style-name="ce947" office:value-type="string" calcext:value-type="string" table:number-columns-spanned="3" table:number-rows-spanned="3">
            <text:p>!625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24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23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22</text:p>
          </table:table-cell>
          <table:covered-table-cell table:number-columns-repeated="2" table:style-name="ce54"/>
          <table:table-cell table:style-name="ce53" office:value-type="string" calcext:value-type="string" table:number-columns-spanned="3" table:number-rows-spanned="3">
            <text:p>!621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3">
            <text:p>!620</text:p>
          </table:table-cell>
          <table:covered-table-cell table:number-columns-repeated="2" table:style-name="ce53"/>
          <table:table-cell table:style-name="ce11" office:value-type="string" calcext:value-type="string" table:number-columns-spanned="3" table:number-rows-spanned="3">
            <text:p>!717</text:p>
          </table:table-cell>
          <table:covered-table-cell table:number-columns-repeated="2" table:style-name="ce11"/>
          <table:table-cell table:number-columns-repeated="1632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6" table:style-name="ce53"/>
          <table:covered-table-cell table:number-columns-repeated="12" table:style-name="ce54"/>
          <table:covered-table-cell table:number-columns-repeated="9" table:style-name="ce55"/>
          <table:covered-table-cell table:number-columns-repeated="12" table:style-name="ce54"/>
          <table:covered-table-cell table:number-columns-repeated="6" table:style-name="ce53"/>
          <table:covered-table-cell table:number-columns-repeated="3" table:style-name="ce11"/>
          <table:table-cell table:number-columns-repeated="1632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6" table:style-name="ce53"/>
          <table:covered-table-cell table:number-columns-repeated="12" table:style-name="ce54"/>
          <table:covered-table-cell table:number-columns-repeated="9" table:style-name="ce55"/>
          <table:covered-table-cell table:number-columns-repeated="12" table:style-name="ce54"/>
          <table:covered-table-cell table:number-columns-repeated="6" table:style-name="ce53"/>
          <table:covered-table-cell table:number-columns-repeated="3" table:style-name="ce11"/>
          <table:table-cell table:number-columns-repeated="16324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3" table:number-rows-spanned="3">
            <text:p>!742</text:p>
          </table:table-cell>
          <table:covered-table-cell table:number-columns-repeated="2" table:style-name="ce12"/>
          <table:table-cell table:style-name="ce53" office:value-type="string" calcext:value-type="string" table:number-columns-spanned="3" table:number-rows-spanned="3">
            <text:p>!641</text:p>
          </table:table-cell>
          <table:covered-table-cell table:number-columns-repeated="2" table:style-name="ce53"/>
          <table:table-cell table:style-name="ce70" office:value-type="string" calcext:value-type="string" table:number-columns-spanned="3" table:number-rows-spanned="3">
            <text:p>!540</text:p>
          </table:table-cell>
          <table:covered-table-cell table:number-columns-repeated="2" table:style-name="ce70"/>
          <table:table-cell table:style-name="ce70" office:value-type="string" calcext:value-type="string" table:number-columns-spanned="3" table:number-rows-spanned="3">
            <text:p>!535</text:p>
          </table:table-cell>
          <table:covered-table-cell table:number-columns-repeated="2" table:style-name="ce70"/>
          <table:table-cell table:style-name="ce71" office:value-type="string" calcext:value-type="string" table:number-columns-spanned="3" table:number-rows-spanned="3">
            <text:p>!534</text:p>
          </table:table-cell>
          <table:covered-table-cell table:number-columns-repeated="2" table:style-name="ce71"/>
          <table:table-cell table:style-name="ce70" office:value-type="string" calcext:value-type="string" table:number-columns-spanned="3" table:number-rows-spanned="3">
            <text:p>!533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3">
            <text:p>!532</text:p>
          </table:table-cell>
          <table:covered-table-cell table:number-columns-repeated="2" table:style-name="ce71"/>
          <table:table-cell table:style-name="ce72" office:value-type="string" calcext:value-type="string" table:number-columns-spanned="3" table:number-rows-spanned="3">
            <text:p>!531</text:p>
          </table:table-cell>
          <table:covered-table-cell table:number-columns-repeated="2" table:style-name="ce72"/>
          <table:table-cell table:style-name="ce72" office:value-type="string" calcext:value-type="string" table:number-columns-spanned="3" table:number-rows-spanned="3">
            <text:p>!530</text:p>
          </table:table-cell>
          <table:covered-table-cell table:number-columns-repeated="2" table:style-name="ce72"/>
          <table:table-cell table:style-name="ce72" office:value-type="string" calcext:value-type="string" table:number-columns-spanned="3" table:number-rows-spanned="3">
            <text:p>!525</text:p>
          </table:table-cell>
          <table:covered-table-cell table:number-columns-repeated="2" table:style-name="ce72"/>
          <table:table-cell table:style-name="ce745" office:value-type="string" calcext:value-type="string" table:number-columns-spanned="3" table:number-rows-spanned="3">
            <text:p>!524</text:p>
          </table:table-cell>
          <table:covered-table-cell table:number-columns-repeated="2" table:style-name="ce71"/>
          <table:table-cell table:style-name="ce70" office:value-type="string" calcext:value-type="string" table:number-columns-spanned="3" table:number-rows-spanned="3">
            <text:p>!523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3">
            <text:p>!522</text:p>
          </table:table-cell>
          <table:covered-table-cell table:number-columns-repeated="2" table:style-name="ce71"/>
          <table:table-cell table:style-name="ce70" office:value-type="string" calcext:value-type="string" table:number-columns-spanned="3" table:number-rows-spanned="3">
            <text:p>!521</text:p>
          </table:table-cell>
          <table:covered-table-cell table:number-columns-repeated="2" table:style-name="ce70"/>
          <table:table-cell table:style-name="ce70" office:value-type="string" calcext:value-type="string" table:number-columns-spanned="3" table:number-rows-spanned="3">
            <text:p>!520</text:p>
          </table:table-cell>
          <table:covered-table-cell table:number-columns-repeated="2" table:style-name="ce70"/>
          <table:table-cell table:style-name="ce53" office:value-type="string" calcext:value-type="string" table:number-columns-spanned="3" table:number-rows-spanned="3">
            <text:p>!616</text:p>
          </table:table-cell>
          <table:covered-table-cell table:number-columns-repeated="2" table:style-name="ce53"/>
          <table:table-cell table:style-name="ce276" office:value-type="string" calcext:value-type="string" table:number-columns-spanned="3" table:number-rows-spanned="3">
            <text:p>!716</text:p>
          </table:table-cell>
          <table:covered-table-cell table:number-columns-repeated="2" table:style-name="ce276"/>
          <table:table-cell table:number-columns-repeated="1632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3"/>
          <table:covered-table-cell table:number-columns-repeated="6" table:style-name="ce70"/>
          <table:covered-table-cell table:number-columns-repeated="9" table:style-name="ce71"/>
          <table:covered-table-cell table:number-columns-repeated="9" table:style-name="ce72"/>
          <table:covered-table-cell table:number-columns-repeated="9" table:style-name="ce71"/>
          <table:covered-table-cell table:number-columns-repeated="6" table:style-name="ce70"/>
          <table:covered-table-cell table:number-columns-repeated="3" table:style-name="ce53"/>
          <table:covered-table-cell table:number-columns-repeated="3" table:style-name="ce276"/>
          <table:table-cell table:number-columns-repeated="1632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3"/>
          <table:covered-table-cell table:number-columns-repeated="6" table:style-name="ce70"/>
          <table:covered-table-cell table:number-columns-repeated="9" table:style-name="ce71"/>
          <table:covered-table-cell table:number-columns-repeated="9" table:style-name="ce72"/>
          <table:covered-table-cell table:number-columns-repeated="9" table:style-name="ce71"/>
          <table:covered-table-cell table:number-columns-repeated="6" table:style-name="ce70"/>
          <table:covered-table-cell table:number-columns-repeated="3" table:style-name="ce53"/>
          <table:covered-table-cell table:number-columns-repeated="3" table:style-name="ce276"/>
          <table:table-cell table:number-columns-repeated="16324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3" table:number-rows-spanned="3">
            <text:p>!743</text:p>
          </table:table-cell>
          <table:covered-table-cell table:number-columns-repeated="2" table:style-name="ce12"/>
          <table:table-cell table:style-name="ce54" office:value-type="string" calcext:value-type="string" table:number-columns-spanned="3" table:number-rows-spanned="3">
            <text:p>!642</text:p>
          </table:table-cell>
          <table:covered-table-cell table:number-columns-repeated="2" table:style-name="ce54"/>
          <table:table-cell table:style-name="ce70" office:value-type="string" calcext:value-type="string" table:number-columns-spanned="3" table:number-rows-spanned="3">
            <text:p>!541</text:p>
          </table:table-cell>
          <table:covered-table-cell table:number-columns-repeated="2" table:style-name="ce70"/>
          <table:table-cell table:style-name="ce92" office:value-type="string" calcext:value-type="string" table:number-columns-spanned="3" table:number-rows-spanned="3">
            <text:p>!440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!434</text:p>
          </table:table-cell>
          <table:covered-table-cell table:number-columns-repeated="2" table:style-name="ce93"/>
          <table:table-cell table:style-name="ce699" office:value-type="string" calcext:value-type="string" table:number-columns-spanned="3" table:number-rows-spanned="3">
            <text:p>!433</text:p>
          </table:table-cell>
          <table:covered-table-cell table:number-columns-repeated="2" table:style-name="ce272"/>
          <table:table-cell table:style-name="ce699" office:value-type="string" calcext:value-type="string" table:number-columns-spanned="3" table:number-rows-spanned="3">
            <text:p>!432</text:p>
          </table:table-cell>
          <table:covered-table-cell table:number-columns-repeated="2" table:style-name="ce272"/>
          <table:table-cell table:style-name="ce92" office:value-type="string" calcext:value-type="string" table:number-columns-spanned="3" table:number-rows-spanned="3">
            <text:p>!431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!430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!424</text:p>
          </table:table-cell>
          <table:covered-table-cell table:number-columns-repeated="2" table:style-name="ce92"/>
          <table:table-cell table:style-name="ce699" office:value-type="string" calcext:value-type="string" table:number-columns-spanned="3" table:number-rows-spanned="3">
            <text:p>!423</text:p>
          </table:table-cell>
          <table:covered-table-cell table:number-columns-repeated="2" table:style-name="ce93"/>
          <table:table-cell table:style-name="ce699" office:value-type="string" calcext:value-type="string" table:number-columns-spanned="3" table:number-rows-spanned="3">
            <text:p>!422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!421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!420</text:p>
          </table:table-cell>
          <table:covered-table-cell table:number-columns-repeated="2" table:style-name="ce93"/>
          <table:table-cell table:style-name="ce70" office:value-type="string" calcext:value-type="string" table:number-columns-spanned="3" table:number-rows-spanned="3">
            <text:p>!515</text:p>
          </table:table-cell>
          <table:covered-table-cell table:number-columns-repeated="2" table:style-name="ce70"/>
          <table:table-cell table:style-name="ce54" office:value-type="string" calcext:value-type="string" table:number-columns-spanned="3" table:number-rows-spanned="3">
            <text:p>!615</text:p>
          </table:table-cell>
          <table:covered-table-cell table:number-columns-repeated="2" table:style-name="ce54"/>
          <table:table-cell table:style-name="ce276" office:value-type="string" calcext:value-type="string" table:number-columns-spanned="3" table:number-rows-spanned="3">
            <text:p>!715</text:p>
          </table:table-cell>
          <table:covered-table-cell table:number-columns-repeated="2" table:style-name="ce276"/>
          <table:table-cell table:number-columns-repeated="40"/>
          <table:table-cell table:style-name="ce699" office:value-type="string" calcext:value-type="string" table:number-columns-spanned="3" table:number-rows-spanned="3">
            <text:p>!73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53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33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!13</text:p>
          </table:table-cell>
          <table:covered-table-cell table:number-columns-repeated="2" table:style-name="ce24"/>
          <table:table-cell table:number-columns-repeated="3"/>
          <table:table-cell table:style-name="ce699" office:value-type="string" calcext:value-type="string" table:number-columns-spanned="3" table:number-rows-spanned="3">
            <text:p>!72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52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32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!12</text:p>
          </table:table-cell>
          <table:covered-table-cell table:number-columns-repeated="2" table:style-name="ce24"/>
          <table:table-cell table:number-columns-repeated="16257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0"/>
          <table:covered-table-cell table:number-columns-repeated="6" table:style-name="ce93"/>
          <table:covered-table-cell table:number-columns-repeated="6" table:style-name="ce272"/>
          <table:covered-table-cell table:number-columns-repeated="9" table:style-name="ce92"/>
          <table:covered-table-cell table:number-columns-repeated="12" table:style-name="ce93"/>
          <table:covered-table-cell table:number-columns-repeated="3" table:style-name="ce70"/>
          <table:covered-table-cell table:number-columns-repeated="3" table:style-name="ce54"/>
          <table:covered-table-cell table:number-columns-repeated="3" table:style-name="ce276"/>
          <table:table-cell table:number-columns-repeated="5"/>
          <table:table-cell table:style-name="ce699" office:value-type="string" calcext:value-type="string" table:number-columns-spanned="3" table:number-rows-spanned="3">
            <text:p>!73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53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33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!13</text:p>
          </table:table-cell>
          <table:covered-table-cell table:number-columns-repeated="2" table:style-name="ce24"/>
          <table:table-cell/>
          <table:table-cell table:style-name="ce699" office:value-type="string" calcext:value-type="string" table:number-columns-spanned="3" table:number-rows-spanned="3">
            <text:p>!72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52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32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!12</text:p>
          </table:table-cell>
          <table:covered-table-cell table:number-columns-repeated="2" table:style-name="ce24"/>
          <table:table-cell table:number-columns-repeated="10"/>
          <table:covered-table-cell table:number-columns-repeated="12" table:style-name="ce24"/>
          <table:table-cell table:number-columns-repeated="3"/>
          <table:covered-table-cell table:number-columns-repeated="12" table:style-name="ce24"/>
          <table:table-cell table:number-columns-repeated="16257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0"/>
          <table:covered-table-cell table:number-columns-repeated="6" table:style-name="ce93"/>
          <table:covered-table-cell table:number-columns-repeated="6" table:style-name="ce272"/>
          <table:covered-table-cell table:number-columns-repeated="9" table:style-name="ce92"/>
          <table:covered-table-cell table:number-columns-repeated="12" table:style-name="ce93"/>
          <table:covered-table-cell table:number-columns-repeated="3" table:style-name="ce70"/>
          <table:covered-table-cell table:number-columns-repeated="3" table:style-name="ce54"/>
          <table:covered-table-cell table:number-columns-repeated="3" table:style-name="ce276"/>
          <table:table-cell table:number-columns-repeated="5"/>
          <table:covered-table-cell table:number-columns-repeated="12" table:style-name="ce24"/>
          <table:table-cell/>
          <table:covered-table-cell table:number-columns-repeated="12" table:style-name="ce24"/>
          <table:table-cell table:number-columns-repeated="10"/>
          <table:covered-table-cell table:number-columns-repeated="12" table:style-name="ce24"/>
          <table:table-cell table:number-columns-repeated="3"/>
          <table:covered-table-cell table:number-columns-repeated="12" table:style-name="ce24"/>
          <table:table-cell table:number-columns-repeated="16257"/>
        </table:table-row>
        <table:table-row table:style-name="ro3">
          <table:table-cell table:number-columns-repeated="9"/>
          <table:table-cell table:style-name="ce11" office:value-type="string" calcext:value-type="string" table:number-columns-spanned="3" table:number-rows-spanned="3">
            <text:p>!744</text:p>
          </table:table-cell>
          <table:covered-table-cell table:number-columns-repeated="2" table:style-name="ce11"/>
          <table:table-cell table:style-name="ce54" office:value-type="string" calcext:value-type="string" table:number-columns-spanned="3" table:number-rows-spanned="3">
            <text:p>!643</text:p>
          </table:table-cell>
          <table:covered-table-cell table:number-columns-repeated="2" table:style-name="ce54"/>
          <table:table-cell table:style-name="ce71" office:value-type="string" calcext:value-type="string" table:number-columns-spanned="3" table:number-rows-spanned="3">
            <text:p>!542</text:p>
          </table:table-cell>
          <table:covered-table-cell table:number-columns-repeated="2" table:style-name="ce71"/>
          <table:table-cell table:style-name="ce92" office:value-type="string" calcext:value-type="string" table:number-columns-spanned="3" table:number-rows-spanned="3">
            <text:p>!441</text:p>
          </table:table-cell>
          <table:covered-table-cell table:number-columns-repeated="2" table:style-name="ce93"/>
          <table:table-cell table:style-name="ce114" office:value-type="string" calcext:value-type="string" table:number-columns-spanned="3" table:number-rows-spanned="3">
            <text:p>!340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!333</text:p>
          </table:table-cell>
          <table:covered-table-cell table:number-columns-repeated="2" table:style-name="ce117"/>
          <table:table-cell table:style-name="ce114" office:value-type="string" calcext:value-type="string" table:number-columns-spanned="3" table:number-rows-spanned="3">
            <text:p>!332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!331</text:p>
          </table:table-cell>
          <table:covered-table-cell table:number-columns-repeated="2" table:style-name="ce116"/>
          <table:table-cell table:style-name="ce114" office:value-type="string" calcext:value-type="string" table:number-columns-spanned="3" table:number-rows-spanned="3">
            <text:p>!330</text:p>
          </table:table-cell>
          <table:covered-table-cell table:number-columns-repeated="2" table:style-name="ce114"/>
          <table:table-cell table:style-name="ce116" office:value-type="string" calcext:value-type="string" table:number-columns-spanned="3" table:number-rows-spanned="3">
            <text:p>!323</text:p>
          </table:table-cell>
          <table:covered-table-cell table:number-columns-repeated="2" table:style-name="ce116"/>
          <table:table-cell table:style-name="ce114" office:value-type="string" calcext:value-type="string" table:number-columns-spanned="3" table:number-rows-spanned="3">
            <text:p>!322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!321</text:p>
          </table:table-cell>
          <table:covered-table-cell table:number-columns-repeated="2" table:style-name="ce117"/>
          <table:table-cell table:style-name="ce114" office:value-type="string" calcext:value-type="string" table:number-columns-spanned="3" table:number-rows-spanned="3">
            <text:p>!320</text:p>
          </table:table-cell>
          <table:covered-table-cell table:number-columns-repeated="2" table:style-name="ce115"/>
          <table:table-cell table:style-name="ce92" office:value-type="string" calcext:value-type="string" table:number-columns-spanned="3" table:number-rows-spanned="3">
            <text:p>!414</text:p>
          </table:table-cell>
          <table:covered-table-cell table:number-columns-repeated="2" table:style-name="ce93"/>
          <table:table-cell table:style-name="ce71" office:value-type="string" calcext:value-type="string" table:number-columns-spanned="3" table:number-rows-spanned="3">
            <text:p>!514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!614</text:p>
          </table:table-cell>
          <table:covered-table-cell table:number-columns-repeated="2" table:style-name="ce54"/>
          <table:table-cell table:style-name="ce11" office:value-type="string" calcext:value-type="string" table:number-columns-spanned="3" table:number-rows-spanned="3">
            <text:p>!714</text:p>
          </table:table-cell>
          <table:covered-table-cell table:number-columns-repeated="2" table:style-name="ce11"/>
          <table:table-cell table:number-columns-repeated="4"/>
          <table:table-cell table:style-name="ce782"/>
          <table:covered-table-cell table:number-columns-repeated="12" table:style-name="ce24"/>
          <table:table-cell/>
          <table:covered-table-cell table:number-columns-repeated="12" table:style-name="ce24"/>
          <table:table-cell table:style-name="ce782"/>
          <table:table-cell table:number-columns-repeated="6"/>
          <table:table-cell table:style-name="ce699" office:value-type="string" calcext:value-type="string" table:number-columns-spanned="3" table:number-rows-spanned="3">
            <text:p>!14</text:p>
          </table:table-cell>
          <table:covered-table-cell table:number-columns-repeated="2" table:style-name="ce24"/>
          <table:table-cell table:number-columns-repeated="3"/>
          <table:table-cell table:style-name="ce25" office:value-type="string" calcext:value-type="string" table:number-columns-spanned="3" table:number-rows-spanned="3">
            <text:p>!63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3">
            <text:p>!43</text:p>
          </table:table-cell>
          <table:covered-table-cell table:number-columns-repeated="2" table:style-name="ce29"/>
          <table:table-cell table:style-name="ce25" office:value-type="string" calcext:value-type="string" table:number-columns-spanned="3" table:number-rows-spanned="3">
            <text:p>!23</text:p>
          </table:table-cell>
          <table:covered-table-cell table:number-columns-repeated="2" table:style-name="ce26"/>
          <table:table-cell table:number-columns-repeated="3"/>
          <table:table-cell table:style-name="ce25" office:value-type="string" calcext:value-type="string" table:number-columns-spanned="3" table:number-rows-spanned="3">
            <text:p>!62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3">
            <text:p>!42</text:p>
          </table:table-cell>
          <table:covered-table-cell table:number-columns-repeated="2" table:style-name="ce29"/>
          <table:table-cell table:style-name="ce25" office:value-type="string" calcext:value-type="string" table:number-columns-spanned="3" table:number-rows-spanned="3">
            <text:p>!22</text:p>
          </table:table-cell>
          <table:covered-table-cell table:number-columns-repeated="2" table:style-name="ce26"/>
          <table:table-cell table:number-columns-repeated="3"/>
          <table:table-cell table:style-name="ce699" office:value-type="string" calcext:value-type="string" table:number-columns-spanned="3" table:number-rows-spanned="3">
            <text:p>!71</text:p>
          </table:table-cell>
          <table:covered-table-cell table:number-columns-repeated="2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4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2"/>
          <table:table-cell table:style-name="ce699" office:value-type="string" calcext:value-type="string" table:number-columns-spanned="3" table:number-rows-spanned="3">
            <text:p>!14</text:p>
          </table:table-cell>
          <table:covered-table-cell table:number-columns-repeated="2" table:style-name="ce24"/>
          <table:table-cell table:number-columns-repeated="23"/>
          <table:table-cell table:style-name="ce782" table:number-columns-repeated="2"/>
          <table:table-cell table:style-name="ce699" office:value-type="string" calcext:value-type="string" table:number-columns-spanned="3" table:number-rows-spanned="3">
            <text:p>!71</text:p>
          </table:table-cell>
          <table:covered-table-cell table:number-columns-repeated="2" table:style-name="ce24"/>
          <table:table-cell table:number-columns-repeated="4"/>
          <table:covered-table-cell table:number-columns-repeated="3" table:style-name="ce24"/>
          <table:table-cell table:number-columns-repeated="3"/>
          <table:covered-table-cell table:number-columns-repeated="3" table:style-name="ce26"/>
          <table:covered-table-cell table:number-columns-repeated="3" table:style-name="ce29"/>
          <table:covered-table-cell table:number-columns-repeated="3" table:style-name="ce26"/>
          <table:table-cell table:number-columns-repeated="3"/>
          <table:covered-table-cell table:number-columns-repeated="3" table:style-name="ce26"/>
          <table:covered-table-cell table:number-columns-repeated="3" table:style-name="ce29"/>
          <table:covered-table-cell table:number-columns-repeated="3" table:style-name="ce26"/>
          <table:table-cell table:number-columns-repeated="3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4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2"/>
          <table:covered-table-cell table:number-columns-repeated="3" table:style-name="ce24"/>
          <table:table-cell table:number-columns-repeated="23"/>
          <table:table-cell table:style-name="ce782" table:number-columns-repeated="2"/>
          <table:covered-table-cell table:number-columns-repeated="3" table:style-name="ce24"/>
          <table:table-cell table:number-columns-repeated="4"/>
          <table:covered-table-cell table:number-columns-repeated="3" table:style-name="ce24"/>
          <table:table-cell table:number-columns-repeated="3"/>
          <table:covered-table-cell table:number-columns-repeated="3" table:style-name="ce26"/>
          <table:covered-table-cell table:number-columns-repeated="3" table:style-name="ce29"/>
          <table:covered-table-cell table:number-columns-repeated="3" table:style-name="ce26"/>
          <table:table-cell table:number-columns-repeated="3"/>
          <table:covered-table-cell table:number-columns-repeated="3" table:style-name="ce26"/>
          <table:covered-table-cell table:number-columns-repeated="3" table:style-name="ce29"/>
          <table:covered-table-cell table:number-columns-repeated="3" table:style-name="ce26"/>
          <table:table-cell table:number-columns-repeated="3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3" table:number-rows-spanned="3">
            <text:p>!745</text:p>
          </table:table-cell>
          <table:covered-table-cell table:number-columns-repeated="2" table:style-name="ce12"/>
          <table:table-cell table:style-name="ce54" office:value-type="string" calcext:value-type="string" table:number-columns-spanned="3" table:number-rows-spanned="3">
            <text:p>!644</text:p>
          </table:table-cell>
          <table:covered-table-cell table:number-columns-repeated="2" table:style-name="ce54"/>
          <table:table-cell table:style-name="ce72" office:value-type="string" calcext:value-type="string" table:number-columns-spanned="3" table:number-rows-spanned="3">
            <text:p>!543</text:p>
          </table:table-cell>
          <table:covered-table-cell table:number-columns-repeated="2" table:style-name="ce71"/>
          <table:table-cell table:style-name="ce699" office:value-type="string" calcext:value-type="string" table:number-columns-spanned="3" table:number-rows-spanned="3">
            <text:p>!442</text:p>
          </table:table-cell>
          <table:covered-table-cell table:number-columns-repeated="2" table:style-name="ce272"/>
          <table:table-cell table:style-name="ce116" office:value-type="string" calcext:value-type="string" table:number-columns-spanned="3" table:number-rows-spanned="3">
            <text:p>!341</text:p>
          </table:table-cell>
          <table:covered-table-cell table:number-columns-repeated="2" table:style-name="ce117"/>
          <table:table-cell table:style-name="ce804" office:value-type="string" calcext:value-type="string" table:number-columns-spanned="3" table:number-rows-spanned="3">
            <text:p>!240</text:p>
          </table:table-cell>
          <table:covered-table-cell table:number-columns-repeated="2" table:style-name="ce134"/>
          <table:table-cell table:style-name="ce135" office:value-type="string" calcext:value-type="string" table:number-columns-spanned="3" table:number-rows-spanned="3">
            <text:p>!232</text:p>
          </table:table-cell>
          <table:covered-table-cell table:number-columns-repeated="2" table:style-name="ce136"/>
          <table:table-cell table:style-name="ce135" office:value-type="string" calcext:value-type="string" table:number-columns-spanned="3" table:number-rows-spanned="3">
            <text:p>!231</text:p>
          </table:table-cell>
          <table:covered-table-cell table:number-columns-repeated="2" table:style-name="ce135"/>
          <table:table-cell table:style-name="ce851" office:value-type="string" calcext:value-type="string" table:number-columns-spanned="3" table:number-rows-spanned="3">
            <text:p>!230</text:p>
          </table:table-cell>
          <table:covered-table-cell table:number-columns-repeated="2" table:style-name="ce25"/>
          <table:table-cell table:style-name="ce886" office:value-type="string" calcext:value-type="string" table:number-columns-spanned="3" table:number-rows-spanned="3">
            <text:p>!222</text:p>
          </table:table-cell>
          <table:covered-table-cell table:number-columns-repeated="2" table:style-name="ce135"/>
          <table:table-cell table:style-name="ce135" office:value-type="string" calcext:value-type="string" table:number-columns-spanned="3" table:number-rows-spanned="3">
            <text:p>!221</text:p>
          </table:table-cell>
          <table:covered-table-cell table:number-columns-repeated="2" table:style-name="ce136"/>
          <table:table-cell table:style-name="ce809" office:value-type="string" calcext:value-type="string" table:number-columns-spanned="3" table:number-rows-spanned="3">
            <text:p>!220</text:p>
          </table:table-cell>
          <table:covered-table-cell table:number-columns-repeated="2" table:style-name="ce134"/>
          <table:table-cell table:style-name="ce116" office:value-type="string" calcext:value-type="string" table:number-columns-spanned="3" table:number-rows-spanned="3">
            <text:p>!313</text:p>
          </table:table-cell>
          <table:covered-table-cell table:number-columns-repeated="2" table:style-name="ce117"/>
          <table:table-cell table:style-name="ce699" office:value-type="string" calcext:value-type="string" table:number-columns-spanned="3" table:number-rows-spanned="3">
            <text:p>!413</text:p>
          </table:table-cell>
          <table:covered-table-cell table:number-columns-repeated="2" table:style-name="ce272"/>
          <table:table-cell table:style-name="ce72" office:value-type="string" calcext:value-type="string" table:number-columns-spanned="3" table:number-rows-spanned="3">
            <text:p>!513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!613</text:p>
          </table:table-cell>
          <table:covered-table-cell table:number-columns-repeated="2" table:style-name="ce54"/>
          <table:table-cell table:style-name="ce12" office:value-type="string" calcext:value-type="string" table:number-columns-spanned="3" table:number-rows-spanned="3">
            <text:p>!713</text:p>
          </table:table-cell>
          <table:covered-table-cell table:number-columns-repeated="2" table:style-name="ce12"/>
          <table:table-cell table:number-columns-repeated="2"/>
          <table:covered-table-cell table:number-columns-repeated="3" table:style-name="ce24"/>
          <table:table-cell table:number-columns-repeated="6"/>
          <table:table-cell table:style-name="ce25" office:value-type="string" calcext:value-type="string" table:number-columns-spanned="3" table:number-rows-spanned="3">
            <text:p>!63</text:p>
          </table:table-cell>
          <table:covered-table-cell table:number-columns-repeated="2" table:style-name="ce26"/>
          <table:table-cell table:style-name="ce25" office:value-type="string" calcext:value-type="string" table:number-columns-spanned="3" table:number-rows-spanned="3">
            <text:p>!23</text:p>
          </table:table-cell>
          <table:covered-table-cell table:number-columns-repeated="2" table:style-name="ce26"/>
          <table:table-cell table:style-name="ce782"/>
          <table:table-cell table:style-name="ce25" office:value-type="string" calcext:value-type="string" table:number-columns-spanned="3" table:number-rows-spanned="3">
            <text:p>!62</text:p>
          </table:table-cell>
          <table:covered-table-cell table:number-columns-repeated="2" table:style-name="ce26"/>
          <table:table-cell table:style-name="ce25" office:value-type="string" calcext:value-type="string" table:number-columns-spanned="3" table:number-rows-spanned="3">
            <text:p>!22</text:p>
          </table:table-cell>
          <table:covered-table-cell table:number-columns-repeated="2" table:style-name="ce26"/>
          <table:table-cell table:number-columns-repeated="6"/>
          <table:covered-table-cell table:number-columns-repeated="3" table:style-name="ce24"/>
          <table:table-cell table:number-columns-repeated="4"/>
          <table:table-cell table:style-name="ce704" office:value-type="string" calcext:value-type="string" table:number-columns-spanned="3" table:number-rows-spanned="3">
            <text:p>!34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!24</text:p>
          </table:table-cell>
          <table:covered-table-cell table:number-columns-repeated="2" table:style-name="ce26"/>
          <table:table-cell table:style-name="ce18" office:value-type="string" calcext:value-type="string" table:number-columns-spanned="3" table:number-rows-spanned="3">
            <text:p>!04</text:p>
          </table:table-cell>
          <table:covered-table-cell table:number-columns-repeated="2" table:style-name="ce18"/>
          <table:table-cell table:number-columns-repeated="6"/>
          <table:table-cell table:style-name="ce18" office:value-type="string" calcext:value-type="string" table:number-columns-spanned="3" table:number-rows-spanned="3">
            <text:p>!03</text:p>
          </table:table-cell>
          <table:covered-table-cell table:number-columns-repeated="2" table:style-name="ce18"/>
          <table:table-cell table:number-columns-repeated="6"/>
          <table:table-cell table:style-name="ce18" office:value-type="string" calcext:value-type="string" table:number-columns-spanned="3" table:number-rows-spanned="3">
            <text:p>!02</text:p>
          </table:table-cell>
          <table:covered-table-cell table:number-columns-repeated="2" table:style-name="ce18"/>
          <table:table-cell table:style-name="ce25" office:value-type="string" calcext:value-type="string" table:number-columns-spanned="3" table:number-rows-spanned="3">
            <text:p>!61</text:p>
          </table:table-cell>
          <table:covered-table-cell table:number-columns-repeated="2" table:style-name="ce26"/>
          <table:table-cell table:style-name="ce704" office:value-type="string" calcext:value-type="string" table:number-columns-spanned="3" table:number-rows-spanned="3">
            <text:p>!51</text:p>
          </table:table-cell>
          <table:covered-table-cell table:number-columns-repeated="2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272"/>
          <table:covered-table-cell table:number-columns-repeated="3" table:style-name="ce117"/>
          <table:covered-table-cell table:number-columns-repeated="3" table:style-name="ce134"/>
          <table:covered-table-cell table:number-columns-repeated="3" table:style-name="ce136"/>
          <table:covered-table-cell table:number-columns-repeated="3" table:style-name="ce135"/>
          <table:covered-table-cell table:number-columns-repeated="3" table:style-name="ce25"/>
          <table:covered-table-cell table:number-columns-repeated="3" table:style-name="ce135"/>
          <table:covered-table-cell table:number-columns-repeated="3" table:style-name="ce136"/>
          <table:covered-table-cell table:number-columns-repeated="3" table:style-name="ce134"/>
          <table:covered-table-cell table:number-columns-repeated="3" table:style-name="ce117"/>
          <table:covered-table-cell table:number-columns-repeated="3" table:style-name="ce272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2"/>
          <table:table-cell table:style-name="ce704" office:value-type="string" calcext:value-type="string" table:number-columns-spanned="3" table:number-rows-spanned="3">
            <text:p>!34</text:p>
          </table:table-cell>
          <table:covered-table-cell table:number-columns-repeated="2" table:style-name="ce24"/>
          <table:table-cell table:number-columns-repeated="6"/>
          <table:covered-table-cell table:number-columns-repeated="6" table:style-name="ce26"/>
          <table:table-cell table:style-name="ce782"/>
          <table:covered-table-cell table:number-columns-repeated="6" table:style-name="ce26"/>
          <table:table-cell table:number-columns-repeated="6"/>
          <table:table-cell table:style-name="ce704" office:value-type="string" calcext:value-type="string" table:number-columns-spanned="3" table:number-rows-spanned="3">
            <text:p>!51</text:p>
          </table:table-cell>
          <table:covered-table-cell table:number-columns-repeated="2" table:style-name="ce24"/>
          <table:table-cell table:number-columns-repeated="4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18"/>
          <table:table-cell table:number-columns-repeated="6"/>
          <table:covered-table-cell table:number-columns-repeated="3" table:style-name="ce18"/>
          <table:table-cell table:number-columns-repeated="6"/>
          <table:covered-table-cell table:number-columns-repeated="3" table:style-name="ce18"/>
          <table:covered-table-cell table:number-columns-repeated="3" table:style-name="ce26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272"/>
          <table:covered-table-cell table:number-columns-repeated="3" table:style-name="ce117"/>
          <table:covered-table-cell table:number-columns-repeated="3" table:style-name="ce134"/>
          <table:covered-table-cell table:number-columns-repeated="3" table:style-name="ce136"/>
          <table:covered-table-cell table:number-columns-repeated="3" table:style-name="ce135"/>
          <table:covered-table-cell table:number-columns-repeated="3" table:style-name="ce25"/>
          <table:covered-table-cell table:number-columns-repeated="3" table:style-name="ce135"/>
          <table:covered-table-cell table:number-columns-repeated="3" table:style-name="ce136"/>
          <table:covered-table-cell table:number-columns-repeated="3" table:style-name="ce134"/>
          <table:covered-table-cell table:number-columns-repeated="3" table:style-name="ce117"/>
          <table:covered-table-cell table:number-columns-repeated="3" table:style-name="ce272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2"/>
          <table:covered-table-cell table:number-columns-repeated="3" table:style-name="ce24"/>
          <table:table-cell table:number-columns-repeated="6"/>
          <table:covered-table-cell table:number-columns-repeated="6" table:style-name="ce26"/>
          <table:table-cell table:style-name="ce782"/>
          <table:covered-table-cell table:number-columns-repeated="6" table:style-name="ce26"/>
          <table:table-cell table:number-columns-repeated="6"/>
          <table:covered-table-cell table:number-columns-repeated="3" table:style-name="ce24"/>
          <table:table-cell table:number-columns-repeated="4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18"/>
          <table:table-cell table:number-columns-repeated="6"/>
          <table:covered-table-cell table:number-columns-repeated="3" table:style-name="ce18"/>
          <table:table-cell table:number-columns-repeated="6"/>
          <table:covered-table-cell table:number-columns-repeated="3" table:style-name="ce18"/>
          <table:covered-table-cell table:number-columns-repeated="3" table:style-name="ce26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3" table:number-rows-spanned="3">
            <text:p>!746</text:p>
          </table:table-cell>
          <table:covered-table-cell table:number-columns-repeated="2" table:style-name="ce12"/>
          <table:table-cell table:style-name="ce54" office:value-type="string" calcext:value-type="string" table:number-columns-spanned="3" table:number-rows-spanned="3">
            <text:p>!645</text:p>
          </table:table-cell>
          <table:covered-table-cell table:number-columns-repeated="2" table:style-name="ce54"/>
          <table:table-cell table:style-name="ce745" office:value-type="string" calcext:value-type="string" table:number-columns-spanned="3" table:number-rows-spanned="3">
            <text:p>!544</text:p>
          </table:table-cell>
          <table:covered-table-cell table:number-columns-repeated="2" table:style-name="ce71"/>
          <table:table-cell table:style-name="ce699" office:value-type="string" calcext:value-type="string" table:number-columns-spanned="3" table:number-rows-spanned="3">
            <text:p>!443</text:p>
          </table:table-cell>
          <table:covered-table-cell table:number-columns-repeated="2" table:style-name="ce272"/>
          <table:table-cell table:style-name="ce114" office:value-type="string" calcext:value-type="string" table:number-columns-spanned="3" table:number-rows-spanned="3">
            <text:p>!342</text:p>
          </table:table-cell>
          <table:covered-table-cell table:number-columns-repeated="2" table:style-name="ce115"/>
          <table:table-cell table:style-name="ce135" office:value-type="string" calcext:value-type="string" table:number-columns-spanned="3" table:number-rows-spanned="3">
            <text:p>!241</text:p>
          </table:table-cell>
          <table:covered-table-cell table:number-columns-repeated="2" table:style-name="ce136"/>
          <table:table-cell table:style-name="ce155" office:value-type="string" calcext:value-type="string" table:number-columns-spanned="3" table:number-rows-spanned="3">
            <text:p>!140</text:p>
          </table:table-cell>
          <table:covered-table-cell table:number-columns-repeated="2" table:style-name="ce156"/>
          <table:table-cell table:style-name="ce29" office:value-type="string" calcext:value-type="string" table:number-columns-spanned="3" table:number-rows-spanned="3">
            <text:p>!131</text:p>
          </table:table-cell>
          <table:covered-table-cell table:number-columns-repeated="2" table:style-name="ce29"/>
          <table:table-cell table:style-name="ce155" office:value-type="string" calcext:value-type="string" table:number-columns-spanned="3" table:number-rows-spanned="3">
            <text:p>!130</text:p>
          </table:table-cell>
          <table:covered-table-cell table:number-columns-repeated="2" table:style-name="ce155"/>
          <table:table-cell table:style-name="ce29" office:value-type="string" calcext:value-type="string" table:number-columns-spanned="3" table:number-rows-spanned="3">
            <text:p>!121</text:p>
          </table:table-cell>
          <table:covered-table-cell table:number-columns-repeated="2" table:style-name="ce29"/>
          <table:table-cell table:style-name="ce155" office:value-type="string" calcext:value-type="string" table:number-columns-spanned="3" table:number-rows-spanned="3">
            <text:p>!120</text:p>
          </table:table-cell>
          <table:covered-table-cell table:number-columns-repeated="2" table:style-name="ce156"/>
          <table:table-cell table:style-name="ce135" office:value-type="string" calcext:value-type="string" table:number-columns-spanned="3" table:number-rows-spanned="3">
            <text:p>!212</text:p>
          </table:table-cell>
          <table:covered-table-cell table:number-columns-repeated="2" table:style-name="ce136"/>
          <table:table-cell table:style-name="ce114" office:value-type="string" calcext:value-type="string" table:number-columns-spanned="3" table:number-rows-spanned="3">
            <text:p>!312</text:p>
          </table:table-cell>
          <table:covered-table-cell table:number-columns-repeated="2" table:style-name="ce115"/>
          <table:table-cell table:style-name="ce699" office:value-type="string" calcext:value-type="string" table:number-columns-spanned="3" table:number-rows-spanned="3">
            <text:p>!412</text:p>
          </table:table-cell>
          <table:covered-table-cell table:number-columns-repeated="2" table:style-name="ce272"/>
          <table:table-cell table:style-name="ce745" office:value-type="string" calcext:value-type="string" table:number-columns-spanned="3" table:number-rows-spanned="3">
            <text:p>!512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!612</text:p>
          </table:table-cell>
          <table:covered-table-cell table:number-columns-repeated="2" table:style-name="ce54"/>
          <table:table-cell table:style-name="ce12" office:value-type="string" calcext:value-type="string" table:number-columns-spanned="3" table:number-rows-spanned="3">
            <text:p>!712</text:p>
          </table:table-cell>
          <table:covered-table-cell table:number-columns-repeated="2" table:style-name="ce12"/>
          <table:table-cell table:number-columns-repeated="2"/>
          <table:covered-table-cell table:number-columns-repeated="3" table:style-name="ce24"/>
          <table:table-cell table:number-columns-repeated="8"/>
          <table:table-cell table:style-name="ce782"/>
          <table:table-cell table:style-name="ce29" office:value-type="string" calcext:value-type="string" table:number-columns-spanned="3" table:number-rows-spanned="3">
            <text:p>!43</text:p>
          </table:table-cell>
          <table:covered-table-cell table:number-columns-repeated="2" table:style-name="ce29"/>
          <table:table-cell table:style-name="ce782"/>
          <table:table-cell table:style-name="ce29" office:value-type="string" calcext:value-type="string" table:number-columns-spanned="3" table:number-rows-spanned="3">
            <text:p>!42</text:p>
          </table:table-cell>
          <table:covered-table-cell table:number-columns-repeated="2" table:style-name="ce29"/>
          <table:table-cell table:style-name="ce782"/>
          <table:table-cell table:number-columns-repeated="8"/>
          <table:covered-table-cell table:number-columns-repeated="3" table:style-name="ce24"/>
          <table:table-cell table:number-columns-repeated="4"/>
          <table:table-cell table:style-name="ce704" office:value-type="string" calcext:value-type="string" table:number-columns-spanned="3" table:number-rows-spanned="3">
            <text:p>!54</text:p>
          </table:table-cell>
          <table:covered-table-cell table:number-columns-repeated="2" table:style-name="ce24"/>
          <table:table-cell table:style-name="ce29" office:value-type="string" calcext:value-type="string" table:number-columns-spanned="3" table:number-rows-spanned="3">
            <text:p>!44</text:p>
          </table:table-cell>
          <table:covered-table-cell table:number-columns-repeated="2" table:style-name="ce29"/>
          <table:table-cell table:number-columns-repeated="21"/>
          <table:table-cell table:style-name="ce29" office:value-type="string" calcext:value-type="string" table:number-columns-spanned="3" table:number-rows-spanned="3">
            <text:p>!41</text:p>
          </table:table-cell>
          <table:covered-table-cell table:number-columns-repeated="2" table:style-name="ce157"/>
          <table:table-cell table:style-name="ce704" office:value-type="string" calcext:value-type="string" table:number-columns-spanned="3" table:number-rows-spanned="3">
            <text:p>!31</text:p>
          </table:table-cell>
          <table:covered-table-cell table:number-columns-repeated="2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272"/>
          <table:covered-table-cell table:number-columns-repeated="3" table:style-name="ce115"/>
          <table:covered-table-cell table:number-columns-repeated="3" table:style-name="ce136"/>
          <table:covered-table-cell table:number-columns-repeated="3" table:style-name="ce156"/>
          <table:covered-table-cell table:number-columns-repeated="3" table:style-name="ce29"/>
          <table:covered-table-cell table:number-columns-repeated="3" table:style-name="ce155"/>
          <table:covered-table-cell table:number-columns-repeated="3" table:style-name="ce29"/>
          <table:covered-table-cell table:number-columns-repeated="3" table:style-name="ce156"/>
          <table:covered-table-cell table:number-columns-repeated="3" table:style-name="ce136"/>
          <table:covered-table-cell table:number-columns-repeated="3" table:style-name="ce115"/>
          <table:covered-table-cell table:number-columns-repeated="3" table:style-name="ce272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2"/>
          <table:table-cell table:style-name="ce704" office:value-type="string" calcext:value-type="string" table:number-columns-spanned="3" table:number-rows-spanned="3">
            <text:p>!54</text:p>
          </table:table-cell>
          <table:covered-table-cell table:number-columns-repeated="2" table:style-name="ce24"/>
          <table:table-cell table:number-columns-repeated="2"/>
          <table:table-cell table:style-name="ce25" office:value-type="string" calcext:value-type="string" table:number-columns-spanned="3" table:number-rows-spanned="3">
            <text:p>!24</text:p>
          </table:table-cell>
          <table:covered-table-cell table:number-columns-repeated="2" table:style-name="ce26"/>
          <table:table-cell/>
          <table:table-cell table:style-name="ce782" table:number-columns-repeated="3"/>
          <table:covered-table-cell table:number-columns-repeated="3" table:style-name="ce29"/>
          <table:table-cell table:style-name="ce782"/>
          <table:covered-table-cell table:number-columns-repeated="3" table:style-name="ce29"/>
          <table:table-cell table:style-name="ce782" table:number-columns-repeated="3"/>
          <table:table-cell/>
          <table:table-cell table:style-name="ce25" office:value-type="string" calcext:value-type="string" table:number-columns-spanned="3" table:number-rows-spanned="3">
            <text:p>!61</text:p>
          </table:table-cell>
          <table:covered-table-cell table:number-columns-repeated="2" table:style-name="ce26"/>
          <table:table-cell table:number-columns-repeated="2"/>
          <table:table-cell table:style-name="ce704" office:value-type="string" calcext:value-type="string" table:number-columns-spanned="3" table:number-rows-spanned="3">
            <text:p>!31</text:p>
          </table:table-cell>
          <table:covered-table-cell table:number-columns-repeated="2" table:style-name="ce24"/>
          <table:table-cell table:number-columns-repeated="4"/>
          <table:covered-table-cell table:number-columns-repeated="3" table:style-name="ce24"/>
          <table:covered-table-cell table:number-columns-repeated="3" table:style-name="ce29"/>
          <table:table-cell table:number-columns-repeated="21"/>
          <table:covered-table-cell table:number-columns-repeated="3" table:style-name="ce157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272"/>
          <table:covered-table-cell table:number-columns-repeated="3" table:style-name="ce115"/>
          <table:covered-table-cell table:number-columns-repeated="3" table:style-name="ce136"/>
          <table:covered-table-cell table:number-columns-repeated="3" table:style-name="ce156"/>
          <table:covered-table-cell table:number-columns-repeated="3" table:style-name="ce29"/>
          <table:covered-table-cell table:number-columns-repeated="3" table:style-name="ce155"/>
          <table:covered-table-cell table:number-columns-repeated="3" table:style-name="ce29"/>
          <table:covered-table-cell table:number-columns-repeated="3" table:style-name="ce156"/>
          <table:covered-table-cell table:number-columns-repeated="3" table:style-name="ce136"/>
          <table:covered-table-cell table:number-columns-repeated="3" table:style-name="ce115"/>
          <table:covered-table-cell table:number-columns-repeated="3" table:style-name="ce272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2"/>
          <table:covered-table-cell table:number-columns-repeated="3" table:style-name="ce24"/>
          <table:table-cell table:number-columns-repeated="2"/>
          <table:covered-table-cell table:number-columns-repeated="3" table:style-name="ce26"/>
          <table:table-cell/>
          <table:table-cell table:style-name="ce782" table:number-columns-repeated="3"/>
          <table:covered-table-cell table:number-columns-repeated="3" table:style-name="ce29"/>
          <table:table-cell table:style-name="ce782"/>
          <table:covered-table-cell table:number-columns-repeated="3" table:style-name="ce29"/>
          <table:table-cell table:style-name="ce782" table:number-columns-repeated="3"/>
          <table:table-cell/>
          <table:covered-table-cell table:number-columns-repeated="3" table:style-name="ce26"/>
          <table:table-cell table:number-columns-repeated="2"/>
          <table:covered-table-cell table:number-columns-repeated="3" table:style-name="ce24"/>
          <table:table-cell table:number-columns-repeated="4"/>
          <table:covered-table-cell table:number-columns-repeated="3" table:style-name="ce24"/>
          <table:covered-table-cell table:number-columns-repeated="3" table:style-name="ce29"/>
          <table:table-cell table:number-columns-repeated="21"/>
          <table:covered-table-cell table:number-columns-repeated="3" table:style-name="ce157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table-cell table:style-name="ce11" office:value-type="string" calcext:value-type="string" table:number-columns-spanned="3" table:number-rows-spanned="3">
            <text:p>!747</text:p>
          </table:table-cell>
          <table:covered-table-cell table:number-columns-repeated="2" table:style-name="ce11"/>
          <table:table-cell table:style-name="ce53" office:value-type="string" calcext:value-type="string" table:number-columns-spanned="3" table:number-rows-spanned="3">
            <text:p>!646</text:p>
          </table:table-cell>
          <table:covered-table-cell table:number-columns-repeated="2" table:style-name="ce53"/>
          <table:table-cell table:style-name="ce72" office:value-type="string" calcext:value-type="string" table:number-columns-spanned="3" table:number-rows-spanned="3">
            <text:p>!545</text:p>
          </table:table-cell>
          <table:covered-table-cell table:number-columns-repeated="2" table:style-name="ce70"/>
          <table:table-cell table:style-name="ce92" office:value-type="string" calcext:value-type="string" table:number-columns-spanned="3" table:number-rows-spanned="3">
            <text:p>!444</text:p>
          </table:table-cell>
          <table:covered-table-cell table:number-columns-repeated="2" table:style-name="ce93"/>
          <table:table-cell table:style-name="ce116" office:value-type="string" calcext:value-type="string" table:number-columns-spanned="3" table:number-rows-spanned="3">
            <text:p>!343</text:p>
          </table:table-cell>
          <table:covered-table-cell table:number-columns-repeated="2" table:style-name="ce117"/>
          <table:table-cell table:style-name="ce135" office:value-type="string" calcext:value-type="string" table:number-columns-spanned="3" table:number-rows-spanned="3">
            <text:p>!242</text:p>
          </table:table-cell>
          <table:covered-table-cell table:number-columns-repeated="2" table:style-name="ce136"/>
          <table:table-cell table:style-name="ce29" office:value-type="string" calcext:value-type="string" table:number-columns-spanned="3" table:number-rows-spanned="3">
            <text:p>!141</text:p>
          </table:table-cell>
          <table:covered-table-cell table:number-columns-repeated="2" table:style-name="ce157"/>
          <table:table-cell table:style-name="ce170" office:value-type="string" calcext:value-type="string" table:number-columns-spanned="3" table:number-rows-spanned="3">
            <text:p>!040</text:p>
          </table:table-cell>
          <table:covered-table-cell table:number-columns-repeated="2" table:style-name="ce170"/>
          <table:table-cell table:style-name="ce170" office:value-type="string" calcext:value-type="string" table:number-columns-spanned="3" table:number-rows-spanned="3">
            <text:p>!030</text:p>
          </table:table-cell>
          <table:covered-table-cell table:number-columns-repeated="2" table:style-name="ce18"/>
          <table:table-cell table:style-name="ce170" office:value-type="string" calcext:value-type="string" table:number-columns-spanned="3" table:number-rows-spanned="3">
            <text:p>!020</text:p>
          </table:table-cell>
          <table:covered-table-cell table:number-columns-repeated="2" table:style-name="ce170"/>
          <table:table-cell table:style-name="ce29" office:value-type="string" calcext:value-type="string" table:number-columns-spanned="3" table:number-rows-spanned="3">
            <text:p>!111</text:p>
          </table:table-cell>
          <table:covered-table-cell table:number-columns-repeated="2" table:style-name="ce157"/>
          <table:table-cell table:style-name="ce135" office:value-type="string" calcext:value-type="string" table:number-columns-spanned="3" table:number-rows-spanned="3">
            <text:p>!211</text:p>
          </table:table-cell>
          <table:covered-table-cell table:number-columns-repeated="2" table:style-name="ce136"/>
          <table:table-cell table:style-name="ce116" office:value-type="string" calcext:value-type="string" table:number-columns-spanned="3" table:number-rows-spanned="3">
            <text:p>!311</text:p>
          </table:table-cell>
          <table:covered-table-cell table:number-columns-repeated="2" table:style-name="ce117"/>
          <table:table-cell table:style-name="ce92" office:value-type="string" calcext:value-type="string" table:number-columns-spanned="3" table:number-rows-spanned="3">
            <text:p>!411</text:p>
          </table:table-cell>
          <table:covered-table-cell table:number-columns-repeated="2" table:style-name="ce93"/>
          <table:table-cell table:style-name="ce72" office:value-type="string" calcext:value-type="string" table:number-columns-spanned="3" table:number-rows-spanned="3">
            <text:p>!511</text:p>
          </table:table-cell>
          <table:covered-table-cell table:number-columns-repeated="2" table:style-name="ce70"/>
          <table:table-cell table:style-name="ce53" office:value-type="string" calcext:value-type="string" table:number-columns-spanned="3" table:number-rows-spanned="3">
            <text:p>!611</text:p>
          </table:table-cell>
          <table:covered-table-cell table:number-columns-repeated="2" table:style-name="ce53"/>
          <table:table-cell table:style-name="ce11" office:value-type="string" calcext:value-type="string" table:number-columns-spanned="3" table:number-rows-spanned="3">
            <text:p>!711</text:p>
          </table:table-cell>
          <table:covered-table-cell table:number-columns-repeated="2" table:style-name="ce11"/>
          <table:table-cell table:number-columns-repeated="2"/>
          <table:covered-table-cell table:number-columns-repeated="3" table:style-name="ce24"/>
          <table:table-cell table:number-columns-repeated="2"/>
          <table:covered-table-cell table:number-columns-repeated="3" table:style-name="ce26"/>
          <table:table-cell/>
          <table:table-cell table:style-name="ce782" table:number-columns-repeated="2"/>
          <table:table-cell table:style-name="ce18" office:value-type="string" calcext:value-type="string" table:number-columns-spanned="3" table:number-rows-spanned="3">
            <text:p>!04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3">
            <text:p>!03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3">
            <text:p>!02</text:p>
          </table:table-cell>
          <table:covered-table-cell table:number-columns-repeated="2" table:style-name="ce18"/>
          <table:table-cell table:style-name="ce782" table:number-columns-repeated="2"/>
          <table:table-cell/>
          <table:covered-table-cell table:number-columns-repeated="3" table:style-name="ce26"/>
          <table:table-cell table:number-columns-repeated="2"/>
          <table:covered-table-cell table:number-columns-repeated="3" table:style-name="ce24"/>
          <table:table-cell table:number-columns-repeated="4"/>
          <table:table-cell table:style-name="ce699" office:value-type="string" calcext:value-type="string" table:number-columns-spanned="3" table:number-rows-spanned="3">
            <text:p>!74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!64</text:p>
          </table:table-cell>
          <table:covered-table-cell table:number-columns-repeated="2" table:style-name="ce26"/>
          <table:table-cell table:number-columns-repeated="21"/>
          <table:table-cell table:style-name="ce25" office:value-type="string" calcext:value-type="string" table:number-columns-spanned="3" table:number-rows-spanned="3">
            <text:p>!21</text:p>
          </table:table-cell>
          <table:covered-table-cell table:number-columns-repeated="2" table:style-name="ce26"/>
          <table:table-cell table:style-name="ce699" office:value-type="string" calcext:value-type="string" table:number-columns-spanned="3" table:number-rows-spanned="3">
            <text:p>!11</text:p>
          </table:table-cell>
          <table:covered-table-cell table:number-columns-repeated="2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6"/>
          <table:covered-table-cell table:number-columns-repeated="3" table:style-name="ce157"/>
          <table:covered-table-cell table:number-columns-repeated="3" table:style-name="ce170"/>
          <table:covered-table-cell table:number-columns-repeated="3" table:style-name="ce18"/>
          <table:covered-table-cell table:number-columns-repeated="3" table:style-name="ce170"/>
          <table:covered-table-cell table:number-columns-repeated="3" table:style-name="ce157"/>
          <table:covered-table-cell table:number-columns-repeated="3" table:style-name="ce136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1"/>
          <table:table-cell table:number-columns-repeated="2"/>
          <table:table-cell table:style-name="ce699" office:value-type="string" calcext:value-type="string" table:number-columns-spanned="3" table:number-rows-spanned="3">
            <text:p>!74</text:p>
          </table:table-cell>
          <table:covered-table-cell table:number-columns-repeated="2" table:style-name="ce24"/>
          <table:table-cell table:number-columns-repeated="2"/>
          <table:table-cell table:style-name="ce25" office:value-type="string" calcext:value-type="string" table:number-columns-spanned="3" table:number-rows-spanned="3">
            <text:p>!64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3">
            <text:p>!44</text:p>
          </table:table-cell>
          <table:covered-table-cell table:number-columns-repeated="2" table:style-name="ce29"/>
          <table:covered-table-cell table:number-columns-repeated="9" table:style-name="ce18"/>
          <table:table-cell table:style-name="ce29" office:value-type="string" calcext:value-type="string" table:number-columns-spanned="3" table:number-rows-spanned="3">
            <text:p>!41</text:p>
          </table:table-cell>
          <table:covered-table-cell table:number-columns-repeated="2" table:style-name="ce157"/>
          <table:table-cell table:style-name="ce25" office:value-type="string" calcext:value-type="string" table:number-columns-spanned="3" table:number-rows-spanned="3">
            <text:p>!21</text:p>
          </table:table-cell>
          <table:covered-table-cell table:number-columns-repeated="2" table:style-name="ce26"/>
          <table:table-cell table:number-columns-repeated="2"/>
          <table:table-cell table:style-name="ce699" office:value-type="string" calcext:value-type="string" table:number-columns-spanned="3" table:number-rows-spanned="3">
            <text:p>!11</text:p>
          </table:table-cell>
          <table:covered-table-cell table:number-columns-repeated="2" table:style-name="ce24"/>
          <table:table-cell table:number-columns-repeated="4"/>
          <table:covered-table-cell table:number-columns-repeated="3" table:style-name="ce24"/>
          <table:covered-table-cell table:number-columns-repeated="3" table:style-name="ce26"/>
          <table:table-cell table:number-columns-repeated="21"/>
          <table:covered-table-cell table:number-columns-repeated="3" table:style-name="ce26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6"/>
          <table:covered-table-cell table:number-columns-repeated="3" table:style-name="ce157"/>
          <table:covered-table-cell table:number-columns-repeated="3" table:style-name="ce170"/>
          <table:covered-table-cell table:number-columns-repeated="3" table:style-name="ce18"/>
          <table:covered-table-cell table:number-columns-repeated="3" table:style-name="ce170"/>
          <table:covered-table-cell table:number-columns-repeated="3" table:style-name="ce157"/>
          <table:covered-table-cell table:number-columns-repeated="3" table:style-name="ce136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1"/>
          <table:table-cell table:number-columns-repeated="2"/>
          <table:covered-table-cell table:number-columns-repeated="3" table:style-name="ce24"/>
          <table:table-cell table:number-columns-repeated="2"/>
          <table:covered-table-cell table:number-columns-repeated="3" table:style-name="ce26"/>
          <table:covered-table-cell table:number-columns-repeated="3" table:style-name="ce29"/>
          <table:covered-table-cell table:number-columns-repeated="9" table:style-name="ce18"/>
          <table:covered-table-cell table:number-columns-repeated="3" table:style-name="ce157"/>
          <table:covered-table-cell table:number-columns-repeated="3" table:style-name="ce26"/>
          <table:table-cell table:number-columns-repeated="2"/>
          <table:covered-table-cell table:number-columns-repeated="3" table:style-name="ce24"/>
          <table:table-cell table:number-columns-repeated="4"/>
          <table:covered-table-cell table:number-columns-repeated="3" table:style-name="ce24"/>
          <table:covered-table-cell table:number-columns-repeated="3" table:style-name="ce26"/>
          <table:table-cell table:number-columns-repeated="21"/>
          <table:covered-table-cell table:number-columns-repeated="3" table:style-name="ce26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table-cell table:style-name="ce14" office:value-type="string" calcext:value-type="string" table:number-columns-spanned="3" table:number-rows-spanned="3">
            <text:p>!750</text:p>
          </table:table-cell>
          <table:covered-table-cell table:number-columns-repeated="2" table:style-name="ce11"/>
          <table:table-cell table:style-name="ce55" office:value-type="string" calcext:value-type="string" table:number-columns-spanned="3" table:number-rows-spanned="3">
            <text:p>!650</text:p>
          </table:table-cell>
          <table:covered-table-cell table:number-columns-repeated="2" table:style-name="ce53"/>
          <table:table-cell table:style-name="ce72" office:value-type="string" calcext:value-type="string" table:number-columns-spanned="3" table:number-rows-spanned="3">
            <text:p>!550</text:p>
          </table:table-cell>
          <table:covered-table-cell table:number-columns-repeated="2" table:style-name="ce70"/>
          <table:table-cell table:style-name="ce92" office:value-type="string" calcext:value-type="string" table:number-columns-spanned="3" table:number-rows-spanned="3">
            <text:p>!450</text:p>
          </table:table-cell>
          <table:covered-table-cell table:number-columns-repeated="2" table:style-name="ce93"/>
          <table:table-cell table:style-name="ce114" office:value-type="string" calcext:value-type="string" table:number-columns-spanned="3" table:number-rows-spanned="3">
            <text:p>!350</text:p>
          </table:table-cell>
          <table:covered-table-cell table:number-columns-repeated="2" table:style-name="ce115"/>
          <table:table-cell table:style-name="ce808" office:value-type="string" calcext:value-type="string" table:number-columns-spanned="3" table:number-rows-spanned="3">
            <text:p>!250</text:p>
          </table:table-cell>
          <table:covered-table-cell table:number-columns-repeated="2" table:style-name="ce134"/>
          <table:table-cell table:style-name="ce155" office:value-type="string" calcext:value-type="string" table:number-columns-spanned="3" table:number-rows-spanned="3">
            <text:p>!150</text:p>
          </table:table-cell>
          <table:covered-table-cell table:number-columns-repeated="2" table:style-name="ce156"/>
          <table:table-cell table:style-name="ce170" office:value-type="string" calcext:value-type="string" table:number-columns-spanned="3" table:number-rows-spanned="3">
            <text:p>!050</text:p>
          </table:table-cell>
          <table:covered-table-cell table:number-columns-repeated="2" table:style-name="ce170"/>
          <table:table-cell table:style-name="ce180" office:value-type="string" calcext:value-type="string" table:number-columns-spanned="3" table:number-rows-spanned="3">
            <text:p>!!</text:p>
          </table:table-cell>
          <table:covered-table-cell table:number-columns-repeated="2" table:style-name="ce180"/>
          <table:table-cell table:style-name="ce170" office:value-type="string" calcext:value-type="string" table:number-columns-spanned="3" table:number-rows-spanned="3">
            <text:p>!010</text:p>
          </table:table-cell>
          <table:covered-table-cell table:number-columns-repeated="2" table:style-name="ce170"/>
          <table:table-cell table:style-name="ce155" office:value-type="string" calcext:value-type="string" table:number-columns-spanned="3" table:number-rows-spanned="3">
            <text:p>!110</text:p>
          </table:table-cell>
          <table:covered-table-cell table:number-columns-repeated="2" table:style-name="ce156"/>
          <table:table-cell table:style-name="ce808" office:value-type="string" calcext:value-type="string" table:number-columns-spanned="3" table:number-rows-spanned="3">
            <text:p>!210</text:p>
          </table:table-cell>
          <table:covered-table-cell table:number-columns-repeated="2" table:style-name="ce134"/>
          <table:table-cell table:style-name="ce114" office:value-type="string" calcext:value-type="string" table:number-columns-spanned="3" table:number-rows-spanned="3">
            <text:p>!310</text:p>
          </table:table-cell>
          <table:covered-table-cell table:number-columns-repeated="2" table:style-name="ce115"/>
          <table:table-cell table:style-name="ce92" office:value-type="string" calcext:value-type="string" table:number-columns-spanned="3" table:number-rows-spanned="3">
            <text:p>!410</text:p>
          </table:table-cell>
          <table:covered-table-cell table:number-columns-repeated="2" table:style-name="ce93"/>
          <table:table-cell table:style-name="ce72" office:value-type="string" calcext:value-type="string" table:number-columns-spanned="3" table:number-rows-spanned="3">
            <text:p>!510</text:p>
          </table:table-cell>
          <table:covered-table-cell table:number-columns-repeated="2" table:style-name="ce70"/>
          <table:table-cell table:style-name="ce55" office:value-type="string" calcext:value-type="string" table:number-columns-spanned="3" table:number-rows-spanned="3">
            <text:p>!610</text:p>
          </table:table-cell>
          <table:covered-table-cell table:number-columns-repeated="2" table:style-name="ce53"/>
          <table:table-cell table:style-name="ce14" office:value-type="string" calcext:value-type="string" table:number-columns-spanned="3" table:number-rows-spanned="3">
            <text:p>!710</text:p>
          </table:table-cell>
          <table:covered-table-cell table:number-columns-repeated="2" table:style-name="ce11"/>
          <table:table-cell table:number-columns-repeated="2"/>
          <table:covered-table-cell table:number-columns-repeated="3" table:style-name="ce24"/>
          <table:table-cell table:number-columns-repeated="2"/>
          <table:covered-table-cell table:number-columns-repeated="3" table:style-name="ce26"/>
          <table:covered-table-cell table:number-columns-repeated="3" table:style-name="ce29"/>
          <table:table-cell table:style-name="ce18" office:value-type="string" calcext:value-type="string" table:number-columns-spanned="3" table:number-rows-spanned="3">
            <text:p>!05</text:p>
          </table:table-cell>
          <table:covered-table-cell table:number-columns-repeated="2" table:style-name="ce18"/>
          <table:table-cell table:style-name="ce180" office:value-type="string" calcext:value-type="string" table:number-columns-spanned="3" table:number-rows-spanned="3">
            <text:p>!!</text:p>
          </table:table-cell>
          <table:covered-table-cell table:number-columns-repeated="2" table:style-name="ce180"/>
          <table:table-cell table:style-name="ce18" office:value-type="string" calcext:value-type="string" table:number-columns-spanned="3" table:number-rows-spanned="3">
            <text:p>!01</text:p>
          </table:table-cell>
          <table:covered-table-cell table:number-columns-repeated="2" table:style-name="ce18"/>
          <table:covered-table-cell table:number-columns-repeated="3" table:style-name="ce157"/>
          <table:covered-table-cell table:number-columns-repeated="3" table:style-name="ce26"/>
          <table:table-cell table:number-columns-repeated="2"/>
          <table:covered-table-cell table:number-columns-repeated="3" table:style-name="ce24"/>
          <table:table-cell table:number-columns-repeated="10"/>
          <table:table-cell table:style-name="ce18" office:value-type="string" calcext:value-type="string" table:number-columns-spanned="3" table:number-rows-spanned="3">
            <text:p>!05</text:p>
          </table:table-cell>
          <table:covered-table-cell table:number-columns-repeated="2" table:style-name="ce18"/>
          <table:table-cell table:number-columns-repeated="6"/>
          <table:table-cell table:style-name="ce180" office:value-type="string" calcext:value-type="string" table:number-columns-spanned="3" table:number-rows-spanned="3">
            <text:p>!!</text:p>
          </table:table-cell>
          <table:covered-table-cell table:number-columns-repeated="2" table:style-name="ce180"/>
          <table:table-cell table:number-columns-repeated="6"/>
          <table:table-cell table:style-name="ce18" office:value-type="string" calcext:value-type="string" table:number-columns-spanned="3" table:number-rows-spanned="3">
            <text:p>!01</text:p>
          </table:table-cell>
          <table:covered-table-cell table:number-columns-repeated="2" table:style-name="ce18"/>
          <table:table-cell table:number-columns-repeated="16260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34"/>
          <table:covered-table-cell table:number-columns-repeated="3" table:style-name="ce156"/>
          <table:covered-table-cell table:number-columns-repeated="3" table:style-name="ce170"/>
          <table:covered-table-cell table:number-columns-repeated="3" table:style-name="ce180"/>
          <table:covered-table-cell table:number-columns-repeated="3" table:style-name="ce170"/>
          <table:covered-table-cell table:number-columns-repeated="3" table:style-name="ce156"/>
          <table:covered-table-cell table:number-columns-repeated="3" table:style-name="ce134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1"/>
          <table:table-cell table:number-columns-repeated="7"/>
          <table:table-cell table:style-name="ce782" table:number-columns-repeated="6"/>
          <table:covered-table-cell table:number-columns-repeated="3" table:style-name="ce18"/>
          <table:covered-table-cell table:number-columns-repeated="3" table:style-name="ce180"/>
          <table:covered-table-cell table:number-columns-repeated="3" table:style-name="ce18"/>
          <table:table-cell table:style-name="ce782" table:number-columns-repeated="6"/>
          <table:table-cell table:number-columns-repeated="15"/>
          <table:covered-table-cell table:number-columns-repeated="3" table:style-name="ce18"/>
          <table:table-cell table:number-columns-repeated="6"/>
          <table:covered-table-cell table:number-columns-repeated="3" table:style-name="ce180"/>
          <table:table-cell table:number-columns-repeated="6"/>
          <table:covered-table-cell table:number-columns-repeated="3" table:style-name="ce18"/>
          <table:table-cell table:number-columns-repeated="16260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34"/>
          <table:covered-table-cell table:number-columns-repeated="3" table:style-name="ce156"/>
          <table:covered-table-cell table:number-columns-repeated="3" table:style-name="ce170"/>
          <table:covered-table-cell table:number-columns-repeated="3" table:style-name="ce180"/>
          <table:covered-table-cell table:number-columns-repeated="3" table:style-name="ce170"/>
          <table:covered-table-cell table:number-columns-repeated="3" table:style-name="ce156"/>
          <table:covered-table-cell table:number-columns-repeated="3" table:style-name="ce134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1"/>
          <table:table-cell table:number-columns-repeated="2"/>
          <table:table-cell table:style-name="ce699" office:value-type="string" calcext:value-type="string" table:number-columns-spanned="3" table:number-rows-spanned="3">
            <text:p>!15</text:p>
          </table:table-cell>
          <table:covered-table-cell table:number-columns-repeated="2" table:style-name="ce24"/>
          <table:table-cell table:number-columns-repeated="2"/>
          <table:table-cell table:style-name="ce25" office:value-type="string" calcext:value-type="string" table:number-columns-spanned="3" table:number-rows-spanned="3">
            <text:p>!25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3">
            <text:p>!45</text:p>
          </table:table-cell>
          <table:covered-table-cell table:number-columns-repeated="2" table:style-name="ce29"/>
          <table:covered-table-cell table:number-columns-repeated="3" table:style-name="ce18"/>
          <table:covered-table-cell table:number-columns-repeated="3" table:style-name="ce180"/>
          <table:covered-table-cell table:number-columns-repeated="3" table:style-name="ce18"/>
          <table:table-cell table:style-name="ce29" office:value-type="string" calcext:value-type="string" table:number-columns-spanned="3" table:number-rows-spanned="3">
            <text:p>!40</text:p>
          </table:table-cell>
          <table:covered-table-cell table:number-columns-repeated="2" table:style-name="ce29"/>
          <table:table-cell table:style-name="ce25" office:value-type="string" calcext:value-type="string" table:number-columns-spanned="3" table:number-rows-spanned="3">
            <text:p>!60</text:p>
          </table:table-cell>
          <table:covered-table-cell table:number-columns-repeated="2" table:style-name="ce26"/>
          <table:table-cell table:number-columns-repeated="2"/>
          <table:table-cell table:style-name="ce699" office:value-type="string" calcext:value-type="string" table:number-columns-spanned="3" table:number-rows-spanned="3">
            <text:p>!70</text:p>
          </table:table-cell>
          <table:covered-table-cell table:number-columns-repeated="2" table:style-name="ce24"/>
          <table:table-cell table:number-columns-repeated="10"/>
          <table:covered-table-cell table:number-columns-repeated="3" table:style-name="ce18"/>
          <table:table-cell table:number-columns-repeated="6"/>
          <table:covered-table-cell table:number-columns-repeated="3" table:style-name="ce180"/>
          <table:table-cell table:number-columns-repeated="6"/>
          <table:covered-table-cell table:number-columns-repeated="3" table:style-name="ce18"/>
          <table:table-cell table:number-columns-repeated="16260"/>
        </table:table-row>
        <table:table-row table:style-name="ro3">
          <table:table-cell table:number-columns-repeated="9"/>
          <table:table-cell table:style-name="ce11" office:value-type="string" calcext:value-type="string" table:number-columns-spanned="3" table:number-rows-spanned="3">
            <text:p>!751</text:p>
          </table:table-cell>
          <table:covered-table-cell table:number-columns-repeated="2" table:style-name="ce11"/>
          <table:table-cell table:style-name="ce53" office:value-type="string" calcext:value-type="string" table:number-columns-spanned="3" table:number-rows-spanned="3">
            <text:p>!651</text:p>
          </table:table-cell>
          <table:covered-table-cell table:number-columns-repeated="2" table:style-name="ce53"/>
          <table:table-cell table:style-name="ce72" office:value-type="string" calcext:value-type="string" table:number-columns-spanned="3" table:number-rows-spanned="3">
            <text:p>!551</text:p>
          </table:table-cell>
          <table:covered-table-cell table:number-columns-repeated="2" table:style-name="ce70"/>
          <table:table-cell table:style-name="ce92" office:value-type="string" calcext:value-type="string" table:number-columns-spanned="3" table:number-rows-spanned="3">
            <text:p>!451</text:p>
          </table:table-cell>
          <table:covered-table-cell table:number-columns-repeated="2" table:style-name="ce93"/>
          <table:table-cell table:style-name="ce116" office:value-type="string" calcext:value-type="string" table:number-columns-spanned="3" table:number-rows-spanned="3">
            <text:p>!351</text:p>
          </table:table-cell>
          <table:covered-table-cell table:number-columns-repeated="2" table:style-name="ce117"/>
          <table:table-cell table:style-name="ce135" office:value-type="string" calcext:value-type="string" table:number-columns-spanned="3" table:number-rows-spanned="3">
            <text:p>!251</text:p>
          </table:table-cell>
          <table:covered-table-cell table:number-columns-repeated="2" table:style-name="ce136"/>
          <table:table-cell table:style-name="ce29" office:value-type="string" calcext:value-type="string" table:number-columns-spanned="3" table:number-rows-spanned="3">
            <text:p>!151</text:p>
          </table:table-cell>
          <table:covered-table-cell table:number-columns-repeated="2" table:style-name="ce157"/>
          <table:table-cell table:style-name="ce170" office:value-type="string" calcext:value-type="string" table:number-columns-spanned="3" table:number-rows-spanned="3">
            <text:p>!060</text:p>
          </table:table-cell>
          <table:covered-table-cell table:number-columns-repeated="2" table:style-name="ce170"/>
          <table:table-cell table:style-name="ce170" office:value-type="string" calcext:value-type="string" table:number-columns-spanned="3" table:number-rows-spanned="3">
            <text:p>!070</text:p>
          </table:table-cell>
          <table:covered-table-cell table:number-columns-repeated="2" table:style-name="ce170"/>
          <table:table-cell table:style-name="ce170" office:value-type="string" calcext:value-type="string" table:number-columns-spanned="3" table:number-rows-spanned="3">
            <text:p>!000</text:p>
          </table:table-cell>
          <table:covered-table-cell table:number-columns-repeated="2" table:style-name="ce170"/>
          <table:table-cell table:style-name="ce29" office:value-type="string" calcext:value-type="string" table:number-columns-spanned="3" table:number-rows-spanned="3">
            <text:p>!101</text:p>
          </table:table-cell>
          <table:covered-table-cell table:number-columns-repeated="2" table:style-name="ce157"/>
          <table:table-cell table:style-name="ce135" office:value-type="string" calcext:value-type="string" table:number-columns-spanned="3" table:number-rows-spanned="3">
            <text:p>!202</text:p>
          </table:table-cell>
          <table:covered-table-cell table:number-columns-repeated="2" table:style-name="ce136"/>
          <table:table-cell table:style-name="ce116" office:value-type="string" calcext:value-type="string" table:number-columns-spanned="3" table:number-rows-spanned="3">
            <text:p>!303</text:p>
          </table:table-cell>
          <table:covered-table-cell table:number-columns-repeated="2" table:style-name="ce117"/>
          <table:table-cell table:style-name="ce92" office:value-type="string" calcext:value-type="string" table:number-columns-spanned="3" table:number-rows-spanned="3">
            <text:p>!404</text:p>
          </table:table-cell>
          <table:covered-table-cell table:number-columns-repeated="2" table:style-name="ce93"/>
          <table:table-cell table:style-name="ce72" office:value-type="string" calcext:value-type="string" table:number-columns-spanned="3" table:number-rows-spanned="3">
            <text:p>!505</text:p>
          </table:table-cell>
          <table:covered-table-cell table:number-columns-repeated="2" table:style-name="ce70"/>
          <table:table-cell table:style-name="ce53" office:value-type="string" calcext:value-type="string" table:number-columns-spanned="3" table:number-rows-spanned="3">
            <text:p>!606</text:p>
          </table:table-cell>
          <table:covered-table-cell table:number-columns-repeated="2" table:style-name="ce53"/>
          <table:table-cell table:style-name="ce11" office:value-type="string" calcext:value-type="string" table:number-columns-spanned="3" table:number-rows-spanned="3">
            <text:p>!707</text:p>
          </table:table-cell>
          <table:covered-table-cell table:number-columns-repeated="2" table:style-name="ce11"/>
          <table:table-cell table:number-columns-repeated="2"/>
          <table:covered-table-cell table:number-columns-repeated="3" table:style-name="ce24"/>
          <table:table-cell table:number-columns-repeated="2"/>
          <table:covered-table-cell table:number-columns-repeated="3" table:style-name="ce26"/>
          <table:covered-table-cell table:number-columns-repeated="3" table:style-name="ce29"/>
          <table:table-cell table:style-name="ce18" office:value-type="string" calcext:value-type="string" table:number-columns-spanned="3" table:number-rows-spanned="3">
            <text:p>!06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3">
            <text:p>!07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3">
            <text:p>!00</text:p>
          </table:table-cell>
          <table:covered-table-cell table:number-columns-repeated="2" table:style-name="ce18"/>
          <table:covered-table-cell table:number-columns-repeated="3" table:style-name="ce29"/>
          <table:covered-table-cell table:number-columns-repeated="3" table:style-name="ce26"/>
          <table:table-cell table:number-columns-repeated="2"/>
          <table:covered-table-cell table:number-columns-repeated="3" table:style-name="ce24"/>
          <table:table-cell table:number-columns-repeated="4"/>
          <table:table-cell table:style-name="ce699" office:value-type="string" calcext:value-type="string" table:number-columns-spanned="3" table:number-rows-spanned="3">
            <text:p>!15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!25</text:p>
          </table:table-cell>
          <table:covered-table-cell table:number-columns-repeated="2" table:style-name="ce26"/>
          <table:table-cell table:number-columns-repeated="21"/>
          <table:table-cell table:style-name="ce25" office:value-type="string" calcext:value-type="string" table:number-columns-spanned="3" table:number-rows-spanned="3">
            <text:p>!60</text:p>
          </table:table-cell>
          <table:covered-table-cell table:number-columns-repeated="2" table:style-name="ce26"/>
          <table:table-cell table:style-name="ce699" office:value-type="string" calcext:value-type="string" table:number-columns-spanned="3" table:number-rows-spanned="3">
            <text:p>!70</text:p>
          </table:table-cell>
          <table:covered-table-cell table:number-columns-repeated="2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6"/>
          <table:covered-table-cell table:number-columns-repeated="3" table:style-name="ce157"/>
          <table:covered-table-cell table:number-columns-repeated="9" table:style-name="ce170"/>
          <table:covered-table-cell table:number-columns-repeated="3" table:style-name="ce157"/>
          <table:covered-table-cell table:number-columns-repeated="3" table:style-name="ce136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1"/>
          <table:table-cell table:number-columns-repeated="2"/>
          <table:covered-table-cell table:number-columns-repeated="3" table:style-name="ce24"/>
          <table:table-cell table:number-columns-repeated="2"/>
          <table:covered-table-cell table:number-columns-repeated="3" table:style-name="ce26"/>
          <table:covered-table-cell table:number-columns-repeated="3" table:style-name="ce29"/>
          <table:covered-table-cell table:number-columns-repeated="9" table:style-name="ce18"/>
          <table:covered-table-cell table:number-columns-repeated="3" table:style-name="ce29"/>
          <table:covered-table-cell table:number-columns-repeated="3" table:style-name="ce26"/>
          <table:table-cell table:number-columns-repeated="2"/>
          <table:covered-table-cell table:number-columns-repeated="3" table:style-name="ce24"/>
          <table:table-cell table:number-columns-repeated="4"/>
          <table:covered-table-cell table:number-columns-repeated="3" table:style-name="ce24"/>
          <table:covered-table-cell table:number-columns-repeated="3" table:style-name="ce26"/>
          <table:table-cell table:number-columns-repeated="21"/>
          <table:covered-table-cell table:number-columns-repeated="3" table:style-name="ce26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3"/>
          <table:covered-table-cell table:number-columns-repeated="3" table:style-name="ce70"/>
          <table:covered-table-cell table:number-columns-repeated="3" table:style-name="ce93"/>
          <table:covered-table-cell table:number-columns-repeated="3" table:style-name="ce117"/>
          <table:covered-table-cell table:number-columns-repeated="3" table:style-name="ce136"/>
          <table:covered-table-cell table:number-columns-repeated="3" table:style-name="ce157"/>
          <table:covered-table-cell table:number-columns-repeated="9" table:style-name="ce170"/>
          <table:covered-table-cell table:number-columns-repeated="3" table:style-name="ce157"/>
          <table:covered-table-cell table:number-columns-repeated="3" table:style-name="ce136"/>
          <table:covered-table-cell table:number-columns-repeated="3" table:style-name="ce117"/>
          <table:covered-table-cell table:number-columns-repeated="3" table:style-name="ce93"/>
          <table:covered-table-cell table:number-columns-repeated="3" table:style-name="ce70"/>
          <table:covered-table-cell table:number-columns-repeated="3" table:style-name="ce53"/>
          <table:covered-table-cell table:number-columns-repeated="3" table:style-name="ce11"/>
          <table:table-cell table:number-columns-repeated="2"/>
          <table:table-cell table:style-name="ce704" office:value-type="string" calcext:value-type="string" table:number-columns-spanned="3" table:number-rows-spanned="3">
            <text:p>!35</text:p>
          </table:table-cell>
          <table:covered-table-cell table:number-columns-repeated="2" table:style-name="ce24"/>
          <table:table-cell table:number-columns-repeated="2"/>
          <table:table-cell table:style-name="ce25" office:value-type="string" calcext:value-type="string" table:number-columns-spanned="3" table:number-rows-spanned="3">
            <text:p>!65</text:p>
          </table:table-cell>
          <table:covered-table-cell table:number-columns-repeated="2" table:style-name="ce26"/>
          <table:table-cell table:style-name="ce782" table:number-columns-repeated="3"/>
          <table:covered-table-cell table:number-columns-repeated="9" table:style-name="ce18"/>
          <table:table-cell table:style-name="ce782" table:number-columns-repeated="2"/>
          <table:table-cell/>
          <table:table-cell table:style-name="ce25" office:value-type="string" calcext:value-type="string" table:number-columns-spanned="3" table:number-rows-spanned="3">
            <text:p>!20</text:p>
          </table:table-cell>
          <table:covered-table-cell table:number-columns-repeated="2" table:style-name="ce26"/>
          <table:table-cell table:number-columns-repeated="2"/>
          <table:table-cell table:style-name="ce704" office:value-type="string" calcext:value-type="string" table:number-columns-spanned="3" table:number-rows-spanned="3">
            <text:p>!50</text:p>
          </table:table-cell>
          <table:covered-table-cell table:number-columns-repeated="2" table:style-name="ce24"/>
          <table:table-cell table:number-columns-repeated="4"/>
          <table:covered-table-cell table:number-columns-repeated="3" table:style-name="ce24"/>
          <table:covered-table-cell table:number-columns-repeated="3" table:style-name="ce26"/>
          <table:table-cell table:number-columns-repeated="21"/>
          <table:covered-table-cell table:number-columns-repeated="3" table:style-name="ce26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3" table:number-rows-spanned="3">
            <text:p>!752</text:p>
          </table:table-cell>
          <table:covered-table-cell table:number-columns-repeated="2" table:style-name="ce12"/>
          <table:table-cell table:style-name="ce54" office:value-type="string" calcext:value-type="string" table:number-columns-spanned="3" table:number-rows-spanned="3">
            <text:p>!652</text:p>
          </table:table-cell>
          <table:covered-table-cell table:number-columns-repeated="2" table:style-name="ce54"/>
          <table:table-cell table:style-name="ce745" office:value-type="string" calcext:value-type="string" table:number-columns-spanned="3" table:number-rows-spanned="3">
            <text:p>!552</text:p>
          </table:table-cell>
          <table:covered-table-cell table:number-columns-repeated="2" table:style-name="ce71"/>
          <table:table-cell table:style-name="ce699" office:value-type="string" calcext:value-type="string" table:number-columns-spanned="3" table:number-rows-spanned="3">
            <text:p>!452</text:p>
          </table:table-cell>
          <table:covered-table-cell table:number-columns-repeated="2" table:style-name="ce272"/>
          <table:table-cell table:style-name="ce114" office:value-type="string" calcext:value-type="string" table:number-columns-spanned="3" table:number-rows-spanned="3">
            <text:p>!352</text:p>
          </table:table-cell>
          <table:covered-table-cell table:number-columns-repeated="2" table:style-name="ce115"/>
          <table:table-cell table:style-name="ce135" office:value-type="string" calcext:value-type="string" table:number-columns-spanned="3" table:number-rows-spanned="3">
            <text:p>!252</text:p>
          </table:table-cell>
          <table:covered-table-cell table:number-columns-repeated="2" table:style-name="ce136"/>
          <table:table-cell table:style-name="ce155" office:value-type="string" calcext:value-type="string" table:number-columns-spanned="3" table:number-rows-spanned="3">
            <text:p>!160</text:p>
          </table:table-cell>
          <table:covered-table-cell table:number-columns-repeated="2" table:style-name="ce156"/>
          <table:table-cell table:style-name="ce29" office:value-type="string" calcext:value-type="string" table:number-columns-spanned="3" table:number-rows-spanned="3">
            <text:p>!161</text:p>
          </table:table-cell>
          <table:covered-table-cell table:number-columns-repeated="2" table:style-name="ce29"/>
          <table:table-cell table:style-name="ce155" office:value-type="string" calcext:value-type="string" table:number-columns-spanned="3" table:number-rows-spanned="3">
            <text:p>!170</text:p>
          </table:table-cell>
          <table:covered-table-cell table:number-columns-repeated="2" table:style-name="ce155"/>
          <table:table-cell table:style-name="ce29" office:value-type="string" calcext:value-type="string" table:number-columns-spanned="3" table:number-rows-spanned="3">
            <text:p>!171</text:p>
          </table:table-cell>
          <table:covered-table-cell table:number-columns-repeated="2" table:style-name="ce29"/>
          <table:table-cell table:style-name="ce155" office:value-type="string" calcext:value-type="string" table:number-columns-spanned="3" table:number-rows-spanned="3">
            <text:p>!100</text:p>
          </table:table-cell>
          <table:covered-table-cell table:number-columns-repeated="2" table:style-name="ce156"/>
          <table:table-cell table:style-name="ce135" office:value-type="string" calcext:value-type="string" table:number-columns-spanned="3" table:number-rows-spanned="3">
            <text:p>!201</text:p>
          </table:table-cell>
          <table:covered-table-cell table:number-columns-repeated="2" table:style-name="ce136"/>
          <table:table-cell table:style-name="ce114" office:value-type="string" calcext:value-type="string" table:number-columns-spanned="3" table:number-rows-spanned="3">
            <text:p>!302</text:p>
          </table:table-cell>
          <table:covered-table-cell table:number-columns-repeated="2" table:style-name="ce115"/>
          <table:table-cell table:style-name="ce699" office:value-type="string" calcext:value-type="string" table:number-columns-spanned="3" table:number-rows-spanned="3">
            <text:p>!403</text:p>
          </table:table-cell>
          <table:covered-table-cell table:number-columns-repeated="2" table:style-name="ce272"/>
          <table:table-cell table:style-name="ce745" office:value-type="string" calcext:value-type="string" table:number-columns-spanned="3" table:number-rows-spanned="3">
            <text:p>!504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!605</text:p>
          </table:table-cell>
          <table:covered-table-cell table:number-columns-repeated="2" table:style-name="ce54"/>
          <table:table-cell table:style-name="ce12" office:value-type="string" calcext:value-type="string" table:number-columns-spanned="3" table:number-rows-spanned="3">
            <text:p>!706</text:p>
          </table:table-cell>
          <table:covered-table-cell table:number-columns-repeated="2" table:style-name="ce12"/>
          <table:table-cell table:number-columns-repeated="2"/>
          <table:covered-table-cell table:number-columns-repeated="3" table:style-name="ce24"/>
          <table:table-cell table:number-columns-repeated="2"/>
          <table:covered-table-cell table:number-columns-repeated="3" table:style-name="ce26"/>
          <table:table-cell/>
          <table:table-cell table:style-name="ce782" table:number-columns-repeated="3"/>
          <table:table-cell table:style-name="ce29" office:value-type="string" calcext:value-type="string" table:number-columns-spanned="3" table:number-rows-spanned="3">
            <text:p>!46</text:p>
          </table:table-cell>
          <table:covered-table-cell table:number-columns-repeated="2" table:style-name="ce29"/>
          <table:table-cell table:style-name="ce782"/>
          <table:table-cell table:style-name="ce29" office:value-type="string" calcext:value-type="string" table:number-columns-spanned="3" table:number-rows-spanned="3">
            <text:p>!47</text:p>
          </table:table-cell>
          <table:covered-table-cell table:number-columns-repeated="2" table:style-name="ce29"/>
          <table:table-cell table:style-name="ce782" table:number-columns-repeated="3"/>
          <table:table-cell/>
          <table:covered-table-cell table:number-columns-repeated="3" table:style-name="ce26"/>
          <table:table-cell table:number-columns-repeated="2"/>
          <table:covered-table-cell table:number-columns-repeated="3" table:style-name="ce24"/>
          <table:table-cell table:number-columns-repeated="4"/>
          <table:table-cell table:style-name="ce704" office:value-type="string" calcext:value-type="string" table:number-columns-spanned="3" table:number-rows-spanned="3">
            <text:p>!35</text:p>
          </table:table-cell>
          <table:covered-table-cell table:number-columns-repeated="2" table:style-name="ce24"/>
          <table:table-cell table:style-name="ce29" office:value-type="string" calcext:value-type="string" table:number-columns-spanned="3" table:number-rows-spanned="3">
            <text:p>!45</text:p>
          </table:table-cell>
          <table:covered-table-cell table:number-columns-repeated="2" table:style-name="ce29"/>
          <table:table-cell table:number-columns-repeated="21"/>
          <table:table-cell table:style-name="ce29" office:value-type="string" calcext:value-type="string" table:number-columns-spanned="3" table:number-rows-spanned="3">
            <text:p>!40</text:p>
          </table:table-cell>
          <table:covered-table-cell table:number-columns-repeated="2" table:style-name="ce29"/>
          <table:table-cell table:style-name="ce704" office:value-type="string" calcext:value-type="string" table:number-columns-spanned="3" table:number-rows-spanned="3">
            <text:p>!50</text:p>
          </table:table-cell>
          <table:covered-table-cell table:number-columns-repeated="2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272"/>
          <table:covered-table-cell table:number-columns-repeated="3" table:style-name="ce115"/>
          <table:covered-table-cell table:number-columns-repeated="3" table:style-name="ce136"/>
          <table:covered-table-cell table:number-columns-repeated="3" table:style-name="ce156"/>
          <table:covered-table-cell table:number-columns-repeated="3" table:style-name="ce29"/>
          <table:covered-table-cell table:number-columns-repeated="3" table:style-name="ce155"/>
          <table:covered-table-cell table:number-columns-repeated="3" table:style-name="ce29"/>
          <table:covered-table-cell table:number-columns-repeated="3" table:style-name="ce156"/>
          <table:covered-table-cell table:number-columns-repeated="3" table:style-name="ce136"/>
          <table:covered-table-cell table:number-columns-repeated="3" table:style-name="ce115"/>
          <table:covered-table-cell table:number-columns-repeated="3" table:style-name="ce272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2"/>
          <table:covered-table-cell table:number-columns-repeated="3" table:style-name="ce24"/>
          <table:table-cell table:number-columns-repeated="2"/>
          <table:covered-table-cell table:number-columns-repeated="3" table:style-name="ce26"/>
          <table:table-cell/>
          <table:table-cell table:style-name="ce782" table:number-columns-repeated="3"/>
          <table:covered-table-cell table:number-columns-repeated="3" table:style-name="ce29"/>
          <table:table-cell table:style-name="ce782"/>
          <table:covered-table-cell table:number-columns-repeated="3" table:style-name="ce29"/>
          <table:table-cell table:style-name="ce782" table:number-columns-repeated="3"/>
          <table:table-cell/>
          <table:covered-table-cell table:number-columns-repeated="3" table:style-name="ce26"/>
          <table:table-cell table:number-columns-repeated="2"/>
          <table:covered-table-cell table:number-columns-repeated="3" table:style-name="ce24"/>
          <table:table-cell table:number-columns-repeated="4"/>
          <table:covered-table-cell table:number-columns-repeated="3" table:style-name="ce24"/>
          <table:covered-table-cell table:number-columns-repeated="3" table:style-name="ce29"/>
          <table:table-cell table:number-columns-repeated="21"/>
          <table:covered-table-cell table:number-columns-repeated="3" table:style-name="ce29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272"/>
          <table:covered-table-cell table:number-columns-repeated="3" table:style-name="ce115"/>
          <table:covered-table-cell table:number-columns-repeated="3" table:style-name="ce136"/>
          <table:covered-table-cell table:number-columns-repeated="3" table:style-name="ce156"/>
          <table:covered-table-cell table:number-columns-repeated="3" table:style-name="ce29"/>
          <table:covered-table-cell table:number-columns-repeated="3" table:style-name="ce155"/>
          <table:covered-table-cell table:number-columns-repeated="3" table:style-name="ce29"/>
          <table:covered-table-cell table:number-columns-repeated="3" table:style-name="ce156"/>
          <table:covered-table-cell table:number-columns-repeated="3" table:style-name="ce136"/>
          <table:covered-table-cell table:number-columns-repeated="3" table:style-name="ce115"/>
          <table:covered-table-cell table:number-columns-repeated="3" table:style-name="ce272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2"/>
          <table:table-cell table:style-name="ce704" office:value-type="string" calcext:value-type="string" table:number-columns-spanned="3" table:number-rows-spanned="3">
            <text:p>!55</text:p>
          </table:table-cell>
          <table:covered-table-cell table:number-columns-repeated="2" table:style-name="ce24"/>
          <table:table-cell table:number-columns-repeated="9"/>
          <table:covered-table-cell table:number-columns-repeated="3" table:style-name="ce29"/>
          <table:table-cell table:style-name="ce782"/>
          <table:covered-table-cell table:number-columns-repeated="3" table:style-name="ce29"/>
          <table:table-cell table:style-name="ce782"/>
          <table:table-cell table:number-columns-repeated="8"/>
          <table:table-cell table:style-name="ce704" office:value-type="string" calcext:value-type="string" table:number-columns-spanned="3" table:number-rows-spanned="3">
            <text:p>!30</text:p>
          </table:table-cell>
          <table:covered-table-cell table:number-columns-repeated="2" table:style-name="ce24"/>
          <table:table-cell table:number-columns-repeated="4"/>
          <table:covered-table-cell table:number-columns-repeated="3" table:style-name="ce24"/>
          <table:covered-table-cell table:number-columns-repeated="3" table:style-name="ce29"/>
          <table:table-cell table:number-columns-repeated="21"/>
          <table:covered-table-cell table:number-columns-repeated="3" table:style-name="ce29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3" table:number-rows-spanned="3">
            <text:p>!573</text:p>
          </table:table-cell>
          <table:covered-table-cell table:number-columns-repeated="2" table:style-name="ce12"/>
          <table:table-cell table:style-name="ce944" office:value-type="string" calcext:value-type="string" table:number-columns-spanned="3" table:number-rows-spanned="3">
            <text:p>!653</text:p>
          </table:table-cell>
          <table:covered-table-cell table:number-columns-repeated="2" table:style-name="ce54"/>
          <table:table-cell table:style-name="ce72" office:value-type="string" calcext:value-type="string" table:number-columns-spanned="3" table:number-rows-spanned="3">
            <text:p>!553</text:p>
          </table:table-cell>
          <table:covered-table-cell table:number-columns-repeated="2" table:style-name="ce71"/>
          <table:table-cell table:style-name="ce699" office:value-type="string" calcext:value-type="string" table:number-columns-spanned="3" table:number-rows-spanned="3">
            <text:p>!543</text:p>
          </table:table-cell>
          <table:covered-table-cell table:number-columns-repeated="2" table:style-name="ce272"/>
          <table:table-cell table:style-name="ce116" office:value-type="string" calcext:value-type="string" table:number-columns-spanned="3" table:number-rows-spanned="3">
            <text:p>!533</text:p>
          </table:table-cell>
          <table:covered-table-cell table:number-columns-repeated="2" table:style-name="ce117"/>
          <table:table-cell table:style-name="ce809" office:value-type="string" calcext:value-type="string" table:number-columns-spanned="3" table:number-rows-spanned="3">
            <text:p>!260</text:p>
          </table:table-cell>
          <table:covered-table-cell table:number-columns-repeated="2" table:style-name="ce134"/>
          <table:table-cell table:style-name="ce135" office:value-type="string" calcext:value-type="string" table:number-columns-spanned="3" table:number-rows-spanned="3">
            <text:p>!261</text:p>
          </table:table-cell>
          <table:covered-table-cell table:number-columns-repeated="2" table:style-name="ce136"/>
          <table:table-cell table:style-name="ce135" office:value-type="string" calcext:value-type="string" table:number-columns-spanned="3" table:number-rows-spanned="3">
            <text:p>!262</text:p>
          </table:table-cell>
          <table:covered-table-cell table:number-columns-repeated="2" table:style-name="ce135"/>
          <table:table-cell table:style-name="ce808" office:value-type="string" calcext:value-type="string" table:number-columns-spanned="3" table:number-rows-spanned="3">
            <text:p>!270</text:p>
          </table:table-cell>
          <table:covered-table-cell table:number-columns-repeated="2" table:style-name="ce25"/>
          <table:table-cell table:style-name="ce135" office:value-type="string" calcext:value-type="string" table:number-columns-spanned="3" table:number-rows-spanned="3">
            <text:p>!271</text:p>
          </table:table-cell>
          <table:covered-table-cell table:number-columns-repeated="2" table:style-name="ce135"/>
          <table:table-cell table:style-name="ce135" office:value-type="string" calcext:value-type="string" table:number-columns-spanned="3" table:number-rows-spanned="3">
            <text:p>!272</text:p>
          </table:table-cell>
          <table:covered-table-cell table:number-columns-repeated="2" table:style-name="ce136"/>
          <table:table-cell table:style-name="ce809" office:value-type="string" calcext:value-type="string" table:number-columns-spanned="3" table:number-rows-spanned="3">
            <text:p>!200</text:p>
          </table:table-cell>
          <table:covered-table-cell table:number-columns-repeated="2" table:style-name="ce134"/>
          <table:table-cell table:style-name="ce116" office:value-type="string" calcext:value-type="string" table:number-columns-spanned="3" table:number-rows-spanned="3">
            <text:p>!301</text:p>
          </table:table-cell>
          <table:covered-table-cell table:number-columns-repeated="2" table:style-name="ce117"/>
          <table:table-cell table:style-name="ce699" office:value-type="string" calcext:value-type="string" table:number-columns-spanned="3" table:number-rows-spanned="3">
            <text:p>!402</text:p>
          </table:table-cell>
          <table:covered-table-cell table:number-columns-repeated="2" table:style-name="ce272"/>
          <table:table-cell table:style-name="ce72" office:value-type="string" calcext:value-type="string" table:number-columns-spanned="3" table:number-rows-spanned="3">
            <text:p>!503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!604</text:p>
          </table:table-cell>
          <table:covered-table-cell table:number-columns-repeated="2" table:style-name="ce54"/>
          <table:table-cell table:style-name="ce12" office:value-type="string" calcext:value-type="string" table:number-columns-spanned="3" table:number-rows-spanned="3">
            <text:p>!705</text:p>
          </table:table-cell>
          <table:covered-table-cell table:number-columns-repeated="2" table:style-name="ce12"/>
          <table:table-cell table:number-columns-repeated="2"/>
          <table:covered-table-cell table:number-columns-repeated="3" table:style-name="ce24"/>
          <table:table-cell table:number-columns-repeated="6"/>
          <table:table-cell table:style-name="ce25" office:value-type="string" calcext:value-type="string" table:number-columns-spanned="3" table:number-rows-spanned="3">
            <text:p>!26</text:p>
          </table:table-cell>
          <table:covered-table-cell table:number-columns-repeated="2" table:style-name="ce26"/>
          <table:table-cell table:style-name="ce25" office:value-type="string" calcext:value-type="string" table:number-columns-spanned="3" table:number-rows-spanned="3">
            <text:p>!66</text:p>
          </table:table-cell>
          <table:covered-table-cell table:number-columns-repeated="2" table:style-name="ce26"/>
          <table:table-cell table:style-name="ce782"/>
          <table:table-cell table:style-name="ce25" office:value-type="string" calcext:value-type="string" table:number-columns-spanned="3" table:number-rows-spanned="3">
            <text:p>!27</text:p>
          </table:table-cell>
          <table:covered-table-cell table:number-columns-repeated="2" table:style-name="ce26"/>
          <table:table-cell table:style-name="ce25" office:value-type="string" calcext:value-type="string" table:number-columns-spanned="3" table:number-rows-spanned="3">
            <text:p>!67</text:p>
          </table:table-cell>
          <table:covered-table-cell table:number-columns-repeated="2" table:style-name="ce26"/>
          <table:table-cell table:number-columns-repeated="6"/>
          <table:covered-table-cell table:number-columns-repeated="3" table:style-name="ce24"/>
          <table:table-cell table:number-columns-repeated="4"/>
          <table:table-cell table:style-name="ce704" office:value-type="string" calcext:value-type="string" table:number-columns-spanned="3" table:number-rows-spanned="3">
            <text:p>!55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3">
            <text:p>!65</text:p>
          </table:table-cell>
          <table:covered-table-cell table:number-columns-repeated="2" table:style-name="ce26"/>
          <table:table-cell table:style-name="ce18" office:value-type="string" calcext:value-type="string" table:number-columns-spanned="3" table:number-rows-spanned="3">
            <text:p>!06</text:p>
          </table:table-cell>
          <table:covered-table-cell table:number-columns-repeated="2" table:style-name="ce18"/>
          <table:table-cell table:number-columns-repeated="6"/>
          <table:table-cell table:style-name="ce18" office:value-type="string" calcext:value-type="string" table:number-columns-spanned="3" table:number-rows-spanned="3">
            <text:p>!07</text:p>
          </table:table-cell>
          <table:covered-table-cell table:number-columns-repeated="2" table:style-name="ce18"/>
          <table:table-cell table:number-columns-repeated="6"/>
          <table:table-cell table:style-name="ce18" office:value-type="string" calcext:value-type="string" table:number-columns-spanned="3" table:number-rows-spanned="3">
            <text:p>!00</text:p>
          </table:table-cell>
          <table:covered-table-cell table:number-columns-repeated="2" table:style-name="ce18"/>
          <table:table-cell table:style-name="ce25" office:value-type="string" calcext:value-type="string" table:number-columns-spanned="3" table:number-rows-spanned="3">
            <text:p>!20</text:p>
          </table:table-cell>
          <table:covered-table-cell table:number-columns-repeated="2" table:style-name="ce26"/>
          <table:table-cell table:style-name="ce704" office:value-type="string" calcext:value-type="string" table:number-columns-spanned="3" table:number-rows-spanned="3">
            <text:p>!30</text:p>
          </table:table-cell>
          <table:covered-table-cell table:number-columns-repeated="2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272"/>
          <table:covered-table-cell table:number-columns-repeated="3" table:style-name="ce117"/>
          <table:covered-table-cell table:number-columns-repeated="3" table:style-name="ce134"/>
          <table:covered-table-cell table:number-columns-repeated="3" table:style-name="ce136"/>
          <table:covered-table-cell table:number-columns-repeated="3" table:style-name="ce135"/>
          <table:covered-table-cell table:number-columns-repeated="3" table:style-name="ce25"/>
          <table:covered-table-cell table:number-columns-repeated="3" table:style-name="ce135"/>
          <table:covered-table-cell table:number-columns-repeated="3" table:style-name="ce136"/>
          <table:covered-table-cell table:number-columns-repeated="3" table:style-name="ce134"/>
          <table:covered-table-cell table:number-columns-repeated="3" table:style-name="ce117"/>
          <table:covered-table-cell table:number-columns-repeated="3" table:style-name="ce272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2"/>
          <table:covered-table-cell table:number-columns-repeated="3" table:style-name="ce24"/>
          <table:table-cell table:number-columns-repeated="6"/>
          <table:covered-table-cell table:number-columns-repeated="6" table:style-name="ce26"/>
          <table:table-cell table:style-name="ce782"/>
          <table:covered-table-cell table:number-columns-repeated="6" table:style-name="ce26"/>
          <table:table-cell table:number-columns-repeated="6"/>
          <table:covered-table-cell table:number-columns-repeated="3" table:style-name="ce24"/>
          <table:table-cell table:number-columns-repeated="4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18"/>
          <table:table-cell table:number-columns-repeated="6"/>
          <table:covered-table-cell table:number-columns-repeated="3" table:style-name="ce18"/>
          <table:table-cell table:number-columns-repeated="6"/>
          <table:covered-table-cell table:number-columns-repeated="3" table:style-name="ce18"/>
          <table:covered-table-cell table:number-columns-repeated="3" table:style-name="ce26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272"/>
          <table:covered-table-cell table:number-columns-repeated="3" table:style-name="ce117"/>
          <table:covered-table-cell table:number-columns-repeated="3" table:style-name="ce134"/>
          <table:covered-table-cell table:number-columns-repeated="3" table:style-name="ce136"/>
          <table:covered-table-cell table:number-columns-repeated="3" table:style-name="ce135"/>
          <table:covered-table-cell table:number-columns-repeated="3" table:style-name="ce25"/>
          <table:covered-table-cell table:number-columns-repeated="3" table:style-name="ce135"/>
          <table:covered-table-cell table:number-columns-repeated="3" table:style-name="ce136"/>
          <table:covered-table-cell table:number-columns-repeated="3" table:style-name="ce134"/>
          <table:covered-table-cell table:number-columns-repeated="3" table:style-name="ce117"/>
          <table:covered-table-cell table:number-columns-repeated="3" table:style-name="ce272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2"/>
          <table:table-cell table:number-columns-repeated="2"/>
          <table:table-cell table:style-name="ce699" office:value-type="string" calcext:value-type="string" table:number-columns-spanned="3" table:number-rows-spanned="3">
            <text:p>!75</text:p>
          </table:table-cell>
          <table:covered-table-cell table:number-columns-repeated="2" table:style-name="ce24"/>
          <table:table-cell table:number-columns-repeated="6"/>
          <table:covered-table-cell table:number-columns-repeated="6" table:style-name="ce26"/>
          <table:table-cell table:style-name="ce782"/>
          <table:covered-table-cell table:number-columns-repeated="6" table:style-name="ce26"/>
          <table:table-cell table:number-columns-repeated="6"/>
          <table:table-cell table:style-name="ce699" office:value-type="string" calcext:value-type="string" table:number-columns-spanned="3" table:number-rows-spanned="3">
            <text:p>!10</text:p>
          </table:table-cell>
          <table:covered-table-cell table:number-columns-repeated="2" table:style-name="ce24"/>
          <table:table-cell table:number-columns-repeated="4"/>
          <table:covered-table-cell table:number-columns-repeated="3" table:style-name="ce24"/>
          <table:covered-table-cell table:number-columns-repeated="3" table:style-name="ce26"/>
          <table:covered-table-cell table:number-columns-repeated="3" table:style-name="ce18"/>
          <table:table-cell table:number-columns-repeated="6"/>
          <table:covered-table-cell table:number-columns-repeated="3" table:style-name="ce18"/>
          <table:table-cell table:number-columns-repeated="6"/>
          <table:covered-table-cell table:number-columns-repeated="3" table:style-name="ce18"/>
          <table:covered-table-cell table:number-columns-repeated="3" table:style-name="ce26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table-cell table:style-name="ce11" office:value-type="string" calcext:value-type="string" table:number-columns-spanned="3" table:number-rows-spanned="3">
            <text:p>!754</text:p>
          </table:table-cell>
          <table:covered-table-cell table:number-columns-repeated="2" table:style-name="ce11"/>
          <table:table-cell table:style-name="ce54" office:value-type="string" calcext:value-type="string" table:number-columns-spanned="3" table:number-rows-spanned="3">
            <text:p>!654</text:p>
          </table:table-cell>
          <table:covered-table-cell table:number-columns-repeated="2" table:style-name="ce54"/>
          <table:table-cell table:style-name="ce71" office:value-type="string" calcext:value-type="string" table:number-columns-spanned="3" table:number-rows-spanned="3">
            <text:p>!554</text:p>
          </table:table-cell>
          <table:covered-table-cell table:number-columns-repeated="2" table:style-name="ce71"/>
          <table:table-cell table:style-name="ce92" office:value-type="string" calcext:value-type="string" table:number-columns-spanned="3" table:number-rows-spanned="3">
            <text:p>!454</text:p>
          </table:table-cell>
          <table:covered-table-cell table:number-columns-repeated="2" table:style-name="ce93"/>
          <table:table-cell table:style-name="ce114" office:value-type="string" calcext:value-type="string" table:number-columns-spanned="3" table:number-rows-spanned="3">
            <text:p>!360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!361</text:p>
          </table:table-cell>
          <table:covered-table-cell table:number-columns-repeated="2" table:style-name="ce117"/>
          <table:table-cell table:style-name="ce114" office:value-type="string" calcext:value-type="string" table:number-columns-spanned="3" table:number-rows-spanned="3">
            <text:p>!362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!363</text:p>
          </table:table-cell>
          <table:covered-table-cell table:number-columns-repeated="2" table:style-name="ce116"/>
          <table:table-cell table:style-name="ce114" office:value-type="string" calcext:value-type="string" table:number-columns-spanned="3" table:number-rows-spanned="3">
            <text:p>!370</text:p>
          </table:table-cell>
          <table:covered-table-cell table:number-columns-repeated="2" table:style-name="ce114"/>
          <table:table-cell table:style-name="ce116" office:value-type="string" calcext:value-type="string" table:number-columns-spanned="3" table:number-rows-spanned="3">
            <text:p>!371</text:p>
          </table:table-cell>
          <table:covered-table-cell table:number-columns-repeated="2" table:style-name="ce116"/>
          <table:table-cell table:style-name="ce114" office:value-type="string" calcext:value-type="string" table:number-columns-spanned="3" table:number-rows-spanned="3">
            <text:p>!372</text:p>
          </table:table-cell>
          <table:covered-table-cell table:number-columns-repeated="2" table:style-name="ce115"/>
          <table:table-cell table:style-name="ce116" office:value-type="string" calcext:value-type="string" table:number-columns-spanned="3" table:number-rows-spanned="3">
            <text:p>!373</text:p>
          </table:table-cell>
          <table:covered-table-cell table:number-columns-repeated="2" table:style-name="ce117"/>
          <table:table-cell table:style-name="ce114" office:value-type="string" calcext:value-type="string" table:number-columns-spanned="3" table:number-rows-spanned="3">
            <text:p>!300</text:p>
          </table:table-cell>
          <table:covered-table-cell table:number-columns-repeated="2" table:style-name="ce115"/>
          <table:table-cell table:style-name="ce92" office:value-type="string" calcext:value-type="string" table:number-columns-spanned="3" table:number-rows-spanned="3">
            <text:p>!401</text:p>
          </table:table-cell>
          <table:covered-table-cell table:number-columns-repeated="2" table:style-name="ce93"/>
          <table:table-cell table:style-name="ce71" office:value-type="string" calcext:value-type="string" table:number-columns-spanned="3" table:number-rows-spanned="3">
            <text:p>!502</text:p>
          </table:table-cell>
          <table:covered-table-cell table:number-columns-repeated="2" table:style-name="ce71"/>
          <table:table-cell table:style-name="ce54" office:value-type="string" calcext:value-type="string" table:number-columns-spanned="3" table:number-rows-spanned="3">
            <text:p>!603</text:p>
          </table:table-cell>
          <table:covered-table-cell table:number-columns-repeated="2" table:style-name="ce54"/>
          <table:table-cell table:style-name="ce11" office:value-type="string" calcext:value-type="string" table:number-columns-spanned="3" table:number-rows-spanned="3">
            <text:p>!704</text:p>
          </table:table-cell>
          <table:covered-table-cell table:number-columns-repeated="2" table:style-name="ce11"/>
          <table:table-cell table:number-columns-repeated="2"/>
          <table:covered-table-cell table:number-columns-repeated="3" table:style-name="ce24"/>
          <table:table-cell table:style-name="ce782" table:number-columns-repeated="2"/>
          <table:table-cell table:number-columns-repeated="21"/>
          <table:table-cell table:style-name="ce782" table:number-columns-repeated="2"/>
          <table:covered-table-cell table:number-columns-repeated="3" table:style-name="ce24"/>
          <table:table-cell table:number-columns-repeated="4"/>
          <table:table-cell table:style-name="ce699" office:value-type="string" calcext:value-type="string" table:number-columns-spanned="3" table:number-rows-spanned="3">
            <text:p>!75</text:p>
          </table:table-cell>
          <table:covered-table-cell table:number-columns-repeated="2" table:style-name="ce24"/>
          <table:table-cell table:number-columns-repeated="3"/>
          <table:table-cell table:style-name="ce25" office:value-type="string" calcext:value-type="string" table:number-columns-spanned="3" table:number-rows-spanned="3">
            <text:p>!26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3">
            <text:p>!46</text:p>
          </table:table-cell>
          <table:covered-table-cell table:number-columns-repeated="2" table:style-name="ce29"/>
          <table:table-cell table:style-name="ce25" office:value-type="string" calcext:value-type="string" table:number-columns-spanned="3" table:number-rows-spanned="3">
            <text:p>!66</text:p>
          </table:table-cell>
          <table:covered-table-cell table:number-columns-repeated="2" table:style-name="ce26"/>
          <table:table-cell table:number-columns-repeated="3"/>
          <table:table-cell table:style-name="ce25" office:value-type="string" calcext:value-type="string" table:number-columns-spanned="3" table:number-rows-spanned="3">
            <text:p>!27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3">
            <text:p>!47</text:p>
          </table:table-cell>
          <table:covered-table-cell table:number-columns-repeated="2" table:style-name="ce29"/>
          <table:table-cell table:style-name="ce25" office:value-type="string" calcext:value-type="string" table:number-columns-spanned="3" table:number-rows-spanned="3">
            <text:p>!67</text:p>
          </table:table-cell>
          <table:covered-table-cell table:number-columns-repeated="2" table:style-name="ce26"/>
          <table:table-cell table:number-columns-repeated="3"/>
          <table:table-cell table:style-name="ce699" office:value-type="string" calcext:value-type="string" table:number-columns-spanned="3" table:number-rows-spanned="3">
            <text:p>!10</text:p>
          </table:table-cell>
          <table:covered-table-cell table:number-columns-repeated="2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4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2"/>
          <table:covered-table-cell table:number-columns-repeated="3" table:style-name="ce24"/>
          <table:table-cell table:style-name="ce782" table:number-columns-repeated="2"/>
          <table:table-cell table:number-columns-repeated="21"/>
          <table:table-cell table:style-name="ce782" table:number-columns-repeated="2"/>
          <table:covered-table-cell table:number-columns-repeated="3" table:style-name="ce24"/>
          <table:table-cell table:number-columns-repeated="4"/>
          <table:covered-table-cell table:number-columns-repeated="3" table:style-name="ce24"/>
          <table:table-cell table:number-columns-repeated="3"/>
          <table:covered-table-cell table:number-columns-repeated="3" table:style-name="ce26"/>
          <table:covered-table-cell table:number-columns-repeated="3" table:style-name="ce29"/>
          <table:covered-table-cell table:number-columns-repeated="3" table:style-name="ce26"/>
          <table:table-cell table:number-columns-repeated="3"/>
          <table:covered-table-cell table:number-columns-repeated="3" table:style-name="ce26"/>
          <table:covered-table-cell table:number-columns-repeated="3" table:style-name="ce29"/>
          <table:covered-table-cell table:number-columns-repeated="3" table:style-name="ce26"/>
          <table:table-cell table:number-columns-repeated="3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3" table:style-name="ce54"/>
          <table:covered-table-cell table:number-columns-repeated="3" table:style-name="ce71"/>
          <table:covered-table-cell table:number-columns-repeated="3" table:style-name="ce93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116"/>
          <table:covered-table-cell table:number-columns-repeated="3" table:style-name="ce114"/>
          <table:covered-table-cell table:number-columns-repeated="3" table:style-name="ce116"/>
          <table:covered-table-cell table:number-columns-repeated="3" table:style-name="ce115"/>
          <table:covered-table-cell table:number-columns-repeated="3" table:style-name="ce117"/>
          <table:covered-table-cell table:number-columns-repeated="3" table:style-name="ce115"/>
          <table:covered-table-cell table:number-columns-repeated="3" table:style-name="ce93"/>
          <table:covered-table-cell table:number-columns-repeated="3" table:style-name="ce71"/>
          <table:covered-table-cell table:number-columns-repeated="3" table:style-name="ce54"/>
          <table:covered-table-cell table:number-columns-repeated="3" table:style-name="ce11"/>
          <table:table-cell table:number-columns-repeated="4"/>
          <table:table-cell table:style-name="ce782"/>
          <table:table-cell table:style-name="ce699" office:value-type="string" calcext:value-type="string" table:number-columns-spanned="3" table:number-rows-spanned="3">
            <text:p>!16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36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56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!76</text:p>
          </table:table-cell>
          <table:covered-table-cell table:number-columns-repeated="2" table:style-name="ce24"/>
          <table:table-cell/>
          <table:table-cell table:style-name="ce699" office:value-type="string" calcext:value-type="string" table:number-columns-spanned="3" table:number-rows-spanned="3">
            <text:p>!17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37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57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!77</text:p>
          </table:table-cell>
          <table:covered-table-cell table:number-columns-repeated="2" table:style-name="ce24"/>
          <table:table-cell table:style-name="ce782"/>
          <table:table-cell table:number-columns-repeated="6"/>
          <table:covered-table-cell table:number-columns-repeated="3" table:style-name="ce24"/>
          <table:table-cell table:number-columns-repeated="3"/>
          <table:covered-table-cell table:number-columns-repeated="3" table:style-name="ce26"/>
          <table:covered-table-cell table:number-columns-repeated="3" table:style-name="ce29"/>
          <table:covered-table-cell table:number-columns-repeated="3" table:style-name="ce26"/>
          <table:table-cell table:number-columns-repeated="3"/>
          <table:covered-table-cell table:number-columns-repeated="3" table:style-name="ce26"/>
          <table:covered-table-cell table:number-columns-repeated="3" table:style-name="ce29"/>
          <table:covered-table-cell table:number-columns-repeated="3" table:style-name="ce26"/>
          <table:table-cell table:number-columns-repeated="3"/>
          <table:covered-table-cell table:number-columns-repeated="3" table:style-name="ce24"/>
          <table:table-cell table:number-columns-repeated="16254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3" table:number-rows-spanned="3">
            <text:p>!755</text:p>
          </table:table-cell>
          <table:covered-table-cell table:number-columns-repeated="2" table:style-name="ce12"/>
          <table:table-cell table:style-name="ce54" office:value-type="string" calcext:value-type="string" table:number-columns-spanned="3" table:number-rows-spanned="3">
            <text:p>!655</text:p>
          </table:table-cell>
          <table:covered-table-cell table:number-columns-repeated="2" table:style-name="ce54"/>
          <table:table-cell table:style-name="ce70" office:value-type="string" calcext:value-type="string" table:number-columns-spanned="3" table:number-rows-spanned="3">
            <text:p>!555</text:p>
          </table:table-cell>
          <table:covered-table-cell table:number-columns-repeated="2" table:style-name="ce70"/>
          <table:table-cell table:style-name="ce92" office:value-type="string" calcext:value-type="string" table:number-columns-spanned="3" table:number-rows-spanned="3">
            <text:p>!460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!461</text:p>
          </table:table-cell>
          <table:covered-table-cell table:number-columns-repeated="2" table:style-name="ce93"/>
          <table:table-cell table:style-name="ce699" office:value-type="string" calcext:value-type="string" table:number-columns-spanned="3" table:number-rows-spanned="3">
            <text:p>!462</text:p>
          </table:table-cell>
          <table:covered-table-cell table:number-columns-repeated="2" table:style-name="ce272"/>
          <table:table-cell table:style-name="ce699" office:value-type="string" calcext:value-type="string" table:number-columns-spanned="3" table:number-rows-spanned="3">
            <text:p>!463</text:p>
          </table:table-cell>
          <table:covered-table-cell table:number-columns-repeated="2" table:style-name="ce272"/>
          <table:table-cell table:style-name="ce92" office:value-type="string" calcext:value-type="string" table:number-columns-spanned="3" table:number-rows-spanned="3">
            <text:p>!464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!470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3">
            <text:p>!471</text:p>
          </table:table-cell>
          <table:covered-table-cell table:number-columns-repeated="2" table:style-name="ce92"/>
          <table:table-cell table:style-name="ce699" office:value-type="string" calcext:value-type="string" table:number-columns-spanned="3" table:number-rows-spanned="3">
            <text:p>!472</text:p>
          </table:table-cell>
          <table:covered-table-cell table:number-columns-repeated="2" table:style-name="ce272"/>
          <table:table-cell table:style-name="ce699" office:value-type="string" calcext:value-type="string" table:number-columns-spanned="3" table:number-rows-spanned="3">
            <text:p>!473</text:p>
          </table:table-cell>
          <table:covered-table-cell table:number-columns-repeated="2" table:style-name="ce272"/>
          <table:table-cell table:style-name="ce92" office:value-type="string" calcext:value-type="string" table:number-columns-spanned="3" table:number-rows-spanned="3">
            <text:p>!474</text:p>
          </table:table-cell>
          <table:covered-table-cell table:number-columns-repeated="2" table:style-name="ce93"/>
          <table:table-cell table:style-name="ce92" office:value-type="string" calcext:value-type="string" table:number-columns-spanned="3" table:number-rows-spanned="3">
            <text:p>!400</text:p>
          </table:table-cell>
          <table:covered-table-cell table:number-columns-repeated="2" table:style-name="ce93"/>
          <table:table-cell table:style-name="ce70" office:value-type="string" calcext:value-type="string" table:number-columns-spanned="3" table:number-rows-spanned="3">
            <text:p>!501</text:p>
          </table:table-cell>
          <table:covered-table-cell table:number-columns-repeated="2" table:style-name="ce70"/>
          <table:table-cell table:style-name="ce54" office:value-type="string" calcext:value-type="string" table:number-columns-spanned="3" table:number-rows-spanned="3">
            <text:p>!602</text:p>
          </table:table-cell>
          <table:covered-table-cell table:number-columns-repeated="2" table:style-name="ce54"/>
          <table:table-cell table:style-name="ce12" office:value-type="string" calcext:value-type="string" table:number-columns-spanned="3" table:number-rows-spanned="3">
            <text:p>!703</text:p>
          </table:table-cell>
          <table:covered-table-cell table:number-columns-repeated="2" table:style-name="ce12"/>
          <table:table-cell table:number-columns-repeated="5"/>
          <table:covered-table-cell table:number-columns-repeated="12" table:style-name="ce24"/>
          <table:table-cell/>
          <table:covered-table-cell table:number-columns-repeated="12" table:style-name="ce24"/>
          <table:table-cell table:number-columns-repeated="10"/>
          <table:table-cell table:style-name="ce699" office:value-type="string" calcext:value-type="string" table:number-columns-spanned="3" table:number-rows-spanned="3">
            <text:p>!16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36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56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!76</text:p>
          </table:table-cell>
          <table:covered-table-cell table:number-columns-repeated="2" table:style-name="ce24"/>
          <table:table-cell table:number-columns-repeated="3"/>
          <table:table-cell table:style-name="ce699" office:value-type="string" calcext:value-type="string" table:number-columns-spanned="3" table:number-rows-spanned="3">
            <text:p>!17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37</text:p>
          </table:table-cell>
          <table:covered-table-cell table:number-columns-repeated="2" table:style-name="ce24"/>
          <table:table-cell table:style-name="ce704" office:value-type="string" calcext:value-type="string" table:number-columns-spanned="3" table:number-rows-spanned="3">
            <text:p>!57</text:p>
          </table:table-cell>
          <table:covered-table-cell table:number-columns-repeated="2" table:style-name="ce24"/>
          <table:table-cell table:style-name="ce699" office:value-type="string" calcext:value-type="string" table:number-columns-spanned="3" table:number-rows-spanned="3">
            <text:p>!77</text:p>
          </table:table-cell>
          <table:covered-table-cell table:number-columns-repeated="2" table:style-name="ce24"/>
          <table:table-cell table:number-columns-repeated="16257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0"/>
          <table:covered-table-cell table:number-columns-repeated="6" table:style-name="ce93"/>
          <table:covered-table-cell table:number-columns-repeated="6" table:style-name="ce272"/>
          <table:covered-table-cell table:number-columns-repeated="9" table:style-name="ce92"/>
          <table:covered-table-cell table:number-columns-repeated="6" table:style-name="ce272"/>
          <table:covered-table-cell table:number-columns-repeated="6" table:style-name="ce93"/>
          <table:covered-table-cell table:number-columns-repeated="3" table:style-name="ce70"/>
          <table:covered-table-cell table:number-columns-repeated="3" table:style-name="ce54"/>
          <table:covered-table-cell table:number-columns-repeated="3" table:style-name="ce12"/>
          <table:table-cell table:number-columns-repeated="5"/>
          <table:covered-table-cell table:number-columns-repeated="12" table:style-name="ce24"/>
          <table:table-cell/>
          <table:covered-table-cell table:number-columns-repeated="12" table:style-name="ce24"/>
          <table:table-cell table:number-columns-repeated="10"/>
          <table:covered-table-cell table:number-columns-repeated="12" table:style-name="ce24"/>
          <table:table-cell table:number-columns-repeated="3"/>
          <table:covered-table-cell table:number-columns-repeated="12" table:style-name="ce24"/>
          <table:table-cell table:number-columns-repeated="16257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4"/>
          <table:covered-table-cell table:number-columns-repeated="3" table:style-name="ce70"/>
          <table:covered-table-cell table:number-columns-repeated="6" table:style-name="ce93"/>
          <table:covered-table-cell table:number-columns-repeated="6" table:style-name="ce272"/>
          <table:covered-table-cell table:number-columns-repeated="9" table:style-name="ce92"/>
          <table:covered-table-cell table:number-columns-repeated="6" table:style-name="ce272"/>
          <table:covered-table-cell table:number-columns-repeated="6" table:style-name="ce93"/>
          <table:covered-table-cell table:number-columns-repeated="3" table:style-name="ce70"/>
          <table:covered-table-cell table:number-columns-repeated="3" table:style-name="ce54"/>
          <table:covered-table-cell table:number-columns-repeated="3" table:style-name="ce12"/>
          <table:table-cell table:number-columns-repeated="17"/>
          <table:table-cell table:style-name="ce642"/>
          <table:table-cell table:number-columns-repeated="22"/>
          <table:covered-table-cell table:number-columns-repeated="12" table:style-name="ce24"/>
          <table:table-cell table:number-columns-repeated="3"/>
          <table:covered-table-cell table:number-columns-repeated="12" table:style-name="ce24"/>
          <table:table-cell table:number-columns-repeated="1625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3" table:number-rows-spanned="3">
            <text:p>!756</text:p>
          </table:table-cell>
          <table:covered-table-cell table:number-columns-repeated="2" table:style-name="ce12"/>
          <table:table-cell table:style-name="ce53" office:value-type="string" calcext:value-type="string" table:number-columns-spanned="3" table:number-rows-spanned="3">
            <text:p>!656</text:p>
          </table:table-cell>
          <table:covered-table-cell table:number-columns-repeated="2" table:style-name="ce53"/>
          <table:table-cell table:style-name="ce70" office:value-type="string" calcext:value-type="string" table:number-columns-spanned="3" table:number-rows-spanned="3">
            <text:p>!560</text:p>
          </table:table-cell>
          <table:covered-table-cell table:number-columns-repeated="2" table:style-name="ce70"/>
          <table:table-cell table:style-name="ce70" office:value-type="string" calcext:value-type="string" table:number-columns-spanned="3" table:number-rows-spanned="3">
            <text:p>!561</text:p>
          </table:table-cell>
          <table:covered-table-cell table:number-columns-repeated="2" table:style-name="ce70"/>
          <table:table-cell table:style-name="ce71" office:value-type="string" calcext:value-type="string" table:number-columns-spanned="3" table:number-rows-spanned="3">
            <text:p>!562</text:p>
          </table:table-cell>
          <table:covered-table-cell table:number-columns-repeated="2" table:style-name="ce71"/>
          <table:table-cell table:style-name="ce70" office:value-type="string" calcext:value-type="string" table:number-columns-spanned="3" table:number-rows-spanned="3">
            <text:p>!563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3">
            <text:p>!564</text:p>
          </table:table-cell>
          <table:covered-table-cell table:number-columns-repeated="2" table:style-name="ce71"/>
          <table:table-cell table:style-name="ce72" office:value-type="string" calcext:value-type="string" table:number-columns-spanned="3" table:number-rows-spanned="3">
            <text:p>!565</text:p>
          </table:table-cell>
          <table:covered-table-cell table:number-columns-repeated="2" table:style-name="ce72"/>
          <table:table-cell table:style-name="ce72" office:value-type="string" calcext:value-type="string" table:number-columns-spanned="3" table:number-rows-spanned="3">
            <text:p>!570</text:p>
          </table:table-cell>
          <table:covered-table-cell table:number-columns-repeated="2" table:style-name="ce72"/>
          <table:table-cell table:style-name="ce72" office:value-type="string" calcext:value-type="string" table:number-columns-spanned="3" table:number-rows-spanned="3">
            <text:p>!571</text:p>
          </table:table-cell>
          <table:covered-table-cell table:number-columns-repeated="2" table:style-name="ce72"/>
          <table:table-cell table:style-name="ce71" office:value-type="string" calcext:value-type="string" table:number-columns-spanned="3" table:number-rows-spanned="3">
            <text:p>!572</text:p>
          </table:table-cell>
          <table:covered-table-cell table:number-columns-repeated="2" table:style-name="ce71"/>
          <table:table-cell table:style-name="ce70" office:value-type="string" calcext:value-type="string" table:number-columns-spanned="3" table:number-rows-spanned="3">
            <text:p>!573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3">
            <text:p>!574</text:p>
          </table:table-cell>
          <table:covered-table-cell table:number-columns-repeated="2" table:style-name="ce71"/>
          <table:table-cell table:style-name="ce909" office:value-type="string" calcext:value-type="string" table:number-columns-spanned="3" table:number-rows-spanned="3">
            <text:p>!575</text:p>
          </table:table-cell>
          <table:covered-table-cell table:number-columns-repeated="2" table:style-name="ce70"/>
          <table:table-cell table:style-name="ce70" office:value-type="string" calcext:value-type="string" table:number-columns-spanned="3" table:number-rows-spanned="3">
            <text:p>!500</text:p>
          </table:table-cell>
          <table:covered-table-cell table:number-columns-repeated="2" table:style-name="ce70"/>
          <table:table-cell table:style-name="ce53" office:value-type="string" calcext:value-type="string" table:number-columns-spanned="3" table:number-rows-spanned="3">
            <text:p>!601</text:p>
          </table:table-cell>
          <table:covered-table-cell table:number-columns-repeated="2" table:style-name="ce53"/>
          <table:table-cell table:style-name="ce12" office:value-type="string" calcext:value-type="string" table:number-columns-spanned="3" table:number-rows-spanned="3">
            <text:p>!702</text:p>
          </table:table-cell>
          <table:covered-table-cell table:number-columns-repeated="2" table:style-name="ce12"/>
          <table:table-cell table:number-columns-repeated="17"/>
          <table:table-cell table:style-name="ce642"/>
          <table:table-cell table:number-columns-repeated="16306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3"/>
          <table:covered-table-cell table:number-columns-repeated="6" table:style-name="ce70"/>
          <table:covered-table-cell table:number-columns-repeated="9" table:style-name="ce71"/>
          <table:covered-table-cell table:number-columns-repeated="9" table:style-name="ce72"/>
          <table:covered-table-cell table:number-columns-repeated="9" table:style-name="ce71"/>
          <table:covered-table-cell table:number-columns-repeated="6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7"/>
          <table:table-cell table:style-name="ce1008" office:value-type="float" office:value="110" calcext:value-type="float">
            <text:p>110</text:p>
          </table:table-cell>
          <table:table-cell table:number-columns-repeated="16306"/>
        </table:table-row>
        <table:table-row table:style-name="ro3">
          <table:table-cell table:number-columns-repeated="9"/>
          <table:covered-table-cell table:number-columns-repeated="3" table:style-name="ce12"/>
          <table:covered-table-cell table:number-columns-repeated="3" table:style-name="ce53"/>
          <table:covered-table-cell table:number-columns-repeated="6" table:style-name="ce70"/>
          <table:covered-table-cell table:number-columns-repeated="9" table:style-name="ce71"/>
          <table:covered-table-cell table:number-columns-repeated="9" table:style-name="ce72"/>
          <table:covered-table-cell table:number-columns-repeated="9" table:style-name="ce71"/>
          <table:covered-table-cell table:number-columns-repeated="6" table:style-name="ce70"/>
          <table:covered-table-cell table:number-columns-repeated="3" table:style-name="ce53"/>
          <table:covered-table-cell table:number-columns-repeated="3" table:style-name="ce12"/>
          <table:table-cell table:number-columns-repeated="17"/>
          <table:table-cell table:style-name="ce642"/>
          <table:table-cell table:number-columns-repeated="16306"/>
        </table:table-row>
        <table:table-row table:style-name="ro3">
          <table:table-cell table:number-columns-repeated="9"/>
          <table:table-cell table:style-name="ce11" office:value-type="string" calcext:value-type="string" table:number-columns-spanned="3" table:number-rows-spanned="3">
            <text:p>!757</text:p>
          </table:table-cell>
          <table:covered-table-cell table:number-columns-repeated="2" table:style-name="ce11"/>
          <table:table-cell table:style-name="ce53" office:value-type="string" calcext:value-type="string" table:number-columns-spanned="3" table:number-rows-spanned="3">
            <text:p>!660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3">
            <text:p>!661</text:p>
          </table:table-cell>
          <table:covered-table-cell table:number-columns-repeated="2" table:style-name="ce53"/>
          <table:table-cell table:style-name="ce54" office:value-type="string" calcext:value-type="string" table:number-columns-spanned="3" table:number-rows-spanned="3">
            <text:p>!662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63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64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65</text:p>
          </table:table-cell>
          <table:covered-table-cell table:number-columns-repeated="2" table:style-name="ce54"/>
          <table:table-cell table:style-name="ce55" office:value-type="string" calcext:value-type="string" table:number-columns-spanned="3" table:number-rows-spanned="3">
            <text:p>!666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3">
            <text:p>!670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3">
            <text:p>!671</text:p>
          </table:table-cell>
          <table:covered-table-cell table:number-columns-repeated="2" table:style-name="ce55"/>
          <table:table-cell table:style-name="ce54" office:value-type="string" calcext:value-type="string" table:number-columns-spanned="3" table:number-rows-spanned="3">
            <text:p>!672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73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74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3">
            <text:p>!675</text:p>
          </table:table-cell>
          <table:covered-table-cell table:number-columns-repeated="2" table:style-name="ce54"/>
          <table:table-cell table:style-name="ce53" office:value-type="string" calcext:value-type="string" table:number-columns-spanned="3" table:number-rows-spanned="3">
            <text:p>!676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3">
            <text:p>!600</text:p>
          </table:table-cell>
          <table:covered-table-cell table:number-columns-repeated="2" table:style-name="ce53"/>
          <table:table-cell table:style-name="ce11" office:value-type="string" calcext:value-type="string" table:number-columns-spanned="3" table:number-rows-spanned="3">
            <text:p>!701</text:p>
          </table:table-cell>
          <table:covered-table-cell table:number-columns-repeated="2" table:style-name="ce11"/>
          <table:table-cell table:number-columns-repeated="17"/>
          <table:table-cell table:style-name="ce642"/>
          <table:table-cell table:number-columns-repeated="16306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6" table:style-name="ce53"/>
          <table:covered-table-cell table:number-columns-repeated="12" table:style-name="ce54"/>
          <table:covered-table-cell table:number-columns-repeated="9" table:style-name="ce55"/>
          <table:covered-table-cell table:number-columns-repeated="12" table:style-name="ce54"/>
          <table:covered-table-cell table:number-columns-repeated="6" table:style-name="ce53"/>
          <table:covered-table-cell table:number-columns-repeated="3" table:style-name="ce11"/>
          <table:table-cell table:number-columns-repeated="17"/>
          <table:table-cell table:style-name="ce642"/>
          <table:table-cell table:number-columns-repeated="18"/>
          <table:table-cell table:style-name="ce1011" table:number-columns-repeated="2"/>
          <table:table-cell table:number-columns-repeated="16286"/>
        </table:table-row>
        <table:table-row table:style-name="ro3">
          <table:table-cell table:number-columns-repeated="9"/>
          <table:covered-table-cell table:number-columns-repeated="3" table:style-name="ce11"/>
          <table:covered-table-cell table:number-columns-repeated="6" table:style-name="ce53"/>
          <table:covered-table-cell table:number-columns-repeated="12" table:style-name="ce54"/>
          <table:covered-table-cell table:number-columns-repeated="9" table:style-name="ce55"/>
          <table:covered-table-cell table:number-columns-repeated="12" table:style-name="ce54"/>
          <table:covered-table-cell table:number-columns-repeated="6" table:style-name="ce53"/>
          <table:covered-table-cell table:number-columns-repeated="3" table:style-name="ce11"/>
          <table:table-cell table:number-columns-repeated="17"/>
          <table:table-cell table:style-name="ce642"/>
          <table:table-cell table:number-columns-repeated="18"/>
          <table:table-cell table:style-name="ce1011" table:number-columns-repeated="2"/>
          <table:table-cell table:number-columns-repeated="16286"/>
        </table:table-row>
        <table:table-row table:style-name="ro3">
          <table:table-cell table:number-columns-repeated="9"/>
          <table:table-cell table:style-name="ce11" office:value-type="string" calcext:value-type="string" table:number-columns-spanned="3" table:number-rows-spanned="3">
            <text:p>!760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3">
            <text:p>!761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!762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!763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!764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!765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!766</text:p>
          </table:table-cell>
          <table:covered-table-cell table:number-columns-repeated="2" table:style-name="ce12"/>
          <table:table-cell table:style-name="ce14" office:value-type="string" calcext:value-type="string" table:number-columns-spanned="3" table:number-rows-spanned="3">
            <text:p>!767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3">
            <text:p>!770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3">
            <text:p>!771</text:p>
          </table:table-cell>
          <table:covered-table-cell table:number-columns-repeated="2" table:style-name="ce14"/>
          <table:table-cell table:style-name="ce12" office:value-type="string" calcext:value-type="string" table:number-columns-spanned="3" table:number-rows-spanned="3">
            <text:p>!772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!773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!774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3">
            <text:p>!775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3">
            <text:p>!776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3">
            <text:p>!777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3">
            <text:p>!700</text:p>
          </table:table-cell>
          <table:covered-table-cell table:number-columns-repeated="2" table:style-name="ce11"/>
          <table:table-cell table:number-columns-repeated="17"/>
          <table:table-cell table:style-name="ce642"/>
          <table:table-cell table:number-columns-repeated="18"/>
          <table:table-cell table:style-name="ce1011" table:number-columns-repeated="26"/>
          <table:table-cell table:number-columns-repeated="16262"/>
        </table:table-row>
        <table:table-row table:style-name="ro3">
          <table:table-cell table:number-columns-repeated="9"/>
          <table:covered-table-cell table:number-columns-repeated="6" table:style-name="ce11"/>
          <table:covered-table-cell table:number-columns-repeated="6" table:style-name="ce12"/>
          <table:covered-table-cell table:number-columns-repeated="3" table:style-name="ce11"/>
          <table:covered-table-cell table:number-columns-repeated="6" table:style-name="ce12"/>
          <table:covered-table-cell table:number-columns-repeated="9" table:style-name="ce14"/>
          <table:covered-table-cell table:number-columns-repeated="6" table:style-name="ce12"/>
          <table:covered-table-cell table:number-columns-repeated="3" table:style-name="ce11"/>
          <table:covered-table-cell table:number-columns-repeated="6" table:style-name="ce12"/>
          <table:covered-table-cell table:number-columns-repeated="6" table:style-name="ce11"/>
          <table:table-cell table:number-columns-repeated="17"/>
          <table:table-cell table:style-name="ce642"/>
          <table:table-cell table:number-columns-repeated="20"/>
          <table:table-cell table:style-name="ce1011" table:number-columns-repeated="6"/>
          <table:table-cell table:style-name="ce1023" office:value-type="string" calcext:value-type="string" table:number-columns-spanned="2" table:number-rows-spanned="2">
            <text:p>!53</text:p>
          </table:table-cell>
          <table:covered-table-cell table:style-name="ce315"/>
          <table:table-cell table:style-name="ce1012" office:value-type="string" calcext:value-type="string" table:number-columns-spanned="2" table:number-rows-spanned="2">
            <text:p>!33</text:p>
          </table:table-cell>
          <table:covered-table-cell table:style-name="ce315"/>
          <table:table-cell table:style-name="ce1016" office:value-type="string" calcext:value-type="string" table:number-columns-spanned="2" table:number-rows-spanned="2">
            <text:p>!13</text:p>
          </table:table-cell>
          <table:covered-table-cell table:style-name="ce315"/>
          <table:table-cell table:style-name="ce1016" office:value-type="string" calcext:value-type="string" table:number-columns-spanned="2" table:number-rows-spanned="2">
            <text:p>!72</text:p>
          </table:table-cell>
          <table:covered-table-cell table:style-name="ce315"/>
          <table:table-cell table:style-name="ce1012" office:value-type="string" calcext:value-type="string" table:number-columns-spanned="2" table:number-rows-spanned="2">
            <text:p>!52</text:p>
          </table:table-cell>
          <table:covered-table-cell table:style-name="ce315"/>
          <table:table-cell table:style-name="ce1012" office:value-type="string" calcext:value-type="string" table:number-columns-spanned="2" table:number-rows-spanned="2">
            <text:p>!32</text:p>
          </table:table-cell>
          <table:covered-table-cell table:style-name="ce315"/>
          <table:table-cell table:style-name="ce1011" table:number-columns-repeated="6"/>
          <table:table-cell table:number-columns-repeated="16262"/>
        </table:table-row>
        <table:table-row table:style-name="ro3">
          <table:table-cell table:number-columns-repeated="9"/>
          <table:covered-table-cell table:number-columns-repeated="6" table:style-name="ce11"/>
          <table:covered-table-cell table:number-columns-repeated="6" table:style-name="ce12"/>
          <table:covered-table-cell table:number-columns-repeated="3" table:style-name="ce11"/>
          <table:covered-table-cell table:number-columns-repeated="6" table:style-name="ce12"/>
          <table:covered-table-cell table:number-columns-repeated="9" table:style-name="ce14"/>
          <table:covered-table-cell table:number-columns-repeated="6" table:style-name="ce12"/>
          <table:covered-table-cell table:number-columns-repeated="3" table:style-name="ce11"/>
          <table:covered-table-cell table:number-columns-repeated="6" table:style-name="ce12"/>
          <table:covered-table-cell table:number-columns-repeated="6" table:style-name="ce11"/>
          <table:table-cell table:number-columns-repeated="17"/>
          <table:table-cell table:style-name="ce642"/>
          <table:table-cell table:number-columns-repeated="20"/>
          <table:table-cell table:style-name="ce1011" table:number-columns-repeated="4"/>
          <table:table-cell table:style-name="ce1016" office:value-type="string" calcext:value-type="string" table:number-columns-spanned="2" table:number-rows-spanned="2">
            <text:p>!73</text:p>
          </table:table-cell>
          <table:covered-table-cell table:number-columns-repeated="13" table:style-name="ce315"/>
          <table:table-cell table:style-name="ce1016" office:value-type="string" calcext:value-type="string" table:number-columns-spanned="2" table:number-rows-spanned="2">
            <text:p>!12</text:p>
          </table:table-cell>
          <table:covered-table-cell table:style-name="ce315"/>
          <table:table-cell table:number-columns-repeated="2"/>
          <table:table-cell table:style-name="ce1011" table:number-columns-repeated="2"/>
          <table:table-cell table:number-columns-repeated="16262"/>
        </table:table-row>
        <table:table-row table:style-name="ro3">
          <table:table-cell table:number-columns-repeated="77"/>
          <table:table-cell table:style-name="ce642"/>
          <table:table-cell table:number-columns-repeated="20"/>
          <table:table-cell table:style-name="ce1011" table:number-columns-repeated="4"/>
          <table:covered-table-cell table:number-columns-repeated="2" table:style-name="ce315"/>
          <table:table-cell table:number-columns-repeated="12"/>
          <table:covered-table-cell table:number-columns-repeated="2" table:style-name="ce315"/>
          <table:table-cell table:number-columns-repeated="2"/>
          <table:table-cell table:style-name="ce1011" table:number-columns-repeated="2"/>
          <table:table-cell table:number-columns-repeated="16262"/>
        </table:table-row>
        <table:table-row table:style-name="ro3">
          <table:table-cell table:number-columns-repeated="77"/>
          <table:table-cell table:style-name="ce642"/>
          <table:table-cell table:number-columns-repeated="20"/>
          <table:table-cell table:style-name="ce1011" table:number-columns-repeated="2"/>
          <table:table-cell table:style-name="ce1016" office:value-type="string" calcext:value-type="string" table:number-columns-spanned="2" table:number-rows-spanned="2">
            <text:p>!14</text:p>
          </table:table-cell>
          <table:covered-table-cell table:style-name="ce315"/>
          <table:table-cell table:style-name="ce1011"/>
          <table:table-cell table:number-columns-repeated="15"/>
          <table:table-cell table:style-name="ce1016" office:value-type="string" calcext:value-type="string" table:number-columns-spanned="2" table:number-rows-spanned="2">
            <text:p>!71</text:p>
          </table:table-cell>
          <table:covered-table-cell table:style-name="ce315"/>
          <table:table-cell table:style-name="ce1011" table:number-columns-repeated="2"/>
          <table:table-cell table:number-columns-repeated="16262"/>
        </table:table-row>
        <table:table-row table:style-name="ro3">
          <table:table-cell table:number-columns-repeated="77"/>
          <table:table-cell table:style-name="ce642"/>
          <table:table-cell table:number-columns-repeated="20"/>
          <table:table-cell table:style-name="ce1011" table:number-columns-repeated="2"/>
          <table:covered-table-cell table:number-columns-repeated="2" table:style-name="ce315"/>
          <table:table-cell/>
          <table:table-cell table:style-name="ce1011"/>
          <table:table-cell table:number-columns-repeated="4"/>
          <table:table-cell table:style-name="ce1019" office:value-type="string" calcext:value-type="string" table:number-columns-spanned="2" table:number-rows-spanned="2">
            <text:p>!23</text:p>
          </table:table-cell>
          <table:covered-table-cell table:style-name="ce319"/>
          <table:table-cell table:style-name="ce1019" office:value-type="string" calcext:value-type="string" table:number-columns-spanned="2" table:number-rows-spanned="2">
            <text:p>!62</text:p>
          </table:table-cell>
          <table:covered-table-cell table:style-name="ce319"/>
          <table:table-cell table:number-columns-repeated="6"/>
          <table:covered-table-cell table:number-columns-repeated="2" table:style-name="ce315"/>
          <table:table-cell table:style-name="ce1011" table:number-columns-repeated="2"/>
          <table:table-cell table:number-columns-repeated="16262"/>
        </table:table-row>
        <table:table-row table:style-name="ro3">
          <table:table-cell table:number-columns-repeated="9"/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08" office:value-type="string" calcext:value-type="string">
            <text:p>⬤</text:p>
          </table:table-cell>
          <table:table-cell table:number-columns-repeated="2" table:style-name="ce714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number-columns-repeated="2" table:style-name="ce71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number-columns-repeated="2" table:style-name="ce714" office:value-type="string" calcext:value-type="string">
            <text:p>⬤</text:p>
          </table:table-cell>
          <table:table-cell table:style-name="ce710" office:value-type="string" calcext:value-type="string">
            <text:p>⬤</text:p>
          </table:table-cell>
          <table:table-cell table:number-columns-repeated="2" table:style-name="ce717" office:value-type="string" calcext:value-type="string">
            <text:p>⬤</text:p>
          </table:table-cell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2"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2"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2"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2"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3"/>
          <table:table-cell table:style-name="ce957" table:formula="of:=[.BL130]+8" office:value-type="float" office:value="64" calcext:value-type="float" table:number-columns-spanned="3" table:number-rows-spanned="3">
            <text:p>64</text:p>
          </table:table-cell>
          <table:covered-table-cell table:number-columns-repeated="2" table:style-name="ce957"/>
          <table:table-cell table:style-name="ce977" office:value-type="float" office:value="727" calcext:value-type="float" table:number-columns-spanned="3" table:number-rows-spanned="3">
            <text:p>727</text:p>
          </table:table-cell>
          <table:covered-table-cell table:number-columns-repeated="2" table:style-name="ce977"/>
          <table:table-cell table:style-name="ce957" office:value-type="float" office:value="726" calcext:value-type="float" table:number-columns-spanned="3" table:number-rows-spanned="3">
            <text:p>726</text:p>
          </table:table-cell>
          <table:covered-table-cell table:number-columns-repeated="2" table:style-name="ce957"/>
          <table:table-cell table:style-name="ce977" office:value-type="float" office:value="725" calcext:value-type="float" table:number-columns-spanned="3" table:number-rows-spanned="3">
            <text:p>725</text:p>
          </table:table-cell>
          <table:covered-table-cell table:number-columns-repeated="2" table:style-name="ce977"/>
          <table:table-cell table:style-name="ce1003" office:value-type="float" office:value="724" calcext:value-type="float" table:number-columns-spanned="3" table:number-rows-spanned="3">
            <text:p>724</text:p>
          </table:table-cell>
          <table:covered-table-cell table:number-columns-repeated="2" table:style-name="ce957"/>
          <table:table-cell table:style-name="ce977" office:value-type="float" office:value="723" calcext:value-type="float" table:number-columns-spanned="3" table:number-rows-spanned="3">
            <text:p>723</text:p>
          </table:table-cell>
          <table:covered-table-cell table:number-columns-repeated="2" table:style-name="ce977"/>
          <table:table-cell table:style-name="ce957" office:value-type="float" office:value="722" calcext:value-type="float" table:number-columns-spanned="3" table:number-rows-spanned="3">
            <text:p>722</text:p>
          </table:table-cell>
          <table:covered-table-cell table:number-columns-repeated="2" table:style-name="ce957"/>
          <table:table-cell table:style-name="ce977" office:value-type="float" office:value="721" calcext:value-type="float" table:number-columns-spanned="3" table:number-rows-spanned="3">
            <text:p>721</text:p>
          </table:table-cell>
          <table:covered-table-cell table:number-columns-repeated="2" table:style-name="ce977"/>
          <table:table-cell table:style-name="ce957" office:value-type="float" office:value="270" calcext:value-type="float" table:number-columns-spanned="3" table:number-rows-spanned="3">
            <text:p>270</text:p>
          </table:table-cell>
          <table:covered-table-cell table:number-columns-repeated="2" table:style-name="ce957"/>
          <table:table-cell table:number-columns-repeated="8"/>
          <table:table-cell table:style-name="ce1011"/>
          <table:table-cell table:style-name="ce1012" office:value-type="string" calcext:value-type="string" table:number-columns-spanned="2" table:number-rows-spanned="2">
            <text:p>!34</text:p>
          </table:table-cell>
          <table:covered-table-cell table:style-name="ce315"/>
          <table:table-cell table:number-columns-repeated="4"/>
          <table:table-cell table:style-name="ce1011"/>
          <table:table-cell table:style-name="ce1019" office:value-type="string" calcext:value-type="string" table:number-columns-spanned="2" table:number-rows-spanned="2">
            <text:p>!63</text:p>
          </table:table-cell>
          <table:covered-table-cell table:number-columns-repeated="5" table:style-name="ce319"/>
          <table:table-cell table:style-name="ce1019" office:value-type="string" calcext:value-type="string" table:number-columns-spanned="2" table:number-rows-spanned="2">
            <text:p>!22</text:p>
          </table:table-cell>
          <table:covered-table-cell table:style-name="ce319"/>
          <table:table-cell table:number-columns-repeated="5"/>
          <table:table-cell table:style-name="ce1012" office:value-type="string" calcext:value-type="string" table:number-columns-spanned="2" table:number-rows-spanned="2">
            <text:p>!51</text:p>
          </table:table-cell>
          <table:covered-table-cell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 office:value-type="string" calcext:value-type="string">
            <text:p>⬤</text:p>
          </table:table-cell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 office:value-type="string" calcext:value-type="string">
            <text:p>⬤</text:p>
          </table:table-cell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11" office:value-type="string" calcext:value-type="string">
            <text:p>/</text:p>
          </table:table-cell>
          <table:table-cell table:style-name="ce718"/>
          <table:table-cell table:style-name="ce719"/>
          <table:table-cell table:style-name="ce709"/>
          <table:table-cell table:style-name="ce715"/>
          <table:table-cell table:style-name="ce720"/>
          <table:table-cell table:style-name="ce711" office:value-type="string" calcext:value-type="string">
            <text:p>/</text:p>
          </table:table-cell>
          <table:table-cell table:style-name="ce718"/>
          <table:table-cell table:style-name="ce719"/>
          <table:table-cell table:style-name="ce709"/>
          <table:table-cell table:style-name="ce715"/>
          <table:table-cell table:style-name="ce860"/>
          <table:table-cell table:style-name="ce719"/>
          <table:table-cell table:style-name="ce718"/>
          <table:table-cell table:style-name="ce888" office:value-type="string" calcext:value-type="string">
            <text:p>/</text:p>
          </table:table-cell>
          <table:table-cell table:style-name="ce720"/>
          <table:table-cell table:style-name="ce715"/>
          <table:table-cell table:style-name="ce860"/>
          <table:table-cell table:style-name="ce719"/>
          <table:table-cell table:style-name="ce718"/>
          <table:table-cell table:style-name="ce888" office:value-type="string" calcext:value-type="string">
            <text:p>/</text:p>
          </table:table-cell>
          <table:table-cell table:style-name="ce720"/>
          <table:table-cell table:style-name="ce715"/>
          <table:table-cell table:style-name="ce860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/>
          <table:table-cell table:style-name="ce888" office:value-type="string" calcext:value-type="string">
            <text:p>⬤</text:p>
          </table:table-cell>
          <table:table-cell table:style-name="ce720" office:value-type="string" calcext:value-type="string">
            <text:p>⬤</text:p>
          </table:table-cell>
          <table:table-cell table:style-name="ce715"/>
          <table:table-cell table:style-name="ce860" office:value-type="string" calcext:value-type="string">
            <text:p>⬤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style-name="ce720"/>
          <table:table-cell table:style-name="ce715"/>
          <table:table-cell table:style-name="ce860" office:value-type="string" calcext:value-type="string">
            <text:p>⬤</text:p>
          </table:table-cell>
          <table:table-cell table:number-columns-repeated="3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table-cell table:number-columns-repeated="8"/>
          <table:table-cell table:style-name="ce1011"/>
          <table:covered-table-cell table:number-columns-repeated="2" table:style-name="ce315"/>
          <table:table-cell table:number-columns-repeated="3"/>
          <table:table-cell table:style-name="ce1011"/>
          <table:table-cell table:style-name="ce1018"/>
          <table:covered-table-cell table:number-columns-repeated="2" table:style-name="ce319"/>
          <table:table-cell table:style-name="ce325" office:value-type="string" calcext:value-type="string" table:number-columns-spanned="2" table:number-rows-spanned="2">
            <text:p>!43</text:p>
          </table:table-cell>
          <table:covered-table-cell table:style-name="ce325"/>
          <table:table-cell table:style-name="ce325" office:value-type="string" calcext:value-type="string" table:number-columns-spanned="2" table:number-rows-spanned="2">
            <text:p>!42</text:p>
          </table:table-cell>
          <table:covered-table-cell table:style-name="ce325"/>
          <table:covered-table-cell table:number-columns-repeated="2" table:style-name="ce319"/>
          <table:table-cell table:number-columns-repeated="4"/>
          <table:table-cell table:style-name="ce1011"/>
          <table:covered-table-cell table:number-columns-repeated="2"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09"/>
          <table:table-cell table:style-name="ce716"/>
          <table:table-cell table:style-name="ce720" office:value-type="string" calcext:value-type="string">
            <text:p>⬤</text:p>
          </table:table-cell>
          <table:table-cell table:style-name="ce711"/>
          <table:table-cell table:style-name="ce719"/>
          <table:table-cell table:style-name="ce719" office:value-type="string" calcext:value-type="string">
            <text:p>⬤</text:p>
          </table:table-cell>
          <table:table-cell table:style-name="ce709"/>
          <table:table-cell table:style-name="ce720" table:number-columns-repeated="2"/>
          <table:table-cell table:style-name="ce711"/>
          <table:table-cell table:style-name="ce719" table:number-columns-repeated="2"/>
          <table:table-cell table:style-name="ce709"/>
          <table:table-cell table:style-name="ce720" table:number-columns-repeated="2"/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11"/>
          <table:table-cell table:style-name="ce719" office:value-type="string" calcext:value-type="string">
            <text:p>⬤</text:p>
          </table:table-cell>
          <table:table-cell table:style-name="ce719"/>
          <table:table-cell table:style-name="ce709"/>
          <table:table-cell table:style-name="ce720" office:value-type="string" calcext:value-type="string">
            <text:p>⬤</text:p>
          </table:table-cell>
          <table:table-cell table:style-name="ce860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/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style-name="ce720" table:number-columns-repeated="2"/>
          <table:table-cell table:style-name="ce860"/>
          <table:table-cell table:style-name="ce719" table:number-columns-repeated="2"/>
          <table:table-cell table:style-name="ce888"/>
          <table:table-cell table:style-name="ce720" table:number-columns-repeated="2"/>
          <table:table-cell table:style-name="ce860"/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/>
          <table:table-cell table:style-name="ce720" office:value-type="string" calcext:value-type="string">
            <text:p>⬤</text:p>
          </table:table-cell>
          <table:table-cell table:style-name="ce720"/>
          <table:table-cell table:style-name="ce860"/>
          <table:table-cell table:number-columns-repeated="3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covered-table-cell table:number-columns-repeated="3" table:style-name="ce977"/>
          <table:covered-table-cell table:number-columns-repeated="3" table:style-name="ce957"/>
          <table:table-cell table:number-columns-repeated="8"/>
          <table:table-cell table:style-name="ce1011"/>
          <table:table-cell table:style-name="ce1012" office:value-type="string" calcext:value-type="string" table:number-columns-spanned="2" table:number-rows-spanned="2">
            <text:p>!54</text:p>
          </table:table-cell>
          <table:covered-table-cell table:style-name="ce315"/>
          <table:table-cell table:number-columns-repeated="3"/>
          <table:table-cell table:style-name="ce1019" office:value-type="string" calcext:value-type="string" table:number-columns-spanned="2" table:number-rows-spanned="2">
            <text:p>!24</text:p>
          </table:table-cell>
          <table:covered-table-cell table:style-name="ce319"/>
          <table:table-cell table:number-columns-repeated="2"/>
          <table:covered-table-cell table:number-columns-repeated="4" table:style-name="ce325"/>
          <table:table-cell table:number-columns-repeated="2"/>
          <table:table-cell table:style-name="ce1019" office:value-type="string" calcext:value-type="string" table:number-columns-spanned="2" table:number-rows-spanned="2">
            <text:p>!61</text:p>
          </table:table-cell>
          <table:covered-table-cell table:style-name="ce319"/>
          <table:table-cell table:number-columns-repeated="2"/>
          <table:table-cell table:style-name="ce1011"/>
          <table:table-cell table:style-name="ce1012" office:value-type="string" calcext:value-type="string" table:number-columns-spanned="2" table:number-rows-spanned="2">
            <text:p>!31</text:p>
          </table:table-cell>
          <table:covered-table-cell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/>
          <table:table-cell table:style-name="ce726" office:value-type="string" calcext:value-type="string">
            <text:p>⬤</text:p>
          </table:table-cell>
          <table:table-cell table:style-name="ce733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728" office:value-type="string" calcext:value-type="string">
            <text:p>⬤</text:p>
          </table:table-cell>
          <table:table-cell table:style-name="ce736"/>
          <table:table-cell table:style-name="ce736" office:value-type="string" calcext:value-type="string">
            <text:p>⬤</text:p>
          </table:table-cell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36"/>
          <table:table-cell table:style-name="ce726" office:value-type="string" calcext:value-type="string">
            <text:p>⬤</text:p>
          </table:table-cell>
          <table:table-cell table:number-columns-repeated="2" table:style-name="ce733" office:value-type="string" calcext:value-type="string">
            <text:p>/</text:p>
          </table:table-cell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733"/>
          <table:table-cell table:style-name="ce728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28"/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861" office:value-type="string" calcext:value-type="string">
            <text:p>/</text:p>
          </table:table-cell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/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 office:value-type="string" calcext:value-type="string">
            <text:p>/</text:p>
          </table:table-cell>
          <table:table-cell table:style-name="ce733"/>
          <table:table-cell table:style-name="ce733" office:value-type="string" calcext:value-type="string">
            <text:p>⬤</text:p>
          </table:table-cell>
          <table:table-cell table:style-name="ce861" office:value-type="string" calcext:value-type="string">
            <text:p>/</text:p>
          </table:table-cell>
          <table:table-cell table:number-columns-repeated="2" table:style-name="ce733" office:value-type="string" calcext:value-type="string">
            <text:p>/</text:p>
          </table:table-cell>
          <table:table-cell table:style-name="ce861" office:value-type="string" calcext:value-type="string">
            <text:p>⬤</text:p>
          </table:table-cell>
          <table:table-cell table:style-name="ce736"/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36" office:value-type="string" calcext:value-type="string">
            <text:p>⬤</text:p>
          </table:table-cell>
          <table:table-cell table:style-name="ce736"/>
          <table:table-cell table:style-name="ce889" office:value-type="string" calcext:value-type="string">
            <text:p>⬤</text:p>
          </table:table-cell>
          <table:table-cell table:style-name="ce733" office:value-type="string" calcext:value-type="string">
            <text:p>⬤</text:p>
          </table:table-cell>
          <table:table-cell table:style-name="ce733" office:value-type="string" calcext:value-type="string">
            <text:p>/</text:p>
          </table:table-cell>
          <table:table-cell table:style-name="ce861" office:value-type="string" calcext:value-type="string">
            <text:p>⬤</text:p>
          </table:table-cell>
          <table:table-cell table:style-name="ce717"/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3"/>
          <table:table-cell table:style-name="ce963" table:formula="of:=[.BL133]+8" office:value-type="float" office:value="56" calcext:value-type="float" table:number-columns-spanned="3" table:number-rows-spanned="3">
            <text:p>56</text:p>
          </table:table-cell>
          <table:covered-table-cell table:number-columns-repeated="2" table:style-name="ce963"/>
          <table:table-cell table:style-name="ce978" office:value-type="float" office:value="626" calcext:value-type="float" table:number-columns-spanned="3" table:number-rows-spanned="3">
            <text:p>626</text:p>
          </table:table-cell>
          <table:covered-table-cell table:number-columns-repeated="2" table:style-name="ce978"/>
          <table:table-cell table:style-name="ce978" office:value-type="float" office:value="625" calcext:value-type="float" table:number-columns-spanned="3" table:number-rows-spanned="3">
            <text:p>625</text:p>
          </table:table-cell>
          <table:covered-table-cell table:number-columns-repeated="2" table:style-name="ce978"/>
          <table:table-cell table:style-name="ce963" office:value-type="float" office:value="624" calcext:value-type="float" table:number-columns-spanned="3" table:number-rows-spanned="3">
            <text:p>624</text:p>
          </table:table-cell>
          <table:covered-table-cell table:number-columns-repeated="2" table:style-name="ce963"/>
          <table:table-cell table:style-name="ce1004" office:value-type="float" office:value="623" calcext:value-type="float" table:number-columns-spanned="3" table:number-rows-spanned="3">
            <text:p>623</text:p>
          </table:table-cell>
          <table:covered-table-cell table:number-columns-repeated="2" table:style-name="ce963"/>
          <table:table-cell table:style-name="ce978" office:value-type="float" office:value="622" calcext:value-type="float" table:number-columns-spanned="3" table:number-rows-spanned="3">
            <text:p>622</text:p>
          </table:table-cell>
          <table:covered-table-cell table:number-columns-repeated="2" table:style-name="ce978"/>
          <table:table-cell table:style-name="ce978" office:value-type="float" office:value="621" calcext:value-type="float" table:number-columns-spanned="3" table:number-rows-spanned="3">
            <text:p>621</text:p>
          </table:table-cell>
          <table:covered-table-cell table:number-columns-repeated="2" table:style-name="ce978"/>
          <table:table-cell table:style-name="ce963" office:value-type="float" office:value="260" calcext:value-type="float" table:number-columns-spanned="3" table:number-rows-spanned="3">
            <text:p>260</text:p>
          </table:table-cell>
          <table:covered-table-cell table:number-columns-repeated="2" table:style-name="ce963"/>
          <table:table-cell table:style-name="ce977" office:value-type="float" office:value="717" calcext:value-type="float" table:number-columns-spanned="3" table:number-rows-spanned="3">
            <text:p>717</text:p>
          </table:table-cell>
          <table:covered-table-cell table:number-columns-repeated="2" table:style-name="ce977"/>
          <table:table-cell table:number-columns-repeated="8"/>
          <table:table-cell table:style-name="ce1011"/>
          <table:covered-table-cell table:number-columns-repeated="2" table:style-name="ce315"/>
          <table:table-cell table:number-columns-repeated="3"/>
          <table:covered-table-cell table:number-columns-repeated="2" table:style-name="ce319"/>
          <table:table-cell/>
          <table:table-cell table:style-name="ce337" office:value-type="string" calcext:value-type="string" table:number-columns-spanned="2" table:number-rows-spanned="2">
            <text:p>!04</text:p>
          </table:table-cell>
          <table:covered-table-cell table:style-name="ce337"/>
          <table:table-cell table:style-name="ce337" office:value-type="string" calcext:value-type="string" table:number-columns-spanned="2" table:number-rows-spanned="2">
            <text:p>!03</text:p>
          </table:table-cell>
          <table:covered-table-cell table:style-name="ce337"/>
          <table:table-cell table:style-name="ce337" office:value-type="string" calcext:value-type="string" table:number-columns-spanned="2" table:number-rows-spanned="2">
            <text:p>!02</text:p>
          </table:table-cell>
          <table:covered-table-cell table:style-name="ce337"/>
          <table:table-cell/>
          <table:covered-table-cell table:number-columns-repeated="2" table:style-name="ce319"/>
          <table:table-cell/>
          <table:table-cell table:style-name="ce1018"/>
          <table:table-cell/>
          <table:covered-table-cell table:number-columns-repeated="2"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27" office:value-type="string" calcext:value-type="string">
            <text:p>/</text:p>
          </table:table-cell>
          <table:table-cell table:style-name="ce734"/>
          <table:table-cell table:style-name="ce735"/>
          <table:table-cell table:style-name="ce730" office:value-type="string" calcext:value-type="string">
            <text:p>/</text:p>
          </table:table-cell>
          <table:table-cell table:style-name="ce737"/>
          <table:table-cell table:style-name="ce738" office:value-type="string" calcext:value-type="string">
            <text:p>/</text:p>
          </table:table-cell>
          <table:table-cell table:style-name="ce730" office:value-type="string" calcext:value-type="string">
            <text:p>/</text:p>
          </table:table-cell>
          <table:table-cell table:style-name="ce737"/>
          <table:table-cell table:style-name="ce738" office:value-type="string" calcext:value-type="string">
            <text:p>⬤</text:p>
          </table:table-cell>
          <table:table-cell table:style-name="ce727"/>
          <table:table-cell table:style-name="ce734"/>
          <table:table-cell table:style-name="ce735" office:value-type="string" calcext:value-type="string">
            <text:p>⬤</text:p>
          </table:table-cell>
          <table:table-cell table:style-name="ce727" office:value-type="string" calcext:value-type="string">
            <text:p>/</text:p>
          </table:table-cell>
          <table:table-cell table:style-name="ce734"/>
          <table:table-cell table:style-name="ce735" office:value-type="string" calcext:value-type="string">
            <text:p>⬤</text:p>
          </table:table-cell>
          <table:table-cell table:style-name="ce730"/>
          <table:table-cell table:style-name="ce737"/>
          <table:table-cell table:style-name="ce738" office:value-type="string" calcext:value-type="string">
            <text:p>⬤</text:p>
          </table:table-cell>
          <table:table-cell table:style-name="ce730" office:value-type="string" calcext:value-type="string">
            <text:p>⬤</text:p>
          </table:table-cell>
          <table:table-cell table:style-name="ce737"/>
          <table:table-cell table:style-name="ce738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4"/>
          <table:table-cell table:style-name="ce862" office:value-type="string" calcext:value-type="string">
            <text:p>⬤</text:p>
          </table:table-cell>
          <table:table-cell table:style-name="ce738" office:value-type="string" calcext:value-type="string">
            <text:p>⬤</text:p>
          </table:table-cell>
          <table:table-cell table:style-name="ce737"/>
          <table:table-cell table:style-name="ce890" office:value-type="string" calcext:value-type="string">
            <text:p>⬤</text:p>
          </table:table-cell>
          <table:table-cell table:style-name="ce738" office:value-type="string" calcext:value-type="string">
            <text:p>⬤</text:p>
          </table:table-cell>
          <table:table-cell table:style-name="ce737"/>
          <table:table-cell table:style-name="ce890"/>
          <table:table-cell table:style-name="ce735" office:value-type="string" calcext:value-type="string">
            <text:p>⬤</text:p>
          </table:table-cell>
          <table:table-cell table:style-name="ce734"/>
          <table:table-cell table:style-name="ce862" office:value-type="string" calcext:value-type="string">
            <text:p>/</text:p>
          </table:table-cell>
          <table:table-cell table:style-name="ce735" office:value-type="string" calcext:value-type="string">
            <text:p>⬤</text:p>
          </table:table-cell>
          <table:table-cell table:style-name="ce734"/>
          <table:table-cell table:style-name="ce862"/>
          <table:table-cell table:style-name="ce738" office:value-type="string" calcext:value-type="string">
            <text:p>⬤</text:p>
          </table:table-cell>
          <table:table-cell table:style-name="ce737"/>
          <table:table-cell table:style-name="ce890" office:value-type="string" calcext:value-type="string">
            <text:p>/</text:p>
          </table:table-cell>
          <table:table-cell table:style-name="ce738" office:value-type="string" calcext:value-type="string">
            <text:p>/</text:p>
          </table:table-cell>
          <table:table-cell table:style-name="ce737"/>
          <table:table-cell table:style-name="ce890" office:value-type="string" calcext:value-type="string">
            <text:p>/</text:p>
          </table:table-cell>
          <table:table-cell table:style-name="ce735"/>
          <table:table-cell table:style-name="ce734"/>
          <table:table-cell table:style-name="ce862" office:value-type="string" calcext:value-type="string">
            <text:p>/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3"/>
          <table:covered-table-cell table:number-columns-repeated="3" table:style-name="ce963"/>
          <table:covered-table-cell table:number-columns-repeated="6" table:style-name="ce978"/>
          <table:covered-table-cell table:number-columns-repeated="6" table:style-name="ce963"/>
          <table:covered-table-cell table:number-columns-repeated="6" table:style-name="ce978"/>
          <table:covered-table-cell table:number-columns-repeated="3" table:style-name="ce963"/>
          <table:covered-table-cell table:number-columns-repeated="3" table:style-name="ce977"/>
          <table:table-cell table:number-columns-repeated="8"/>
          <table:table-cell table:style-name="ce1011"/>
          <table:table-cell table:style-name="ce1016" office:value-type="string" calcext:value-type="string" table:number-columns-spanned="2" table:number-rows-spanned="2">
            <text:p>!74</text:p>
          </table:table-cell>
          <table:covered-table-cell table:style-name="ce315"/>
          <table:table-cell table:number-columns-repeated="2"/>
          <table:table-cell table:style-name="ce1019" office:value-type="string" calcext:value-type="string" table:number-columns-spanned="2" table:number-rows-spanned="2">
            <text:p>!64</text:p>
          </table:table-cell>
          <table:covered-table-cell table:style-name="ce319"/>
          <table:table-cell table:style-name="ce325" office:value-type="string" calcext:value-type="string" table:number-columns-spanned="2" table:number-rows-spanned="2">
            <text:p>!44</text:p>
          </table:table-cell>
          <table:covered-table-cell table:style-name="ce325"/>
          <table:covered-table-cell table:number-columns-repeated="6" table:style-name="ce337"/>
          <table:table-cell table:style-name="ce325" office:value-type="string" calcext:value-type="string" table:number-columns-spanned="2" table:number-rows-spanned="2">
            <text:p>!41</text:p>
          </table:table-cell>
          <table:covered-table-cell table:style-name="ce341"/>
          <table:table-cell table:style-name="ce1019" office:value-type="string" calcext:value-type="string" table:number-columns-spanned="2" table:number-rows-spanned="2">
            <text:p>!21</text:p>
          </table:table-cell>
          <table:covered-table-cell table:style-name="ce319"/>
          <table:table-cell table:number-columns-repeated="2"/>
          <table:table-cell table:style-name="ce1016" office:value-type="string" calcext:value-type="string" table:number-columns-spanned="2" table:number-rows-spanned="2">
            <text:p>!11</text:p>
          </table:table-cell>
          <table:covered-table-cell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11" office:value-type="string" calcext:value-type="string">
            <text:p>/</text:p>
          </table:table-cell>
          <table:table-cell table:style-name="ce719"/>
          <table:table-cell table:style-name="ce719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30" office:value-type="string" calcext:value-type="string">
            <text:p>/</text:p>
          </table:table-cell>
          <table:table-cell table:style-name="ce738" table:number-columns-repeated="2"/>
          <table:table-cell table:style-name="ce727"/>
          <table:table-cell table:style-name="ce735"/>
          <table:table-cell table:style-name="ce862"/>
          <table:table-cell table:style-name="ce738" table:number-columns-repeated="2"/>
          <table:table-cell table:style-name="ce890" office:value-type="string" calcext:value-type="string">
            <text:p>/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 office:value-type="string" calcext:value-type="string">
            <text:p>/</text:p>
          </table:table-cell>
          <table:table-cell table:number-columns-repeated="3"/>
          <table:covered-table-cell table:number-columns-repeated="3" table:style-name="ce963"/>
          <table:covered-table-cell table:number-columns-repeated="6" table:style-name="ce978"/>
          <table:covered-table-cell table:number-columns-repeated="6" table:style-name="ce963"/>
          <table:covered-table-cell table:number-columns-repeated="6" table:style-name="ce978"/>
          <table:covered-table-cell table:number-columns-repeated="3" table:style-name="ce963"/>
          <table:covered-table-cell table:number-columns-repeated="3" table:style-name="ce977"/>
          <table:table-cell table:number-columns-repeated="8"/>
          <table:table-cell table:style-name="ce1011"/>
          <table:covered-table-cell table:number-columns-repeated="2" table:style-name="ce315"/>
          <table:table-cell table:number-columns-repeated="2"/>
          <table:covered-table-cell table:number-columns-repeated="2" table:style-name="ce319"/>
          <table:covered-table-cell table:number-columns-repeated="2" table:style-name="ce325"/>
          <table:table-cell table:style-name="ce337" office:value-type="string" calcext:value-type="string" table:number-columns-spanned="2" table:number-rows-spanned="2">
            <text:p>!05</text:p>
          </table:table-cell>
          <table:covered-table-cell table:style-name="ce337"/>
          <table:table-cell table:style-name="ce339" office:value-type="string" calcext:value-type="string" table:number-columns-spanned="2" table:number-rows-spanned="2">
            <text:p>!!</text:p>
          </table:table-cell>
          <table:covered-table-cell table:style-name="ce339"/>
          <table:table-cell table:style-name="ce337" office:value-type="string" calcext:value-type="string" table:number-columns-spanned="2" table:number-rows-spanned="2">
            <text:p>!01</text:p>
          </table:table-cell>
          <table:covered-table-cell table:style-name="ce337"/>
          <table:covered-table-cell table:number-columns-repeated="2" table:style-name="ce341"/>
          <table:covered-table-cell table:number-columns-repeated="2" table:style-name="ce319"/>
          <table:table-cell table:number-columns-repeated="2"/>
          <table:covered-table-cell table:number-columns-repeated="2"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746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748" office:value-type="string" calcext:value-type="string">
            <text:p>⬤</text:p>
          </table:table-cell>
          <table:table-cell table:style-name="ce755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746" office:value-type="string" calcext:value-type="string">
            <text:p>⬤</text:p>
          </table:table-cell>
          <table:table-cell table:style-name="ce752" office:value-type="string" calcext:value-type="string">
            <text:p>/</text:p>
          </table:table-cell>
          <table:table-cell table:style-name="ce752"/>
          <table:table-cell table:style-name="ce748" office:value-type="string" calcext:value-type="string">
            <text:p>⬤</text:p>
          </table:table-cell>
          <table:table-cell table:style-name="ce755" office:value-type="string" calcext:value-type="string">
            <text:p>⬤</text:p>
          </table:table-cell>
          <table:table-cell table:style-name="ce755"/>
          <table:table-cell table:style-name="ce746" office:value-type="string" calcext:value-type="string">
            <text:p>/</text:p>
          </table:table-cell>
          <table:table-cell table:style-name="ce752" office:value-type="string" calcext:value-type="string">
            <text:p>⬤</text:p>
          </table:table-cell>
          <table:table-cell table:style-name="ce752"/>
          <table:table-cell table:style-name="ce748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755"/>
          <table:table-cell table:style-name="ce746"/>
          <table:table-cell table:style-name="ce752" office:value-type="string" calcext:value-type="string">
            <text:p>⬤</text:p>
          </table:table-cell>
          <table:table-cell table:style-name="ce863"/>
          <table:table-cell table:style-name="ce755"/>
          <table:table-cell table:style-name="ce755" office:value-type="string" calcext:value-type="string">
            <text:p>⬤</text:p>
          </table:table-cell>
          <table:table-cell table:style-name="ce891" office:value-type="string" calcext:value-type="string">
            <text:p>/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863" office:value-type="string" calcext:value-type="string">
            <text:p>/</text:p>
          </table:table-cell>
          <table:table-cell table:style-name="ce755"/>
          <table:table-cell table:style-name="ce755" office:value-type="string" calcext:value-type="string">
            <text:p>⬤</text:p>
          </table:table-cell>
          <table:table-cell table:style-name="ce891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/</text:p>
          </table:table-cell>
          <table:table-cell table:style-name="ce863" office:value-type="string" calcext:value-type="string">
            <text:p>⬤</text:p>
          </table:table-cell>
          <table:table-cell table:style-name="ce755" office:value-type="string" calcext:value-type="string">
            <text:p>⬤</text:p>
          </table:table-cell>
          <table:table-cell table:style-name="ce755" office:value-type="string" calcext:value-type="string">
            <text:p>/</text:p>
          </table:table-cell>
          <table:table-cell table:style-name="ce891" office:value-type="string" calcext:value-type="string">
            <text:p>⬤</text:p>
          </table:table-cell>
          <table:table-cell table:style-name="ce752" office:value-type="string" calcext:value-type="string">
            <text:p>⬤</text:p>
          </table:table-cell>
          <table:table-cell table:style-name="ce752"/>
          <table:table-cell table:style-name="ce863" office:value-type="string" calcext:value-type="string">
            <text:p>⬤</text:p>
          </table:table-cell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3"/>
          <table:table-cell table:style-name="ce964" table:formula="of:=[.BL136]+8" office:value-type="float" office:value="48" calcext:value-type="float" table:number-columns-spanned="3" table:number-rows-spanned="3">
            <text:p>48</text:p>
          </table:table-cell>
          <table:covered-table-cell table:number-columns-repeated="2" table:style-name="ce964"/>
          <table:table-cell table:style-name="ce979" office:value-type="float" office:value="255" calcext:value-type="float" table:number-columns-spanned="3" table:number-rows-spanned="3">
            <text:p>255</text:p>
          </table:table-cell>
          <table:covered-table-cell table:number-columns-repeated="2" table:style-name="ce979"/>
          <table:table-cell table:style-name="ce964" office:value-type="float" office:value="254" calcext:value-type="float" table:number-columns-spanned="3" table:number-rows-spanned="3">
            <text:p>254</text:p>
          </table:table-cell>
          <table:covered-table-cell table:number-columns-repeated="2" table:style-name="ce964"/>
          <table:table-cell table:style-name="ce979" office:value-type="float" office:value="253" calcext:value-type="float" table:number-columns-spanned="3" table:number-rows-spanned="3">
            <text:p>253</text:p>
          </table:table-cell>
          <table:covered-table-cell table:number-columns-repeated="2" table:style-name="ce979"/>
          <table:table-cell table:style-name="ce1007" office:value-type="float" office:value="252" calcext:value-type="float" table:number-columns-spanned="3" table:number-rows-spanned="3">
            <text:p>252</text:p>
          </table:table-cell>
          <table:covered-table-cell table:number-columns-repeated="2" table:style-name="ce964"/>
          <table:table-cell table:style-name="ce979" office:value-type="float" office:value="251" calcext:value-type="float" table:number-columns-spanned="3" table:number-rows-spanned="3">
            <text:p>251</text:p>
          </table:table-cell>
          <table:covered-table-cell table:number-columns-repeated="2" table:style-name="ce979"/>
          <table:table-cell table:style-name="ce964" office:value-type="float" office:value="250" calcext:value-type="float" table:number-columns-spanned="3" table:number-rows-spanned="3">
            <text:p>250</text:p>
          </table:table-cell>
          <table:covered-table-cell table:number-columns-repeated="2" table:style-name="ce964"/>
          <table:table-cell table:style-name="ce978" office:value-type="float" office:value="616" calcext:value-type="float" table:number-columns-spanned="3" table:number-rows-spanned="3">
            <text:p>616</text:p>
          </table:table-cell>
          <table:covered-table-cell table:number-columns-repeated="2" table:style-name="ce978"/>
          <table:table-cell table:style-name="ce957" office:value-type="float" office:value="716" calcext:value-type="float" table:number-columns-spanned="3" table:number-rows-spanned="3">
            <text:p>716</text:p>
          </table:table-cell>
          <table:covered-table-cell table:number-columns-repeated="2" table:style-name="ce957"/>
          <table:table-cell table:number-columns-repeated="8"/>
          <table:table-cell table:style-name="ce1011"/>
          <table:table-cell table:style-name="ce1016" office:value-type="string" calcext:value-type="string" table:number-columns-spanned="2" table:number-rows-spanned="2">
            <text:p>!15</text:p>
          </table:table-cell>
          <table:covered-table-cell table:style-name="ce315"/>
          <table:table-cell table:number-columns-repeated="2"/>
          <table:table-cell table:style-name="ce1019" office:value-type="string" calcext:value-type="string" table:number-columns-spanned="2" table:number-rows-spanned="2">
            <text:p>!25</text:p>
          </table:table-cell>
          <table:covered-table-cell table:style-name="ce319"/>
          <table:table-cell table:style-name="ce325" office:value-type="string" calcext:value-type="string" table:number-columns-spanned="2" table:number-rows-spanned="2">
            <text:p>!45</text:p>
          </table:table-cell>
          <table:covered-table-cell table:style-name="ce325"/>
          <table:covered-table-cell table:number-columns-repeated="2" table:style-name="ce337"/>
          <table:covered-table-cell table:number-columns-repeated="2" table:style-name="ce339"/>
          <table:covered-table-cell table:number-columns-repeated="2" table:style-name="ce337"/>
          <table:table-cell table:style-name="ce325" office:value-type="string" calcext:value-type="string" table:number-columns-spanned="2" table:number-rows-spanned="2">
            <text:p>!40</text:p>
          </table:table-cell>
          <table:covered-table-cell table:style-name="ce325"/>
          <table:table-cell table:style-name="ce1019" office:value-type="string" calcext:value-type="string" table:number-columns-spanned="2" table:number-rows-spanned="2">
            <text:p>!60</text:p>
          </table:table-cell>
          <table:covered-table-cell table:style-name="ce319"/>
          <table:table-cell table:number-columns-repeated="2"/>
          <table:table-cell table:style-name="ce1016" office:value-type="string" calcext:value-type="string" table:number-columns-spanned="2" table:number-rows-spanned="2">
            <text:p>!70</text:p>
          </table:table-cell>
          <table:covered-table-cell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30"/>
          <table:table-cell table:style-name="ce737"/>
          <table:table-cell table:style-name="ce738"/>
          <table:table-cell table:style-name="ce747"/>
          <table:table-cell table:style-name="ce753"/>
          <table:table-cell table:style-name="ce754"/>
          <table:table-cell table:style-name="ce749"/>
          <table:table-cell table:style-name="ce756"/>
          <table:table-cell table:style-name="ce757"/>
          <table:table-cell table:style-name="ce747"/>
          <table:table-cell table:style-name="ce753"/>
          <table:table-cell table:style-name="ce754" office:value-type="string" calcext:value-type="string">
            <text:p>⬤</text:p>
          </table:table-cell>
          <table:table-cell table:style-name="ce749"/>
          <table:table-cell table:style-name="ce756"/>
          <table:table-cell table:style-name="ce757" office:value-type="string" calcext:value-type="string">
            <text:p>⬤</text:p>
          </table:table-cell>
          <table:table-cell table:style-name="ce747"/>
          <table:table-cell table:style-name="ce753"/>
          <table:table-cell table:style-name="ce754" office:value-type="string" calcext:value-type="string">
            <text:p>⬤</text:p>
          </table:table-cell>
          <table:table-cell table:style-name="ce749" office:value-type="string" calcext:value-type="string">
            <text:p>⬤</text:p>
          </table:table-cell>
          <table:table-cell table:style-name="ce756"/>
          <table:table-cell table:style-name="ce757" office:value-type="string" calcext:value-type="string">
            <text:p>⬤</text:p>
          </table:table-cell>
          <table:table-cell table:style-name="ce747" office:value-type="string" calcext:value-type="string">
            <text:p>⬤</text:p>
          </table:table-cell>
          <table:table-cell table:style-name="ce753"/>
          <table:table-cell table:style-name="ce864" office:value-type="string" calcext:value-type="string">
            <text:p>⬤</text:p>
          </table:table-cell>
          <table:table-cell table:style-name="ce757" office:value-type="string" calcext:value-type="string">
            <text:p>⬤</text:p>
          </table:table-cell>
          <table:table-cell table:style-name="ce756"/>
          <table:table-cell table:style-name="ce892" office:value-type="string" calcext:value-type="string">
            <text:p>⬤</text:p>
          </table:table-cell>
          <table:table-cell table:style-name="ce754" office:value-type="string" calcext:value-type="string">
            <text:p>⬤</text:p>
          </table:table-cell>
          <table:table-cell table:style-name="ce753"/>
          <table:table-cell table:style-name="ce864"/>
          <table:table-cell table:style-name="ce757" office:value-type="string" calcext:value-type="string">
            <text:p>⬤</text:p>
          </table:table-cell>
          <table:table-cell table:style-name="ce756"/>
          <table:table-cell table:style-name="ce892"/>
          <table:table-cell table:style-name="ce754" office:value-type="string" calcext:value-type="string">
            <text:p>⬤</text:p>
          </table:table-cell>
          <table:table-cell table:style-name="ce753"/>
          <table:table-cell table:style-name="ce864"/>
          <table:table-cell table:style-name="ce757"/>
          <table:table-cell table:style-name="ce756"/>
          <table:table-cell table:style-name="ce892"/>
          <table:table-cell table:style-name="ce754"/>
          <table:table-cell table:style-name="ce753"/>
          <table:table-cell table:style-name="ce864"/>
          <table:table-cell table:style-name="ce738"/>
          <table:table-cell table:style-name="ce737"/>
          <table:table-cell table:style-name="ce890"/>
          <table:table-cell table:style-name="ce720"/>
          <table:table-cell table:style-name="ce715"/>
          <table:table-cell table:style-name="ce860" office:value-type="string" calcext:value-type="string">
            <text:p>⬤</text:p>
          </table:table-cell>
          <table:table-cell table:number-columns-repeated="3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8"/>
          <table:covered-table-cell table:number-columns-repeated="3" table:style-name="ce957"/>
          <table:table-cell table:number-columns-repeated="8"/>
          <table:table-cell table:style-name="ce1011"/>
          <table:covered-table-cell table:number-columns-repeated="2" table:style-name="ce315"/>
          <table:table-cell table:number-columns-repeated="2"/>
          <table:covered-table-cell table:number-columns-repeated="2" table:style-name="ce319"/>
          <table:covered-table-cell table:number-columns-repeated="2" table:style-name="ce325"/>
          <table:table-cell table:style-name="ce337" office:value-type="string" calcext:value-type="string" table:number-columns-spanned="2" table:number-rows-spanned="2">
            <text:p>!06</text:p>
          </table:table-cell>
          <table:covered-table-cell table:style-name="ce337"/>
          <table:table-cell table:style-name="ce337" office:value-type="string" calcext:value-type="string" table:number-columns-spanned="2" table:number-rows-spanned="2">
            <text:p>!07</text:p>
          </table:table-cell>
          <table:covered-table-cell table:style-name="ce337"/>
          <table:table-cell table:style-name="ce337" office:value-type="string" calcext:value-type="string" table:number-columns-spanned="2" table:number-rows-spanned="2">
            <text:p>!00</text:p>
          </table:table-cell>
          <table:covered-table-cell table:style-name="ce337"/>
          <table:covered-table-cell table:number-columns-repeated="2" table:style-name="ce325"/>
          <table:covered-table-cell table:number-columns-repeated="2" table:style-name="ce319"/>
          <table:table-cell table:number-columns-repeated="2"/>
          <table:covered-table-cell table:number-columns-repeated="2"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09"/>
          <table:table-cell table:style-name="ce720" office:value-type="string" calcext:value-type="string">
            <text:p>⬤</text:p>
          </table:table-cell>
          <table:table-cell table:style-name="ce720"/>
          <table:table-cell table:style-name="ce730" office:value-type="string" calcext:value-type="string">
            <text:p>⬤</text:p>
          </table:table-cell>
          <table:table-cell table:style-name="ce738" office:value-type="string" calcext:value-type="string">
            <text:p>/</text:p>
          </table:table-cell>
          <table:table-cell table:style-name="ce738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/>
          <table:table-cell table:style-name="ce757" table:number-columns-repeated="2"/>
          <table:table-cell table:style-name="ce747"/>
          <table:table-cell table:style-name="ce754"/>
          <table:table-cell table:style-name="ce864"/>
          <table:table-cell table:style-name="ce757" table:number-columns-repeated="2"/>
          <table:table-cell table:style-name="ce892"/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38"/>
          <table:table-cell table:style-name="ce738" office:value-type="string" calcext:value-type="string">
            <text:p>/</text:p>
          </table:table-cell>
          <table:table-cell table:style-name="ce890" office:value-type="string" calcext:value-type="string">
            <text:p>⬤</text:p>
          </table:table-cell>
          <table:table-cell table:style-name="ce720"/>
          <table:table-cell table:style-name="ce720" office:value-type="string" calcext:value-type="string">
            <text:p>⬤</text:p>
          </table:table-cell>
          <table:table-cell table:style-name="ce860"/>
          <table:table-cell table:number-columns-repeated="3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9"/>
          <table:covered-table-cell table:number-columns-repeated="3" table:style-name="ce964"/>
          <table:covered-table-cell table:number-columns-repeated="3" table:style-name="ce978"/>
          <table:covered-table-cell table:number-columns-repeated="3" table:style-name="ce957"/>
          <table:table-cell table:number-columns-repeated="8"/>
          <table:table-cell table:style-name="ce1011"/>
          <table:table-cell table:style-name="ce1012" office:value-type="string" calcext:value-type="string" table:number-columns-spanned="2" table:number-rows-spanned="2">
            <text:p>!35</text:p>
          </table:table-cell>
          <table:covered-table-cell table:style-name="ce315"/>
          <table:table-cell table:number-columns-repeated="3"/>
          <table:table-cell table:style-name="ce1019" office:value-type="string" calcext:value-type="string" table:number-columns-spanned="2" table:number-rows-spanned="2">
            <text:p>!65</text:p>
          </table:table-cell>
          <table:covered-table-cell table:style-name="ce319"/>
          <table:table-cell/>
          <table:covered-table-cell table:number-columns-repeated="6" table:style-name="ce337"/>
          <table:table-cell/>
          <table:table-cell table:style-name="ce1019" office:value-type="string" calcext:value-type="string" table:number-columns-spanned="2" table:number-rows-spanned="2">
            <text:p>!20</text:p>
          </table:table-cell>
          <table:covered-table-cell table:style-name="ce319"/>
          <table:table-cell table:number-columns-repeated="3"/>
          <table:table-cell table:style-name="ce1012" office:value-type="string" calcext:value-type="string" table:number-columns-spanned="2" table:number-rows-spanned="2">
            <text:p>!50</text:p>
          </table:table-cell>
          <table:covered-table-cell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/>
          <table:table-cell table:style-name="ce728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748" office:value-type="string" calcext:value-type="string">
            <text:p>⬤</text:p>
          </table:table-cell>
          <table:table-cell table:style-name="ce755"/>
          <table:table-cell table:style-name="ce755" office:value-type="string" calcext:value-type="string">
            <text:p>⬤</text:p>
          </table:table-cell>
          <table:table-cell table:style-name="ce764"/>
          <table:table-cell table:style-name="ce773" office:value-type="string" calcext:value-type="string">
            <text:p>⬤</text:p>
          </table:table-cell>
          <table:table-cell table:style-name="ce773" office:value-type="string" calcext:value-type="string">
            <text:p>/</text:p>
          </table:table-cell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766" office:value-type="string" calcext:value-type="string">
            <text:p>/</text:p>
          </table:table-cell>
          <table:table-cell table:style-name="ce774"/>
          <table:table-cell table:style-name="ce774" office:value-type="string" calcext:value-type="string">
            <text:p>⬤</text:p>
          </table:table-cell>
          <table:table-cell table:style-name="ce766"/>
          <table:table-cell table:style-name="ce774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66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64" office:value-type="string" calcext:value-type="string">
            <text:p>⬤</text:p>
          </table:table-cell>
          <table:table-cell table:style-name="ce773"/>
          <table:table-cell table:style-name="ce865" office:value-type="string" calcext:value-type="string">
            <text:p>⬤</text:p>
          </table:table-cell>
          <table:table-cell table:style-name="ce774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893" office:value-type="string" calcext:value-type="string">
            <text:p>⬤</text:p>
          </table:table-cell>
          <table:table-cell table:style-name="ce774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893"/>
          <table:table-cell table:style-name="ce774" office:value-type="string" calcext:value-type="string">
            <text:p>⬤</text:p>
          </table:table-cell>
          <table:table-cell table:style-name="ce774"/>
          <table:table-cell table:style-name="ce893" office:value-type="string" calcext:value-type="string">
            <text:p>/</text:p>
          </table:table-cell>
          <table:table-cell table:style-name="ce774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893" office:value-type="string" calcext:value-type="string">
            <text:p>/</text:p>
          </table:table-cell>
          <table:table-cell table:style-name="ce773" office:value-type="string" calcext:value-type="string">
            <text:p>/</text:p>
          </table:table-cell>
          <table:table-cell table:style-name="ce773" office:value-type="string" calcext:value-type="string">
            <text:p>⬤</text:p>
          </table:table-cell>
          <table:table-cell table:style-name="ce865"/>
          <table:table-cell table:style-name="ce755" office:value-type="string" calcext:value-type="string">
            <text:p>⬤</text:p>
          </table:table-cell>
          <table:table-cell table:style-name="ce755"/>
          <table:table-cell table:style-name="ce891" office:value-type="string" calcext:value-type="string">
            <text:p>⬤</text:p>
          </table:table-cell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889" office:value-type="string" calcext:value-type="string">
            <text:p>⬤</text:p>
          </table:table-cell>
          <table:table-cell table:style-name="ce717"/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3"/>
          <table:table-cell table:style-name="ce965" table:formula="of:=[.BL139]+8" office:value-type="float" office:value="40" calcext:value-type="float" table:number-columns-spanned="3" table:number-rows-spanned="3">
            <text:p>40</text:p>
          </table:table-cell>
          <table:covered-table-cell table:number-columns-repeated="2" table:style-name="ce965"/>
          <table:table-cell table:style-name="ce980" office:value-type="string" calcext:value-type="string" table:number-columns-spanned="3" table:number-rows-spanned="3">
            <text:p>442</text:p>
            <text:p>27</text:p>
          </table:table-cell>
          <table:covered-table-cell table:number-columns-repeated="2" table:style-name="ce296"/>
          <table:table-cell table:style-name="ce980" office:value-type="string" calcext:value-type="string" table:number-columns-spanned="3" table:number-rows-spanned="3">
            <text:p>432</text:p>
            <text:p>25</text:p>
          </table:table-cell>
          <table:covered-table-cell table:number-columns-repeated="2" table:style-name="ce296"/>
          <table:table-cell table:style-name="ce980" office:value-type="string" calcext:value-type="string" table:number-columns-spanned="3" table:number-rows-spanned="3">
            <text:p>422</text:p>
            <text:p>23</text:p>
          </table:table-cell>
          <table:covered-table-cell table:number-columns-repeated="2" table:style-name="ce296"/>
          <table:table-cell table:style-name="ce980" office:value-type="string" calcext:value-type="string" table:number-columns-spanned="3" table:number-rows-spanned="3">
            <text:p>240</text:p>
            <text:p>21</text:p>
          </table:table-cell>
          <table:covered-table-cell table:number-columns-repeated="2" table:style-name="ce296"/>
          <table:table-cell table:style-name="ce1009" office:value-type="float" office:value="240" calcext:value-type="float" table:number-columns-spanned="3" table:number-rows-spanned="3">
            <text:p>240</text:p>
          </table:table-cell>
          <table:covered-table-cell table:number-columns-repeated="2" table:style-name="ce965"/>
          <table:table-cell table:style-name="ce979" office:value-type="float" office:value="155" calcext:value-type="float" table:number-columns-spanned="3" table:number-rows-spanned="3">
            <text:p>155</text:p>
          </table:table-cell>
          <table:covered-table-cell table:number-columns-repeated="2" table:style-name="ce979"/>
          <table:table-cell table:style-name="ce978" office:value-type="float" office:value="615" calcext:value-type="float" table:number-columns-spanned="3" table:number-rows-spanned="3">
            <text:p>615</text:p>
          </table:table-cell>
          <table:covered-table-cell table:number-columns-repeated="2" table:style-name="ce978"/>
          <table:table-cell table:style-name="ce977" office:value-type="float" office:value="715" calcext:value-type="float" table:number-columns-spanned="3" table:number-rows-spanned="3">
            <text:p>715</text:p>
          </table:table-cell>
          <table:covered-table-cell table:number-columns-repeated="2" table:style-name="ce977"/>
          <table:table-cell table:number-columns-repeated="8"/>
          <table:table-cell table:style-name="ce1011"/>
          <table:covered-table-cell table:number-columns-repeated="2" table:style-name="ce315"/>
          <table:table-cell table:number-columns-repeated="3"/>
          <table:covered-table-cell table:number-columns-repeated="2" table:style-name="ce319"/>
          <table:table-cell table:number-columns-repeated="2"/>
          <table:table-cell table:style-name="ce325" office:value-type="string" calcext:value-type="string" table:number-columns-spanned="2" table:number-rows-spanned="2">
            <text:p>!46</text:p>
          </table:table-cell>
          <table:covered-table-cell table:style-name="ce325"/>
          <table:table-cell table:style-name="ce325" office:value-type="string" calcext:value-type="string" table:number-columns-spanned="2" table:number-rows-spanned="2">
            <text:p>!47</text:p>
          </table:table-cell>
          <table:covered-table-cell table:style-name="ce325"/>
          <table:table-cell table:number-columns-repeated="2"/>
          <table:covered-table-cell table:number-columns-repeated="2" table:style-name="ce319"/>
          <table:table-cell table:number-columns-repeated="3"/>
          <table:covered-table-cell table:number-columns-repeated="2"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30" office:value-type="string" calcext:value-type="string">
            <text:p>/</text:p>
          </table:table-cell>
          <table:table-cell table:style-name="ce737"/>
          <table:table-cell table:style-name="ce738"/>
          <table:table-cell table:style-name="ce749" office:value-type="string" calcext:value-type="string">
            <text:p>/</text:p>
          </table:table-cell>
          <table:table-cell table:style-name="ce756"/>
          <table:table-cell table:style-name="ce757"/>
          <table:table-cell table:style-name="ce765" office:value-type="string" calcext:value-type="string">
            <text:p>⬤</text:p>
          </table:table-cell>
          <table:table-cell table:style-name="ce761" office:value-type="string" calcext:value-type="string">
            <text:p>x</text:p>
          </table:table-cell>
          <table:table-cell table:style-name="ce760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67" office:value-type="string" calcext:value-type="string">
            <text:p>⬤</text:p>
          </table:table-cell>
          <table:table-cell table:style-name="ce775"/>
          <table:table-cell table:style-name="ce776" office:value-type="string" calcext:value-type="string">
            <text:p>/</text:p>
          </table:table-cell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65" office:value-type="string" calcext:value-type="string">
            <text:p>/</text:p>
          </table:table-cell>
          <table:table-cell table:style-name="ce761" office:value-type="string" calcext:value-type="string">
            <text:p>x</text:p>
          </table:table-cell>
          <table:table-cell table:style-name="ce866" office:value-type="string" calcext:value-type="string">
            <text:p>/</text:p>
          </table:table-cell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76" office:value-type="string" calcext:value-type="string">
            <text:p>/</text:p>
          </table:table-cell>
          <table:table-cell table:style-name="ce775"/>
          <table:table-cell table:style-name="ce894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60"/>
          <table:table-cell table:style-name="ce761" office:value-type="string" calcext:value-type="string">
            <text:p>x</text:p>
          </table:table-cell>
          <table:table-cell table:style-name="ce866" office:value-type="string" calcext:value-type="string">
            <text:p>⬤</text:p>
          </table:table-cell>
          <table:table-cell table:style-name="ce757"/>
          <table:table-cell table:style-name="ce756"/>
          <table:table-cell table:style-name="ce892" office:value-type="string" calcext:value-type="string">
            <text:p>/</text:p>
          </table:table-cell>
          <table:table-cell table:style-name="ce738"/>
          <table:table-cell table:style-name="ce737"/>
          <table:table-cell table:style-name="ce890" office:value-type="string" calcext:value-type="string">
            <text:p>/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3"/>
          <table:covered-table-cell table:number-columns-repeated="3" table:style-name="ce965"/>
          <table:covered-table-cell table:number-columns-repeated="12" table:style-name="ce296"/>
          <table:covered-table-cell table:number-columns-repeated="3" table:style-name="ce965"/>
          <table:covered-table-cell table:number-columns-repeated="3" table:style-name="ce979"/>
          <table:covered-table-cell table:number-columns-repeated="3" table:style-name="ce978"/>
          <table:covered-table-cell table:number-columns-repeated="3" table:style-name="ce977"/>
          <table:table-cell table:number-columns-repeated="8"/>
          <table:table-cell table:style-name="ce1011"/>
          <table:table-cell table:style-name="ce1012" office:value-type="string" calcext:value-type="string" table:number-columns-spanned="2" table:number-rows-spanned="2">
            <text:p>!55</text:p>
          </table:table-cell>
          <table:covered-table-cell table:style-name="ce315"/>
          <table:table-cell table:number-columns-repeated="5"/>
          <table:table-cell table:style-name="ce1019" office:value-type="string" calcext:value-type="string" table:number-columns-spanned="2" table:number-rows-spanned="2">
            <text:p>!26</text:p>
          </table:table-cell>
          <table:covered-table-cell table:style-name="ce319"/>
          <table:covered-table-cell table:number-columns-repeated="4" table:style-name="ce325"/>
          <table:table-cell table:style-name="ce1019" office:value-type="string" calcext:value-type="string" table:number-columns-spanned="2" table:number-rows-spanned="2">
            <text:p>!67</text:p>
          </table:table-cell>
          <table:covered-table-cell table:style-name="ce319"/>
          <table:table-cell table:number-columns-repeated="5"/>
          <table:table-cell table:style-name="ce1012" office:value-type="string" calcext:value-type="string" table:number-columns-spanned="2" table:number-rows-spanned="2">
            <text:p>!30</text:p>
          </table:table-cell>
          <table:covered-table-cell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11" office:value-type="string" calcext:value-type="string">
            <text:p>/</text:p>
          </table:table-cell>
          <table:table-cell table:style-name="ce719" office:value-type="string" calcext:value-type="string">
            <text:p>⬤</text:p>
          </table:table-cell>
          <table:table-cell table:style-name="ce719"/>
          <table:table-cell table:style-name="ce730"/>
          <table:table-cell table:style-name="ce738" office:value-type="string" calcext:value-type="string">
            <text:p>⬤</text:p>
          </table:table-cell>
          <table:table-cell table:style-name="ce738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65" office:value-type="string" calcext:value-type="string">
            <text:p>/</text:p>
          </table:table-cell>
          <table:table-cell table:style-name="ce760" table:number-columns-repeated="2"/>
          <table:table-cell table:style-name="ce767"/>
          <table:table-cell table:style-name="ce776" table:number-columns-repeated="2"/>
          <table:table-cell table:style-name="ce767" office:value-type="string" calcext:value-type="string">
            <text:p>/</text:p>
          </table:table-cell>
          <table:table-cell table:style-name="ce817" table:number-columns-repeated="2"/>
          <table:table-cell table:style-name="ce770"/>
          <table:table-cell table:style-name="ce817"/>
          <table:table-cell table:style-name="ce776"/>
          <table:table-cell table:style-name="ce767"/>
          <table:table-cell table:style-name="ce776" table:number-columns-repeated="2"/>
          <table:table-cell table:style-name="ce765"/>
          <table:table-cell table:style-name="ce760"/>
          <table:table-cell table:style-name="ce866"/>
          <table:table-cell table:style-name="ce776" table:number-columns-repeated="2"/>
          <table:table-cell table:style-name="ce894"/>
          <table:table-cell table:style-name="ce776" table:number-columns-repeated="2"/>
          <table:table-cell table:style-name="ce894"/>
          <table:table-cell table:style-name="ce776" table:number-columns-repeated="2"/>
          <table:table-cell table:style-name="ce894" office:value-type="string" calcext:value-type="string">
            <text:p>/</text:p>
          </table:table-cell>
          <table:table-cell table:style-name="ce776" table:number-columns-repeated="2"/>
          <table:table-cell table:style-name="ce894"/>
          <table:table-cell table:style-name="ce760" table:number-columns-repeated="2"/>
          <table:table-cell table:style-name="ce866" office:value-type="string" calcext:value-type="string">
            <text:p>/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 office:value-type="string" calcext:value-type="string">
            <text:p>/</text:p>
          </table:table-cell>
          <table:table-cell table:number-columns-repeated="3"/>
          <table:covered-table-cell table:number-columns-repeated="3" table:style-name="ce965"/>
          <table:covered-table-cell table:number-columns-repeated="12" table:style-name="ce296"/>
          <table:covered-table-cell table:number-columns-repeated="3" table:style-name="ce965"/>
          <table:covered-table-cell table:number-columns-repeated="3" table:style-name="ce979"/>
          <table:covered-table-cell table:number-columns-repeated="3" table:style-name="ce978"/>
          <table:covered-table-cell table:number-columns-repeated="3" table:style-name="ce977"/>
          <table:table-cell table:number-columns-repeated="8"/>
          <table:table-cell table:style-name="ce1011"/>
          <table:covered-table-cell table:number-columns-repeated="2" table:style-name="ce315"/>
          <table:table-cell table:number-columns-repeated="4"/>
          <table:table-cell table:style-name="ce1018"/>
          <table:covered-table-cell table:number-columns-repeated="2" table:style-name="ce319"/>
          <table:table-cell table:style-name="ce1019" office:value-type="string" calcext:value-type="string" table:number-columns-spanned="2" table:number-rows-spanned="2">
            <text:p>!66</text:p>
          </table:table-cell>
          <table:covered-table-cell table:style-name="ce319"/>
          <table:table-cell table:style-name="ce1019" office:value-type="string" calcext:value-type="string" table:number-columns-spanned="2" table:number-rows-spanned="2">
            <text:p>!27</text:p>
          </table:table-cell>
          <table:covered-table-cell table:number-columns-repeated="3" table:style-name="ce319"/>
          <table:table-cell table:number-columns-repeated="5"/>
          <table:covered-table-cell table:number-columns-repeated="2" table:style-name="ce315"/>
          <table:table-cell table:number-columns-repeated="16263"/>
        </table:table-row>
        <table:table-row table:style-name="ro3">
          <table:table-cell table:number-columns-repeated="9"/>
          <table:table-cell table:style-name="ce708" office:value-type="string" calcext:value-type="string">
            <text:p>⬤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726" office:value-type="string" calcext:value-type="string">
            <text:p>⬤</text:p>
          </table:table-cell>
          <table:table-cell table:style-name="ce733"/>
          <table:table-cell table:style-name="ce733" office:value-type="string" calcext:value-type="string">
            <text:p>⬤</text:p>
          </table:table-cell>
          <table:table-cell table:style-name="ce746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74"/>
          <table:table-cell table:style-name="ce789"/>
          <table:table-cell table:style-name="ce796" office:value-type="string" calcext:value-type="string">
            <text:p>⬤</text:p>
          </table:table-cell>
          <table:table-cell table:style-name="ce796"/>
          <table:table-cell table:style-name="ce791" office:value-type="string" calcext:value-type="string">
            <text:p>/</text:p>
          </table:table-cell>
          <table:table-cell table:style-name="ce799"/>
          <table:table-cell table:style-name="ce799" office:value-type="string" calcext:value-type="string">
            <text:p>⬤</text:p>
          </table:table-cell>
          <table:table-cell table:style-name="ce789"/>
          <table:table-cell table:style-name="ce796"/>
          <table:table-cell table:style-name="ce796" office:value-type="string" calcext:value-type="string">
            <text:p>⬤</text:p>
          </table:table-cell>
          <table:table-cell table:style-name="ce791"/>
          <table:table-cell table:style-name="ce799" office:value-type="string" calcext:value-type="string">
            <text:p>/</text:p>
          </table:table-cell>
          <table:table-cell table:style-name="ce799" office:value-type="string" calcext:value-type="string">
            <text:p>⬤</text:p>
          </table:table-cell>
          <table:table-cell table:style-name="ce789" office:value-type="string" calcext:value-type="string">
            <text:p>⬤</text:p>
          </table:table-cell>
          <table:table-cell table:style-name="ce796"/>
          <table:table-cell table:style-name="ce867" office:value-type="string" calcext:value-type="string">
            <text:p>⬤</text:p>
          </table:table-cell>
          <table:table-cell table:style-name="ce799" office:value-type="string" calcext:value-type="string">
            <text:p>⬤</text:p>
          </table:table-cell>
          <table:table-cell table:style-name="ce799" office:value-type="string" calcext:value-type="string">
            <text:p>/</text:p>
          </table:table-cell>
          <table:table-cell table:style-name="ce895"/>
          <table:table-cell table:style-name="ce796" office:value-type="string" calcext:value-type="string">
            <text:p>⬤</text:p>
          </table:table-cell>
          <table:table-cell table:style-name="ce796"/>
          <table:table-cell table:style-name="ce867"/>
          <table:table-cell table:style-name="ce799" office:value-type="string" calcext:value-type="string">
            <text:p>⬤</text:p>
          </table:table-cell>
          <table:table-cell table:style-name="ce799"/>
          <table:table-cell table:style-name="ce895" office:value-type="string" calcext:value-type="string">
            <text:p>/</text:p>
          </table:table-cell>
          <table:table-cell table:style-name="ce796"/>
          <table:table-cell table:style-name="ce796" office:value-type="string" calcext:value-type="string">
            <text:p>⬤</text:p>
          </table:table-cell>
          <table:table-cell table:style-name="ce867"/>
          <table:table-cell table:style-name="ce774"/>
          <table:table-cell table:style-name="ce774" office:value-type="string" calcext:value-type="string">
            <text:p>⬤</text:p>
          </table:table-cell>
          <table:table-cell table:style-name="ce893" office:value-type="string" calcext:value-type="string">
            <text:p>/</text:p>
          </table:table-cell>
          <table:table-cell table:style-name="ce752" office:value-type="string" calcext:value-type="string">
            <text:p>⬤</text:p>
          </table:table-cell>
          <table:table-cell table:style-name="ce752"/>
          <table:table-cell table:style-name="ce863" office:value-type="string" calcext:value-type="string">
            <text:p>⬤</text:p>
          </table:table-cell>
          <table:table-cell table:style-name="ce733" office:value-type="string" calcext:value-type="string">
            <text:p>⬤</text:p>
          </table:table-cell>
          <table:table-cell table:style-name="ce733"/>
          <table:table-cell table:style-name="ce861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859" office:value-type="string" calcext:value-type="string">
            <text:p>⬤</text:p>
          </table:table-cell>
          <table:table-cell table:number-columns-repeated="3"/>
          <table:table-cell table:style-name="ce966" table:formula="of:=[.BL142]+8" office:value-type="float" office:value="32" calcext:value-type="float" table:number-columns-spanned="3" table:number-rows-spanned="3">
            <text:p>32</text:p>
          </table:table-cell>
          <table:covered-table-cell table:number-columns-repeated="2" table:style-name="ce966"/>
          <table:table-cell table:style-name="ce994" office:value-type="float" office:value="323" calcext:value-type="float" table:number-columns-spanned="3" table:number-rows-spanned="3">
            <text:p>323</text:p>
          </table:table-cell>
          <table:covered-table-cell table:number-columns-repeated="2" table:style-name="ce298"/>
          <table:table-cell table:style-name="ce1000" office:value-type="float" office:value="322" calcext:value-type="float" table:number-columns-spanned="3" table:number-rows-spanned="3">
            <text:p>322</text:p>
          </table:table-cell>
          <table:covered-table-cell table:number-columns-repeated="2" table:style-name="ce966"/>
          <table:table-cell table:style-name="ce994" office:value-type="float" office:value="321" calcext:value-type="float" table:number-columns-spanned="3" table:number-rows-spanned="3">
            <text:p>321</text:p>
          </table:table-cell>
          <table:covered-table-cell table:number-columns-repeated="2" table:style-name="ce298"/>
          <table:table-cell table:style-name="ce1000" office:value-type="float" office:value="320" calcext:value-type="float" table:number-columns-spanned="3" table:number-rows-spanned="3">
            <text:p>320</text:p>
          </table:table-cell>
          <table:covered-table-cell table:number-columns-repeated="2" table:style-name="ce966"/>
          <table:table-cell table:style-name="ce980" office:value-type="string" calcext:value-type="string" table:number-columns-spanned="3" table:number-rows-spanned="3">
            <text:p>144</text:p>
            <text:p><text:span text:style-name="T2">71</text:span></text:p>
          </table:table-cell>
          <table:covered-table-cell table:number-columns-repeated="2" table:style-name="ce296"/>
          <table:table-cell table:style-name="ce964" office:value-type="float" office:value="154" calcext:value-type="float" table:number-columns-spanned="3" table:number-rows-spanned="3">
            <text:p>154</text:p>
          </table:table-cell>
          <table:covered-table-cell table:number-columns-repeated="2" table:style-name="ce964"/>
          <table:table-cell table:style-name="ce963" office:value-type="float" office:value="614" calcext:value-type="float" table:number-columns-spanned="3" table:number-rows-spanned="3">
            <text:p>614</text:p>
          </table:table-cell>
          <table:covered-table-cell table:number-columns-repeated="2" table:style-name="ce963"/>
          <table:table-cell table:style-name="ce957" office:value-type="float" office:value="714" calcext:value-type="float" table:number-columns-spanned="3" table:number-rows-spanned="3">
            <text:p>714</text:p>
          </table:table-cell>
          <table:covered-table-cell table:number-columns-repeated="2" table:style-name="ce957"/>
          <table:table-cell table:number-columns-repeated="8"/>
          <table:table-cell table:style-name="ce1011" table:number-columns-repeated="2"/>
          <table:table-cell table:style-name="ce1016" office:value-type="string" calcext:value-type="string" table:number-columns-spanned="2" table:number-rows-spanned="2">
            <text:p>!75</text:p>
          </table:table-cell>
          <table:covered-table-cell table:style-name="ce315"/>
          <table:table-cell/>
          <table:table-cell table:style-name="ce1018"/>
          <table:table-cell table:number-columns-repeated="4"/>
          <table:covered-table-cell table:number-columns-repeated="4" table:style-name="ce319"/>
          <table:table-cell table:number-columns-repeated="6"/>
          <table:table-cell table:style-name="ce1016" office:value-type="string" calcext:value-type="string" table:number-columns-spanned="2" table:number-rows-spanned="2">
            <text:p>!10</text:p>
          </table:table-cell>
          <table:covered-table-cell table:style-name="ce315"/>
          <table:table-cell table:number-columns-repeated="16264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27" office:value-type="string" calcext:value-type="string">
            <text:p>/</text:p>
          </table:table-cell>
          <table:table-cell table:style-name="ce734"/>
          <table:table-cell table:style-name="ce735"/>
          <table:table-cell table:style-name="ce747" office:value-type="string" calcext:value-type="string">
            <text:p>/</text:p>
          </table:table-cell>
          <table:table-cell table:style-name="ce753"/>
          <table:table-cell table:style-name="ce754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79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79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790"/>
          <table:table-cell table:style-name="ce797" office:value-type="string" calcext:value-type="string">
            <text:p>x</text:p>
          </table:table-cell>
          <table:table-cell table:style-name="ce868"/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97"/>
          <table:table-cell table:style-name="ce797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775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54"/>
          <table:table-cell table:style-name="ce753"/>
          <table:table-cell table:style-name="ce864" office:value-type="string" calcext:value-type="string">
            <text:p>/</text:p>
          </table:table-cell>
          <table:table-cell table:style-name="ce735"/>
          <table:table-cell table:style-name="ce734"/>
          <table:table-cell table:style-name="ce862" office:value-type="string" calcext:value-type="string">
            <text:p>/</text:p>
          </table:table-cell>
          <table:table-cell table:style-name="ce720"/>
          <table:table-cell table:style-name="ce715"/>
          <table:table-cell table:style-name="ce860" office:value-type="string" calcext:value-type="string">
            <text:p>⬤</text:p>
          </table:table-cell>
          <table:table-cell table:number-columns-repeated="3"/>
          <table:covered-table-cell table:number-columns-repeated="3" table:style-name="ce966"/>
          <table:covered-table-cell table:number-columns-repeated="3" table:style-name="ce298"/>
          <table:covered-table-cell table:number-columns-repeated="3" table:style-name="ce966"/>
          <table:covered-table-cell table:number-columns-repeated="3" table:style-name="ce298"/>
          <table:covered-table-cell table:number-columns-repeated="3" table:style-name="ce966"/>
          <table:covered-table-cell table:number-columns-repeated="3" table:style-name="ce296"/>
          <table:covered-table-cell table:number-columns-repeated="3" table:style-name="ce964"/>
          <table:covered-table-cell table:number-columns-repeated="3" table:style-name="ce963"/>
          <table:covered-table-cell table:number-columns-repeated="3" table:style-name="ce957"/>
          <table:table-cell table:number-columns-repeated="8"/>
          <table:table-cell table:style-name="ce1011" table:number-columns-repeated="2"/>
          <table:covered-table-cell table:number-columns-repeated="2" table:style-name="ce315"/>
          <table:table-cell table:number-columns-repeated="4"/>
          <table:table-cell table:style-name="ce1018" table:number-columns-repeated="2"/>
          <table:table-cell table:number-columns-repeated="10"/>
          <table:covered-table-cell table:number-columns-repeated="2" table:style-name="ce315"/>
          <table:table-cell table:number-columns-repeated="16264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27" office:value-type="string" calcext:value-type="string">
            <text:p>/</text:p>
          </table:table-cell>
          <table:table-cell table:style-name="ce735" office:value-type="string" calcext:value-type="string">
            <text:p>⬤</text:p>
          </table:table-cell>
          <table:table-cell table:style-name="ce735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67" office:value-type="string" calcext:value-type="string">
            <text:p>/</text:p>
          </table:table-cell>
          <table:table-cell table:style-name="ce776" table:number-columns-repeated="2"/>
          <table:table-cell table:style-name="ce790"/>
          <table:table-cell table:style-name="ce798" table:number-columns-repeated="2"/>
          <table:table-cell table:style-name="ce792"/>
          <table:table-cell table:style-name="ce801" table:number-columns-repeated="2"/>
          <table:table-cell table:style-name="ce790"/>
          <table:table-cell table:style-name="ce798" table:number-columns-repeated="2"/>
          <table:table-cell table:style-name="ce792"/>
          <table:table-cell table:style-name="ce801" table:number-columns-repeated="2"/>
          <table:table-cell table:style-name="ce790"/>
          <table:table-cell table:style-name="ce798"/>
          <table:table-cell table:style-name="ce868"/>
          <table:table-cell table:style-name="ce801" table:number-columns-repeated="2"/>
          <table:table-cell table:style-name="ce896"/>
          <table:table-cell table:style-name="ce797" table:number-columns-repeated="2"/>
          <table:table-cell table:style-name="ce868"/>
          <table:table-cell table:style-name="ce801" table:number-columns-repeated="2"/>
          <table:table-cell table:style-name="ce896"/>
          <table:table-cell table:style-name="ce798" table:number-columns-repeated="2"/>
          <table:table-cell table:style-name="ce868"/>
          <table:table-cell table:style-name="ce775" table:number-columns-repeated="2"/>
          <table:table-cell table:style-name="ce894" office:value-type="string" calcext:value-type="string">
            <text:p>/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style-name="ce735"/>
          <table:table-cell table:style-name="ce735" office:value-type="string" calcext:value-type="string">
            <text:p>⬤</text:p>
          </table:table-cell>
          <table:table-cell table:style-name="ce862" office:value-type="string" calcext:value-type="string">
            <text:p>/</text:p>
          </table:table-cell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number-columns-repeated="3"/>
          <table:covered-table-cell table:number-columns-repeated="3" table:style-name="ce966"/>
          <table:covered-table-cell table:number-columns-repeated="3" table:style-name="ce298"/>
          <table:covered-table-cell table:number-columns-repeated="3" table:style-name="ce966"/>
          <table:covered-table-cell table:number-columns-repeated="3" table:style-name="ce298"/>
          <table:covered-table-cell table:number-columns-repeated="3" table:style-name="ce966"/>
          <table:covered-table-cell table:number-columns-repeated="3" table:style-name="ce296"/>
          <table:covered-table-cell table:number-columns-repeated="3" table:style-name="ce964"/>
          <table:covered-table-cell table:number-columns-repeated="3" table:style-name="ce963"/>
          <table:covered-table-cell table:number-columns-repeated="3" table:style-name="ce957"/>
          <table:table-cell table:number-columns-repeated="8"/>
          <table:table-cell table:style-name="ce1011" table:number-columns-repeated="2"/>
          <table:table-cell table:number-columns-repeated="2"/>
          <table:table-cell table:style-name="ce1016" office:value-type="string" calcext:value-type="string" table:number-columns-spanned="2" table:number-rows-spanned="2">
            <text:p>!16</text:p>
          </table:table-cell>
          <table:covered-table-cell table:style-name="ce315"/>
          <table:table-cell/>
          <table:table-cell table:style-name="ce1011"/>
          <table:table-cell table:number-columns-repeated="10"/>
          <table:table-cell table:style-name="ce1016" office:value-type="string" calcext:value-type="string" table:number-columns-spanned="2" table:number-rows-spanned="2">
            <text:p>!77</text:p>
          </table:table-cell>
          <table:covered-table-cell table:style-name="ce315"/>
          <table:table-cell table:style-name="ce1018" table:number-columns-repeated="2"/>
          <table:table-cell table:number-columns-repeated="16264"/>
        </table:table-row>
        <table:table-row table:style-name="ro3">
          <table:table-cell table:number-columns-repeated="9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748" office:value-type="string" calcext:value-type="string">
            <text:p>⬤</text:p>
          </table:table-cell>
          <table:table-cell table:style-name="ce755"/>
          <table:table-cell table:style-name="ce755" office:value-type="string" calcext:value-type="string">
            <text:p>⬤</text:p>
          </table:table-cell>
          <table:table-cell table:style-name="ce766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791" office:value-type="string" calcext:value-type="string">
            <text:p>/</text:p>
          </table:table-cell>
          <table:table-cell table:style-name="ce799" office:value-type="string" calcext:value-type="string">
            <text:p>⬤</text:p>
          </table:table-cell>
          <table:table-cell table:style-name="ce799"/>
          <table:table-cell table:style-name="ce811" office:value-type="string" calcext:value-type="string">
            <text:p>⬤</text:p>
          </table:table-cell>
          <table:table-cell table:style-name="ce818" office:value-type="string" calcext:value-type="string">
            <text:p>/</text:p>
          </table:table-cell>
          <table:table-cell table:style-name="ce818"/>
          <table:table-cell table:style-name="ce813" office:value-type="string" calcext:value-type="string">
            <text:p>⬤</text:p>
          </table:table-cell>
          <table:table-cell table:style-name="ce821" office:value-type="string" calcext:value-type="string">
            <text:p>⬤</text:p>
          </table:table-cell>
          <table:table-cell table:style-name="ce821"/>
          <table:table-cell table:style-name="ce813" office:value-type="string" calcext:value-type="string">
            <text:p>⬤</text:p>
          </table:table-cell>
          <table:table-cell table:style-name="ce821" office:value-type="string" calcext:value-type="string">
            <text:p>⬤</text:p>
          </table:table-cell>
          <table:table-cell table:style-name="ce821" office:value-type="string" calcext:value-type="string">
            <text:p>/</text:p>
          </table:table-cell>
          <table:table-cell table:style-name="ce811" office:value-type="string" calcext:value-type="string">
            <text:p>/</text:p>
          </table:table-cell>
          <table:table-cell table:style-name="ce818" office:value-type="string" calcext:value-type="string">
            <text:p>⬤</text:p>
          </table:table-cell>
          <table:table-cell table:style-name="ce869" office:value-type="string" calcext:value-type="string">
            <text:p>/</text:p>
          </table:table-cell>
          <table:table-cell table:style-name="ce821" office:value-type="string" calcext:value-type="string">
            <text:p>/</text:p>
          </table:table-cell>
          <table:table-cell table:style-name="ce821" office:value-type="string" calcext:value-type="string">
            <text:p>⬤</text:p>
          </table:table-cell>
          <table:table-cell table:style-name="ce897" office:value-type="string" calcext:value-type="string">
            <text:p>⬤</text:p>
          </table:table-cell>
          <table:table-cell table:style-name="ce821"/>
          <table:table-cell table:style-name="ce821" office:value-type="string" calcext:value-type="string">
            <text:p>⬤</text:p>
          </table:table-cell>
          <table:table-cell table:style-name="ce897" office:value-type="string" calcext:value-type="string">
            <text:p>⬤</text:p>
          </table:table-cell>
          <table:table-cell table:style-name="ce818"/>
          <table:table-cell table:style-name="ce818" office:value-type="string" calcext:value-type="string">
            <text:p>/</text:p>
          </table:table-cell>
          <table:table-cell table:style-name="ce869" office:value-type="string" calcext:value-type="string">
            <text:p>⬤</text:p>
          </table:table-cell>
          <table:table-cell table:style-name="ce799"/>
          <table:table-cell table:style-name="ce799" office:value-type="string" calcext:value-type="string">
            <text:p>⬤</text:p>
          </table:table-cell>
          <table:table-cell table:style-name="ce895" office:value-type="string" calcext:value-type="string">
            <text:p>/</text:p>
          </table:table-cell>
          <table:table-cell table:style-name="ce774" office:value-type="string" calcext:value-type="string">
            <text:p>/</text:p>
          </table:table-cell>
          <table:table-cell table:style-name="ce774" office:value-type="string" calcext:value-type="string">
            <text:p>⬤</text:p>
          </table:table-cell>
          <table:table-cell table:style-name="ce893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755"/>
          <table:table-cell table:style-name="ce891" office:value-type="string" calcext:value-type="string">
            <text:p>⬤</text:p>
          </table:table-cell>
          <table:table-cell table:style-name="ce733" office:value-type="string" calcext:value-type="string">
            <text:p>⬤</text:p>
          </table:table-cell>
          <table:table-cell table:style-name="ce733" office:value-type="string" calcext:value-type="string">
            <text:p>/</text:p>
          </table:table-cell>
          <table:table-cell table:style-name="ce861" office:value-type="string" calcext:value-type="string">
            <text:p>/</text:p>
          </table:table-cell>
          <table:table-cell table:style-name="ce717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887" office:value-type="string" calcext:value-type="string">
            <text:p>⬤</text:p>
          </table:table-cell>
          <table:table-cell table:number-columns-repeated="3"/>
          <table:table-cell table:style-name="ce967" table:formula="of:=[.BL145]+8" office:value-type="float" office:value="24" calcext:value-type="float" table:number-columns-spanned="3" table:number-rows-spanned="3">
            <text:p>24</text:p>
          </table:table-cell>
          <table:covered-table-cell table:number-columns-repeated="2" table:style-name="ce967"/>
          <table:table-cell table:style-name="ce996" office:value-type="string" calcext:value-type="string" table:number-columns-spanned="3" table:number-rows-spanned="3">
            <text:p>222</text:p>
            <text:p>26</text:p>
          </table:table-cell>
          <table:covered-table-cell table:number-columns-repeated="2" table:style-name="ce300"/>
          <table:table-cell table:style-name="ce996" office:value-type="string" calcext:value-type="string" table:number-columns-spanned="3" table:number-rows-spanned="3">
            <text:p>221</text:p>
            <text:p>22</text:p>
          </table:table-cell>
          <table:covered-table-cell table:number-columns-repeated="2" table:style-name="ce300"/>
          <table:table-cell table:style-name="ce1002" office:value-type="float" office:value="220" calcext:value-type="float" table:number-columns-spanned="3" table:number-rows-spanned="3">
            <text:p>220</text:p>
          </table:table-cell>
          <table:covered-table-cell table:number-columns-repeated="2" table:style-name="ce967"/>
          <table:table-cell table:style-name="ce994" office:value-type="float" office:value="313" calcext:value-type="float" table:number-columns-spanned="3" table:number-rows-spanned="3">
            <text:p>313</text:p>
          </table:table-cell>
          <table:covered-table-cell table:number-columns-repeated="2" table:style-name="ce298"/>
          <table:table-cell table:style-name="ce980" office:value-type="string" calcext:value-type="string" table:number-columns-spanned="3" table:number-rows-spanned="3">
            <text:p>143</text:p>
            <text:p>51</text:p>
          </table:table-cell>
          <table:covered-table-cell table:number-columns-repeated="2" table:style-name="ce296"/>
          <table:table-cell table:style-name="ce1010" office:value-type="float" office:value="153" calcext:value-type="float" table:number-columns-spanned="3" table:number-rows-spanned="3">
            <text:p>153</text:p>
          </table:table-cell>
          <table:covered-table-cell table:number-columns-repeated="2" table:style-name="ce979"/>
          <table:table-cell table:style-name="ce963" office:value-type="float" office:value="613" calcext:value-type="float" table:number-columns-spanned="3" table:number-rows-spanned="3">
            <text:p>613</text:p>
          </table:table-cell>
          <table:covered-table-cell table:number-columns-repeated="2" table:style-name="ce963"/>
          <table:table-cell table:style-name="ce977" office:value-type="float" office:value="713" calcext:value-type="float" table:number-columns-spanned="3" table:number-rows-spanned="3">
            <text:p>713</text:p>
          </table:table-cell>
          <table:covered-table-cell table:number-columns-repeated="2" table:style-name="ce977"/>
          <table:table-cell table:number-columns-repeated="8"/>
          <table:table-cell table:style-name="ce1011" table:number-columns-repeated="4"/>
          <table:covered-table-cell table:number-columns-repeated="2" table:style-name="ce315"/>
          <table:table-cell table:style-name="ce1012" office:value-type="string" calcext:value-type="string" table:number-columns-spanned="2" table:number-rows-spanned="2">
            <text:p>!36</text:p>
          </table:table-cell>
          <table:covered-table-cell table:style-name="ce315"/>
          <table:table-cell table:style-name="ce1012" office:value-type="string" calcext:value-type="string" table:number-columns-spanned="2" table:number-rows-spanned="2">
            <text:p>!56</text:p>
          </table:table-cell>
          <table:covered-table-cell table:style-name="ce315"/>
          <table:table-cell table:style-name="ce1016" office:value-type="string" calcext:value-type="string" table:number-columns-spanned="2" table:number-rows-spanned="2">
            <text:p>!76</text:p>
          </table:table-cell>
          <table:covered-table-cell table:style-name="ce315"/>
          <table:table-cell table:style-name="ce1016" office:value-type="string" calcext:value-type="string" table:number-columns-spanned="2" table:number-rows-spanned="2">
            <text:p>!17</text:p>
          </table:table-cell>
          <table:covered-table-cell table:style-name="ce315"/>
          <table:table-cell table:style-name="ce1012" office:value-type="string" calcext:value-type="string" table:number-columns-spanned="2" table:number-rows-spanned="2">
            <text:p>!37</text:p>
          </table:table-cell>
          <table:covered-table-cell table:style-name="ce315"/>
          <table:table-cell table:style-name="ce1012" office:value-type="string" calcext:value-type="string" table:number-columns-spanned="2" table:number-rows-spanned="2">
            <text:p>!57</text:p>
          </table:table-cell>
          <table:covered-table-cell table:number-columns-repeated="3" table:style-name="ce315"/>
          <table:table-cell table:style-name="ce1018"/>
          <table:table-cell table:number-columns-repeated="16265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27" office:value-type="string" calcext:value-type="string">
            <text:p>⬤</text:p>
          </table:table-cell>
          <table:table-cell table:style-name="ce734"/>
          <table:table-cell table:style-name="ce735"/>
          <table:table-cell table:style-name="ce749" office:value-type="string" calcext:value-type="string">
            <text:p>⬤</text:p>
          </table:table-cell>
          <table:table-cell table:style-name="ce756"/>
          <table:table-cell table:style-name="ce757"/>
          <table:table-cell table:style-name="ce767"/>
          <table:table-cell table:style-name="ce775" office:value-type="string" calcext:value-type="string">
            <text:p>x</text:p>
          </table:table-cell>
          <table:table-cell table:style-name="ce776"/>
          <table:table-cell table:style-name="ce792"/>
          <table:table-cell table:style-name="ce800" office:value-type="string" calcext:value-type="string">
            <text:p>x</text:p>
          </table:table-cell>
          <table:table-cell table:style-name="ce801"/>
          <table:table-cell table:style-name="ce812" office:value-type="string" calcext:value-type="string">
            <text:p>/</text:p>
          </table:table-cell>
          <table:table-cell table:style-name="ce819"/>
          <table:table-cell table:style-name="ce820"/>
          <table:table-cell table:style-name="ce814" office:value-type="string" calcext:value-type="string">
            <text:p>/</text:p>
          </table:table-cell>
          <table:table-cell table:style-name="ce795" office:value-type="string" calcext:value-type="string">
            <text:p>x</text:p>
          </table:table-cell>
          <table:table-cell table:style-name="ce784"/>
          <table:table-cell table:style-name="ce814"/>
          <table:table-cell table:style-name="ce795"/>
          <table:table-cell table:style-name="ce784"/>
          <table:table-cell table:style-name="ce812"/>
          <table:table-cell table:style-name="ce819"/>
          <table:table-cell table:style-name="ce870"/>
          <table:table-cell table:style-name="ce784"/>
          <table:table-cell table:style-name="ce795"/>
          <table:table-cell table:style-name="ce898"/>
          <table:table-cell table:style-name="ce78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/</text:p>
          </table:table-cell>
          <table:table-cell table:style-name="ce820"/>
          <table:table-cell table:style-name="ce819"/>
          <table:table-cell table:style-name="ce870" office:value-type="string" calcext:value-type="string">
            <text:p>/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/>
          <table:table-cell table:style-name="ce776"/>
          <table:table-cell table:style-name="ce775" office:value-type="string" calcext:value-type="string">
            <text:p>x</text:p>
          </table:table-cell>
          <table:table-cell table:style-name="ce894"/>
          <table:table-cell table:style-name="ce757"/>
          <table:table-cell table:style-name="ce756"/>
          <table:table-cell table:style-name="ce892" office:value-type="string" calcext:value-type="string">
            <text:p>⬤</text:p>
          </table:table-cell>
          <table:table-cell table:style-name="ce735"/>
          <table:table-cell table:style-name="ce734"/>
          <table:table-cell table:style-name="ce862" office:value-type="string" calcext:value-type="string">
            <text:p>⬤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3"/>
          <table:covered-table-cell table:number-columns-repeated="3" table:style-name="ce967"/>
          <table:covered-table-cell table:number-columns-repeated="6" table:style-name="ce300"/>
          <table:covered-table-cell table:number-columns-repeated="3" table:style-name="ce967"/>
          <table:covered-table-cell table:number-columns-repeated="3" table:style-name="ce298"/>
          <table:covered-table-cell table:number-columns-repeated="3" table:style-name="ce296"/>
          <table:covered-table-cell table:number-columns-repeated="3" table:style-name="ce979"/>
          <table:covered-table-cell table:number-columns-repeated="3" table:style-name="ce963"/>
          <table:covered-table-cell table:number-columns-repeated="3" table:style-name="ce977"/>
          <table:table-cell table:number-columns-repeated="8"/>
          <table:table-cell table:style-name="ce1011" table:number-columns-repeated="5"/>
          <table:table-cell/>
          <table:covered-table-cell table:number-columns-repeated="12" table:style-name="ce315"/>
          <table:table-cell table:number-columns-repeated="16268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27"/>
          <table:table-cell table:style-name="ce735" office:value-type="string" calcext:value-type="string">
            <text:p>⬤</text:p>
          </table:table-cell>
          <table:table-cell table:style-name="ce735"/>
          <table:table-cell table:style-name="ce749"/>
          <table:table-cell table:style-name="ce757" office:value-type="string" calcext:value-type="string">
            <text:p>⬤</text:p>
          </table:table-cell>
          <table:table-cell table:style-name="ce757"/>
          <table:table-cell table:style-name="ce767" office:value-type="string" calcext:value-type="string">
            <text:p>⬤</text:p>
          </table:table-cell>
          <table:table-cell table:style-name="ce776" table:number-columns-repeated="2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12"/>
          <table:table-cell table:style-name="ce820" table:number-columns-repeated="2"/>
          <table:table-cell table:style-name="ce814"/>
          <table:table-cell table:style-name="ce784" table:number-columns-repeated="2"/>
          <table:table-cell table:style-name="ce814"/>
          <table:table-cell table:style-name="ce784" table:number-columns-repeated="2"/>
          <table:table-cell table:style-name="ce812"/>
          <table:table-cell table:style-name="ce820"/>
          <table:table-cell table:style-name="ce870"/>
          <table:table-cell table:style-name="ce784" table:number-columns-repeated="2"/>
          <table:table-cell table:style-name="ce898"/>
          <table:table-cell table:style-name="ce784" table:number-columns-repeated="2"/>
          <table:table-cell table:style-name="ce898"/>
          <table:table-cell table:style-name="ce820" table:number-columns-repeated="2"/>
          <table:table-cell table:style-name="ce870"/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76"/>
          <table:table-cell table:style-name="ce817"/>
          <table:table-cell table:style-name="ce894" office:value-type="string" calcext:value-type="string">
            <text:p>⬤</text:p>
          </table:table-cell>
          <table:table-cell table:style-name="ce757"/>
          <table:table-cell table:style-name="ce757" office:value-type="string" calcext:value-type="string">
            <text:p>⬤</text:p>
          </table:table-cell>
          <table:table-cell table:style-name="ce892"/>
          <table:table-cell table:style-name="ce735"/>
          <table:table-cell table:style-name="ce735" office:value-type="string" calcext:value-type="string">
            <text:p>⬤</text:p>
          </table:table-cell>
          <table:table-cell table:style-name="ce862"/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number-columns-repeated="3"/>
          <table:covered-table-cell table:number-columns-repeated="3" table:style-name="ce967"/>
          <table:covered-table-cell table:number-columns-repeated="6" table:style-name="ce300"/>
          <table:covered-table-cell table:number-columns-repeated="3" table:style-name="ce967"/>
          <table:covered-table-cell table:number-columns-repeated="3" table:style-name="ce298"/>
          <table:covered-table-cell table:number-columns-repeated="3" table:style-name="ce296"/>
          <table:covered-table-cell table:number-columns-repeated="3" table:style-name="ce979"/>
          <table:covered-table-cell table:number-columns-repeated="3" table:style-name="ce963"/>
          <table:covered-table-cell table:number-columns-repeated="3" table:style-name="ce977"/>
          <table:table-cell table:number-columns-repeated="8"/>
          <table:table-cell table:style-name="ce1011" table:number-columns-repeated="2"/>
          <table:table-cell/>
          <table:table-cell table:style-name="ce1011" table:number-columns-repeated="2"/>
          <table:table-cell table:number-columns-repeated="16281"/>
        </table:table-row>
        <table:table-row table:style-name="ro3">
          <table:table-cell table:number-columns-repeated="9"/>
          <table:table-cell table:style-name="ce708" office:value-type="string" calcext:value-type="string">
            <text:p>⬤</text:p>
          </table:table-cell>
          <table:table-cell table:style-name="ce714"/>
          <table:table-cell table:style-name="ce714" office:value-type="string" calcext:value-type="string">
            <text:p>⬤</text:p>
          </table:table-cell>
          <table:table-cell table:style-name="ce728" office:value-type="string" calcext:value-type="string">
            <text:p>/</text:p>
          </table:table-cell>
          <table:table-cell table:style-name="ce736"/>
          <table:table-cell table:style-name="ce736" office:value-type="string" calcext:value-type="string">
            <text:p>⬤</text:p>
          </table:table-cell>
          <table:table-cell table:style-name="ce746" office:value-type="string" calcext:value-type="string">
            <text:p>/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766"/>
          <table:table-cell table:style-name="ce774" office:value-type="string" calcext:value-type="string">
            <text:p>⬤</text:p>
          </table:table-cell>
          <table:table-cell table:style-name="ce774"/>
          <table:table-cell table:style-name="ce789"/>
          <table:table-cell table:style-name="ce796" office:value-type="string" calcext:value-type="string">
            <text:p>⬤</text:p>
          </table:table-cell>
          <table:table-cell table:style-name="ce796"/>
          <table:table-cell table:style-name="ce813" office:value-type="string" calcext:value-type="string">
            <text:p>⬤</text:p>
          </table:table-cell>
          <table:table-cell table:style-name="ce821" office:value-type="string" calcext:value-type="string">
            <text:p>/</text:p>
          </table:table-cell>
          <table:table-cell table:style-name="ce821"/>
          <table:table-cell table:style-name="ce829" office:value-type="string" calcext:value-type="string">
            <text:p>⬤</text:p>
          </table:table-cell>
          <table:table-cell table:style-name="ce835" table:number-columns-repeated="2"/>
          <table:table-cell table:style-name="ce831" office:value-type="string" calcext:value-type="string">
            <text:p>⬤</text:p>
          </table:table-cell>
          <table:table-cell table:style-name="ce838" office:value-type="string" calcext:value-type="string">
            <text:p>⬤</text:p>
          </table:table-cell>
          <table:table-cell table:style-name="ce838"/>
          <table:table-cell table:style-name="ce829"/>
          <table:table-cell table:style-name="ce835" office:value-type="string" calcext:value-type="string">
            <text:p>⬤</text:p>
          </table:table-cell>
          <table:table-cell table:style-name="ce871"/>
          <table:table-cell table:style-name="ce838"/>
          <table:table-cell table:style-name="ce838" office:value-type="string" calcext:value-type="string">
            <text:p>⬤</text:p>
          </table:table-cell>
          <table:table-cell table:style-name="ce899" office:value-type="string" calcext:value-type="string">
            <text:p>⬤</text:p>
          </table:table-cell>
          <table:table-cell table:style-name="ce835" table:number-columns-repeated="2"/>
          <table:table-cell table:style-name="ce871" office:value-type="string" calcext:value-type="string">
            <text:p>⬤</text:p>
          </table:table-cell>
          <table:table-cell table:style-name="ce821"/>
          <table:table-cell table:style-name="ce821" office:value-type="string" calcext:value-type="string">
            <text:p>/</text:p>
          </table:table-cell>
          <table:table-cell table:style-name="ce897" office:value-type="string" calcext:value-type="string">
            <text:p>⬤</text:p>
          </table:table-cell>
          <table:table-cell table:style-name="ce796"/>
          <table:table-cell table:style-name="ce796" office:value-type="string" calcext:value-type="string">
            <text:p>⬤</text:p>
          </table:table-cell>
          <table:table-cell table:style-name="ce867"/>
          <table:table-cell table:style-name="ce774"/>
          <table:table-cell table:style-name="ce910" office:value-type="string" calcext:value-type="string">
            <text:p>⬤</text:p>
          </table:table-cell>
          <table:table-cell table:style-name="ce893"/>
          <table:table-cell table:style-name="ce752" office:value-type="string" calcext:value-type="string">
            <text:p>⬤</text:p>
          </table:table-cell>
          <table:table-cell table:style-name="ce752"/>
          <table:table-cell table:style-name="ce863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736"/>
          <table:table-cell table:style-name="ce889" office:value-type="string" calcext:value-type="string">
            <text:p>/</text:p>
          </table:table-cell>
          <table:table-cell table:style-name="ce714" office:value-type="string" calcext:value-type="string">
            <text:p>⬤</text:p>
          </table:table-cell>
          <table:table-cell table:style-name="ce714"/>
          <table:table-cell table:style-name="ce859" office:value-type="string" calcext:value-type="string">
            <text:p>⬤</text:p>
          </table:table-cell>
          <table:table-cell table:number-columns-repeated="3"/>
          <table:table-cell table:style-name="ce968" table:formula="of:=[.BL148]+8" office:value-type="float" office:value="16" calcext:value-type="float" table:number-columns-spanned="3" table:number-rows-spanned="3">
            <text:p>16</text:p>
          </table:table-cell>
          <table:covered-table-cell table:number-columns-repeated="2" table:style-name="ce968"/>
          <table:table-cell table:style-name="ce998" office:value-type="string" calcext:value-type="string" table:number-columns-spanned="3" table:number-rows-spanned="3">
            <text:p>121</text:p>
            <text:p>24</text:p>
          </table:table-cell>
          <table:covered-table-cell table:number-columns-repeated="2" table:style-name="ce302"/>
          <table:table-cell table:style-name="ce1001" office:value-type="string" calcext:value-type="string" table:number-columns-spanned="3" table:number-rows-spanned="3">
            <text:p>120</text:p>
            <text:p>20</text:p>
          </table:table-cell>
          <table:covered-table-cell table:number-columns-repeated="2" table:style-name="ce968"/>
          <table:table-cell table:style-name="ce996" office:value-type="string" calcext:value-type="string" table:number-columns-spanned="3" table:number-rows-spanned="3">
            <text:p>212</text:p>
            <text:p>61</text:p>
          </table:table-cell>
          <table:covered-table-cell table:number-columns-repeated="2" table:style-name="ce300"/>
          <table:table-cell table:style-name="ce1000" office:value-type="float" office:value="312" calcext:value-type="float" table:number-columns-spanned="3" table:number-rows-spanned="3">
            <text:p>312</text:p>
          </table:table-cell>
          <table:covered-table-cell table:number-columns-repeated="2" table:style-name="ce966"/>
          <table:table-cell table:style-name="ce980" office:value-type="string" calcext:value-type="string" table:number-columns-spanned="3" table:number-rows-spanned="3">
            <text:p>142</text:p>
            <text:p>31</text:p>
          </table:table-cell>
          <table:covered-table-cell table:number-columns-repeated="2" table:style-name="ce296"/>
          <table:table-cell table:style-name="ce1007" office:value-type="float" office:value="152" calcext:value-type="float" table:number-columns-spanned="3" table:number-rows-spanned="3">
            <text:p>152</text:p>
          </table:table-cell>
          <table:covered-table-cell table:number-columns-repeated="2" table:style-name="ce964"/>
          <table:table-cell table:style-name="ce978" office:value-type="float" office:value="612" calcext:value-type="float" table:number-columns-spanned="3" table:number-rows-spanned="3">
            <text:p>612</text:p>
          </table:table-cell>
          <table:covered-table-cell table:number-columns-repeated="2" table:style-name="ce978"/>
          <table:table-cell table:style-name="ce957" office:value-type="float" office:value="712" calcext:value-type="float" table:number-columns-spanned="3" table:number-rows-spanned="3">
            <text:p>712</text:p>
          </table:table-cell>
          <table:covered-table-cell table:number-columns-repeated="2" table:style-name="ce957"/>
          <table:table-cell table:number-columns-repeated="8"/>
          <table:table-cell table:style-name="ce1011"/>
          <table:table-cell table:style-name="ce1018" table:number-columns-repeated="2"/>
          <table:table-cell table:style-name="ce1011" table:number-columns-repeated="2"/>
          <table:table-cell table:number-columns-repeated="16281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30" office:value-type="string" calcext:value-type="string">
            <text:p>⬤</text:p>
          </table:table-cell>
          <table:table-cell table:style-name="ce737"/>
          <table:table-cell table:style-name="ce738"/>
          <table:table-cell table:style-name="ce747" office:value-type="string" calcext:value-type="string">
            <text:p>⬤</text:p>
          </table:table-cell>
          <table:table-cell table:style-name="ce753"/>
          <table:table-cell table:style-name="ce754"/>
          <table:table-cell table:style-name="ce767" office:value-type="string" calcext:value-type="string">
            <text:p>/</text:p>
          </table:table-cell>
          <table:table-cell table:style-name="ce775"/>
          <table:table-cell table:style-name="ce776"/>
          <table:table-cell table:style-name="ce790"/>
          <table:table-cell table:style-name="ce797" office:value-type="string" calcext:value-type="string">
            <text:p>x</text:p>
          </table:table-cell>
          <table:table-cell table:style-name="ce798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x</text:p>
          </table:table-cell>
          <table:table-cell table:style-name="ce784"/>
          <table:table-cell table:style-name="ce830"/>
          <table:table-cell table:style-name="ce836"/>
          <table:table-cell table:style-name="ce837"/>
          <table:table-cell table:style-name="ce832"/>
          <table:table-cell table:style-name="ce825"/>
          <table:table-cell table:style-name="ce824"/>
          <table:table-cell table:style-name="ce830"/>
          <table:table-cell table:style-name="ce836"/>
          <table:table-cell table:style-name="ce872"/>
          <table:table-cell table:style-name="ce824"/>
          <table:table-cell table:style-name="ce825"/>
          <table:table-cell table:style-name="ce900"/>
          <table:table-cell table:style-name="ce837"/>
          <table:table-cell table:style-name="ce836"/>
          <table:table-cell table:style-name="ce872"/>
          <table:table-cell table:style-name="ce78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x</text:p>
          </table:table-cell>
          <table:table-cell table:style-name="ce868"/>
          <table:table-cell table:style-name="ce776"/>
          <table:table-cell table:style-name="ce779"/>
          <table:table-cell table:style-name="ce894" office:value-type="string" calcext:value-type="string">
            <text:p>/</text:p>
          </table:table-cell>
          <table:table-cell table:style-name="ce754"/>
          <table:table-cell table:style-name="ce753"/>
          <table:table-cell table:style-name="ce864" office:value-type="string" calcext:value-type="string">
            <text:p>⬤</text:p>
          </table:table-cell>
          <table:table-cell table:style-name="ce738"/>
          <table:table-cell table:style-name="ce737"/>
          <table:table-cell table:style-name="ce890" office:value-type="string" calcext:value-type="string">
            <text:p>⬤</text:p>
          </table:table-cell>
          <table:table-cell table:style-name="ce720"/>
          <table:table-cell table:style-name="ce715"/>
          <table:table-cell table:style-name="ce860" office:value-type="string" calcext:value-type="string">
            <text:p>⬤</text:p>
          </table:table-cell>
          <table:table-cell table:number-columns-repeated="3"/>
          <table:covered-table-cell table:number-columns-repeated="3" table:style-name="ce968"/>
          <table:covered-table-cell table:number-columns-repeated="3" table:style-name="ce302"/>
          <table:covered-table-cell table:number-columns-repeated="3" table:style-name="ce968"/>
          <table:covered-table-cell table:number-columns-repeated="3" table:style-name="ce300"/>
          <table:covered-table-cell table:number-columns-repeated="3" table:style-name="ce966"/>
          <table:covered-table-cell table:number-columns-repeated="3" table:style-name="ce296"/>
          <table:covered-table-cell table:number-columns-repeated="3" table:style-name="ce964"/>
          <table:covered-table-cell table:number-columns-repeated="3" table:style-name="ce978"/>
          <table:covered-table-cell table:number-columns-repeated="3" table:style-name="ce957"/>
          <table:table-cell table:number-columns-repeated="16294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30" office:value-type="string" calcext:value-type="string">
            <text:p>/</text:p>
          </table:table-cell>
          <table:table-cell table:style-name="ce738" office:value-type="string" calcext:value-type="string">
            <text:p>⬤</text:p>
          </table:table-cell>
          <table:table-cell table:style-name="ce738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67" office:value-type="string" calcext:value-type="string">
            <text:p>⬤</text:p>
          </table:table-cell>
          <table:table-cell table:style-name="ce776" office:value-type="string" calcext:value-type="string">
            <text:p>/</text:p>
          </table:table-cell>
          <table:table-cell table:style-name="ce776"/>
          <table:table-cell table:style-name="ce790" office:value-type="string" calcext:value-type="string">
            <text:p>⬤</text:p>
          </table:table-cell>
          <table:table-cell table:style-name="ce798" table:number-columns-repeated="2"/>
          <table:table-cell table:style-name="ce814"/>
          <table:table-cell table:style-name="ce784" table:number-columns-repeated="2"/>
          <table:table-cell table:style-name="ce830"/>
          <table:table-cell table:style-name="ce837" table:number-columns-repeated="2"/>
          <table:table-cell table:style-name="ce832"/>
          <table:table-cell table:style-name="ce824" table:number-columns-repeated="2"/>
          <table:table-cell table:style-name="ce830"/>
          <table:table-cell table:style-name="ce837"/>
          <table:table-cell table:style-name="ce872"/>
          <table:table-cell table:style-name="ce824" table:number-columns-repeated="2"/>
          <table:table-cell table:style-name="ce900"/>
          <table:table-cell table:style-name="ce837" table:number-columns-repeated="2"/>
          <table:table-cell table:style-name="ce872"/>
          <table:table-cell table:style-name="ce784" table:number-columns-repeated="2"/>
          <table:table-cell table:style-name="ce898"/>
          <table:table-cell table:style-name="ce798" table:number-columns-repeated="2"/>
          <table:table-cell table:style-name="ce868" office:value-type="string" calcext:value-type="string">
            <text:p>⬤</text:p>
          </table:table-cell>
          <table:table-cell table:style-name="ce776"/>
          <table:table-cell table:style-name="ce776" office:value-type="string" calcext:value-type="string">
            <text:p>/</text:p>
          </table:table-cell>
          <table:table-cell table:style-name="ce894" office:value-type="string" calcext:value-type="string">
            <text:p>⬤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 office:value-type="string" calcext:value-type="string">
            <text:p>/</text:p>
          </table:table-cell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number-columns-repeated="3"/>
          <table:covered-table-cell table:number-columns-repeated="3" table:style-name="ce968"/>
          <table:covered-table-cell table:number-columns-repeated="3" table:style-name="ce302"/>
          <table:covered-table-cell table:number-columns-repeated="3" table:style-name="ce968"/>
          <table:covered-table-cell table:number-columns-repeated="3" table:style-name="ce300"/>
          <table:covered-table-cell table:number-columns-repeated="3" table:style-name="ce966"/>
          <table:covered-table-cell table:number-columns-repeated="3" table:style-name="ce296"/>
          <table:covered-table-cell table:number-columns-repeated="3" table:style-name="ce964"/>
          <table:covered-table-cell table:number-columns-repeated="3" table:style-name="ce978"/>
          <table:covered-table-cell table:number-columns-repeated="3" table:style-name="ce957"/>
          <table:table-cell table:number-columns-repeated="16294"/>
        </table:table-row>
        <table:table-row table:style-name="ro3">
          <table:table-cell table:number-columns-repeated="9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/</text:p>
          </table:table-cell>
          <table:table-cell table:style-name="ce717"/>
          <table:table-cell table:style-name="ce728"/>
          <table:table-cell table:style-name="ce736" office:value-type="string" calcext:value-type="string">
            <text:p>⬤</text:p>
          </table:table-cell>
          <table:table-cell table:style-name="ce736" office:value-type="string" calcext:value-type="string">
            <text:p>/</text:p>
          </table:table-cell>
          <table:table-cell table:style-name="ce748" office:value-type="string" calcext:value-type="string">
            <text:p>/</text:p>
          </table:table-cell>
          <table:table-cell table:style-name="ce755" office:value-type="string" calcext:value-type="string">
            <text:p>⬤</text:p>
          </table:table-cell>
          <table:table-cell table:style-name="ce755"/>
          <table:table-cell table:style-name="ce766" office:value-type="string" calcext:value-type="string">
            <text:p>⬤</text:p>
          </table:table-cell>
          <table:table-cell table:style-name="ce774" office:value-type="string" calcext:value-type="string">
            <text:p>/</text:p>
          </table:table-cell>
          <table:table-cell table:style-name="ce774"/>
          <table:table-cell table:style-name="ce791"/>
          <table:table-cell table:style-name="ce799" office:value-type="string" calcext:value-type="string">
            <text:p>⬤</text:p>
          </table:table-cell>
          <table:table-cell table:style-name="ce799"/>
          <table:table-cell table:style-name="ce813" office:value-type="string" calcext:value-type="string">
            <text:p>⬤</text:p>
          </table:table-cell>
          <table:table-cell table:style-name="ce821" table:number-columns-repeated="2"/>
          <table:table-cell table:style-name="ce831" office:value-type="string" calcext:value-type="string">
            <text:p>⬤</text:p>
          </table:table-cell>
          <table:table-cell table:style-name="ce838" table:number-columns-repeated="2"/>
          <table:table-cell table:style-name="ce842" office:value-type="string" calcext:value-type="string">
            <text:p>/</text:p>
          </table:table-cell>
          <table:table-cell table:style-name="ce845" table:number-columns-repeated="2"/>
          <table:table-cell table:style-name="ce842"/>
          <table:table-cell table:style-name="ce845" office:value-type="string" calcext:value-type="string">
            <text:p>/</text:p>
          </table:table-cell>
          <table:table-cell table:style-name="ce873"/>
          <table:table-cell table:style-name="ce845" table:number-columns-repeated="2"/>
          <table:table-cell table:style-name="ce873" office:value-type="string" calcext:value-type="string">
            <text:p>/</text:p>
          </table:table-cell>
          <table:table-cell table:style-name="ce838" table:number-columns-repeated="2"/>
          <table:table-cell table:style-name="ce899" office:value-type="string" calcext:value-type="string">
            <text:p>⬤</text:p>
          </table:table-cell>
          <table:table-cell table:style-name="ce821" table:number-columns-repeated="2"/>
          <table:table-cell table:style-name="ce897" office:value-type="string" calcext:value-type="string">
            <text:p>⬤</text:p>
          </table:table-cell>
          <table:table-cell table:style-name="ce799"/>
          <table:table-cell table:style-name="ce799" office:value-type="string" calcext:value-type="string">
            <text:p>⬤</text:p>
          </table:table-cell>
          <table:table-cell table:style-name="ce895"/>
          <table:table-cell table:style-name="ce774"/>
          <table:table-cell table:style-name="ce774" office:value-type="string" calcext:value-type="string">
            <text:p>/</text:p>
          </table:table-cell>
          <table:table-cell table:style-name="ce893" office:value-type="string" calcext:value-type="string">
            <text:p>⬤</text:p>
          </table:table-cell>
          <table:table-cell table:style-name="ce755"/>
          <table:table-cell table:style-name="ce755" office:value-type="string" calcext:value-type="string">
            <text:p>⬤</text:p>
          </table:table-cell>
          <table:table-cell table:style-name="ce913" office:value-type="string" calcext:value-type="string">
            <text:p>/</text:p>
          </table:table-cell>
          <table:table-cell table:style-name="ce736" office:value-type="string" calcext:value-type="string">
            <text:p>/</text:p>
          </table:table-cell>
          <table:table-cell table:style-name="ce736" office:value-type="string" calcext:value-type="string">
            <text:p>⬤</text:p>
          </table:table-cell>
          <table:table-cell table:style-name="ce889"/>
          <table:table-cell table:style-name="ce717"/>
          <table:table-cell table:style-name="ce717" office:value-type="string" calcext:value-type="string">
            <text:p>/</text:p>
          </table:table-cell>
          <table:table-cell table:style-name="ce887" office:value-type="string" calcext:value-type="string">
            <text:p>⬤</text:p>
          </table:table-cell>
          <table:table-cell table:number-columns-repeated="3"/>
          <table:table-cell table:style-name="ce969" office:value-type="float" office:value="8" calcext:value-type="float" table:number-columns-spanned="3" table:number-rows-spanned="3">
            <text:p>8</text:p>
          </table:table-cell>
          <table:covered-table-cell table:number-columns-repeated="2" table:style-name="ce288"/>
          <table:table-cell table:style-name="ce969" office:value-type="string" calcext:value-type="string" table:number-columns-spanned="3" table:number-rows-spanned="3">
            <text:p>002</text:p>
          </table:table-cell>
          <table:covered-table-cell table:number-columns-repeated="2" table:style-name="ce288"/>
          <table:table-cell table:style-name="ce998" office:value-type="string" calcext:value-type="string" table:number-columns-spanned="3" table:number-rows-spanned="3">
            <text:p>111</text:p>
            <text:p>41</text:p>
          </table:table-cell>
          <table:covered-table-cell table:number-columns-repeated="2" table:style-name="ce302"/>
          <table:table-cell table:style-name="ce996" office:value-type="string" calcext:value-type="string" table:number-columns-spanned="3" table:number-rows-spanned="3">
            <text:p>221</text:p>
            <text:p>21</text:p>
          </table:table-cell>
          <table:covered-table-cell table:number-columns-repeated="2" table:style-name="ce300"/>
          <table:table-cell table:style-name="ce994" office:value-type="float" office:value="311" calcext:value-type="float" table:number-columns-spanned="3" table:number-rows-spanned="3">
            <text:p>311</text:p>
          </table:table-cell>
          <table:covered-table-cell table:number-columns-repeated="2" table:style-name="ce298"/>
          <table:table-cell table:style-name="ce980" office:value-type="string" calcext:value-type="string" table:number-columns-spanned="3" table:number-rows-spanned="3">
            <text:p>141</text:p>
            <text:p>11</text:p>
          </table:table-cell>
          <table:covered-table-cell table:number-columns-repeated="2" table:style-name="ce296"/>
          <table:table-cell table:style-name="ce1010" office:value-type="float" office:value="151" calcext:value-type="float" table:number-columns-spanned="3" table:number-rows-spanned="3">
            <text:p>151</text:p>
          </table:table-cell>
          <table:covered-table-cell table:number-columns-repeated="2" table:style-name="ce979"/>
          <table:table-cell table:style-name="ce978" office:value-type="float" office:value="611" calcext:value-type="float" table:number-columns-spanned="3" table:number-rows-spanned="3">
            <text:p>611</text:p>
          </table:table-cell>
          <table:covered-table-cell table:number-columns-repeated="2" table:style-name="ce978"/>
          <table:table-cell table:style-name="ce977" office:value-type="float" office:value="711" calcext:value-type="float" table:number-columns-spanned="3" table:number-rows-spanned="3">
            <text:p>711</text:p>
          </table:table-cell>
          <table:covered-table-cell table:number-columns-repeated="2" table:style-name="ce977"/>
          <table:table-cell table:number-columns-repeated="16294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 office:value-type="string" calcext:value-type="string">
            <text:p>⬤</text:p>
          </table:table-cell>
          <table:table-cell table:style-name="ce730" office:value-type="string" calcext:value-type="string">
            <text:p>⬤</text:p>
          </table:table-cell>
          <table:table-cell table:style-name="ce737"/>
          <table:table-cell table:style-name="ce738"/>
          <table:table-cell table:style-name="ce749" office:value-type="string" calcext:value-type="string">
            <text:p>⬤</text:p>
          </table:table-cell>
          <table:table-cell table:style-name="ce756"/>
          <table:table-cell table:style-name="ce757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92" office:value-type="string" calcext:value-type="string">
            <text:p>/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814" office:value-type="string" calcext:value-type="string">
            <text:p>⬤</text:p>
          </table:table-cell>
          <table:table-cell table:style-name="ce795"/>
          <table:table-cell table:style-name="ce784"/>
          <table:table-cell table:style-name="ce832" office:value-type="string" calcext:value-type="string">
            <text:p>⬤</text:p>
          </table:table-cell>
          <table:table-cell table:style-name="ce825"/>
          <table:table-cell table:style-name="ce824"/>
          <table:table-cell table:style-name="ce843"/>
          <table:table-cell table:style-name="ce846" office:value-type="string" calcext:value-type="string">
            <text:p>x</text:p>
          </table:table-cell>
          <table:table-cell table:style-name="ce847"/>
          <table:table-cell table:style-name="ce843"/>
          <table:table-cell table:style-name="ce846" office:value-type="string" calcext:value-type="string">
            <text:p>x</text:p>
          </table:table-cell>
          <table:table-cell table:style-name="ce874"/>
          <table:table-cell table:style-name="ce847"/>
          <table:table-cell table:style-name="ce846" office:value-type="string" calcext:value-type="string">
            <text:p>x</text:p>
          </table:table-cell>
          <table:table-cell table:style-name="ce874"/>
          <table:table-cell table:style-name="ce824"/>
          <table:table-cell table:style-name="ce825"/>
          <table:table-cell table:style-name="ce900" office:value-type="string" calcext:value-type="string">
            <text:p>⬤</text:p>
          </table:table-cell>
          <table:table-cell table:style-name="ce784"/>
          <table:table-cell table:style-name="ce795"/>
          <table:table-cell table:style-name="ce898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/</text:p>
          </table:table-cell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57"/>
          <table:table-cell table:style-name="ce756"/>
          <table:table-cell table:style-name="ce892" office:value-type="string" calcext:value-type="string">
            <text:p>⬤</text:p>
          </table:table-cell>
          <table:table-cell table:style-name="ce738"/>
          <table:table-cell table:style-name="ce737"/>
          <table:table-cell table:style-name="ce890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3"/>
          <table:covered-table-cell table:number-columns-repeated="6" table:style-name="ce288"/>
          <table:covered-table-cell table:number-columns-repeated="3" table:style-name="ce302"/>
          <table:covered-table-cell table:number-columns-repeated="3" table:style-name="ce300"/>
          <table:covered-table-cell table:number-columns-repeated="3" table:style-name="ce298"/>
          <table:covered-table-cell table:number-columns-repeated="3" table:style-name="ce296"/>
          <table:covered-table-cell table:number-columns-repeated="3" table:style-name="ce979"/>
          <table:covered-table-cell table:number-columns-repeated="3" table:style-name="ce978"/>
          <table:covered-table-cell table:number-columns-repeated="3" table:style-name="ce977"/>
          <table:table-cell table:number-columns-repeated="16294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30" office:value-type="string" calcext:value-type="string">
            <text:p>/</text:p>
          </table:table-cell>
          <table:table-cell table:style-name="ce738" office:value-type="string" calcext:value-type="string">
            <text:p>⬤</text:p>
          </table:table-cell>
          <table:table-cell table:style-name="ce738"/>
          <table:table-cell table:style-name="ce749"/>
          <table:table-cell table:style-name="ce757" office:value-type="string" calcext:value-type="string">
            <text:p>⬤</text:p>
          </table:table-cell>
          <table:table-cell table:style-name="ce757"/>
          <table:table-cell table:style-name="ce767" office:value-type="string" calcext:value-type="string">
            <text:p>⬤</text:p>
          </table:table-cell>
          <table:table-cell table:style-name="ce776" table:number-columns-repeated="2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14" office:value-type="string" calcext:value-type="string">
            <text:p>/</text:p>
          </table:table-cell>
          <table:table-cell table:style-name="ce784" table:number-columns-repeated="2"/>
          <table:table-cell table:style-name="ce832"/>
          <table:table-cell table:style-name="ce824" table:number-columns-repeated="2"/>
          <table:table-cell table:style-name="ce843"/>
          <table:table-cell table:style-name="ce847" table:number-columns-repeated="2"/>
          <table:table-cell table:style-name="ce843"/>
          <table:table-cell table:style-name="ce847"/>
          <table:table-cell table:style-name="ce874"/>
          <table:table-cell table:style-name="ce847" table:number-columns-repeated="2"/>
          <table:table-cell table:style-name="ce874"/>
          <table:table-cell table:style-name="ce824" table:number-columns-repeated="2"/>
          <table:table-cell table:style-name="ce900"/>
          <table:table-cell table:style-name="ce784" table:number-columns-repeated="2"/>
          <table:table-cell table:style-name="ce898" office:value-type="string" calcext:value-type="string">
            <text:p>/</text:p>
          </table:table-cell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76" table:number-columns-repeated="2"/>
          <table:table-cell table:style-name="ce894" office:value-type="string" calcext:value-type="string">
            <text:p>⬤</text:p>
          </table:table-cell>
          <table:table-cell table:style-name="ce912"/>
          <table:table-cell table:style-name="ce757" office:value-type="string" calcext:value-type="string">
            <text:p>⬤</text:p>
          </table:table-cell>
          <table:table-cell table:style-name="ce892"/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 office:value-type="string" calcext:value-type="string">
            <text:p>/</text:p>
          </table:table-cell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number-columns-repeated="3"/>
          <table:covered-table-cell table:number-columns-repeated="6" table:style-name="ce288"/>
          <table:covered-table-cell table:number-columns-repeated="3" table:style-name="ce302"/>
          <table:covered-table-cell table:number-columns-repeated="3" table:style-name="ce300"/>
          <table:covered-table-cell table:number-columns-repeated="3" table:style-name="ce298"/>
          <table:covered-table-cell table:number-columns-repeated="3" table:style-name="ce296"/>
          <table:covered-table-cell table:number-columns-repeated="3" table:style-name="ce979"/>
          <table:covered-table-cell table:number-columns-repeated="3" table:style-name="ce978"/>
          <table:covered-table-cell table:number-columns-repeated="3" table:style-name="ce977"/>
          <table:table-cell table:number-columns-repeated="16294"/>
        </table:table-row>
        <table:table-row table:style-name="ro3">
          <table:table-cell table:number-columns-repeated="9"/>
          <table:table-cell table:style-name="ce708" office:value-type="string" calcext:value-type="string">
            <text:p>⬤</text:p>
          </table:table-cell>
          <table:table-cell table:style-name="ce714" table:number-columns-repeated="2"/>
          <table:table-cell table:style-name="ce726" office:value-type="string" calcext:value-type="string">
            <text:p>/</text:p>
          </table:table-cell>
          <table:table-cell table:style-name="ce733" office:value-type="string" calcext:value-type="string">
            <text:p>⬤</text:p>
          </table:table-cell>
          <table:table-cell table:style-name="ce733"/>
          <table:table-cell table:style-name="ce746"/>
          <table:table-cell table:style-name="ce752" office:value-type="string" calcext:value-type="string">
            <text:p>⬤</text:p>
          </table:table-cell>
          <table:table-cell table:style-name="ce752"/>
          <table:table-cell table:style-name="ce764" office:value-type="string" calcext:value-type="string">
            <text:p>⬤</text:p>
          </table:table-cell>
          <table:table-cell table:style-name="ce773" office:value-type="string" calcext:value-type="string">
            <text:p>/</text:p>
          </table:table-cell>
          <table:table-cell table:style-name="ce773"/>
          <table:table-cell table:style-name="ce789" office:value-type="string" calcext:value-type="string">
            <text:p>⬤</text:p>
          </table:table-cell>
          <table:table-cell table:style-name="ce796" table:number-columns-repeated="2"/>
          <table:table-cell table:style-name="ce811" office:value-type="string" calcext:value-type="string">
            <text:p>/</text:p>
          </table:table-cell>
          <table:table-cell table:style-name="ce818" table:number-columns-repeated="2"/>
          <table:table-cell table:style-name="ce829"/>
          <table:table-cell table:style-name="ce835" table:number-columns-repeated="2"/>
          <table:table-cell table:style-name="ce842"/>
          <table:table-cell table:style-name="ce845" table:number-columns-repeated="2"/>
          <table:table-cell table:style-name="ce853"/>
          <table:table-cell table:style-name="ce857"/>
          <table:table-cell table:style-name="ce875"/>
          <table:table-cell table:style-name="ce845" table:number-columns-repeated="2"/>
          <table:table-cell table:style-name="ce873"/>
          <table:table-cell table:style-name="ce835" table:number-columns-repeated="2"/>
          <table:table-cell table:style-name="ce871"/>
          <table:table-cell table:style-name="ce818" table:number-columns-repeated="2"/>
          <table:table-cell table:style-name="ce869" office:value-type="string" calcext:value-type="string">
            <text:p>/</text:p>
          </table:table-cell>
          <table:table-cell table:style-name="ce796" table:number-columns-repeated="2"/>
          <table:table-cell table:style-name="ce867" office:value-type="string" calcext:value-type="string">
            <text:p>⬤</text:p>
          </table:table-cell>
          <table:table-cell table:style-name="ce773"/>
          <table:table-cell table:style-name="ce773" office:value-type="string" calcext:value-type="string">
            <text:p>/</text:p>
          </table:table-cell>
          <table:table-cell table:style-name="ce865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863"/>
          <table:table-cell table:style-name="ce733"/>
          <table:table-cell table:style-name="ce733" office:value-type="string" calcext:value-type="string">
            <text:p>⬤</text:p>
          </table:table-cell>
          <table:table-cell table:style-name="ce861" office:value-type="string" calcext:value-type="string">
            <text:p>/</text:p>
          </table:table-cell>
          <table:table-cell table:style-name="ce714" table:number-columns-repeated="2"/>
          <table:table-cell table:style-name="ce859" office:value-type="string" calcext:value-type="string">
            <text:p>⬤</text:p>
          </table:table-cell>
          <table:table-cell table:number-columns-repeated="3"/>
          <table:table-cell table:style-name="ce973" table:formula="of:=SUM([.BL127:.BN150])" office:value-type="float" office:value="288" calcext:value-type="float" table:number-columns-spanned="3" table:number-rows-spanned="3">
            <text:p>288</text:p>
          </table:table-cell>
          <table:covered-table-cell table:number-columns-repeated="2" table:style-name="ce290"/>
          <table:table-cell table:style-name="ce969" office:value-type="string" calcext:value-type="string" table:number-columns-spanned="3" table:number-rows-spanned="3">
            <text:p>010</text:p>
          </table:table-cell>
          <table:covered-table-cell table:number-columns-repeated="2" table:style-name="ce288"/>
          <table:table-cell table:style-name="ce1001" office:value-type="string" calcext:value-type="string" table:number-columns-spanned="3" table:number-rows-spanned="3">
            <text:p>110</text:p>
            <text:p>01</text:p>
          </table:table-cell>
          <table:covered-table-cell table:number-columns-repeated="2" table:style-name="ce968"/>
          <table:table-cell table:style-name="ce1002" office:value-type="float" office:value="210" calcext:value-type="float" table:number-columns-spanned="3" table:number-rows-spanned="3">
            <text:p>210</text:p>
          </table:table-cell>
          <table:covered-table-cell table:number-columns-repeated="2" table:style-name="ce967"/>
          <table:table-cell table:style-name="ce1000" office:value-type="float" office:value="310" calcext:value-type="float" table:number-columns-spanned="3" table:number-rows-spanned="3">
            <text:p>310</text:p>
          </table:table-cell>
          <table:covered-table-cell table:number-columns-repeated="2" table:style-name="ce966"/>
          <table:table-cell table:style-name="ce1009" office:value-type="float" office:value="410" calcext:value-type="float" table:number-columns-spanned="3" table:number-rows-spanned="3">
            <text:p>410</text:p>
          </table:table-cell>
          <table:covered-table-cell table:number-columns-repeated="2" table:style-name="ce965"/>
          <table:table-cell table:style-name="ce1007" office:value-type="float" office:value="510" calcext:value-type="float" table:number-columns-spanned="3" table:number-rows-spanned="3">
            <text:p>510</text:p>
          </table:table-cell>
          <table:covered-table-cell table:number-columns-repeated="2" table:style-name="ce964"/>
          <table:table-cell table:style-name="ce1004" office:value-type="float" office:value="610" calcext:value-type="float" table:number-columns-spanned="3" table:number-rows-spanned="3">
            <text:p>610</text:p>
          </table:table-cell>
          <table:covered-table-cell table:number-columns-repeated="2" table:style-name="ce963"/>
          <table:table-cell table:style-name="ce1003" office:value-type="float" office:value="710" calcext:value-type="float" table:number-columns-spanned="3" table:number-rows-spanned="3">
            <text:p>710</text:p>
          </table:table-cell>
          <table:covered-table-cell table:number-columns-repeated="2" table:style-name="ce957"/>
          <table:table-cell table:number-columns-repeated="16294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4"/>
          <table:table-cell table:style-name="ce735"/>
          <table:table-cell table:style-name="ce747" office:value-type="string" calcext:value-type="string">
            <text:p>⬤</text:p>
          </table:table-cell>
          <table:table-cell table:style-name="ce753"/>
          <table:table-cell table:style-name="ce754"/>
          <table:table-cell table:style-name="ce765"/>
          <table:table-cell table:style-name="ce761" office:value-type="string" calcext:value-type="string">
            <text:p>x</text:p>
          </table:table-cell>
          <table:table-cell table:style-name="ce760"/>
          <table:table-cell table:style-name="ce790"/>
          <table:table-cell table:style-name="ce797" office:value-type="string" calcext:value-type="string">
            <text:p>x</text:p>
          </table:table-cell>
          <table:table-cell table:style-name="ce798"/>
          <table:table-cell table:style-name="ce812" office:value-type="string" calcext:value-type="string">
            <text:p>⬤</text:p>
          </table:table-cell>
          <table:table-cell table:style-name="ce819"/>
          <table:table-cell table:style-name="ce820"/>
          <table:table-cell table:style-name="ce830" office:value-type="string" calcext:value-type="string">
            <text:p>⬤</text:p>
          </table:table-cell>
          <table:table-cell table:style-name="ce836"/>
          <table:table-cell table:style-name="ce837"/>
          <table:table-cell table:style-name="ce843" office:value-type="string" calcext:value-type="string">
            <text:p>/</text:p>
          </table:table-cell>
          <table:table-cell table:style-name="ce846" office:value-type="string" calcext:value-type="string">
            <text:p>x</text:p>
          </table:table-cell>
          <table:table-cell table:style-name="ce847"/>
          <table:table-cell table:style-name="ce854"/>
          <table:table-cell table:style-name="ce856" office:value-type="string" calcext:value-type="string">
            <text:p>x</text:p>
          </table:table-cell>
          <table:table-cell table:style-name="ce876"/>
          <table:table-cell table:style-name="ce847"/>
          <table:table-cell table:style-name="ce846" office:value-type="string" calcext:value-type="string">
            <text:p>x</text:p>
          </table:table-cell>
          <table:table-cell table:style-name="ce874" office:value-type="string" calcext:value-type="string">
            <text:p>/</text:p>
          </table:table-cell>
          <table:table-cell table:style-name="ce837"/>
          <table:table-cell table:style-name="ce836"/>
          <table:table-cell table:style-name="ce872" office:value-type="string" calcext:value-type="string">
            <text:p>⬤</text:p>
          </table:table-cell>
          <table:table-cell table:style-name="ce820"/>
          <table:table-cell table:style-name="ce819"/>
          <table:table-cell table:style-name="ce870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x</text:p>
          </table:table-cell>
          <table:table-cell table:style-name="ce868"/>
          <table:table-cell table:style-name="ce760"/>
          <table:table-cell table:style-name="ce761" office:value-type="string" calcext:value-type="string">
            <text:p>x</text:p>
          </table:table-cell>
          <table:table-cell table:style-name="ce866"/>
          <table:table-cell table:style-name="ce754"/>
          <table:table-cell table:style-name="ce753"/>
          <table:table-cell table:style-name="ce864" office:value-type="string" calcext:value-type="string">
            <text:p>⬤</text:p>
          </table:table-cell>
          <table:table-cell table:style-name="ce735"/>
          <table:table-cell table:style-name="ce734"/>
          <table:table-cell table:style-name="ce862" office:value-type="string" calcext:value-type="string">
            <text:p>⬤</text:p>
          </table:table-cell>
          <table:table-cell table:style-name="ce720" office:value-type="string" calcext:value-type="string">
            <text:p>⬤</text:p>
          </table:table-cell>
          <table:table-cell table:style-name="ce715"/>
          <table:table-cell table:style-name="ce860" office:value-type="string" calcext:value-type="string">
            <text:p>⬤</text:p>
          </table:table-cell>
          <table:table-cell table:number-columns-repeated="3"/>
          <table:covered-table-cell table:number-columns-repeated="3" table:style-name="ce290"/>
          <table:covered-table-cell table:number-columns-repeated="3" table:style-name="ce288"/>
          <table:covered-table-cell table:number-columns-repeated="3" table:style-name="ce968"/>
          <table:covered-table-cell table:number-columns-repeated="3" table:style-name="ce967"/>
          <table:covered-table-cell table:number-columns-repeated="3" table:style-name="ce966"/>
          <table:covered-table-cell table:number-columns-repeated="3" table:style-name="ce965"/>
          <table:covered-table-cell table:number-columns-repeated="3" table:style-name="ce964"/>
          <table:covered-table-cell table:number-columns-repeated="3" table:style-name="ce963"/>
          <table:covered-table-cell table:number-columns-repeated="3" table:style-name="ce957"/>
          <table:table-cell table:number-columns-repeated="16294"/>
        </table:table-row>
        <table:table-row table:style-name="ro3">
          <table:table-cell table:number-columns-repeated="9"/>
          <table:table-cell table:style-name="ce712" office:value-type="string" calcext:value-type="string">
            <text:p>⬤</text:p>
          </table:table-cell>
          <table:table-cell table:style-name="ce721" table:number-columns-repeated="2"/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739"/>
          <table:table-cell table:style-name="ce750"/>
          <table:table-cell table:style-name="ce758" office:value-type="string" calcext:value-type="string">
            <text:p>⬤</text:p>
          </table:table-cell>
          <table:table-cell table:style-name="ce758"/>
          <table:table-cell table:style-name="ce768" office:value-type="string" calcext:value-type="string">
            <text:p>⬤</text:p>
          </table:table-cell>
          <table:table-cell table:style-name="ce777" office:value-type="string" calcext:value-type="string">
            <text:p>/</text:p>
          </table:table-cell>
          <table:table-cell table:style-name="ce777"/>
          <table:table-cell table:style-name="ce793" office:value-type="string" calcext:value-type="string">
            <text:p>⬤</text:p>
          </table:table-cell>
          <table:table-cell table:style-name="ce802" table:number-columns-repeated="2"/>
          <table:table-cell table:style-name="ce815" office:value-type="string" calcext:value-type="string">
            <text:p>/</text:p>
          </table:table-cell>
          <table:table-cell table:style-name="ce822" table:number-columns-repeated="2"/>
          <table:table-cell table:style-name="ce833"/>
          <table:table-cell table:style-name="ce839" table:number-columns-repeated="2"/>
          <table:table-cell table:style-name="ce844"/>
          <table:table-cell table:style-name="ce848" table:number-columns-repeated="2"/>
          <table:table-cell table:style-name="ce855"/>
          <table:table-cell table:style-name="ce858"/>
          <table:table-cell table:style-name="ce877"/>
          <table:table-cell table:style-name="ce848" table:number-columns-repeated="2"/>
          <table:table-cell table:style-name="ce878"/>
          <table:table-cell table:style-name="ce839" table:number-columns-repeated="2"/>
          <table:table-cell table:style-name="ce879"/>
          <table:table-cell table:style-name="ce822" table:number-columns-repeated="2"/>
          <table:table-cell table:style-name="ce880" office:value-type="string" calcext:value-type="string">
            <text:p>/</text:p>
          </table:table-cell>
          <table:table-cell table:style-name="ce802" table:number-columns-repeated="2"/>
          <table:table-cell table:style-name="ce881" office:value-type="string" calcext:value-type="string">
            <text:p>⬤</text:p>
          </table:table-cell>
          <table:table-cell table:style-name="ce777"/>
          <table:table-cell table:style-name="ce777" office:value-type="string" calcext:value-type="string">
            <text:p>/</text:p>
          </table:table-cell>
          <table:table-cell table:style-name="ce882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883"/>
          <table:table-cell table:style-name="ce739"/>
          <table:table-cell table:style-name="ce739" office:value-type="string" calcext:value-type="string">
            <text:p>⬤</text:p>
          </table:table-cell>
          <table:table-cell table:style-name="ce884" office:value-type="string" calcext:value-type="string">
            <text:p>/</text:p>
          </table:table-cell>
          <table:table-cell table:style-name="ce721" table:number-columns-repeated="2"/>
          <table:table-cell table:style-name="ce885" office:value-type="string" calcext:value-type="string">
            <text:p>⬤</text:p>
          </table:table-cell>
          <table:table-cell table:number-columns-repeated="3"/>
          <table:covered-table-cell table:number-columns-repeated="3" table:style-name="ce290"/>
          <table:covered-table-cell table:number-columns-repeated="3" table:style-name="ce288"/>
          <table:covered-table-cell table:number-columns-repeated="3" table:style-name="ce968"/>
          <table:covered-table-cell table:number-columns-repeated="3" table:style-name="ce967"/>
          <table:covered-table-cell table:number-columns-repeated="3" table:style-name="ce966"/>
          <table:covered-table-cell table:number-columns-repeated="3" table:style-name="ce965"/>
          <table:covered-table-cell table:number-columns-repeated="3" table:style-name="ce964"/>
          <table:covered-table-cell table:number-columns-repeated="3" table:style-name="ce963"/>
          <table:covered-table-cell table:number-columns-repeated="3" table:style-name="ce957"/>
          <table:table-cell table:number-columns-repeated="16294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30" office:value-type="string" calcext:value-type="string">
            <text:p>/</text:p>
          </table:table-cell>
          <table:table-cell table:style-name="ce738" office:value-type="string" calcext:value-type="string">
            <text:p>⬤</text:p>
          </table:table-cell>
          <table:table-cell table:style-name="ce738"/>
          <table:table-cell table:style-name="ce749"/>
          <table:table-cell table:style-name="ce757" office:value-type="string" calcext:value-type="string">
            <text:p>⬤</text:p>
          </table:table-cell>
          <table:table-cell table:style-name="ce757"/>
          <table:table-cell table:style-name="ce767" office:value-type="string" calcext:value-type="string">
            <text:p>⬤</text:p>
          </table:table-cell>
          <table:table-cell table:style-name="ce776" table:number-columns-repeated="2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14" office:value-type="string" calcext:value-type="string">
            <text:p>/</text:p>
          </table:table-cell>
          <table:table-cell table:style-name="ce784" table:number-columns-repeated="2"/>
          <table:table-cell table:style-name="ce832"/>
          <table:table-cell table:style-name="ce824" table:number-columns-repeated="2"/>
          <table:table-cell table:style-name="ce843"/>
          <table:table-cell table:style-name="ce847" table:number-columns-repeated="2"/>
          <table:table-cell table:style-name="ce843"/>
          <table:table-cell table:style-name="ce847"/>
          <table:table-cell table:style-name="ce874"/>
          <table:table-cell table:style-name="ce847" table:number-columns-repeated="2"/>
          <table:table-cell table:style-name="ce874"/>
          <table:table-cell table:style-name="ce824" table:number-columns-repeated="2"/>
          <table:table-cell table:style-name="ce900"/>
          <table:table-cell table:style-name="ce784" table:number-columns-repeated="2"/>
          <table:table-cell table:style-name="ce898" office:value-type="string" calcext:value-type="string">
            <text:p>/</text:p>
          </table:table-cell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76" table:number-columns-repeated="2"/>
          <table:table-cell table:style-name="ce894" office:value-type="string" calcext:value-type="string">
            <text:p>⬤</text:p>
          </table:table-cell>
          <table:table-cell table:style-name="ce757"/>
          <table:table-cell table:style-name="ce757" office:value-type="string" calcext:value-type="string">
            <text:p>⬤</text:p>
          </table:table-cell>
          <table:table-cell table:style-name="ce892"/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 office:value-type="string" calcext:value-type="string">
            <text:p>/</text:p>
          </table:table-cell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number-columns-repeated="16324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 office:value-type="string" calcext:value-type="string">
            <text:p>⬤</text:p>
          </table:table-cell>
          <table:table-cell table:style-name="ce730" office:value-type="string" calcext:value-type="string">
            <text:p>⬤</text:p>
          </table:table-cell>
          <table:table-cell table:style-name="ce737"/>
          <table:table-cell table:style-name="ce738"/>
          <table:table-cell table:style-name="ce749" office:value-type="string" calcext:value-type="string">
            <text:p>⬤</text:p>
          </table:table-cell>
          <table:table-cell table:style-name="ce756"/>
          <table:table-cell table:style-name="ce757"/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92" office:value-type="string" calcext:value-type="string">
            <text:p>/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814" office:value-type="string" calcext:value-type="string">
            <text:p>⬤</text:p>
          </table:table-cell>
          <table:table-cell table:style-name="ce795"/>
          <table:table-cell table:style-name="ce784"/>
          <table:table-cell table:style-name="ce832" office:value-type="string" calcext:value-type="string">
            <text:p>⬤</text:p>
          </table:table-cell>
          <table:table-cell table:style-name="ce825"/>
          <table:table-cell table:style-name="ce824"/>
          <table:table-cell table:style-name="ce843"/>
          <table:table-cell table:style-name="ce846" office:value-type="string" calcext:value-type="string">
            <text:p>x</text:p>
          </table:table-cell>
          <table:table-cell table:style-name="ce847"/>
          <table:table-cell table:style-name="ce843"/>
          <table:table-cell table:style-name="ce846" office:value-type="string" calcext:value-type="string">
            <text:p>x</text:p>
          </table:table-cell>
          <table:table-cell table:style-name="ce874"/>
          <table:table-cell table:style-name="ce847"/>
          <table:table-cell table:style-name="ce846" office:value-type="string" calcext:value-type="string">
            <text:p>x</text:p>
          </table:table-cell>
          <table:table-cell table:style-name="ce874"/>
          <table:table-cell table:style-name="ce824"/>
          <table:table-cell table:style-name="ce825"/>
          <table:table-cell table:style-name="ce900" office:value-type="string" calcext:value-type="string">
            <text:p>⬤</text:p>
          </table:table-cell>
          <table:table-cell table:style-name="ce784"/>
          <table:table-cell table:style-name="ce795"/>
          <table:table-cell table:style-name="ce898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/</text:p>
          </table:table-cell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57"/>
          <table:table-cell table:style-name="ce756"/>
          <table:table-cell table:style-name="ce892" office:value-type="string" calcext:value-type="string">
            <text:p>⬤</text:p>
          </table:table-cell>
          <table:table-cell table:style-name="ce738"/>
          <table:table-cell table:style-name="ce737"/>
          <table:table-cell table:style-name="ce890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7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/>
          <table:table-cell table:number-columns-repeated="19"/>
          <table:table-cell table:style-name="ce717"/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16292"/>
        </table:table-row>
        <table:table-row table:style-name="ro3">
          <table:table-cell table:number-columns-repeated="9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22"/>
          <table:table-cell table:style-name="ce732"/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51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759"/>
          <table:table-cell table:style-name="ce769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778"/>
          <table:table-cell table:style-name="ce794"/>
          <table:table-cell table:style-name="ce803" office:value-type="string" calcext:value-type="string">
            <text:p>⬤</text:p>
          </table:table-cell>
          <table:table-cell table:style-name="ce803"/>
          <table:table-cell table:style-name="ce816" office:value-type="string" calcext:value-type="string">
            <text:p>⬤</text:p>
          </table:table-cell>
          <table:table-cell table:style-name="ce823" table:number-columns-repeated="2"/>
          <table:table-cell table:style-name="ce834" office:value-type="string" calcext:value-type="string">
            <text:p>⬤</text:p>
          </table:table-cell>
          <table:table-cell table:style-name="ce840" table:number-columns-repeated="2"/>
          <table:table-cell table:style-name="ce844" office:value-type="string" calcext:value-type="string">
            <text:p>/</text:p>
          </table:table-cell>
          <table:table-cell table:style-name="ce848" table:number-columns-repeated="2"/>
          <table:table-cell table:style-name="ce844"/>
          <table:table-cell table:style-name="ce848" office:value-type="string" calcext:value-type="string">
            <text:p>/</text:p>
          </table:table-cell>
          <table:table-cell table:style-name="ce878"/>
          <table:table-cell table:style-name="ce848" table:number-columns-repeated="2"/>
          <table:table-cell table:style-name="ce878" office:value-type="string" calcext:value-type="string">
            <text:p>/</text:p>
          </table:table-cell>
          <table:table-cell table:style-name="ce840" table:number-columns-repeated="2"/>
          <table:table-cell table:style-name="ce901" office:value-type="string" calcext:value-type="string">
            <text:p>⬤</text:p>
          </table:table-cell>
          <table:table-cell table:style-name="ce823" table:number-columns-repeated="2"/>
          <table:table-cell table:style-name="ce902" office:value-type="string" calcext:value-type="string">
            <text:p>⬤</text:p>
          </table:table-cell>
          <table:table-cell table:style-name="ce803"/>
          <table:table-cell table:style-name="ce803" office:value-type="string" calcext:value-type="string">
            <text:p>⬤</text:p>
          </table:table-cell>
          <table:table-cell table:style-name="ce903"/>
          <table:table-cell table:style-name="ce778"/>
          <table:table-cell table:style-name="ce778" office:value-type="string" calcext:value-type="string">
            <text:p>/</text:p>
          </table:table-cell>
          <table:table-cell table:style-name="ce904" office:value-type="string" calcext:value-type="string">
            <text:p>⬤</text:p>
          </table:table-cell>
          <table:table-cell table:style-name="ce759"/>
          <table:table-cell table:style-name="ce759" office:value-type="string" calcext:value-type="string">
            <text:p>⬤</text:p>
          </table:table-cell>
          <table:table-cell table:style-name="ce905" office:value-type="string" calcext:value-type="string">
            <text:p>/</text:p>
          </table:table-cell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/>
          <table:table-cell table:style-name="ce722"/>
          <table:table-cell table:style-name="ce722" office:value-type="string" calcext:value-type="string">
            <text:p>/</text:p>
          </table:table-cell>
          <table:table-cell table:style-name="ce907" office:value-type="string" calcext:value-type="string">
            <text:p>⬤</text:p>
          </table:table-cell>
          <table:table-cell table:number-columns-repeated="7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 office:value-type="string" calcext:value-type="string">
            <text:p>⬤</text:p>
          </table:table-cell>
          <table:table-cell table:style-name="ce746" office:value-type="string" calcext:value-type="string">
            <text:p>⬤</text:p>
          </table:table-cell>
          <table:table-cell table:style-name="ce752" office:value-type="string" calcext:value-type="string">
            <text:p>/</text:p>
          </table:table-cell>
          <table:table-cell table:style-name="ce752"/>
          <table:table-cell table:number-columns-repeated="13"/>
          <table:table-cell table:style-name="ce752"/>
          <table:table-cell table:style-name="ce752" office:value-type="string" calcext:value-type="string">
            <text:p>/</text:p>
          </table:table-cell>
          <table:table-cell table:style-name="ce863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16292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30" office:value-type="string" calcext:value-type="string">
            <text:p>/</text:p>
          </table:table-cell>
          <table:table-cell table:style-name="ce738" office:value-type="string" calcext:value-type="string">
            <text:p>⬤</text:p>
          </table:table-cell>
          <table:table-cell table:style-name="ce738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67" office:value-type="string" calcext:value-type="string">
            <text:p>⬤</text:p>
          </table:table-cell>
          <table:table-cell table:style-name="ce776" office:value-type="string" calcext:value-type="string">
            <text:p>/</text:p>
          </table:table-cell>
          <table:table-cell table:style-name="ce776"/>
          <table:table-cell table:style-name="ce790" office:value-type="string" calcext:value-type="string">
            <text:p>⬤</text:p>
          </table:table-cell>
          <table:table-cell table:style-name="ce797" table:number-columns-repeated="2"/>
          <table:table-cell table:style-name="ce814"/>
          <table:table-cell table:style-name="ce784" table:number-columns-repeated="2"/>
          <table:table-cell table:style-name="ce830"/>
          <table:table-cell table:style-name="ce837" table:number-columns-repeated="2"/>
          <table:table-cell table:style-name="ce832"/>
          <table:table-cell table:style-name="ce824" table:number-columns-repeated="2"/>
          <table:table-cell table:style-name="ce830"/>
          <table:table-cell table:style-name="ce837"/>
          <table:table-cell table:style-name="ce872"/>
          <table:table-cell table:style-name="ce824" table:number-columns-repeated="2"/>
          <table:table-cell table:style-name="ce900"/>
          <table:table-cell table:style-name="ce837" table:number-columns-repeated="2"/>
          <table:table-cell table:style-name="ce872"/>
          <table:table-cell table:style-name="ce784" table:number-columns-repeated="2"/>
          <table:table-cell table:style-name="ce898"/>
          <table:table-cell table:style-name="ce798" table:number-columns-repeated="2"/>
          <table:table-cell table:style-name="ce868" office:value-type="string" calcext:value-type="string">
            <text:p>⬤</text:p>
          </table:table-cell>
          <table:table-cell table:style-name="ce776"/>
          <table:table-cell table:style-name="ce776" office:value-type="string" calcext:value-type="string">
            <text:p>/</text:p>
          </table:table-cell>
          <table:table-cell table:style-name="ce894" office:value-type="string" calcext:value-type="string">
            <text:p>⬤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 office:value-type="string" calcext:value-type="string">
            <text:p>/</text:p>
          </table:table-cell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number-columns-repeated="7"/>
          <table:table-cell table:style-name="ce711"/>
          <table:table-cell table:style-name="ce719" table:number-columns-repeated="2"/>
          <table:table-cell table:style-name="ce747"/>
          <table:table-cell table:style-name="ce753"/>
          <table:table-cell table:style-name="ce754" office:value-type="string" calcext:value-type="string">
            <text:p>⬤</text:p>
          </table:table-cell>
          <table:table-cell table:style-name="ce746" office:value-type="string" calcext:value-type="string">
            <text:p>/</text:p>
          </table:table-cell>
          <table:table-cell table:style-name="ce752" office:value-type="string" calcext:value-type="string">
            <text:p>⬤</text:p>
          </table:table-cell>
          <table:table-cell table:style-name="ce752"/>
          <table:table-cell table:style-name="ce710" office:value-type="string" calcext:value-type="string">
            <text:p>⬤</text:p>
          </table:table-cell>
          <table:table-cell table:number-columns-repeated="2" table:style-name="ce717" office:value-type="string" calcext:value-type="string">
            <text:p>⬤</text:p>
          </table:table-cell>
          <table:table-cell/>
          <table:table-cell table:number-columns-repeated="2"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863" office:value-type="string" calcext:value-type="string">
            <text:p>/</text:p>
          </table:table-cell>
          <table:table-cell table:style-name="ce754" office:value-type="string" calcext:value-type="string">
            <text:p>⬤</text:p>
          </table:table-cell>
          <table:table-cell table:style-name="ce753"/>
          <table:table-cell table:style-name="ce864"/>
          <table:table-cell table:style-name="ce719" table:number-columns-repeated="2"/>
          <table:table-cell table:style-name="ce888"/>
          <table:table-cell table:number-columns-repeated="16292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30" office:value-type="string" calcext:value-type="string">
            <text:p>⬤</text:p>
          </table:table-cell>
          <table:table-cell table:style-name="ce737"/>
          <table:table-cell table:style-name="ce738"/>
          <table:table-cell table:style-name="ce747" office:value-type="string" calcext:value-type="string">
            <text:p>⬤</text:p>
          </table:table-cell>
          <table:table-cell table:style-name="ce753"/>
          <table:table-cell table:style-name="ce754"/>
          <table:table-cell table:style-name="ce770" office:value-type="string" calcext:value-type="string">
            <text:p>/</text:p>
          </table:table-cell>
          <table:table-cell table:style-name="ce779" office:value-type="string" calcext:value-type="string">
            <text:p>x</text:p>
          </table:table-cell>
          <table:table-cell table:style-name="ce776"/>
          <table:table-cell table:style-name="ce790"/>
          <table:table-cell table:style-name="ce797" office:value-type="string" calcext:value-type="string">
            <text:p>x</text:p>
          </table:table-cell>
          <table:table-cell table:style-name="ce797"/>
          <table:table-cell table:style-name="ce814" office:value-type="string" calcext:value-type="string">
            <text:p>⬤</text:p>
          </table:table-cell>
          <table:table-cell table:style-name="ce795" office:value-type="string" calcext:value-type="string">
            <text:p>x</text:p>
          </table:table-cell>
          <table:table-cell table:style-name="ce784"/>
          <table:table-cell table:style-name="ce830"/>
          <table:table-cell table:style-name="ce836"/>
          <table:table-cell table:style-name="ce837"/>
          <table:table-cell table:style-name="ce832"/>
          <table:table-cell table:style-name="ce825"/>
          <table:table-cell table:style-name="ce824"/>
          <table:table-cell table:style-name="ce830"/>
          <table:table-cell table:style-name="ce836"/>
          <table:table-cell table:style-name="ce872"/>
          <table:table-cell table:style-name="ce824"/>
          <table:table-cell table:style-name="ce825"/>
          <table:table-cell table:style-name="ce900"/>
          <table:table-cell table:style-name="ce837"/>
          <table:table-cell table:style-name="ce836"/>
          <table:table-cell table:style-name="ce872"/>
          <table:table-cell table:style-name="ce78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⬤</text:p>
          </table:table-cell>
          <table:table-cell table:style-name="ce798"/>
          <table:table-cell table:style-name="ce908" office:value-type="string" calcext:value-type="string">
            <text:p>x</text:p>
          </table:table-cell>
          <table:table-cell table:style-name="ce868"/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54"/>
          <table:table-cell table:style-name="ce753"/>
          <table:table-cell table:style-name="ce864" office:value-type="string" calcext:value-type="string">
            <text:p>⬤</text:p>
          </table:table-cell>
          <table:table-cell table:style-name="ce738"/>
          <table:table-cell table:style-name="ce737"/>
          <table:table-cell table:style-name="ce890" office:value-type="string" calcext:value-type="string">
            <text:p>⬤</text:p>
          </table:table-cell>
          <table:table-cell table:style-name="ce720"/>
          <table:table-cell table:style-name="ce715"/>
          <table:table-cell table:style-name="ce860" office:value-type="string" calcext:value-type="string">
            <text:p>⬤</text:p>
          </table:table-cell>
          <table:table-cell table:number-columns-repeated="4"/>
          <table:table-cell table:style-name="ce710" office:value-type="string" calcext:value-type="string">
            <text:p>⬤</text:p>
          </table:table-cell>
          <table:table-cell table:style-name="ce717" office:value-type="string" calcext:value-type="string">
            <text:p>⬤</text:p>
          </table:table-cell>
          <table:table-cell table:style-name="ce717"/>
          <table:table-cell table:number-columns-repeated="3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7"/>
          <table:table-cell table:style-name="ce753"/>
          <table:table-cell table:style-name="ce754" office:value-type="string" calcext:value-type="string">
            <text:p>⬤</text:p>
          </table:table-cell>
          <table:table-cell table:style-name="ce711"/>
          <table:table-cell table:style-name="ce718"/>
          <table:table-cell table:style-name="ce719"/>
          <table:table-cell/>
          <table:table-cell table:style-name="ce719"/>
          <table:table-cell table:style-name="ce718"/>
          <table:table-cell table:style-name="ce888"/>
          <table:table-cell table:style-name="ce754" office:value-type="string" calcext:value-type="string">
            <text:p>⬤</text:p>
          </table:table-cell>
          <table:table-cell table:style-name="ce753"/>
          <table:table-cell table:style-name="ce864"/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number-columns-repeated="3"/>
          <table:table-cell table:style-name="ce717"/>
          <table:table-cell table:style-name="ce717" office:value-type="string" calcext:value-type="string">
            <text:p>⬤</text:p>
          </table:table-cell>
          <table:table-cell table:style-name="ce887" office:value-type="string" calcext:value-type="string">
            <text:p>⬤</text:p>
          </table:table-cell>
          <table:table-cell table:number-columns-repeated="16289"/>
        </table:table-row>
        <table:table-row table:style-name="ro3">
          <table:table-cell table:number-columns-repeated="9"/>
          <table:table-cell table:style-name="ce712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732" office:value-type="string" calcext:value-type="string">
            <text:p>/</text:p>
          </table:table-cell>
          <table:table-cell table:style-name="ce740"/>
          <table:table-cell table:style-name="ce740" office:value-type="string" calcext:value-type="string">
            <text:p>⬤</text:p>
          </table:table-cell>
          <table:table-cell table:style-name="ce750" office:value-type="string" calcext:value-type="string">
            <text:p>/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771"/>
          <table:table-cell table:style-name="ce780" office:value-type="string" calcext:value-type="string">
            <text:p>⬤</text:p>
          </table:table-cell>
          <table:table-cell table:style-name="ce780"/>
          <table:table-cell table:style-name="ce793"/>
          <table:table-cell table:style-name="ce802" office:value-type="string" calcext:value-type="string">
            <text:p>⬤</text:p>
          </table:table-cell>
          <table:table-cell table:style-name="ce802"/>
          <table:table-cell table:style-name="ce816" office:value-type="string" calcext:value-type="string">
            <text:p>⬤</text:p>
          </table:table-cell>
          <table:table-cell table:style-name="ce823" office:value-type="string" calcext:value-type="string">
            <text:p>/</text:p>
          </table:table-cell>
          <table:table-cell table:style-name="ce823"/>
          <table:table-cell table:style-name="ce833" office:value-type="string" calcext:value-type="string">
            <text:p>⬤</text:p>
          </table:table-cell>
          <table:table-cell table:style-name="ce839" table:number-columns-repeated="2"/>
          <table:table-cell table:style-name="ce834" office:value-type="string" calcext:value-type="string">
            <text:p>⬤</text:p>
          </table:table-cell>
          <table:table-cell table:style-name="ce840" office:value-type="string" calcext:value-type="string">
            <text:p>⬤</text:p>
          </table:table-cell>
          <table:table-cell table:style-name="ce840"/>
          <table:table-cell table:style-name="ce833"/>
          <table:table-cell table:style-name="ce839" office:value-type="string" calcext:value-type="string">
            <text:p>⬤</text:p>
          </table:table-cell>
          <table:table-cell table:style-name="ce879"/>
          <table:table-cell table:style-name="ce840"/>
          <table:table-cell table:style-name="ce840" office:value-type="string" calcext:value-type="string">
            <text:p>⬤</text:p>
          </table:table-cell>
          <table:table-cell table:style-name="ce901" office:value-type="string" calcext:value-type="string">
            <text:p>⬤</text:p>
          </table:table-cell>
          <table:table-cell table:style-name="ce839" table:number-columns-repeated="2"/>
          <table:table-cell table:style-name="ce879" office:value-type="string" calcext:value-type="string">
            <text:p>⬤</text:p>
          </table:table-cell>
          <table:table-cell table:style-name="ce823"/>
          <table:table-cell table:style-name="ce823" office:value-type="string" calcext:value-type="string">
            <text:p>/</text:p>
          </table:table-cell>
          <table:table-cell table:style-name="ce902" office:value-type="string" calcext:value-type="string">
            <text:p>⬤</text:p>
          </table:table-cell>
          <table:table-cell table:style-name="ce802"/>
          <table:table-cell table:style-name="ce802" office:value-type="string" calcext:value-type="string">
            <text:p>⬤</text:p>
          </table:table-cell>
          <table:table-cell table:style-name="ce881"/>
          <table:table-cell table:style-name="ce778"/>
          <table:table-cell table:style-name="ce778" office:value-type="string" calcext:value-type="string">
            <text:p>⬤</text:p>
          </table:table-cell>
          <table:table-cell table:style-name="ce904"/>
          <table:table-cell table:style-name="ce758" office:value-type="string" calcext:value-type="string">
            <text:p>⬤</text:p>
          </table:table-cell>
          <table:table-cell table:style-name="ce758"/>
          <table:table-cell table:style-name="ce883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740"/>
          <table:table-cell table:style-name="ce906" office:value-type="string" calcext:value-type="string">
            <text:p>/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885" office:value-type="string" calcext:value-type="string">
            <text:p>⬤</text:p>
          </table:table-cell>
          <table:table-cell table:number-columns-repeated="4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number-columns-repeated="6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11"/>
          <table:table-cell table:style-name="ce719"/>
          <table:table-cell table:style-name="ce719" office:value-type="string" calcext:value-type="string">
            <text:p>⬤</text:p>
          </table:table-cell>
          <table:table-cell/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/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number-columns-repeated="6"/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16289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27"/>
          <table:table-cell table:style-name="ce735" office:value-type="string" calcext:value-type="string">
            <text:p>⬤</text:p>
          </table:table-cell>
          <table:table-cell table:style-name="ce735"/>
          <table:table-cell table:style-name="ce749"/>
          <table:table-cell table:style-name="ce757" office:value-type="string" calcext:value-type="string">
            <text:p>⬤</text:p>
          </table:table-cell>
          <table:table-cell table:style-name="ce757"/>
          <table:table-cell table:style-name="ce767" office:value-type="string" calcext:value-type="string">
            <text:p>⬤</text:p>
          </table:table-cell>
          <table:table-cell table:style-name="ce776" table:number-columns-repeated="2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12"/>
          <table:table-cell table:style-name="ce820" table:number-columns-repeated="2"/>
          <table:table-cell table:style-name="ce814"/>
          <table:table-cell table:style-name="ce784" table:number-columns-repeated="2"/>
          <table:table-cell table:style-name="ce814"/>
          <table:table-cell table:style-name="ce784" table:number-columns-repeated="2"/>
          <table:table-cell table:style-name="ce812"/>
          <table:table-cell table:style-name="ce820"/>
          <table:table-cell table:style-name="ce870"/>
          <table:table-cell table:style-name="ce784" table:number-columns-repeated="2"/>
          <table:table-cell table:style-name="ce898"/>
          <table:table-cell table:style-name="ce784" table:number-columns-repeated="2"/>
          <table:table-cell table:style-name="ce898"/>
          <table:table-cell table:style-name="ce820" table:number-columns-repeated="2"/>
          <table:table-cell table:style-name="ce870"/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76" table:number-columns-repeated="2"/>
          <table:table-cell table:style-name="ce894" office:value-type="string" calcext:value-type="string">
            <text:p>⬤</text:p>
          </table:table-cell>
          <table:table-cell table:style-name="ce757"/>
          <table:table-cell table:style-name="ce757" office:value-type="string" calcext:value-type="string">
            <text:p>⬤</text:p>
          </table:table-cell>
          <table:table-cell table:style-name="ce892"/>
          <table:table-cell table:style-name="ce735"/>
          <table:table-cell table:style-name="ce735" office:value-type="string" calcext:value-type="string">
            <text:p>⬤</text:p>
          </table:table-cell>
          <table:table-cell table:style-name="ce862"/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number-columns-repeated="4"/>
          <table:table-cell table:style-name="ce711"/>
          <table:table-cell table:style-name="ce719" office:value-type="string" calcext:value-type="string">
            <text:p>⬤</text:p>
          </table:table-cell>
          <table:table-cell table:style-name="ce719"/>
          <table:table-cell table:number-columns-repeated="6"/>
          <table:table-cell table:style-name="ce791" office:value-type="string" calcext:value-type="string">
            <text:p>/</text:p>
          </table:table-cell>
          <table:table-cell table:style-name="ce799"/>
          <table:table-cell table:style-name="ce799" office:value-type="string" calcext:value-type="string">
            <text:p>⬤</text:p>
          </table:table-cell>
          <table:table-cell table:style-name="ce791"/>
          <table:table-cell table:style-name="ce799" office:value-type="string" calcext:value-type="string">
            <text:p>/</text:p>
          </table:table-cell>
          <table:table-cell table:style-name="ce799" office:value-type="string" calcext:value-type="string">
            <text:p>⬤</text:p>
          </table:table-cell>
          <table:table-cell/>
          <table:table-cell table:style-name="ce799" office:value-type="string" calcext:value-type="string">
            <text:p>⬤</text:p>
          </table:table-cell>
          <table:table-cell table:style-name="ce799" office:value-type="string" calcext:value-type="string">
            <text:p>/</text:p>
          </table:table-cell>
          <table:table-cell table:style-name="ce895"/>
          <table:table-cell table:style-name="ce799" office:value-type="string" calcext:value-type="string">
            <text:p>⬤</text:p>
          </table:table-cell>
          <table:table-cell table:style-name="ce799"/>
          <table:table-cell table:style-name="ce895" office:value-type="string" calcext:value-type="string">
            <text:p>/</text:p>
          </table:table-cell>
          <table:table-cell table:number-columns-repeated="6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/>
          <table:table-cell table:number-columns-repeated="16289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27" office:value-type="string" calcext:value-type="string">
            <text:p>⬤</text:p>
          </table:table-cell>
          <table:table-cell table:style-name="ce734"/>
          <table:table-cell table:style-name="ce735"/>
          <table:table-cell table:style-name="ce749" office:value-type="string" calcext:value-type="string">
            <text:p>⬤</text:p>
          </table:table-cell>
          <table:table-cell table:style-name="ce756"/>
          <table:table-cell table:style-name="ce757"/>
          <table:table-cell table:style-name="ce767"/>
          <table:table-cell table:style-name="ce775" office:value-type="string" calcext:value-type="string">
            <text:p>x</text:p>
          </table:table-cell>
          <table:table-cell table:style-name="ce776"/>
          <table:table-cell table:style-name="ce792"/>
          <table:table-cell table:style-name="ce800" office:value-type="string" calcext:value-type="string">
            <text:p>x</text:p>
          </table:table-cell>
          <table:table-cell table:style-name="ce801"/>
          <table:table-cell table:style-name="ce812" office:value-type="string" calcext:value-type="string">
            <text:p>/</text:p>
          </table:table-cell>
          <table:table-cell table:style-name="ce819"/>
          <table:table-cell table:style-name="ce820"/>
          <table:table-cell table:style-name="ce814" office:value-type="string" calcext:value-type="string">
            <text:p>/</text:p>
          </table:table-cell>
          <table:table-cell table:style-name="ce795" office:value-type="string" calcext:value-type="string">
            <text:p>x</text:p>
          </table:table-cell>
          <table:table-cell table:style-name="ce784"/>
          <table:table-cell table:style-name="ce814"/>
          <table:table-cell table:style-name="ce795"/>
          <table:table-cell table:style-name="ce784"/>
          <table:table-cell table:style-name="ce812"/>
          <table:table-cell table:style-name="ce819"/>
          <table:table-cell table:style-name="ce870"/>
          <table:table-cell table:style-name="ce784"/>
          <table:table-cell table:style-name="ce795"/>
          <table:table-cell table:style-name="ce898"/>
          <table:table-cell table:style-name="ce784"/>
          <table:table-cell table:style-name="ce795" office:value-type="string" calcext:value-type="string">
            <text:p>x</text:p>
          </table:table-cell>
          <table:table-cell table:style-name="ce898" office:value-type="string" calcext:value-type="string">
            <text:p>/</text:p>
          </table:table-cell>
          <table:table-cell table:style-name="ce820"/>
          <table:table-cell table:style-name="ce819"/>
          <table:table-cell table:style-name="ce870" office:value-type="string" calcext:value-type="string">
            <text:p>/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/>
          <table:table-cell table:style-name="ce776"/>
          <table:table-cell table:style-name="ce775" office:value-type="string" calcext:value-type="string">
            <text:p>x</text:p>
          </table:table-cell>
          <table:table-cell table:style-name="ce894"/>
          <table:table-cell table:style-name="ce757"/>
          <table:table-cell table:style-name="ce756"/>
          <table:table-cell table:style-name="ce892" office:value-type="string" calcext:value-type="string">
            <text:p>⬤</text:p>
          </table:table-cell>
          <table:table-cell table:style-name="ce735"/>
          <table:table-cell table:style-name="ce734"/>
          <table:table-cell table:style-name="ce862" office:value-type="string" calcext:value-type="string">
            <text:p>⬤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5"/>
          <table:table-cell table:style-name="ce746" office:value-type="string" calcext:value-type="string">
            <text:p>⬤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number-columns-repeated="5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/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number-columns-repeated="5"/>
          <table:table-cell table:style-name="ce752" office:value-type="string" calcext:value-type="string">
            <text:p>⬤</text:p>
          </table:table-cell>
          <table:table-cell table:style-name="ce752"/>
          <table:table-cell table:style-name="ce863" office:value-type="string" calcext:value-type="string">
            <text:p>⬤</text:p>
          </table:table-cell>
          <table:table-cell table:number-columns-repeated="16290"/>
        </table:table-row>
        <table:table-row table:style-name="ro3">
          <table:table-cell table:number-columns-repeated="9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751" office:value-type="string" calcext:value-type="string">
            <text:p>⬤</text:p>
          </table:table-cell>
          <table:table-cell table:style-name="ce759"/>
          <table:table-cell table:style-name="ce759" office:value-type="string" calcext:value-type="string">
            <text:p>⬤</text:p>
          </table:table-cell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794" office:value-type="string" calcext:value-type="string">
            <text:p>/</text:p>
          </table:table-cell>
          <table:table-cell table:style-name="ce803" office:value-type="string" calcext:value-type="string">
            <text:p>⬤</text:p>
          </table:table-cell>
          <table:table-cell table:style-name="ce803"/>
          <table:table-cell table:style-name="ce815" office:value-type="string" calcext:value-type="string">
            <text:p>⬤</text:p>
          </table:table-cell>
          <table:table-cell table:style-name="ce822" office:value-type="string" calcext:value-type="string">
            <text:p>/</text:p>
          </table:table-cell>
          <table:table-cell table:style-name="ce822"/>
          <table:table-cell table:style-name="ce816" office:value-type="string" calcext:value-type="string">
            <text:p>⬤</text:p>
          </table:table-cell>
          <table:table-cell table:style-name="ce823" office:value-type="string" calcext:value-type="string">
            <text:p>⬤</text:p>
          </table:table-cell>
          <table:table-cell table:style-name="ce823"/>
          <table:table-cell table:style-name="ce816" office:value-type="string" calcext:value-type="string">
            <text:p>⬤</text:p>
          </table:table-cell>
          <table:table-cell table:style-name="ce823" office:value-type="string" calcext:value-type="string">
            <text:p>⬤</text:p>
          </table:table-cell>
          <table:table-cell table:style-name="ce823" office:value-type="string" calcext:value-type="string">
            <text:p>/</text:p>
          </table:table-cell>
          <table:table-cell table:style-name="ce815" office:value-type="string" calcext:value-type="string">
            <text:p>/</text:p>
          </table:table-cell>
          <table:table-cell table:style-name="ce822" office:value-type="string" calcext:value-type="string">
            <text:p>⬤</text:p>
          </table:table-cell>
          <table:table-cell table:style-name="ce880" office:value-type="string" calcext:value-type="string">
            <text:p>/</text:p>
          </table:table-cell>
          <table:table-cell table:style-name="ce823" office:value-type="string" calcext:value-type="string">
            <text:p>/</text:p>
          </table:table-cell>
          <table:table-cell table:style-name="ce823" office:value-type="string" calcext:value-type="string">
            <text:p>⬤</text:p>
          </table:table-cell>
          <table:table-cell table:style-name="ce902" office:value-type="string" calcext:value-type="string">
            <text:p>⬤</text:p>
          </table:table-cell>
          <table:table-cell table:style-name="ce823"/>
          <table:table-cell table:style-name="ce823" office:value-type="string" calcext:value-type="string">
            <text:p>⬤</text:p>
          </table:table-cell>
          <table:table-cell table:style-name="ce902" office:value-type="string" calcext:value-type="string">
            <text:p>⬤</text:p>
          </table:table-cell>
          <table:table-cell table:style-name="ce822"/>
          <table:table-cell table:style-name="ce822" office:value-type="string" calcext:value-type="string">
            <text:p>/</text:p>
          </table:table-cell>
          <table:table-cell table:style-name="ce880" office:value-type="string" calcext:value-type="string">
            <text:p>⬤</text:p>
          </table:table-cell>
          <table:table-cell table:style-name="ce803"/>
          <table:table-cell table:style-name="ce803" office:value-type="string" calcext:value-type="string">
            <text:p>⬤</text:p>
          </table:table-cell>
          <table:table-cell table:style-name="ce903" office:value-type="string" calcext:value-type="string">
            <text:p>/</text:p>
          </table:table-cell>
          <table:table-cell table:style-name="ce778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904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759"/>
          <table:table-cell table:style-name="ce905" office:value-type="string" calcext:value-type="string">
            <text:p>⬤</text:p>
          </table:table-cell>
          <table:table-cell table:style-name="ce739" office:value-type="string" calcext:value-type="string">
            <text:p>⬤</text:p>
          </table:table-cell>
          <table:table-cell table:style-name="ce739" office:value-type="string" calcext:value-type="string">
            <text:p>/</text:p>
          </table:table-cell>
          <table:table-cell table:style-name="ce884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907" office:value-type="string" calcext:value-type="string">
            <text:p>⬤</text:p>
          </table:table-cell>
          <table:table-cell table:number-columns-repeated="5"/>
          <table:table-cell table:style-name="ce747" office:value-type="string" calcext:value-type="string">
            <text:p>/</text:p>
          </table:table-cell>
          <table:table-cell table:style-name="ce753"/>
          <table:table-cell table:style-name="ce754"/>
          <table:table-cell table:number-columns-repeated="5"/>
          <table:table-cell table:style-name="ce792"/>
          <table:table-cell table:style-name="ce801" table:number-columns-repeated="2"/>
          <table:table-cell table:style-name="ce792"/>
          <table:table-cell table:style-name="ce801" table:number-columns-repeated="2"/>
          <table:table-cell/>
          <table:table-cell table:style-name="ce801" table:number-columns-repeated="2"/>
          <table:table-cell table:style-name="ce896"/>
          <table:table-cell table:style-name="ce801" table:number-columns-repeated="2"/>
          <table:table-cell table:style-name="ce896"/>
          <table:table-cell table:number-columns-repeated="5"/>
          <table:table-cell table:style-name="ce754"/>
          <table:table-cell table:style-name="ce753"/>
          <table:table-cell table:style-name="ce864" office:value-type="string" calcext:value-type="string">
            <text:p>/</text:p>
          </table:table-cell>
          <table:table-cell table:number-columns-repeated="16290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27" office:value-type="string" calcext:value-type="string">
            <text:p>/</text:p>
          </table:table-cell>
          <table:table-cell table:style-name="ce735" office:value-type="string" calcext:value-type="string">
            <text:p>⬤</text:p>
          </table:table-cell>
          <table:table-cell table:style-name="ce735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67" office:value-type="string" calcext:value-type="string">
            <text:p>/</text:p>
          </table:table-cell>
          <table:table-cell table:style-name="ce776" table:number-columns-repeated="2"/>
          <table:table-cell table:style-name="ce790"/>
          <table:table-cell table:style-name="ce798" table:number-columns-repeated="2"/>
          <table:table-cell table:style-name="ce792"/>
          <table:table-cell table:style-name="ce801" table:number-columns-repeated="2"/>
          <table:table-cell table:style-name="ce790"/>
          <table:table-cell table:style-name="ce798" table:number-columns-repeated="2"/>
          <table:table-cell table:style-name="ce792"/>
          <table:table-cell table:style-name="ce801" table:number-columns-repeated="2"/>
          <table:table-cell table:style-name="ce790"/>
          <table:table-cell table:style-name="ce798"/>
          <table:table-cell table:style-name="ce868"/>
          <table:table-cell table:style-name="ce801" table:number-columns-repeated="2"/>
          <table:table-cell table:style-name="ce896"/>
          <table:table-cell table:style-name="ce798" table:number-columns-repeated="2"/>
          <table:table-cell table:style-name="ce868"/>
          <table:table-cell table:style-name="ce801" table:number-columns-repeated="2"/>
          <table:table-cell table:style-name="ce896"/>
          <table:table-cell table:style-name="ce798" table:number-columns-repeated="2"/>
          <table:table-cell table:style-name="ce868"/>
          <table:table-cell table:style-name="ce776" table:number-columns-repeated="2"/>
          <table:table-cell table:style-name="ce894" office:value-type="string" calcext:value-type="string">
            <text:p>/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style-name="ce735"/>
          <table:table-cell table:style-name="ce735" office:value-type="string" calcext:value-type="string">
            <text:p>⬤</text:p>
          </table:table-cell>
          <table:table-cell table:style-name="ce862" office:value-type="string" calcext:value-type="string">
            <text:p>/</text:p>
          </table:table-cell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number-columns-repeated="5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number-columns-repeated="8"/>
          <table:table-cell table:style-name="ce831" office:value-type="string" calcext:value-type="string">
            <text:p>⬤</text:p>
          </table:table-cell>
          <table:table-cell table:style-name="ce838" office:value-type="string" calcext:value-type="string">
            <text:p>⬤</text:p>
          </table:table-cell>
          <table:table-cell table:style-name="ce838"/>
          <table:table-cell/>
          <table:table-cell table:style-name="ce838"/>
          <table:table-cell table:style-name="ce838" office:value-type="string" calcext:value-type="string">
            <text:p>⬤</text:p>
          </table:table-cell>
          <table:table-cell table:style-name="ce899" office:value-type="string" calcext:value-type="string">
            <text:p>⬤</text:p>
          </table:table-cell>
          <table:table-cell table:number-columns-repeated="8"/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number-columns-repeated="16290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27" office:value-type="string" calcext:value-type="string">
            <text:p>/</text:p>
          </table:table-cell>
          <table:table-cell table:style-name="ce734"/>
          <table:table-cell table:style-name="ce735"/>
          <table:table-cell table:style-name="ce747" office:value-type="string" calcext:value-type="string">
            <text:p>/</text:p>
          </table:table-cell>
          <table:table-cell table:style-name="ce753"/>
          <table:table-cell table:style-name="ce754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79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790" office:value-type="string" calcext:value-type="string">
            <text:p>⬤</text:p>
          </table:table-cell>
          <table:table-cell table:style-name="ce797" office:value-type="string" calcext:value-type="string">
            <text:p>x</text:p>
          </table:table-cell>
          <table:table-cell table:style-name="ce798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790"/>
          <table:table-cell table:style-name="ce797" office:value-type="string" calcext:value-type="string">
            <text:p>x</text:p>
          </table:table-cell>
          <table:table-cell table:style-name="ce868"/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798"/>
          <table:table-cell table:style-name="ce797" office:value-type="string" calcext:value-type="string">
            <text:p>x</text:p>
          </table:table-cell>
          <table:table-cell table:style-name="ce868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54"/>
          <table:table-cell table:style-name="ce753"/>
          <table:table-cell table:style-name="ce864" office:value-type="string" calcext:value-type="string">
            <text:p>/</text:p>
          </table:table-cell>
          <table:table-cell table:style-name="ce735"/>
          <table:table-cell table:style-name="ce734"/>
          <table:table-cell table:style-name="ce862" office:value-type="string" calcext:value-type="string">
            <text:p>/</text:p>
          </table:table-cell>
          <table:table-cell table:style-name="ce720"/>
          <table:table-cell table:style-name="ce715"/>
          <table:table-cell table:style-name="ce860" office:value-type="string" calcext:value-type="string">
            <text:p>⬤</text:p>
          </table:table-cell>
          <table:table-cell table:number-columns-repeated="6"/>
          <table:table-cell table:style-name="ce746" office:value-type="string" calcext:value-type="string">
            <text:p>/</text:p>
          </table:table-cell>
          <table:table-cell table:style-name="ce752"/>
          <table:table-cell table:style-name="ce752" office:value-type="string" calcext:value-type="string">
            <text:p>⬤</text:p>
          </table:table-cell>
          <table:table-cell table:style-name="ce791" office:value-type="string" calcext:value-type="string">
            <text:p>/</text:p>
          </table:table-cell>
          <table:table-cell table:style-name="ce799" office:value-type="string" calcext:value-type="string">
            <text:p>⬤</text:p>
          </table:table-cell>
          <table:table-cell table:style-name="ce799"/>
          <table:table-cell table:number-columns-repeated="4"/>
          <table:table-cell table:style-name="ce832"/>
          <table:table-cell table:style-name="ce825"/>
          <table:table-cell table:style-name="ce824"/>
          <table:table-cell/>
          <table:table-cell table:style-name="ce824"/>
          <table:table-cell table:style-name="ce825"/>
          <table:table-cell table:style-name="ce900"/>
          <table:table-cell table:number-columns-repeated="4"/>
          <table:table-cell table:style-name="ce799"/>
          <table:table-cell table:style-name="ce799" office:value-type="string" calcext:value-type="string">
            <text:p>⬤</text:p>
          </table:table-cell>
          <table:table-cell table:style-name="ce895" office:value-type="string" calcext:value-type="string">
            <text:p>/</text:p>
          </table:table-cell>
          <table:table-cell table:style-name="ce752" office:value-type="string" calcext:value-type="string">
            <text:p>⬤</text:p>
          </table:table-cell>
          <table:table-cell table:style-name="ce752"/>
          <table:table-cell table:style-name="ce863" office:value-type="string" calcext:value-type="string">
            <text:p>/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731" office:value-type="string" calcext:value-type="string">
            <text:p>⬤</text:p>
          </table:table-cell>
          <table:table-cell table:style-name="ce739"/>
          <table:table-cell table:style-name="ce739" office:value-type="string" calcext:value-type="string">
            <text:p>⬤</text:p>
          </table:table-cell>
          <table:table-cell table:style-name="ce750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78"/>
          <table:table-cell table:style-name="ce793"/>
          <table:table-cell table:style-name="ce802" office:value-type="string" calcext:value-type="string">
            <text:p>⬤</text:p>
          </table:table-cell>
          <table:table-cell table:style-name="ce802"/>
          <table:table-cell table:style-name="ce794" office:value-type="string" calcext:value-type="string">
            <text:p>/</text:p>
          </table:table-cell>
          <table:table-cell table:style-name="ce803"/>
          <table:table-cell table:style-name="ce803" office:value-type="string" calcext:value-type="string">
            <text:p>⬤</text:p>
          </table:table-cell>
          <table:table-cell table:style-name="ce793"/>
          <table:table-cell table:style-name="ce802"/>
          <table:table-cell table:style-name="ce802" office:value-type="string" calcext:value-type="string">
            <text:p>⬤</text:p>
          </table:table-cell>
          <table:table-cell table:style-name="ce794"/>
          <table:table-cell table:style-name="ce803" office:value-type="string" calcext:value-type="string">
            <text:p>/</text:p>
          </table:table-cell>
          <table:table-cell table:style-name="ce803" office:value-type="string" calcext:value-type="string">
            <text:p>⬤</text:p>
          </table:table-cell>
          <table:table-cell table:style-name="ce793" office:value-type="string" calcext:value-type="string">
            <text:p>⬤</text:p>
          </table:table-cell>
          <table:table-cell table:style-name="ce802"/>
          <table:table-cell table:style-name="ce881" office:value-type="string" calcext:value-type="string">
            <text:p>⬤</text:p>
          </table:table-cell>
          <table:table-cell table:style-name="ce803" office:value-type="string" calcext:value-type="string">
            <text:p>⬤</text:p>
          </table:table-cell>
          <table:table-cell table:style-name="ce803" office:value-type="string" calcext:value-type="string">
            <text:p>/</text:p>
          </table:table-cell>
          <table:table-cell table:style-name="ce903"/>
          <table:table-cell table:style-name="ce802" office:value-type="string" calcext:value-type="string">
            <text:p>⬤</text:p>
          </table:table-cell>
          <table:table-cell table:style-name="ce802"/>
          <table:table-cell table:style-name="ce881"/>
          <table:table-cell table:style-name="ce803" office:value-type="string" calcext:value-type="string">
            <text:p>⬤</text:p>
          </table:table-cell>
          <table:table-cell table:style-name="ce803"/>
          <table:table-cell table:style-name="ce903" office:value-type="string" calcext:value-type="string">
            <text:p>/</text:p>
          </table:table-cell>
          <table:table-cell table:style-name="ce802"/>
          <table:table-cell table:style-name="ce802" office:value-type="string" calcext:value-type="string">
            <text:p>⬤</text:p>
          </table:table-cell>
          <table:table-cell table:style-name="ce881"/>
          <table:table-cell table:style-name="ce778"/>
          <table:table-cell table:style-name="ce778" office:value-type="string" calcext:value-type="string">
            <text:p>⬤</text:p>
          </table:table-cell>
          <table:table-cell table:style-name="ce904" office:value-type="string" calcext:value-type="string">
            <text:p>/</text:p>
          </table:table-cell>
          <table:table-cell table:style-name="ce758" office:value-type="string" calcext:value-type="string">
            <text:p>⬤</text:p>
          </table:table-cell>
          <table:table-cell table:style-name="ce758"/>
          <table:table-cell table:style-name="ce883" office:value-type="string" calcext:value-type="string">
            <text:p>⬤</text:p>
          </table:table-cell>
          <table:table-cell table:style-name="ce739" office:value-type="string" calcext:value-type="string">
            <text:p>⬤</text:p>
          </table:table-cell>
          <table:table-cell table:style-name="ce739"/>
          <table:table-cell table:style-name="ce884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6"/>
          <table:table-cell table:style-name="ce747" office:value-type="string" calcext:value-type="string">
            <text:p>⬤</text:p>
          </table:table-cell>
          <table:table-cell table:style-name="ce753"/>
          <table:table-cell table:style-name="ce754"/>
          <table:table-cell table:style-name="ce792"/>
          <table:table-cell table:style-name="ce800" office:value-type="string" calcext:value-type="string">
            <text:p>x</text:p>
          </table:table-cell>
          <table:table-cell table:style-name="ce801"/>
          <table:table-cell table:number-columns-repeated="4"/>
          <table:table-cell table:style-name="ce832"/>
          <table:table-cell table:style-name="ce824" table:number-columns-repeated="2"/>
          <table:table-cell/>
          <table:table-cell table:style-name="ce824" table:number-columns-repeated="2"/>
          <table:table-cell table:style-name="ce900"/>
          <table:table-cell table:number-columns-repeated="4"/>
          <table:table-cell table:style-name="ce801"/>
          <table:table-cell table:style-name="ce800" office:value-type="string" calcext:value-type="string">
            <text:p>x</text:p>
          </table:table-cell>
          <table:table-cell table:style-name="ce896"/>
          <table:table-cell table:style-name="ce754"/>
          <table:table-cell table:style-name="ce753"/>
          <table:table-cell table:style-name="ce864" office:value-type="string" calcext:value-type="string">
            <text:p>⬤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11" office:value-type="string" calcext:value-type="string">
            <text:p>/</text:p>
          </table:table-cell>
          <table:table-cell table:style-name="ce719" office:value-type="string" calcext:value-type="string">
            <text:p>⬤</text:p>
          </table:table-cell>
          <table:table-cell table:style-name="ce719"/>
          <table:table-cell table:style-name="ce730"/>
          <table:table-cell table:style-name="ce738" office:value-type="string" calcext:value-type="string">
            <text:p>⬤</text:p>
          </table:table-cell>
          <table:table-cell table:style-name="ce738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65" office:value-type="string" calcext:value-type="string">
            <text:p>/</text:p>
          </table:table-cell>
          <table:table-cell table:style-name="ce760" table:number-columns-repeated="2"/>
          <table:table-cell table:style-name="ce767"/>
          <table:table-cell table:style-name="ce776" table:number-columns-repeated="2"/>
          <table:table-cell table:style-name="ce767" office:value-type="string" calcext:value-type="string">
            <text:p>/</text:p>
          </table:table-cell>
          <table:table-cell table:style-name="ce776" table:number-columns-repeated="2"/>
          <table:table-cell table:style-name="ce767"/>
          <table:table-cell table:style-name="ce776" table:number-columns-repeated="2"/>
          <table:table-cell table:style-name="ce767"/>
          <table:table-cell table:style-name="ce776" table:number-columns-repeated="2"/>
          <table:table-cell table:style-name="ce765"/>
          <table:table-cell table:style-name="ce760"/>
          <table:table-cell table:style-name="ce866"/>
          <table:table-cell table:style-name="ce776" table:number-columns-repeated="2"/>
          <table:table-cell table:style-name="ce894"/>
          <table:table-cell table:style-name="ce776" table:number-columns-repeated="2"/>
          <table:table-cell table:style-name="ce894"/>
          <table:table-cell table:style-name="ce776" table:number-columns-repeated="2"/>
          <table:table-cell table:style-name="ce894" office:value-type="string" calcext:value-type="string">
            <text:p>/</text:p>
          </table:table-cell>
          <table:table-cell table:style-name="ce776" table:number-columns-repeated="2"/>
          <table:table-cell table:style-name="ce894"/>
          <table:table-cell table:style-name="ce760" table:number-columns-repeated="2"/>
          <table:table-cell table:style-name="ce866" office:value-type="string" calcext:value-type="string">
            <text:p>/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38"/>
          <table:table-cell table:style-name="ce738" office:value-type="string" calcext:value-type="string">
            <text:p>⬤</text:p>
          </table:table-cell>
          <table:table-cell table:style-name="ce890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 office:value-type="string" calcext:value-type="string">
            <text:p>/</text:p>
          </table:table-cell>
          <table:table-cell table:number-columns-repeated="6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number-columns-repeated="3"/>
          <table:table-cell table:style-name="ce829" office:value-type="string" calcext:value-type="string">
            <text:p>⬤</text:p>
          </table:table-cell>
          <table:table-cell table:style-name="ce835" table:number-columns-repeated="2"/>
          <table:table-cell table:style-name="ce829"/>
          <table:table-cell table:style-name="ce835" office:value-type="string" calcext:value-type="string">
            <text:p>⬤</text:p>
          </table:table-cell>
          <table:table-cell table:style-name="ce871"/>
          <table:table-cell table:style-name="ce835" table:number-columns-repeated="2"/>
          <table:table-cell table:style-name="ce871" office:value-type="string" calcext:value-type="string">
            <text:p>⬤</text:p>
          </table:table-cell>
          <table:table-cell table:number-columns-repeated="3"/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number-columns-repeated="16291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30" office:value-type="string" calcext:value-type="string">
            <text:p>/</text:p>
          </table:table-cell>
          <table:table-cell table:style-name="ce737"/>
          <table:table-cell table:style-name="ce738"/>
          <table:table-cell table:style-name="ce749" office:value-type="string" calcext:value-type="string">
            <text:p>/</text:p>
          </table:table-cell>
          <table:table-cell table:style-name="ce756"/>
          <table:table-cell table:style-name="ce757"/>
          <table:table-cell table:style-name="ce765" office:value-type="string" calcext:value-type="string">
            <text:p>⬤</text:p>
          </table:table-cell>
          <table:table-cell table:style-name="ce761" office:value-type="string" calcext:value-type="string">
            <text:p>x</text:p>
          </table:table-cell>
          <table:table-cell table:style-name="ce760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67" office:value-type="string" calcext:value-type="string">
            <text:p>⬤</text:p>
          </table:table-cell>
          <table:table-cell table:style-name="ce775" office:value-type="string" calcext:value-type="string">
            <text:p>x</text:p>
          </table:table-cell>
          <table:table-cell table:style-name="ce776" office:value-type="string" calcext:value-type="string">
            <text:p>/</text:p>
          </table:table-cell>
          <table:table-cell table:style-name="ce767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776"/>
          <table:table-cell table:style-name="ce765" office:value-type="string" calcext:value-type="string">
            <text:p>/</text:p>
          </table:table-cell>
          <table:table-cell table:style-name="ce761" office:value-type="string" calcext:value-type="string">
            <text:p>x</text:p>
          </table:table-cell>
          <table:table-cell table:style-name="ce866" office:value-type="string" calcext:value-type="string">
            <text:p>/</text:p>
          </table:table-cell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/</text:p>
          </table:table-cell>
          <table:table-cell table:style-name="ce776" office:value-type="string" calcext:value-type="string">
            <text:p>/</text:p>
          </table:table-cell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76"/>
          <table:table-cell table:style-name="ce775" office:value-type="string" calcext:value-type="string">
            <text:p>x</text:p>
          </table:table-cell>
          <table:table-cell table:style-name="ce894" office:value-type="string" calcext:value-type="string">
            <text:p>⬤</text:p>
          </table:table-cell>
          <table:table-cell table:style-name="ce760"/>
          <table:table-cell table:style-name="ce761" office:value-type="string" calcext:value-type="string">
            <text:p>x</text:p>
          </table:table-cell>
          <table:table-cell table:style-name="ce866" office:value-type="string" calcext:value-type="string">
            <text:p>⬤</text:p>
          </table:table-cell>
          <table:table-cell table:style-name="ce757"/>
          <table:table-cell table:style-name="ce756"/>
          <table:table-cell table:style-name="ce892" office:value-type="string" calcext:value-type="string">
            <text:p>/</text:p>
          </table:table-cell>
          <table:table-cell table:style-name="ce738"/>
          <table:table-cell table:style-name="ce737"/>
          <table:table-cell table:style-name="ce890" office:value-type="string" calcext:value-type="string">
            <text:p>/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6"/>
          <table:table-cell table:style-name="ce710" office:value-type="string" calcext:value-type="string">
            <text:p>⬤</text:p>
          </table:table-cell>
          <table:table-cell table:style-name="ce717" table:number-columns-repeated="2"/>
          <table:table-cell table:style-name="ce791"/>
          <table:table-cell table:style-name="ce799" office:value-type="string" calcext:value-type="string">
            <text:p>⬤</text:p>
          </table:table-cell>
          <table:table-cell table:style-name="ce799"/>
          <table:table-cell table:style-name="ce831" office:value-type="string" calcext:value-type="string">
            <text:p>⬤</text:p>
          </table:table-cell>
          <table:table-cell table:style-name="ce838" table:number-columns-repeated="2"/>
          <table:table-cell table:style-name="ce830"/>
          <table:table-cell table:style-name="ce836"/>
          <table:table-cell table:style-name="ce837"/>
          <table:table-cell table:style-name="ce830"/>
          <table:table-cell table:style-name="ce836"/>
          <table:table-cell table:style-name="ce872"/>
          <table:table-cell table:style-name="ce837"/>
          <table:table-cell table:style-name="ce836"/>
          <table:table-cell table:style-name="ce872"/>
          <table:table-cell table:style-name="ce838" table:number-columns-repeated="2"/>
          <table:table-cell table:style-name="ce899" office:value-type="string" calcext:value-type="string">
            <text:p>⬤</text:p>
          </table:table-cell>
          <table:table-cell table:style-name="ce799"/>
          <table:table-cell table:style-name="ce799" office:value-type="string" calcext:value-type="string">
            <text:p>⬤</text:p>
          </table:table-cell>
          <table:table-cell table:style-name="ce895"/>
          <table:table-cell table:style-name="ce717" table:number-columns-repeated="2"/>
          <table:table-cell table:style-name="ce887" office:value-type="string" calcext:value-type="string">
            <text:p>⬤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/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751" office:value-type="string" calcext:value-type="string">
            <text:p>⬤</text:p>
          </table:table-cell>
          <table:table-cell table:style-name="ce759"/>
          <table:table-cell table:style-name="ce759" office:value-type="string" calcext:value-type="string">
            <text:p>⬤</text:p>
          </table:table-cell>
          <table:table-cell table:style-name="ce768"/>
          <table:table-cell table:style-name="ce777" office:value-type="string" calcext:value-type="string">
            <text:p>⬤</text:p>
          </table:table-cell>
          <table:table-cell table:style-name="ce777" office:value-type="string" calcext:value-type="string">
            <text:p>/</text:p>
          </table:table-cell>
          <table:table-cell table:style-name="ce769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769" office:value-type="string" calcext:value-type="string">
            <text:p>/</text:p>
          </table:table-cell>
          <table:table-cell table:style-name="ce778"/>
          <table:table-cell table:style-name="ce778" office:value-type="string" calcext:value-type="string">
            <text:p>⬤</text:p>
          </table:table-cell>
          <table:table-cell table:style-name="ce769"/>
          <table:table-cell table:style-name="ce778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69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768" office:value-type="string" calcext:value-type="string">
            <text:p>⬤</text:p>
          </table:table-cell>
          <table:table-cell table:style-name="ce777"/>
          <table:table-cell table:style-name="ce882" office:value-type="string" calcext:value-type="string">
            <text:p>⬤</text:p>
          </table:table-cell>
          <table:table-cell table:style-name="ce778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904" office:value-type="string" calcext:value-type="string">
            <text:p>⬤</text:p>
          </table:table-cell>
          <table:table-cell table:style-name="ce778" office:value-type="string" calcext:value-type="string">
            <text:p>⬤</text:p>
          </table:table-cell>
          <table:table-cell table:style-name="ce778" office:value-type="string" calcext:value-type="string">
            <text:p>/</text:p>
          </table:table-cell>
          <table:table-cell table:style-name="ce904"/>
          <table:table-cell table:style-name="ce778" office:value-type="string" calcext:value-type="string">
            <text:p>⬤</text:p>
          </table:table-cell>
          <table:table-cell table:style-name="ce778"/>
          <table:table-cell table:style-name="ce904" office:value-type="string" calcext:value-type="string">
            <text:p>/</text:p>
          </table:table-cell>
          <table:table-cell table:style-name="ce778" office:value-type="string" calcext:value-type="string">
            <text:p>/</text:p>
          </table:table-cell>
          <table:table-cell table:style-name="ce778" office:value-type="string" calcext:value-type="string">
            <text:p>⬤</text:p>
          </table:table-cell>
          <table:table-cell table:style-name="ce904" office:value-type="string" calcext:value-type="string">
            <text:p>/</text:p>
          </table:table-cell>
          <table:table-cell table:style-name="ce777" office:value-type="string" calcext:value-type="string">
            <text:p>/</text:p>
          </table:table-cell>
          <table:table-cell table:style-name="ce777" office:value-type="string" calcext:value-type="string">
            <text:p>⬤</text:p>
          </table:table-cell>
          <table:table-cell table:style-name="ce911"/>
          <table:table-cell table:style-name="ce759" office:value-type="string" calcext:value-type="string">
            <text:p>⬤</text:p>
          </table:table-cell>
          <table:table-cell table:style-name="ce759"/>
          <table:table-cell table:style-name="ce905" office:value-type="string" calcext:value-type="string">
            <text:p>⬤</text:p>
          </table:table-cell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22"/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6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92" office:value-type="string" calcext:value-type="string">
            <text:p>/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832" office:value-type="string" calcext:value-type="string">
            <text:p>⬤</text:p>
          </table:table-cell>
          <table:table-cell table:style-name="ce825"/>
          <table:table-cell table:style-name="ce824"/>
          <table:table-cell table:style-name="ce830"/>
          <table:table-cell table:style-name="ce837" table:number-columns-repeated="2"/>
          <table:table-cell table:style-name="ce830"/>
          <table:table-cell table:style-name="ce837"/>
          <table:table-cell table:style-name="ce872"/>
          <table:table-cell table:style-name="ce837" table:number-columns-repeated="2"/>
          <table:table-cell table:style-name="ce872"/>
          <table:table-cell table:style-name="ce824"/>
          <table:table-cell table:style-name="ce825"/>
          <table:table-cell table:style-name="ce900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/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09"/>
          <table:table-cell table:style-name="ce720" office:value-type="string" calcext:value-type="string">
            <text:p>⬤</text:p>
          </table:table-cell>
          <table:table-cell table:style-name="ce720"/>
          <table:table-cell table:style-name="ce730" office:value-type="string" calcext:value-type="string">
            <text:p>⬤</text:p>
          </table:table-cell>
          <table:table-cell table:style-name="ce738" office:value-type="string" calcext:value-type="string">
            <text:p>/</text:p>
          </table:table-cell>
          <table:table-cell table:style-name="ce738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 office:value-type="string" calcext:value-type="string">
            <text:p>⬤</text:p>
          </table:table-cell>
          <table:table-cell table:style-name="ce757" table:number-columns-repeated="2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9"/>
          <table:table-cell table:style-name="ce757" table:number-columns-repeated="2"/>
          <table:table-cell table:style-name="ce747"/>
          <table:table-cell table:style-name="ce754"/>
          <table:table-cell table:style-name="ce864"/>
          <table:table-cell table:style-name="ce757" table:number-columns-repeated="2"/>
          <table:table-cell table:style-name="ce892"/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57" table:number-columns-repeated="2"/>
          <table:table-cell table:style-name="ce892" office:value-type="string" calcext:value-type="string">
            <text:p>⬤</text:p>
          </table:table-cell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style-name="ce738"/>
          <table:table-cell table:style-name="ce738" office:value-type="string" calcext:value-type="string">
            <text:p>/</text:p>
          </table:table-cell>
          <table:table-cell table:style-name="ce890" office:value-type="string" calcext:value-type="string">
            <text:p>⬤</text:p>
          </table:table-cell>
          <table:table-cell table:style-name="ce720"/>
          <table:table-cell table:style-name="ce720" office:value-type="string" calcext:value-type="string">
            <text:p>⬤</text:p>
          </table:table-cell>
          <table:table-cell table:style-name="ce860"/>
          <table:table-cell table:number-columns-repeated="6"/>
          <table:table-cell table:style-name="ce711" office:value-type="string" calcext:value-type="string">
            <text:p>⬤</text:p>
          </table:table-cell>
          <table:table-cell table:style-name="ce719"/>
          <table:table-cell table:style-name="ce719" office:value-type="string" calcext:value-type="string">
            <text:p>⬤</text:p>
          </table:table-cell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32"/>
          <table:table-cell table:style-name="ce824" table:number-columns-repeated="2"/>
          <table:table-cell table:style-name="ce829"/>
          <table:table-cell table:style-name="ce835" table:number-columns-repeated="2"/>
          <table:table-cell table:style-name="ce853"/>
          <table:table-cell table:style-name="ce857"/>
          <table:table-cell table:style-name="ce875"/>
          <table:table-cell table:style-name="ce835" table:number-columns-repeated="2"/>
          <table:table-cell table:style-name="ce871"/>
          <table:table-cell table:style-name="ce824" table:number-columns-repeated="2"/>
          <table:table-cell table:style-name="ce900"/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 office:value-type="string" calcext:value-type="string">
            <text:p>⬤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30"/>
          <table:table-cell table:style-name="ce737"/>
          <table:table-cell table:style-name="ce738"/>
          <table:table-cell table:style-name="ce747"/>
          <table:table-cell table:style-name="ce753"/>
          <table:table-cell table:style-name="ce754"/>
          <table:table-cell table:style-name="ce749"/>
          <table:table-cell table:style-name="ce756"/>
          <table:table-cell table:style-name="ce757"/>
          <table:table-cell table:style-name="ce747"/>
          <table:table-cell table:style-name="ce753"/>
          <table:table-cell table:style-name="ce754" office:value-type="string" calcext:value-type="string">
            <text:p>⬤</text:p>
          </table:table-cell>
          <table:table-cell table:style-name="ce749"/>
          <table:table-cell table:style-name="ce756"/>
          <table:table-cell table:style-name="ce757" office:value-type="string" calcext:value-type="string">
            <text:p>⬤</text:p>
          </table:table-cell>
          <table:table-cell table:style-name="ce747"/>
          <table:table-cell table:style-name="ce753"/>
          <table:table-cell table:style-name="ce754" office:value-type="string" calcext:value-type="string">
            <text:p>⬤</text:p>
          </table:table-cell>
          <table:table-cell table:style-name="ce749" office:value-type="string" calcext:value-type="string">
            <text:p>⬤</text:p>
          </table:table-cell>
          <table:table-cell table:style-name="ce756"/>
          <table:table-cell table:style-name="ce757" office:value-type="string" calcext:value-type="string">
            <text:p>⬤</text:p>
          </table:table-cell>
          <table:table-cell table:style-name="ce747" office:value-type="string" calcext:value-type="string">
            <text:p>⬤</text:p>
          </table:table-cell>
          <table:table-cell table:style-name="ce753"/>
          <table:table-cell table:style-name="ce864" office:value-type="string" calcext:value-type="string">
            <text:p>⬤</text:p>
          </table:table-cell>
          <table:table-cell table:style-name="ce757" office:value-type="string" calcext:value-type="string">
            <text:p>⬤</text:p>
          </table:table-cell>
          <table:table-cell table:style-name="ce756"/>
          <table:table-cell table:style-name="ce892" office:value-type="string" calcext:value-type="string">
            <text:p>⬤</text:p>
          </table:table-cell>
          <table:table-cell table:style-name="ce754" office:value-type="string" calcext:value-type="string">
            <text:p>⬤</text:p>
          </table:table-cell>
          <table:table-cell table:style-name="ce753"/>
          <table:table-cell table:style-name="ce864"/>
          <table:table-cell table:style-name="ce757" office:value-type="string" calcext:value-type="string">
            <text:p>⬤</text:p>
          </table:table-cell>
          <table:table-cell table:style-name="ce756"/>
          <table:table-cell table:style-name="ce892"/>
          <table:table-cell table:style-name="ce754" office:value-type="string" calcext:value-type="string">
            <text:p>⬤</text:p>
          </table:table-cell>
          <table:table-cell table:style-name="ce753"/>
          <table:table-cell table:style-name="ce864"/>
          <table:table-cell table:style-name="ce757"/>
          <table:table-cell table:style-name="ce756"/>
          <table:table-cell table:style-name="ce892"/>
          <table:table-cell table:style-name="ce754"/>
          <table:table-cell table:style-name="ce753"/>
          <table:table-cell table:style-name="ce864"/>
          <table:table-cell table:style-name="ce738"/>
          <table:table-cell table:style-name="ce737"/>
          <table:table-cell table:style-name="ce890"/>
          <table:table-cell table:style-name="ce720"/>
          <table:table-cell table:style-name="ce715"/>
          <table:table-cell table:style-name="ce860" office:value-type="string" calcext:value-type="string">
            <text:p>⬤</text:p>
          </table:table-cell>
          <table:table-cell table:number-columns-repeated="15"/>
          <table:table-cell table:style-name="ce830" office:value-type="string" calcext:value-type="string">
            <text:p>⬤</text:p>
          </table:table-cell>
          <table:table-cell table:style-name="ce836"/>
          <table:table-cell table:style-name="ce837"/>
          <table:table-cell table:style-name="ce854"/>
          <table:table-cell table:style-name="ce856" office:value-type="string" calcext:value-type="string">
            <text:p>x</text:p>
          </table:table-cell>
          <table:table-cell table:style-name="ce876"/>
          <table:table-cell table:style-name="ce837"/>
          <table:table-cell table:style-name="ce836"/>
          <table:table-cell table:style-name="ce872" office:value-type="string" calcext:value-type="string">
            <text:p>⬤</text:p>
          </table:table-cell>
          <table:table-cell table:number-columns-repeated="16300"/>
        </table:table-row>
        <table:table-row table:style-name="ro3">
          <table:table-cell office:value-type="string" calcext:value-type="string">
            <text:p>/</text:p>
          </table:table-cell>
          <table:table-cell table:number-columns-repeated="8"/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750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751" office:value-type="string" calcext:value-type="string">
            <text:p>⬤</text:p>
          </table:table-cell>
          <table:table-cell table:style-name="ce759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750" office:value-type="string" calcext:value-type="string">
            <text:p>⬤</text:p>
          </table:table-cell>
          <table:table-cell table:style-name="ce758" office:value-type="string" calcext:value-type="string">
            <text:p>/</text:p>
          </table:table-cell>
          <table:table-cell table:style-name="ce758"/>
          <table:table-cell table:style-name="ce751" office:value-type="string" calcext:value-type="string">
            <text:p>⬤</text:p>
          </table:table-cell>
          <table:table-cell table:style-name="ce759" office:value-type="string" calcext:value-type="string">
            <text:p>⬤</text:p>
          </table:table-cell>
          <table:table-cell table:style-name="ce759"/>
          <table:table-cell table:style-name="ce750" office:value-type="string" calcext:value-type="string">
            <text:p>/</text:p>
          </table:table-cell>
          <table:table-cell table:style-name="ce758" office:value-type="string" calcext:value-type="string">
            <text:p>⬤</text:p>
          </table:table-cell>
          <table:table-cell table:style-name="ce758"/>
          <table:table-cell table:style-name="ce751" office:value-type="string" calcext:value-type="string">
            <text:p>/</text:p>
          </table:table-cell>
          <table:table-cell table:style-name="ce759" office:value-type="string" calcext:value-type="string">
            <text:p>⬤</text:p>
          </table:table-cell>
          <table:table-cell table:style-name="ce759"/>
          <table:table-cell table:style-name="ce750"/>
          <table:table-cell table:style-name="ce758" office:value-type="string" calcext:value-type="string">
            <text:p>⬤</text:p>
          </table:table-cell>
          <table:table-cell table:style-name="ce883"/>
          <table:table-cell table:style-name="ce759"/>
          <table:table-cell table:style-name="ce759" office:value-type="string" calcext:value-type="string">
            <text:p>⬤</text:p>
          </table:table-cell>
          <table:table-cell table:style-name="ce905" office:value-type="string" calcext:value-type="string">
            <text:p>/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883" office:value-type="string" calcext:value-type="string">
            <text:p>/</text:p>
          </table:table-cell>
          <table:table-cell table:style-name="ce759"/>
          <table:table-cell table:style-name="ce759" office:value-type="string" calcext:value-type="string">
            <text:p>⬤</text:p>
          </table:table-cell>
          <table:table-cell table:style-name="ce905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/</text:p>
          </table:table-cell>
          <table:table-cell table:style-name="ce883" office:value-type="string" calcext:value-type="string">
            <text:p>⬤</text:p>
          </table:table-cell>
          <table:table-cell table:style-name="ce759" office:value-type="string" calcext:value-type="string">
            <text:p>⬤</text:p>
          </table:table-cell>
          <table:table-cell table:style-name="ce759" office:value-type="string" calcext:value-type="string">
            <text:p>/</text:p>
          </table:table-cell>
          <table:table-cell table:style-name="ce905" office:value-type="string" calcext:value-type="string">
            <text:p>⬤</text:p>
          </table:table-cell>
          <table:table-cell table:style-name="ce758" office:value-type="string" calcext:value-type="string">
            <text:p>⬤</text:p>
          </table:table-cell>
          <table:table-cell table:style-name="ce758"/>
          <table:table-cell table:style-name="ce883" office:value-type="string" calcext:value-type="string">
            <text:p>⬤</text:p>
          </table:table-cell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6"/>
          <table:table-cell table:style-name="ce711" office:value-type="string" calcext:value-type="string">
            <text:p>⬤</text:p>
          </table:table-cell>
          <table:table-cell table:style-name="ce719"/>
          <table:table-cell table:style-name="ce719" office:value-type="string" calcext:value-type="string">
            <text:p>⬤</text:p>
          </table:table-cell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style-name="ce832"/>
          <table:table-cell table:style-name="ce824" table:number-columns-repeated="2"/>
          <table:table-cell table:style-name="ce833"/>
          <table:table-cell table:style-name="ce839" table:number-columns-repeated="2"/>
          <table:table-cell table:style-name="ce855"/>
          <table:table-cell table:style-name="ce858"/>
          <table:table-cell table:style-name="ce877"/>
          <table:table-cell table:style-name="ce839" table:number-columns-repeated="2"/>
          <table:table-cell table:style-name="ce879"/>
          <table:table-cell table:style-name="ce824" table:number-columns-repeated="2"/>
          <table:table-cell table:style-name="ce900"/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11" office:value-type="string" calcext:value-type="string">
            <text:p>/</text:p>
          </table:table-cell>
          <table:table-cell table:style-name="ce719"/>
          <table:table-cell table:style-name="ce719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27" office:value-type="string" calcext:value-type="string">
            <text:p>⬤</text:p>
          </table:table-cell>
          <table:table-cell table:style-name="ce735" table:number-columns-repeated="2"/>
          <table:table-cell table:style-name="ce730" office:value-type="string" calcext:value-type="string">
            <text:p>⬤</text:p>
          </table:table-cell>
          <table:table-cell table:style-name="ce738" table:number-columns-repeated="2"/>
          <table:table-cell table:style-name="ce730" office:value-type="string" calcext:value-type="string">
            <text:p>/</text:p>
          </table:table-cell>
          <table:table-cell table:style-name="ce738" table:number-columns-repeated="2"/>
          <table:table-cell table:style-name="ce727"/>
          <table:table-cell table:style-name="ce735"/>
          <table:table-cell table:style-name="ce862"/>
          <table:table-cell table:style-name="ce738" table:number-columns-repeated="2"/>
          <table:table-cell table:style-name="ce890" office:value-type="string" calcext:value-type="string">
            <text:p>/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8" table:number-columns-repeated="2"/>
          <table:table-cell table:style-name="ce890" office:value-type="string" calcext:value-type="string">
            <text:p>⬤</text:p>
          </table:table-cell>
          <table:table-cell table:style-name="ce735" table:number-columns-repeated="2"/>
          <table:table-cell table:style-name="ce862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 office:value-type="string" calcext:value-type="string">
            <text:p>/</text:p>
          </table:table-cell>
          <table:table-cell table:number-columns-repeated="6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92" office:value-type="string" calcext:value-type="string">
            <text:p>/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832" office:value-type="string" calcext:value-type="string">
            <text:p>⬤</text:p>
          </table:table-cell>
          <table:table-cell table:style-name="ce825"/>
          <table:table-cell table:style-name="ce824"/>
          <table:table-cell table:style-name="ce830"/>
          <table:table-cell table:style-name="ce837" table:number-columns-repeated="2"/>
          <table:table-cell table:style-name="ce830"/>
          <table:table-cell table:style-name="ce837"/>
          <table:table-cell table:style-name="ce872"/>
          <table:table-cell table:style-name="ce837" table:number-columns-repeated="2"/>
          <table:table-cell table:style-name="ce872"/>
          <table:table-cell table:style-name="ce824"/>
          <table:table-cell table:style-name="ce825"/>
          <table:table-cell table:style-name="ce900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/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27" office:value-type="string" calcext:value-type="string">
            <text:p>/</text:p>
          </table:table-cell>
          <table:table-cell table:style-name="ce734"/>
          <table:table-cell table:style-name="ce735"/>
          <table:table-cell table:style-name="ce730" office:value-type="string" calcext:value-type="string">
            <text:p>/</text:p>
          </table:table-cell>
          <table:table-cell table:style-name="ce737"/>
          <table:table-cell table:style-name="ce738" office:value-type="string" calcext:value-type="string">
            <text:p>/</text:p>
          </table:table-cell>
          <table:table-cell table:style-name="ce730" office:value-type="string" calcext:value-type="string">
            <text:p>/</text:p>
          </table:table-cell>
          <table:table-cell table:style-name="ce781"/>
          <table:table-cell table:style-name="ce738" office:value-type="string" calcext:value-type="string">
            <text:p>⬤</text:p>
          </table:table-cell>
          <table:table-cell table:style-name="ce727"/>
          <table:table-cell table:style-name="ce734"/>
          <table:table-cell table:style-name="ce735" office:value-type="string" calcext:value-type="string">
            <text:p>⬤</text:p>
          </table:table-cell>
          <table:table-cell table:style-name="ce727" office:value-type="string" calcext:value-type="string">
            <text:p>/</text:p>
          </table:table-cell>
          <table:table-cell table:style-name="ce734"/>
          <table:table-cell table:style-name="ce735" office:value-type="string" calcext:value-type="string">
            <text:p>⬤</text:p>
          </table:table-cell>
          <table:table-cell table:style-name="ce730"/>
          <table:table-cell table:style-name="ce737"/>
          <table:table-cell table:style-name="ce738" office:value-type="string" calcext:value-type="string">
            <text:p>⬤</text:p>
          </table:table-cell>
          <table:table-cell table:style-name="ce730" office:value-type="string" calcext:value-type="string">
            <text:p>⬤</text:p>
          </table:table-cell>
          <table:table-cell table:style-name="ce737"/>
          <table:table-cell table:style-name="ce738" office:value-type="string" calcext:value-type="string">
            <text:p>⬤</text:p>
          </table:table-cell>
          <table:table-cell table:style-name="ce727" office:value-type="string" calcext:value-type="string">
            <text:p>⬤</text:p>
          </table:table-cell>
          <table:table-cell table:style-name="ce734"/>
          <table:table-cell table:style-name="ce862" office:value-type="string" calcext:value-type="string">
            <text:p>⬤</text:p>
          </table:table-cell>
          <table:table-cell table:style-name="ce738" office:value-type="string" calcext:value-type="string">
            <text:p>⬤</text:p>
          </table:table-cell>
          <table:table-cell table:style-name="ce737"/>
          <table:table-cell table:style-name="ce890" office:value-type="string" calcext:value-type="string">
            <text:p>⬤</text:p>
          </table:table-cell>
          <table:table-cell table:style-name="ce738" office:value-type="string" calcext:value-type="string">
            <text:p>⬤</text:p>
          </table:table-cell>
          <table:table-cell table:style-name="ce737"/>
          <table:table-cell table:style-name="ce890"/>
          <table:table-cell table:style-name="ce735" office:value-type="string" calcext:value-type="string">
            <text:p>⬤</text:p>
          </table:table-cell>
          <table:table-cell table:style-name="ce734"/>
          <table:table-cell table:style-name="ce862" office:value-type="string" calcext:value-type="string">
            <text:p>/</text:p>
          </table:table-cell>
          <table:table-cell table:style-name="ce735" office:value-type="string" calcext:value-type="string">
            <text:p>⬤</text:p>
          </table:table-cell>
          <table:table-cell table:style-name="ce734"/>
          <table:table-cell table:style-name="ce862"/>
          <table:table-cell table:style-name="ce738" office:value-type="string" calcext:value-type="string">
            <text:p>⬤</text:p>
          </table:table-cell>
          <table:table-cell table:style-name="ce737"/>
          <table:table-cell table:style-name="ce890" office:value-type="string" calcext:value-type="string">
            <text:p>/</text:p>
          </table:table-cell>
          <table:table-cell table:style-name="ce738" office:value-type="string" calcext:value-type="string">
            <text:p>/</text:p>
          </table:table-cell>
          <table:table-cell table:style-name="ce737"/>
          <table:table-cell table:style-name="ce890" office:value-type="string" calcext:value-type="string">
            <text:p>/</text:p>
          </table:table-cell>
          <table:table-cell table:style-name="ce735"/>
          <table:table-cell table:style-name="ce734"/>
          <table:table-cell table:style-name="ce862" office:value-type="string" calcext:value-type="string">
            <text:p>/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6"/>
          <table:table-cell table:style-name="ce713" office:value-type="string" calcext:value-type="string">
            <text:p>⬤</text:p>
          </table:table-cell>
          <table:table-cell table:style-name="ce722" table:number-columns-repeated="2"/>
          <table:table-cell table:style-name="ce794"/>
          <table:table-cell table:style-name="ce803" office:value-type="string" calcext:value-type="string">
            <text:p>⬤</text:p>
          </table:table-cell>
          <table:table-cell table:style-name="ce803"/>
          <table:table-cell table:style-name="ce834" office:value-type="string" calcext:value-type="string">
            <text:p>⬤</text:p>
          </table:table-cell>
          <table:table-cell table:style-name="ce840" table:number-columns-repeated="2"/>
          <table:table-cell table:style-name="ce830"/>
          <table:table-cell table:style-name="ce836"/>
          <table:table-cell table:style-name="ce837"/>
          <table:table-cell table:style-name="ce830"/>
          <table:table-cell table:style-name="ce836"/>
          <table:table-cell table:style-name="ce872"/>
          <table:table-cell table:style-name="ce837"/>
          <table:table-cell table:style-name="ce836"/>
          <table:table-cell table:style-name="ce872"/>
          <table:table-cell table:style-name="ce840" table:number-columns-repeated="2"/>
          <table:table-cell table:style-name="ce901" office:value-type="string" calcext:value-type="string">
            <text:p>⬤</text:p>
          </table:table-cell>
          <table:table-cell table:style-name="ce803"/>
          <table:table-cell table:style-name="ce803" office:value-type="string" calcext:value-type="string">
            <text:p>⬤</text:p>
          </table:table-cell>
          <table:table-cell table:style-name="ce903"/>
          <table:table-cell table:style-name="ce722" office:value-type="string" calcext:value-type="string">
            <text:p>⬤</text:p>
          </table:table-cell>
          <table:table-cell table:style-name="ce722"/>
          <table:table-cell table:style-name="ce907" office:value-type="string" calcext:value-type="string">
            <text:p>⬤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/>
          <table:table-cell table:style-name="ce731" office:value-type="string" calcext:value-type="string">
            <text:p>⬤</text:p>
          </table:table-cell>
          <table:table-cell table:style-name="ce739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732" office:value-type="string" calcext:value-type="string">
            <text:p>⬤</text:p>
          </table:table-cell>
          <table:table-cell table:style-name="ce740"/>
          <table:table-cell table:style-name="ce740" office:value-type="string" calcext:value-type="string">
            <text:p>⬤</text:p>
          </table:table-cell>
          <table:table-cell table:style-name="ce732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40"/>
          <table:table-cell table:style-name="ce731" office:value-type="string" calcext:value-type="string">
            <text:p>⬤</text:p>
          </table:table-cell>
          <table:table-cell table:number-columns-repeated="2" table:style-name="ce739" office:value-type="string" calcext:value-type="string">
            <text:p>/</text:p>
          </table:table-cell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739"/>
          <table:table-cell table:style-name="ce732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32"/>
          <table:table-cell table:style-name="ce740" office:value-type="string" calcext:value-type="string">
            <text:p>⬤</text:p>
          </table:table-cell>
          <table:table-cell table:style-name="ce740" office:value-type="string" calcext:value-type="string">
            <text:p>/</text:p>
          </table:table-cell>
          <table:table-cell table:style-name="ce731" office:value-type="string" calcext:value-type="string">
            <text:p>/</text:p>
          </table:table-cell>
          <table:table-cell table:style-name="ce739" office:value-type="string" calcext:value-type="string">
            <text:p>⬤</text:p>
          </table:table-cell>
          <table:table-cell table:style-name="ce884" office:value-type="string" calcext:value-type="string">
            <text:p>/</text:p>
          </table:table-cell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/>
          <table:table-cell table:style-name="ce740" office:value-type="string" calcext:value-type="string">
            <text:p>/</text:p>
          </table:table-cell>
          <table:table-cell table:style-name="ce740" office:value-type="string" calcext:value-type="string">
            <text:p>⬤</text:p>
          </table:table-cell>
          <table:table-cell table:style-name="ce906" office:value-type="string" calcext:value-type="string">
            <text:p>/</text:p>
          </table:table-cell>
          <table:table-cell table:style-name="ce739"/>
          <table:table-cell table:style-name="ce739" office:value-type="string" calcext:value-type="string">
            <text:p>⬤</text:p>
          </table:table-cell>
          <table:table-cell table:style-name="ce884" office:value-type="string" calcext:value-type="string">
            <text:p>/</text:p>
          </table:table-cell>
          <table:table-cell table:number-columns-repeated="2" table:style-name="ce739" office:value-type="string" calcext:value-type="string">
            <text:p>/</text:p>
          </table:table-cell>
          <table:table-cell table:style-name="ce884" office:value-type="string" calcext:value-type="string">
            <text:p>⬤</text:p>
          </table:table-cell>
          <table:table-cell table:style-name="ce740"/>
          <table:table-cell table:style-name="ce740" office:value-type="string" calcext:value-type="string">
            <text:p>/</text:p>
          </table:table-cell>
          <table:table-cell table:style-name="ce906" office:value-type="string" calcext:value-type="string">
            <text:p>⬤</text:p>
          </table:table-cell>
          <table:table-cell table:style-name="ce740" office:value-type="string" calcext:value-type="string">
            <text:p>⬤</text:p>
          </table:table-cell>
          <table:table-cell table:style-name="ce740"/>
          <table:table-cell table:style-name="ce906" office:value-type="string" calcext:value-type="string">
            <text:p>⬤</text:p>
          </table:table-cell>
          <table:table-cell table:style-name="ce739" office:value-type="string" calcext:value-type="string">
            <text:p>⬤</text:p>
          </table:table-cell>
          <table:table-cell table:style-name="ce739" office:value-type="string" calcext:value-type="string">
            <text:p>/</text:p>
          </table:table-cell>
          <table:table-cell table:style-name="ce884" office:value-type="string" calcext:value-type="string">
            <text:p>⬤</text:p>
          </table:table-cell>
          <table:table-cell table:style-name="ce722"/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6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style-name="ce792" office:value-type="string" calcext:value-type="string">
            <text:p>⬤</text:p>
          </table:table-cell>
          <table:table-cell table:style-name="ce801" table:number-columns-repeated="2"/>
          <table:table-cell table:number-columns-repeated="3"/>
          <table:table-cell table:style-name="ce833" office:value-type="string" calcext:value-type="string">
            <text:p>⬤</text:p>
          </table:table-cell>
          <table:table-cell table:style-name="ce839" table:number-columns-repeated="2"/>
          <table:table-cell table:style-name="ce833"/>
          <table:table-cell table:style-name="ce839" office:value-type="string" calcext:value-type="string">
            <text:p>⬤</text:p>
          </table:table-cell>
          <table:table-cell table:style-name="ce879"/>
          <table:table-cell table:style-name="ce839" table:number-columns-repeated="2"/>
          <table:table-cell table:style-name="ce879" office:value-type="string" calcext:value-type="string">
            <text:p>⬤</text:p>
          </table:table-cell>
          <table:table-cell table:number-columns-repeated="3"/>
          <table:table-cell table:style-name="ce801" table:number-columns-repeated="2"/>
          <table:table-cell table:style-name="ce896" office:value-type="string" calcext:value-type="string">
            <text:p>⬤</text:p>
          </table:table-cell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number-columns-repeated="16291"/>
        </table:table-row>
        <table:table-row table:style-name="ro3">
          <table:table-cell table:number-columns-repeated="9"/>
          <table:table-cell table:style-name="ce709"/>
          <table:table-cell table:style-name="ce720"/>
          <table:table-cell table:style-name="ce720" office:value-type="string" calcext:value-type="string">
            <text:p>⬤</text:p>
          </table:table-cell>
          <table:table-cell table:style-name="ce711"/>
          <table:table-cell table:style-name="ce719"/>
          <table:table-cell table:style-name="ce719" office:value-type="string" calcext:value-type="string">
            <text:p>⬤</text:p>
          </table:table-cell>
          <table:table-cell table:style-name="ce709"/>
          <table:table-cell table:style-name="ce720" table:number-columns-repeated="2"/>
          <table:table-cell table:style-name="ce711"/>
          <table:table-cell table:style-name="ce719" table:number-columns-repeated="2"/>
          <table:table-cell table:style-name="ce709"/>
          <table:table-cell table:style-name="ce720" table:number-columns-repeated="2"/>
          <table:table-cell table:style-name="ce711" office:value-type="string" calcext:value-type="string">
            <text:p>⬤</text:p>
          </table:table-cell>
          <table:table-cell table:style-name="ce719" table:number-columns-repeated="2"/>
          <table:table-cell table:style-name="ce709" office:value-type="string" calcext:value-type="string">
            <text:p>⬤</text:p>
          </table:table-cell>
          <table:table-cell table:style-name="ce720" table:number-columns-repeated="2"/>
          <table:table-cell table:style-name="ce711"/>
          <table:table-cell table:style-name="ce719" office:value-type="string" calcext:value-type="string">
            <text:p>⬤</text:p>
          </table:table-cell>
          <table:table-cell table:style-name="ce719"/>
          <table:table-cell table:style-name="ce709"/>
          <table:table-cell table:style-name="ce720" office:value-type="string" calcext:value-type="string">
            <text:p>⬤</text:p>
          </table:table-cell>
          <table:table-cell table:style-name="ce860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/>
          <table:table-cell table:style-name="ce720" table:number-columns-repeated="2"/>
          <table:table-cell table:style-name="ce860" office:value-type="string" calcext:value-type="string">
            <text:p>⬤</text:p>
          </table:table-cell>
          <table:table-cell table:style-name="ce719" table:number-columns-repeated="2"/>
          <table:table-cell table:style-name="ce888" office:value-type="string" calcext:value-type="string">
            <text:p>⬤</text:p>
          </table:table-cell>
          <table:table-cell table:style-name="ce720" table:number-columns-repeated="2"/>
          <table:table-cell table:style-name="ce860"/>
          <table:table-cell table:style-name="ce719" table:number-columns-repeated="2"/>
          <table:table-cell table:style-name="ce888"/>
          <table:table-cell table:style-name="ce720" table:number-columns-repeated="2"/>
          <table:table-cell table:style-name="ce860"/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/>
          <table:table-cell table:style-name="ce720" office:value-type="string" calcext:value-type="string">
            <text:p>⬤</text:p>
          </table:table-cell>
          <table:table-cell table:style-name="ce720"/>
          <table:table-cell table:style-name="ce860"/>
          <table:table-cell table:number-columns-repeated="6"/>
          <table:table-cell table:style-name="ce747" office:value-type="string" calcext:value-type="string">
            <text:p>⬤</text:p>
          </table:table-cell>
          <table:table-cell table:style-name="ce753"/>
          <table:table-cell table:style-name="ce754"/>
          <table:table-cell table:style-name="ce792"/>
          <table:table-cell table:style-name="ce800" office:value-type="string" calcext:value-type="string">
            <text:p>x</text:p>
          </table:table-cell>
          <table:table-cell table:style-name="ce801"/>
          <table:table-cell table:number-columns-repeated="4"/>
          <table:table-cell table:style-name="ce832"/>
          <table:table-cell table:style-name="ce824" table:number-columns-repeated="2"/>
          <table:table-cell/>
          <table:table-cell table:style-name="ce824" table:number-columns-repeated="2"/>
          <table:table-cell table:style-name="ce900"/>
          <table:table-cell table:number-columns-repeated="4"/>
          <table:table-cell table:style-name="ce801"/>
          <table:table-cell table:style-name="ce800" office:value-type="string" calcext:value-type="string">
            <text:p>x</text:p>
          </table:table-cell>
          <table:table-cell table:style-name="ce896"/>
          <table:table-cell table:style-name="ce754"/>
          <table:table-cell table:style-name="ce753"/>
          <table:table-cell table:style-name="ce864" office:value-type="string" calcext:value-type="string">
            <text:p>⬤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 office:value-type="string" calcext:value-type="string">
            <text:p>⬤</text:p>
          </table:table-cell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 office:value-type="string" calcext:value-type="string">
            <text:p>⬤</text:p>
          </table:table-cell>
          <table:table-cell table:style-name="ce709" office:value-type="string" calcext:value-type="string">
            <text:p>⬤</text:p>
          </table:table-cell>
          <table:table-cell table:style-name="ce715"/>
          <table:table-cell table:style-name="ce720"/>
          <table:table-cell table:style-name="ce711" office:value-type="string" calcext:value-type="string">
            <text:p>/</text:p>
          </table:table-cell>
          <table:table-cell table:style-name="ce718"/>
          <table:table-cell table:style-name="ce719"/>
          <table:table-cell table:style-name="ce709"/>
          <table:table-cell table:style-name="ce715"/>
          <table:table-cell table:style-name="ce720"/>
          <table:table-cell table:style-name="ce711" office:value-type="string" calcext:value-type="string">
            <text:p>/</text:p>
          </table:table-cell>
          <table:table-cell table:style-name="ce718"/>
          <table:table-cell table:style-name="ce719"/>
          <table:table-cell table:style-name="ce709"/>
          <table:table-cell table:style-name="ce715"/>
          <table:table-cell table:style-name="ce860"/>
          <table:table-cell table:style-name="ce719"/>
          <table:table-cell table:style-name="ce718"/>
          <table:table-cell table:style-name="ce888" office:value-type="string" calcext:value-type="string">
            <text:p>/</text:p>
          </table:table-cell>
          <table:table-cell table:style-name="ce720"/>
          <table:table-cell table:style-name="ce715"/>
          <table:table-cell table:style-name="ce860"/>
          <table:table-cell table:style-name="ce719"/>
          <table:table-cell table:style-name="ce718"/>
          <table:table-cell table:style-name="ce888" office:value-type="string" calcext:value-type="string">
            <text:p>/</text:p>
          </table:table-cell>
          <table:table-cell table:style-name="ce720"/>
          <table:table-cell table:style-name="ce715"/>
          <table:table-cell table:style-name="ce860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/>
          <table:table-cell table:style-name="ce888" office:value-type="string" calcext:value-type="string">
            <text:p>⬤</text:p>
          </table:table-cell>
          <table:table-cell table:style-name="ce720" office:value-type="string" calcext:value-type="string">
            <text:p>⬤</text:p>
          </table:table-cell>
          <table:table-cell table:style-name="ce715"/>
          <table:table-cell table:style-name="ce860" office:value-type="string" calcext:value-type="string">
            <text:p>⬤</text:p>
          </table:table-cell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style-name="ce720"/>
          <table:table-cell table:style-name="ce914"/>
          <table:table-cell table:style-name="ce860" office:value-type="string" calcext:value-type="string">
            <text:p>⬤</text:p>
          </table:table-cell>
          <table:table-cell table:number-columns-repeated="6"/>
          <table:table-cell table:style-name="ce750" office:value-type="string" calcext:value-type="string">
            <text:p>/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794" office:value-type="string" calcext:value-type="string">
            <text:p>/</text:p>
          </table:table-cell>
          <table:table-cell table:style-name="ce803" office:value-type="string" calcext:value-type="string">
            <text:p>⬤</text:p>
          </table:table-cell>
          <table:table-cell table:style-name="ce803"/>
          <table:table-cell table:number-columns-repeated="4"/>
          <table:table-cell table:style-name="ce832"/>
          <table:table-cell table:style-name="ce825"/>
          <table:table-cell table:style-name="ce824"/>
          <table:table-cell/>
          <table:table-cell table:style-name="ce824"/>
          <table:table-cell table:style-name="ce825"/>
          <table:table-cell table:style-name="ce900"/>
          <table:table-cell table:number-columns-repeated="4"/>
          <table:table-cell table:style-name="ce803"/>
          <table:table-cell table:style-name="ce803" office:value-type="string" calcext:value-type="string">
            <text:p>⬤</text:p>
          </table:table-cell>
          <table:table-cell table:style-name="ce903" office:value-type="string" calcext:value-type="string">
            <text:p>/</text:p>
          </table:table-cell>
          <table:table-cell table:style-name="ce758" office:value-type="string" calcext:value-type="string">
            <text:p>⬤</text:p>
          </table:table-cell>
          <table:table-cell table:style-name="ce758"/>
          <table:table-cell table:style-name="ce883" office:value-type="string" calcext:value-type="string">
            <text:p>/</text:p>
          </table:table-cell>
          <table:table-cell table:number-columns-repeated="16291"/>
        </table:table-row>
        <table:table-row table:style-name="ro3">
          <table:table-cell table:number-columns-repeated="9"/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721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12" office:value-type="string" calcext:value-type="string">
            <text:p>⬤</text:p>
          </table:table-cell>
          <table:table-cell table:number-columns-repeated="2" table:style-name="ce721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number-columns-repeated="2" table:style-name="ce722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number-columns-repeated="2" table:style-name="ce721" office:value-type="string" calcext:value-type="string">
            <text:p>⬤</text:p>
          </table:table-cell>
          <table:table-cell table:style-name="ce713" office:value-type="string" calcext:value-type="string">
            <text:p>⬤</text:p>
          </table:table-cell>
          <table:table-cell table:number-columns-repeated="2" table:style-name="ce722" office:value-type="string" calcext:value-type="string">
            <text:p>⬤</text:p>
          </table:table-cell>
          <table:table-cell table:style-name="ce712" office:value-type="string" calcext:value-type="string">
            <text:p>⬤</text:p>
          </table:table-cell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2"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2"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2"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2"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style-name="ce722" office:value-type="string" calcext:value-type="string">
            <text:p>/</text:p>
          </table:table-cell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721"/>
          <table:table-cell table:style-name="ce721" office:value-type="string" calcext:value-type="string">
            <text:p>⬤</text:p>
          </table:table-cell>
          <table:table-cell table:style-name="ce885" office:value-type="string" calcext:value-type="string">
            <text:p>⬤</text:p>
          </table:table-cell>
          <table:table-cell table:number-columns-repeated="5"/>
          <table:table-cell table:style-name="ce747"/>
          <table:table-cell table:style-name="ce754" office:value-type="string" calcext:value-type="string">
            <text:p>⬤</text:p>
          </table:table-cell>
          <table:table-cell table:style-name="ce754"/>
          <table:table-cell table:number-columns-repeated="8"/>
          <table:table-cell table:style-name="ce834" office:value-type="string" calcext:value-type="string">
            <text:p>⬤</text:p>
          </table:table-cell>
          <table:table-cell table:style-name="ce840" office:value-type="string" calcext:value-type="string">
            <text:p>⬤</text:p>
          </table:table-cell>
          <table:table-cell table:style-name="ce840"/>
          <table:table-cell/>
          <table:table-cell table:style-name="ce840"/>
          <table:table-cell table:style-name="ce840" office:value-type="string" calcext:value-type="string">
            <text:p>⬤</text:p>
          </table:table-cell>
          <table:table-cell table:style-name="ce901" office:value-type="string" calcext:value-type="string">
            <text:p>⬤</text:p>
          </table:table-cell>
          <table:table-cell table:number-columns-repeated="8"/>
          <table:table-cell table:style-name="ce754"/>
          <table:table-cell table:style-name="ce754" office:value-type="string" calcext:value-type="string">
            <text:p>⬤</text:p>
          </table:table-cell>
          <table:table-cell table:style-name="ce864"/>
          <table:table-cell table:number-columns-repeated="16290"/>
        </table:table-row>
        <table:table-row table:style-name="ro3">
          <table:table-cell table:number-columns-repeated="65"/>
          <table:table-cell table:style-name="ce747" office:value-type="string" calcext:value-type="string">
            <text:p>/</text:p>
          </table:table-cell>
          <table:table-cell table:style-name="ce753"/>
          <table:table-cell table:style-name="ce754"/>
          <table:table-cell table:number-columns-repeated="5"/>
          <table:table-cell table:style-name="ce792"/>
          <table:table-cell table:style-name="ce801" table:number-columns-repeated="2"/>
          <table:table-cell table:style-name="ce792"/>
          <table:table-cell table:style-name="ce801" table:number-columns-repeated="2"/>
          <table:table-cell/>
          <table:table-cell table:style-name="ce801" table:number-columns-repeated="2"/>
          <table:table-cell table:style-name="ce896"/>
          <table:table-cell table:style-name="ce801" table:number-columns-repeated="2"/>
          <table:table-cell table:style-name="ce896"/>
          <table:table-cell table:number-columns-repeated="5"/>
          <table:table-cell table:style-name="ce754"/>
          <table:table-cell table:style-name="ce753"/>
          <table:table-cell table:style-name="ce864" office:value-type="string" calcext:value-type="string">
            <text:p>/</text:p>
          </table:table-cell>
          <table:table-cell table:number-columns-repeated="16290"/>
        </table:table-row>
        <table:table-row table:style-name="ro3">
          <table:table-cell table:number-columns-repeated="65"/>
          <table:table-cell table:style-name="ce750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number-columns-repeated="5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 table:style-name="ce792" office:value-type="string" calcext:value-type="string">
            <text:p>⬤</text:p>
          </table:table-cell>
          <table:table-cell table:style-name="ce800" office:value-type="string" calcext:value-type="string">
            <text:p>x</text:p>
          </table:table-cell>
          <table:table-cell table:style-name="ce801"/>
          <table:table-cell/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style-name="ce801"/>
          <table:table-cell table:style-name="ce800" office:value-type="string" calcext:value-type="string">
            <text:p>x</text:p>
          </table:table-cell>
          <table:table-cell table:style-name="ce896" office:value-type="string" calcext:value-type="string">
            <text:p>⬤</text:p>
          </table:table-cell>
          <table:table-cell table:number-columns-repeated="5"/>
          <table:table-cell table:style-name="ce758" office:value-type="string" calcext:value-type="string">
            <text:p>⬤</text:p>
          </table:table-cell>
          <table:table-cell table:style-name="ce758"/>
          <table:table-cell table:style-name="ce883" office:value-type="string" calcext:value-type="string">
            <text:p>⬤</text:p>
          </table:table-cell>
          <table:table-cell table:number-columns-repeated="16290"/>
        </table:table-row>
        <table:table-row table:style-name="ro3">
          <table:table-cell table:number-columns-repeated="64"/>
          <table:table-cell table:style-name="ce711"/>
          <table:table-cell table:style-name="ce719" office:value-type="string" calcext:value-type="string">
            <text:p>⬤</text:p>
          </table:table-cell>
          <table:table-cell table:style-name="ce719"/>
          <table:table-cell table:number-columns-repeated="6"/>
          <table:table-cell table:style-name="ce794" office:value-type="string" calcext:value-type="string">
            <text:p>/</text:p>
          </table:table-cell>
          <table:table-cell table:style-name="ce803"/>
          <table:table-cell table:style-name="ce803" office:value-type="string" calcext:value-type="string">
            <text:p>⬤</text:p>
          </table:table-cell>
          <table:table-cell table:style-name="ce794"/>
          <table:table-cell table:style-name="ce803" office:value-type="string" calcext:value-type="string">
            <text:p>/</text:p>
          </table:table-cell>
          <table:table-cell table:style-name="ce803" office:value-type="string" calcext:value-type="string">
            <text:p>⬤</text:p>
          </table:table-cell>
          <table:table-cell/>
          <table:table-cell table:style-name="ce803" office:value-type="string" calcext:value-type="string">
            <text:p>⬤</text:p>
          </table:table-cell>
          <table:table-cell table:style-name="ce803" office:value-type="string" calcext:value-type="string">
            <text:p>/</text:p>
          </table:table-cell>
          <table:table-cell table:style-name="ce903"/>
          <table:table-cell table:style-name="ce803" office:value-type="string" calcext:value-type="string">
            <text:p>⬤</text:p>
          </table:table-cell>
          <table:table-cell table:style-name="ce803"/>
          <table:table-cell table:style-name="ce903" office:value-type="string" calcext:value-type="string">
            <text:p>/</text:p>
          </table:table-cell>
          <table:table-cell table:number-columns-repeated="6"/>
          <table:table-cell table:style-name="ce719"/>
          <table:table-cell table:style-name="ce719" office:value-type="string" calcext:value-type="string">
            <text:p>⬤</text:p>
          </table:table-cell>
          <table:table-cell table:style-name="ce888"/>
          <table:table-cell table:number-columns-repeated="16289"/>
        </table:table-row>
        <table:table-row table:style-name="ro3">
          <table:table-cell table:number-columns-repeated="64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/>
          <table:table-cell table:number-columns-repeated="6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11"/>
          <table:table-cell table:style-name="ce719"/>
          <table:table-cell table:style-name="ce719" office:value-type="string" calcext:value-type="string">
            <text:p>⬤</text:p>
          </table:table-cell>
          <table:table-cell/>
          <table:table-cell table:style-name="ce719" office:value-type="string" calcext:value-type="string">
            <text:p>⬤</text:p>
          </table:table-cell>
          <table:table-cell table:style-name="ce719"/>
          <table:table-cell table:style-name="ce888"/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number-columns-repeated="6"/>
          <table:table-cell table:style-name="ce719"/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16289"/>
        </table:table-row>
        <table:table-row table:style-name="ro3">
          <table:table-cell table:number-columns-repeated="64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/>
          <table:table-cell table:number-columns-repeated="3"/>
          <table:table-cell table:style-name="ce747" office:value-type="string" calcext:value-type="string">
            <text:p>⬤</text:p>
          </table:table-cell>
          <table:table-cell table:style-name="ce754" table:number-columns-repeated="2"/>
          <table:table-cell table:style-name="ce747"/>
          <table:table-cell table:style-name="ce753"/>
          <table:table-cell table:style-name="ce754" office:value-type="string" calcext:value-type="string">
            <text:p>⬤</text:p>
          </table:table-cell>
          <table:table-cell table:style-name="ce711"/>
          <table:table-cell table:style-name="ce718"/>
          <table:table-cell table:style-name="ce719"/>
          <table:table-cell/>
          <table:table-cell table:style-name="ce719"/>
          <table:table-cell table:style-name="ce718"/>
          <table:table-cell table:style-name="ce888"/>
          <table:table-cell table:style-name="ce754" office:value-type="string" calcext:value-type="string">
            <text:p>⬤</text:p>
          </table:table-cell>
          <table:table-cell table:style-name="ce753"/>
          <table:table-cell table:style-name="ce864"/>
          <table:table-cell table:style-name="ce754" table:number-columns-repeated="2"/>
          <table:table-cell table:style-name="ce864" office:value-type="string" calcext:value-type="string">
            <text:p>⬤</text:p>
          </table:table-cell>
          <table:table-cell table:number-columns-repeated="3"/>
          <table:table-cell table:style-name="ce722"/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16289"/>
        </table:table-row>
        <table:table-row table:style-name="ro3">
          <table:table-cell table:number-columns-repeated="67"/>
          <table:table-cell table:style-name="ce711"/>
          <table:table-cell table:style-name="ce719" table:number-columns-repeated="2"/>
          <table:table-cell table:style-name="ce747"/>
          <table:table-cell table:style-name="ce753"/>
          <table:table-cell table:style-name="ce754" office:value-type="string" calcext:value-type="string">
            <text:p>⬤</text:p>
          </table:table-cell>
          <table:table-cell table:style-name="ce750" office:value-type="string" calcext:value-type="string">
            <text:p>/</text:p>
          </table:table-cell>
          <table:table-cell table:style-name="ce758" office:value-type="string" calcext:value-type="string">
            <text:p>⬤</text:p>
          </table:table-cell>
          <table:table-cell table:style-name="ce758"/>
          <table:table-cell table:style-name="ce713" office:value-type="string" calcext:value-type="string">
            <text:p>⬤</text:p>
          </table:table-cell>
          <table:table-cell table:number-columns-repeated="2" table:style-name="ce722" office:value-type="string" calcext:value-type="string">
            <text:p>⬤</text:p>
          </table:table-cell>
          <table:table-cell/>
          <table:table-cell table:number-columns-repeated="2"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style-name="ce758"/>
          <table:table-cell table:style-name="ce758" office:value-type="string" calcext:value-type="string">
            <text:p>⬤</text:p>
          </table:table-cell>
          <table:table-cell table:style-name="ce883" office:value-type="string" calcext:value-type="string">
            <text:p>/</text:p>
          </table:table-cell>
          <table:table-cell table:style-name="ce754" office:value-type="string" calcext:value-type="string">
            <text:p>⬤</text:p>
          </table:table-cell>
          <table:table-cell table:style-name="ce753"/>
          <table:table-cell table:style-name="ce864"/>
          <table:table-cell table:style-name="ce719" table:number-columns-repeated="2"/>
          <table:table-cell table:style-name="ce888"/>
          <table:table-cell table:number-columns-repeated="16292"/>
        </table:table-row>
        <table:table-row table:style-name="ro3">
          <table:table-cell table:number-columns-repeated="67"/>
          <table:table-cell table:style-name="ce711" office:value-type="string" calcext:value-type="string">
            <text:p>⬤</text:p>
          </table:table-cell>
          <table:table-cell table:style-name="ce718"/>
          <table:table-cell table:style-name="ce719" office:value-type="string" calcext:value-type="string">
            <text:p>⬤</text:p>
          </table:table-cell>
          <table:table-cell table:style-name="ce750" office:value-type="string" calcext:value-type="string">
            <text:p>⬤</text:p>
          </table:table-cell>
          <table:table-cell table:style-name="ce758" office:value-type="string" calcext:value-type="string">
            <text:p>/</text:p>
          </table:table-cell>
          <table:table-cell table:style-name="ce758"/>
          <table:table-cell table:number-columns-repeated="13"/>
          <table:table-cell table:style-name="ce758"/>
          <table:table-cell table:style-name="ce758" office:value-type="string" calcext:value-type="string">
            <text:p>/</text:p>
          </table:table-cell>
          <table:table-cell table:style-name="ce883" office:value-type="string" calcext:value-type="string">
            <text:p>⬤</text:p>
          </table:table-cell>
          <table:table-cell table:style-name="ce719" office:value-type="string" calcext:value-type="string">
            <text:p>⬤</text:p>
          </table:table-cell>
          <table:table-cell table:style-name="ce718"/>
          <table:table-cell table:style-name="ce888" office:value-type="string" calcext:value-type="string">
            <text:p>⬤</text:p>
          </table:table-cell>
          <table:table-cell table:number-columns-repeated="16292"/>
        </table:table-row>
        <table:table-row table:style-name="ro3">
          <table:table-cell table:number-columns-repeated="67"/>
          <table:table-cell table:style-name="ce713" office:value-type="string" calcext:value-type="string">
            <text:p>⬤</text:p>
          </table:table-cell>
          <table:table-cell table:style-name="ce722" office:value-type="string" calcext:value-type="string">
            <text:p>⬤</text:p>
          </table:table-cell>
          <table:table-cell table:style-name="ce722"/>
          <table:table-cell table:number-columns-repeated="19"/>
          <table:table-cell table:style-name="ce722"/>
          <table:table-cell table:style-name="ce722" office:value-type="string" calcext:value-type="string">
            <text:p>⬤</text:p>
          </table:table-cell>
          <table:table-cell table:style-name="ce907" office:value-type="string" calcext:value-type="string">
            <text:p>⬤</text:p>
          </table:table-cell>
          <table:table-cell table:number-columns-repeated="16292"/>
        </table:table-row>
        <table:table-row table:style-name="ro3" table:number-rows-repeated="104839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ames" table:style-name="ta1">
        <office:forms form:automatic-focus="false" form:apply-design-mode="false"/>
        <table:table-column table:style-name="co7" table:number-columns-repeated="16384" table:default-cell-style-name="Default"/>
        <table:table-row table:style-name="ro7">
          <table:table-cell table:style-name="ce1071" office:value-type="string" calcext:value-type="string">
            <text:p>R.......</text:p>
          </table:table-cell>
          <table:table-cell table:style-name="ce1072" office:value-type="string" calcext:value-type="string">
            <text:p>R......</text:p>
          </table:table-cell>
          <table:table-cell table:style-name="ce1072" office:value-type="string" calcext:value-type="string">
            <text:p>R.....</text:p>
          </table:table-cell>
          <table:table-cell table:style-name="ce1072" office:value-type="string" calcext:value-type="string">
            <text:p>R....</text:p>
          </table:table-cell>
          <table:table-cell table:style-name="ce1072" office:value-type="string" calcext:value-type="string">
            <text:p>R...</text:p>
          </table:table-cell>
          <table:table-cell table:style-name="ce1072" office:value-type="string" calcext:value-type="string">
            <text:p>R..</text:p>
          </table:table-cell>
          <table:table-cell table:style-name="ce1072" office:value-type="string" calcext:value-type="string">
            <text:p>R.</text:p>
          </table:table-cell>
          <table:table-cell table:style-name="ce1072" office:value-type="string" calcext:value-type="string">
            <text:p>R!!</text:p>
          </table:table-cell>
          <table:table-cell table:style-name="ce1072" office:value-type="string" calcext:value-type="string">
            <text:p>R!</text:p>
          </table:table-cell>
          <table:table-cell table:style-name="ce1072" office:value-type="string" calcext:value-type="string">
            <text:p>R.!</text:p>
          </table:table-cell>
          <table:table-cell table:style-name="ce1072" office:value-type="string" calcext:value-type="string">
            <text:p>R..!</text:p>
          </table:table-cell>
          <table:table-cell table:style-name="ce1072" office:value-type="string" calcext:value-type="string">
            <text:p>R...!</text:p>
          </table:table-cell>
          <table:table-cell table:style-name="ce1072" office:value-type="string" calcext:value-type="string">
            <text:p>R....!</text:p>
          </table:table-cell>
          <table:table-cell table:style-name="ce1072" office:value-type="string" calcext:value-type="string">
            <text:p>R.....!</text:p>
          </table:table-cell>
          <table:table-cell table:style-name="ce1072" office:value-type="string" calcext:value-type="string">
            <text:p>R......!</text:p>
          </table:table-cell>
          <table:table-cell table:style-name="ce1072" office:value-type="string" calcext:value-type="string">
            <text:p>R.......!</text:p>
          </table:table-cell>
          <table:table-cell table:style-name="ce1100"/>
          <table:table-cell table:style-name="ce1102" table:formula="of:=DEC2OCT(ABS([.AG9]))*IF([.AG9]&gt;0;1;-1)" office:value-type="float" office:value="-0" calcext:value-type="float">
            <text:p>0</text:p>
          </table:table-cell>
          <table:table-cell table:style-name="ce1109" table:formula="of:=DEC2OCT(ABS([.AH9]))*IF([.AH9]&gt;0;1;-1)" office:value-type="float" office:value="-0" calcext:value-type="float">
            <text:p>0</text:p>
          </table:table-cell>
          <table:table-cell table:style-name="ce1109" table:formula="of:=DEC2OCT(ABS([.AI9]))*IF([.AI9]&gt;0;1;-1)" office:value-type="float" office:value="-0" calcext:value-type="float">
            <text:p>0</text:p>
          </table:table-cell>
          <table:table-cell table:style-name="ce1109" table:formula="of:=DEC2OCT(ABS([.AJ9]))*IF([.AJ9]&gt;0;1;-1)" office:value-type="float" office:value="-0" calcext:value-type="float">
            <text:p>0</text:p>
          </table:table-cell>
          <table:table-cell table:style-name="ce1109" table:formula="of:=DEC2OCT(ABS([.AK9]))*IF([.AK9]&gt;0;1;-1)" office:value-type="float" office:value="-0" calcext:value-type="float">
            <text:p>0</text:p>
          </table:table-cell>
          <table:table-cell table:style-name="ce1102" table:formula="of:=DEC2OCT(ABS([.AL9]))*IF([.AL9]&gt;0;1;-1)" office:value-type="float" office:value="-0" calcext:value-type="float">
            <text:p>0</text:p>
          </table:table-cell>
          <table:table-cell table:style-name="ce1109" table:formula="of:=DEC2OCT(ABS([.AM9]))*IF([.AM9]&gt;0;1;-1)" office:value-type="float" office:value="-0" calcext:value-type="float">
            <text:p>0</text:p>
          </table:table-cell>
          <table:table-cell table:style-name="ce1109" table:formula="of:=DEC2OCT(ABS([.AN9]))*IF([.AN9]&gt;0;1;-1)" office:value-type="float" office:value="-0" calcext:value-type="float">
            <text:p>0</text:p>
          </table:table-cell>
          <table:table-cell table:style-name="ce1109" table:formula="of:=DEC2OCT(ABS([.AO9]))*IF([.AO9]&gt;0;1;-1)" office:value-type="float" office:value="-0" calcext:value-type="float">
            <text:p>0</text:p>
          </table:table-cell>
          <table:table-cell table:style-name="ce1109" table:formula="of:=DEC2OCT(ABS([.AP9]))*IF([.AP9]&gt;0;1;-1)" office:value-type="float" office:value="-0" calcext:value-type="float">
            <text:p>0</text:p>
          </table:table-cell>
          <table:table-cell table:style-name="ce1102" table:formula="of:=DEC2OCT(ABS([.AQ9]))*IF([.AQ9]&gt;0;1;-1)" office:value-type="float" office:value="-0" calcext:value-type="float">
            <text:p>0</text:p>
          </table:table-cell>
          <table:table-cell table:style-name="ce1109" table:formula="of:=DEC2OCT(ABS([.AR9]))*IF([.AR9]&gt;0;1;-1)" office:value-type="float" office:value="-0" calcext:value-type="float">
            <text:p>0</text:p>
          </table:table-cell>
          <table:table-cell table:style-name="ce1109" table:formula="of:=DEC2OCT(ABS([.AS9]))*IF([.AS9]&gt;0;1;-1)" office:value-type="float" office:value="-0" calcext:value-type="float">
            <text:p>0</text:p>
          </table:table-cell>
          <table:table-cell table:style-name="ce1109" table:formula="of:=DEC2OCT(ABS([.AT9]))*IF([.AT9]&gt;0;1;-1)" office:value-type="float" office:value="-0" calcext:value-type="float">
            <text:p>0</text:p>
          </table:table-cell>
          <table:table-cell table:style-name="ce1109" table:formula="of:=DEC2OCT(ABS([.AU9]))*IF([.AU9]&gt;0;1;-1)" office:value-type="float" office:value="-0" calcext:value-type="float">
            <text:p>0</text:p>
          </table:table-cell>
          <table:table-cell table:style-name="ce1101"/>
          <table:table-cell table:style-name="ce1125" table:number-columns-repeated="4"/>
          <table:table-cell table:style-name="ce1129" table:formula="of:=DEC2OCT(ABS(SUM([.AM6:.AP8])))" office:value-type="string" office:string-value="143" calcext:value-type="string">
            <text:p>143</text:p>
          </table:table-cell>
          <table:table-cell table:style-name="ce1125" table:number-columns-repeated="4"/>
          <table:table-cell table:style-name="ce1129" table:formula="of:=DEC2OCT(ABS(SUM([.AR6:.AU8])))" office:value-type="string" office:string-value="36" calcext:value-type="string">
            <text:p>36</text:p>
          </table:table-cell>
          <table:table-cell table:style-name="ce1125" table:number-columns-repeated="4"/>
          <table:table-cell table:number-columns-repeated="16337"/>
        </table:table-row>
        <table:table-row table:style-name="ro7">
          <table:table-cell table:style-name="ce1072" office:value-type="string" calcext:value-type="string">
            <text:p>R;......</text:p>
          </table:table-cell>
          <table:table-cell table:style-name="ce1072" office:value-type="string" calcext:value-type="string">
            <text:p>R;.....</text:p>
          </table:table-cell>
          <table:table-cell table:style-name="ce1072" office:value-type="string" calcext:value-type="string">
            <text:p>R;....</text:p>
          </table:table-cell>
          <table:table-cell table:style-name="ce1072" office:value-type="string" calcext:value-type="string">
            <text:p>R;...</text:p>
          </table:table-cell>
          <table:table-cell table:style-name="ce1072" office:value-type="string" calcext:value-type="string">
            <text:p>R;..</text:p>
          </table:table-cell>
          <table:table-cell table:style-name="ce1072" office:value-type="string" calcext:value-type="string">
            <text:p>R;.</text:p>
          </table:table-cell>
          <table:table-cell table:style-name="ce1072" office:value-type="string" calcext:value-type="string">
            <text:p>R;</text:p>
          </table:table-cell>
          <table:table-cell table:style-name="ce1081" table:number-columns-repeated="2"/>
          <table:table-cell table:style-name="ce1072" office:value-type="string" calcext:value-type="string">
            <text:p>R;!</text:p>
          </table:table-cell>
          <table:table-cell table:style-name="ce1072" office:value-type="string" calcext:value-type="string">
            <text:p>R;.!</text:p>
          </table:table-cell>
          <table:table-cell table:style-name="ce1072" office:value-type="string" calcext:value-type="string">
            <text:p>R;..!</text:p>
          </table:table-cell>
          <table:table-cell table:style-name="ce1072" office:value-type="string" calcext:value-type="string">
            <text:p>R;...!</text:p>
          </table:table-cell>
          <table:table-cell table:style-name="ce1072" office:value-type="string" calcext:value-type="string">
            <text:p>R;....!</text:p>
          </table:table-cell>
          <table:table-cell table:style-name="ce1072" office:value-type="string" calcext:value-type="string">
            <text:p>R;.....!</text:p>
          </table:table-cell>
          <table:table-cell table:style-name="ce1072" office:value-type="string" calcext:value-type="string">
            <text:p>R;......!</text:p>
          </table:table-cell>
          <table:table-cell table:style-name="ce1100"/>
          <table:table-cell table:style-name="ce1106" table:formula="of:=DEC2OCT(ABS([.AG10]))*IF([.AG10]&gt;0;1;-1)" office:value-type="float" office:value="-3" calcext:value-type="float">
            <text:p>-3</text:p>
          </table:table-cell>
          <table:table-cell table:style-name="ce1110" office:value-type="float" office:value="70" calcext:value-type="float">
            <text:p>7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float" office:value="-23" calcext:value-type="float">
            <text:p>-23</text:p>
          </table:table-cell>
          <table:table-cell table:style-name="ce1110" office:value-type="float" office:value="11" calcext:value-type="float">
            <text:p>11</text:p>
          </table:table-cell>
          <table:table-cell table:style-name="ce1116"/>
          <table:table-cell table:style-name="ce1123" office:value-type="float" office:value="-52" calcext:value-type="float">
            <text:p>-52</text:p>
          </table:table-cell>
          <table:table-cell table:style-name="ce1123" office:value-type="float" office:value="12" calcext:value-type="float">
            <text:p>12</text:p>
          </table:table-cell>
          <table:table-cell table:style-name="ce1123" office:value-type="float" office:value="-31" calcext:value-type="float">
            <text:p>-31</text:p>
          </table:table-cell>
          <table:table-cell table:style-name="ce1123" office:value-type="float" office:value="41" calcext:value-type="float">
            <text:p>41</text:p>
          </table:table-cell>
          <table:table-cell table:style-name="ce1116"/>
          <table:table-cell table:style-name="ce1123" office:value-type="float" office:value="33" calcext:value-type="float">
            <text:p>33</text:p>
          </table:table-cell>
          <table:table-cell table:style-name="ce1123" office:value-type="float" office:value="-32" calcext:value-type="float">
            <text:p>-32</text:p>
          </table:table-cell>
          <table:table-cell table:style-name="ce1123" office:value-type="float" office:value="-1" calcext:value-type="float">
            <text:p>-1</text:p>
          </table:table-cell>
          <table:table-cell table:style-name="ce1123" office:value-type="float" office:value="-70" calcext:value-type="float">
            <text:p>-70</text:p>
          </table:table-cell>
          <table:table-cell table:style-name="ce1101"/>
          <table:table-cell table:style-name="ce1127" table:formula="of:=OCT2DEC(ABS([.S11]))*IF([.S11]&gt;0;1;-1)" office:value-type="float" office:value="56" calcext:value-type="float">
            <text:p>56</text:p>
          </table:table-cell>
          <table:table-cell table:style-name="ce1127" table:formula="of:=OCT2DEC(ABS([.T11]))*IF([.T11]&gt;0;1;-1)" office:value-type="float" office:value="1" calcext:value-type="float">
            <text:p>1</text:p>
          </table:table-cell>
          <table:table-cell table:style-name="ce1127" table:formula="of:=OCT2DEC(ABS([.U11]))*IF([.U11]&gt;0;1;-1)" office:value-type="float" office:value="-19" calcext:value-type="float">
            <text:p>-19</text:p>
          </table:table-cell>
          <table:table-cell table:style-name="ce1127" table:formula="of:=OCT2DEC(ABS([.V11]))*IF([.V11]&gt;0;1;-1)" office:value-type="float" office:value="9" calcext:value-type="float">
            <text:p>9</text:p>
          </table:table-cell>
          <table:table-cell table:style-name="ce1127"/>
          <table:table-cell table:style-name="ce1127" table:formula="of:=OCT2DEC(ABS([.X11]))*IF([.X11]&gt;0;1;-1)" office:value-type="float" office:value="-42" calcext:value-type="float">
            <text:p>-42</text:p>
          </table:table-cell>
          <table:table-cell table:style-name="ce1127" table:formula="of:=OCT2DEC(ABS([.Y11]))*IF([.Y11]&gt;0;1;-1)" office:value-type="float" office:value="10" calcext:value-type="float">
            <text:p>10</text:p>
          </table:table-cell>
          <table:table-cell table:style-name="ce1127" table:formula="of:=OCT2DEC(ABS([.Z11]))*IF([.Z11]&gt;0;1;-1)" office:value-type="float" office:value="-25" calcext:value-type="float">
            <text:p>-25</text:p>
          </table:table-cell>
          <table:table-cell table:style-name="ce1127" table:formula="of:=OCT2DEC(ABS([.AA11]))*IF([.AA11]&gt;0;1;-1)" office:value-type="float" office:value="33" calcext:value-type="float">
            <text:p>33</text:p>
          </table:table-cell>
          <table:table-cell table:style-name="ce1127"/>
          <table:table-cell table:style-name="ce1127" table:formula="of:=OCT2DEC(ABS([.AC11]))*IF([.AC11]&gt;0;1;-1)" office:value-type="float" office:value="27" calcext:value-type="float">
            <text:p>27</text:p>
          </table:table-cell>
          <table:table-cell table:style-name="ce1127" table:formula="of:=OCT2DEC(ABS([.AD11]))*IF([.AD11]&gt;0;1;-1)" office:value-type="float" office:value="-26" calcext:value-type="float">
            <text:p>-26</text:p>
          </table:table-cell>
          <table:table-cell table:style-name="ce1127" table:formula="of:=OCT2DEC(ABS([.AE11]))*IF([.AE11]&gt;0;1;-1)" office:value-type="float" office:value="-1" calcext:value-type="float">
            <text:p>-1</text:p>
          </table:table-cell>
          <table:table-cell table:style-name="ce1127" table:formula="of:=OCT2DEC(ABS([.AF11]))*IF([.AF11]&gt;0;1;-1)" office:value-type="float" office:value="-56" calcext:value-type="float">
            <text:p>-56</text:p>
          </table:table-cell>
          <table:table-cell table:number-columns-repeated="16337"/>
        </table:table-row>
        <table:table-row table:style-name="ro7">
          <table:table-cell table:number-columns-repeated="2" table:style-name="ce1072" office:value-type="string" calcext:value-type="string">
            <text:p>R;;.....</text:p>
          </table:table-cell>
          <table:table-cell table:style-name="ce1072" office:value-type="string" calcext:value-type="string">
            <text:p>R;;....</text:p>
          </table:table-cell>
          <table:table-cell table:style-name="ce1072" office:value-type="string" calcext:value-type="string">
            <text:p>R;;...</text:p>
          </table:table-cell>
          <table:table-cell table:style-name="ce1072" office:value-type="string" calcext:value-type="string">
            <text:p>R;;.</text:p>
          </table:table-cell>
          <table:table-cell table:style-name="ce1072" office:value-type="string" calcext:value-type="string">
            <text:p>R;;</text:p>
          </table:table-cell>
          <table:table-cell table:style-name="ce1081" table:number-columns-repeated="4"/>
          <table:table-cell table:style-name="ce1072" office:value-type="string" calcext:value-type="string">
            <text:p>R;;!</text:p>
          </table:table-cell>
          <table:table-cell table:style-name="ce1072" office:value-type="string" calcext:value-type="string">
            <text:p>R;;.!</text:p>
          </table:table-cell>
          <table:table-cell table:style-name="ce1072" office:value-type="string" calcext:value-type="string">
            <text:p>R;;..!</text:p>
          </table:table-cell>
          <table:table-cell table:style-name="ce1072" office:value-type="string" calcext:value-type="string">
            <text:p>R;;...!</text:p>
          </table:table-cell>
          <table:table-cell table:style-name="ce1072" office:value-type="string" calcext:value-type="string">
            <text:p>R;;....!</text:p>
          </table:table-cell>
          <table:table-cell table:style-name="ce1072" office:value-type="string" calcext:value-type="string">
            <text:p>R;;.....!</text:p>
          </table:table-cell>
          <table:table-cell table:style-name="ce1100"/>
          <table:table-cell table:style-name="ce1106" table:formula="of:=DEC2OCT(ABS([.AG11]))*IF([.AG11]&gt;0;1;-1)" office:value-type="float" office:value="4" calcext:value-type="float">
            <text:p>4</text:p>
          </table:table-cell>
          <table:table-cell table:style-name="ce1110" office:value-type="float" office:value="-60" calcext:value-type="float">
            <text:p>-60</text:p>
          </table:table-cell>
          <table:table-cell table:style-name="ce1110" office:value-type="float" office:value="7" calcext:value-type="float">
            <text:p>7</text:p>
          </table:table-cell>
          <table:table-cell table:style-name="ce1110" office:value-type="float" office:value="-11" calcext:value-type="float">
            <text:p>-11</text:p>
          </table:table-cell>
          <table:table-cell table:style-name="ce1110" office:value-type="float" office:value="-6" calcext:value-type="float">
            <text:p>-6</text:p>
          </table:table-cell>
          <table:table-cell table:style-name="ce1116"/>
          <table:table-cell table:style-name="ce1123" office:value-type="float" office:value="-43" calcext:value-type="float">
            <text:p>-43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-12" calcext:value-type="float">
            <text:p>-12</text:p>
          </table:table-cell>
          <table:table-cell table:style-name="ce1123" office:value-type="float" office:value="-13" calcext:value-type="float">
            <text:p>-13</text:p>
          </table:table-cell>
          <table:table-cell table:style-name="ce1116"/>
          <table:table-cell table:style-name="ce1123" office:value-type="float" office:value="16" calcext:value-type="float">
            <text:p>16</text:p>
          </table:table-cell>
          <table:table-cell table:style-name="ce1123" office:value-type="float" office:value="-34" calcext:value-type="float">
            <text:p>-34</text:p>
          </table:table-cell>
          <table:table-cell table:style-name="ce1123" office:value-type="float" office:value="-7" calcext:value-type="float">
            <text:p>-7</text:p>
          </table:table-cell>
          <table:table-cell table:style-name="ce1123" office:value-type="float" office:value="60" calcext:value-type="float">
            <text:p>60</text:p>
          </table:table-cell>
          <table:table-cell table:style-name="ce1101"/>
          <table:table-cell table:style-name="ce1127" table:formula="of:=OCT2DEC(ABS([.S12]))*IF([.S12]&gt;0;1;-1)" office:value-type="float" office:value="-48" calcext:value-type="float">
            <text:p>-48</text:p>
          </table:table-cell>
          <table:table-cell table:style-name="ce1127" table:formula="of:=OCT2DEC(ABS([.T12]))*IF([.T12]&gt;0;1;-1)" office:value-type="float" office:value="7" calcext:value-type="float">
            <text:p>7</text:p>
          </table:table-cell>
          <table:table-cell table:style-name="ce1127" table:formula="of:=OCT2DEC(ABS([.U12]))*IF([.U12]&gt;0;1;-1)" office:value-type="float" office:value="-9" calcext:value-type="float">
            <text:p>-9</text:p>
          </table:table-cell>
          <table:table-cell table:style-name="ce1127" table:formula="of:=OCT2DEC(ABS([.V12]))*IF([.V12]&gt;0;1;-1)" office:value-type="float" office:value="-6" calcext:value-type="float">
            <text:p>-6</text:p>
          </table:table-cell>
          <table:table-cell table:style-name="ce1127"/>
          <table:table-cell table:style-name="ce1127" table:formula="of:=OCT2DEC(ABS([.X12]))*IF([.X12]&gt;0;1;-1)" office:value-type="float" office:value="-35" calcext:value-type="float">
            <text:p>-35</text:p>
          </table:table-cell>
          <table:table-cell table:style-name="ce1127" table:formula="of:=OCT2DEC(ABS([.Y12]))*IF([.Y12]&gt;0;1;-1)" office:value-type="float" office:value="-0" calcext:value-type="float">
            <text:p>0</text:p>
          </table:table-cell>
          <table:table-cell table:style-name="ce1127" table:formula="of:=OCT2DEC(ABS([.Z12]))*IF([.Z12]&gt;0;1;-1)" office:value-type="float" office:value="-10" calcext:value-type="float">
            <text:p>-10</text:p>
          </table:table-cell>
          <table:table-cell table:style-name="ce1127" table:formula="of:=OCT2DEC(ABS([.AA12]))*IF([.AA12]&gt;0;1;-1)" office:value-type="float" office:value="-11" calcext:value-type="float">
            <text:p>-11</text:p>
          </table:table-cell>
          <table:table-cell table:style-name="ce1127"/>
          <table:table-cell table:style-name="ce1127" table:formula="of:=OCT2DEC(ABS([.AC12]))*IF([.AC12]&gt;0;1;-1)" office:value-type="float" office:value="14" calcext:value-type="float">
            <text:p>14</text:p>
          </table:table-cell>
          <table:table-cell table:style-name="ce1127" table:formula="of:=OCT2DEC(ABS([.AD12]))*IF([.AD12]&gt;0;1;-1)" office:value-type="float" office:value="-28" calcext:value-type="float">
            <text:p>-28</text:p>
          </table:table-cell>
          <table:table-cell table:style-name="ce1127" table:formula="of:=OCT2DEC(ABS([.AE12]))*IF([.AE12]&gt;0;1;-1)" office:value-type="float" office:value="-7" calcext:value-type="float">
            <text:p>-7</text:p>
          </table:table-cell>
          <table:table-cell table:style-name="ce1127" table:formula="of:=OCT2DEC(ABS([.AF12]))*IF([.AF12]&gt;0;1;-1)" office:value-type="float" office:value="48" calcext:value-type="float">
            <text:p>48</text:p>
          </table:table-cell>
          <table:table-cell table:number-columns-repeated="16337"/>
        </table:table-row>
        <table:table-row table:style-name="ro7">
          <table:table-cell table:style-name="ce1072" office:value-type="string" calcext:value-type="string">
            <text:p>R;;;....</text:p>
          </table:table-cell>
          <table:table-cell table:style-name="ce1072" office:value-type="string" calcext:value-type="string">
            <text:p>R;;;...</text:p>
          </table:table-cell>
          <table:table-cell table:style-name="ce1072" office:value-type="string" calcext:value-type="string">
            <text:p>R;;;..</text:p>
          </table:table-cell>
          <table:table-cell table:style-name="ce1072" office:value-type="string" calcext:value-type="string">
            <text:p>R;;;.</text:p>
          </table:table-cell>
          <table:table-cell table:style-name="ce1072" office:value-type="string" calcext:value-type="string">
            <text:p>R;;;</text:p>
          </table:table-cell>
          <table:table-cell table:style-name="ce1081" table:number-columns-repeated="6"/>
          <table:table-cell table:style-name="ce1072" office:value-type="string" calcext:value-type="string">
            <text:p>R;;;!</text:p>
          </table:table-cell>
          <table:table-cell table:style-name="ce1072" office:value-type="string" calcext:value-type="string">
            <text:p>R;;;.!</text:p>
          </table:table-cell>
          <table:table-cell table:style-name="ce1072" office:value-type="string" calcext:value-type="string">
            <text:p>R;;;..!</text:p>
          </table:table-cell>
          <table:table-cell table:style-name="ce1072" office:value-type="string" calcext:value-type="string">
            <text:p>R;;;...!</text:p>
          </table:table-cell>
          <table:table-cell table:style-name="ce1072" office:value-type="string" calcext:value-type="string">
            <text:p>R;;;....!</text:p>
          </table:table-cell>
          <table:table-cell table:style-name="ce1100"/>
          <table:table-cell table:style-name="ce1106" table:formula="of:=DEC2OCT(ABS([.AG12]))*IF([.AG12]&gt;0;1;-1)" office:value-type="float" office:value="-7" calcext:value-type="float">
            <text:p>-7</text:p>
          </table:table-cell>
          <table:table-cell table:style-name="ce1110" office:value-type="float" office:value="50" calcext:value-type="float">
            <text:p>50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-20" calcext:value-type="float">
            <text:p>-20</text:p>
          </table:table-cell>
          <table:table-cell table:style-name="ce1110" office:value-type="float" office:value="-21" calcext:value-type="float">
            <text:p>-21</text:p>
          </table:table-cell>
          <table:table-cell table:style-name="ce1116"/>
          <table:table-cell table:style-name="ce1123" office:value-type="float" office:value="15" calcext:value-type="float">
            <text:p>15</text:p>
          </table:table-cell>
          <table:table-cell table:style-name="ce1123" office:value-type="float" office:value="14" calcext:value-type="float">
            <text:p>14</text:p>
          </table:table-cell>
          <table:table-cell table:style-name="ce1123" office:value-type="float" office:value="-42" calcext:value-type="float">
            <text:p>-42</text:p>
          </table:table-cell>
          <table:table-cell table:style-name="ce1123" office:value-type="float" office:value="21" calcext:value-type="float">
            <text:p>21</text:p>
          </table:table-cell>
          <table:table-cell table:style-name="ce1116"/>
          <table:table-cell table:style-name="ce1123" office:value-type="float" office:value="-25" calcext:value-type="float">
            <text:p>-25</text:p>
          </table:table-cell>
          <table:table-cell table:style-name="ce1123" office:value-type="float" office:value="43" calcext:value-type="float">
            <text:p>43</text:p>
          </table:table-cell>
          <table:table-cell table:style-name="ce1123" office:value-type="float" office:value="-2" calcext:value-type="float">
            <text:p>-2</text:p>
          </table:table-cell>
          <table:table-cell table:style-name="ce1123" office:value-type="float" office:value="-50" calcext:value-type="float">
            <text:p>-50</text:p>
          </table:table-cell>
          <table:table-cell table:style-name="ce1101"/>
          <table:table-cell table:style-name="ce1127" table:formula="of:=OCT2DEC(ABS([.S13]))*IF([.S13]&gt;0;1;-1)" office:value-type="float" office:value="40" calcext:value-type="float">
            <text:p>40</text:p>
          </table:table-cell>
          <table:table-cell table:style-name="ce1127" table:formula="of:=OCT2DEC(ABS([.T13]))*IF([.T13]&gt;0;1;-1)" office:value-type="float" office:value="2" calcext:value-type="float">
            <text:p>2</text:p>
          </table:table-cell>
          <table:table-cell table:style-name="ce1127" table:formula="of:=OCT2DEC(ABS([.U13]))*IF([.U13]&gt;0;1;-1)" office:value-type="float" office:value="-16" calcext:value-type="float">
            <text:p>-16</text:p>
          </table:table-cell>
          <table:table-cell table:style-name="ce1127" table:formula="of:=OCT2DEC(ABS([.V13]))*IF([.V13]&gt;0;1;-1)" office:value-type="float" office:value="-17" calcext:value-type="float">
            <text:p>-17</text:p>
          </table:table-cell>
          <table:table-cell table:style-name="ce1127"/>
          <table:table-cell table:style-name="ce1127" table:formula="of:=OCT2DEC(ABS([.X13]))*IF([.X13]&gt;0;1;-1)" office:value-type="float" office:value="13" calcext:value-type="float">
            <text:p>13</text:p>
          </table:table-cell>
          <table:table-cell table:style-name="ce1127" table:formula="of:=OCT2DEC(ABS([.Y13]))*IF([.Y13]&gt;0;1;-1)" office:value-type="float" office:value="12" calcext:value-type="float">
            <text:p>12</text:p>
          </table:table-cell>
          <table:table-cell table:style-name="ce1127" table:formula="of:=OCT2DEC(ABS([.Z13]))*IF([.Z13]&gt;0;1;-1)" office:value-type="float" office:value="-34" calcext:value-type="float">
            <text:p>-34</text:p>
          </table:table-cell>
          <table:table-cell table:style-name="ce1127" table:formula="of:=OCT2DEC(ABS([.AA13]))*IF([.AA13]&gt;0;1;-1)" office:value-type="float" office:value="17" calcext:value-type="float">
            <text:p>17</text:p>
          </table:table-cell>
          <table:table-cell table:style-name="ce1127"/>
          <table:table-cell table:style-name="ce1127" table:formula="of:=OCT2DEC(ABS([.AC13]))*IF([.AC13]&gt;0;1;-1)" office:value-type="float" office:value="-21" calcext:value-type="float">
            <text:p>-21</text:p>
          </table:table-cell>
          <table:table-cell table:style-name="ce1127" table:formula="of:=OCT2DEC(ABS([.AD13]))*IF([.AD13]&gt;0;1;-1)" office:value-type="float" office:value="35" calcext:value-type="float">
            <text:p>35</text:p>
          </table:table-cell>
          <table:table-cell table:style-name="ce1127" table:formula="of:=OCT2DEC(ABS([.AE13]))*IF([.AE13]&gt;0;1;-1)" office:value-type="float" office:value="-2" calcext:value-type="float">
            <text:p>-2</text:p>
          </table:table-cell>
          <table:table-cell table:style-name="ce1127" table:formula="of:=OCT2DEC(ABS([.AF13]))*IF([.AF13]&gt;0;1;-1)" office:value-type="float" office:value="-40" calcext:value-type="float">
            <text:p>-40</text:p>
          </table:table-cell>
          <table:table-cell table:number-columns-repeated="16337"/>
        </table:table-row>
        <table:table-row table:style-name="ro7">
          <table:table-cell table:style-name="ce1072" office:value-type="string" calcext:value-type="string">
            <text:p>R;;;;...</text:p>
          </table:table-cell>
          <table:table-cell table:style-name="ce1072" office:value-type="string" calcext:value-type="string">
            <text:p>R;;;;..</text:p>
          </table:table-cell>
          <table:table-cell table:style-name="ce1072" office:value-type="string" calcext:value-type="string">
            <text:p>R;;;;.</text:p>
          </table:table-cell>
          <table:table-cell table:style-name="ce1072" office:value-type="string" calcext:value-type="string">
            <text:p>R;;;;</text:p>
          </table:table-cell>
          <table:table-cell table:style-name="ce1081" table:number-columns-repeated="8"/>
          <table:table-cell table:style-name="ce1072" office:value-type="string" calcext:value-type="string">
            <text:p>R;;;;!</text:p>
          </table:table-cell>
          <table:table-cell table:style-name="ce1072" office:value-type="string" calcext:value-type="string">
            <text:p>R;;;;.!</text:p>
          </table:table-cell>
          <table:table-cell table:style-name="ce1072" office:value-type="string" calcext:value-type="string">
            <text:p>R;;;;..!</text:p>
          </table:table-cell>
          <table:table-cell table:style-name="ce1072" office:value-type="string" calcext:value-type="string">
            <text:p>R;;;;...!</text:p>
          </table:table-cell>
          <table:table-cell table:style-name="ce1100"/>
          <table:table-cell table:style-name="ce1101"/>
          <table:table-cell table:style-name="ce1116" table:number-columns-repeated="4"/>
          <table:table-cell table:style-name="ce1126"/>
          <table:table-cell table:style-name="ce1116" table:number-columns-repeated="4"/>
          <table:table-cell table:style-name="ce1126"/>
          <table:table-cell table:style-name="ce1116" table:number-columns-repeated="4"/>
          <table:table-cell table:style-name="ce1101"/>
          <table:table-cell table:style-name="ce1127" table:number-columns-repeated="14"/>
          <table:table-cell table:number-columns-repeated="16337"/>
        </table:table-row>
        <table:table-row table:style-name="ro7">
          <table:table-cell table:style-name="ce1072" office:value-type="string" calcext:value-type="string">
            <text:p>R;;;;;..</text:p>
          </table:table-cell>
          <table:table-cell table:style-name="ce1072" office:value-type="string" calcext:value-type="string">
            <text:p>R;;;;;.</text:p>
          </table:table-cell>
          <table:table-cell table:style-name="ce1072" office:value-type="string" calcext:value-type="string">
            <text:p>R;;;;;</text:p>
          </table:table-cell>
          <table:table-cell table:style-name="ce1081" table:number-columns-repeated="10"/>
          <table:table-cell table:style-name="ce1072" office:value-type="string" calcext:value-type="string">
            <text:p>R;;;;;!</text:p>
          </table:table-cell>
          <table:table-cell table:style-name="ce1072" office:value-type="string" calcext:value-type="string">
            <text:p>R;;;;;.!</text:p>
          </table:table-cell>
          <table:table-cell table:style-name="ce1072" office:value-type="string" calcext:value-type="string">
            <text:p>R;;;;;..!</text:p>
          </table:table-cell>
          <table:table-cell table:style-name="ce1100"/>
          <table:table-cell table:style-name="ce1106" table:formula="of:=DEC2OCT(ABS([.AG14]))*IF([.AG14]&gt;0;1;-1)" office:value-type="float" office:value="20" calcext:value-type="float">
            <text:p>20</text:p>
          </table:table-cell>
          <table:table-cell table:style-name="ce1123" office:value-type="float" office:value="10" calcext:value-type="float">
            <text:p>10</text:p>
          </table:table-cell>
          <table:table-cell table:style-name="ce1123" office:value-type="float" office:value="5" calcext:value-type="float">
            <text:p>5</text:p>
          </table:table-cell>
          <table:table-cell table:style-name="ce1123" office:value-type="float" office:value="25" calcext:value-type="float">
            <text:p>25</text:p>
          </table:table-cell>
          <table:table-cell table:style-name="ce1123" office:value-type="float" office:value="61" calcext:value-type="float">
            <text:p>61</text:p>
          </table:table-cell>
          <table:table-cell table:style-name="ce1116"/>
          <table:table-cell table:style-name="ce1123" office:value-type="float" office:value="22" calcext:value-type="float">
            <text:p>22</text:p>
          </table:table-cell>
          <table:table-cell table:style-name="ce1123" office:value-type="float" office:value="-15" calcext:value-type="float">
            <text:p>-15</text:p>
          </table:table-cell>
          <table:table-cell table:style-name="ce1123" office:value-type="float" office:value="20" calcext:value-type="float">
            <text:p>20</text:p>
          </table:table-cell>
          <table:table-cell table:style-name="ce1123" office:value-type="float" office:value="51" calcext:value-type="float">
            <text:p>51</text:p>
          </table:table-cell>
          <table:table-cell table:style-name="ce1116"/>
          <table:table-cell table:style-name="ce1123" office:value-type="float" office:value="-24" calcext:value-type="float">
            <text:p>-24</text:p>
          </table:table-cell>
          <table:table-cell table:style-name="ce1123" office:value-type="float" office:value="31" calcext:value-type="float">
            <text:p>31</text:p>
          </table:table-cell>
          <table:table-cell table:style-name="ce1123" office:value-type="float" office:value="-5" calcext:value-type="float">
            <text:p>-5</text:p>
          </table:table-cell>
          <table:table-cell table:style-name="ce1123" office:value-type="float" office:value="-10" calcext:value-type="float">
            <text:p>-10</text:p>
          </table:table-cell>
          <table:table-cell table:style-name="ce1101"/>
          <table:table-cell table:style-name="ce1127" table:formula="of:=OCT2DEC(ABS([.S15]))*IF([.S15]&gt;0;1;-1)" office:value-type="float" office:value="8" calcext:value-type="float">
            <text:p>8</text:p>
          </table:table-cell>
          <table:table-cell table:style-name="ce1127" table:formula="of:=OCT2DEC(ABS([.T15]))*IF([.T15]&gt;0;1;-1)" office:value-type="float" office:value="5" calcext:value-type="float">
            <text:p>5</text:p>
          </table:table-cell>
          <table:table-cell table:style-name="ce1127" table:formula="of:=OCT2DEC(ABS([.U15]))*IF([.U15]&gt;0;1;-1)" office:value-type="float" office:value="21" calcext:value-type="float">
            <text:p>21</text:p>
          </table:table-cell>
          <table:table-cell table:style-name="ce1127" table:formula="of:=OCT2DEC(ABS([.V15]))*IF([.V15]&gt;0;1;-1)" office:value-type="float" office:value="49" calcext:value-type="float">
            <text:p>49</text:p>
          </table:table-cell>
          <table:table-cell table:style-name="ce1127"/>
          <table:table-cell table:style-name="ce1127" table:formula="of:=OCT2DEC(ABS([.X15]))*IF([.X15]&gt;0;1;-1)" office:value-type="float" office:value="18" calcext:value-type="float">
            <text:p>18</text:p>
          </table:table-cell>
          <table:table-cell table:style-name="ce1127" table:formula="of:=OCT2DEC(ABS([.Y15]))*IF([.Y15]&gt;0;1;-1)" office:value-type="float" office:value="-13" calcext:value-type="float">
            <text:p>-13</text:p>
          </table:table-cell>
          <table:table-cell table:style-name="ce1127" table:formula="of:=OCT2DEC(ABS([.Z15]))*IF([.Z15]&gt;0;1;-1)" office:value-type="float" office:value="16" calcext:value-type="float">
            <text:p>16</text:p>
          </table:table-cell>
          <table:table-cell table:style-name="ce1127" table:formula="of:=OCT2DEC(ABS([.AA15]))*IF([.AA15]&gt;0;1;-1)" office:value-type="float" office:value="41" calcext:value-type="float">
            <text:p>41</text:p>
          </table:table-cell>
          <table:table-cell table:style-name="ce1127"/>
          <table:table-cell table:style-name="ce1127" table:formula="of:=OCT2DEC(ABS([.AC15]))*IF([.AC15]&gt;0;1;-1)" office:value-type="float" office:value="-20" calcext:value-type="float">
            <text:p>-20</text:p>
          </table:table-cell>
          <table:table-cell table:style-name="ce1127" table:formula="of:=OCT2DEC(ABS([.AD15]))*IF([.AD15]&gt;0;1;-1)" office:value-type="float" office:value="25" calcext:value-type="float">
            <text:p>25</text:p>
          </table:table-cell>
          <table:table-cell table:style-name="ce1127" table:formula="of:=OCT2DEC(ABS([.AE15]))*IF([.AE15]&gt;0;1;-1)" office:value-type="float" office:value="-5" calcext:value-type="float">
            <text:p>-5</text:p>
          </table:table-cell>
          <table:table-cell table:style-name="ce1127" table:formula="of:=OCT2DEC(ABS([.AF15]))*IF([.AF15]&gt;0;1;-1)" office:value-type="float" office:value="-8" calcext:value-type="float">
            <text:p>-8</text:p>
          </table:table-cell>
          <table:table-cell table:number-columns-repeated="16337"/>
        </table:table-row>
        <table:table-row table:style-name="ro7">
          <table:table-cell table:style-name="ce1072" office:value-type="string" calcext:value-type="string">
            <text:p>R;;;;;;.</text:p>
          </table:table-cell>
          <table:table-cell table:style-name="ce1072" office:value-type="string" calcext:value-type="string">
            <text:p>R;;;;;;</text:p>
          </table:table-cell>
          <table:table-cell table:style-name="ce1081" table:number-columns-repeated="12"/>
          <table:table-cell table:style-name="ce1072" office:value-type="string" calcext:value-type="string">
            <text:p>R;;;;;;!</text:p>
          </table:table-cell>
          <table:table-cell table:style-name="ce1072" office:value-type="string" calcext:value-type="string">
            <text:p>R;;;;;;.!</text:p>
          </table:table-cell>
          <table:table-cell table:style-name="ce1100"/>
          <table:table-cell table:style-name="ce1106" table:formula="of:=DEC2OCT(ABS([.AG15]))*IF([.AG15]&gt;0;1;-1)" office:value-type="float" office:value="-5" calcext:value-type="float">
            <text:p>-5</text:p>
          </table:table-cell>
          <table:table-cell table:style-name="ce1123" office:value-type="float" office:value="-30" calcext:value-type="float">
            <text:p>-30</text:p>
          </table:table-cell>
          <table:table-cell table:style-name="ce1123" office:value-type="float" office:value="-14" calcext:value-type="float">
            <text:p>-14</text:p>
          </table:table-cell>
          <table:table-cell table:style-name="ce1123" office:value-type="float" office:value="23" calcext:value-type="float">
            <text:p>23</text:p>
          </table:table-cell>
          <table:table-cell table:style-name="ce1123" office:value-type="float" office:value="6" calcext:value-type="float">
            <text:p>6</text:p>
          </table:table-cell>
          <table:table-cell table:style-name="ce1116"/>
          <table:table-cell table:style-name="ce1123" office:value-type="float" office:value="24" calcext:value-type="float">
            <text:p>24</text:p>
          </table:table-cell>
          <table:table-cell table:style-name="ce1123" office:value-type="float" office:value="34" calcext:value-type="float">
            <text:p>34</text:p>
          </table:table-cell>
          <table:table-cell table:style-name="ce1123" office:value-type="float" office:value="52" calcext:value-type="float">
            <text:p>52</text:p>
          </table:table-cell>
          <table:table-cell table:style-name="ce1123" office:value-type="float" office:value="-61" calcext:value-type="float">
            <text:p>-61</text:p>
          </table:table-cell>
          <table:table-cell table:style-name="ce1116"/>
          <table:table-cell table:style-name="ce1123" office:value-type="float" office:value="-22" calcext:value-type="float">
            <text:p>-22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-4" calcext:value-type="float">
            <text:p>-4</text:p>
          </table:table-cell>
          <table:table-cell table:style-name="ce1123" office:value-type="float" office:value="30" calcext:value-type="float">
            <text:p>30</text:p>
          </table:table-cell>
          <table:table-cell table:style-name="ce1101"/>
          <table:table-cell table:style-name="ce1127" table:formula="of:=OCT2DEC(ABS([.S16]))*IF([.S16]&gt;0;1;-1)" office:value-type="float" office:value="-24" calcext:value-type="float">
            <text:p>-24</text:p>
          </table:table-cell>
          <table:table-cell table:style-name="ce1127" table:formula="of:=OCT2DEC(ABS([.T16]))*IF([.T16]&gt;0;1;-1)" office:value-type="float" office:value="-12" calcext:value-type="float">
            <text:p>-12</text:p>
          </table:table-cell>
          <table:table-cell table:style-name="ce1127" table:formula="of:=OCT2DEC(ABS([.U16]))*IF([.U16]&gt;0;1;-1)" office:value-type="float" office:value="19" calcext:value-type="float">
            <text:p>19</text:p>
          </table:table-cell>
          <table:table-cell table:style-name="ce1127" table:formula="of:=OCT2DEC(ABS([.V16]))*IF([.V16]&gt;0;1;-1)" office:value-type="float" office:value="6" calcext:value-type="float">
            <text:p>6</text:p>
          </table:table-cell>
          <table:table-cell table:style-name="ce1127"/>
          <table:table-cell table:style-name="ce1127" table:formula="of:=OCT2DEC(ABS([.X16]))*IF([.X16]&gt;0;1;-1)" office:value-type="float" office:value="20" calcext:value-type="float">
            <text:p>20</text:p>
          </table:table-cell>
          <table:table-cell table:style-name="ce1127" table:formula="of:=OCT2DEC(ABS([.Y16]))*IF([.Y16]&gt;0;1;-1)" office:value-type="float" office:value="28" calcext:value-type="float">
            <text:p>28</text:p>
          </table:table-cell>
          <table:table-cell table:style-name="ce1127" table:formula="of:=OCT2DEC(ABS([.Z16]))*IF([.Z16]&gt;0;1;-1)" office:value-type="float" office:value="42" calcext:value-type="float">
            <text:p>42</text:p>
          </table:table-cell>
          <table:table-cell table:style-name="ce1127" table:formula="of:=OCT2DEC(ABS([.AA16]))*IF([.AA16]&gt;0;1;-1)" office:value-type="float" office:value="-49" calcext:value-type="float">
            <text:p>-49</text:p>
          </table:table-cell>
          <table:table-cell table:style-name="ce1127"/>
          <table:table-cell table:style-name="ce1127" table:formula="of:=OCT2DEC(ABS([.AC16]))*IF([.AC16]&gt;0;1;-1)" office:value-type="float" office:value="-18" calcext:value-type="float">
            <text:p>-18</text:p>
          </table:table-cell>
          <table:table-cell table:style-name="ce1127" table:formula="of:=OCT2DEC(ABS([.AD16]))*IF([.AD16]&gt;0;1;-1)" office:value-type="float" office:value="-0" calcext:value-type="float">
            <text:p>0</text:p>
          </table:table-cell>
          <table:table-cell table:style-name="ce1127" table:formula="of:=OCT2DEC(ABS([.AE16]))*IF([.AE16]&gt;0;1;-1)" office:value-type="float" office:value="-4" calcext:value-type="float">
            <text:p>-4</text:p>
          </table:table-cell>
          <table:table-cell table:style-name="ce1127" table:formula="of:=OCT2DEC(ABS([.AF16]))*IF([.AF16]&gt;0;1;-1)" office:value-type="float" office:value="24" calcext:value-type="float">
            <text:p>24</text:p>
          </table:table-cell>
          <table:table-cell table:number-columns-repeated="16337"/>
        </table:table-row>
        <table:table-row table:style-name="ro7">
          <table:table-cell table:style-name="ce1072" office:value-type="string" calcext:value-type="string">
            <text:p>R;;;;;;;</text:p>
          </table:table-cell>
          <table:table-cell table:style-name="ce1081" table:number-columns-repeated="14"/>
          <table:table-cell table:style-name="ce1072" office:value-type="string" calcext:value-type="string">
            <text:p>R;;;;;;;!</text:p>
          </table:table-cell>
          <table:table-cell table:style-name="ce1100"/>
          <table:table-cell table:style-name="ce1106" table:formula="of:=DEC2OCT(ABS([.AG16]))*IF([.AG16]&gt;0;1;-1)" office:value-type="float" office:value="-5" calcext:value-type="float">
            <text:p>-5</text:p>
          </table:table-cell>
          <table:table-cell table:style-name="ce1123" office:value-type="float" office:value="-40" calcext:value-type="float">
            <text:p>-40</text:p>
          </table:table-cell>
          <table:table-cell table:style-name="ce1123" office:value-type="float" office:value="-3" calcext:value-type="float">
            <text:p>-3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float" office:value="-51" calcext:value-type="float">
            <text:p>-51</text:p>
          </table:table-cell>
          <table:table-cell table:style-name="ce1116"/>
          <table:table-cell table:style-name="ce1123" office:value-type="float" office:value="32" calcext:value-type="float">
            <text:p>32</text:p>
          </table:table-cell>
          <table:table-cell table:style-name="ce1123" office:value-type="float" office:value="13" calcext:value-type="float">
            <text:p>13</text:p>
          </table:table-cell>
          <table:table-cell table:style-name="ce1123" office:value-type="float" office:value="-16" calcext:value-type="float">
            <text:p>-16</text:p>
          </table:table-cell>
          <table:table-cell table:style-name="ce1123" office:value-type="float" office:value="-33" calcext:value-type="float">
            <text:p>-33</text:p>
          </table:table-cell>
          <table:table-cell table:style-name="ce1116"/>
          <table:table-cell table:style-name="ce1123" office:value-type="float" office:value="42" calcext:value-type="float">
            <text:p>42</text:p>
          </table:table-cell>
          <table:table-cell table:style-name="ce1123" office:value-type="float" office:value="-41" calcext:value-type="float">
            <text:p>-41</text:p>
          </table:table-cell>
          <table:table-cell table:style-name="ce1123" office:value-type="float" office:value="3" calcext:value-type="float">
            <text:p>3</text:p>
          </table:table-cell>
          <table:table-cell table:style-name="ce1123" office:value-type="float" office:value="40" calcext:value-type="float">
            <text:p>40</text:p>
          </table:table-cell>
          <table:table-cell table:style-name="ce1101"/>
          <table:table-cell table:style-name="ce1127" table:formula="of:=OCT2DEC(ABS([.S17]))*IF([.S17]&gt;0;1;-1)" office:value-type="float" office:value="-32" calcext:value-type="float">
            <text:p>-32</text:p>
          </table:table-cell>
          <table:table-cell table:style-name="ce1127" table:formula="of:=OCT2DEC(ABS([.T17]))*IF([.T17]&gt;0;1;-1)" office:value-type="float" office:value="-3" calcext:value-type="float">
            <text:p>-3</text:p>
          </table:table-cell>
          <table:table-cell table:style-name="ce1127" table:formula="of:=OCT2DEC(ABS([.U17]))*IF([.U17]&gt;0;1;-1)" office:value-type="float" office:value="4" calcext:value-type="float">
            <text:p>4</text:p>
          </table:table-cell>
          <table:table-cell table:style-name="ce1127" table:formula="of:=OCT2DEC(ABS([.V17]))*IF([.V17]&gt;0;1;-1)" office:value-type="float" office:value="-41" calcext:value-type="float">
            <text:p>-41</text:p>
          </table:table-cell>
          <table:table-cell table:style-name="ce1127"/>
          <table:table-cell table:style-name="ce1127" table:formula="of:=OCT2DEC(ABS([.X17]))*IF([.X17]&gt;0;1;-1)" office:value-type="float" office:value="26" calcext:value-type="float">
            <text:p>26</text:p>
          </table:table-cell>
          <table:table-cell table:style-name="ce1127" table:formula="of:=OCT2DEC(ABS([.Y17]))*IF([.Y17]&gt;0;1;-1)" office:value-type="float" office:value="11" calcext:value-type="float">
            <text:p>11</text:p>
          </table:table-cell>
          <table:table-cell table:style-name="ce1127" table:formula="of:=OCT2DEC(ABS([.Z17]))*IF([.Z17]&gt;0;1;-1)" office:value-type="float" office:value="-14" calcext:value-type="float">
            <text:p>-14</text:p>
          </table:table-cell>
          <table:table-cell table:style-name="ce1127" table:formula="of:=OCT2DEC(ABS([.AA17]))*IF([.AA17]&gt;0;1;-1)" office:value-type="float" office:value="-27" calcext:value-type="float">
            <text:p>-27</text:p>
          </table:table-cell>
          <table:table-cell table:style-name="ce1127"/>
          <table:table-cell table:style-name="ce1127" table:formula="of:=OCT2DEC(ABS([.AC17]))*IF([.AC17]&gt;0;1;-1)" office:value-type="float" office:value="34" calcext:value-type="float">
            <text:p>34</text:p>
          </table:table-cell>
          <table:table-cell table:style-name="ce1127" table:formula="of:=OCT2DEC(ABS([.AD17]))*IF([.AD17]&gt;0;1;-1)" office:value-type="float" office:value="-33" calcext:value-type="float">
            <text:p>-33</text:p>
          </table:table-cell>
          <table:table-cell table:style-name="ce1127" table:formula="of:=OCT2DEC(ABS([.AE17]))*IF([.AE17]&gt;0;1;-1)" office:value-type="float" office:value="3" calcext:value-type="float">
            <text:p>3</text:p>
          </table:table-cell>
          <table:table-cell table:style-name="ce1127" table:formula="of:=OCT2DEC(ABS([.AF17]))*IF([.AF17]&gt;0;1;-1)" office:value-type="float" office:value="32" calcext:value-type="float">
            <text:p>32</text:p>
          </table:table-cell>
          <table:table-cell table:number-columns-repeated="16337"/>
        </table:table-row>
        <table:table-row table:style-name="ro7">
          <table:table-cell table:style-name="ce1073"/>
          <table:table-cell table:style-name="ce1082" table:number-columns-repeated="14"/>
          <table:table-cell table:style-name="ce1094"/>
          <table:table-cell table:style-name="ce1101"/>
          <table:table-cell table:style-name="ce1102" table:formula="of:=DEC2OCT(ABS([.AG17]))*IF([.AG17]&gt;0;1;-1)" office:value-type="float" office:value="-22" calcext:value-type="float">
            <text:p>-22</text:p>
          </table:table-cell>
          <table:table-cell table:style-name="ce1101"/>
          <table:table-cell table:style-name="ce1125" table:number-columns-repeated="3"/>
          <table:table-cell table:style-name="ce1102" table:formula="of:=DEC2OCT(ABS([.AL17]))*IF([.AL17]&gt;0;1;-1)" office:value-type="float" office:value="11" calcext:value-type="float">
            <text:p>11</text:p>
          </table:table-cell>
          <table:table-cell table:style-name="ce1125" table:number-columns-repeated="4"/>
          <table:table-cell table:style-name="ce1102" table:formula="of:=DEC2OCT(ABS([.AQ17]))*IF([.AQ17]&gt;0;1;-1)" office:value-type="float" office:value="17" calcext:value-type="float">
            <text:p>17</text:p>
          </table:table-cell>
          <table:table-cell table:style-name="ce1125" table:number-columns-repeated="4"/>
          <table:table-cell table:style-name="ce1101" table:number-columns-repeated="15"/>
          <table:table-cell table:number-columns-repeated="16337"/>
        </table:table-row>
        <table:table-row table:style-name="ro7">
          <table:table-cell table:style-name="ce1074"/>
          <table:table-cell table:style-name="ce1083" office:value-type="string" calcext:value-type="string">
            <text:p>R;;;;;;;</text:p>
          </table:table-cell>
          <table:table-cell table:style-name="ce1083" office:value-type="string" calcext:value-type="string">
            <text:p>R.</text:p>
          </table:table-cell>
          <table:table-cell table:style-name="ce1083" office:value-type="string" calcext:value-type="string">
            <text:p>R;;...!</text:p>
          </table:table-cell>
          <table:table-cell table:style-name="ce1083" office:value-type="string" calcext:value-type="string">
            <text:p>R;.</text:p>
          </table:table-cell>
          <table:table-cell table:style-name="ce1084"/>
          <table:table-cell table:style-name="ce1086" table:formula="of:=IF([.X2]&gt;0;&quot;+&quot;;&quot;&quot;)&amp;IF([.X2]=0;IF(COUNTIF([.S2:.$X$2];&quot;0&quot;)&gt;1;&quot;-&quot;;&quot;+&quot;);&quot;&quot;)&amp;[.X2]" office:value-type="string" office:string-value="-52" calcext:value-type="string">
            <text:p>-52</text:p>
          </table:table-cell>
          <table:table-cell table:style-name="ce1086" table:formula="of:=IF([.Y2]&gt;0;&quot;+&quot;;&quot;&quot;)&amp;IF([.Y2]=0;IF(COUNTIF([.S2:.$Y$2];&quot;0&quot;)&gt;1;&quot;-&quot;;&quot;+&quot;);&quot;&quot;)&amp;[.Y2]" office:value-type="string" office:string-value="+12" calcext:value-type="string">
            <text:p>+12</text:p>
          </table:table-cell>
          <table:table-cell table:style-name="ce1086" table:formula="of:=IF([.Z2]&gt;0;&quot;+&quot;;&quot;&quot;)&amp;IF([.Z2]=0;IF(COUNTIF([.S2:.$Z$2];&quot;0&quot;)&gt;1;&quot;-&quot;;&quot;+&quot;);&quot;&quot;)&amp;[.Z2]" office:value-type="string" office:string-value="-31" calcext:value-type="string">
            <text:p>-31</text:p>
          </table:table-cell>
          <table:table-cell table:style-name="ce1086" table:formula="of:=IF([.AA2]&gt;0;&quot;+&quot;;&quot;&quot;)&amp;IF([.AA2]=0;IF(COUNTIF([.S2:.$AA$2];&quot;0&quot;)&gt;1;&quot;-&quot;;&quot;+&quot;);&quot;&quot;)&amp;[.AA2]" office:value-type="string" office:string-value="+41" calcext:value-type="string">
            <text:p>+41</text:p>
          </table:table-cell>
          <table:table-cell table:style-name="ce1084"/>
          <table:table-cell table:style-name="ce1086" table:formula="of:=IF([.AC2]&gt;0;&quot;+&quot;;&quot;&quot;)&amp;IF([.AC2]=0;IF(COUNTIF([.S2:.$AC$2];&quot;0&quot;)&gt;1;&quot;-&quot;;&quot;+&quot;);&quot;&quot;)&amp;[.AC2]" office:value-type="string" office:string-value="+33" calcext:value-type="string">
            <text:p>+33</text:p>
          </table:table-cell>
          <table:table-cell table:style-name="ce1086" table:formula="of:=IF([.AD2]&gt;0;&quot;+&quot;;&quot;&quot;)&amp;IF([.AD2]=0;IF(COUNTIF([.S2:.$AD$2];&quot;0&quot;)&gt;1;&quot;-&quot;;&quot;+&quot;);&quot;&quot;)&amp;[.AD2]" office:value-type="string" office:string-value="-32" calcext:value-type="string">
            <text:p>-32</text:p>
          </table:table-cell>
          <table:table-cell table:style-name="ce1086" table:formula="of:=IF([.AE2]&gt;0;&quot;+&quot;;&quot;&quot;)&amp;IF([.AE2]=0;IF(COUNTIF([.S2:.$AE$2];&quot;0&quot;)&gt;1;&quot;-&quot;;&quot;+&quot;);&quot;&quot;)&amp;[.AE2]" office:value-type="string" office:string-value="-1" calcext:value-type="string">
            <text:p>-1</text:p>
          </table:table-cell>
          <table:table-cell table:style-name="ce1086" table:formula="of:=IF([.AF2]&gt;0;&quot;+&quot;;&quot;&quot;)&amp;IF([.AF2]=0;IF(COUNTIF([.S2:.$AF$2];&quot;0&quot;)&gt;1;&quot;-&quot;;&quot;+&quot;);&quot;&quot;)&amp;[.AF2]" office:value-type="string" office:string-value="-70" calcext:value-type="string">
            <text:p>-70</text:p>
          </table:table-cell>
          <table:table-cell table:style-name="ce1095"/>
          <table:table-cell table:style-name="ce1101"/>
          <table:table-cell table:style-name="ce1109" table:formula="of:=DEC2OCT(ABS(SUM([.AH2:.AK4])))" office:value-type="string" office:string-value="0" calcext:value-type="string">
            <text:p>0</text:p>
          </table:table-cell>
          <table:table-cell table:style-name="ce1109" table:formula="of:=DEC2OCT(ABS(SUM([.AH2:.AH8])))" office:value-type="string" office:string-value="0" calcext:value-type="string">
            <text:p>0</text:p>
          </table:table-cell>
          <table:table-cell table:style-name="ce1109" table:formula="of:=DEC2OCT(ABS(SUM([.AI2:.AI8])))" office:value-type="string" office:string-value="0" calcext:value-type="string">
            <text:p>0</text:p>
          </table:table-cell>
          <table:table-cell table:style-name="ce1109" table:formula="of:=DEC2OCT(ABS(SUM([.AJ2:.AJ8])))" office:value-type="string" office:string-value="0" calcext:value-type="string">
            <text:p>0</text:p>
          </table:table-cell>
          <table:table-cell table:style-name="ce1109" table:formula="of:=DEC2OCT(ABS(SUM([.AK2:.AK8])))" office:value-type="string" office:string-value="0" calcext:value-type="string">
            <text:p>0</text:p>
          </table:table-cell>
          <table:table-cell table:style-name="ce1109" table:formula="of:=DEC2OCT(ABS(SUM([.AM2:.AP4])))" office:value-type="string" office:string-value="110" calcext:value-type="string">
            <text:p>110</text:p>
          </table:table-cell>
          <table:table-cell table:style-name="ce1109" table:formula="of:=DEC2OCT(ABS(SUM([.AM2:.AM8])))" office:value-type="string" office:string-value="0" calcext:value-type="string">
            <text:p>0</text:p>
          </table:table-cell>
          <table:table-cell table:style-name="ce1109" table:formula="of:=DEC2OCT(ABS(SUM([.AN2:.AN8])))" office:value-type="string" office:string-value="60" calcext:value-type="string">
            <text:p>60</text:p>
          </table:table-cell>
          <table:table-cell table:style-name="ce1109" table:formula="of:=DEC2OCT(ABS(SUM([.AO2:.AO8])))" office:value-type="string" office:string-value="31" calcext:value-type="string">
            <text:p>31</text:p>
          </table:table-cell>
          <table:table-cell table:style-name="ce1109" table:formula="of:=DEC2OCT(ABS(SUM([.AP2:.AP8])))" office:value-type="string" office:string-value="4" calcext:value-type="string">
            <text:p>4</text:p>
          </table:table-cell>
          <table:table-cell table:style-name="ce1109" table:formula="of:=DEC2OCT(ABS(SUM([.AR2:.AU4])))" office:value-type="string" office:string-value="71" calcext:value-type="string">
            <text:p>71</text:p>
          </table:table-cell>
          <table:table-cell table:style-name="ce1109" table:formula="of:=DEC2OCT(ABS(SUM([.AR2:.AR8])))" office:value-type="string" office:string-value="20" calcext:value-type="string">
            <text:p>20</text:p>
          </table:table-cell>
          <table:table-cell table:style-name="ce1109" table:formula="of:=DEC2OCT(ABS(SUM([.AS2:.AS8])))" office:value-type="string" office:string-value="33" calcext:value-type="string">
            <text:p>33</text:p>
          </table:table-cell>
          <table:table-cell table:style-name="ce1109" table:formula="of:=DEC2OCT(ABS(SUM([.AT2:.AT8])))" office:value-type="string" office:string-value="20" calcext:value-type="string">
            <text:p>20</text:p>
          </table:table-cell>
          <table:table-cell table:style-name="ce1109" table:formula="of:=DEC2OCT(ABS(SUM([.AU2:.AU8])))" office:value-type="string" office:string-value="0" calcext:value-type="string">
            <text:p>0</text:p>
          </table:table-cell>
          <table:table-cell table:style-name="ce1125" table:formula="of:=SUM([.AH10:.AU10])" office:value-type="float" office:value="-3" calcext:value-type="float">
            <text:p>-3</text:p>
          </table:table-cell>
          <table:table-cell table:style-name="ce1128" table:formula="of:=((MOD(ABS([.S2]);100)-MOD(ABS([.S2]);10))/10-MOD(ABS([.S2]);10))*IF([.S2]&gt;0;1;-1)" office:value-type="float" office:value="7" calcext:value-type="float">
            <text:p>7</text:p>
          </table:table-cell>
          <table:table-cell table:style-name="ce1128" table:formula="of:=((MOD(ABS([.T2]);100)-MOD(ABS([.T2]);10))/10-MOD(ABS([.T2]);10))*IF([.T2]&gt;0;1;-1)" office:value-type="float" office:value="-1" calcext:value-type="float">
            <text:p>-1</text:p>
          </table:table-cell>
          <table:table-cell table:style-name="ce1128" table:formula="of:=((MOD(ABS([.U2]);100)-MOD(ABS([.U2]);10))/10-MOD(ABS([.U2]);10))*IF([.U2]&gt;0;1;-1)" office:value-type="float" office:value="1" calcext:value-type="float">
            <text:p>1</text:p>
          </table:table-cell>
          <table:table-cell table:style-name="ce1128" table:formula="of:=((MOD(ABS([.V2]);100)-MOD(ABS([.V2]);10))/10-MOD(ABS([.V2]);10))*IF([.V2]&gt;0;1;-1)" office:value-type="float" office:value="0" calcext:value-type="float">
            <text:p>0</text:p>
          </table:table-cell>
          <table:table-cell table:style-name="ce1127"/>
          <table:table-cell table:style-name="ce1128" table:formula="of:=((MOD(ABS([.X2]);100)-MOD(ABS([.X2]);10))/10-MOD(ABS([.X2]);10))*IF([.X2]&gt;0;1;-1)" office:value-type="float" office:value="-3" calcext:value-type="float">
            <text:p>-3</text:p>
          </table:table-cell>
          <table:table-cell table:style-name="ce1128" table:formula="of:=((MOD(ABS([.Y2]);100)-MOD(ABS([.Y2]);10))/10-MOD(ABS([.Y2]);10))*IF([.Y2]&gt;0;1;-1)" office:value-type="float" office:value="-1" calcext:value-type="float">
            <text:p>-1</text:p>
          </table:table-cell>
          <table:table-cell table:style-name="ce1128" table:formula="of:=((MOD(ABS([.Z2]);100)-MOD(ABS([.Z2]);10))/10-MOD(ABS([.Z2]);10))*IF([.Z2]&gt;0;1;-1)" office:value-type="float" office:value="-2" calcext:value-type="float">
            <text:p>-2</text:p>
          </table:table-cell>
          <table:table-cell table:style-name="ce1128" table:formula="of:=((MOD(ABS([.AA2]);100)-MOD(ABS([.AA2]);10))/10-MOD(ABS([.AA2]);10))*IF([.AA2]&gt;0;1;-1)" office:value-type="float" office:value="3" calcext:value-type="float">
            <text:p>3</text:p>
          </table:table-cell>
          <table:table-cell table:style-name="ce1127"/>
          <table:table-cell table:style-name="ce1128" table:formula="of:=((MOD(ABS([.AC2]);100)-MOD(ABS([.AC2]);10))/10-MOD(ABS([.AC2]);10))*IF([.AC2]&gt;0;1;-1)" office:value-type="float" office:value="0" calcext:value-type="float">
            <text:p>0</text:p>
          </table:table-cell>
          <table:table-cell table:style-name="ce1128" table:formula="of:=((MOD(ABS([.AD2]);100)-MOD(ABS([.AD2]);10))/10-MOD(ABS([.AD2]);10))*IF([.AD2]&gt;0;1;-1)" office:value-type="float" office:value="-1" calcext:value-type="float">
            <text:p>-1</text:p>
          </table:table-cell>
          <table:table-cell table:style-name="ce1128" table:formula="of:=((MOD(ABS([.AE2]);100)-MOD(ABS([.AE2]);10))/10-MOD(ABS([.AE2]);10))*IF([.AE2]&gt;0;1;-1)" office:value-type="float" office:value="1" calcext:value-type="float">
            <text:p>1</text:p>
          </table:table-cell>
          <table:table-cell table:style-name="ce1128" table:formula="of:=((MOD(ABS([.AF2]);100)-MOD(ABS([.AF2]);10))/10-MOD(ABS([.AF2]);10))*IF([.AF2]&gt;0;1;-1)" office:value-type="float" office:value="-7" calcext:value-type="float">
            <text:p>-7</text:p>
          </table:table-cell>
          <table:table-cell table:number-columns-repeated="16337"/>
        </table:table-row>
        <table:table-row table:style-name="ro7">
          <table:table-cell table:style-name="ce1074"/>
          <table:table-cell table:style-name="ce1083" office:value-type="string" calcext:value-type="string">
            <text:p>R;;;;;;</text:p>
          </table:table-cell>
          <table:table-cell table:style-name="ce1083" office:value-type="string" calcext:value-type="string">
            <text:p>R.......</text:p>
          </table:table-cell>
          <table:table-cell table:style-name="ce1083" office:value-type="string" calcext:value-type="string">
            <text:p>R;.!</text:p>
          </table:table-cell>
          <table:table-cell table:style-name="ce1083" office:value-type="string" calcext:value-type="string">
            <text:p>R......!</text:p>
          </table:table-cell>
          <table:table-cell table:style-name="ce1084"/>
          <table:table-cell table:style-name="ce1086" table:formula="of:=IF([.X3]&gt;0;&quot;+&quot;;&quot;&quot;)&amp;IF([.X3]=0;IF(COUNTIF([.S3:.$X$2];&quot;0&quot;)&gt;1;&quot;-&quot;;&quot;+&quot;);&quot;&quot;)&amp;[.X3]" office:value-type="string" office:string-value="-43" calcext:value-type="string">
            <text:p>-43</text:p>
          </table:table-cell>
          <table:table-cell table:style-name="ce1091" table:formula="of:=IF([.Y3]&gt;0;&quot;+&quot;;&quot;&quot;)&amp;IF([.Y3]=0;IF(COUNTIF([.S3:.$Y$2];&quot;0&quot;)&gt;1;&quot;-&quot;;&quot;+&quot;);&quot;&quot;)&amp;[.Y3]" office:value-type="string" office:string-value="+0" calcext:value-type="string">
            <text:p>+0</text:p>
          </table:table-cell>
          <table:table-cell table:style-name="ce1086" table:formula="of:=IF([.Z3]&gt;0;&quot;+&quot;;&quot;&quot;)&amp;IF([.Z3]=0;IF(COUNTIF([.S3:.$Z$2];&quot;0&quot;)&gt;1;&quot;-&quot;;&quot;+&quot;);&quot;&quot;)&amp;[.Z3]" office:value-type="string" office:string-value="-12" calcext:value-type="string">
            <text:p>-12</text:p>
          </table:table-cell>
          <table:table-cell table:style-name="ce1086" table:formula="of:=IF([.AA3]&gt;0;&quot;+&quot;;&quot;&quot;)&amp;IF([.AA3]=0;IF(COUNTIF([.S3:.$AA$2];&quot;0&quot;)&gt;1;&quot;-&quot;;&quot;+&quot;);&quot;&quot;)&amp;[.AA3]" office:value-type="string" office:string-value="-13" calcext:value-type="string">
            <text:p>-13</text:p>
          </table:table-cell>
          <table:table-cell table:style-name="ce1084"/>
          <table:table-cell table:style-name="ce1086" table:formula="of:=IF([.AC3]&gt;0;&quot;+&quot;;&quot;&quot;)&amp;IF([.AC3]=0;IF(COUNTIF([.S3:.$AC$2];&quot;0&quot;)&gt;1;&quot;-&quot;;&quot;+&quot;);&quot;&quot;)&amp;[.AC3]" office:value-type="string" office:string-value="+16" calcext:value-type="string">
            <text:p>+16</text:p>
          </table:table-cell>
          <table:table-cell table:style-name="ce1086" table:formula="of:=IF([.AD3]&gt;0;&quot;+&quot;;&quot;&quot;)&amp;IF([.AD3]=0;IF(COUNTIF([.S3:.$AD$2];&quot;0&quot;)&gt;1;&quot;-&quot;;&quot;+&quot;);&quot;&quot;)&amp;[.AD3]" office:value-type="string" office:string-value="-34" calcext:value-type="string">
            <text:p>-34</text:p>
          </table:table-cell>
          <table:table-cell table:style-name="ce1086" table:formula="of:=IF([.AE3]&gt;0;&quot;+&quot;;&quot;&quot;)&amp;IF([.AE3]=0;IF(COUNTIF([.S3:.$AE$2];&quot;0&quot;)&gt;1;&quot;-&quot;;&quot;+&quot;);&quot;&quot;)&amp;[.AE3]" office:value-type="string" office:string-value="-7" calcext:value-type="string">
            <text:p>-7</text:p>
          </table:table-cell>
          <table:table-cell table:style-name="ce1086" table:formula="of:=IF([.AF3]&gt;0;&quot;+&quot;;&quot;&quot;)&amp;IF([.AF3]=0;IF(COUNTIF([.S2:.$AF$3];&quot;0&quot;)&gt;1;&quot;-&quot;;&quot;+&quot;);&quot;&quot;)&amp;[.AF3]" office:value-type="string" office:string-value="+60" calcext:value-type="string">
            <text:p>+60</text:p>
          </table:table-cell>
          <table:table-cell table:style-name="ce1095"/>
          <table:table-cell table:style-name="ce1101"/>
          <table:table-cell table:style-name="ce1106" table:formula="of:=DEC2OCT(ABS(SUM([.AH2:.AU2])))" office:value-type="string" office:string-value="41" calcext:value-type="string">
            <text:p>41</text:p>
          </table:table-cell>
          <table:table-cell table:style-name="ce1123" office:value-type="float" office:value="70" calcext:value-type="float">
            <text:p>70</text:p>
          </table:table-cell>
          <table:table-cell table:style-name="ce1123" office:value-type="float" office:value="1" calcext:value-type="float">
            <text:p>1</text:p>
          </table:table-cell>
          <table:table-cell table:style-name="ce1123" office:value-type="float" office:value="-23" calcext:value-type="float">
            <text:p>-23</text:p>
          </table:table-cell>
          <table:table-cell table:style-name="ce1123" office:value-type="float" office:value="11" calcext:value-type="float">
            <text:p>11</text:p>
          </table:table-cell>
          <table:table-cell table:style-name="ce1116"/>
          <table:table-cell table:style-name="ce1123" office:value-type="float" office:value="-52" calcext:value-type="float">
            <text:p>-52</text:p>
          </table:table-cell>
          <table:table-cell table:style-name="ce1123" office:value-type="float" office:value="12" calcext:value-type="float">
            <text:p>12</text:p>
          </table:table-cell>
          <table:table-cell table:style-name="ce1123" office:value-type="float" office:value="-31" calcext:value-type="float">
            <text:p>-31</text:p>
          </table:table-cell>
          <table:table-cell table:style-name="ce1123" office:value-type="float" office:value="41" calcext:value-type="float">
            <text:p>41</text:p>
          </table:table-cell>
          <table:table-cell table:style-name="ce1116"/>
          <table:table-cell table:style-name="ce1123" office:value-type="float" office:value="33" calcext:value-type="float">
            <text:p>33</text:p>
          </table:table-cell>
          <table:table-cell table:style-name="ce1123" office:value-type="float" office:value="-32" calcext:value-type="float">
            <text:p>-32</text:p>
          </table:table-cell>
          <table:table-cell table:style-name="ce1123" office:value-type="float" office:value="-1" calcext:value-type="float">
            <text:p>-1</text:p>
          </table:table-cell>
          <table:table-cell table:style-name="ce1123" office:value-type="float" office:value="-70" calcext:value-type="float">
            <text:p>-70</text:p>
          </table:table-cell>
          <table:table-cell table:style-name="ce1125" table:formula="of:=SUM([.AH11:.AU11])" office:value-type="float" office:value="4" calcext:value-type="float">
            <text:p>4</text:p>
          </table:table-cell>
          <table:table-cell table:style-name="ce1128" table:formula="of:=((MOD(ABS([.S3]);100)-MOD(ABS([.S3]);10))/10-MOD(ABS([.S3]);10))*IF([.S3]&gt;0;1;-1)" office:value-type="float" office:value="-6" calcext:value-type="float">
            <text:p>-6</text:p>
          </table:table-cell>
          <table:table-cell table:style-name="ce1128" table:formula="of:=((MOD(ABS([.T3]);100)-MOD(ABS([.T3]);10))/10-MOD(ABS([.T3]);10))*IF([.T3]&gt;0;1;-1)" office:value-type="float" office:value="-7" calcext:value-type="float">
            <text:p>-7</text:p>
          </table:table-cell>
          <table:table-cell table:style-name="ce1128" table:formula="of:=((MOD(ABS([.U3]);100)-MOD(ABS([.U3]);10))/10-MOD(ABS([.U3]);10))*IF([.U3]&gt;0;1;-1)" office:value-type="float" office:value="-0" calcext:value-type="float">
            <text:p>0</text:p>
          </table:table-cell>
          <table:table-cell table:style-name="ce1128" table:formula="of:=((MOD(ABS([.V3]);100)-MOD(ABS([.V3]);10))/10-MOD(ABS([.V3]);10))*IF([.V3]&gt;0;1;-1)" office:value-type="float" office:value="6" calcext:value-type="float">
            <text:p>6</text:p>
          </table:table-cell>
          <table:table-cell table:style-name="ce1127"/>
          <table:table-cell table:style-name="ce1128" table:formula="of:=((MOD(ABS([.X3]);100)-MOD(ABS([.X3]);10))/10-MOD(ABS([.X3]);10))*IF([.X3]&gt;0;1;-1)" office:value-type="float" office:value="-1" calcext:value-type="float">
            <text:p>-1</text:p>
          </table:table-cell>
          <table:table-cell table:style-name="ce1128" table:formula="of:=((MOD(ABS([.Y3]);100)-MOD(ABS([.Y3]);10))/10-MOD(ABS([.Y3]);10))*IF([.Y3]&gt;0;1;-1)" office:value-type="float" office:value="-0" calcext:value-type="float">
            <text:p>0</text:p>
          </table:table-cell>
          <table:table-cell table:style-name="ce1128" table:formula="of:=((MOD(ABS([.Z3]);100)-MOD(ABS([.Z3]);10))/10-MOD(ABS([.Z3]);10))*IF([.Z3]&gt;0;1;-1)" office:value-type="float" office:value="1" calcext:value-type="float">
            <text:p>1</text:p>
          </table:table-cell>
          <table:table-cell table:style-name="ce1128" table:formula="of:=((MOD(ABS([.AA3]);100)-MOD(ABS([.AA3]);10))/10-MOD(ABS([.AA3]);10))*IF([.AA3]&gt;0;1;-1)" office:value-type="float" office:value="2" calcext:value-type="float">
            <text:p>2</text:p>
          </table:table-cell>
          <table:table-cell table:style-name="ce1127"/>
          <table:table-cell table:style-name="ce1128" table:formula="of:=((MOD(ABS([.AC3]);100)-MOD(ABS([.AC3]);10))/10-MOD(ABS([.AC3]);10))*IF([.AC3]&gt;0;1;-1)" office:value-type="float" office:value="-5" calcext:value-type="float">
            <text:p>-5</text:p>
          </table:table-cell>
          <table:table-cell table:style-name="ce1128" table:formula="of:=((MOD(ABS([.AD3]);100)-MOD(ABS([.AD3]);10))/10-MOD(ABS([.AD3]);10))*IF([.AD3]&gt;0;1;-1)" office:value-type="float" office:value="1" calcext:value-type="float">
            <text:p>1</text:p>
          </table:table-cell>
          <table:table-cell table:style-name="ce1128" table:formula="of:=((MOD(ABS([.AE3]);100)-MOD(ABS([.AE3]);10))/10-MOD(ABS([.AE3]);10))*IF([.AE3]&gt;0;1;-1)" office:value-type="float" office:value="7" calcext:value-type="float">
            <text:p>7</text:p>
          </table:table-cell>
          <table:table-cell table:style-name="ce1128" table:formula="of:=((MOD(ABS([.AF3]);100)-MOD(ABS([.AF3]);10))/10-MOD(ABS([.AF3]);10))*IF([.AF3]&gt;0;1;-1)" office:value-type="float" office:value="6" calcext:value-type="float">
            <text:p>6</text:p>
          </table:table-cell>
          <table:table-cell table:number-columns-repeated="16337"/>
        </table:table-row>
        <table:table-row table:style-name="ro7">
          <table:table-cell table:style-name="ce1074"/>
          <table:table-cell table:style-name="ce1083" office:value-type="string" calcext:value-type="string">
            <text:p>R;;;;;</text:p>
          </table:table-cell>
          <table:table-cell table:style-name="ce1083" office:value-type="string" calcext:value-type="string">
            <text:p>R..</text:p>
          </table:table-cell>
          <table:table-cell table:style-name="ce1083" office:value-type="string" calcext:value-type="string">
            <text:p>R;;!</text:p>
          </table:table-cell>
          <table:table-cell table:style-name="ce1083" office:value-type="string" calcext:value-type="string">
            <text:p>R;;.!</text:p>
          </table:table-cell>
          <table:table-cell table:style-name="ce1084"/>
          <table:table-cell table:style-name="ce1086" table:formula="of:=IF([.X4]&gt;0;&quot;+&quot;;&quot;&quot;)&amp;IF([.X4]=0;IF(COUNTIF([.S4:.$X$2];&quot;0&quot;)&gt;1;&quot;-&quot;;&quot;+&quot;);&quot;&quot;)&amp;[.X4]" office:value-type="string" office:string-value="+15" calcext:value-type="string">
            <text:p>+15</text:p>
          </table:table-cell>
          <table:table-cell table:style-name="ce1086" table:formula="of:=IF([.Y4]&gt;0;&quot;+&quot;;&quot;&quot;)&amp;IF([.Y4]=0;IF(COUNTIF([.S4:.$Y$2];&quot;0&quot;)&gt;1;&quot;-&quot;;&quot;+&quot;);&quot;&quot;)&amp;[.Y4]" office:value-type="string" office:string-value="+14" calcext:value-type="string">
            <text:p>+14</text:p>
          </table:table-cell>
          <table:table-cell table:style-name="ce1086" table:formula="of:=IF([.Z4]&gt;0;&quot;+&quot;;&quot;&quot;)&amp;IF([.Z4]=0;IF(COUNTIF([.S4:.$Z$2];&quot;0&quot;)&gt;1;&quot;-&quot;;&quot;+&quot;);&quot;&quot;)&amp;[.Z4]" office:value-type="string" office:string-value="-42" calcext:value-type="string">
            <text:p>-42</text:p>
          </table:table-cell>
          <table:table-cell table:style-name="ce1086" table:formula="of:=IF([.AA4]&gt;0;&quot;+&quot;;&quot;&quot;)&amp;IF([.AA4]=0;IF(COUNTIF([.S4:.$AA$2];&quot;0&quot;)&gt;1;&quot;-&quot;;&quot;+&quot;);&quot;&quot;)&amp;[.AA4]" office:value-type="string" office:string-value="+21" calcext:value-type="string">
            <text:p>+21</text:p>
          </table:table-cell>
          <table:table-cell table:style-name="ce1084"/>
          <table:table-cell table:style-name="ce1086" table:formula="of:=IF([.AC4]&gt;0;&quot;+&quot;;&quot;&quot;)&amp;IF([.AC4]=0;IF(COUNTIF([.S4:.$AC$2];&quot;0&quot;)&gt;1;&quot;-&quot;;&quot;+&quot;);&quot;&quot;)&amp;[.AC4]" office:value-type="string" office:string-value="-25" calcext:value-type="string">
            <text:p>-25</text:p>
          </table:table-cell>
          <table:table-cell table:style-name="ce1086" table:formula="of:=IF([.AD4]&gt;0;&quot;+&quot;;&quot;&quot;)&amp;IF([.AD4]=0;IF(COUNTIF([.S4:.$AD$2];&quot;0&quot;)&gt;1;&quot;-&quot;;&quot;+&quot;);&quot;&quot;)&amp;[.AD4]" office:value-type="string" office:string-value="+43" calcext:value-type="string">
            <text:p>+43</text:p>
          </table:table-cell>
          <table:table-cell table:style-name="ce1086" table:formula="of:=IF([.AE4]&gt;0;&quot;+&quot;;&quot;&quot;)&amp;IF([.AE4]=0;IF(COUNTIF([.S4:.$AE$2];&quot;0&quot;)&gt;1;&quot;-&quot;;&quot;+&quot;);&quot;&quot;)&amp;[.AE4]" office:value-type="string" office:string-value="-2" calcext:value-type="string">
            <text:p>-2</text:p>
          </table:table-cell>
          <table:table-cell table:style-name="ce1086" table:formula="of:=IF([.AF4]&gt;0;&quot;+&quot;;&quot;&quot;)&amp;IF([.AF4]=0;IF(COUNTIF([.S3:.$AF$3];&quot;0&quot;)&gt;1;&quot;-&quot;;&quot;+&quot;);&quot;&quot;)&amp;[.AF4]" office:value-type="string" office:string-value="-50" calcext:value-type="string">
            <text:p>-50</text:p>
          </table:table-cell>
          <table:table-cell table:style-name="ce1095"/>
          <table:table-cell table:style-name="ce1101"/>
          <table:table-cell table:style-name="ce1106" table:formula="of:=DEC2OCT(ABS(SUM([.AH3:.AU3])))" office:value-type="string" office:string-value="125" calcext:value-type="string">
            <text:p>125</text:p>
          </table:table-cell>
          <table:table-cell table:style-name="ce1123" office:value-type="float" office:value="-60" calcext:value-type="float">
            <text:p>-60</text:p>
          </table:table-cell>
          <table:table-cell table:style-name="ce1123" office:value-type="float" office:value="7" calcext:value-type="float">
            <text:p>7</text:p>
          </table:table-cell>
          <table:table-cell table:style-name="ce1123" office:value-type="float" office:value="-11" calcext:value-type="float">
            <text:p>-11</text:p>
          </table:table-cell>
          <table:table-cell table:style-name="ce1123" office:value-type="float" office:value="-6" calcext:value-type="float">
            <text:p>-6</text:p>
          </table:table-cell>
          <table:table-cell table:style-name="ce1116"/>
          <table:table-cell table:style-name="ce1123" office:value-type="float" office:value="-43" calcext:value-type="float">
            <text:p>-43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-12" calcext:value-type="float">
            <text:p>-12</text:p>
          </table:table-cell>
          <table:table-cell table:style-name="ce1123" office:value-type="float" office:value="-13" calcext:value-type="float">
            <text:p>-13</text:p>
          </table:table-cell>
          <table:table-cell table:style-name="ce1116"/>
          <table:table-cell table:style-name="ce1123" office:value-type="float" office:value="16" calcext:value-type="float">
            <text:p>16</text:p>
          </table:table-cell>
          <table:table-cell table:style-name="ce1123" office:value-type="float" office:value="-34" calcext:value-type="float">
            <text:p>-34</text:p>
          </table:table-cell>
          <table:table-cell table:style-name="ce1123" office:value-type="float" office:value="-7" calcext:value-type="float">
            <text:p>-7</text:p>
          </table:table-cell>
          <table:table-cell table:style-name="ce1123" office:value-type="float" office:value="60" calcext:value-type="float">
            <text:p>60</text:p>
          </table:table-cell>
          <table:table-cell table:style-name="ce1125" table:formula="of:=SUM([.AH12:.AU12])" office:value-type="float" office:value="-7" calcext:value-type="float">
            <text:p>-7</text:p>
          </table:table-cell>
          <table:table-cell table:style-name="ce1128" table:formula="of:=((MOD(ABS([.S4]);100)-MOD(ABS([.S4]);10))/10-MOD(ABS([.S4]);10))*IF([.S4]&gt;0;1;-1)" office:value-type="float" office:value="5" calcext:value-type="float">
            <text:p>5</text:p>
          </table:table-cell>
          <table:table-cell table:style-name="ce1128" table:formula="of:=((MOD(ABS([.T4]);100)-MOD(ABS([.T4]);10))/10-MOD(ABS([.T4]);10))*IF([.T4]&gt;0;1;-1)" office:value-type="float" office:value="-2" calcext:value-type="float">
            <text:p>-2</text:p>
          </table:table-cell>
          <table:table-cell table:style-name="ce1128" table:formula="of:=((MOD(ABS([.U4]);100)-MOD(ABS([.U4]);10))/10-MOD(ABS([.U4]);10))*IF([.U4]&gt;0;1;-1)" office:value-type="float" office:value="-2" calcext:value-type="float">
            <text:p>-2</text:p>
          </table:table-cell>
          <table:table-cell table:style-name="ce1128" table:formula="of:=((MOD(ABS([.V4]);100)-MOD(ABS([.V4]);10))/10-MOD(ABS([.V4]);10))*IF([.V4]&gt;0;1;-1)" office:value-type="float" office:value="-1" calcext:value-type="float">
            <text:p>-1</text:p>
          </table:table-cell>
          <table:table-cell table:style-name="ce1127"/>
          <table:table-cell table:style-name="ce1128" table:formula="of:=((MOD(ABS([.X4]);100)-MOD(ABS([.X4]);10))/10-MOD(ABS([.X4]);10))*IF([.X4]&gt;0;1;-1)" office:value-type="float" office:value="-4" calcext:value-type="float">
            <text:p>-4</text:p>
          </table:table-cell>
          <table:table-cell table:style-name="ce1128" table:formula="of:=((MOD(ABS([.Y4]);100)-MOD(ABS([.Y4]);10))/10-MOD(ABS([.Y4]);10))*IF([.Y4]&gt;0;1;-1)" office:value-type="float" office:value="-3" calcext:value-type="float">
            <text:p>-3</text:p>
          </table:table-cell>
          <table:table-cell table:style-name="ce1128" table:formula="of:=((MOD(ABS([.Z4]);100)-MOD(ABS([.Z4]);10))/10-MOD(ABS([.Z4]);10))*IF([.Z4]&gt;0;1;-1)" office:value-type="float" office:value="-2" calcext:value-type="float">
            <text:p>-2</text:p>
          </table:table-cell>
          <table:table-cell table:style-name="ce1128" table:formula="of:=((MOD(ABS([.AA4]);100)-MOD(ABS([.AA4]);10))/10-MOD(ABS([.AA4]);10))*IF([.AA4]&gt;0;1;-1)" office:value-type="float" office:value="1" calcext:value-type="float">
            <text:p>1</text:p>
          </table:table-cell>
          <table:table-cell table:style-name="ce1127"/>
          <table:table-cell table:style-name="ce1128" table:formula="of:=((MOD(ABS([.AC4]);100)-MOD(ABS([.AC4]);10))/10-MOD(ABS([.AC4]);10))*IF([.AC4]&gt;0;1;-1)" office:value-type="float" office:value="3" calcext:value-type="float">
            <text:p>3</text:p>
          </table:table-cell>
          <table:table-cell table:style-name="ce1128" table:formula="of:=((MOD(ABS([.AD4]);100)-MOD(ABS([.AD4]);10))/10-MOD(ABS([.AD4]);10))*IF([.AD4]&gt;0;1;-1)" office:value-type="float" office:value="1" calcext:value-type="float">
            <text:p>1</text:p>
          </table:table-cell>
          <table:table-cell table:style-name="ce1128" table:formula="of:=((MOD(ABS([.AE4]);100)-MOD(ABS([.AE4]);10))/10-MOD(ABS([.AE4]);10))*IF([.AE4]&gt;0;1;-1)" office:value-type="float" office:value="2" calcext:value-type="float">
            <text:p>2</text:p>
          </table:table-cell>
          <table:table-cell table:style-name="ce1128" table:formula="of:=((MOD(ABS([.AF4]);100)-MOD(ABS([.AF4]);10))/10-MOD(ABS([.AF4]);10))*IF([.AF4]&gt;0;1;-1)" office:value-type="float" office:value="-5" calcext:value-type="float">
            <text:p>-5</text:p>
          </table:table-cell>
          <table:table-cell table:number-columns-repeated="16337"/>
        </table:table-row>
        <table:table-row table:style-name="ro7">
          <table:table-cell table:style-name="ce1074"/>
          <table:table-cell table:style-name="ce1084" table:number-columns-repeated="14"/>
          <table:table-cell table:style-name="ce1095"/>
          <table:table-cell table:style-name="ce1101"/>
          <table:table-cell table:style-name="ce1106" table:formula="of:=DEC2OCT(ABS(SUM([.AH4:.AU4])))" office:value-type="string" office:string-value="13" calcext:value-type="string">
            <text:p>13</text:p>
          </table:table-cell>
          <table:table-cell table:style-name="ce1123" office:value-type="float" office:value="50" calcext:value-type="float">
            <text:p>50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float" office:value="-20" calcext:value-type="float">
            <text:p>-20</text:p>
          </table:table-cell>
          <table:table-cell table:style-name="ce1123" office:value-type="float" office:value="-21" calcext:value-type="float">
            <text:p>-21</text:p>
          </table:table-cell>
          <table:table-cell table:style-name="ce1116"/>
          <table:table-cell table:style-name="ce1123" office:value-type="float" office:value="15" calcext:value-type="float">
            <text:p>15</text:p>
          </table:table-cell>
          <table:table-cell table:style-name="ce1123" office:value-type="float" office:value="14" calcext:value-type="float">
            <text:p>14</text:p>
          </table:table-cell>
          <table:table-cell table:style-name="ce1123" office:value-type="float" office:value="-42" calcext:value-type="float">
            <text:p>-42</text:p>
          </table:table-cell>
          <table:table-cell table:style-name="ce1123" office:value-type="float" office:value="21" calcext:value-type="float">
            <text:p>21</text:p>
          </table:table-cell>
          <table:table-cell table:style-name="ce1116"/>
          <table:table-cell table:style-name="ce1123" office:value-type="float" office:value="-25" calcext:value-type="float">
            <text:p>-25</text:p>
          </table:table-cell>
          <table:table-cell table:style-name="ce1123" office:value-type="float" office:value="43" calcext:value-type="float">
            <text:p>43</text:p>
          </table:table-cell>
          <table:table-cell table:style-name="ce1123" office:value-type="float" office:value="-2" calcext:value-type="float">
            <text:p>-2</text:p>
          </table:table-cell>
          <table:table-cell table:style-name="ce1123" office:value-type="float" office:value="-50" calcext:value-type="float">
            <text:p>-50</text:p>
          </table:table-cell>
          <table:table-cell table:style-name="ce1101"/>
          <table:table-cell table:style-name="ce1127" table:number-columns-repeated="4"/>
          <table:table-cell table:style-name="ce1101"/>
          <table:table-cell table:style-name="ce1127" table:number-columns-repeated="4"/>
          <table:table-cell table:style-name="ce1101"/>
          <table:table-cell table:style-name="ce1127" table:number-columns-repeated="4"/>
          <table:table-cell table:number-columns-repeated="16337"/>
        </table:table-row>
        <table:table-row table:style-name="ro7">
          <table:table-cell table:style-name="ce1074"/>
          <table:table-cell table:style-name="ce1086" table:formula="of:=IF([.S6]&gt;0;&quot;+&quot;;&quot;&quot;)&amp;IF([.S6]=0;IF(COUNTIF([.S2:.$S$6];&quot;0&quot;)&gt;1;&quot;-&quot;;&quot;+&quot;);&quot;&quot;)&amp;[.S6]" office:value-type="string" office:string-value="+10" calcext:value-type="string">
            <text:p>+10</text:p>
          </table:table-cell>
          <table:table-cell table:style-name="ce1086" table:formula="of:=IF([.T6]&gt;0;&quot;+&quot;;&quot;&quot;)&amp;IF([.T6]=0;IF(COUNTIF([.S2:.$T$6];&quot;0&quot;)&gt;1;&quot;-&quot;;&quot;+&quot;);&quot;&quot;)&amp;[.T6]" office:value-type="string" office:string-value="+5" calcext:value-type="string">
            <text:p>+5</text:p>
          </table:table-cell>
          <table:table-cell table:style-name="ce1086" table:formula="of:=IF([.U6]&gt;0;&quot;+&quot;;&quot;&quot;)&amp;IF([.U6]=0;IF(COUNTIF([.S2:.$U$6];&quot;0&quot;)&gt;1;&quot;-&quot;;&quot;+&quot;);&quot;&quot;)&amp;[.U6]" office:value-type="string" office:string-value="+25" calcext:value-type="string">
            <text:p>+25</text:p>
          </table:table-cell>
          <table:table-cell table:style-name="ce1086" table:formula="of:=IF([.V6]&gt;0;&quot;+&quot;;&quot;&quot;)&amp;IF([.V6]=0;IF(COUNTIF([.S2:.$V$6];&quot;0&quot;)&gt;1;&quot;-&quot;;&quot;+&quot;);&quot;&quot;)&amp;[.V6]" office:value-type="string" office:string-value="+61" calcext:value-type="string">
            <text:p>+61</text:p>
          </table:table-cell>
          <table:table-cell table:style-name="ce1084"/>
          <table:table-cell table:style-name="ce1086" table:formula="of:=IF([.X6]&gt;0;&quot;+&quot;;&quot;&quot;)&amp;IF([.X6]=0;IF(COUNTIF([.S2:.$X$6];&quot;0&quot;)&gt;1;&quot;-&quot;;&quot;+&quot;);&quot;&quot;)&amp;[.X6]" office:value-type="string" office:string-value="+22" calcext:value-type="string">
            <text:p>+22</text:p>
          </table:table-cell>
          <table:table-cell table:style-name="ce1086" table:formula="of:=IF([.Y6]&gt;0;&quot;+&quot;;&quot;&quot;)&amp;IF([.Y6]=0;IF(COUNTIF([.S2:.$Y$6];&quot;0&quot;)&gt;1;&quot;-&quot;;&quot;+&quot;);&quot;&quot;)&amp;[.Y6]" office:value-type="string" office:string-value="-15" calcext:value-type="string">
            <text:p>-15</text:p>
          </table:table-cell>
          <table:table-cell table:style-name="ce1086" table:formula="of:=IF([.Z6]&gt;0;&quot;+&quot;;&quot;&quot;)&amp;IF([.Z6]=0;IF(COUNTIF([.S2:.$Z$6];&quot;0&quot;)&gt;1;&quot;-&quot;;&quot;+&quot;);&quot;&quot;)&amp;[.Z6]" office:value-type="string" office:string-value="+20" calcext:value-type="string">
            <text:p>+20</text:p>
          </table:table-cell>
          <table:table-cell table:style-name="ce1086" table:formula="of:=IF([.AA6]&gt;0;&quot;+&quot;;&quot;&quot;)&amp;IF([.AA6]=0;IF(COUNTIF([.S2:.$AA$6];&quot;0&quot;)&gt;1;&quot;-&quot;;&quot;+&quot;);&quot;&quot;)&amp;[.AA6]" office:value-type="string" office:string-value="+51" calcext:value-type="string">
            <text:p>+51</text:p>
          </table:table-cell>
          <table:table-cell table:style-name="ce1084"/>
          <table:table-cell table:style-name="ce1086" table:formula="of:=IF([.AC6]&gt;0;&quot;+&quot;;&quot;&quot;)&amp;IF([.AC6]=0;IF(COUNTIF([.S2:.$AC$6];&quot;0&quot;)&gt;1;&quot;-&quot;;&quot;+&quot;);&quot;&quot;)&amp;[.AC6]" office:value-type="string" office:string-value="-24" calcext:value-type="string">
            <text:p>-24</text:p>
          </table:table-cell>
          <table:table-cell table:style-name="ce1086" table:formula="of:=IF([.AD6]&gt;0;&quot;+&quot;;&quot;&quot;)&amp;IF([.AD6]=0;IF(COUNTIF([.S2:.$AD$6];&quot;0&quot;)&gt;1;&quot;-&quot;;&quot;+&quot;);&quot;&quot;)&amp;[.AD6]" office:value-type="string" office:string-value="+31" calcext:value-type="string">
            <text:p>+31</text:p>
          </table:table-cell>
          <table:table-cell table:style-name="ce1086" table:formula="of:=IF([.AE6]&gt;0;&quot;+&quot;;&quot;&quot;)&amp;IF([.AE6]=0;IF(COUNTIF([.S2:.$AE$6];&quot;0&quot;)&gt;1;&quot;-&quot;;&quot;+&quot;);&quot;&quot;)&amp;[.AE6]" office:value-type="string" office:string-value="-5" calcext:value-type="string">
            <text:p>-5</text:p>
          </table:table-cell>
          <table:table-cell table:style-name="ce1086" table:formula="of:=IF([.AF6]&gt;0;&quot;+&quot;;&quot;&quot;)&amp;IF([.AF6]=0;IF(COUNTIF([.S2:.$AF$6];&quot;0&quot;)&gt;1;&quot;-&quot;;&quot;+&quot;);&quot;&quot;)&amp;[.AF6]" office:value-type="string" office:string-value="-10" calcext:value-type="string">
            <text:p>-10</text:p>
          </table:table-cell>
          <table:table-cell table:style-name="ce1095"/>
          <table:table-cell table:style-name="ce1101"/>
          <table:table-cell table:style-name="ce1109" table:formula="of:=DEC2OCT(ABS(SUM([.AH6:.AK8])))" office:value-type="string" office:string-value="0" calcext:value-type="string">
            <text:p>0</text:p>
          </table:table-cell>
          <table:table-cell table:style-name="ce1116" table:number-columns-repeated="4"/>
          <table:table-cell table:style-name="ce1126"/>
          <table:table-cell table:style-name="ce1116" table:number-columns-repeated="4"/>
          <table:table-cell table:style-name="ce1126"/>
          <table:table-cell table:style-name="ce1116" table:number-columns-repeated="4"/>
          <table:table-cell table:style-name="ce1125" table:formula="of:=SUM([.AH14:.AU14])" office:value-type="float" office:value="16" calcext:value-type="float">
            <text:p>16</text:p>
          </table:table-cell>
          <table:table-cell table:style-name="ce1128" table:formula="of:=((MOD(ABS([.S6]);100)-MOD(ABS([.S6]);10))/10-MOD(ABS([.S6]);10))*IF([.S6]&gt;0;1;-1)" office:value-type="float" office:value="1" calcext:value-type="float">
            <text:p>1</text:p>
          </table:table-cell>
          <table:table-cell table:style-name="ce1128" table:formula="of:=((MOD(ABS([.T6]);100)-MOD(ABS([.T6]);10))/10-MOD(ABS([.T6]);10))*IF([.T6]&gt;0;1;-1)" office:value-type="float" office:value="-5" calcext:value-type="float">
            <text:p>-5</text:p>
          </table:table-cell>
          <table:table-cell table:style-name="ce1128" table:formula="of:=((MOD(ABS([.U6]);100)-MOD(ABS([.U6]);10))/10-MOD(ABS([.U6]);10))*IF([.U6]&gt;0;1;-1)" office:value-type="float" office:value="-3" calcext:value-type="float">
            <text:p>-3</text:p>
          </table:table-cell>
          <table:table-cell table:style-name="ce1128" table:formula="of:=((MOD(ABS([.V6]);100)-MOD(ABS([.V6]);10))/10-MOD(ABS([.V6]);10))*IF([.V6]&gt;0;1;-1)" office:value-type="float" office:value="5" calcext:value-type="float">
            <text:p>5</text:p>
          </table:table-cell>
          <table:table-cell table:style-name="ce1127"/>
          <table:table-cell table:style-name="ce1128" table:formula="of:=((MOD(ABS([.X6]);100)-MOD(ABS([.X6]);10))/10-MOD(ABS([.X6]);10))*IF([.X6]&gt;0;1;-1)" office:value-type="float" office:value="0" calcext:value-type="float">
            <text:p>0</text:p>
          </table:table-cell>
          <table:table-cell table:style-name="ce1128" table:formula="of:=((MOD(ABS([.Y6]);100)-MOD(ABS([.Y6]);10))/10-MOD(ABS([.Y6]);10))*IF([.Y6]&gt;0;1;-1)" office:value-type="float" office:value="4" calcext:value-type="float">
            <text:p>4</text:p>
          </table:table-cell>
          <table:table-cell table:style-name="ce1128" table:formula="of:=((MOD(ABS([.Z6]);100)-MOD(ABS([.Z6]);10))/10-MOD(ABS([.Z6]);10))*IF([.Z6]&gt;0;1;-1)" office:value-type="float" office:value="2" calcext:value-type="float">
            <text:p>2</text:p>
          </table:table-cell>
          <table:table-cell table:style-name="ce1128" table:formula="of:=((MOD(ABS([.AA6]);100)-MOD(ABS([.AA6]);10))/10-MOD(ABS([.AA6]);10))*IF([.AA6]&gt;0;1;-1)" office:value-type="float" office:value="4" calcext:value-type="float">
            <text:p>4</text:p>
          </table:table-cell>
          <table:table-cell table:style-name="ce1127"/>
          <table:table-cell table:style-name="ce1128" table:formula="of:=((MOD(ABS([.AC6]);100)-MOD(ABS([.AC6]);10))/10-MOD(ABS([.AC6]);10))*IF([.AC6]&gt;0;1;-1)" office:value-type="float" office:value="2" calcext:value-type="float">
            <text:p>2</text:p>
          </table:table-cell>
          <table:table-cell table:style-name="ce1128" table:formula="of:=((MOD(ABS([.AD6]);100)-MOD(ABS([.AD6]);10))/10-MOD(ABS([.AD6]);10))*IF([.AD6]&gt;0;1;-1)" office:value-type="float" office:value="2" calcext:value-type="float">
            <text:p>2</text:p>
          </table:table-cell>
          <table:table-cell table:style-name="ce1128" table:formula="of:=((MOD(ABS([.AE6]);100)-MOD(ABS([.AE6]);10))/10-MOD(ABS([.AE6]);10))*IF([.AE6]&gt;0;1;-1)" office:value-type="float" office:value="5" calcext:value-type="float">
            <text:p>5</text:p>
          </table:table-cell>
          <table:table-cell table:style-name="ce1128" table:formula="of:=((MOD(ABS([.AF6]);100)-MOD(ABS([.AF6]);10))/10-MOD(ABS([.AF6]);10))*IF([.AF6]&gt;0;1;-1)" office:value-type="float" office:value="-1" calcext:value-type="float">
            <text:p>-1</text:p>
          </table:table-cell>
          <table:table-cell table:number-columns-repeated="16337"/>
        </table:table-row>
        <table:table-row table:style-name="ro7">
          <table:table-cell table:style-name="ce1074"/>
          <table:table-cell table:style-name="ce1086" table:formula="of:=IF([.S7]&gt;0;&quot;+&quot;;&quot;&quot;)&amp;IF([.S7]=0;IF(COUNTIF([.S3:.$S$6];&quot;0&quot;)&gt;1;&quot;-&quot;;&quot;+&quot;);&quot;&quot;)&amp;[.S7]" office:value-type="string" office:string-value="-30" calcext:value-type="string">
            <text:p>-30</text:p>
          </table:table-cell>
          <table:table-cell table:style-name="ce1086" table:formula="of:=IF([.T7]&gt;0;&quot;+&quot;;&quot;&quot;)&amp;IF([.T7]=0;IF(COUNTIF([.S3:.$T$6];&quot;0&quot;)&gt;1;&quot;-&quot;;&quot;+&quot;);&quot;&quot;)&amp;[.T7]" office:value-type="string" office:string-value="-14" calcext:value-type="string">
            <text:p>-14</text:p>
          </table:table-cell>
          <table:table-cell table:style-name="ce1086" table:formula="of:=IF([.U7]&gt;0;&quot;+&quot;;&quot;&quot;)&amp;IF([.U7]=0;IF(COUNTIF([.S3:.$U$6];&quot;0&quot;)&gt;1;&quot;-&quot;;&quot;+&quot;);&quot;&quot;)&amp;[.U7]" office:value-type="string" office:string-value="+23" calcext:value-type="string">
            <text:p>+23</text:p>
          </table:table-cell>
          <table:table-cell table:style-name="ce1086" table:formula="of:=IF([.V7]&gt;0;&quot;+&quot;;&quot;&quot;)&amp;IF([.V7]=0;IF(COUNTIF([.S3:.$V$6];&quot;0&quot;)&gt;1;&quot;-&quot;;&quot;+&quot;);&quot;&quot;)&amp;[.V7]" office:value-type="string" office:string-value="+6" calcext:value-type="string">
            <text:p>+6</text:p>
          </table:table-cell>
          <table:table-cell table:style-name="ce1084"/>
          <table:table-cell table:style-name="ce1086" table:formula="of:=IF([.X7]&gt;0;&quot;+&quot;;&quot;&quot;)&amp;IF([.X7]=0;IF(COUNTIF([.S3:.$X$6];&quot;0&quot;)&gt;1;&quot;-&quot;;&quot;+&quot;);&quot;&quot;)&amp;[.X7]" office:value-type="string" office:string-value="+24" calcext:value-type="string">
            <text:p>+24</text:p>
          </table:table-cell>
          <table:table-cell table:style-name="ce1086" table:formula="of:=IF([.Y7]&gt;0;&quot;+&quot;;&quot;&quot;)&amp;IF([.Y7]=0;IF(COUNTIF([.S3:.$Y$6];&quot;0&quot;)&gt;1;&quot;-&quot;;&quot;+&quot;);&quot;&quot;)&amp;[.Y7]" office:value-type="string" office:string-value="+34" calcext:value-type="string">
            <text:p>+34</text:p>
          </table:table-cell>
          <table:table-cell table:style-name="ce1086" table:formula="of:=IF([.Z7]&gt;0;&quot;+&quot;;&quot;&quot;)&amp;IF([.Z7]=0;IF(COUNTIF([.S3:.$Z$6];&quot;0&quot;)&gt;1;&quot;-&quot;;&quot;+&quot;);&quot;&quot;)&amp;[.Z7]" office:value-type="string" office:string-value="+52" calcext:value-type="string">
            <text:p>+52</text:p>
          </table:table-cell>
          <table:table-cell table:style-name="ce1086" table:formula="of:=IF([.AA7]&gt;0;&quot;+&quot;;&quot;&quot;)&amp;IF([.AA7]=0;IF(COUNTIF([.S3:.$AA$6];&quot;0&quot;)&gt;1;&quot;-&quot;;&quot;+&quot;);&quot;&quot;)&amp;[.AA7]" office:value-type="string" office:string-value="-61" calcext:value-type="string">
            <text:p>-61</text:p>
          </table:table-cell>
          <table:table-cell table:style-name="ce1084"/>
          <table:table-cell table:style-name="ce1086" table:formula="of:=IF([.AC7]&gt;0;&quot;+&quot;;&quot;&quot;)&amp;IF([.AC7]=0;IF(COUNTIF([.S3:.$AC$6];&quot;0&quot;)&gt;1;&quot;-&quot;;&quot;+&quot;);&quot;&quot;)&amp;[.AC7]" office:value-type="string" office:string-value="-22" calcext:value-type="string">
            <text:p>-22</text:p>
          </table:table-cell>
          <table:table-cell table:style-name="ce1086" table:formula="of:=IF([.AD7]&gt;0;&quot;+&quot;;&quot;&quot;)&amp;IF([.AD7]=0;IF(COUNTIF([.S3:.$AD$6];&quot;0&quot;)&gt;1;&quot;-&quot;;&quot;+&quot;);&quot;&quot;)&amp;[.AD7]" office:value-type="string" office:string-value="+0" calcext:value-type="string">
            <text:p>+0</text:p>
          </table:table-cell>
          <table:table-cell table:style-name="ce1086" table:formula="of:=IF([.AE7]&gt;0;&quot;+&quot;;&quot;&quot;)&amp;IF([.AE7]=0;IF(COUNTIF([.S3:.$AE$6];&quot;0&quot;)&gt;1;&quot;-&quot;;&quot;+&quot;);&quot;&quot;)&amp;[.AE7]" office:value-type="string" office:string-value="-4" calcext:value-type="string">
            <text:p>-4</text:p>
          </table:table-cell>
          <table:table-cell table:style-name="ce1086" table:formula="of:=IF([.AF7]&gt;0;&quot;+&quot;;&quot;&quot;)&amp;IF([.AF7]=0;IF(COUNTIF([.S3:.$AF$6];&quot;0&quot;)&gt;1;&quot;-&quot;;&quot;+&quot;);&quot;&quot;)&amp;[.AF7]" office:value-type="string" office:string-value="+30" calcext:value-type="string">
            <text:p>+30</text:p>
          </table:table-cell>
          <table:table-cell table:style-name="ce1095"/>
          <table:table-cell table:style-name="ce1101"/>
          <table:table-cell table:style-name="ce1106" table:formula="of:=DEC2OCT(ABS(SUM([.AH6:.AU6])))" office:value-type="string" office:string-value="211" calcext:value-type="string">
            <text:p>211</text:p>
          </table:table-cell>
          <table:table-cell table:style-name="ce1123" office:value-type="float" office:value="10" calcext:value-type="float">
            <text:p>10</text:p>
          </table:table-cell>
          <table:table-cell table:style-name="ce1123" office:value-type="float" office:value="5" calcext:value-type="float">
            <text:p>5</text:p>
          </table:table-cell>
          <table:table-cell table:style-name="ce1123" office:value-type="float" office:value="25" calcext:value-type="float">
            <text:p>25</text:p>
          </table:table-cell>
          <table:table-cell table:style-name="ce1123" office:value-type="float" office:value="61" calcext:value-type="float">
            <text:p>61</text:p>
          </table:table-cell>
          <table:table-cell table:style-name="ce1116"/>
          <table:table-cell table:style-name="ce1123" office:value-type="float" office:value="22" calcext:value-type="float">
            <text:p>22</text:p>
          </table:table-cell>
          <table:table-cell table:style-name="ce1123" office:value-type="float" office:value="-15" calcext:value-type="float">
            <text:p>-15</text:p>
          </table:table-cell>
          <table:table-cell table:style-name="ce1123" office:value-type="float" office:value="20" calcext:value-type="float">
            <text:p>20</text:p>
          </table:table-cell>
          <table:table-cell table:style-name="ce1123" office:value-type="float" office:value="51" calcext:value-type="float">
            <text:p>51</text:p>
          </table:table-cell>
          <table:table-cell table:style-name="ce1116"/>
          <table:table-cell table:style-name="ce1123" office:value-type="float" office:value="-24" calcext:value-type="float">
            <text:p>-24</text:p>
          </table:table-cell>
          <table:table-cell table:style-name="ce1123" office:value-type="float" office:value="31" calcext:value-type="float">
            <text:p>31</text:p>
          </table:table-cell>
          <table:table-cell table:style-name="ce1123" office:value-type="float" office:value="-5" calcext:value-type="float">
            <text:p>-5</text:p>
          </table:table-cell>
          <table:table-cell table:style-name="ce1123" office:value-type="float" office:value="-10" calcext:value-type="float">
            <text:p>-10</text:p>
          </table:table-cell>
          <table:table-cell table:style-name="ce1125" table:formula="of:=SUM([.AH15:.AU15])" office:value-type="float" office:value="-5" calcext:value-type="float">
            <text:p>-5</text:p>
          </table:table-cell>
          <table:table-cell table:style-name="ce1128" table:formula="of:=((MOD(ABS([.S7]);100)-MOD(ABS([.S7]);10))/10-MOD(ABS([.S7]);10))*IF([.S7]&gt;0;1;-1)" office:value-type="float" office:value="-3" calcext:value-type="float">
            <text:p>-3</text:p>
          </table:table-cell>
          <table:table-cell table:style-name="ce1128" table:formula="of:=((MOD(ABS([.T7]);100)-MOD(ABS([.T7]);10))/10-MOD(ABS([.T7]);10))*IF([.T7]&gt;0;1;-1)" office:value-type="float" office:value="3" calcext:value-type="float">
            <text:p>3</text:p>
          </table:table-cell>
          <table:table-cell table:style-name="ce1128" table:formula="of:=((MOD(ABS([.U7]);100)-MOD(ABS([.U7]);10))/10-MOD(ABS([.U7]);10))*IF([.U7]&gt;0;1;-1)" office:value-type="float" office:value="-1" calcext:value-type="float">
            <text:p>-1</text:p>
          </table:table-cell>
          <table:table-cell table:style-name="ce1128" table:formula="of:=((MOD(ABS([.V7]);100)-MOD(ABS([.V7]);10))/10-MOD(ABS([.V7]);10))*IF([.V7]&gt;0;1;-1)" office:value-type="float" office:value="-6" calcext:value-type="float">
            <text:p>-6</text:p>
          </table:table-cell>
          <table:table-cell table:style-name="ce1127"/>
          <table:table-cell table:style-name="ce1128" table:formula="of:=((MOD(ABS([.X7]);100)-MOD(ABS([.X7]);10))/10-MOD(ABS([.X7]);10))*IF([.X7]&gt;0;1;-1)" office:value-type="float" office:value="-2" calcext:value-type="float">
            <text:p>-2</text:p>
          </table:table-cell>
          <table:table-cell table:style-name="ce1128" table:formula="of:=((MOD(ABS([.Y7]);100)-MOD(ABS([.Y7]);10))/10-MOD(ABS([.Y7]);10))*IF([.Y7]&gt;0;1;-1)" office:value-type="float" office:value="-1" calcext:value-type="float">
            <text:p>-1</text:p>
          </table:table-cell>
          <table:table-cell table:style-name="ce1128" table:formula="of:=((MOD(ABS([.Z7]);100)-MOD(ABS([.Z7]);10))/10-MOD(ABS([.Z7]);10))*IF([.Z7]&gt;0;1;-1)" office:value-type="float" office:value="3" calcext:value-type="float">
            <text:p>3</text:p>
          </table:table-cell>
          <table:table-cell table:style-name="ce1128" table:formula="of:=((MOD(ABS([.AA7]);100)-MOD(ABS([.AA7]);10))/10-MOD(ABS([.AA7]);10))*IF([.AA7]&gt;0;1;-1)" office:value-type="float" office:value="-5" calcext:value-type="float">
            <text:p>-5</text:p>
          </table:table-cell>
          <table:table-cell table:style-name="ce1127"/>
          <table:table-cell table:style-name="ce1128" table:formula="of:=((MOD(ABS([.AC7]);100)-MOD(ABS([.AC7]);10))/10-MOD(ABS([.AC7]);10))*IF([.AC7]&gt;0;1;-1)" office:value-type="float" office:value="-0" calcext:value-type="float">
            <text:p>0</text:p>
          </table:table-cell>
          <table:table-cell table:style-name="ce1128" table:formula="of:=((MOD(ABS([.AD7]);100)-MOD(ABS([.AD7]);10))/10-MOD(ABS([.AD7]);10))*IF([.AD7]&gt;0;1;-1)" office:value-type="float" office:value="-0" calcext:value-type="float">
            <text:p>0</text:p>
          </table:table-cell>
          <table:table-cell table:style-name="ce1128" table:formula="of:=((MOD(ABS([.AE7]);100)-MOD(ABS([.AE7]);10))/10-MOD(ABS([.AE7]);10))*IF([.AE7]&gt;0;1;-1)" office:value-type="float" office:value="4" calcext:value-type="float">
            <text:p>4</text:p>
          </table:table-cell>
          <table:table-cell table:style-name="ce1128" table:formula="of:=((MOD(ABS([.AF7]);100)-MOD(ABS([.AF7]);10))/10-MOD(ABS([.AF7]);10))*IF([.AF7]&gt;0;1;-1)" office:value-type="float" office:value="3" calcext:value-type="float">
            <text:p>3</text:p>
          </table:table-cell>
          <table:table-cell table:number-columns-repeated="16337"/>
        </table:table-row>
        <table:table-row table:style-name="ro7">
          <table:table-cell table:style-name="ce1074"/>
          <table:table-cell table:style-name="ce1086" table:formula="of:=IF([.S8]&gt;0;&quot;+&quot;;&quot;&quot;)&amp;IF([.S8]=0;IF(COUNTIF([.S4:.$S$6];&quot;0&quot;)&gt;1;&quot;-&quot;;&quot;+&quot;);&quot;&quot;)&amp;[.S8]" office:value-type="string" office:string-value="-40" calcext:value-type="string">
            <text:p>-40</text:p>
          </table:table-cell>
          <table:table-cell table:style-name="ce1086" table:formula="of:=IF([.T8]&gt;0;&quot;+&quot;;&quot;&quot;)&amp;IF([.T8]=0;IF(COUNTIF([.S4:.$T$6];&quot;0&quot;)&gt;1;&quot;-&quot;;&quot;+&quot;);&quot;&quot;)&amp;[.T8]" office:value-type="string" office:string-value="-3" calcext:value-type="string">
            <text:p>-3</text:p>
          </table:table-cell>
          <table:table-cell table:style-name="ce1086" table:formula="of:=IF([.U8]&gt;0;&quot;+&quot;;&quot;&quot;)&amp;IF([.U8]=0;IF(COUNTIF([.S4:.$U$6];&quot;0&quot;)&gt;1;&quot;-&quot;;&quot;+&quot;);&quot;&quot;)&amp;[.U8]" office:value-type="string" office:string-value="+4" calcext:value-type="string">
            <text:p>+4</text:p>
          </table:table-cell>
          <table:table-cell table:style-name="ce1086" table:formula="of:=IF([.V8]&gt;0;&quot;+&quot;;&quot;&quot;)&amp;IF([.V8]=0;IF(COUNTIF([.S4:.$V$6];&quot;0&quot;)&gt;1;&quot;-&quot;;&quot;+&quot;);&quot;&quot;)&amp;[.V8]" office:value-type="string" office:string-value="-51" calcext:value-type="string">
            <text:p>-51</text:p>
          </table:table-cell>
          <table:table-cell table:style-name="ce1084"/>
          <table:table-cell table:style-name="ce1086" table:formula="of:=IF([.X8]&gt;0;&quot;+&quot;;&quot;&quot;)&amp;IF([.X8]=0;IF(COUNTIF([.S4:.$X$6];&quot;0&quot;)&gt;1;&quot;-&quot;;&quot;+&quot;);&quot;&quot;)&amp;[.X8]" office:value-type="string" office:string-value="+32" calcext:value-type="string">
            <text:p>+32</text:p>
          </table:table-cell>
          <table:table-cell table:style-name="ce1086" table:formula="of:=IF([.Y8]&gt;0;&quot;+&quot;;&quot;&quot;)&amp;IF([.Y8]=0;IF(COUNTIF([.S4:.$Y$6];&quot;0&quot;)&gt;1;&quot;-&quot;;&quot;+&quot;);&quot;&quot;)&amp;[.Y8]" office:value-type="string" office:string-value="+13" calcext:value-type="string">
            <text:p>+13</text:p>
          </table:table-cell>
          <table:table-cell table:style-name="ce1086" table:formula="of:=IF([.Z8]&gt;0;&quot;+&quot;;&quot;&quot;)&amp;IF([.Z8]=0;IF(COUNTIF([.S4:.$Z$6];&quot;0&quot;)&gt;1;&quot;-&quot;;&quot;+&quot;);&quot;&quot;)&amp;[.Z8]" office:value-type="string" office:string-value="-16" calcext:value-type="string">
            <text:p>-16</text:p>
          </table:table-cell>
          <table:table-cell table:style-name="ce1086" table:formula="of:=IF([.AA8]&gt;0;&quot;+&quot;;&quot;&quot;)&amp;IF([.AA8]=0;IF(COUNTIF([.S4:.$AA$6];&quot;0&quot;)&gt;1;&quot;-&quot;;&quot;+&quot;);&quot;&quot;)&amp;[.AA8]" office:value-type="string" office:string-value="-33" calcext:value-type="string">
            <text:p>-33</text:p>
          </table:table-cell>
          <table:table-cell table:style-name="ce1084"/>
          <table:table-cell table:style-name="ce1086" table:formula="of:=IF([.AC8]&gt;0;&quot;+&quot;;&quot;&quot;)&amp;IF([.AC8]=0;IF(COUNTIF([.S4:.$AC$6];&quot;0&quot;)&gt;1;&quot;-&quot;;&quot;+&quot;);&quot;&quot;)&amp;[.AC8]" office:value-type="string" office:string-value="+42" calcext:value-type="string">
            <text:p>+42</text:p>
          </table:table-cell>
          <table:table-cell table:style-name="ce1086" table:formula="of:=IF([.AD8]&gt;0;&quot;+&quot;;&quot;&quot;)&amp;IF([.AD8]=0;IF(COUNTIF([.S4:.$AD$6];&quot;0&quot;)&gt;1;&quot;-&quot;;&quot;+&quot;);&quot;&quot;)&amp;[.AD8]" office:value-type="string" office:string-value="-41" calcext:value-type="string">
            <text:p>-41</text:p>
          </table:table-cell>
          <table:table-cell table:style-name="ce1086" table:formula="of:=IF([.AE8]&gt;0;&quot;+&quot;;&quot;&quot;)&amp;IF([.AE8]=0;IF(COUNTIF([.S4:.$AE$6];&quot;0&quot;)&gt;1;&quot;-&quot;;&quot;+&quot;);&quot;&quot;)&amp;[.AE8]" office:value-type="string" office:string-value="+3" calcext:value-type="string">
            <text:p>+3</text:p>
          </table:table-cell>
          <table:table-cell table:style-name="ce1086" table:formula="of:=IF([.AF8]&gt;0;&quot;+&quot;;&quot;&quot;)&amp;IF([.AF8]=0;IF(COUNTIF([.S4:.$AF$6];&quot;0&quot;)&gt;1;&quot;-&quot;;&quot;+&quot;);&quot;&quot;)&amp;[.AF8]" office:value-type="string" office:string-value="+40" calcext:value-type="string">
            <text:p>+40</text:p>
          </table:table-cell>
          <table:table-cell table:style-name="ce1095"/>
          <table:table-cell table:style-name="ce1101"/>
          <table:table-cell table:style-name="ce1106" table:formula="of:=DEC2OCT(ABS(SUM([.AH7:.AU7])))" office:value-type="string" office:string-value="40" calcext:value-type="string">
            <text:p>40</text:p>
          </table:table-cell>
          <table:table-cell table:style-name="ce1123" office:value-type="float" office:value="-30" calcext:value-type="float">
            <text:p>-30</text:p>
          </table:table-cell>
          <table:table-cell table:style-name="ce1123" office:value-type="float" office:value="-14" calcext:value-type="float">
            <text:p>-14</text:p>
          </table:table-cell>
          <table:table-cell table:style-name="ce1123" office:value-type="float" office:value="23" calcext:value-type="float">
            <text:p>23</text:p>
          </table:table-cell>
          <table:table-cell table:style-name="ce1123" office:value-type="float" office:value="6" calcext:value-type="float">
            <text:p>6</text:p>
          </table:table-cell>
          <table:table-cell table:style-name="ce1116"/>
          <table:table-cell table:style-name="ce1123" office:value-type="float" office:value="24" calcext:value-type="float">
            <text:p>24</text:p>
          </table:table-cell>
          <table:table-cell table:style-name="ce1123" office:value-type="float" office:value="34" calcext:value-type="float">
            <text:p>34</text:p>
          </table:table-cell>
          <table:table-cell table:style-name="ce1123" office:value-type="float" office:value="52" calcext:value-type="float">
            <text:p>52</text:p>
          </table:table-cell>
          <table:table-cell table:style-name="ce1123" office:value-type="float" office:value="-61" calcext:value-type="float">
            <text:p>-61</text:p>
          </table:table-cell>
          <table:table-cell table:style-name="ce1116"/>
          <table:table-cell table:style-name="ce1123" office:value-type="float" office:value="-22" calcext:value-type="float">
            <text:p>-22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-4" calcext:value-type="float">
            <text:p>-4</text:p>
          </table:table-cell>
          <table:table-cell table:style-name="ce1123" office:value-type="float" office:value="30" calcext:value-type="float">
            <text:p>30</text:p>
          </table:table-cell>
          <table:table-cell table:style-name="ce1125" table:formula="of:=SUM([.AH16:.AU16])" office:value-type="float" office:value="-5" calcext:value-type="float">
            <text:p>-5</text:p>
          </table:table-cell>
          <table:table-cell table:style-name="ce1128" table:formula="of:=((MOD(ABS([.S8]);100)-MOD(ABS([.S8]);10))/10-MOD(ABS([.S8]);10))*IF([.S8]&gt;0;1;-1)" office:value-type="float" office:value="-4" calcext:value-type="float">
            <text:p>-4</text:p>
          </table:table-cell>
          <table:table-cell table:style-name="ce1128" table:formula="of:=((MOD(ABS([.T8]);100)-MOD(ABS([.T8]);10))/10-MOD(ABS([.T8]);10))*IF([.T8]&gt;0;1;-1)" office:value-type="float" office:value="3" calcext:value-type="float">
            <text:p>3</text:p>
          </table:table-cell>
          <table:table-cell table:style-name="ce1128" table:formula="of:=((MOD(ABS([.U8]);100)-MOD(ABS([.U8]);10))/10-MOD(ABS([.U8]);10))*IF([.U8]&gt;0;1;-1)" office:value-type="float" office:value="-4" calcext:value-type="float">
            <text:p>-4</text:p>
          </table:table-cell>
          <table:table-cell table:style-name="ce1128" table:formula="of:=((MOD(ABS([.V8]);100)-MOD(ABS([.V8]);10))/10-MOD(ABS([.V8]);10))*IF([.V8]&gt;0;1;-1)" office:value-type="float" office:value="-4" calcext:value-type="float">
            <text:p>-4</text:p>
          </table:table-cell>
          <table:table-cell table:style-name="ce1127"/>
          <table:table-cell table:style-name="ce1128" table:formula="of:=((MOD(ABS([.X8]);100)-MOD(ABS([.X8]);10))/10-MOD(ABS([.X8]);10))*IF([.X8]&gt;0;1;-1)" office:value-type="float" office:value="1" calcext:value-type="float">
            <text:p>1</text:p>
          </table:table-cell>
          <table:table-cell table:style-name="ce1128" table:formula="of:=((MOD(ABS([.Y8]);100)-MOD(ABS([.Y8]);10))/10-MOD(ABS([.Y8]);10))*IF([.Y8]&gt;0;1;-1)" office:value-type="float" office:value="-2" calcext:value-type="float">
            <text:p>-2</text:p>
          </table:table-cell>
          <table:table-cell table:style-name="ce1128" table:formula="of:=((MOD(ABS([.Z8]);100)-MOD(ABS([.Z8]);10))/10-MOD(ABS([.Z8]);10))*IF([.Z8]&gt;0;1;-1)" office:value-type="float" office:value="5" calcext:value-type="float">
            <text:p>5</text:p>
          </table:table-cell>
          <table:table-cell table:style-name="ce1128" table:formula="of:=((MOD(ABS([.AA8]);100)-MOD(ABS([.AA8]);10))/10-MOD(ABS([.AA8]);10))*IF([.AA8]&gt;0;1;-1)" office:value-type="float" office:value="-0" calcext:value-type="float">
            <text:p>0</text:p>
          </table:table-cell>
          <table:table-cell table:style-name="ce1127"/>
          <table:table-cell table:style-name="ce1128" table:formula="of:=((MOD(ABS([.AC8]);100)-MOD(ABS([.AC8]);10))/10-MOD(ABS([.AC8]);10))*IF([.AC8]&gt;0;1;-1)" office:value-type="float" office:value="2" calcext:value-type="float">
            <text:p>2</text:p>
          </table:table-cell>
          <table:table-cell table:style-name="ce1128" table:formula="of:=((MOD(ABS([.AD8]);100)-MOD(ABS([.AD8]);10))/10-MOD(ABS([.AD8]);10))*IF([.AD8]&gt;0;1;-1)" office:value-type="float" office:value="-3" calcext:value-type="float">
            <text:p>-3</text:p>
          </table:table-cell>
          <table:table-cell table:style-name="ce1128" table:formula="of:=((MOD(ABS([.AE8]);100)-MOD(ABS([.AE8]);10))/10-MOD(ABS([.AE8]);10))*IF([.AE8]&gt;0;1;-1)" office:value-type="float" office:value="-3" calcext:value-type="float">
            <text:p>-3</text:p>
          </table:table-cell>
          <table:table-cell table:style-name="ce1128" table:formula="of:=((MOD(ABS([.AF8]);100)-MOD(ABS([.AF8]);10))/10-MOD(ABS([.AF8]);10))*IF([.AF8]&gt;0;1;-1)" office:value-type="float" office:value="4" calcext:value-type="float">
            <text:p>4</text:p>
          </table:table-cell>
          <table:table-cell table:number-columns-repeated="16337"/>
        </table:table-row>
        <table:table-row table:style-name="ro7">
          <table:table-cell table:style-name="ce1075"/>
          <table:table-cell table:style-name="ce1088" table:number-columns-repeated="14"/>
          <table:table-cell table:style-name="ce1096"/>
          <table:table-cell table:style-name="ce1101"/>
          <table:table-cell table:style-name="ce1106" table:formula="of:=DEC2OCT(ABS(SUM([.AH8:.AU8])))" office:value-type="string" office:string-value="50" calcext:value-type="string">
            <text:p>50</text:p>
          </table:table-cell>
          <table:table-cell table:style-name="ce1123" office:value-type="float" office:value="-40" calcext:value-type="float">
            <text:p>-40</text:p>
          </table:table-cell>
          <table:table-cell table:style-name="ce1123" office:value-type="float" office:value="-3" calcext:value-type="float">
            <text:p>-3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float" office:value="-51" calcext:value-type="float">
            <text:p>-51</text:p>
          </table:table-cell>
          <table:table-cell table:style-name="ce1116"/>
          <table:table-cell table:style-name="ce1123" office:value-type="float" office:value="32" calcext:value-type="float">
            <text:p>32</text:p>
          </table:table-cell>
          <table:table-cell table:style-name="ce1123" office:value-type="float" office:value="13" calcext:value-type="float">
            <text:p>13</text:p>
          </table:table-cell>
          <table:table-cell table:style-name="ce1123" office:value-type="float" office:value="-16" calcext:value-type="float">
            <text:p>-16</text:p>
          </table:table-cell>
          <table:table-cell table:style-name="ce1123" office:value-type="float" office:value="-33" calcext:value-type="float">
            <text:p>-33</text:p>
          </table:table-cell>
          <table:table-cell table:style-name="ce1116"/>
          <table:table-cell table:style-name="ce1123" office:value-type="float" office:value="42" calcext:value-type="float">
            <text:p>42</text:p>
          </table:table-cell>
          <table:table-cell table:style-name="ce1123" office:value-type="float" office:value="-41" calcext:value-type="float">
            <text:p>-41</text:p>
          </table:table-cell>
          <table:table-cell table:style-name="ce1123" office:value-type="float" office:value="3" calcext:value-type="float">
            <text:p>3</text:p>
          </table:table-cell>
          <table:table-cell table:style-name="ce1123" office:value-type="float" office:value="40" calcext:value-type="float">
            <text:p>40</text:p>
          </table:table-cell>
          <table:table-cell table:style-name="ce1125" table:formula="of:=SUM([.AH14:.AK16])" office:value-type="float" office:value="-18" calcext:value-type="float">
            <text:p>-18</text:p>
          </table:table-cell>
          <table:table-cell table:style-name="ce1101" table:number-columns-repeated="4"/>
          <table:table-cell table:style-name="ce1125" table:formula="of:=SUM([.AM14:.AP16])" office:value-type="float" office:value="9" calcext:value-type="float">
            <text:p>9</text:p>
          </table:table-cell>
          <table:table-cell table:style-name="ce1101" table:number-columns-repeated="4"/>
          <table:table-cell table:style-name="ce1125" table:formula="of:=SUM([.AR14:.AU16])" office:value-type="float" office:value="15" calcext:value-type="float">
            <text:p>15</text:p>
          </table:table-cell>
          <table:table-cell table:style-name="ce1101" table:number-columns-repeated="4"/>
          <table:table-cell table:number-columns-repeated="16337"/>
        </table:table-row>
        <table:table-row table:style-name="ro7">
          <table:table-cell table:number-columns-repeated="8"/>
          <table:table-cell table:style-name="ce1079" table:number-columns-repeated="27"/>
          <table:table-cell table:number-columns-repeated="16349"/>
        </table:table-row>
        <table:table-row table:style-name="ro7">
          <table:table-cell table:style-name="ce1079" table:number-columns-repeated="3"/>
          <table:table-cell table:style-name="ce1080" office:value-type="string" calcext:value-type="string">
            <text:p>N</text:p>
          </table:table-cell>
          <table:table-cell table:style-name="ce1080" office:value-type="string" calcext:value-type="string">
            <text:p>N37</text:p>
          </table:table-cell>
          <table:table-cell table:style-name="ce1090" table:number-columns-repeated="2"/>
          <table:table-cell table:style-name="ce1079" table:number-columns-repeated="7"/>
          <table:table-cell table:style-name="ce1092"/>
          <table:table-cell table:style-name="ce1093" table:number-columns-repeated="20"/>
          <table:table-cell table:number-columns-repeated="16349"/>
        </table:table-row>
        <table:table-row table:style-name="ro7">
          <table:table-cell table:style-name="ce1079" table:number-columns-repeated="3"/>
          <table:table-cell table:style-name="ce1089" table:number-columns-repeated="2"/>
          <table:table-cell table:style-name="ce1090" table:number-columns-repeated="2"/>
          <table:table-cell table:style-name="ce1079" table:number-columns-repeated="7"/>
          <table:table-cell table:style-name="ce1092"/>
          <table:table-cell table:style-name="ce1093" office:value-type="string" calcext:value-type="string">
            <text:p>P0</text:p>
          </table:table-cell>
          <table:table-cell table:style-name="ce1093" office:value-type="string" calcext:value-type="string">
            <text:p>P1</text:p>
          </table:table-cell>
          <table:table-cell table:style-name="ce1093" office:value-type="string" calcext:value-type="string">
            <text:p>P10</text:p>
          </table:table-cell>
          <table:table-cell table:style-name="ce1093"/>
          <table:table-cell table:style-name="ce1093" office:value-type="string" calcext:value-type="string">
            <text:p>P20</text:p>
          </table:table-cell>
          <table:table-cell table:style-name="ce1093" office:value-type="string" calcext:value-type="string">
            <text:p>P2</text:p>
          </table:table-cell>
          <table:table-cell table:style-name="ce1093" office:value-type="string" calcext:value-type="string">
            <text:p>P30</text:p>
          </table:table-cell>
          <table:table-cell table:style-name="ce1093"/>
          <table:table-cell table:style-name="ce1093" office:value-type="string" calcext:value-type="string">
            <text:p>P40</text:p>
          </table:table-cell>
          <table:table-cell table:style-name="ce1093" office:value-type="string" calcext:value-type="string">
            <text:p>P3</text:p>
          </table:table-cell>
          <table:table-cell table:style-name="ce1093" office:value-type="string" calcext:value-type="string">
            <text:p>P50</text:p>
          </table:table-cell>
          <table:table-cell table:style-name="ce1093"/>
          <table:table-cell table:style-name="ce1093" office:value-type="string" calcext:value-type="string">
            <text:p>P60</text:p>
          </table:table-cell>
          <table:table-cell table:style-name="ce1093" office:value-type="string" calcext:value-type="string">
            <text:p>P4</text:p>
          </table:table-cell>
          <table:table-cell table:style-name="ce1093" office:value-type="string" calcext:value-type="string">
            <text:p>P70</text:p>
          </table:table-cell>
          <table:table-cell table:style-name="ce1093"/>
          <table:table-cell table:style-name="ce1093" office:value-type="string" calcext:value-type="string">
            <text:p>P00</text:p>
          </table:table-cell>
          <table:table-cell table:style-name="ce1093" office:value-type="string" calcext:value-type="string">
            <text:p>P5</text:p>
          </table:table-cell>
          <table:table-cell table:style-name="ce1093" office:value-type="string" calcext:value-type="string">
            <text:p>P00</text:p>
          </table:table-cell>
          <table:table-cell table:style-name="ce1093"/>
          <table:table-cell table:number-columns-repeated="16349"/>
        </table:table-row>
        <table:table-row table:style-name="ro7">
          <table:table-cell table:style-name="ce1080" office:value-type="string" calcext:value-type="string">
            <text:p>N1</text:p>
          </table:table-cell>
          <table:table-cell table:style-name="ce1080" office:value-type="string" calcext:value-type="string">
            <text:p>N36</text:p>
          </table:table-cell>
          <table:table-cell table:style-name="ce1079"/>
          <table:table-cell table:style-name="ce1080" office:value-type="string" calcext:value-type="string">
            <text:p>N3</text:p>
          </table:table-cell>
          <table:table-cell table:style-name="ce1080" office:value-type="string" calcext:value-type="string">
            <text:p>N34</text:p>
          </table:table-cell>
          <table:table-cell table:style-name="ce1079"/>
          <table:table-cell table:style-name="ce1080" office:value-type="string" calcext:value-type="string">
            <text:p>N5</text:p>
          </table:table-cell>
          <table:table-cell table:style-name="ce1080" office:value-type="string" calcext:value-type="string">
            <text:p>N32</text:p>
          </table:table-cell>
          <table:table-cell table:style-name="ce1079" table:number-columns-repeated="6"/>
          <table:table-cell table:style-name="ce1092"/>
          <table:table-cell table:style-name="ce1093" office:value-type="string" calcext:value-type="string">
            <text:p>P14</text:p>
          </table:table-cell>
          <table:table-cell table:style-name="ce1093" office:value-type="string" calcext:value-type="string">
            <text:p>P11</text:p>
          </table:table-cell>
          <table:table-cell table:style-name="ce1093" office:value-type="string" calcext:value-type="string">
            <text:p>P12</text:p>
          </table:table-cell>
          <table:table-cell table:style-name="ce1093"/>
          <table:table-cell table:style-name="ce1093" office:value-type="string" calcext:value-type="string">
            <text:p>P25</text:p>
          </table:table-cell>
          <table:table-cell table:style-name="ce1093" office:value-type="string" calcext:value-type="string">
            <text:p>P22</text:p>
          </table:table-cell>
          <table:table-cell table:style-name="ce1093" office:value-type="string" calcext:value-type="string">
            <text:p>P23</text:p>
          </table:table-cell>
          <table:table-cell table:style-name="ce1093"/>
          <table:table-cell table:style-name="ce1093" office:value-type="string" calcext:value-type="string">
            <text:p>P13</text:p>
          </table:table-cell>
          <table:table-cell table:style-name="ce1093" office:value-type="string" calcext:value-type="string">
            <text:p>P33</text:p>
          </table:table-cell>
          <table:table-cell table:style-name="ce1093" office:value-type="string" calcext:value-type="string">
            <text:p>P34</text:p>
          </table:table-cell>
          <table:table-cell table:style-name="ce1093"/>
          <table:table-cell table:style-name="ce1093" office:value-type="string" calcext:value-type="string">
            <text:p>P24</text:p>
          </table:table-cell>
          <table:table-cell table:style-name="ce1093" office:value-type="string" calcext:value-type="string">
            <text:p>P44</text:p>
          </table:table-cell>
          <table:table-cell table:style-name="ce1093" office:value-type="string" calcext:value-type="string">
            <text:p>P45</text:p>
          </table:table-cell>
          <table:table-cell table:style-name="ce1093"/>
          <table:table-cell table:style-name="ce1093" office:value-type="string" calcext:value-type="string">
            <text:p>P35</text:p>
          </table:table-cell>
          <table:table-cell table:style-name="ce1093" office:value-type="string" calcext:value-type="string">
            <text:p>P55</text:p>
          </table:table-cell>
          <table:table-cell table:style-name="ce1093" office:value-type="string" calcext:value-type="string">
            <text:p>P15</text:p>
          </table:table-cell>
          <table:table-cell table:style-name="ce1093"/>
          <table:table-cell table:number-columns-repeated="16349"/>
        </table:table-row>
        <table:table-row table:style-name="ro7">
          <table:table-cell table:style-name="ce1080" office:value-type="string" calcext:value-type="string">
            <text:p>N2</text:p>
          </table:table-cell>
          <table:table-cell table:style-name="ce1080" office:value-type="string" calcext:value-type="string">
            <text:p>N35</text:p>
          </table:table-cell>
          <table:table-cell table:style-name="ce1079"/>
          <table:table-cell table:style-name="ce1080" office:value-type="string" calcext:value-type="string">
            <text:p>N6</text:p>
          </table:table-cell>
          <table:table-cell table:style-name="ce1080" office:value-type="string" calcext:value-type="string">
            <text:p>N31</text:p>
          </table:table-cell>
          <table:table-cell table:style-name="ce1079"/>
          <table:table-cell table:style-name="ce1080" office:value-type="string" calcext:value-type="string">
            <text:p>N12</text:p>
          </table:table-cell>
          <table:table-cell table:style-name="ce1080" office:value-type="string" calcext:value-type="string">
            <text:p>N25</text:p>
          </table:table-cell>
          <table:table-cell table:style-name="ce1079" table:number-columns-repeated="6"/>
          <table:table-cell table:style-name="ce1092"/>
          <table:table-cell table:style-name="ce1093" office:value-type="string" calcext:value-type="string">
            <text:p>P124</text:p>
          </table:table-cell>
          <table:table-cell table:style-name="ce1093" office:value-type="string" calcext:value-type="string">
            <text:p>P111</text:p>
          </table:table-cell>
          <table:table-cell table:style-name="ce1093" office:value-type="string" calcext:value-type="string">
            <text:p>P123</text:p>
          </table:table-cell>
          <table:table-cell table:style-name="ce1093"/>
          <table:table-cell table:style-name="ce1093" office:value-type="string" calcext:value-type="string">
            <text:p>P235</text:p>
          </table:table-cell>
          <table:table-cell table:style-name="ce1093" office:value-type="string" calcext:value-type="string">
            <text:p>P222</text:p>
          </table:table-cell>
          <table:table-cell table:style-name="ce1093" office:value-type="string" calcext:value-type="string">
            <text:p>P234</text:p>
          </table:table-cell>
          <table:table-cell table:style-name="ce1093"/>
          <table:table-cell table:style-name="ce1093" office:value-type="string" calcext:value-type="string">
            <text:p>P134</text:p>
          </table:table-cell>
          <table:table-cell table:style-name="ce1093" office:value-type="string" calcext:value-type="string">
            <text:p>P333</text:p>
          </table:table-cell>
          <table:table-cell table:style-name="ce1093" office:value-type="string" calcext:value-type="string">
            <text:p>P345</text:p>
          </table:table-cell>
          <table:table-cell table:style-name="ce1093"/>
          <table:table-cell table:style-name="ce1093" office:value-type="string" calcext:value-type="string">
            <text:p>P245</text:p>
          </table:table-cell>
          <table:table-cell table:style-name="ce1093" office:value-type="string" calcext:value-type="string">
            <text:p>P444</text:p>
          </table:table-cell>
          <table:table-cell table:style-name="ce1093" office:value-type="string" calcext:value-type="string">
            <text:p>P145</text:p>
          </table:table-cell>
          <table:table-cell table:style-name="ce1093"/>
          <table:table-cell table:style-name="ce1093" office:value-type="string" calcext:value-type="string">
            <text:p>P135</text:p>
          </table:table-cell>
          <table:table-cell table:style-name="ce1093" office:value-type="string" calcext:value-type="string">
            <text:p>P555</text:p>
          </table:table-cell>
          <table:table-cell table:style-name="ce1093" office:value-type="string" calcext:value-type="string">
            <text:p>P125</text:p>
          </table:table-cell>
          <table:table-cell table:style-name="ce1093"/>
          <table:table-cell table:number-columns-repeated="16349"/>
        </table:table-row>
        <table:table-row table:style-name="ro7">
          <table:table-cell table:style-name="ce1080" office:value-type="string" calcext:value-type="string">
            <text:p>N4</text:p>
          </table:table-cell>
          <table:table-cell table:style-name="ce1080" office:value-type="string" calcext:value-type="string">
            <text:p>N33</text:p>
          </table:table-cell>
          <table:table-cell table:style-name="ce1079"/>
          <table:table-cell table:style-name="ce1080" office:value-type="string" calcext:value-type="string">
            <text:p>N14</text:p>
          </table:table-cell>
          <table:table-cell table:style-name="ce1080" office:value-type="string" calcext:value-type="string">
            <text:p>N23</text:p>
          </table:table-cell>
          <table:table-cell table:style-name="ce1079"/>
          <table:table-cell table:style-name="ce1080" office:value-type="string" calcext:value-type="string">
            <text:p>N24</text:p>
          </table:table-cell>
          <table:table-cell table:style-name="ce1080" office:value-type="string" calcext:value-type="string">
            <text:p>N13</text:p>
          </table:table-cell>
          <table:table-cell table:style-name="ce1079" table:number-columns-repeated="6"/>
          <table:table-cell table:style-name="ce1092"/>
          <table:table-cell table:style-name="ce1093" office:value-type="string" calcext:value-type="string">
            <text:p>P115</text:p>
          </table:table-cell>
          <table:table-cell table:style-name="ce1093"/>
          <table:table-cell table:style-name="ce1093" office:value-type="string" calcext:value-type="string">
            <text:p>P112</text:p>
          </table:table-cell>
          <table:table-cell table:style-name="ce1093"/>
          <table:table-cell table:style-name="ce1093" office:value-type="string" calcext:value-type="string">
            <text:p>P122</text:p>
          </table:table-cell>
          <table:table-cell table:style-name="ce1093"/>
          <table:table-cell table:style-name="ce1093" office:value-type="string" calcext:value-type="string">
            <text:p>P223</text:p>
          </table:table-cell>
          <table:table-cell table:style-name="ce1093"/>
          <table:table-cell table:style-name="ce1093" office:value-type="string" calcext:value-type="string">
            <text:p>P233</text:p>
          </table:table-cell>
          <table:table-cell table:style-name="ce1093"/>
          <table:table-cell table:style-name="ce1093" office:value-type="string" calcext:value-type="string">
            <text:p>P334</text:p>
          </table:table-cell>
          <table:table-cell table:style-name="ce1093"/>
          <table:table-cell table:style-name="ce1093" office:value-type="string" calcext:value-type="string">
            <text:p>P344</text:p>
          </table:table-cell>
          <table:table-cell table:style-name="ce1093"/>
          <table:table-cell table:style-name="ce1093" office:value-type="string" calcext:value-type="string">
            <text:p>P445</text:p>
          </table:table-cell>
          <table:table-cell table:style-name="ce1093"/>
          <table:table-cell table:style-name="ce1093" office:value-type="string" calcext:value-type="string">
            <text:p>P455</text:p>
          </table:table-cell>
          <table:table-cell table:style-name="ce1093"/>
          <table:table-cell table:style-name="ce1093" office:value-type="string" calcext:value-type="string">
            <text:p>P155</text:p>
          </table:table-cell>
          <table:table-cell table:style-name="ce1093"/>
          <table:table-cell table:number-columns-repeated="16349"/>
        </table:table-row>
        <table:table-row table:style-name="ro7">
          <table:table-cell table:style-name="ce1080" office:value-type="string" calcext:value-type="string">
            <text:p>N10</text:p>
          </table:table-cell>
          <table:table-cell table:style-name="ce1080" office:value-type="string" calcext:value-type="string">
            <text:p>N32</text:p>
          </table:table-cell>
          <table:table-cell table:style-name="ce1079"/>
          <table:table-cell table:style-name="ce1080" office:value-type="string" calcext:value-type="string">
            <text:p>N30</text:p>
          </table:table-cell>
          <table:table-cell table:style-name="ce1080" office:value-type="string" calcext:value-type="string">
            <text:p>N7</text:p>
          </table:table-cell>
          <table:table-cell table:style-name="ce1079"/>
          <table:table-cell table:style-name="ce1080" office:value-type="string" calcext:value-type="string">
            <text:p>N11</text:p>
          </table:table-cell>
          <table:table-cell table:style-name="ce1080" office:value-type="string" calcext:value-type="string">
            <text:p>N26</text:p>
          </table:table-cell>
          <table:table-cell table:style-name="ce1079" table:number-columns-repeated="6"/>
          <table:table-cell table:style-name="ce1092"/>
          <table:table-cell table:style-name="ce1093" office:value-type="string" calcext:value-type="string">
            <text:p>P114</text:p>
          </table:table-cell>
          <table:table-cell table:style-name="ce1093"/>
          <table:table-cell table:style-name="ce1093" office:value-type="string" calcext:value-type="string">
            <text:p>P113</text:p>
          </table:table-cell>
          <table:table-cell table:style-name="ce1093"/>
          <table:table-cell table:style-name="ce1093" office:value-type="string" calcext:value-type="string">
            <text:p>P225</text:p>
          </table:table-cell>
          <table:table-cell table:style-name="ce1093"/>
          <table:table-cell table:style-name="ce1093" office:value-type="string" calcext:value-type="string">
            <text:p>P224</text:p>
          </table:table-cell>
          <table:table-cell table:style-name="ce1093"/>
          <table:table-cell table:style-name="ce1093" office:value-type="string" calcext:value-type="string">
            <text:p>P133</text:p>
          </table:table-cell>
          <table:table-cell table:style-name="ce1093"/>
          <table:table-cell table:style-name="ce1093" office:value-type="string" calcext:value-type="string">
            <text:p>P335</text:p>
          </table:table-cell>
          <table:table-cell table:style-name="ce1093"/>
          <table:table-cell table:style-name="ce1093" office:value-type="string" calcext:value-type="string">
            <text:p>P244</text:p>
          </table:table-cell>
          <table:table-cell table:style-name="ce1093"/>
          <table:table-cell table:style-name="ce1093" office:value-type="string" calcext:value-type="string">
            <text:p>P144</text:p>
          </table:table-cell>
          <table:table-cell table:style-name="ce1093"/>
          <table:table-cell table:style-name="ce1093" office:value-type="string" calcext:value-type="string">
            <text:p>P355</text:p>
          </table:table-cell>
          <table:table-cell table:style-name="ce1093"/>
          <table:table-cell table:style-name="ce1093" office:value-type="string" calcext:value-type="string">
            <text:p>P255</text:p>
          </table:table-cell>
          <table:table-cell table:style-name="ce1093"/>
          <table:table-cell table:number-columns-repeated="16349"/>
        </table:table-row>
        <table:table-row table:style-name="ro7">
          <table:table-cell table:style-name="ce1080" office:value-type="string" calcext:value-type="string">
            <text:p>N20</text:p>
          </table:table-cell>
          <table:table-cell table:style-name="ce1080" office:value-type="string" calcext:value-type="string">
            <text:p>N34</text:p>
          </table:table-cell>
          <table:table-cell table:style-name="ce1079"/>
          <table:table-cell table:style-name="ce1080" office:value-type="string" calcext:value-type="string">
            <text:p>N21</text:p>
          </table:table-cell>
          <table:table-cell table:style-name="ce1080" office:value-type="string" calcext:value-type="string">
            <text:p>N16</text:p>
          </table:table-cell>
          <table:table-cell table:style-name="ce1079"/>
          <table:table-cell table:style-name="ce1080" office:value-type="string" calcext:value-type="string">
            <text:p>N22</text:p>
          </table:table-cell>
          <table:table-cell table:style-name="ce1080" office:value-type="string" calcext:value-type="string">
            <text:p>N15</text:p>
          </table:table-cell>
          <table:table-cell table:style-name="ce1079" table:number-columns-repeated="6"/>
          <table:table-cell table:style-name="ce1093" table:number-columns-repeated="21"/>
          <table:table-cell table:number-columns-repeated="16349"/>
        </table:table-row>
        <table:table-row table:style-name="ro7">
          <table:table-cell table:number-columns-repeated="8"/>
          <table:table-cell table:style-name="ce1079" table:number-columns-repeated="27"/>
          <table:table-cell table:number-columns-repeated="16349"/>
        </table:table-row>
        <table:table-row table:style-name="ro7" table:number-rows-repeated="7">
          <table:table-cell table:number-columns-repeated="21"/>
          <table:table-cell table:style-name="ce1079" table:number-columns-repeated="14"/>
          <table:table-cell table:number-columns-repeated="16349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Games.S11:Games.AF17 Games.S2:Games.AF8">
            <calcext:condition calcext:apply-style-name="Bad" calcext:value="formula-is(AND(COUNTIF([.$S$11:.$AF$17];[.T2])&gt;1;[.T2]&lt;&gt;0))" calcext:base-cell-address="Games.S2"/>
          </calcext:conditional-format>
        </calcext:conditional-formats>
      </table:table>
      <table:table table:name="Codex" table:style-name="ta2">
        <table:table-column table:style-name="co8" table:number-columns-repeated="2" table:default-cell-style-name="ce1133"/>
        <table:table-column table:style-name="co8" table:default-cell-style-name="ce1039"/>
        <table:table-column table:style-name="co8" table:default-cell-style-name="ce1133"/>
        <table:table-column table:style-name="co8" table:number-columns-repeated="8" table:default-cell-style-name="ce1039"/>
        <table:table-column table:style-name="co8" table:number-columns-repeated="4" table:default-cell-style-name="Default"/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style-name="ce1133" office:value-type="float" office:value="3" calcext:value-type="float">
            <text:p>3</text:p>
          </table:table-cell>
          <table:table-cell table:number-columns-repeated="11"/>
        </table:table-row>
        <table:table-row table:style-name="ro5">
          <table:table-cell table:style-name="ce1039" table:number-columns-repeated="2"/>
          <table:table-cell/>
          <table:table-cell table:style-name="ce1039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style-name="ce1133" office:value-type="float" office:value="7" calcext:value-type="float">
            <text:p>7</text:p>
          </table:table-cell>
          <table:table-cell table:number-columns-repeated="7"/>
          <table:table-cell table:style-name="ce1039" table:number-columns-repeated="2"/>
          <table:table-cell table:number-columns-repeated="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number-columns-repeated="7"/>
          <table:table-cell table:style-name="ce1039" table:number-columns-repeated="2"/>
          <table:table-cell table:number-columns-repeated="2"/>
        </table:table-row>
        <table:table-row table:style-name="ro5">
          <table:table-cell table:style-name="ce1039" table:number-columns-repeated="2"/>
          <table:table-cell/>
          <table:table-cell table:style-name="ce1039"/>
          <table:table-cell table:number-columns-repeated="8"/>
          <table:table-cell table:style-name="ce1039" table:number-columns-repeated="2"/>
          <table:table-cell table:number-columns-repeated="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style-name="ce1133" office:value-type="float" office:value="11" calcext:value-type="float">
            <text:p>11</text:p>
          </table:table-cell>
          <table:table-cell table:number-columns-repeated="7"/>
          <table:table-cell table:style-name="ce1039" table:number-columns-repeated="2"/>
          <table:table-cell table:number-columns-repeated="2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33" office:value-type="float" office:value="9" calcext:value-type="float">
            <text:p>9</text:p>
          </table:table-cell>
          <table:table-cell table:number-columns-repeated="7"/>
          <table:table-cell table:style-name="ce1039" table:number-columns-repeated="2"/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3" office:value-type="float" office:value="7" calcext:value-type="float">
            <text:p>7</text:p>
          </table:table-cell>
          <table:table-cell table:number-columns-repeated="7"/>
          <table:table-cell table:style-name="ce1039" table:number-columns-repeated="2"/>
          <table:table-cell table:number-columns-repeated="2"/>
        </table:table-row>
        <table:table-row table:style-name="ro5">
          <table:table-cell table:style-name="ce1039" table:number-columns-repeated="2"/>
          <table:table-cell/>
          <table:table-cell table:style-name="ce1039"/>
          <table:table-cell table:number-columns-repeated="8"/>
          <table:table-cell table:style-name="ce1039" table:number-columns-repeated="2"/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style-name="ce1133" office:value-type="float" office:value="15" calcext:value-type="float">
            <text:p>15</text:p>
          </table:table-cell>
          <table:table-cell table:number-columns-repeated="7"/>
          <table:table-cell table:style-name="ce1039" table:number-columns-repeated="2"/>
          <table:table-cell table:number-columns-repeated="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33" office:value-type="float" office:value="13" calcext:value-type="float">
            <text:p>13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3" office:value-type="float" office:value="11" calcext:value-type="float">
            <text:p>11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33" office:value-type="float" office:value="9" calcext:value-type="float">
            <text:p>9</text:p>
          </table:table-cell>
          <table:table-cell table:number-columns-repeated="11"/>
        </table:table-row>
        <table:table-row table:style-name="ro5">
          <table:table-cell table:style-name="ce1039" table:number-columns-repeated="2"/>
          <table:table-cell/>
          <table:table-cell table:style-name="ce1039"/>
          <table:table-cell table:number-columns-repeated="12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11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23" calcext:value-type="float">
            <text:p>23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17" calcext:value-type="float">
            <text:p>17</text:p>
          </table:table-cell>
          <table:table-cell table:number-columns-repeated="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1133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21" calcext:value-type="float">
            <text:p>21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15" calcext:value-type="float">
            <text:p>15</text:p>
          </table:table-cell>
          <table:table-cell table:number-columns-repeated="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13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33" office:value-type="float" office:value="6" calcext:value-type="float">
            <text:p>6</text:p>
          </table:table-cell>
          <table:table-cell table:style-name="ce1133" office:value-type="float" office:value="19" calcext:value-type="float">
            <text:p>19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13" calcext:value-type="float">
            <text:p>13</text:p>
          </table:table-cell>
          <table:table-cell table:number-columns-repeated="7"/>
        </table:table-row>
        <table:table-row table:style-name="ro5">
          <table:table-cell table:style-name="ce1039" table:number-columns-repeated="2"/>
          <table:table-cell/>
          <table:table-cell table:style-name="ce1039"/>
          <table:table-cell table:number-columns-repeated="12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113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31" calcext:value-type="float">
            <text:p>31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23" calcext:value-type="float">
            <text:p>23</text:p>
          </table:table-cell>
          <table:table-cell table:number-columns-repeated="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1133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29" calcext:value-type="float">
            <text:p>29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21" calcext:value-type="float">
            <text:p>21</text:p>
          </table:table-cell>
          <table:table-cell table:number-columns-repeated="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1133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33" office:value-type="float" office:value="6" calcext:value-type="float">
            <text:p>6</text:p>
          </table:table-cell>
          <table:table-cell table:style-name="ce1133" office:value-type="float" office:value="27" calcext:value-type="float">
            <text:p>27</text:p>
          </table:table-cell>
          <table:table-cell table:style-name="ce1133" office:value-type="float" office:value="14" calcext:value-type="float">
            <text:p>14</text:p>
          </table:table-cell>
          <table:table-cell table:style-name="ce1133" office:value-type="float" office:value="19" calcext:value-type="float">
            <text:p>19</text:p>
          </table:table-cell>
          <table:table-cell table:number-columns-repeated="7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133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25" calcext:value-type="float">
            <text:p>25</text:p>
          </table:table-cell>
          <table:table-cell table:style-name="ce1133" office:value-type="float" office:value="16" calcext:value-type="float">
            <text:p>16</text:p>
          </table:table-cell>
          <table:table-cell table:style-name="ce1133" office:value-type="float" office:value="17" calcext:value-type="float">
            <text:p>17</text:p>
          </table:table-cell>
          <table:table-cell table:number-columns-repeated="7"/>
        </table:table-row>
      </table:table>
      <table:table table:name="Characters" table:style-name="ta1">
        <office:forms form:automatic-focus="false" form:apply-design-mode="false"/>
        <table:table-column table:style-name="co9" table:number-columns-repeated="36" table:default-cell-style-name="Default"/>
        <table:table-column table:style-name="co10" table:visibility="collapse" table:number-columns-repeated="16337" table:default-cell-style-name="Default"/>
        <table:table-column table:style-name="co2" table:visibility="collapse" table:number-columns-repeated="11" table:default-cell-style-name="Default"/>
        <table:table-row table:style-name="ro8">
          <table:table-cell table:style-name="ce1130"/>
          <table:table-cell table:style-name="ce330" office:value-type="string" calcext:value-type="string">
            <text:p>B</text:p>
          </table:table-cell>
          <table:table-cell table:style-name="ce330" office:value-type="string" calcext:value-type="string">
            <text:p>D</text:p>
          </table:table-cell>
          <table:table-cell table:style-name="ce330" office:value-type="string" calcext:value-type="string">
            <text:p>G</text:p>
          </table:table-cell>
          <table:table-cell table:style-name="ce330" office:value-type="string" calcext:value-type="string">
            <text:p>L</text:p>
          </table:table-cell>
          <table:table-cell table:style-name="ce330" office:value-type="string" calcext:value-type="string">
            <text:p>W</text:p>
          </table:table-cell>
          <table:table-cell table:style-name="ce330" office:value-type="string" calcext:value-type="string">
            <text:p>Y</text:p>
          </table:table-cell>
          <table:table-cell table:style-name="ce330" office:value-type="string" calcext:value-type="string">
            <text:p>X</text:p>
          </table:table-cell>
          <table:table-cell table:style-name="ce330" office:value-type="string" calcext:value-type="string">
            <text:p>N</text:p>
          </table:table-cell>
          <table:table-cell table:style-name="ce330"/>
          <table:table-cell table:style-name="ce330" office:value-type="string" calcext:value-type="string">
            <text:p>B</text:p>
          </table:table-cell>
          <table:table-cell table:style-name="ce330" office:value-type="string" calcext:value-type="string">
            <text:p>D</text:p>
          </table:table-cell>
          <table:table-cell table:style-name="ce330" office:value-type="string" calcext:value-type="string">
            <text:p>G</text:p>
          </table:table-cell>
          <table:table-cell table:style-name="ce330" office:value-type="string" calcext:value-type="string">
            <text:p>L</text:p>
          </table:table-cell>
          <table:table-cell table:style-name="ce330" office:value-type="string" calcext:value-type="string">
            <text:p>W</text:p>
          </table:table-cell>
          <table:table-cell table:style-name="ce330" office:value-type="string" calcext:value-type="string">
            <text:p>Y</text:p>
          </table:table-cell>
          <table:table-cell table:style-name="ce330" office:value-type="string" calcext:value-type="string">
            <text:p>X</text:p>
          </table:table-cell>
          <table:table-cell table:style-name="ce330" office:value-type="string" calcext:value-type="string">
            <text:p>N</text:p>
          </table:table-cell>
          <table:table-cell table:style-name="ce330"/>
          <table:table-cell table:style-name="ce330" office:value-type="string" calcext:value-type="string">
            <text:p>b</text:p>
          </table:table-cell>
          <table:table-cell table:style-name="ce330" office:value-type="string" calcext:value-type="string">
            <text:p>d</text:p>
          </table:table-cell>
          <table:table-cell table:style-name="ce330" office:value-type="string" calcext:value-type="string">
            <text:p>g</text:p>
          </table:table-cell>
          <table:table-cell table:style-name="ce330" office:value-type="string" calcext:value-type="string">
            <text:p>l</text:p>
          </table:table-cell>
          <table:table-cell table:style-name="ce330" office:value-type="string" calcext:value-type="string">
            <text:p>w</text:p>
          </table:table-cell>
          <table:table-cell table:style-name="ce330" office:value-type="string" calcext:value-type="string">
            <text:p>y</text:p>
          </table:table-cell>
          <table:table-cell table:style-name="ce330" office:value-type="string" calcext:value-type="string">
            <text:p>x</text:p>
          </table:table-cell>
          <table:table-cell table:style-name="ce330" office:value-type="string" calcext:value-type="string">
            <text:p>n</text:p>
          </table:table-cell>
          <table:table-cell table:style-name="ce330"/>
          <table:table-cell table:style-name="ce330" office:value-type="string" calcext:value-type="string">
            <text:p>b</text:p>
          </table:table-cell>
          <table:table-cell table:style-name="ce330" office:value-type="string" calcext:value-type="string">
            <text:p>d</text:p>
          </table:table-cell>
          <table:table-cell table:style-name="ce330" office:value-type="string" calcext:value-type="string">
            <text:p>g</text:p>
          </table:table-cell>
          <table:table-cell table:style-name="ce330" office:value-type="string" calcext:value-type="string">
            <text:p>l</text:p>
          </table:table-cell>
          <table:table-cell table:style-name="ce330" office:value-type="string" calcext:value-type="string">
            <text:p>w</text:p>
          </table:table-cell>
          <table:table-cell table:style-name="ce330" office:value-type="string" calcext:value-type="string">
            <text:p>y</text:p>
          </table:table-cell>
          <table:table-cell table:style-name="ce330" office:value-type="string" calcext:value-type="string">
            <text:p>x</text:p>
          </table:table-cell>
          <table:table-cell table:style-name="ce330" office:value-type="string" calcext:value-type="string">
            <text:p>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B</text:p>
          </table:table-cell>
          <table:table-cell table:style-name="ce917" table:formula="of:=[.$A2]&amp;[.B$1]" office:value-type="string" office:string-value="BB" calcext:value-type="string">
            <text:p>BB</text:p>
          </table:table-cell>
          <table:table-cell table:style-name="ce917" table:formula="of:=[.$A2]&amp;[.C$1]" office:value-type="string" office:string-value="BD" calcext:value-type="string">
            <text:p>BD</text:p>
          </table:table-cell>
          <table:table-cell table:style-name="ce917" table:formula="of:=[.$A2]&amp;[.D$1]" office:value-type="string" office:string-value="BG" calcext:value-type="string">
            <text:p>BG</text:p>
          </table:table-cell>
          <table:table-cell table:style-name="ce917" table:formula="of:=[.$A2]&amp;[.E$1]" office:value-type="string" office:string-value="BL" calcext:value-type="string">
            <text:p>BL</text:p>
          </table:table-cell>
          <table:table-cell table:style-name="ce917" table:formula="of:=[.$A2]&amp;[.F$1]" office:value-type="string" office:string-value="BW" calcext:value-type="string">
            <text:p>BW</text:p>
          </table:table-cell>
          <table:table-cell table:style-name="ce917" table:formula="of:=[.$A2]&amp;[.G$1]" office:value-type="string" office:string-value="BY" calcext:value-type="string">
            <text:p>BY</text:p>
          </table:table-cell>
          <table:table-cell table:style-name="ce917" table:formula="of:=[.$A2]&amp;[.H$1]" office:value-type="string" office:string-value="BX" calcext:value-type="string">
            <text:p>BX</text:p>
          </table:table-cell>
          <table:table-cell table:style-name="ce917" table:formula="of:=[.$A2]&amp;[.I$1]" office:value-type="string" office:string-value="BN" calcext:value-type="string">
            <text:p>BN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[.$A2]&amp;[.K$1]&amp;&quot;xyxy&quot;" office:value-type="string" office:string-value="BBxyxy" calcext:value-type="string">
            <text:p>BBxyxy</text:p>
          </table:table-cell>
          <table:table-cell table:style-name="ce917" table:formula="of:=[.$A2]&amp;[.L$1]&amp;&quot;xyxy&quot;" office:value-type="string" office:string-value="BDxyxy" calcext:value-type="string">
            <text:p>BDxyxy</text:p>
          </table:table-cell>
          <table:table-cell table:style-name="ce917" table:formula="of:=[.$A2]&amp;[.M$1]&amp;&quot;xyxy&quot;" office:value-type="string" office:string-value="BGxyxy" calcext:value-type="string">
            <text:p>BGxyxy</text:p>
          </table:table-cell>
          <table:table-cell table:style-name="ce917" table:formula="of:=[.$A2]&amp;[.N$1]&amp;&quot;xyxy&quot;" office:value-type="string" office:string-value="BLxyxy" calcext:value-type="string">
            <text:p>BLxyxy</text:p>
          </table:table-cell>
          <table:table-cell table:style-name="ce917" table:formula="of:=[.$A2]&amp;[.O$1]&amp;&quot;xyxy&quot;" office:value-type="string" office:string-value="BWxyxy" calcext:value-type="string">
            <text:p>BWxyxy</text:p>
          </table:table-cell>
          <table:table-cell table:style-name="ce917" table:formula="of:=[.$A2]&amp;[.P$1]&amp;&quot;xyxy&quot;" office:value-type="string" office:string-value="BYxyxy" calcext:value-type="string">
            <text:p>BYxyxy</text:p>
          </table:table-cell>
          <table:table-cell table:style-name="ce917" table:formula="of:=[.$A2]&amp;[.Q$1]&amp;&quot;xyxy&quot;" office:value-type="string" office:string-value="BXxyxy" calcext:value-type="string">
            <text:p>BXxyxy</text:p>
          </table:table-cell>
          <table:table-cell table:style-name="ce917" table:formula="of:=[.$A2]&amp;[.R$1]&amp;&quot;xyxy&quot;" office:value-type="string" office:string-value="BNxyxy" calcext:value-type="string">
            <text:p>BNxyxy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[.$S2]&amp;[.T$1]&amp;&quot;xyxy&quot;" office:value-type="string" office:string-value="Bbxyxy" calcext:value-type="string">
            <text:p>Bbxyxy</text:p>
          </table:table-cell>
          <table:table-cell table:style-name="ce917" table:formula="of:=[.$S2]&amp;[.U$1]&amp;&quot;xyxy&quot;" office:value-type="string" office:string-value="Bdxyxy" calcext:value-type="string">
            <text:p>Bdxyxy</text:p>
          </table:table-cell>
          <table:table-cell table:style-name="ce917" table:formula="of:=[.$S2]&amp;[.V$1]&amp;&quot;xyxy&quot;" office:value-type="string" office:string-value="Bgxyxy" calcext:value-type="string">
            <text:p>Bgxyxy</text:p>
          </table:table-cell>
          <table:table-cell table:style-name="ce917" table:formula="of:=[.$S2]&amp;[.W$1]&amp;&quot;xyxy&quot;" office:value-type="string" office:string-value="Blxyxy" calcext:value-type="string">
            <text:p>Blxyxy</text:p>
          </table:table-cell>
          <table:table-cell table:style-name="ce917" table:formula="of:=[.$S2]&amp;[.X$1]&amp;&quot;xyxy&quot;" office:value-type="string" office:string-value="Bwxyxy" calcext:value-type="string">
            <text:p>Bwxyxy</text:p>
          </table:table-cell>
          <table:table-cell table:style-name="ce917" table:formula="of:=[.$S2]&amp;[.Y$1]&amp;&quot;xyxy&quot;" office:value-type="string" office:string-value="Byxyxy" calcext:value-type="string">
            <text:p>Byxyxy</text:p>
          </table:table-cell>
          <table:table-cell table:style-name="ce917" table:formula="of:=[.$S2]&amp;[.Z$1]&amp;&quot;xyxy&quot;" office:value-type="string" office:string-value="Bxxyxy" calcext:value-type="string">
            <text:p>Bxxyxy</text:p>
          </table:table-cell>
          <table:table-cell table:style-name="ce917" table:formula="of:=[.$S2]&amp;[.AA$1]&amp;&quot;xyxy&quot;" office:value-type="string" office:string-value="Bnxyxy" calcext:value-type="string">
            <text:p>Bnxyxy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&quot;XY&quot;&amp;[.$S11]&amp;[.AC$1]&amp;&quot;&quot;" office:value-type="string" office:string-value="XYbb" calcext:value-type="string">
            <text:p>XYbb</text:p>
          </table:table-cell>
          <table:table-cell table:style-name="ce917" table:formula="of:=&quot;XY&quot;&amp;[.$S11]&amp;[.AD$1]&amp;&quot;&quot;" office:value-type="string" office:string-value="XYbd" calcext:value-type="string">
            <text:p>XYbd</text:p>
          </table:table-cell>
          <table:table-cell table:style-name="ce917" table:formula="of:=&quot;XY&quot;&amp;[.$S11]&amp;[.AE$1]&amp;&quot;&quot;" office:value-type="string" office:string-value="XYbg" calcext:value-type="string">
            <text:p>XYbg</text:p>
          </table:table-cell>
          <table:table-cell table:style-name="ce917" table:formula="of:=&quot;XY&quot;&amp;[.$S11]&amp;[.AF$1]&amp;&quot;&quot;" office:value-type="string" office:string-value="XYbl" calcext:value-type="string">
            <text:p>XYbl</text:p>
          </table:table-cell>
          <table:table-cell table:style-name="ce917" table:formula="of:=&quot;XY&quot;&amp;[.$S11]&amp;[.AG$1]&amp;&quot;&quot;" office:value-type="string" office:string-value="XYbw" calcext:value-type="string">
            <text:p>XYbw</text:p>
          </table:table-cell>
          <table:table-cell table:style-name="ce917" table:formula="of:=&quot;XY&quot;&amp;[.$S11]&amp;[.AH$1]&amp;&quot;&quot;" office:value-type="string" office:string-value="XYby" calcext:value-type="string">
            <text:p>XYby</text:p>
          </table:table-cell>
          <table:table-cell table:style-name="ce917" table:formula="of:=&quot;XY&quot;&amp;[.$S11]&amp;[.AI$1]&amp;&quot;&quot;" office:value-type="string" office:string-value="XYbx" calcext:value-type="string">
            <text:p>XYbx</text:p>
          </table:table-cell>
          <table:table-cell table:style-name="ce917" table:formula="of:=&quot;XY&quot;&amp;[.$S11]&amp;[.AJ$1]&amp;&quot;&quot;" office:value-type="string" office:string-value="XYbn" calcext:value-type="string">
            <text:p>XYb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D</text:p>
          </table:table-cell>
          <table:table-cell table:style-name="ce917" table:formula="of:=[.$A3]&amp;[.B$1]" office:value-type="string" office:string-value="DB" calcext:value-type="string">
            <text:p>DB</text:p>
          </table:table-cell>
          <table:table-cell table:style-name="ce917" table:formula="of:=[.$A3]&amp;[.C$1]" office:value-type="string" office:string-value="DD" calcext:value-type="string">
            <text:p>DD</text:p>
          </table:table-cell>
          <table:table-cell table:style-name="ce917" table:formula="of:=[.$A3]&amp;[.D$1]" office:value-type="string" office:string-value="DG" calcext:value-type="string">
            <text:p>DG</text:p>
          </table:table-cell>
          <table:table-cell table:style-name="ce917" table:formula="of:=[.$A3]&amp;[.E$1]" office:value-type="string" office:string-value="DL" calcext:value-type="string">
            <text:p>DL</text:p>
          </table:table-cell>
          <table:table-cell table:style-name="ce917" table:formula="of:=[.$A3]&amp;[.F$1]" office:value-type="string" office:string-value="DW" calcext:value-type="string">
            <text:p>DW</text:p>
          </table:table-cell>
          <table:table-cell table:style-name="ce917" table:formula="of:=[.$A3]&amp;[.G$1]" office:value-type="string" office:string-value="DY" calcext:value-type="string">
            <text:p>DY</text:p>
          </table:table-cell>
          <table:table-cell table:style-name="ce917" table:formula="of:=[.$A3]&amp;[.H$1]" office:value-type="string" office:string-value="DX" calcext:value-type="string">
            <text:p>DX</text:p>
          </table:table-cell>
          <table:table-cell table:style-name="ce917" table:formula="of:=[.$A3]&amp;[.I$1]" office:value-type="string" office:string-value="DN" calcext:value-type="string">
            <text:p>DN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[.$A3]&amp;[.K$1]&amp;&quot;xyxy&quot;" office:value-type="string" office:string-value="DBxyxy" calcext:value-type="string">
            <text:p>DBxyxy</text:p>
          </table:table-cell>
          <table:table-cell table:style-name="ce917" table:formula="of:=[.$A3]&amp;[.L$1]&amp;&quot;xyxy&quot;" office:value-type="string" office:string-value="DDxyxy" calcext:value-type="string">
            <text:p>DDxyxy</text:p>
          </table:table-cell>
          <table:table-cell table:style-name="ce917" table:formula="of:=[.$A3]&amp;[.M$1]&amp;&quot;xyxy&quot;" office:value-type="string" office:string-value="DGxyxy" calcext:value-type="string">
            <text:p>DGxyxy</text:p>
          </table:table-cell>
          <table:table-cell table:style-name="ce917" table:formula="of:=[.$A3]&amp;[.N$1]&amp;&quot;xyxy&quot;" office:value-type="string" office:string-value="DLxyxy" calcext:value-type="string">
            <text:p>DLxyxy</text:p>
          </table:table-cell>
          <table:table-cell table:style-name="ce917" table:formula="of:=[.$A3]&amp;[.O$1]&amp;&quot;xyxy&quot;" office:value-type="string" office:string-value="DWxyxy" calcext:value-type="string">
            <text:p>DWxyxy</text:p>
          </table:table-cell>
          <table:table-cell table:style-name="ce917" table:formula="of:=[.$A3]&amp;[.P$1]&amp;&quot;xyxy&quot;" office:value-type="string" office:string-value="DYxyxy" calcext:value-type="string">
            <text:p>DYxyxy</text:p>
          </table:table-cell>
          <table:table-cell table:style-name="ce917" table:formula="of:=[.$A3]&amp;[.Q$1]&amp;&quot;xyxy&quot;" office:value-type="string" office:string-value="DXxyxy" calcext:value-type="string">
            <text:p>DXxyxy</text:p>
          </table:table-cell>
          <table:table-cell table:style-name="ce917" table:formula="of:=[.$A3]&amp;[.R$1]&amp;&quot;xyxy&quot;" office:value-type="string" office:string-value="DNxyxy" calcext:value-type="string">
            <text:p>DNxyxy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[.$S3]&amp;[.T$1]&amp;&quot;xyxy&quot;" office:value-type="string" office:string-value="Dbxyxy" calcext:value-type="string">
            <text:p>Dbxyxy</text:p>
          </table:table-cell>
          <table:table-cell table:style-name="ce917" table:formula="of:=[.$S3]&amp;[.U$1]&amp;&quot;xyxy&quot;" office:value-type="string" office:string-value="Ddxyxy" calcext:value-type="string">
            <text:p>Ddxyxy</text:p>
          </table:table-cell>
          <table:table-cell table:style-name="ce917" table:formula="of:=[.$S3]&amp;[.V$1]&amp;&quot;xyxy&quot;" office:value-type="string" office:string-value="Dgxyxy" calcext:value-type="string">
            <text:p>Dgxyxy</text:p>
          </table:table-cell>
          <table:table-cell table:style-name="ce917" table:formula="of:=[.$S3]&amp;[.W$1]&amp;&quot;xyxy&quot;" office:value-type="string" office:string-value="Dlxyxy" calcext:value-type="string">
            <text:p>Dlxyxy</text:p>
          </table:table-cell>
          <table:table-cell table:style-name="ce917" table:formula="of:=[.$S3]&amp;[.X$1]&amp;&quot;xyxy&quot;" office:value-type="string" office:string-value="Dwxyxy" calcext:value-type="string">
            <text:p>Dwxyxy</text:p>
          </table:table-cell>
          <table:table-cell table:style-name="ce917" table:formula="of:=[.$S3]&amp;[.Y$1]&amp;&quot;xyxy&quot;" office:value-type="string" office:string-value="Dyxyxy" calcext:value-type="string">
            <text:p>Dyxyxy</text:p>
          </table:table-cell>
          <table:table-cell table:style-name="ce917" table:formula="of:=[.$S3]&amp;[.Z$1]&amp;&quot;xyxy&quot;" office:value-type="string" office:string-value="Dxxyxy" calcext:value-type="string">
            <text:p>Dxxyxy</text:p>
          </table:table-cell>
          <table:table-cell table:style-name="ce917" table:formula="of:=[.$S3]&amp;[.AA$1]&amp;&quot;xyxy&quot;" office:value-type="string" office:string-value="Dnxyxy" calcext:value-type="string">
            <text:p>Dnxyxy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&quot;XY&quot;&amp;[.$S12]&amp;[.AC$1]&amp;&quot;&quot;" office:value-type="string" office:string-value="XYdb" calcext:value-type="string">
            <text:p>XYdb</text:p>
          </table:table-cell>
          <table:table-cell table:style-name="ce917" table:formula="of:=&quot;XY&quot;&amp;[.$S12]&amp;[.AD$1]&amp;&quot;&quot;" office:value-type="string" office:string-value="XYdd" calcext:value-type="string">
            <text:p>XYdd</text:p>
          </table:table-cell>
          <table:table-cell table:style-name="ce917" table:formula="of:=&quot;XY&quot;&amp;[.$S12]&amp;[.AE$1]&amp;&quot;&quot;" office:value-type="string" office:string-value="XYdg" calcext:value-type="string">
            <text:p>XYdg</text:p>
          </table:table-cell>
          <table:table-cell table:style-name="ce917" table:formula="of:=&quot;XY&quot;&amp;[.$S12]&amp;[.AF$1]&amp;&quot;&quot;" office:value-type="string" office:string-value="XYdl" calcext:value-type="string">
            <text:p>XYdl</text:p>
          </table:table-cell>
          <table:table-cell table:style-name="ce917" table:formula="of:=&quot;XY&quot;&amp;[.$S12]&amp;[.AG$1]&amp;&quot;&quot;" office:value-type="string" office:string-value="XYdw" calcext:value-type="string">
            <text:p>XYdw</text:p>
          </table:table-cell>
          <table:table-cell table:style-name="ce917" table:formula="of:=&quot;XY&quot;&amp;[.$S12]&amp;[.AH$1]&amp;&quot;&quot;" office:value-type="string" office:string-value="XYdy" calcext:value-type="string">
            <text:p>XYdy</text:p>
          </table:table-cell>
          <table:table-cell table:style-name="ce917" table:formula="of:=&quot;XY&quot;&amp;[.$S12]&amp;[.AI$1]&amp;&quot;&quot;" office:value-type="string" office:string-value="XYdx" calcext:value-type="string">
            <text:p>XYdx</text:p>
          </table:table-cell>
          <table:table-cell table:style-name="ce917" table:formula="of:=&quot;XY&quot;&amp;[.$S12]&amp;[.AJ$1]&amp;&quot;&quot;" office:value-type="string" office:string-value="XYdn" calcext:value-type="string">
            <text:p>XYd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G</text:p>
          </table:table-cell>
          <table:table-cell table:style-name="ce917" table:formula="of:=[.$A4]&amp;[.B$1]" office:value-type="string" office:string-value="GB" calcext:value-type="string">
            <text:p>GB</text:p>
          </table:table-cell>
          <table:table-cell table:style-name="ce917" table:formula="of:=[.$A4]&amp;[.C$1]" office:value-type="string" office:string-value="GD" calcext:value-type="string">
            <text:p>GD</text:p>
          </table:table-cell>
          <table:table-cell table:style-name="ce917" table:formula="of:=[.$A4]&amp;[.D$1]" office:value-type="string" office:string-value="GG" calcext:value-type="string">
            <text:p>GG</text:p>
          </table:table-cell>
          <table:table-cell table:style-name="ce917" table:formula="of:=[.$A4]&amp;[.E$1]" office:value-type="string" office:string-value="GL" calcext:value-type="string">
            <text:p>GL</text:p>
          </table:table-cell>
          <table:table-cell table:style-name="ce917" table:formula="of:=[.$A4]&amp;[.F$1]" office:value-type="string" office:string-value="GW" calcext:value-type="string">
            <text:p>GW</text:p>
          </table:table-cell>
          <table:table-cell table:style-name="ce917" table:formula="of:=[.$A4]&amp;[.G$1]" office:value-type="string" office:string-value="GY" calcext:value-type="string">
            <text:p>GY</text:p>
          </table:table-cell>
          <table:table-cell table:style-name="ce917" table:formula="of:=[.$A4]&amp;[.H$1]" office:value-type="string" office:string-value="GX" calcext:value-type="string">
            <text:p>GX</text:p>
          </table:table-cell>
          <table:table-cell table:style-name="ce917" table:formula="of:=[.$A4]&amp;[.I$1]" office:value-type="string" office:string-value="GN" calcext:value-type="string">
            <text:p>GN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[.$A4]&amp;[.K$1]&amp;&quot;xyxy&quot;" office:value-type="string" office:string-value="GBxyxy" calcext:value-type="string">
            <text:p>GBxyxy</text:p>
          </table:table-cell>
          <table:table-cell table:style-name="ce917" table:formula="of:=[.$A4]&amp;[.L$1]&amp;&quot;xyxy&quot;" office:value-type="string" office:string-value="GDxyxy" calcext:value-type="string">
            <text:p>GDxyxy</text:p>
          </table:table-cell>
          <table:table-cell table:style-name="ce917" table:formula="of:=[.$A4]&amp;[.M$1]&amp;&quot;xyxy&quot;" office:value-type="string" office:string-value="GGxyxy" calcext:value-type="string">
            <text:p>GGxyxy</text:p>
          </table:table-cell>
          <table:table-cell table:style-name="ce917" table:formula="of:=[.$A4]&amp;[.N$1]&amp;&quot;xyxy&quot;" office:value-type="string" office:string-value="GLxyxy" calcext:value-type="string">
            <text:p>GLxyxy</text:p>
          </table:table-cell>
          <table:table-cell table:style-name="ce917" table:formula="of:=[.$A4]&amp;[.O$1]&amp;&quot;xyxy&quot;" office:value-type="string" office:string-value="GWxyxy" calcext:value-type="string">
            <text:p>GWxyxy</text:p>
          </table:table-cell>
          <table:table-cell table:style-name="ce917" table:formula="of:=[.$A4]&amp;[.P$1]&amp;&quot;xyxy&quot;" office:value-type="string" office:string-value="GYxyxy" calcext:value-type="string">
            <text:p>GYxyxy</text:p>
          </table:table-cell>
          <table:table-cell table:style-name="ce917" table:formula="of:=[.$A4]&amp;[.Q$1]&amp;&quot;xyxy&quot;" office:value-type="string" office:string-value="GXxyxy" calcext:value-type="string">
            <text:p>GXxyxy</text:p>
          </table:table-cell>
          <table:table-cell table:style-name="ce917" table:formula="of:=[.$A4]&amp;[.R$1]&amp;&quot;xyxy&quot;" office:value-type="string" office:string-value="GNxyxy" calcext:value-type="string">
            <text:p>GNxyxy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[.$S4]&amp;[.T$1]&amp;&quot;xyxy&quot;" office:value-type="string" office:string-value="Gbxyxy" calcext:value-type="string">
            <text:p>Gbxyxy</text:p>
          </table:table-cell>
          <table:table-cell table:style-name="ce917" table:formula="of:=[.$S4]&amp;[.U$1]&amp;&quot;xyxy&quot;" office:value-type="string" office:string-value="Gdxyxy" calcext:value-type="string">
            <text:p>Gdxyxy</text:p>
          </table:table-cell>
          <table:table-cell table:style-name="ce917" table:formula="of:=[.$S4]&amp;[.V$1]&amp;&quot;xyxy&quot;" office:value-type="string" office:string-value="Ggxyxy" calcext:value-type="string">
            <text:p>Ggxyxy</text:p>
          </table:table-cell>
          <table:table-cell table:style-name="ce917" table:formula="of:=[.$S4]&amp;[.W$1]&amp;&quot;xyxy&quot;" office:value-type="string" office:string-value="Glxyxy" calcext:value-type="string">
            <text:p>Glxyxy</text:p>
          </table:table-cell>
          <table:table-cell table:style-name="ce917" table:formula="of:=[.$S4]&amp;[.X$1]&amp;&quot;xyxy&quot;" office:value-type="string" office:string-value="Gwxyxy" calcext:value-type="string">
            <text:p>Gwxyxy</text:p>
          </table:table-cell>
          <table:table-cell table:style-name="ce917" table:formula="of:=[.$S4]&amp;[.Y$1]&amp;&quot;xyxy&quot;" office:value-type="string" office:string-value="Gyxyxy" calcext:value-type="string">
            <text:p>Gyxyxy</text:p>
          </table:table-cell>
          <table:table-cell table:style-name="ce917" table:formula="of:=[.$S4]&amp;[.Z$1]&amp;&quot;xyxy&quot;" office:value-type="string" office:string-value="Gxxyxy" calcext:value-type="string">
            <text:p>Gxxyxy</text:p>
          </table:table-cell>
          <table:table-cell table:style-name="ce917" table:formula="of:=[.$S4]&amp;[.AA$1]&amp;&quot;xyxy&quot;" office:value-type="string" office:string-value="Gnxyxy" calcext:value-type="string">
            <text:p>Gnxyxy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&quot;XY&quot;&amp;[.$S13]&amp;[.AC$1]&amp;&quot;&quot;" office:value-type="string" office:string-value="XYgb" calcext:value-type="string">
            <text:p>XYgb</text:p>
          </table:table-cell>
          <table:table-cell table:style-name="ce917" table:formula="of:=&quot;XY&quot;&amp;[.$S13]&amp;[.AD$1]&amp;&quot;&quot;" office:value-type="string" office:string-value="XYgd" calcext:value-type="string">
            <text:p>XYgd</text:p>
          </table:table-cell>
          <table:table-cell table:style-name="ce917" table:formula="of:=&quot;XY&quot;&amp;[.$S13]&amp;[.AE$1]&amp;&quot;&quot;" office:value-type="string" office:string-value="XYgg" calcext:value-type="string">
            <text:p>XYgg</text:p>
          </table:table-cell>
          <table:table-cell table:style-name="ce917" table:formula="of:=&quot;XY&quot;&amp;[.$S13]&amp;[.AF$1]&amp;&quot;&quot;" office:value-type="string" office:string-value="XYgl" calcext:value-type="string">
            <text:p>XYgl</text:p>
          </table:table-cell>
          <table:table-cell table:style-name="ce917" table:formula="of:=&quot;XY&quot;&amp;[.$S13]&amp;[.AG$1]&amp;&quot;&quot;" office:value-type="string" office:string-value="XYgw" calcext:value-type="string">
            <text:p>XYgw</text:p>
          </table:table-cell>
          <table:table-cell table:style-name="ce917" table:formula="of:=&quot;XY&quot;&amp;[.$S13]&amp;[.AH$1]&amp;&quot;&quot;" office:value-type="string" office:string-value="XYgy" calcext:value-type="string">
            <text:p>XYgy</text:p>
          </table:table-cell>
          <table:table-cell table:style-name="ce917" table:formula="of:=&quot;XY&quot;&amp;[.$S13]&amp;[.AI$1]&amp;&quot;&quot;" office:value-type="string" office:string-value="XYgx" calcext:value-type="string">
            <text:p>XYgx</text:p>
          </table:table-cell>
          <table:table-cell table:style-name="ce917" table:formula="of:=&quot;XY&quot;&amp;[.$S13]&amp;[.AJ$1]&amp;&quot;&quot;" office:value-type="string" office:string-value="XYgn" calcext:value-type="string">
            <text:p>XYg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L</text:p>
          </table:table-cell>
          <table:table-cell table:style-name="ce917" table:formula="of:=[.$A5]&amp;[.B$1]" office:value-type="string" office:string-value="LB" calcext:value-type="string">
            <text:p>LB</text:p>
          </table:table-cell>
          <table:table-cell table:style-name="ce917" table:formula="of:=[.$A5]&amp;[.C$1]" office:value-type="string" office:string-value="LD" calcext:value-type="string">
            <text:p>LD</text:p>
          </table:table-cell>
          <table:table-cell table:style-name="ce917" table:formula="of:=[.$A5]&amp;[.D$1]" office:value-type="string" office:string-value="LG" calcext:value-type="string">
            <text:p>LG</text:p>
          </table:table-cell>
          <table:table-cell table:style-name="ce917" table:formula="of:=[.$A5]&amp;[.E$1]" office:value-type="string" office:string-value="LL" calcext:value-type="string">
            <text:p>LL</text:p>
          </table:table-cell>
          <table:table-cell table:style-name="ce917" table:formula="of:=[.$A5]&amp;[.F$1]" office:value-type="string" office:string-value="LW" calcext:value-type="string">
            <text:p>LW</text:p>
          </table:table-cell>
          <table:table-cell table:style-name="ce917" table:formula="of:=[.$A5]&amp;[.G$1]" office:value-type="string" office:string-value="LY" calcext:value-type="string">
            <text:p>LY</text:p>
          </table:table-cell>
          <table:table-cell table:style-name="ce917" table:formula="of:=[.$A5]&amp;[.H$1]" office:value-type="string" office:string-value="LX" calcext:value-type="string">
            <text:p>LX</text:p>
          </table:table-cell>
          <table:table-cell table:style-name="ce917" table:formula="of:=[.$A5]&amp;[.I$1]" office:value-type="string" office:string-value="LN" calcext:value-type="string">
            <text:p>LN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[.$A5]&amp;[.K$1]&amp;&quot;xyxy&quot;" office:value-type="string" office:string-value="LBxyxy" calcext:value-type="string">
            <text:p>LBxyxy</text:p>
          </table:table-cell>
          <table:table-cell table:style-name="ce917" table:formula="of:=[.$A5]&amp;[.L$1]&amp;&quot;xyxy&quot;" office:value-type="string" office:string-value="LDxyxy" calcext:value-type="string">
            <text:p>LDxyxy</text:p>
          </table:table-cell>
          <table:table-cell table:style-name="ce917" table:formula="of:=[.$A5]&amp;[.M$1]&amp;&quot;xyxy&quot;" office:value-type="string" office:string-value="LGxyxy" calcext:value-type="string">
            <text:p>LGxyxy</text:p>
          </table:table-cell>
          <table:table-cell table:style-name="ce917" table:formula="of:=[.$A5]&amp;[.N$1]&amp;&quot;xyxy&quot;" office:value-type="string" office:string-value="LLxyxy" calcext:value-type="string">
            <text:p>LLxyxy</text:p>
          </table:table-cell>
          <table:table-cell table:style-name="ce917" table:formula="of:=[.$A5]&amp;[.O$1]&amp;&quot;xyxy&quot;" office:value-type="string" office:string-value="LWxyxy" calcext:value-type="string">
            <text:p>LWxyxy</text:p>
          </table:table-cell>
          <table:table-cell table:style-name="ce917" table:formula="of:=[.$A5]&amp;[.P$1]&amp;&quot;xyxy&quot;" office:value-type="string" office:string-value="LYxyxy" calcext:value-type="string">
            <text:p>LYxyxy</text:p>
          </table:table-cell>
          <table:table-cell table:style-name="ce917" table:formula="of:=[.$A5]&amp;[.Q$1]&amp;&quot;xyxy&quot;" office:value-type="string" office:string-value="LXxyxy" calcext:value-type="string">
            <text:p>LXxyxy</text:p>
          </table:table-cell>
          <table:table-cell table:style-name="ce917" table:formula="of:=[.$A5]&amp;[.R$1]&amp;&quot;xyxy&quot;" office:value-type="string" office:string-value="LNxyxy" calcext:value-type="string">
            <text:p>LNxyxy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[.$S5]&amp;[.T$1]&amp;&quot;xyxy&quot;" office:value-type="string" office:string-value="Lbxyxy" calcext:value-type="string">
            <text:p>Lbxyxy</text:p>
          </table:table-cell>
          <table:table-cell table:style-name="ce917" table:formula="of:=[.$S5]&amp;[.U$1]&amp;&quot;xyxy&quot;" office:value-type="string" office:string-value="Ldxyxy" calcext:value-type="string">
            <text:p>Ldxyxy</text:p>
          </table:table-cell>
          <table:table-cell table:style-name="ce917" table:formula="of:=[.$S5]&amp;[.V$1]&amp;&quot;xyxy&quot;" office:value-type="string" office:string-value="Lgxyxy" calcext:value-type="string">
            <text:p>Lgxyxy</text:p>
          </table:table-cell>
          <table:table-cell table:style-name="ce917" table:formula="of:=[.$S5]&amp;[.W$1]&amp;&quot;xyxy&quot;" office:value-type="string" office:string-value="Llxyxy" calcext:value-type="string">
            <text:p>Llxyxy</text:p>
          </table:table-cell>
          <table:table-cell table:style-name="ce917" table:formula="of:=[.$S5]&amp;[.X$1]&amp;&quot;xyxy&quot;" office:value-type="string" office:string-value="Lwxyxy" calcext:value-type="string">
            <text:p>Lwxyxy</text:p>
          </table:table-cell>
          <table:table-cell table:style-name="ce917" table:formula="of:=[.$S5]&amp;[.Y$1]&amp;&quot;xyxy&quot;" office:value-type="string" office:string-value="Lyxyxy" calcext:value-type="string">
            <text:p>Lyxyxy</text:p>
          </table:table-cell>
          <table:table-cell table:style-name="ce917" table:formula="of:=[.$S5]&amp;[.Z$1]&amp;&quot;xyxy&quot;" office:value-type="string" office:string-value="Lxxyxy" calcext:value-type="string">
            <text:p>Lxxyxy</text:p>
          </table:table-cell>
          <table:table-cell table:style-name="ce917" table:formula="of:=[.$S5]&amp;[.AA$1]&amp;&quot;xyxy&quot;" office:value-type="string" office:string-value="Lnxyxy" calcext:value-type="string">
            <text:p>Lnxyxy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&quot;XY&quot;&amp;[.$S14]&amp;[.AC$1]&amp;&quot;&quot;" office:value-type="string" office:string-value="XYlb" calcext:value-type="string">
            <text:p>XYlb</text:p>
          </table:table-cell>
          <table:table-cell table:style-name="ce917" table:formula="of:=&quot;XY&quot;&amp;[.$S14]&amp;[.AD$1]&amp;&quot;&quot;" office:value-type="string" office:string-value="XYld" calcext:value-type="string">
            <text:p>XYld</text:p>
          </table:table-cell>
          <table:table-cell table:style-name="ce917" table:formula="of:=&quot;XY&quot;&amp;[.$S14]&amp;[.AE$1]&amp;&quot;&quot;" office:value-type="string" office:string-value="XYlg" calcext:value-type="string">
            <text:p>XYlg</text:p>
          </table:table-cell>
          <table:table-cell table:style-name="ce917" table:formula="of:=&quot;XY&quot;&amp;[.$S14]&amp;[.AF$1]&amp;&quot;&quot;" office:value-type="string" office:string-value="XYll" calcext:value-type="string">
            <text:p>XYll</text:p>
          </table:table-cell>
          <table:table-cell table:style-name="ce917" table:formula="of:=&quot;XY&quot;&amp;[.$S14]&amp;[.AG$1]&amp;&quot;&quot;" office:value-type="string" office:string-value="XYlw" calcext:value-type="string">
            <text:p>XYlw</text:p>
          </table:table-cell>
          <table:table-cell table:style-name="ce917" table:formula="of:=&quot;XY&quot;&amp;[.$S14]&amp;[.AH$1]&amp;&quot;&quot;" office:value-type="string" office:string-value="XYly" calcext:value-type="string">
            <text:p>XYly</text:p>
          </table:table-cell>
          <table:table-cell table:style-name="ce917" table:formula="of:=&quot;XY&quot;&amp;[.$S14]&amp;[.AI$1]&amp;&quot;&quot;" office:value-type="string" office:string-value="XYlx" calcext:value-type="string">
            <text:p>XYlx</text:p>
          </table:table-cell>
          <table:table-cell table:style-name="ce917" table:formula="of:=&quot;XY&quot;&amp;[.$S14]&amp;[.AJ$1]&amp;&quot;&quot;" office:value-type="string" office:string-value="XYln" calcext:value-type="string">
            <text:p>XYl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W</text:p>
          </table:table-cell>
          <table:table-cell table:style-name="ce917" table:formula="of:=[.$A6]&amp;[.B$1]" office:value-type="string" office:string-value="WB" calcext:value-type="string">
            <text:p>WB</text:p>
          </table:table-cell>
          <table:table-cell table:style-name="ce917" table:formula="of:=[.$A6]&amp;[.C$1]" office:value-type="string" office:string-value="WD" calcext:value-type="string">
            <text:p>WD</text:p>
          </table:table-cell>
          <table:table-cell table:style-name="ce917" table:formula="of:=[.$A6]&amp;[.D$1]" office:value-type="string" office:string-value="WG" calcext:value-type="string">
            <text:p>WG</text:p>
          </table:table-cell>
          <table:table-cell table:style-name="ce917" table:formula="of:=[.$A6]&amp;[.E$1]" office:value-type="string" office:string-value="WL" calcext:value-type="string">
            <text:p>WL</text:p>
          </table:table-cell>
          <table:table-cell table:style-name="ce917" table:formula="of:=[.$A6]&amp;[.F$1]" office:value-type="string" office:string-value="WW" calcext:value-type="string">
            <text:p>WW</text:p>
          </table:table-cell>
          <table:table-cell table:style-name="ce917" table:formula="of:=[.$A6]&amp;[.G$1]" office:value-type="string" office:string-value="WY" calcext:value-type="string">
            <text:p>WY</text:p>
          </table:table-cell>
          <table:table-cell table:style-name="ce917" table:formula="of:=[.$A6]&amp;[.H$1]" office:value-type="string" office:string-value="WX" calcext:value-type="string">
            <text:p>WX</text:p>
          </table:table-cell>
          <table:table-cell table:style-name="ce917" table:formula="of:=[.$A6]&amp;[.I$1]" office:value-type="string" office:string-value="WN" calcext:value-type="string">
            <text:p>WN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[.$A6]&amp;[.K$1]&amp;&quot;xyxy&quot;" office:value-type="string" office:string-value="WBxyxy" calcext:value-type="string">
            <text:p>WBxyxy</text:p>
          </table:table-cell>
          <table:table-cell table:style-name="ce917" table:formula="of:=[.$A6]&amp;[.L$1]&amp;&quot;xyxy&quot;" office:value-type="string" office:string-value="WDxyxy" calcext:value-type="string">
            <text:p>WDxyxy</text:p>
          </table:table-cell>
          <table:table-cell table:style-name="ce917" table:formula="of:=[.$A6]&amp;[.M$1]&amp;&quot;xyxy&quot;" office:value-type="string" office:string-value="WGxyxy" calcext:value-type="string">
            <text:p>WGxyxy</text:p>
          </table:table-cell>
          <table:table-cell table:style-name="ce917" table:formula="of:=[.$A6]&amp;[.N$1]&amp;&quot;xyxy&quot;" office:value-type="string" office:string-value="WLxyxy" calcext:value-type="string">
            <text:p>WLxyxy</text:p>
          </table:table-cell>
          <table:table-cell table:style-name="ce917" table:formula="of:=[.$A6]&amp;[.O$1]&amp;&quot;xyxy&quot;" office:value-type="string" office:string-value="WWxyxy" calcext:value-type="string">
            <text:p>WWxyxy</text:p>
          </table:table-cell>
          <table:table-cell table:style-name="ce917" table:formula="of:=[.$A6]&amp;[.P$1]&amp;&quot;xyxy&quot;" office:value-type="string" office:string-value="WYxyxy" calcext:value-type="string">
            <text:p>WYxyxy</text:p>
          </table:table-cell>
          <table:table-cell table:style-name="ce917" table:formula="of:=[.$A6]&amp;[.Q$1]&amp;&quot;xyxy&quot;" office:value-type="string" office:string-value="WXxyxy" calcext:value-type="string">
            <text:p>WXxyxy</text:p>
          </table:table-cell>
          <table:table-cell table:style-name="ce917" table:formula="of:=[.$A6]&amp;[.R$1]&amp;&quot;xyxy&quot;" office:value-type="string" office:string-value="WNxyxy" calcext:value-type="string">
            <text:p>WNxyxy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[.$S6]&amp;[.T$1]&amp;&quot;xyxy&quot;" office:value-type="string" office:string-value="Wbxyxy" calcext:value-type="string">
            <text:p>Wbxyxy</text:p>
          </table:table-cell>
          <table:table-cell table:style-name="ce917" table:formula="of:=[.$S6]&amp;[.U$1]&amp;&quot;xyxy&quot;" office:value-type="string" office:string-value="Wdxyxy" calcext:value-type="string">
            <text:p>Wdxyxy</text:p>
          </table:table-cell>
          <table:table-cell table:style-name="ce917" table:formula="of:=[.$S6]&amp;[.V$1]&amp;&quot;xyxy&quot;" office:value-type="string" office:string-value="Wgxyxy" calcext:value-type="string">
            <text:p>Wgxyxy</text:p>
          </table:table-cell>
          <table:table-cell table:style-name="ce917" table:formula="of:=[.$S6]&amp;[.W$1]&amp;&quot;xyxy&quot;" office:value-type="string" office:string-value="Wlxyxy" calcext:value-type="string">
            <text:p>Wlxyxy</text:p>
          </table:table-cell>
          <table:table-cell table:style-name="ce917" table:formula="of:=[.$S6]&amp;[.X$1]&amp;&quot;xyxy&quot;" office:value-type="string" office:string-value="Wwxyxy" calcext:value-type="string">
            <text:p>Wwxyxy</text:p>
          </table:table-cell>
          <table:table-cell table:style-name="ce917" table:formula="of:=[.$S6]&amp;[.Y$1]&amp;&quot;xyxy&quot;" office:value-type="string" office:string-value="Wyxyxy" calcext:value-type="string">
            <text:p>Wyxyxy</text:p>
          </table:table-cell>
          <table:table-cell table:style-name="ce917" table:formula="of:=[.$S6]&amp;[.Z$1]&amp;&quot;xyxy&quot;" office:value-type="string" office:string-value="Wxxyxy" calcext:value-type="string">
            <text:p>Wxxyxy</text:p>
          </table:table-cell>
          <table:table-cell table:style-name="ce917" table:formula="of:=[.$S6]&amp;[.AA$1]&amp;&quot;xyxy&quot;" office:value-type="string" office:string-value="Wnxyxy" calcext:value-type="string">
            <text:p>Wnxyxy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&quot;XY&quot;&amp;[.$S15]&amp;[.AC$1]&amp;&quot;&quot;" office:value-type="string" office:string-value="XYwb" calcext:value-type="string">
            <text:p>XYwb</text:p>
          </table:table-cell>
          <table:table-cell table:style-name="ce917" table:formula="of:=&quot;XY&quot;&amp;[.$S15]&amp;[.AD$1]&amp;&quot;&quot;" office:value-type="string" office:string-value="XYwd" calcext:value-type="string">
            <text:p>XYwd</text:p>
          </table:table-cell>
          <table:table-cell table:style-name="ce917" table:formula="of:=&quot;XY&quot;&amp;[.$S15]&amp;[.AE$1]&amp;&quot;&quot;" office:value-type="string" office:string-value="XYwg" calcext:value-type="string">
            <text:p>XYwg</text:p>
          </table:table-cell>
          <table:table-cell table:style-name="ce917" table:formula="of:=&quot;XY&quot;&amp;[.$S15]&amp;[.AF$1]&amp;&quot;&quot;" office:value-type="string" office:string-value="XYwl" calcext:value-type="string">
            <text:p>XYwl</text:p>
          </table:table-cell>
          <table:table-cell table:style-name="ce917" table:formula="of:=&quot;XY&quot;&amp;[.$S15]&amp;[.AG$1]&amp;&quot;&quot;" office:value-type="string" office:string-value="XYww" calcext:value-type="string">
            <text:p>XYww</text:p>
          </table:table-cell>
          <table:table-cell table:style-name="ce917" table:formula="of:=&quot;XY&quot;&amp;[.$S15]&amp;[.AH$1]&amp;&quot;&quot;" office:value-type="string" office:string-value="XYwy" calcext:value-type="string">
            <text:p>XYwy</text:p>
          </table:table-cell>
          <table:table-cell table:style-name="ce917" table:formula="of:=&quot;XY&quot;&amp;[.$S15]&amp;[.AI$1]&amp;&quot;&quot;" office:value-type="string" office:string-value="XYwx" calcext:value-type="string">
            <text:p>XYwx</text:p>
          </table:table-cell>
          <table:table-cell table:style-name="ce917" table:formula="of:=&quot;XY&quot;&amp;[.$S15]&amp;[.AJ$1]&amp;&quot;&quot;" office:value-type="string" office:string-value="XYwn" calcext:value-type="string">
            <text:p>XYw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Y</text:p>
          </table:table-cell>
          <table:table-cell table:style-name="ce917" table:formula="of:=[.$A7]&amp;[.B$1]" office:value-type="string" office:string-value="YB" calcext:value-type="string">
            <text:p>YB</text:p>
          </table:table-cell>
          <table:table-cell table:style-name="ce917" table:formula="of:=[.$A7]&amp;[.C$1]" office:value-type="string" office:string-value="YD" calcext:value-type="string">
            <text:p>YD</text:p>
          </table:table-cell>
          <table:table-cell table:style-name="ce917" table:formula="of:=[.$A7]&amp;[.D$1]" office:value-type="string" office:string-value="YG" calcext:value-type="string">
            <text:p>YG</text:p>
          </table:table-cell>
          <table:table-cell table:style-name="ce917" table:formula="of:=[.$A7]&amp;[.E$1]" office:value-type="string" office:string-value="YL" calcext:value-type="string">
            <text:p>YL</text:p>
          </table:table-cell>
          <table:table-cell table:style-name="ce917" table:formula="of:=[.$A7]&amp;[.F$1]" office:value-type="string" office:string-value="YW" calcext:value-type="string">
            <text:p>YW</text:p>
          </table:table-cell>
          <table:table-cell table:style-name="ce917" table:formula="of:=[.$A7]&amp;[.G$1]" office:value-type="string" office:string-value="YY" calcext:value-type="string">
            <text:p>YY</text:p>
          </table:table-cell>
          <table:table-cell table:style-name="ce917" table:formula="of:=[.$A7]&amp;[.H$1]" office:value-type="string" office:string-value="YX" calcext:value-type="string">
            <text:p>YX</text:p>
          </table:table-cell>
          <table:table-cell table:style-name="ce917" table:formula="of:=[.$A7]&amp;[.I$1]" office:value-type="string" office:string-value="YN" calcext:value-type="string">
            <text:p>YN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[.$A7]&amp;[.K$1]&amp;&quot;xyxy&quot;" office:value-type="string" office:string-value="YBxyxy" calcext:value-type="string">
            <text:p>YBxyxy</text:p>
          </table:table-cell>
          <table:table-cell table:style-name="ce917" table:formula="of:=[.$A7]&amp;[.L$1]&amp;&quot;xyxy&quot;" office:value-type="string" office:string-value="YDxyxy" calcext:value-type="string">
            <text:p>YDxyxy</text:p>
          </table:table-cell>
          <table:table-cell table:style-name="ce917" table:formula="of:=[.$A7]&amp;[.M$1]&amp;&quot;xyxy&quot;" office:value-type="string" office:string-value="YGxyxy" calcext:value-type="string">
            <text:p>YGxyxy</text:p>
          </table:table-cell>
          <table:table-cell table:style-name="ce917" table:formula="of:=[.$A7]&amp;[.N$1]&amp;&quot;xyxy&quot;" office:value-type="string" office:string-value="YLxyxy" calcext:value-type="string">
            <text:p>YLxyxy</text:p>
          </table:table-cell>
          <table:table-cell table:style-name="ce917" table:formula="of:=[.$A7]&amp;[.O$1]&amp;&quot;xyxy&quot;" office:value-type="string" office:string-value="YWxyxy" calcext:value-type="string">
            <text:p>YWxyxy</text:p>
          </table:table-cell>
          <table:table-cell table:style-name="ce917" table:formula="of:=[.$A7]&amp;[.P$1]&amp;&quot;xyxy&quot;" office:value-type="string" office:string-value="YYxyxy" calcext:value-type="string">
            <text:p>YYxyxy</text:p>
          </table:table-cell>
          <table:table-cell table:style-name="ce917" table:formula="of:=[.$A7]&amp;[.Q$1]&amp;&quot;xyxy&quot;" office:value-type="string" office:string-value="YXxyxy" calcext:value-type="string">
            <text:p>YXxyxy</text:p>
          </table:table-cell>
          <table:table-cell table:style-name="ce917" table:formula="of:=[.$A7]&amp;[.R$1]&amp;&quot;xyxy&quot;" office:value-type="string" office:string-value="YNxyxy" calcext:value-type="string">
            <text:p>YNxyxy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[.$S7]&amp;[.T$1]&amp;&quot;xyxy&quot;" office:value-type="string" office:string-value="Ybxyxy" calcext:value-type="string">
            <text:p>Ybxyxy</text:p>
          </table:table-cell>
          <table:table-cell table:style-name="ce917" table:formula="of:=[.$S7]&amp;[.U$1]&amp;&quot;xyxy&quot;" office:value-type="string" office:string-value="Ydxyxy" calcext:value-type="string">
            <text:p>Ydxyxy</text:p>
          </table:table-cell>
          <table:table-cell table:style-name="ce917" table:formula="of:=[.$S7]&amp;[.V$1]&amp;&quot;xyxy&quot;" office:value-type="string" office:string-value="Ygxyxy" calcext:value-type="string">
            <text:p>Ygxyxy</text:p>
          </table:table-cell>
          <table:table-cell table:style-name="ce917" table:formula="of:=[.$S7]&amp;[.W$1]&amp;&quot;xyxy&quot;" office:value-type="string" office:string-value="Ylxyxy" calcext:value-type="string">
            <text:p>Ylxyxy</text:p>
          </table:table-cell>
          <table:table-cell table:style-name="ce917" table:formula="of:=[.$S7]&amp;[.X$1]&amp;&quot;xyxy&quot;" office:value-type="string" office:string-value="Ywxyxy" calcext:value-type="string">
            <text:p>Ywxyxy</text:p>
          </table:table-cell>
          <table:table-cell table:style-name="ce917" table:formula="of:=[.$S7]&amp;[.Y$1]&amp;&quot;xyxy&quot;" office:value-type="string" office:string-value="Yyxyxy" calcext:value-type="string">
            <text:p>Yyxyxy</text:p>
          </table:table-cell>
          <table:table-cell table:style-name="ce917" table:formula="of:=[.$S7]&amp;[.Z$1]&amp;&quot;xyxy&quot;" office:value-type="string" office:string-value="Yxxyxy" calcext:value-type="string">
            <text:p>Yxxyxy</text:p>
          </table:table-cell>
          <table:table-cell table:style-name="ce917" table:formula="of:=[.$S7]&amp;[.AA$1]&amp;&quot;xyxy&quot;" office:value-type="string" office:string-value="Ynxyxy" calcext:value-type="string">
            <text:p>Ynxyxy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&quot;XY&quot;&amp;[.$S16]&amp;[.AC$1]&amp;&quot;&quot;" office:value-type="string" office:string-value="XYyb" calcext:value-type="string">
            <text:p>XYyb</text:p>
          </table:table-cell>
          <table:table-cell table:style-name="ce917" table:formula="of:=&quot;XY&quot;&amp;[.$S16]&amp;[.AD$1]&amp;&quot;&quot;" office:value-type="string" office:string-value="XYyd" calcext:value-type="string">
            <text:p>XYyd</text:p>
          </table:table-cell>
          <table:table-cell table:style-name="ce917" table:formula="of:=&quot;XY&quot;&amp;[.$S16]&amp;[.AE$1]&amp;&quot;&quot;" office:value-type="string" office:string-value="XYyg" calcext:value-type="string">
            <text:p>XYyg</text:p>
          </table:table-cell>
          <table:table-cell table:style-name="ce917" table:formula="of:=&quot;XY&quot;&amp;[.$S16]&amp;[.AF$1]&amp;&quot;&quot;" office:value-type="string" office:string-value="XYyl" calcext:value-type="string">
            <text:p>XYyl</text:p>
          </table:table-cell>
          <table:table-cell table:style-name="ce917" table:formula="of:=&quot;XY&quot;&amp;[.$S16]&amp;[.AG$1]&amp;&quot;&quot;" office:value-type="string" office:string-value="XYyw" calcext:value-type="string">
            <text:p>XYyw</text:p>
          </table:table-cell>
          <table:table-cell table:style-name="ce917" table:formula="of:=&quot;XY&quot;&amp;[.$S16]&amp;[.AH$1]&amp;&quot;&quot;" office:value-type="string" office:string-value="XYyy" calcext:value-type="string">
            <text:p>XYyy</text:p>
          </table:table-cell>
          <table:table-cell table:style-name="ce917" table:formula="of:=&quot;XY&quot;&amp;[.$S16]&amp;[.AI$1]&amp;&quot;&quot;" office:value-type="string" office:string-value="XYyx" calcext:value-type="string">
            <text:p>XYyx</text:p>
          </table:table-cell>
          <table:table-cell table:style-name="ce917" table:formula="of:=&quot;XY&quot;&amp;[.$S16]&amp;[.AJ$1]&amp;&quot;&quot;" office:value-type="string" office:string-value="XYyn" calcext:value-type="string">
            <text:p>XYy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X</text:p>
          </table:table-cell>
          <table:table-cell table:style-name="ce917" table:formula="of:=[.$A8]&amp;[.B$1]" office:value-type="string" office:string-value="XB" calcext:value-type="string">
            <text:p>XB</text:p>
          </table:table-cell>
          <table:table-cell table:style-name="ce917" table:formula="of:=[.$A8]&amp;[.C$1]" office:value-type="string" office:string-value="XD" calcext:value-type="string">
            <text:p>XD</text:p>
          </table:table-cell>
          <table:table-cell table:style-name="ce917" table:formula="of:=[.$A8]&amp;[.D$1]" office:value-type="string" office:string-value="XG" calcext:value-type="string">
            <text:p>XG</text:p>
          </table:table-cell>
          <table:table-cell table:style-name="ce917" table:formula="of:=[.$A8]&amp;[.E$1]" office:value-type="string" office:string-value="XL" calcext:value-type="string">
            <text:p>XL</text:p>
          </table:table-cell>
          <table:table-cell table:style-name="ce917" table:formula="of:=[.$A8]&amp;[.F$1]" office:value-type="string" office:string-value="XW" calcext:value-type="string">
            <text:p>XW</text:p>
          </table:table-cell>
          <table:table-cell table:style-name="ce917" table:formula="of:=[.$A8]&amp;[.G$1]" office:value-type="string" office:string-value="XY" calcext:value-type="string">
            <text:p>XY</text:p>
          </table:table-cell>
          <table:table-cell table:style-name="ce917" table:formula="of:=[.$A8]&amp;[.H$1]" office:value-type="string" office:string-value="XX" calcext:value-type="string">
            <text:p>XX</text:p>
          </table:table-cell>
          <table:table-cell table:style-name="ce917" table:formula="of:=[.$A8]&amp;[.I$1]" office:value-type="string" office:string-value="XN" calcext:value-type="string">
            <text:p>XN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[.$A8]&amp;[.K$1]&amp;&quot;xyxy&quot;" office:value-type="string" office:string-value="XBxyxy" calcext:value-type="string">
            <text:p>XBxyxy</text:p>
          </table:table-cell>
          <table:table-cell table:style-name="ce917" table:formula="of:=[.$A8]&amp;[.L$1]&amp;&quot;xyxy&quot;" office:value-type="string" office:string-value="XDxyxy" calcext:value-type="string">
            <text:p>XDxyxy</text:p>
          </table:table-cell>
          <table:table-cell table:style-name="ce917" table:formula="of:=[.$A8]&amp;[.M$1]&amp;&quot;xyxy&quot;" office:value-type="string" office:string-value="XGxyxy" calcext:value-type="string">
            <text:p>XGxyxy</text:p>
          </table:table-cell>
          <table:table-cell table:style-name="ce917" table:formula="of:=[.$A8]&amp;[.N$1]&amp;&quot;xyxy&quot;" office:value-type="string" office:string-value="XLxyxy" calcext:value-type="string">
            <text:p>XLxyxy</text:p>
          </table:table-cell>
          <table:table-cell table:style-name="ce917" table:formula="of:=[.$A8]&amp;[.O$1]&amp;&quot;xyxy&quot;" office:value-type="string" office:string-value="XWxyxy" calcext:value-type="string">
            <text:p>XWxyxy</text:p>
          </table:table-cell>
          <table:table-cell table:style-name="ce917" table:formula="of:=[.$A8]&amp;[.P$1]&amp;&quot;xyxy&quot;" office:value-type="string" office:string-value="XYxyxy" calcext:value-type="string">
            <text:p>XYxyxy</text:p>
          </table:table-cell>
          <table:table-cell table:style-name="ce917" table:formula="of:=[.$A8]&amp;[.Q$1]&amp;&quot;xyxy&quot;" office:value-type="string" office:string-value="XXxyxy" calcext:value-type="string">
            <text:p>XXxyxy</text:p>
          </table:table-cell>
          <table:table-cell table:style-name="ce917" table:formula="of:=[.$A8]&amp;[.R$1]&amp;&quot;xyxy&quot;" office:value-type="string" office:string-value="XNxyxy" calcext:value-type="string">
            <text:p>XNxyxy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[.$S8]&amp;[.T$1]&amp;&quot;xyxy&quot;" office:value-type="string" office:string-value="Xbxyxy" calcext:value-type="string">
            <text:p>Xbxyxy</text:p>
          </table:table-cell>
          <table:table-cell table:style-name="ce917" table:formula="of:=[.$S8]&amp;[.U$1]&amp;&quot;xyxy&quot;" office:value-type="string" office:string-value="Xdxyxy" calcext:value-type="string">
            <text:p>Xdxyxy</text:p>
          </table:table-cell>
          <table:table-cell table:style-name="ce917" table:formula="of:=[.$S8]&amp;[.V$1]&amp;&quot;xyxy&quot;" office:value-type="string" office:string-value="Xgxyxy" calcext:value-type="string">
            <text:p>Xgxyxy</text:p>
          </table:table-cell>
          <table:table-cell table:style-name="ce917" table:formula="of:=[.$S8]&amp;[.W$1]&amp;&quot;xyxy&quot;" office:value-type="string" office:string-value="Xlxyxy" calcext:value-type="string">
            <text:p>Xlxyxy</text:p>
          </table:table-cell>
          <table:table-cell table:style-name="ce917" table:formula="of:=[.$S8]&amp;[.X$1]&amp;&quot;xyxy&quot;" office:value-type="string" office:string-value="Xwxyxy" calcext:value-type="string">
            <text:p>Xwxyxy</text:p>
          </table:table-cell>
          <table:table-cell table:style-name="ce917" table:formula="of:=[.$S8]&amp;[.Y$1]&amp;&quot;xyxy&quot;" office:value-type="string" office:string-value="Xyxyxy" calcext:value-type="string">
            <text:p>Xyxyxy</text:p>
          </table:table-cell>
          <table:table-cell table:style-name="ce917" table:formula="of:=[.$S8]&amp;[.Z$1]&amp;&quot;xyxy&quot;" office:value-type="string" office:string-value="Xxxyxy" calcext:value-type="string">
            <text:p>Xxxyxy</text:p>
          </table:table-cell>
          <table:table-cell table:style-name="ce917" table:formula="of:=[.$S8]&amp;[.AA$1]&amp;&quot;xyxy&quot;" office:value-type="string" office:string-value="Xnxyxy" calcext:value-type="string">
            <text:p>Xnxyxy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&quot;XY&quot;&amp;[.$S17]&amp;[.AC$1]&amp;&quot;&quot;" office:value-type="string" office:string-value="XYxb" calcext:value-type="string">
            <text:p>XYxb</text:p>
          </table:table-cell>
          <table:table-cell table:style-name="ce917" table:formula="of:=&quot;XY&quot;&amp;[.$S17]&amp;[.AD$1]&amp;&quot;&quot;" office:value-type="string" office:string-value="XYxd" calcext:value-type="string">
            <text:p>XYxd</text:p>
          </table:table-cell>
          <table:table-cell table:style-name="ce917" table:formula="of:=&quot;XY&quot;&amp;[.$S17]&amp;[.AE$1]&amp;&quot;&quot;" office:value-type="string" office:string-value="XYxg" calcext:value-type="string">
            <text:p>XYxg</text:p>
          </table:table-cell>
          <table:table-cell table:style-name="ce917" table:formula="of:=&quot;XY&quot;&amp;[.$S17]&amp;[.AF$1]&amp;&quot;&quot;" office:value-type="string" office:string-value="XYxl" calcext:value-type="string">
            <text:p>XYxl</text:p>
          </table:table-cell>
          <table:table-cell table:style-name="ce917" table:formula="of:=&quot;XY&quot;&amp;[.$S17]&amp;[.AG$1]&amp;&quot;&quot;" office:value-type="string" office:string-value="XYxw" calcext:value-type="string">
            <text:p>XYxw</text:p>
          </table:table-cell>
          <table:table-cell table:style-name="ce917" table:formula="of:=&quot;XY&quot;&amp;[.$S17]&amp;[.AH$1]&amp;&quot;&quot;" office:value-type="string" office:string-value="XYxy" calcext:value-type="string">
            <text:p>XYxy</text:p>
          </table:table-cell>
          <table:table-cell table:style-name="ce917" table:formula="of:=&quot;XY&quot;&amp;[.$S17]&amp;[.AI$1]&amp;&quot;&quot;" office:value-type="string" office:string-value="XYxx" calcext:value-type="string">
            <text:p>XYxx</text:p>
          </table:table-cell>
          <table:table-cell table:style-name="ce917" table:formula="of:=&quot;XY&quot;&amp;[.$S17]&amp;[.AJ$1]&amp;&quot;&quot;" office:value-type="string" office:string-value="XYxn" calcext:value-type="string">
            <text:p>XYx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N</text:p>
          </table:table-cell>
          <table:table-cell table:style-name="ce917" table:formula="of:=[.$A9]&amp;[.B$1]" office:value-type="string" office:string-value="NB" calcext:value-type="string">
            <text:p>NB</text:p>
          </table:table-cell>
          <table:table-cell table:style-name="ce917" table:formula="of:=[.$A9]&amp;[.C$1]" office:value-type="string" office:string-value="ND" calcext:value-type="string">
            <text:p>ND</text:p>
          </table:table-cell>
          <table:table-cell table:style-name="ce917" table:formula="of:=[.$A9]&amp;[.D$1]" office:value-type="string" office:string-value="NG" calcext:value-type="string">
            <text:p>NG</text:p>
          </table:table-cell>
          <table:table-cell table:style-name="ce917" table:formula="of:=[.$A9]&amp;[.E$1]" office:value-type="string" office:string-value="NL" calcext:value-type="string">
            <text:p>NL</text:p>
          </table:table-cell>
          <table:table-cell table:style-name="ce917" table:formula="of:=[.$A9]&amp;[.F$1]" office:value-type="string" office:string-value="NW" calcext:value-type="string">
            <text:p>NW</text:p>
          </table:table-cell>
          <table:table-cell table:style-name="ce917" table:formula="of:=[.$A9]&amp;[.G$1]" office:value-type="string" office:string-value="NY" calcext:value-type="string">
            <text:p>NY</text:p>
          </table:table-cell>
          <table:table-cell table:style-name="ce917" table:formula="of:=[.$A9]&amp;[.H$1]" office:value-type="string" office:string-value="NX" calcext:value-type="string">
            <text:p>NX</text:p>
          </table:table-cell>
          <table:table-cell table:style-name="ce917" table:formula="of:=[.$A9]&amp;[.I$1]" office:value-type="string" office:string-value="NN" calcext:value-type="string">
            <text:p>NN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[.$A9]&amp;[.K$1]&amp;&quot;xyxy&quot;" office:value-type="string" office:string-value="NBxyxy" calcext:value-type="string">
            <text:p>NBxyxy</text:p>
          </table:table-cell>
          <table:table-cell table:style-name="ce917" table:formula="of:=[.$A9]&amp;[.L$1]&amp;&quot;xyxy&quot;" office:value-type="string" office:string-value="NDxyxy" calcext:value-type="string">
            <text:p>NDxyxy</text:p>
          </table:table-cell>
          <table:table-cell table:style-name="ce917" table:formula="of:=[.$A9]&amp;[.M$1]&amp;&quot;xyxy&quot;" office:value-type="string" office:string-value="NGxyxy" calcext:value-type="string">
            <text:p>NGxyxy</text:p>
          </table:table-cell>
          <table:table-cell table:style-name="ce917" table:formula="of:=[.$A9]&amp;[.N$1]&amp;&quot;xyxy&quot;" office:value-type="string" office:string-value="NLxyxy" calcext:value-type="string">
            <text:p>NLxyxy</text:p>
          </table:table-cell>
          <table:table-cell table:style-name="ce917" table:formula="of:=[.$A9]&amp;[.O$1]&amp;&quot;xyxy&quot;" office:value-type="string" office:string-value="NWxyxy" calcext:value-type="string">
            <text:p>NWxyxy</text:p>
          </table:table-cell>
          <table:table-cell table:style-name="ce917" table:formula="of:=[.$A9]&amp;[.P$1]&amp;&quot;xyxy&quot;" office:value-type="string" office:string-value="NYxyxy" calcext:value-type="string">
            <text:p>NYxyxy</text:p>
          </table:table-cell>
          <table:table-cell table:style-name="ce917" table:formula="of:=[.$A9]&amp;[.Q$1]&amp;&quot;xyxy&quot;" office:value-type="string" office:string-value="NXxyxy" calcext:value-type="string">
            <text:p>NXxyxy</text:p>
          </table:table-cell>
          <table:table-cell table:style-name="ce917" table:formula="of:=[.$A9]&amp;[.R$1]&amp;&quot;xyxy&quot;" office:value-type="string" office:string-value="NNxyxy" calcext:value-type="string">
            <text:p>NNxyxy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[.$S9]&amp;[.T$1]&amp;&quot;xyxy&quot;" office:value-type="string" office:string-value="Nbxyxy" calcext:value-type="string">
            <text:p>Nbxyxy</text:p>
          </table:table-cell>
          <table:table-cell table:style-name="ce917" table:formula="of:=[.$S9]&amp;[.U$1]&amp;&quot;xyxy&quot;" office:value-type="string" office:string-value="Ndxyxy" calcext:value-type="string">
            <text:p>Ndxyxy</text:p>
          </table:table-cell>
          <table:table-cell table:style-name="ce917" table:formula="of:=[.$S9]&amp;[.V$1]&amp;&quot;xyxy&quot;" office:value-type="string" office:string-value="Ngxyxy" calcext:value-type="string">
            <text:p>Ngxyxy</text:p>
          </table:table-cell>
          <table:table-cell table:style-name="ce917" table:formula="of:=[.$S9]&amp;[.W$1]&amp;&quot;xyxy&quot;" office:value-type="string" office:string-value="Nlxyxy" calcext:value-type="string">
            <text:p>Nlxyxy</text:p>
          </table:table-cell>
          <table:table-cell table:style-name="ce917" table:formula="of:=[.$S9]&amp;[.X$1]&amp;&quot;xyxy&quot;" office:value-type="string" office:string-value="Nwxyxy" calcext:value-type="string">
            <text:p>Nwxyxy</text:p>
          </table:table-cell>
          <table:table-cell table:style-name="ce917" table:formula="of:=[.$S9]&amp;[.Y$1]&amp;&quot;xyxy&quot;" office:value-type="string" office:string-value="Nyxyxy" calcext:value-type="string">
            <text:p>Nyxyxy</text:p>
          </table:table-cell>
          <table:table-cell table:style-name="ce917" table:formula="of:=[.$S9]&amp;[.Z$1]&amp;&quot;xyxy&quot;" office:value-type="string" office:string-value="Nxxyxy" calcext:value-type="string">
            <text:p>Nxxyxy</text:p>
          </table:table-cell>
          <table:table-cell table:style-name="ce917" table:formula="of:=[.$S9]&amp;[.AA$1]&amp;&quot;xyxy&quot;" office:value-type="string" office:string-value="Nnxyxy" calcext:value-type="string">
            <text:p>Nnxyxy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&quot;XY&quot;&amp;[.$S18]&amp;[.AC$1]&amp;&quot;&quot;" office:value-type="string" office:string-value="XYnb" calcext:value-type="string">
            <text:p>XYnb</text:p>
          </table:table-cell>
          <table:table-cell table:style-name="ce917" table:formula="of:=&quot;XY&quot;&amp;[.$S18]&amp;[.AD$1]&amp;&quot;&quot;" office:value-type="string" office:string-value="XYnd" calcext:value-type="string">
            <text:p>XYnd</text:p>
          </table:table-cell>
          <table:table-cell table:style-name="ce917" table:formula="of:=&quot;XY&quot;&amp;[.$S18]&amp;[.AE$1]&amp;&quot;&quot;" office:value-type="string" office:string-value="XYng" calcext:value-type="string">
            <text:p>XYng</text:p>
          </table:table-cell>
          <table:table-cell table:style-name="ce917" table:formula="of:=&quot;XY&quot;&amp;[.$S18]&amp;[.AF$1]&amp;&quot;&quot;" office:value-type="string" office:string-value="XYnl" calcext:value-type="string">
            <text:p>XYnl</text:p>
          </table:table-cell>
          <table:table-cell table:style-name="ce917" table:formula="of:=&quot;XY&quot;&amp;[.$S18]&amp;[.AG$1]&amp;&quot;&quot;" office:value-type="string" office:string-value="XYnw" calcext:value-type="string">
            <text:p>XYnw</text:p>
          </table:table-cell>
          <table:table-cell table:style-name="ce917" table:formula="of:=&quot;XY&quot;&amp;[.$S18]&amp;[.AH$1]&amp;&quot;&quot;" office:value-type="string" office:string-value="XYny" calcext:value-type="string">
            <text:p>XYny</text:p>
          </table:table-cell>
          <table:table-cell table:style-name="ce917" table:formula="of:=&quot;XY&quot;&amp;[.$S18]&amp;[.AI$1]&amp;&quot;&quot;" office:value-type="string" office:string-value="XYnx" calcext:value-type="string">
            <text:p>XYnx</text:p>
          </table:table-cell>
          <table:table-cell table:style-name="ce917" table:formula="of:=&quot;XY&quot;&amp;[.$S18]&amp;[.AJ$1]&amp;&quot;&quot;" office:value-type="string" office:string-value="XYnn" calcext:value-type="string">
            <text:p>XYnn</text:p>
          </table:table-cell>
          <table:table-cell table:number-columns-repeated="16348"/>
        </table:table-row>
        <table:table-row table:style-name="ro8">
          <table:table-cell table:style-name="ce330"/>
          <table:table-cell table:style-name="ce1130" office:value-type="string" calcext:value-type="string">
            <text:p>b</text:p>
          </table:table-cell>
          <table:table-cell table:style-name="ce1130" office:value-type="string" calcext:value-type="string">
            <text:p>d</text:p>
          </table:table-cell>
          <table:table-cell table:style-name="ce1130" office:value-type="string" calcext:value-type="string">
            <text:p>g</text:p>
          </table:table-cell>
          <table:table-cell table:style-name="ce1130" office:value-type="string" calcext:value-type="string">
            <text:p>l</text:p>
          </table:table-cell>
          <table:table-cell table:style-name="ce1130" office:value-type="string" calcext:value-type="string">
            <text:p>w</text:p>
          </table:table-cell>
          <table:table-cell table:style-name="ce1130" office:value-type="string" calcext:value-type="string">
            <text:p>y</text:p>
          </table:table-cell>
          <table:table-cell table:style-name="ce1130" office:value-type="string" calcext:value-type="string">
            <text:p>x</text:p>
          </table:table-cell>
          <table:table-cell table:style-name="ce1130" office:value-type="string" calcext:value-type="string">
            <text:p>n</text:p>
          </table:table-cell>
          <table:table-cell table:style-name="ce330"/>
          <table:table-cell table:style-name="ce1130" office:value-type="string" calcext:value-type="string">
            <text:p>b</text:p>
          </table:table-cell>
          <table:table-cell table:style-name="ce1130" office:value-type="string" calcext:value-type="string">
            <text:p>d</text:p>
          </table:table-cell>
          <table:table-cell table:style-name="ce1130" office:value-type="string" calcext:value-type="string">
            <text:p>g</text:p>
          </table:table-cell>
          <table:table-cell table:style-name="ce1130" office:value-type="string" calcext:value-type="string">
            <text:p>l</text:p>
          </table:table-cell>
          <table:table-cell table:style-name="ce1130" office:value-type="string" calcext:value-type="string">
            <text:p>w</text:p>
          </table:table-cell>
          <table:table-cell table:style-name="ce1130" office:value-type="string" calcext:value-type="string">
            <text:p>y</text:p>
          </table:table-cell>
          <table:table-cell table:style-name="ce1130" office:value-type="string" calcext:value-type="string">
            <text:p>x</text:p>
          </table:table-cell>
          <table:table-cell table:style-name="ce1130" office:value-type="string" calcext:value-type="string">
            <text:p>n</text:p>
          </table:table-cell>
          <table:table-cell table:style-name="ce330"/>
          <table:table-cell table:style-name="ce1130" office:value-type="string" calcext:value-type="string">
            <text:p>b</text:p>
          </table:table-cell>
          <table:table-cell table:style-name="ce1130" office:value-type="string" calcext:value-type="string">
            <text:p>d</text:p>
          </table:table-cell>
          <table:table-cell table:style-name="ce1130" office:value-type="string" calcext:value-type="string">
            <text:p>g</text:p>
          </table:table-cell>
          <table:table-cell table:style-name="ce1130" office:value-type="string" calcext:value-type="string">
            <text:p>l</text:p>
          </table:table-cell>
          <table:table-cell table:style-name="ce1130" office:value-type="string" calcext:value-type="string">
            <text:p>w</text:p>
          </table:table-cell>
          <table:table-cell table:style-name="ce1130" office:value-type="string" calcext:value-type="string">
            <text:p>y</text:p>
          </table:table-cell>
          <table:table-cell table:style-name="ce1130" office:value-type="string" calcext:value-type="string">
            <text:p>x</text:p>
          </table:table-cell>
          <table:table-cell table:style-name="ce1130" office:value-type="string" calcext:value-type="string">
            <text:p>n</text:p>
          </table:table-cell>
          <table:table-cell table:style-name="ce330"/>
          <table:table-cell table:style-name="ce1130" office:value-type="string" calcext:value-type="string">
            <text:p>b</text:p>
          </table:table-cell>
          <table:table-cell table:style-name="ce1130" office:value-type="string" calcext:value-type="string">
            <text:p>d</text:p>
          </table:table-cell>
          <table:table-cell table:style-name="ce1130" office:value-type="string" calcext:value-type="string">
            <text:p>g</text:p>
          </table:table-cell>
          <table:table-cell table:style-name="ce1130" office:value-type="string" calcext:value-type="string">
            <text:p>l</text:p>
          </table:table-cell>
          <table:table-cell table:style-name="ce1130" office:value-type="string" calcext:value-type="string">
            <text:p>w</text:p>
          </table:table-cell>
          <table:table-cell table:style-name="ce1130" office:value-type="string" calcext:value-type="string">
            <text:p>y</text:p>
          </table:table-cell>
          <table:table-cell table:style-name="ce1130" office:value-type="string" calcext:value-type="string">
            <text:p>x</text:p>
          </table:table-cell>
          <table:table-cell table:style-name="ce1130" office:value-type="string" calcext:value-type="string">
            <text:p>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b</text:p>
          </table:table-cell>
          <table:table-cell table:style-name="ce917" table:formula="of:=&quot;Xy&quot;&amp;[.$A11]&amp;[.B$10]" office:value-type="string" office:string-value="Xybb" calcext:value-type="string">
            <text:p>Xybb</text:p>
          </table:table-cell>
          <table:table-cell table:style-name="ce917" table:formula="of:=&quot;Xy&quot;&amp;[.$A11]&amp;[.C$10]" office:value-type="string" office:string-value="Xybd" calcext:value-type="string">
            <text:p>Xybd</text:p>
          </table:table-cell>
          <table:table-cell table:style-name="ce917" table:formula="of:=&quot;Xy&quot;&amp;[.$A11]&amp;[.D$10]" office:value-type="string" office:string-value="Xybg" calcext:value-type="string">
            <text:p>Xybg</text:p>
          </table:table-cell>
          <table:table-cell table:style-name="ce917" table:formula="of:=&quot;Xy&quot;&amp;[.$A11]&amp;[.E$10]" office:value-type="string" office:string-value="Xybl" calcext:value-type="string">
            <text:p>Xybl</text:p>
          </table:table-cell>
          <table:table-cell table:style-name="ce917" table:formula="of:=&quot;Xy&quot;&amp;[.$A11]&amp;[.F$10]" office:value-type="string" office:string-value="Xybw" calcext:value-type="string">
            <text:p>Xybw</text:p>
          </table:table-cell>
          <table:table-cell table:style-name="ce917" table:formula="of:=&quot;Xy&quot;&amp;[.$A11]&amp;[.G$10]" office:value-type="string" office:string-value="Xyby" calcext:value-type="string">
            <text:p>Xyby</text:p>
          </table:table-cell>
          <table:table-cell table:style-name="ce917" table:formula="of:=&quot;Xy&quot;&amp;[.$A11]&amp;[.H$10]" office:value-type="string" office:string-value="Xybx" calcext:value-type="string">
            <text:p>Xybx</text:p>
          </table:table-cell>
          <table:table-cell table:style-name="ce917" table:formula="of:=&quot;Xy&quot;&amp;[.$A11]&amp;[.I$10]" office:value-type="string" office:string-value="Xybn" calcext:value-type="string">
            <text:p>Xybn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&quot;XY&quot;&amp;[.$J11]&amp;[.K$10]&amp;&quot;xy&quot;" office:value-type="string" office:string-value="XYbbxy" calcext:value-type="string">
            <text:p>XYbbxy</text:p>
          </table:table-cell>
          <table:table-cell table:style-name="ce917" table:formula="of:=&quot;XY&quot;&amp;[.$J11]&amp;[.L$10]&amp;&quot;xy&quot;" office:value-type="string" office:string-value="XYbdxy" calcext:value-type="string">
            <text:p>XYbdxy</text:p>
          </table:table-cell>
          <table:table-cell table:style-name="ce917" table:formula="of:=&quot;XY&quot;&amp;[.$J11]&amp;[.M$10]&amp;&quot;xy&quot;" office:value-type="string" office:string-value="XYbgxy" calcext:value-type="string">
            <text:p>XYbgxy</text:p>
          </table:table-cell>
          <table:table-cell table:style-name="ce917" table:formula="of:=&quot;XY&quot;&amp;[.$J11]&amp;[.N$10]&amp;&quot;xy&quot;" office:value-type="string" office:string-value="XYblxy" calcext:value-type="string">
            <text:p>XYblxy</text:p>
          </table:table-cell>
          <table:table-cell table:style-name="ce917" table:formula="of:=&quot;XY&quot;&amp;[.$J11]&amp;[.O$10]&amp;&quot;xy&quot;" office:value-type="string" office:string-value="XYbwxy" calcext:value-type="string">
            <text:p>XYbwxy</text:p>
          </table:table-cell>
          <table:table-cell table:style-name="ce917" table:formula="of:=&quot;XY&quot;&amp;[.$J11]&amp;[.P$10]&amp;&quot;xy&quot;" office:value-type="string" office:string-value="XYbyxy" calcext:value-type="string">
            <text:p>XYbyxy</text:p>
          </table:table-cell>
          <table:table-cell table:style-name="ce917" table:formula="of:=&quot;XY&quot;&amp;[.$J11]&amp;[.Q$10]&amp;&quot;xy&quot;" office:value-type="string" office:string-value="XYbxxy" calcext:value-type="string">
            <text:p>XYbxxy</text:p>
          </table:table-cell>
          <table:table-cell table:style-name="ce917" table:formula="of:=&quot;XY&quot;&amp;[.$J11]&amp;[.R$10]&amp;&quot;xy&quot;" office:value-type="string" office:string-value="XYbnxy" calcext:value-type="string">
            <text:p>XYbnxy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&quot;XYxy&quot;&amp;[.$S11]&amp;[.T$10]&amp;&quot;&quot;" office:value-type="string" office:string-value="XYxybb" calcext:value-type="string">
            <text:p>XYxybb</text:p>
          </table:table-cell>
          <table:table-cell table:style-name="ce917" table:formula="of:=&quot;XYxy&quot;&amp;[.$S11]&amp;[.U$10]&amp;&quot;&quot;" office:value-type="string" office:string-value="XYxybd" calcext:value-type="string">
            <text:p>XYxybd</text:p>
          </table:table-cell>
          <table:table-cell table:style-name="ce917" table:formula="of:=&quot;XYxy&quot;&amp;[.$S11]&amp;[.V$10]&amp;&quot;&quot;" office:value-type="string" office:string-value="XYxybg" calcext:value-type="string">
            <text:p>XYxybg</text:p>
          </table:table-cell>
          <table:table-cell table:style-name="ce917" table:formula="of:=&quot;XYxy&quot;&amp;[.$S11]&amp;[.W$10]&amp;&quot;&quot;" office:value-type="string" office:string-value="XYxybl" calcext:value-type="string">
            <text:p>XYxybl</text:p>
          </table:table-cell>
          <table:table-cell table:style-name="ce917" table:formula="of:=&quot;XYxy&quot;&amp;[.$S11]&amp;[.X$10]&amp;&quot;&quot;" office:value-type="string" office:string-value="XYxybw" calcext:value-type="string">
            <text:p>XYxybw</text:p>
          </table:table-cell>
          <table:table-cell table:style-name="ce917" table:formula="of:=&quot;XYxy&quot;&amp;[.$S11]&amp;[.Y$10]&amp;&quot;&quot;" office:value-type="string" office:string-value="XYxyby" calcext:value-type="string">
            <text:p>XYxyby</text:p>
          </table:table-cell>
          <table:table-cell table:style-name="ce917" table:formula="of:=&quot;XYxy&quot;&amp;[.$S11]&amp;[.Z$10]&amp;&quot;&quot;" office:value-type="string" office:string-value="XYxybx" calcext:value-type="string">
            <text:p>XYxybx</text:p>
          </table:table-cell>
          <table:table-cell table:style-name="ce917" table:formula="of:=&quot;XYxy&quot;&amp;[.$S11]&amp;[.AA$10]&amp;&quot;&quot;" office:value-type="string" office:string-value="XYxybn" calcext:value-type="string">
            <text:p>XYxybn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&quot;Xyxy&quot;&amp;[.$AB11]&amp;[.AC$10]&amp;&quot;&quot;" office:value-type="string" office:string-value="Xyxybb" calcext:value-type="string">
            <text:p>Xyxybb</text:p>
          </table:table-cell>
          <table:table-cell table:style-name="ce917" table:formula="of:=&quot;Xyxy&quot;&amp;[.$AB11]&amp;[.AD$10]&amp;&quot;&quot;" office:value-type="string" office:string-value="Xyxybd" calcext:value-type="string">
            <text:p>Xyxybd</text:p>
          </table:table-cell>
          <table:table-cell table:style-name="ce917" table:formula="of:=&quot;Xyxy&quot;&amp;[.$AB11]&amp;[.AE$10]&amp;&quot;&quot;" office:value-type="string" office:string-value="Xyxybg" calcext:value-type="string">
            <text:p>Xyxybg</text:p>
          </table:table-cell>
          <table:table-cell table:style-name="ce917" table:formula="of:=&quot;Xyxy&quot;&amp;[.$AB11]&amp;[.AF$10]&amp;&quot;&quot;" office:value-type="string" office:string-value="Xyxybl" calcext:value-type="string">
            <text:p>Xyxybl</text:p>
          </table:table-cell>
          <table:table-cell table:style-name="ce917" table:formula="of:=&quot;Xyxy&quot;&amp;[.$AB11]&amp;[.AG$10]&amp;&quot;&quot;" office:value-type="string" office:string-value="Xyxybw" calcext:value-type="string">
            <text:p>Xyxybw</text:p>
          </table:table-cell>
          <table:table-cell table:style-name="ce917" table:formula="of:=&quot;Xyxy&quot;&amp;[.$AB11]&amp;[.AH$10]&amp;&quot;&quot;" office:value-type="string" office:string-value="Xyxyby" calcext:value-type="string">
            <text:p>Xyxyby</text:p>
          </table:table-cell>
          <table:table-cell table:style-name="ce917" table:formula="of:=&quot;Xyxy&quot;&amp;[.$AB11]&amp;[.AI$10]&amp;&quot;&quot;" office:value-type="string" office:string-value="Xyxybx" calcext:value-type="string">
            <text:p>Xyxybx</text:p>
          </table:table-cell>
          <table:table-cell table:style-name="ce917" table:formula="of:=&quot;Xyxy&quot;&amp;[.$AB11]&amp;[.AJ$10]&amp;&quot;&quot;" office:value-type="string" office:string-value="Xyxybn" calcext:value-type="string">
            <text:p>Xyxyb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d</text:p>
          </table:table-cell>
          <table:table-cell table:style-name="ce917" table:formula="of:=&quot;Xy&quot;&amp;[.$A12]&amp;[.B$10]" office:value-type="string" office:string-value="Xydb" calcext:value-type="string">
            <text:p>Xydb</text:p>
          </table:table-cell>
          <table:table-cell table:style-name="ce917" table:formula="of:=&quot;Xy&quot;&amp;[.$A12]&amp;[.C$10]" office:value-type="string" office:string-value="Xydd" calcext:value-type="string">
            <text:p>Xydd</text:p>
          </table:table-cell>
          <table:table-cell table:style-name="ce917" table:formula="of:=&quot;Xy&quot;&amp;[.$A12]&amp;[.D$10]" office:value-type="string" office:string-value="Xydg" calcext:value-type="string">
            <text:p>Xydg</text:p>
          </table:table-cell>
          <table:table-cell table:style-name="ce917" table:formula="of:=&quot;Xy&quot;&amp;[.$A12]&amp;[.E$10]" office:value-type="string" office:string-value="Xydl" calcext:value-type="string">
            <text:p>Xydl</text:p>
          </table:table-cell>
          <table:table-cell table:style-name="ce917" table:formula="of:=&quot;Xy&quot;&amp;[.$A12]&amp;[.F$10]" office:value-type="string" office:string-value="Xydw" calcext:value-type="string">
            <text:p>Xydw</text:p>
          </table:table-cell>
          <table:table-cell table:style-name="ce917" table:formula="of:=&quot;Xy&quot;&amp;[.$A12]&amp;[.G$10]" office:value-type="string" office:string-value="Xydy" calcext:value-type="string">
            <text:p>Xydy</text:p>
          </table:table-cell>
          <table:table-cell table:style-name="ce917" table:formula="of:=&quot;Xy&quot;&amp;[.$A12]&amp;[.H$10]" office:value-type="string" office:string-value="Xydx" calcext:value-type="string">
            <text:p>Xydx</text:p>
          </table:table-cell>
          <table:table-cell table:style-name="ce917" table:formula="of:=&quot;Xy&quot;&amp;[.$A12]&amp;[.I$10]" office:value-type="string" office:string-value="Xydn" calcext:value-type="string">
            <text:p>Xydn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&quot;XY&quot;&amp;[.$J12]&amp;[.K$10]&amp;&quot;xy&quot;" office:value-type="string" office:string-value="XYdbxy" calcext:value-type="string">
            <text:p>XYdbxy</text:p>
          </table:table-cell>
          <table:table-cell table:style-name="ce917" table:formula="of:=&quot;XY&quot;&amp;[.$J12]&amp;[.L$10]&amp;&quot;xy&quot;" office:value-type="string" office:string-value="XYddxy" calcext:value-type="string">
            <text:p>XYddxy</text:p>
          </table:table-cell>
          <table:table-cell table:style-name="ce917" table:formula="of:=&quot;XY&quot;&amp;[.$J12]&amp;[.M$10]&amp;&quot;xy&quot;" office:value-type="string" office:string-value="XYdgxy" calcext:value-type="string">
            <text:p>XYdgxy</text:p>
          </table:table-cell>
          <table:table-cell table:style-name="ce917" table:formula="of:=&quot;XY&quot;&amp;[.$J12]&amp;[.N$10]&amp;&quot;xy&quot;" office:value-type="string" office:string-value="XYdlxy" calcext:value-type="string">
            <text:p>XYdlxy</text:p>
          </table:table-cell>
          <table:table-cell table:style-name="ce917" table:formula="of:=&quot;XY&quot;&amp;[.$J12]&amp;[.O$10]&amp;&quot;xy&quot;" office:value-type="string" office:string-value="XYdwxy" calcext:value-type="string">
            <text:p>XYdwxy</text:p>
          </table:table-cell>
          <table:table-cell table:style-name="ce917" table:formula="of:=&quot;XY&quot;&amp;[.$J12]&amp;[.P$10]&amp;&quot;xy&quot;" office:value-type="string" office:string-value="XYdyxy" calcext:value-type="string">
            <text:p>XYdyxy</text:p>
          </table:table-cell>
          <table:table-cell table:style-name="ce917" table:formula="of:=&quot;XY&quot;&amp;[.$J12]&amp;[.Q$10]&amp;&quot;xy&quot;" office:value-type="string" office:string-value="XYdxxy" calcext:value-type="string">
            <text:p>XYdxxy</text:p>
          </table:table-cell>
          <table:table-cell table:style-name="ce917" table:formula="of:=&quot;XY&quot;&amp;[.$J12]&amp;[.R$10]&amp;&quot;xy&quot;" office:value-type="string" office:string-value="XYdnxy" calcext:value-type="string">
            <text:p>XYdnxy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&quot;XYxy&quot;&amp;[.$S12]&amp;[.T$10]&amp;&quot;&quot;" office:value-type="string" office:string-value="XYxydb" calcext:value-type="string">
            <text:p>XYxydb</text:p>
          </table:table-cell>
          <table:table-cell table:style-name="ce917" table:formula="of:=&quot;XYxy&quot;&amp;[.$S12]&amp;[.U$10]&amp;&quot;&quot;" office:value-type="string" office:string-value="XYxydd" calcext:value-type="string">
            <text:p>XYxydd</text:p>
          </table:table-cell>
          <table:table-cell table:style-name="ce917" table:formula="of:=&quot;XYxy&quot;&amp;[.$S12]&amp;[.V$10]&amp;&quot;&quot;" office:value-type="string" office:string-value="XYxydg" calcext:value-type="string">
            <text:p>XYxydg</text:p>
          </table:table-cell>
          <table:table-cell table:style-name="ce917" table:formula="of:=&quot;XYxy&quot;&amp;[.$S12]&amp;[.W$10]&amp;&quot;&quot;" office:value-type="string" office:string-value="XYxydl" calcext:value-type="string">
            <text:p>XYxydl</text:p>
          </table:table-cell>
          <table:table-cell table:style-name="ce917" table:formula="of:=&quot;XYxy&quot;&amp;[.$S12]&amp;[.X$10]&amp;&quot;&quot;" office:value-type="string" office:string-value="XYxydw" calcext:value-type="string">
            <text:p>XYxydw</text:p>
          </table:table-cell>
          <table:table-cell table:style-name="ce917" table:formula="of:=&quot;XYxy&quot;&amp;[.$S12]&amp;[.Y$10]&amp;&quot;&quot;" office:value-type="string" office:string-value="XYxydy" calcext:value-type="string">
            <text:p>XYxydy</text:p>
          </table:table-cell>
          <table:table-cell table:style-name="ce917" table:formula="of:=&quot;XYxy&quot;&amp;[.$S12]&amp;[.Z$10]&amp;&quot;&quot;" office:value-type="string" office:string-value="XYxydx" calcext:value-type="string">
            <text:p>XYxydx</text:p>
          </table:table-cell>
          <table:table-cell table:style-name="ce917" table:formula="of:=&quot;XYxy&quot;&amp;[.$S12]&amp;[.AA$10]&amp;&quot;&quot;" office:value-type="string" office:string-value="XYxydn" calcext:value-type="string">
            <text:p>XYxydn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&quot;Xyxy&quot;&amp;[.$AB12]&amp;[.AC$10]&amp;&quot;&quot;" office:value-type="string" office:string-value="Xyxydb" calcext:value-type="string">
            <text:p>Xyxydb</text:p>
          </table:table-cell>
          <table:table-cell table:style-name="ce917" table:formula="of:=&quot;Xyxy&quot;&amp;[.$AB12]&amp;[.AD$10]&amp;&quot;&quot;" office:value-type="string" office:string-value="Xyxydd" calcext:value-type="string">
            <text:p>Xyxydd</text:p>
          </table:table-cell>
          <table:table-cell table:style-name="ce917" table:formula="of:=&quot;Xyxy&quot;&amp;[.$AB12]&amp;[.AE$10]&amp;&quot;&quot;" office:value-type="string" office:string-value="Xyxydg" calcext:value-type="string">
            <text:p>Xyxydg</text:p>
          </table:table-cell>
          <table:table-cell table:style-name="ce917" table:formula="of:=&quot;Xyxy&quot;&amp;[.$AB12]&amp;[.AF$10]&amp;&quot;&quot;" office:value-type="string" office:string-value="Xyxydl" calcext:value-type="string">
            <text:p>Xyxydl</text:p>
          </table:table-cell>
          <table:table-cell table:style-name="ce917" table:formula="of:=&quot;Xyxy&quot;&amp;[.$AB12]&amp;[.AG$10]&amp;&quot;&quot;" office:value-type="string" office:string-value="Xyxydw" calcext:value-type="string">
            <text:p>Xyxydw</text:p>
          </table:table-cell>
          <table:table-cell table:style-name="ce917" table:formula="of:=&quot;Xyxy&quot;&amp;[.$AB12]&amp;[.AH$10]&amp;&quot;&quot;" office:value-type="string" office:string-value="Xyxydy" calcext:value-type="string">
            <text:p>Xyxydy</text:p>
          </table:table-cell>
          <table:table-cell table:style-name="ce917" table:formula="of:=&quot;Xyxy&quot;&amp;[.$AB12]&amp;[.AI$10]&amp;&quot;&quot;" office:value-type="string" office:string-value="Xyxydx" calcext:value-type="string">
            <text:p>Xyxydx</text:p>
          </table:table-cell>
          <table:table-cell table:style-name="ce917" table:formula="of:=&quot;Xyxy&quot;&amp;[.$AB12]&amp;[.AJ$10]&amp;&quot;&quot;" office:value-type="string" office:string-value="Xyxydn" calcext:value-type="string">
            <text:p>Xyxyd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d</text:p>
          </table:table-cell>
          <table:table-cell table:style-name="ce917" table:formula="of:=&quot;Xy&quot;&amp;[.$A13]&amp;[.B$10]" office:value-type="string" office:string-value="Xydb" calcext:value-type="string">
            <text:p>Xydb</text:p>
          </table:table-cell>
          <table:table-cell table:style-name="ce917" table:formula="of:=&quot;Xy&quot;&amp;[.$A13]&amp;[.C$10]" office:value-type="string" office:string-value="Xydd" calcext:value-type="string">
            <text:p>Xydd</text:p>
          </table:table-cell>
          <table:table-cell table:style-name="ce917" table:formula="of:=&quot;Xy&quot;&amp;[.$A13]&amp;[.D$10]" office:value-type="string" office:string-value="Xydg" calcext:value-type="string">
            <text:p>Xydg</text:p>
          </table:table-cell>
          <table:table-cell table:style-name="ce917" table:formula="of:=&quot;Xy&quot;&amp;[.$A13]&amp;[.E$10]" office:value-type="string" office:string-value="Xydl" calcext:value-type="string">
            <text:p>Xydl</text:p>
          </table:table-cell>
          <table:table-cell table:style-name="ce917" table:formula="of:=&quot;Xy&quot;&amp;[.$A13]&amp;[.F$10]" office:value-type="string" office:string-value="Xydw" calcext:value-type="string">
            <text:p>Xydw</text:p>
          </table:table-cell>
          <table:table-cell table:style-name="ce917" table:formula="of:=&quot;Xy&quot;&amp;[.$A13]&amp;[.G$10]" office:value-type="string" office:string-value="Xydy" calcext:value-type="string">
            <text:p>Xydy</text:p>
          </table:table-cell>
          <table:table-cell table:style-name="ce917" table:formula="of:=&quot;Xy&quot;&amp;[.$A13]&amp;[.H$10]" office:value-type="string" office:string-value="Xydx" calcext:value-type="string">
            <text:p>Xydx</text:p>
          </table:table-cell>
          <table:table-cell table:style-name="ce917" table:formula="of:=&quot;Xy&quot;&amp;[.$A13]&amp;[.I$10]" office:value-type="string" office:string-value="Xydn" calcext:value-type="string">
            <text:p>Xydn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&quot;XY&quot;&amp;[.$J13]&amp;[.K$10]&amp;&quot;xy&quot;" office:value-type="string" office:string-value="XYgbxy" calcext:value-type="string">
            <text:p>XYgbxy</text:p>
          </table:table-cell>
          <table:table-cell table:style-name="ce917" table:formula="of:=&quot;XY&quot;&amp;[.$J13]&amp;[.L$10]&amp;&quot;xy&quot;" office:value-type="string" office:string-value="XYgdxy" calcext:value-type="string">
            <text:p>XYgdxy</text:p>
          </table:table-cell>
          <table:table-cell table:style-name="ce917" table:formula="of:=&quot;XY&quot;&amp;[.$J13]&amp;[.M$10]&amp;&quot;xy&quot;" office:value-type="string" office:string-value="XYggxy" calcext:value-type="string">
            <text:p>XYggxy</text:p>
          </table:table-cell>
          <table:table-cell table:style-name="ce917" table:formula="of:=&quot;XY&quot;&amp;[.$J13]&amp;[.N$10]&amp;&quot;xy&quot;" office:value-type="string" office:string-value="XYglxy" calcext:value-type="string">
            <text:p>XYglxy</text:p>
          </table:table-cell>
          <table:table-cell table:style-name="ce917" table:formula="of:=&quot;XY&quot;&amp;[.$J13]&amp;[.O$10]&amp;&quot;xy&quot;" office:value-type="string" office:string-value="XYgwxy" calcext:value-type="string">
            <text:p>XYgwxy</text:p>
          </table:table-cell>
          <table:table-cell table:style-name="ce917" table:formula="of:=&quot;XY&quot;&amp;[.$J13]&amp;[.P$10]&amp;&quot;xy&quot;" office:value-type="string" office:string-value="XYgyxy" calcext:value-type="string">
            <text:p>XYgyxy</text:p>
          </table:table-cell>
          <table:table-cell table:style-name="ce917" table:formula="of:=&quot;XY&quot;&amp;[.$J13]&amp;[.Q$10]&amp;&quot;xy&quot;" office:value-type="string" office:string-value="XYgxxy" calcext:value-type="string">
            <text:p>XYgxxy</text:p>
          </table:table-cell>
          <table:table-cell table:style-name="ce917" table:formula="of:=&quot;XY&quot;&amp;[.$J13]&amp;[.R$10]&amp;&quot;xy&quot;" office:value-type="string" office:string-value="XYgnxy" calcext:value-type="string">
            <text:p>XYgnxy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&quot;XYxy&quot;&amp;[.$S13]&amp;[.T$10]&amp;&quot;&quot;" office:value-type="string" office:string-value="XYxygb" calcext:value-type="string">
            <text:p>XYxygb</text:p>
          </table:table-cell>
          <table:table-cell table:style-name="ce917" table:formula="of:=&quot;XYxy&quot;&amp;[.$S13]&amp;[.U$10]&amp;&quot;&quot;" office:value-type="string" office:string-value="XYxygd" calcext:value-type="string">
            <text:p>XYxygd</text:p>
          </table:table-cell>
          <table:table-cell table:style-name="ce917" table:formula="of:=&quot;XYxy&quot;&amp;[.$S13]&amp;[.V$10]&amp;&quot;&quot;" office:value-type="string" office:string-value="XYxygg" calcext:value-type="string">
            <text:p>XYxygg</text:p>
          </table:table-cell>
          <table:table-cell table:style-name="ce917" table:formula="of:=&quot;XYxy&quot;&amp;[.$S13]&amp;[.W$10]&amp;&quot;&quot;" office:value-type="string" office:string-value="XYxygl" calcext:value-type="string">
            <text:p>XYxygl</text:p>
          </table:table-cell>
          <table:table-cell table:style-name="ce917" table:formula="of:=&quot;XYxy&quot;&amp;[.$S13]&amp;[.X$10]&amp;&quot;&quot;" office:value-type="string" office:string-value="XYxygw" calcext:value-type="string">
            <text:p>XYxygw</text:p>
          </table:table-cell>
          <table:table-cell table:style-name="ce917" table:formula="of:=&quot;XYxy&quot;&amp;[.$S13]&amp;[.Y$10]&amp;&quot;&quot;" office:value-type="string" office:string-value="XYxygy" calcext:value-type="string">
            <text:p>XYxygy</text:p>
          </table:table-cell>
          <table:table-cell table:style-name="ce917" table:formula="of:=&quot;XYxy&quot;&amp;[.$S13]&amp;[.Z$10]&amp;&quot;&quot;" office:value-type="string" office:string-value="XYxygx" calcext:value-type="string">
            <text:p>XYxygx</text:p>
          </table:table-cell>
          <table:table-cell table:style-name="ce917" table:formula="of:=&quot;XYxy&quot;&amp;[.$S13]&amp;[.AA$10]&amp;&quot;&quot;" office:value-type="string" office:string-value="XYxygn" calcext:value-type="string">
            <text:p>XYxygn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&quot;Xyxy&quot;&amp;[.$AB13]&amp;[.AC$10]&amp;&quot;&quot;" office:value-type="string" office:string-value="Xyxygb" calcext:value-type="string">
            <text:p>Xyxygb</text:p>
          </table:table-cell>
          <table:table-cell table:style-name="ce917" table:formula="of:=&quot;Xyxy&quot;&amp;[.$AB13]&amp;[.AD$10]&amp;&quot;&quot;" office:value-type="string" office:string-value="Xyxygd" calcext:value-type="string">
            <text:p>Xyxygd</text:p>
          </table:table-cell>
          <table:table-cell table:style-name="ce917" table:formula="of:=&quot;Xyxy&quot;&amp;[.$AB13]&amp;[.AE$10]&amp;&quot;&quot;" office:value-type="string" office:string-value="Xyxygg" calcext:value-type="string">
            <text:p>Xyxygg</text:p>
          </table:table-cell>
          <table:table-cell table:style-name="ce917" table:formula="of:=&quot;Xyxy&quot;&amp;[.$AB13]&amp;[.AF$10]&amp;&quot;&quot;" office:value-type="string" office:string-value="Xyxygl" calcext:value-type="string">
            <text:p>Xyxygl</text:p>
          </table:table-cell>
          <table:table-cell table:style-name="ce917" table:formula="of:=&quot;Xyxy&quot;&amp;[.$AB13]&amp;[.AG$10]&amp;&quot;&quot;" office:value-type="string" office:string-value="Xyxygw" calcext:value-type="string">
            <text:p>Xyxygw</text:p>
          </table:table-cell>
          <table:table-cell table:style-name="ce917" table:formula="of:=&quot;Xyxy&quot;&amp;[.$AB13]&amp;[.AH$10]&amp;&quot;&quot;" office:value-type="string" office:string-value="Xyxygy" calcext:value-type="string">
            <text:p>Xyxygy</text:p>
          </table:table-cell>
          <table:table-cell table:style-name="ce917" table:formula="of:=&quot;Xyxy&quot;&amp;[.$AB13]&amp;[.AI$10]&amp;&quot;&quot;" office:value-type="string" office:string-value="Xyxygx" calcext:value-type="string">
            <text:p>Xyxygx</text:p>
          </table:table-cell>
          <table:table-cell table:style-name="ce917" table:formula="of:=&quot;Xyxy&quot;&amp;[.$AB13]&amp;[.AJ$10]&amp;&quot;&quot;" office:value-type="string" office:string-value="Xyxygn" calcext:value-type="string">
            <text:p>Xyxyg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g</text:p>
          </table:table-cell>
          <table:table-cell table:style-name="ce917" table:formula="of:=&quot;Xy&quot;&amp;[.$A14]&amp;[.B$10]" office:value-type="string" office:string-value="Xygb" calcext:value-type="string">
            <text:p>Xygb</text:p>
          </table:table-cell>
          <table:table-cell table:style-name="ce917" table:formula="of:=&quot;Xy&quot;&amp;[.$A14]&amp;[.C$10]" office:value-type="string" office:string-value="Xygd" calcext:value-type="string">
            <text:p>Xygd</text:p>
          </table:table-cell>
          <table:table-cell table:style-name="ce917" table:formula="of:=&quot;Xy&quot;&amp;[.$A14]&amp;[.D$10]" office:value-type="string" office:string-value="Xygg" calcext:value-type="string">
            <text:p>Xygg</text:p>
          </table:table-cell>
          <table:table-cell table:style-name="ce917" table:formula="of:=&quot;Xy&quot;&amp;[.$A14]&amp;[.E$10]" office:value-type="string" office:string-value="Xygl" calcext:value-type="string">
            <text:p>Xygl</text:p>
          </table:table-cell>
          <table:table-cell table:style-name="ce917" table:formula="of:=&quot;Xy&quot;&amp;[.$A14]&amp;[.F$10]" office:value-type="string" office:string-value="Xygw" calcext:value-type="string">
            <text:p>Xygw</text:p>
          </table:table-cell>
          <table:table-cell table:style-name="ce917" table:formula="of:=&quot;Xy&quot;&amp;[.$A14]&amp;[.G$10]" office:value-type="string" office:string-value="Xygy" calcext:value-type="string">
            <text:p>Xygy</text:p>
          </table:table-cell>
          <table:table-cell table:style-name="ce917" table:formula="of:=&quot;Xy&quot;&amp;[.$A14]&amp;[.H$10]" office:value-type="string" office:string-value="Xygx" calcext:value-type="string">
            <text:p>Xygx</text:p>
          </table:table-cell>
          <table:table-cell table:style-name="ce917" table:formula="of:=&quot;Xy&quot;&amp;[.$A14]&amp;[.I$10]" office:value-type="string" office:string-value="Xygn" calcext:value-type="string">
            <text:p>Xygn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&quot;XY&quot;&amp;[.$J14]&amp;[.K$10]&amp;&quot;xy&quot;" office:value-type="string" office:string-value="XYlbxy" calcext:value-type="string">
            <text:p>XYlbxy</text:p>
          </table:table-cell>
          <table:table-cell table:style-name="ce917" table:formula="of:=&quot;XY&quot;&amp;[.$J14]&amp;[.L$10]&amp;&quot;xy&quot;" office:value-type="string" office:string-value="XYldxy" calcext:value-type="string">
            <text:p>XYldxy</text:p>
          </table:table-cell>
          <table:table-cell table:style-name="ce917" table:formula="of:=&quot;XY&quot;&amp;[.$J14]&amp;[.M$10]&amp;&quot;xy&quot;" office:value-type="string" office:string-value="XYlgxy" calcext:value-type="string">
            <text:p>XYlgxy</text:p>
          </table:table-cell>
          <table:table-cell table:style-name="ce917" table:formula="of:=&quot;XY&quot;&amp;[.$J14]&amp;[.N$10]&amp;&quot;xy&quot;" office:value-type="string" office:string-value="XYllxy" calcext:value-type="string">
            <text:p>XYllxy</text:p>
          </table:table-cell>
          <table:table-cell table:style-name="ce917" table:formula="of:=&quot;XY&quot;&amp;[.$J14]&amp;[.O$10]&amp;&quot;xy&quot;" office:value-type="string" office:string-value="XYlwxy" calcext:value-type="string">
            <text:p>XYlwxy</text:p>
          </table:table-cell>
          <table:table-cell table:style-name="ce917" table:formula="of:=&quot;XY&quot;&amp;[.$J14]&amp;[.P$10]&amp;&quot;xy&quot;" office:value-type="string" office:string-value="XYlyxy" calcext:value-type="string">
            <text:p>XYlyxy</text:p>
          </table:table-cell>
          <table:table-cell table:style-name="ce917" table:formula="of:=&quot;XY&quot;&amp;[.$J14]&amp;[.Q$10]&amp;&quot;xy&quot;" office:value-type="string" office:string-value="XYlxxy" calcext:value-type="string">
            <text:p>XYlxxy</text:p>
          </table:table-cell>
          <table:table-cell table:style-name="ce917" table:formula="of:=&quot;XY&quot;&amp;[.$J14]&amp;[.R$10]&amp;&quot;xy&quot;" office:value-type="string" office:string-value="XYlnxy" calcext:value-type="string">
            <text:p>XYlnxy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&quot;XYxy&quot;&amp;[.$S14]&amp;[.T$10]&amp;&quot;&quot;" office:value-type="string" office:string-value="XYxylb" calcext:value-type="string">
            <text:p>XYxylb</text:p>
          </table:table-cell>
          <table:table-cell table:style-name="ce917" table:formula="of:=&quot;XYxy&quot;&amp;[.$S14]&amp;[.U$10]&amp;&quot;&quot;" office:value-type="string" office:string-value="XYxyld" calcext:value-type="string">
            <text:p>XYxyld</text:p>
          </table:table-cell>
          <table:table-cell table:style-name="ce917" table:formula="of:=&quot;XYxy&quot;&amp;[.$S14]&amp;[.V$10]&amp;&quot;&quot;" office:value-type="string" office:string-value="XYxylg" calcext:value-type="string">
            <text:p>XYxylg</text:p>
          </table:table-cell>
          <table:table-cell table:style-name="ce917" table:formula="of:=&quot;XYxy&quot;&amp;[.$S14]&amp;[.W$10]&amp;&quot;&quot;" office:value-type="string" office:string-value="XYxyll" calcext:value-type="string">
            <text:p>XYxyll</text:p>
          </table:table-cell>
          <table:table-cell table:style-name="ce917" table:formula="of:=&quot;XYxy&quot;&amp;[.$S14]&amp;[.X$10]&amp;&quot;&quot;" office:value-type="string" office:string-value="XYxylw" calcext:value-type="string">
            <text:p>XYxylw</text:p>
          </table:table-cell>
          <table:table-cell table:style-name="ce917" table:formula="of:=&quot;XYxy&quot;&amp;[.$S14]&amp;[.Y$10]&amp;&quot;&quot;" office:value-type="string" office:string-value="XYxyly" calcext:value-type="string">
            <text:p>XYxyly</text:p>
          </table:table-cell>
          <table:table-cell table:style-name="ce917" table:formula="of:=&quot;XYxy&quot;&amp;[.$S14]&amp;[.Z$10]&amp;&quot;&quot;" office:value-type="string" office:string-value="XYxylx" calcext:value-type="string">
            <text:p>XYxylx</text:p>
          </table:table-cell>
          <table:table-cell table:style-name="ce917" table:formula="of:=&quot;XYxy&quot;&amp;[.$S14]&amp;[.AA$10]&amp;&quot;&quot;" office:value-type="string" office:string-value="XYxyln" calcext:value-type="string">
            <text:p>XYxyln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&quot;Xyxy&quot;&amp;[.$AB14]&amp;[.AC$10]&amp;&quot;&quot;" office:value-type="string" office:string-value="Xyxylb" calcext:value-type="string">
            <text:p>Xyxylb</text:p>
          </table:table-cell>
          <table:table-cell table:style-name="ce917" table:formula="of:=&quot;Xyxy&quot;&amp;[.$AB14]&amp;[.AD$10]&amp;&quot;&quot;" office:value-type="string" office:string-value="Xyxyld" calcext:value-type="string">
            <text:p>Xyxyld</text:p>
          </table:table-cell>
          <table:table-cell table:style-name="ce917" table:formula="of:=&quot;Xyxy&quot;&amp;[.$AB14]&amp;[.AE$10]&amp;&quot;&quot;" office:value-type="string" office:string-value="Xyxylg" calcext:value-type="string">
            <text:p>Xyxylg</text:p>
          </table:table-cell>
          <table:table-cell table:style-name="ce917" table:formula="of:=&quot;Xyxy&quot;&amp;[.$AB14]&amp;[.AF$10]&amp;&quot;&quot;" office:value-type="string" office:string-value="Xyxyll" calcext:value-type="string">
            <text:p>Xyxyll</text:p>
          </table:table-cell>
          <table:table-cell table:style-name="ce917" table:formula="of:=&quot;Xyxy&quot;&amp;[.$AB14]&amp;[.AG$10]&amp;&quot;&quot;" office:value-type="string" office:string-value="Xyxylw" calcext:value-type="string">
            <text:p>Xyxylw</text:p>
          </table:table-cell>
          <table:table-cell table:style-name="ce917" table:formula="of:=&quot;Xyxy&quot;&amp;[.$AB14]&amp;[.AH$10]&amp;&quot;&quot;" office:value-type="string" office:string-value="Xyxyly" calcext:value-type="string">
            <text:p>Xyxyly</text:p>
          </table:table-cell>
          <table:table-cell table:style-name="ce917" table:formula="of:=&quot;Xyxy&quot;&amp;[.$AB14]&amp;[.AI$10]&amp;&quot;&quot;" office:value-type="string" office:string-value="Xyxylx" calcext:value-type="string">
            <text:p>Xyxylx</text:p>
          </table:table-cell>
          <table:table-cell table:style-name="ce917" table:formula="of:=&quot;Xyxy&quot;&amp;[.$AB14]&amp;[.AJ$10]&amp;&quot;&quot;" office:value-type="string" office:string-value="Xyxyln" calcext:value-type="string">
            <text:p>Xyxyl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l</text:p>
          </table:table-cell>
          <table:table-cell table:style-name="ce917" table:formula="of:=&quot;Xy&quot;&amp;[.$A15]&amp;[.B$10]" office:value-type="string" office:string-value="Xylb" calcext:value-type="string">
            <text:p>Xylb</text:p>
          </table:table-cell>
          <table:table-cell table:style-name="ce917" table:formula="of:=&quot;Xy&quot;&amp;[.$A15]&amp;[.C$10]" office:value-type="string" office:string-value="Xyld" calcext:value-type="string">
            <text:p>Xyld</text:p>
          </table:table-cell>
          <table:table-cell table:style-name="ce917" table:formula="of:=&quot;Xy&quot;&amp;[.$A15]&amp;[.D$10]" office:value-type="string" office:string-value="Xylg" calcext:value-type="string">
            <text:p>Xylg</text:p>
          </table:table-cell>
          <table:table-cell table:style-name="ce917" table:formula="of:=&quot;Xy&quot;&amp;[.$A15]&amp;[.E$10]" office:value-type="string" office:string-value="Xyll" calcext:value-type="string">
            <text:p>Xyll</text:p>
          </table:table-cell>
          <table:table-cell table:style-name="ce917" table:formula="of:=&quot;Xy&quot;&amp;[.$A15]&amp;[.F$10]" office:value-type="string" office:string-value="Xylw" calcext:value-type="string">
            <text:p>Xylw</text:p>
          </table:table-cell>
          <table:table-cell table:style-name="ce917" table:formula="of:=&quot;Xy&quot;&amp;[.$A15]&amp;[.G$10]" office:value-type="string" office:string-value="Xyly" calcext:value-type="string">
            <text:p>Xyly</text:p>
          </table:table-cell>
          <table:table-cell table:style-name="ce917" table:formula="of:=&quot;Xy&quot;&amp;[.$A15]&amp;[.H$10]" office:value-type="string" office:string-value="Xylx" calcext:value-type="string">
            <text:p>Xylx</text:p>
          </table:table-cell>
          <table:table-cell table:style-name="ce917" table:formula="of:=&quot;Xy&quot;&amp;[.$A15]&amp;[.I$10]" office:value-type="string" office:string-value="Xyln" calcext:value-type="string">
            <text:p>Xyln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&quot;XY&quot;&amp;[.$J15]&amp;[.K$10]&amp;&quot;xy&quot;" office:value-type="string" office:string-value="XYwbxy" calcext:value-type="string">
            <text:p>XYwbxy</text:p>
          </table:table-cell>
          <table:table-cell table:style-name="ce917" table:formula="of:=&quot;XY&quot;&amp;[.$J15]&amp;[.L$10]&amp;&quot;xy&quot;" office:value-type="string" office:string-value="XYwdxy" calcext:value-type="string">
            <text:p>XYwdxy</text:p>
          </table:table-cell>
          <table:table-cell table:style-name="ce917" table:formula="of:=&quot;XY&quot;&amp;[.$J15]&amp;[.M$10]&amp;&quot;xy&quot;" office:value-type="string" office:string-value="XYwgxy" calcext:value-type="string">
            <text:p>XYwgxy</text:p>
          </table:table-cell>
          <table:table-cell table:style-name="ce917" table:formula="of:=&quot;XY&quot;&amp;[.$J15]&amp;[.N$10]&amp;&quot;xy&quot;" office:value-type="string" office:string-value="XYwlxy" calcext:value-type="string">
            <text:p>XYwlxy</text:p>
          </table:table-cell>
          <table:table-cell table:style-name="ce917" table:formula="of:=&quot;XY&quot;&amp;[.$J15]&amp;[.O$10]&amp;&quot;xy&quot;" office:value-type="string" office:string-value="XYwwxy" calcext:value-type="string">
            <text:p>XYwwxy</text:p>
          </table:table-cell>
          <table:table-cell table:style-name="ce917" table:formula="of:=&quot;XY&quot;&amp;[.$J15]&amp;[.P$10]&amp;&quot;xy&quot;" office:value-type="string" office:string-value="XYwyxy" calcext:value-type="string">
            <text:p>XYwyxy</text:p>
          </table:table-cell>
          <table:table-cell table:style-name="ce917" table:formula="of:=&quot;XY&quot;&amp;[.$J15]&amp;[.Q$10]&amp;&quot;xy&quot;" office:value-type="string" office:string-value="XYwxxy" calcext:value-type="string">
            <text:p>XYwxxy</text:p>
          </table:table-cell>
          <table:table-cell table:style-name="ce917" table:formula="of:=&quot;XY&quot;&amp;[.$J15]&amp;[.R$10]&amp;&quot;xy&quot;" office:value-type="string" office:string-value="XYwnxy" calcext:value-type="string">
            <text:p>XYwnxy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&quot;XYxy&quot;&amp;[.$S15]&amp;[.T$10]&amp;&quot;&quot;" office:value-type="string" office:string-value="XYxywb" calcext:value-type="string">
            <text:p>XYxywb</text:p>
          </table:table-cell>
          <table:table-cell table:style-name="ce917" table:formula="of:=&quot;XYxy&quot;&amp;[.$S15]&amp;[.U$10]&amp;&quot;&quot;" office:value-type="string" office:string-value="XYxywd" calcext:value-type="string">
            <text:p>XYxywd</text:p>
          </table:table-cell>
          <table:table-cell table:style-name="ce917" table:formula="of:=&quot;XYxy&quot;&amp;[.$S15]&amp;[.V$10]&amp;&quot;&quot;" office:value-type="string" office:string-value="XYxywg" calcext:value-type="string">
            <text:p>XYxywg</text:p>
          </table:table-cell>
          <table:table-cell table:style-name="ce917" table:formula="of:=&quot;XYxy&quot;&amp;[.$S15]&amp;[.W$10]&amp;&quot;&quot;" office:value-type="string" office:string-value="XYxywl" calcext:value-type="string">
            <text:p>XYxywl</text:p>
          </table:table-cell>
          <table:table-cell table:style-name="ce917" table:formula="of:=&quot;XYxy&quot;&amp;[.$S15]&amp;[.X$10]&amp;&quot;&quot;" office:value-type="string" office:string-value="XYxyww" calcext:value-type="string">
            <text:p>XYxyww</text:p>
          </table:table-cell>
          <table:table-cell table:style-name="ce917" table:formula="of:=&quot;XYxy&quot;&amp;[.$S15]&amp;[.Y$10]&amp;&quot;&quot;" office:value-type="string" office:string-value="XYxywy" calcext:value-type="string">
            <text:p>XYxywy</text:p>
          </table:table-cell>
          <table:table-cell table:style-name="ce917" table:formula="of:=&quot;XYxy&quot;&amp;[.$S15]&amp;[.Z$10]&amp;&quot;&quot;" office:value-type="string" office:string-value="XYxywx" calcext:value-type="string">
            <text:p>XYxywx</text:p>
          </table:table-cell>
          <table:table-cell table:style-name="ce917" table:formula="of:=&quot;XYxy&quot;&amp;[.$S15]&amp;[.AA$10]&amp;&quot;&quot;" office:value-type="string" office:string-value="XYxywn" calcext:value-type="string">
            <text:p>XYxywn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&quot;Xyxy&quot;&amp;[.$AB15]&amp;[.AC$10]&amp;&quot;&quot;" office:value-type="string" office:string-value="Xyxywb" calcext:value-type="string">
            <text:p>Xyxywb</text:p>
          </table:table-cell>
          <table:table-cell table:style-name="ce917" table:formula="of:=&quot;Xyxy&quot;&amp;[.$AB15]&amp;[.AD$10]&amp;&quot;&quot;" office:value-type="string" office:string-value="Xyxywd" calcext:value-type="string">
            <text:p>Xyxywd</text:p>
          </table:table-cell>
          <table:table-cell table:style-name="ce917" table:formula="of:=&quot;Xyxy&quot;&amp;[.$AB15]&amp;[.AE$10]&amp;&quot;&quot;" office:value-type="string" office:string-value="Xyxywg" calcext:value-type="string">
            <text:p>Xyxywg</text:p>
          </table:table-cell>
          <table:table-cell table:style-name="ce917" table:formula="of:=&quot;Xyxy&quot;&amp;[.$AB15]&amp;[.AF$10]&amp;&quot;&quot;" office:value-type="string" office:string-value="Xyxywl" calcext:value-type="string">
            <text:p>Xyxywl</text:p>
          </table:table-cell>
          <table:table-cell table:style-name="ce917" table:formula="of:=&quot;Xyxy&quot;&amp;[.$AB15]&amp;[.AG$10]&amp;&quot;&quot;" office:value-type="string" office:string-value="Xyxyww" calcext:value-type="string">
            <text:p>Xyxyww</text:p>
          </table:table-cell>
          <table:table-cell table:style-name="ce917" table:formula="of:=&quot;Xyxy&quot;&amp;[.$AB15]&amp;[.AH$10]&amp;&quot;&quot;" office:value-type="string" office:string-value="Xyxywy" calcext:value-type="string">
            <text:p>Xyxywy</text:p>
          </table:table-cell>
          <table:table-cell table:style-name="ce917" table:formula="of:=&quot;Xyxy&quot;&amp;[.$AB15]&amp;[.AI$10]&amp;&quot;&quot;" office:value-type="string" office:string-value="Xyxywx" calcext:value-type="string">
            <text:p>Xyxywx</text:p>
          </table:table-cell>
          <table:table-cell table:style-name="ce917" table:formula="of:=&quot;Xyxy&quot;&amp;[.$AB15]&amp;[.AJ$10]&amp;&quot;&quot;" office:value-type="string" office:string-value="Xyxywn" calcext:value-type="string">
            <text:p>Xyxyw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w</text:p>
          </table:table-cell>
          <table:table-cell table:style-name="ce917" table:formula="of:=&quot;Xy&quot;&amp;[.$A16]&amp;[.B$10]" office:value-type="string" office:string-value="Xywb" calcext:value-type="string">
            <text:p>Xywb</text:p>
          </table:table-cell>
          <table:table-cell table:style-name="ce917" table:formula="of:=&quot;Xy&quot;&amp;[.$A16]&amp;[.C$10]" office:value-type="string" office:string-value="Xywd" calcext:value-type="string">
            <text:p>Xywd</text:p>
          </table:table-cell>
          <table:table-cell table:style-name="ce917" table:formula="of:=&quot;Xy&quot;&amp;[.$A16]&amp;[.D$10]" office:value-type="string" office:string-value="Xywg" calcext:value-type="string">
            <text:p>Xywg</text:p>
          </table:table-cell>
          <table:table-cell table:style-name="ce917" table:formula="of:=&quot;Xy&quot;&amp;[.$A16]&amp;[.E$10]" office:value-type="string" office:string-value="Xywl" calcext:value-type="string">
            <text:p>Xywl</text:p>
          </table:table-cell>
          <table:table-cell table:style-name="ce917" table:formula="of:=&quot;Xy&quot;&amp;[.$A16]&amp;[.F$10]" office:value-type="string" office:string-value="Xyww" calcext:value-type="string">
            <text:p>Xyww</text:p>
          </table:table-cell>
          <table:table-cell table:style-name="ce917" table:formula="of:=&quot;Xy&quot;&amp;[.$A16]&amp;[.G$10]" office:value-type="string" office:string-value="Xywy" calcext:value-type="string">
            <text:p>Xywy</text:p>
          </table:table-cell>
          <table:table-cell table:style-name="ce917" table:formula="of:=&quot;Xy&quot;&amp;[.$A16]&amp;[.H$10]" office:value-type="string" office:string-value="Xywx" calcext:value-type="string">
            <text:p>Xywx</text:p>
          </table:table-cell>
          <table:table-cell table:style-name="ce917" table:formula="of:=&quot;Xy&quot;&amp;[.$A16]&amp;[.I$10]" office:value-type="string" office:string-value="Xywn" calcext:value-type="string">
            <text:p>Xywn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&quot;XY&quot;&amp;[.$J16]&amp;[.K$10]&amp;&quot;xy&quot;" office:value-type="string" office:string-value="XYybxy" calcext:value-type="string">
            <text:p>XYybxy</text:p>
          </table:table-cell>
          <table:table-cell table:style-name="ce917" table:formula="of:=&quot;XY&quot;&amp;[.$J16]&amp;[.L$10]&amp;&quot;xy&quot;" office:value-type="string" office:string-value="XYydxy" calcext:value-type="string">
            <text:p>XYydxy</text:p>
          </table:table-cell>
          <table:table-cell table:style-name="ce917" table:formula="of:=&quot;XY&quot;&amp;[.$J16]&amp;[.M$10]&amp;&quot;xy&quot;" office:value-type="string" office:string-value="XYygxy" calcext:value-type="string">
            <text:p>XYygxy</text:p>
          </table:table-cell>
          <table:table-cell table:style-name="ce917" table:formula="of:=&quot;XY&quot;&amp;[.$J16]&amp;[.N$10]&amp;&quot;xy&quot;" office:value-type="string" office:string-value="XYylxy" calcext:value-type="string">
            <text:p>XYylxy</text:p>
          </table:table-cell>
          <table:table-cell table:style-name="ce917" table:formula="of:=&quot;XY&quot;&amp;[.$J16]&amp;[.O$10]&amp;&quot;xy&quot;" office:value-type="string" office:string-value="XYywxy" calcext:value-type="string">
            <text:p>XYywxy</text:p>
          </table:table-cell>
          <table:table-cell table:style-name="ce917" table:formula="of:=&quot;XY&quot;&amp;[.$J16]&amp;[.P$10]&amp;&quot;xy&quot;" office:value-type="string" office:string-value="XYyyxy" calcext:value-type="string">
            <text:p>XYyyxy</text:p>
          </table:table-cell>
          <table:table-cell table:style-name="ce917" table:formula="of:=&quot;XY&quot;&amp;[.$J16]&amp;[.Q$10]&amp;&quot;xy&quot;" office:value-type="string" office:string-value="XYyxxy" calcext:value-type="string">
            <text:p>XYyxxy</text:p>
          </table:table-cell>
          <table:table-cell table:style-name="ce917" table:formula="of:=&quot;XY&quot;&amp;[.$J16]&amp;[.R$10]&amp;&quot;xy&quot;" office:value-type="string" office:string-value="XYynxy" calcext:value-type="string">
            <text:p>XYynxy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&quot;XYxy&quot;&amp;[.$S16]&amp;[.T$10]&amp;&quot;&quot;" office:value-type="string" office:string-value="XYxyyb" calcext:value-type="string">
            <text:p>XYxyyb</text:p>
          </table:table-cell>
          <table:table-cell table:style-name="ce917" table:formula="of:=&quot;XYxy&quot;&amp;[.$S16]&amp;[.U$10]&amp;&quot;&quot;" office:value-type="string" office:string-value="XYxyyd" calcext:value-type="string">
            <text:p>XYxyyd</text:p>
          </table:table-cell>
          <table:table-cell table:style-name="ce917" table:formula="of:=&quot;XYxy&quot;&amp;[.$S16]&amp;[.V$10]&amp;&quot;&quot;" office:value-type="string" office:string-value="XYxyyg" calcext:value-type="string">
            <text:p>XYxyyg</text:p>
          </table:table-cell>
          <table:table-cell table:style-name="ce917" table:formula="of:=&quot;XYxy&quot;&amp;[.$S16]&amp;[.W$10]&amp;&quot;&quot;" office:value-type="string" office:string-value="XYxyyl" calcext:value-type="string">
            <text:p>XYxyyl</text:p>
          </table:table-cell>
          <table:table-cell table:style-name="ce917" table:formula="of:=&quot;XYxy&quot;&amp;[.$S16]&amp;[.X$10]&amp;&quot;&quot;" office:value-type="string" office:string-value="XYxyyw" calcext:value-type="string">
            <text:p>XYxyyw</text:p>
          </table:table-cell>
          <table:table-cell table:style-name="ce917" table:formula="of:=&quot;XYxy&quot;&amp;[.$S16]&amp;[.Y$10]&amp;&quot;&quot;" office:value-type="string" office:string-value="XYxyyy" calcext:value-type="string">
            <text:p>XYxyyy</text:p>
          </table:table-cell>
          <table:table-cell table:style-name="ce917" table:formula="of:=&quot;XYxy&quot;&amp;[.$S16]&amp;[.Z$10]&amp;&quot;&quot;" office:value-type="string" office:string-value="XYxyyx" calcext:value-type="string">
            <text:p>XYxyyx</text:p>
          </table:table-cell>
          <table:table-cell table:style-name="ce917" table:formula="of:=&quot;XYxy&quot;&amp;[.$S16]&amp;[.AA$10]&amp;&quot;&quot;" office:value-type="string" office:string-value="XYxyyn" calcext:value-type="string">
            <text:p>XYxyyn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&quot;Xyxy&quot;&amp;[.$AB16]&amp;[.AC$10]&amp;&quot;&quot;" office:value-type="string" office:string-value="Xyxyyb" calcext:value-type="string">
            <text:p>Xyxyyb</text:p>
          </table:table-cell>
          <table:table-cell table:style-name="ce917" table:formula="of:=&quot;Xyxy&quot;&amp;[.$AB16]&amp;[.AD$10]&amp;&quot;&quot;" office:value-type="string" office:string-value="Xyxyyd" calcext:value-type="string">
            <text:p>Xyxyyd</text:p>
          </table:table-cell>
          <table:table-cell table:style-name="ce917" table:formula="of:=&quot;Xyxy&quot;&amp;[.$AB16]&amp;[.AE$10]&amp;&quot;&quot;" office:value-type="string" office:string-value="Xyxyyg" calcext:value-type="string">
            <text:p>Xyxyyg</text:p>
          </table:table-cell>
          <table:table-cell table:style-name="ce917" table:formula="of:=&quot;Xyxy&quot;&amp;[.$AB16]&amp;[.AF$10]&amp;&quot;&quot;" office:value-type="string" office:string-value="Xyxyyl" calcext:value-type="string">
            <text:p>Xyxyyl</text:p>
          </table:table-cell>
          <table:table-cell table:style-name="ce917" table:formula="of:=&quot;Xyxy&quot;&amp;[.$AB16]&amp;[.AG$10]&amp;&quot;&quot;" office:value-type="string" office:string-value="Xyxyyw" calcext:value-type="string">
            <text:p>Xyxyyw</text:p>
          </table:table-cell>
          <table:table-cell table:style-name="ce917" table:formula="of:=&quot;Xyxy&quot;&amp;[.$AB16]&amp;[.AH$10]&amp;&quot;&quot;" office:value-type="string" office:string-value="Xyxyyy" calcext:value-type="string">
            <text:p>Xyxyyy</text:p>
          </table:table-cell>
          <table:table-cell table:style-name="ce917" table:formula="of:=&quot;Xyxy&quot;&amp;[.$AB16]&amp;[.AI$10]&amp;&quot;&quot;" office:value-type="string" office:string-value="Xyxyyx" calcext:value-type="string">
            <text:p>Xyxyyx</text:p>
          </table:table-cell>
          <table:table-cell table:style-name="ce917" table:formula="of:=&quot;Xyxy&quot;&amp;[.$AB16]&amp;[.AJ$10]&amp;&quot;&quot;" office:value-type="string" office:string-value="Xyxyyn" calcext:value-type="string">
            <text:p>Xyxyy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x</text:p>
          </table:table-cell>
          <table:table-cell table:style-name="ce917" table:formula="of:=&quot;Xy&quot;&amp;[.$A17]&amp;[.B$10]" office:value-type="string" office:string-value="Xyxb" calcext:value-type="string">
            <text:p>Xyxb</text:p>
          </table:table-cell>
          <table:table-cell table:style-name="ce917" table:formula="of:=&quot;Xy&quot;&amp;[.$A17]&amp;[.C$10]" office:value-type="string" office:string-value="Xyxd" calcext:value-type="string">
            <text:p>Xyxd</text:p>
          </table:table-cell>
          <table:table-cell table:style-name="ce917" table:formula="of:=&quot;Xy&quot;&amp;[.$A17]&amp;[.D$10]" office:value-type="string" office:string-value="Xyxg" calcext:value-type="string">
            <text:p>Xyxg</text:p>
          </table:table-cell>
          <table:table-cell table:style-name="ce917" table:formula="of:=&quot;Xy&quot;&amp;[.$A17]&amp;[.E$10]" office:value-type="string" office:string-value="Xyxl" calcext:value-type="string">
            <text:p>Xyxl</text:p>
          </table:table-cell>
          <table:table-cell table:style-name="ce917" table:formula="of:=&quot;Xy&quot;&amp;[.$A17]&amp;[.F$10]" office:value-type="string" office:string-value="Xyxw" calcext:value-type="string">
            <text:p>Xyxw</text:p>
          </table:table-cell>
          <table:table-cell table:style-name="ce917" table:formula="of:=&quot;Xy&quot;&amp;[.$A17]&amp;[.G$10]" office:value-type="string" office:string-value="Xyxy" calcext:value-type="string">
            <text:p>Xyxy</text:p>
          </table:table-cell>
          <table:table-cell table:style-name="ce917" table:formula="of:=&quot;Xy&quot;&amp;[.$A17]&amp;[.H$10]" office:value-type="string" office:string-value="Xyxx" calcext:value-type="string">
            <text:p>Xyxx</text:p>
          </table:table-cell>
          <table:table-cell table:style-name="ce917" table:formula="of:=&quot;Xy&quot;&amp;[.$A17]&amp;[.I$10]" office:value-type="string" office:string-value="Xyxn" calcext:value-type="string">
            <text:p>Xyxn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&quot;XY&quot;&amp;[.$J17]&amp;[.K$10]&amp;&quot;xy&quot;" office:value-type="string" office:string-value="XYxbxy" calcext:value-type="string">
            <text:p>XYxbxy</text:p>
          </table:table-cell>
          <table:table-cell table:style-name="ce917" table:formula="of:=&quot;XY&quot;&amp;[.$J17]&amp;[.L$10]&amp;&quot;xy&quot;" office:value-type="string" office:string-value="XYxdxy" calcext:value-type="string">
            <text:p>XYxdxy</text:p>
          </table:table-cell>
          <table:table-cell table:style-name="ce917" table:formula="of:=&quot;XY&quot;&amp;[.$J17]&amp;[.M$10]&amp;&quot;xy&quot;" office:value-type="string" office:string-value="XYxgxy" calcext:value-type="string">
            <text:p>XYxgxy</text:p>
          </table:table-cell>
          <table:table-cell table:style-name="ce917" table:formula="of:=&quot;XY&quot;&amp;[.$J17]&amp;[.N$10]&amp;&quot;xy&quot;" office:value-type="string" office:string-value="XYxlxy" calcext:value-type="string">
            <text:p>XYxlxy</text:p>
          </table:table-cell>
          <table:table-cell table:style-name="ce917" table:formula="of:=&quot;XY&quot;&amp;[.$J17]&amp;[.O$10]&amp;&quot;xy&quot;" office:value-type="string" office:string-value="XYxwxy" calcext:value-type="string">
            <text:p>XYxwxy</text:p>
          </table:table-cell>
          <table:table-cell table:style-name="ce917" table:formula="of:=&quot;XY&quot;&amp;[.$J17]&amp;[.P$10]&amp;&quot;xy&quot;" office:value-type="string" office:string-value="XYxyxy" calcext:value-type="string">
            <text:p>XYxyxy</text:p>
          </table:table-cell>
          <table:table-cell table:style-name="ce917" table:formula="of:=&quot;XY&quot;&amp;[.$J17]&amp;[.Q$10]&amp;&quot;xy&quot;" office:value-type="string" office:string-value="XYxxxy" calcext:value-type="string">
            <text:p>XYxxxy</text:p>
          </table:table-cell>
          <table:table-cell table:style-name="ce917" table:formula="of:=&quot;XY&quot;&amp;[.$J17]&amp;[.R$10]&amp;&quot;xy&quot;" office:value-type="string" office:string-value="XYxnxy" calcext:value-type="string">
            <text:p>XYxnxy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&quot;XYxy&quot;&amp;[.$S17]&amp;[.T$10]&amp;&quot;&quot;" office:value-type="string" office:string-value="XYxyxb" calcext:value-type="string">
            <text:p>XYxyxb</text:p>
          </table:table-cell>
          <table:table-cell table:style-name="ce917" table:formula="of:=&quot;XYxy&quot;&amp;[.$S17]&amp;[.U$10]&amp;&quot;&quot;" office:value-type="string" office:string-value="XYxyxd" calcext:value-type="string">
            <text:p>XYxyxd</text:p>
          </table:table-cell>
          <table:table-cell table:style-name="ce917" table:formula="of:=&quot;XYxy&quot;&amp;[.$S17]&amp;[.V$10]&amp;&quot;&quot;" office:value-type="string" office:string-value="XYxyxg" calcext:value-type="string">
            <text:p>XYxyxg</text:p>
          </table:table-cell>
          <table:table-cell table:style-name="ce917" table:formula="of:=&quot;XYxy&quot;&amp;[.$S17]&amp;[.W$10]&amp;&quot;&quot;" office:value-type="string" office:string-value="XYxyxl" calcext:value-type="string">
            <text:p>XYxyxl</text:p>
          </table:table-cell>
          <table:table-cell table:style-name="ce917" table:formula="of:=&quot;XYxy&quot;&amp;[.$S17]&amp;[.X$10]&amp;&quot;&quot;" office:value-type="string" office:string-value="XYxyxw" calcext:value-type="string">
            <text:p>XYxyxw</text:p>
          </table:table-cell>
          <table:table-cell table:style-name="ce917" table:formula="of:=&quot;XYxy&quot;&amp;[.$S17]&amp;[.Y$10]&amp;&quot;&quot;" office:value-type="string" office:string-value="XYxyxy" calcext:value-type="string">
            <text:p>XYxyxy</text:p>
          </table:table-cell>
          <table:table-cell table:style-name="ce917" table:formula="of:=&quot;XYxy&quot;&amp;[.$S17]&amp;[.Z$10]&amp;&quot;&quot;" office:value-type="string" office:string-value="XYxyxx" calcext:value-type="string">
            <text:p>XYxyxx</text:p>
          </table:table-cell>
          <table:table-cell table:style-name="ce917" table:formula="of:=&quot;XYxy&quot;&amp;[.$S17]&amp;[.AA$10]&amp;&quot;&quot;" office:value-type="string" office:string-value="XYxyxn" calcext:value-type="string">
            <text:p>XYxyxn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&quot;Xyxy&quot;&amp;[.$AB17]&amp;[.AC$10]&amp;&quot;&quot;" office:value-type="string" office:string-value="Xyxyxb" calcext:value-type="string">
            <text:p>Xyxyxb</text:p>
          </table:table-cell>
          <table:table-cell table:style-name="ce917" table:formula="of:=&quot;Xyxy&quot;&amp;[.$AB17]&amp;[.AD$10]&amp;&quot;&quot;" office:value-type="string" office:string-value="Xyxyxd" calcext:value-type="string">
            <text:p>Xyxyxd</text:p>
          </table:table-cell>
          <table:table-cell table:style-name="ce917" table:formula="of:=&quot;Xyxy&quot;&amp;[.$AB17]&amp;[.AE$10]&amp;&quot;&quot;" office:value-type="string" office:string-value="Xyxyxg" calcext:value-type="string">
            <text:p>Xyxyxg</text:p>
          </table:table-cell>
          <table:table-cell table:style-name="ce917" table:formula="of:=&quot;Xyxy&quot;&amp;[.$AB17]&amp;[.AF$10]&amp;&quot;&quot;" office:value-type="string" office:string-value="Xyxyxl" calcext:value-type="string">
            <text:p>Xyxyxl</text:p>
          </table:table-cell>
          <table:table-cell table:style-name="ce917" table:formula="of:=&quot;Xyxy&quot;&amp;[.$AB17]&amp;[.AG$10]&amp;&quot;&quot;" office:value-type="string" office:string-value="Xyxyxw" calcext:value-type="string">
            <text:p>Xyxyxw</text:p>
          </table:table-cell>
          <table:table-cell table:style-name="ce917" table:formula="of:=&quot;Xyxy&quot;&amp;[.$AB17]&amp;[.AH$10]&amp;&quot;&quot;" office:value-type="string" office:string-value="Xyxyxy" calcext:value-type="string">
            <text:p>Xyxyxy</text:p>
          </table:table-cell>
          <table:table-cell table:style-name="ce917" table:formula="of:=&quot;Xyxy&quot;&amp;[.$AB17]&amp;[.AI$10]&amp;&quot;&quot;" office:value-type="string" office:string-value="Xyxyxx" calcext:value-type="string">
            <text:p>Xyxyxx</text:p>
          </table:table-cell>
          <table:table-cell table:style-name="ce917" table:formula="of:=&quot;Xyxy&quot;&amp;[.$AB17]&amp;[.AJ$10]&amp;&quot;&quot;" office:value-type="string" office:string-value="Xyxyxn" calcext:value-type="string">
            <text:p>Xyxyx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n</text:p>
          </table:table-cell>
          <table:table-cell table:style-name="ce917" table:formula="of:=&quot;Xy&quot;&amp;[.$A18]&amp;[.B$10]" office:value-type="string" office:string-value="Xynb" calcext:value-type="string">
            <text:p>Xynb</text:p>
          </table:table-cell>
          <table:table-cell table:style-name="ce917" table:formula="of:=&quot;Xy&quot;&amp;[.$A18]&amp;[.C$10]" office:value-type="string" office:string-value="Xynd" calcext:value-type="string">
            <text:p>Xynd</text:p>
          </table:table-cell>
          <table:table-cell table:style-name="ce917" table:formula="of:=&quot;Xy&quot;&amp;[.$A18]&amp;[.D$10]" office:value-type="string" office:string-value="Xyng" calcext:value-type="string">
            <text:p>Xyng</text:p>
          </table:table-cell>
          <table:table-cell table:style-name="ce917" table:formula="of:=&quot;Xy&quot;&amp;[.$A18]&amp;[.E$10]" office:value-type="string" office:string-value="Xynl" calcext:value-type="string">
            <text:p>Xynl</text:p>
          </table:table-cell>
          <table:table-cell table:style-name="ce917" table:formula="of:=&quot;Xy&quot;&amp;[.$A18]&amp;[.F$10]" office:value-type="string" office:string-value="Xynw" calcext:value-type="string">
            <text:p>Xynw</text:p>
          </table:table-cell>
          <table:table-cell table:style-name="ce917" table:formula="of:=&quot;Xy&quot;&amp;[.$A18]&amp;[.G$10]" office:value-type="string" office:string-value="Xyny" calcext:value-type="string">
            <text:p>Xyny</text:p>
          </table:table-cell>
          <table:table-cell table:style-name="ce917" table:formula="of:=&quot;Xy&quot;&amp;[.$A18]&amp;[.H$10]" office:value-type="string" office:string-value="Xynx" calcext:value-type="string">
            <text:p>Xynx</text:p>
          </table:table-cell>
          <table:table-cell table:style-name="ce917" table:formula="of:=&quot;Xy&quot;&amp;[.$A18]&amp;[.I$10]" office:value-type="string" office:string-value="Xynn" calcext:value-type="string">
            <text:p>Xynn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&quot;XY&quot;&amp;[.$J18]&amp;[.K$10]&amp;&quot;xy&quot;" office:value-type="string" office:string-value="XYnbxy" calcext:value-type="string">
            <text:p>XYnbxy</text:p>
          </table:table-cell>
          <table:table-cell table:style-name="ce917" table:formula="of:=&quot;XY&quot;&amp;[.$J18]&amp;[.L$10]&amp;&quot;xy&quot;" office:value-type="string" office:string-value="XYndxy" calcext:value-type="string">
            <text:p>XYndxy</text:p>
          </table:table-cell>
          <table:table-cell table:style-name="ce917" table:formula="of:=&quot;XY&quot;&amp;[.$J18]&amp;[.M$10]&amp;&quot;xy&quot;" office:value-type="string" office:string-value="XYngxy" calcext:value-type="string">
            <text:p>XYngxy</text:p>
          </table:table-cell>
          <table:table-cell table:style-name="ce917" table:formula="of:=&quot;XY&quot;&amp;[.$J18]&amp;[.N$10]&amp;&quot;xy&quot;" office:value-type="string" office:string-value="XYnlxy" calcext:value-type="string">
            <text:p>XYnlxy</text:p>
          </table:table-cell>
          <table:table-cell table:style-name="ce917" table:formula="of:=&quot;XY&quot;&amp;[.$J18]&amp;[.O$10]&amp;&quot;xy&quot;" office:value-type="string" office:string-value="XYnwxy" calcext:value-type="string">
            <text:p>XYnwxy</text:p>
          </table:table-cell>
          <table:table-cell table:style-name="ce917" table:formula="of:=&quot;XY&quot;&amp;[.$J18]&amp;[.P$10]&amp;&quot;xy&quot;" office:value-type="string" office:string-value="XYnyxy" calcext:value-type="string">
            <text:p>XYnyxy</text:p>
          </table:table-cell>
          <table:table-cell table:style-name="ce917" table:formula="of:=&quot;XY&quot;&amp;[.$J18]&amp;[.Q$10]&amp;&quot;xy&quot;" office:value-type="string" office:string-value="XYnxxy" calcext:value-type="string">
            <text:p>XYnxxy</text:p>
          </table:table-cell>
          <table:table-cell table:style-name="ce917" table:formula="of:=&quot;XY&quot;&amp;[.$J18]&amp;[.R$10]&amp;&quot;xy&quot;" office:value-type="string" office:string-value="XYnnxy" calcext:value-type="string">
            <text:p>XYnnxy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&quot;XYxy&quot;&amp;[.$S18]&amp;[.T$10]&amp;&quot;&quot;" office:value-type="string" office:string-value="XYxynb" calcext:value-type="string">
            <text:p>XYxynb</text:p>
          </table:table-cell>
          <table:table-cell table:style-name="ce917" table:formula="of:=&quot;XYxy&quot;&amp;[.$S18]&amp;[.U$10]&amp;&quot;&quot;" office:value-type="string" office:string-value="XYxynd" calcext:value-type="string">
            <text:p>XYxynd</text:p>
          </table:table-cell>
          <table:table-cell table:style-name="ce917" table:formula="of:=&quot;XYxy&quot;&amp;[.$S18]&amp;[.V$10]&amp;&quot;&quot;" office:value-type="string" office:string-value="XYxyng" calcext:value-type="string">
            <text:p>XYxyng</text:p>
          </table:table-cell>
          <table:table-cell table:style-name="ce917" table:formula="of:=&quot;XYxy&quot;&amp;[.$S18]&amp;[.W$10]&amp;&quot;&quot;" office:value-type="string" office:string-value="XYxynl" calcext:value-type="string">
            <text:p>XYxynl</text:p>
          </table:table-cell>
          <table:table-cell table:style-name="ce917" table:formula="of:=&quot;XYxy&quot;&amp;[.$S18]&amp;[.X$10]&amp;&quot;&quot;" office:value-type="string" office:string-value="XYxynw" calcext:value-type="string">
            <text:p>XYxynw</text:p>
          </table:table-cell>
          <table:table-cell table:style-name="ce917" table:formula="of:=&quot;XYxy&quot;&amp;[.$S18]&amp;[.Y$10]&amp;&quot;&quot;" office:value-type="string" office:string-value="XYxyny" calcext:value-type="string">
            <text:p>XYxyny</text:p>
          </table:table-cell>
          <table:table-cell table:style-name="ce917" table:formula="of:=&quot;XYxy&quot;&amp;[.$S18]&amp;[.Z$10]&amp;&quot;&quot;" office:value-type="string" office:string-value="XYxynx" calcext:value-type="string">
            <text:p>XYxynx</text:p>
          </table:table-cell>
          <table:table-cell table:style-name="ce917" table:formula="of:=&quot;XYxy&quot;&amp;[.$S18]&amp;[.AA$10]&amp;&quot;&quot;" office:value-type="string" office:string-value="XYxynn" calcext:value-type="string">
            <text:p>XYxynn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&quot;Xyxy&quot;&amp;[.$AB18]&amp;[.AC$10]&amp;&quot;&quot;" office:value-type="string" office:string-value="Xyxynb" calcext:value-type="string">
            <text:p>Xyxynb</text:p>
          </table:table-cell>
          <table:table-cell table:style-name="ce917" table:formula="of:=&quot;Xyxy&quot;&amp;[.$AB18]&amp;[.AD$10]&amp;&quot;&quot;" office:value-type="string" office:string-value="Xyxynd" calcext:value-type="string">
            <text:p>Xyxynd</text:p>
          </table:table-cell>
          <table:table-cell table:style-name="ce917" table:formula="of:=&quot;Xyxy&quot;&amp;[.$AB18]&amp;[.AE$10]&amp;&quot;&quot;" office:value-type="string" office:string-value="Xyxyng" calcext:value-type="string">
            <text:p>Xyxyng</text:p>
          </table:table-cell>
          <table:table-cell table:style-name="ce917" table:formula="of:=&quot;Xyxy&quot;&amp;[.$AB18]&amp;[.AF$10]&amp;&quot;&quot;" office:value-type="string" office:string-value="Xyxynl" calcext:value-type="string">
            <text:p>Xyxynl</text:p>
          </table:table-cell>
          <table:table-cell table:style-name="ce917" table:formula="of:=&quot;Xyxy&quot;&amp;[.$AB18]&amp;[.AG$10]&amp;&quot;&quot;" office:value-type="string" office:string-value="Xyxynw" calcext:value-type="string">
            <text:p>Xyxynw</text:p>
          </table:table-cell>
          <table:table-cell table:style-name="ce917" table:formula="of:=&quot;Xyxy&quot;&amp;[.$AB18]&amp;[.AH$10]&amp;&quot;&quot;" office:value-type="string" office:string-value="Xyxyny" calcext:value-type="string">
            <text:p>Xyxyny</text:p>
          </table:table-cell>
          <table:table-cell table:style-name="ce917" table:formula="of:=&quot;Xyxy&quot;&amp;[.$AB18]&amp;[.AI$10]&amp;&quot;&quot;" office:value-type="string" office:string-value="Xyxynx" calcext:value-type="string">
            <text:p>Xyxynx</text:p>
          </table:table-cell>
          <table:table-cell table:style-name="ce917" table:formula="of:=&quot;Xyxy&quot;&amp;[.$AB18]&amp;[.AJ$10]&amp;&quot;&quot;" office:value-type="string" office:string-value="Xyxynn" calcext:value-type="string">
            <text:p>Xyxyn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!</text:p>
          </table:table-cell>
          <table:table-cell table:style-name="ce1130" office:value-type="string" calcext:value-type="string">
            <text:p>b</text:p>
          </table:table-cell>
          <table:table-cell table:style-name="ce1130" office:value-type="string" calcext:value-type="string">
            <text:p>d</text:p>
          </table:table-cell>
          <table:table-cell table:style-name="ce1130" office:value-type="string" calcext:value-type="string">
            <text:p>g</text:p>
          </table:table-cell>
          <table:table-cell table:style-name="ce1130" office:value-type="string" calcext:value-type="string">
            <text:p>l</text:p>
          </table:table-cell>
          <table:table-cell table:style-name="ce1130" office:value-type="string" calcext:value-type="string">
            <text:p>w</text:p>
          </table:table-cell>
          <table:table-cell table:style-name="ce1130" office:value-type="string" calcext:value-type="string">
            <text:p>y</text:p>
          </table:table-cell>
          <table:table-cell table:style-name="ce1130" office:value-type="string" calcext:value-type="string">
            <text:p>x</text:p>
          </table:table-cell>
          <table:table-cell table:style-name="ce1130" office:value-type="string" calcext:value-type="string">
            <text:p>n</text:p>
          </table:table-cell>
          <table:table-cell table:style-name="ce330" office:value-type="string" calcext:value-type="string">
            <text:p>!</text:p>
          </table:table-cell>
          <table:table-cell table:style-name="ce1130" office:value-type="string" calcext:value-type="string">
            <text:p>b</text:p>
          </table:table-cell>
          <table:table-cell table:style-name="ce1130" office:value-type="string" calcext:value-type="string">
            <text:p>d</text:p>
          </table:table-cell>
          <table:table-cell table:style-name="ce1130" office:value-type="string" calcext:value-type="string">
            <text:p>g</text:p>
          </table:table-cell>
          <table:table-cell table:style-name="ce1130" office:value-type="string" calcext:value-type="string">
            <text:p>l</text:p>
          </table:table-cell>
          <table:table-cell table:style-name="ce1130" office:value-type="string" calcext:value-type="string">
            <text:p>w</text:p>
          </table:table-cell>
          <table:table-cell table:style-name="ce1130" office:value-type="string" calcext:value-type="string">
            <text:p>y</text:p>
          </table:table-cell>
          <table:table-cell table:style-name="ce1130" office:value-type="string" calcext:value-type="string">
            <text:p>x</text:p>
          </table:table-cell>
          <table:table-cell table:style-name="ce1130" office:value-type="string" calcext:value-type="string">
            <text:p>n</text:p>
          </table:table-cell>
          <table:table-cell table:style-name="ce330" office:value-type="string" calcext:value-type="string">
            <text:p>?</text:p>
          </table:table-cell>
          <table:table-cell table:style-name="ce1130" office:value-type="string" calcext:value-type="string">
            <text:p>b</text:p>
          </table:table-cell>
          <table:table-cell table:style-name="ce1130" office:value-type="string" calcext:value-type="string">
            <text:p>d</text:p>
          </table:table-cell>
          <table:table-cell table:style-name="ce1130" office:value-type="string" calcext:value-type="string">
            <text:p>g</text:p>
          </table:table-cell>
          <table:table-cell table:style-name="ce1130" office:value-type="string" calcext:value-type="string">
            <text:p>l</text:p>
          </table:table-cell>
          <table:table-cell table:style-name="ce1130" office:value-type="string" calcext:value-type="string">
            <text:p>w</text:p>
          </table:table-cell>
          <table:table-cell table:style-name="ce1130" office:value-type="string" calcext:value-type="string">
            <text:p>y</text:p>
          </table:table-cell>
          <table:table-cell table:style-name="ce1130" office:value-type="string" calcext:value-type="string">
            <text:p>x</text:p>
          </table:table-cell>
          <table:table-cell table:style-name="ce1130" office:value-type="string" calcext:value-type="string">
            <text:p>n</text:p>
          </table:table-cell>
          <table:table-cell table:style-name="ce330" office:value-type="string" calcext:value-type="string">
            <text:p>?</text:p>
          </table:table-cell>
          <table:table-cell table:style-name="ce1130" office:value-type="string" calcext:value-type="string">
            <text:p>b</text:p>
          </table:table-cell>
          <table:table-cell table:style-name="ce1130" office:value-type="string" calcext:value-type="string">
            <text:p>d</text:p>
          </table:table-cell>
          <table:table-cell table:style-name="ce1130" office:value-type="string" calcext:value-type="string">
            <text:p>g</text:p>
          </table:table-cell>
          <table:table-cell table:style-name="ce1130" office:value-type="string" calcext:value-type="string">
            <text:p>l</text:p>
          </table:table-cell>
          <table:table-cell table:style-name="ce1130" office:value-type="string" calcext:value-type="string">
            <text:p>w</text:p>
          </table:table-cell>
          <table:table-cell table:style-name="ce1130" office:value-type="string" calcext:value-type="string">
            <text:p>y</text:p>
          </table:table-cell>
          <table:table-cell table:style-name="ce1130" office:value-type="string" calcext:value-type="string">
            <text:p>x</text:p>
          </table:table-cell>
          <table:table-cell table:style-name="ce1130" office:value-type="string" calcext:value-type="string">
            <text:p>n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b</text:p>
          </table:table-cell>
          <table:table-cell table:style-name="ce917" table:formula="of:=&quot;XY&quot;&amp;[.$A20]&amp;[.B$19]&amp;[.$A$19]" office:value-type="string" office:string-value="XYbb!" calcext:value-type="string">
            <text:p>XYbb!</text:p>
          </table:table-cell>
          <table:table-cell table:style-name="ce917" table:formula="of:=&quot;XY&quot;&amp;[.$A20]&amp;[.C$19]&amp;[.$A$19]" office:value-type="string" office:string-value="XYbd!" calcext:value-type="string">
            <text:p>XYbd!</text:p>
          </table:table-cell>
          <table:table-cell table:style-name="ce917" table:formula="of:=&quot;XY&quot;&amp;[.$A20]&amp;[.D$19]&amp;[.$A$19]" office:value-type="string" office:string-value="XYbg!" calcext:value-type="string">
            <text:p>XYbg!</text:p>
          </table:table-cell>
          <table:table-cell table:style-name="ce917" table:formula="of:=&quot;XY&quot;&amp;[.$A20]&amp;[.E$19]&amp;[.$A$19]" office:value-type="string" office:string-value="XYbl!" calcext:value-type="string">
            <text:p>XYbl!</text:p>
          </table:table-cell>
          <table:table-cell table:style-name="ce917" table:formula="of:=&quot;XY&quot;&amp;[.$A20]&amp;[.F$19]&amp;[.$A$19]" office:value-type="string" office:string-value="XYbw!" calcext:value-type="string">
            <text:p>XYbw!</text:p>
          </table:table-cell>
          <table:table-cell table:style-name="ce917" table:formula="of:=&quot;XY&quot;&amp;[.$A20]&amp;[.G$19]&amp;[.$A$19]" office:value-type="string" office:string-value="XYby!" calcext:value-type="string">
            <text:p>XYby!</text:p>
          </table:table-cell>
          <table:table-cell table:style-name="ce917" table:formula="of:=&quot;XY&quot;&amp;[.$A20]&amp;[.H$19]&amp;[.$A$19]" office:value-type="string" office:string-value="XYbx!" calcext:value-type="string">
            <text:p>XYbx!</text:p>
          </table:table-cell>
          <table:table-cell table:style-name="ce917" table:formula="of:=&quot;XY&quot;&amp;[.$A20]&amp;[.I$19]&amp;[.$A$19]" office:value-type="string" office:string-value="XYbn!" calcext:value-type="string">
            <text:p>XYbn!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&quot;Xy&quot;&amp;[.$A20]&amp;[.K$19]&amp;[.$A$19]" office:value-type="string" office:string-value="Xybb!" calcext:value-type="string">
            <text:p>Xybb!</text:p>
          </table:table-cell>
          <table:table-cell table:style-name="ce917" table:formula="of:=&quot;Xy&quot;&amp;[.$A20]&amp;[.L$19]&amp;[.$A$19]" office:value-type="string" office:string-value="Xybd!" calcext:value-type="string">
            <text:p>Xybd!</text:p>
          </table:table-cell>
          <table:table-cell table:style-name="ce917" table:formula="of:=&quot;Xy&quot;&amp;[.$A20]&amp;[.M$19]&amp;[.$A$19]" office:value-type="string" office:string-value="Xybg!" calcext:value-type="string">
            <text:p>Xybg!</text:p>
          </table:table-cell>
          <table:table-cell table:style-name="ce917" table:formula="of:=&quot;Xy&quot;&amp;[.$A20]&amp;[.N$19]&amp;[.$A$19]" office:value-type="string" office:string-value="Xybl!" calcext:value-type="string">
            <text:p>Xybl!</text:p>
          </table:table-cell>
          <table:table-cell table:style-name="ce917" table:formula="of:=&quot;Xy&quot;&amp;[.$A20]&amp;[.O$19]&amp;[.$A$19]" office:value-type="string" office:string-value="Xybw!" calcext:value-type="string">
            <text:p>Xybw!</text:p>
          </table:table-cell>
          <table:table-cell table:style-name="ce917" table:formula="of:=&quot;Xy&quot;&amp;[.$A20]&amp;[.P$19]&amp;[.$A$19]" office:value-type="string" office:string-value="Xyby!" calcext:value-type="string">
            <text:p>Xyby!</text:p>
          </table:table-cell>
          <table:table-cell table:style-name="ce917" table:formula="of:=&quot;Xy&quot;&amp;[.$A20]&amp;[.Q$19]&amp;[.$A$19]" office:value-type="string" office:string-value="Xybx!" calcext:value-type="string">
            <text:p>Xybx!</text:p>
          </table:table-cell>
          <table:table-cell table:style-name="ce917" table:formula="of:=&quot;Xy&quot;&amp;[.$A20]&amp;[.R$19]&amp;[.$A$19]" office:value-type="string" office:string-value="Xybn!" calcext:value-type="string">
            <text:p>Xybn!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&quot;XY&quot;&amp;[.$A20]&amp;[.T$19]&amp;[.$S$19]" office:value-type="string" office:string-value="XYbb?" calcext:value-type="string">
            <text:p>XYbb?</text:p>
          </table:table-cell>
          <table:table-cell table:style-name="ce917" table:formula="of:=&quot;XY&quot;&amp;[.$A20]&amp;[.U$19]&amp;[.$S$19]" office:value-type="string" office:string-value="XYbd?" calcext:value-type="string">
            <text:p>XYbd?</text:p>
          </table:table-cell>
          <table:table-cell table:style-name="ce917" table:formula="of:=&quot;XY&quot;&amp;[.$A20]&amp;[.V$19]&amp;[.$S$19]" office:value-type="string" office:string-value="XYbg?" calcext:value-type="string">
            <text:p>XYbg?</text:p>
          </table:table-cell>
          <table:table-cell table:style-name="ce917" table:formula="of:=&quot;XY&quot;&amp;[.$A20]&amp;[.W$19]&amp;[.$S$19]" office:value-type="string" office:string-value="XYbl?" calcext:value-type="string">
            <text:p>XYbl?</text:p>
          </table:table-cell>
          <table:table-cell table:style-name="ce917" table:formula="of:=&quot;XY&quot;&amp;[.$A20]&amp;[.X$19]&amp;[.$S$19]" office:value-type="string" office:string-value="XYbw?" calcext:value-type="string">
            <text:p>XYbw?</text:p>
          </table:table-cell>
          <table:table-cell table:style-name="ce917" table:formula="of:=&quot;XY&quot;&amp;[.$A20]&amp;[.Y$19]&amp;[.$S$19]" office:value-type="string" office:string-value="XYby?" calcext:value-type="string">
            <text:p>XYby?</text:p>
          </table:table-cell>
          <table:table-cell table:style-name="ce917" table:formula="of:=&quot;XY&quot;&amp;[.$A20]&amp;[.Z$19]&amp;[.$S$19]" office:value-type="string" office:string-value="XYbx?" calcext:value-type="string">
            <text:p>XYbx?</text:p>
          </table:table-cell>
          <table:table-cell table:style-name="ce917" table:formula="of:=&quot;XY&quot;&amp;[.$A20]&amp;[.AA$19]&amp;[.$S$19]" office:value-type="string" office:string-value="XYbn?" calcext:value-type="string">
            <text:p>XYbn?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&quot;Xy&quot;&amp;[.$A20]&amp;[.AC$19]&amp;[.$S$19]" office:value-type="string" office:string-value="Xybb?" calcext:value-type="string">
            <text:p>Xybb?</text:p>
          </table:table-cell>
          <table:table-cell table:style-name="ce917" table:formula="of:=&quot;Xy&quot;&amp;[.$A20]&amp;[.AD$19]&amp;[.$S$19]" office:value-type="string" office:string-value="Xybd?" calcext:value-type="string">
            <text:p>Xybd?</text:p>
          </table:table-cell>
          <table:table-cell table:style-name="ce917" table:formula="of:=&quot;Xy&quot;&amp;[.$A20]&amp;[.AE$19]&amp;[.$S$19]" office:value-type="string" office:string-value="Xybg?" calcext:value-type="string">
            <text:p>Xybg?</text:p>
          </table:table-cell>
          <table:table-cell table:style-name="ce917" table:formula="of:=&quot;Xy&quot;&amp;[.$A20]&amp;[.AF$19]&amp;[.$S$19]" office:value-type="string" office:string-value="Xybl?" calcext:value-type="string">
            <text:p>Xybl?</text:p>
          </table:table-cell>
          <table:table-cell table:style-name="ce917" table:formula="of:=&quot;Xy&quot;&amp;[.$A20]&amp;[.AG$19]&amp;[.$S$19]" office:value-type="string" office:string-value="Xybw?" calcext:value-type="string">
            <text:p>Xybw?</text:p>
          </table:table-cell>
          <table:table-cell table:style-name="ce917" table:formula="of:=&quot;Xy&quot;&amp;[.$A20]&amp;[.AH$19]&amp;[.$S$19]" office:value-type="string" office:string-value="Xyby?" calcext:value-type="string">
            <text:p>Xyby?</text:p>
          </table:table-cell>
          <table:table-cell table:style-name="ce917" table:formula="of:=&quot;Xy&quot;&amp;[.$A20]&amp;[.AI$19]&amp;[.$S$19]" office:value-type="string" office:string-value="Xybx?" calcext:value-type="string">
            <text:p>Xybx?</text:p>
          </table:table-cell>
          <table:table-cell table:style-name="ce917" table:formula="of:=&quot;Xy&quot;&amp;[.$A20]&amp;[.AJ$19]&amp;[.$S$19]" office:value-type="string" office:string-value="Xybn?" calcext:value-type="string">
            <text:p>Xybn?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d</text:p>
          </table:table-cell>
          <table:table-cell table:style-name="ce917" table:formula="of:=&quot;XY&quot;&amp;[.$A21]&amp;[.B$19]&amp;[.$A$19]" office:value-type="string" office:string-value="XYdb!" calcext:value-type="string">
            <text:p>XYdb!</text:p>
          </table:table-cell>
          <table:table-cell table:style-name="ce917" table:formula="of:=&quot;XY&quot;&amp;[.$A21]&amp;[.C$19]&amp;[.$A$19]" office:value-type="string" office:string-value="XYdd!" calcext:value-type="string">
            <text:p>XYdd!</text:p>
          </table:table-cell>
          <table:table-cell table:style-name="ce917" table:formula="of:=&quot;XY&quot;&amp;[.$A21]&amp;[.D$19]&amp;[.$A$19]" office:value-type="string" office:string-value="XYdg!" calcext:value-type="string">
            <text:p>XYdg!</text:p>
          </table:table-cell>
          <table:table-cell table:style-name="ce917" table:formula="of:=&quot;XY&quot;&amp;[.$A21]&amp;[.E$19]&amp;[.$A$19]" office:value-type="string" office:string-value="XYdl!" calcext:value-type="string">
            <text:p>XYdl!</text:p>
          </table:table-cell>
          <table:table-cell table:style-name="ce917" table:formula="of:=&quot;XY&quot;&amp;[.$A21]&amp;[.F$19]&amp;[.$A$19]" office:value-type="string" office:string-value="XYdw!" calcext:value-type="string">
            <text:p>XYdw!</text:p>
          </table:table-cell>
          <table:table-cell table:style-name="ce917" table:formula="of:=&quot;XY&quot;&amp;[.$A21]&amp;[.G$19]&amp;[.$A$19]" office:value-type="string" office:string-value="XYdy!" calcext:value-type="string">
            <text:p>XYdy!</text:p>
          </table:table-cell>
          <table:table-cell table:style-name="ce917" table:formula="of:=&quot;XY&quot;&amp;[.$A21]&amp;[.H$19]&amp;[.$A$19]" office:value-type="string" office:string-value="XYdx!" calcext:value-type="string">
            <text:p>XYdx!</text:p>
          </table:table-cell>
          <table:table-cell table:style-name="ce917" table:formula="of:=&quot;XY&quot;&amp;[.$A21]&amp;[.I$19]&amp;[.$A$19]" office:value-type="string" office:string-value="XYdn!" calcext:value-type="string">
            <text:p>XYdn!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&quot;Xy&quot;&amp;[.$A21]&amp;[.K$19]&amp;[.$A$19]" office:value-type="string" office:string-value="Xydb!" calcext:value-type="string">
            <text:p>Xydb!</text:p>
          </table:table-cell>
          <table:table-cell table:style-name="ce917" table:formula="of:=&quot;Xy&quot;&amp;[.$A21]&amp;[.L$19]&amp;[.$A$19]" office:value-type="string" office:string-value="Xydd!" calcext:value-type="string">
            <text:p>Xydd!</text:p>
          </table:table-cell>
          <table:table-cell table:style-name="ce917" table:formula="of:=&quot;Xy&quot;&amp;[.$A21]&amp;[.M$19]&amp;[.$A$19]" office:value-type="string" office:string-value="Xydg!" calcext:value-type="string">
            <text:p>Xydg!</text:p>
          </table:table-cell>
          <table:table-cell table:style-name="ce917" table:formula="of:=&quot;Xy&quot;&amp;[.$A21]&amp;[.N$19]&amp;[.$A$19]" office:value-type="string" office:string-value="Xydl!" calcext:value-type="string">
            <text:p>Xydl!</text:p>
          </table:table-cell>
          <table:table-cell table:style-name="ce917" table:formula="of:=&quot;Xy&quot;&amp;[.$A21]&amp;[.O$19]&amp;[.$A$19]" office:value-type="string" office:string-value="Xydw!" calcext:value-type="string">
            <text:p>Xydw!</text:p>
          </table:table-cell>
          <table:table-cell table:style-name="ce917" table:formula="of:=&quot;Xy&quot;&amp;[.$A21]&amp;[.P$19]&amp;[.$A$19]" office:value-type="string" office:string-value="Xydy!" calcext:value-type="string">
            <text:p>Xydy!</text:p>
          </table:table-cell>
          <table:table-cell table:style-name="ce917" table:formula="of:=&quot;Xy&quot;&amp;[.$A21]&amp;[.Q$19]&amp;[.$A$19]" office:value-type="string" office:string-value="Xydx!" calcext:value-type="string">
            <text:p>Xydx!</text:p>
          </table:table-cell>
          <table:table-cell table:style-name="ce917" table:formula="of:=&quot;Xy&quot;&amp;[.$A21]&amp;[.R$19]&amp;[.$A$19]" office:value-type="string" office:string-value="Xydn!" calcext:value-type="string">
            <text:p>Xydn!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&quot;XY&quot;&amp;[.$A21]&amp;[.T$19]&amp;[.$S$19]" office:value-type="string" office:string-value="XYdb?" calcext:value-type="string">
            <text:p>XYdb?</text:p>
          </table:table-cell>
          <table:table-cell table:style-name="ce917" table:formula="of:=&quot;XY&quot;&amp;[.$A21]&amp;[.U$19]&amp;[.$S$19]" office:value-type="string" office:string-value="XYdd?" calcext:value-type="string">
            <text:p>XYdd?</text:p>
          </table:table-cell>
          <table:table-cell table:style-name="ce917" table:formula="of:=&quot;XY&quot;&amp;[.$A21]&amp;[.V$19]&amp;[.$S$19]" office:value-type="string" office:string-value="XYdg?" calcext:value-type="string">
            <text:p>XYdg?</text:p>
          </table:table-cell>
          <table:table-cell table:style-name="ce917" table:formula="of:=&quot;XY&quot;&amp;[.$A21]&amp;[.W$19]&amp;[.$S$19]" office:value-type="string" office:string-value="XYdl?" calcext:value-type="string">
            <text:p>XYdl?</text:p>
          </table:table-cell>
          <table:table-cell table:style-name="ce917" table:formula="of:=&quot;XY&quot;&amp;[.$A21]&amp;[.X$19]&amp;[.$S$19]" office:value-type="string" office:string-value="XYdw?" calcext:value-type="string">
            <text:p>XYdw?</text:p>
          </table:table-cell>
          <table:table-cell table:style-name="ce917" table:formula="of:=&quot;XY&quot;&amp;[.$A21]&amp;[.Y$19]&amp;[.$S$19]" office:value-type="string" office:string-value="XYdy?" calcext:value-type="string">
            <text:p>XYdy?</text:p>
          </table:table-cell>
          <table:table-cell table:style-name="ce917" table:formula="of:=&quot;XY&quot;&amp;[.$A21]&amp;[.Z$19]&amp;[.$S$19]" office:value-type="string" office:string-value="XYdx?" calcext:value-type="string">
            <text:p>XYdx?</text:p>
          </table:table-cell>
          <table:table-cell table:style-name="ce917" table:formula="of:=&quot;XY&quot;&amp;[.$A21]&amp;[.AA$19]&amp;[.$S$19]" office:value-type="string" office:string-value="XYdn?" calcext:value-type="string">
            <text:p>XYdn?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&quot;Xy&quot;&amp;[.$A21]&amp;[.AC$19]&amp;[.$S$19]" office:value-type="string" office:string-value="Xydb?" calcext:value-type="string">
            <text:p>Xydb?</text:p>
          </table:table-cell>
          <table:table-cell table:style-name="ce917" table:formula="of:=&quot;Xy&quot;&amp;[.$A21]&amp;[.AD$19]&amp;[.$S$19]" office:value-type="string" office:string-value="Xydd?" calcext:value-type="string">
            <text:p>Xydd?</text:p>
          </table:table-cell>
          <table:table-cell table:style-name="ce917" table:formula="of:=&quot;Xy&quot;&amp;[.$A21]&amp;[.AE$19]&amp;[.$S$19]" office:value-type="string" office:string-value="Xydg?" calcext:value-type="string">
            <text:p>Xydg?</text:p>
          </table:table-cell>
          <table:table-cell table:style-name="ce917" table:formula="of:=&quot;Xy&quot;&amp;[.$A21]&amp;[.AF$19]&amp;[.$S$19]" office:value-type="string" office:string-value="Xydl?" calcext:value-type="string">
            <text:p>Xydl?</text:p>
          </table:table-cell>
          <table:table-cell table:style-name="ce917" table:formula="of:=&quot;Xy&quot;&amp;[.$A21]&amp;[.AG$19]&amp;[.$S$19]" office:value-type="string" office:string-value="Xydw?" calcext:value-type="string">
            <text:p>Xydw?</text:p>
          </table:table-cell>
          <table:table-cell table:style-name="ce917" table:formula="of:=&quot;Xy&quot;&amp;[.$A21]&amp;[.AH$19]&amp;[.$S$19]" office:value-type="string" office:string-value="Xydy?" calcext:value-type="string">
            <text:p>Xydy?</text:p>
          </table:table-cell>
          <table:table-cell table:style-name="ce917" table:formula="of:=&quot;Xy&quot;&amp;[.$A21]&amp;[.AI$19]&amp;[.$S$19]" office:value-type="string" office:string-value="Xydx?" calcext:value-type="string">
            <text:p>Xydx?</text:p>
          </table:table-cell>
          <table:table-cell table:style-name="ce917" table:formula="of:=&quot;Xy&quot;&amp;[.$A21]&amp;[.AJ$19]&amp;[.$S$19]" office:value-type="string" office:string-value="Xydn?" calcext:value-type="string">
            <text:p>Xydn?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g</text:p>
          </table:table-cell>
          <table:table-cell table:style-name="ce917" table:formula="of:=&quot;XY&quot;&amp;[.$A22]&amp;[.B$19]&amp;[.$A$19]" office:value-type="string" office:string-value="XYgb!" calcext:value-type="string">
            <text:p>XYgb!</text:p>
          </table:table-cell>
          <table:table-cell table:style-name="ce917" table:formula="of:=&quot;XY&quot;&amp;[.$A22]&amp;[.C$19]&amp;[.$A$19]" office:value-type="string" office:string-value="XYgd!" calcext:value-type="string">
            <text:p>XYgd!</text:p>
          </table:table-cell>
          <table:table-cell table:style-name="ce917" table:formula="of:=&quot;XY&quot;&amp;[.$A22]&amp;[.D$19]&amp;[.$A$19]" office:value-type="string" office:string-value="XYgg!" calcext:value-type="string">
            <text:p>XYgg!</text:p>
          </table:table-cell>
          <table:table-cell table:style-name="ce917" table:formula="of:=&quot;XY&quot;&amp;[.$A22]&amp;[.E$19]&amp;[.$A$19]" office:value-type="string" office:string-value="XYgl!" calcext:value-type="string">
            <text:p>XYgl!</text:p>
          </table:table-cell>
          <table:table-cell table:style-name="ce917" table:formula="of:=&quot;XY&quot;&amp;[.$A22]&amp;[.F$19]&amp;[.$A$19]" office:value-type="string" office:string-value="XYgw!" calcext:value-type="string">
            <text:p>XYgw!</text:p>
          </table:table-cell>
          <table:table-cell table:style-name="ce917" table:formula="of:=&quot;XY&quot;&amp;[.$A22]&amp;[.G$19]&amp;[.$A$19]" office:value-type="string" office:string-value="XYgy!" calcext:value-type="string">
            <text:p>XYgy!</text:p>
          </table:table-cell>
          <table:table-cell table:style-name="ce917" table:formula="of:=&quot;XY&quot;&amp;[.$A22]&amp;[.H$19]&amp;[.$A$19]" office:value-type="string" office:string-value="XYgx!" calcext:value-type="string">
            <text:p>XYgx!</text:p>
          </table:table-cell>
          <table:table-cell table:style-name="ce917" table:formula="of:=&quot;XY&quot;&amp;[.$A22]&amp;[.I$19]&amp;[.$A$19]" office:value-type="string" office:string-value="XYgn!" calcext:value-type="string">
            <text:p>XYgn!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&quot;Xy&quot;&amp;[.$A22]&amp;[.K$19]&amp;[.$A$19]" office:value-type="string" office:string-value="Xygb!" calcext:value-type="string">
            <text:p>Xygb!</text:p>
          </table:table-cell>
          <table:table-cell table:style-name="ce917" table:formula="of:=&quot;Xy&quot;&amp;[.$A22]&amp;[.L$19]&amp;[.$A$19]" office:value-type="string" office:string-value="Xygd!" calcext:value-type="string">
            <text:p>Xygd!</text:p>
          </table:table-cell>
          <table:table-cell table:style-name="ce917" table:formula="of:=&quot;Xy&quot;&amp;[.$A22]&amp;[.M$19]&amp;[.$A$19]" office:value-type="string" office:string-value="Xygg!" calcext:value-type="string">
            <text:p>Xygg!</text:p>
          </table:table-cell>
          <table:table-cell table:style-name="ce917" table:formula="of:=&quot;Xy&quot;&amp;[.$A22]&amp;[.N$19]&amp;[.$A$19]" office:value-type="string" office:string-value="Xygl!" calcext:value-type="string">
            <text:p>Xygl!</text:p>
          </table:table-cell>
          <table:table-cell table:style-name="ce917" table:formula="of:=&quot;Xy&quot;&amp;[.$A22]&amp;[.O$19]&amp;[.$A$19]" office:value-type="string" office:string-value="Xygw!" calcext:value-type="string">
            <text:p>Xygw!</text:p>
          </table:table-cell>
          <table:table-cell table:style-name="ce917" table:formula="of:=&quot;Xy&quot;&amp;[.$A22]&amp;[.P$19]&amp;[.$A$19]" office:value-type="string" office:string-value="Xygy!" calcext:value-type="string">
            <text:p>Xygy!</text:p>
          </table:table-cell>
          <table:table-cell table:style-name="ce917" table:formula="of:=&quot;Xy&quot;&amp;[.$A22]&amp;[.Q$19]&amp;[.$A$19]" office:value-type="string" office:string-value="Xygx!" calcext:value-type="string">
            <text:p>Xygx!</text:p>
          </table:table-cell>
          <table:table-cell table:style-name="ce917" table:formula="of:=&quot;Xy&quot;&amp;[.$A22]&amp;[.R$19]&amp;[.$A$19]" office:value-type="string" office:string-value="Xygn!" calcext:value-type="string">
            <text:p>Xygn!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&quot;XY&quot;&amp;[.$A22]&amp;[.T$19]&amp;[.$S$19]" office:value-type="string" office:string-value="XYgb?" calcext:value-type="string">
            <text:p>XYgb?</text:p>
          </table:table-cell>
          <table:table-cell table:style-name="ce917" table:formula="of:=&quot;XY&quot;&amp;[.$A22]&amp;[.U$19]&amp;[.$S$19]" office:value-type="string" office:string-value="XYgd?" calcext:value-type="string">
            <text:p>XYgd?</text:p>
          </table:table-cell>
          <table:table-cell table:style-name="ce917" table:formula="of:=&quot;XY&quot;&amp;[.$A22]&amp;[.V$19]&amp;[.$S$19]" office:value-type="string" office:string-value="XYgg?" calcext:value-type="string">
            <text:p>XYgg?</text:p>
          </table:table-cell>
          <table:table-cell table:style-name="ce917" table:formula="of:=&quot;XY&quot;&amp;[.$A22]&amp;[.W$19]&amp;[.$S$19]" office:value-type="string" office:string-value="XYgl?" calcext:value-type="string">
            <text:p>XYgl?</text:p>
          </table:table-cell>
          <table:table-cell table:style-name="ce917" table:formula="of:=&quot;XY&quot;&amp;[.$A22]&amp;[.X$19]&amp;[.$S$19]" office:value-type="string" office:string-value="XYgw?" calcext:value-type="string">
            <text:p>XYgw?</text:p>
          </table:table-cell>
          <table:table-cell table:style-name="ce917" table:formula="of:=&quot;XY&quot;&amp;[.$A22]&amp;[.Y$19]&amp;[.$S$19]" office:value-type="string" office:string-value="XYgy?" calcext:value-type="string">
            <text:p>XYgy?</text:p>
          </table:table-cell>
          <table:table-cell table:style-name="ce917" table:formula="of:=&quot;XY&quot;&amp;[.$A22]&amp;[.Z$19]&amp;[.$S$19]" office:value-type="string" office:string-value="XYgx?" calcext:value-type="string">
            <text:p>XYgx?</text:p>
          </table:table-cell>
          <table:table-cell table:style-name="ce917" table:formula="of:=&quot;XY&quot;&amp;[.$A22]&amp;[.AA$19]&amp;[.$S$19]" office:value-type="string" office:string-value="XYgn?" calcext:value-type="string">
            <text:p>XYgn?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&quot;Xy&quot;&amp;[.$A22]&amp;[.AC$19]&amp;[.$S$19]" office:value-type="string" office:string-value="Xygb?" calcext:value-type="string">
            <text:p>Xygb?</text:p>
          </table:table-cell>
          <table:table-cell table:style-name="ce917" table:formula="of:=&quot;Xy&quot;&amp;[.$A22]&amp;[.AD$19]&amp;[.$S$19]" office:value-type="string" office:string-value="Xygd?" calcext:value-type="string">
            <text:p>Xygd?</text:p>
          </table:table-cell>
          <table:table-cell table:style-name="ce917" table:formula="of:=&quot;Xy&quot;&amp;[.$A22]&amp;[.AE$19]&amp;[.$S$19]" office:value-type="string" office:string-value="Xygg?" calcext:value-type="string">
            <text:p>Xygg?</text:p>
          </table:table-cell>
          <table:table-cell table:style-name="ce917" table:formula="of:=&quot;Xy&quot;&amp;[.$A22]&amp;[.AF$19]&amp;[.$S$19]" office:value-type="string" office:string-value="Xygl?" calcext:value-type="string">
            <text:p>Xygl?</text:p>
          </table:table-cell>
          <table:table-cell table:style-name="ce917" table:formula="of:=&quot;Xy&quot;&amp;[.$A22]&amp;[.AG$19]&amp;[.$S$19]" office:value-type="string" office:string-value="Xygw?" calcext:value-type="string">
            <text:p>Xygw?</text:p>
          </table:table-cell>
          <table:table-cell table:style-name="ce917" table:formula="of:=&quot;Xy&quot;&amp;[.$A22]&amp;[.AH$19]&amp;[.$S$19]" office:value-type="string" office:string-value="Xygy?" calcext:value-type="string">
            <text:p>Xygy?</text:p>
          </table:table-cell>
          <table:table-cell table:style-name="ce917" table:formula="of:=&quot;Xy&quot;&amp;[.$A22]&amp;[.AI$19]&amp;[.$S$19]" office:value-type="string" office:string-value="Xygx?" calcext:value-type="string">
            <text:p>Xygx?</text:p>
          </table:table-cell>
          <table:table-cell table:style-name="ce917" table:formula="of:=&quot;Xy&quot;&amp;[.$A22]&amp;[.AJ$19]&amp;[.$S$19]" office:value-type="string" office:string-value="Xygn?" calcext:value-type="string">
            <text:p>Xygn?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l</text:p>
          </table:table-cell>
          <table:table-cell table:style-name="ce917" table:formula="of:=&quot;XY&quot;&amp;[.$A23]&amp;[.B$19]&amp;[.$A$19]" office:value-type="string" office:string-value="XYlb!" calcext:value-type="string">
            <text:p>XYlb!</text:p>
          </table:table-cell>
          <table:table-cell table:style-name="ce917" table:formula="of:=&quot;XY&quot;&amp;[.$A23]&amp;[.C$19]&amp;[.$A$19]" office:value-type="string" office:string-value="XYld!" calcext:value-type="string">
            <text:p>XYld!</text:p>
          </table:table-cell>
          <table:table-cell table:style-name="ce917" table:formula="of:=&quot;XY&quot;&amp;[.$A23]&amp;[.D$19]&amp;[.$A$19]" office:value-type="string" office:string-value="XYlg!" calcext:value-type="string">
            <text:p>XYlg!</text:p>
          </table:table-cell>
          <table:table-cell table:style-name="ce917" table:formula="of:=&quot;XY&quot;&amp;[.$A23]&amp;[.E$19]&amp;[.$A$19]" office:value-type="string" office:string-value="XYll!" calcext:value-type="string">
            <text:p>XYll!</text:p>
          </table:table-cell>
          <table:table-cell table:style-name="ce917" table:formula="of:=&quot;XY&quot;&amp;[.$A23]&amp;[.F$19]&amp;[.$A$19]" office:value-type="string" office:string-value="XYlw!" calcext:value-type="string">
            <text:p>XYlw!</text:p>
          </table:table-cell>
          <table:table-cell table:style-name="ce917" table:formula="of:=&quot;XY&quot;&amp;[.$A23]&amp;[.G$19]&amp;[.$A$19]" office:value-type="string" office:string-value="XYly!" calcext:value-type="string">
            <text:p>XYly!</text:p>
          </table:table-cell>
          <table:table-cell table:style-name="ce917" table:formula="of:=&quot;XY&quot;&amp;[.$A23]&amp;[.H$19]&amp;[.$A$19]" office:value-type="string" office:string-value="XYlx!" calcext:value-type="string">
            <text:p>XYlx!</text:p>
          </table:table-cell>
          <table:table-cell table:style-name="ce917" table:formula="of:=&quot;XY&quot;&amp;[.$A23]&amp;[.I$19]&amp;[.$A$19]" office:value-type="string" office:string-value="XYln!" calcext:value-type="string">
            <text:p>XYln!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&quot;Xy&quot;&amp;[.$A23]&amp;[.K$19]&amp;[.$A$19]" office:value-type="string" office:string-value="Xylb!" calcext:value-type="string">
            <text:p>Xylb!</text:p>
          </table:table-cell>
          <table:table-cell table:style-name="ce917" table:formula="of:=&quot;Xy&quot;&amp;[.$A23]&amp;[.L$19]&amp;[.$A$19]" office:value-type="string" office:string-value="Xyld!" calcext:value-type="string">
            <text:p>Xyld!</text:p>
          </table:table-cell>
          <table:table-cell table:style-name="ce917" table:formula="of:=&quot;Xy&quot;&amp;[.$A23]&amp;[.M$19]&amp;[.$A$19]" office:value-type="string" office:string-value="Xylg!" calcext:value-type="string">
            <text:p>Xylg!</text:p>
          </table:table-cell>
          <table:table-cell table:style-name="ce917" table:formula="of:=&quot;Xy&quot;&amp;[.$A23]&amp;[.N$19]&amp;[.$A$19]" office:value-type="string" office:string-value="Xyll!" calcext:value-type="string">
            <text:p>Xyll!</text:p>
          </table:table-cell>
          <table:table-cell table:style-name="ce917" table:formula="of:=&quot;Xy&quot;&amp;[.$A23]&amp;[.O$19]&amp;[.$A$19]" office:value-type="string" office:string-value="Xylw!" calcext:value-type="string">
            <text:p>Xylw!</text:p>
          </table:table-cell>
          <table:table-cell table:style-name="ce917" table:formula="of:=&quot;Xy&quot;&amp;[.$A23]&amp;[.P$19]&amp;[.$A$19]" office:value-type="string" office:string-value="Xyly!" calcext:value-type="string">
            <text:p>Xyly!</text:p>
          </table:table-cell>
          <table:table-cell table:style-name="ce917" table:formula="of:=&quot;Xy&quot;&amp;[.$A23]&amp;[.Q$19]&amp;[.$A$19]" office:value-type="string" office:string-value="Xylx!" calcext:value-type="string">
            <text:p>Xylx!</text:p>
          </table:table-cell>
          <table:table-cell table:style-name="ce917" table:formula="of:=&quot;Xy&quot;&amp;[.$A23]&amp;[.R$19]&amp;[.$A$19]" office:value-type="string" office:string-value="Xyln!" calcext:value-type="string">
            <text:p>Xyln!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&quot;XY&quot;&amp;[.$A23]&amp;[.T$19]&amp;[.$S$19]" office:value-type="string" office:string-value="XYlb?" calcext:value-type="string">
            <text:p>XYlb?</text:p>
          </table:table-cell>
          <table:table-cell table:style-name="ce917" table:formula="of:=&quot;XY&quot;&amp;[.$A23]&amp;[.U$19]&amp;[.$S$19]" office:value-type="string" office:string-value="XYld?" calcext:value-type="string">
            <text:p>XYld?</text:p>
          </table:table-cell>
          <table:table-cell table:style-name="ce917" table:formula="of:=&quot;XY&quot;&amp;[.$A23]&amp;[.V$19]&amp;[.$S$19]" office:value-type="string" office:string-value="XYlg?" calcext:value-type="string">
            <text:p>XYlg?</text:p>
          </table:table-cell>
          <table:table-cell table:style-name="ce917" table:formula="of:=&quot;XY&quot;&amp;[.$A23]&amp;[.W$19]&amp;[.$S$19]" office:value-type="string" office:string-value="XYll?" calcext:value-type="string">
            <text:p>XYll?</text:p>
          </table:table-cell>
          <table:table-cell table:style-name="ce917" table:formula="of:=&quot;XY&quot;&amp;[.$A23]&amp;[.X$19]&amp;[.$S$19]" office:value-type="string" office:string-value="XYlw?" calcext:value-type="string">
            <text:p>XYlw?</text:p>
          </table:table-cell>
          <table:table-cell table:style-name="ce917" table:formula="of:=&quot;XY&quot;&amp;[.$A23]&amp;[.Y$19]&amp;[.$S$19]" office:value-type="string" office:string-value="XYly?" calcext:value-type="string">
            <text:p>XYly?</text:p>
          </table:table-cell>
          <table:table-cell table:style-name="ce917" table:formula="of:=&quot;XY&quot;&amp;[.$A23]&amp;[.Z$19]&amp;[.$S$19]" office:value-type="string" office:string-value="XYlx?" calcext:value-type="string">
            <text:p>XYlx?</text:p>
          </table:table-cell>
          <table:table-cell table:style-name="ce917" table:formula="of:=&quot;XY&quot;&amp;[.$A23]&amp;[.AA$19]&amp;[.$S$19]" office:value-type="string" office:string-value="XYln?" calcext:value-type="string">
            <text:p>XYln?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&quot;Xy&quot;&amp;[.$A23]&amp;[.AC$19]&amp;[.$S$19]" office:value-type="string" office:string-value="Xylb?" calcext:value-type="string">
            <text:p>Xylb?</text:p>
          </table:table-cell>
          <table:table-cell table:style-name="ce917" table:formula="of:=&quot;Xy&quot;&amp;[.$A23]&amp;[.AD$19]&amp;[.$S$19]" office:value-type="string" office:string-value="Xyld?" calcext:value-type="string">
            <text:p>Xyld?</text:p>
          </table:table-cell>
          <table:table-cell table:style-name="ce917" table:formula="of:=&quot;Xy&quot;&amp;[.$A23]&amp;[.AE$19]&amp;[.$S$19]" office:value-type="string" office:string-value="Xylg?" calcext:value-type="string">
            <text:p>Xylg?</text:p>
          </table:table-cell>
          <table:table-cell table:style-name="ce917" table:formula="of:=&quot;Xy&quot;&amp;[.$A23]&amp;[.AF$19]&amp;[.$S$19]" office:value-type="string" office:string-value="Xyll?" calcext:value-type="string">
            <text:p>Xyll?</text:p>
          </table:table-cell>
          <table:table-cell table:style-name="ce917" table:formula="of:=&quot;Xy&quot;&amp;[.$A23]&amp;[.AG$19]&amp;[.$S$19]" office:value-type="string" office:string-value="Xylw?" calcext:value-type="string">
            <text:p>Xylw?</text:p>
          </table:table-cell>
          <table:table-cell table:style-name="ce917" table:formula="of:=&quot;Xy&quot;&amp;[.$A23]&amp;[.AH$19]&amp;[.$S$19]" office:value-type="string" office:string-value="Xyly?" calcext:value-type="string">
            <text:p>Xyly?</text:p>
          </table:table-cell>
          <table:table-cell table:style-name="ce917" table:formula="of:=&quot;Xy&quot;&amp;[.$A23]&amp;[.AI$19]&amp;[.$S$19]" office:value-type="string" office:string-value="Xylx?" calcext:value-type="string">
            <text:p>Xylx?</text:p>
          </table:table-cell>
          <table:table-cell table:style-name="ce917" table:formula="of:=&quot;Xy&quot;&amp;[.$A23]&amp;[.AJ$19]&amp;[.$S$19]" office:value-type="string" office:string-value="Xyln?" calcext:value-type="string">
            <text:p>Xyln?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w</text:p>
          </table:table-cell>
          <table:table-cell table:style-name="ce917" table:formula="of:=&quot;XY&quot;&amp;[.$A24]&amp;[.B$19]&amp;[.$A$19]" office:value-type="string" office:string-value="XYwb!" calcext:value-type="string">
            <text:p>XYwb!</text:p>
          </table:table-cell>
          <table:table-cell table:style-name="ce917" table:formula="of:=&quot;XY&quot;&amp;[.$A24]&amp;[.C$19]&amp;[.$A$19]" office:value-type="string" office:string-value="XYwd!" calcext:value-type="string">
            <text:p>XYwd!</text:p>
          </table:table-cell>
          <table:table-cell table:style-name="ce917" table:formula="of:=&quot;XY&quot;&amp;[.$A24]&amp;[.D$19]&amp;[.$A$19]" office:value-type="string" office:string-value="XYwg!" calcext:value-type="string">
            <text:p>XYwg!</text:p>
          </table:table-cell>
          <table:table-cell table:style-name="ce917" table:formula="of:=&quot;XY&quot;&amp;[.$A24]&amp;[.E$19]&amp;[.$A$19]" office:value-type="string" office:string-value="XYwl!" calcext:value-type="string">
            <text:p>XYwl!</text:p>
          </table:table-cell>
          <table:table-cell table:style-name="ce917" table:formula="of:=&quot;XY&quot;&amp;[.$A24]&amp;[.F$19]&amp;[.$A$19]" office:value-type="string" office:string-value="XYww!" calcext:value-type="string">
            <text:p>XYww!</text:p>
          </table:table-cell>
          <table:table-cell table:style-name="ce917" table:formula="of:=&quot;XY&quot;&amp;[.$A24]&amp;[.G$19]&amp;[.$A$19]" office:value-type="string" office:string-value="XYwy!" calcext:value-type="string">
            <text:p>XYwy!</text:p>
          </table:table-cell>
          <table:table-cell table:style-name="ce917" table:formula="of:=&quot;XY&quot;&amp;[.$A24]&amp;[.H$19]&amp;[.$A$19]" office:value-type="string" office:string-value="XYwx!" calcext:value-type="string">
            <text:p>XYwx!</text:p>
          </table:table-cell>
          <table:table-cell table:style-name="ce917" table:formula="of:=&quot;XY&quot;&amp;[.$A24]&amp;[.I$19]&amp;[.$A$19]" office:value-type="string" office:string-value="XYwn!" calcext:value-type="string">
            <text:p>XYwn!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&quot;Xy&quot;&amp;[.$A24]&amp;[.K$19]&amp;[.$A$19]" office:value-type="string" office:string-value="Xywb!" calcext:value-type="string">
            <text:p>Xywb!</text:p>
          </table:table-cell>
          <table:table-cell table:style-name="ce917" table:formula="of:=&quot;Xy&quot;&amp;[.$A24]&amp;[.L$19]&amp;[.$A$19]" office:value-type="string" office:string-value="Xywd!" calcext:value-type="string">
            <text:p>Xywd!</text:p>
          </table:table-cell>
          <table:table-cell table:style-name="ce917" table:formula="of:=&quot;Xy&quot;&amp;[.$A24]&amp;[.M$19]&amp;[.$A$19]" office:value-type="string" office:string-value="Xywg!" calcext:value-type="string">
            <text:p>Xywg!</text:p>
          </table:table-cell>
          <table:table-cell table:style-name="ce917" table:formula="of:=&quot;Xy&quot;&amp;[.$A24]&amp;[.N$19]&amp;[.$A$19]" office:value-type="string" office:string-value="Xywl!" calcext:value-type="string">
            <text:p>Xywl!</text:p>
          </table:table-cell>
          <table:table-cell table:style-name="ce917" table:formula="of:=&quot;Xy&quot;&amp;[.$A24]&amp;[.O$19]&amp;[.$A$19]" office:value-type="string" office:string-value="Xyww!" calcext:value-type="string">
            <text:p>Xyww!</text:p>
          </table:table-cell>
          <table:table-cell table:style-name="ce917" table:formula="of:=&quot;Xy&quot;&amp;[.$A24]&amp;[.P$19]&amp;[.$A$19]" office:value-type="string" office:string-value="Xywy!" calcext:value-type="string">
            <text:p>Xywy!</text:p>
          </table:table-cell>
          <table:table-cell table:style-name="ce917" table:formula="of:=&quot;Xy&quot;&amp;[.$A24]&amp;[.Q$19]&amp;[.$A$19]" office:value-type="string" office:string-value="Xywx!" calcext:value-type="string">
            <text:p>Xywx!</text:p>
          </table:table-cell>
          <table:table-cell table:style-name="ce917" table:formula="of:=&quot;Xy&quot;&amp;[.$A24]&amp;[.R$19]&amp;[.$A$19]" office:value-type="string" office:string-value="Xywn!" calcext:value-type="string">
            <text:p>Xywn!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&quot;XY&quot;&amp;[.$A24]&amp;[.T$19]&amp;[.$S$19]" office:value-type="string" office:string-value="XYwb?" calcext:value-type="string">
            <text:p>XYwb?</text:p>
          </table:table-cell>
          <table:table-cell table:style-name="ce917" table:formula="of:=&quot;XY&quot;&amp;[.$A24]&amp;[.U$19]&amp;[.$S$19]" office:value-type="string" office:string-value="XYwd?" calcext:value-type="string">
            <text:p>XYwd?</text:p>
          </table:table-cell>
          <table:table-cell table:style-name="ce917" table:formula="of:=&quot;XY&quot;&amp;[.$A24]&amp;[.V$19]&amp;[.$S$19]" office:value-type="string" office:string-value="XYwg?" calcext:value-type="string">
            <text:p>XYwg?</text:p>
          </table:table-cell>
          <table:table-cell table:style-name="ce917" table:formula="of:=&quot;XY&quot;&amp;[.$A24]&amp;[.W$19]&amp;[.$S$19]" office:value-type="string" office:string-value="XYwl?" calcext:value-type="string">
            <text:p>XYwl?</text:p>
          </table:table-cell>
          <table:table-cell table:style-name="ce917" table:formula="of:=&quot;XY&quot;&amp;[.$A24]&amp;[.X$19]&amp;[.$S$19]" office:value-type="string" office:string-value="XYww?" calcext:value-type="string">
            <text:p>XYww?</text:p>
          </table:table-cell>
          <table:table-cell table:style-name="ce917" table:formula="of:=&quot;XY&quot;&amp;[.$A24]&amp;[.Y$19]&amp;[.$S$19]" office:value-type="string" office:string-value="XYwy?" calcext:value-type="string">
            <text:p>XYwy?</text:p>
          </table:table-cell>
          <table:table-cell table:style-name="ce917" table:formula="of:=&quot;XY&quot;&amp;[.$A24]&amp;[.Z$19]&amp;[.$S$19]" office:value-type="string" office:string-value="XYwx?" calcext:value-type="string">
            <text:p>XYwx?</text:p>
          </table:table-cell>
          <table:table-cell table:style-name="ce917" table:formula="of:=&quot;XY&quot;&amp;[.$A24]&amp;[.AA$19]&amp;[.$S$19]" office:value-type="string" office:string-value="XYwn?" calcext:value-type="string">
            <text:p>XYwn?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&quot;Xy&quot;&amp;[.$A24]&amp;[.AC$19]&amp;[.$S$19]" office:value-type="string" office:string-value="Xywb?" calcext:value-type="string">
            <text:p>Xywb?</text:p>
          </table:table-cell>
          <table:table-cell table:style-name="ce917" table:formula="of:=&quot;Xy&quot;&amp;[.$A24]&amp;[.AD$19]&amp;[.$S$19]" office:value-type="string" office:string-value="Xywd?" calcext:value-type="string">
            <text:p>Xywd?</text:p>
          </table:table-cell>
          <table:table-cell table:style-name="ce917" table:formula="of:=&quot;Xy&quot;&amp;[.$A24]&amp;[.AE$19]&amp;[.$S$19]" office:value-type="string" office:string-value="Xywg?" calcext:value-type="string">
            <text:p>Xywg?</text:p>
          </table:table-cell>
          <table:table-cell table:style-name="ce917" table:formula="of:=&quot;Xy&quot;&amp;[.$A24]&amp;[.AF$19]&amp;[.$S$19]" office:value-type="string" office:string-value="Xywl?" calcext:value-type="string">
            <text:p>Xywl?</text:p>
          </table:table-cell>
          <table:table-cell table:style-name="ce917" table:formula="of:=&quot;Xy&quot;&amp;[.$A24]&amp;[.AG$19]&amp;[.$S$19]" office:value-type="string" office:string-value="Xyww?" calcext:value-type="string">
            <text:p>Xyww?</text:p>
          </table:table-cell>
          <table:table-cell table:style-name="ce917" table:formula="of:=&quot;Xy&quot;&amp;[.$A24]&amp;[.AH$19]&amp;[.$S$19]" office:value-type="string" office:string-value="Xywy?" calcext:value-type="string">
            <text:p>Xywy?</text:p>
          </table:table-cell>
          <table:table-cell table:style-name="ce917" table:formula="of:=&quot;Xy&quot;&amp;[.$A24]&amp;[.AI$19]&amp;[.$S$19]" office:value-type="string" office:string-value="Xywx?" calcext:value-type="string">
            <text:p>Xywx?</text:p>
          </table:table-cell>
          <table:table-cell table:style-name="ce917" table:formula="of:=&quot;Xy&quot;&amp;[.$A24]&amp;[.AJ$19]&amp;[.$S$19]" office:value-type="string" office:string-value="Xywn?" calcext:value-type="string">
            <text:p>Xywn?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y</text:p>
          </table:table-cell>
          <table:table-cell table:style-name="ce917" table:formula="of:=&quot;XY&quot;&amp;[.$A25]&amp;[.B$19]&amp;[.$A$19]" office:value-type="string" office:string-value="XYyb!" calcext:value-type="string">
            <text:p>XYyb!</text:p>
          </table:table-cell>
          <table:table-cell table:style-name="ce917" table:formula="of:=&quot;XY&quot;&amp;[.$A25]&amp;[.C$19]&amp;[.$A$19]" office:value-type="string" office:string-value="XYyd!" calcext:value-type="string">
            <text:p>XYyd!</text:p>
          </table:table-cell>
          <table:table-cell table:style-name="ce917" table:formula="of:=&quot;XY&quot;&amp;[.$A25]&amp;[.D$19]&amp;[.$A$19]" office:value-type="string" office:string-value="XYyg!" calcext:value-type="string">
            <text:p>XYyg!</text:p>
          </table:table-cell>
          <table:table-cell table:style-name="ce917" table:formula="of:=&quot;XY&quot;&amp;[.$A25]&amp;[.E$19]&amp;[.$A$19]" office:value-type="string" office:string-value="XYyl!" calcext:value-type="string">
            <text:p>XYyl!</text:p>
          </table:table-cell>
          <table:table-cell table:style-name="ce917" table:formula="of:=&quot;XY&quot;&amp;[.$A25]&amp;[.F$19]&amp;[.$A$19]" office:value-type="string" office:string-value="XYyw!" calcext:value-type="string">
            <text:p>XYyw!</text:p>
          </table:table-cell>
          <table:table-cell table:style-name="ce917" table:formula="of:=&quot;XY&quot;&amp;[.$A25]&amp;[.G$19]&amp;[.$A$19]" office:value-type="string" office:string-value="XYyy!" calcext:value-type="string">
            <text:p>XYyy!</text:p>
          </table:table-cell>
          <table:table-cell table:style-name="ce917" table:formula="of:=&quot;XY&quot;&amp;[.$A25]&amp;[.H$19]&amp;[.$A$19]" office:value-type="string" office:string-value="XYyx!" calcext:value-type="string">
            <text:p>XYyx!</text:p>
          </table:table-cell>
          <table:table-cell table:style-name="ce917" table:formula="of:=&quot;XY&quot;&amp;[.$A25]&amp;[.I$19]&amp;[.$A$19]" office:value-type="string" office:string-value="XYyn!" calcext:value-type="string">
            <text:p>XYyn!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&quot;Xy&quot;&amp;[.$A25]&amp;[.K$19]&amp;[.$A$19]" office:value-type="string" office:string-value="Xyyb!" calcext:value-type="string">
            <text:p>Xyyb!</text:p>
          </table:table-cell>
          <table:table-cell table:style-name="ce917" table:formula="of:=&quot;Xy&quot;&amp;[.$A25]&amp;[.L$19]&amp;[.$A$19]" office:value-type="string" office:string-value="Xyyd!" calcext:value-type="string">
            <text:p>Xyyd!</text:p>
          </table:table-cell>
          <table:table-cell table:style-name="ce917" table:formula="of:=&quot;Xy&quot;&amp;[.$A25]&amp;[.M$19]&amp;[.$A$19]" office:value-type="string" office:string-value="Xyyg!" calcext:value-type="string">
            <text:p>Xyyg!</text:p>
          </table:table-cell>
          <table:table-cell table:style-name="ce917" table:formula="of:=&quot;Xy&quot;&amp;[.$A25]&amp;[.N$19]&amp;[.$A$19]" office:value-type="string" office:string-value="Xyyl!" calcext:value-type="string">
            <text:p>Xyyl!</text:p>
          </table:table-cell>
          <table:table-cell table:style-name="ce917" table:formula="of:=&quot;Xy&quot;&amp;[.$A25]&amp;[.O$19]&amp;[.$A$19]" office:value-type="string" office:string-value="Xyyw!" calcext:value-type="string">
            <text:p>Xyyw!</text:p>
          </table:table-cell>
          <table:table-cell table:style-name="ce917" table:formula="of:=&quot;Xy&quot;&amp;[.$A25]&amp;[.P$19]&amp;[.$A$19]" office:value-type="string" office:string-value="Xyyy!" calcext:value-type="string">
            <text:p>Xyyy!</text:p>
          </table:table-cell>
          <table:table-cell table:style-name="ce917" table:formula="of:=&quot;Xy&quot;&amp;[.$A25]&amp;[.Q$19]&amp;[.$A$19]" office:value-type="string" office:string-value="Xyyx!" calcext:value-type="string">
            <text:p>Xyyx!</text:p>
          </table:table-cell>
          <table:table-cell table:style-name="ce917" table:formula="of:=&quot;Xy&quot;&amp;[.$A25]&amp;[.R$19]&amp;[.$A$19]" office:value-type="string" office:string-value="Xyyn!" calcext:value-type="string">
            <text:p>Xyyn!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&quot;XY&quot;&amp;[.$A25]&amp;[.T$19]&amp;[.$S$19]" office:value-type="string" office:string-value="XYyb?" calcext:value-type="string">
            <text:p>XYyb?</text:p>
          </table:table-cell>
          <table:table-cell table:style-name="ce917" table:formula="of:=&quot;XY&quot;&amp;[.$A25]&amp;[.U$19]&amp;[.$S$19]" office:value-type="string" office:string-value="XYyd?" calcext:value-type="string">
            <text:p>XYyd?</text:p>
          </table:table-cell>
          <table:table-cell table:style-name="ce917" table:formula="of:=&quot;XY&quot;&amp;[.$A25]&amp;[.V$19]&amp;[.$S$19]" office:value-type="string" office:string-value="XYyg?" calcext:value-type="string">
            <text:p>XYyg?</text:p>
          </table:table-cell>
          <table:table-cell table:style-name="ce917" table:formula="of:=&quot;XY&quot;&amp;[.$A25]&amp;[.W$19]&amp;[.$S$19]" office:value-type="string" office:string-value="XYyl?" calcext:value-type="string">
            <text:p>XYyl?</text:p>
          </table:table-cell>
          <table:table-cell table:style-name="ce917" table:formula="of:=&quot;XY&quot;&amp;[.$A25]&amp;[.X$19]&amp;[.$S$19]" office:value-type="string" office:string-value="XYyw?" calcext:value-type="string">
            <text:p>XYyw?</text:p>
          </table:table-cell>
          <table:table-cell table:style-name="ce917" table:formula="of:=&quot;XY&quot;&amp;[.$A25]&amp;[.Y$19]&amp;[.$S$19]" office:value-type="string" office:string-value="XYyy?" calcext:value-type="string">
            <text:p>XYyy?</text:p>
          </table:table-cell>
          <table:table-cell table:style-name="ce917" table:formula="of:=&quot;XY&quot;&amp;[.$A25]&amp;[.Z$19]&amp;[.$S$19]" office:value-type="string" office:string-value="XYyx?" calcext:value-type="string">
            <text:p>XYyx?</text:p>
          </table:table-cell>
          <table:table-cell table:style-name="ce917" table:formula="of:=&quot;XY&quot;&amp;[.$A25]&amp;[.AA$19]&amp;[.$S$19]" office:value-type="string" office:string-value="XYyn?" calcext:value-type="string">
            <text:p>XYyn?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&quot;Xy&quot;&amp;[.$A25]&amp;[.AC$19]&amp;[.$S$19]" office:value-type="string" office:string-value="Xyyb?" calcext:value-type="string">
            <text:p>Xyyb?</text:p>
          </table:table-cell>
          <table:table-cell table:style-name="ce917" table:formula="of:=&quot;Xy&quot;&amp;[.$A25]&amp;[.AD$19]&amp;[.$S$19]" office:value-type="string" office:string-value="Xyyd?" calcext:value-type="string">
            <text:p>Xyyd?</text:p>
          </table:table-cell>
          <table:table-cell table:style-name="ce917" table:formula="of:=&quot;Xy&quot;&amp;[.$A25]&amp;[.AE$19]&amp;[.$S$19]" office:value-type="string" office:string-value="Xyyg?" calcext:value-type="string">
            <text:p>Xyyg?</text:p>
          </table:table-cell>
          <table:table-cell table:style-name="ce917" table:formula="of:=&quot;Xy&quot;&amp;[.$A25]&amp;[.AF$19]&amp;[.$S$19]" office:value-type="string" office:string-value="Xyyl?" calcext:value-type="string">
            <text:p>Xyyl?</text:p>
          </table:table-cell>
          <table:table-cell table:style-name="ce917" table:formula="of:=&quot;Xy&quot;&amp;[.$A25]&amp;[.AG$19]&amp;[.$S$19]" office:value-type="string" office:string-value="Xyyw?" calcext:value-type="string">
            <text:p>Xyyw?</text:p>
          </table:table-cell>
          <table:table-cell table:style-name="ce917" table:formula="of:=&quot;Xy&quot;&amp;[.$A25]&amp;[.AH$19]&amp;[.$S$19]" office:value-type="string" office:string-value="Xyyy?" calcext:value-type="string">
            <text:p>Xyyy?</text:p>
          </table:table-cell>
          <table:table-cell table:style-name="ce917" table:formula="of:=&quot;Xy&quot;&amp;[.$A25]&amp;[.AI$19]&amp;[.$S$19]" office:value-type="string" office:string-value="Xyyx?" calcext:value-type="string">
            <text:p>Xyyx?</text:p>
          </table:table-cell>
          <table:table-cell table:style-name="ce917" table:formula="of:=&quot;Xy&quot;&amp;[.$A25]&amp;[.AJ$19]&amp;[.$S$19]" office:value-type="string" office:string-value="Xyyn?" calcext:value-type="string">
            <text:p>Xyyn?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x</text:p>
          </table:table-cell>
          <table:table-cell table:style-name="ce917" table:formula="of:=&quot;XY&quot;&amp;[.$A26]&amp;[.B$19]&amp;[.$A$19]" office:value-type="string" office:string-value="XYxb!" calcext:value-type="string">
            <text:p>XYxb!</text:p>
          </table:table-cell>
          <table:table-cell table:style-name="ce917" table:formula="of:=&quot;XY&quot;&amp;[.$A26]&amp;[.C$19]&amp;[.$A$19]" office:value-type="string" office:string-value="XYxd!" calcext:value-type="string">
            <text:p>XYxd!</text:p>
          </table:table-cell>
          <table:table-cell table:style-name="ce917" table:formula="of:=&quot;XY&quot;&amp;[.$A26]&amp;[.D$19]&amp;[.$A$19]" office:value-type="string" office:string-value="XYxg!" calcext:value-type="string">
            <text:p>XYxg!</text:p>
          </table:table-cell>
          <table:table-cell table:style-name="ce917" table:formula="of:=&quot;XY&quot;&amp;[.$A26]&amp;[.E$19]&amp;[.$A$19]" office:value-type="string" office:string-value="XYxl!" calcext:value-type="string">
            <text:p>XYxl!</text:p>
          </table:table-cell>
          <table:table-cell table:style-name="ce917" table:formula="of:=&quot;XY&quot;&amp;[.$A26]&amp;[.F$19]&amp;[.$A$19]" office:value-type="string" office:string-value="XYxw!" calcext:value-type="string">
            <text:p>XYxw!</text:p>
          </table:table-cell>
          <table:table-cell table:style-name="ce917" table:formula="of:=&quot;XY&quot;&amp;[.$A26]&amp;[.G$19]&amp;[.$A$19]" office:value-type="string" office:string-value="XYxy!" calcext:value-type="string">
            <text:p>XYxy!</text:p>
          </table:table-cell>
          <table:table-cell table:style-name="ce917" table:formula="of:=&quot;XY&quot;&amp;[.$A26]&amp;[.H$19]&amp;[.$A$19]" office:value-type="string" office:string-value="XYxx!" calcext:value-type="string">
            <text:p>XYxx!</text:p>
          </table:table-cell>
          <table:table-cell table:style-name="ce917" table:formula="of:=&quot;XY&quot;&amp;[.$A26]&amp;[.I$19]&amp;[.$A$19]" office:value-type="string" office:string-value="XYxn!" calcext:value-type="string">
            <text:p>XYxn!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&quot;Xy&quot;&amp;[.$A26]&amp;[.K$19]&amp;[.$A$19]" office:value-type="string" office:string-value="Xyxb!" calcext:value-type="string">
            <text:p>Xyxb!</text:p>
          </table:table-cell>
          <table:table-cell table:style-name="ce917" table:formula="of:=&quot;Xy&quot;&amp;[.$A26]&amp;[.L$19]&amp;[.$A$19]" office:value-type="string" office:string-value="Xyxd!" calcext:value-type="string">
            <text:p>Xyxd!</text:p>
          </table:table-cell>
          <table:table-cell table:style-name="ce917" table:formula="of:=&quot;Xy&quot;&amp;[.$A26]&amp;[.M$19]&amp;[.$A$19]" office:value-type="string" office:string-value="Xyxg!" calcext:value-type="string">
            <text:p>Xyxg!</text:p>
          </table:table-cell>
          <table:table-cell table:style-name="ce917" table:formula="of:=&quot;Xy&quot;&amp;[.$A26]&amp;[.N$19]&amp;[.$A$19]" office:value-type="string" office:string-value="Xyxl!" calcext:value-type="string">
            <text:p>Xyxl!</text:p>
          </table:table-cell>
          <table:table-cell table:style-name="ce917" table:formula="of:=&quot;Xy&quot;&amp;[.$A26]&amp;[.O$19]&amp;[.$A$19]" office:value-type="string" office:string-value="Xyxw!" calcext:value-type="string">
            <text:p>Xyxw!</text:p>
          </table:table-cell>
          <table:table-cell table:style-name="ce917" table:formula="of:=&quot;Xy&quot;&amp;[.$A26]&amp;[.P$19]&amp;[.$A$19]" office:value-type="string" office:string-value="Xyxy!" calcext:value-type="string">
            <text:p>Xyxy!</text:p>
          </table:table-cell>
          <table:table-cell table:style-name="ce917" table:formula="of:=&quot;Xy&quot;&amp;[.$A26]&amp;[.Q$19]&amp;[.$A$19]" office:value-type="string" office:string-value="Xyxx!" calcext:value-type="string">
            <text:p>Xyxx!</text:p>
          </table:table-cell>
          <table:table-cell table:style-name="ce917" table:formula="of:=&quot;Xy&quot;&amp;[.$A26]&amp;[.R$19]&amp;[.$A$19]" office:value-type="string" office:string-value="Xyxn!" calcext:value-type="string">
            <text:p>Xyxn!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&quot;XY&quot;&amp;[.$A26]&amp;[.T$19]&amp;[.$S$19]" office:value-type="string" office:string-value="XYxb?" calcext:value-type="string">
            <text:p>XYxb?</text:p>
          </table:table-cell>
          <table:table-cell table:style-name="ce917" table:formula="of:=&quot;XY&quot;&amp;[.$A26]&amp;[.U$19]&amp;[.$S$19]" office:value-type="string" office:string-value="XYxd?" calcext:value-type="string">
            <text:p>XYxd?</text:p>
          </table:table-cell>
          <table:table-cell table:style-name="ce917" table:formula="of:=&quot;XY&quot;&amp;[.$A26]&amp;[.V$19]&amp;[.$S$19]" office:value-type="string" office:string-value="XYxg?" calcext:value-type="string">
            <text:p>XYxg?</text:p>
          </table:table-cell>
          <table:table-cell table:style-name="ce917" table:formula="of:=&quot;XY&quot;&amp;[.$A26]&amp;[.W$19]&amp;[.$S$19]" office:value-type="string" office:string-value="XYxl?" calcext:value-type="string">
            <text:p>XYxl?</text:p>
          </table:table-cell>
          <table:table-cell table:style-name="ce917" table:formula="of:=&quot;XY&quot;&amp;[.$A26]&amp;[.X$19]&amp;[.$S$19]" office:value-type="string" office:string-value="XYxw?" calcext:value-type="string">
            <text:p>XYxw?</text:p>
          </table:table-cell>
          <table:table-cell table:style-name="ce917" table:formula="of:=&quot;XY&quot;&amp;[.$A26]&amp;[.Y$19]&amp;[.$S$19]" office:value-type="string" office:string-value="XYxy?" calcext:value-type="string">
            <text:p>XYxy?</text:p>
          </table:table-cell>
          <table:table-cell table:style-name="ce917" table:formula="of:=&quot;XY&quot;&amp;[.$A26]&amp;[.Z$19]&amp;[.$S$19]" office:value-type="string" office:string-value="XYxx?" calcext:value-type="string">
            <text:p>XYxx?</text:p>
          </table:table-cell>
          <table:table-cell table:style-name="ce917" table:formula="of:=&quot;XY&quot;&amp;[.$A26]&amp;[.AA$19]&amp;[.$S$19]" office:value-type="string" office:string-value="XYxn?" calcext:value-type="string">
            <text:p>XYxn?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&quot;Xy&quot;&amp;[.$A26]&amp;[.AC$19]&amp;[.$S$19]" office:value-type="string" office:string-value="Xyxb?" calcext:value-type="string">
            <text:p>Xyxb?</text:p>
          </table:table-cell>
          <table:table-cell table:style-name="ce917" table:formula="of:=&quot;Xy&quot;&amp;[.$A26]&amp;[.AD$19]&amp;[.$S$19]" office:value-type="string" office:string-value="Xyxd?" calcext:value-type="string">
            <text:p>Xyxd?</text:p>
          </table:table-cell>
          <table:table-cell table:style-name="ce917" table:formula="of:=&quot;Xy&quot;&amp;[.$A26]&amp;[.AE$19]&amp;[.$S$19]" office:value-type="string" office:string-value="Xyxg?" calcext:value-type="string">
            <text:p>Xyxg?</text:p>
          </table:table-cell>
          <table:table-cell table:style-name="ce917" table:formula="of:=&quot;Xy&quot;&amp;[.$A26]&amp;[.AF$19]&amp;[.$S$19]" office:value-type="string" office:string-value="Xyxl?" calcext:value-type="string">
            <text:p>Xyxl?</text:p>
          </table:table-cell>
          <table:table-cell table:style-name="ce917" table:formula="of:=&quot;Xy&quot;&amp;[.$A26]&amp;[.AG$19]&amp;[.$S$19]" office:value-type="string" office:string-value="Xyxw?" calcext:value-type="string">
            <text:p>Xyxw?</text:p>
          </table:table-cell>
          <table:table-cell table:style-name="ce917" table:formula="of:=&quot;Xy&quot;&amp;[.$A26]&amp;[.AH$19]&amp;[.$S$19]" office:value-type="string" office:string-value="Xyxy?" calcext:value-type="string">
            <text:p>Xyxy?</text:p>
          </table:table-cell>
          <table:table-cell table:style-name="ce917" table:formula="of:=&quot;Xy&quot;&amp;[.$A26]&amp;[.AI$19]&amp;[.$S$19]" office:value-type="string" office:string-value="Xyxx?" calcext:value-type="string">
            <text:p>Xyxx?</text:p>
          </table:table-cell>
          <table:table-cell table:style-name="ce917" table:formula="of:=&quot;Xy&quot;&amp;[.$A26]&amp;[.AJ$19]&amp;[.$S$19]" office:value-type="string" office:string-value="Xyxn?" calcext:value-type="string">
            <text:p>Xyxn?</text:p>
          </table:table-cell>
          <table:table-cell table:number-columns-repeated="16348"/>
        </table:table-row>
        <table:table-row table:style-name="ro8">
          <table:table-cell table:style-name="ce330" office:value-type="string" calcext:value-type="string">
            <text:p>n</text:p>
          </table:table-cell>
          <table:table-cell table:style-name="ce917" table:formula="of:=&quot;XY&quot;&amp;[.$A27]&amp;[.B$19]&amp;[.$A$19]" office:value-type="string" office:string-value="XYnb!" calcext:value-type="string">
            <text:p>XYnb!</text:p>
          </table:table-cell>
          <table:table-cell table:style-name="ce917" table:formula="of:=&quot;XY&quot;&amp;[.$A27]&amp;[.C$19]&amp;[.$A$19]" office:value-type="string" office:string-value="XYnd!" calcext:value-type="string">
            <text:p>XYnd!</text:p>
          </table:table-cell>
          <table:table-cell table:style-name="ce917" table:formula="of:=&quot;XY&quot;&amp;[.$A27]&amp;[.D$19]&amp;[.$A$19]" office:value-type="string" office:string-value="XYng!" calcext:value-type="string">
            <text:p>XYng!</text:p>
          </table:table-cell>
          <table:table-cell table:style-name="ce917" table:formula="of:=&quot;XY&quot;&amp;[.$A27]&amp;[.E$19]&amp;[.$A$19]" office:value-type="string" office:string-value="XYnl!" calcext:value-type="string">
            <text:p>XYnl!</text:p>
          </table:table-cell>
          <table:table-cell table:style-name="ce917" table:formula="of:=&quot;XY&quot;&amp;[.$A27]&amp;[.F$19]&amp;[.$A$19]" office:value-type="string" office:string-value="XYnw!" calcext:value-type="string">
            <text:p>XYnw!</text:p>
          </table:table-cell>
          <table:table-cell table:style-name="ce917" table:formula="of:=&quot;XY&quot;&amp;[.$A27]&amp;[.G$19]&amp;[.$A$19]" office:value-type="string" office:string-value="XYny!" calcext:value-type="string">
            <text:p>XYny!</text:p>
          </table:table-cell>
          <table:table-cell table:style-name="ce917" table:formula="of:=&quot;XY&quot;&amp;[.$A27]&amp;[.H$19]&amp;[.$A$19]" office:value-type="string" office:string-value="XYnx!" calcext:value-type="string">
            <text:p>XYnx!</text:p>
          </table:table-cell>
          <table:table-cell table:style-name="ce917" table:formula="of:=&quot;XY&quot;&amp;[.$A27]&amp;[.I$19]&amp;[.$A$19]" office:value-type="string" office:string-value="XYnn!" calcext:value-type="string">
            <text:p>XYnn!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&quot;Xy&quot;&amp;[.$A27]&amp;[.K$19]&amp;[.$A$19]" office:value-type="string" office:string-value="Xynb!" calcext:value-type="string">
            <text:p>Xynb!</text:p>
          </table:table-cell>
          <table:table-cell table:style-name="ce917" table:formula="of:=&quot;Xy&quot;&amp;[.$A27]&amp;[.L$19]&amp;[.$A$19]" office:value-type="string" office:string-value="Xynd!" calcext:value-type="string">
            <text:p>Xynd!</text:p>
          </table:table-cell>
          <table:table-cell table:style-name="ce917" table:formula="of:=&quot;Xy&quot;&amp;[.$A27]&amp;[.M$19]&amp;[.$A$19]" office:value-type="string" office:string-value="Xyng!" calcext:value-type="string">
            <text:p>Xyng!</text:p>
          </table:table-cell>
          <table:table-cell table:style-name="ce917" table:formula="of:=&quot;Xy&quot;&amp;[.$A27]&amp;[.N$19]&amp;[.$A$19]" office:value-type="string" office:string-value="Xynl!" calcext:value-type="string">
            <text:p>Xynl!</text:p>
          </table:table-cell>
          <table:table-cell table:style-name="ce917" table:formula="of:=&quot;Xy&quot;&amp;[.$A27]&amp;[.O$19]&amp;[.$A$19]" office:value-type="string" office:string-value="Xynw!" calcext:value-type="string">
            <text:p>Xynw!</text:p>
          </table:table-cell>
          <table:table-cell table:style-name="ce917" table:formula="of:=&quot;Xy&quot;&amp;[.$A27]&amp;[.P$19]&amp;[.$A$19]" office:value-type="string" office:string-value="Xyny!" calcext:value-type="string">
            <text:p>Xyny!</text:p>
          </table:table-cell>
          <table:table-cell table:style-name="ce917" table:formula="of:=&quot;Xy&quot;&amp;[.$A27]&amp;[.Q$19]&amp;[.$A$19]" office:value-type="string" office:string-value="Xynx!" calcext:value-type="string">
            <text:p>Xynx!</text:p>
          </table:table-cell>
          <table:table-cell table:style-name="ce917" table:formula="of:=&quot;Xy&quot;&amp;[.$A27]&amp;[.R$19]&amp;[.$A$19]" office:value-type="string" office:string-value="Xynn!" calcext:value-type="string">
            <text:p>Xynn!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&quot;XY&quot;&amp;[.$A27]&amp;[.T$19]&amp;[.$S$19]" office:value-type="string" office:string-value="XYnb?" calcext:value-type="string">
            <text:p>XYnb?</text:p>
          </table:table-cell>
          <table:table-cell table:style-name="ce917" table:formula="of:=&quot;XY&quot;&amp;[.$A27]&amp;[.U$19]&amp;[.$S$19]" office:value-type="string" office:string-value="XYnd?" calcext:value-type="string">
            <text:p>XYnd?</text:p>
          </table:table-cell>
          <table:table-cell table:style-name="ce917" table:formula="of:=&quot;XY&quot;&amp;[.$A27]&amp;[.V$19]&amp;[.$S$19]" office:value-type="string" office:string-value="XYng?" calcext:value-type="string">
            <text:p>XYng?</text:p>
          </table:table-cell>
          <table:table-cell table:style-name="ce917" table:formula="of:=&quot;XY&quot;&amp;[.$A27]&amp;[.W$19]&amp;[.$S$19]" office:value-type="string" office:string-value="XYnl?" calcext:value-type="string">
            <text:p>XYnl?</text:p>
          </table:table-cell>
          <table:table-cell table:style-name="ce917" table:formula="of:=&quot;XY&quot;&amp;[.$A27]&amp;[.X$19]&amp;[.$S$19]" office:value-type="string" office:string-value="XYnw?" calcext:value-type="string">
            <text:p>XYnw?</text:p>
          </table:table-cell>
          <table:table-cell table:style-name="ce917" table:formula="of:=&quot;XY&quot;&amp;[.$A27]&amp;[.Y$19]&amp;[.$S$19]" office:value-type="string" office:string-value="XYny?" calcext:value-type="string">
            <text:p>XYny?</text:p>
          </table:table-cell>
          <table:table-cell table:style-name="ce917" table:formula="of:=&quot;XY&quot;&amp;[.$A27]&amp;[.Z$19]&amp;[.$S$19]" office:value-type="string" office:string-value="XYnx?" calcext:value-type="string">
            <text:p>XYnx?</text:p>
          </table:table-cell>
          <table:table-cell table:style-name="ce917" table:formula="of:=&quot;XY&quot;&amp;[.$A27]&amp;[.AA$19]&amp;[.$S$19]" office:value-type="string" office:string-value="XYnn?" calcext:value-type="string">
            <text:p>XYnn?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&quot;Xy&quot;&amp;[.$A27]&amp;[.AC$19]&amp;[.$S$19]" office:value-type="string" office:string-value="Xynb?" calcext:value-type="string">
            <text:p>Xynb?</text:p>
          </table:table-cell>
          <table:table-cell table:style-name="ce917" table:formula="of:=&quot;Xy&quot;&amp;[.$A27]&amp;[.AD$19]&amp;[.$S$19]" office:value-type="string" office:string-value="Xynd?" calcext:value-type="string">
            <text:p>Xynd?</text:p>
          </table:table-cell>
          <table:table-cell table:style-name="ce917" table:formula="of:=&quot;Xy&quot;&amp;[.$A27]&amp;[.AE$19]&amp;[.$S$19]" office:value-type="string" office:string-value="Xyng?" calcext:value-type="string">
            <text:p>Xyng?</text:p>
          </table:table-cell>
          <table:table-cell table:style-name="ce917" table:formula="of:=&quot;Xy&quot;&amp;[.$A27]&amp;[.AF$19]&amp;[.$S$19]" office:value-type="string" office:string-value="Xynl?" calcext:value-type="string">
            <text:p>Xynl?</text:p>
          </table:table-cell>
          <table:table-cell table:style-name="ce917" table:formula="of:=&quot;Xy&quot;&amp;[.$A27]&amp;[.AG$19]&amp;[.$S$19]" office:value-type="string" office:string-value="Xynw?" calcext:value-type="string">
            <text:p>Xynw?</text:p>
          </table:table-cell>
          <table:table-cell table:style-name="ce917" table:formula="of:=&quot;Xy&quot;&amp;[.$A27]&amp;[.AH$19]&amp;[.$S$19]" office:value-type="string" office:string-value="Xyny?" calcext:value-type="string">
            <text:p>Xyny?</text:p>
          </table:table-cell>
          <table:table-cell table:style-name="ce917" table:formula="of:=&quot;Xy&quot;&amp;[.$A27]&amp;[.AI$19]&amp;[.$S$19]" office:value-type="string" office:string-value="Xynx?" calcext:value-type="string">
            <text:p>Xynx?</text:p>
          </table:table-cell>
          <table:table-cell table:style-name="ce917" table:formula="of:=&quot;Xy&quot;&amp;[.$A27]&amp;[.AJ$19]&amp;[.$S$19]" office:value-type="string" office:string-value="Xynn?" calcext:value-type="string">
            <text:p>Xynn?</text:p>
          </table:table-cell>
          <table:table-cell table:number-columns-repeated="16348"/>
        </table:table-row>
        <table:table-row table:style-name="ro8">
          <table:table-cell table:number-columns-repeated="24"/>
          <table:table-cell table:style-name="ce642"/>
          <table:table-cell table:number-columns-repeated="16359"/>
        </table:table-row>
        <table:table-row table:style-name="ro8">
          <table:table-cell table:style-name="ce1130"/>
          <table:table-cell table:style-name="ce1130" office:value-type="float" office:value="0" calcext:value-type="float">
            <text:p>0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3" calcext:value-type="float">
            <text:p>3</text:p>
          </table:table-cell>
          <table:table-cell table:style-name="ce1130" office:value-type="float" office:value="4" calcext:value-type="float">
            <text:p>4</text:p>
          </table:table-cell>
          <table:table-cell table:style-name="ce1130" office:value-type="float" office:value="5" calcext:value-type="float">
            <text:p>5</text:p>
          </table:table-cell>
          <table:table-cell table:style-name="ce1130" office:value-type="float" office:value="6" calcext:value-type="float">
            <text:p>6</text:p>
          </table:table-cell>
          <table:table-cell table:style-name="ce1130" office:value-type="float" office:value="7" calcext:value-type="float">
            <text:p>7</text:p>
          </table:table-cell>
          <table:table-cell table:style-name="ce1131" office:value-type="string" calcext:value-type="string">
            <text:p>XY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3" calcext:value-type="float">
            <text:p>3</text:p>
          </table:table-cell>
          <table:table-cell table:style-name="ce1130" office:value-type="float" office:value="4" calcext:value-type="float">
            <text:p>4</text:p>
          </table:table-cell>
          <table:table-cell table:style-name="ce1130" office:value-type="float" office:value="5" calcext:value-type="float">
            <text:p>5</text:p>
          </table:table-cell>
          <table:table-cell table:style-name="ce1130" office:value-type="float" office:value="6" calcext:value-type="float">
            <text:p>6</text:p>
          </table:table-cell>
          <table:table-cell table:style-name="ce1130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Y</text:p>
          </table:table-cell>
          <table:table-cell table:number-columns-repeated="16355"/>
        </table:table-row>
        <table:table-row table:style-name="ro8">
          <table:table-cell table:style-name="ce1130" office:value-type="float" office:value="0" calcext:value-type="float">
            <text:p>0</text:p>
          </table:table-cell>
          <table:table-cell table:style-name="ce917" table:formula="of:=[.B$29]&amp;[.$A30]" office:value-type="string" office:string-value="00" calcext:value-type="string">
            <text:p>00</text:p>
          </table:table-cell>
          <table:table-cell table:style-name="ce917" table:formula="of:=[.C$29]&amp;[.$A30]" office:value-type="string" office:string-value="10" calcext:value-type="string">
            <text:p>10</text:p>
          </table:table-cell>
          <table:table-cell table:style-name="ce917" table:formula="of:=[.D$29]&amp;[.$A30]" office:value-type="string" office:string-value="20" calcext:value-type="string">
            <text:p>20</text:p>
          </table:table-cell>
          <table:table-cell table:style-name="ce917" table:formula="of:=[.E$29]&amp;[.$A30]" office:value-type="string" office:string-value="30" calcext:value-type="string">
            <text:p>30</text:p>
          </table:table-cell>
          <table:table-cell table:style-name="ce917" table:formula="of:=[.F$29]&amp;[.$A30]" office:value-type="string" office:string-value="40" calcext:value-type="string">
            <text:p>40</text:p>
          </table:table-cell>
          <table:table-cell table:style-name="ce917" table:formula="of:=[.G$29]&amp;[.$A30]" office:value-type="string" office:string-value="50" calcext:value-type="string">
            <text:p>50</text:p>
          </table:table-cell>
          <table:table-cell table:style-name="ce917" table:formula="of:=[.H$29]&amp;[.$A30]" office:value-type="string" office:string-value="60" calcext:value-type="string">
            <text:p>60</text:p>
          </table:table-cell>
          <table:table-cell table:style-name="ce917" table:formula="of:=[.I$29]&amp;[.$A30]" office:value-type="string" office:string-value="70" calcext:value-type="string">
            <text:p>70</text:p>
          </table:table-cell>
          <table:table-cell table:style-name="ce1130" office:value-type="float" office:value="0" calcext:value-type="float">
            <text:p>0</text:p>
          </table:table-cell>
          <table:table-cell table:style-name="ce917" table:formula="of:=[.$J$29]&amp;[.K$29]&amp;[.$J30]" office:value-type="string" office:string-value="XY00" calcext:value-type="string">
            <text:p>XY00</text:p>
          </table:table-cell>
          <table:table-cell table:style-name="ce917" table:formula="of:=[.$J$29]&amp;[.L$29]&amp;[.$J30]" office:value-type="string" office:string-value="XY10" calcext:value-type="string">
            <text:p>XY10</text:p>
          </table:table-cell>
          <table:table-cell table:style-name="ce917" table:formula="of:=[.$J$29]&amp;[.M$29]&amp;[.$J30]" office:value-type="string" office:string-value="XY20" calcext:value-type="string">
            <text:p>XY20</text:p>
          </table:table-cell>
          <table:table-cell table:style-name="ce917" table:formula="of:=[.$J$29]&amp;[.N$29]&amp;[.$J30]" office:value-type="string" office:string-value="XY30" calcext:value-type="string">
            <text:p>XY30</text:p>
          </table:table-cell>
          <table:table-cell table:style-name="ce917" table:formula="of:=[.$J$29]&amp;[.O$29]&amp;[.$J30]" office:value-type="string" office:string-value="XY40" calcext:value-type="string">
            <text:p>XY40</text:p>
          </table:table-cell>
          <table:table-cell table:style-name="ce917" table:formula="of:=[.$J$29]&amp;[.P$29]&amp;[.$J30]" office:value-type="string" office:string-value="XY50" calcext:value-type="string">
            <text:p>XY50</text:p>
          </table:table-cell>
          <table:table-cell table:style-name="ce917" table:formula="of:=[.$J$29]&amp;[.Q$29]&amp;[.$J30]" office:value-type="string" office:string-value="XY60" calcext:value-type="string">
            <text:p>XY60</text:p>
          </table:table-cell>
          <table:table-cell table:style-name="ce917" table:formula="of:=[.$J$29]&amp;[.R$29]&amp;[.$J30]" office:value-type="string" office:string-value="XY70" calcext:value-type="string">
            <text:p>XY70</text:p>
          </table:table-cell>
          <table:table-cell office:value-type="string" calcext:value-type="string">
            <text:p>&amp;</text:p>
          </table:table-cell>
          <table:table-cell table:style-name="ce917" table:formula="of:=[.$S30]&amp;[.T$29]&amp;[.$AB30]" office:value-type="string" office:string-value="&amp;0" calcext:value-type="string">
            <text:p>&amp;0</text:p>
          </table:table-cell>
          <table:table-cell table:style-name="ce917" table:formula="of:=[.$S30]&amp;[.U$29]&amp;[.$AB30]" office:value-type="string" office:string-value="&amp;1" calcext:value-type="string">
            <text:p>&amp;1</text:p>
          </table:table-cell>
          <table:table-cell table:style-name="ce917" table:formula="of:=[.$S30]&amp;[.V$29]&amp;[.$AB30]" office:value-type="string" office:string-value="&amp;2" calcext:value-type="string">
            <text:p>&amp;2</text:p>
          </table:table-cell>
          <table:table-cell table:style-name="ce917" table:formula="of:=[.$S30]&amp;[.W$29]&amp;[.$AB30]" office:value-type="string" office:string-value="&amp;3" calcext:value-type="string">
            <text:p>&amp;3</text:p>
          </table:table-cell>
          <table:table-cell table:style-name="ce917" table:formula="of:=[.$S30]&amp;[.X$29]&amp;[.$AB30]" office:value-type="string" office:string-value="&amp;4" calcext:value-type="string">
            <text:p>&amp;4</text:p>
          </table:table-cell>
          <table:table-cell table:style-name="ce917" table:formula="of:=[.$S30]&amp;[.Y$29]&amp;[.$AB30]" office:value-type="string" office:string-value="&amp;5" calcext:value-type="string">
            <text:p>&amp;5</text:p>
          </table:table-cell>
          <table:table-cell table:style-name="ce917" table:formula="of:=[.$S30]&amp;[.Z$29]&amp;[.$AB30]" office:value-type="string" office:string-value="&amp;6" calcext:value-type="string">
            <text:p>&amp;6</text:p>
          </table:table-cell>
          <table:table-cell table:style-name="ce917" table:formula="of:=[.$S30]&amp;[.AA$29]&amp;[.$AB30]" office:value-type="string" office:string-value="&amp;7" calcext:value-type="string">
            <text:p>&amp;7</text:p>
          </table:table-cell>
          <table:table-cell/>
          <table:table-cell office:value-type="string" calcext:value-type="string">
            <text:p>a</text:p>
          </table:table-cell>
          <table:table-cell table:style-name="ce917" table:formula="of:=[.$AC$29]&amp;[.AC30]" office:value-type="string" office:string-value="XYa" calcext:value-type="string">
            <text:p>XYa</text:p>
          </table:table-cell>
          <table:table-cell table:style-name="ce917" table:formula="of:=[.AD30]&amp;[.AC30]" office:value-type="string" office:string-value="XYaa" calcext:value-type="string">
            <text:p>XYaa</text:p>
          </table:table-cell>
          <table:table-cell office:value-type="string" calcext:value-type="string">
            <text:p>h</text:p>
          </table:table-cell>
          <table:table-cell table:style-name="ce917" table:formula="of:=[.$AC$29]&amp;[.AF30]" office:value-type="string" office:string-value="XYh" calcext:value-type="string">
            <text:p>XYh</text:p>
          </table:table-cell>
          <table:table-cell office:value-type="string" calcext:value-type="string">
            <text:p>hh</text:p>
          </table:table-cell>
          <table:table-cell table:style-name="ce917" table:formula="of:=[.AH30]" office:value-type="string" office:string-value="hh" calcext:value-type="string">
            <text:p>hh</text:p>
          </table:table-cell>
          <table:table-cell table:number-columns-repeated="16349"/>
        </table:table-row>
        <table:table-row table:style-name="ro8">
          <table:table-cell table:style-name="ce1130" office:value-type="float" office:value="1" calcext:value-type="float">
            <text:p>1</text:p>
          </table:table-cell>
          <table:table-cell table:style-name="ce917" table:formula="of:=[.B$29]&amp;[.$A31]" office:value-type="string" office:string-value="01" calcext:value-type="string">
            <text:p>01</text:p>
          </table:table-cell>
          <table:table-cell table:style-name="ce917" table:formula="of:=[.C$29]&amp;[.$A31]" office:value-type="string" office:string-value="11" calcext:value-type="string">
            <text:p>11</text:p>
          </table:table-cell>
          <table:table-cell table:style-name="ce917" table:formula="of:=[.D$29]&amp;[.$A31]" office:value-type="string" office:string-value="21" calcext:value-type="string">
            <text:p>21</text:p>
          </table:table-cell>
          <table:table-cell table:style-name="ce917" table:formula="of:=[.E$29]&amp;[.$A31]" office:value-type="string" office:string-value="31" calcext:value-type="string">
            <text:p>31</text:p>
          </table:table-cell>
          <table:table-cell table:style-name="ce917" table:formula="of:=[.F$29]&amp;[.$A31]" office:value-type="string" office:string-value="41" calcext:value-type="string">
            <text:p>41</text:p>
          </table:table-cell>
          <table:table-cell table:style-name="ce917" table:formula="of:=[.G$29]&amp;[.$A31]" office:value-type="string" office:string-value="51" calcext:value-type="string">
            <text:p>51</text:p>
          </table:table-cell>
          <table:table-cell table:style-name="ce917" table:formula="of:=[.H$29]&amp;[.$A31]" office:value-type="string" office:string-value="61" calcext:value-type="string">
            <text:p>61</text:p>
          </table:table-cell>
          <table:table-cell table:style-name="ce917" table:formula="of:=[.I$29]&amp;[.$A31]" office:value-type="string" office:string-value="71" calcext:value-type="string">
            <text:p>71</text:p>
          </table:table-cell>
          <table:table-cell table:style-name="ce1130" office:value-type="float" office:value="1" calcext:value-type="float">
            <text:p>1</text:p>
          </table:table-cell>
          <table:table-cell table:style-name="ce917" table:formula="of:=[.$J$29]&amp;[.K$29]&amp;[.$J31]" office:value-type="string" office:string-value="XY01" calcext:value-type="string">
            <text:p>XY01</text:p>
          </table:table-cell>
          <table:table-cell table:style-name="ce917" table:formula="of:=[.$J$29]&amp;[.L$29]&amp;[.$J31]" office:value-type="string" office:string-value="XY11" calcext:value-type="string">
            <text:p>XY11</text:p>
          </table:table-cell>
          <table:table-cell table:style-name="ce917" table:formula="of:=[.$J$29]&amp;[.M$29]&amp;[.$J31]" office:value-type="string" office:string-value="XY21" calcext:value-type="string">
            <text:p>XY21</text:p>
          </table:table-cell>
          <table:table-cell table:style-name="ce917" table:formula="of:=[.$J$29]&amp;[.N$29]&amp;[.$J31]" office:value-type="string" office:string-value="XY31" calcext:value-type="string">
            <text:p>XY31</text:p>
          </table:table-cell>
          <table:table-cell table:style-name="ce917" table:formula="of:=[.$J$29]&amp;[.O$29]&amp;[.$J31]" office:value-type="string" office:string-value="XY41" calcext:value-type="string">
            <text:p>XY41</text:p>
          </table:table-cell>
          <table:table-cell table:style-name="ce917" table:formula="of:=[.$J$29]&amp;[.P$29]&amp;[.$J31]" office:value-type="string" office:string-value="XY51" calcext:value-type="string">
            <text:p>XY51</text:p>
          </table:table-cell>
          <table:table-cell table:style-name="ce917" table:formula="of:=[.$J$29]&amp;[.Q$29]&amp;[.$J31]" office:value-type="string" office:string-value="XY61" calcext:value-type="string">
            <text:p>XY61</text:p>
          </table:table-cell>
          <table:table-cell table:style-name="ce917" table:formula="of:=[.$J$29]&amp;[.R$29]&amp;[.$J31]" office:value-type="string" office:string-value="XY71" calcext:value-type="string">
            <text:p>XY71</text:p>
          </table:table-cell>
          <table:table-cell office:value-type="string" calcext:value-type="string">
            <text:p>L</text:p>
          </table:table-cell>
          <table:table-cell table:style-name="ce917" table:formula="of:=[.$S31]&amp;[.T$29]&amp;[.$AB31]" office:value-type="string" office:string-value="L0" calcext:value-type="string">
            <text:p>L0</text:p>
          </table:table-cell>
          <table:table-cell table:style-name="ce917" table:formula="of:=[.$S31]&amp;[.U$29]&amp;[.$AB31]" office:value-type="string" office:string-value="L1" calcext:value-type="string">
            <text:p>L1</text:p>
          </table:table-cell>
          <table:table-cell table:style-name="ce917" table:formula="of:=[.$S31]&amp;[.V$29]&amp;[.$AB31]" office:value-type="string" office:string-value="L2" calcext:value-type="string">
            <text:p>L2</text:p>
          </table:table-cell>
          <table:table-cell table:style-name="ce917" table:formula="of:=[.$S31]&amp;[.W$29]&amp;[.$AB31]" office:value-type="string" office:string-value="L3" calcext:value-type="string">
            <text:p>L3</text:p>
          </table:table-cell>
          <table:table-cell table:style-name="ce917" table:formula="of:=[.$S31]&amp;[.X$29]&amp;[.$AB31]" office:value-type="string" office:string-value="L4" calcext:value-type="string">
            <text:p>L4</text:p>
          </table:table-cell>
          <table:table-cell table:style-name="ce917" table:formula="of:=[.$S31]&amp;[.Y$29]&amp;[.$AB31]" office:value-type="string" office:string-value="L5" calcext:value-type="string">
            <text:p>L5</text:p>
          </table:table-cell>
          <table:table-cell table:style-name="ce917" table:formula="of:=[.$S31]&amp;[.Z$29]&amp;[.$AB31]" office:value-type="string" office:string-value="L6" calcext:value-type="string">
            <text:p>L6</text:p>
          </table:table-cell>
          <table:table-cell table:style-name="ce917" table:formula="of:=[.$S31]&amp;[.AA$29]&amp;[.$AB31]" office:value-type="string" office:string-value="L7" calcext:value-type="string">
            <text:p>L7</text:p>
          </table:table-cell>
          <table:table-cell/>
          <table:table-cell office:value-type="string" calcext:value-type="string">
            <text:p>e</text:p>
          </table:table-cell>
          <table:table-cell table:style-name="ce917" table:formula="of:=[.$AC$29]&amp;[.AC31]" office:value-type="string" office:string-value="XYe" calcext:value-type="string">
            <text:p>XYe</text:p>
          </table:table-cell>
          <table:table-cell table:style-name="ce917" table:formula="of:=[.AD31]&amp;[.AC31]" office:value-type="string" office:string-value="XYee" calcext:value-type="string">
            <text:p>XYee</text:p>
          </table:table-cell>
          <table:table-cell office:value-type="string" calcext:value-type="string">
            <text:p>p</text:p>
          </table:table-cell>
          <table:table-cell table:style-name="ce917" table:formula="of:=[.$AC$29]&amp;[.AF31]" office:value-type="string" office:string-value="XYp" calcext:value-type="string">
            <text:p>XYp</text:p>
          </table:table-cell>
          <table:table-cell office:value-type="string" calcext:value-type="string">
            <text:p>pp</text:p>
          </table:table-cell>
          <table:table-cell table:style-name="ce917" table:formula="of:=[.AH31]" office:value-type="string" office:string-value="pp" calcext:value-type="string">
            <text:p>pp</text:p>
          </table:table-cell>
          <table:table-cell table:number-columns-repeated="16349"/>
        </table:table-row>
        <table:table-row table:style-name="ro8">
          <table:table-cell table:style-name="ce1130" office:value-type="float" office:value="2" calcext:value-type="float">
            <text:p>2</text:p>
          </table:table-cell>
          <table:table-cell table:style-name="ce917" table:formula="of:=[.B$29]&amp;[.$A32]" office:value-type="string" office:string-value="02" calcext:value-type="string">
            <text:p>02</text:p>
          </table:table-cell>
          <table:table-cell table:style-name="ce917" table:formula="of:=[.C$29]&amp;[.$A32]" office:value-type="string" office:string-value="12" calcext:value-type="string">
            <text:p>12</text:p>
          </table:table-cell>
          <table:table-cell table:style-name="ce917" table:formula="of:=[.D$29]&amp;[.$A32]" office:value-type="string" office:string-value="22" calcext:value-type="string">
            <text:p>22</text:p>
          </table:table-cell>
          <table:table-cell table:style-name="ce917" table:formula="of:=[.E$29]&amp;[.$A32]" office:value-type="string" office:string-value="32" calcext:value-type="string">
            <text:p>32</text:p>
          </table:table-cell>
          <table:table-cell table:style-name="ce917" table:formula="of:=[.F$29]&amp;[.$A32]" office:value-type="string" office:string-value="42" calcext:value-type="string">
            <text:p>42</text:p>
          </table:table-cell>
          <table:table-cell table:style-name="ce917" table:formula="of:=[.G$29]&amp;[.$A32]" office:value-type="string" office:string-value="52" calcext:value-type="string">
            <text:p>52</text:p>
          </table:table-cell>
          <table:table-cell table:style-name="ce917" table:formula="of:=[.H$29]&amp;[.$A32]" office:value-type="string" office:string-value="62" calcext:value-type="string">
            <text:p>62</text:p>
          </table:table-cell>
          <table:table-cell table:style-name="ce917" table:formula="of:=[.I$29]&amp;[.$A32]" office:value-type="string" office:string-value="72" calcext:value-type="string">
            <text:p>72</text:p>
          </table:table-cell>
          <table:table-cell table:style-name="ce1130" office:value-type="float" office:value="2" calcext:value-type="float">
            <text:p>2</text:p>
          </table:table-cell>
          <table:table-cell table:style-name="ce917" table:formula="of:=[.$J$29]&amp;[.K$29]&amp;[.$J32]" office:value-type="string" office:string-value="XY02" calcext:value-type="string">
            <text:p>XY02</text:p>
          </table:table-cell>
          <table:table-cell table:style-name="ce917" table:formula="of:=[.$J$29]&amp;[.L$29]&amp;[.$J32]" office:value-type="string" office:string-value="XY12" calcext:value-type="string">
            <text:p>XY12</text:p>
          </table:table-cell>
          <table:table-cell table:style-name="ce917" table:formula="of:=[.$J$29]&amp;[.M$29]&amp;[.$J32]" office:value-type="string" office:string-value="XY22" calcext:value-type="string">
            <text:p>XY22</text:p>
          </table:table-cell>
          <table:table-cell table:style-name="ce917" table:formula="of:=[.$J$29]&amp;[.N$29]&amp;[.$J32]" office:value-type="string" office:string-value="XY32" calcext:value-type="string">
            <text:p>XY32</text:p>
          </table:table-cell>
          <table:table-cell table:style-name="ce917" table:formula="of:=[.$J$29]&amp;[.O$29]&amp;[.$J32]" office:value-type="string" office:string-value="XY42" calcext:value-type="string">
            <text:p>XY42</text:p>
          </table:table-cell>
          <table:table-cell table:style-name="ce917" table:formula="of:=[.$J$29]&amp;[.P$29]&amp;[.$J32]" office:value-type="string" office:string-value="XY52" calcext:value-type="string">
            <text:p>XY52</text:p>
          </table:table-cell>
          <table:table-cell table:style-name="ce917" table:formula="of:=[.$J$29]&amp;[.Q$29]&amp;[.$J32]" office:value-type="string" office:string-value="XY62" calcext:value-type="string">
            <text:p>XY62</text:p>
          </table:table-cell>
          <table:table-cell table:style-name="ce917" table:formula="of:=[.$J$29]&amp;[.R$29]&amp;[.$J32]" office:value-type="string" office:string-value="XY72" calcext:value-type="string">
            <text:p>XY72</text:p>
          </table:table-cell>
          <table:table-cell office:value-type="string" calcext:value-type="string">
            <text:p>~</text:p>
          </table:table-cell>
          <table:table-cell table:style-name="ce917" table:formula="of:=[.$S32]&amp;[.T$29]&amp;[.$AB32]" office:value-type="string" office:string-value="~0" calcext:value-type="string">
            <text:p>~0</text:p>
          </table:table-cell>
          <table:table-cell table:style-name="ce917" table:formula="of:=[.$S32]&amp;[.U$29]&amp;[.$AB32]" office:value-type="string" office:string-value="~1" calcext:value-type="string">
            <text:p>~1</text:p>
          </table:table-cell>
          <table:table-cell table:style-name="ce917" table:formula="of:=[.$S32]&amp;[.V$29]&amp;[.$AB32]" office:value-type="string" office:string-value="~2" calcext:value-type="string">
            <text:p>~2</text:p>
          </table:table-cell>
          <table:table-cell table:style-name="ce917" table:formula="of:=[.$S32]&amp;[.W$29]&amp;[.$AB32]" office:value-type="string" office:string-value="~3" calcext:value-type="string">
            <text:p>~3</text:p>
          </table:table-cell>
          <table:table-cell table:style-name="ce917" table:formula="of:=[.$S32]&amp;[.X$29]&amp;[.$AB32]" office:value-type="string" office:string-value="~4" calcext:value-type="string">
            <text:p>~4</text:p>
          </table:table-cell>
          <table:table-cell table:style-name="ce917" table:formula="of:=[.$S32]&amp;[.Y$29]&amp;[.$AB32]" office:value-type="string" office:string-value="~5" calcext:value-type="string">
            <text:p>~5</text:p>
          </table:table-cell>
          <table:table-cell table:style-name="ce917" table:formula="of:=[.$S32]&amp;[.Z$29]&amp;[.$AB32]" office:value-type="string" office:string-value="~6" calcext:value-type="string">
            <text:p>~6</text:p>
          </table:table-cell>
          <table:table-cell table:style-name="ce917" table:formula="of:=[.$S32]&amp;[.AA$29]&amp;[.$AB32]" office:value-type="string" office:string-value="~7" calcext:value-type="string">
            <text:p>~7</text:p>
          </table:table-cell>
          <table:table-cell/>
          <table:table-cell office:value-type="string" calcext:value-type="string">
            <text:p>i</text:p>
          </table:table-cell>
          <table:table-cell table:style-name="ce917" table:formula="of:=[.$AC$29]&amp;[.AC32]" office:value-type="string" office:string-value="XYi" calcext:value-type="string">
            <text:p>XYi</text:p>
          </table:table-cell>
          <table:table-cell table:style-name="ce917" table:formula="of:=[.AD32]&amp;[.AC32]" office:value-type="string" office:string-value="XYii" calcext:value-type="string">
            <text:p>XYii</text:p>
          </table:table-cell>
          <table:table-cell office:value-type="string" calcext:value-type="string">
            <text:p>f</text:p>
          </table:table-cell>
          <table:table-cell table:style-name="ce917" table:formula="of:=[.$AC$29]&amp;[.AF32]" office:value-type="string" office:string-value="XYf" calcext:value-type="string">
            <text:p>XYf</text:p>
          </table:table-cell>
          <table:table-cell office:value-type="string" calcext:value-type="string">
            <text:p>ff</text:p>
          </table:table-cell>
          <table:table-cell table:style-name="ce917" table:formula="of:=[.AH32]" office:value-type="string" office:string-value="ff" calcext:value-type="string">
            <text:p>ff</text:p>
          </table:table-cell>
          <table:table-cell table:number-columns-repeated="16349"/>
        </table:table-row>
        <table:table-row table:style-name="ro8">
          <table:table-cell table:style-name="ce1130" office:value-type="float" office:value="3" calcext:value-type="float">
            <text:p>3</text:p>
          </table:table-cell>
          <table:table-cell table:style-name="ce917" table:formula="of:=[.B$29]&amp;[.$A33]" office:value-type="string" office:string-value="03" calcext:value-type="string">
            <text:p>03</text:p>
          </table:table-cell>
          <table:table-cell table:style-name="ce917" table:formula="of:=[.C$29]&amp;[.$A33]" office:value-type="string" office:string-value="13" calcext:value-type="string">
            <text:p>13</text:p>
          </table:table-cell>
          <table:table-cell table:style-name="ce917" table:formula="of:=[.D$29]&amp;[.$A33]" office:value-type="string" office:string-value="23" calcext:value-type="string">
            <text:p>23</text:p>
          </table:table-cell>
          <table:table-cell table:style-name="ce917" table:formula="of:=[.E$29]&amp;[.$A33]" office:value-type="string" office:string-value="33" calcext:value-type="string">
            <text:p>33</text:p>
          </table:table-cell>
          <table:table-cell table:style-name="ce917" table:formula="of:=[.F$29]&amp;[.$A33]" office:value-type="string" office:string-value="43" calcext:value-type="string">
            <text:p>43</text:p>
          </table:table-cell>
          <table:table-cell table:style-name="ce917" table:formula="of:=[.G$29]&amp;[.$A33]" office:value-type="string" office:string-value="53" calcext:value-type="string">
            <text:p>53</text:p>
          </table:table-cell>
          <table:table-cell table:style-name="ce917" table:formula="of:=[.H$29]&amp;[.$A33]" office:value-type="string" office:string-value="63" calcext:value-type="string">
            <text:p>63</text:p>
          </table:table-cell>
          <table:table-cell table:style-name="ce917" table:formula="of:=[.I$29]&amp;[.$A33]" office:value-type="string" office:string-value="73" calcext:value-type="string">
            <text:p>73</text:p>
          </table:table-cell>
          <table:table-cell table:style-name="ce1130" office:value-type="float" office:value="3" calcext:value-type="float">
            <text:p>3</text:p>
          </table:table-cell>
          <table:table-cell table:style-name="ce917" table:formula="of:=[.$J$29]&amp;[.K$29]&amp;[.$J33]" office:value-type="string" office:string-value="XY03" calcext:value-type="string">
            <text:p>XY03</text:p>
          </table:table-cell>
          <table:table-cell table:style-name="ce917" table:formula="of:=[.$J$29]&amp;[.L$29]&amp;[.$J33]" office:value-type="string" office:string-value="XY13" calcext:value-type="string">
            <text:p>XY13</text:p>
          </table:table-cell>
          <table:table-cell table:style-name="ce917" table:formula="of:=[.$J$29]&amp;[.M$29]&amp;[.$J33]" office:value-type="string" office:string-value="XY23" calcext:value-type="string">
            <text:p>XY23</text:p>
          </table:table-cell>
          <table:table-cell table:style-name="ce917" table:formula="of:=[.$J$29]&amp;[.N$29]&amp;[.$J33]" office:value-type="string" office:string-value="XY33" calcext:value-type="string">
            <text:p>XY33</text:p>
          </table:table-cell>
          <table:table-cell table:style-name="ce917" table:formula="of:=[.$J$29]&amp;[.O$29]&amp;[.$J33]" office:value-type="string" office:string-value="XY43" calcext:value-type="string">
            <text:p>XY43</text:p>
          </table:table-cell>
          <table:table-cell table:style-name="ce917" table:formula="of:=[.$J$29]&amp;[.P$29]&amp;[.$J33]" office:value-type="string" office:string-value="XY53" calcext:value-type="string">
            <text:p>XY53</text:p>
          </table:table-cell>
          <table:table-cell table:style-name="ce917" table:formula="of:=[.$J$29]&amp;[.Q$29]&amp;[.$J33]" office:value-type="string" office:string-value="XY63" calcext:value-type="string">
            <text:p>XY63</text:p>
          </table:table-cell>
          <table:table-cell table:style-name="ce917" table:formula="of:=[.$J$29]&amp;[.R$29]&amp;[.$J33]" office:value-type="string" office:string-value="XY73" calcext:value-type="string">
            <text:p>XY73</text:p>
          </table:table-cell>
          <table:table-cell/>
          <table:table-cell table:style-name="ce917" table:formula="of:=[.$S33]&amp;[.T$29]&amp;[.$AB33]" office:value-type="string" office:string-value="0" calcext:value-type="string">
            <text:p>0</text:p>
          </table:table-cell>
          <table:table-cell table:style-name="ce917" table:formula="of:=[.$S33]&amp;[.U$29]&amp;[.$AB33]" office:value-type="string" office:string-value="1" calcext:value-type="string">
            <text:p>1</text:p>
          </table:table-cell>
          <table:table-cell table:style-name="ce917" table:formula="of:=[.$S33]&amp;[.V$29]&amp;[.$AB33]" office:value-type="string" office:string-value="2" calcext:value-type="string">
            <text:p>2</text:p>
          </table:table-cell>
          <table:table-cell table:style-name="ce917" table:formula="of:=[.$S33]&amp;[.W$29]&amp;[.$AB33]" office:value-type="string" office:string-value="3" calcext:value-type="string">
            <text:p>3</text:p>
          </table:table-cell>
          <table:table-cell table:style-name="ce917" table:formula="of:=[.$S33]&amp;[.X$29]&amp;[.$AB33]" office:value-type="string" office:string-value="4" calcext:value-type="string">
            <text:p>4</text:p>
          </table:table-cell>
          <table:table-cell table:style-name="ce917" table:formula="of:=[.$S33]&amp;[.Y$29]&amp;[.$AB33]" office:value-type="string" office:string-value="5" calcext:value-type="string">
            <text:p>5</text:p>
          </table:table-cell>
          <table:table-cell table:style-name="ce917" table:formula="of:=[.$S33]&amp;[.Z$29]&amp;[.$AB33]" office:value-type="string" office:string-value="6" calcext:value-type="string">
            <text:p>6</text:p>
          </table:table-cell>
          <table:table-cell table:style-name="ce917" table:formula="of:=[.$S33]&amp;[.AA$29]&amp;[.$AB33]" office:value-type="string" office:string-value="7" calcext:value-type="string">
            <text:p>7</text:p>
          </table:table-cell>
          <table:table-cell/>
          <table:table-cell office:value-type="string" calcext:value-type="string">
            <text:p>o</text:p>
          </table:table-cell>
          <table:table-cell table:style-name="ce917" table:formula="of:=[.$AC$29]&amp;[.AC33]" office:value-type="string" office:string-value="XYo" calcext:value-type="string">
            <text:p>XYo</text:p>
          </table:table-cell>
          <table:table-cell table:style-name="ce917" table:formula="of:=[.AD33]&amp;[.AC33]" office:value-type="string" office:string-value="XYoo" calcext:value-type="string">
            <text:p>XYoo</text:p>
          </table:table-cell>
          <table:table-cell office:value-type="string" calcext:value-type="string">
            <text:p>v</text:p>
          </table:table-cell>
          <table:table-cell table:style-name="ce917" table:formula="of:=[.$AC$29]&amp;[.AF33]" office:value-type="string" office:string-value="XYv" calcext:value-type="string">
            <text:p>XYv</text:p>
          </table:table-cell>
          <table:table-cell office:value-type="string" calcext:value-type="string">
            <text:p>vv</text:p>
          </table:table-cell>
          <table:table-cell table:style-name="ce917" table:formula="of:=[.AH33]" office:value-type="string" office:string-value="vv" calcext:value-type="string">
            <text:p>vv</text:p>
          </table:table-cell>
          <table:table-cell table:number-columns-repeated="16349"/>
        </table:table-row>
        <table:table-row table:style-name="ro8">
          <table:table-cell table:style-name="ce1130" office:value-type="float" office:value="4" calcext:value-type="float">
            <text:p>4</text:p>
          </table:table-cell>
          <table:table-cell table:style-name="ce917" table:formula="of:=[.B$29]&amp;[.$A34]" office:value-type="string" office:string-value="04" calcext:value-type="string">
            <text:p>04</text:p>
          </table:table-cell>
          <table:table-cell table:style-name="ce917" table:formula="of:=[.C$29]&amp;[.$A34]" office:value-type="string" office:string-value="14" calcext:value-type="string">
            <text:p>14</text:p>
          </table:table-cell>
          <table:table-cell table:style-name="ce917" table:formula="of:=[.D$29]&amp;[.$A34]" office:value-type="string" office:string-value="24" calcext:value-type="string">
            <text:p>24</text:p>
          </table:table-cell>
          <table:table-cell table:style-name="ce917" table:formula="of:=[.E$29]&amp;[.$A34]" office:value-type="string" office:string-value="34" calcext:value-type="string">
            <text:p>34</text:p>
          </table:table-cell>
          <table:table-cell table:style-name="ce917" table:formula="of:=[.F$29]&amp;[.$A34]" office:value-type="string" office:string-value="44" calcext:value-type="string">
            <text:p>44</text:p>
          </table:table-cell>
          <table:table-cell table:style-name="ce917" table:formula="of:=[.G$29]&amp;[.$A34]" office:value-type="string" office:string-value="54" calcext:value-type="string">
            <text:p>54</text:p>
          </table:table-cell>
          <table:table-cell table:style-name="ce917" table:formula="of:=[.H$29]&amp;[.$A34]" office:value-type="string" office:string-value="64" calcext:value-type="string">
            <text:p>64</text:p>
          </table:table-cell>
          <table:table-cell table:style-name="ce917" table:formula="of:=[.I$29]&amp;[.$A34]" office:value-type="string" office:string-value="74" calcext:value-type="string">
            <text:p>74</text:p>
          </table:table-cell>
          <table:table-cell table:style-name="ce1130" office:value-type="float" office:value="4" calcext:value-type="float">
            <text:p>4</text:p>
          </table:table-cell>
          <table:table-cell table:style-name="ce917" table:formula="of:=[.$J$29]&amp;[.K$29]&amp;[.$J34]" office:value-type="string" office:string-value="XY04" calcext:value-type="string">
            <text:p>XY04</text:p>
          </table:table-cell>
          <table:table-cell table:style-name="ce917" table:formula="of:=[.$J$29]&amp;[.L$29]&amp;[.$J34]" office:value-type="string" office:string-value="XY14" calcext:value-type="string">
            <text:p>XY14</text:p>
          </table:table-cell>
          <table:table-cell table:style-name="ce917" table:formula="of:=[.$J$29]&amp;[.M$29]&amp;[.$J34]" office:value-type="string" office:string-value="XY24" calcext:value-type="string">
            <text:p>XY24</text:p>
          </table:table-cell>
          <table:table-cell table:style-name="ce917" table:formula="of:=[.$J$29]&amp;[.N$29]&amp;[.$J34]" office:value-type="string" office:string-value="XY34" calcext:value-type="string">
            <text:p>XY34</text:p>
          </table:table-cell>
          <table:table-cell table:style-name="ce917" table:formula="of:=[.$J$29]&amp;[.O$29]&amp;[.$J34]" office:value-type="string" office:string-value="XY44" calcext:value-type="string">
            <text:p>XY44</text:p>
          </table:table-cell>
          <table:table-cell table:style-name="ce917" table:formula="of:=[.$J$29]&amp;[.P$29]&amp;[.$J34]" office:value-type="string" office:string-value="XY54" calcext:value-type="string">
            <text:p>XY54</text:p>
          </table:table-cell>
          <table:table-cell table:style-name="ce917" table:formula="of:=[.$J$29]&amp;[.Q$29]&amp;[.$J34]" office:value-type="string" office:string-value="XY64" calcext:value-type="string">
            <text:p>XY64</text:p>
          </table:table-cell>
          <table:table-cell table:style-name="ce917" table:formula="of:=[.$J$29]&amp;[.R$29]&amp;[.$J34]" office:value-type="string" office:string-value="XY74" calcext:value-type="string">
            <text:p>XY74</text:p>
          </table:table-cell>
          <table:table-cell/>
          <table:table-cell table:style-name="ce917"/>
          <table:table-cell table:style-name="Accent_20_1" table:number-columns-repeated="7"/>
          <table:table-cell/>
          <table:table-cell office:value-type="string" calcext:value-type="string">
            <text:p>u</text:p>
          </table:table-cell>
          <table:table-cell table:style-name="ce917" table:formula="of:=[.$AC$29]&amp;[.AC34]" office:value-type="string" office:string-value="XYu" calcext:value-type="string">
            <text:p>XYu</text:p>
          </table:table-cell>
          <table:table-cell table:style-name="ce917" table:formula="of:=[.AD34]&amp;[.AC34]" office:value-type="string" office:string-value="XYuu" calcext:value-type="string">
            <text:p>XYuu</text:p>
          </table:table-cell>
          <table:table-cell office:value-type="string" calcext:value-type="string">
            <text:p>m</text:p>
          </table:table-cell>
          <table:table-cell table:style-name="ce917" table:formula="of:=[.$AC$29]&amp;[.AF34]" office:value-type="string" office:string-value="XYm" calcext:value-type="string">
            <text:p>XYm</text:p>
          </table:table-cell>
          <table:table-cell office:value-type="string" calcext:value-type="string">
            <text:p>mm</text:p>
          </table:table-cell>
          <table:table-cell table:style-name="ce917" table:formula="of:=[.AH34]" office:value-type="string" office:string-value="mm" calcext:value-type="string">
            <text:p>mm</text:p>
          </table:table-cell>
          <table:table-cell table:number-columns-repeated="16349"/>
        </table:table-row>
        <table:table-row table:style-name="ro8">
          <table:table-cell table:style-name="ce1130" office:value-type="float" office:value="5" calcext:value-type="float">
            <text:p>5</text:p>
          </table:table-cell>
          <table:table-cell table:style-name="ce917" table:formula="of:=[.B$29]&amp;[.$A35]" office:value-type="string" office:string-value="05" calcext:value-type="string">
            <text:p>05</text:p>
          </table:table-cell>
          <table:table-cell table:style-name="ce917" table:formula="of:=[.C$29]&amp;[.$A35]" office:value-type="string" office:string-value="15" calcext:value-type="string">
            <text:p>15</text:p>
          </table:table-cell>
          <table:table-cell table:style-name="ce917" table:formula="of:=[.D$29]&amp;[.$A35]" office:value-type="string" office:string-value="25" calcext:value-type="string">
            <text:p>25</text:p>
          </table:table-cell>
          <table:table-cell table:style-name="ce917" table:formula="of:=[.E$29]&amp;[.$A35]" office:value-type="string" office:string-value="35" calcext:value-type="string">
            <text:p>35</text:p>
          </table:table-cell>
          <table:table-cell table:style-name="ce917" table:formula="of:=[.F$29]&amp;[.$A35]" office:value-type="string" office:string-value="45" calcext:value-type="string">
            <text:p>45</text:p>
          </table:table-cell>
          <table:table-cell table:style-name="ce917" table:formula="of:=[.G$29]&amp;[.$A35]" office:value-type="string" office:string-value="55" calcext:value-type="string">
            <text:p>55</text:p>
          </table:table-cell>
          <table:table-cell table:style-name="ce917" table:formula="of:=[.H$29]&amp;[.$A35]" office:value-type="string" office:string-value="65" calcext:value-type="string">
            <text:p>65</text:p>
          </table:table-cell>
          <table:table-cell table:style-name="ce917" table:formula="of:=[.I$29]&amp;[.$A35]" office:value-type="string" office:string-value="75" calcext:value-type="string">
            <text:p>75</text:p>
          </table:table-cell>
          <table:table-cell table:style-name="ce1130" office:value-type="float" office:value="5" calcext:value-type="float">
            <text:p>5</text:p>
          </table:table-cell>
          <table:table-cell table:style-name="ce917" table:formula="of:=[.$J$29]&amp;[.K$29]&amp;[.$J35]" office:value-type="string" office:string-value="XY05" calcext:value-type="string">
            <text:p>XY05</text:p>
          </table:table-cell>
          <table:table-cell table:style-name="ce917" table:formula="of:=[.$J$29]&amp;[.L$29]&amp;[.$J35]" office:value-type="string" office:string-value="XY15" calcext:value-type="string">
            <text:p>XY15</text:p>
          </table:table-cell>
          <table:table-cell table:style-name="ce917" table:formula="of:=[.$J$29]&amp;[.M$29]&amp;[.$J35]" office:value-type="string" office:string-value="XY25" calcext:value-type="string">
            <text:p>XY25</text:p>
          </table:table-cell>
          <table:table-cell table:style-name="ce917" table:formula="of:=[.$J$29]&amp;[.N$29]&amp;[.$J35]" office:value-type="string" office:string-value="XY35" calcext:value-type="string">
            <text:p>XY35</text:p>
          </table:table-cell>
          <table:table-cell table:style-name="ce917" table:formula="of:=[.$J$29]&amp;[.O$29]&amp;[.$J35]" office:value-type="string" office:string-value="XY45" calcext:value-type="string">
            <text:p>XY45</text:p>
          </table:table-cell>
          <table:table-cell table:style-name="ce917" table:formula="of:=[.$J$29]&amp;[.P$29]&amp;[.$J35]" office:value-type="string" office:string-value="XY55" calcext:value-type="string">
            <text:p>XY55</text:p>
          </table:table-cell>
          <table:table-cell table:style-name="ce917" table:formula="of:=[.$J$29]&amp;[.Q$29]&amp;[.$J35]" office:value-type="string" office:string-value="XY65" calcext:value-type="string">
            <text:p>XY65</text:p>
          </table:table-cell>
          <table:table-cell table:style-name="ce917" table:formula="of:=[.$J$29]&amp;[.R$29]&amp;[.$J35]" office:value-type="string" office:string-value="XY75" calcext:value-type="string">
            <text:p>XY75</text:p>
          </table:table-cell>
          <table:table-cell table:number-columns-repeated="16366"/>
        </table:table-row>
        <table:table-row table:style-name="ro8">
          <table:table-cell table:style-name="ce1130" office:value-type="float" office:value="6" calcext:value-type="float">
            <text:p>6</text:p>
          </table:table-cell>
          <table:table-cell table:style-name="ce917" table:formula="of:=[.B$29]&amp;[.$A36]" office:value-type="string" office:string-value="06" calcext:value-type="string">
            <text:p>06</text:p>
          </table:table-cell>
          <table:table-cell table:style-name="ce917" table:formula="of:=[.C$29]&amp;[.$A36]" office:value-type="string" office:string-value="16" calcext:value-type="string">
            <text:p>16</text:p>
          </table:table-cell>
          <table:table-cell table:style-name="ce917" table:formula="of:=[.D$29]&amp;[.$A36]" office:value-type="string" office:string-value="26" calcext:value-type="string">
            <text:p>26</text:p>
          </table:table-cell>
          <table:table-cell table:style-name="ce917" table:formula="of:=[.E$29]&amp;[.$A36]" office:value-type="string" office:string-value="36" calcext:value-type="string">
            <text:p>36</text:p>
          </table:table-cell>
          <table:table-cell table:style-name="ce917" table:formula="of:=[.F$29]&amp;[.$A36]" office:value-type="string" office:string-value="46" calcext:value-type="string">
            <text:p>46</text:p>
          </table:table-cell>
          <table:table-cell table:style-name="ce917" table:formula="of:=[.G$29]&amp;[.$A36]" office:value-type="string" office:string-value="56" calcext:value-type="string">
            <text:p>56</text:p>
          </table:table-cell>
          <table:table-cell table:style-name="ce917" table:formula="of:=[.H$29]&amp;[.$A36]" office:value-type="string" office:string-value="66" calcext:value-type="string">
            <text:p>66</text:p>
          </table:table-cell>
          <table:table-cell table:style-name="ce917" table:formula="of:=[.I$29]&amp;[.$A36]" office:value-type="string" office:string-value="76" calcext:value-type="string">
            <text:p>76</text:p>
          </table:table-cell>
          <table:table-cell table:style-name="ce1130" office:value-type="float" office:value="6" calcext:value-type="float">
            <text:p>6</text:p>
          </table:table-cell>
          <table:table-cell table:style-name="ce917" table:formula="of:=[.$J$29]&amp;[.K$29]&amp;[.$J36]" office:value-type="string" office:string-value="XY06" calcext:value-type="string">
            <text:p>XY06</text:p>
          </table:table-cell>
          <table:table-cell table:style-name="ce917" table:formula="of:=[.$J$29]&amp;[.L$29]&amp;[.$J36]" office:value-type="string" office:string-value="XY16" calcext:value-type="string">
            <text:p>XY16</text:p>
          </table:table-cell>
          <table:table-cell table:style-name="ce917" table:formula="of:=[.$J$29]&amp;[.M$29]&amp;[.$J36]" office:value-type="string" office:string-value="XY26" calcext:value-type="string">
            <text:p>XY26</text:p>
          </table:table-cell>
          <table:table-cell table:style-name="ce917" table:formula="of:=[.$J$29]&amp;[.N$29]&amp;[.$J36]" office:value-type="string" office:string-value="XY36" calcext:value-type="string">
            <text:p>XY36</text:p>
          </table:table-cell>
          <table:table-cell table:style-name="ce917" table:formula="of:=[.$J$29]&amp;[.O$29]&amp;[.$J36]" office:value-type="string" office:string-value="XY46" calcext:value-type="string">
            <text:p>XY46</text:p>
          </table:table-cell>
          <table:table-cell table:style-name="ce917" table:formula="of:=[.$J$29]&amp;[.P$29]&amp;[.$J36]" office:value-type="string" office:string-value="XY56" calcext:value-type="string">
            <text:p>XY56</text:p>
          </table:table-cell>
          <table:table-cell table:style-name="ce917" table:formula="of:=[.$J$29]&amp;[.Q$29]&amp;[.$J36]" office:value-type="string" office:string-value="XY66" calcext:value-type="string">
            <text:p>XY66</text:p>
          </table:table-cell>
          <table:table-cell table:style-name="ce917" table:formula="of:=[.$J$29]&amp;[.R$29]&amp;[.$J36]" office:value-type="string" office:string-value="XY76" calcext:value-type="string">
            <text:p>XY76</text:p>
          </table:table-cell>
          <table:table-cell table:number-columns-repeated="16366"/>
        </table:table-row>
        <table:table-row table:style-name="ro8">
          <table:table-cell table:style-name="ce1130" office:value-type="float" office:value="7" calcext:value-type="float">
            <text:p>7</text:p>
          </table:table-cell>
          <table:table-cell table:style-name="ce917" table:formula="of:=[.B$29]&amp;[.$A37]" office:value-type="string" office:string-value="07" calcext:value-type="string">
            <text:p>07</text:p>
          </table:table-cell>
          <table:table-cell table:style-name="ce917" table:formula="of:=[.C$29]&amp;[.$A37]" office:value-type="string" office:string-value="17" calcext:value-type="string">
            <text:p>17</text:p>
          </table:table-cell>
          <table:table-cell table:style-name="ce917" table:formula="of:=[.D$29]&amp;[.$A37]" office:value-type="string" office:string-value="27" calcext:value-type="string">
            <text:p>27</text:p>
          </table:table-cell>
          <table:table-cell table:style-name="ce917" table:formula="of:=[.E$29]&amp;[.$A37]" office:value-type="string" office:string-value="37" calcext:value-type="string">
            <text:p>37</text:p>
          </table:table-cell>
          <table:table-cell table:style-name="ce917" table:formula="of:=[.F$29]&amp;[.$A37]" office:value-type="string" office:string-value="47" calcext:value-type="string">
            <text:p>47</text:p>
          </table:table-cell>
          <table:table-cell table:style-name="ce917" table:formula="of:=[.G$29]&amp;[.$A37]" office:value-type="string" office:string-value="57" calcext:value-type="string">
            <text:p>57</text:p>
          </table:table-cell>
          <table:table-cell table:style-name="ce917" table:formula="of:=[.H$29]&amp;[.$A37]" office:value-type="string" office:string-value="67" calcext:value-type="string">
            <text:p>67</text:p>
          </table:table-cell>
          <table:table-cell table:style-name="ce917" table:formula="of:=[.I$29]&amp;[.$A37]" office:value-type="string" office:string-value="77" calcext:value-type="string">
            <text:p>77</text:p>
          </table:table-cell>
          <table:table-cell table:style-name="ce1130" office:value-type="float" office:value="7" calcext:value-type="float">
            <text:p>7</text:p>
          </table:table-cell>
          <table:table-cell table:style-name="ce917" table:formula="of:=[.$J$29]&amp;[.K$29]&amp;[.$J37]" office:value-type="string" office:string-value="XY07" calcext:value-type="string">
            <text:p>XY07</text:p>
          </table:table-cell>
          <table:table-cell table:style-name="ce917" table:formula="of:=[.$J$29]&amp;[.L$29]&amp;[.$J37]" office:value-type="string" office:string-value="XY17" calcext:value-type="string">
            <text:p>XY17</text:p>
          </table:table-cell>
          <table:table-cell table:style-name="ce917" table:formula="of:=[.$J$29]&amp;[.M$29]&amp;[.$J37]" office:value-type="string" office:string-value="XY27" calcext:value-type="string">
            <text:p>XY27</text:p>
          </table:table-cell>
          <table:table-cell table:style-name="ce917" table:formula="of:=[.$J$29]&amp;[.N$29]&amp;[.$J37]" office:value-type="string" office:string-value="XY37" calcext:value-type="string">
            <text:p>XY37</text:p>
          </table:table-cell>
          <table:table-cell table:style-name="ce917" table:formula="of:=[.$J$29]&amp;[.O$29]&amp;[.$J37]" office:value-type="string" office:string-value="XY47" calcext:value-type="string">
            <text:p>XY47</text:p>
          </table:table-cell>
          <table:table-cell table:style-name="ce917" table:formula="of:=[.$J$29]&amp;[.P$29]&amp;[.$J37]" office:value-type="string" office:string-value="XY57" calcext:value-type="string">
            <text:p>XY57</text:p>
          </table:table-cell>
          <table:table-cell table:style-name="ce917" table:formula="of:=[.$J$29]&amp;[.Q$29]&amp;[.$J37]" office:value-type="string" office:string-value="XY67" calcext:value-type="string">
            <text:p>XY67</text:p>
          </table:table-cell>
          <table:table-cell table:style-name="ce917" table:formula="of:=[.$J$29]&amp;[.R$29]&amp;[.$J37]" office:value-type="string" office:string-value="XY77" calcext:value-type="string">
            <text:p>XY77</text:p>
          </table:table-cell>
          <table:table-cell table:number-columns-repeated="16366"/>
        </table:table-row>
        <table:table-row table:style-name="ro8">
          <table:table-cell table:number-columns-repeated="16384"/>
        </table:table-row>
        <table:table-row table:style-name="ro8">
          <table:table-cell table:style-name="ce330"/>
          <table:table-cell table:style-name="ce330" office:value-type="string" calcext:value-type="string">
            <text:p>b</text:p>
          </table:table-cell>
          <table:table-cell table:style-name="ce330" office:value-type="string" calcext:value-type="string">
            <text:p>d</text:p>
          </table:table-cell>
          <table:table-cell table:style-name="ce330" office:value-type="string" calcext:value-type="string">
            <text:p>g</text:p>
          </table:table-cell>
          <table:table-cell table:style-name="ce330" office:value-type="string" calcext:value-type="string">
            <text:p>l</text:p>
          </table:table-cell>
          <table:table-cell table:style-name="ce330" office:value-type="string" calcext:value-type="string">
            <text:p>w</text:p>
          </table:table-cell>
          <table:table-cell table:style-name="ce330" office:value-type="string" calcext:value-type="string">
            <text:p>y</text:p>
          </table:table-cell>
          <table:table-cell table:style-name="ce330" office:value-type="string" calcext:value-type="string">
            <text:p>x</text:p>
          </table:table-cell>
          <table:table-cell table:style-name="ce330" office:value-type="string" calcext:value-type="string">
            <text:p>n</text:p>
          </table:table-cell>
          <table:table-cell table:style-name="ce330" office:value-type="string" calcext:value-type="string">
            <text:p>b!</text:p>
          </table:table-cell>
          <table:table-cell table:style-name="ce330" office:value-type="string" calcext:value-type="string">
            <text:p>d!</text:p>
          </table:table-cell>
          <table:table-cell table:style-name="ce330" office:value-type="string" calcext:value-type="string">
            <text:p>g!</text:p>
          </table:table-cell>
          <table:table-cell table:style-name="ce330" office:value-type="string" calcext:value-type="string">
            <text:p>l!</text:p>
          </table:table-cell>
          <table:table-cell table:style-name="ce330" office:value-type="string" calcext:value-type="string">
            <text:p>w!</text:p>
          </table:table-cell>
          <table:table-cell table:style-name="ce330" office:value-type="string" calcext:value-type="string">
            <text:p>y!</text:p>
          </table:table-cell>
          <table:table-cell table:style-name="ce330" office:value-type="string" calcext:value-type="string">
            <text:p>x!</text:p>
          </table:table-cell>
          <table:table-cell table:style-name="ce330" office:value-type="string" calcext:value-type="string">
            <text:p>n!</text:p>
          </table:table-cell>
          <table:table-cell table:style-name="ce330"/>
          <table:table-cell table:style-name="ce330" office:value-type="string" calcext:value-type="string">
            <text:p>B</text:p>
          </table:table-cell>
          <table:table-cell table:style-name="ce330" office:value-type="string" calcext:value-type="string">
            <text:p>D</text:p>
          </table:table-cell>
          <table:table-cell table:style-name="ce330" office:value-type="string" calcext:value-type="string">
            <text:p>G</text:p>
          </table:table-cell>
          <table:table-cell table:style-name="ce330" office:value-type="string" calcext:value-type="string">
            <text:p>L</text:p>
          </table:table-cell>
          <table:table-cell table:style-name="ce330" office:value-type="string" calcext:value-type="string">
            <text:p>W</text:p>
          </table:table-cell>
          <table:table-cell table:style-name="ce330" office:value-type="string" calcext:value-type="string">
            <text:p>Y</text:p>
          </table:table-cell>
          <table:table-cell table:style-name="ce330" office:value-type="string" calcext:value-type="string">
            <text:p>X</text:p>
          </table:table-cell>
          <table:table-cell table:style-name="ce330" office:value-type="string" calcext:value-type="string">
            <text:p>N</text:p>
          </table:table-cell>
          <table:table-cell table:style-name="ce330" office:value-type="string" calcext:value-type="string">
            <text:p>B!</text:p>
          </table:table-cell>
          <table:table-cell table:style-name="ce330" office:value-type="string" calcext:value-type="string">
            <text:p>D!</text:p>
          </table:table-cell>
          <table:table-cell table:style-name="ce330" office:value-type="string" calcext:value-type="string">
            <text:p>G!</text:p>
          </table:table-cell>
          <table:table-cell table:style-name="ce330" office:value-type="string" calcext:value-type="string">
            <text:p>L!</text:p>
          </table:table-cell>
          <table:table-cell table:style-name="ce330" office:value-type="string" calcext:value-type="string">
            <text:p>W!</text:p>
          </table:table-cell>
          <table:table-cell table:style-name="ce330" office:value-type="string" calcext:value-type="string">
            <text:p>Y!</text:p>
          </table:table-cell>
          <table:table-cell table:style-name="ce330" office:value-type="string" calcext:value-type="string">
            <text:p>X!</text:p>
          </table:table-cell>
          <table:table-cell table:style-name="ce330" office:value-type="string" calcext:value-type="string">
            <text:p>N!</text:p>
          </table:table-cell>
          <table:table-cell table:number-columns-repeated="16350"/>
        </table:table-row>
        <table:table-row table:style-name="ro8">
          <table:table-cell table:style-name="ce330" office:value-type="string" calcext:value-type="string">
            <text:p>B</text:p>
          </table:table-cell>
          <table:table-cell table:style-name="ce917" table:formula="of:=[.$A$1]&amp;[.$A40]&amp;[.B$39]&amp;[.$A$39]" office:value-type="string" office:string-value="Bb" calcext:value-type="string">
            <text:p>Bb</text:p>
          </table:table-cell>
          <table:table-cell table:style-name="ce917" table:formula="of:=[.$A$1]&amp;[.$A40]&amp;[.C$39]&amp;[.$A$39]" office:value-type="string" office:string-value="Bd" calcext:value-type="string">
            <text:p>Bd</text:p>
          </table:table-cell>
          <table:table-cell table:style-name="ce917" table:formula="of:=[.$A$1]&amp;[.$A40]&amp;[.D$39]&amp;[.$A$39]" office:value-type="string" office:string-value="Bg" calcext:value-type="string">
            <text:p>Bg</text:p>
          </table:table-cell>
          <table:table-cell table:style-name="ce917" table:formula="of:=[.$A$1]&amp;[.$A40]&amp;[.E$39]&amp;[.$A$39]" office:value-type="string" office:string-value="Bl" calcext:value-type="string">
            <text:p>Bl</text:p>
          </table:table-cell>
          <table:table-cell table:style-name="ce917" table:formula="of:=[.$A$1]&amp;[.$A40]&amp;[.F$39]&amp;[.$A$39]" office:value-type="string" office:string-value="Bw" calcext:value-type="string">
            <text:p>Bw</text:p>
          </table:table-cell>
          <table:table-cell table:style-name="ce917" table:formula="of:=[.$A$1]&amp;[.$A40]&amp;[.G$39]&amp;[.$A$39]" office:value-type="string" office:string-value="By" calcext:value-type="string">
            <text:p>By</text:p>
          </table:table-cell>
          <table:table-cell table:style-name="ce917" table:formula="of:=[.$A$1]&amp;[.$A40]&amp;[.H$39]&amp;[.$A$39]" office:value-type="string" office:string-value="Bx" calcext:value-type="string">
            <text:p>Bx</text:p>
          </table:table-cell>
          <table:table-cell table:style-name="ce917" table:formula="of:=[.$A$1]&amp;[.$A40]&amp;[.I$39]&amp;[.$A$39]" office:value-type="string" office:string-value="Bn" calcext:value-type="string">
            <text:p>Bn</text:p>
          </table:table-cell>
          <table:table-cell table:style-name="ce917" table:formula="of:=[.$A$1]&amp;[.$A40]&amp;[.J$39]&amp;[.$A$39]" office:value-type="string" office:string-value="Bb!" calcext:value-type="string">
            <text:p>Bb!</text:p>
          </table:table-cell>
          <table:table-cell table:style-name="ce917" table:formula="of:=[.$A$1]&amp;[.$A40]&amp;[.K$39]&amp;[.$A$39]" office:value-type="string" office:string-value="Bd!" calcext:value-type="string">
            <text:p>Bd!</text:p>
          </table:table-cell>
          <table:table-cell table:style-name="ce917" table:formula="of:=[.$A$1]&amp;[.$A40]&amp;[.L$39]&amp;[.$A$39]" office:value-type="string" office:string-value="Bg!" calcext:value-type="string">
            <text:p>Bg!</text:p>
          </table:table-cell>
          <table:table-cell table:style-name="ce917" table:formula="of:=[.$A$1]&amp;[.$A40]&amp;[.M$39]&amp;[.$A$39]" office:value-type="string" office:string-value="Bl!" calcext:value-type="string">
            <text:p>Bl!</text:p>
          </table:table-cell>
          <table:table-cell table:style-name="ce917" table:formula="of:=[.$A$1]&amp;[.$A40]&amp;[.N$39]&amp;[.$A$39]" office:value-type="string" office:string-value="Bw!" calcext:value-type="string">
            <text:p>Bw!</text:p>
          </table:table-cell>
          <table:table-cell table:style-name="ce917" table:formula="of:=[.$A$1]&amp;[.$A40]&amp;[.O$39]&amp;[.$A$39]" office:value-type="string" office:string-value="By!" calcext:value-type="string">
            <text:p>By!</text:p>
          </table:table-cell>
          <table:table-cell table:style-name="ce917" table:formula="of:=[.$A$1]&amp;[.$A40]&amp;[.P$39]&amp;[.$A$39]" office:value-type="string" office:string-value="Bx!" calcext:value-type="string">
            <text:p>Bx!</text:p>
          </table:table-cell>
          <table:table-cell table:style-name="ce917" table:formula="of:=[.$A$1]&amp;[.$A40]&amp;[.Q$39]&amp;[.$A$39]" office:value-type="string" office:string-value="Bn!" calcext:value-type="string">
            <text:p>Bn!</text:p>
          </table:table-cell>
          <table:table-cell table:style-name="ce330" office:value-type="string" calcext:value-type="string">
            <text:p>B</text:p>
          </table:table-cell>
          <table:table-cell table:style-name="ce917" table:formula="of:=[.$A$1]&amp;[.$A40]&amp;[.S$39]&amp;[.$A$39]" office:value-type="string" office:string-value="BB" calcext:value-type="string">
            <text:p>BB</text:p>
          </table:table-cell>
          <table:table-cell table:style-name="ce917" table:formula="of:=[.$A$1]&amp;[.$A40]&amp;[.T$39]&amp;[.$A$39]" office:value-type="string" office:string-value="BD" calcext:value-type="string">
            <text:p>BD</text:p>
          </table:table-cell>
          <table:table-cell table:style-name="ce917" table:formula="of:=[.$A$1]&amp;[.$A40]&amp;[.U$39]&amp;[.$A$39]" office:value-type="string" office:string-value="BG" calcext:value-type="string">
            <text:p>BG</text:p>
          </table:table-cell>
          <table:table-cell table:style-name="ce917" table:formula="of:=[.$A$1]&amp;[.$A40]&amp;[.V$39]&amp;[.$A$39]" office:value-type="string" office:string-value="BL" calcext:value-type="string">
            <text:p>BL</text:p>
          </table:table-cell>
          <table:table-cell table:style-name="ce917" table:formula="of:=[.$A$1]&amp;[.$A40]&amp;[.W$39]&amp;[.$A$39]" office:value-type="string" office:string-value="BW" calcext:value-type="string">
            <text:p>BW</text:p>
          </table:table-cell>
          <table:table-cell table:style-name="ce917" table:formula="of:=[.$A$1]&amp;[.$A40]&amp;[.X$39]&amp;[.$A$39]" office:value-type="string" office:string-value="BY" calcext:value-type="string">
            <text:p>BY</text:p>
          </table:table-cell>
          <table:table-cell table:style-name="ce917" table:formula="of:=[.$A$1]&amp;[.$A40]&amp;[.Y$39]&amp;[.$A$39]" office:value-type="string" office:string-value="BX" calcext:value-type="string">
            <text:p>BX</text:p>
          </table:table-cell>
          <table:table-cell table:style-name="ce917" table:formula="of:=[.$A$1]&amp;[.$A40]&amp;[.Z$39]&amp;[.$A$39]" office:value-type="string" office:string-value="BN" calcext:value-type="string">
            <text:p>BN</text:p>
          </table:table-cell>
          <table:table-cell table:style-name="ce917" table:formula="of:=[.$A$1]&amp;[.$A40]&amp;[.AA$39]&amp;[.$A$39]" office:value-type="string" office:string-value="BB!" calcext:value-type="string">
            <text:p>BB!</text:p>
          </table:table-cell>
          <table:table-cell table:style-name="ce917" table:formula="of:=[.$A$1]&amp;[.$A40]&amp;[.AB$39]&amp;[.$A$39]" office:value-type="string" office:string-value="BD!" calcext:value-type="string">
            <text:p>BD!</text:p>
          </table:table-cell>
          <table:table-cell table:style-name="ce917" table:formula="of:=[.$A$1]&amp;[.$A40]&amp;[.AC$39]&amp;[.$A$39]" office:value-type="string" office:string-value="BG!" calcext:value-type="string">
            <text:p>BG!</text:p>
          </table:table-cell>
          <table:table-cell table:style-name="ce917" table:formula="of:=[.$A$1]&amp;[.$A40]&amp;[.AD$39]&amp;[.$A$39]" office:value-type="string" office:string-value="BL!" calcext:value-type="string">
            <text:p>BL!</text:p>
          </table:table-cell>
          <table:table-cell table:style-name="ce917" table:formula="of:=[.$A$1]&amp;[.$A40]&amp;[.AE$39]&amp;[.$A$39]" office:value-type="string" office:string-value="BW!" calcext:value-type="string">
            <text:p>BW!</text:p>
          </table:table-cell>
          <table:table-cell table:style-name="ce917" table:formula="of:=[.$A$1]&amp;[.$A40]&amp;[.AF$39]&amp;[.$A$39]" office:value-type="string" office:string-value="BY!" calcext:value-type="string">
            <text:p>BY!</text:p>
          </table:table-cell>
          <table:table-cell table:style-name="ce917" table:formula="of:=[.$A$1]&amp;[.$A40]&amp;[.AG$39]&amp;[.$A$39]" office:value-type="string" office:string-value="BX!" calcext:value-type="string">
            <text:p>BX!</text:p>
          </table:table-cell>
          <table:table-cell table:style-name="ce917" table:formula="of:=[.$A$1]&amp;[.$A40]&amp;[.AH$39]&amp;[.$A$39]" office:value-type="string" office:string-value="BN!" calcext:value-type="string">
            <text:p>BN!</text:p>
          </table:table-cell>
          <table:table-cell table:number-columns-repeated="16350"/>
        </table:table-row>
        <table:table-row table:style-name="ro8">
          <table:table-cell table:style-name="ce330" office:value-type="string" calcext:value-type="string">
            <text:p>D</text:p>
          </table:table-cell>
          <table:table-cell table:style-name="ce917" table:formula="of:=[.$A$1]&amp;[.$A41]&amp;[.B$39]&amp;[.$A$39]" office:value-type="string" office:string-value="Db" calcext:value-type="string">
            <text:p>Db</text:p>
          </table:table-cell>
          <table:table-cell table:style-name="ce917" table:formula="of:=[.$A$1]&amp;[.$A41]&amp;[.C$39]&amp;[.$A$39]" office:value-type="string" office:string-value="Dd" calcext:value-type="string">
            <text:p>Dd</text:p>
          </table:table-cell>
          <table:table-cell table:style-name="ce917" table:formula="of:=[.$A$1]&amp;[.$A41]&amp;[.D$39]&amp;[.$A$39]" office:value-type="string" office:string-value="Dg" calcext:value-type="string">
            <text:p>Dg</text:p>
          </table:table-cell>
          <table:table-cell table:style-name="ce917" table:formula="of:=[.$A$1]&amp;[.$A41]&amp;[.E$39]&amp;[.$A$39]" office:value-type="string" office:string-value="Dl" calcext:value-type="string">
            <text:p>Dl</text:p>
          </table:table-cell>
          <table:table-cell table:style-name="ce917" table:formula="of:=[.$A$1]&amp;[.$A41]&amp;[.F$39]&amp;[.$A$39]" office:value-type="string" office:string-value="Dw" calcext:value-type="string">
            <text:p>Dw</text:p>
          </table:table-cell>
          <table:table-cell table:style-name="ce917" table:formula="of:=[.$A$1]&amp;[.$A41]&amp;[.G$39]&amp;[.$A$39]" office:value-type="string" office:string-value="Dy" calcext:value-type="string">
            <text:p>Dy</text:p>
          </table:table-cell>
          <table:table-cell table:style-name="ce917" table:formula="of:=[.$A$1]&amp;[.$A41]&amp;[.H$39]&amp;[.$A$39]" office:value-type="string" office:string-value="Dx" calcext:value-type="string">
            <text:p>Dx</text:p>
          </table:table-cell>
          <table:table-cell table:style-name="ce917" table:formula="of:=[.$A$1]&amp;[.$A41]&amp;[.I$39]&amp;[.$A$39]" office:value-type="string" office:string-value="Dn" calcext:value-type="string">
            <text:p>Dn</text:p>
          </table:table-cell>
          <table:table-cell table:style-name="ce917" table:formula="of:=[.$A$1]&amp;[.$A41]&amp;[.J$39]&amp;[.$A$39]" office:value-type="string" office:string-value="Db!" calcext:value-type="string">
            <text:p>Db!</text:p>
          </table:table-cell>
          <table:table-cell table:style-name="ce917" table:formula="of:=[.$A$1]&amp;[.$A41]&amp;[.K$39]&amp;[.$A$39]" office:value-type="string" office:string-value="Dd!" calcext:value-type="string">
            <text:p>Dd!</text:p>
          </table:table-cell>
          <table:table-cell table:style-name="ce917" table:formula="of:=[.$A$1]&amp;[.$A41]&amp;[.L$39]&amp;[.$A$39]" office:value-type="string" office:string-value="Dg!" calcext:value-type="string">
            <text:p>Dg!</text:p>
          </table:table-cell>
          <table:table-cell table:style-name="ce917" table:formula="of:=[.$A$1]&amp;[.$A41]&amp;[.M$39]&amp;[.$A$39]" office:value-type="string" office:string-value="Dl!" calcext:value-type="string">
            <text:p>Dl!</text:p>
          </table:table-cell>
          <table:table-cell table:style-name="ce917" table:formula="of:=[.$A$1]&amp;[.$A41]&amp;[.N$39]&amp;[.$A$39]" office:value-type="string" office:string-value="Dw!" calcext:value-type="string">
            <text:p>Dw!</text:p>
          </table:table-cell>
          <table:table-cell table:style-name="ce917" table:formula="of:=[.$A$1]&amp;[.$A41]&amp;[.O$39]&amp;[.$A$39]" office:value-type="string" office:string-value="Dy!" calcext:value-type="string">
            <text:p>Dy!</text:p>
          </table:table-cell>
          <table:table-cell table:style-name="ce917" table:formula="of:=[.$A$1]&amp;[.$A41]&amp;[.P$39]&amp;[.$A$39]" office:value-type="string" office:string-value="Dx!" calcext:value-type="string">
            <text:p>Dx!</text:p>
          </table:table-cell>
          <table:table-cell table:style-name="ce917" table:formula="of:=[.$A$1]&amp;[.$A41]&amp;[.Q$39]&amp;[.$A$39]" office:value-type="string" office:string-value="Dn!" calcext:value-type="string">
            <text:p>Dn!</text:p>
          </table:table-cell>
          <table:table-cell table:style-name="ce330" office:value-type="string" calcext:value-type="string">
            <text:p>D</text:p>
          </table:table-cell>
          <table:table-cell table:style-name="ce917" table:formula="of:=[.$A$1]&amp;[.$A41]&amp;[.S$39]&amp;[.$A$39]" office:value-type="string" office:string-value="DB" calcext:value-type="string">
            <text:p>DB</text:p>
          </table:table-cell>
          <table:table-cell table:style-name="ce917" table:formula="of:=[.$A$1]&amp;[.$A41]&amp;[.T$39]&amp;[.$A$39]" office:value-type="string" office:string-value="DD" calcext:value-type="string">
            <text:p>DD</text:p>
          </table:table-cell>
          <table:table-cell table:style-name="ce917" table:formula="of:=[.$A$1]&amp;[.$A41]&amp;[.U$39]&amp;[.$A$39]" office:value-type="string" office:string-value="DG" calcext:value-type="string">
            <text:p>DG</text:p>
          </table:table-cell>
          <table:table-cell table:style-name="ce917" table:formula="of:=[.$A$1]&amp;[.$A41]&amp;[.V$39]&amp;[.$A$39]" office:value-type="string" office:string-value="DL" calcext:value-type="string">
            <text:p>DL</text:p>
          </table:table-cell>
          <table:table-cell table:style-name="ce917" table:formula="of:=[.$A$1]&amp;[.$A41]&amp;[.W$39]&amp;[.$A$39]" office:value-type="string" office:string-value="DW" calcext:value-type="string">
            <text:p>DW</text:p>
          </table:table-cell>
          <table:table-cell table:style-name="ce917" table:formula="of:=[.$A$1]&amp;[.$A41]&amp;[.X$39]&amp;[.$A$39]" office:value-type="string" office:string-value="DY" calcext:value-type="string">
            <text:p>DY</text:p>
          </table:table-cell>
          <table:table-cell table:style-name="ce917" table:formula="of:=[.$A$1]&amp;[.$A41]&amp;[.Y$39]&amp;[.$A$39]" office:value-type="string" office:string-value="DX" calcext:value-type="string">
            <text:p>DX</text:p>
          </table:table-cell>
          <table:table-cell table:style-name="ce917" table:formula="of:=[.$A$1]&amp;[.$A41]&amp;[.Z$39]&amp;[.$A$39]" office:value-type="string" office:string-value="DN" calcext:value-type="string">
            <text:p>DN</text:p>
          </table:table-cell>
          <table:table-cell table:style-name="ce917" table:formula="of:=[.$A$1]&amp;[.$A41]&amp;[.AA$39]&amp;[.$A$39]" office:value-type="string" office:string-value="DB!" calcext:value-type="string">
            <text:p>DB!</text:p>
          </table:table-cell>
          <table:table-cell table:style-name="ce917" table:formula="of:=[.$A$1]&amp;[.$A41]&amp;[.AB$39]&amp;[.$A$39]" office:value-type="string" office:string-value="DD!" calcext:value-type="string">
            <text:p>DD!</text:p>
          </table:table-cell>
          <table:table-cell table:style-name="ce917" table:formula="of:=[.$A$1]&amp;[.$A41]&amp;[.AC$39]&amp;[.$A$39]" office:value-type="string" office:string-value="DG!" calcext:value-type="string">
            <text:p>DG!</text:p>
          </table:table-cell>
          <table:table-cell table:style-name="ce917" table:formula="of:=[.$A$1]&amp;[.$A41]&amp;[.AD$39]&amp;[.$A$39]" office:value-type="string" office:string-value="DL!" calcext:value-type="string">
            <text:p>DL!</text:p>
          </table:table-cell>
          <table:table-cell table:style-name="ce917" table:formula="of:=[.$A$1]&amp;[.$A41]&amp;[.AE$39]&amp;[.$A$39]" office:value-type="string" office:string-value="DW!" calcext:value-type="string">
            <text:p>DW!</text:p>
          </table:table-cell>
          <table:table-cell table:style-name="ce917" table:formula="of:=[.$A$1]&amp;[.$A41]&amp;[.AF$39]&amp;[.$A$39]" office:value-type="string" office:string-value="DY!" calcext:value-type="string">
            <text:p>DY!</text:p>
          </table:table-cell>
          <table:table-cell table:style-name="ce917" table:formula="of:=[.$A$1]&amp;[.$A41]&amp;[.AG$39]&amp;[.$A$39]" office:value-type="string" office:string-value="DX!" calcext:value-type="string">
            <text:p>DX!</text:p>
          </table:table-cell>
          <table:table-cell table:style-name="ce917" table:formula="of:=[.$A$1]&amp;[.$A41]&amp;[.AH$39]&amp;[.$A$39]" office:value-type="string" office:string-value="DN!" calcext:value-type="string">
            <text:p>DN!</text:p>
          </table:table-cell>
          <table:table-cell table:number-columns-repeated="16350"/>
        </table:table-row>
        <table:table-row table:style-name="ro8">
          <table:table-cell table:style-name="ce330" office:value-type="string" calcext:value-type="string">
            <text:p>G</text:p>
          </table:table-cell>
          <table:table-cell table:style-name="ce917" table:formula="of:=[.$A$1]&amp;[.$A42]&amp;[.B$39]&amp;[.$A$39]" office:value-type="string" office:string-value="Gb" calcext:value-type="string">
            <text:p>Gb</text:p>
          </table:table-cell>
          <table:table-cell table:style-name="ce917" table:formula="of:=[.$A$1]&amp;[.$A42]&amp;[.C$39]&amp;[.$A$39]" office:value-type="string" office:string-value="Gd" calcext:value-type="string">
            <text:p>Gd</text:p>
          </table:table-cell>
          <table:table-cell table:style-name="ce917" table:formula="of:=[.$A$1]&amp;[.$A42]&amp;[.D$39]&amp;[.$A$39]" office:value-type="string" office:string-value="Gg" calcext:value-type="string">
            <text:p>Gg</text:p>
          </table:table-cell>
          <table:table-cell table:style-name="ce917" table:formula="of:=[.$A$1]&amp;[.$A42]&amp;[.E$39]&amp;[.$A$39]" office:value-type="string" office:string-value="Gl" calcext:value-type="string">
            <text:p>Gl</text:p>
          </table:table-cell>
          <table:table-cell table:style-name="ce917" table:formula="of:=[.$A$1]&amp;[.$A42]&amp;[.F$39]&amp;[.$A$39]" office:value-type="string" office:string-value="Gw" calcext:value-type="string">
            <text:p>Gw</text:p>
          </table:table-cell>
          <table:table-cell table:style-name="ce917" table:formula="of:=[.$A$1]&amp;[.$A42]&amp;[.G$39]&amp;[.$A$39]" office:value-type="string" office:string-value="Gy" calcext:value-type="string">
            <text:p>Gy</text:p>
          </table:table-cell>
          <table:table-cell table:style-name="ce917" table:formula="of:=[.$A$1]&amp;[.$A42]&amp;[.H$39]&amp;[.$A$39]" office:value-type="string" office:string-value="Gx" calcext:value-type="string">
            <text:p>Gx</text:p>
          </table:table-cell>
          <table:table-cell table:style-name="ce917" table:formula="of:=[.$A$1]&amp;[.$A42]&amp;[.I$39]&amp;[.$A$39]" office:value-type="string" office:string-value="Gn" calcext:value-type="string">
            <text:p>Gn</text:p>
          </table:table-cell>
          <table:table-cell table:style-name="ce917" table:formula="of:=[.$A$1]&amp;[.$A42]&amp;[.J$39]&amp;[.$A$39]" office:value-type="string" office:string-value="Gb!" calcext:value-type="string">
            <text:p>Gb!</text:p>
          </table:table-cell>
          <table:table-cell table:style-name="ce917" table:formula="of:=[.$A$1]&amp;[.$A42]&amp;[.K$39]&amp;[.$A$39]" office:value-type="string" office:string-value="Gd!" calcext:value-type="string">
            <text:p>Gd!</text:p>
          </table:table-cell>
          <table:table-cell table:style-name="ce917" table:formula="of:=[.$A$1]&amp;[.$A42]&amp;[.L$39]&amp;[.$A$39]" office:value-type="string" office:string-value="Gg!" calcext:value-type="string">
            <text:p>Gg!</text:p>
          </table:table-cell>
          <table:table-cell table:style-name="ce917" table:formula="of:=[.$A$1]&amp;[.$A42]&amp;[.M$39]&amp;[.$A$39]" office:value-type="string" office:string-value="Gl!" calcext:value-type="string">
            <text:p>Gl!</text:p>
          </table:table-cell>
          <table:table-cell table:style-name="ce917" table:formula="of:=[.$A$1]&amp;[.$A42]&amp;[.N$39]&amp;[.$A$39]" office:value-type="string" office:string-value="Gw!" calcext:value-type="string">
            <text:p>Gw!</text:p>
          </table:table-cell>
          <table:table-cell table:style-name="ce917" table:formula="of:=[.$A$1]&amp;[.$A42]&amp;[.O$39]&amp;[.$A$39]" office:value-type="string" office:string-value="Gy!" calcext:value-type="string">
            <text:p>Gy!</text:p>
          </table:table-cell>
          <table:table-cell table:style-name="ce917" table:formula="of:=[.$A$1]&amp;[.$A42]&amp;[.P$39]&amp;[.$A$39]" office:value-type="string" office:string-value="Gx!" calcext:value-type="string">
            <text:p>Gx!</text:p>
          </table:table-cell>
          <table:table-cell table:style-name="ce917" table:formula="of:=[.$A$1]&amp;[.$A42]&amp;[.Q$39]&amp;[.$A$39]" office:value-type="string" office:string-value="Gn!" calcext:value-type="string">
            <text:p>Gn!</text:p>
          </table:table-cell>
          <table:table-cell table:style-name="ce330" office:value-type="string" calcext:value-type="string">
            <text:p>G</text:p>
          </table:table-cell>
          <table:table-cell table:style-name="ce917" table:formula="of:=[.$A$1]&amp;[.$A42]&amp;[.S$39]&amp;[.$A$39]" office:value-type="string" office:string-value="GB" calcext:value-type="string">
            <text:p>GB</text:p>
          </table:table-cell>
          <table:table-cell table:style-name="ce917" table:formula="of:=[.$A$1]&amp;[.$A42]&amp;[.T$39]&amp;[.$A$39]" office:value-type="string" office:string-value="GD" calcext:value-type="string">
            <text:p>GD</text:p>
          </table:table-cell>
          <table:table-cell table:style-name="ce917" table:formula="of:=[.$A$1]&amp;[.$A42]&amp;[.U$39]&amp;[.$A$39]" office:value-type="string" office:string-value="GG" calcext:value-type="string">
            <text:p>GG</text:p>
          </table:table-cell>
          <table:table-cell table:style-name="ce917" table:formula="of:=[.$A$1]&amp;[.$A42]&amp;[.V$39]&amp;[.$A$39]" office:value-type="string" office:string-value="GL" calcext:value-type="string">
            <text:p>GL</text:p>
          </table:table-cell>
          <table:table-cell table:style-name="ce917" table:formula="of:=[.$A$1]&amp;[.$A42]&amp;[.W$39]&amp;[.$A$39]" office:value-type="string" office:string-value="GW" calcext:value-type="string">
            <text:p>GW</text:p>
          </table:table-cell>
          <table:table-cell table:style-name="ce917" table:formula="of:=[.$A$1]&amp;[.$A42]&amp;[.X$39]&amp;[.$A$39]" office:value-type="string" office:string-value="GY" calcext:value-type="string">
            <text:p>GY</text:p>
          </table:table-cell>
          <table:table-cell table:style-name="ce917" table:formula="of:=[.$A$1]&amp;[.$A42]&amp;[.Y$39]&amp;[.$A$39]" office:value-type="string" office:string-value="GX" calcext:value-type="string">
            <text:p>GX</text:p>
          </table:table-cell>
          <table:table-cell table:style-name="ce917" table:formula="of:=[.$A$1]&amp;[.$A42]&amp;[.Z$39]&amp;[.$A$39]" office:value-type="string" office:string-value="GN" calcext:value-type="string">
            <text:p>GN</text:p>
          </table:table-cell>
          <table:table-cell table:style-name="ce917" table:formula="of:=[.$A$1]&amp;[.$A42]&amp;[.AA$39]&amp;[.$A$39]" office:value-type="string" office:string-value="GB!" calcext:value-type="string">
            <text:p>GB!</text:p>
          </table:table-cell>
          <table:table-cell table:style-name="ce917" table:formula="of:=[.$A$1]&amp;[.$A42]&amp;[.AB$39]&amp;[.$A$39]" office:value-type="string" office:string-value="GD!" calcext:value-type="string">
            <text:p>GD!</text:p>
          </table:table-cell>
          <table:table-cell table:style-name="ce917" table:formula="of:=[.$A$1]&amp;[.$A42]&amp;[.AC$39]&amp;[.$A$39]" office:value-type="string" office:string-value="GG!" calcext:value-type="string">
            <text:p>GG!</text:p>
          </table:table-cell>
          <table:table-cell table:style-name="ce917" table:formula="of:=[.$A$1]&amp;[.$A42]&amp;[.AD$39]&amp;[.$A$39]" office:value-type="string" office:string-value="GL!" calcext:value-type="string">
            <text:p>GL!</text:p>
          </table:table-cell>
          <table:table-cell table:style-name="ce917" table:formula="of:=[.$A$1]&amp;[.$A42]&amp;[.AE$39]&amp;[.$A$39]" office:value-type="string" office:string-value="GW!" calcext:value-type="string">
            <text:p>GW!</text:p>
          </table:table-cell>
          <table:table-cell table:style-name="ce917" table:formula="of:=[.$A$1]&amp;[.$A42]&amp;[.AF$39]&amp;[.$A$39]" office:value-type="string" office:string-value="GY!" calcext:value-type="string">
            <text:p>GY!</text:p>
          </table:table-cell>
          <table:table-cell table:style-name="ce917" table:formula="of:=[.$A$1]&amp;[.$A42]&amp;[.AG$39]&amp;[.$A$39]" office:value-type="string" office:string-value="GX!" calcext:value-type="string">
            <text:p>GX!</text:p>
          </table:table-cell>
          <table:table-cell table:style-name="ce917" table:formula="of:=[.$A$1]&amp;[.$A42]&amp;[.AH$39]&amp;[.$A$39]" office:value-type="string" office:string-value="GN!" calcext:value-type="string">
            <text:p>GN!</text:p>
          </table:table-cell>
          <table:table-cell table:number-columns-repeated="16350"/>
        </table:table-row>
        <table:table-row table:style-name="ro8">
          <table:table-cell table:style-name="ce330" office:value-type="string" calcext:value-type="string">
            <text:p>L</text:p>
          </table:table-cell>
          <table:table-cell table:style-name="ce917" table:formula="of:=[.$A$1]&amp;[.$A43]&amp;[.B$39]&amp;[.$A$39]" office:value-type="string" office:string-value="Lb" calcext:value-type="string">
            <text:p>Lb</text:p>
          </table:table-cell>
          <table:table-cell table:style-name="ce917" table:formula="of:=[.$A$1]&amp;[.$A43]&amp;[.C$39]&amp;[.$A$39]" office:value-type="string" office:string-value="Ld" calcext:value-type="string">
            <text:p>Ld</text:p>
          </table:table-cell>
          <table:table-cell table:style-name="ce917" table:formula="of:=[.$A$1]&amp;[.$A43]&amp;[.D$39]&amp;[.$A$39]" office:value-type="string" office:string-value="Lg" calcext:value-type="string">
            <text:p>Lg</text:p>
          </table:table-cell>
          <table:table-cell table:style-name="ce917" table:formula="of:=[.$A$1]&amp;[.$A43]&amp;[.E$39]&amp;[.$A$39]" office:value-type="string" office:string-value="Ll" calcext:value-type="string">
            <text:p>Ll</text:p>
          </table:table-cell>
          <table:table-cell table:style-name="ce917" table:formula="of:=[.$A$1]&amp;[.$A43]&amp;[.F$39]&amp;[.$A$39]" office:value-type="string" office:string-value="Lw" calcext:value-type="string">
            <text:p>Lw</text:p>
          </table:table-cell>
          <table:table-cell table:style-name="ce917" table:formula="of:=[.$A$1]&amp;[.$A43]&amp;[.G$39]&amp;[.$A$39]" office:value-type="string" office:string-value="Ly" calcext:value-type="string">
            <text:p>Ly</text:p>
          </table:table-cell>
          <table:table-cell table:style-name="ce917" table:formula="of:=[.$A$1]&amp;[.$A43]&amp;[.H$39]&amp;[.$A$39]" office:value-type="string" office:string-value="Lx" calcext:value-type="string">
            <text:p>Lx</text:p>
          </table:table-cell>
          <table:table-cell table:style-name="ce917" table:formula="of:=[.$A$1]&amp;[.$A43]&amp;[.I$39]&amp;[.$A$39]" office:value-type="string" office:string-value="Ln" calcext:value-type="string">
            <text:p>Ln</text:p>
          </table:table-cell>
          <table:table-cell table:style-name="ce917" table:formula="of:=[.$A$1]&amp;[.$A43]&amp;[.J$39]&amp;[.$A$39]" office:value-type="string" office:string-value="Lb!" calcext:value-type="string">
            <text:p>Lb!</text:p>
          </table:table-cell>
          <table:table-cell table:style-name="ce917" table:formula="of:=[.$A$1]&amp;[.$A43]&amp;[.K$39]&amp;[.$A$39]" office:value-type="string" office:string-value="Ld!" calcext:value-type="string">
            <text:p>Ld!</text:p>
          </table:table-cell>
          <table:table-cell table:style-name="ce917" table:formula="of:=[.$A$1]&amp;[.$A43]&amp;[.L$39]&amp;[.$A$39]" office:value-type="string" office:string-value="Lg!" calcext:value-type="string">
            <text:p>Lg!</text:p>
          </table:table-cell>
          <table:table-cell table:style-name="ce917" table:formula="of:=[.$A$1]&amp;[.$A43]&amp;[.M$39]&amp;[.$A$39]" office:value-type="string" office:string-value="Ll!" calcext:value-type="string">
            <text:p>Ll!</text:p>
          </table:table-cell>
          <table:table-cell table:style-name="ce917" table:formula="of:=[.$A$1]&amp;[.$A43]&amp;[.N$39]&amp;[.$A$39]" office:value-type="string" office:string-value="Lw!" calcext:value-type="string">
            <text:p>Lw!</text:p>
          </table:table-cell>
          <table:table-cell table:style-name="ce917" table:formula="of:=[.$A$1]&amp;[.$A43]&amp;[.O$39]&amp;[.$A$39]" office:value-type="string" office:string-value="Ly!" calcext:value-type="string">
            <text:p>Ly!</text:p>
          </table:table-cell>
          <table:table-cell table:style-name="ce917" table:formula="of:=[.$A$1]&amp;[.$A43]&amp;[.P$39]&amp;[.$A$39]" office:value-type="string" office:string-value="Lx!" calcext:value-type="string">
            <text:p>Lx!</text:p>
          </table:table-cell>
          <table:table-cell table:style-name="ce917" table:formula="of:=[.$A$1]&amp;[.$A43]&amp;[.Q$39]&amp;[.$A$39]" office:value-type="string" office:string-value="Ln!" calcext:value-type="string">
            <text:p>Ln!</text:p>
          </table:table-cell>
          <table:table-cell table:style-name="ce330" office:value-type="string" calcext:value-type="string">
            <text:p>L</text:p>
          </table:table-cell>
          <table:table-cell table:style-name="ce917" table:formula="of:=[.$A$1]&amp;[.$A43]&amp;[.S$39]&amp;[.$A$39]" office:value-type="string" office:string-value="LB" calcext:value-type="string">
            <text:p>LB</text:p>
          </table:table-cell>
          <table:table-cell table:style-name="ce917" table:formula="of:=[.$A$1]&amp;[.$A43]&amp;[.T$39]&amp;[.$A$39]" office:value-type="string" office:string-value="LD" calcext:value-type="string">
            <text:p>LD</text:p>
          </table:table-cell>
          <table:table-cell table:style-name="ce917" table:formula="of:=[.$A$1]&amp;[.$A43]&amp;[.U$39]&amp;[.$A$39]" office:value-type="string" office:string-value="LG" calcext:value-type="string">
            <text:p>LG</text:p>
          </table:table-cell>
          <table:table-cell table:style-name="ce917" table:formula="of:=[.$A$1]&amp;[.$A43]&amp;[.V$39]&amp;[.$A$39]" office:value-type="string" office:string-value="LL" calcext:value-type="string">
            <text:p>LL</text:p>
          </table:table-cell>
          <table:table-cell table:style-name="ce917" table:formula="of:=[.$A$1]&amp;[.$A43]&amp;[.W$39]&amp;[.$A$39]" office:value-type="string" office:string-value="LW" calcext:value-type="string">
            <text:p>LW</text:p>
          </table:table-cell>
          <table:table-cell table:style-name="ce917" table:formula="of:=[.$A$1]&amp;[.$A43]&amp;[.X$39]&amp;[.$A$39]" office:value-type="string" office:string-value="LY" calcext:value-type="string">
            <text:p>LY</text:p>
          </table:table-cell>
          <table:table-cell table:style-name="ce917" table:formula="of:=[.$A$1]&amp;[.$A43]&amp;[.Y$39]&amp;[.$A$39]" office:value-type="string" office:string-value="LX" calcext:value-type="string">
            <text:p>LX</text:p>
          </table:table-cell>
          <table:table-cell table:style-name="ce917" table:formula="of:=[.$A$1]&amp;[.$A43]&amp;[.Z$39]&amp;[.$A$39]" office:value-type="string" office:string-value="LN" calcext:value-type="string">
            <text:p>LN</text:p>
          </table:table-cell>
          <table:table-cell table:style-name="ce917" table:formula="of:=[.$A$1]&amp;[.$A43]&amp;[.AA$39]&amp;[.$A$39]" office:value-type="string" office:string-value="LB!" calcext:value-type="string">
            <text:p>LB!</text:p>
          </table:table-cell>
          <table:table-cell table:style-name="ce917" table:formula="of:=[.$A$1]&amp;[.$A43]&amp;[.AB$39]&amp;[.$A$39]" office:value-type="string" office:string-value="LD!" calcext:value-type="string">
            <text:p>LD!</text:p>
          </table:table-cell>
          <table:table-cell table:style-name="ce917" table:formula="of:=[.$A$1]&amp;[.$A43]&amp;[.AC$39]&amp;[.$A$39]" office:value-type="string" office:string-value="LG!" calcext:value-type="string">
            <text:p>LG!</text:p>
          </table:table-cell>
          <table:table-cell table:style-name="ce917" table:formula="of:=[.$A$1]&amp;[.$A43]&amp;[.AD$39]&amp;[.$A$39]" office:value-type="string" office:string-value="LL!" calcext:value-type="string">
            <text:p>LL!</text:p>
          </table:table-cell>
          <table:table-cell table:style-name="ce917" table:formula="of:=[.$A$1]&amp;[.$A43]&amp;[.AE$39]&amp;[.$A$39]" office:value-type="string" office:string-value="LW!" calcext:value-type="string">
            <text:p>LW!</text:p>
          </table:table-cell>
          <table:table-cell table:style-name="ce917" table:formula="of:=[.$A$1]&amp;[.$A43]&amp;[.AF$39]&amp;[.$A$39]" office:value-type="string" office:string-value="LY!" calcext:value-type="string">
            <text:p>LY!</text:p>
          </table:table-cell>
          <table:table-cell table:style-name="ce917" table:formula="of:=[.$A$1]&amp;[.$A43]&amp;[.AG$39]&amp;[.$A$39]" office:value-type="string" office:string-value="LX!" calcext:value-type="string">
            <text:p>LX!</text:p>
          </table:table-cell>
          <table:table-cell table:style-name="ce917" table:formula="of:=[.$A$1]&amp;[.$A43]&amp;[.AH$39]&amp;[.$A$39]" office:value-type="string" office:string-value="LN!" calcext:value-type="string">
            <text:p>LN!</text:p>
          </table:table-cell>
          <table:table-cell table:number-columns-repeated="16350"/>
        </table:table-row>
        <table:table-row table:style-name="ro8">
          <table:table-cell table:style-name="ce330" office:value-type="string" calcext:value-type="string">
            <text:p>W</text:p>
          </table:table-cell>
          <table:table-cell table:style-name="ce917" table:formula="of:=[.$A$1]&amp;[.$A44]&amp;[.B$39]&amp;[.$A$39]" office:value-type="string" office:string-value="Wb" calcext:value-type="string">
            <text:p>Wb</text:p>
          </table:table-cell>
          <table:table-cell table:style-name="ce917" table:formula="of:=[.$A$1]&amp;[.$A44]&amp;[.C$39]&amp;[.$A$39]" office:value-type="string" office:string-value="Wd" calcext:value-type="string">
            <text:p>Wd</text:p>
          </table:table-cell>
          <table:table-cell table:style-name="ce917" table:formula="of:=[.$A$1]&amp;[.$A44]&amp;[.D$39]&amp;[.$A$39]" office:value-type="string" office:string-value="Wg" calcext:value-type="string">
            <text:p>Wg</text:p>
          </table:table-cell>
          <table:table-cell table:style-name="ce917" table:formula="of:=[.$A$1]&amp;[.$A44]&amp;[.E$39]&amp;[.$A$39]" office:value-type="string" office:string-value="Wl" calcext:value-type="string">
            <text:p>Wl</text:p>
          </table:table-cell>
          <table:table-cell table:style-name="ce917" table:formula="of:=[.$A$1]&amp;[.$A44]&amp;[.F$39]&amp;[.$A$39]" office:value-type="string" office:string-value="Ww" calcext:value-type="string">
            <text:p>Ww</text:p>
          </table:table-cell>
          <table:table-cell table:style-name="ce917" table:formula="of:=[.$A$1]&amp;[.$A44]&amp;[.G$39]&amp;[.$A$39]" office:value-type="string" office:string-value="Wy" calcext:value-type="string">
            <text:p>Wy</text:p>
          </table:table-cell>
          <table:table-cell table:style-name="ce917" table:formula="of:=[.$A$1]&amp;[.$A44]&amp;[.H$39]&amp;[.$A$39]" office:value-type="string" office:string-value="Wx" calcext:value-type="string">
            <text:p>Wx</text:p>
          </table:table-cell>
          <table:table-cell table:style-name="ce917" table:formula="of:=[.$A$1]&amp;[.$A44]&amp;[.I$39]&amp;[.$A$39]" office:value-type="string" office:string-value="Wn" calcext:value-type="string">
            <text:p>Wn</text:p>
          </table:table-cell>
          <table:table-cell table:style-name="ce917" table:formula="of:=[.$A$1]&amp;[.$A44]&amp;[.J$39]&amp;[.$A$39]" office:value-type="string" office:string-value="Wb!" calcext:value-type="string">
            <text:p>Wb!</text:p>
          </table:table-cell>
          <table:table-cell table:style-name="ce917" table:formula="of:=[.$A$1]&amp;[.$A44]&amp;[.K$39]&amp;[.$A$39]" office:value-type="string" office:string-value="Wd!" calcext:value-type="string">
            <text:p>Wd!</text:p>
          </table:table-cell>
          <table:table-cell table:style-name="ce917" table:formula="of:=[.$A$1]&amp;[.$A44]&amp;[.L$39]&amp;[.$A$39]" office:value-type="string" office:string-value="Wg!" calcext:value-type="string">
            <text:p>Wg!</text:p>
          </table:table-cell>
          <table:table-cell table:style-name="ce917" table:formula="of:=[.$A$1]&amp;[.$A44]&amp;[.M$39]&amp;[.$A$39]" office:value-type="string" office:string-value="Wl!" calcext:value-type="string">
            <text:p>Wl!</text:p>
          </table:table-cell>
          <table:table-cell table:style-name="ce917" table:formula="of:=[.$A$1]&amp;[.$A44]&amp;[.N$39]&amp;[.$A$39]" office:value-type="string" office:string-value="Ww!" calcext:value-type="string">
            <text:p>Ww!</text:p>
          </table:table-cell>
          <table:table-cell table:style-name="ce917" table:formula="of:=[.$A$1]&amp;[.$A44]&amp;[.O$39]&amp;[.$A$39]" office:value-type="string" office:string-value="Wy!" calcext:value-type="string">
            <text:p>Wy!</text:p>
          </table:table-cell>
          <table:table-cell table:style-name="ce917" table:formula="of:=[.$A$1]&amp;[.$A44]&amp;[.P$39]&amp;[.$A$39]" office:value-type="string" office:string-value="Wx!" calcext:value-type="string">
            <text:p>Wx!</text:p>
          </table:table-cell>
          <table:table-cell table:style-name="ce917" table:formula="of:=[.$A$1]&amp;[.$A44]&amp;[.Q$39]&amp;[.$A$39]" office:value-type="string" office:string-value="Wn!" calcext:value-type="string">
            <text:p>Wn!</text:p>
          </table:table-cell>
          <table:table-cell table:style-name="ce330" office:value-type="string" calcext:value-type="string">
            <text:p>W</text:p>
          </table:table-cell>
          <table:table-cell table:style-name="ce917" table:formula="of:=[.$A$1]&amp;[.$A44]&amp;[.S$39]&amp;[.$A$39]" office:value-type="string" office:string-value="WB" calcext:value-type="string">
            <text:p>WB</text:p>
          </table:table-cell>
          <table:table-cell table:style-name="ce917" table:formula="of:=[.$A$1]&amp;[.$A44]&amp;[.T$39]&amp;[.$A$39]" office:value-type="string" office:string-value="WD" calcext:value-type="string">
            <text:p>WD</text:p>
          </table:table-cell>
          <table:table-cell table:style-name="ce917" table:formula="of:=[.$A$1]&amp;[.$A44]&amp;[.U$39]&amp;[.$A$39]" office:value-type="string" office:string-value="WG" calcext:value-type="string">
            <text:p>WG</text:p>
          </table:table-cell>
          <table:table-cell table:style-name="ce917" table:formula="of:=[.$A$1]&amp;[.$A44]&amp;[.V$39]&amp;[.$A$39]" office:value-type="string" office:string-value="WL" calcext:value-type="string">
            <text:p>WL</text:p>
          </table:table-cell>
          <table:table-cell table:style-name="ce917" table:formula="of:=[.$A$1]&amp;[.$A44]&amp;[.W$39]&amp;[.$A$39]" office:value-type="string" office:string-value="WW" calcext:value-type="string">
            <text:p>WW</text:p>
          </table:table-cell>
          <table:table-cell table:style-name="ce917" table:formula="of:=[.$A$1]&amp;[.$A44]&amp;[.X$39]&amp;[.$A$39]" office:value-type="string" office:string-value="WY" calcext:value-type="string">
            <text:p>WY</text:p>
          </table:table-cell>
          <table:table-cell table:style-name="ce917" table:formula="of:=[.$A$1]&amp;[.$A44]&amp;[.Y$39]&amp;[.$A$39]" office:value-type="string" office:string-value="WX" calcext:value-type="string">
            <text:p>WX</text:p>
          </table:table-cell>
          <table:table-cell table:style-name="ce917" table:formula="of:=[.$A$1]&amp;[.$A44]&amp;[.Z$39]&amp;[.$A$39]" office:value-type="string" office:string-value="WN" calcext:value-type="string">
            <text:p>WN</text:p>
          </table:table-cell>
          <table:table-cell table:style-name="ce917" table:formula="of:=[.$A$1]&amp;[.$A44]&amp;[.AA$39]&amp;[.$A$39]" office:value-type="string" office:string-value="WB!" calcext:value-type="string">
            <text:p>WB!</text:p>
          </table:table-cell>
          <table:table-cell table:style-name="ce917" table:formula="of:=[.$A$1]&amp;[.$A44]&amp;[.AB$39]&amp;[.$A$39]" office:value-type="string" office:string-value="WD!" calcext:value-type="string">
            <text:p>WD!</text:p>
          </table:table-cell>
          <table:table-cell table:style-name="ce917" table:formula="of:=[.$A$1]&amp;[.$A44]&amp;[.AC$39]&amp;[.$A$39]" office:value-type="string" office:string-value="WG!" calcext:value-type="string">
            <text:p>WG!</text:p>
          </table:table-cell>
          <table:table-cell table:style-name="ce917" table:formula="of:=[.$A$1]&amp;[.$A44]&amp;[.AD$39]&amp;[.$A$39]" office:value-type="string" office:string-value="WL!" calcext:value-type="string">
            <text:p>WL!</text:p>
          </table:table-cell>
          <table:table-cell table:style-name="ce917" table:formula="of:=[.$A$1]&amp;[.$A44]&amp;[.AE$39]&amp;[.$A$39]" office:value-type="string" office:string-value="WW!" calcext:value-type="string">
            <text:p>WW!</text:p>
          </table:table-cell>
          <table:table-cell table:style-name="ce917" table:formula="of:=[.$A$1]&amp;[.$A44]&amp;[.AF$39]&amp;[.$A$39]" office:value-type="string" office:string-value="WY!" calcext:value-type="string">
            <text:p>WY!</text:p>
          </table:table-cell>
          <table:table-cell table:style-name="ce917" table:formula="of:=[.$A$1]&amp;[.$A44]&amp;[.AG$39]&amp;[.$A$39]" office:value-type="string" office:string-value="WX!" calcext:value-type="string">
            <text:p>WX!</text:p>
          </table:table-cell>
          <table:table-cell table:style-name="ce917" table:formula="of:=[.$A$1]&amp;[.$A44]&amp;[.AH$39]&amp;[.$A$39]" office:value-type="string" office:string-value="WN!" calcext:value-type="string">
            <text:p>WN!</text:p>
          </table:table-cell>
          <table:table-cell table:number-columns-repeated="16350"/>
        </table:table-row>
        <table:table-row table:style-name="ro8">
          <table:table-cell table:style-name="ce330" office:value-type="string" calcext:value-type="string">
            <text:p>Y</text:p>
          </table:table-cell>
          <table:table-cell table:style-name="ce917" table:formula="of:=[.$A$1]&amp;[.$A45]&amp;[.B$39]&amp;[.$A$39]" office:value-type="string" office:string-value="Yb" calcext:value-type="string">
            <text:p>Yb</text:p>
          </table:table-cell>
          <table:table-cell table:style-name="ce917" table:formula="of:=[.$A$1]&amp;[.$A45]&amp;[.C$39]&amp;[.$A$39]" office:value-type="string" office:string-value="Yd" calcext:value-type="string">
            <text:p>Yd</text:p>
          </table:table-cell>
          <table:table-cell table:style-name="ce917" table:formula="of:=[.$A$1]&amp;[.$A45]&amp;[.D$39]&amp;[.$A$39]" office:value-type="string" office:string-value="Yg" calcext:value-type="string">
            <text:p>Yg</text:p>
          </table:table-cell>
          <table:table-cell table:style-name="ce917" table:formula="of:=[.$A$1]&amp;[.$A45]&amp;[.E$39]&amp;[.$A$39]" office:value-type="string" office:string-value="Yl" calcext:value-type="string">
            <text:p>Yl</text:p>
          </table:table-cell>
          <table:table-cell table:style-name="ce917" table:formula="of:=[.$A$1]&amp;[.$A45]&amp;[.F$39]&amp;[.$A$39]" office:value-type="string" office:string-value="Yw" calcext:value-type="string">
            <text:p>Yw</text:p>
          </table:table-cell>
          <table:table-cell table:style-name="ce917" table:formula="of:=[.$A$1]&amp;[.$A45]&amp;[.G$39]&amp;[.$A$39]" office:value-type="string" office:string-value="Yy" calcext:value-type="string">
            <text:p>Yy</text:p>
          </table:table-cell>
          <table:table-cell table:style-name="ce917" table:formula="of:=[.$A$1]&amp;[.$A45]&amp;[.H$39]&amp;[.$A$39]" office:value-type="string" office:string-value="Yx" calcext:value-type="string">
            <text:p>Yx</text:p>
          </table:table-cell>
          <table:table-cell table:style-name="ce917" table:formula="of:=[.$A$1]&amp;[.$A45]&amp;[.I$39]&amp;[.$A$39]" office:value-type="string" office:string-value="Yn" calcext:value-type="string">
            <text:p>Yn</text:p>
          </table:table-cell>
          <table:table-cell table:style-name="ce917" table:formula="of:=[.$A$1]&amp;[.$A45]&amp;[.J$39]&amp;[.$A$39]" office:value-type="string" office:string-value="Yb!" calcext:value-type="string">
            <text:p>Yb!</text:p>
          </table:table-cell>
          <table:table-cell table:style-name="ce917" table:formula="of:=[.$A$1]&amp;[.$A45]&amp;[.K$39]&amp;[.$A$39]" office:value-type="string" office:string-value="Yd!" calcext:value-type="string">
            <text:p>Yd!</text:p>
          </table:table-cell>
          <table:table-cell table:style-name="ce917" table:formula="of:=[.$A$1]&amp;[.$A45]&amp;[.L$39]&amp;[.$A$39]" office:value-type="string" office:string-value="Yg!" calcext:value-type="string">
            <text:p>Yg!</text:p>
          </table:table-cell>
          <table:table-cell table:style-name="ce917" table:formula="of:=[.$A$1]&amp;[.$A45]&amp;[.M$39]&amp;[.$A$39]" office:value-type="string" office:string-value="Yl!" calcext:value-type="string">
            <text:p>Yl!</text:p>
          </table:table-cell>
          <table:table-cell table:style-name="ce917" table:formula="of:=[.$A$1]&amp;[.$A45]&amp;[.N$39]&amp;[.$A$39]" office:value-type="string" office:string-value="Yw!" calcext:value-type="string">
            <text:p>Yw!</text:p>
          </table:table-cell>
          <table:table-cell table:style-name="ce917" table:formula="of:=[.$A$1]&amp;[.$A45]&amp;[.O$39]&amp;[.$A$39]" office:value-type="string" office:string-value="Yy!" calcext:value-type="string">
            <text:p>Yy!</text:p>
          </table:table-cell>
          <table:table-cell table:style-name="ce917" table:formula="of:=[.$A$1]&amp;[.$A45]&amp;[.P$39]&amp;[.$A$39]" office:value-type="string" office:string-value="Yx!" calcext:value-type="string">
            <text:p>Yx!</text:p>
          </table:table-cell>
          <table:table-cell table:style-name="ce917" table:formula="of:=[.$A$1]&amp;[.$A45]&amp;[.Q$39]&amp;[.$A$39]" office:value-type="string" office:string-value="Yn!" calcext:value-type="string">
            <text:p>Yn!</text:p>
          </table:table-cell>
          <table:table-cell table:style-name="ce330" office:value-type="string" calcext:value-type="string">
            <text:p>Y</text:p>
          </table:table-cell>
          <table:table-cell table:style-name="ce917" table:formula="of:=[.$A$1]&amp;[.$A45]&amp;[.S$39]&amp;[.$A$39]" office:value-type="string" office:string-value="YB" calcext:value-type="string">
            <text:p>YB</text:p>
          </table:table-cell>
          <table:table-cell table:style-name="ce917" table:formula="of:=[.$A$1]&amp;[.$A45]&amp;[.T$39]&amp;[.$A$39]" office:value-type="string" office:string-value="YD" calcext:value-type="string">
            <text:p>YD</text:p>
          </table:table-cell>
          <table:table-cell table:style-name="ce917" table:formula="of:=[.$A$1]&amp;[.$A45]&amp;[.U$39]&amp;[.$A$39]" office:value-type="string" office:string-value="YG" calcext:value-type="string">
            <text:p>YG</text:p>
          </table:table-cell>
          <table:table-cell table:style-name="ce917" table:formula="of:=[.$A$1]&amp;[.$A45]&amp;[.V$39]&amp;[.$A$39]" office:value-type="string" office:string-value="YL" calcext:value-type="string">
            <text:p>YL</text:p>
          </table:table-cell>
          <table:table-cell table:style-name="ce917" table:formula="of:=[.$A$1]&amp;[.$A45]&amp;[.W$39]&amp;[.$A$39]" office:value-type="string" office:string-value="YW" calcext:value-type="string">
            <text:p>YW</text:p>
          </table:table-cell>
          <table:table-cell table:style-name="ce917" table:formula="of:=[.$A$1]&amp;[.$A45]&amp;[.X$39]&amp;[.$A$39]" office:value-type="string" office:string-value="YY" calcext:value-type="string">
            <text:p>YY</text:p>
          </table:table-cell>
          <table:table-cell table:style-name="ce917" table:formula="of:=[.$A$1]&amp;[.$A45]&amp;[.Y$39]&amp;[.$A$39]" office:value-type="string" office:string-value="YX" calcext:value-type="string">
            <text:p>YX</text:p>
          </table:table-cell>
          <table:table-cell table:style-name="ce917" table:formula="of:=[.$A$1]&amp;[.$A45]&amp;[.Z$39]&amp;[.$A$39]" office:value-type="string" office:string-value="YN" calcext:value-type="string">
            <text:p>YN</text:p>
          </table:table-cell>
          <table:table-cell table:style-name="ce917" table:formula="of:=[.$A$1]&amp;[.$A45]&amp;[.AA$39]&amp;[.$A$39]" office:value-type="string" office:string-value="YB!" calcext:value-type="string">
            <text:p>YB!</text:p>
          </table:table-cell>
          <table:table-cell table:style-name="ce917" table:formula="of:=[.$A$1]&amp;[.$A45]&amp;[.AB$39]&amp;[.$A$39]" office:value-type="string" office:string-value="YD!" calcext:value-type="string">
            <text:p>YD!</text:p>
          </table:table-cell>
          <table:table-cell table:style-name="ce917" table:formula="of:=[.$A$1]&amp;[.$A45]&amp;[.AC$39]&amp;[.$A$39]" office:value-type="string" office:string-value="YG!" calcext:value-type="string">
            <text:p>YG!</text:p>
          </table:table-cell>
          <table:table-cell table:style-name="ce917" table:formula="of:=[.$A$1]&amp;[.$A45]&amp;[.AD$39]&amp;[.$A$39]" office:value-type="string" office:string-value="YL!" calcext:value-type="string">
            <text:p>YL!</text:p>
          </table:table-cell>
          <table:table-cell table:style-name="ce917" table:formula="of:=[.$A$1]&amp;[.$A45]&amp;[.AE$39]&amp;[.$A$39]" office:value-type="string" office:string-value="YW!" calcext:value-type="string">
            <text:p>YW!</text:p>
          </table:table-cell>
          <table:table-cell table:style-name="ce917" table:formula="of:=[.$A$1]&amp;[.$A45]&amp;[.AF$39]&amp;[.$A$39]" office:value-type="string" office:string-value="YY!" calcext:value-type="string">
            <text:p>YY!</text:p>
          </table:table-cell>
          <table:table-cell table:style-name="ce917" table:formula="of:=[.$A$1]&amp;[.$A45]&amp;[.AG$39]&amp;[.$A$39]" office:value-type="string" office:string-value="YX!" calcext:value-type="string">
            <text:p>YX!</text:p>
          </table:table-cell>
          <table:table-cell table:style-name="ce917" table:formula="of:=[.$A$1]&amp;[.$A45]&amp;[.AH$39]&amp;[.$A$39]" office:value-type="string" office:string-value="YN!" calcext:value-type="string">
            <text:p>YN!</text:p>
          </table:table-cell>
          <table:table-cell table:style-name="Accent_20_1"/>
          <table:table-cell table:number-columns-repeated="16349"/>
        </table:table-row>
        <table:table-row table:style-name="ro8">
          <table:table-cell table:style-name="ce330" office:value-type="string" calcext:value-type="string">
            <text:p>X</text:p>
          </table:table-cell>
          <table:table-cell table:style-name="ce917" table:formula="of:=[.$A$1]&amp;[.$A46]&amp;[.B$39]&amp;[.$A$39]" office:value-type="string" office:string-value="Xb" calcext:value-type="string">
            <text:p>Xb</text:p>
          </table:table-cell>
          <table:table-cell table:style-name="ce917" table:formula="of:=[.$A$1]&amp;[.$A46]&amp;[.C$39]&amp;[.$A$39]" office:value-type="string" office:string-value="Xd" calcext:value-type="string">
            <text:p>Xd</text:p>
          </table:table-cell>
          <table:table-cell table:style-name="ce917" table:formula="of:=[.$A$1]&amp;[.$A46]&amp;[.D$39]&amp;[.$A$39]" office:value-type="string" office:string-value="Xg" calcext:value-type="string">
            <text:p>Xg</text:p>
          </table:table-cell>
          <table:table-cell table:style-name="ce917" table:formula="of:=[.$A$1]&amp;[.$A46]&amp;[.E$39]&amp;[.$A$39]" office:value-type="string" office:string-value="Xl" calcext:value-type="string">
            <text:p>Xl</text:p>
          </table:table-cell>
          <table:table-cell table:style-name="ce917" table:formula="of:=[.$A$1]&amp;[.$A46]&amp;[.F$39]&amp;[.$A$39]" office:value-type="string" office:string-value="Xw" calcext:value-type="string">
            <text:p>Xw</text:p>
          </table:table-cell>
          <table:table-cell table:style-name="ce917" table:formula="of:=[.$A$1]&amp;[.$A46]&amp;[.G$39]&amp;[.$A$39]" office:value-type="string" office:string-value="Xy" calcext:value-type="string">
            <text:p>Xy</text:p>
          </table:table-cell>
          <table:table-cell table:style-name="ce917" table:formula="of:=[.$A$1]&amp;[.$A46]&amp;[.H$39]&amp;[.$A$39]" office:value-type="string" office:string-value="Xx" calcext:value-type="string">
            <text:p>Xx</text:p>
          </table:table-cell>
          <table:table-cell table:style-name="ce917" table:formula="of:=[.$A$1]&amp;[.$A46]&amp;[.I$39]&amp;[.$A$39]" office:value-type="string" office:string-value="Xn" calcext:value-type="string">
            <text:p>Xn</text:p>
          </table:table-cell>
          <table:table-cell table:style-name="ce917" table:formula="of:=[.$A$1]&amp;[.$A46]&amp;[.J$39]&amp;[.$A$39]" office:value-type="string" office:string-value="Xb!" calcext:value-type="string">
            <text:p>Xb!</text:p>
          </table:table-cell>
          <table:table-cell table:style-name="ce917" table:formula="of:=[.$A$1]&amp;[.$A46]&amp;[.K$39]&amp;[.$A$39]" office:value-type="string" office:string-value="Xd!" calcext:value-type="string">
            <text:p>Xd!</text:p>
          </table:table-cell>
          <table:table-cell table:style-name="ce917" table:formula="of:=[.$A$1]&amp;[.$A46]&amp;[.L$39]&amp;[.$A$39]" office:value-type="string" office:string-value="Xg!" calcext:value-type="string">
            <text:p>Xg!</text:p>
          </table:table-cell>
          <table:table-cell table:style-name="ce917" table:formula="of:=[.$A$1]&amp;[.$A46]&amp;[.M$39]&amp;[.$A$39]" office:value-type="string" office:string-value="Xl!" calcext:value-type="string">
            <text:p>Xl!</text:p>
          </table:table-cell>
          <table:table-cell table:style-name="ce917" table:formula="of:=[.$A$1]&amp;[.$A46]&amp;[.N$39]&amp;[.$A$39]" office:value-type="string" office:string-value="Xw!" calcext:value-type="string">
            <text:p>Xw!</text:p>
          </table:table-cell>
          <table:table-cell table:style-name="ce917" table:formula="of:=[.$A$1]&amp;[.$A46]&amp;[.O$39]&amp;[.$A$39]" office:value-type="string" office:string-value="Xy!" calcext:value-type="string">
            <text:p>Xy!</text:p>
          </table:table-cell>
          <table:table-cell table:style-name="ce917" table:formula="of:=[.$A$1]&amp;[.$A46]&amp;[.P$39]&amp;[.$A$39]" office:value-type="string" office:string-value="Xx!" calcext:value-type="string">
            <text:p>Xx!</text:p>
          </table:table-cell>
          <table:table-cell table:style-name="ce917" table:formula="of:=[.$A$1]&amp;[.$A46]&amp;[.Q$39]&amp;[.$A$39]" office:value-type="string" office:string-value="Xn!" calcext:value-type="string">
            <text:p>Xn!</text:p>
          </table:table-cell>
          <table:table-cell table:style-name="ce330" office:value-type="string" calcext:value-type="string">
            <text:p>X</text:p>
          </table:table-cell>
          <table:table-cell table:style-name="ce917" table:formula="of:=[.$A$1]&amp;[.$A46]&amp;[.S$39]&amp;[.$A$39]" office:value-type="string" office:string-value="XB" calcext:value-type="string">
            <text:p>XB</text:p>
          </table:table-cell>
          <table:table-cell table:style-name="ce917" table:formula="of:=[.$A$1]&amp;[.$A46]&amp;[.T$39]&amp;[.$A$39]" office:value-type="string" office:string-value="XD" calcext:value-type="string">
            <text:p>XD</text:p>
          </table:table-cell>
          <table:table-cell table:style-name="ce917" table:formula="of:=[.$A$1]&amp;[.$A46]&amp;[.U$39]&amp;[.$A$39]" office:value-type="string" office:string-value="XG" calcext:value-type="string">
            <text:p>XG</text:p>
          </table:table-cell>
          <table:table-cell table:style-name="ce917" table:formula="of:=[.$A$1]&amp;[.$A46]&amp;[.V$39]&amp;[.$A$39]" office:value-type="string" office:string-value="XL" calcext:value-type="string">
            <text:p>XL</text:p>
          </table:table-cell>
          <table:table-cell table:style-name="ce917" table:formula="of:=[.$A$1]&amp;[.$A46]&amp;[.W$39]&amp;[.$A$39]" office:value-type="string" office:string-value="XW" calcext:value-type="string">
            <text:p>XW</text:p>
          </table:table-cell>
          <table:table-cell table:style-name="ce917" table:formula="of:=[.$A$1]&amp;[.$A46]&amp;[.X$39]&amp;[.$A$39]" office:value-type="string" office:string-value="XY" calcext:value-type="string">
            <text:p>XY</text:p>
          </table:table-cell>
          <table:table-cell table:style-name="ce917" table:formula="of:=[.$A$1]&amp;[.$A46]&amp;[.Y$39]&amp;[.$A$39]" office:value-type="string" office:string-value="XX" calcext:value-type="string">
            <text:p>XX</text:p>
          </table:table-cell>
          <table:table-cell table:style-name="ce917" table:formula="of:=[.$A$1]&amp;[.$A46]&amp;[.Z$39]&amp;[.$A$39]" office:value-type="string" office:string-value="XN" calcext:value-type="string">
            <text:p>XN</text:p>
          </table:table-cell>
          <table:table-cell table:style-name="ce917" table:formula="of:=[.$A$1]&amp;[.$A46]&amp;[.AA$39]&amp;[.$A$39]" office:value-type="string" office:string-value="XB!" calcext:value-type="string">
            <text:p>XB!</text:p>
          </table:table-cell>
          <table:table-cell table:style-name="ce917" table:formula="of:=[.$A$1]&amp;[.$A46]&amp;[.AB$39]&amp;[.$A$39]" office:value-type="string" office:string-value="XD!" calcext:value-type="string">
            <text:p>XD!</text:p>
          </table:table-cell>
          <table:table-cell table:style-name="ce917" table:formula="of:=[.$A$1]&amp;[.$A46]&amp;[.AC$39]&amp;[.$A$39]" office:value-type="string" office:string-value="XG!" calcext:value-type="string">
            <text:p>XG!</text:p>
          </table:table-cell>
          <table:table-cell table:style-name="ce917" table:formula="of:=[.$A$1]&amp;[.$A46]&amp;[.AD$39]&amp;[.$A$39]" office:value-type="string" office:string-value="XL!" calcext:value-type="string">
            <text:p>XL!</text:p>
          </table:table-cell>
          <table:table-cell table:style-name="ce917" table:formula="of:=[.$A$1]&amp;[.$A46]&amp;[.AE$39]&amp;[.$A$39]" office:value-type="string" office:string-value="XW!" calcext:value-type="string">
            <text:p>XW!</text:p>
          </table:table-cell>
          <table:table-cell table:style-name="ce917" table:formula="of:=[.$A$1]&amp;[.$A46]&amp;[.AF$39]&amp;[.$A$39]" office:value-type="string" office:string-value="XY!" calcext:value-type="string">
            <text:p>XY!</text:p>
          </table:table-cell>
          <table:table-cell table:style-name="ce917" table:formula="of:=[.$A$1]&amp;[.$A46]&amp;[.AG$39]&amp;[.$A$39]" office:value-type="string" office:string-value="XX!" calcext:value-type="string">
            <text:p>XX!</text:p>
          </table:table-cell>
          <table:table-cell table:style-name="ce917" table:formula="of:=[.$A$1]&amp;[.$A46]&amp;[.AH$39]&amp;[.$A$39]" office:value-type="string" office:string-value="XN!" calcext:value-type="string">
            <text:p>XN!</text:p>
          </table:table-cell>
          <table:table-cell table:style-name="Accent_20_1"/>
          <table:table-cell table:number-columns-repeated="16349"/>
        </table:table-row>
        <table:table-row table:style-name="ro8">
          <table:table-cell table:style-name="ce330" office:value-type="string" calcext:value-type="string">
            <text:p>N</text:p>
          </table:table-cell>
          <table:table-cell table:style-name="ce917" table:formula="of:=[.$A$1]&amp;[.$A47]&amp;[.B$39]&amp;[.$A$39]" office:value-type="string" office:string-value="Nb" calcext:value-type="string">
            <text:p>Nb</text:p>
          </table:table-cell>
          <table:table-cell table:style-name="ce917" table:formula="of:=[.$A$1]&amp;[.$A47]&amp;[.C$39]&amp;[.$A$39]" office:value-type="string" office:string-value="Nd" calcext:value-type="string">
            <text:p>Nd</text:p>
          </table:table-cell>
          <table:table-cell table:style-name="ce917" table:formula="of:=[.$A$1]&amp;[.$A47]&amp;[.D$39]&amp;[.$A$39]" office:value-type="string" office:string-value="Ng" calcext:value-type="string">
            <text:p>Ng</text:p>
          </table:table-cell>
          <table:table-cell table:style-name="ce917" table:formula="of:=[.$A$1]&amp;[.$A47]&amp;[.E$39]&amp;[.$A$39]" office:value-type="string" office:string-value="Nl" calcext:value-type="string">
            <text:p>Nl</text:p>
          </table:table-cell>
          <table:table-cell table:style-name="ce917" table:formula="of:=[.$A$1]&amp;[.$A47]&amp;[.F$39]&amp;[.$A$39]" office:value-type="string" office:string-value="Nw" calcext:value-type="string">
            <text:p>Nw</text:p>
          </table:table-cell>
          <table:table-cell table:style-name="ce917" table:formula="of:=[.$A$1]&amp;[.$A47]&amp;[.G$39]&amp;[.$A$39]" office:value-type="string" office:string-value="Ny" calcext:value-type="string">
            <text:p>Ny</text:p>
          </table:table-cell>
          <table:table-cell table:style-name="ce917" table:formula="of:=[.$A$1]&amp;[.$A47]&amp;[.H$39]&amp;[.$A$39]" office:value-type="string" office:string-value="Nx" calcext:value-type="string">
            <text:p>Nx</text:p>
          </table:table-cell>
          <table:table-cell table:style-name="ce917" table:formula="of:=[.$A$1]&amp;[.$A47]&amp;[.I$39]&amp;[.$A$39]" office:value-type="string" office:string-value="Nn" calcext:value-type="string">
            <text:p>Nn</text:p>
          </table:table-cell>
          <table:table-cell table:style-name="ce917" table:formula="of:=[.$A$1]&amp;[.$A47]&amp;[.J$39]&amp;[.$A$39]" office:value-type="string" office:string-value="Nb!" calcext:value-type="string">
            <text:p>Nb!</text:p>
          </table:table-cell>
          <table:table-cell table:style-name="ce917" table:formula="of:=[.$A$1]&amp;[.$A47]&amp;[.K$39]&amp;[.$A$39]" office:value-type="string" office:string-value="Nd!" calcext:value-type="string">
            <text:p>Nd!</text:p>
          </table:table-cell>
          <table:table-cell table:style-name="ce917" table:formula="of:=[.$A$1]&amp;[.$A47]&amp;[.L$39]&amp;[.$A$39]" office:value-type="string" office:string-value="Ng!" calcext:value-type="string">
            <text:p>Ng!</text:p>
          </table:table-cell>
          <table:table-cell table:style-name="ce917" table:formula="of:=[.$A$1]&amp;[.$A47]&amp;[.M$39]&amp;[.$A$39]" office:value-type="string" office:string-value="Nl!" calcext:value-type="string">
            <text:p>Nl!</text:p>
          </table:table-cell>
          <table:table-cell table:style-name="ce917" table:formula="of:=[.$A$1]&amp;[.$A47]&amp;[.N$39]&amp;[.$A$39]" office:value-type="string" office:string-value="Nw!" calcext:value-type="string">
            <text:p>Nw!</text:p>
          </table:table-cell>
          <table:table-cell table:style-name="ce917" table:formula="of:=[.$A$1]&amp;[.$A47]&amp;[.O$39]&amp;[.$A$39]" office:value-type="string" office:string-value="Ny!" calcext:value-type="string">
            <text:p>Ny!</text:p>
          </table:table-cell>
          <table:table-cell table:style-name="ce917" table:formula="of:=[.$A$1]&amp;[.$A47]&amp;[.P$39]&amp;[.$A$39]" office:value-type="string" office:string-value="Nx!" calcext:value-type="string">
            <text:p>Nx!</text:p>
          </table:table-cell>
          <table:table-cell table:style-name="ce917" table:formula="of:=[.$A$1]&amp;[.$A47]&amp;[.Q$39]&amp;[.$A$39]" office:value-type="string" office:string-value="Nn!" calcext:value-type="string">
            <text:p>Nn!</text:p>
          </table:table-cell>
          <table:table-cell table:style-name="ce330" office:value-type="string" calcext:value-type="string">
            <text:p>N</text:p>
          </table:table-cell>
          <table:table-cell table:style-name="ce917" table:formula="of:=[.$A$1]&amp;[.$A47]&amp;[.S$39]&amp;[.$A$39]" office:value-type="string" office:string-value="NB" calcext:value-type="string">
            <text:p>NB</text:p>
          </table:table-cell>
          <table:table-cell table:style-name="ce917" table:formula="of:=[.$A$1]&amp;[.$A47]&amp;[.T$39]&amp;[.$A$39]" office:value-type="string" office:string-value="ND" calcext:value-type="string">
            <text:p>ND</text:p>
          </table:table-cell>
          <table:table-cell table:style-name="ce917" table:formula="of:=[.$A$1]&amp;[.$A47]&amp;[.U$39]&amp;[.$A$39]" office:value-type="string" office:string-value="NG" calcext:value-type="string">
            <text:p>NG</text:p>
          </table:table-cell>
          <table:table-cell table:style-name="ce917" table:formula="of:=[.$A$1]&amp;[.$A47]&amp;[.V$39]&amp;[.$A$39]" office:value-type="string" office:string-value="NL" calcext:value-type="string">
            <text:p>NL</text:p>
          </table:table-cell>
          <table:table-cell table:style-name="ce917" table:formula="of:=[.$A$1]&amp;[.$A47]&amp;[.W$39]&amp;[.$A$39]" office:value-type="string" office:string-value="NW" calcext:value-type="string">
            <text:p>NW</text:p>
          </table:table-cell>
          <table:table-cell table:style-name="ce917" table:formula="of:=[.$A$1]&amp;[.$A47]&amp;[.X$39]&amp;[.$A$39]" office:value-type="string" office:string-value="NY" calcext:value-type="string">
            <text:p>NY</text:p>
          </table:table-cell>
          <table:table-cell table:style-name="ce917" table:formula="of:=[.$A$1]&amp;[.$A47]&amp;[.Y$39]&amp;[.$A$39]" office:value-type="string" office:string-value="NX" calcext:value-type="string">
            <text:p>NX</text:p>
          </table:table-cell>
          <table:table-cell table:style-name="ce917" table:formula="of:=[.$A$1]&amp;[.$A47]&amp;[.Z$39]&amp;[.$A$39]" office:value-type="string" office:string-value="NN" calcext:value-type="string">
            <text:p>NN</text:p>
          </table:table-cell>
          <table:table-cell table:style-name="ce917" table:formula="of:=[.$A$1]&amp;[.$A47]&amp;[.AA$39]&amp;[.$A$39]" office:value-type="string" office:string-value="NB!" calcext:value-type="string">
            <text:p>NB!</text:p>
          </table:table-cell>
          <table:table-cell table:style-name="ce917" table:formula="of:=[.$A$1]&amp;[.$A47]&amp;[.AB$39]&amp;[.$A$39]" office:value-type="string" office:string-value="ND!" calcext:value-type="string">
            <text:p>ND!</text:p>
          </table:table-cell>
          <table:table-cell table:style-name="ce917" table:formula="of:=[.$A$1]&amp;[.$A47]&amp;[.AC$39]&amp;[.$A$39]" office:value-type="string" office:string-value="NG!" calcext:value-type="string">
            <text:p>NG!</text:p>
          </table:table-cell>
          <table:table-cell table:style-name="ce917" table:formula="of:=[.$A$1]&amp;[.$A47]&amp;[.AD$39]&amp;[.$A$39]" office:value-type="string" office:string-value="NL!" calcext:value-type="string">
            <text:p>NL!</text:p>
          </table:table-cell>
          <table:table-cell table:style-name="ce917" table:formula="of:=[.$A$1]&amp;[.$A47]&amp;[.AE$39]&amp;[.$A$39]" office:value-type="string" office:string-value="NW!" calcext:value-type="string">
            <text:p>NW!</text:p>
          </table:table-cell>
          <table:table-cell table:style-name="ce917" table:formula="of:=[.$A$1]&amp;[.$A47]&amp;[.AF$39]&amp;[.$A$39]" office:value-type="string" office:string-value="NY!" calcext:value-type="string">
            <text:p>NY!</text:p>
          </table:table-cell>
          <table:table-cell table:style-name="ce917" table:formula="of:=[.$A$1]&amp;[.$A47]&amp;[.AG$39]&amp;[.$A$39]" office:value-type="string" office:string-value="NX!" calcext:value-type="string">
            <text:p>NX!</text:p>
          </table:table-cell>
          <table:table-cell table:style-name="ce917" table:formula="of:=[.$A$1]&amp;[.$A47]&amp;[.AH$39]&amp;[.$A$39]" office:value-type="string" office:string-value="NN!" calcext:value-type="string">
            <text:p>NN!</text:p>
          </table:table-cell>
          <table:table-cell table:style-name="Accent_20_1"/>
          <table:table-cell table:number-columns-repeated="16349"/>
        </table:table-row>
        <table:table-row table:style-name="ro8">
          <table:table-cell table:number-columns-repeated="16384"/>
        </table:table-row>
        <table:table-row table:style-name="ro8">
          <table:table-cell table:style-name="ce1130"/>
          <table:table-cell table:style-name="ce330" office:value-type="string" calcext:value-type="string">
            <text:p>B</text:p>
          </table:table-cell>
          <table:table-cell table:style-name="ce330" office:value-type="string" calcext:value-type="string">
            <text:p>D</text:p>
          </table:table-cell>
          <table:table-cell table:style-name="ce330" office:value-type="string" calcext:value-type="string">
            <text:p>G</text:p>
          </table:table-cell>
          <table:table-cell table:style-name="ce330" office:value-type="string" calcext:value-type="string">
            <text:p>L</text:p>
          </table:table-cell>
          <table:table-cell table:style-name="ce330" office:value-type="string" calcext:value-type="string">
            <text:p>W</text:p>
          </table:table-cell>
          <table:table-cell table:style-name="ce330" office:value-type="string" calcext:value-type="string">
            <text:p>Y</text:p>
          </table:table-cell>
          <table:table-cell table:style-name="ce330" office:value-type="string" calcext:value-type="string">
            <text:p>X</text:p>
          </table:table-cell>
          <table:table-cell table:style-name="ce330" office:value-type="string" calcext:value-type="string">
            <text:p>N</text:p>
          </table:table-cell>
          <table:table-cell table:style-name="ce330" office:value-type="string" calcext:value-type="string">
            <text:p>b</text:p>
          </table:table-cell>
          <table:table-cell table:style-name="ce330" office:value-type="string" calcext:value-type="string">
            <text:p>d</text:p>
          </table:table-cell>
          <table:table-cell table:style-name="ce330" office:value-type="string" calcext:value-type="string">
            <text:p>g</text:p>
          </table:table-cell>
          <table:table-cell table:style-name="ce330" office:value-type="string" calcext:value-type="string">
            <text:p>l</text:p>
          </table:table-cell>
          <table:table-cell table:style-name="ce330" office:value-type="string" calcext:value-type="string">
            <text:p>w</text:p>
          </table:table-cell>
          <table:table-cell table:style-name="ce330" office:value-type="string" calcext:value-type="string">
            <text:p>y</text:p>
          </table:table-cell>
          <table:table-cell table:style-name="ce330" office:value-type="string" calcext:value-type="string">
            <text:p>x</text:p>
          </table:table-cell>
          <table:table-cell table:style-name="ce330" office:value-type="string" calcext:value-type="string">
            <text:p>n</text:p>
          </table:table-cell>
          <table:table-cell table:style-name="ce1130" office:value-type="string" calcext:value-type="string">
            <text:p>B1</text:p>
          </table:table-cell>
          <table:table-cell table:style-name="ce1130" office:value-type="string" calcext:value-type="string">
            <text:p>D1</text:p>
          </table:table-cell>
          <table:table-cell table:style-name="ce1130" office:value-type="string" calcext:value-type="string">
            <text:p>G1</text:p>
          </table:table-cell>
          <table:table-cell table:style-name="ce1130" office:value-type="string" calcext:value-type="string">
            <text:p>L1</text:p>
          </table:table-cell>
          <table:table-cell table:style-name="ce1130" office:value-type="string" calcext:value-type="string">
            <text:p>W1</text:p>
          </table:table-cell>
          <table:table-cell table:style-name="ce1130" office:value-type="string" calcext:value-type="string">
            <text:p>Y1</text:p>
          </table:table-cell>
          <table:table-cell table:style-name="ce1130" office:value-type="string" calcext:value-type="string">
            <text:p>X1</text:p>
          </table:table-cell>
          <table:table-cell table:style-name="ce1130" office:value-type="string" calcext:value-type="string">
            <text:p>N1</text:p>
          </table:table-cell>
          <table:table-cell table:style-name="ce330" office:value-type="string" calcext:value-type="string">
            <text:p>b</text:p>
          </table:table-cell>
          <table:table-cell table:style-name="ce330" office:value-type="string" calcext:value-type="string">
            <text:p>d</text:p>
          </table:table-cell>
          <table:table-cell table:style-name="ce330" office:value-type="string" calcext:value-type="string">
            <text:p>g</text:p>
          </table:table-cell>
          <table:table-cell table:style-name="ce330" office:value-type="string" calcext:value-type="string">
            <text:p>l</text:p>
          </table:table-cell>
          <table:table-cell table:style-name="ce330" office:value-type="string" calcext:value-type="string">
            <text:p>w</text:p>
          </table:table-cell>
          <table:table-cell table:style-name="ce330" office:value-type="string" calcext:value-type="string">
            <text:p>y</text:p>
          </table:table-cell>
          <table:table-cell table:style-name="ce330" office:value-type="string" calcext:value-type="string">
            <text:p>x</text:p>
          </table:table-cell>
          <table:table-cell table:style-name="ce330" office:value-type="string" calcext:value-type="string">
            <text:p>n</text:p>
          </table:table-cell>
          <table:table-cell table:style-name="ce1130"/>
          <table:table-cell table:number-columns-repeated="16350"/>
        </table:table-row>
        <table:table-row table:style-name="ro8">
          <table:table-cell table:style-name="ce1130" office:value-type="string" calcext:value-type="string">
            <text:p>B</text:p>
          </table:table-cell>
          <table:table-cell table:style-name="ce917" table:formula="of:=[.$A50]&amp;[.B$49]" office:value-type="string" office:string-value="BB" calcext:value-type="string">
            <text:p>BB</text:p>
          </table:table-cell>
          <table:table-cell table:style-name="ce917" table:formula="of:=[.$A50]&amp;[.C$49]" office:value-type="string" office:string-value="BD" calcext:value-type="string">
            <text:p>BD</text:p>
          </table:table-cell>
          <table:table-cell table:style-name="ce917" table:formula="of:=[.$A50]&amp;[.D$49]" office:value-type="string" office:string-value="BG" calcext:value-type="string">
            <text:p>BG</text:p>
          </table:table-cell>
          <table:table-cell table:style-name="ce917" table:formula="of:=[.$A50]&amp;[.E$49]" office:value-type="string" office:string-value="BL" calcext:value-type="string">
            <text:p>BL</text:p>
          </table:table-cell>
          <table:table-cell table:style-name="ce917" table:formula="of:=[.$A50]&amp;[.F$49]" office:value-type="string" office:string-value="BW" calcext:value-type="string">
            <text:p>BW</text:p>
          </table:table-cell>
          <table:table-cell table:style-name="ce917" table:formula="of:=[.$A50]&amp;[.G$49]" office:value-type="string" office:string-value="BY" calcext:value-type="string">
            <text:p>BY</text:p>
          </table:table-cell>
          <table:table-cell table:style-name="ce917" table:formula="of:=[.$A50]&amp;[.H$49]" office:value-type="string" office:string-value="BX" calcext:value-type="string">
            <text:p>BX</text:p>
          </table:table-cell>
          <table:table-cell table:style-name="ce917" table:formula="of:=[.$A50]&amp;[.I$49]" office:value-type="string" office:string-value="BN" calcext:value-type="string">
            <text:p>BN</text:p>
          </table:table-cell>
          <table:table-cell table:style-name="ce917" table:formula="of:=[.$A50]&amp;[.J$49]" office:value-type="string" office:string-value="Bb" calcext:value-type="string">
            <text:p>Bb</text:p>
          </table:table-cell>
          <table:table-cell table:style-name="ce917" table:formula="of:=[.$A50]&amp;[.K$49]" office:value-type="string" office:string-value="Bd" calcext:value-type="string">
            <text:p>Bd</text:p>
          </table:table-cell>
          <table:table-cell table:style-name="ce917" table:formula="of:=[.$A50]&amp;[.L$49]" office:value-type="string" office:string-value="Bg" calcext:value-type="string">
            <text:p>Bg</text:p>
          </table:table-cell>
          <table:table-cell table:style-name="ce917" table:formula="of:=[.$A50]&amp;[.M$49]" office:value-type="string" office:string-value="Bl" calcext:value-type="string">
            <text:p>Bl</text:p>
          </table:table-cell>
          <table:table-cell table:style-name="ce917" table:formula="of:=[.$A50]&amp;[.N$49]" office:value-type="string" office:string-value="Bw" calcext:value-type="string">
            <text:p>Bw</text:p>
          </table:table-cell>
          <table:table-cell table:style-name="ce917" table:formula="of:=[.$A50]&amp;[.O$49]" office:value-type="string" office:string-value="By" calcext:value-type="string">
            <text:p>By</text:p>
          </table:table-cell>
          <table:table-cell table:style-name="ce917" table:formula="of:=[.$A50]&amp;[.P$49]" office:value-type="string" office:string-value="Bx" calcext:value-type="string">
            <text:p>Bx</text:p>
          </table:table-cell>
          <table:table-cell table:style-name="ce917" table:formula="of:=[.$A50]&amp;[.Q$49]" office:value-type="string" office:string-value="Bn" calcext:value-type="string">
            <text:p>Bn</text:p>
          </table:table-cell>
          <table:table-cell table:style-name="ce917" table:formula="of:=[.$A50]&amp;[.R$49]" office:value-type="string" office:string-value="BB1" calcext:value-type="string">
            <text:p>BB1</text:p>
          </table:table-cell>
          <table:table-cell table:style-name="ce917" table:formula="of:=[.$A50]&amp;[.S$49]" office:value-type="string" office:string-value="BD1" calcext:value-type="string">
            <text:p>BD1</text:p>
          </table:table-cell>
          <table:table-cell table:style-name="ce917" table:formula="of:=[.$A50]&amp;[.T$49]" office:value-type="string" office:string-value="BG1" calcext:value-type="string">
            <text:p>BG1</text:p>
          </table:table-cell>
          <table:table-cell table:style-name="ce917" table:formula="of:=[.$A50]&amp;[.U$49]" office:value-type="string" office:string-value="BL1" calcext:value-type="string">
            <text:p>BL1</text:p>
          </table:table-cell>
          <table:table-cell table:style-name="ce917" table:formula="of:=[.$A50]&amp;[.V$49]" office:value-type="string" office:string-value="BW1" calcext:value-type="string">
            <text:p>BW1</text:p>
          </table:table-cell>
          <table:table-cell table:style-name="ce917" table:formula="of:=[.$A50]&amp;[.W$49]" office:value-type="string" office:string-value="BY1" calcext:value-type="string">
            <text:p>BY1</text:p>
          </table:table-cell>
          <table:table-cell table:style-name="ce917" table:formula="of:=[.$A50]&amp;[.X$49]" office:value-type="string" office:string-value="BX1" calcext:value-type="string">
            <text:p>BX1</text:p>
          </table:table-cell>
          <table:table-cell table:style-name="ce917" table:formula="of:=[.$A50]&amp;[.Y$49]" office:value-type="string" office:string-value="BN1" calcext:value-type="string">
            <text:p>BN1</text:p>
          </table:table-cell>
          <table:table-cell table:style-name="ce917" table:formula="of:=[.$AH50]&amp;[.Z$49]" office:value-type="string" office:string-value="bb" calcext:value-type="string">
            <text:p>bb</text:p>
          </table:table-cell>
          <table:table-cell table:style-name="ce917" table:formula="of:=[.$AH50]&amp;[.AA$49]" office:value-type="string" office:string-value="bd" calcext:value-type="string">
            <text:p>bd</text:p>
          </table:table-cell>
          <table:table-cell table:style-name="ce917" table:formula="of:=[.$AH50]&amp;[.AB$49]" office:value-type="string" office:string-value="bg" calcext:value-type="string">
            <text:p>bg</text:p>
          </table:table-cell>
          <table:table-cell table:style-name="ce917" table:formula="of:=[.$AH50]&amp;[.AC$49]" office:value-type="string" office:string-value="bl" calcext:value-type="string">
            <text:p>bl</text:p>
          </table:table-cell>
          <table:table-cell table:style-name="ce917" table:formula="of:=[.$AH50]&amp;[.AD$49]" office:value-type="string" office:string-value="bw" calcext:value-type="string">
            <text:p>bw</text:p>
          </table:table-cell>
          <table:table-cell table:style-name="ce917" table:formula="of:=[.$AH50]&amp;[.AE$49]" office:value-type="string" office:string-value="by" calcext:value-type="string">
            <text:p>by</text:p>
          </table:table-cell>
          <table:table-cell table:style-name="ce917" table:formula="of:=[.$AH50]&amp;[.AF$49]" office:value-type="string" office:string-value="bx" calcext:value-type="string">
            <text:p>bx</text:p>
          </table:table-cell>
          <table:table-cell table:style-name="ce917" table:formula="of:=[.$AH50]&amp;[.AG$49]" office:value-type="string" office:string-value="bn" calcext:value-type="string">
            <text:p>bn</text:p>
          </table:table-cell>
          <table:table-cell table:style-name="ce1130" office:value-type="string" calcext:value-type="string">
            <text:p>b</text:p>
          </table:table-cell>
          <table:table-cell table:number-columns-repeated="16350"/>
        </table:table-row>
        <table:table-row table:style-name="ro8">
          <table:table-cell table:style-name="ce1130" office:value-type="string" calcext:value-type="string">
            <text:p>D</text:p>
          </table:table-cell>
          <table:table-cell table:style-name="ce917" table:formula="of:=[.$A51]&amp;[.B$49]" office:value-type="string" office:string-value="DB" calcext:value-type="string">
            <text:p>DB</text:p>
          </table:table-cell>
          <table:table-cell table:style-name="ce917" table:formula="of:=[.$A51]&amp;[.C$49]" office:value-type="string" office:string-value="DD" calcext:value-type="string">
            <text:p>DD</text:p>
          </table:table-cell>
          <table:table-cell table:style-name="ce917" table:formula="of:=[.$A51]&amp;[.D$49]" office:value-type="string" office:string-value="DG" calcext:value-type="string">
            <text:p>DG</text:p>
          </table:table-cell>
          <table:table-cell table:style-name="ce917" table:formula="of:=[.$A51]&amp;[.E$49]" office:value-type="string" office:string-value="DL" calcext:value-type="string">
            <text:p>DL</text:p>
          </table:table-cell>
          <table:table-cell table:style-name="ce917" table:formula="of:=[.$A51]&amp;[.F$49]" office:value-type="string" office:string-value="DW" calcext:value-type="string">
            <text:p>DW</text:p>
          </table:table-cell>
          <table:table-cell table:style-name="ce917" table:formula="of:=[.$A51]&amp;[.G$49]" office:value-type="string" office:string-value="DY" calcext:value-type="string">
            <text:p>DY</text:p>
          </table:table-cell>
          <table:table-cell table:style-name="ce917" table:formula="of:=[.$A51]&amp;[.H$49]" office:value-type="string" office:string-value="DX" calcext:value-type="string">
            <text:p>DX</text:p>
          </table:table-cell>
          <table:table-cell table:style-name="ce917" table:formula="of:=[.$A51]&amp;[.I$49]" office:value-type="string" office:string-value="DN" calcext:value-type="string">
            <text:p>DN</text:p>
          </table:table-cell>
          <table:table-cell table:style-name="ce917" table:formula="of:=[.$A51]&amp;[.J$49]" office:value-type="string" office:string-value="Db" calcext:value-type="string">
            <text:p>Db</text:p>
          </table:table-cell>
          <table:table-cell table:style-name="ce917" table:formula="of:=[.$A51]&amp;[.K$49]" office:value-type="string" office:string-value="Dd" calcext:value-type="string">
            <text:p>Dd</text:p>
          </table:table-cell>
          <table:table-cell table:style-name="ce917" table:formula="of:=[.$A51]&amp;[.L$49]" office:value-type="string" office:string-value="Dg" calcext:value-type="string">
            <text:p>Dg</text:p>
          </table:table-cell>
          <table:table-cell table:style-name="ce917" table:formula="of:=[.$A51]&amp;[.M$49]" office:value-type="string" office:string-value="Dl" calcext:value-type="string">
            <text:p>Dl</text:p>
          </table:table-cell>
          <table:table-cell table:style-name="ce917" table:formula="of:=[.$A51]&amp;[.N$49]" office:value-type="string" office:string-value="Dw" calcext:value-type="string">
            <text:p>Dw</text:p>
          </table:table-cell>
          <table:table-cell table:style-name="ce917" table:formula="of:=[.$A51]&amp;[.O$49]" office:value-type="string" office:string-value="Dy" calcext:value-type="string">
            <text:p>Dy</text:p>
          </table:table-cell>
          <table:table-cell table:style-name="ce917" table:formula="of:=[.$A51]&amp;[.P$49]" office:value-type="string" office:string-value="Dx" calcext:value-type="string">
            <text:p>Dx</text:p>
          </table:table-cell>
          <table:table-cell table:style-name="ce917" table:formula="of:=[.$A51]&amp;[.Q$49]" office:value-type="string" office:string-value="Dn" calcext:value-type="string">
            <text:p>Dn</text:p>
          </table:table-cell>
          <table:table-cell table:style-name="ce917" table:formula="of:=[.$A51]&amp;[.R$49]" office:value-type="string" office:string-value="DB1" calcext:value-type="string">
            <text:p>DB1</text:p>
          </table:table-cell>
          <table:table-cell table:style-name="ce917" table:formula="of:=[.$A51]&amp;[.S$49]" office:value-type="string" office:string-value="DD1" calcext:value-type="string">
            <text:p>DD1</text:p>
          </table:table-cell>
          <table:table-cell table:style-name="ce917" table:formula="of:=[.$A51]&amp;[.T$49]" office:value-type="string" office:string-value="DG1" calcext:value-type="string">
            <text:p>DG1</text:p>
          </table:table-cell>
          <table:table-cell table:style-name="ce917" table:formula="of:=[.$A51]&amp;[.U$49]" office:value-type="string" office:string-value="DL1" calcext:value-type="string">
            <text:p>DL1</text:p>
          </table:table-cell>
          <table:table-cell table:style-name="ce917" table:formula="of:=[.$A51]&amp;[.V$49]" office:value-type="string" office:string-value="DW1" calcext:value-type="string">
            <text:p>DW1</text:p>
          </table:table-cell>
          <table:table-cell table:style-name="ce917" table:formula="of:=[.$A51]&amp;[.W$49]" office:value-type="string" office:string-value="DY1" calcext:value-type="string">
            <text:p>DY1</text:p>
          </table:table-cell>
          <table:table-cell table:style-name="ce917" table:formula="of:=[.$A51]&amp;[.X$49]" office:value-type="string" office:string-value="DX1" calcext:value-type="string">
            <text:p>DX1</text:p>
          </table:table-cell>
          <table:table-cell table:style-name="ce917" table:formula="of:=[.$A51]&amp;[.Y$49]" office:value-type="string" office:string-value="DN1" calcext:value-type="string">
            <text:p>DN1</text:p>
          </table:table-cell>
          <table:table-cell table:style-name="ce917" table:formula="of:=[.$AH51]&amp;[.Z$49]" office:value-type="string" office:string-value="db" calcext:value-type="string">
            <text:p>db</text:p>
          </table:table-cell>
          <table:table-cell table:style-name="ce917" table:formula="of:=[.$AH51]&amp;[.AA$49]" office:value-type="string" office:string-value="dd" calcext:value-type="string">
            <text:p>dd</text:p>
          </table:table-cell>
          <table:table-cell table:style-name="ce917" table:formula="of:=[.$AH51]&amp;[.AB$49]" office:value-type="string" office:string-value="dg" calcext:value-type="string">
            <text:p>dg</text:p>
          </table:table-cell>
          <table:table-cell table:style-name="ce917" table:formula="of:=[.$AH51]&amp;[.AC$49]" office:value-type="string" office:string-value="dl" calcext:value-type="string">
            <text:p>dl</text:p>
          </table:table-cell>
          <table:table-cell table:style-name="ce917" table:formula="of:=[.$AH51]&amp;[.AD$49]" office:value-type="string" office:string-value="dw" calcext:value-type="string">
            <text:p>dw</text:p>
          </table:table-cell>
          <table:table-cell table:style-name="ce917" table:formula="of:=[.$AH51]&amp;[.AE$49]" office:value-type="string" office:string-value="dy" calcext:value-type="string">
            <text:p>dy</text:p>
          </table:table-cell>
          <table:table-cell table:style-name="ce917" table:formula="of:=[.$AH51]&amp;[.AF$49]" office:value-type="string" office:string-value="dx" calcext:value-type="string">
            <text:p>dx</text:p>
          </table:table-cell>
          <table:table-cell table:style-name="ce917" table:formula="of:=[.$AH51]&amp;[.AG$49]" office:value-type="string" office:string-value="dn" calcext:value-type="string">
            <text:p>dn</text:p>
          </table:table-cell>
          <table:table-cell table:style-name="ce1130" office:value-type="string" calcext:value-type="string">
            <text:p>d</text:p>
          </table:table-cell>
          <table:table-cell table:number-columns-repeated="16350"/>
        </table:table-row>
        <table:table-row table:style-name="ro8">
          <table:table-cell table:style-name="ce1130" office:value-type="string" calcext:value-type="string">
            <text:p>G</text:p>
          </table:table-cell>
          <table:table-cell table:style-name="ce917" table:formula="of:=[.$A52]&amp;[.B$49]" office:value-type="string" office:string-value="GB" calcext:value-type="string">
            <text:p>GB</text:p>
          </table:table-cell>
          <table:table-cell table:style-name="ce917" table:formula="of:=[.$A52]&amp;[.C$49]" office:value-type="string" office:string-value="GD" calcext:value-type="string">
            <text:p>GD</text:p>
          </table:table-cell>
          <table:table-cell table:style-name="ce917" table:formula="of:=[.$A52]&amp;[.D$49]" office:value-type="string" office:string-value="GG" calcext:value-type="string">
            <text:p>GG</text:p>
          </table:table-cell>
          <table:table-cell table:style-name="ce917" table:formula="of:=[.$A52]&amp;[.E$49]" office:value-type="string" office:string-value="GL" calcext:value-type="string">
            <text:p>GL</text:p>
          </table:table-cell>
          <table:table-cell table:style-name="ce917" table:formula="of:=[.$A52]&amp;[.F$49]" office:value-type="string" office:string-value="GW" calcext:value-type="string">
            <text:p>GW</text:p>
          </table:table-cell>
          <table:table-cell table:style-name="ce917" table:formula="of:=[.$A52]&amp;[.G$49]" office:value-type="string" office:string-value="GY" calcext:value-type="string">
            <text:p>GY</text:p>
          </table:table-cell>
          <table:table-cell table:style-name="ce917" table:formula="of:=[.$A52]&amp;[.H$49]" office:value-type="string" office:string-value="GX" calcext:value-type="string">
            <text:p>GX</text:p>
          </table:table-cell>
          <table:table-cell table:style-name="ce917" table:formula="of:=[.$A52]&amp;[.I$49]" office:value-type="string" office:string-value="GN" calcext:value-type="string">
            <text:p>GN</text:p>
          </table:table-cell>
          <table:table-cell table:style-name="ce917" table:formula="of:=[.$A52]&amp;[.J$49]" office:value-type="string" office:string-value="Gb" calcext:value-type="string">
            <text:p>Gb</text:p>
          </table:table-cell>
          <table:table-cell table:style-name="ce917" table:formula="of:=[.$A52]&amp;[.K$49]" office:value-type="string" office:string-value="Gd" calcext:value-type="string">
            <text:p>Gd</text:p>
          </table:table-cell>
          <table:table-cell table:style-name="ce917" table:formula="of:=[.$A52]&amp;[.L$49]" office:value-type="string" office:string-value="Gg" calcext:value-type="string">
            <text:p>Gg</text:p>
          </table:table-cell>
          <table:table-cell table:style-name="ce917" table:formula="of:=[.$A52]&amp;[.M$49]" office:value-type="string" office:string-value="Gl" calcext:value-type="string">
            <text:p>Gl</text:p>
          </table:table-cell>
          <table:table-cell table:style-name="ce917" table:formula="of:=[.$A52]&amp;[.N$49]" office:value-type="string" office:string-value="Gw" calcext:value-type="string">
            <text:p>Gw</text:p>
          </table:table-cell>
          <table:table-cell table:style-name="ce917" table:formula="of:=[.$A52]&amp;[.O$49]" office:value-type="string" office:string-value="Gy" calcext:value-type="string">
            <text:p>Gy</text:p>
          </table:table-cell>
          <table:table-cell table:style-name="ce917" table:formula="of:=[.$A52]&amp;[.P$49]" office:value-type="string" office:string-value="Gx" calcext:value-type="string">
            <text:p>Gx</text:p>
          </table:table-cell>
          <table:table-cell table:style-name="ce917" table:formula="of:=[.$A52]&amp;[.Q$49]" office:value-type="string" office:string-value="Gn" calcext:value-type="string">
            <text:p>Gn</text:p>
          </table:table-cell>
          <table:table-cell table:style-name="ce917" table:formula="of:=[.$A52]&amp;[.R$49]" office:value-type="string" office:string-value="GB1" calcext:value-type="string">
            <text:p>GB1</text:p>
          </table:table-cell>
          <table:table-cell table:style-name="ce917" table:formula="of:=[.$A52]&amp;[.S$49]" office:value-type="string" office:string-value="GD1" calcext:value-type="string">
            <text:p>GD1</text:p>
          </table:table-cell>
          <table:table-cell table:style-name="ce917" table:formula="of:=[.$A52]&amp;[.T$49]" office:value-type="string" office:string-value="GG1" calcext:value-type="string">
            <text:p>GG1</text:p>
          </table:table-cell>
          <table:table-cell table:style-name="ce917" table:formula="of:=[.$A52]&amp;[.U$49]" office:value-type="string" office:string-value="GL1" calcext:value-type="string">
            <text:p>GL1</text:p>
          </table:table-cell>
          <table:table-cell table:style-name="ce917" table:formula="of:=[.$A52]&amp;[.V$49]" office:value-type="string" office:string-value="GW1" calcext:value-type="string">
            <text:p>GW1</text:p>
          </table:table-cell>
          <table:table-cell table:style-name="ce917" table:formula="of:=[.$A52]&amp;[.W$49]" office:value-type="string" office:string-value="GY1" calcext:value-type="string">
            <text:p>GY1</text:p>
          </table:table-cell>
          <table:table-cell table:style-name="ce917" table:formula="of:=[.$A52]&amp;[.X$49]" office:value-type="string" office:string-value="GX1" calcext:value-type="string">
            <text:p>GX1</text:p>
          </table:table-cell>
          <table:table-cell table:style-name="ce917" table:formula="of:=[.$A52]&amp;[.Y$49]" office:value-type="string" office:string-value="GN1" calcext:value-type="string">
            <text:p>GN1</text:p>
          </table:table-cell>
          <table:table-cell table:style-name="ce917" table:formula="of:=[.$AH52]&amp;[.Z$49]" office:value-type="string" office:string-value="gb" calcext:value-type="string">
            <text:p>gb</text:p>
          </table:table-cell>
          <table:table-cell table:style-name="ce917" table:formula="of:=[.$AH52]&amp;[.AA$49]" office:value-type="string" office:string-value="gd" calcext:value-type="string">
            <text:p>gd</text:p>
          </table:table-cell>
          <table:table-cell table:style-name="ce917" table:formula="of:=[.$AH52]&amp;[.AB$49]" office:value-type="string" office:string-value="gg" calcext:value-type="string">
            <text:p>gg</text:p>
          </table:table-cell>
          <table:table-cell table:style-name="ce917" table:formula="of:=[.$AH52]&amp;[.AC$49]" office:value-type="string" office:string-value="gl" calcext:value-type="string">
            <text:p>gl</text:p>
          </table:table-cell>
          <table:table-cell table:style-name="ce917" table:formula="of:=[.$AH52]&amp;[.AD$49]" office:value-type="string" office:string-value="gw" calcext:value-type="string">
            <text:p>gw</text:p>
          </table:table-cell>
          <table:table-cell table:style-name="ce917" table:formula="of:=[.$AH52]&amp;[.AE$49]" office:value-type="string" office:string-value="gy" calcext:value-type="string">
            <text:p>gy</text:p>
          </table:table-cell>
          <table:table-cell table:style-name="ce917" table:formula="of:=[.$AH52]&amp;[.AF$49]" office:value-type="string" office:string-value="gx" calcext:value-type="string">
            <text:p>gx</text:p>
          </table:table-cell>
          <table:table-cell table:style-name="ce917" table:formula="of:=[.$AH52]&amp;[.AG$49]" office:value-type="string" office:string-value="gn" calcext:value-type="string">
            <text:p>gn</text:p>
          </table:table-cell>
          <table:table-cell table:style-name="ce1130" office:value-type="string" calcext:value-type="string">
            <text:p>g</text:p>
          </table:table-cell>
          <table:table-cell table:number-columns-repeated="16350"/>
        </table:table-row>
        <table:table-row table:style-name="ro8">
          <table:table-cell table:style-name="ce1130" office:value-type="string" calcext:value-type="string">
            <text:p>L</text:p>
          </table:table-cell>
          <table:table-cell table:style-name="ce917" table:formula="of:=[.$A53]&amp;[.B$49]" office:value-type="string" office:string-value="LB" calcext:value-type="string">
            <text:p>LB</text:p>
          </table:table-cell>
          <table:table-cell table:style-name="ce917" table:formula="of:=[.$A53]&amp;[.C$49]" office:value-type="string" office:string-value="LD" calcext:value-type="string">
            <text:p>LD</text:p>
          </table:table-cell>
          <table:table-cell table:style-name="ce917" table:formula="of:=[.$A53]&amp;[.D$49]" office:value-type="string" office:string-value="LG" calcext:value-type="string">
            <text:p>LG</text:p>
          </table:table-cell>
          <table:table-cell table:style-name="ce917" table:formula="of:=[.$A53]&amp;[.E$49]" office:value-type="string" office:string-value="LL" calcext:value-type="string">
            <text:p>LL</text:p>
          </table:table-cell>
          <table:table-cell table:style-name="ce917" table:formula="of:=[.$A53]&amp;[.F$49]" office:value-type="string" office:string-value="LW" calcext:value-type="string">
            <text:p>LW</text:p>
          </table:table-cell>
          <table:table-cell table:style-name="ce917" table:formula="of:=[.$A53]&amp;[.G$49]" office:value-type="string" office:string-value="LY" calcext:value-type="string">
            <text:p>LY</text:p>
          </table:table-cell>
          <table:table-cell table:style-name="ce917" table:formula="of:=[.$A53]&amp;[.H$49]" office:value-type="string" office:string-value="LX" calcext:value-type="string">
            <text:p>LX</text:p>
          </table:table-cell>
          <table:table-cell table:style-name="ce917" table:formula="of:=[.$A53]&amp;[.I$49]" office:value-type="string" office:string-value="LN" calcext:value-type="string">
            <text:p>LN</text:p>
          </table:table-cell>
          <table:table-cell table:style-name="ce917" table:formula="of:=[.$A53]&amp;[.J$49]" office:value-type="string" office:string-value="Lb" calcext:value-type="string">
            <text:p>Lb</text:p>
          </table:table-cell>
          <table:table-cell table:style-name="ce917" table:formula="of:=[.$A53]&amp;[.K$49]" office:value-type="string" office:string-value="Ld" calcext:value-type="string">
            <text:p>Ld</text:p>
          </table:table-cell>
          <table:table-cell table:style-name="ce917" table:formula="of:=[.$A53]&amp;[.L$49]" office:value-type="string" office:string-value="Lg" calcext:value-type="string">
            <text:p>Lg</text:p>
          </table:table-cell>
          <table:table-cell table:style-name="ce917" table:formula="of:=[.$A53]&amp;[.M$49]" office:value-type="string" office:string-value="Ll" calcext:value-type="string">
            <text:p>Ll</text:p>
          </table:table-cell>
          <table:table-cell table:style-name="ce917" table:formula="of:=[.$A53]&amp;[.N$49]" office:value-type="string" office:string-value="Lw" calcext:value-type="string">
            <text:p>Lw</text:p>
          </table:table-cell>
          <table:table-cell table:style-name="ce917" table:formula="of:=[.$A53]&amp;[.O$49]" office:value-type="string" office:string-value="Ly" calcext:value-type="string">
            <text:p>Ly</text:p>
          </table:table-cell>
          <table:table-cell table:style-name="ce917" table:formula="of:=[.$A53]&amp;[.P$49]" office:value-type="string" office:string-value="Lx" calcext:value-type="string">
            <text:p>Lx</text:p>
          </table:table-cell>
          <table:table-cell table:style-name="ce917" table:formula="of:=[.$A53]&amp;[.Q$49]" office:value-type="string" office:string-value="Ln" calcext:value-type="string">
            <text:p>Ln</text:p>
          </table:table-cell>
          <table:table-cell table:style-name="ce917" table:formula="of:=[.$A53]&amp;[.R$49]" office:value-type="string" office:string-value="LB1" calcext:value-type="string">
            <text:p>LB1</text:p>
          </table:table-cell>
          <table:table-cell table:style-name="ce917" table:formula="of:=[.$A53]&amp;[.S$49]" office:value-type="string" office:string-value="LD1" calcext:value-type="string">
            <text:p>LD1</text:p>
          </table:table-cell>
          <table:table-cell table:style-name="ce917" table:formula="of:=[.$A53]&amp;[.T$49]" office:value-type="string" office:string-value="LG1" calcext:value-type="string">
            <text:p>LG1</text:p>
          </table:table-cell>
          <table:table-cell table:style-name="ce917" table:formula="of:=[.$A53]&amp;[.U$49]" office:value-type="string" office:string-value="LL1" calcext:value-type="string">
            <text:p>LL1</text:p>
          </table:table-cell>
          <table:table-cell table:style-name="ce917" table:formula="of:=[.$A53]&amp;[.V$49]" office:value-type="string" office:string-value="LW1" calcext:value-type="string">
            <text:p>LW1</text:p>
          </table:table-cell>
          <table:table-cell table:style-name="ce917" table:formula="of:=[.$A53]&amp;[.W$49]" office:value-type="string" office:string-value="LY1" calcext:value-type="string">
            <text:p>LY1</text:p>
          </table:table-cell>
          <table:table-cell table:style-name="ce917" table:formula="of:=[.$A53]&amp;[.X$49]" office:value-type="string" office:string-value="LX1" calcext:value-type="string">
            <text:p>LX1</text:p>
          </table:table-cell>
          <table:table-cell table:style-name="ce917" table:formula="of:=[.$A53]&amp;[.Y$49]" office:value-type="string" office:string-value="LN1" calcext:value-type="string">
            <text:p>LN1</text:p>
          </table:table-cell>
          <table:table-cell table:style-name="ce917" table:formula="of:=[.$AH53]&amp;[.Z$49]" office:value-type="string" office:string-value="lb" calcext:value-type="string">
            <text:p>lb</text:p>
          </table:table-cell>
          <table:table-cell table:style-name="ce917" table:formula="of:=[.$AH53]&amp;[.AA$49]" office:value-type="string" office:string-value="ld" calcext:value-type="string">
            <text:p>ld</text:p>
          </table:table-cell>
          <table:table-cell table:style-name="ce917" table:formula="of:=[.$AH53]&amp;[.AB$49]" office:value-type="string" office:string-value="lg" calcext:value-type="string">
            <text:p>lg</text:p>
          </table:table-cell>
          <table:table-cell table:style-name="ce917" table:formula="of:=[.$AH53]&amp;[.AC$49]" office:value-type="string" office:string-value="ll" calcext:value-type="string">
            <text:p>ll</text:p>
          </table:table-cell>
          <table:table-cell table:style-name="ce917" table:formula="of:=[.$AH53]&amp;[.AD$49]" office:value-type="string" office:string-value="lw" calcext:value-type="string">
            <text:p>lw</text:p>
          </table:table-cell>
          <table:table-cell table:style-name="ce917" table:formula="of:=[.$AH53]&amp;[.AE$49]" office:value-type="string" office:string-value="ly" calcext:value-type="string">
            <text:p>ly</text:p>
          </table:table-cell>
          <table:table-cell table:style-name="ce917" table:formula="of:=[.$AH53]&amp;[.AF$49]" office:value-type="string" office:string-value="lx" calcext:value-type="string">
            <text:p>lx</text:p>
          </table:table-cell>
          <table:table-cell table:style-name="ce917" table:formula="of:=[.$AH53]&amp;[.AG$49]" office:value-type="string" office:string-value="ln" calcext:value-type="string">
            <text:p>ln</text:p>
          </table:table-cell>
          <table:table-cell table:style-name="ce1130" office:value-type="string" calcext:value-type="string">
            <text:p>l</text:p>
          </table:table-cell>
          <table:table-cell table:number-columns-repeated="16350"/>
        </table:table-row>
        <table:table-row table:style-name="ro8">
          <table:table-cell table:style-name="ce1130" office:value-type="string" calcext:value-type="string">
            <text:p>W</text:p>
          </table:table-cell>
          <table:table-cell table:style-name="ce917" table:formula="of:=[.$A54]&amp;[.B$49]" office:value-type="string" office:string-value="WB" calcext:value-type="string">
            <text:p>WB</text:p>
          </table:table-cell>
          <table:table-cell table:style-name="ce917" table:formula="of:=[.$A54]&amp;[.C$49]" office:value-type="string" office:string-value="WD" calcext:value-type="string">
            <text:p>WD</text:p>
          </table:table-cell>
          <table:table-cell table:style-name="ce917" table:formula="of:=[.$A54]&amp;[.D$49]" office:value-type="string" office:string-value="WG" calcext:value-type="string">
            <text:p>WG</text:p>
          </table:table-cell>
          <table:table-cell table:style-name="ce917" table:formula="of:=[.$A54]&amp;[.E$49]" office:value-type="string" office:string-value="WL" calcext:value-type="string">
            <text:p>WL</text:p>
          </table:table-cell>
          <table:table-cell table:style-name="ce917" table:formula="of:=[.$A54]&amp;[.F$49]" office:value-type="string" office:string-value="WW" calcext:value-type="string">
            <text:p>WW</text:p>
          </table:table-cell>
          <table:table-cell table:style-name="ce917" table:formula="of:=[.$A54]&amp;[.G$49]" office:value-type="string" office:string-value="WY" calcext:value-type="string">
            <text:p>WY</text:p>
          </table:table-cell>
          <table:table-cell table:style-name="ce917" table:formula="of:=[.$A54]&amp;[.H$49]" office:value-type="string" office:string-value="WX" calcext:value-type="string">
            <text:p>WX</text:p>
          </table:table-cell>
          <table:table-cell table:style-name="ce917" table:formula="of:=[.$A54]&amp;[.I$49]" office:value-type="string" office:string-value="WN" calcext:value-type="string">
            <text:p>WN</text:p>
          </table:table-cell>
          <table:table-cell table:style-name="ce917" table:formula="of:=[.$A54]&amp;[.J$49]" office:value-type="string" office:string-value="Wb" calcext:value-type="string">
            <text:p>Wb</text:p>
          </table:table-cell>
          <table:table-cell table:style-name="ce918" table:formula="of:=[.$A54]&amp;[.K$49]" office:value-type="string" office:string-value="Wd" calcext:value-type="string">
            <text:p>Wd</text:p>
          </table:table-cell>
          <table:table-cell table:style-name="ce917" table:formula="of:=[.$A54]&amp;[.L$49]" office:value-type="string" office:string-value="Wg" calcext:value-type="string">
            <text:p>Wg</text:p>
          </table:table-cell>
          <table:table-cell table:style-name="ce917" table:formula="of:=[.$A54]&amp;[.M$49]" office:value-type="string" office:string-value="Wl" calcext:value-type="string">
            <text:p>Wl</text:p>
          </table:table-cell>
          <table:table-cell table:style-name="ce917" table:formula="of:=[.$A54]&amp;[.N$49]" office:value-type="string" office:string-value="Ww" calcext:value-type="string">
            <text:p>Ww</text:p>
          </table:table-cell>
          <table:table-cell table:style-name="ce917" table:formula="of:=[.$A54]&amp;[.O$49]" office:value-type="string" office:string-value="Wy" calcext:value-type="string">
            <text:p>Wy</text:p>
          </table:table-cell>
          <table:table-cell table:style-name="ce917" table:formula="of:=[.$A54]&amp;[.P$49]" office:value-type="string" office:string-value="Wx" calcext:value-type="string">
            <text:p>Wx</text:p>
          </table:table-cell>
          <table:table-cell table:style-name="ce917" table:formula="of:=[.$A54]&amp;[.Q$49]" office:value-type="string" office:string-value="Wn" calcext:value-type="string">
            <text:p>Wn</text:p>
          </table:table-cell>
          <table:table-cell table:style-name="ce917" table:formula="of:=[.$A54]&amp;[.R$49]" office:value-type="string" office:string-value="WB1" calcext:value-type="string">
            <text:p>WB1</text:p>
          </table:table-cell>
          <table:table-cell table:style-name="ce917" table:formula="of:=[.$A54]&amp;[.S$49]" office:value-type="string" office:string-value="WD1" calcext:value-type="string">
            <text:p>WD1</text:p>
          </table:table-cell>
          <table:table-cell table:style-name="ce917" table:formula="of:=[.$A54]&amp;[.T$49]" office:value-type="string" office:string-value="WG1" calcext:value-type="string">
            <text:p>WG1</text:p>
          </table:table-cell>
          <table:table-cell table:style-name="ce917" table:formula="of:=[.$A54]&amp;[.U$49]" office:value-type="string" office:string-value="WL1" calcext:value-type="string">
            <text:p>WL1</text:p>
          </table:table-cell>
          <table:table-cell table:style-name="ce917" table:formula="of:=[.$A54]&amp;[.V$49]" office:value-type="string" office:string-value="WW1" calcext:value-type="string">
            <text:p>WW1</text:p>
          </table:table-cell>
          <table:table-cell table:style-name="ce917" table:formula="of:=[.$A54]&amp;[.W$49]" office:value-type="string" office:string-value="WY1" calcext:value-type="string">
            <text:p>WY1</text:p>
          </table:table-cell>
          <table:table-cell table:style-name="ce917" table:formula="of:=[.$A54]&amp;[.X$49]" office:value-type="string" office:string-value="WX1" calcext:value-type="string">
            <text:p>WX1</text:p>
          </table:table-cell>
          <table:table-cell table:style-name="ce917" table:formula="of:=[.$A54]&amp;[.Y$49]" office:value-type="string" office:string-value="WN1" calcext:value-type="string">
            <text:p>WN1</text:p>
          </table:table-cell>
          <table:table-cell table:style-name="ce917" table:formula="of:=[.$AH54]&amp;[.Z$49]" office:value-type="string" office:string-value="wb" calcext:value-type="string">
            <text:p>wb</text:p>
          </table:table-cell>
          <table:table-cell table:style-name="ce917" table:formula="of:=[.$AH54]&amp;[.AA$49]" office:value-type="string" office:string-value="wd" calcext:value-type="string">
            <text:p>wd</text:p>
          </table:table-cell>
          <table:table-cell table:style-name="ce917" table:formula="of:=[.$AH54]&amp;[.AB$49]" office:value-type="string" office:string-value="wg" calcext:value-type="string">
            <text:p>wg</text:p>
          </table:table-cell>
          <table:table-cell table:style-name="ce917" table:formula="of:=[.$AH54]&amp;[.AC$49]" office:value-type="string" office:string-value="wl" calcext:value-type="string">
            <text:p>wl</text:p>
          </table:table-cell>
          <table:table-cell table:style-name="ce917" table:formula="of:=[.$AH54]&amp;[.AD$49]" office:value-type="string" office:string-value="ww" calcext:value-type="string">
            <text:p>ww</text:p>
          </table:table-cell>
          <table:table-cell table:style-name="ce917" table:formula="of:=[.$AH54]&amp;[.AE$49]" office:value-type="string" office:string-value="wy" calcext:value-type="string">
            <text:p>wy</text:p>
          </table:table-cell>
          <table:table-cell table:style-name="ce917" table:formula="of:=[.$AH54]&amp;[.AF$49]" office:value-type="string" office:string-value="wx" calcext:value-type="string">
            <text:p>wx</text:p>
          </table:table-cell>
          <table:table-cell table:style-name="ce917" table:formula="of:=[.$AH54]&amp;[.AG$49]" office:value-type="string" office:string-value="wn" calcext:value-type="string">
            <text:p>wn</text:p>
          </table:table-cell>
          <table:table-cell table:style-name="ce1130" office:value-type="string" calcext:value-type="string">
            <text:p>w</text:p>
          </table:table-cell>
          <table:table-cell table:number-columns-repeated="16350"/>
        </table:table-row>
        <table:table-row table:style-name="ro8">
          <table:table-cell table:style-name="ce1130" office:value-type="string" calcext:value-type="string">
            <text:p>Y</text:p>
          </table:table-cell>
          <table:table-cell table:style-name="ce917" table:formula="of:=[.$A55]&amp;[.B$49]" office:value-type="string" office:string-value="YB" calcext:value-type="string">
            <text:p>YB</text:p>
          </table:table-cell>
          <table:table-cell table:style-name="ce917" table:formula="of:=[.$A55]&amp;[.C$49]" office:value-type="string" office:string-value="YD" calcext:value-type="string">
            <text:p>YD</text:p>
          </table:table-cell>
          <table:table-cell table:style-name="ce917" table:formula="of:=[.$A55]&amp;[.D$49]" office:value-type="string" office:string-value="YG" calcext:value-type="string">
            <text:p>YG</text:p>
          </table:table-cell>
          <table:table-cell table:style-name="ce917" table:formula="of:=[.$A55]&amp;[.E$49]" office:value-type="string" office:string-value="YL" calcext:value-type="string">
            <text:p>YL</text:p>
          </table:table-cell>
          <table:table-cell table:style-name="ce917" table:formula="of:=[.$A55]&amp;[.F$49]" office:value-type="string" office:string-value="YW" calcext:value-type="string">
            <text:p>YW</text:p>
          </table:table-cell>
          <table:table-cell table:style-name="ce917" table:formula="of:=[.$A55]&amp;[.G$49]" office:value-type="string" office:string-value="YY" calcext:value-type="string">
            <text:p>YY</text:p>
          </table:table-cell>
          <table:table-cell table:style-name="ce917" table:formula="of:=[.$A55]&amp;[.H$49]" office:value-type="string" office:string-value="YX" calcext:value-type="string">
            <text:p>YX</text:p>
          </table:table-cell>
          <table:table-cell table:style-name="ce917" table:formula="of:=[.$A55]&amp;[.I$49]" office:value-type="string" office:string-value="YN" calcext:value-type="string">
            <text:p>YN</text:p>
          </table:table-cell>
          <table:table-cell table:style-name="ce917" table:formula="of:=[.$A55]&amp;[.J$49]" office:value-type="string" office:string-value="Yb" calcext:value-type="string">
            <text:p>Yb</text:p>
          </table:table-cell>
          <table:table-cell table:style-name="ce917" table:formula="of:=[.$A55]&amp;[.K$49]" office:value-type="string" office:string-value="Yd" calcext:value-type="string">
            <text:p>Yd</text:p>
          </table:table-cell>
          <table:table-cell table:style-name="ce917" table:formula="of:=[.$A55]&amp;[.L$49]" office:value-type="string" office:string-value="Yg" calcext:value-type="string">
            <text:p>Yg</text:p>
          </table:table-cell>
          <table:table-cell table:style-name="ce917" table:formula="of:=[.$A55]&amp;[.M$49]" office:value-type="string" office:string-value="Yl" calcext:value-type="string">
            <text:p>Yl</text:p>
          </table:table-cell>
          <table:table-cell table:style-name="ce917" table:formula="of:=[.$A55]&amp;[.N$49]" office:value-type="string" office:string-value="Yw" calcext:value-type="string">
            <text:p>Yw</text:p>
          </table:table-cell>
          <table:table-cell table:style-name="ce917" table:formula="of:=[.$A55]&amp;[.O$49]" office:value-type="string" office:string-value="Yy" calcext:value-type="string">
            <text:p>Yy</text:p>
          </table:table-cell>
          <table:table-cell table:style-name="ce917" table:formula="of:=[.$A55]&amp;[.P$49]" office:value-type="string" office:string-value="Yx" calcext:value-type="string">
            <text:p>Yx</text:p>
          </table:table-cell>
          <table:table-cell table:style-name="ce917" table:formula="of:=[.$A55]&amp;[.Q$49]" office:value-type="string" office:string-value="Yn" calcext:value-type="string">
            <text:p>Yn</text:p>
          </table:table-cell>
          <table:table-cell table:style-name="ce1132" table:formula="of:=[.$A55]&amp;[.R$49]" office:value-type="string" office:string-value="YB1" calcext:value-type="string">
            <text:p>YB1</text:p>
          </table:table-cell>
          <table:table-cell table:style-name="ce917" table:formula="of:=[.$A55]&amp;[.S$49]" office:value-type="string" office:string-value="YD1" calcext:value-type="string">
            <text:p>YD1</text:p>
          </table:table-cell>
          <table:table-cell table:style-name="ce917" table:formula="of:=[.$A55]&amp;[.T$49]" office:value-type="string" office:string-value="YG1" calcext:value-type="string">
            <text:p>YG1</text:p>
          </table:table-cell>
          <table:table-cell table:style-name="ce917" table:formula="of:=[.$A55]&amp;[.U$49]" office:value-type="string" office:string-value="YL1" calcext:value-type="string">
            <text:p>YL1</text:p>
          </table:table-cell>
          <table:table-cell table:style-name="ce917" table:formula="of:=[.$A55]&amp;[.V$49]" office:value-type="string" office:string-value="YW1" calcext:value-type="string">
            <text:p>YW1</text:p>
          </table:table-cell>
          <table:table-cell table:style-name="ce917" table:formula="of:=[.$A55]&amp;[.W$49]" office:value-type="string" office:string-value="YY1" calcext:value-type="string">
            <text:p>YY1</text:p>
          </table:table-cell>
          <table:table-cell table:style-name="ce917" table:formula="of:=[.$A55]&amp;[.X$49]" office:value-type="string" office:string-value="YX1" calcext:value-type="string">
            <text:p>YX1</text:p>
          </table:table-cell>
          <table:table-cell table:style-name="ce917" table:formula="of:=[.$A55]&amp;[.Y$49]" office:value-type="string" office:string-value="YN1" calcext:value-type="string">
            <text:p>YN1</text:p>
          </table:table-cell>
          <table:table-cell table:style-name="ce917" table:formula="of:=[.$AH55]&amp;[.Z$49]" office:value-type="string" office:string-value="yb" calcext:value-type="string">
            <text:p>yb</text:p>
          </table:table-cell>
          <table:table-cell table:style-name="ce917" table:formula="of:=[.$AH55]&amp;[.AA$49]" office:value-type="string" office:string-value="yd" calcext:value-type="string">
            <text:p>yd</text:p>
          </table:table-cell>
          <table:table-cell table:style-name="ce917" table:formula="of:=[.$AH55]&amp;[.AB$49]" office:value-type="string" office:string-value="yg" calcext:value-type="string">
            <text:p>yg</text:p>
          </table:table-cell>
          <table:table-cell table:style-name="ce917" table:formula="of:=[.$AH55]&amp;[.AC$49]" office:value-type="string" office:string-value="yl" calcext:value-type="string">
            <text:p>yl</text:p>
          </table:table-cell>
          <table:table-cell table:style-name="ce917" table:formula="of:=[.$AH55]&amp;[.AD$49]" office:value-type="string" office:string-value="yw" calcext:value-type="string">
            <text:p>yw</text:p>
          </table:table-cell>
          <table:table-cell table:style-name="ce917" table:formula="of:=[.$AH55]&amp;[.AE$49]" office:value-type="string" office:string-value="yy" calcext:value-type="string">
            <text:p>yy</text:p>
          </table:table-cell>
          <table:table-cell table:style-name="ce917" table:formula="of:=[.$AH55]&amp;[.AF$49]" office:value-type="string" office:string-value="yx" calcext:value-type="string">
            <text:p>yx</text:p>
          </table:table-cell>
          <table:table-cell table:style-name="ce917" table:formula="of:=[.$AH55]&amp;[.AG$49]" office:value-type="string" office:string-value="yn" calcext:value-type="string">
            <text:p>yn</text:p>
          </table:table-cell>
          <table:table-cell table:style-name="ce1130" office:value-type="string" calcext:value-type="string">
            <text:p>y</text:p>
          </table:table-cell>
          <table:table-cell table:number-columns-repeated="16350"/>
        </table:table-row>
        <table:table-row table:style-name="ro8">
          <table:table-cell table:style-name="ce1130" office:value-type="string" calcext:value-type="string">
            <text:p>X</text:p>
          </table:table-cell>
          <table:table-cell table:style-name="ce917" table:formula="of:=[.$A56]&amp;[.B$49]" office:value-type="string" office:string-value="XB" calcext:value-type="string">
            <text:p>XB</text:p>
          </table:table-cell>
          <table:table-cell table:style-name="ce917" table:formula="of:=[.$A56]&amp;[.C$49]" office:value-type="string" office:string-value="XD" calcext:value-type="string">
            <text:p>XD</text:p>
          </table:table-cell>
          <table:table-cell table:style-name="ce917" table:formula="of:=[.$A56]&amp;[.D$49]" office:value-type="string" office:string-value="XG" calcext:value-type="string">
            <text:p>XG</text:p>
          </table:table-cell>
          <table:table-cell table:style-name="ce917" table:formula="of:=[.$A56]&amp;[.E$49]" office:value-type="string" office:string-value="XL" calcext:value-type="string">
            <text:p>XL</text:p>
          </table:table-cell>
          <table:table-cell table:style-name="ce917" table:formula="of:=[.$A56]&amp;[.F$49]" office:value-type="string" office:string-value="XW" calcext:value-type="string">
            <text:p>XW</text:p>
          </table:table-cell>
          <table:table-cell table:style-name="ce917" table:formula="of:=[.$A56]&amp;[.G$49]" office:value-type="string" office:string-value="XY" calcext:value-type="string">
            <text:p>XY</text:p>
          </table:table-cell>
          <table:table-cell table:style-name="ce917" table:formula="of:=[.$A56]&amp;[.H$49]" office:value-type="string" office:string-value="XX" calcext:value-type="string">
            <text:p>XX</text:p>
          </table:table-cell>
          <table:table-cell table:style-name="ce917" table:formula="of:=[.$A56]&amp;[.I$49]" office:value-type="string" office:string-value="XN" calcext:value-type="string">
            <text:p>XN</text:p>
          </table:table-cell>
          <table:table-cell table:style-name="ce917" table:formula="of:=[.$A56]&amp;[.J$49]" office:value-type="string" office:string-value="Xb" calcext:value-type="string">
            <text:p>Xb</text:p>
          </table:table-cell>
          <table:table-cell table:style-name="ce917" table:formula="of:=[.$A56]&amp;[.K$49]" office:value-type="string" office:string-value="Xd" calcext:value-type="string">
            <text:p>Xd</text:p>
          </table:table-cell>
          <table:table-cell table:style-name="ce917" table:formula="of:=[.$A56]&amp;[.L$49]" office:value-type="string" office:string-value="Xg" calcext:value-type="string">
            <text:p>Xg</text:p>
          </table:table-cell>
          <table:table-cell table:style-name="ce917" table:formula="of:=[.$A56]&amp;[.M$49]" office:value-type="string" office:string-value="Xl" calcext:value-type="string">
            <text:p>Xl</text:p>
          </table:table-cell>
          <table:table-cell table:style-name="ce917" table:formula="of:=[.$A56]&amp;[.N$49]" office:value-type="string" office:string-value="Xw" calcext:value-type="string">
            <text:p>Xw</text:p>
          </table:table-cell>
          <table:table-cell table:style-name="ce917" table:formula="of:=[.$A56]&amp;[.O$49]" office:value-type="string" office:string-value="Xy" calcext:value-type="string">
            <text:p>Xy</text:p>
          </table:table-cell>
          <table:table-cell table:style-name="ce917" table:formula="of:=[.$A56]&amp;[.P$49]" office:value-type="string" office:string-value="Xx" calcext:value-type="string">
            <text:p>Xx</text:p>
          </table:table-cell>
          <table:table-cell table:style-name="ce917" table:formula="of:=[.$A56]&amp;[.Q$49]" office:value-type="string" office:string-value="Xn" calcext:value-type="string">
            <text:p>Xn</text:p>
          </table:table-cell>
          <table:table-cell table:style-name="ce917" table:formula="of:=[.$A56]&amp;[.R$49]" office:value-type="string" office:string-value="XB1" calcext:value-type="string">
            <text:p>XB1</text:p>
          </table:table-cell>
          <table:table-cell table:style-name="ce917" table:formula="of:=[.$A56]&amp;[.S$49]" office:value-type="string" office:string-value="XD1" calcext:value-type="string">
            <text:p>XD1</text:p>
          </table:table-cell>
          <table:table-cell table:style-name="ce917" table:formula="of:=[.$A56]&amp;[.T$49]" office:value-type="string" office:string-value="XG1" calcext:value-type="string">
            <text:p>XG1</text:p>
          </table:table-cell>
          <table:table-cell table:style-name="ce917" table:formula="of:=[.$A56]&amp;[.U$49]" office:value-type="string" office:string-value="XL1" calcext:value-type="string">
            <text:p>XL1</text:p>
          </table:table-cell>
          <table:table-cell table:style-name="ce917" table:formula="of:=[.$A56]&amp;[.V$49]" office:value-type="string" office:string-value="XW1" calcext:value-type="string">
            <text:p>XW1</text:p>
          </table:table-cell>
          <table:table-cell table:style-name="ce917" table:formula="of:=[.$A56]&amp;[.W$49]" office:value-type="string" office:string-value="XY1" calcext:value-type="string">
            <text:p>XY1</text:p>
          </table:table-cell>
          <table:table-cell table:style-name="ce917" table:formula="of:=[.$A56]&amp;[.X$49]" office:value-type="string" office:string-value="XX1" calcext:value-type="string">
            <text:p>XX1</text:p>
          </table:table-cell>
          <table:table-cell table:style-name="ce917" table:formula="of:=[.$A56]&amp;[.Y$49]" office:value-type="string" office:string-value="XN1" calcext:value-type="string">
            <text:p>XN1</text:p>
          </table:table-cell>
          <table:table-cell table:style-name="ce917" table:formula="of:=[.$AH56]&amp;[.Z$49]" office:value-type="string" office:string-value="xb" calcext:value-type="string">
            <text:p>xb</text:p>
          </table:table-cell>
          <table:table-cell table:style-name="ce917" table:formula="of:=[.$AH56]&amp;[.AA$49]" office:value-type="string" office:string-value="xd" calcext:value-type="string">
            <text:p>xd</text:p>
          </table:table-cell>
          <table:table-cell table:style-name="ce917" table:formula="of:=[.$AH56]&amp;[.AB$49]" office:value-type="string" office:string-value="xg" calcext:value-type="string">
            <text:p>xg</text:p>
          </table:table-cell>
          <table:table-cell table:style-name="ce917" table:formula="of:=[.$AH56]&amp;[.AC$49]" office:value-type="string" office:string-value="xl" calcext:value-type="string">
            <text:p>xl</text:p>
          </table:table-cell>
          <table:table-cell table:style-name="ce917" table:formula="of:=[.$AH56]&amp;[.AD$49]" office:value-type="string" office:string-value="xw" calcext:value-type="string">
            <text:p>xw</text:p>
          </table:table-cell>
          <table:table-cell table:style-name="ce917" table:formula="of:=[.$AH56]&amp;[.AE$49]" office:value-type="string" office:string-value="xy" calcext:value-type="string">
            <text:p>xy</text:p>
          </table:table-cell>
          <table:table-cell table:style-name="ce917" table:formula="of:=[.$AH56]&amp;[.AF$49]" office:value-type="string" office:string-value="xx" calcext:value-type="string">
            <text:p>xx</text:p>
          </table:table-cell>
          <table:table-cell table:style-name="ce917" table:formula="of:=[.$AH56]&amp;[.AG$49]" office:value-type="string" office:string-value="xn" calcext:value-type="string">
            <text:p>xn</text:p>
          </table:table-cell>
          <table:table-cell table:style-name="ce1130" office:value-type="string" calcext:value-type="string">
            <text:p>x</text:p>
          </table:table-cell>
          <table:table-cell table:number-columns-repeated="16350"/>
        </table:table-row>
        <table:table-row table:style-name="ro8">
          <table:table-cell table:style-name="ce1130" office:value-type="string" calcext:value-type="string">
            <text:p>N</text:p>
          </table:table-cell>
          <table:table-cell table:style-name="ce917" table:formula="of:=[.$A57]&amp;[.B$49]" office:value-type="string" office:string-value="NB" calcext:value-type="string">
            <text:p>NB</text:p>
          </table:table-cell>
          <table:table-cell table:style-name="ce917" table:formula="of:=[.$A57]&amp;[.C$49]" office:value-type="string" office:string-value="ND" calcext:value-type="string">
            <text:p>ND</text:p>
          </table:table-cell>
          <table:table-cell table:style-name="ce917" table:formula="of:=[.$A57]&amp;[.D$49]" office:value-type="string" office:string-value="NG" calcext:value-type="string">
            <text:p>NG</text:p>
          </table:table-cell>
          <table:table-cell table:style-name="ce917" table:formula="of:=[.$A57]&amp;[.E$49]" office:value-type="string" office:string-value="NL" calcext:value-type="string">
            <text:p>NL</text:p>
          </table:table-cell>
          <table:table-cell table:style-name="ce917" table:formula="of:=[.$A57]&amp;[.F$49]" office:value-type="string" office:string-value="NW" calcext:value-type="string">
            <text:p>NW</text:p>
          </table:table-cell>
          <table:table-cell table:style-name="ce917" table:formula="of:=[.$A57]&amp;[.G$49]" office:value-type="string" office:string-value="NY" calcext:value-type="string">
            <text:p>NY</text:p>
          </table:table-cell>
          <table:table-cell table:style-name="ce917" table:formula="of:=[.$A57]&amp;[.H$49]" office:value-type="string" office:string-value="NX" calcext:value-type="string">
            <text:p>NX</text:p>
          </table:table-cell>
          <table:table-cell table:style-name="ce917" table:formula="of:=[.$A57]&amp;[.I$49]" office:value-type="string" office:string-value="NN" calcext:value-type="string">
            <text:p>NN</text:p>
          </table:table-cell>
          <table:table-cell table:style-name="ce917" table:formula="of:=[.$A57]&amp;[.J$49]" office:value-type="string" office:string-value="Nb" calcext:value-type="string">
            <text:p>Nb</text:p>
          </table:table-cell>
          <table:table-cell table:style-name="ce917" table:formula="of:=[.$A57]&amp;[.K$49]" office:value-type="string" office:string-value="Nd" calcext:value-type="string">
            <text:p>Nd</text:p>
          </table:table-cell>
          <table:table-cell table:style-name="ce917" table:formula="of:=[.$A57]&amp;[.L$49]" office:value-type="string" office:string-value="Ng" calcext:value-type="string">
            <text:p>Ng</text:p>
          </table:table-cell>
          <table:table-cell table:style-name="ce917" table:formula="of:=[.$A57]&amp;[.M$49]" office:value-type="string" office:string-value="Nl" calcext:value-type="string">
            <text:p>Nl</text:p>
          </table:table-cell>
          <table:table-cell table:style-name="ce917" table:formula="of:=[.$A57]&amp;[.N$49]" office:value-type="string" office:string-value="Nw" calcext:value-type="string">
            <text:p>Nw</text:p>
          </table:table-cell>
          <table:table-cell table:style-name="ce917" table:formula="of:=[.$A57]&amp;[.O$49]" office:value-type="string" office:string-value="Ny" calcext:value-type="string">
            <text:p>Ny</text:p>
          </table:table-cell>
          <table:table-cell table:style-name="ce917" table:formula="of:=[.$A57]&amp;[.P$49]" office:value-type="string" office:string-value="Nx" calcext:value-type="string">
            <text:p>Nx</text:p>
          </table:table-cell>
          <table:table-cell table:style-name="ce917" table:formula="of:=[.$A57]&amp;[.Q$49]" office:value-type="string" office:string-value="Nn" calcext:value-type="string">
            <text:p>Nn</text:p>
          </table:table-cell>
          <table:table-cell table:style-name="ce917" table:formula="of:=[.$A57]&amp;[.R$49]" office:value-type="string" office:string-value="NB1" calcext:value-type="string">
            <text:p>NB1</text:p>
          </table:table-cell>
          <table:table-cell table:style-name="ce917" table:formula="of:=[.$A57]&amp;[.S$49]" office:value-type="string" office:string-value="ND1" calcext:value-type="string">
            <text:p>ND1</text:p>
          </table:table-cell>
          <table:table-cell table:style-name="ce917" table:formula="of:=[.$A57]&amp;[.T$49]" office:value-type="string" office:string-value="NG1" calcext:value-type="string">
            <text:p>NG1</text:p>
          </table:table-cell>
          <table:table-cell table:style-name="ce917" table:formula="of:=[.$A57]&amp;[.U$49]" office:value-type="string" office:string-value="NL1" calcext:value-type="string">
            <text:p>NL1</text:p>
          </table:table-cell>
          <table:table-cell table:style-name="ce917" table:formula="of:=[.$A57]&amp;[.V$49]" office:value-type="string" office:string-value="NW1" calcext:value-type="string">
            <text:p>NW1</text:p>
          </table:table-cell>
          <table:table-cell table:style-name="ce917" table:formula="of:=[.$A57]&amp;[.W$49]" office:value-type="string" office:string-value="NY1" calcext:value-type="string">
            <text:p>NY1</text:p>
          </table:table-cell>
          <table:table-cell table:style-name="ce917" table:formula="of:=[.$A57]&amp;[.X$49]" office:value-type="string" office:string-value="NX1" calcext:value-type="string">
            <text:p>NX1</text:p>
          </table:table-cell>
          <table:table-cell table:style-name="ce917" table:formula="of:=[.$A57]&amp;[.Y$49]" office:value-type="string" office:string-value="NN1" calcext:value-type="string">
            <text:p>NN1</text:p>
          </table:table-cell>
          <table:table-cell table:style-name="ce917" table:formula="of:=[.$AH57]&amp;[.Z$49]" office:value-type="string" office:string-value="nb" calcext:value-type="string">
            <text:p>nb</text:p>
          </table:table-cell>
          <table:table-cell table:style-name="ce917" table:formula="of:=[.$AH57]&amp;[.AA$49]" office:value-type="string" office:string-value="nd" calcext:value-type="string">
            <text:p>nd</text:p>
          </table:table-cell>
          <table:table-cell table:style-name="ce917" table:formula="of:=[.$AH57]&amp;[.AB$49]" office:value-type="string" office:string-value="ng" calcext:value-type="string">
            <text:p>ng</text:p>
          </table:table-cell>
          <table:table-cell table:style-name="ce917" table:formula="of:=[.$AH57]&amp;[.AC$49]" office:value-type="string" office:string-value="nl" calcext:value-type="string">
            <text:p>nl</text:p>
          </table:table-cell>
          <table:table-cell table:style-name="ce917" table:formula="of:=[.$AH57]&amp;[.AD$49]" office:value-type="string" office:string-value="nw" calcext:value-type="string">
            <text:p>nw</text:p>
          </table:table-cell>
          <table:table-cell table:style-name="ce917" table:formula="of:=[.$AH57]&amp;[.AE$49]" office:value-type="string" office:string-value="ny" calcext:value-type="string">
            <text:p>ny</text:p>
          </table:table-cell>
          <table:table-cell table:style-name="ce917" table:formula="of:=[.$AH57]&amp;[.AF$49]" office:value-type="string" office:string-value="nx" calcext:value-type="string">
            <text:p>nx</text:p>
          </table:table-cell>
          <table:table-cell table:style-name="ce917" table:formula="of:=[.$AH57]&amp;[.AG$49]" office:value-type="string" office:string-value="nn" calcext:value-type="string">
            <text:p>nn</text:p>
          </table:table-cell>
          <table:table-cell table:style-name="ce1130" office:value-type="string" calcext:value-type="string">
            <text:p>n</text:p>
          </table:table-cell>
          <table:table-cell table:number-columns-repeated="16350"/>
        </table:table-row>
        <table:table-row table:style-name="ro8">
          <table:table-cell table:number-columns-repeated="9"/>
          <table:table-cell table:style-name="ce642"/>
          <table:table-cell table:number-columns-repeated="16374"/>
        </table:table-row>
        <table:table-row table:style-name="ro8" table:visibility="collapse" table:number-rows-repeated="8">
          <table:table-cell table:number-columns-repeated="16384"/>
        </table:table-row>
        <table:table-row table:style-name="ro5" table:visibility="collapse">
          <table:table-cell table:number-columns-repeated="16384"/>
        </table:table-row>
        <table:table-row table:style-name="ro8" table:visibility="collapse" table:number-rows-repeated="1048488">
          <table:table-cell table:number-columns-repeated="16384"/>
        </table:table-row>
        <table:table-row table:style-name="ro2" table:visibility="collapse" table:number-rows-repeated="20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Regular" style:font-family-generic="swiss" style:font-pitch="variable"/>
    <style:font-face style:name="YzWr" svg:font-family="YzWr" style:font-pitch="variable"/>
    <style:font-face style:name="YzWr1" svg:font-family="YzWr" style:font-adornments="Bold" style:font-pitch="variable"/>
    <style:font-face style:name="YzWr2" svg:font-family="YzWr" style:font-adornments="Regul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fraction number:min-numerator-digits="3" loext:max-numerator-digits="3" number:min-denominator-digits="3" number:max-denominator-value="999"/>
    </number:number-style>
    <number:number-style style:name="N118">
      <number:number number:decimal-places="1" number:min-decimal-places="1" number:min-integer-digits="1"/>
    </number:number-style>
    <number:number-style style:name="N119">
      <number:fraction number:min-integer-digits="0" number:min-numerator-digits="3" loext:max-numerator-digits="3" number:min-denominator-digits="3" number:max-denominator-value="999"/>
    </number:number-style>
    <number:number-style style:name="N120">
      <number:number number:decimal-places="0" number:min-decimal-places="0" number:min-integer-digits="0"/>
    </number:number-style>
    <number:number-style style:name="N121">
      <number:number number:decimal-places="1" number:min-decimal-places="1" number:min-integer-digits="1" number:grouping="true"/>
    </number:number-style>
    <number:date-style style:name="N122">
      <number:month number:textual="true"/>
      <number:text> </number:text>
      <number:day/>
    </number:date-style>
    <number:date-style style:name="N123">
      <number:day-of-week/>
      <number:text>, </number:text>
      <number:month number:textual="true"/>
      <number:text> </number:text>
      <number:day/>
    </number:date-style>
    <number:percentage-style style:name="N12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diagonal-bl-tr="none" style:diagonal-tl-br="none" fo:wrap-option="wrap" style:vertical-align="middle"/>
      <style:text-properties style:font-name="Trebuchet MS1" fo:font-family="'Trebuchet MS'" style:font-style-name="Regular" style:font-family-generic="swiss" style:font-pitch="variable" fo:font-size="6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wrap" style:shrink-to-fit="false"/>
      <style:text-properties style:use-window-font-color="true" fo:font-size="4pt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 fo:font-size="5pt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style:text-align-source="fix" style:repeat-content="false" fo:wrap-option="no-wrap" style:shrink-to-fit="false"/>
      <style:paragraph-properties fo:text-align="center"/>
      <style:text-properties style:font-name="YzWr2" fo:font-family="YzWr" style:font-style-name="Regular" style:font-pitch="variable" fo:font-size="10pt" fo:font-weight="normal" style:font-weight-asian="bold" style:font-weight-complex="bold"/>
    </style:style>
    <style:style style:name="Accent_20_1" style:display-name="Accent 1" style:family="table-cell" style:parent-style-name="Accent">
      <style:table-cell-properties style:diagonal-bl-tr="none" style:diagonal-tl-br="none" style:text-align-source="fix" style:repeat-content="false" fo:wrap-option="no-wrap" style:shrink-to-fit="false" style:vertical-align="middle"/>
      <style:paragraph-properties fo:text-align="center"/>
      <style:text-properties style:use-window-font-color="true" style:font-name="YzWr1" fo:font-family="YzWr" style:font-style-name="Bold" style:font-pitch="variable" fo:font-size="11pt" fo:font-weight="normal"/>
    </style:style>
    <style:style style:name="Accent_20_2" style:display-name="Accent 2" style:family="table-cell" style:parent-style-name="Accent">
      <style:table-cell-properties fo:background-color="#cccccc" fo:wrap-option="no-wrap" style:shrink-to-fit="false"/>
    </style:style>
    <style:style style:name="Accent_20_3" style:display-name="Accent 3" style:family="table-cell" style:parent-style-name="Accent">
      <style:table-cell-properties fo:background-color="transparent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00-00-00</text:date>, <text:time style:data-style-name="N2" text:time-value="10:56:58.6324891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2:58:10.945062069</meta:creation-date>
    <dc:date>2026-02-13T19:37:00.992418620</dc:date>
    <meta:editing-duration>P147DT14H12M51S</meta:editing-duration>
    <meta:editing-cycles>2687</meta:editing-cycles>
    <meta:generator>LibreOffice/24.2.0.3$MacOSX_X86_64 LibreOffice_project/da48488a73ddd66ea24cf16bbc4f7b9c08e9bea1</meta:generator>
    <meta:print-date>2025-07-09T15:37:05.804137608</meta:print-date>
    <meta:document-statistic meta:table-count="9" meta:cell-count="10871" meta:object-count="0"/>
  </office:meta>
</office:document-meta>
</file>